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0.3429in"/>
    </style:style>
    <style:style style:name="co4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8736in"/>
    </style:style>
    <style:style style:name="co6" style:family="table-column">
      <style:table-column-properties fo:break-before="auto" style:column-width="2.8201in"/>
    </style:style>
    <style:style style:name="co7" style:family="table-column">
      <style:table-column-properties fo:break-before="auto" style:column-width="1.104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12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wrap-option="no-wrap"/>
    </style:style>
    <style:style style:name="ce1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4"/>
        <table:table-column table:style-name="co7" table:default-cell-style-name="ce7"/>
        <table:table-column table:style-name="co4" table:number-columns-repeated="16379" table:default-cell-style-name="Default"/>
        <table:table-row table:style-name="ro3">
          <table:table-cell table:number-columns-repeated="2"/>
          <table:table-cell table:style-name="ce3" office:value-type="string" calcext:value-type="string">
            <text:p>GITHUB MARKDOWN</text:p>
          </table:table-cell>
          <table:table-cell table:style-name="ce3" office:value-type="string" calcext:value-type="string">
            <text:p>MKDOCS (LIGHT)</text:p>
          </table:table-cell>
          <table:table-cell table:style-name="ce3" office:value-type="string" calcext:value-type="string">
            <text:p>MKDOCS (DARK)</text:p>
          </table:table-cell>
          <table:table-cell table:number-columns-repeated="16379"/>
        </table:table-row>
        <table:table-row table:style-name="ro2">
          <table:table-cell table:number-columns-repeated="2" office:value-type="string" calcext:value-type="string">
            <text:p>./actions:</text:p>
          </table:table-cell>
          <table:table-cell table:formula="of:=&quot;## &quot; &amp; MID([.$B2];3;FIND(&quot;:&quot;;[.$B2];1)-3) &amp; &quot; &lt;br&gt;&quot;" office:value-type="string" office:string-value="## actions &lt;br&gt;" calcext:value-type="string">
            <text:p>## actions &lt;br&gt;</text:p>
          </table:table-cell>
          <table:table-cell table:style-name="Default" table:formula="of:=&quot;## &quot; &amp; MID([.$B2];3;FIND(&quot;:&quot;;[.$B2];1)-3) &amp; &quot; &lt;br&gt;&quot;" office:value-type="string" office:string-value="## actions &lt;br&gt;" calcext:value-type="string">
            <text:p>## actions &lt;br&gt;</text:p>
          </table:table-cell>
          <table:table-cell table:style-name="Default" table:formula="of:=&quot;## &quot; &amp; MID([.$B2];3;FIND(&quot;:&quot;;[.$B2];1)-3) &amp; &quot; &lt;br&gt;&quot;" office:value-type="string" office:string-value="## actions &lt;br&gt;" calcext:value-type="string">
            <text:p>## actions 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tion-unavailable-symbolic.svg</text:p>
          </table:table-cell>
          <table:table-cell office:value-type="string" calcext:value-type="string">
            <text:p>action-unavailab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] &amp; CHAR(34) &amp; &quot;&gt;&quot; &amp; &#10;&quot;&lt;img alt=&quot; &amp; CHAR(34) &amp; [.B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] &amp; &quot;&lt;br&gt;&quot;" office:value-type="string" office:string-value="&lt;picture&gt;&lt;source media=&quot;(prefers-color-scheme: dark)&quot; srcset=&quot;https://github.com/StorageB/icons/blob/main/GNOME48Adwaita/light/action-unavailable-symbolic.svg&quot;&gt;&lt;source media=&quot;(prefers-color-scheme: light)&quot; srcset=&quot;https://github.com/StorageB/icons/blob/main/GNOME48Adwaita/dark/action-unavailable-symbolic.svg&quot;&gt;&lt;img alt=&quot;action-unavailable-symbolic&quot; src=&quot;https://user-images.githubusercontent.com/25423296/163456779-a8556205-d0a5-45e2-ac17-42d089e3c3f8.png&quot;&gt;&lt;/picture&gt; &amp;nbsp; &amp;nbsp;action-unavailable-symbolic&lt;br&gt;" calcext:value-type="string">
            <text:p>&lt;picture&gt;&lt;source media="(prefers-color-scheme: dark)" srcset="https://github.com/StorageB/icons/blob/main/GNOME48Adwaita/light/action-unavailable-symbolic.svg"&gt;&lt;source media="(prefers-color-scheme: light)" srcset="https://github.com/StorageB/icons/blob/main/GNOME48Adwaita/dark/action-unavailable-symbolic.svg"&gt;&lt;img alt="action-unavailable-symbolic" src="https://user-images.githubusercontent.com/25423296/163456779-a8556205-d0a5-45e2-ac17-42d089e3c3f8.png"&gt;&lt;/picture&gt; &amp;nbsp; &amp;nbsp;action-unavailabl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] &amp; CHAR(34) &amp;  &#10;&quot; width=&quot; &amp; CHAR(34) &amp; &quot;22&quot; &amp; CHAR(34) &amp; &quot; alt=&quot; &amp; CHAR(34) &amp; [.B3] &amp; CHAR(34) &amp; &quot;&gt;&lt;/a&gt;&quot; &amp; &#10;&quot;&amp;nbsp; &amp;nbsp; &quot; &amp; [.B3] &amp; &quot;&lt;br&gt;&quot;" office:value-type="string" office:string-value="&lt;a href=&quot;#&quot;&gt;&lt;img src=&quot;https://raw.githubusercontent.com/StorageB/icons/main/GNOME46Adwaita/light/action-unavailable-symbolic.svg&quot; width=&quot;22&quot; alt=&quot;action-unavailable-symbolic&quot;&gt;&lt;/a&gt;&amp;nbsp; &amp;nbsp; action-unavailable-symbolic&lt;br&gt;" calcext:value-type="string">
            <text:p>&lt;a href="#"&gt;&lt;img src="https://raw.githubusercontent.com/StorageB/icons/main/GNOME46Adwaita/light/action-unavailable-symbolic.svg" width="22" alt="action-unavailable-symbolic"&gt;&lt;/a&gt;&amp;nbsp; &amp;nbsp; action-unavailabl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] &amp; CHAR(34) &amp;   &#10;&quot; width=&quot; &amp; CHAR(34) &amp; &quot;22&quot; &amp; CHAR(34) &amp; &quot; alt=&quot; &amp; CHAR(34) &amp; [.B3] &amp; CHAR(34) &amp; &quot;&gt;&lt;/a&gt;&quot; &amp;  &#10;&quot;&amp;nbsp; &amp;nbsp; &quot; &amp; [.B3] &amp; &quot;&lt;br&gt;&quot;" office:value-type="string" office:string-value="&lt;a href=&quot;#&quot;&gt;&lt;img src=&quot;https://raw.githubusercontent.com/StorageB/icons/main/GNOME46Adwaita/dark/action-unavailable-symbolic.svg&quot; width=&quot;22&quot; alt=&quot;action-unavailable-symbolic&quot;&gt;&lt;/a&gt;&amp;nbsp; &amp;nbsp; action-unavailable-symbolic&lt;br&gt;" calcext:value-type="string">
            <text:p>&lt;a href="#"&gt;&lt;img src="https://raw.githubusercontent.com/StorageB/icons/main/GNOME46Adwaita/dark/action-unavailable-symbolic.svg" width="22" alt="action-unavailable-symbolic"&gt;&lt;/a&gt;&amp;nbsp; &amp;nbsp; action-unavailabl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ddress-book-new-symbolic.svg</text:p>
          </table:table-cell>
          <table:table-cell office:value-type="string" calcext:value-type="string">
            <text:p>address-book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] &amp; CHAR(34) &amp; &quot;&gt;&quot; &amp; &#10;&quot;&lt;img alt=&quot; &amp; CHAR(34) &amp; [.B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] &amp; &quot;&lt;br&gt;&quot;" office:value-type="string" office:string-value="&lt;picture&gt;&lt;source media=&quot;(prefers-color-scheme: dark)&quot; srcset=&quot;https://github.com/StorageB/icons/blob/main/GNOME48Adwaita/light/address-book-new-symbolic.svg&quot;&gt;&lt;source media=&quot;(prefers-color-scheme: light)&quot; srcset=&quot;https://github.com/StorageB/icons/blob/main/GNOME48Adwaita/dark/address-book-new-symbolic.svg&quot;&gt;&lt;img alt=&quot;address-book-new-symbolic&quot; src=&quot;https://user-images.githubusercontent.com/25423296/163456779-a8556205-d0a5-45e2-ac17-42d089e3c3f8.png&quot;&gt;&lt;/picture&gt; &amp;nbsp; &amp;nbsp;address-book-new-symbolic&lt;br&gt;" calcext:value-type="string">
            <text:p>&lt;picture&gt;&lt;source media="(prefers-color-scheme: dark)" srcset="https://github.com/StorageB/icons/blob/main/GNOME48Adwaita/light/address-book-new-symbolic.svg"&gt;&lt;source media="(prefers-color-scheme: light)" srcset="https://github.com/StorageB/icons/blob/main/GNOME48Adwaita/dark/address-book-new-symbolic.svg"&gt;&lt;img alt="address-book-new-symbolic" src="https://user-images.githubusercontent.com/25423296/163456779-a8556205-d0a5-45e2-ac17-42d089e3c3f8.png"&gt;&lt;/picture&gt; &amp;nbsp; &amp;nbsp;address-book-new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] &amp; CHAR(34) &amp;  &#10;&quot; width=&quot; &amp; CHAR(34) &amp; &quot;22&quot; &amp; CHAR(34) &amp; &quot; alt=&quot; &amp; CHAR(34) &amp; [.B4] &amp; CHAR(34) &amp; &quot;&gt;&lt;/a&gt;&quot; &amp; &#10;&quot;&amp;nbsp; &amp;nbsp; &quot; &amp; [.B4] &amp; &quot;&lt;br&gt;&quot;" office:value-type="string" office:string-value="&lt;a href=&quot;#&quot;&gt;&lt;img src=&quot;https://raw.githubusercontent.com/StorageB/icons/main/GNOME46Adwaita/light/address-book-new-symbolic.svg&quot; width=&quot;22&quot; alt=&quot;address-book-new-symbolic&quot;&gt;&lt;/a&gt;&amp;nbsp; &amp;nbsp; address-book-new-symbolic&lt;br&gt;" calcext:value-type="string">
            <text:p>&lt;a href="#"&gt;&lt;img src="https://raw.githubusercontent.com/StorageB/icons/main/GNOME46Adwaita/light/address-book-new-symbolic.svg" width="22" alt="address-book-new-symbolic"&gt;&lt;/a&gt;&amp;nbsp; &amp;nbsp; address-book-new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] &amp; CHAR(34) &amp;   &#10;&quot; width=&quot; &amp; CHAR(34) &amp; &quot;22&quot; &amp; CHAR(34) &amp; &quot; alt=&quot; &amp; CHAR(34) &amp; [.B4] &amp; CHAR(34) &amp; &quot;&gt;&lt;/a&gt;&quot; &amp;  &#10;&quot;&amp;nbsp; &amp;nbsp; &quot; &amp; [.B4] &amp; &quot;&lt;br&gt;&quot;" office:value-type="string" office:string-value="&lt;a href=&quot;#&quot;&gt;&lt;img src=&quot;https://raw.githubusercontent.com/StorageB/icons/main/GNOME46Adwaita/dark/address-book-new-symbolic.svg&quot; width=&quot;22&quot; alt=&quot;address-book-new-symbolic&quot;&gt;&lt;/a&gt;&amp;nbsp; &amp;nbsp; address-book-new-symbolic&lt;br&gt;" calcext:value-type="string">
            <text:p>&lt;a href="#"&gt;&lt;img src="https://raw.githubusercontent.com/StorageB/icons/main/GNOME46Adwaita/dark/address-book-new-symbolic.svg" width="22" alt="address-book-new-symbolic"&gt;&lt;/a&gt;&amp;nbsp; &amp;nbsp; address-book-new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lication-exit-rtl-symbolic.svg</text:p>
          </table:table-cell>
          <table:table-cell office:value-type="string" calcext:value-type="string">
            <text:p>application-exit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] &amp; CHAR(34) &amp; &quot;&gt;&quot; &amp; &#10;&quot;&lt;img alt=&quot; &amp; CHAR(34) &amp; [.B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] &amp; &quot;&lt;br&gt;&quot;" office:value-type="string" office:string-value="&lt;picture&gt;&lt;source media=&quot;(prefers-color-scheme: dark)&quot; srcset=&quot;https://github.com/StorageB/icons/blob/main/GNOME48Adwaita/light/application-exit-rtl-symbolic.svg&quot;&gt;&lt;source media=&quot;(prefers-color-scheme: light)&quot; srcset=&quot;https://github.com/StorageB/icons/blob/main/GNOME48Adwaita/dark/application-exit-rtl-symbolic.svg&quot;&gt;&lt;img alt=&quot;application-exit-rtl-symbolic&quot; src=&quot;https://user-images.githubusercontent.com/25423296/163456779-a8556205-d0a5-45e2-ac17-42d089e3c3f8.png&quot;&gt;&lt;/picture&gt; &amp;nbsp; &amp;nbsp;application-exit-rtl-symbolic&lt;br&gt;" calcext:value-type="string">
            <text:p>&lt;picture&gt;&lt;source media="(prefers-color-scheme: dark)" srcset="https://github.com/StorageB/icons/blob/main/GNOME48Adwaita/light/application-exit-rtl-symbolic.svg"&gt;&lt;source media="(prefers-color-scheme: light)" srcset="https://github.com/StorageB/icons/blob/main/GNOME48Adwaita/dark/application-exit-rtl-symbolic.svg"&gt;&lt;img alt="application-exit-rtl-symbolic" src="https://user-images.githubusercontent.com/25423296/163456779-a8556205-d0a5-45e2-ac17-42d089e3c3f8.png"&gt;&lt;/picture&gt; &amp;nbsp; &amp;nbsp;application-exit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] &amp; CHAR(34) &amp;  &#10;&quot; width=&quot; &amp; CHAR(34) &amp; &quot;22&quot; &amp; CHAR(34) &amp; &quot; alt=&quot; &amp; CHAR(34) &amp; [.B5] &amp; CHAR(34) &amp; &quot;&gt;&lt;/a&gt;&quot; &amp; &#10;&quot;&amp;nbsp; &amp;nbsp; &quot; &amp; [.B5] &amp; &quot;&lt;br&gt;&quot;" office:value-type="string" office:string-value="&lt;a href=&quot;#&quot;&gt;&lt;img src=&quot;https://raw.githubusercontent.com/StorageB/icons/main/GNOME46Adwaita/light/application-exit-rtl-symbolic.svg&quot; width=&quot;22&quot; alt=&quot;application-exit-rtl-symbolic&quot;&gt;&lt;/a&gt;&amp;nbsp; &amp;nbsp; application-exit-rtl-symbolic&lt;br&gt;" calcext:value-type="string">
            <text:p>&lt;a href="#"&gt;&lt;img src="https://raw.githubusercontent.com/StorageB/icons/main/GNOME46Adwaita/light/application-exit-rtl-symbolic.svg" width="22" alt="application-exit-rtl-symbolic"&gt;&lt;/a&gt;&amp;nbsp; &amp;nbsp; application-exit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] &amp; CHAR(34) &amp;   &#10;&quot; width=&quot; &amp; CHAR(34) &amp; &quot;22&quot; &amp; CHAR(34) &amp; &quot; alt=&quot; &amp; CHAR(34) &amp; [.B5] &amp; CHAR(34) &amp; &quot;&gt;&lt;/a&gt;&quot; &amp;  &#10;&quot;&amp;nbsp; &amp;nbsp; &quot; &amp; [.B5] &amp; &quot;&lt;br&gt;&quot;" office:value-type="string" office:string-value="&lt;a href=&quot;#&quot;&gt;&lt;img src=&quot;https://raw.githubusercontent.com/StorageB/icons/main/GNOME46Adwaita/dark/application-exit-rtl-symbolic.svg&quot; width=&quot;22&quot; alt=&quot;application-exit-rtl-symbolic&quot;&gt;&lt;/a&gt;&amp;nbsp; &amp;nbsp; application-exit-rtl-symbolic&lt;br&gt;" calcext:value-type="string">
            <text:p>&lt;a href="#"&gt;&lt;img src="https://raw.githubusercontent.com/StorageB/icons/main/GNOME46Adwaita/dark/application-exit-rtl-symbolic.svg" width="22" alt="application-exit-rtl-symbolic"&gt;&lt;/a&gt;&amp;nbsp; &amp;nbsp; application-exit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lication-exit-symbolic-rtl.svg</text:p>
          </table:table-cell>
          <table:table-cell office:value-type="string" calcext:value-type="string">
            <text:p>application-exi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] &amp; CHAR(34) &amp; &quot;&gt;&quot; &amp; &#10;&quot;&lt;img alt=&quot; &amp; CHAR(34) &amp; [.B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] &amp; &quot;&lt;br&gt;&quot;" office:value-type="string" office:string-value="&lt;picture&gt;&lt;source media=&quot;(prefers-color-scheme: dark)&quot; srcset=&quot;https://github.com/StorageB/icons/blob/main/GNOME48Adwaita/light/application-exit-symbolic-rtl.svg&quot;&gt;&lt;source media=&quot;(prefers-color-scheme: light)&quot; srcset=&quot;https://github.com/StorageB/icons/blob/main/GNOME48Adwaita/dark/application-exit-symbolic-rtl.svg&quot;&gt;&lt;img alt=&quot;application-exit-symbolic-rtl&quot; src=&quot;https://user-images.githubusercontent.com/25423296/163456779-a8556205-d0a5-45e2-ac17-42d089e3c3f8.png&quot;&gt;&lt;/picture&gt; &amp;nbsp; &amp;nbsp;application-exit-symbolic-rtl&lt;br&gt;" calcext:value-type="string">
            <text:p>&lt;picture&gt;&lt;source media="(prefers-color-scheme: dark)" srcset="https://github.com/StorageB/icons/blob/main/GNOME48Adwaita/light/application-exit-symbolic-rtl.svg"&gt;&lt;source media="(prefers-color-scheme: light)" srcset="https://github.com/StorageB/icons/blob/main/GNOME48Adwaita/dark/application-exit-symbolic-rtl.svg"&gt;&lt;img alt="application-exit-symbolic-rtl" src="https://user-images.githubusercontent.com/25423296/163456779-a8556205-d0a5-45e2-ac17-42d089e3c3f8.png"&gt;&lt;/picture&gt; &amp;nbsp; &amp;nbsp;application-exit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] &amp; CHAR(34) &amp;  &#10;&quot; width=&quot; &amp; CHAR(34) &amp; &quot;22&quot; &amp; CHAR(34) &amp; &quot; alt=&quot; &amp; CHAR(34) &amp; [.B6] &amp; CHAR(34) &amp; &quot;&gt;&lt;/a&gt;&quot; &amp; &#10;&quot;&amp;nbsp; &amp;nbsp; &quot; &amp; [.B6] &amp; &quot;&lt;br&gt;&quot;" office:value-type="string" office:string-value="&lt;a href=&quot;#&quot;&gt;&lt;img src=&quot;https://raw.githubusercontent.com/StorageB/icons/main/GNOME46Adwaita/light/application-exit-symbolic-rtl.svg&quot; width=&quot;22&quot; alt=&quot;application-exit-symbolic-rtl&quot;&gt;&lt;/a&gt;&amp;nbsp; &amp;nbsp; application-exit-symbolic-rtl&lt;br&gt;" calcext:value-type="string">
            <text:p>&lt;a href="#"&gt;&lt;img src="https://raw.githubusercontent.com/StorageB/icons/main/GNOME46Adwaita/light/application-exit-symbolic-rtl.svg" width="22" alt="application-exit-symbolic-rtl"&gt;&lt;/a&gt;&amp;nbsp; &amp;nbsp; application-exit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] &amp; CHAR(34) &amp;   &#10;&quot; width=&quot; &amp; CHAR(34) &amp; &quot;22&quot; &amp; CHAR(34) &amp; &quot; alt=&quot; &amp; CHAR(34) &amp; [.B6] &amp; CHAR(34) &amp; &quot;&gt;&lt;/a&gt;&quot; &amp;  &#10;&quot;&amp;nbsp; &amp;nbsp; &quot; &amp; [.B6] &amp; &quot;&lt;br&gt;&quot;" office:value-type="string" office:string-value="&lt;a href=&quot;#&quot;&gt;&lt;img src=&quot;https://raw.githubusercontent.com/StorageB/icons/main/GNOME46Adwaita/dark/application-exit-symbolic-rtl.svg&quot; width=&quot;22&quot; alt=&quot;application-exit-symbolic-rtl&quot;&gt;&lt;/a&gt;&amp;nbsp; &amp;nbsp; application-exit-symbolic-rtl&lt;br&gt;" calcext:value-type="string">
            <text:p>&lt;a href="#"&gt;&lt;img src="https://raw.githubusercontent.com/StorageB/icons/main/GNOME46Adwaita/dark/application-exit-symbolic-rtl.svg" width="22" alt="application-exit-symbolic-rtl"&gt;&lt;/a&gt;&amp;nbsp; &amp;nbsp; application-exit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lication-exit-symbolic.svg</text:p>
          </table:table-cell>
          <table:table-cell office:value-type="string" calcext:value-type="string">
            <text:p>application-exi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7] &amp; CHAR(34) &amp; &quot;&gt;&quot; &amp; &#10;&quot;&lt;img alt=&quot; &amp; CHAR(34) &amp; [.B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] &amp; &quot;&lt;br&gt;&quot;" office:value-type="string" office:string-value="&lt;picture&gt;&lt;source media=&quot;(prefers-color-scheme: dark)&quot; srcset=&quot;https://github.com/StorageB/icons/blob/main/GNOME48Adwaita/light/application-exit-symbolic.svg&quot;&gt;&lt;source media=&quot;(prefers-color-scheme: light)&quot; srcset=&quot;https://github.com/StorageB/icons/blob/main/GNOME48Adwaita/dark/application-exit-symbolic.svg&quot;&gt;&lt;img alt=&quot;application-exit-symbolic&quot; src=&quot;https://user-images.githubusercontent.com/25423296/163456779-a8556205-d0a5-45e2-ac17-42d089e3c3f8.png&quot;&gt;&lt;/picture&gt; &amp;nbsp; &amp;nbsp;application-exit-symbolic&lt;br&gt;" calcext:value-type="string">
            <text:p>&lt;picture&gt;&lt;source media="(prefers-color-scheme: dark)" srcset="https://github.com/StorageB/icons/blob/main/GNOME48Adwaita/light/application-exit-symbolic.svg"&gt;&lt;source media="(prefers-color-scheme: light)" srcset="https://github.com/StorageB/icons/blob/main/GNOME48Adwaita/dark/application-exit-symbolic.svg"&gt;&lt;img alt="application-exit-symbolic" src="https://user-images.githubusercontent.com/25423296/163456779-a8556205-d0a5-45e2-ac17-42d089e3c3f8.png"&gt;&lt;/picture&gt; &amp;nbsp; &amp;nbsp;application-exi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7] &amp; CHAR(34) &amp;  &#10;&quot; width=&quot; &amp; CHAR(34) &amp; &quot;22&quot; &amp; CHAR(34) &amp; &quot; alt=&quot; &amp; CHAR(34) &amp; [.B7] &amp; CHAR(34) &amp; &quot;&gt;&lt;/a&gt;&quot; &amp; &#10;&quot;&amp;nbsp; &amp;nbsp; &quot; &amp; [.B7] &amp; &quot;&lt;br&gt;&quot;" office:value-type="string" office:string-value="&lt;a href=&quot;#&quot;&gt;&lt;img src=&quot;https://raw.githubusercontent.com/StorageB/icons/main/GNOME46Adwaita/light/application-exit-symbolic.svg&quot; width=&quot;22&quot; alt=&quot;application-exit-symbolic&quot;&gt;&lt;/a&gt;&amp;nbsp; &amp;nbsp; application-exit-symbolic&lt;br&gt;" calcext:value-type="string">
            <text:p>&lt;a href="#"&gt;&lt;img src="https://raw.githubusercontent.com/StorageB/icons/main/GNOME46Adwaita/light/application-exit-symbolic.svg" width="22" alt="application-exit-symbolic"&gt;&lt;/a&gt;&amp;nbsp; &amp;nbsp; application-exi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7] &amp; CHAR(34) &amp;   &#10;&quot; width=&quot; &amp; CHAR(34) &amp; &quot;22&quot; &amp; CHAR(34) &amp; &quot; alt=&quot; &amp; CHAR(34) &amp; [.B7] &amp; CHAR(34) &amp; &quot;&gt;&lt;/a&gt;&quot; &amp;  &#10;&quot;&amp;nbsp; &amp;nbsp; &quot; &amp; [.B7] &amp; &quot;&lt;br&gt;&quot;" office:value-type="string" office:string-value="&lt;a href=&quot;#&quot;&gt;&lt;img src=&quot;https://raw.githubusercontent.com/StorageB/icons/main/GNOME46Adwaita/dark/application-exit-symbolic.svg&quot; width=&quot;22&quot; alt=&quot;application-exit-symbolic&quot;&gt;&lt;/a&gt;&amp;nbsp; &amp;nbsp; application-exit-symbolic&lt;br&gt;" calcext:value-type="string">
            <text:p>&lt;a href="#"&gt;&lt;img src="https://raw.githubusercontent.com/StorageB/icons/main/GNOME46Adwaita/dark/application-exit-symbolic.svg" width="22" alt="application-exit-symbolic"&gt;&lt;/a&gt;&amp;nbsp; &amp;nbsp; application-exi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ointment-new-symbolic.svg</text:p>
          </table:table-cell>
          <table:table-cell office:value-type="string" calcext:value-type="string">
            <text:p>appointment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8] &amp; CHAR(34) &amp; &quot;&gt;&quot; &amp; &#10;&quot;&lt;img alt=&quot; &amp; CHAR(34) &amp; [.B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] &amp; &quot;&lt;br&gt;&quot;" office:value-type="string" office:string-value="&lt;picture&gt;&lt;source media=&quot;(prefers-color-scheme: dark)&quot; srcset=&quot;https://github.com/StorageB/icons/blob/main/GNOME48Adwaita/light/appointment-new-symbolic.svg&quot;&gt;&lt;source media=&quot;(prefers-color-scheme: light)&quot; srcset=&quot;https://github.com/StorageB/icons/blob/main/GNOME48Adwaita/dark/appointment-new-symbolic.svg&quot;&gt;&lt;img alt=&quot;appointment-new-symbolic&quot; src=&quot;https://user-images.githubusercontent.com/25423296/163456779-a8556205-d0a5-45e2-ac17-42d089e3c3f8.png&quot;&gt;&lt;/picture&gt; &amp;nbsp; &amp;nbsp;appointment-new-symbolic&lt;br&gt;" calcext:value-type="string">
            <text:p>&lt;picture&gt;&lt;source media="(prefers-color-scheme: dark)" srcset="https://github.com/StorageB/icons/blob/main/GNOME48Adwaita/light/appointment-new-symbolic.svg"&gt;&lt;source media="(prefers-color-scheme: light)" srcset="https://github.com/StorageB/icons/blob/main/GNOME48Adwaita/dark/appointment-new-symbolic.svg"&gt;&lt;img alt="appointment-new-symbolic" src="https://user-images.githubusercontent.com/25423296/163456779-a8556205-d0a5-45e2-ac17-42d089e3c3f8.png"&gt;&lt;/picture&gt; &amp;nbsp; &amp;nbsp;appointment-new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8] &amp; CHAR(34) &amp;  &#10;&quot; width=&quot; &amp; CHAR(34) &amp; &quot;22&quot; &amp; CHAR(34) &amp; &quot; alt=&quot; &amp; CHAR(34) &amp; [.B8] &amp; CHAR(34) &amp; &quot;&gt;&lt;/a&gt;&quot; &amp; &#10;&quot;&amp;nbsp; &amp;nbsp; &quot; &amp; [.B8] &amp; &quot;&lt;br&gt;&quot;" office:value-type="string" office:string-value="&lt;a href=&quot;#&quot;&gt;&lt;img src=&quot;https://raw.githubusercontent.com/StorageB/icons/main/GNOME46Adwaita/light/appointment-new-symbolic.svg&quot; width=&quot;22&quot; alt=&quot;appointment-new-symbolic&quot;&gt;&lt;/a&gt;&amp;nbsp; &amp;nbsp; appointment-new-symbolic&lt;br&gt;" calcext:value-type="string">
            <text:p>&lt;a href="#"&gt;&lt;img src="https://raw.githubusercontent.com/StorageB/icons/main/GNOME46Adwaita/light/appointment-new-symbolic.svg" width="22" alt="appointment-new-symbolic"&gt;&lt;/a&gt;&amp;nbsp; &amp;nbsp; appointment-new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8] &amp; CHAR(34) &amp;   &#10;&quot; width=&quot; &amp; CHAR(34) &amp; &quot;22&quot; &amp; CHAR(34) &amp; &quot; alt=&quot; &amp; CHAR(34) &amp; [.B8] &amp; CHAR(34) &amp; &quot;&gt;&lt;/a&gt;&quot; &amp;  &#10;&quot;&amp;nbsp; &amp;nbsp; &quot; &amp; [.B8] &amp; &quot;&lt;br&gt;&quot;" office:value-type="string" office:string-value="&lt;a href=&quot;#&quot;&gt;&lt;img src=&quot;https://raw.githubusercontent.com/StorageB/icons/main/GNOME46Adwaita/dark/appointment-new-symbolic.svg&quot; width=&quot;22&quot; alt=&quot;appointment-new-symbolic&quot;&gt;&lt;/a&gt;&amp;nbsp; &amp;nbsp; appointment-new-symbolic&lt;br&gt;" calcext:value-type="string">
            <text:p>&lt;a href="#"&gt;&lt;img src="https://raw.githubusercontent.com/StorageB/icons/main/GNOME46Adwaita/dark/appointment-new-symbolic.svg" width="22" alt="appointment-new-symbolic"&gt;&lt;/a&gt;&amp;nbsp; &amp;nbsp; appointment-new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ookmark-new-symbolic.svg</text:p>
          </table:table-cell>
          <table:table-cell office:value-type="string" calcext:value-type="string">
            <text:p>bookmark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9] &amp; CHAR(34) &amp; &quot;&gt;&quot; &amp; &#10;&quot;&lt;img alt=&quot; &amp; CHAR(34) &amp; [.B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] &amp; &quot;&lt;br&gt;&quot;" office:value-type="string" office:string-value="&lt;picture&gt;&lt;source media=&quot;(prefers-color-scheme: dark)&quot; srcset=&quot;https://github.com/StorageB/icons/blob/main/GNOME48Adwaita/light/bookmark-new-symbolic.svg&quot;&gt;&lt;source media=&quot;(prefers-color-scheme: light)&quot; srcset=&quot;https://github.com/StorageB/icons/blob/main/GNOME48Adwaita/dark/bookmark-new-symbolic.svg&quot;&gt;&lt;img alt=&quot;bookmark-new-symbolic&quot; src=&quot;https://user-images.githubusercontent.com/25423296/163456779-a8556205-d0a5-45e2-ac17-42d089e3c3f8.png&quot;&gt;&lt;/picture&gt; &amp;nbsp; &amp;nbsp;bookmark-new-symbolic&lt;br&gt;" calcext:value-type="string">
            <text:p>&lt;picture&gt;&lt;source media="(prefers-color-scheme: dark)" srcset="https://github.com/StorageB/icons/blob/main/GNOME48Adwaita/light/bookmark-new-symbolic.svg"&gt;&lt;source media="(prefers-color-scheme: light)" srcset="https://github.com/StorageB/icons/blob/main/GNOME48Adwaita/dark/bookmark-new-symbolic.svg"&gt;&lt;img alt="bookmark-new-symbolic" src="https://user-images.githubusercontent.com/25423296/163456779-a8556205-d0a5-45e2-ac17-42d089e3c3f8.png"&gt;&lt;/picture&gt; &amp;nbsp; &amp;nbsp;bookmark-new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9] &amp; CHAR(34) &amp;  &#10;&quot; width=&quot; &amp; CHAR(34) &amp; &quot;22&quot; &amp; CHAR(34) &amp; &quot; alt=&quot; &amp; CHAR(34) &amp; [.B9] &amp; CHAR(34) &amp; &quot;&gt;&lt;/a&gt;&quot; &amp; &#10;&quot;&amp;nbsp; &amp;nbsp; &quot; &amp; [.B9] &amp; &quot;&lt;br&gt;&quot;" office:value-type="string" office:string-value="&lt;a href=&quot;#&quot;&gt;&lt;img src=&quot;https://raw.githubusercontent.com/StorageB/icons/main/GNOME46Adwaita/light/bookmark-new-symbolic.svg&quot; width=&quot;22&quot; alt=&quot;bookmark-new-symbolic&quot;&gt;&lt;/a&gt;&amp;nbsp; &amp;nbsp; bookmark-new-symbolic&lt;br&gt;" calcext:value-type="string">
            <text:p>&lt;a href="#"&gt;&lt;img src="https://raw.githubusercontent.com/StorageB/icons/main/GNOME46Adwaita/light/bookmark-new-symbolic.svg" width="22" alt="bookmark-new-symbolic"&gt;&lt;/a&gt;&amp;nbsp; &amp;nbsp; bookmark-new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9] &amp; CHAR(34) &amp;   &#10;&quot; width=&quot; &amp; CHAR(34) &amp; &quot;22&quot; &amp; CHAR(34) &amp; &quot; alt=&quot; &amp; CHAR(34) &amp; [.B9] &amp; CHAR(34) &amp; &quot;&gt;&lt;/a&gt;&quot; &amp;  &#10;&quot;&amp;nbsp; &amp;nbsp; &quot; &amp; [.B9] &amp; &quot;&lt;br&gt;&quot;" office:value-type="string" office:string-value="&lt;a href=&quot;#&quot;&gt;&lt;img src=&quot;https://raw.githubusercontent.com/StorageB/icons/main/GNOME46Adwaita/dark/bookmark-new-symbolic.svg&quot; width=&quot;22&quot; alt=&quot;bookmark-new-symbolic&quot;&gt;&lt;/a&gt;&amp;nbsp; &amp;nbsp; bookmark-new-symbolic&lt;br&gt;" calcext:value-type="string">
            <text:p>&lt;a href="#"&gt;&lt;img src="https://raw.githubusercontent.com/StorageB/icons/main/GNOME46Adwaita/dark/bookmark-new-symbolic.svg" width="22" alt="bookmark-new-symbolic"&gt;&lt;/a&gt;&amp;nbsp; &amp;nbsp; bookmark-new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ll-start-symbolic.svg</text:p>
          </table:table-cell>
          <table:table-cell office:value-type="string" calcext:value-type="string">
            <text:p>call-star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0] &amp; CHAR(34) &amp; &quot;&gt;&quot; &amp; &#10;&quot;&lt;img alt=&quot; &amp; CHAR(34) &amp; [.B1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] &amp; &quot;&lt;br&gt;&quot;" office:value-type="string" office:string-value="&lt;picture&gt;&lt;source media=&quot;(prefers-color-scheme: dark)&quot; srcset=&quot;https://github.com/StorageB/icons/blob/main/GNOME48Adwaita/light/call-start-symbolic.svg&quot;&gt;&lt;source media=&quot;(prefers-color-scheme: light)&quot; srcset=&quot;https://github.com/StorageB/icons/blob/main/GNOME48Adwaita/dark/call-start-symbolic.svg&quot;&gt;&lt;img alt=&quot;call-start-symbolic&quot; src=&quot;https://user-images.githubusercontent.com/25423296/163456779-a8556205-d0a5-45e2-ac17-42d089e3c3f8.png&quot;&gt;&lt;/picture&gt; &amp;nbsp; &amp;nbsp;call-start-symbolic&lt;br&gt;" calcext:value-type="string">
            <text:p>&lt;picture&gt;&lt;source media="(prefers-color-scheme: dark)" srcset="https://github.com/StorageB/icons/blob/main/GNOME48Adwaita/light/call-start-symbolic.svg"&gt;&lt;source media="(prefers-color-scheme: light)" srcset="https://github.com/StorageB/icons/blob/main/GNOME48Adwaita/dark/call-start-symbolic.svg"&gt;&lt;img alt="call-start-symbolic" src="https://user-images.githubusercontent.com/25423296/163456779-a8556205-d0a5-45e2-ac17-42d089e3c3f8.png"&gt;&lt;/picture&gt; &amp;nbsp; &amp;nbsp;call-star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0] &amp; CHAR(34) &amp;  &#10;&quot; width=&quot; &amp; CHAR(34) &amp; &quot;22&quot; &amp; CHAR(34) &amp; &quot; alt=&quot; &amp; CHAR(34) &amp; [.B10] &amp; CHAR(34) &amp; &quot;&gt;&lt;/a&gt;&quot; &amp; &#10;&quot;&amp;nbsp; &amp;nbsp; &quot; &amp; [.B10] &amp; &quot;&lt;br&gt;&quot;" office:value-type="string" office:string-value="&lt;a href=&quot;#&quot;&gt;&lt;img src=&quot;https://raw.githubusercontent.com/StorageB/icons/main/GNOME46Adwaita/light/call-start-symbolic.svg&quot; width=&quot;22&quot; alt=&quot;call-start-symbolic&quot;&gt;&lt;/a&gt;&amp;nbsp; &amp;nbsp; call-start-symbolic&lt;br&gt;" calcext:value-type="string">
            <text:p>&lt;a href="#"&gt;&lt;img src="https://raw.githubusercontent.com/StorageB/icons/main/GNOME46Adwaita/light/call-start-symbolic.svg" width="22" alt="call-start-symbolic"&gt;&lt;/a&gt;&amp;nbsp; &amp;nbsp; call-star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0] &amp; CHAR(34) &amp;   &#10;&quot; width=&quot; &amp; CHAR(34) &amp; &quot;22&quot; &amp; CHAR(34) &amp; &quot; alt=&quot; &amp; CHAR(34) &amp; [.B10] &amp; CHAR(34) &amp; &quot;&gt;&lt;/a&gt;&quot; &amp;  &#10;&quot;&amp;nbsp; &amp;nbsp; &quot; &amp; [.B10] &amp; &quot;&lt;br&gt;&quot;" office:value-type="string" office:string-value="&lt;a href=&quot;#&quot;&gt;&lt;img src=&quot;https://raw.githubusercontent.com/StorageB/icons/main/GNOME46Adwaita/dark/call-start-symbolic.svg&quot; width=&quot;22&quot; alt=&quot;call-start-symbolic&quot;&gt;&lt;/a&gt;&amp;nbsp; &amp;nbsp; call-start-symbolic&lt;br&gt;" calcext:value-type="string">
            <text:p>&lt;a href="#"&gt;&lt;img src="https://raw.githubusercontent.com/StorageB/icons/main/GNOME46Adwaita/dark/call-start-symbolic.svg" width="22" alt="call-start-symbolic"&gt;&lt;/a&gt;&amp;nbsp; &amp;nbsp; call-star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ll-stop-symbolic.svg</text:p>
          </table:table-cell>
          <table:table-cell office:value-type="string" calcext:value-type="string">
            <text:p>call-sto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1] &amp; CHAR(34) &amp; &quot;&gt;&quot; &amp; &#10;&quot;&lt;img alt=&quot; &amp; CHAR(34) &amp; [.B1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] &amp; &quot;&lt;br&gt;&quot;" office:value-type="string" office:string-value="&lt;picture&gt;&lt;source media=&quot;(prefers-color-scheme: dark)&quot; srcset=&quot;https://github.com/StorageB/icons/blob/main/GNOME48Adwaita/light/call-stop-symbolic.svg&quot;&gt;&lt;source media=&quot;(prefers-color-scheme: light)&quot; srcset=&quot;https://github.com/StorageB/icons/blob/main/GNOME48Adwaita/dark/call-stop-symbolic.svg&quot;&gt;&lt;img alt=&quot;call-stop-symbolic&quot; src=&quot;https://user-images.githubusercontent.com/25423296/163456779-a8556205-d0a5-45e2-ac17-42d089e3c3f8.png&quot;&gt;&lt;/picture&gt; &amp;nbsp; &amp;nbsp;call-stop-symbolic&lt;br&gt;" calcext:value-type="string">
            <text:p>&lt;picture&gt;&lt;source media="(prefers-color-scheme: dark)" srcset="https://github.com/StorageB/icons/blob/main/GNOME48Adwaita/light/call-stop-symbolic.svg"&gt;&lt;source media="(prefers-color-scheme: light)" srcset="https://github.com/StorageB/icons/blob/main/GNOME48Adwaita/dark/call-stop-symbolic.svg"&gt;&lt;img alt="call-stop-symbolic" src="https://user-images.githubusercontent.com/25423296/163456779-a8556205-d0a5-45e2-ac17-42d089e3c3f8.png"&gt;&lt;/picture&gt; &amp;nbsp; &amp;nbsp;call-stop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1] &amp; CHAR(34) &amp;  &#10;&quot; width=&quot; &amp; CHAR(34) &amp; &quot;22&quot; &amp; CHAR(34) &amp; &quot; alt=&quot; &amp; CHAR(34) &amp; [.B11] &amp; CHAR(34) &amp; &quot;&gt;&lt;/a&gt;&quot; &amp; &#10;&quot;&amp;nbsp; &amp;nbsp; &quot; &amp; [.B11] &amp; &quot;&lt;br&gt;&quot;" office:value-type="string" office:string-value="&lt;a href=&quot;#&quot;&gt;&lt;img src=&quot;https://raw.githubusercontent.com/StorageB/icons/main/GNOME46Adwaita/light/call-stop-symbolic.svg&quot; width=&quot;22&quot; alt=&quot;call-stop-symbolic&quot;&gt;&lt;/a&gt;&amp;nbsp; &amp;nbsp; call-stop-symbolic&lt;br&gt;" calcext:value-type="string">
            <text:p>&lt;a href="#"&gt;&lt;img src="https://raw.githubusercontent.com/StorageB/icons/main/GNOME46Adwaita/light/call-stop-symbolic.svg" width="22" alt="call-stop-symbolic"&gt;&lt;/a&gt;&amp;nbsp; &amp;nbsp; call-stop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1] &amp; CHAR(34) &amp;   &#10;&quot; width=&quot; &amp; CHAR(34) &amp; &quot;22&quot; &amp; CHAR(34) &amp; &quot; alt=&quot; &amp; CHAR(34) &amp; [.B11] &amp; CHAR(34) &amp; &quot;&gt;&lt;/a&gt;&quot; &amp;  &#10;&quot;&amp;nbsp; &amp;nbsp; &quot; &amp; [.B11] &amp; &quot;&lt;br&gt;&quot;" office:value-type="string" office:string-value="&lt;a href=&quot;#&quot;&gt;&lt;img src=&quot;https://raw.githubusercontent.com/StorageB/icons/main/GNOME46Adwaita/dark/call-stop-symbolic.svg&quot; width=&quot;22&quot; alt=&quot;call-stop-symbolic&quot;&gt;&lt;/a&gt;&amp;nbsp; &amp;nbsp; call-stop-symbolic&lt;br&gt;" calcext:value-type="string">
            <text:p>&lt;a href="#"&gt;&lt;img src="https://raw.githubusercontent.com/StorageB/icons/main/GNOME46Adwaita/dark/call-stop-symbolic.svg" width="22" alt="call-stop-symbolic"&gt;&lt;/a&gt;&amp;nbsp; &amp;nbsp; call-stop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mera-switch-symbolic.svg</text:p>
          </table:table-cell>
          <table:table-cell office:value-type="string" calcext:value-type="string">
            <text:p>camera-switc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2] &amp; CHAR(34) &amp; &quot;&gt;&quot; &amp; &#10;&quot;&lt;img alt=&quot; &amp; CHAR(34) &amp; [.B1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] &amp; &quot;&lt;br&gt;&quot;" office:value-type="string" office:string-value="&lt;picture&gt;&lt;source media=&quot;(prefers-color-scheme: dark)&quot; srcset=&quot;https://github.com/StorageB/icons/blob/main/GNOME48Adwaita/light/camera-switch-symbolic.svg&quot;&gt;&lt;source media=&quot;(prefers-color-scheme: light)&quot; srcset=&quot;https://github.com/StorageB/icons/blob/main/GNOME48Adwaita/dark/camera-switch-symbolic.svg&quot;&gt;&lt;img alt=&quot;camera-switch-symbolic&quot; src=&quot;https://user-images.githubusercontent.com/25423296/163456779-a8556205-d0a5-45e2-ac17-42d089e3c3f8.png&quot;&gt;&lt;/picture&gt; &amp;nbsp; &amp;nbsp;camera-switch-symbolic&lt;br&gt;" calcext:value-type="string">
            <text:p>&lt;picture&gt;&lt;source media="(prefers-color-scheme: dark)" srcset="https://github.com/StorageB/icons/blob/main/GNOME48Adwaita/light/camera-switch-symbolic.svg"&gt;&lt;source media="(prefers-color-scheme: light)" srcset="https://github.com/StorageB/icons/blob/main/GNOME48Adwaita/dark/camera-switch-symbolic.svg"&gt;&lt;img alt="camera-switch-symbolic" src="https://user-images.githubusercontent.com/25423296/163456779-a8556205-d0a5-45e2-ac17-42d089e3c3f8.png"&gt;&lt;/picture&gt; &amp;nbsp; &amp;nbsp;camera-switch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2] &amp; CHAR(34) &amp;  &#10;&quot; width=&quot; &amp; CHAR(34) &amp; &quot;22&quot; &amp; CHAR(34) &amp; &quot; alt=&quot; &amp; CHAR(34) &amp; [.B12] &amp; CHAR(34) &amp; &quot;&gt;&lt;/a&gt;&quot; &amp; &#10;&quot;&amp;nbsp; &amp;nbsp; &quot; &amp; [.B12] &amp; &quot;&lt;br&gt;&quot;" office:value-type="string" office:string-value="&lt;a href=&quot;#&quot;&gt;&lt;img src=&quot;https://raw.githubusercontent.com/StorageB/icons/main/GNOME46Adwaita/light/camera-switch-symbolic.svg&quot; width=&quot;22&quot; alt=&quot;camera-switch-symbolic&quot;&gt;&lt;/a&gt;&amp;nbsp; &amp;nbsp; camera-switch-symbolic&lt;br&gt;" calcext:value-type="string">
            <text:p>&lt;a href="#"&gt;&lt;img src="https://raw.githubusercontent.com/StorageB/icons/main/GNOME46Adwaita/light/camera-switch-symbolic.svg" width="22" alt="camera-switch-symbolic"&gt;&lt;/a&gt;&amp;nbsp; &amp;nbsp; camera-switch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2] &amp; CHAR(34) &amp;   &#10;&quot; width=&quot; &amp; CHAR(34) &amp; &quot;22&quot; &amp; CHAR(34) &amp; &quot; alt=&quot; &amp; CHAR(34) &amp; [.B12] &amp; CHAR(34) &amp; &quot;&gt;&lt;/a&gt;&quot; &amp;  &#10;&quot;&amp;nbsp; &amp;nbsp; &quot; &amp; [.B12] &amp; &quot;&lt;br&gt;&quot;" office:value-type="string" office:string-value="&lt;a href=&quot;#&quot;&gt;&lt;img src=&quot;https://raw.githubusercontent.com/StorageB/icons/main/GNOME46Adwaita/dark/camera-switch-symbolic.svg&quot; width=&quot;22&quot; alt=&quot;camera-switch-symbolic&quot;&gt;&lt;/a&gt;&amp;nbsp; &amp;nbsp; camera-switch-symbolic&lt;br&gt;" calcext:value-type="string">
            <text:p>&lt;a href="#"&gt;&lt;img src="https://raw.githubusercontent.com/StorageB/icons/main/GNOME46Adwaita/dark/camera-switch-symbolic.svg" width="22" alt="camera-switch-symbolic"&gt;&lt;/a&gt;&amp;nbsp; &amp;nbsp; camera-switch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at-message-new-symbolic.svg</text:p>
          </table:table-cell>
          <table:table-cell office:value-type="string" calcext:value-type="string">
            <text:p>chat-message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3] &amp; CHAR(34) &amp; &quot;&gt;&quot; &amp; &#10;&quot;&lt;img alt=&quot; &amp; CHAR(34) &amp; [.B1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] &amp; &quot;&lt;br&gt;&quot;" office:value-type="string" office:string-value="&lt;picture&gt;&lt;source media=&quot;(prefers-color-scheme: dark)&quot; srcset=&quot;https://github.com/StorageB/icons/blob/main/GNOME48Adwaita/light/chat-message-new-symbolic.svg&quot;&gt;&lt;source media=&quot;(prefers-color-scheme: light)&quot; srcset=&quot;https://github.com/StorageB/icons/blob/main/GNOME48Adwaita/dark/chat-message-new-symbolic.svg&quot;&gt;&lt;img alt=&quot;chat-message-new-symbolic&quot; src=&quot;https://user-images.githubusercontent.com/25423296/163456779-a8556205-d0a5-45e2-ac17-42d089e3c3f8.png&quot;&gt;&lt;/picture&gt; &amp;nbsp; &amp;nbsp;chat-message-new-symbolic&lt;br&gt;" calcext:value-type="string">
            <text:p>&lt;picture&gt;&lt;source media="(prefers-color-scheme: dark)" srcset="https://github.com/StorageB/icons/blob/main/GNOME48Adwaita/light/chat-message-new-symbolic.svg"&gt;&lt;source media="(prefers-color-scheme: light)" srcset="https://github.com/StorageB/icons/blob/main/GNOME48Adwaita/dark/chat-message-new-symbolic.svg"&gt;&lt;img alt="chat-message-new-symbolic" src="https://user-images.githubusercontent.com/25423296/163456779-a8556205-d0a5-45e2-ac17-42d089e3c3f8.png"&gt;&lt;/picture&gt; &amp;nbsp; &amp;nbsp;chat-message-new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3] &amp; CHAR(34) &amp;  &#10;&quot; width=&quot; &amp; CHAR(34) &amp; &quot;22&quot; &amp; CHAR(34) &amp; &quot; alt=&quot; &amp; CHAR(34) &amp; [.B13] &amp; CHAR(34) &amp; &quot;&gt;&lt;/a&gt;&quot; &amp; &#10;&quot;&amp;nbsp; &amp;nbsp; &quot; &amp; [.B13] &amp; &quot;&lt;br&gt;&quot;" office:value-type="string" office:string-value="&lt;a href=&quot;#&quot;&gt;&lt;img src=&quot;https://raw.githubusercontent.com/StorageB/icons/main/GNOME46Adwaita/light/chat-message-new-symbolic.svg&quot; width=&quot;22&quot; alt=&quot;chat-message-new-symbolic&quot;&gt;&lt;/a&gt;&amp;nbsp; &amp;nbsp; chat-message-new-symbolic&lt;br&gt;" calcext:value-type="string">
            <text:p>&lt;a href="#"&gt;&lt;img src="https://raw.githubusercontent.com/StorageB/icons/main/GNOME46Adwaita/light/chat-message-new-symbolic.svg" width="22" alt="chat-message-new-symbolic"&gt;&lt;/a&gt;&amp;nbsp; &amp;nbsp; chat-message-new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3] &amp; CHAR(34) &amp;   &#10;&quot; width=&quot; &amp; CHAR(34) &amp; &quot;22&quot; &amp; CHAR(34) &amp; &quot; alt=&quot; &amp; CHAR(34) &amp; [.B13] &amp; CHAR(34) &amp; &quot;&gt;&lt;/a&gt;&quot; &amp;  &#10;&quot;&amp;nbsp; &amp;nbsp; &quot; &amp; [.B13] &amp; &quot;&lt;br&gt;&quot;" office:value-type="string" office:string-value="&lt;a href=&quot;#&quot;&gt;&lt;img src=&quot;https://raw.githubusercontent.com/StorageB/icons/main/GNOME46Adwaita/dark/chat-message-new-symbolic.svg&quot; width=&quot;22&quot; alt=&quot;chat-message-new-symbolic&quot;&gt;&lt;/a&gt;&amp;nbsp; &amp;nbsp; chat-message-new-symbolic&lt;br&gt;" calcext:value-type="string">
            <text:p>&lt;a href="#"&gt;&lt;img src="https://raw.githubusercontent.com/StorageB/icons/main/GNOME46Adwaita/dark/chat-message-new-symbolic.svg" width="22" alt="chat-message-new-symbolic"&gt;&lt;/a&gt;&amp;nbsp; &amp;nbsp; chat-message-new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lor-select-symbolic.svg</text:p>
          </table:table-cell>
          <table:table-cell office:value-type="string" calcext:value-type="string">
            <text:p>color-selec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4] &amp; CHAR(34) &amp; &quot;&gt;&quot; &amp; &#10;&quot;&lt;img alt=&quot; &amp; CHAR(34) &amp; [.B1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] &amp; &quot;&lt;br&gt;&quot;" office:value-type="string" office:string-value="&lt;picture&gt;&lt;source media=&quot;(prefers-color-scheme: dark)&quot; srcset=&quot;https://github.com/StorageB/icons/blob/main/GNOME48Adwaita/light/color-select-symbolic.svg&quot;&gt;&lt;source media=&quot;(prefers-color-scheme: light)&quot; srcset=&quot;https://github.com/StorageB/icons/blob/main/GNOME48Adwaita/dark/color-select-symbolic.svg&quot;&gt;&lt;img alt=&quot;color-select-symbolic&quot; src=&quot;https://user-images.githubusercontent.com/25423296/163456779-a8556205-d0a5-45e2-ac17-42d089e3c3f8.png&quot;&gt;&lt;/picture&gt; &amp;nbsp; &amp;nbsp;color-select-symbolic&lt;br&gt;" calcext:value-type="string">
            <text:p>&lt;picture&gt;&lt;source media="(prefers-color-scheme: dark)" srcset="https://github.com/StorageB/icons/blob/main/GNOME48Adwaita/light/color-select-symbolic.svg"&gt;&lt;source media="(prefers-color-scheme: light)" srcset="https://github.com/StorageB/icons/blob/main/GNOME48Adwaita/dark/color-select-symbolic.svg"&gt;&lt;img alt="color-select-symbolic" src="https://user-images.githubusercontent.com/25423296/163456779-a8556205-d0a5-45e2-ac17-42d089e3c3f8.png"&gt;&lt;/picture&gt; &amp;nbsp; &amp;nbsp;color-selec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4] &amp; CHAR(34) &amp;  &#10;&quot; width=&quot; &amp; CHAR(34) &amp; &quot;22&quot; &amp; CHAR(34) &amp; &quot; alt=&quot; &amp; CHAR(34) &amp; [.B14] &amp; CHAR(34) &amp; &quot;&gt;&lt;/a&gt;&quot; &amp; &#10;&quot;&amp;nbsp; &amp;nbsp; &quot; &amp; [.B14] &amp; &quot;&lt;br&gt;&quot;" office:value-type="string" office:string-value="&lt;a href=&quot;#&quot;&gt;&lt;img src=&quot;https://raw.githubusercontent.com/StorageB/icons/main/GNOME46Adwaita/light/color-select-symbolic.svg&quot; width=&quot;22&quot; alt=&quot;color-select-symbolic&quot;&gt;&lt;/a&gt;&amp;nbsp; &amp;nbsp; color-select-symbolic&lt;br&gt;" calcext:value-type="string">
            <text:p>&lt;a href="#"&gt;&lt;img src="https://raw.githubusercontent.com/StorageB/icons/main/GNOME46Adwaita/light/color-select-symbolic.svg" width="22" alt="color-select-symbolic"&gt;&lt;/a&gt;&amp;nbsp; &amp;nbsp; color-selec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4] &amp; CHAR(34) &amp;   &#10;&quot; width=&quot; &amp; CHAR(34) &amp; &quot;22&quot; &amp; CHAR(34) &amp; &quot; alt=&quot; &amp; CHAR(34) &amp; [.B14] &amp; CHAR(34) &amp; &quot;&gt;&lt;/a&gt;&quot; &amp;  &#10;&quot;&amp;nbsp; &amp;nbsp; &quot; &amp; [.B14] &amp; &quot;&lt;br&gt;&quot;" office:value-type="string" office:string-value="&lt;a href=&quot;#&quot;&gt;&lt;img src=&quot;https://raw.githubusercontent.com/StorageB/icons/main/GNOME46Adwaita/dark/color-select-symbolic.svg&quot; width=&quot;22&quot; alt=&quot;color-select-symbolic&quot;&gt;&lt;/a&gt;&amp;nbsp; &amp;nbsp; color-select-symbolic&lt;br&gt;" calcext:value-type="string">
            <text:p>&lt;a href="#"&gt;&lt;img src="https://raw.githubusercontent.com/StorageB/icons/main/GNOME46Adwaita/dark/color-select-symbolic.svg" width="22" alt="color-select-symbolic"&gt;&lt;/a&gt;&amp;nbsp; &amp;nbsp; color-selec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tact-new-symbolic.svg</text:p>
          </table:table-cell>
          <table:table-cell office:value-type="string" calcext:value-type="string">
            <text:p>contact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5] &amp; CHAR(34) &amp; &quot;&gt;&quot; &amp; &#10;&quot;&lt;img alt=&quot; &amp; CHAR(34) &amp; [.B1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] &amp; &quot;&lt;br&gt;&quot;" office:value-type="string" office:string-value="&lt;picture&gt;&lt;source media=&quot;(prefers-color-scheme: dark)&quot; srcset=&quot;https://github.com/StorageB/icons/blob/main/GNOME48Adwaita/light/contact-new-symbolic.svg&quot;&gt;&lt;source media=&quot;(prefers-color-scheme: light)&quot; srcset=&quot;https://github.com/StorageB/icons/blob/main/GNOME48Adwaita/dark/contact-new-symbolic.svg&quot;&gt;&lt;img alt=&quot;contact-new-symbolic&quot; src=&quot;https://user-images.githubusercontent.com/25423296/163456779-a8556205-d0a5-45e2-ac17-42d089e3c3f8.png&quot;&gt;&lt;/picture&gt; &amp;nbsp; &amp;nbsp;contact-new-symbolic&lt;br&gt;" calcext:value-type="string">
            <text:p>&lt;picture&gt;&lt;source media="(prefers-color-scheme: dark)" srcset="https://github.com/StorageB/icons/blob/main/GNOME48Adwaita/light/contact-new-symbolic.svg"&gt;&lt;source media="(prefers-color-scheme: light)" srcset="https://github.com/StorageB/icons/blob/main/GNOME48Adwaita/dark/contact-new-symbolic.svg"&gt;&lt;img alt="contact-new-symbolic" src="https://user-images.githubusercontent.com/25423296/163456779-a8556205-d0a5-45e2-ac17-42d089e3c3f8.png"&gt;&lt;/picture&gt; &amp;nbsp; &amp;nbsp;contact-new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5] &amp; CHAR(34) &amp;  &#10;&quot; width=&quot; &amp; CHAR(34) &amp; &quot;22&quot; &amp; CHAR(34) &amp; &quot; alt=&quot; &amp; CHAR(34) &amp; [.B15] &amp; CHAR(34) &amp; &quot;&gt;&lt;/a&gt;&quot; &amp; &#10;&quot;&amp;nbsp; &amp;nbsp; &quot; &amp; [.B15] &amp; &quot;&lt;br&gt;&quot;" office:value-type="string" office:string-value="&lt;a href=&quot;#&quot;&gt;&lt;img src=&quot;https://raw.githubusercontent.com/StorageB/icons/main/GNOME46Adwaita/light/contact-new-symbolic.svg&quot; width=&quot;22&quot; alt=&quot;contact-new-symbolic&quot;&gt;&lt;/a&gt;&amp;nbsp; &amp;nbsp; contact-new-symbolic&lt;br&gt;" calcext:value-type="string">
            <text:p>&lt;a href="#"&gt;&lt;img src="https://raw.githubusercontent.com/StorageB/icons/main/GNOME46Adwaita/light/contact-new-symbolic.svg" width="22" alt="contact-new-symbolic"&gt;&lt;/a&gt;&amp;nbsp; &amp;nbsp; contact-new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5] &amp; CHAR(34) &amp;   &#10;&quot; width=&quot; &amp; CHAR(34) &amp; &quot;22&quot; &amp; CHAR(34) &amp; &quot; alt=&quot; &amp; CHAR(34) &amp; [.B15] &amp; CHAR(34) &amp; &quot;&gt;&lt;/a&gt;&quot; &amp;  &#10;&quot;&amp;nbsp; &amp;nbsp; &quot; &amp; [.B15] &amp; &quot;&lt;br&gt;&quot;" office:value-type="string" office:string-value="&lt;a href=&quot;#&quot;&gt;&lt;img src=&quot;https://raw.githubusercontent.com/StorageB/icons/main/GNOME46Adwaita/dark/contact-new-symbolic.svg&quot; width=&quot;22&quot; alt=&quot;contact-new-symbolic&quot;&gt;&lt;/a&gt;&amp;nbsp; &amp;nbsp; contact-new-symbolic&lt;br&gt;" calcext:value-type="string">
            <text:p>&lt;a href="#"&gt;&lt;img src="https://raw.githubusercontent.com/StorageB/icons/main/GNOME46Adwaita/dark/contact-new-symbolic.svg" width="22" alt="contact-new-symbolic"&gt;&lt;/a&gt;&amp;nbsp; &amp;nbsp; contact-new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-edit-symbolic.svg</text:p>
          </table:table-cell>
          <table:table-cell office:value-type="string" calcext:value-type="string">
            <text:p>document-edi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6] &amp; CHAR(34) &amp; &quot;&gt;&quot; &amp; &#10;&quot;&lt;img alt=&quot; &amp; CHAR(34) &amp; [.B1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] &amp; &quot;&lt;br&gt;&quot;" office:value-type="string" office:string-value="&lt;picture&gt;&lt;source media=&quot;(prefers-color-scheme: dark)&quot; srcset=&quot;https://github.com/StorageB/icons/blob/main/GNOME48Adwaita/light/document-edit-symbolic.svg&quot;&gt;&lt;source media=&quot;(prefers-color-scheme: light)&quot; srcset=&quot;https://github.com/StorageB/icons/blob/main/GNOME48Adwaita/dark/document-edit-symbolic.svg&quot;&gt;&lt;img alt=&quot;document-edit-symbolic&quot; src=&quot;https://user-images.githubusercontent.com/25423296/163456779-a8556205-d0a5-45e2-ac17-42d089e3c3f8.png&quot;&gt;&lt;/picture&gt; &amp;nbsp; &amp;nbsp;document-edit-symbolic&lt;br&gt;" calcext:value-type="string">
            <text:p>&lt;picture&gt;&lt;source media="(prefers-color-scheme: dark)" srcset="https://github.com/StorageB/icons/blob/main/GNOME48Adwaita/light/document-edit-symbolic.svg"&gt;&lt;source media="(prefers-color-scheme: light)" srcset="https://github.com/StorageB/icons/blob/main/GNOME48Adwaita/dark/document-edit-symbolic.svg"&gt;&lt;img alt="document-edit-symbolic" src="https://user-images.githubusercontent.com/25423296/163456779-a8556205-d0a5-45e2-ac17-42d089e3c3f8.png"&gt;&lt;/picture&gt; &amp;nbsp; &amp;nbsp;document-edi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6] &amp; CHAR(34) &amp;  &#10;&quot; width=&quot; &amp; CHAR(34) &amp; &quot;22&quot; &amp; CHAR(34) &amp; &quot; alt=&quot; &amp; CHAR(34) &amp; [.B16] &amp; CHAR(34) &amp; &quot;&gt;&lt;/a&gt;&quot; &amp; &#10;&quot;&amp;nbsp; &amp;nbsp; &quot; &amp; [.B16] &amp; &quot;&lt;br&gt;&quot;" office:value-type="string" office:string-value="&lt;a href=&quot;#&quot;&gt;&lt;img src=&quot;https://raw.githubusercontent.com/StorageB/icons/main/GNOME46Adwaita/light/document-edit-symbolic.svg&quot; width=&quot;22&quot; alt=&quot;document-edit-symbolic&quot;&gt;&lt;/a&gt;&amp;nbsp; &amp;nbsp; document-edit-symbolic&lt;br&gt;" calcext:value-type="string">
            <text:p>&lt;a href="#"&gt;&lt;img src="https://raw.githubusercontent.com/StorageB/icons/main/GNOME46Adwaita/light/document-edit-symbolic.svg" width="22" alt="document-edit-symbolic"&gt;&lt;/a&gt;&amp;nbsp; &amp;nbsp; document-edi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6] &amp; CHAR(34) &amp;   &#10;&quot; width=&quot; &amp; CHAR(34) &amp; &quot;22&quot; &amp; CHAR(34) &amp; &quot; alt=&quot; &amp; CHAR(34) &amp; [.B16] &amp; CHAR(34) &amp; &quot;&gt;&lt;/a&gt;&quot; &amp;  &#10;&quot;&amp;nbsp; &amp;nbsp; &quot; &amp; [.B16] &amp; &quot;&lt;br&gt;&quot;" office:value-type="string" office:string-value="&lt;a href=&quot;#&quot;&gt;&lt;img src=&quot;https://raw.githubusercontent.com/StorageB/icons/main/GNOME46Adwaita/dark/document-edit-symbolic.svg&quot; width=&quot;22&quot; alt=&quot;document-edit-symbolic&quot;&gt;&lt;/a&gt;&amp;nbsp; &amp;nbsp; document-edit-symbolic&lt;br&gt;" calcext:value-type="string">
            <text:p>&lt;a href="#"&gt;&lt;img src="https://raw.githubusercontent.com/StorageB/icons/main/GNOME46Adwaita/dark/document-edit-symbolic.svg" width="22" alt="document-edit-symbolic"&gt;&lt;/a&gt;&amp;nbsp; &amp;nbsp; document-edi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-new-symbolic.svg</text:p>
          </table:table-cell>
          <table:table-cell office:value-type="string" calcext:value-type="string">
            <text:p>document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7] &amp; CHAR(34) &amp; &quot;&gt;&quot; &amp; &#10;&quot;&lt;img alt=&quot; &amp; CHAR(34) &amp; [.B1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] &amp; &quot;&lt;br&gt;&quot;" office:value-type="string" office:string-value="&lt;picture&gt;&lt;source media=&quot;(prefers-color-scheme: dark)&quot; srcset=&quot;https://github.com/StorageB/icons/blob/main/GNOME48Adwaita/light/document-new-symbolic.svg&quot;&gt;&lt;source media=&quot;(prefers-color-scheme: light)&quot; srcset=&quot;https://github.com/StorageB/icons/blob/main/GNOME48Adwaita/dark/document-new-symbolic.svg&quot;&gt;&lt;img alt=&quot;document-new-symbolic&quot; src=&quot;https://user-images.githubusercontent.com/25423296/163456779-a8556205-d0a5-45e2-ac17-42d089e3c3f8.png&quot;&gt;&lt;/picture&gt; &amp;nbsp; &amp;nbsp;document-new-symbolic&lt;br&gt;" calcext:value-type="string">
            <text:p>&lt;picture&gt;&lt;source media="(prefers-color-scheme: dark)" srcset="https://github.com/StorageB/icons/blob/main/GNOME48Adwaita/light/document-new-symbolic.svg"&gt;&lt;source media="(prefers-color-scheme: light)" srcset="https://github.com/StorageB/icons/blob/main/GNOME48Adwaita/dark/document-new-symbolic.svg"&gt;&lt;img alt="document-new-symbolic" src="https://user-images.githubusercontent.com/25423296/163456779-a8556205-d0a5-45e2-ac17-42d089e3c3f8.png"&gt;&lt;/picture&gt; &amp;nbsp; &amp;nbsp;document-new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7] &amp; CHAR(34) &amp;  &#10;&quot; width=&quot; &amp; CHAR(34) &amp; &quot;22&quot; &amp; CHAR(34) &amp; &quot; alt=&quot; &amp; CHAR(34) &amp; [.B17] &amp; CHAR(34) &amp; &quot;&gt;&lt;/a&gt;&quot; &amp; &#10;&quot;&amp;nbsp; &amp;nbsp; &quot; &amp; [.B17] &amp; &quot;&lt;br&gt;&quot;" office:value-type="string" office:string-value="&lt;a href=&quot;#&quot;&gt;&lt;img src=&quot;https://raw.githubusercontent.com/StorageB/icons/main/GNOME46Adwaita/light/document-new-symbolic.svg&quot; width=&quot;22&quot; alt=&quot;document-new-symbolic&quot;&gt;&lt;/a&gt;&amp;nbsp; &amp;nbsp; document-new-symbolic&lt;br&gt;" calcext:value-type="string">
            <text:p>&lt;a href="#"&gt;&lt;img src="https://raw.githubusercontent.com/StorageB/icons/main/GNOME46Adwaita/light/document-new-symbolic.svg" width="22" alt="document-new-symbolic"&gt;&lt;/a&gt;&amp;nbsp; &amp;nbsp; document-new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7] &amp; CHAR(34) &amp;   &#10;&quot; width=&quot; &amp; CHAR(34) &amp; &quot;22&quot; &amp; CHAR(34) &amp; &quot; alt=&quot; &amp; CHAR(34) &amp; [.B17] &amp; CHAR(34) &amp; &quot;&gt;&lt;/a&gt;&quot; &amp;  &#10;&quot;&amp;nbsp; &amp;nbsp; &quot; &amp; [.B17] &amp; &quot;&lt;br&gt;&quot;" office:value-type="string" office:string-value="&lt;a href=&quot;#&quot;&gt;&lt;img src=&quot;https://raw.githubusercontent.com/StorageB/icons/main/GNOME46Adwaita/dark/document-new-symbolic.svg&quot; width=&quot;22&quot; alt=&quot;document-new-symbolic&quot;&gt;&lt;/a&gt;&amp;nbsp; &amp;nbsp; document-new-symbolic&lt;br&gt;" calcext:value-type="string">
            <text:p>&lt;a href="#"&gt;&lt;img src="https://raw.githubusercontent.com/StorageB/icons/main/GNOME46Adwaita/dark/document-new-symbolic.svg" width="22" alt="document-new-symbolic"&gt;&lt;/a&gt;&amp;nbsp; &amp;nbsp; document-new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-open-recent-symbolic.svg</text:p>
          </table:table-cell>
          <table:table-cell office:value-type="string" calcext:value-type="string">
            <text:p>document-open-rece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8] &amp; CHAR(34) &amp; &quot;&gt;&quot; &amp; &#10;&quot;&lt;img alt=&quot; &amp; CHAR(34) &amp; [.B1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8] &amp; &quot;&lt;br&gt;&quot;" office:value-type="string" office:string-value="&lt;picture&gt;&lt;source media=&quot;(prefers-color-scheme: dark)&quot; srcset=&quot;https://github.com/StorageB/icons/blob/main/GNOME48Adwaita/light/document-open-recent-symbolic.svg&quot;&gt;&lt;source media=&quot;(prefers-color-scheme: light)&quot; srcset=&quot;https://github.com/StorageB/icons/blob/main/GNOME48Adwaita/dark/document-open-recent-symbolic.svg&quot;&gt;&lt;img alt=&quot;document-open-recent-symbolic&quot; src=&quot;https://user-images.githubusercontent.com/25423296/163456779-a8556205-d0a5-45e2-ac17-42d089e3c3f8.png&quot;&gt;&lt;/picture&gt; &amp;nbsp; &amp;nbsp;document-open-recent-symbolic&lt;br&gt;" calcext:value-type="string">
            <text:p>&lt;picture&gt;&lt;source media="(prefers-color-scheme: dark)" srcset="https://github.com/StorageB/icons/blob/main/GNOME48Adwaita/light/document-open-recent-symbolic.svg"&gt;&lt;source media="(prefers-color-scheme: light)" srcset="https://github.com/StorageB/icons/blob/main/GNOME48Adwaita/dark/document-open-recent-symbolic.svg"&gt;&lt;img alt="document-open-recent-symbolic" src="https://user-images.githubusercontent.com/25423296/163456779-a8556205-d0a5-45e2-ac17-42d089e3c3f8.png"&gt;&lt;/picture&gt; &amp;nbsp; &amp;nbsp;document-open-recen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8] &amp; CHAR(34) &amp;  &#10;&quot; width=&quot; &amp; CHAR(34) &amp; &quot;22&quot; &amp; CHAR(34) &amp; &quot; alt=&quot; &amp; CHAR(34) &amp; [.B18] &amp; CHAR(34) &amp; &quot;&gt;&lt;/a&gt;&quot; &amp; &#10;&quot;&amp;nbsp; &amp;nbsp; &quot; &amp; [.B18] &amp; &quot;&lt;br&gt;&quot;" office:value-type="string" office:string-value="&lt;a href=&quot;#&quot;&gt;&lt;img src=&quot;https://raw.githubusercontent.com/StorageB/icons/main/GNOME46Adwaita/light/document-open-recent-symbolic.svg&quot; width=&quot;22&quot; alt=&quot;document-open-recent-symbolic&quot;&gt;&lt;/a&gt;&amp;nbsp; &amp;nbsp; document-open-recent-symbolic&lt;br&gt;" calcext:value-type="string">
            <text:p>&lt;a href="#"&gt;&lt;img src="https://raw.githubusercontent.com/StorageB/icons/main/GNOME46Adwaita/light/document-open-recent-symbolic.svg" width="22" alt="document-open-recent-symbolic"&gt;&lt;/a&gt;&amp;nbsp; &amp;nbsp; document-open-recen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8] &amp; CHAR(34) &amp;   &#10;&quot; width=&quot; &amp; CHAR(34) &amp; &quot;22&quot; &amp; CHAR(34) &amp; &quot; alt=&quot; &amp; CHAR(34) &amp; [.B18] &amp; CHAR(34) &amp; &quot;&gt;&lt;/a&gt;&quot; &amp;  &#10;&quot;&amp;nbsp; &amp;nbsp; &quot; &amp; [.B18] &amp; &quot;&lt;br&gt;&quot;" office:value-type="string" office:string-value="&lt;a href=&quot;#&quot;&gt;&lt;img src=&quot;https://raw.githubusercontent.com/StorageB/icons/main/GNOME46Adwaita/dark/document-open-recent-symbolic.svg&quot; width=&quot;22&quot; alt=&quot;document-open-recent-symbolic&quot;&gt;&lt;/a&gt;&amp;nbsp; &amp;nbsp; document-open-recent-symbolic&lt;br&gt;" calcext:value-type="string">
            <text:p>&lt;a href="#"&gt;&lt;img src="https://raw.githubusercontent.com/StorageB/icons/main/GNOME46Adwaita/dark/document-open-recent-symbolic.svg" width="22" alt="document-open-recent-symbolic"&gt;&lt;/a&gt;&amp;nbsp; &amp;nbsp; document-open-recen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-open-symbolic.svg</text:p>
          </table:table-cell>
          <table:table-cell office:value-type="string" calcext:value-type="string">
            <text:p>document-ope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9] &amp; CHAR(34) &amp; &quot;&gt;&quot; &amp; &#10;&quot;&lt;img alt=&quot; &amp; CHAR(34) &amp; [.B1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] &amp; &quot;&lt;br&gt;&quot;" office:value-type="string" office:string-value="&lt;picture&gt;&lt;source media=&quot;(prefers-color-scheme: dark)&quot; srcset=&quot;https://github.com/StorageB/icons/blob/main/GNOME48Adwaita/light/document-open-symbolic.svg&quot;&gt;&lt;source media=&quot;(prefers-color-scheme: light)&quot; srcset=&quot;https://github.com/StorageB/icons/blob/main/GNOME48Adwaita/dark/document-open-symbolic.svg&quot;&gt;&lt;img alt=&quot;document-open-symbolic&quot; src=&quot;https://user-images.githubusercontent.com/25423296/163456779-a8556205-d0a5-45e2-ac17-42d089e3c3f8.png&quot;&gt;&lt;/picture&gt; &amp;nbsp; &amp;nbsp;document-open-symbolic&lt;br&gt;" calcext:value-type="string">
            <text:p>&lt;picture&gt;&lt;source media="(prefers-color-scheme: dark)" srcset="https://github.com/StorageB/icons/blob/main/GNOME48Adwaita/light/document-open-symbolic.svg"&gt;&lt;source media="(prefers-color-scheme: light)" srcset="https://github.com/StorageB/icons/blob/main/GNOME48Adwaita/dark/document-open-symbolic.svg"&gt;&lt;img alt="document-open-symbolic" src="https://user-images.githubusercontent.com/25423296/163456779-a8556205-d0a5-45e2-ac17-42d089e3c3f8.png"&gt;&lt;/picture&gt; &amp;nbsp; &amp;nbsp;document-open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9] &amp; CHAR(34) &amp;  &#10;&quot; width=&quot; &amp; CHAR(34) &amp; &quot;22&quot; &amp; CHAR(34) &amp; &quot; alt=&quot; &amp; CHAR(34) &amp; [.B19] &amp; CHAR(34) &amp; &quot;&gt;&lt;/a&gt;&quot; &amp; &#10;&quot;&amp;nbsp; &amp;nbsp; &quot; &amp; [.B19] &amp; &quot;&lt;br&gt;&quot;" office:value-type="string" office:string-value="&lt;a href=&quot;#&quot;&gt;&lt;img src=&quot;https://raw.githubusercontent.com/StorageB/icons/main/GNOME46Adwaita/light/document-open-symbolic.svg&quot; width=&quot;22&quot; alt=&quot;document-open-symbolic&quot;&gt;&lt;/a&gt;&amp;nbsp; &amp;nbsp; document-open-symbolic&lt;br&gt;" calcext:value-type="string">
            <text:p>&lt;a href="#"&gt;&lt;img src="https://raw.githubusercontent.com/StorageB/icons/main/GNOME46Adwaita/light/document-open-symbolic.svg" width="22" alt="document-open-symbolic"&gt;&lt;/a&gt;&amp;nbsp; &amp;nbsp; document-open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9] &amp; CHAR(34) &amp;   &#10;&quot; width=&quot; &amp; CHAR(34) &amp; &quot;22&quot; &amp; CHAR(34) &amp; &quot; alt=&quot; &amp; CHAR(34) &amp; [.B19] &amp; CHAR(34) &amp; &quot;&gt;&lt;/a&gt;&quot; &amp;  &#10;&quot;&amp;nbsp; &amp;nbsp; &quot; &amp; [.B19] &amp; &quot;&lt;br&gt;&quot;" office:value-type="string" office:string-value="&lt;a href=&quot;#&quot;&gt;&lt;img src=&quot;https://raw.githubusercontent.com/StorageB/icons/main/GNOME46Adwaita/dark/document-open-symbolic.svg&quot; width=&quot;22&quot; alt=&quot;document-open-symbolic&quot;&gt;&lt;/a&gt;&amp;nbsp; &amp;nbsp; document-open-symbolic&lt;br&gt;" calcext:value-type="string">
            <text:p>&lt;a href="#"&gt;&lt;img src="https://raw.githubusercontent.com/StorageB/icons/main/GNOME46Adwaita/dark/document-open-symbolic.svg" width="22" alt="document-open-symbolic"&gt;&lt;/a&gt;&amp;nbsp; &amp;nbsp; document-open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-page-setup-symbolic.svg</text:p>
          </table:table-cell>
          <table:table-cell office:value-type="string" calcext:value-type="string">
            <text:p>document-page-setu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0] &amp; CHAR(34) &amp; &quot;&gt;&quot; &amp; &#10;&quot;&lt;img alt=&quot; &amp; CHAR(34) &amp; [.B2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0] &amp; &quot;&lt;br&gt;&quot;" office:value-type="string" office:string-value="&lt;picture&gt;&lt;source media=&quot;(prefers-color-scheme: dark)&quot; srcset=&quot;https://github.com/StorageB/icons/blob/main/GNOME48Adwaita/light/document-page-setup-symbolic.svg&quot;&gt;&lt;source media=&quot;(prefers-color-scheme: light)&quot; srcset=&quot;https://github.com/StorageB/icons/blob/main/GNOME48Adwaita/dark/document-page-setup-symbolic.svg&quot;&gt;&lt;img alt=&quot;document-page-setup-symbolic&quot; src=&quot;https://user-images.githubusercontent.com/25423296/163456779-a8556205-d0a5-45e2-ac17-42d089e3c3f8.png&quot;&gt;&lt;/picture&gt; &amp;nbsp; &amp;nbsp;document-page-setup-symbolic&lt;br&gt;" calcext:value-type="string">
            <text:p>&lt;picture&gt;&lt;source media="(prefers-color-scheme: dark)" srcset="https://github.com/StorageB/icons/blob/main/GNOME48Adwaita/light/document-page-setup-symbolic.svg"&gt;&lt;source media="(prefers-color-scheme: light)" srcset="https://github.com/StorageB/icons/blob/main/GNOME48Adwaita/dark/document-page-setup-symbolic.svg"&gt;&lt;img alt="document-page-setup-symbolic" src="https://user-images.githubusercontent.com/25423296/163456779-a8556205-d0a5-45e2-ac17-42d089e3c3f8.png"&gt;&lt;/picture&gt; &amp;nbsp; &amp;nbsp;document-page-setup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0] &amp; CHAR(34) &amp;  &#10;&quot; width=&quot; &amp; CHAR(34) &amp; &quot;22&quot; &amp; CHAR(34) &amp; &quot; alt=&quot; &amp; CHAR(34) &amp; [.B20] &amp; CHAR(34) &amp; &quot;&gt;&lt;/a&gt;&quot; &amp; &#10;&quot;&amp;nbsp; &amp;nbsp; &quot; &amp; [.B20] &amp; &quot;&lt;br&gt;&quot;" office:value-type="string" office:string-value="&lt;a href=&quot;#&quot;&gt;&lt;img src=&quot;https://raw.githubusercontent.com/StorageB/icons/main/GNOME46Adwaita/light/document-page-setup-symbolic.svg&quot; width=&quot;22&quot; alt=&quot;document-page-setup-symbolic&quot;&gt;&lt;/a&gt;&amp;nbsp; &amp;nbsp; document-page-setup-symbolic&lt;br&gt;" calcext:value-type="string">
            <text:p>&lt;a href="#"&gt;&lt;img src="https://raw.githubusercontent.com/StorageB/icons/main/GNOME46Adwaita/light/document-page-setup-symbolic.svg" width="22" alt="document-page-setup-symbolic"&gt;&lt;/a&gt;&amp;nbsp; &amp;nbsp; document-page-setup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0] &amp; CHAR(34) &amp;   &#10;&quot; width=&quot; &amp; CHAR(34) &amp; &quot;22&quot; &amp; CHAR(34) &amp; &quot; alt=&quot; &amp; CHAR(34) &amp; [.B20] &amp; CHAR(34) &amp; &quot;&gt;&lt;/a&gt;&quot; &amp;  &#10;&quot;&amp;nbsp; &amp;nbsp; &quot; &amp; [.B20] &amp; &quot;&lt;br&gt;&quot;" office:value-type="string" office:string-value="&lt;a href=&quot;#&quot;&gt;&lt;img src=&quot;https://raw.githubusercontent.com/StorageB/icons/main/GNOME46Adwaita/dark/document-page-setup-symbolic.svg&quot; width=&quot;22&quot; alt=&quot;document-page-setup-symbolic&quot;&gt;&lt;/a&gt;&amp;nbsp; &amp;nbsp; document-page-setup-symbolic&lt;br&gt;" calcext:value-type="string">
            <text:p>&lt;a href="#"&gt;&lt;img src="https://raw.githubusercontent.com/StorageB/icons/main/GNOME46Adwaita/dark/document-page-setup-symbolic.svg" width="22" alt="document-page-setup-symbolic"&gt;&lt;/a&gt;&amp;nbsp; &amp;nbsp; document-page-setup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-print-preview-symbolic.svg</text:p>
          </table:table-cell>
          <table:table-cell office:value-type="string" calcext:value-type="string">
            <text:p>document-print-previ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1] &amp; CHAR(34) &amp; &quot;&gt;&quot; &amp; &#10;&quot;&lt;img alt=&quot; &amp; CHAR(34) &amp; [.B2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1] &amp; &quot;&lt;br&gt;&quot;" office:value-type="string" office:string-value="&lt;picture&gt;&lt;source media=&quot;(prefers-color-scheme: dark)&quot; srcset=&quot;https://github.com/StorageB/icons/blob/main/GNOME48Adwaita/light/document-print-preview-symbolic.svg&quot;&gt;&lt;source media=&quot;(prefers-color-scheme: light)&quot; srcset=&quot;https://github.com/StorageB/icons/blob/main/GNOME48Adwaita/dark/document-print-preview-symbolic.svg&quot;&gt;&lt;img alt=&quot;document-print-preview-symbolic&quot; src=&quot;https://user-images.githubusercontent.com/25423296/163456779-a8556205-d0a5-45e2-ac17-42d089e3c3f8.png&quot;&gt;&lt;/picture&gt; &amp;nbsp; &amp;nbsp;document-print-preview-symbolic&lt;br&gt;" calcext:value-type="string">
            <text:p>&lt;picture&gt;&lt;source media="(prefers-color-scheme: dark)" srcset="https://github.com/StorageB/icons/blob/main/GNOME48Adwaita/light/document-print-preview-symbolic.svg"&gt;&lt;source media="(prefers-color-scheme: light)" srcset="https://github.com/StorageB/icons/blob/main/GNOME48Adwaita/dark/document-print-preview-symbolic.svg"&gt;&lt;img alt="document-print-preview-symbolic" src="https://user-images.githubusercontent.com/25423296/163456779-a8556205-d0a5-45e2-ac17-42d089e3c3f8.png"&gt;&lt;/picture&gt; &amp;nbsp; &amp;nbsp;document-print-preview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1] &amp; CHAR(34) &amp;  &#10;&quot; width=&quot; &amp; CHAR(34) &amp; &quot;22&quot; &amp; CHAR(34) &amp; &quot; alt=&quot; &amp; CHAR(34) &amp; [.B21] &amp; CHAR(34) &amp; &quot;&gt;&lt;/a&gt;&quot; &amp; &#10;&quot;&amp;nbsp; &amp;nbsp; &quot; &amp; [.B21] &amp; &quot;&lt;br&gt;&quot;" office:value-type="string" office:string-value="&lt;a href=&quot;#&quot;&gt;&lt;img src=&quot;https://raw.githubusercontent.com/StorageB/icons/main/GNOME46Adwaita/light/document-print-preview-symbolic.svg&quot; width=&quot;22&quot; alt=&quot;document-print-preview-symbolic&quot;&gt;&lt;/a&gt;&amp;nbsp; &amp;nbsp; document-print-preview-symbolic&lt;br&gt;" calcext:value-type="string">
            <text:p>&lt;a href="#"&gt;&lt;img src="https://raw.githubusercontent.com/StorageB/icons/main/GNOME46Adwaita/light/document-print-preview-symbolic.svg" width="22" alt="document-print-preview-symbolic"&gt;&lt;/a&gt;&amp;nbsp; &amp;nbsp; document-print-preview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1] &amp; CHAR(34) &amp;   &#10;&quot; width=&quot; &amp; CHAR(34) &amp; &quot;22&quot; &amp; CHAR(34) &amp; &quot; alt=&quot; &amp; CHAR(34) &amp; [.B21] &amp; CHAR(34) &amp; &quot;&gt;&lt;/a&gt;&quot; &amp;  &#10;&quot;&amp;nbsp; &amp;nbsp; &quot; &amp; [.B21] &amp; &quot;&lt;br&gt;&quot;" office:value-type="string" office:string-value="&lt;a href=&quot;#&quot;&gt;&lt;img src=&quot;https://raw.githubusercontent.com/StorageB/icons/main/GNOME46Adwaita/dark/document-print-preview-symbolic.svg&quot; width=&quot;22&quot; alt=&quot;document-print-preview-symbolic&quot;&gt;&lt;/a&gt;&amp;nbsp; &amp;nbsp; document-print-preview-symbolic&lt;br&gt;" calcext:value-type="string">
            <text:p>&lt;a href="#"&gt;&lt;img src="https://raw.githubusercontent.com/StorageB/icons/main/GNOME46Adwaita/dark/document-print-preview-symbolic.svg" width="22" alt="document-print-preview-symbolic"&gt;&lt;/a&gt;&amp;nbsp; &amp;nbsp; document-print-preview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-print-symbolic.svg</text:p>
          </table:table-cell>
          <table:table-cell office:value-type="string" calcext:value-type="string">
            <text:p>document-pri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2] &amp; CHAR(34) &amp; &quot;&gt;&quot; &amp; &#10;&quot;&lt;img alt=&quot; &amp; CHAR(34) &amp; [.B2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] &amp; &quot;&lt;br&gt;&quot;" office:value-type="string" office:string-value="&lt;picture&gt;&lt;source media=&quot;(prefers-color-scheme: dark)&quot; srcset=&quot;https://github.com/StorageB/icons/blob/main/GNOME48Adwaita/light/document-print-symbolic.svg&quot;&gt;&lt;source media=&quot;(prefers-color-scheme: light)&quot; srcset=&quot;https://github.com/StorageB/icons/blob/main/GNOME48Adwaita/dark/document-print-symbolic.svg&quot;&gt;&lt;img alt=&quot;document-print-symbolic&quot; src=&quot;https://user-images.githubusercontent.com/25423296/163456779-a8556205-d0a5-45e2-ac17-42d089e3c3f8.png&quot;&gt;&lt;/picture&gt; &amp;nbsp; &amp;nbsp;document-print-symbolic&lt;br&gt;" calcext:value-type="string">
            <text:p>&lt;picture&gt;&lt;source media="(prefers-color-scheme: dark)" srcset="https://github.com/StorageB/icons/blob/main/GNOME48Adwaita/light/document-print-symbolic.svg"&gt;&lt;source media="(prefers-color-scheme: light)" srcset="https://github.com/StorageB/icons/blob/main/GNOME48Adwaita/dark/document-print-symbolic.svg"&gt;&lt;img alt="document-print-symbolic" src="https://user-images.githubusercontent.com/25423296/163456779-a8556205-d0a5-45e2-ac17-42d089e3c3f8.png"&gt;&lt;/picture&gt; &amp;nbsp; &amp;nbsp;document-prin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2] &amp; CHAR(34) &amp;  &#10;&quot; width=&quot; &amp; CHAR(34) &amp; &quot;22&quot; &amp; CHAR(34) &amp; &quot; alt=&quot; &amp; CHAR(34) &amp; [.B22] &amp; CHAR(34) &amp; &quot;&gt;&lt;/a&gt;&quot; &amp; &#10;&quot;&amp;nbsp; &amp;nbsp; &quot; &amp; [.B22] &amp; &quot;&lt;br&gt;&quot;" office:value-type="string" office:string-value="&lt;a href=&quot;#&quot;&gt;&lt;img src=&quot;https://raw.githubusercontent.com/StorageB/icons/main/GNOME46Adwaita/light/document-print-symbolic.svg&quot; width=&quot;22&quot; alt=&quot;document-print-symbolic&quot;&gt;&lt;/a&gt;&amp;nbsp; &amp;nbsp; document-print-symbolic&lt;br&gt;" calcext:value-type="string">
            <text:p>&lt;a href="#"&gt;&lt;img src="https://raw.githubusercontent.com/StorageB/icons/main/GNOME46Adwaita/light/document-print-symbolic.svg" width="22" alt="document-print-symbolic"&gt;&lt;/a&gt;&amp;nbsp; &amp;nbsp; document-prin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2] &amp; CHAR(34) &amp;   &#10;&quot; width=&quot; &amp; CHAR(34) &amp; &quot;22&quot; &amp; CHAR(34) &amp; &quot; alt=&quot; &amp; CHAR(34) &amp; [.B22] &amp; CHAR(34) &amp; &quot;&gt;&lt;/a&gt;&quot; &amp;  &#10;&quot;&amp;nbsp; &amp;nbsp; &quot; &amp; [.B22] &amp; &quot;&lt;br&gt;&quot;" office:value-type="string" office:string-value="&lt;a href=&quot;#&quot;&gt;&lt;img src=&quot;https://raw.githubusercontent.com/StorageB/icons/main/GNOME46Adwaita/dark/document-print-symbolic.svg&quot; width=&quot;22&quot; alt=&quot;document-print-symbolic&quot;&gt;&lt;/a&gt;&amp;nbsp; &amp;nbsp; document-print-symbolic&lt;br&gt;" calcext:value-type="string">
            <text:p>&lt;a href="#"&gt;&lt;img src="https://raw.githubusercontent.com/StorageB/icons/main/GNOME46Adwaita/dark/document-print-symbolic.svg" width="22" alt="document-print-symbolic"&gt;&lt;/a&gt;&amp;nbsp; &amp;nbsp; document-prin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-properties-symbolic.svg</text:p>
          </table:table-cell>
          <table:table-cell office:value-type="string" calcext:value-type="string">
            <text:p>document-propertie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3] &amp; CHAR(34) &amp; &quot;&gt;&quot; &amp; &#10;&quot;&lt;img alt=&quot; &amp; CHAR(34) &amp; [.B2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] &amp; &quot;&lt;br&gt;&quot;" office:value-type="string" office:string-value="&lt;picture&gt;&lt;source media=&quot;(prefers-color-scheme: dark)&quot; srcset=&quot;https://github.com/StorageB/icons/blob/main/GNOME48Adwaita/light/document-properties-symbolic.svg&quot;&gt;&lt;source media=&quot;(prefers-color-scheme: light)&quot; srcset=&quot;https://github.com/StorageB/icons/blob/main/GNOME48Adwaita/dark/document-properties-symbolic.svg&quot;&gt;&lt;img alt=&quot;document-properties-symbolic&quot; src=&quot;https://user-images.githubusercontent.com/25423296/163456779-a8556205-d0a5-45e2-ac17-42d089e3c3f8.png&quot;&gt;&lt;/picture&gt; &amp;nbsp; &amp;nbsp;document-properties-symbolic&lt;br&gt;" calcext:value-type="string">
            <text:p>&lt;picture&gt;&lt;source media="(prefers-color-scheme: dark)" srcset="https://github.com/StorageB/icons/blob/main/GNOME48Adwaita/light/document-properties-symbolic.svg"&gt;&lt;source media="(prefers-color-scheme: light)" srcset="https://github.com/StorageB/icons/blob/main/GNOME48Adwaita/dark/document-properties-symbolic.svg"&gt;&lt;img alt="document-properties-symbolic" src="https://user-images.githubusercontent.com/25423296/163456779-a8556205-d0a5-45e2-ac17-42d089e3c3f8.png"&gt;&lt;/picture&gt; &amp;nbsp; &amp;nbsp;document-propertie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3] &amp; CHAR(34) &amp;  &#10;&quot; width=&quot; &amp; CHAR(34) &amp; &quot;22&quot; &amp; CHAR(34) &amp; &quot; alt=&quot; &amp; CHAR(34) &amp; [.B23] &amp; CHAR(34) &amp; &quot;&gt;&lt;/a&gt;&quot; &amp; &#10;&quot;&amp;nbsp; &amp;nbsp; &quot; &amp; [.B23] &amp; &quot;&lt;br&gt;&quot;" office:value-type="string" office:string-value="&lt;a href=&quot;#&quot;&gt;&lt;img src=&quot;https://raw.githubusercontent.com/StorageB/icons/main/GNOME46Adwaita/light/document-properties-symbolic.svg&quot; width=&quot;22&quot; alt=&quot;document-properties-symbolic&quot;&gt;&lt;/a&gt;&amp;nbsp; &amp;nbsp; document-properties-symbolic&lt;br&gt;" calcext:value-type="string">
            <text:p>&lt;a href="#"&gt;&lt;img src="https://raw.githubusercontent.com/StorageB/icons/main/GNOME46Adwaita/light/document-properties-symbolic.svg" width="22" alt="document-properties-symbolic"&gt;&lt;/a&gt;&amp;nbsp; &amp;nbsp; document-propertie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3] &amp; CHAR(34) &amp;   &#10;&quot; width=&quot; &amp; CHAR(34) &amp; &quot;22&quot; &amp; CHAR(34) &amp; &quot; alt=&quot; &amp; CHAR(34) &amp; [.B23] &amp; CHAR(34) &amp; &quot;&gt;&lt;/a&gt;&quot; &amp;  &#10;&quot;&amp;nbsp; &amp;nbsp; &quot; &amp; [.B23] &amp; &quot;&lt;br&gt;&quot;" office:value-type="string" office:string-value="&lt;a href=&quot;#&quot;&gt;&lt;img src=&quot;https://raw.githubusercontent.com/StorageB/icons/main/GNOME46Adwaita/dark/document-properties-symbolic.svg&quot; width=&quot;22&quot; alt=&quot;document-properties-symbolic&quot;&gt;&lt;/a&gt;&amp;nbsp; &amp;nbsp; document-properties-symbolic&lt;br&gt;" calcext:value-type="string">
            <text:p>&lt;a href="#"&gt;&lt;img src="https://raw.githubusercontent.com/StorageB/icons/main/GNOME46Adwaita/dark/document-properties-symbolic.svg" width="22" alt="document-properties-symbolic"&gt;&lt;/a&gt;&amp;nbsp; &amp;nbsp; document-propertie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-revert-rtl-symbolic.svg</text:p>
          </table:table-cell>
          <table:table-cell office:value-type="string" calcext:value-type="string">
            <text:p>document-revert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4] &amp; CHAR(34) &amp; &quot;&gt;&quot; &amp; &#10;&quot;&lt;img alt=&quot; &amp; CHAR(34) &amp; [.B2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] &amp; &quot;&lt;br&gt;&quot;" office:value-type="string" office:string-value="&lt;picture&gt;&lt;source media=&quot;(prefers-color-scheme: dark)&quot; srcset=&quot;https://github.com/StorageB/icons/blob/main/GNOME48Adwaita/light/document-revert-rtl-symbolic.svg&quot;&gt;&lt;source media=&quot;(prefers-color-scheme: light)&quot; srcset=&quot;https://github.com/StorageB/icons/blob/main/GNOME48Adwaita/dark/document-revert-rtl-symbolic.svg&quot;&gt;&lt;img alt=&quot;document-revert-rtl-symbolic&quot; src=&quot;https://user-images.githubusercontent.com/25423296/163456779-a8556205-d0a5-45e2-ac17-42d089e3c3f8.png&quot;&gt;&lt;/picture&gt; &amp;nbsp; &amp;nbsp;document-revert-rtl-symbolic&lt;br&gt;" calcext:value-type="string">
            <text:p>&lt;picture&gt;&lt;source media="(prefers-color-scheme: dark)" srcset="https://github.com/StorageB/icons/blob/main/GNOME48Adwaita/light/document-revert-rtl-symbolic.svg"&gt;&lt;source media="(prefers-color-scheme: light)" srcset="https://github.com/StorageB/icons/blob/main/GNOME48Adwaita/dark/document-revert-rtl-symbolic.svg"&gt;&lt;img alt="document-revert-rtl-symbolic" src="https://user-images.githubusercontent.com/25423296/163456779-a8556205-d0a5-45e2-ac17-42d089e3c3f8.png"&gt;&lt;/picture&gt; &amp;nbsp; &amp;nbsp;document-revert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4] &amp; CHAR(34) &amp;  &#10;&quot; width=&quot; &amp; CHAR(34) &amp; &quot;22&quot; &amp; CHAR(34) &amp; &quot; alt=&quot; &amp; CHAR(34) &amp; [.B24] &amp; CHAR(34) &amp; &quot;&gt;&lt;/a&gt;&quot; &amp; &#10;&quot;&amp;nbsp; &amp;nbsp; &quot; &amp; [.B24] &amp; &quot;&lt;br&gt;&quot;" office:value-type="string" office:string-value="&lt;a href=&quot;#&quot;&gt;&lt;img src=&quot;https://raw.githubusercontent.com/StorageB/icons/main/GNOME46Adwaita/light/document-revert-rtl-symbolic.svg&quot; width=&quot;22&quot; alt=&quot;document-revert-rtl-symbolic&quot;&gt;&lt;/a&gt;&amp;nbsp; &amp;nbsp; document-revert-rtl-symbolic&lt;br&gt;" calcext:value-type="string">
            <text:p>&lt;a href="#"&gt;&lt;img src="https://raw.githubusercontent.com/StorageB/icons/main/GNOME46Adwaita/light/document-revert-rtl-symbolic.svg" width="22" alt="document-revert-rtl-symbolic"&gt;&lt;/a&gt;&amp;nbsp; &amp;nbsp; document-revert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4] &amp; CHAR(34) &amp;   &#10;&quot; width=&quot; &amp; CHAR(34) &amp; &quot;22&quot; &amp; CHAR(34) &amp; &quot; alt=&quot; &amp; CHAR(34) &amp; [.B24] &amp; CHAR(34) &amp; &quot;&gt;&lt;/a&gt;&quot; &amp;  &#10;&quot;&amp;nbsp; &amp;nbsp; &quot; &amp; [.B24] &amp; &quot;&lt;br&gt;&quot;" office:value-type="string" office:string-value="&lt;a href=&quot;#&quot;&gt;&lt;img src=&quot;https://raw.githubusercontent.com/StorageB/icons/main/GNOME46Adwaita/dark/document-revert-rtl-symbolic.svg&quot; width=&quot;22&quot; alt=&quot;document-revert-rtl-symbolic&quot;&gt;&lt;/a&gt;&amp;nbsp; &amp;nbsp; document-revert-rtl-symbolic&lt;br&gt;" calcext:value-type="string">
            <text:p>&lt;a href="#"&gt;&lt;img src="https://raw.githubusercontent.com/StorageB/icons/main/GNOME46Adwaita/dark/document-revert-rtl-symbolic.svg" width="22" alt="document-revert-rtl-symbolic"&gt;&lt;/a&gt;&amp;nbsp; &amp;nbsp; document-revert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-revert-symbolic-rtl.svg</text:p>
          </table:table-cell>
          <table:table-cell office:value-type="string" calcext:value-type="string">
            <text:p>document-rever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5] &amp; CHAR(34) &amp; &quot;&gt;&quot; &amp; &#10;&quot;&lt;img alt=&quot; &amp; CHAR(34) &amp; [.B2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] &amp; &quot;&lt;br&gt;&quot;" office:value-type="string" office:string-value="&lt;picture&gt;&lt;source media=&quot;(prefers-color-scheme: dark)&quot; srcset=&quot;https://github.com/StorageB/icons/blob/main/GNOME48Adwaita/light/document-revert-symbolic-rtl.svg&quot;&gt;&lt;source media=&quot;(prefers-color-scheme: light)&quot; srcset=&quot;https://github.com/StorageB/icons/blob/main/GNOME48Adwaita/dark/document-revert-symbolic-rtl.svg&quot;&gt;&lt;img alt=&quot;document-revert-symbolic-rtl&quot; src=&quot;https://user-images.githubusercontent.com/25423296/163456779-a8556205-d0a5-45e2-ac17-42d089e3c3f8.png&quot;&gt;&lt;/picture&gt; &amp;nbsp; &amp;nbsp;document-revert-symbolic-rtl&lt;br&gt;" calcext:value-type="string">
            <text:p>&lt;picture&gt;&lt;source media="(prefers-color-scheme: dark)" srcset="https://github.com/StorageB/icons/blob/main/GNOME48Adwaita/light/document-revert-symbolic-rtl.svg"&gt;&lt;source media="(prefers-color-scheme: light)" srcset="https://github.com/StorageB/icons/blob/main/GNOME48Adwaita/dark/document-revert-symbolic-rtl.svg"&gt;&lt;img alt="document-revert-symbolic-rtl" src="https://user-images.githubusercontent.com/25423296/163456779-a8556205-d0a5-45e2-ac17-42d089e3c3f8.png"&gt;&lt;/picture&gt; &amp;nbsp; &amp;nbsp;document-revert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5] &amp; CHAR(34) &amp;  &#10;&quot; width=&quot; &amp; CHAR(34) &amp; &quot;22&quot; &amp; CHAR(34) &amp; &quot; alt=&quot; &amp; CHAR(34) &amp; [.B25] &amp; CHAR(34) &amp; &quot;&gt;&lt;/a&gt;&quot; &amp; &#10;&quot;&amp;nbsp; &amp;nbsp; &quot; &amp; [.B25] &amp; &quot;&lt;br&gt;&quot;" office:value-type="string" office:string-value="&lt;a href=&quot;#&quot;&gt;&lt;img src=&quot;https://raw.githubusercontent.com/StorageB/icons/main/GNOME46Adwaita/light/document-revert-symbolic-rtl.svg&quot; width=&quot;22&quot; alt=&quot;document-revert-symbolic-rtl&quot;&gt;&lt;/a&gt;&amp;nbsp; &amp;nbsp; document-revert-symbolic-rtl&lt;br&gt;" calcext:value-type="string">
            <text:p>&lt;a href="#"&gt;&lt;img src="https://raw.githubusercontent.com/StorageB/icons/main/GNOME46Adwaita/light/document-revert-symbolic-rtl.svg" width="22" alt="document-revert-symbolic-rtl"&gt;&lt;/a&gt;&amp;nbsp; &amp;nbsp; document-revert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5] &amp; CHAR(34) &amp;   &#10;&quot; width=&quot; &amp; CHAR(34) &amp; &quot;22&quot; &amp; CHAR(34) &amp; &quot; alt=&quot; &amp; CHAR(34) &amp; [.B25] &amp; CHAR(34) &amp; &quot;&gt;&lt;/a&gt;&quot; &amp;  &#10;&quot;&amp;nbsp; &amp;nbsp; &quot; &amp; [.B25] &amp; &quot;&lt;br&gt;&quot;" office:value-type="string" office:string-value="&lt;a href=&quot;#&quot;&gt;&lt;img src=&quot;https://raw.githubusercontent.com/StorageB/icons/main/GNOME46Adwaita/dark/document-revert-symbolic-rtl.svg&quot; width=&quot;22&quot; alt=&quot;document-revert-symbolic-rtl&quot;&gt;&lt;/a&gt;&amp;nbsp; &amp;nbsp; document-revert-symbolic-rtl&lt;br&gt;" calcext:value-type="string">
            <text:p>&lt;a href="#"&gt;&lt;img src="https://raw.githubusercontent.com/StorageB/icons/main/GNOME46Adwaita/dark/document-revert-symbolic-rtl.svg" width="22" alt="document-revert-symbolic-rtl"&gt;&lt;/a&gt;&amp;nbsp; &amp;nbsp; document-revert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-revert-symbolic.svg</text:p>
          </table:table-cell>
          <table:table-cell office:value-type="string" calcext:value-type="string">
            <text:p>document-rever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6] &amp; CHAR(34) &amp; &quot;&gt;&quot; &amp; &#10;&quot;&lt;img alt=&quot; &amp; CHAR(34) &amp; [.B2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] &amp; &quot;&lt;br&gt;&quot;" office:value-type="string" office:string-value="&lt;picture&gt;&lt;source media=&quot;(prefers-color-scheme: dark)&quot; srcset=&quot;https://github.com/StorageB/icons/blob/main/GNOME48Adwaita/light/document-revert-symbolic.svg&quot;&gt;&lt;source media=&quot;(prefers-color-scheme: light)&quot; srcset=&quot;https://github.com/StorageB/icons/blob/main/GNOME48Adwaita/dark/document-revert-symbolic.svg&quot;&gt;&lt;img alt=&quot;document-revert-symbolic&quot; src=&quot;https://user-images.githubusercontent.com/25423296/163456779-a8556205-d0a5-45e2-ac17-42d089e3c3f8.png&quot;&gt;&lt;/picture&gt; &amp;nbsp; &amp;nbsp;document-revert-symbolic&lt;br&gt;" calcext:value-type="string">
            <text:p>&lt;picture&gt;&lt;source media="(prefers-color-scheme: dark)" srcset="https://github.com/StorageB/icons/blob/main/GNOME48Adwaita/light/document-revert-symbolic.svg"&gt;&lt;source media="(prefers-color-scheme: light)" srcset="https://github.com/StorageB/icons/blob/main/GNOME48Adwaita/dark/document-revert-symbolic.svg"&gt;&lt;img alt="document-revert-symbolic" src="https://user-images.githubusercontent.com/25423296/163456779-a8556205-d0a5-45e2-ac17-42d089e3c3f8.png"&gt;&lt;/picture&gt; &amp;nbsp; &amp;nbsp;document-rever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6] &amp; CHAR(34) &amp;  &#10;&quot; width=&quot; &amp; CHAR(34) &amp; &quot;22&quot; &amp; CHAR(34) &amp; &quot; alt=&quot; &amp; CHAR(34) &amp; [.B26] &amp; CHAR(34) &amp; &quot;&gt;&lt;/a&gt;&quot; &amp; &#10;&quot;&amp;nbsp; &amp;nbsp; &quot; &amp; [.B26] &amp; &quot;&lt;br&gt;&quot;" office:value-type="string" office:string-value="&lt;a href=&quot;#&quot;&gt;&lt;img src=&quot;https://raw.githubusercontent.com/StorageB/icons/main/GNOME46Adwaita/light/document-revert-symbolic.svg&quot; width=&quot;22&quot; alt=&quot;document-revert-symbolic&quot;&gt;&lt;/a&gt;&amp;nbsp; &amp;nbsp; document-revert-symbolic&lt;br&gt;" calcext:value-type="string">
            <text:p>&lt;a href="#"&gt;&lt;img src="https://raw.githubusercontent.com/StorageB/icons/main/GNOME46Adwaita/light/document-revert-symbolic.svg" width="22" alt="document-revert-symbolic"&gt;&lt;/a&gt;&amp;nbsp; &amp;nbsp; document-rever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6] &amp; CHAR(34) &amp;   &#10;&quot; width=&quot; &amp; CHAR(34) &amp; &quot;22&quot; &amp; CHAR(34) &amp; &quot; alt=&quot; &amp; CHAR(34) &amp; [.B26] &amp; CHAR(34) &amp; &quot;&gt;&lt;/a&gt;&quot; &amp;  &#10;&quot;&amp;nbsp; &amp;nbsp; &quot; &amp; [.B26] &amp; &quot;&lt;br&gt;&quot;" office:value-type="string" office:string-value="&lt;a href=&quot;#&quot;&gt;&lt;img src=&quot;https://raw.githubusercontent.com/StorageB/icons/main/GNOME46Adwaita/dark/document-revert-symbolic.svg&quot; width=&quot;22&quot; alt=&quot;document-revert-symbolic&quot;&gt;&lt;/a&gt;&amp;nbsp; &amp;nbsp; document-revert-symbolic&lt;br&gt;" calcext:value-type="string">
            <text:p>&lt;a href="#"&gt;&lt;img src="https://raw.githubusercontent.com/StorageB/icons/main/GNOME46Adwaita/dark/document-revert-symbolic.svg" width="22" alt="document-revert-symbolic"&gt;&lt;/a&gt;&amp;nbsp; &amp;nbsp; document-rever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-save-as-symbolic.svg</text:p>
          </table:table-cell>
          <table:table-cell office:value-type="string" calcext:value-type="string">
            <text:p>document-save-a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7] &amp; CHAR(34) &amp; &quot;&gt;&quot; &amp; &#10;&quot;&lt;img alt=&quot; &amp; CHAR(34) &amp; [.B2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7] &amp; &quot;&lt;br&gt;&quot;" office:value-type="string" office:string-value="&lt;picture&gt;&lt;source media=&quot;(prefers-color-scheme: dark)&quot; srcset=&quot;https://github.com/StorageB/icons/blob/main/GNOME48Adwaita/light/document-save-as-symbolic.svg&quot;&gt;&lt;source media=&quot;(prefers-color-scheme: light)&quot; srcset=&quot;https://github.com/StorageB/icons/blob/main/GNOME48Adwaita/dark/document-save-as-symbolic.svg&quot;&gt;&lt;img alt=&quot;document-save-as-symbolic&quot; src=&quot;https://user-images.githubusercontent.com/25423296/163456779-a8556205-d0a5-45e2-ac17-42d089e3c3f8.png&quot;&gt;&lt;/picture&gt; &amp;nbsp; &amp;nbsp;document-save-as-symbolic&lt;br&gt;" calcext:value-type="string">
            <text:p>&lt;picture&gt;&lt;source media="(prefers-color-scheme: dark)" srcset="https://github.com/StorageB/icons/blob/main/GNOME48Adwaita/light/document-save-as-symbolic.svg"&gt;&lt;source media="(prefers-color-scheme: light)" srcset="https://github.com/StorageB/icons/blob/main/GNOME48Adwaita/dark/document-save-as-symbolic.svg"&gt;&lt;img alt="document-save-as-symbolic" src="https://user-images.githubusercontent.com/25423296/163456779-a8556205-d0a5-45e2-ac17-42d089e3c3f8.png"&gt;&lt;/picture&gt; &amp;nbsp; &amp;nbsp;document-save-a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7] &amp; CHAR(34) &amp;  &#10;&quot; width=&quot; &amp; CHAR(34) &amp; &quot;22&quot; &amp; CHAR(34) &amp; &quot; alt=&quot; &amp; CHAR(34) &amp; [.B27] &amp; CHAR(34) &amp; &quot;&gt;&lt;/a&gt;&quot; &amp; &#10;&quot;&amp;nbsp; &amp;nbsp; &quot; &amp; [.B27] &amp; &quot;&lt;br&gt;&quot;" office:value-type="string" office:string-value="&lt;a href=&quot;#&quot;&gt;&lt;img src=&quot;https://raw.githubusercontent.com/StorageB/icons/main/GNOME46Adwaita/light/document-save-as-symbolic.svg&quot; width=&quot;22&quot; alt=&quot;document-save-as-symbolic&quot;&gt;&lt;/a&gt;&amp;nbsp; &amp;nbsp; document-save-as-symbolic&lt;br&gt;" calcext:value-type="string">
            <text:p>&lt;a href="#"&gt;&lt;img src="https://raw.githubusercontent.com/StorageB/icons/main/GNOME46Adwaita/light/document-save-as-symbolic.svg" width="22" alt="document-save-as-symbolic"&gt;&lt;/a&gt;&amp;nbsp; &amp;nbsp; document-save-a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7] &amp; CHAR(34) &amp;   &#10;&quot; width=&quot; &amp; CHAR(34) &amp; &quot;22&quot; &amp; CHAR(34) &amp; &quot; alt=&quot; &amp; CHAR(34) &amp; [.B27] &amp; CHAR(34) &amp; &quot;&gt;&lt;/a&gt;&quot; &amp;  &#10;&quot;&amp;nbsp; &amp;nbsp; &quot; &amp; [.B27] &amp; &quot;&lt;br&gt;&quot;" office:value-type="string" office:string-value="&lt;a href=&quot;#&quot;&gt;&lt;img src=&quot;https://raw.githubusercontent.com/StorageB/icons/main/GNOME46Adwaita/dark/document-save-as-symbolic.svg&quot; width=&quot;22&quot; alt=&quot;document-save-as-symbolic&quot;&gt;&lt;/a&gt;&amp;nbsp; &amp;nbsp; document-save-as-symbolic&lt;br&gt;" calcext:value-type="string">
            <text:p>&lt;a href="#"&gt;&lt;img src="https://raw.githubusercontent.com/StorageB/icons/main/GNOME46Adwaita/dark/document-save-as-symbolic.svg" width="22" alt="document-save-as-symbolic"&gt;&lt;/a&gt;&amp;nbsp; &amp;nbsp; document-save-a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-save-symbolic.svg</text:p>
          </table:table-cell>
          <table:table-cell office:value-type="string" calcext:value-type="string">
            <text:p>document-sav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8] &amp; CHAR(34) &amp; &quot;&gt;&quot; &amp; &#10;&quot;&lt;img alt=&quot; &amp; CHAR(34) &amp; [.B2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8] &amp; &quot;&lt;br&gt;&quot;" office:value-type="string" office:string-value="&lt;picture&gt;&lt;source media=&quot;(prefers-color-scheme: dark)&quot; srcset=&quot;https://github.com/StorageB/icons/blob/main/GNOME48Adwaita/light/document-save-symbolic.svg&quot;&gt;&lt;source media=&quot;(prefers-color-scheme: light)&quot; srcset=&quot;https://github.com/StorageB/icons/blob/main/GNOME48Adwaita/dark/document-save-symbolic.svg&quot;&gt;&lt;img alt=&quot;document-save-symbolic&quot; src=&quot;https://user-images.githubusercontent.com/25423296/163456779-a8556205-d0a5-45e2-ac17-42d089e3c3f8.png&quot;&gt;&lt;/picture&gt; &amp;nbsp; &amp;nbsp;document-save-symbolic&lt;br&gt;" calcext:value-type="string">
            <text:p>&lt;picture&gt;&lt;source media="(prefers-color-scheme: dark)" srcset="https://github.com/StorageB/icons/blob/main/GNOME48Adwaita/light/document-save-symbolic.svg"&gt;&lt;source media="(prefers-color-scheme: light)" srcset="https://github.com/StorageB/icons/blob/main/GNOME48Adwaita/dark/document-save-symbolic.svg"&gt;&lt;img alt="document-save-symbolic" src="https://user-images.githubusercontent.com/25423296/163456779-a8556205-d0a5-45e2-ac17-42d089e3c3f8.png"&gt;&lt;/picture&gt; &amp;nbsp; &amp;nbsp;document-sav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8] &amp; CHAR(34) &amp;  &#10;&quot; width=&quot; &amp; CHAR(34) &amp; &quot;22&quot; &amp; CHAR(34) &amp; &quot; alt=&quot; &amp; CHAR(34) &amp; [.B28] &amp; CHAR(34) &amp; &quot;&gt;&lt;/a&gt;&quot; &amp; &#10;&quot;&amp;nbsp; &amp;nbsp; &quot; &amp; [.B28] &amp; &quot;&lt;br&gt;&quot;" office:value-type="string" office:string-value="&lt;a href=&quot;#&quot;&gt;&lt;img src=&quot;https://raw.githubusercontent.com/StorageB/icons/main/GNOME46Adwaita/light/document-save-symbolic.svg&quot; width=&quot;22&quot; alt=&quot;document-save-symbolic&quot;&gt;&lt;/a&gt;&amp;nbsp; &amp;nbsp; document-save-symbolic&lt;br&gt;" calcext:value-type="string">
            <text:p>&lt;a href="#"&gt;&lt;img src="https://raw.githubusercontent.com/StorageB/icons/main/GNOME46Adwaita/light/document-save-symbolic.svg" width="22" alt="document-save-symbolic"&gt;&lt;/a&gt;&amp;nbsp; &amp;nbsp; document-sav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8] &amp; CHAR(34) &amp;   &#10;&quot; width=&quot; &amp; CHAR(34) &amp; &quot;22&quot; &amp; CHAR(34) &amp; &quot; alt=&quot; &amp; CHAR(34) &amp; [.B28] &amp; CHAR(34) &amp; &quot;&gt;&lt;/a&gt;&quot; &amp;  &#10;&quot;&amp;nbsp; &amp;nbsp; &quot; &amp; [.B28] &amp; &quot;&lt;br&gt;&quot;" office:value-type="string" office:string-value="&lt;a href=&quot;#&quot;&gt;&lt;img src=&quot;https://raw.githubusercontent.com/StorageB/icons/main/GNOME46Adwaita/dark/document-save-symbolic.svg&quot; width=&quot;22&quot; alt=&quot;document-save-symbolic&quot;&gt;&lt;/a&gt;&amp;nbsp; &amp;nbsp; document-save-symbolic&lt;br&gt;" calcext:value-type="string">
            <text:p>&lt;a href="#"&gt;&lt;img src="https://raw.githubusercontent.com/StorageB/icons/main/GNOME46Adwaita/dark/document-save-symbolic.svg" width="22" alt="document-save-symbolic"&gt;&lt;/a&gt;&amp;nbsp; &amp;nbsp; document-sav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-send-symbolic.svg</text:p>
          </table:table-cell>
          <table:table-cell office:value-type="string" calcext:value-type="string">
            <text:p>document-sen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9] &amp; CHAR(34) &amp; &quot;&gt;&quot; &amp; &#10;&quot;&lt;img alt=&quot; &amp; CHAR(34) &amp; [.B2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9] &amp; &quot;&lt;br&gt;&quot;" office:value-type="string" office:string-value="&lt;picture&gt;&lt;source media=&quot;(prefers-color-scheme: dark)&quot; srcset=&quot;https://github.com/StorageB/icons/blob/main/GNOME48Adwaita/light/document-send-symbolic.svg&quot;&gt;&lt;source media=&quot;(prefers-color-scheme: light)&quot; srcset=&quot;https://github.com/StorageB/icons/blob/main/GNOME48Adwaita/dark/document-send-symbolic.svg&quot;&gt;&lt;img alt=&quot;document-send-symbolic&quot; src=&quot;https://user-images.githubusercontent.com/25423296/163456779-a8556205-d0a5-45e2-ac17-42d089e3c3f8.png&quot;&gt;&lt;/picture&gt; &amp;nbsp; &amp;nbsp;document-send-symbolic&lt;br&gt;" calcext:value-type="string">
            <text:p>&lt;picture&gt;&lt;source media="(prefers-color-scheme: dark)" srcset="https://github.com/StorageB/icons/blob/main/GNOME48Adwaita/light/document-send-symbolic.svg"&gt;&lt;source media="(prefers-color-scheme: light)" srcset="https://github.com/StorageB/icons/blob/main/GNOME48Adwaita/dark/document-send-symbolic.svg"&gt;&lt;img alt="document-send-symbolic" src="https://user-images.githubusercontent.com/25423296/163456779-a8556205-d0a5-45e2-ac17-42d089e3c3f8.png"&gt;&lt;/picture&gt; &amp;nbsp; &amp;nbsp;document-sen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9] &amp; CHAR(34) &amp;  &#10;&quot; width=&quot; &amp; CHAR(34) &amp; &quot;22&quot; &amp; CHAR(34) &amp; &quot; alt=&quot; &amp; CHAR(34) &amp; [.B29] &amp; CHAR(34) &amp; &quot;&gt;&lt;/a&gt;&quot; &amp; &#10;&quot;&amp;nbsp; &amp;nbsp; &quot; &amp; [.B29] &amp; &quot;&lt;br&gt;&quot;" office:value-type="string" office:string-value="&lt;a href=&quot;#&quot;&gt;&lt;img src=&quot;https://raw.githubusercontent.com/StorageB/icons/main/GNOME46Adwaita/light/document-send-symbolic.svg&quot; width=&quot;22&quot; alt=&quot;document-send-symbolic&quot;&gt;&lt;/a&gt;&amp;nbsp; &amp;nbsp; document-send-symbolic&lt;br&gt;" calcext:value-type="string">
            <text:p>&lt;a href="#"&gt;&lt;img src="https://raw.githubusercontent.com/StorageB/icons/main/GNOME46Adwaita/light/document-send-symbolic.svg" width="22" alt="document-send-symbolic"&gt;&lt;/a&gt;&amp;nbsp; &amp;nbsp; document-sen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9] &amp; CHAR(34) &amp;   &#10;&quot; width=&quot; &amp; CHAR(34) &amp; &quot;22&quot; &amp; CHAR(34) &amp; &quot; alt=&quot; &amp; CHAR(34) &amp; [.B29] &amp; CHAR(34) &amp; &quot;&gt;&lt;/a&gt;&quot; &amp;  &#10;&quot;&amp;nbsp; &amp;nbsp; &quot; &amp; [.B29] &amp; &quot;&lt;br&gt;&quot;" office:value-type="string" office:string-value="&lt;a href=&quot;#&quot;&gt;&lt;img src=&quot;https://raw.githubusercontent.com/StorageB/icons/main/GNOME46Adwaita/dark/document-send-symbolic.svg&quot; width=&quot;22&quot; alt=&quot;document-send-symbolic&quot;&gt;&lt;/a&gt;&amp;nbsp; &amp;nbsp; document-send-symbolic&lt;br&gt;" calcext:value-type="string">
            <text:p>&lt;a href="#"&gt;&lt;img src="https://raw.githubusercontent.com/StorageB/icons/main/GNOME46Adwaita/dark/document-send-symbolic.svg" width="22" alt="document-send-symbolic"&gt;&lt;/a&gt;&amp;nbsp; &amp;nbsp; document-sen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dit-clear-all-symbolic.svg</text:p>
          </table:table-cell>
          <table:table-cell office:value-type="string" calcext:value-type="string">
            <text:p>edit-clear-al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0] &amp; CHAR(34) &amp; &quot;&gt;&quot; &amp; &#10;&quot;&lt;img alt=&quot; &amp; CHAR(34) &amp; [.B3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0] &amp; &quot;&lt;br&gt;&quot;" office:value-type="string" office:string-value="&lt;picture&gt;&lt;source media=&quot;(prefers-color-scheme: dark)&quot; srcset=&quot;https://github.com/StorageB/icons/blob/main/GNOME48Adwaita/light/edit-clear-all-symbolic.svg&quot;&gt;&lt;source media=&quot;(prefers-color-scheme: light)&quot; srcset=&quot;https://github.com/StorageB/icons/blob/main/GNOME48Adwaita/dark/edit-clear-all-symbolic.svg&quot;&gt;&lt;img alt=&quot;edit-clear-all-symbolic&quot; src=&quot;https://user-images.githubusercontent.com/25423296/163456779-a8556205-d0a5-45e2-ac17-42d089e3c3f8.png&quot;&gt;&lt;/picture&gt; &amp;nbsp; &amp;nbsp;edit-clear-all-symbolic&lt;br&gt;" calcext:value-type="string">
            <text:p>&lt;picture&gt;&lt;source media="(prefers-color-scheme: dark)" srcset="https://github.com/StorageB/icons/blob/main/GNOME48Adwaita/light/edit-clear-all-symbolic.svg"&gt;&lt;source media="(prefers-color-scheme: light)" srcset="https://github.com/StorageB/icons/blob/main/GNOME48Adwaita/dark/edit-clear-all-symbolic.svg"&gt;&lt;img alt="edit-clear-all-symbolic" src="https://user-images.githubusercontent.com/25423296/163456779-a8556205-d0a5-45e2-ac17-42d089e3c3f8.png"&gt;&lt;/picture&gt; &amp;nbsp; &amp;nbsp;edit-clear-al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0] &amp; CHAR(34) &amp;  &#10;&quot; width=&quot; &amp; CHAR(34) &amp; &quot;22&quot; &amp; CHAR(34) &amp; &quot; alt=&quot; &amp; CHAR(34) &amp; [.B30] &amp; CHAR(34) &amp; &quot;&gt;&lt;/a&gt;&quot; &amp; &#10;&quot;&amp;nbsp; &amp;nbsp; &quot; &amp; [.B30] &amp; &quot;&lt;br&gt;&quot;" office:value-type="string" office:string-value="&lt;a href=&quot;#&quot;&gt;&lt;img src=&quot;https://raw.githubusercontent.com/StorageB/icons/main/GNOME46Adwaita/light/edit-clear-all-symbolic.svg&quot; width=&quot;22&quot; alt=&quot;edit-clear-all-symbolic&quot;&gt;&lt;/a&gt;&amp;nbsp; &amp;nbsp; edit-clear-all-symbolic&lt;br&gt;" calcext:value-type="string">
            <text:p>&lt;a href="#"&gt;&lt;img src="https://raw.githubusercontent.com/StorageB/icons/main/GNOME46Adwaita/light/edit-clear-all-symbolic.svg" width="22" alt="edit-clear-all-symbolic"&gt;&lt;/a&gt;&amp;nbsp; &amp;nbsp; edit-clear-al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0] &amp; CHAR(34) &amp;   &#10;&quot; width=&quot; &amp; CHAR(34) &amp; &quot;22&quot; &amp; CHAR(34) &amp; &quot; alt=&quot; &amp; CHAR(34) &amp; [.B30] &amp; CHAR(34) &amp; &quot;&gt;&lt;/a&gt;&quot; &amp;  &#10;&quot;&amp;nbsp; &amp;nbsp; &quot; &amp; [.B30] &amp; &quot;&lt;br&gt;&quot;" office:value-type="string" office:string-value="&lt;a href=&quot;#&quot;&gt;&lt;img src=&quot;https://raw.githubusercontent.com/StorageB/icons/main/GNOME46Adwaita/dark/edit-clear-all-symbolic.svg&quot; width=&quot;22&quot; alt=&quot;edit-clear-all-symbolic&quot;&gt;&lt;/a&gt;&amp;nbsp; &amp;nbsp; edit-clear-all-symbolic&lt;br&gt;" calcext:value-type="string">
            <text:p>&lt;a href="#"&gt;&lt;img src="https://raw.githubusercontent.com/StorageB/icons/main/GNOME46Adwaita/dark/edit-clear-all-symbolic.svg" width="22" alt="edit-clear-all-symbolic"&gt;&lt;/a&gt;&amp;nbsp; &amp;nbsp; edit-clear-al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dit-clear-rtl-symbolic.svg</text:p>
          </table:table-cell>
          <table:table-cell office:value-type="string" calcext:value-type="string">
            <text:p>edit-clear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1] &amp; CHAR(34) &amp; &quot;&gt;&quot; &amp; &#10;&quot;&lt;img alt=&quot; &amp; CHAR(34) &amp; [.B3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1] &amp; &quot;&lt;br&gt;&quot;" office:value-type="string" office:string-value="&lt;picture&gt;&lt;source media=&quot;(prefers-color-scheme: dark)&quot; srcset=&quot;https://github.com/StorageB/icons/blob/main/GNOME48Adwaita/light/edit-clear-rtl-symbolic.svg&quot;&gt;&lt;source media=&quot;(prefers-color-scheme: light)&quot; srcset=&quot;https://github.com/StorageB/icons/blob/main/GNOME48Adwaita/dark/edit-clear-rtl-symbolic.svg&quot;&gt;&lt;img alt=&quot;edit-clear-rtl-symbolic&quot; src=&quot;https://user-images.githubusercontent.com/25423296/163456779-a8556205-d0a5-45e2-ac17-42d089e3c3f8.png&quot;&gt;&lt;/picture&gt; &amp;nbsp; &amp;nbsp;edit-clear-rtl-symbolic&lt;br&gt;" calcext:value-type="string">
            <text:p>&lt;picture&gt;&lt;source media="(prefers-color-scheme: dark)" srcset="https://github.com/StorageB/icons/blob/main/GNOME48Adwaita/light/edit-clear-rtl-symbolic.svg"&gt;&lt;source media="(prefers-color-scheme: light)" srcset="https://github.com/StorageB/icons/blob/main/GNOME48Adwaita/dark/edit-clear-rtl-symbolic.svg"&gt;&lt;img alt="edit-clear-rtl-symbolic" src="https://user-images.githubusercontent.com/25423296/163456779-a8556205-d0a5-45e2-ac17-42d089e3c3f8.png"&gt;&lt;/picture&gt; &amp;nbsp; &amp;nbsp;edit-clear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1] &amp; CHAR(34) &amp;  &#10;&quot; width=&quot; &amp; CHAR(34) &amp; &quot;22&quot; &amp; CHAR(34) &amp; &quot; alt=&quot; &amp; CHAR(34) &amp; [.B31] &amp; CHAR(34) &amp; &quot;&gt;&lt;/a&gt;&quot; &amp; &#10;&quot;&amp;nbsp; &amp;nbsp; &quot; &amp; [.B31] &amp; &quot;&lt;br&gt;&quot;" office:value-type="string" office:string-value="&lt;a href=&quot;#&quot;&gt;&lt;img src=&quot;https://raw.githubusercontent.com/StorageB/icons/main/GNOME46Adwaita/light/edit-clear-rtl-symbolic.svg&quot; width=&quot;22&quot; alt=&quot;edit-clear-rtl-symbolic&quot;&gt;&lt;/a&gt;&amp;nbsp; &amp;nbsp; edit-clear-rtl-symbolic&lt;br&gt;" calcext:value-type="string">
            <text:p>&lt;a href="#"&gt;&lt;img src="https://raw.githubusercontent.com/StorageB/icons/main/GNOME46Adwaita/light/edit-clear-rtl-symbolic.svg" width="22" alt="edit-clear-rtl-symbolic"&gt;&lt;/a&gt;&amp;nbsp; &amp;nbsp; edit-clear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1] &amp; CHAR(34) &amp;   &#10;&quot; width=&quot; &amp; CHAR(34) &amp; &quot;22&quot; &amp; CHAR(34) &amp; &quot; alt=&quot; &amp; CHAR(34) &amp; [.B31] &amp; CHAR(34) &amp; &quot;&gt;&lt;/a&gt;&quot; &amp;  &#10;&quot;&amp;nbsp; &amp;nbsp; &quot; &amp; [.B31] &amp; &quot;&lt;br&gt;&quot;" office:value-type="string" office:string-value="&lt;a href=&quot;#&quot;&gt;&lt;img src=&quot;https://raw.githubusercontent.com/StorageB/icons/main/GNOME46Adwaita/dark/edit-clear-rtl-symbolic.svg&quot; width=&quot;22&quot; alt=&quot;edit-clear-rtl-symbolic&quot;&gt;&lt;/a&gt;&amp;nbsp; &amp;nbsp; edit-clear-rtl-symbolic&lt;br&gt;" calcext:value-type="string">
            <text:p>&lt;a href="#"&gt;&lt;img src="https://raw.githubusercontent.com/StorageB/icons/main/GNOME46Adwaita/dark/edit-clear-rtl-symbolic.svg" width="22" alt="edit-clear-rtl-symbolic"&gt;&lt;/a&gt;&amp;nbsp; &amp;nbsp; edit-clear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dit-clear-symbolic-rtl.svg</text:p>
          </table:table-cell>
          <table:table-cell office:value-type="string" calcext:value-type="string">
            <text:p>edit-clear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2] &amp; CHAR(34) &amp; &quot;&gt;&quot; &amp; &#10;&quot;&lt;img alt=&quot; &amp; CHAR(34) &amp; [.B3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] &amp; &quot;&lt;br&gt;&quot;" office:value-type="string" office:string-value="&lt;picture&gt;&lt;source media=&quot;(prefers-color-scheme: dark)&quot; srcset=&quot;https://github.com/StorageB/icons/blob/main/GNOME48Adwaita/light/edit-clear-symbolic-rtl.svg&quot;&gt;&lt;source media=&quot;(prefers-color-scheme: light)&quot; srcset=&quot;https://github.com/StorageB/icons/blob/main/GNOME48Adwaita/dark/edit-clear-symbolic-rtl.svg&quot;&gt;&lt;img alt=&quot;edit-clear-symbolic-rtl&quot; src=&quot;https://user-images.githubusercontent.com/25423296/163456779-a8556205-d0a5-45e2-ac17-42d089e3c3f8.png&quot;&gt;&lt;/picture&gt; &amp;nbsp; &amp;nbsp;edit-clear-symbolic-rtl&lt;br&gt;" calcext:value-type="string">
            <text:p>&lt;picture&gt;&lt;source media="(prefers-color-scheme: dark)" srcset="https://github.com/StorageB/icons/blob/main/GNOME48Adwaita/light/edit-clear-symbolic-rtl.svg"&gt;&lt;source media="(prefers-color-scheme: light)" srcset="https://github.com/StorageB/icons/blob/main/GNOME48Adwaita/dark/edit-clear-symbolic-rtl.svg"&gt;&lt;img alt="edit-clear-symbolic-rtl" src="https://user-images.githubusercontent.com/25423296/163456779-a8556205-d0a5-45e2-ac17-42d089e3c3f8.png"&gt;&lt;/picture&gt; &amp;nbsp; &amp;nbsp;edit-clear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2] &amp; CHAR(34) &amp;  &#10;&quot; width=&quot; &amp; CHAR(34) &amp; &quot;22&quot; &amp; CHAR(34) &amp; &quot; alt=&quot; &amp; CHAR(34) &amp; [.B32] &amp; CHAR(34) &amp; &quot;&gt;&lt;/a&gt;&quot; &amp; &#10;&quot;&amp;nbsp; &amp;nbsp; &quot; &amp; [.B32] &amp; &quot;&lt;br&gt;&quot;" office:value-type="string" office:string-value="&lt;a href=&quot;#&quot;&gt;&lt;img src=&quot;https://raw.githubusercontent.com/StorageB/icons/main/GNOME46Adwaita/light/edit-clear-symbolic-rtl.svg&quot; width=&quot;22&quot; alt=&quot;edit-clear-symbolic-rtl&quot;&gt;&lt;/a&gt;&amp;nbsp; &amp;nbsp; edit-clear-symbolic-rtl&lt;br&gt;" calcext:value-type="string">
            <text:p>&lt;a href="#"&gt;&lt;img src="https://raw.githubusercontent.com/StorageB/icons/main/GNOME46Adwaita/light/edit-clear-symbolic-rtl.svg" width="22" alt="edit-clear-symbolic-rtl"&gt;&lt;/a&gt;&amp;nbsp; &amp;nbsp; edit-clear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2] &amp; CHAR(34) &amp;   &#10;&quot; width=&quot; &amp; CHAR(34) &amp; &quot;22&quot; &amp; CHAR(34) &amp; &quot; alt=&quot; &amp; CHAR(34) &amp; [.B32] &amp; CHAR(34) &amp; &quot;&gt;&lt;/a&gt;&quot; &amp;  &#10;&quot;&amp;nbsp; &amp;nbsp; &quot; &amp; [.B32] &amp; &quot;&lt;br&gt;&quot;" office:value-type="string" office:string-value="&lt;a href=&quot;#&quot;&gt;&lt;img src=&quot;https://raw.githubusercontent.com/StorageB/icons/main/GNOME46Adwaita/dark/edit-clear-symbolic-rtl.svg&quot; width=&quot;22&quot; alt=&quot;edit-clear-symbolic-rtl&quot;&gt;&lt;/a&gt;&amp;nbsp; &amp;nbsp; edit-clear-symbolic-rtl&lt;br&gt;" calcext:value-type="string">
            <text:p>&lt;a href="#"&gt;&lt;img src="https://raw.githubusercontent.com/StorageB/icons/main/GNOME46Adwaita/dark/edit-clear-symbolic-rtl.svg" width="22" alt="edit-clear-symbolic-rtl"&gt;&lt;/a&gt;&amp;nbsp; &amp;nbsp; edit-clear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dit-clear-symbolic.svg</text:p>
          </table:table-cell>
          <table:table-cell office:value-type="string" calcext:value-type="string">
            <text:p>edit-clea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3] &amp; CHAR(34) &amp; &quot;&gt;&quot; &amp; &#10;&quot;&lt;img alt=&quot; &amp; CHAR(34) &amp; [.B3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] &amp; &quot;&lt;br&gt;&quot;" office:value-type="string" office:string-value="&lt;picture&gt;&lt;source media=&quot;(prefers-color-scheme: dark)&quot; srcset=&quot;https://github.com/StorageB/icons/blob/main/GNOME48Adwaita/light/edit-clear-symbolic.svg&quot;&gt;&lt;source media=&quot;(prefers-color-scheme: light)&quot; srcset=&quot;https://github.com/StorageB/icons/blob/main/GNOME48Adwaita/dark/edit-clear-symbolic.svg&quot;&gt;&lt;img alt=&quot;edit-clear-symbolic&quot; src=&quot;https://user-images.githubusercontent.com/25423296/163456779-a8556205-d0a5-45e2-ac17-42d089e3c3f8.png&quot;&gt;&lt;/picture&gt; &amp;nbsp; &amp;nbsp;edit-clear-symbolic&lt;br&gt;" calcext:value-type="string">
            <text:p>&lt;picture&gt;&lt;source media="(prefers-color-scheme: dark)" srcset="https://github.com/StorageB/icons/blob/main/GNOME48Adwaita/light/edit-clear-symbolic.svg"&gt;&lt;source media="(prefers-color-scheme: light)" srcset="https://github.com/StorageB/icons/blob/main/GNOME48Adwaita/dark/edit-clear-symbolic.svg"&gt;&lt;img alt="edit-clear-symbolic" src="https://user-images.githubusercontent.com/25423296/163456779-a8556205-d0a5-45e2-ac17-42d089e3c3f8.png"&gt;&lt;/picture&gt; &amp;nbsp; &amp;nbsp;edit-clea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3] &amp; CHAR(34) &amp;  &#10;&quot; width=&quot; &amp; CHAR(34) &amp; &quot;22&quot; &amp; CHAR(34) &amp; &quot; alt=&quot; &amp; CHAR(34) &amp; [.B33] &amp; CHAR(34) &amp; &quot;&gt;&lt;/a&gt;&quot; &amp; &#10;&quot;&amp;nbsp; &amp;nbsp; &quot; &amp; [.B33] &amp; &quot;&lt;br&gt;&quot;" office:value-type="string" office:string-value="&lt;a href=&quot;#&quot;&gt;&lt;img src=&quot;https://raw.githubusercontent.com/StorageB/icons/main/GNOME46Adwaita/light/edit-clear-symbolic.svg&quot; width=&quot;22&quot; alt=&quot;edit-clear-symbolic&quot;&gt;&lt;/a&gt;&amp;nbsp; &amp;nbsp; edit-clear-symbolic&lt;br&gt;" calcext:value-type="string">
            <text:p>&lt;a href="#"&gt;&lt;img src="https://raw.githubusercontent.com/StorageB/icons/main/GNOME46Adwaita/light/edit-clear-symbolic.svg" width="22" alt="edit-clear-symbolic"&gt;&lt;/a&gt;&amp;nbsp; &amp;nbsp; edit-clea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3] &amp; CHAR(34) &amp;   &#10;&quot; width=&quot; &amp; CHAR(34) &amp; &quot;22&quot; &amp; CHAR(34) &amp; &quot; alt=&quot; &amp; CHAR(34) &amp; [.B33] &amp; CHAR(34) &amp; &quot;&gt;&lt;/a&gt;&quot; &amp;  &#10;&quot;&amp;nbsp; &amp;nbsp; &quot; &amp; [.B33] &amp; &quot;&lt;br&gt;&quot;" office:value-type="string" office:string-value="&lt;a href=&quot;#&quot;&gt;&lt;img src=&quot;https://raw.githubusercontent.com/StorageB/icons/main/GNOME46Adwaita/dark/edit-clear-symbolic.svg&quot; width=&quot;22&quot; alt=&quot;edit-clear-symbolic&quot;&gt;&lt;/a&gt;&amp;nbsp; &amp;nbsp; edit-clear-symbolic&lt;br&gt;" calcext:value-type="string">
            <text:p>&lt;a href="#"&gt;&lt;img src="https://raw.githubusercontent.com/StorageB/icons/main/GNOME46Adwaita/dark/edit-clear-symbolic.svg" width="22" alt="edit-clear-symbolic"&gt;&lt;/a&gt;&amp;nbsp; &amp;nbsp; edit-clea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dit-copy-symbolic.svg</text:p>
          </table:table-cell>
          <table:table-cell office:value-type="string" calcext:value-type="string">
            <text:p>edit-cop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4] &amp; CHAR(34) &amp; &quot;&gt;&quot; &amp; &#10;&quot;&lt;img alt=&quot; &amp; CHAR(34) &amp; [.B3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] &amp; &quot;&lt;br&gt;&quot;" office:value-type="string" office:string-value="&lt;picture&gt;&lt;source media=&quot;(prefers-color-scheme: dark)&quot; srcset=&quot;https://github.com/StorageB/icons/blob/main/GNOME48Adwaita/light/edit-copy-symbolic.svg&quot;&gt;&lt;source media=&quot;(prefers-color-scheme: light)&quot; srcset=&quot;https://github.com/StorageB/icons/blob/main/GNOME48Adwaita/dark/edit-copy-symbolic.svg&quot;&gt;&lt;img alt=&quot;edit-copy-symbolic&quot; src=&quot;https://user-images.githubusercontent.com/25423296/163456779-a8556205-d0a5-45e2-ac17-42d089e3c3f8.png&quot;&gt;&lt;/picture&gt; &amp;nbsp; &amp;nbsp;edit-copy-symbolic&lt;br&gt;" calcext:value-type="string">
            <text:p>&lt;picture&gt;&lt;source media="(prefers-color-scheme: dark)" srcset="https://github.com/StorageB/icons/blob/main/GNOME48Adwaita/light/edit-copy-symbolic.svg"&gt;&lt;source media="(prefers-color-scheme: light)" srcset="https://github.com/StorageB/icons/blob/main/GNOME48Adwaita/dark/edit-copy-symbolic.svg"&gt;&lt;img alt="edit-copy-symbolic" src="https://user-images.githubusercontent.com/25423296/163456779-a8556205-d0a5-45e2-ac17-42d089e3c3f8.png"&gt;&lt;/picture&gt; &amp;nbsp; &amp;nbsp;edit-copy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4] &amp; CHAR(34) &amp;  &#10;&quot; width=&quot; &amp; CHAR(34) &amp; &quot;22&quot; &amp; CHAR(34) &amp; &quot; alt=&quot; &amp; CHAR(34) &amp; [.B34] &amp; CHAR(34) &amp; &quot;&gt;&lt;/a&gt;&quot; &amp; &#10;&quot;&amp;nbsp; &amp;nbsp; &quot; &amp; [.B34] &amp; &quot;&lt;br&gt;&quot;" office:value-type="string" office:string-value="&lt;a href=&quot;#&quot;&gt;&lt;img src=&quot;https://raw.githubusercontent.com/StorageB/icons/main/GNOME46Adwaita/light/edit-copy-symbolic.svg&quot; width=&quot;22&quot; alt=&quot;edit-copy-symbolic&quot;&gt;&lt;/a&gt;&amp;nbsp; &amp;nbsp; edit-copy-symbolic&lt;br&gt;" calcext:value-type="string">
            <text:p>&lt;a href="#"&gt;&lt;img src="https://raw.githubusercontent.com/StorageB/icons/main/GNOME46Adwaita/light/edit-copy-symbolic.svg" width="22" alt="edit-copy-symbolic"&gt;&lt;/a&gt;&amp;nbsp; &amp;nbsp; edit-copy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4] &amp; CHAR(34) &amp;   &#10;&quot; width=&quot; &amp; CHAR(34) &amp; &quot;22&quot; &amp; CHAR(34) &amp; &quot; alt=&quot; &amp; CHAR(34) &amp; [.B34] &amp; CHAR(34) &amp; &quot;&gt;&lt;/a&gt;&quot; &amp;  &#10;&quot;&amp;nbsp; &amp;nbsp; &quot; &amp; [.B34] &amp; &quot;&lt;br&gt;&quot;" office:value-type="string" office:string-value="&lt;a href=&quot;#&quot;&gt;&lt;img src=&quot;https://raw.githubusercontent.com/StorageB/icons/main/GNOME46Adwaita/dark/edit-copy-symbolic.svg&quot; width=&quot;22&quot; alt=&quot;edit-copy-symbolic&quot;&gt;&lt;/a&gt;&amp;nbsp; &amp;nbsp; edit-copy-symbolic&lt;br&gt;" calcext:value-type="string">
            <text:p>&lt;a href="#"&gt;&lt;img src="https://raw.githubusercontent.com/StorageB/icons/main/GNOME46Adwaita/dark/edit-copy-symbolic.svg" width="22" alt="edit-copy-symbolic"&gt;&lt;/a&gt;&amp;nbsp; &amp;nbsp; edit-copy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dit-cut-symbolic.svg</text:p>
          </table:table-cell>
          <table:table-cell office:value-type="string" calcext:value-type="string">
            <text:p>edit-cu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5] &amp; CHAR(34) &amp; &quot;&gt;&quot; &amp; &#10;&quot;&lt;img alt=&quot; &amp; CHAR(34) &amp; [.B3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5] &amp; &quot;&lt;br&gt;&quot;" office:value-type="string" office:string-value="&lt;picture&gt;&lt;source media=&quot;(prefers-color-scheme: dark)&quot; srcset=&quot;https://github.com/StorageB/icons/blob/main/GNOME48Adwaita/light/edit-cut-symbolic.svg&quot;&gt;&lt;source media=&quot;(prefers-color-scheme: light)&quot; srcset=&quot;https://github.com/StorageB/icons/blob/main/GNOME48Adwaita/dark/edit-cut-symbolic.svg&quot;&gt;&lt;img alt=&quot;edit-cut-symbolic&quot; src=&quot;https://user-images.githubusercontent.com/25423296/163456779-a8556205-d0a5-45e2-ac17-42d089e3c3f8.png&quot;&gt;&lt;/picture&gt; &amp;nbsp; &amp;nbsp;edit-cut-symbolic&lt;br&gt;" calcext:value-type="string">
            <text:p>&lt;picture&gt;&lt;source media="(prefers-color-scheme: dark)" srcset="https://github.com/StorageB/icons/blob/main/GNOME48Adwaita/light/edit-cut-symbolic.svg"&gt;&lt;source media="(prefers-color-scheme: light)" srcset="https://github.com/StorageB/icons/blob/main/GNOME48Adwaita/dark/edit-cut-symbolic.svg"&gt;&lt;img alt="edit-cut-symbolic" src="https://user-images.githubusercontent.com/25423296/163456779-a8556205-d0a5-45e2-ac17-42d089e3c3f8.png"&gt;&lt;/picture&gt; &amp;nbsp; &amp;nbsp;edit-cu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5] &amp; CHAR(34) &amp;  &#10;&quot; width=&quot; &amp; CHAR(34) &amp; &quot;22&quot; &amp; CHAR(34) &amp; &quot; alt=&quot; &amp; CHAR(34) &amp; [.B35] &amp; CHAR(34) &amp; &quot;&gt;&lt;/a&gt;&quot; &amp; &#10;&quot;&amp;nbsp; &amp;nbsp; &quot; &amp; [.B35] &amp; &quot;&lt;br&gt;&quot;" office:value-type="string" office:string-value="&lt;a href=&quot;#&quot;&gt;&lt;img src=&quot;https://raw.githubusercontent.com/StorageB/icons/main/GNOME46Adwaita/light/edit-cut-symbolic.svg&quot; width=&quot;22&quot; alt=&quot;edit-cut-symbolic&quot;&gt;&lt;/a&gt;&amp;nbsp; &amp;nbsp; edit-cut-symbolic&lt;br&gt;" calcext:value-type="string">
            <text:p>&lt;a href="#"&gt;&lt;img src="https://raw.githubusercontent.com/StorageB/icons/main/GNOME46Adwaita/light/edit-cut-symbolic.svg" width="22" alt="edit-cut-symbolic"&gt;&lt;/a&gt;&amp;nbsp; &amp;nbsp; edit-cu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5] &amp; CHAR(34) &amp;   &#10;&quot; width=&quot; &amp; CHAR(34) &amp; &quot;22&quot; &amp; CHAR(34) &amp; &quot; alt=&quot; &amp; CHAR(34) &amp; [.B35] &amp; CHAR(34) &amp; &quot;&gt;&lt;/a&gt;&quot; &amp;  &#10;&quot;&amp;nbsp; &amp;nbsp; &quot; &amp; [.B35] &amp; &quot;&lt;br&gt;&quot;" office:value-type="string" office:string-value="&lt;a href=&quot;#&quot;&gt;&lt;img src=&quot;https://raw.githubusercontent.com/StorageB/icons/main/GNOME46Adwaita/dark/edit-cut-symbolic.svg&quot; width=&quot;22&quot; alt=&quot;edit-cut-symbolic&quot;&gt;&lt;/a&gt;&amp;nbsp; &amp;nbsp; edit-cut-symbolic&lt;br&gt;" calcext:value-type="string">
            <text:p>&lt;a href="#"&gt;&lt;img src="https://raw.githubusercontent.com/StorageB/icons/main/GNOME46Adwaita/dark/edit-cut-symbolic.svg" width="22" alt="edit-cut-symbolic"&gt;&lt;/a&gt;&amp;nbsp; &amp;nbsp; edit-cu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dit-delete-symbolic.svg</text:p>
          </table:table-cell>
          <table:table-cell office:value-type="string" calcext:value-type="string">
            <text:p>edit-delet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6] &amp; CHAR(34) &amp; &quot;&gt;&quot; &amp; &#10;&quot;&lt;img alt=&quot; &amp; CHAR(34) &amp; [.B3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6] &amp; &quot;&lt;br&gt;&quot;" office:value-type="string" office:string-value="&lt;picture&gt;&lt;source media=&quot;(prefers-color-scheme: dark)&quot; srcset=&quot;https://github.com/StorageB/icons/blob/main/GNOME48Adwaita/light/edit-delete-symbolic.svg&quot;&gt;&lt;source media=&quot;(prefers-color-scheme: light)&quot; srcset=&quot;https://github.com/StorageB/icons/blob/main/GNOME48Adwaita/dark/edit-delete-symbolic.svg&quot;&gt;&lt;img alt=&quot;edit-delete-symbolic&quot; src=&quot;https://user-images.githubusercontent.com/25423296/163456779-a8556205-d0a5-45e2-ac17-42d089e3c3f8.png&quot;&gt;&lt;/picture&gt; &amp;nbsp; &amp;nbsp;edit-delete-symbolic&lt;br&gt;" calcext:value-type="string">
            <text:p>&lt;picture&gt;&lt;source media="(prefers-color-scheme: dark)" srcset="https://github.com/StorageB/icons/blob/main/GNOME48Adwaita/light/edit-delete-symbolic.svg"&gt;&lt;source media="(prefers-color-scheme: light)" srcset="https://github.com/StorageB/icons/blob/main/GNOME48Adwaita/dark/edit-delete-symbolic.svg"&gt;&lt;img alt="edit-delete-symbolic" src="https://user-images.githubusercontent.com/25423296/163456779-a8556205-d0a5-45e2-ac17-42d089e3c3f8.png"&gt;&lt;/picture&gt; &amp;nbsp; &amp;nbsp;edit-delet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6] &amp; CHAR(34) &amp;  &#10;&quot; width=&quot; &amp; CHAR(34) &amp; &quot;22&quot; &amp; CHAR(34) &amp; &quot; alt=&quot; &amp; CHAR(34) &amp; [.B36] &amp; CHAR(34) &amp; &quot;&gt;&lt;/a&gt;&quot; &amp; &#10;&quot;&amp;nbsp; &amp;nbsp; &quot; &amp; [.B36] &amp; &quot;&lt;br&gt;&quot;" office:value-type="string" office:string-value="&lt;a href=&quot;#&quot;&gt;&lt;img src=&quot;https://raw.githubusercontent.com/StorageB/icons/main/GNOME46Adwaita/light/edit-delete-symbolic.svg&quot; width=&quot;22&quot; alt=&quot;edit-delete-symbolic&quot;&gt;&lt;/a&gt;&amp;nbsp; &amp;nbsp; edit-delete-symbolic&lt;br&gt;" calcext:value-type="string">
            <text:p>&lt;a href="#"&gt;&lt;img src="https://raw.githubusercontent.com/StorageB/icons/main/GNOME46Adwaita/light/edit-delete-symbolic.svg" width="22" alt="edit-delete-symbolic"&gt;&lt;/a&gt;&amp;nbsp; &amp;nbsp; edit-delet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6] &amp; CHAR(34) &amp;   &#10;&quot; width=&quot; &amp; CHAR(34) &amp; &quot;22&quot; &amp; CHAR(34) &amp; &quot; alt=&quot; &amp; CHAR(34) &amp; [.B36] &amp; CHAR(34) &amp; &quot;&gt;&lt;/a&gt;&quot; &amp;  &#10;&quot;&amp;nbsp; &amp;nbsp; &quot; &amp; [.B36] &amp; &quot;&lt;br&gt;&quot;" office:value-type="string" office:string-value="&lt;a href=&quot;#&quot;&gt;&lt;img src=&quot;https://raw.githubusercontent.com/StorageB/icons/main/GNOME46Adwaita/dark/edit-delete-symbolic.svg&quot; width=&quot;22&quot; alt=&quot;edit-delete-symbolic&quot;&gt;&lt;/a&gt;&amp;nbsp; &amp;nbsp; edit-delete-symbolic&lt;br&gt;" calcext:value-type="string">
            <text:p>&lt;a href="#"&gt;&lt;img src="https://raw.githubusercontent.com/StorageB/icons/main/GNOME46Adwaita/dark/edit-delete-symbolic.svg" width="22" alt="edit-delete-symbolic"&gt;&lt;/a&gt;&amp;nbsp; &amp;nbsp; edit-delet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dit-find-replace-symbolic.svg</text:p>
          </table:table-cell>
          <table:table-cell office:value-type="string" calcext:value-type="string">
            <text:p>edit-find-replac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7] &amp; CHAR(34) &amp; &quot;&gt;&quot; &amp; &#10;&quot;&lt;img alt=&quot; &amp; CHAR(34) &amp; [.B3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7] &amp; &quot;&lt;br&gt;&quot;" office:value-type="string" office:string-value="&lt;picture&gt;&lt;source media=&quot;(prefers-color-scheme: dark)&quot; srcset=&quot;https://github.com/StorageB/icons/blob/main/GNOME48Adwaita/light/edit-find-replace-symbolic.svg&quot;&gt;&lt;source media=&quot;(prefers-color-scheme: light)&quot; srcset=&quot;https://github.com/StorageB/icons/blob/main/GNOME48Adwaita/dark/edit-find-replace-symbolic.svg&quot;&gt;&lt;img alt=&quot;edit-find-replace-symbolic&quot; src=&quot;https://user-images.githubusercontent.com/25423296/163456779-a8556205-d0a5-45e2-ac17-42d089e3c3f8.png&quot;&gt;&lt;/picture&gt; &amp;nbsp; &amp;nbsp;edit-find-replace-symbolic&lt;br&gt;" calcext:value-type="string">
            <text:p>&lt;picture&gt;&lt;source media="(prefers-color-scheme: dark)" srcset="https://github.com/StorageB/icons/blob/main/GNOME48Adwaita/light/edit-find-replace-symbolic.svg"&gt;&lt;source media="(prefers-color-scheme: light)" srcset="https://github.com/StorageB/icons/blob/main/GNOME48Adwaita/dark/edit-find-replace-symbolic.svg"&gt;&lt;img alt="edit-find-replace-symbolic" src="https://user-images.githubusercontent.com/25423296/163456779-a8556205-d0a5-45e2-ac17-42d089e3c3f8.png"&gt;&lt;/picture&gt; &amp;nbsp; &amp;nbsp;edit-find-replac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7] &amp; CHAR(34) &amp;  &#10;&quot; width=&quot; &amp; CHAR(34) &amp; &quot;22&quot; &amp; CHAR(34) &amp; &quot; alt=&quot; &amp; CHAR(34) &amp; [.B37] &amp; CHAR(34) &amp; &quot;&gt;&lt;/a&gt;&quot; &amp; &#10;&quot;&amp;nbsp; &amp;nbsp; &quot; &amp; [.B37] &amp; &quot;&lt;br&gt;&quot;" office:value-type="string" office:string-value="&lt;a href=&quot;#&quot;&gt;&lt;img src=&quot;https://raw.githubusercontent.com/StorageB/icons/main/GNOME46Adwaita/light/edit-find-replace-symbolic.svg&quot; width=&quot;22&quot; alt=&quot;edit-find-replace-symbolic&quot;&gt;&lt;/a&gt;&amp;nbsp; &amp;nbsp; edit-find-replace-symbolic&lt;br&gt;" calcext:value-type="string">
            <text:p>&lt;a href="#"&gt;&lt;img src="https://raw.githubusercontent.com/StorageB/icons/main/GNOME46Adwaita/light/edit-find-replace-symbolic.svg" width="22" alt="edit-find-replace-symbolic"&gt;&lt;/a&gt;&amp;nbsp; &amp;nbsp; edit-find-replac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7] &amp; CHAR(34) &amp;   &#10;&quot; width=&quot; &amp; CHAR(34) &amp; &quot;22&quot; &amp; CHAR(34) &amp; &quot; alt=&quot; &amp; CHAR(34) &amp; [.B37] &amp; CHAR(34) &amp; &quot;&gt;&lt;/a&gt;&quot; &amp;  &#10;&quot;&amp;nbsp; &amp;nbsp; &quot; &amp; [.B37] &amp; &quot;&lt;br&gt;&quot;" office:value-type="string" office:string-value="&lt;a href=&quot;#&quot;&gt;&lt;img src=&quot;https://raw.githubusercontent.com/StorageB/icons/main/GNOME46Adwaita/dark/edit-find-replace-symbolic.svg&quot; width=&quot;22&quot; alt=&quot;edit-find-replace-symbolic&quot;&gt;&lt;/a&gt;&amp;nbsp; &amp;nbsp; edit-find-replace-symbolic&lt;br&gt;" calcext:value-type="string">
            <text:p>&lt;a href="#"&gt;&lt;img src="https://raw.githubusercontent.com/StorageB/icons/main/GNOME46Adwaita/dark/edit-find-replace-symbolic.svg" width="22" alt="edit-find-replace-symbolic"&gt;&lt;/a&gt;&amp;nbsp; &amp;nbsp; edit-find-replac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dit-find-symbolic.svg</text:p>
          </table:table-cell>
          <table:table-cell office:value-type="string" calcext:value-type="string">
            <text:p>edit-fin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8] &amp; CHAR(34) &amp; &quot;&gt;&quot; &amp; &#10;&quot;&lt;img alt=&quot; &amp; CHAR(34) &amp; [.B3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8] &amp; &quot;&lt;br&gt;&quot;" office:value-type="string" office:string-value="&lt;picture&gt;&lt;source media=&quot;(prefers-color-scheme: dark)&quot; srcset=&quot;https://github.com/StorageB/icons/blob/main/GNOME48Adwaita/light/edit-find-symbolic.svg&quot;&gt;&lt;source media=&quot;(prefers-color-scheme: light)&quot; srcset=&quot;https://github.com/StorageB/icons/blob/main/GNOME48Adwaita/dark/edit-find-symbolic.svg&quot;&gt;&lt;img alt=&quot;edit-find-symbolic&quot; src=&quot;https://user-images.githubusercontent.com/25423296/163456779-a8556205-d0a5-45e2-ac17-42d089e3c3f8.png&quot;&gt;&lt;/picture&gt; &amp;nbsp; &amp;nbsp;edit-find-symbolic&lt;br&gt;" calcext:value-type="string">
            <text:p>&lt;picture&gt;&lt;source media="(prefers-color-scheme: dark)" srcset="https://github.com/StorageB/icons/blob/main/GNOME48Adwaita/light/edit-find-symbolic.svg"&gt;&lt;source media="(prefers-color-scheme: light)" srcset="https://github.com/StorageB/icons/blob/main/GNOME48Adwaita/dark/edit-find-symbolic.svg"&gt;&lt;img alt="edit-find-symbolic" src="https://user-images.githubusercontent.com/25423296/163456779-a8556205-d0a5-45e2-ac17-42d089e3c3f8.png"&gt;&lt;/picture&gt; &amp;nbsp; &amp;nbsp;edit-fin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8] &amp; CHAR(34) &amp;  &#10;&quot; width=&quot; &amp; CHAR(34) &amp; &quot;22&quot; &amp; CHAR(34) &amp; &quot; alt=&quot; &amp; CHAR(34) &amp; [.B38] &amp; CHAR(34) &amp; &quot;&gt;&lt;/a&gt;&quot; &amp; &#10;&quot;&amp;nbsp; &amp;nbsp; &quot; &amp; [.B38] &amp; &quot;&lt;br&gt;&quot;" office:value-type="string" office:string-value="&lt;a href=&quot;#&quot;&gt;&lt;img src=&quot;https://raw.githubusercontent.com/StorageB/icons/main/GNOME46Adwaita/light/edit-find-symbolic.svg&quot; width=&quot;22&quot; alt=&quot;edit-find-symbolic&quot;&gt;&lt;/a&gt;&amp;nbsp; &amp;nbsp; edit-find-symbolic&lt;br&gt;" calcext:value-type="string">
            <text:p>&lt;a href="#"&gt;&lt;img src="https://raw.githubusercontent.com/StorageB/icons/main/GNOME46Adwaita/light/edit-find-symbolic.svg" width="22" alt="edit-find-symbolic"&gt;&lt;/a&gt;&amp;nbsp; &amp;nbsp; edit-fin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8] &amp; CHAR(34) &amp;   &#10;&quot; width=&quot; &amp; CHAR(34) &amp; &quot;22&quot; &amp; CHAR(34) &amp; &quot; alt=&quot; &amp; CHAR(34) &amp; [.B38] &amp; CHAR(34) &amp; &quot;&gt;&lt;/a&gt;&quot; &amp;  &#10;&quot;&amp;nbsp; &amp;nbsp; &quot; &amp; [.B38] &amp; &quot;&lt;br&gt;&quot;" office:value-type="string" office:string-value="&lt;a href=&quot;#&quot;&gt;&lt;img src=&quot;https://raw.githubusercontent.com/StorageB/icons/main/GNOME46Adwaita/dark/edit-find-symbolic.svg&quot; width=&quot;22&quot; alt=&quot;edit-find-symbolic&quot;&gt;&lt;/a&gt;&amp;nbsp; &amp;nbsp; edit-find-symbolic&lt;br&gt;" calcext:value-type="string">
            <text:p>&lt;a href="#"&gt;&lt;img src="https://raw.githubusercontent.com/StorageB/icons/main/GNOME46Adwaita/dark/edit-find-symbolic.svg" width="22" alt="edit-find-symbolic"&gt;&lt;/a&gt;&amp;nbsp; &amp;nbsp; edit-fin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dit-paste-symbolic.svg</text:p>
          </table:table-cell>
          <table:table-cell office:value-type="string" calcext:value-type="string">
            <text:p>edit-past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9] &amp; CHAR(34) &amp; &quot;&gt;&quot; &amp; &#10;&quot;&lt;img alt=&quot; &amp; CHAR(34) &amp; [.B3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9] &amp; &quot;&lt;br&gt;&quot;" office:value-type="string" office:string-value="&lt;picture&gt;&lt;source media=&quot;(prefers-color-scheme: dark)&quot; srcset=&quot;https://github.com/StorageB/icons/blob/main/GNOME48Adwaita/light/edit-paste-symbolic.svg&quot;&gt;&lt;source media=&quot;(prefers-color-scheme: light)&quot; srcset=&quot;https://github.com/StorageB/icons/blob/main/GNOME48Adwaita/dark/edit-paste-symbolic.svg&quot;&gt;&lt;img alt=&quot;edit-paste-symbolic&quot; src=&quot;https://user-images.githubusercontent.com/25423296/163456779-a8556205-d0a5-45e2-ac17-42d089e3c3f8.png&quot;&gt;&lt;/picture&gt; &amp;nbsp; &amp;nbsp;edit-paste-symbolic&lt;br&gt;" calcext:value-type="string">
            <text:p>&lt;picture&gt;&lt;source media="(prefers-color-scheme: dark)" srcset="https://github.com/StorageB/icons/blob/main/GNOME48Adwaita/light/edit-paste-symbolic.svg"&gt;&lt;source media="(prefers-color-scheme: light)" srcset="https://github.com/StorageB/icons/blob/main/GNOME48Adwaita/dark/edit-paste-symbolic.svg"&gt;&lt;img alt="edit-paste-symbolic" src="https://user-images.githubusercontent.com/25423296/163456779-a8556205-d0a5-45e2-ac17-42d089e3c3f8.png"&gt;&lt;/picture&gt; &amp;nbsp; &amp;nbsp;edit-past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9] &amp; CHAR(34) &amp;  &#10;&quot; width=&quot; &amp; CHAR(34) &amp; &quot;22&quot; &amp; CHAR(34) &amp; &quot; alt=&quot; &amp; CHAR(34) &amp; [.B39] &amp; CHAR(34) &amp; &quot;&gt;&lt;/a&gt;&quot; &amp; &#10;&quot;&amp;nbsp; &amp;nbsp; &quot; &amp; [.B39] &amp; &quot;&lt;br&gt;&quot;" office:value-type="string" office:string-value="&lt;a href=&quot;#&quot;&gt;&lt;img src=&quot;https://raw.githubusercontent.com/StorageB/icons/main/GNOME46Adwaita/light/edit-paste-symbolic.svg&quot; width=&quot;22&quot; alt=&quot;edit-paste-symbolic&quot;&gt;&lt;/a&gt;&amp;nbsp; &amp;nbsp; edit-paste-symbolic&lt;br&gt;" calcext:value-type="string">
            <text:p>&lt;a href="#"&gt;&lt;img src="https://raw.githubusercontent.com/StorageB/icons/main/GNOME46Adwaita/light/edit-paste-symbolic.svg" width="22" alt="edit-paste-symbolic"&gt;&lt;/a&gt;&amp;nbsp; &amp;nbsp; edit-past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9] &amp; CHAR(34) &amp;   &#10;&quot; width=&quot; &amp; CHAR(34) &amp; &quot;22&quot; &amp; CHAR(34) &amp; &quot; alt=&quot; &amp; CHAR(34) &amp; [.B39] &amp; CHAR(34) &amp; &quot;&gt;&lt;/a&gt;&quot; &amp;  &#10;&quot;&amp;nbsp; &amp;nbsp; &quot; &amp; [.B39] &amp; &quot;&lt;br&gt;&quot;" office:value-type="string" office:string-value="&lt;a href=&quot;#&quot;&gt;&lt;img src=&quot;https://raw.githubusercontent.com/StorageB/icons/main/GNOME46Adwaita/dark/edit-paste-symbolic.svg&quot; width=&quot;22&quot; alt=&quot;edit-paste-symbolic&quot;&gt;&lt;/a&gt;&amp;nbsp; &amp;nbsp; edit-paste-symbolic&lt;br&gt;" calcext:value-type="string">
            <text:p>&lt;a href="#"&gt;&lt;img src="https://raw.githubusercontent.com/StorageB/icons/main/GNOME46Adwaita/dark/edit-paste-symbolic.svg" width="22" alt="edit-paste-symbolic"&gt;&lt;/a&gt;&amp;nbsp; &amp;nbsp; edit-past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dit-redo-symbolic-rtl.svg</text:p>
          </table:table-cell>
          <table:table-cell office:value-type="string" calcext:value-type="string">
            <text:p>edit-redo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0] &amp; CHAR(34) &amp; &quot;&gt;&quot; &amp; &#10;&quot;&lt;img alt=&quot; &amp; CHAR(34) &amp; [.B4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0] &amp; &quot;&lt;br&gt;&quot;" office:value-type="string" office:string-value="&lt;picture&gt;&lt;source media=&quot;(prefers-color-scheme: dark)&quot; srcset=&quot;https://github.com/StorageB/icons/blob/main/GNOME48Adwaita/light/edit-redo-symbolic-rtl.svg&quot;&gt;&lt;source media=&quot;(prefers-color-scheme: light)&quot; srcset=&quot;https://github.com/StorageB/icons/blob/main/GNOME48Adwaita/dark/edit-redo-symbolic-rtl.svg&quot;&gt;&lt;img alt=&quot;edit-redo-symbolic-rtl&quot; src=&quot;https://user-images.githubusercontent.com/25423296/163456779-a8556205-d0a5-45e2-ac17-42d089e3c3f8.png&quot;&gt;&lt;/picture&gt; &amp;nbsp; &amp;nbsp;edit-redo-symbolic-rtl&lt;br&gt;" calcext:value-type="string">
            <text:p>&lt;picture&gt;&lt;source media="(prefers-color-scheme: dark)" srcset="https://github.com/StorageB/icons/blob/main/GNOME48Adwaita/light/edit-redo-symbolic-rtl.svg"&gt;&lt;source media="(prefers-color-scheme: light)" srcset="https://github.com/StorageB/icons/blob/main/GNOME48Adwaita/dark/edit-redo-symbolic-rtl.svg"&gt;&lt;img alt="edit-redo-symbolic-rtl" src="https://user-images.githubusercontent.com/25423296/163456779-a8556205-d0a5-45e2-ac17-42d089e3c3f8.png"&gt;&lt;/picture&gt; &amp;nbsp; &amp;nbsp;edit-redo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0] &amp; CHAR(34) &amp;  &#10;&quot; width=&quot; &amp; CHAR(34) &amp; &quot;22&quot; &amp; CHAR(34) &amp; &quot; alt=&quot; &amp; CHAR(34) &amp; [.B40] &amp; CHAR(34) &amp; &quot;&gt;&lt;/a&gt;&quot; &amp; &#10;&quot;&amp;nbsp; &amp;nbsp; &quot; &amp; [.B40] &amp; &quot;&lt;br&gt;&quot;" office:value-type="string" office:string-value="&lt;a href=&quot;#&quot;&gt;&lt;img src=&quot;https://raw.githubusercontent.com/StorageB/icons/main/GNOME46Adwaita/light/edit-redo-symbolic-rtl.svg&quot; width=&quot;22&quot; alt=&quot;edit-redo-symbolic-rtl&quot;&gt;&lt;/a&gt;&amp;nbsp; &amp;nbsp; edit-redo-symbolic-rtl&lt;br&gt;" calcext:value-type="string">
            <text:p>&lt;a href="#"&gt;&lt;img src="https://raw.githubusercontent.com/StorageB/icons/main/GNOME46Adwaita/light/edit-redo-symbolic-rtl.svg" width="22" alt="edit-redo-symbolic-rtl"&gt;&lt;/a&gt;&amp;nbsp; &amp;nbsp; edit-redo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0] &amp; CHAR(34) &amp;   &#10;&quot; width=&quot; &amp; CHAR(34) &amp; &quot;22&quot; &amp; CHAR(34) &amp; &quot; alt=&quot; &amp; CHAR(34) &amp; [.B40] &amp; CHAR(34) &amp; &quot;&gt;&lt;/a&gt;&quot; &amp;  &#10;&quot;&amp;nbsp; &amp;nbsp; &quot; &amp; [.B40] &amp; &quot;&lt;br&gt;&quot;" office:value-type="string" office:string-value="&lt;a href=&quot;#&quot;&gt;&lt;img src=&quot;https://raw.githubusercontent.com/StorageB/icons/main/GNOME46Adwaita/dark/edit-redo-symbolic-rtl.svg&quot; width=&quot;22&quot; alt=&quot;edit-redo-symbolic-rtl&quot;&gt;&lt;/a&gt;&amp;nbsp; &amp;nbsp; edit-redo-symbolic-rtl&lt;br&gt;" calcext:value-type="string">
            <text:p>&lt;a href="#"&gt;&lt;img src="https://raw.githubusercontent.com/StorageB/icons/main/GNOME46Adwaita/dark/edit-redo-symbolic-rtl.svg" width="22" alt="edit-redo-symbolic-rtl"&gt;&lt;/a&gt;&amp;nbsp; &amp;nbsp; edit-redo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dit-redo-symbolic.svg</text:p>
          </table:table-cell>
          <table:table-cell office:value-type="string" calcext:value-type="string">
            <text:p>edit-redo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1] &amp; CHAR(34) &amp; &quot;&gt;&quot; &amp; &#10;&quot;&lt;img alt=&quot; &amp; CHAR(34) &amp; [.B4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1] &amp; &quot;&lt;br&gt;&quot;" office:value-type="string" office:string-value="&lt;picture&gt;&lt;source media=&quot;(prefers-color-scheme: dark)&quot; srcset=&quot;https://github.com/StorageB/icons/blob/main/GNOME48Adwaita/light/edit-redo-symbolic.svg&quot;&gt;&lt;source media=&quot;(prefers-color-scheme: light)&quot; srcset=&quot;https://github.com/StorageB/icons/blob/main/GNOME48Adwaita/dark/edit-redo-symbolic.svg&quot;&gt;&lt;img alt=&quot;edit-redo-symbolic&quot; src=&quot;https://user-images.githubusercontent.com/25423296/163456779-a8556205-d0a5-45e2-ac17-42d089e3c3f8.png&quot;&gt;&lt;/picture&gt; &amp;nbsp; &amp;nbsp;edit-redo-symbolic&lt;br&gt;" calcext:value-type="string">
            <text:p>&lt;picture&gt;&lt;source media="(prefers-color-scheme: dark)" srcset="https://github.com/StorageB/icons/blob/main/GNOME48Adwaita/light/edit-redo-symbolic.svg"&gt;&lt;source media="(prefers-color-scheme: light)" srcset="https://github.com/StorageB/icons/blob/main/GNOME48Adwaita/dark/edit-redo-symbolic.svg"&gt;&lt;img alt="edit-redo-symbolic" src="https://user-images.githubusercontent.com/25423296/163456779-a8556205-d0a5-45e2-ac17-42d089e3c3f8.png"&gt;&lt;/picture&gt; &amp;nbsp; &amp;nbsp;edit-redo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1] &amp; CHAR(34) &amp;  &#10;&quot; width=&quot; &amp; CHAR(34) &amp; &quot;22&quot; &amp; CHAR(34) &amp; &quot; alt=&quot; &amp; CHAR(34) &amp; [.B41] &amp; CHAR(34) &amp; &quot;&gt;&lt;/a&gt;&quot; &amp; &#10;&quot;&amp;nbsp; &amp;nbsp; &quot; &amp; [.B41] &amp; &quot;&lt;br&gt;&quot;" office:value-type="string" office:string-value="&lt;a href=&quot;#&quot;&gt;&lt;img src=&quot;https://raw.githubusercontent.com/StorageB/icons/main/GNOME46Adwaita/light/edit-redo-symbolic.svg&quot; width=&quot;22&quot; alt=&quot;edit-redo-symbolic&quot;&gt;&lt;/a&gt;&amp;nbsp; &amp;nbsp; edit-redo-symbolic&lt;br&gt;" calcext:value-type="string">
            <text:p>&lt;a href="#"&gt;&lt;img src="https://raw.githubusercontent.com/StorageB/icons/main/GNOME46Adwaita/light/edit-redo-symbolic.svg" width="22" alt="edit-redo-symbolic"&gt;&lt;/a&gt;&amp;nbsp; &amp;nbsp; edit-redo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1] &amp; CHAR(34) &amp;   &#10;&quot; width=&quot; &amp; CHAR(34) &amp; &quot;22&quot; &amp; CHAR(34) &amp; &quot; alt=&quot; &amp; CHAR(34) &amp; [.B41] &amp; CHAR(34) &amp; &quot;&gt;&lt;/a&gt;&quot; &amp;  &#10;&quot;&amp;nbsp; &amp;nbsp; &quot; &amp; [.B41] &amp; &quot;&lt;br&gt;&quot;" office:value-type="string" office:string-value="&lt;a href=&quot;#&quot;&gt;&lt;img src=&quot;https://raw.githubusercontent.com/StorageB/icons/main/GNOME46Adwaita/dark/edit-redo-symbolic.svg&quot; width=&quot;22&quot; alt=&quot;edit-redo-symbolic&quot;&gt;&lt;/a&gt;&amp;nbsp; &amp;nbsp; edit-redo-symbolic&lt;br&gt;" calcext:value-type="string">
            <text:p>&lt;a href="#"&gt;&lt;img src="https://raw.githubusercontent.com/StorageB/icons/main/GNOME46Adwaita/dark/edit-redo-symbolic.svg" width="22" alt="edit-redo-symbolic"&gt;&lt;/a&gt;&amp;nbsp; &amp;nbsp; edit-redo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dit-select-all-symbolic.svg</text:p>
          </table:table-cell>
          <table:table-cell office:value-type="string" calcext:value-type="string">
            <text:p>edit-select-al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2] &amp; CHAR(34) &amp; &quot;&gt;&quot; &amp; &#10;&quot;&lt;img alt=&quot; &amp; CHAR(34) &amp; [.B4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] &amp; &quot;&lt;br&gt;&quot;" office:value-type="string" office:string-value="&lt;picture&gt;&lt;source media=&quot;(prefers-color-scheme: dark)&quot; srcset=&quot;https://github.com/StorageB/icons/blob/main/GNOME48Adwaita/light/edit-select-all-symbolic.svg&quot;&gt;&lt;source media=&quot;(prefers-color-scheme: light)&quot; srcset=&quot;https://github.com/StorageB/icons/blob/main/GNOME48Adwaita/dark/edit-select-all-symbolic.svg&quot;&gt;&lt;img alt=&quot;edit-select-all-symbolic&quot; src=&quot;https://user-images.githubusercontent.com/25423296/163456779-a8556205-d0a5-45e2-ac17-42d089e3c3f8.png&quot;&gt;&lt;/picture&gt; &amp;nbsp; &amp;nbsp;edit-select-all-symbolic&lt;br&gt;" calcext:value-type="string">
            <text:p>&lt;picture&gt;&lt;source media="(prefers-color-scheme: dark)" srcset="https://github.com/StorageB/icons/blob/main/GNOME48Adwaita/light/edit-select-all-symbolic.svg"&gt;&lt;source media="(prefers-color-scheme: light)" srcset="https://github.com/StorageB/icons/blob/main/GNOME48Adwaita/dark/edit-select-all-symbolic.svg"&gt;&lt;img alt="edit-select-all-symbolic" src="https://user-images.githubusercontent.com/25423296/163456779-a8556205-d0a5-45e2-ac17-42d089e3c3f8.png"&gt;&lt;/picture&gt; &amp;nbsp; &amp;nbsp;edit-select-al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2] &amp; CHAR(34) &amp;  &#10;&quot; width=&quot; &amp; CHAR(34) &amp; &quot;22&quot; &amp; CHAR(34) &amp; &quot; alt=&quot; &amp; CHAR(34) &amp; [.B42] &amp; CHAR(34) &amp; &quot;&gt;&lt;/a&gt;&quot; &amp; &#10;&quot;&amp;nbsp; &amp;nbsp; &quot; &amp; [.B42] &amp; &quot;&lt;br&gt;&quot;" office:value-type="string" office:string-value="&lt;a href=&quot;#&quot;&gt;&lt;img src=&quot;https://raw.githubusercontent.com/StorageB/icons/main/GNOME46Adwaita/light/edit-select-all-symbolic.svg&quot; width=&quot;22&quot; alt=&quot;edit-select-all-symbolic&quot;&gt;&lt;/a&gt;&amp;nbsp; &amp;nbsp; edit-select-all-symbolic&lt;br&gt;" calcext:value-type="string">
            <text:p>&lt;a href="#"&gt;&lt;img src="https://raw.githubusercontent.com/StorageB/icons/main/GNOME46Adwaita/light/edit-select-all-symbolic.svg" width="22" alt="edit-select-all-symbolic"&gt;&lt;/a&gt;&amp;nbsp; &amp;nbsp; edit-select-al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2] &amp; CHAR(34) &amp;   &#10;&quot; width=&quot; &amp; CHAR(34) &amp; &quot;22&quot; &amp; CHAR(34) &amp; &quot; alt=&quot; &amp; CHAR(34) &amp; [.B42] &amp; CHAR(34) &amp; &quot;&gt;&lt;/a&gt;&quot; &amp;  &#10;&quot;&amp;nbsp; &amp;nbsp; &quot; &amp; [.B42] &amp; &quot;&lt;br&gt;&quot;" office:value-type="string" office:string-value="&lt;a href=&quot;#&quot;&gt;&lt;img src=&quot;https://raw.githubusercontent.com/StorageB/icons/main/GNOME46Adwaita/dark/edit-select-all-symbolic.svg&quot; width=&quot;22&quot; alt=&quot;edit-select-all-symbolic&quot;&gt;&lt;/a&gt;&amp;nbsp; &amp;nbsp; edit-select-all-symbolic&lt;br&gt;" calcext:value-type="string">
            <text:p>&lt;a href="#"&gt;&lt;img src="https://raw.githubusercontent.com/StorageB/icons/main/GNOME46Adwaita/dark/edit-select-all-symbolic.svg" width="22" alt="edit-select-all-symbolic"&gt;&lt;/a&gt;&amp;nbsp; &amp;nbsp; edit-select-al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dit-select-symbolic.svg</text:p>
          </table:table-cell>
          <table:table-cell office:value-type="string" calcext:value-type="string">
            <text:p>edit-selec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3] &amp; CHAR(34) &amp; &quot;&gt;&quot; &amp; &#10;&quot;&lt;img alt=&quot; &amp; CHAR(34) &amp; [.B4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] &amp; &quot;&lt;br&gt;&quot;" office:value-type="string" office:string-value="&lt;picture&gt;&lt;source media=&quot;(prefers-color-scheme: dark)&quot; srcset=&quot;https://github.com/StorageB/icons/blob/main/GNOME48Adwaita/light/edit-select-symbolic.svg&quot;&gt;&lt;source media=&quot;(prefers-color-scheme: light)&quot; srcset=&quot;https://github.com/StorageB/icons/blob/main/GNOME48Adwaita/dark/edit-select-symbolic.svg&quot;&gt;&lt;img alt=&quot;edit-select-symbolic&quot; src=&quot;https://user-images.githubusercontent.com/25423296/163456779-a8556205-d0a5-45e2-ac17-42d089e3c3f8.png&quot;&gt;&lt;/picture&gt; &amp;nbsp; &amp;nbsp;edit-select-symbolic&lt;br&gt;" calcext:value-type="string">
            <text:p>&lt;picture&gt;&lt;source media="(prefers-color-scheme: dark)" srcset="https://github.com/StorageB/icons/blob/main/GNOME48Adwaita/light/edit-select-symbolic.svg"&gt;&lt;source media="(prefers-color-scheme: light)" srcset="https://github.com/StorageB/icons/blob/main/GNOME48Adwaita/dark/edit-select-symbolic.svg"&gt;&lt;img alt="edit-select-symbolic" src="https://user-images.githubusercontent.com/25423296/163456779-a8556205-d0a5-45e2-ac17-42d089e3c3f8.png"&gt;&lt;/picture&gt; &amp;nbsp; &amp;nbsp;edit-selec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3] &amp; CHAR(34) &amp;  &#10;&quot; width=&quot; &amp; CHAR(34) &amp; &quot;22&quot; &amp; CHAR(34) &amp; &quot; alt=&quot; &amp; CHAR(34) &amp; [.B43] &amp; CHAR(34) &amp; &quot;&gt;&lt;/a&gt;&quot; &amp; &#10;&quot;&amp;nbsp; &amp;nbsp; &quot; &amp; [.B43] &amp; &quot;&lt;br&gt;&quot;" office:value-type="string" office:string-value="&lt;a href=&quot;#&quot;&gt;&lt;img src=&quot;https://raw.githubusercontent.com/StorageB/icons/main/GNOME46Adwaita/light/edit-select-symbolic.svg&quot; width=&quot;22&quot; alt=&quot;edit-select-symbolic&quot;&gt;&lt;/a&gt;&amp;nbsp; &amp;nbsp; edit-select-symbolic&lt;br&gt;" calcext:value-type="string">
            <text:p>&lt;a href="#"&gt;&lt;img src="https://raw.githubusercontent.com/StorageB/icons/main/GNOME46Adwaita/light/edit-select-symbolic.svg" width="22" alt="edit-select-symbolic"&gt;&lt;/a&gt;&amp;nbsp; &amp;nbsp; edit-selec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3] &amp; CHAR(34) &amp;   &#10;&quot; width=&quot; &amp; CHAR(34) &amp; &quot;22&quot; &amp; CHAR(34) &amp; &quot; alt=&quot; &amp; CHAR(34) &amp; [.B43] &amp; CHAR(34) &amp; &quot;&gt;&lt;/a&gt;&quot; &amp;  &#10;&quot;&amp;nbsp; &amp;nbsp; &quot; &amp; [.B43] &amp; &quot;&lt;br&gt;&quot;" office:value-type="string" office:string-value="&lt;a href=&quot;#&quot;&gt;&lt;img src=&quot;https://raw.githubusercontent.com/StorageB/icons/main/GNOME46Adwaita/dark/edit-select-symbolic.svg&quot; width=&quot;22&quot; alt=&quot;edit-select-symbolic&quot;&gt;&lt;/a&gt;&amp;nbsp; &amp;nbsp; edit-select-symbolic&lt;br&gt;" calcext:value-type="string">
            <text:p>&lt;a href="#"&gt;&lt;img src="https://raw.githubusercontent.com/StorageB/icons/main/GNOME46Adwaita/dark/edit-select-symbolic.svg" width="22" alt="edit-select-symbolic"&gt;&lt;/a&gt;&amp;nbsp; &amp;nbsp; edit-selec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dit-undo-symbolic-rtl.svg</text:p>
          </table:table-cell>
          <table:table-cell office:value-type="string" calcext:value-type="string">
            <text:p>edit-undo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4] &amp; CHAR(34) &amp; &quot;&gt;&quot; &amp; &#10;&quot;&lt;img alt=&quot; &amp; CHAR(34) &amp; [.B4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] &amp; &quot;&lt;br&gt;&quot;" office:value-type="string" office:string-value="&lt;picture&gt;&lt;source media=&quot;(prefers-color-scheme: dark)&quot; srcset=&quot;https://github.com/StorageB/icons/blob/main/GNOME48Adwaita/light/edit-undo-symbolic-rtl.svg&quot;&gt;&lt;source media=&quot;(prefers-color-scheme: light)&quot; srcset=&quot;https://github.com/StorageB/icons/blob/main/GNOME48Adwaita/dark/edit-undo-symbolic-rtl.svg&quot;&gt;&lt;img alt=&quot;edit-undo-symbolic-rtl&quot; src=&quot;https://user-images.githubusercontent.com/25423296/163456779-a8556205-d0a5-45e2-ac17-42d089e3c3f8.png&quot;&gt;&lt;/picture&gt; &amp;nbsp; &amp;nbsp;edit-undo-symbolic-rtl&lt;br&gt;" calcext:value-type="string">
            <text:p>&lt;picture&gt;&lt;source media="(prefers-color-scheme: dark)" srcset="https://github.com/StorageB/icons/blob/main/GNOME48Adwaita/light/edit-undo-symbolic-rtl.svg"&gt;&lt;source media="(prefers-color-scheme: light)" srcset="https://github.com/StorageB/icons/blob/main/GNOME48Adwaita/dark/edit-undo-symbolic-rtl.svg"&gt;&lt;img alt="edit-undo-symbolic-rtl" src="https://user-images.githubusercontent.com/25423296/163456779-a8556205-d0a5-45e2-ac17-42d089e3c3f8.png"&gt;&lt;/picture&gt; &amp;nbsp; &amp;nbsp;edit-undo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4] &amp; CHAR(34) &amp;  &#10;&quot; width=&quot; &amp; CHAR(34) &amp; &quot;22&quot; &amp; CHAR(34) &amp; &quot; alt=&quot; &amp; CHAR(34) &amp; [.B44] &amp; CHAR(34) &amp; &quot;&gt;&lt;/a&gt;&quot; &amp; &#10;&quot;&amp;nbsp; &amp;nbsp; &quot; &amp; [.B44] &amp; &quot;&lt;br&gt;&quot;" office:value-type="string" office:string-value="&lt;a href=&quot;#&quot;&gt;&lt;img src=&quot;https://raw.githubusercontent.com/StorageB/icons/main/GNOME46Adwaita/light/edit-undo-symbolic-rtl.svg&quot; width=&quot;22&quot; alt=&quot;edit-undo-symbolic-rtl&quot;&gt;&lt;/a&gt;&amp;nbsp; &amp;nbsp; edit-undo-symbolic-rtl&lt;br&gt;" calcext:value-type="string">
            <text:p>&lt;a href="#"&gt;&lt;img src="https://raw.githubusercontent.com/StorageB/icons/main/GNOME46Adwaita/light/edit-undo-symbolic-rtl.svg" width="22" alt="edit-undo-symbolic-rtl"&gt;&lt;/a&gt;&amp;nbsp; &amp;nbsp; edit-undo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4] &amp; CHAR(34) &amp;   &#10;&quot; width=&quot; &amp; CHAR(34) &amp; &quot;22&quot; &amp; CHAR(34) &amp; &quot; alt=&quot; &amp; CHAR(34) &amp; [.B44] &amp; CHAR(34) &amp; &quot;&gt;&lt;/a&gt;&quot; &amp;  &#10;&quot;&amp;nbsp; &amp;nbsp; &quot; &amp; [.B44] &amp; &quot;&lt;br&gt;&quot;" office:value-type="string" office:string-value="&lt;a href=&quot;#&quot;&gt;&lt;img src=&quot;https://raw.githubusercontent.com/StorageB/icons/main/GNOME46Adwaita/dark/edit-undo-symbolic-rtl.svg&quot; width=&quot;22&quot; alt=&quot;edit-undo-symbolic-rtl&quot;&gt;&lt;/a&gt;&amp;nbsp; &amp;nbsp; edit-undo-symbolic-rtl&lt;br&gt;" calcext:value-type="string">
            <text:p>&lt;a href="#"&gt;&lt;img src="https://raw.githubusercontent.com/StorageB/icons/main/GNOME46Adwaita/dark/edit-undo-symbolic-rtl.svg" width="22" alt="edit-undo-symbolic-rtl"&gt;&lt;/a&gt;&amp;nbsp; &amp;nbsp; edit-undo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dit-undo-symbolic.svg</text:p>
          </table:table-cell>
          <table:table-cell office:value-type="string" calcext:value-type="string">
            <text:p>edit-undo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5] &amp; CHAR(34) &amp; &quot;&gt;&quot; &amp; &#10;&quot;&lt;img alt=&quot; &amp; CHAR(34) &amp; [.B4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] &amp; &quot;&lt;br&gt;&quot;" office:value-type="string" office:string-value="&lt;picture&gt;&lt;source media=&quot;(prefers-color-scheme: dark)&quot; srcset=&quot;https://github.com/StorageB/icons/blob/main/GNOME48Adwaita/light/edit-undo-symbolic.svg&quot;&gt;&lt;source media=&quot;(prefers-color-scheme: light)&quot; srcset=&quot;https://github.com/StorageB/icons/blob/main/GNOME48Adwaita/dark/edit-undo-symbolic.svg&quot;&gt;&lt;img alt=&quot;edit-undo-symbolic&quot; src=&quot;https://user-images.githubusercontent.com/25423296/163456779-a8556205-d0a5-45e2-ac17-42d089e3c3f8.png&quot;&gt;&lt;/picture&gt; &amp;nbsp; &amp;nbsp;edit-undo-symbolic&lt;br&gt;" calcext:value-type="string">
            <text:p>&lt;picture&gt;&lt;source media="(prefers-color-scheme: dark)" srcset="https://github.com/StorageB/icons/blob/main/GNOME48Adwaita/light/edit-undo-symbolic.svg"&gt;&lt;source media="(prefers-color-scheme: light)" srcset="https://github.com/StorageB/icons/blob/main/GNOME48Adwaita/dark/edit-undo-symbolic.svg"&gt;&lt;img alt="edit-undo-symbolic" src="https://user-images.githubusercontent.com/25423296/163456779-a8556205-d0a5-45e2-ac17-42d089e3c3f8.png"&gt;&lt;/picture&gt; &amp;nbsp; &amp;nbsp;edit-undo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5] &amp; CHAR(34) &amp;  &#10;&quot; width=&quot; &amp; CHAR(34) &amp; &quot;22&quot; &amp; CHAR(34) &amp; &quot; alt=&quot; &amp; CHAR(34) &amp; [.B45] &amp; CHAR(34) &amp; &quot;&gt;&lt;/a&gt;&quot; &amp; &#10;&quot;&amp;nbsp; &amp;nbsp; &quot; &amp; [.B45] &amp; &quot;&lt;br&gt;&quot;" office:value-type="string" office:string-value="&lt;a href=&quot;#&quot;&gt;&lt;img src=&quot;https://raw.githubusercontent.com/StorageB/icons/main/GNOME46Adwaita/light/edit-undo-symbolic.svg&quot; width=&quot;22&quot; alt=&quot;edit-undo-symbolic&quot;&gt;&lt;/a&gt;&amp;nbsp; &amp;nbsp; edit-undo-symbolic&lt;br&gt;" calcext:value-type="string">
            <text:p>&lt;a href="#"&gt;&lt;img src="https://raw.githubusercontent.com/StorageB/icons/main/GNOME46Adwaita/light/edit-undo-symbolic.svg" width="22" alt="edit-undo-symbolic"&gt;&lt;/a&gt;&amp;nbsp; &amp;nbsp; edit-undo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5] &amp; CHAR(34) &amp;   &#10;&quot; width=&quot; &amp; CHAR(34) &amp; &quot;22&quot; &amp; CHAR(34) &amp; &quot; alt=&quot; &amp; CHAR(34) &amp; [.B45] &amp; CHAR(34) &amp; &quot;&gt;&lt;/a&gt;&quot; &amp;  &#10;&quot;&amp;nbsp; &amp;nbsp; &quot; &amp; [.B45] &amp; &quot;&lt;br&gt;&quot;" office:value-type="string" office:string-value="&lt;a href=&quot;#&quot;&gt;&lt;img src=&quot;https://raw.githubusercontent.com/StorageB/icons/main/GNOME46Adwaita/dark/edit-undo-symbolic.svg&quot; width=&quot;22&quot; alt=&quot;edit-undo-symbolic&quot;&gt;&lt;/a&gt;&amp;nbsp; &amp;nbsp; edit-undo-symbolic&lt;br&gt;" calcext:value-type="string">
            <text:p>&lt;a href="#"&gt;&lt;img src="https://raw.githubusercontent.com/StorageB/icons/main/GNOME46Adwaita/dark/edit-undo-symbolic.svg" width="22" alt="edit-undo-symbolic"&gt;&lt;/a&gt;&amp;nbsp; &amp;nbsp; edit-undo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ror-correct-symbolic.svg</text:p>
          </table:table-cell>
          <table:table-cell office:value-type="string" calcext:value-type="string">
            <text:p>error-correc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6] &amp; CHAR(34) &amp; &quot;&gt;&quot; &amp; &#10;&quot;&lt;img alt=&quot; &amp; CHAR(34) &amp; [.B4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] &amp; &quot;&lt;br&gt;&quot;" office:value-type="string" office:string-value="&lt;picture&gt;&lt;source media=&quot;(prefers-color-scheme: dark)&quot; srcset=&quot;https://github.com/StorageB/icons/blob/main/GNOME48Adwaita/light/error-correct-symbolic.svg&quot;&gt;&lt;source media=&quot;(prefers-color-scheme: light)&quot; srcset=&quot;https://github.com/StorageB/icons/blob/main/GNOME48Adwaita/dark/error-correct-symbolic.svg&quot;&gt;&lt;img alt=&quot;error-correct-symbolic&quot; src=&quot;https://user-images.githubusercontent.com/25423296/163456779-a8556205-d0a5-45e2-ac17-42d089e3c3f8.png&quot;&gt;&lt;/picture&gt; &amp;nbsp; &amp;nbsp;error-correct-symbolic&lt;br&gt;" calcext:value-type="string">
            <text:p>&lt;picture&gt;&lt;source media="(prefers-color-scheme: dark)" srcset="https://github.com/StorageB/icons/blob/main/GNOME48Adwaita/light/error-correct-symbolic.svg"&gt;&lt;source media="(prefers-color-scheme: light)" srcset="https://github.com/StorageB/icons/blob/main/GNOME48Adwaita/dark/error-correct-symbolic.svg"&gt;&lt;img alt="error-correct-symbolic" src="https://user-images.githubusercontent.com/25423296/163456779-a8556205-d0a5-45e2-ac17-42d089e3c3f8.png"&gt;&lt;/picture&gt; &amp;nbsp; &amp;nbsp;error-correc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6] &amp; CHAR(34) &amp;  &#10;&quot; width=&quot; &amp; CHAR(34) &amp; &quot;22&quot; &amp; CHAR(34) &amp; &quot; alt=&quot; &amp; CHAR(34) &amp; [.B46] &amp; CHAR(34) &amp; &quot;&gt;&lt;/a&gt;&quot; &amp; &#10;&quot;&amp;nbsp; &amp;nbsp; &quot; &amp; [.B46] &amp; &quot;&lt;br&gt;&quot;" office:value-type="string" office:string-value="&lt;a href=&quot;#&quot;&gt;&lt;img src=&quot;https://raw.githubusercontent.com/StorageB/icons/main/GNOME46Adwaita/light/error-correct-symbolic.svg&quot; width=&quot;22&quot; alt=&quot;error-correct-symbolic&quot;&gt;&lt;/a&gt;&amp;nbsp; &amp;nbsp; error-correct-symbolic&lt;br&gt;" calcext:value-type="string">
            <text:p>&lt;a href="#"&gt;&lt;img src="https://raw.githubusercontent.com/StorageB/icons/main/GNOME46Adwaita/light/error-correct-symbolic.svg" width="22" alt="error-correct-symbolic"&gt;&lt;/a&gt;&amp;nbsp; &amp;nbsp; error-correc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6] &amp; CHAR(34) &amp;   &#10;&quot; width=&quot; &amp; CHAR(34) &amp; &quot;22&quot; &amp; CHAR(34) &amp; &quot; alt=&quot; &amp; CHAR(34) &amp; [.B46] &amp; CHAR(34) &amp; &quot;&gt;&lt;/a&gt;&quot; &amp;  &#10;&quot;&amp;nbsp; &amp;nbsp; &quot; &amp; [.B46] &amp; &quot;&lt;br&gt;&quot;" office:value-type="string" office:string-value="&lt;a href=&quot;#&quot;&gt;&lt;img src=&quot;https://raw.githubusercontent.com/StorageB/icons/main/GNOME46Adwaita/dark/error-correct-symbolic.svg&quot; width=&quot;22&quot; alt=&quot;error-correct-symbolic&quot;&gt;&lt;/a&gt;&amp;nbsp; &amp;nbsp; error-correct-symbolic&lt;br&gt;" calcext:value-type="string">
            <text:p>&lt;a href="#"&gt;&lt;img src="https://raw.githubusercontent.com/StorageB/icons/main/GNOME46Adwaita/dark/error-correct-symbolic.svg" width="22" alt="error-correct-symbolic"&gt;&lt;/a&gt;&amp;nbsp; &amp;nbsp; error-correc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ind-location-symbolic.svg</text:p>
          </table:table-cell>
          <table:table-cell office:value-type="string" calcext:value-type="string">
            <text:p>find-locatio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7] &amp; CHAR(34) &amp; &quot;&gt;&quot; &amp; &#10;&quot;&lt;img alt=&quot; &amp; CHAR(34) &amp; [.B4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] &amp; &quot;&lt;br&gt;&quot;" office:value-type="string" office:string-value="&lt;picture&gt;&lt;source media=&quot;(prefers-color-scheme: dark)&quot; srcset=&quot;https://github.com/StorageB/icons/blob/main/GNOME48Adwaita/light/find-location-symbolic.svg&quot;&gt;&lt;source media=&quot;(prefers-color-scheme: light)&quot; srcset=&quot;https://github.com/StorageB/icons/blob/main/GNOME48Adwaita/dark/find-location-symbolic.svg&quot;&gt;&lt;img alt=&quot;find-location-symbolic&quot; src=&quot;https://user-images.githubusercontent.com/25423296/163456779-a8556205-d0a5-45e2-ac17-42d089e3c3f8.png&quot;&gt;&lt;/picture&gt; &amp;nbsp; &amp;nbsp;find-location-symbolic&lt;br&gt;" calcext:value-type="string">
            <text:p>&lt;picture&gt;&lt;source media="(prefers-color-scheme: dark)" srcset="https://github.com/StorageB/icons/blob/main/GNOME48Adwaita/light/find-location-symbolic.svg"&gt;&lt;source media="(prefers-color-scheme: light)" srcset="https://github.com/StorageB/icons/blob/main/GNOME48Adwaita/dark/find-location-symbolic.svg"&gt;&lt;img alt="find-location-symbolic" src="https://user-images.githubusercontent.com/25423296/163456779-a8556205-d0a5-45e2-ac17-42d089e3c3f8.png"&gt;&lt;/picture&gt; &amp;nbsp; &amp;nbsp;find-location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7] &amp; CHAR(34) &amp;  &#10;&quot; width=&quot; &amp; CHAR(34) &amp; &quot;22&quot; &amp; CHAR(34) &amp; &quot; alt=&quot; &amp; CHAR(34) &amp; [.B47] &amp; CHAR(34) &amp; &quot;&gt;&lt;/a&gt;&quot; &amp; &#10;&quot;&amp;nbsp; &amp;nbsp; &quot; &amp; [.B47] &amp; &quot;&lt;br&gt;&quot;" office:value-type="string" office:string-value="&lt;a href=&quot;#&quot;&gt;&lt;img src=&quot;https://raw.githubusercontent.com/StorageB/icons/main/GNOME46Adwaita/light/find-location-symbolic.svg&quot; width=&quot;22&quot; alt=&quot;find-location-symbolic&quot;&gt;&lt;/a&gt;&amp;nbsp; &amp;nbsp; find-location-symbolic&lt;br&gt;" calcext:value-type="string">
            <text:p>&lt;a href="#"&gt;&lt;img src="https://raw.githubusercontent.com/StorageB/icons/main/GNOME46Adwaita/light/find-location-symbolic.svg" width="22" alt="find-location-symbolic"&gt;&lt;/a&gt;&amp;nbsp; &amp;nbsp; find-location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7] &amp; CHAR(34) &amp;   &#10;&quot; width=&quot; &amp; CHAR(34) &amp; &quot;22&quot; &amp; CHAR(34) &amp; &quot; alt=&quot; &amp; CHAR(34) &amp; [.B47] &amp; CHAR(34) &amp; &quot;&gt;&lt;/a&gt;&quot; &amp;  &#10;&quot;&amp;nbsp; &amp;nbsp; &quot; &amp; [.B47] &amp; &quot;&lt;br&gt;&quot;" office:value-type="string" office:string-value="&lt;a href=&quot;#&quot;&gt;&lt;img src=&quot;https://raw.githubusercontent.com/StorageB/icons/main/GNOME46Adwaita/dark/find-location-symbolic.svg&quot; width=&quot;22&quot; alt=&quot;find-location-symbolic&quot;&gt;&lt;/a&gt;&amp;nbsp; &amp;nbsp; find-location-symbolic&lt;br&gt;" calcext:value-type="string">
            <text:p>&lt;a href="#"&gt;&lt;img src="https://raw.githubusercontent.com/StorageB/icons/main/GNOME46Adwaita/dark/find-location-symbolic.svg" width="22" alt="find-location-symbolic"&gt;&lt;/a&gt;&amp;nbsp; &amp;nbsp; find-location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lder-new-symbolic.svg</text:p>
          </table:table-cell>
          <table:table-cell office:value-type="string" calcext:value-type="string">
            <text:p>folder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8] &amp; CHAR(34) &amp; &quot;&gt;&quot; &amp; &#10;&quot;&lt;img alt=&quot; &amp; CHAR(34) &amp; [.B4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] &amp; &quot;&lt;br&gt;&quot;" office:value-type="string" office:string-value="&lt;picture&gt;&lt;source media=&quot;(prefers-color-scheme: dark)&quot; srcset=&quot;https://github.com/StorageB/icons/blob/main/GNOME48Adwaita/light/folder-new-symbolic.svg&quot;&gt;&lt;source media=&quot;(prefers-color-scheme: light)&quot; srcset=&quot;https://github.com/StorageB/icons/blob/main/GNOME48Adwaita/dark/folder-new-symbolic.svg&quot;&gt;&lt;img alt=&quot;folder-new-symbolic&quot; src=&quot;https://user-images.githubusercontent.com/25423296/163456779-a8556205-d0a5-45e2-ac17-42d089e3c3f8.png&quot;&gt;&lt;/picture&gt; &amp;nbsp; &amp;nbsp;folder-new-symbolic&lt;br&gt;" calcext:value-type="string">
            <text:p>&lt;picture&gt;&lt;source media="(prefers-color-scheme: dark)" srcset="https://github.com/StorageB/icons/blob/main/GNOME48Adwaita/light/folder-new-symbolic.svg"&gt;&lt;source media="(prefers-color-scheme: light)" srcset="https://github.com/StorageB/icons/blob/main/GNOME48Adwaita/dark/folder-new-symbolic.svg"&gt;&lt;img alt="folder-new-symbolic" src="https://user-images.githubusercontent.com/25423296/163456779-a8556205-d0a5-45e2-ac17-42d089e3c3f8.png"&gt;&lt;/picture&gt; &amp;nbsp; &amp;nbsp;folder-new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8] &amp; CHAR(34) &amp;  &#10;&quot; width=&quot; &amp; CHAR(34) &amp; &quot;22&quot; &amp; CHAR(34) &amp; &quot; alt=&quot; &amp; CHAR(34) &amp; [.B48] &amp; CHAR(34) &amp; &quot;&gt;&lt;/a&gt;&quot; &amp; &#10;&quot;&amp;nbsp; &amp;nbsp; &quot; &amp; [.B48] &amp; &quot;&lt;br&gt;&quot;" office:value-type="string" office:string-value="&lt;a href=&quot;#&quot;&gt;&lt;img src=&quot;https://raw.githubusercontent.com/StorageB/icons/main/GNOME46Adwaita/light/folder-new-symbolic.svg&quot; width=&quot;22&quot; alt=&quot;folder-new-symbolic&quot;&gt;&lt;/a&gt;&amp;nbsp; &amp;nbsp; folder-new-symbolic&lt;br&gt;" calcext:value-type="string">
            <text:p>&lt;a href="#"&gt;&lt;img src="https://raw.githubusercontent.com/StorageB/icons/main/GNOME46Adwaita/light/folder-new-symbolic.svg" width="22" alt="folder-new-symbolic"&gt;&lt;/a&gt;&amp;nbsp; &amp;nbsp; folder-new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8] &amp; CHAR(34) &amp;   &#10;&quot; width=&quot; &amp; CHAR(34) &amp; &quot;22&quot; &amp; CHAR(34) &amp; &quot; alt=&quot; &amp; CHAR(34) &amp; [.B48] &amp; CHAR(34) &amp; &quot;&gt;&lt;/a&gt;&quot; &amp;  &#10;&quot;&amp;nbsp; &amp;nbsp; &quot; &amp; [.B48] &amp; &quot;&lt;br&gt;&quot;" office:value-type="string" office:string-value="&lt;a href=&quot;#&quot;&gt;&lt;img src=&quot;https://raw.githubusercontent.com/StorageB/icons/main/GNOME46Adwaita/dark/folder-new-symbolic.svg&quot; width=&quot;22&quot; alt=&quot;folder-new-symbolic&quot;&gt;&lt;/a&gt;&amp;nbsp; &amp;nbsp; folder-new-symbolic&lt;br&gt;" calcext:value-type="string">
            <text:p>&lt;a href="#"&gt;&lt;img src="https://raw.githubusercontent.com/StorageB/icons/main/GNOME46Adwaita/dark/folder-new-symbolic.svg" width="22" alt="folder-new-symbolic"&gt;&lt;/a&gt;&amp;nbsp; &amp;nbsp; folder-new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nt-select-symbolic.svg</text:p>
          </table:table-cell>
          <table:table-cell office:value-type="string" calcext:value-type="string">
            <text:p>font-selec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9] &amp; CHAR(34) &amp; &quot;&gt;&quot; &amp; &#10;&quot;&lt;img alt=&quot; &amp; CHAR(34) &amp; [.B4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] &amp; &quot;&lt;br&gt;&quot;" office:value-type="string" office:string-value="&lt;picture&gt;&lt;source media=&quot;(prefers-color-scheme: dark)&quot; srcset=&quot;https://github.com/StorageB/icons/blob/main/GNOME48Adwaita/light/font-select-symbolic.svg&quot;&gt;&lt;source media=&quot;(prefers-color-scheme: light)&quot; srcset=&quot;https://github.com/StorageB/icons/blob/main/GNOME48Adwaita/dark/font-select-symbolic.svg&quot;&gt;&lt;img alt=&quot;font-select-symbolic&quot; src=&quot;https://user-images.githubusercontent.com/25423296/163456779-a8556205-d0a5-45e2-ac17-42d089e3c3f8.png&quot;&gt;&lt;/picture&gt; &amp;nbsp; &amp;nbsp;font-select-symbolic&lt;br&gt;" calcext:value-type="string">
            <text:p>&lt;picture&gt;&lt;source media="(prefers-color-scheme: dark)" srcset="https://github.com/StorageB/icons/blob/main/GNOME48Adwaita/light/font-select-symbolic.svg"&gt;&lt;source media="(prefers-color-scheme: light)" srcset="https://github.com/StorageB/icons/blob/main/GNOME48Adwaita/dark/font-select-symbolic.svg"&gt;&lt;img alt="font-select-symbolic" src="https://user-images.githubusercontent.com/25423296/163456779-a8556205-d0a5-45e2-ac17-42d089e3c3f8.png"&gt;&lt;/picture&gt; &amp;nbsp; &amp;nbsp;font-selec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9] &amp; CHAR(34) &amp;  &#10;&quot; width=&quot; &amp; CHAR(34) &amp; &quot;22&quot; &amp; CHAR(34) &amp; &quot; alt=&quot; &amp; CHAR(34) &amp; [.B49] &amp; CHAR(34) &amp; &quot;&gt;&lt;/a&gt;&quot; &amp; &#10;&quot;&amp;nbsp; &amp;nbsp; &quot; &amp; [.B49] &amp; &quot;&lt;br&gt;&quot;" office:value-type="string" office:string-value="&lt;a href=&quot;#&quot;&gt;&lt;img src=&quot;https://raw.githubusercontent.com/StorageB/icons/main/GNOME46Adwaita/light/font-select-symbolic.svg&quot; width=&quot;22&quot; alt=&quot;font-select-symbolic&quot;&gt;&lt;/a&gt;&amp;nbsp; &amp;nbsp; font-select-symbolic&lt;br&gt;" calcext:value-type="string">
            <text:p>&lt;a href="#"&gt;&lt;img src="https://raw.githubusercontent.com/StorageB/icons/main/GNOME46Adwaita/light/font-select-symbolic.svg" width="22" alt="font-select-symbolic"&gt;&lt;/a&gt;&amp;nbsp; &amp;nbsp; font-selec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9] &amp; CHAR(34) &amp;   &#10;&quot; width=&quot; &amp; CHAR(34) &amp; &quot;22&quot; &amp; CHAR(34) &amp; &quot; alt=&quot; &amp; CHAR(34) &amp; [.B49] &amp; CHAR(34) &amp; &quot;&gt;&lt;/a&gt;&quot; &amp;  &#10;&quot;&amp;nbsp; &amp;nbsp; &quot; &amp; [.B49] &amp; &quot;&lt;br&gt;&quot;" office:value-type="string" office:string-value="&lt;a href=&quot;#&quot;&gt;&lt;img src=&quot;https://raw.githubusercontent.com/StorageB/icons/main/GNOME46Adwaita/dark/font-select-symbolic.svg&quot; width=&quot;22&quot; alt=&quot;font-select-symbolic&quot;&gt;&lt;/a&gt;&amp;nbsp; &amp;nbsp; font-select-symbolic&lt;br&gt;" calcext:value-type="string">
            <text:p>&lt;a href="#"&gt;&lt;img src="https://raw.githubusercontent.com/StorageB/icons/main/GNOME46Adwaita/dark/font-select-symbolic.svg" width="22" alt="font-select-symbolic"&gt;&lt;/a&gt;&amp;nbsp; &amp;nbsp; font-selec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mat-indent-less-rtl-symbolic.svg</text:p>
          </table:table-cell>
          <table:table-cell office:value-type="string" calcext:value-type="string">
            <text:p>format-indent-less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0] &amp; CHAR(34) &amp; &quot;&gt;&quot; &amp; &#10;&quot;&lt;img alt=&quot; &amp; CHAR(34) &amp; [.B5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] &amp; &quot;&lt;br&gt;&quot;" office:value-type="string" office:string-value="&lt;picture&gt;&lt;source media=&quot;(prefers-color-scheme: dark)&quot; srcset=&quot;https://github.com/StorageB/icons/blob/main/GNOME48Adwaita/light/format-indent-less-rtl-symbolic.svg&quot;&gt;&lt;source media=&quot;(prefers-color-scheme: light)&quot; srcset=&quot;https://github.com/StorageB/icons/blob/main/GNOME48Adwaita/dark/format-indent-less-rtl-symbolic.svg&quot;&gt;&lt;img alt=&quot;format-indent-less-rtl-symbolic&quot; src=&quot;https://user-images.githubusercontent.com/25423296/163456779-a8556205-d0a5-45e2-ac17-42d089e3c3f8.png&quot;&gt;&lt;/picture&gt; &amp;nbsp; &amp;nbsp;format-indent-less-rtl-symbolic&lt;br&gt;" calcext:value-type="string">
            <text:p>&lt;picture&gt;&lt;source media="(prefers-color-scheme: dark)" srcset="https://github.com/StorageB/icons/blob/main/GNOME48Adwaita/light/format-indent-less-rtl-symbolic.svg"&gt;&lt;source media="(prefers-color-scheme: light)" srcset="https://github.com/StorageB/icons/blob/main/GNOME48Adwaita/dark/format-indent-less-rtl-symbolic.svg"&gt;&lt;img alt="format-indent-less-rtl-symbolic" src="https://user-images.githubusercontent.com/25423296/163456779-a8556205-d0a5-45e2-ac17-42d089e3c3f8.png"&gt;&lt;/picture&gt; &amp;nbsp; &amp;nbsp;format-indent-less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0] &amp; CHAR(34) &amp;  &#10;&quot; width=&quot; &amp; CHAR(34) &amp; &quot;22&quot; &amp; CHAR(34) &amp; &quot; alt=&quot; &amp; CHAR(34) &amp; [.B50] &amp; CHAR(34) &amp; &quot;&gt;&lt;/a&gt;&quot; &amp; &#10;&quot;&amp;nbsp; &amp;nbsp; &quot; &amp; [.B50] &amp; &quot;&lt;br&gt;&quot;" office:value-type="string" office:string-value="&lt;a href=&quot;#&quot;&gt;&lt;img src=&quot;https://raw.githubusercontent.com/StorageB/icons/main/GNOME46Adwaita/light/format-indent-less-rtl-symbolic.svg&quot; width=&quot;22&quot; alt=&quot;format-indent-less-rtl-symbolic&quot;&gt;&lt;/a&gt;&amp;nbsp; &amp;nbsp; format-indent-less-rtl-symbolic&lt;br&gt;" calcext:value-type="string">
            <text:p>&lt;a href="#"&gt;&lt;img src="https://raw.githubusercontent.com/StorageB/icons/main/GNOME46Adwaita/light/format-indent-less-rtl-symbolic.svg" width="22" alt="format-indent-less-rtl-symbolic"&gt;&lt;/a&gt;&amp;nbsp; &amp;nbsp; format-indent-less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0] &amp; CHAR(34) &amp;   &#10;&quot; width=&quot; &amp; CHAR(34) &amp; &quot;22&quot; &amp; CHAR(34) &amp; &quot; alt=&quot; &amp; CHAR(34) &amp; [.B50] &amp; CHAR(34) &amp; &quot;&gt;&lt;/a&gt;&quot; &amp;  &#10;&quot;&amp;nbsp; &amp;nbsp; &quot; &amp; [.B50] &amp; &quot;&lt;br&gt;&quot;" office:value-type="string" office:string-value="&lt;a href=&quot;#&quot;&gt;&lt;img src=&quot;https://raw.githubusercontent.com/StorageB/icons/main/GNOME46Adwaita/dark/format-indent-less-rtl-symbolic.svg&quot; width=&quot;22&quot; alt=&quot;format-indent-less-rtl-symbolic&quot;&gt;&lt;/a&gt;&amp;nbsp; &amp;nbsp; format-indent-less-rtl-symbolic&lt;br&gt;" calcext:value-type="string">
            <text:p>&lt;a href="#"&gt;&lt;img src="https://raw.githubusercontent.com/StorageB/icons/main/GNOME46Adwaita/dark/format-indent-less-rtl-symbolic.svg" width="22" alt="format-indent-less-rtl-symbolic"&gt;&lt;/a&gt;&amp;nbsp; &amp;nbsp; format-indent-less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mat-indent-less-symbolic-rtl.svg</text:p>
          </table:table-cell>
          <table:table-cell office:value-type="string" calcext:value-type="string">
            <text:p>format-indent-less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1] &amp; CHAR(34) &amp; &quot;&gt;&quot; &amp; &#10;&quot;&lt;img alt=&quot; &amp; CHAR(34) &amp; [.B5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] &amp; &quot;&lt;br&gt;&quot;" office:value-type="string" office:string-value="&lt;picture&gt;&lt;source media=&quot;(prefers-color-scheme: dark)&quot; srcset=&quot;https://github.com/StorageB/icons/blob/main/GNOME48Adwaita/light/format-indent-less-symbolic-rtl.svg&quot;&gt;&lt;source media=&quot;(prefers-color-scheme: light)&quot; srcset=&quot;https://github.com/StorageB/icons/blob/main/GNOME48Adwaita/dark/format-indent-less-symbolic-rtl.svg&quot;&gt;&lt;img alt=&quot;format-indent-less-symbolic-rtl&quot; src=&quot;https://user-images.githubusercontent.com/25423296/163456779-a8556205-d0a5-45e2-ac17-42d089e3c3f8.png&quot;&gt;&lt;/picture&gt; &amp;nbsp; &amp;nbsp;format-indent-less-symbolic-rtl&lt;br&gt;" calcext:value-type="string">
            <text:p>&lt;picture&gt;&lt;source media="(prefers-color-scheme: dark)" srcset="https://github.com/StorageB/icons/blob/main/GNOME48Adwaita/light/format-indent-less-symbolic-rtl.svg"&gt;&lt;source media="(prefers-color-scheme: light)" srcset="https://github.com/StorageB/icons/blob/main/GNOME48Adwaita/dark/format-indent-less-symbolic-rtl.svg"&gt;&lt;img alt="format-indent-less-symbolic-rtl" src="https://user-images.githubusercontent.com/25423296/163456779-a8556205-d0a5-45e2-ac17-42d089e3c3f8.png"&gt;&lt;/picture&gt; &amp;nbsp; &amp;nbsp;format-indent-less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1] &amp; CHAR(34) &amp;  &#10;&quot; width=&quot; &amp; CHAR(34) &amp; &quot;22&quot; &amp; CHAR(34) &amp; &quot; alt=&quot; &amp; CHAR(34) &amp; [.B51] &amp; CHAR(34) &amp; &quot;&gt;&lt;/a&gt;&quot; &amp; &#10;&quot;&amp;nbsp; &amp;nbsp; &quot; &amp; [.B51] &amp; &quot;&lt;br&gt;&quot;" office:value-type="string" office:string-value="&lt;a href=&quot;#&quot;&gt;&lt;img src=&quot;https://raw.githubusercontent.com/StorageB/icons/main/GNOME46Adwaita/light/format-indent-less-symbolic-rtl.svg&quot; width=&quot;22&quot; alt=&quot;format-indent-less-symbolic-rtl&quot;&gt;&lt;/a&gt;&amp;nbsp; &amp;nbsp; format-indent-less-symbolic-rtl&lt;br&gt;" calcext:value-type="string">
            <text:p>&lt;a href="#"&gt;&lt;img src="https://raw.githubusercontent.com/StorageB/icons/main/GNOME46Adwaita/light/format-indent-less-symbolic-rtl.svg" width="22" alt="format-indent-less-symbolic-rtl"&gt;&lt;/a&gt;&amp;nbsp; &amp;nbsp; format-indent-less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1] &amp; CHAR(34) &amp;   &#10;&quot; width=&quot; &amp; CHAR(34) &amp; &quot;22&quot; &amp; CHAR(34) &amp; &quot; alt=&quot; &amp; CHAR(34) &amp; [.B51] &amp; CHAR(34) &amp; &quot;&gt;&lt;/a&gt;&quot; &amp;  &#10;&quot;&amp;nbsp; &amp;nbsp; &quot; &amp; [.B51] &amp; &quot;&lt;br&gt;&quot;" office:value-type="string" office:string-value="&lt;a href=&quot;#&quot;&gt;&lt;img src=&quot;https://raw.githubusercontent.com/StorageB/icons/main/GNOME46Adwaita/dark/format-indent-less-symbolic-rtl.svg&quot; width=&quot;22&quot; alt=&quot;format-indent-less-symbolic-rtl&quot;&gt;&lt;/a&gt;&amp;nbsp; &amp;nbsp; format-indent-less-symbolic-rtl&lt;br&gt;" calcext:value-type="string">
            <text:p>&lt;a href="#"&gt;&lt;img src="https://raw.githubusercontent.com/StorageB/icons/main/GNOME46Adwaita/dark/format-indent-less-symbolic-rtl.svg" width="22" alt="format-indent-less-symbolic-rtl"&gt;&lt;/a&gt;&amp;nbsp; &amp;nbsp; format-indent-less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mat-indent-less-symbolic.svg</text:p>
          </table:table-cell>
          <table:table-cell office:value-type="string" calcext:value-type="string">
            <text:p>format-indent-les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2] &amp; CHAR(34) &amp; &quot;&gt;&quot; &amp; &#10;&quot;&lt;img alt=&quot; &amp; CHAR(34) &amp; [.B5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] &amp; &quot;&lt;br&gt;&quot;" office:value-type="string" office:string-value="&lt;picture&gt;&lt;source media=&quot;(prefers-color-scheme: dark)&quot; srcset=&quot;https://github.com/StorageB/icons/blob/main/GNOME48Adwaita/light/format-indent-less-symbolic.svg&quot;&gt;&lt;source media=&quot;(prefers-color-scheme: light)&quot; srcset=&quot;https://github.com/StorageB/icons/blob/main/GNOME48Adwaita/dark/format-indent-less-symbolic.svg&quot;&gt;&lt;img alt=&quot;format-indent-less-symbolic&quot; src=&quot;https://user-images.githubusercontent.com/25423296/163456779-a8556205-d0a5-45e2-ac17-42d089e3c3f8.png&quot;&gt;&lt;/picture&gt; &amp;nbsp; &amp;nbsp;format-indent-less-symbolic&lt;br&gt;" calcext:value-type="string">
            <text:p>&lt;picture&gt;&lt;source media="(prefers-color-scheme: dark)" srcset="https://github.com/StorageB/icons/blob/main/GNOME48Adwaita/light/format-indent-less-symbolic.svg"&gt;&lt;source media="(prefers-color-scheme: light)" srcset="https://github.com/StorageB/icons/blob/main/GNOME48Adwaita/dark/format-indent-less-symbolic.svg"&gt;&lt;img alt="format-indent-less-symbolic" src="https://user-images.githubusercontent.com/25423296/163456779-a8556205-d0a5-45e2-ac17-42d089e3c3f8.png"&gt;&lt;/picture&gt; &amp;nbsp; &amp;nbsp;format-indent-les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2] &amp; CHAR(34) &amp;  &#10;&quot; width=&quot; &amp; CHAR(34) &amp; &quot;22&quot; &amp; CHAR(34) &amp; &quot; alt=&quot; &amp; CHAR(34) &amp; [.B52] &amp; CHAR(34) &amp; &quot;&gt;&lt;/a&gt;&quot; &amp; &#10;&quot;&amp;nbsp; &amp;nbsp; &quot; &amp; [.B52] &amp; &quot;&lt;br&gt;&quot;" office:value-type="string" office:string-value="&lt;a href=&quot;#&quot;&gt;&lt;img src=&quot;https://raw.githubusercontent.com/StorageB/icons/main/GNOME46Adwaita/light/format-indent-less-symbolic.svg&quot; width=&quot;22&quot; alt=&quot;format-indent-less-symbolic&quot;&gt;&lt;/a&gt;&amp;nbsp; &amp;nbsp; format-indent-less-symbolic&lt;br&gt;" calcext:value-type="string">
            <text:p>&lt;a href="#"&gt;&lt;img src="https://raw.githubusercontent.com/StorageB/icons/main/GNOME46Adwaita/light/format-indent-less-symbolic.svg" width="22" alt="format-indent-less-symbolic"&gt;&lt;/a&gt;&amp;nbsp; &amp;nbsp; format-indent-les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2] &amp; CHAR(34) &amp;   &#10;&quot; width=&quot; &amp; CHAR(34) &amp; &quot;22&quot; &amp; CHAR(34) &amp; &quot; alt=&quot; &amp; CHAR(34) &amp; [.B52] &amp; CHAR(34) &amp; &quot;&gt;&lt;/a&gt;&quot; &amp;  &#10;&quot;&amp;nbsp; &amp;nbsp; &quot; &amp; [.B52] &amp; &quot;&lt;br&gt;&quot;" office:value-type="string" office:string-value="&lt;a href=&quot;#&quot;&gt;&lt;img src=&quot;https://raw.githubusercontent.com/StorageB/icons/main/GNOME46Adwaita/dark/format-indent-less-symbolic.svg&quot; width=&quot;22&quot; alt=&quot;format-indent-less-symbolic&quot;&gt;&lt;/a&gt;&amp;nbsp; &amp;nbsp; format-indent-less-symbolic&lt;br&gt;" calcext:value-type="string">
            <text:p>&lt;a href="#"&gt;&lt;img src="https://raw.githubusercontent.com/StorageB/icons/main/GNOME46Adwaita/dark/format-indent-less-symbolic.svg" width="22" alt="format-indent-less-symbolic"&gt;&lt;/a&gt;&amp;nbsp; &amp;nbsp; format-indent-les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mat-indent-more-rtl-symbolic.svg</text:p>
          </table:table-cell>
          <table:table-cell office:value-type="string" calcext:value-type="string">
            <text:p>format-indent-more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3] &amp; CHAR(34) &amp; &quot;&gt;&quot; &amp; &#10;&quot;&lt;img alt=&quot; &amp; CHAR(34) &amp; [.B5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] &amp; &quot;&lt;br&gt;&quot;" office:value-type="string" office:string-value="&lt;picture&gt;&lt;source media=&quot;(prefers-color-scheme: dark)&quot; srcset=&quot;https://github.com/StorageB/icons/blob/main/GNOME48Adwaita/light/format-indent-more-rtl-symbolic.svg&quot;&gt;&lt;source media=&quot;(prefers-color-scheme: light)&quot; srcset=&quot;https://github.com/StorageB/icons/blob/main/GNOME48Adwaita/dark/format-indent-more-rtl-symbolic.svg&quot;&gt;&lt;img alt=&quot;format-indent-more-rtl-symbolic&quot; src=&quot;https://user-images.githubusercontent.com/25423296/163456779-a8556205-d0a5-45e2-ac17-42d089e3c3f8.png&quot;&gt;&lt;/picture&gt; &amp;nbsp; &amp;nbsp;format-indent-more-rtl-symbolic&lt;br&gt;" calcext:value-type="string">
            <text:p>&lt;picture&gt;&lt;source media="(prefers-color-scheme: dark)" srcset="https://github.com/StorageB/icons/blob/main/GNOME48Adwaita/light/format-indent-more-rtl-symbolic.svg"&gt;&lt;source media="(prefers-color-scheme: light)" srcset="https://github.com/StorageB/icons/blob/main/GNOME48Adwaita/dark/format-indent-more-rtl-symbolic.svg"&gt;&lt;img alt="format-indent-more-rtl-symbolic" src="https://user-images.githubusercontent.com/25423296/163456779-a8556205-d0a5-45e2-ac17-42d089e3c3f8.png"&gt;&lt;/picture&gt; &amp;nbsp; &amp;nbsp;format-indent-more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3] &amp; CHAR(34) &amp;  &#10;&quot; width=&quot; &amp; CHAR(34) &amp; &quot;22&quot; &amp; CHAR(34) &amp; &quot; alt=&quot; &amp; CHAR(34) &amp; [.B53] &amp; CHAR(34) &amp; &quot;&gt;&lt;/a&gt;&quot; &amp; &#10;&quot;&amp;nbsp; &amp;nbsp; &quot; &amp; [.B53] &amp; &quot;&lt;br&gt;&quot;" office:value-type="string" office:string-value="&lt;a href=&quot;#&quot;&gt;&lt;img src=&quot;https://raw.githubusercontent.com/StorageB/icons/main/GNOME46Adwaita/light/format-indent-more-rtl-symbolic.svg&quot; width=&quot;22&quot; alt=&quot;format-indent-more-rtl-symbolic&quot;&gt;&lt;/a&gt;&amp;nbsp; &amp;nbsp; format-indent-more-rtl-symbolic&lt;br&gt;" calcext:value-type="string">
            <text:p>&lt;a href="#"&gt;&lt;img src="https://raw.githubusercontent.com/StorageB/icons/main/GNOME46Adwaita/light/format-indent-more-rtl-symbolic.svg" width="22" alt="format-indent-more-rtl-symbolic"&gt;&lt;/a&gt;&amp;nbsp; &amp;nbsp; format-indent-more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3] &amp; CHAR(34) &amp;   &#10;&quot; width=&quot; &amp; CHAR(34) &amp; &quot;22&quot; &amp; CHAR(34) &amp; &quot; alt=&quot; &amp; CHAR(34) &amp; [.B53] &amp; CHAR(34) &amp; &quot;&gt;&lt;/a&gt;&quot; &amp;  &#10;&quot;&amp;nbsp; &amp;nbsp; &quot; &amp; [.B53] &amp; &quot;&lt;br&gt;&quot;" office:value-type="string" office:string-value="&lt;a href=&quot;#&quot;&gt;&lt;img src=&quot;https://raw.githubusercontent.com/StorageB/icons/main/GNOME46Adwaita/dark/format-indent-more-rtl-symbolic.svg&quot; width=&quot;22&quot; alt=&quot;format-indent-more-rtl-symbolic&quot;&gt;&lt;/a&gt;&amp;nbsp; &amp;nbsp; format-indent-more-rtl-symbolic&lt;br&gt;" calcext:value-type="string">
            <text:p>&lt;a href="#"&gt;&lt;img src="https://raw.githubusercontent.com/StorageB/icons/main/GNOME46Adwaita/dark/format-indent-more-rtl-symbolic.svg" width="22" alt="format-indent-more-rtl-symbolic"&gt;&lt;/a&gt;&amp;nbsp; &amp;nbsp; format-indent-more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mat-indent-more-symbolic-rtl.svg</text:p>
          </table:table-cell>
          <table:table-cell office:value-type="string" calcext:value-type="string">
            <text:p>format-indent-more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4] &amp; CHAR(34) &amp; &quot;&gt;&quot; &amp; &#10;&quot;&lt;img alt=&quot; &amp; CHAR(34) &amp; [.B5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] &amp; &quot;&lt;br&gt;&quot;" office:value-type="string" office:string-value="&lt;picture&gt;&lt;source media=&quot;(prefers-color-scheme: dark)&quot; srcset=&quot;https://github.com/StorageB/icons/blob/main/GNOME48Adwaita/light/format-indent-more-symbolic-rtl.svg&quot;&gt;&lt;source media=&quot;(prefers-color-scheme: light)&quot; srcset=&quot;https://github.com/StorageB/icons/blob/main/GNOME48Adwaita/dark/format-indent-more-symbolic-rtl.svg&quot;&gt;&lt;img alt=&quot;format-indent-more-symbolic-rtl&quot; src=&quot;https://user-images.githubusercontent.com/25423296/163456779-a8556205-d0a5-45e2-ac17-42d089e3c3f8.png&quot;&gt;&lt;/picture&gt; &amp;nbsp; &amp;nbsp;format-indent-more-symbolic-rtl&lt;br&gt;" calcext:value-type="string">
            <text:p>&lt;picture&gt;&lt;source media="(prefers-color-scheme: dark)" srcset="https://github.com/StorageB/icons/blob/main/GNOME48Adwaita/light/format-indent-more-symbolic-rtl.svg"&gt;&lt;source media="(prefers-color-scheme: light)" srcset="https://github.com/StorageB/icons/blob/main/GNOME48Adwaita/dark/format-indent-more-symbolic-rtl.svg"&gt;&lt;img alt="format-indent-more-symbolic-rtl" src="https://user-images.githubusercontent.com/25423296/163456779-a8556205-d0a5-45e2-ac17-42d089e3c3f8.png"&gt;&lt;/picture&gt; &amp;nbsp; &amp;nbsp;format-indent-more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4] &amp; CHAR(34) &amp;  &#10;&quot; width=&quot; &amp; CHAR(34) &amp; &quot;22&quot; &amp; CHAR(34) &amp; &quot; alt=&quot; &amp; CHAR(34) &amp; [.B54] &amp; CHAR(34) &amp; &quot;&gt;&lt;/a&gt;&quot; &amp; &#10;&quot;&amp;nbsp; &amp;nbsp; &quot; &amp; [.B54] &amp; &quot;&lt;br&gt;&quot;" office:value-type="string" office:string-value="&lt;a href=&quot;#&quot;&gt;&lt;img src=&quot;https://raw.githubusercontent.com/StorageB/icons/main/GNOME46Adwaita/light/format-indent-more-symbolic-rtl.svg&quot; width=&quot;22&quot; alt=&quot;format-indent-more-symbolic-rtl&quot;&gt;&lt;/a&gt;&amp;nbsp; &amp;nbsp; format-indent-more-symbolic-rtl&lt;br&gt;" calcext:value-type="string">
            <text:p>&lt;a href="#"&gt;&lt;img src="https://raw.githubusercontent.com/StorageB/icons/main/GNOME46Adwaita/light/format-indent-more-symbolic-rtl.svg" width="22" alt="format-indent-more-symbolic-rtl"&gt;&lt;/a&gt;&amp;nbsp; &amp;nbsp; format-indent-more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4] &amp; CHAR(34) &amp;   &#10;&quot; width=&quot; &amp; CHAR(34) &amp; &quot;22&quot; &amp; CHAR(34) &amp; &quot; alt=&quot; &amp; CHAR(34) &amp; [.B54] &amp; CHAR(34) &amp; &quot;&gt;&lt;/a&gt;&quot; &amp;  &#10;&quot;&amp;nbsp; &amp;nbsp; &quot; &amp; [.B54] &amp; &quot;&lt;br&gt;&quot;" office:value-type="string" office:string-value="&lt;a href=&quot;#&quot;&gt;&lt;img src=&quot;https://raw.githubusercontent.com/StorageB/icons/main/GNOME46Adwaita/dark/format-indent-more-symbolic-rtl.svg&quot; width=&quot;22&quot; alt=&quot;format-indent-more-symbolic-rtl&quot;&gt;&lt;/a&gt;&amp;nbsp; &amp;nbsp; format-indent-more-symbolic-rtl&lt;br&gt;" calcext:value-type="string">
            <text:p>&lt;a href="#"&gt;&lt;img src="https://raw.githubusercontent.com/StorageB/icons/main/GNOME46Adwaita/dark/format-indent-more-symbolic-rtl.svg" width="22" alt="format-indent-more-symbolic-rtl"&gt;&lt;/a&gt;&amp;nbsp; &amp;nbsp; format-indent-more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mat-indent-more-symbolic.svg</text:p>
          </table:table-cell>
          <table:table-cell office:value-type="string" calcext:value-type="string">
            <text:p>format-indent-mor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5] &amp; CHAR(34) &amp; &quot;&gt;&quot; &amp; &#10;&quot;&lt;img alt=&quot; &amp; CHAR(34) &amp; [.B5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] &amp; &quot;&lt;br&gt;&quot;" office:value-type="string" office:string-value="&lt;picture&gt;&lt;source media=&quot;(prefers-color-scheme: dark)&quot; srcset=&quot;https://github.com/StorageB/icons/blob/main/GNOME48Adwaita/light/format-indent-more-symbolic.svg&quot;&gt;&lt;source media=&quot;(prefers-color-scheme: light)&quot; srcset=&quot;https://github.com/StorageB/icons/blob/main/GNOME48Adwaita/dark/format-indent-more-symbolic.svg&quot;&gt;&lt;img alt=&quot;format-indent-more-symbolic&quot; src=&quot;https://user-images.githubusercontent.com/25423296/163456779-a8556205-d0a5-45e2-ac17-42d089e3c3f8.png&quot;&gt;&lt;/picture&gt; &amp;nbsp; &amp;nbsp;format-indent-more-symbolic&lt;br&gt;" calcext:value-type="string">
            <text:p>&lt;picture&gt;&lt;source media="(prefers-color-scheme: dark)" srcset="https://github.com/StorageB/icons/blob/main/GNOME48Adwaita/light/format-indent-more-symbolic.svg"&gt;&lt;source media="(prefers-color-scheme: light)" srcset="https://github.com/StorageB/icons/blob/main/GNOME48Adwaita/dark/format-indent-more-symbolic.svg"&gt;&lt;img alt="format-indent-more-symbolic" src="https://user-images.githubusercontent.com/25423296/163456779-a8556205-d0a5-45e2-ac17-42d089e3c3f8.png"&gt;&lt;/picture&gt; &amp;nbsp; &amp;nbsp;format-indent-mor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5] &amp; CHAR(34) &amp;  &#10;&quot; width=&quot; &amp; CHAR(34) &amp; &quot;22&quot; &amp; CHAR(34) &amp; &quot; alt=&quot; &amp; CHAR(34) &amp; [.B55] &amp; CHAR(34) &amp; &quot;&gt;&lt;/a&gt;&quot; &amp; &#10;&quot;&amp;nbsp; &amp;nbsp; &quot; &amp; [.B55] &amp; &quot;&lt;br&gt;&quot;" office:value-type="string" office:string-value="&lt;a href=&quot;#&quot;&gt;&lt;img src=&quot;https://raw.githubusercontent.com/StorageB/icons/main/GNOME46Adwaita/light/format-indent-more-symbolic.svg&quot; width=&quot;22&quot; alt=&quot;format-indent-more-symbolic&quot;&gt;&lt;/a&gt;&amp;nbsp; &amp;nbsp; format-indent-more-symbolic&lt;br&gt;" calcext:value-type="string">
            <text:p>&lt;a href="#"&gt;&lt;img src="https://raw.githubusercontent.com/StorageB/icons/main/GNOME46Adwaita/light/format-indent-more-symbolic.svg" width="22" alt="format-indent-more-symbolic"&gt;&lt;/a&gt;&amp;nbsp; &amp;nbsp; format-indent-mor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5] &amp; CHAR(34) &amp;   &#10;&quot; width=&quot; &amp; CHAR(34) &amp; &quot;22&quot; &amp; CHAR(34) &amp; &quot; alt=&quot; &amp; CHAR(34) &amp; [.B55] &amp; CHAR(34) &amp; &quot;&gt;&lt;/a&gt;&quot; &amp;  &#10;&quot;&amp;nbsp; &amp;nbsp; &quot; &amp; [.B55] &amp; &quot;&lt;br&gt;&quot;" office:value-type="string" office:string-value="&lt;a href=&quot;#&quot;&gt;&lt;img src=&quot;https://raw.githubusercontent.com/StorageB/icons/main/GNOME46Adwaita/dark/format-indent-more-symbolic.svg&quot; width=&quot;22&quot; alt=&quot;format-indent-more-symbolic&quot;&gt;&lt;/a&gt;&amp;nbsp; &amp;nbsp; format-indent-more-symbolic&lt;br&gt;" calcext:value-type="string">
            <text:p>&lt;a href="#"&gt;&lt;img src="https://raw.githubusercontent.com/StorageB/icons/main/GNOME46Adwaita/dark/format-indent-more-symbolic.svg" width="22" alt="format-indent-more-symbolic"&gt;&lt;/a&gt;&amp;nbsp; &amp;nbsp; format-indent-mor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mat-justify-center-symbolic.svg</text:p>
          </table:table-cell>
          <table:table-cell office:value-type="string" calcext:value-type="string">
            <text:p>format-justify-cent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6] &amp; CHAR(34) &amp; &quot;&gt;&quot; &amp; &#10;&quot;&lt;img alt=&quot; &amp; CHAR(34) &amp; [.B5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] &amp; &quot;&lt;br&gt;&quot;" office:value-type="string" office:string-value="&lt;picture&gt;&lt;source media=&quot;(prefers-color-scheme: dark)&quot; srcset=&quot;https://github.com/StorageB/icons/blob/main/GNOME48Adwaita/light/format-justify-center-symbolic.svg&quot;&gt;&lt;source media=&quot;(prefers-color-scheme: light)&quot; srcset=&quot;https://github.com/StorageB/icons/blob/main/GNOME48Adwaita/dark/format-justify-center-symbolic.svg&quot;&gt;&lt;img alt=&quot;format-justify-center-symbolic&quot; src=&quot;https://user-images.githubusercontent.com/25423296/163456779-a8556205-d0a5-45e2-ac17-42d089e3c3f8.png&quot;&gt;&lt;/picture&gt; &amp;nbsp; &amp;nbsp;format-justify-center-symbolic&lt;br&gt;" calcext:value-type="string">
            <text:p>&lt;picture&gt;&lt;source media="(prefers-color-scheme: dark)" srcset="https://github.com/StorageB/icons/blob/main/GNOME48Adwaita/light/format-justify-center-symbolic.svg"&gt;&lt;source media="(prefers-color-scheme: light)" srcset="https://github.com/StorageB/icons/blob/main/GNOME48Adwaita/dark/format-justify-center-symbolic.svg"&gt;&lt;img alt="format-justify-center-symbolic" src="https://user-images.githubusercontent.com/25423296/163456779-a8556205-d0a5-45e2-ac17-42d089e3c3f8.png"&gt;&lt;/picture&gt; &amp;nbsp; &amp;nbsp;format-justify-cente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6] &amp; CHAR(34) &amp;  &#10;&quot; width=&quot; &amp; CHAR(34) &amp; &quot;22&quot; &amp; CHAR(34) &amp; &quot; alt=&quot; &amp; CHAR(34) &amp; [.B56] &amp; CHAR(34) &amp; &quot;&gt;&lt;/a&gt;&quot; &amp; &#10;&quot;&amp;nbsp; &amp;nbsp; &quot; &amp; [.B56] &amp; &quot;&lt;br&gt;&quot;" office:value-type="string" office:string-value="&lt;a href=&quot;#&quot;&gt;&lt;img src=&quot;https://raw.githubusercontent.com/StorageB/icons/main/GNOME46Adwaita/light/format-justify-center-symbolic.svg&quot; width=&quot;22&quot; alt=&quot;format-justify-center-symbolic&quot;&gt;&lt;/a&gt;&amp;nbsp; &amp;nbsp; format-justify-center-symbolic&lt;br&gt;" calcext:value-type="string">
            <text:p>&lt;a href="#"&gt;&lt;img src="https://raw.githubusercontent.com/StorageB/icons/main/GNOME46Adwaita/light/format-justify-center-symbolic.svg" width="22" alt="format-justify-center-symbolic"&gt;&lt;/a&gt;&amp;nbsp; &amp;nbsp; format-justify-cente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6] &amp; CHAR(34) &amp;   &#10;&quot; width=&quot; &amp; CHAR(34) &amp; &quot;22&quot; &amp; CHAR(34) &amp; &quot; alt=&quot; &amp; CHAR(34) &amp; [.B56] &amp; CHAR(34) &amp; &quot;&gt;&lt;/a&gt;&quot; &amp;  &#10;&quot;&amp;nbsp; &amp;nbsp; &quot; &amp; [.B56] &amp; &quot;&lt;br&gt;&quot;" office:value-type="string" office:string-value="&lt;a href=&quot;#&quot;&gt;&lt;img src=&quot;https://raw.githubusercontent.com/StorageB/icons/main/GNOME46Adwaita/dark/format-justify-center-symbolic.svg&quot; width=&quot;22&quot; alt=&quot;format-justify-center-symbolic&quot;&gt;&lt;/a&gt;&amp;nbsp; &amp;nbsp; format-justify-center-symbolic&lt;br&gt;" calcext:value-type="string">
            <text:p>&lt;a href="#"&gt;&lt;img src="https://raw.githubusercontent.com/StorageB/icons/main/GNOME46Adwaita/dark/format-justify-center-symbolic.svg" width="22" alt="format-justify-center-symbolic"&gt;&lt;/a&gt;&amp;nbsp; &amp;nbsp; format-justify-cente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mat-justify-fill-symbolic.svg</text:p>
          </table:table-cell>
          <table:table-cell office:value-type="string" calcext:value-type="string">
            <text:p>format-justify-fil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7] &amp; CHAR(34) &amp; &quot;&gt;&quot; &amp; &#10;&quot;&lt;img alt=&quot; &amp; CHAR(34) &amp; [.B5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] &amp; &quot;&lt;br&gt;&quot;" office:value-type="string" office:string-value="&lt;picture&gt;&lt;source media=&quot;(prefers-color-scheme: dark)&quot; srcset=&quot;https://github.com/StorageB/icons/blob/main/GNOME48Adwaita/light/format-justify-fill-symbolic.svg&quot;&gt;&lt;source media=&quot;(prefers-color-scheme: light)&quot; srcset=&quot;https://github.com/StorageB/icons/blob/main/GNOME48Adwaita/dark/format-justify-fill-symbolic.svg&quot;&gt;&lt;img alt=&quot;format-justify-fill-symbolic&quot; src=&quot;https://user-images.githubusercontent.com/25423296/163456779-a8556205-d0a5-45e2-ac17-42d089e3c3f8.png&quot;&gt;&lt;/picture&gt; &amp;nbsp; &amp;nbsp;format-justify-fill-symbolic&lt;br&gt;" calcext:value-type="string">
            <text:p>&lt;picture&gt;&lt;source media="(prefers-color-scheme: dark)" srcset="https://github.com/StorageB/icons/blob/main/GNOME48Adwaita/light/format-justify-fill-symbolic.svg"&gt;&lt;source media="(prefers-color-scheme: light)" srcset="https://github.com/StorageB/icons/blob/main/GNOME48Adwaita/dark/format-justify-fill-symbolic.svg"&gt;&lt;img alt="format-justify-fill-symbolic" src="https://user-images.githubusercontent.com/25423296/163456779-a8556205-d0a5-45e2-ac17-42d089e3c3f8.png"&gt;&lt;/picture&gt; &amp;nbsp; &amp;nbsp;format-justify-fil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7] &amp; CHAR(34) &amp;  &#10;&quot; width=&quot; &amp; CHAR(34) &amp; &quot;22&quot; &amp; CHAR(34) &amp; &quot; alt=&quot; &amp; CHAR(34) &amp; [.B57] &amp; CHAR(34) &amp; &quot;&gt;&lt;/a&gt;&quot; &amp; &#10;&quot;&amp;nbsp; &amp;nbsp; &quot; &amp; [.B57] &amp; &quot;&lt;br&gt;&quot;" office:value-type="string" office:string-value="&lt;a href=&quot;#&quot;&gt;&lt;img src=&quot;https://raw.githubusercontent.com/StorageB/icons/main/GNOME46Adwaita/light/format-justify-fill-symbolic.svg&quot; width=&quot;22&quot; alt=&quot;format-justify-fill-symbolic&quot;&gt;&lt;/a&gt;&amp;nbsp; &amp;nbsp; format-justify-fill-symbolic&lt;br&gt;" calcext:value-type="string">
            <text:p>&lt;a href="#"&gt;&lt;img src="https://raw.githubusercontent.com/StorageB/icons/main/GNOME46Adwaita/light/format-justify-fill-symbolic.svg" width="22" alt="format-justify-fill-symbolic"&gt;&lt;/a&gt;&amp;nbsp; &amp;nbsp; format-justify-fil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7] &amp; CHAR(34) &amp;   &#10;&quot; width=&quot; &amp; CHAR(34) &amp; &quot;22&quot; &amp; CHAR(34) &amp; &quot; alt=&quot; &amp; CHAR(34) &amp; [.B57] &amp; CHAR(34) &amp; &quot;&gt;&lt;/a&gt;&quot; &amp;  &#10;&quot;&amp;nbsp; &amp;nbsp; &quot; &amp; [.B57] &amp; &quot;&lt;br&gt;&quot;" office:value-type="string" office:string-value="&lt;a href=&quot;#&quot;&gt;&lt;img src=&quot;https://raw.githubusercontent.com/StorageB/icons/main/GNOME46Adwaita/dark/format-justify-fill-symbolic.svg&quot; width=&quot;22&quot; alt=&quot;format-justify-fill-symbolic&quot;&gt;&lt;/a&gt;&amp;nbsp; &amp;nbsp; format-justify-fill-symbolic&lt;br&gt;" calcext:value-type="string">
            <text:p>&lt;a href="#"&gt;&lt;img src="https://raw.githubusercontent.com/StorageB/icons/main/GNOME46Adwaita/dark/format-justify-fill-symbolic.svg" width="22" alt="format-justify-fill-symbolic"&gt;&lt;/a&gt;&amp;nbsp; &amp;nbsp; format-justify-fil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mat-justify-left-symbolic.svg</text:p>
          </table:table-cell>
          <table:table-cell office:value-type="string" calcext:value-type="string">
            <text:p>format-justify-lef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8] &amp; CHAR(34) &amp; &quot;&gt;&quot; &amp; &#10;&quot;&lt;img alt=&quot; &amp; CHAR(34) &amp; [.B5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] &amp; &quot;&lt;br&gt;&quot;" office:value-type="string" office:string-value="&lt;picture&gt;&lt;source media=&quot;(prefers-color-scheme: dark)&quot; srcset=&quot;https://github.com/StorageB/icons/blob/main/GNOME48Adwaita/light/format-justify-left-symbolic.svg&quot;&gt;&lt;source media=&quot;(prefers-color-scheme: light)&quot; srcset=&quot;https://github.com/StorageB/icons/blob/main/GNOME48Adwaita/dark/format-justify-left-symbolic.svg&quot;&gt;&lt;img alt=&quot;format-justify-left-symbolic&quot; src=&quot;https://user-images.githubusercontent.com/25423296/163456779-a8556205-d0a5-45e2-ac17-42d089e3c3f8.png&quot;&gt;&lt;/picture&gt; &amp;nbsp; &amp;nbsp;format-justify-left-symbolic&lt;br&gt;" calcext:value-type="string">
            <text:p>&lt;picture&gt;&lt;source media="(prefers-color-scheme: dark)" srcset="https://github.com/StorageB/icons/blob/main/GNOME48Adwaita/light/format-justify-left-symbolic.svg"&gt;&lt;source media="(prefers-color-scheme: light)" srcset="https://github.com/StorageB/icons/blob/main/GNOME48Adwaita/dark/format-justify-left-symbolic.svg"&gt;&lt;img alt="format-justify-left-symbolic" src="https://user-images.githubusercontent.com/25423296/163456779-a8556205-d0a5-45e2-ac17-42d089e3c3f8.png"&gt;&lt;/picture&gt; &amp;nbsp; &amp;nbsp;format-justify-lef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8] &amp; CHAR(34) &amp;  &#10;&quot; width=&quot; &amp; CHAR(34) &amp; &quot;22&quot; &amp; CHAR(34) &amp; &quot; alt=&quot; &amp; CHAR(34) &amp; [.B58] &amp; CHAR(34) &amp; &quot;&gt;&lt;/a&gt;&quot; &amp; &#10;&quot;&amp;nbsp; &amp;nbsp; &quot; &amp; [.B58] &amp; &quot;&lt;br&gt;&quot;" office:value-type="string" office:string-value="&lt;a href=&quot;#&quot;&gt;&lt;img src=&quot;https://raw.githubusercontent.com/StorageB/icons/main/GNOME46Adwaita/light/format-justify-left-symbolic.svg&quot; width=&quot;22&quot; alt=&quot;format-justify-left-symbolic&quot;&gt;&lt;/a&gt;&amp;nbsp; &amp;nbsp; format-justify-left-symbolic&lt;br&gt;" calcext:value-type="string">
            <text:p>&lt;a href="#"&gt;&lt;img src="https://raw.githubusercontent.com/StorageB/icons/main/GNOME46Adwaita/light/format-justify-left-symbolic.svg" width="22" alt="format-justify-left-symbolic"&gt;&lt;/a&gt;&amp;nbsp; &amp;nbsp; format-justify-lef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8] &amp; CHAR(34) &amp;   &#10;&quot; width=&quot; &amp; CHAR(34) &amp; &quot;22&quot; &amp; CHAR(34) &amp; &quot; alt=&quot; &amp; CHAR(34) &amp; [.B58] &amp; CHAR(34) &amp; &quot;&gt;&lt;/a&gt;&quot; &amp;  &#10;&quot;&amp;nbsp; &amp;nbsp; &quot; &amp; [.B58] &amp; &quot;&lt;br&gt;&quot;" office:value-type="string" office:string-value="&lt;a href=&quot;#&quot;&gt;&lt;img src=&quot;https://raw.githubusercontent.com/StorageB/icons/main/GNOME46Adwaita/dark/format-justify-left-symbolic.svg&quot; width=&quot;22&quot; alt=&quot;format-justify-left-symbolic&quot;&gt;&lt;/a&gt;&amp;nbsp; &amp;nbsp; format-justify-left-symbolic&lt;br&gt;" calcext:value-type="string">
            <text:p>&lt;a href="#"&gt;&lt;img src="https://raw.githubusercontent.com/StorageB/icons/main/GNOME46Adwaita/dark/format-justify-left-symbolic.svg" width="22" alt="format-justify-left-symbolic"&gt;&lt;/a&gt;&amp;nbsp; &amp;nbsp; format-justify-lef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mat-justify-right-symbolic.svg</text:p>
          </table:table-cell>
          <table:table-cell office:value-type="string" calcext:value-type="string">
            <text:p>format-justify-righ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9] &amp; CHAR(34) &amp; &quot;&gt;&quot; &amp; &#10;&quot;&lt;img alt=&quot; &amp; CHAR(34) &amp; [.B5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] &amp; &quot;&lt;br&gt;&quot;" office:value-type="string" office:string-value="&lt;picture&gt;&lt;source media=&quot;(prefers-color-scheme: dark)&quot; srcset=&quot;https://github.com/StorageB/icons/blob/main/GNOME48Adwaita/light/format-justify-right-symbolic.svg&quot;&gt;&lt;source media=&quot;(prefers-color-scheme: light)&quot; srcset=&quot;https://github.com/StorageB/icons/blob/main/GNOME48Adwaita/dark/format-justify-right-symbolic.svg&quot;&gt;&lt;img alt=&quot;format-justify-right-symbolic&quot; src=&quot;https://user-images.githubusercontent.com/25423296/163456779-a8556205-d0a5-45e2-ac17-42d089e3c3f8.png&quot;&gt;&lt;/picture&gt; &amp;nbsp; &amp;nbsp;format-justify-right-symbolic&lt;br&gt;" calcext:value-type="string">
            <text:p>&lt;picture&gt;&lt;source media="(prefers-color-scheme: dark)" srcset="https://github.com/StorageB/icons/blob/main/GNOME48Adwaita/light/format-justify-right-symbolic.svg"&gt;&lt;source media="(prefers-color-scheme: light)" srcset="https://github.com/StorageB/icons/blob/main/GNOME48Adwaita/dark/format-justify-right-symbolic.svg"&gt;&lt;img alt="format-justify-right-symbolic" src="https://user-images.githubusercontent.com/25423296/163456779-a8556205-d0a5-45e2-ac17-42d089e3c3f8.png"&gt;&lt;/picture&gt; &amp;nbsp; &amp;nbsp;format-justify-righ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9] &amp; CHAR(34) &amp;  &#10;&quot; width=&quot; &amp; CHAR(34) &amp; &quot;22&quot; &amp; CHAR(34) &amp; &quot; alt=&quot; &amp; CHAR(34) &amp; [.B59] &amp; CHAR(34) &amp; &quot;&gt;&lt;/a&gt;&quot; &amp; &#10;&quot;&amp;nbsp; &amp;nbsp; &quot; &amp; [.B59] &amp; &quot;&lt;br&gt;&quot;" office:value-type="string" office:string-value="&lt;a href=&quot;#&quot;&gt;&lt;img src=&quot;https://raw.githubusercontent.com/StorageB/icons/main/GNOME46Adwaita/light/format-justify-right-symbolic.svg&quot; width=&quot;22&quot; alt=&quot;format-justify-right-symbolic&quot;&gt;&lt;/a&gt;&amp;nbsp; &amp;nbsp; format-justify-right-symbolic&lt;br&gt;" calcext:value-type="string">
            <text:p>&lt;a href="#"&gt;&lt;img src="https://raw.githubusercontent.com/StorageB/icons/main/GNOME46Adwaita/light/format-justify-right-symbolic.svg" width="22" alt="format-justify-right-symbolic"&gt;&lt;/a&gt;&amp;nbsp; &amp;nbsp; format-justify-righ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9] &amp; CHAR(34) &amp;   &#10;&quot; width=&quot; &amp; CHAR(34) &amp; &quot;22&quot; &amp; CHAR(34) &amp; &quot; alt=&quot; &amp; CHAR(34) &amp; [.B59] &amp; CHAR(34) &amp; &quot;&gt;&lt;/a&gt;&quot; &amp;  &#10;&quot;&amp;nbsp; &amp;nbsp; &quot; &amp; [.B59] &amp; &quot;&lt;br&gt;&quot;" office:value-type="string" office:string-value="&lt;a href=&quot;#&quot;&gt;&lt;img src=&quot;https://raw.githubusercontent.com/StorageB/icons/main/GNOME46Adwaita/dark/format-justify-right-symbolic.svg&quot; width=&quot;22&quot; alt=&quot;format-justify-right-symbolic&quot;&gt;&lt;/a&gt;&amp;nbsp; &amp;nbsp; format-justify-right-symbolic&lt;br&gt;" calcext:value-type="string">
            <text:p>&lt;a href="#"&gt;&lt;img src="https://raw.githubusercontent.com/StorageB/icons/main/GNOME46Adwaita/dark/format-justify-right-symbolic.svg" width="22" alt="format-justify-right-symbolic"&gt;&lt;/a&gt;&amp;nbsp; &amp;nbsp; format-justify-righ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mat-text-bold-symbolic.svg</text:p>
          </table:table-cell>
          <table:table-cell office:value-type="string" calcext:value-type="string">
            <text:p>format-text-bol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0] &amp; CHAR(34) &amp; &quot;&gt;&quot; &amp; &#10;&quot;&lt;img alt=&quot; &amp; CHAR(34) &amp; [.B6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] &amp; &quot;&lt;br&gt;&quot;" office:value-type="string" office:string-value="&lt;picture&gt;&lt;source media=&quot;(prefers-color-scheme: dark)&quot; srcset=&quot;https://github.com/StorageB/icons/blob/main/GNOME48Adwaita/light/format-text-bold-symbolic.svg&quot;&gt;&lt;source media=&quot;(prefers-color-scheme: light)&quot; srcset=&quot;https://github.com/StorageB/icons/blob/main/GNOME48Adwaita/dark/format-text-bold-symbolic.svg&quot;&gt;&lt;img alt=&quot;format-text-bold-symbolic&quot; src=&quot;https://user-images.githubusercontent.com/25423296/163456779-a8556205-d0a5-45e2-ac17-42d089e3c3f8.png&quot;&gt;&lt;/picture&gt; &amp;nbsp; &amp;nbsp;format-text-bold-symbolic&lt;br&gt;" calcext:value-type="string">
            <text:p>&lt;picture&gt;&lt;source media="(prefers-color-scheme: dark)" srcset="https://github.com/StorageB/icons/blob/main/GNOME48Adwaita/light/format-text-bold-symbolic.svg"&gt;&lt;source media="(prefers-color-scheme: light)" srcset="https://github.com/StorageB/icons/blob/main/GNOME48Adwaita/dark/format-text-bold-symbolic.svg"&gt;&lt;img alt="format-text-bold-symbolic" src="https://user-images.githubusercontent.com/25423296/163456779-a8556205-d0a5-45e2-ac17-42d089e3c3f8.png"&gt;&lt;/picture&gt; &amp;nbsp; &amp;nbsp;format-text-bol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0] &amp; CHAR(34) &amp;  &#10;&quot; width=&quot; &amp; CHAR(34) &amp; &quot;22&quot; &amp; CHAR(34) &amp; &quot; alt=&quot; &amp; CHAR(34) &amp; [.B60] &amp; CHAR(34) &amp; &quot;&gt;&lt;/a&gt;&quot; &amp; &#10;&quot;&amp;nbsp; &amp;nbsp; &quot; &amp; [.B60] &amp; &quot;&lt;br&gt;&quot;" office:value-type="string" office:string-value="&lt;a href=&quot;#&quot;&gt;&lt;img src=&quot;https://raw.githubusercontent.com/StorageB/icons/main/GNOME46Adwaita/light/format-text-bold-symbolic.svg&quot; width=&quot;22&quot; alt=&quot;format-text-bold-symbolic&quot;&gt;&lt;/a&gt;&amp;nbsp; &amp;nbsp; format-text-bold-symbolic&lt;br&gt;" calcext:value-type="string">
            <text:p>&lt;a href="#"&gt;&lt;img src="https://raw.githubusercontent.com/StorageB/icons/main/GNOME46Adwaita/light/format-text-bold-symbolic.svg" width="22" alt="format-text-bold-symbolic"&gt;&lt;/a&gt;&amp;nbsp; &amp;nbsp; format-text-bol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0] &amp; CHAR(34) &amp;   &#10;&quot; width=&quot; &amp; CHAR(34) &amp; &quot;22&quot; &amp; CHAR(34) &amp; &quot; alt=&quot; &amp; CHAR(34) &amp; [.B60] &amp; CHAR(34) &amp; &quot;&gt;&lt;/a&gt;&quot; &amp;  &#10;&quot;&amp;nbsp; &amp;nbsp; &quot; &amp; [.B60] &amp; &quot;&lt;br&gt;&quot;" office:value-type="string" office:string-value="&lt;a href=&quot;#&quot;&gt;&lt;img src=&quot;https://raw.githubusercontent.com/StorageB/icons/main/GNOME46Adwaita/dark/format-text-bold-symbolic.svg&quot; width=&quot;22&quot; alt=&quot;format-text-bold-symbolic&quot;&gt;&lt;/a&gt;&amp;nbsp; &amp;nbsp; format-text-bold-symbolic&lt;br&gt;" calcext:value-type="string">
            <text:p>&lt;a href="#"&gt;&lt;img src="https://raw.githubusercontent.com/StorageB/icons/main/GNOME46Adwaita/dark/format-text-bold-symbolic.svg" width="22" alt="format-text-bold-symbolic"&gt;&lt;/a&gt;&amp;nbsp; &amp;nbsp; format-text-bol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mat-text-direction-ltr-symbolic.svg</text:p>
          </table:table-cell>
          <table:table-cell office:value-type="string" calcext:value-type="string">
            <text:p>format-text-direction-lt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1] &amp; CHAR(34) &amp; &quot;&gt;&quot; &amp; &#10;&quot;&lt;img alt=&quot; &amp; CHAR(34) &amp; [.B6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] &amp; &quot;&lt;br&gt;&quot;" office:value-type="string" office:string-value="&lt;picture&gt;&lt;source media=&quot;(prefers-color-scheme: dark)&quot; srcset=&quot;https://github.com/StorageB/icons/blob/main/GNOME48Adwaita/light/format-text-direction-ltr-symbolic.svg&quot;&gt;&lt;source media=&quot;(prefers-color-scheme: light)&quot; srcset=&quot;https://github.com/StorageB/icons/blob/main/GNOME48Adwaita/dark/format-text-direction-ltr-symbolic.svg&quot;&gt;&lt;img alt=&quot;format-text-direction-ltr-symbolic&quot; src=&quot;https://user-images.githubusercontent.com/25423296/163456779-a8556205-d0a5-45e2-ac17-42d089e3c3f8.png&quot;&gt;&lt;/picture&gt; &amp;nbsp; &amp;nbsp;format-text-direction-ltr-symbolic&lt;br&gt;" calcext:value-type="string">
            <text:p>&lt;picture&gt;&lt;source media="(prefers-color-scheme: dark)" srcset="https://github.com/StorageB/icons/blob/main/GNOME48Adwaita/light/format-text-direction-ltr-symbolic.svg"&gt;&lt;source media="(prefers-color-scheme: light)" srcset="https://github.com/StorageB/icons/blob/main/GNOME48Adwaita/dark/format-text-direction-ltr-symbolic.svg"&gt;&lt;img alt="format-text-direction-ltr-symbolic" src="https://user-images.githubusercontent.com/25423296/163456779-a8556205-d0a5-45e2-ac17-42d089e3c3f8.png"&gt;&lt;/picture&gt; &amp;nbsp; &amp;nbsp;format-text-direction-lt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1] &amp; CHAR(34) &amp;  &#10;&quot; width=&quot; &amp; CHAR(34) &amp; &quot;22&quot; &amp; CHAR(34) &amp; &quot; alt=&quot; &amp; CHAR(34) &amp; [.B61] &amp; CHAR(34) &amp; &quot;&gt;&lt;/a&gt;&quot; &amp; &#10;&quot;&amp;nbsp; &amp;nbsp; &quot; &amp; [.B61] &amp; &quot;&lt;br&gt;&quot;" office:value-type="string" office:string-value="&lt;a href=&quot;#&quot;&gt;&lt;img src=&quot;https://raw.githubusercontent.com/StorageB/icons/main/GNOME46Adwaita/light/format-text-direction-ltr-symbolic.svg&quot; width=&quot;22&quot; alt=&quot;format-text-direction-ltr-symbolic&quot;&gt;&lt;/a&gt;&amp;nbsp; &amp;nbsp; format-text-direction-ltr-symbolic&lt;br&gt;" calcext:value-type="string">
            <text:p>&lt;a href="#"&gt;&lt;img src="https://raw.githubusercontent.com/StorageB/icons/main/GNOME46Adwaita/light/format-text-direction-ltr-symbolic.svg" width="22" alt="format-text-direction-ltr-symbolic"&gt;&lt;/a&gt;&amp;nbsp; &amp;nbsp; format-text-direction-lt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1] &amp; CHAR(34) &amp;   &#10;&quot; width=&quot; &amp; CHAR(34) &amp; &quot;22&quot; &amp; CHAR(34) &amp; &quot; alt=&quot; &amp; CHAR(34) &amp; [.B61] &amp; CHAR(34) &amp; &quot;&gt;&lt;/a&gt;&quot; &amp;  &#10;&quot;&amp;nbsp; &amp;nbsp; &quot; &amp; [.B61] &amp; &quot;&lt;br&gt;&quot;" office:value-type="string" office:string-value="&lt;a href=&quot;#&quot;&gt;&lt;img src=&quot;https://raw.githubusercontent.com/StorageB/icons/main/GNOME46Adwaita/dark/format-text-direction-ltr-symbolic.svg&quot; width=&quot;22&quot; alt=&quot;format-text-direction-ltr-symbolic&quot;&gt;&lt;/a&gt;&amp;nbsp; &amp;nbsp; format-text-direction-ltr-symbolic&lt;br&gt;" calcext:value-type="string">
            <text:p>&lt;a href="#"&gt;&lt;img src="https://raw.githubusercontent.com/StorageB/icons/main/GNOME46Adwaita/dark/format-text-direction-ltr-symbolic.svg" width="22" alt="format-text-direction-ltr-symbolic"&gt;&lt;/a&gt;&amp;nbsp; &amp;nbsp; format-text-direction-lt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mat-text-direction-rtl-symbolic.svg</text:p>
          </table:table-cell>
          <table:table-cell office:value-type="string" calcext:value-type="string">
            <text:p>format-text-direction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2] &amp; CHAR(34) &amp; &quot;&gt;&quot; &amp; &#10;&quot;&lt;img alt=&quot; &amp; CHAR(34) &amp; [.B6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2] &amp; &quot;&lt;br&gt;&quot;" office:value-type="string" office:string-value="&lt;picture&gt;&lt;source media=&quot;(prefers-color-scheme: dark)&quot; srcset=&quot;https://github.com/StorageB/icons/blob/main/GNOME48Adwaita/light/format-text-direction-rtl-symbolic.svg&quot;&gt;&lt;source media=&quot;(prefers-color-scheme: light)&quot; srcset=&quot;https://github.com/StorageB/icons/blob/main/GNOME48Adwaita/dark/format-text-direction-rtl-symbolic.svg&quot;&gt;&lt;img alt=&quot;format-text-direction-rtl-symbolic&quot; src=&quot;https://user-images.githubusercontent.com/25423296/163456779-a8556205-d0a5-45e2-ac17-42d089e3c3f8.png&quot;&gt;&lt;/picture&gt; &amp;nbsp; &amp;nbsp;format-text-direction-rtl-symbolic&lt;br&gt;" calcext:value-type="string">
            <text:p>&lt;picture&gt;&lt;source media="(prefers-color-scheme: dark)" srcset="https://github.com/StorageB/icons/blob/main/GNOME48Adwaita/light/format-text-direction-rtl-symbolic.svg"&gt;&lt;source media="(prefers-color-scheme: light)" srcset="https://github.com/StorageB/icons/blob/main/GNOME48Adwaita/dark/format-text-direction-rtl-symbolic.svg"&gt;&lt;img alt="format-text-direction-rtl-symbolic" src="https://user-images.githubusercontent.com/25423296/163456779-a8556205-d0a5-45e2-ac17-42d089e3c3f8.png"&gt;&lt;/picture&gt; &amp;nbsp; &amp;nbsp;format-text-direction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2] &amp; CHAR(34) &amp;  &#10;&quot; width=&quot; &amp; CHAR(34) &amp; &quot;22&quot; &amp; CHAR(34) &amp; &quot; alt=&quot; &amp; CHAR(34) &amp; [.B62] &amp; CHAR(34) &amp; &quot;&gt;&lt;/a&gt;&quot; &amp; &#10;&quot;&amp;nbsp; &amp;nbsp; &quot; &amp; [.B62] &amp; &quot;&lt;br&gt;&quot;" office:value-type="string" office:string-value="&lt;a href=&quot;#&quot;&gt;&lt;img src=&quot;https://raw.githubusercontent.com/StorageB/icons/main/GNOME46Adwaita/light/format-text-direction-rtl-symbolic.svg&quot; width=&quot;22&quot; alt=&quot;format-text-direction-rtl-symbolic&quot;&gt;&lt;/a&gt;&amp;nbsp; &amp;nbsp; format-text-direction-rtl-symbolic&lt;br&gt;" calcext:value-type="string">
            <text:p>&lt;a href="#"&gt;&lt;img src="https://raw.githubusercontent.com/StorageB/icons/main/GNOME46Adwaita/light/format-text-direction-rtl-symbolic.svg" width="22" alt="format-text-direction-rtl-symbolic"&gt;&lt;/a&gt;&amp;nbsp; &amp;nbsp; format-text-direction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2] &amp; CHAR(34) &amp;   &#10;&quot; width=&quot; &amp; CHAR(34) &amp; &quot;22&quot; &amp; CHAR(34) &amp; &quot; alt=&quot; &amp; CHAR(34) &amp; [.B62] &amp; CHAR(34) &amp; &quot;&gt;&lt;/a&gt;&quot; &amp;  &#10;&quot;&amp;nbsp; &amp;nbsp; &quot; &amp; [.B62] &amp; &quot;&lt;br&gt;&quot;" office:value-type="string" office:string-value="&lt;a href=&quot;#&quot;&gt;&lt;img src=&quot;https://raw.githubusercontent.com/StorageB/icons/main/GNOME46Adwaita/dark/format-text-direction-rtl-symbolic.svg&quot; width=&quot;22&quot; alt=&quot;format-text-direction-rtl-symbolic&quot;&gt;&lt;/a&gt;&amp;nbsp; &amp;nbsp; format-text-direction-rtl-symbolic&lt;br&gt;" calcext:value-type="string">
            <text:p>&lt;a href="#"&gt;&lt;img src="https://raw.githubusercontent.com/StorageB/icons/main/GNOME46Adwaita/dark/format-text-direction-rtl-symbolic.svg" width="22" alt="format-text-direction-rtl-symbolic"&gt;&lt;/a&gt;&amp;nbsp; &amp;nbsp; format-text-direction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mat-text-direction-symbolic-rtl.svg</text:p>
          </table:table-cell>
          <table:table-cell office:value-type="string" calcext:value-type="string">
            <text:p>format-text-direction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3] &amp; CHAR(34) &amp; &quot;&gt;&quot; &amp; &#10;&quot;&lt;img alt=&quot; &amp; CHAR(34) &amp; [.B6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] &amp; &quot;&lt;br&gt;&quot;" office:value-type="string" office:string-value="&lt;picture&gt;&lt;source media=&quot;(prefers-color-scheme: dark)&quot; srcset=&quot;https://github.com/StorageB/icons/blob/main/GNOME48Adwaita/light/format-text-direction-symbolic-rtl.svg&quot;&gt;&lt;source media=&quot;(prefers-color-scheme: light)&quot; srcset=&quot;https://github.com/StorageB/icons/blob/main/GNOME48Adwaita/dark/format-text-direction-symbolic-rtl.svg&quot;&gt;&lt;img alt=&quot;format-text-direction-symbolic-rtl&quot; src=&quot;https://user-images.githubusercontent.com/25423296/163456779-a8556205-d0a5-45e2-ac17-42d089e3c3f8.png&quot;&gt;&lt;/picture&gt; &amp;nbsp; &amp;nbsp;format-text-direction-symbolic-rtl&lt;br&gt;" calcext:value-type="string">
            <text:p>&lt;picture&gt;&lt;source media="(prefers-color-scheme: dark)" srcset="https://github.com/StorageB/icons/blob/main/GNOME48Adwaita/light/format-text-direction-symbolic-rtl.svg"&gt;&lt;source media="(prefers-color-scheme: light)" srcset="https://github.com/StorageB/icons/blob/main/GNOME48Adwaita/dark/format-text-direction-symbolic-rtl.svg"&gt;&lt;img alt="format-text-direction-symbolic-rtl" src="https://user-images.githubusercontent.com/25423296/163456779-a8556205-d0a5-45e2-ac17-42d089e3c3f8.png"&gt;&lt;/picture&gt; &amp;nbsp; &amp;nbsp;format-text-direction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3] &amp; CHAR(34) &amp;  &#10;&quot; width=&quot; &amp; CHAR(34) &amp; &quot;22&quot; &amp; CHAR(34) &amp; &quot; alt=&quot; &amp; CHAR(34) &amp; [.B63] &amp; CHAR(34) &amp; &quot;&gt;&lt;/a&gt;&quot; &amp; &#10;&quot;&amp;nbsp; &amp;nbsp; &quot; &amp; [.B63] &amp; &quot;&lt;br&gt;&quot;" office:value-type="string" office:string-value="&lt;a href=&quot;#&quot;&gt;&lt;img src=&quot;https://raw.githubusercontent.com/StorageB/icons/main/GNOME46Adwaita/light/format-text-direction-symbolic-rtl.svg&quot; width=&quot;22&quot; alt=&quot;format-text-direction-symbolic-rtl&quot;&gt;&lt;/a&gt;&amp;nbsp; &amp;nbsp; format-text-direction-symbolic-rtl&lt;br&gt;" calcext:value-type="string">
            <text:p>&lt;a href="#"&gt;&lt;img src="https://raw.githubusercontent.com/StorageB/icons/main/GNOME46Adwaita/light/format-text-direction-symbolic-rtl.svg" width="22" alt="format-text-direction-symbolic-rtl"&gt;&lt;/a&gt;&amp;nbsp; &amp;nbsp; format-text-direction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3] &amp; CHAR(34) &amp;   &#10;&quot; width=&quot; &amp; CHAR(34) &amp; &quot;22&quot; &amp; CHAR(34) &amp; &quot; alt=&quot; &amp; CHAR(34) &amp; [.B63] &amp; CHAR(34) &amp; &quot;&gt;&lt;/a&gt;&quot; &amp;  &#10;&quot;&amp;nbsp; &amp;nbsp; &quot; &amp; [.B63] &amp; &quot;&lt;br&gt;&quot;" office:value-type="string" office:string-value="&lt;a href=&quot;#&quot;&gt;&lt;img src=&quot;https://raw.githubusercontent.com/StorageB/icons/main/GNOME46Adwaita/dark/format-text-direction-symbolic-rtl.svg&quot; width=&quot;22&quot; alt=&quot;format-text-direction-symbolic-rtl&quot;&gt;&lt;/a&gt;&amp;nbsp; &amp;nbsp; format-text-direction-symbolic-rtl&lt;br&gt;" calcext:value-type="string">
            <text:p>&lt;a href="#"&gt;&lt;img src="https://raw.githubusercontent.com/StorageB/icons/main/GNOME46Adwaita/dark/format-text-direction-symbolic-rtl.svg" width="22" alt="format-text-direction-symbolic-rtl"&gt;&lt;/a&gt;&amp;nbsp; &amp;nbsp; format-text-direction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mat-text-direction-symbolic.svg</text:p>
          </table:table-cell>
          <table:table-cell office:value-type="string" calcext:value-type="string">
            <text:p>format-text-directio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4] &amp; CHAR(34) &amp; &quot;&gt;&quot; &amp; &#10;&quot;&lt;img alt=&quot; &amp; CHAR(34) &amp; [.B6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4] &amp; &quot;&lt;br&gt;&quot;" office:value-type="string" office:string-value="&lt;picture&gt;&lt;source media=&quot;(prefers-color-scheme: dark)&quot; srcset=&quot;https://github.com/StorageB/icons/blob/main/GNOME48Adwaita/light/format-text-direction-symbolic.svg&quot;&gt;&lt;source media=&quot;(prefers-color-scheme: light)&quot; srcset=&quot;https://github.com/StorageB/icons/blob/main/GNOME48Adwaita/dark/format-text-direction-symbolic.svg&quot;&gt;&lt;img alt=&quot;format-text-direction-symbolic&quot; src=&quot;https://user-images.githubusercontent.com/25423296/163456779-a8556205-d0a5-45e2-ac17-42d089e3c3f8.png&quot;&gt;&lt;/picture&gt; &amp;nbsp; &amp;nbsp;format-text-direction-symbolic&lt;br&gt;" calcext:value-type="string">
            <text:p>&lt;picture&gt;&lt;source media="(prefers-color-scheme: dark)" srcset="https://github.com/StorageB/icons/blob/main/GNOME48Adwaita/light/format-text-direction-symbolic.svg"&gt;&lt;source media="(prefers-color-scheme: light)" srcset="https://github.com/StorageB/icons/blob/main/GNOME48Adwaita/dark/format-text-direction-symbolic.svg"&gt;&lt;img alt="format-text-direction-symbolic" src="https://user-images.githubusercontent.com/25423296/163456779-a8556205-d0a5-45e2-ac17-42d089e3c3f8.png"&gt;&lt;/picture&gt; &amp;nbsp; &amp;nbsp;format-text-direction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4] &amp; CHAR(34) &amp;  &#10;&quot; width=&quot; &amp; CHAR(34) &amp; &quot;22&quot; &amp; CHAR(34) &amp; &quot; alt=&quot; &amp; CHAR(34) &amp; [.B64] &amp; CHAR(34) &amp; &quot;&gt;&lt;/a&gt;&quot; &amp; &#10;&quot;&amp;nbsp; &amp;nbsp; &quot; &amp; [.B64] &amp; &quot;&lt;br&gt;&quot;" office:value-type="string" office:string-value="&lt;a href=&quot;#&quot;&gt;&lt;img src=&quot;https://raw.githubusercontent.com/StorageB/icons/main/GNOME46Adwaita/light/format-text-direction-symbolic.svg&quot; width=&quot;22&quot; alt=&quot;format-text-direction-symbolic&quot;&gt;&lt;/a&gt;&amp;nbsp; &amp;nbsp; format-text-direction-symbolic&lt;br&gt;" calcext:value-type="string">
            <text:p>&lt;a href="#"&gt;&lt;img src="https://raw.githubusercontent.com/StorageB/icons/main/GNOME46Adwaita/light/format-text-direction-symbolic.svg" width="22" alt="format-text-direction-symbolic"&gt;&lt;/a&gt;&amp;nbsp; &amp;nbsp; format-text-direction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4] &amp; CHAR(34) &amp;   &#10;&quot; width=&quot; &amp; CHAR(34) &amp; &quot;22&quot; &amp; CHAR(34) &amp; &quot; alt=&quot; &amp; CHAR(34) &amp; [.B64] &amp; CHAR(34) &amp; &quot;&gt;&lt;/a&gt;&quot; &amp;  &#10;&quot;&amp;nbsp; &amp;nbsp; &quot; &amp; [.B64] &amp; &quot;&lt;br&gt;&quot;" office:value-type="string" office:string-value="&lt;a href=&quot;#&quot;&gt;&lt;img src=&quot;https://raw.githubusercontent.com/StorageB/icons/main/GNOME46Adwaita/dark/format-text-direction-symbolic.svg&quot; width=&quot;22&quot; alt=&quot;format-text-direction-symbolic&quot;&gt;&lt;/a&gt;&amp;nbsp; &amp;nbsp; format-text-direction-symbolic&lt;br&gt;" calcext:value-type="string">
            <text:p>&lt;a href="#"&gt;&lt;img src="https://raw.githubusercontent.com/StorageB/icons/main/GNOME46Adwaita/dark/format-text-direction-symbolic.svg" width="22" alt="format-text-direction-symbolic"&gt;&lt;/a&gt;&amp;nbsp; &amp;nbsp; format-text-direction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mat-text-italic-symbolic.svg</text:p>
          </table:table-cell>
          <table:table-cell office:value-type="string" calcext:value-type="string">
            <text:p>format-text-italic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5] &amp; CHAR(34) &amp; &quot;&gt;&quot; &amp; &#10;&quot;&lt;img alt=&quot; &amp; CHAR(34) &amp; [.B6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5] &amp; &quot;&lt;br&gt;&quot;" office:value-type="string" office:string-value="&lt;picture&gt;&lt;source media=&quot;(prefers-color-scheme: dark)&quot; srcset=&quot;https://github.com/StorageB/icons/blob/main/GNOME48Adwaita/light/format-text-italic-symbolic.svg&quot;&gt;&lt;source media=&quot;(prefers-color-scheme: light)&quot; srcset=&quot;https://github.com/StorageB/icons/blob/main/GNOME48Adwaita/dark/format-text-italic-symbolic.svg&quot;&gt;&lt;img alt=&quot;format-text-italic-symbolic&quot; src=&quot;https://user-images.githubusercontent.com/25423296/163456779-a8556205-d0a5-45e2-ac17-42d089e3c3f8.png&quot;&gt;&lt;/picture&gt; &amp;nbsp; &amp;nbsp;format-text-italic-symbolic&lt;br&gt;" calcext:value-type="string">
            <text:p>&lt;picture&gt;&lt;source media="(prefers-color-scheme: dark)" srcset="https://github.com/StorageB/icons/blob/main/GNOME48Adwaita/light/format-text-italic-symbolic.svg"&gt;&lt;source media="(prefers-color-scheme: light)" srcset="https://github.com/StorageB/icons/blob/main/GNOME48Adwaita/dark/format-text-italic-symbolic.svg"&gt;&lt;img alt="format-text-italic-symbolic" src="https://user-images.githubusercontent.com/25423296/163456779-a8556205-d0a5-45e2-ac17-42d089e3c3f8.png"&gt;&lt;/picture&gt; &amp;nbsp; &amp;nbsp;format-text-italic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5] &amp; CHAR(34) &amp;  &#10;&quot; width=&quot; &amp; CHAR(34) &amp; &quot;22&quot; &amp; CHAR(34) &amp; &quot; alt=&quot; &amp; CHAR(34) &amp; [.B65] &amp; CHAR(34) &amp; &quot;&gt;&lt;/a&gt;&quot; &amp; &#10;&quot;&amp;nbsp; &amp;nbsp; &quot; &amp; [.B65] &amp; &quot;&lt;br&gt;&quot;" office:value-type="string" office:string-value="&lt;a href=&quot;#&quot;&gt;&lt;img src=&quot;https://raw.githubusercontent.com/StorageB/icons/main/GNOME46Adwaita/light/format-text-italic-symbolic.svg&quot; width=&quot;22&quot; alt=&quot;format-text-italic-symbolic&quot;&gt;&lt;/a&gt;&amp;nbsp; &amp;nbsp; format-text-italic-symbolic&lt;br&gt;" calcext:value-type="string">
            <text:p>&lt;a href="#"&gt;&lt;img src="https://raw.githubusercontent.com/StorageB/icons/main/GNOME46Adwaita/light/format-text-italic-symbolic.svg" width="22" alt="format-text-italic-symbolic"&gt;&lt;/a&gt;&amp;nbsp; &amp;nbsp; format-text-italic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5] &amp; CHAR(34) &amp;   &#10;&quot; width=&quot; &amp; CHAR(34) &amp; &quot;22&quot; &amp; CHAR(34) &amp; &quot; alt=&quot; &amp; CHAR(34) &amp; [.B65] &amp; CHAR(34) &amp; &quot;&gt;&lt;/a&gt;&quot; &amp;  &#10;&quot;&amp;nbsp; &amp;nbsp; &quot; &amp; [.B65] &amp; &quot;&lt;br&gt;&quot;" office:value-type="string" office:string-value="&lt;a href=&quot;#&quot;&gt;&lt;img src=&quot;https://raw.githubusercontent.com/StorageB/icons/main/GNOME46Adwaita/dark/format-text-italic-symbolic.svg&quot; width=&quot;22&quot; alt=&quot;format-text-italic-symbolic&quot;&gt;&lt;/a&gt;&amp;nbsp; &amp;nbsp; format-text-italic-symbolic&lt;br&gt;" calcext:value-type="string">
            <text:p>&lt;a href="#"&gt;&lt;img src="https://raw.githubusercontent.com/StorageB/icons/main/GNOME46Adwaita/dark/format-text-italic-symbolic.svg" width="22" alt="format-text-italic-symbolic"&gt;&lt;/a&gt;&amp;nbsp; &amp;nbsp; format-text-italic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mat-text-plaintext-symbolic.svg</text:p>
          </table:table-cell>
          <table:table-cell office:value-type="string" calcext:value-type="string">
            <text:p>format-text-plaintex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6] &amp; CHAR(34) &amp; &quot;&gt;&quot; &amp; &#10;&quot;&lt;img alt=&quot; &amp; CHAR(34) &amp; [.B6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6] &amp; &quot;&lt;br&gt;&quot;" office:value-type="string" office:string-value="&lt;picture&gt;&lt;source media=&quot;(prefers-color-scheme: dark)&quot; srcset=&quot;https://github.com/StorageB/icons/blob/main/GNOME48Adwaita/light/format-text-plaintext-symbolic.svg&quot;&gt;&lt;source media=&quot;(prefers-color-scheme: light)&quot; srcset=&quot;https://github.com/StorageB/icons/blob/main/GNOME48Adwaita/dark/format-text-plaintext-symbolic.svg&quot;&gt;&lt;img alt=&quot;format-text-plaintext-symbolic&quot; src=&quot;https://user-images.githubusercontent.com/25423296/163456779-a8556205-d0a5-45e2-ac17-42d089e3c3f8.png&quot;&gt;&lt;/picture&gt; &amp;nbsp; &amp;nbsp;format-text-plaintext-symbolic&lt;br&gt;" calcext:value-type="string">
            <text:p>&lt;picture&gt;&lt;source media="(prefers-color-scheme: dark)" srcset="https://github.com/StorageB/icons/blob/main/GNOME48Adwaita/light/format-text-plaintext-symbolic.svg"&gt;&lt;source media="(prefers-color-scheme: light)" srcset="https://github.com/StorageB/icons/blob/main/GNOME48Adwaita/dark/format-text-plaintext-symbolic.svg"&gt;&lt;img alt="format-text-plaintext-symbolic" src="https://user-images.githubusercontent.com/25423296/163456779-a8556205-d0a5-45e2-ac17-42d089e3c3f8.png"&gt;&lt;/picture&gt; &amp;nbsp; &amp;nbsp;format-text-plaintex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6] &amp; CHAR(34) &amp;  &#10;&quot; width=&quot; &amp; CHAR(34) &amp; &quot;22&quot; &amp; CHAR(34) &amp; &quot; alt=&quot; &amp; CHAR(34) &amp; [.B66] &amp; CHAR(34) &amp; &quot;&gt;&lt;/a&gt;&quot; &amp; &#10;&quot;&amp;nbsp; &amp;nbsp; &quot; &amp; [.B66] &amp; &quot;&lt;br&gt;&quot;" office:value-type="string" office:string-value="&lt;a href=&quot;#&quot;&gt;&lt;img src=&quot;https://raw.githubusercontent.com/StorageB/icons/main/GNOME46Adwaita/light/format-text-plaintext-symbolic.svg&quot; width=&quot;22&quot; alt=&quot;format-text-plaintext-symbolic&quot;&gt;&lt;/a&gt;&amp;nbsp; &amp;nbsp; format-text-plaintext-symbolic&lt;br&gt;" calcext:value-type="string">
            <text:p>&lt;a href="#"&gt;&lt;img src="https://raw.githubusercontent.com/StorageB/icons/main/GNOME46Adwaita/light/format-text-plaintext-symbolic.svg" width="22" alt="format-text-plaintext-symbolic"&gt;&lt;/a&gt;&amp;nbsp; &amp;nbsp; format-text-plaintex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6] &amp; CHAR(34) &amp;   &#10;&quot; width=&quot; &amp; CHAR(34) &amp; &quot;22&quot; &amp; CHAR(34) &amp; &quot; alt=&quot; &amp; CHAR(34) &amp; [.B66] &amp; CHAR(34) &amp; &quot;&gt;&lt;/a&gt;&quot; &amp;  &#10;&quot;&amp;nbsp; &amp;nbsp; &quot; &amp; [.B66] &amp; &quot;&lt;br&gt;&quot;" office:value-type="string" office:string-value="&lt;a href=&quot;#&quot;&gt;&lt;img src=&quot;https://raw.githubusercontent.com/StorageB/icons/main/GNOME46Adwaita/dark/format-text-plaintext-symbolic.svg&quot; width=&quot;22&quot; alt=&quot;format-text-plaintext-symbolic&quot;&gt;&lt;/a&gt;&amp;nbsp; &amp;nbsp; format-text-plaintext-symbolic&lt;br&gt;" calcext:value-type="string">
            <text:p>&lt;a href="#"&gt;&lt;img src="https://raw.githubusercontent.com/StorageB/icons/main/GNOME46Adwaita/dark/format-text-plaintext-symbolic.svg" width="22" alt="format-text-plaintext-symbolic"&gt;&lt;/a&gt;&amp;nbsp; &amp;nbsp; format-text-plaintex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mat-text-rich-symbolic.svg</text:p>
          </table:table-cell>
          <table:table-cell office:value-type="string" calcext:value-type="string">
            <text:p>format-text-ric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7] &amp; CHAR(34) &amp; &quot;&gt;&quot; &amp; &#10;&quot;&lt;img alt=&quot; &amp; CHAR(34) &amp; [.B6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7] &amp; &quot;&lt;br&gt;&quot;" office:value-type="string" office:string-value="&lt;picture&gt;&lt;source media=&quot;(prefers-color-scheme: dark)&quot; srcset=&quot;https://github.com/StorageB/icons/blob/main/GNOME48Adwaita/light/format-text-rich-symbolic.svg&quot;&gt;&lt;source media=&quot;(prefers-color-scheme: light)&quot; srcset=&quot;https://github.com/StorageB/icons/blob/main/GNOME48Adwaita/dark/format-text-rich-symbolic.svg&quot;&gt;&lt;img alt=&quot;format-text-rich-symbolic&quot; src=&quot;https://user-images.githubusercontent.com/25423296/163456779-a8556205-d0a5-45e2-ac17-42d089e3c3f8.png&quot;&gt;&lt;/picture&gt; &amp;nbsp; &amp;nbsp;format-text-rich-symbolic&lt;br&gt;" calcext:value-type="string">
            <text:p>&lt;picture&gt;&lt;source media="(prefers-color-scheme: dark)" srcset="https://github.com/StorageB/icons/blob/main/GNOME48Adwaita/light/format-text-rich-symbolic.svg"&gt;&lt;source media="(prefers-color-scheme: light)" srcset="https://github.com/StorageB/icons/blob/main/GNOME48Adwaita/dark/format-text-rich-symbolic.svg"&gt;&lt;img alt="format-text-rich-symbolic" src="https://user-images.githubusercontent.com/25423296/163456779-a8556205-d0a5-45e2-ac17-42d089e3c3f8.png"&gt;&lt;/picture&gt; &amp;nbsp; &amp;nbsp;format-text-rich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7] &amp; CHAR(34) &amp;  &#10;&quot; width=&quot; &amp; CHAR(34) &amp; &quot;22&quot; &amp; CHAR(34) &amp; &quot; alt=&quot; &amp; CHAR(34) &amp; [.B67] &amp; CHAR(34) &amp; &quot;&gt;&lt;/a&gt;&quot; &amp; &#10;&quot;&amp;nbsp; &amp;nbsp; &quot; &amp; [.B67] &amp; &quot;&lt;br&gt;&quot;" office:value-type="string" office:string-value="&lt;a href=&quot;#&quot;&gt;&lt;img src=&quot;https://raw.githubusercontent.com/StorageB/icons/main/GNOME46Adwaita/light/format-text-rich-symbolic.svg&quot; width=&quot;22&quot; alt=&quot;format-text-rich-symbolic&quot;&gt;&lt;/a&gt;&amp;nbsp; &amp;nbsp; format-text-rich-symbolic&lt;br&gt;" calcext:value-type="string">
            <text:p>&lt;a href="#"&gt;&lt;img src="https://raw.githubusercontent.com/StorageB/icons/main/GNOME46Adwaita/light/format-text-rich-symbolic.svg" width="22" alt="format-text-rich-symbolic"&gt;&lt;/a&gt;&amp;nbsp; &amp;nbsp; format-text-rich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7] &amp; CHAR(34) &amp;   &#10;&quot; width=&quot; &amp; CHAR(34) &amp; &quot;22&quot; &amp; CHAR(34) &amp; &quot; alt=&quot; &amp; CHAR(34) &amp; [.B67] &amp; CHAR(34) &amp; &quot;&gt;&lt;/a&gt;&quot; &amp;  &#10;&quot;&amp;nbsp; &amp;nbsp; &quot; &amp; [.B67] &amp; &quot;&lt;br&gt;&quot;" office:value-type="string" office:string-value="&lt;a href=&quot;#&quot;&gt;&lt;img src=&quot;https://raw.githubusercontent.com/StorageB/icons/main/GNOME46Adwaita/dark/format-text-rich-symbolic.svg&quot; width=&quot;22&quot; alt=&quot;format-text-rich-symbolic&quot;&gt;&lt;/a&gt;&amp;nbsp; &amp;nbsp; format-text-rich-symbolic&lt;br&gt;" calcext:value-type="string">
            <text:p>&lt;a href="#"&gt;&lt;img src="https://raw.githubusercontent.com/StorageB/icons/main/GNOME46Adwaita/dark/format-text-rich-symbolic.svg" width="22" alt="format-text-rich-symbolic"&gt;&lt;/a&gt;&amp;nbsp; &amp;nbsp; format-text-rich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mat-text-strikethrough-symbolic.svg</text:p>
          </table:table-cell>
          <table:table-cell office:value-type="string" calcext:value-type="string">
            <text:p>format-text-strikethroug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8] &amp; CHAR(34) &amp; &quot;&gt;&quot; &amp; &#10;&quot;&lt;img alt=&quot; &amp; CHAR(34) &amp; [.B6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8] &amp; &quot;&lt;br&gt;&quot;" office:value-type="string" office:string-value="&lt;picture&gt;&lt;source media=&quot;(prefers-color-scheme: dark)&quot; srcset=&quot;https://github.com/StorageB/icons/blob/main/GNOME48Adwaita/light/format-text-strikethrough-symbolic.svg&quot;&gt;&lt;source media=&quot;(prefers-color-scheme: light)&quot; srcset=&quot;https://github.com/StorageB/icons/blob/main/GNOME48Adwaita/dark/format-text-strikethrough-symbolic.svg&quot;&gt;&lt;img alt=&quot;format-text-strikethrough-symbolic&quot; src=&quot;https://user-images.githubusercontent.com/25423296/163456779-a8556205-d0a5-45e2-ac17-42d089e3c3f8.png&quot;&gt;&lt;/picture&gt; &amp;nbsp; &amp;nbsp;format-text-strikethrough-symbolic&lt;br&gt;" calcext:value-type="string">
            <text:p>&lt;picture&gt;&lt;source media="(prefers-color-scheme: dark)" srcset="https://github.com/StorageB/icons/blob/main/GNOME48Adwaita/light/format-text-strikethrough-symbolic.svg"&gt;&lt;source media="(prefers-color-scheme: light)" srcset="https://github.com/StorageB/icons/blob/main/GNOME48Adwaita/dark/format-text-strikethrough-symbolic.svg"&gt;&lt;img alt="format-text-strikethrough-symbolic" src="https://user-images.githubusercontent.com/25423296/163456779-a8556205-d0a5-45e2-ac17-42d089e3c3f8.png"&gt;&lt;/picture&gt; &amp;nbsp; &amp;nbsp;format-text-strikethrough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8] &amp; CHAR(34) &amp;  &#10;&quot; width=&quot; &amp; CHAR(34) &amp; &quot;22&quot; &amp; CHAR(34) &amp; &quot; alt=&quot; &amp; CHAR(34) &amp; [.B68] &amp; CHAR(34) &amp; &quot;&gt;&lt;/a&gt;&quot; &amp; &#10;&quot;&amp;nbsp; &amp;nbsp; &quot; &amp; [.B68] &amp; &quot;&lt;br&gt;&quot;" office:value-type="string" office:string-value="&lt;a href=&quot;#&quot;&gt;&lt;img src=&quot;https://raw.githubusercontent.com/StorageB/icons/main/GNOME46Adwaita/light/format-text-strikethrough-symbolic.svg&quot; width=&quot;22&quot; alt=&quot;format-text-strikethrough-symbolic&quot;&gt;&lt;/a&gt;&amp;nbsp; &amp;nbsp; format-text-strikethrough-symbolic&lt;br&gt;" calcext:value-type="string">
            <text:p>&lt;a href="#"&gt;&lt;img src="https://raw.githubusercontent.com/StorageB/icons/main/GNOME46Adwaita/light/format-text-strikethrough-symbolic.svg" width="22" alt="format-text-strikethrough-symbolic"&gt;&lt;/a&gt;&amp;nbsp; &amp;nbsp; format-text-strikethrough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8] &amp; CHAR(34) &amp;   &#10;&quot; width=&quot; &amp; CHAR(34) &amp; &quot;22&quot; &amp; CHAR(34) &amp; &quot; alt=&quot; &amp; CHAR(34) &amp; [.B68] &amp; CHAR(34) &amp; &quot;&gt;&lt;/a&gt;&quot; &amp;  &#10;&quot;&amp;nbsp; &amp;nbsp; &quot; &amp; [.B68] &amp; &quot;&lt;br&gt;&quot;" office:value-type="string" office:string-value="&lt;a href=&quot;#&quot;&gt;&lt;img src=&quot;https://raw.githubusercontent.com/StorageB/icons/main/GNOME46Adwaita/dark/format-text-strikethrough-symbolic.svg&quot; width=&quot;22&quot; alt=&quot;format-text-strikethrough-symbolic&quot;&gt;&lt;/a&gt;&amp;nbsp; &amp;nbsp; format-text-strikethrough-symbolic&lt;br&gt;" calcext:value-type="string">
            <text:p>&lt;a href="#"&gt;&lt;img src="https://raw.githubusercontent.com/StorageB/icons/main/GNOME46Adwaita/dark/format-text-strikethrough-symbolic.svg" width="22" alt="format-text-strikethrough-symbolic"&gt;&lt;/a&gt;&amp;nbsp; &amp;nbsp; format-text-strikethrough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mat-text-underline-symbolic.svg</text:p>
          </table:table-cell>
          <table:table-cell office:value-type="string" calcext:value-type="string">
            <text:p>format-text-underlin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9] &amp; CHAR(34) &amp; &quot;&gt;&quot; &amp; &#10;&quot;&lt;img alt=&quot; &amp; CHAR(34) &amp; [.B6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9] &amp; &quot;&lt;br&gt;&quot;" office:value-type="string" office:string-value="&lt;picture&gt;&lt;source media=&quot;(prefers-color-scheme: dark)&quot; srcset=&quot;https://github.com/StorageB/icons/blob/main/GNOME48Adwaita/light/format-text-underline-symbolic.svg&quot;&gt;&lt;source media=&quot;(prefers-color-scheme: light)&quot; srcset=&quot;https://github.com/StorageB/icons/blob/main/GNOME48Adwaita/dark/format-text-underline-symbolic.svg&quot;&gt;&lt;img alt=&quot;format-text-underline-symbolic&quot; src=&quot;https://user-images.githubusercontent.com/25423296/163456779-a8556205-d0a5-45e2-ac17-42d089e3c3f8.png&quot;&gt;&lt;/picture&gt; &amp;nbsp; &amp;nbsp;format-text-underline-symbolic&lt;br&gt;" calcext:value-type="string">
            <text:p>&lt;picture&gt;&lt;source media="(prefers-color-scheme: dark)" srcset="https://github.com/StorageB/icons/blob/main/GNOME48Adwaita/light/format-text-underline-symbolic.svg"&gt;&lt;source media="(prefers-color-scheme: light)" srcset="https://github.com/StorageB/icons/blob/main/GNOME48Adwaita/dark/format-text-underline-symbolic.svg"&gt;&lt;img alt="format-text-underline-symbolic" src="https://user-images.githubusercontent.com/25423296/163456779-a8556205-d0a5-45e2-ac17-42d089e3c3f8.png"&gt;&lt;/picture&gt; &amp;nbsp; &amp;nbsp;format-text-underlin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9] &amp; CHAR(34) &amp;  &#10;&quot; width=&quot; &amp; CHAR(34) &amp; &quot;22&quot; &amp; CHAR(34) &amp; &quot; alt=&quot; &amp; CHAR(34) &amp; [.B69] &amp; CHAR(34) &amp; &quot;&gt;&lt;/a&gt;&quot; &amp; &#10;&quot;&amp;nbsp; &amp;nbsp; &quot; &amp; [.B69] &amp; &quot;&lt;br&gt;&quot;" office:value-type="string" office:string-value="&lt;a href=&quot;#&quot;&gt;&lt;img src=&quot;https://raw.githubusercontent.com/StorageB/icons/main/GNOME46Adwaita/light/format-text-underline-symbolic.svg&quot; width=&quot;22&quot; alt=&quot;format-text-underline-symbolic&quot;&gt;&lt;/a&gt;&amp;nbsp; &amp;nbsp; format-text-underline-symbolic&lt;br&gt;" calcext:value-type="string">
            <text:p>&lt;a href="#"&gt;&lt;img src="https://raw.githubusercontent.com/StorageB/icons/main/GNOME46Adwaita/light/format-text-underline-symbolic.svg" width="22" alt="format-text-underline-symbolic"&gt;&lt;/a&gt;&amp;nbsp; &amp;nbsp; format-text-underlin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9] &amp; CHAR(34) &amp;   &#10;&quot; width=&quot; &amp; CHAR(34) &amp; &quot;22&quot; &amp; CHAR(34) &amp; &quot; alt=&quot; &amp; CHAR(34) &amp; [.B69] &amp; CHAR(34) &amp; &quot;&gt;&lt;/a&gt;&quot; &amp;  &#10;&quot;&amp;nbsp; &amp;nbsp; &quot; &amp; [.B69] &amp; &quot;&lt;br&gt;&quot;" office:value-type="string" office:string-value="&lt;a href=&quot;#&quot;&gt;&lt;img src=&quot;https://raw.githubusercontent.com/StorageB/icons/main/GNOME46Adwaita/dark/format-text-underline-symbolic.svg&quot; width=&quot;22&quot; alt=&quot;format-text-underline-symbolic&quot;&gt;&lt;/a&gt;&amp;nbsp; &amp;nbsp; format-text-underline-symbolic&lt;br&gt;" calcext:value-type="string">
            <text:p>&lt;a href="#"&gt;&lt;img src="https://raw.githubusercontent.com/StorageB/icons/main/GNOME46Adwaita/dark/format-text-underline-symbolic.svg" width="22" alt="format-text-underline-symbolic"&gt;&lt;/a&gt;&amp;nbsp; &amp;nbsp; format-text-underlin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o-bottom-symbolic.svg</text:p>
          </table:table-cell>
          <table:table-cell office:value-type="string" calcext:value-type="string">
            <text:p>go-botto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7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70] &amp; CHAR(34) &amp; &quot;&gt;&quot; &amp; &#10;&quot;&lt;img alt=&quot; &amp; CHAR(34) &amp; [.B7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0] &amp; &quot;&lt;br&gt;&quot;" office:value-type="string" office:string-value="&lt;picture&gt;&lt;source media=&quot;(prefers-color-scheme: dark)&quot; srcset=&quot;https://github.com/StorageB/icons/blob/main/GNOME48Adwaita/light/go-bottom-symbolic.svg&quot;&gt;&lt;source media=&quot;(prefers-color-scheme: light)&quot; srcset=&quot;https://github.com/StorageB/icons/blob/main/GNOME48Adwaita/dark/go-bottom-symbolic.svg&quot;&gt;&lt;img alt=&quot;go-bottom-symbolic&quot; src=&quot;https://user-images.githubusercontent.com/25423296/163456779-a8556205-d0a5-45e2-ac17-42d089e3c3f8.png&quot;&gt;&lt;/picture&gt; &amp;nbsp; &amp;nbsp;go-bottom-symbolic&lt;br&gt;" calcext:value-type="string">
            <text:p>&lt;picture&gt;&lt;source media="(prefers-color-scheme: dark)" srcset="https://github.com/StorageB/icons/blob/main/GNOME48Adwaita/light/go-bottom-symbolic.svg"&gt;&lt;source media="(prefers-color-scheme: light)" srcset="https://github.com/StorageB/icons/blob/main/GNOME48Adwaita/dark/go-bottom-symbolic.svg"&gt;&lt;img alt="go-bottom-symbolic" src="https://user-images.githubusercontent.com/25423296/163456779-a8556205-d0a5-45e2-ac17-42d089e3c3f8.png"&gt;&lt;/picture&gt; &amp;nbsp; &amp;nbsp;go-bottom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70] &amp; CHAR(34) &amp;  &#10;&quot; width=&quot; &amp; CHAR(34) &amp; &quot;22&quot; &amp; CHAR(34) &amp; &quot; alt=&quot; &amp; CHAR(34) &amp; [.B70] &amp; CHAR(34) &amp; &quot;&gt;&lt;/a&gt;&quot; &amp; &#10;&quot;&amp;nbsp; &amp;nbsp; &quot; &amp; [.B70] &amp; &quot;&lt;br&gt;&quot;" office:value-type="string" office:string-value="&lt;a href=&quot;#&quot;&gt;&lt;img src=&quot;https://raw.githubusercontent.com/StorageB/icons/main/GNOME46Adwaita/light/go-bottom-symbolic.svg&quot; width=&quot;22&quot; alt=&quot;go-bottom-symbolic&quot;&gt;&lt;/a&gt;&amp;nbsp; &amp;nbsp; go-bottom-symbolic&lt;br&gt;" calcext:value-type="string">
            <text:p>&lt;a href="#"&gt;&lt;img src="https://raw.githubusercontent.com/StorageB/icons/main/GNOME46Adwaita/light/go-bottom-symbolic.svg" width="22" alt="go-bottom-symbolic"&gt;&lt;/a&gt;&amp;nbsp; &amp;nbsp; go-bottom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70] &amp; CHAR(34) &amp;   &#10;&quot; width=&quot; &amp; CHAR(34) &amp; &quot;22&quot; &amp; CHAR(34) &amp; &quot; alt=&quot; &amp; CHAR(34) &amp; [.B70] &amp; CHAR(34) &amp; &quot;&gt;&lt;/a&gt;&quot; &amp;  &#10;&quot;&amp;nbsp; &amp;nbsp; &quot; &amp; [.B70] &amp; &quot;&lt;br&gt;&quot;" office:value-type="string" office:string-value="&lt;a href=&quot;#&quot;&gt;&lt;img src=&quot;https://raw.githubusercontent.com/StorageB/icons/main/GNOME46Adwaita/dark/go-bottom-symbolic.svg&quot; width=&quot;22&quot; alt=&quot;go-bottom-symbolic&quot;&gt;&lt;/a&gt;&amp;nbsp; &amp;nbsp; go-bottom-symbolic&lt;br&gt;" calcext:value-type="string">
            <text:p>&lt;a href="#"&gt;&lt;img src="https://raw.githubusercontent.com/StorageB/icons/main/GNOME46Adwaita/dark/go-bottom-symbolic.svg" width="22" alt="go-bottom-symbolic"&gt;&lt;/a&gt;&amp;nbsp; &amp;nbsp; go-bottom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o-down-symbolic.svg</text:p>
          </table:table-cell>
          <table:table-cell office:value-type="string" calcext:value-type="string">
            <text:p>go-dow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7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71] &amp; CHAR(34) &amp; &quot;&gt;&quot; &amp; &#10;&quot;&lt;img alt=&quot; &amp; CHAR(34) &amp; [.B7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1] &amp; &quot;&lt;br&gt;&quot;" office:value-type="string" office:string-value="&lt;picture&gt;&lt;source media=&quot;(prefers-color-scheme: dark)&quot; srcset=&quot;https://github.com/StorageB/icons/blob/main/GNOME48Adwaita/light/go-down-symbolic.svg&quot;&gt;&lt;source media=&quot;(prefers-color-scheme: light)&quot; srcset=&quot;https://github.com/StorageB/icons/blob/main/GNOME48Adwaita/dark/go-down-symbolic.svg&quot;&gt;&lt;img alt=&quot;go-down-symbolic&quot; src=&quot;https://user-images.githubusercontent.com/25423296/163456779-a8556205-d0a5-45e2-ac17-42d089e3c3f8.png&quot;&gt;&lt;/picture&gt; &amp;nbsp; &amp;nbsp;go-down-symbolic&lt;br&gt;" calcext:value-type="string">
            <text:p>&lt;picture&gt;&lt;source media="(prefers-color-scheme: dark)" srcset="https://github.com/StorageB/icons/blob/main/GNOME48Adwaita/light/go-down-symbolic.svg"&gt;&lt;source media="(prefers-color-scheme: light)" srcset="https://github.com/StorageB/icons/blob/main/GNOME48Adwaita/dark/go-down-symbolic.svg"&gt;&lt;img alt="go-down-symbolic" src="https://user-images.githubusercontent.com/25423296/163456779-a8556205-d0a5-45e2-ac17-42d089e3c3f8.png"&gt;&lt;/picture&gt; &amp;nbsp; &amp;nbsp;go-down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71] &amp; CHAR(34) &amp;  &#10;&quot; width=&quot; &amp; CHAR(34) &amp; &quot;22&quot; &amp; CHAR(34) &amp; &quot; alt=&quot; &amp; CHAR(34) &amp; [.B71] &amp; CHAR(34) &amp; &quot;&gt;&lt;/a&gt;&quot; &amp; &#10;&quot;&amp;nbsp; &amp;nbsp; &quot; &amp; [.B71] &amp; &quot;&lt;br&gt;&quot;" office:value-type="string" office:string-value="&lt;a href=&quot;#&quot;&gt;&lt;img src=&quot;https://raw.githubusercontent.com/StorageB/icons/main/GNOME46Adwaita/light/go-down-symbolic.svg&quot; width=&quot;22&quot; alt=&quot;go-down-symbolic&quot;&gt;&lt;/a&gt;&amp;nbsp; &amp;nbsp; go-down-symbolic&lt;br&gt;" calcext:value-type="string">
            <text:p>&lt;a href="#"&gt;&lt;img src="https://raw.githubusercontent.com/StorageB/icons/main/GNOME46Adwaita/light/go-down-symbolic.svg" width="22" alt="go-down-symbolic"&gt;&lt;/a&gt;&amp;nbsp; &amp;nbsp; go-down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71] &amp; CHAR(34) &amp;   &#10;&quot; width=&quot; &amp; CHAR(34) &amp; &quot;22&quot; &amp; CHAR(34) &amp; &quot; alt=&quot; &amp; CHAR(34) &amp; [.B71] &amp; CHAR(34) &amp; &quot;&gt;&lt;/a&gt;&quot; &amp;  &#10;&quot;&amp;nbsp; &amp;nbsp; &quot; &amp; [.B71] &amp; &quot;&lt;br&gt;&quot;" office:value-type="string" office:string-value="&lt;a href=&quot;#&quot;&gt;&lt;img src=&quot;https://raw.githubusercontent.com/StorageB/icons/main/GNOME46Adwaita/dark/go-down-symbolic.svg&quot; width=&quot;22&quot; alt=&quot;go-down-symbolic&quot;&gt;&lt;/a&gt;&amp;nbsp; &amp;nbsp; go-down-symbolic&lt;br&gt;" calcext:value-type="string">
            <text:p>&lt;a href="#"&gt;&lt;img src="https://raw.githubusercontent.com/StorageB/icons/main/GNOME46Adwaita/dark/go-down-symbolic.svg" width="22" alt="go-down-symbolic"&gt;&lt;/a&gt;&amp;nbsp; &amp;nbsp; go-down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o-first-symbolic-rtl.svg</text:p>
          </table:table-cell>
          <table:table-cell office:value-type="string" calcext:value-type="string">
            <text:p>go-firs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7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72] &amp; CHAR(34) &amp; &quot;&gt;&quot; &amp; &#10;&quot;&lt;img alt=&quot; &amp; CHAR(34) &amp; [.B7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2] &amp; &quot;&lt;br&gt;&quot;" office:value-type="string" office:string-value="&lt;picture&gt;&lt;source media=&quot;(prefers-color-scheme: dark)&quot; srcset=&quot;https://github.com/StorageB/icons/blob/main/GNOME48Adwaita/light/go-first-symbolic-rtl.svg&quot;&gt;&lt;source media=&quot;(prefers-color-scheme: light)&quot; srcset=&quot;https://github.com/StorageB/icons/blob/main/GNOME48Adwaita/dark/go-first-symbolic-rtl.svg&quot;&gt;&lt;img alt=&quot;go-first-symbolic-rtl&quot; src=&quot;https://user-images.githubusercontent.com/25423296/163456779-a8556205-d0a5-45e2-ac17-42d089e3c3f8.png&quot;&gt;&lt;/picture&gt; &amp;nbsp; &amp;nbsp;go-first-symbolic-rtl&lt;br&gt;" calcext:value-type="string">
            <text:p>&lt;picture&gt;&lt;source media="(prefers-color-scheme: dark)" srcset="https://github.com/StorageB/icons/blob/main/GNOME48Adwaita/light/go-first-symbolic-rtl.svg"&gt;&lt;source media="(prefers-color-scheme: light)" srcset="https://github.com/StorageB/icons/blob/main/GNOME48Adwaita/dark/go-first-symbolic-rtl.svg"&gt;&lt;img alt="go-first-symbolic-rtl" src="https://user-images.githubusercontent.com/25423296/163456779-a8556205-d0a5-45e2-ac17-42d089e3c3f8.png"&gt;&lt;/picture&gt; &amp;nbsp; &amp;nbsp;go-first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72] &amp; CHAR(34) &amp;  &#10;&quot; width=&quot; &amp; CHAR(34) &amp; &quot;22&quot; &amp; CHAR(34) &amp; &quot; alt=&quot; &amp; CHAR(34) &amp; [.B72] &amp; CHAR(34) &amp; &quot;&gt;&lt;/a&gt;&quot; &amp; &#10;&quot;&amp;nbsp; &amp;nbsp; &quot; &amp; [.B72] &amp; &quot;&lt;br&gt;&quot;" office:value-type="string" office:string-value="&lt;a href=&quot;#&quot;&gt;&lt;img src=&quot;https://raw.githubusercontent.com/StorageB/icons/main/GNOME46Adwaita/light/go-first-symbolic-rtl.svg&quot; width=&quot;22&quot; alt=&quot;go-first-symbolic-rtl&quot;&gt;&lt;/a&gt;&amp;nbsp; &amp;nbsp; go-first-symbolic-rtl&lt;br&gt;" calcext:value-type="string">
            <text:p>&lt;a href="#"&gt;&lt;img src="https://raw.githubusercontent.com/StorageB/icons/main/GNOME46Adwaita/light/go-first-symbolic-rtl.svg" width="22" alt="go-first-symbolic-rtl"&gt;&lt;/a&gt;&amp;nbsp; &amp;nbsp; go-first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72] &amp; CHAR(34) &amp;   &#10;&quot; width=&quot; &amp; CHAR(34) &amp; &quot;22&quot; &amp; CHAR(34) &amp; &quot; alt=&quot; &amp; CHAR(34) &amp; [.B72] &amp; CHAR(34) &amp; &quot;&gt;&lt;/a&gt;&quot; &amp;  &#10;&quot;&amp;nbsp; &amp;nbsp; &quot; &amp; [.B72] &amp; &quot;&lt;br&gt;&quot;" office:value-type="string" office:string-value="&lt;a href=&quot;#&quot;&gt;&lt;img src=&quot;https://raw.githubusercontent.com/StorageB/icons/main/GNOME46Adwaita/dark/go-first-symbolic-rtl.svg&quot; width=&quot;22&quot; alt=&quot;go-first-symbolic-rtl&quot;&gt;&lt;/a&gt;&amp;nbsp; &amp;nbsp; go-first-symbolic-rtl&lt;br&gt;" calcext:value-type="string">
            <text:p>&lt;a href="#"&gt;&lt;img src="https://raw.githubusercontent.com/StorageB/icons/main/GNOME46Adwaita/dark/go-first-symbolic-rtl.svg" width="22" alt="go-first-symbolic-rtl"&gt;&lt;/a&gt;&amp;nbsp; &amp;nbsp; go-first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o-first-symbolic.svg</text:p>
          </table:table-cell>
          <table:table-cell office:value-type="string" calcext:value-type="string">
            <text:p>go-firs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7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73] &amp; CHAR(34) &amp; &quot;&gt;&quot; &amp; &#10;&quot;&lt;img alt=&quot; &amp; CHAR(34) &amp; [.B7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3] &amp; &quot;&lt;br&gt;&quot;" office:value-type="string" office:string-value="&lt;picture&gt;&lt;source media=&quot;(prefers-color-scheme: dark)&quot; srcset=&quot;https://github.com/StorageB/icons/blob/main/GNOME48Adwaita/light/go-first-symbolic.svg&quot;&gt;&lt;source media=&quot;(prefers-color-scheme: light)&quot; srcset=&quot;https://github.com/StorageB/icons/blob/main/GNOME48Adwaita/dark/go-first-symbolic.svg&quot;&gt;&lt;img alt=&quot;go-first-symbolic&quot; src=&quot;https://user-images.githubusercontent.com/25423296/163456779-a8556205-d0a5-45e2-ac17-42d089e3c3f8.png&quot;&gt;&lt;/picture&gt; &amp;nbsp; &amp;nbsp;go-first-symbolic&lt;br&gt;" calcext:value-type="string">
            <text:p>&lt;picture&gt;&lt;source media="(prefers-color-scheme: dark)" srcset="https://github.com/StorageB/icons/blob/main/GNOME48Adwaita/light/go-first-symbolic.svg"&gt;&lt;source media="(prefers-color-scheme: light)" srcset="https://github.com/StorageB/icons/blob/main/GNOME48Adwaita/dark/go-first-symbolic.svg"&gt;&lt;img alt="go-first-symbolic" src="https://user-images.githubusercontent.com/25423296/163456779-a8556205-d0a5-45e2-ac17-42d089e3c3f8.png"&gt;&lt;/picture&gt; &amp;nbsp; &amp;nbsp;go-firs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73] &amp; CHAR(34) &amp;  &#10;&quot; width=&quot; &amp; CHAR(34) &amp; &quot;22&quot; &amp; CHAR(34) &amp; &quot; alt=&quot; &amp; CHAR(34) &amp; [.B73] &amp; CHAR(34) &amp; &quot;&gt;&lt;/a&gt;&quot; &amp; &#10;&quot;&amp;nbsp; &amp;nbsp; &quot; &amp; [.B73] &amp; &quot;&lt;br&gt;&quot;" office:value-type="string" office:string-value="&lt;a href=&quot;#&quot;&gt;&lt;img src=&quot;https://raw.githubusercontent.com/StorageB/icons/main/GNOME46Adwaita/light/go-first-symbolic.svg&quot; width=&quot;22&quot; alt=&quot;go-first-symbolic&quot;&gt;&lt;/a&gt;&amp;nbsp; &amp;nbsp; go-first-symbolic&lt;br&gt;" calcext:value-type="string">
            <text:p>&lt;a href="#"&gt;&lt;img src="https://raw.githubusercontent.com/StorageB/icons/main/GNOME46Adwaita/light/go-first-symbolic.svg" width="22" alt="go-first-symbolic"&gt;&lt;/a&gt;&amp;nbsp; &amp;nbsp; go-firs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73] &amp; CHAR(34) &amp;   &#10;&quot; width=&quot; &amp; CHAR(34) &amp; &quot;22&quot; &amp; CHAR(34) &amp; &quot; alt=&quot; &amp; CHAR(34) &amp; [.B73] &amp; CHAR(34) &amp; &quot;&gt;&lt;/a&gt;&quot; &amp;  &#10;&quot;&amp;nbsp; &amp;nbsp; &quot; &amp; [.B73] &amp; &quot;&lt;br&gt;&quot;" office:value-type="string" office:string-value="&lt;a href=&quot;#&quot;&gt;&lt;img src=&quot;https://raw.githubusercontent.com/StorageB/icons/main/GNOME46Adwaita/dark/go-first-symbolic.svg&quot; width=&quot;22&quot; alt=&quot;go-first-symbolic&quot;&gt;&lt;/a&gt;&amp;nbsp; &amp;nbsp; go-first-symbolic&lt;br&gt;" calcext:value-type="string">
            <text:p>&lt;a href="#"&gt;&lt;img src="https://raw.githubusercontent.com/StorageB/icons/main/GNOME46Adwaita/dark/go-first-symbolic.svg" width="22" alt="go-first-symbolic"&gt;&lt;/a&gt;&amp;nbsp; &amp;nbsp; go-firs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o-home-symbolic.svg</text:p>
          </table:table-cell>
          <table:table-cell office:value-type="string" calcext:value-type="string">
            <text:p>go-hom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7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74] &amp; CHAR(34) &amp; &quot;&gt;&quot; &amp; &#10;&quot;&lt;img alt=&quot; &amp; CHAR(34) &amp; [.B7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4] &amp; &quot;&lt;br&gt;&quot;" office:value-type="string" office:string-value="&lt;picture&gt;&lt;source media=&quot;(prefers-color-scheme: dark)&quot; srcset=&quot;https://github.com/StorageB/icons/blob/main/GNOME48Adwaita/light/go-home-symbolic.svg&quot;&gt;&lt;source media=&quot;(prefers-color-scheme: light)&quot; srcset=&quot;https://github.com/StorageB/icons/blob/main/GNOME48Adwaita/dark/go-home-symbolic.svg&quot;&gt;&lt;img alt=&quot;go-home-symbolic&quot; src=&quot;https://user-images.githubusercontent.com/25423296/163456779-a8556205-d0a5-45e2-ac17-42d089e3c3f8.png&quot;&gt;&lt;/picture&gt; &amp;nbsp; &amp;nbsp;go-home-symbolic&lt;br&gt;" calcext:value-type="string">
            <text:p>&lt;picture&gt;&lt;source media="(prefers-color-scheme: dark)" srcset="https://github.com/StorageB/icons/blob/main/GNOME48Adwaita/light/go-home-symbolic.svg"&gt;&lt;source media="(prefers-color-scheme: light)" srcset="https://github.com/StorageB/icons/blob/main/GNOME48Adwaita/dark/go-home-symbolic.svg"&gt;&lt;img alt="go-home-symbolic" src="https://user-images.githubusercontent.com/25423296/163456779-a8556205-d0a5-45e2-ac17-42d089e3c3f8.png"&gt;&lt;/picture&gt; &amp;nbsp; &amp;nbsp;go-hom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74] &amp; CHAR(34) &amp;  &#10;&quot; width=&quot; &amp; CHAR(34) &amp; &quot;22&quot; &amp; CHAR(34) &amp; &quot; alt=&quot; &amp; CHAR(34) &amp; [.B74] &amp; CHAR(34) &amp; &quot;&gt;&lt;/a&gt;&quot; &amp; &#10;&quot;&amp;nbsp; &amp;nbsp; &quot; &amp; [.B74] &amp; &quot;&lt;br&gt;&quot;" office:value-type="string" office:string-value="&lt;a href=&quot;#&quot;&gt;&lt;img src=&quot;https://raw.githubusercontent.com/StorageB/icons/main/GNOME46Adwaita/light/go-home-symbolic.svg&quot; width=&quot;22&quot; alt=&quot;go-home-symbolic&quot;&gt;&lt;/a&gt;&amp;nbsp; &amp;nbsp; go-home-symbolic&lt;br&gt;" calcext:value-type="string">
            <text:p>&lt;a href="#"&gt;&lt;img src="https://raw.githubusercontent.com/StorageB/icons/main/GNOME46Adwaita/light/go-home-symbolic.svg" width="22" alt="go-home-symbolic"&gt;&lt;/a&gt;&amp;nbsp; &amp;nbsp; go-hom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74] &amp; CHAR(34) &amp;   &#10;&quot; width=&quot; &amp; CHAR(34) &amp; &quot;22&quot; &amp; CHAR(34) &amp; &quot; alt=&quot; &amp; CHAR(34) &amp; [.B74] &amp; CHAR(34) &amp; &quot;&gt;&lt;/a&gt;&quot; &amp;  &#10;&quot;&amp;nbsp; &amp;nbsp; &quot; &amp; [.B74] &amp; &quot;&lt;br&gt;&quot;" office:value-type="string" office:string-value="&lt;a href=&quot;#&quot;&gt;&lt;img src=&quot;https://raw.githubusercontent.com/StorageB/icons/main/GNOME46Adwaita/dark/go-home-symbolic.svg&quot; width=&quot;22&quot; alt=&quot;go-home-symbolic&quot;&gt;&lt;/a&gt;&amp;nbsp; &amp;nbsp; go-home-symbolic&lt;br&gt;" calcext:value-type="string">
            <text:p>&lt;a href="#"&gt;&lt;img src="https://raw.githubusercontent.com/StorageB/icons/main/GNOME46Adwaita/dark/go-home-symbolic.svg" width="22" alt="go-home-symbolic"&gt;&lt;/a&gt;&amp;nbsp; &amp;nbsp; go-hom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o-jump-rtl-symbolic.svg</text:p>
          </table:table-cell>
          <table:table-cell office:value-type="string" calcext:value-type="string">
            <text:p>go-jump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7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75] &amp; CHAR(34) &amp; &quot;&gt;&quot; &amp; &#10;&quot;&lt;img alt=&quot; &amp; CHAR(34) &amp; [.B7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5] &amp; &quot;&lt;br&gt;&quot;" office:value-type="string" office:string-value="&lt;picture&gt;&lt;source media=&quot;(prefers-color-scheme: dark)&quot; srcset=&quot;https://github.com/StorageB/icons/blob/main/GNOME48Adwaita/light/go-jump-rtl-symbolic.svg&quot;&gt;&lt;source media=&quot;(prefers-color-scheme: light)&quot; srcset=&quot;https://github.com/StorageB/icons/blob/main/GNOME48Adwaita/dark/go-jump-rtl-symbolic.svg&quot;&gt;&lt;img alt=&quot;go-jump-rtl-symbolic&quot; src=&quot;https://user-images.githubusercontent.com/25423296/163456779-a8556205-d0a5-45e2-ac17-42d089e3c3f8.png&quot;&gt;&lt;/picture&gt; &amp;nbsp; &amp;nbsp;go-jump-rtl-symbolic&lt;br&gt;" calcext:value-type="string">
            <text:p>&lt;picture&gt;&lt;source media="(prefers-color-scheme: dark)" srcset="https://github.com/StorageB/icons/blob/main/GNOME48Adwaita/light/go-jump-rtl-symbolic.svg"&gt;&lt;source media="(prefers-color-scheme: light)" srcset="https://github.com/StorageB/icons/blob/main/GNOME48Adwaita/dark/go-jump-rtl-symbolic.svg"&gt;&lt;img alt="go-jump-rtl-symbolic" src="https://user-images.githubusercontent.com/25423296/163456779-a8556205-d0a5-45e2-ac17-42d089e3c3f8.png"&gt;&lt;/picture&gt; &amp;nbsp; &amp;nbsp;go-jump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75] &amp; CHAR(34) &amp;  &#10;&quot; width=&quot; &amp; CHAR(34) &amp; &quot;22&quot; &amp; CHAR(34) &amp; &quot; alt=&quot; &amp; CHAR(34) &amp; [.B75] &amp; CHAR(34) &amp; &quot;&gt;&lt;/a&gt;&quot; &amp; &#10;&quot;&amp;nbsp; &amp;nbsp; &quot; &amp; [.B75] &amp; &quot;&lt;br&gt;&quot;" office:value-type="string" office:string-value="&lt;a href=&quot;#&quot;&gt;&lt;img src=&quot;https://raw.githubusercontent.com/StorageB/icons/main/GNOME46Adwaita/light/go-jump-rtl-symbolic.svg&quot; width=&quot;22&quot; alt=&quot;go-jump-rtl-symbolic&quot;&gt;&lt;/a&gt;&amp;nbsp; &amp;nbsp; go-jump-rtl-symbolic&lt;br&gt;" calcext:value-type="string">
            <text:p>&lt;a href="#"&gt;&lt;img src="https://raw.githubusercontent.com/StorageB/icons/main/GNOME46Adwaita/light/go-jump-rtl-symbolic.svg" width="22" alt="go-jump-rtl-symbolic"&gt;&lt;/a&gt;&amp;nbsp; &amp;nbsp; go-jump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75] &amp; CHAR(34) &amp;   &#10;&quot; width=&quot; &amp; CHAR(34) &amp; &quot;22&quot; &amp; CHAR(34) &amp; &quot; alt=&quot; &amp; CHAR(34) &amp; [.B75] &amp; CHAR(34) &amp; &quot;&gt;&lt;/a&gt;&quot; &amp;  &#10;&quot;&amp;nbsp; &amp;nbsp; &quot; &amp; [.B75] &amp; &quot;&lt;br&gt;&quot;" office:value-type="string" office:string-value="&lt;a href=&quot;#&quot;&gt;&lt;img src=&quot;https://raw.githubusercontent.com/StorageB/icons/main/GNOME46Adwaita/dark/go-jump-rtl-symbolic.svg&quot; width=&quot;22&quot; alt=&quot;go-jump-rtl-symbolic&quot;&gt;&lt;/a&gt;&amp;nbsp; &amp;nbsp; go-jump-rtl-symbolic&lt;br&gt;" calcext:value-type="string">
            <text:p>&lt;a href="#"&gt;&lt;img src="https://raw.githubusercontent.com/StorageB/icons/main/GNOME46Adwaita/dark/go-jump-rtl-symbolic.svg" width="22" alt="go-jump-rtl-symbolic"&gt;&lt;/a&gt;&amp;nbsp; &amp;nbsp; go-jump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o-jump-symbolic-rtl.svg</text:p>
          </table:table-cell>
          <table:table-cell office:value-type="string" calcext:value-type="string">
            <text:p>go-jump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7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76] &amp; CHAR(34) &amp; &quot;&gt;&quot; &amp; &#10;&quot;&lt;img alt=&quot; &amp; CHAR(34) &amp; [.B7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6] &amp; &quot;&lt;br&gt;&quot;" office:value-type="string" office:string-value="&lt;picture&gt;&lt;source media=&quot;(prefers-color-scheme: dark)&quot; srcset=&quot;https://github.com/StorageB/icons/blob/main/GNOME48Adwaita/light/go-jump-symbolic-rtl.svg&quot;&gt;&lt;source media=&quot;(prefers-color-scheme: light)&quot; srcset=&quot;https://github.com/StorageB/icons/blob/main/GNOME48Adwaita/dark/go-jump-symbolic-rtl.svg&quot;&gt;&lt;img alt=&quot;go-jump-symbolic-rtl&quot; src=&quot;https://user-images.githubusercontent.com/25423296/163456779-a8556205-d0a5-45e2-ac17-42d089e3c3f8.png&quot;&gt;&lt;/picture&gt; &amp;nbsp; &amp;nbsp;go-jump-symbolic-rtl&lt;br&gt;" calcext:value-type="string">
            <text:p>&lt;picture&gt;&lt;source media="(prefers-color-scheme: dark)" srcset="https://github.com/StorageB/icons/blob/main/GNOME48Adwaita/light/go-jump-symbolic-rtl.svg"&gt;&lt;source media="(prefers-color-scheme: light)" srcset="https://github.com/StorageB/icons/blob/main/GNOME48Adwaita/dark/go-jump-symbolic-rtl.svg"&gt;&lt;img alt="go-jump-symbolic-rtl" src="https://user-images.githubusercontent.com/25423296/163456779-a8556205-d0a5-45e2-ac17-42d089e3c3f8.png"&gt;&lt;/picture&gt; &amp;nbsp; &amp;nbsp;go-jump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76] &amp; CHAR(34) &amp;  &#10;&quot; width=&quot; &amp; CHAR(34) &amp; &quot;22&quot; &amp; CHAR(34) &amp; &quot; alt=&quot; &amp; CHAR(34) &amp; [.B76] &amp; CHAR(34) &amp; &quot;&gt;&lt;/a&gt;&quot; &amp; &#10;&quot;&amp;nbsp; &amp;nbsp; &quot; &amp; [.B76] &amp; &quot;&lt;br&gt;&quot;" office:value-type="string" office:string-value="&lt;a href=&quot;#&quot;&gt;&lt;img src=&quot;https://raw.githubusercontent.com/StorageB/icons/main/GNOME46Adwaita/light/go-jump-symbolic-rtl.svg&quot; width=&quot;22&quot; alt=&quot;go-jump-symbolic-rtl&quot;&gt;&lt;/a&gt;&amp;nbsp; &amp;nbsp; go-jump-symbolic-rtl&lt;br&gt;" calcext:value-type="string">
            <text:p>&lt;a href="#"&gt;&lt;img src="https://raw.githubusercontent.com/StorageB/icons/main/GNOME46Adwaita/light/go-jump-symbolic-rtl.svg" width="22" alt="go-jump-symbolic-rtl"&gt;&lt;/a&gt;&amp;nbsp; &amp;nbsp; go-jump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76] &amp; CHAR(34) &amp;   &#10;&quot; width=&quot; &amp; CHAR(34) &amp; &quot;22&quot; &amp; CHAR(34) &amp; &quot; alt=&quot; &amp; CHAR(34) &amp; [.B76] &amp; CHAR(34) &amp; &quot;&gt;&lt;/a&gt;&quot; &amp;  &#10;&quot;&amp;nbsp; &amp;nbsp; &quot; &amp; [.B76] &amp; &quot;&lt;br&gt;&quot;" office:value-type="string" office:string-value="&lt;a href=&quot;#&quot;&gt;&lt;img src=&quot;https://raw.githubusercontent.com/StorageB/icons/main/GNOME46Adwaita/dark/go-jump-symbolic-rtl.svg&quot; width=&quot;22&quot; alt=&quot;go-jump-symbolic-rtl&quot;&gt;&lt;/a&gt;&amp;nbsp; &amp;nbsp; go-jump-symbolic-rtl&lt;br&gt;" calcext:value-type="string">
            <text:p>&lt;a href="#"&gt;&lt;img src="https://raw.githubusercontent.com/StorageB/icons/main/GNOME46Adwaita/dark/go-jump-symbolic-rtl.svg" width="22" alt="go-jump-symbolic-rtl"&gt;&lt;/a&gt;&amp;nbsp; &amp;nbsp; go-jump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o-jump-symbolic.svg</text:p>
          </table:table-cell>
          <table:table-cell office:value-type="string" calcext:value-type="string">
            <text:p>go-jum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7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77] &amp; CHAR(34) &amp; &quot;&gt;&quot; &amp; &#10;&quot;&lt;img alt=&quot; &amp; CHAR(34) &amp; [.B7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7] &amp; &quot;&lt;br&gt;&quot;" office:value-type="string" office:string-value="&lt;picture&gt;&lt;source media=&quot;(prefers-color-scheme: dark)&quot; srcset=&quot;https://github.com/StorageB/icons/blob/main/GNOME48Adwaita/light/go-jump-symbolic.svg&quot;&gt;&lt;source media=&quot;(prefers-color-scheme: light)&quot; srcset=&quot;https://github.com/StorageB/icons/blob/main/GNOME48Adwaita/dark/go-jump-symbolic.svg&quot;&gt;&lt;img alt=&quot;go-jump-symbolic&quot; src=&quot;https://user-images.githubusercontent.com/25423296/163456779-a8556205-d0a5-45e2-ac17-42d089e3c3f8.png&quot;&gt;&lt;/picture&gt; &amp;nbsp; &amp;nbsp;go-jump-symbolic&lt;br&gt;" calcext:value-type="string">
            <text:p>&lt;picture&gt;&lt;source media="(prefers-color-scheme: dark)" srcset="https://github.com/StorageB/icons/blob/main/GNOME48Adwaita/light/go-jump-symbolic.svg"&gt;&lt;source media="(prefers-color-scheme: light)" srcset="https://github.com/StorageB/icons/blob/main/GNOME48Adwaita/dark/go-jump-symbolic.svg"&gt;&lt;img alt="go-jump-symbolic" src="https://user-images.githubusercontent.com/25423296/163456779-a8556205-d0a5-45e2-ac17-42d089e3c3f8.png"&gt;&lt;/picture&gt; &amp;nbsp; &amp;nbsp;go-jump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77] &amp; CHAR(34) &amp;  &#10;&quot; width=&quot; &amp; CHAR(34) &amp; &quot;22&quot; &amp; CHAR(34) &amp; &quot; alt=&quot; &amp; CHAR(34) &amp; [.B77] &amp; CHAR(34) &amp; &quot;&gt;&lt;/a&gt;&quot; &amp; &#10;&quot;&amp;nbsp; &amp;nbsp; &quot; &amp; [.B77] &amp; &quot;&lt;br&gt;&quot;" office:value-type="string" office:string-value="&lt;a href=&quot;#&quot;&gt;&lt;img src=&quot;https://raw.githubusercontent.com/StorageB/icons/main/GNOME46Adwaita/light/go-jump-symbolic.svg&quot; width=&quot;22&quot; alt=&quot;go-jump-symbolic&quot;&gt;&lt;/a&gt;&amp;nbsp; &amp;nbsp; go-jump-symbolic&lt;br&gt;" calcext:value-type="string">
            <text:p>&lt;a href="#"&gt;&lt;img src="https://raw.githubusercontent.com/StorageB/icons/main/GNOME46Adwaita/light/go-jump-symbolic.svg" width="22" alt="go-jump-symbolic"&gt;&lt;/a&gt;&amp;nbsp; &amp;nbsp; go-jump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77] &amp; CHAR(34) &amp;   &#10;&quot; width=&quot; &amp; CHAR(34) &amp; &quot;22&quot; &amp; CHAR(34) &amp; &quot; alt=&quot; &amp; CHAR(34) &amp; [.B77] &amp; CHAR(34) &amp; &quot;&gt;&lt;/a&gt;&quot; &amp;  &#10;&quot;&amp;nbsp; &amp;nbsp; &quot; &amp; [.B77] &amp; &quot;&lt;br&gt;&quot;" office:value-type="string" office:string-value="&lt;a href=&quot;#&quot;&gt;&lt;img src=&quot;https://raw.githubusercontent.com/StorageB/icons/main/GNOME46Adwaita/dark/go-jump-symbolic.svg&quot; width=&quot;22&quot; alt=&quot;go-jump-symbolic&quot;&gt;&lt;/a&gt;&amp;nbsp; &amp;nbsp; go-jump-symbolic&lt;br&gt;" calcext:value-type="string">
            <text:p>&lt;a href="#"&gt;&lt;img src="https://raw.githubusercontent.com/StorageB/icons/main/GNOME46Adwaita/dark/go-jump-symbolic.svg" width="22" alt="go-jump-symbolic"&gt;&lt;/a&gt;&amp;nbsp; &amp;nbsp; go-jump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o-last-symbolic-rtl.svg</text:p>
          </table:table-cell>
          <table:table-cell office:value-type="string" calcext:value-type="string">
            <text:p>go-las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7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78] &amp; CHAR(34) &amp; &quot;&gt;&quot; &amp; &#10;&quot;&lt;img alt=&quot; &amp; CHAR(34) &amp; [.B7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8] &amp; &quot;&lt;br&gt;&quot;" office:value-type="string" office:string-value="&lt;picture&gt;&lt;source media=&quot;(prefers-color-scheme: dark)&quot; srcset=&quot;https://github.com/StorageB/icons/blob/main/GNOME48Adwaita/light/go-last-symbolic-rtl.svg&quot;&gt;&lt;source media=&quot;(prefers-color-scheme: light)&quot; srcset=&quot;https://github.com/StorageB/icons/blob/main/GNOME48Adwaita/dark/go-last-symbolic-rtl.svg&quot;&gt;&lt;img alt=&quot;go-last-symbolic-rtl&quot; src=&quot;https://user-images.githubusercontent.com/25423296/163456779-a8556205-d0a5-45e2-ac17-42d089e3c3f8.png&quot;&gt;&lt;/picture&gt; &amp;nbsp; &amp;nbsp;go-last-symbolic-rtl&lt;br&gt;" calcext:value-type="string">
            <text:p>&lt;picture&gt;&lt;source media="(prefers-color-scheme: dark)" srcset="https://github.com/StorageB/icons/blob/main/GNOME48Adwaita/light/go-last-symbolic-rtl.svg"&gt;&lt;source media="(prefers-color-scheme: light)" srcset="https://github.com/StorageB/icons/blob/main/GNOME48Adwaita/dark/go-last-symbolic-rtl.svg"&gt;&lt;img alt="go-last-symbolic-rtl" src="https://user-images.githubusercontent.com/25423296/163456779-a8556205-d0a5-45e2-ac17-42d089e3c3f8.png"&gt;&lt;/picture&gt; &amp;nbsp; &amp;nbsp;go-last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78] &amp; CHAR(34) &amp;  &#10;&quot; width=&quot; &amp; CHAR(34) &amp; &quot;22&quot; &amp; CHAR(34) &amp; &quot; alt=&quot; &amp; CHAR(34) &amp; [.B78] &amp; CHAR(34) &amp; &quot;&gt;&lt;/a&gt;&quot; &amp; &#10;&quot;&amp;nbsp; &amp;nbsp; &quot; &amp; [.B78] &amp; &quot;&lt;br&gt;&quot;" office:value-type="string" office:string-value="&lt;a href=&quot;#&quot;&gt;&lt;img src=&quot;https://raw.githubusercontent.com/StorageB/icons/main/GNOME46Adwaita/light/go-last-symbolic-rtl.svg&quot; width=&quot;22&quot; alt=&quot;go-last-symbolic-rtl&quot;&gt;&lt;/a&gt;&amp;nbsp; &amp;nbsp; go-last-symbolic-rtl&lt;br&gt;" calcext:value-type="string">
            <text:p>&lt;a href="#"&gt;&lt;img src="https://raw.githubusercontent.com/StorageB/icons/main/GNOME46Adwaita/light/go-last-symbolic-rtl.svg" width="22" alt="go-last-symbolic-rtl"&gt;&lt;/a&gt;&amp;nbsp; &amp;nbsp; go-last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78] &amp; CHAR(34) &amp;   &#10;&quot; width=&quot; &amp; CHAR(34) &amp; &quot;22&quot; &amp; CHAR(34) &amp; &quot; alt=&quot; &amp; CHAR(34) &amp; [.B78] &amp; CHAR(34) &amp; &quot;&gt;&lt;/a&gt;&quot; &amp;  &#10;&quot;&amp;nbsp; &amp;nbsp; &quot; &amp; [.B78] &amp; &quot;&lt;br&gt;&quot;" office:value-type="string" office:string-value="&lt;a href=&quot;#&quot;&gt;&lt;img src=&quot;https://raw.githubusercontent.com/StorageB/icons/main/GNOME46Adwaita/dark/go-last-symbolic-rtl.svg&quot; width=&quot;22&quot; alt=&quot;go-last-symbolic-rtl&quot;&gt;&lt;/a&gt;&amp;nbsp; &amp;nbsp; go-last-symbolic-rtl&lt;br&gt;" calcext:value-type="string">
            <text:p>&lt;a href="#"&gt;&lt;img src="https://raw.githubusercontent.com/StorageB/icons/main/GNOME46Adwaita/dark/go-last-symbolic-rtl.svg" width="22" alt="go-last-symbolic-rtl"&gt;&lt;/a&gt;&amp;nbsp; &amp;nbsp; go-last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o-last-symbolic.svg</text:p>
          </table:table-cell>
          <table:table-cell office:value-type="string" calcext:value-type="string">
            <text:p>go-las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7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79] &amp; CHAR(34) &amp; &quot;&gt;&quot; &amp; &#10;&quot;&lt;img alt=&quot; &amp; CHAR(34) &amp; [.B7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9] &amp; &quot;&lt;br&gt;&quot;" office:value-type="string" office:string-value="&lt;picture&gt;&lt;source media=&quot;(prefers-color-scheme: dark)&quot; srcset=&quot;https://github.com/StorageB/icons/blob/main/GNOME48Adwaita/light/go-last-symbolic.svg&quot;&gt;&lt;source media=&quot;(prefers-color-scheme: light)&quot; srcset=&quot;https://github.com/StorageB/icons/blob/main/GNOME48Adwaita/dark/go-last-symbolic.svg&quot;&gt;&lt;img alt=&quot;go-last-symbolic&quot; src=&quot;https://user-images.githubusercontent.com/25423296/163456779-a8556205-d0a5-45e2-ac17-42d089e3c3f8.png&quot;&gt;&lt;/picture&gt; &amp;nbsp; &amp;nbsp;go-last-symbolic&lt;br&gt;" calcext:value-type="string">
            <text:p>&lt;picture&gt;&lt;source media="(prefers-color-scheme: dark)" srcset="https://github.com/StorageB/icons/blob/main/GNOME48Adwaita/light/go-last-symbolic.svg"&gt;&lt;source media="(prefers-color-scheme: light)" srcset="https://github.com/StorageB/icons/blob/main/GNOME48Adwaita/dark/go-last-symbolic.svg"&gt;&lt;img alt="go-last-symbolic" src="https://user-images.githubusercontent.com/25423296/163456779-a8556205-d0a5-45e2-ac17-42d089e3c3f8.png"&gt;&lt;/picture&gt; &amp;nbsp; &amp;nbsp;go-las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79] &amp; CHAR(34) &amp;  &#10;&quot; width=&quot; &amp; CHAR(34) &amp; &quot;22&quot; &amp; CHAR(34) &amp; &quot; alt=&quot; &amp; CHAR(34) &amp; [.B79] &amp; CHAR(34) &amp; &quot;&gt;&lt;/a&gt;&quot; &amp; &#10;&quot;&amp;nbsp; &amp;nbsp; &quot; &amp; [.B79] &amp; &quot;&lt;br&gt;&quot;" office:value-type="string" office:string-value="&lt;a href=&quot;#&quot;&gt;&lt;img src=&quot;https://raw.githubusercontent.com/StorageB/icons/main/GNOME46Adwaita/light/go-last-symbolic.svg&quot; width=&quot;22&quot; alt=&quot;go-last-symbolic&quot;&gt;&lt;/a&gt;&amp;nbsp; &amp;nbsp; go-last-symbolic&lt;br&gt;" calcext:value-type="string">
            <text:p>&lt;a href="#"&gt;&lt;img src="https://raw.githubusercontent.com/StorageB/icons/main/GNOME46Adwaita/light/go-last-symbolic.svg" width="22" alt="go-last-symbolic"&gt;&lt;/a&gt;&amp;nbsp; &amp;nbsp; go-las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79] &amp; CHAR(34) &amp;   &#10;&quot; width=&quot; &amp; CHAR(34) &amp; &quot;22&quot; &amp; CHAR(34) &amp; &quot; alt=&quot; &amp; CHAR(34) &amp; [.B79] &amp; CHAR(34) &amp; &quot;&gt;&lt;/a&gt;&quot; &amp;  &#10;&quot;&amp;nbsp; &amp;nbsp; &quot; &amp; [.B79] &amp; &quot;&lt;br&gt;&quot;" office:value-type="string" office:string-value="&lt;a href=&quot;#&quot;&gt;&lt;img src=&quot;https://raw.githubusercontent.com/StorageB/icons/main/GNOME46Adwaita/dark/go-last-symbolic.svg&quot; width=&quot;22&quot; alt=&quot;go-last-symbolic&quot;&gt;&lt;/a&gt;&amp;nbsp; &amp;nbsp; go-last-symbolic&lt;br&gt;" calcext:value-type="string">
            <text:p>&lt;a href="#"&gt;&lt;img src="https://raw.githubusercontent.com/StorageB/icons/main/GNOME46Adwaita/dark/go-last-symbolic.svg" width="22" alt="go-last-symbolic"&gt;&lt;/a&gt;&amp;nbsp; &amp;nbsp; go-las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o-next-symbolic-rtl.svg</text:p>
          </table:table-cell>
          <table:table-cell office:value-type="string" calcext:value-type="string">
            <text:p>go-nex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8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80] &amp; CHAR(34) &amp; &quot;&gt;&quot; &amp; &#10;&quot;&lt;img alt=&quot; &amp; CHAR(34) &amp; [.B8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0] &amp; &quot;&lt;br&gt;&quot;" office:value-type="string" office:string-value="&lt;picture&gt;&lt;source media=&quot;(prefers-color-scheme: dark)&quot; srcset=&quot;https://github.com/StorageB/icons/blob/main/GNOME48Adwaita/light/go-next-symbolic-rtl.svg&quot;&gt;&lt;source media=&quot;(prefers-color-scheme: light)&quot; srcset=&quot;https://github.com/StorageB/icons/blob/main/GNOME48Adwaita/dark/go-next-symbolic-rtl.svg&quot;&gt;&lt;img alt=&quot;go-next-symbolic-rtl&quot; src=&quot;https://user-images.githubusercontent.com/25423296/163456779-a8556205-d0a5-45e2-ac17-42d089e3c3f8.png&quot;&gt;&lt;/picture&gt; &amp;nbsp; &amp;nbsp;go-next-symbolic-rtl&lt;br&gt;" calcext:value-type="string">
            <text:p>&lt;picture&gt;&lt;source media="(prefers-color-scheme: dark)" srcset="https://github.com/StorageB/icons/blob/main/GNOME48Adwaita/light/go-next-symbolic-rtl.svg"&gt;&lt;source media="(prefers-color-scheme: light)" srcset="https://github.com/StorageB/icons/blob/main/GNOME48Adwaita/dark/go-next-symbolic-rtl.svg"&gt;&lt;img alt="go-next-symbolic-rtl" src="https://user-images.githubusercontent.com/25423296/163456779-a8556205-d0a5-45e2-ac17-42d089e3c3f8.png"&gt;&lt;/picture&gt; &amp;nbsp; &amp;nbsp;go-next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80] &amp; CHAR(34) &amp;  &#10;&quot; width=&quot; &amp; CHAR(34) &amp; &quot;22&quot; &amp; CHAR(34) &amp; &quot; alt=&quot; &amp; CHAR(34) &amp; [.B80] &amp; CHAR(34) &amp; &quot;&gt;&lt;/a&gt;&quot; &amp; &#10;&quot;&amp;nbsp; &amp;nbsp; &quot; &amp; [.B80] &amp; &quot;&lt;br&gt;&quot;" office:value-type="string" office:string-value="&lt;a href=&quot;#&quot;&gt;&lt;img src=&quot;https://raw.githubusercontent.com/StorageB/icons/main/GNOME46Adwaita/light/go-next-symbolic-rtl.svg&quot; width=&quot;22&quot; alt=&quot;go-next-symbolic-rtl&quot;&gt;&lt;/a&gt;&amp;nbsp; &amp;nbsp; go-next-symbolic-rtl&lt;br&gt;" calcext:value-type="string">
            <text:p>&lt;a href="#"&gt;&lt;img src="https://raw.githubusercontent.com/StorageB/icons/main/GNOME46Adwaita/light/go-next-symbolic-rtl.svg" width="22" alt="go-next-symbolic-rtl"&gt;&lt;/a&gt;&amp;nbsp; &amp;nbsp; go-next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80] &amp; CHAR(34) &amp;   &#10;&quot; width=&quot; &amp; CHAR(34) &amp; &quot;22&quot; &amp; CHAR(34) &amp; &quot; alt=&quot; &amp; CHAR(34) &amp; [.B80] &amp; CHAR(34) &amp; &quot;&gt;&lt;/a&gt;&quot; &amp;  &#10;&quot;&amp;nbsp; &amp;nbsp; &quot; &amp; [.B80] &amp; &quot;&lt;br&gt;&quot;" office:value-type="string" office:string-value="&lt;a href=&quot;#&quot;&gt;&lt;img src=&quot;https://raw.githubusercontent.com/StorageB/icons/main/GNOME46Adwaita/dark/go-next-symbolic-rtl.svg&quot; width=&quot;22&quot; alt=&quot;go-next-symbolic-rtl&quot;&gt;&lt;/a&gt;&amp;nbsp; &amp;nbsp; go-next-symbolic-rtl&lt;br&gt;" calcext:value-type="string">
            <text:p>&lt;a href="#"&gt;&lt;img src="https://raw.githubusercontent.com/StorageB/icons/main/GNOME46Adwaita/dark/go-next-symbolic-rtl.svg" width="22" alt="go-next-symbolic-rtl"&gt;&lt;/a&gt;&amp;nbsp; &amp;nbsp; go-next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o-next-symbolic.svg</text:p>
          </table:table-cell>
          <table:table-cell office:value-type="string" calcext:value-type="string">
            <text:p>go-nex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8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81] &amp; CHAR(34) &amp; &quot;&gt;&quot; &amp; &#10;&quot;&lt;img alt=&quot; &amp; CHAR(34) &amp; [.B8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1] &amp; &quot;&lt;br&gt;&quot;" office:value-type="string" office:string-value="&lt;picture&gt;&lt;source media=&quot;(prefers-color-scheme: dark)&quot; srcset=&quot;https://github.com/StorageB/icons/blob/main/GNOME48Adwaita/light/go-next-symbolic.svg&quot;&gt;&lt;source media=&quot;(prefers-color-scheme: light)&quot; srcset=&quot;https://github.com/StorageB/icons/blob/main/GNOME48Adwaita/dark/go-next-symbolic.svg&quot;&gt;&lt;img alt=&quot;go-next-symbolic&quot; src=&quot;https://user-images.githubusercontent.com/25423296/163456779-a8556205-d0a5-45e2-ac17-42d089e3c3f8.png&quot;&gt;&lt;/picture&gt; &amp;nbsp; &amp;nbsp;go-next-symbolic&lt;br&gt;" calcext:value-type="string">
            <text:p>&lt;picture&gt;&lt;source media="(prefers-color-scheme: dark)" srcset="https://github.com/StorageB/icons/blob/main/GNOME48Adwaita/light/go-next-symbolic.svg"&gt;&lt;source media="(prefers-color-scheme: light)" srcset="https://github.com/StorageB/icons/blob/main/GNOME48Adwaita/dark/go-next-symbolic.svg"&gt;&lt;img alt="go-next-symbolic" src="https://user-images.githubusercontent.com/25423296/163456779-a8556205-d0a5-45e2-ac17-42d089e3c3f8.png"&gt;&lt;/picture&gt; &amp;nbsp; &amp;nbsp;go-nex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81] &amp; CHAR(34) &amp;  &#10;&quot; width=&quot; &amp; CHAR(34) &amp; &quot;22&quot; &amp; CHAR(34) &amp; &quot; alt=&quot; &amp; CHAR(34) &amp; [.B81] &amp; CHAR(34) &amp; &quot;&gt;&lt;/a&gt;&quot; &amp; &#10;&quot;&amp;nbsp; &amp;nbsp; &quot; &amp; [.B81] &amp; &quot;&lt;br&gt;&quot;" office:value-type="string" office:string-value="&lt;a href=&quot;#&quot;&gt;&lt;img src=&quot;https://raw.githubusercontent.com/StorageB/icons/main/GNOME46Adwaita/light/go-next-symbolic.svg&quot; width=&quot;22&quot; alt=&quot;go-next-symbolic&quot;&gt;&lt;/a&gt;&amp;nbsp; &amp;nbsp; go-next-symbolic&lt;br&gt;" calcext:value-type="string">
            <text:p>&lt;a href="#"&gt;&lt;img src="https://raw.githubusercontent.com/StorageB/icons/main/GNOME46Adwaita/light/go-next-symbolic.svg" width="22" alt="go-next-symbolic"&gt;&lt;/a&gt;&amp;nbsp; &amp;nbsp; go-nex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81] &amp; CHAR(34) &amp;   &#10;&quot; width=&quot; &amp; CHAR(34) &amp; &quot;22&quot; &amp; CHAR(34) &amp; &quot; alt=&quot; &amp; CHAR(34) &amp; [.B81] &amp; CHAR(34) &amp; &quot;&gt;&lt;/a&gt;&quot; &amp;  &#10;&quot;&amp;nbsp; &amp;nbsp; &quot; &amp; [.B81] &amp; &quot;&lt;br&gt;&quot;" office:value-type="string" office:string-value="&lt;a href=&quot;#&quot;&gt;&lt;img src=&quot;https://raw.githubusercontent.com/StorageB/icons/main/GNOME46Adwaita/dark/go-next-symbolic.svg&quot; width=&quot;22&quot; alt=&quot;go-next-symbolic&quot;&gt;&lt;/a&gt;&amp;nbsp; &amp;nbsp; go-next-symbolic&lt;br&gt;" calcext:value-type="string">
            <text:p>&lt;a href="#"&gt;&lt;img src="https://raw.githubusercontent.com/StorageB/icons/main/GNOME46Adwaita/dark/go-next-symbolic.svg" width="22" alt="go-next-symbolic"&gt;&lt;/a&gt;&amp;nbsp; &amp;nbsp; go-nex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o-previous-symbolic-rtl.svg</text:p>
          </table:table-cell>
          <table:table-cell office:value-type="string" calcext:value-type="string">
            <text:p>go-previous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8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82] &amp; CHAR(34) &amp; &quot;&gt;&quot; &amp; &#10;&quot;&lt;img alt=&quot; &amp; CHAR(34) &amp; [.B8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2] &amp; &quot;&lt;br&gt;&quot;" office:value-type="string" office:string-value="&lt;picture&gt;&lt;source media=&quot;(prefers-color-scheme: dark)&quot; srcset=&quot;https://github.com/StorageB/icons/blob/main/GNOME48Adwaita/light/go-previous-symbolic-rtl.svg&quot;&gt;&lt;source media=&quot;(prefers-color-scheme: light)&quot; srcset=&quot;https://github.com/StorageB/icons/blob/main/GNOME48Adwaita/dark/go-previous-symbolic-rtl.svg&quot;&gt;&lt;img alt=&quot;go-previous-symbolic-rtl&quot; src=&quot;https://user-images.githubusercontent.com/25423296/163456779-a8556205-d0a5-45e2-ac17-42d089e3c3f8.png&quot;&gt;&lt;/picture&gt; &amp;nbsp; &amp;nbsp;go-previous-symbolic-rtl&lt;br&gt;" calcext:value-type="string">
            <text:p>&lt;picture&gt;&lt;source media="(prefers-color-scheme: dark)" srcset="https://github.com/StorageB/icons/blob/main/GNOME48Adwaita/light/go-previous-symbolic-rtl.svg"&gt;&lt;source media="(prefers-color-scheme: light)" srcset="https://github.com/StorageB/icons/blob/main/GNOME48Adwaita/dark/go-previous-symbolic-rtl.svg"&gt;&lt;img alt="go-previous-symbolic-rtl" src="https://user-images.githubusercontent.com/25423296/163456779-a8556205-d0a5-45e2-ac17-42d089e3c3f8.png"&gt;&lt;/picture&gt; &amp;nbsp; &amp;nbsp;go-previous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82] &amp; CHAR(34) &amp;  &#10;&quot; width=&quot; &amp; CHAR(34) &amp; &quot;22&quot; &amp; CHAR(34) &amp; &quot; alt=&quot; &amp; CHAR(34) &amp; [.B82] &amp; CHAR(34) &amp; &quot;&gt;&lt;/a&gt;&quot; &amp; &#10;&quot;&amp;nbsp; &amp;nbsp; &quot; &amp; [.B82] &amp; &quot;&lt;br&gt;&quot;" office:value-type="string" office:string-value="&lt;a href=&quot;#&quot;&gt;&lt;img src=&quot;https://raw.githubusercontent.com/StorageB/icons/main/GNOME46Adwaita/light/go-previous-symbolic-rtl.svg&quot; width=&quot;22&quot; alt=&quot;go-previous-symbolic-rtl&quot;&gt;&lt;/a&gt;&amp;nbsp; &amp;nbsp; go-previous-symbolic-rtl&lt;br&gt;" calcext:value-type="string">
            <text:p>&lt;a href="#"&gt;&lt;img src="https://raw.githubusercontent.com/StorageB/icons/main/GNOME46Adwaita/light/go-previous-symbolic-rtl.svg" width="22" alt="go-previous-symbolic-rtl"&gt;&lt;/a&gt;&amp;nbsp; &amp;nbsp; go-previous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82] &amp; CHAR(34) &amp;   &#10;&quot; width=&quot; &amp; CHAR(34) &amp; &quot;22&quot; &amp; CHAR(34) &amp; &quot; alt=&quot; &amp; CHAR(34) &amp; [.B82] &amp; CHAR(34) &amp; &quot;&gt;&lt;/a&gt;&quot; &amp;  &#10;&quot;&amp;nbsp; &amp;nbsp; &quot; &amp; [.B82] &amp; &quot;&lt;br&gt;&quot;" office:value-type="string" office:string-value="&lt;a href=&quot;#&quot;&gt;&lt;img src=&quot;https://raw.githubusercontent.com/StorageB/icons/main/GNOME46Adwaita/dark/go-previous-symbolic-rtl.svg&quot; width=&quot;22&quot; alt=&quot;go-previous-symbolic-rtl&quot;&gt;&lt;/a&gt;&amp;nbsp; &amp;nbsp; go-previous-symbolic-rtl&lt;br&gt;" calcext:value-type="string">
            <text:p>&lt;a href="#"&gt;&lt;img src="https://raw.githubusercontent.com/StorageB/icons/main/GNOME46Adwaita/dark/go-previous-symbolic-rtl.svg" width="22" alt="go-previous-symbolic-rtl"&gt;&lt;/a&gt;&amp;nbsp; &amp;nbsp; go-previous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o-previous-symbolic.svg</text:p>
          </table:table-cell>
          <table:table-cell office:value-type="string" calcext:value-type="string">
            <text:p>go-previou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8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83] &amp; CHAR(34) &amp; &quot;&gt;&quot; &amp; &#10;&quot;&lt;img alt=&quot; &amp; CHAR(34) &amp; [.B8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3] &amp; &quot;&lt;br&gt;&quot;" office:value-type="string" office:string-value="&lt;picture&gt;&lt;source media=&quot;(prefers-color-scheme: dark)&quot; srcset=&quot;https://github.com/StorageB/icons/blob/main/GNOME48Adwaita/light/go-previous-symbolic.svg&quot;&gt;&lt;source media=&quot;(prefers-color-scheme: light)&quot; srcset=&quot;https://github.com/StorageB/icons/blob/main/GNOME48Adwaita/dark/go-previous-symbolic.svg&quot;&gt;&lt;img alt=&quot;go-previous-symbolic&quot; src=&quot;https://user-images.githubusercontent.com/25423296/163456779-a8556205-d0a5-45e2-ac17-42d089e3c3f8.png&quot;&gt;&lt;/picture&gt; &amp;nbsp; &amp;nbsp;go-previous-symbolic&lt;br&gt;" calcext:value-type="string">
            <text:p>&lt;picture&gt;&lt;source media="(prefers-color-scheme: dark)" srcset="https://github.com/StorageB/icons/blob/main/GNOME48Adwaita/light/go-previous-symbolic.svg"&gt;&lt;source media="(prefers-color-scheme: light)" srcset="https://github.com/StorageB/icons/blob/main/GNOME48Adwaita/dark/go-previous-symbolic.svg"&gt;&lt;img alt="go-previous-symbolic" src="https://user-images.githubusercontent.com/25423296/163456779-a8556205-d0a5-45e2-ac17-42d089e3c3f8.png"&gt;&lt;/picture&gt; &amp;nbsp; &amp;nbsp;go-previou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83] &amp; CHAR(34) &amp;  &#10;&quot; width=&quot; &amp; CHAR(34) &amp; &quot;22&quot; &amp; CHAR(34) &amp; &quot; alt=&quot; &amp; CHAR(34) &amp; [.B83] &amp; CHAR(34) &amp; &quot;&gt;&lt;/a&gt;&quot; &amp; &#10;&quot;&amp;nbsp; &amp;nbsp; &quot; &amp; [.B83] &amp; &quot;&lt;br&gt;&quot;" office:value-type="string" office:string-value="&lt;a href=&quot;#&quot;&gt;&lt;img src=&quot;https://raw.githubusercontent.com/StorageB/icons/main/GNOME46Adwaita/light/go-previous-symbolic.svg&quot; width=&quot;22&quot; alt=&quot;go-previous-symbolic&quot;&gt;&lt;/a&gt;&amp;nbsp; &amp;nbsp; go-previous-symbolic&lt;br&gt;" calcext:value-type="string">
            <text:p>&lt;a href="#"&gt;&lt;img src="https://raw.githubusercontent.com/StorageB/icons/main/GNOME46Adwaita/light/go-previous-symbolic.svg" width="22" alt="go-previous-symbolic"&gt;&lt;/a&gt;&amp;nbsp; &amp;nbsp; go-previou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83] &amp; CHAR(34) &amp;   &#10;&quot; width=&quot; &amp; CHAR(34) &amp; &quot;22&quot; &amp; CHAR(34) &amp; &quot; alt=&quot; &amp; CHAR(34) &amp; [.B83] &amp; CHAR(34) &amp; &quot;&gt;&lt;/a&gt;&quot; &amp;  &#10;&quot;&amp;nbsp; &amp;nbsp; &quot; &amp; [.B83] &amp; &quot;&lt;br&gt;&quot;" office:value-type="string" office:string-value="&lt;a href=&quot;#&quot;&gt;&lt;img src=&quot;https://raw.githubusercontent.com/StorageB/icons/main/GNOME46Adwaita/dark/go-previous-symbolic.svg&quot; width=&quot;22&quot; alt=&quot;go-previous-symbolic&quot;&gt;&lt;/a&gt;&amp;nbsp; &amp;nbsp; go-previous-symbolic&lt;br&gt;" calcext:value-type="string">
            <text:p>&lt;a href="#"&gt;&lt;img src="https://raw.githubusercontent.com/StorageB/icons/main/GNOME46Adwaita/dark/go-previous-symbolic.svg" width="22" alt="go-previous-symbolic"&gt;&lt;/a&gt;&amp;nbsp; &amp;nbsp; go-previou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o-top-symbolic.svg</text:p>
          </table:table-cell>
          <table:table-cell office:value-type="string" calcext:value-type="string">
            <text:p>go-to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8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84] &amp; CHAR(34) &amp; &quot;&gt;&quot; &amp; &#10;&quot;&lt;img alt=&quot; &amp; CHAR(34) &amp; [.B8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4] &amp; &quot;&lt;br&gt;&quot;" office:value-type="string" office:string-value="&lt;picture&gt;&lt;source media=&quot;(prefers-color-scheme: dark)&quot; srcset=&quot;https://github.com/StorageB/icons/blob/main/GNOME48Adwaita/light/go-top-symbolic.svg&quot;&gt;&lt;source media=&quot;(prefers-color-scheme: light)&quot; srcset=&quot;https://github.com/StorageB/icons/blob/main/GNOME48Adwaita/dark/go-top-symbolic.svg&quot;&gt;&lt;img alt=&quot;go-top-symbolic&quot; src=&quot;https://user-images.githubusercontent.com/25423296/163456779-a8556205-d0a5-45e2-ac17-42d089e3c3f8.png&quot;&gt;&lt;/picture&gt; &amp;nbsp; &amp;nbsp;go-top-symbolic&lt;br&gt;" calcext:value-type="string">
            <text:p>&lt;picture&gt;&lt;source media="(prefers-color-scheme: dark)" srcset="https://github.com/StorageB/icons/blob/main/GNOME48Adwaita/light/go-top-symbolic.svg"&gt;&lt;source media="(prefers-color-scheme: light)" srcset="https://github.com/StorageB/icons/blob/main/GNOME48Adwaita/dark/go-top-symbolic.svg"&gt;&lt;img alt="go-top-symbolic" src="https://user-images.githubusercontent.com/25423296/163456779-a8556205-d0a5-45e2-ac17-42d089e3c3f8.png"&gt;&lt;/picture&gt; &amp;nbsp; &amp;nbsp;go-top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84] &amp; CHAR(34) &amp;  &#10;&quot; width=&quot; &amp; CHAR(34) &amp; &quot;22&quot; &amp; CHAR(34) &amp; &quot; alt=&quot; &amp; CHAR(34) &amp; [.B84] &amp; CHAR(34) &amp; &quot;&gt;&lt;/a&gt;&quot; &amp; &#10;&quot;&amp;nbsp; &amp;nbsp; &quot; &amp; [.B84] &amp; &quot;&lt;br&gt;&quot;" office:value-type="string" office:string-value="&lt;a href=&quot;#&quot;&gt;&lt;img src=&quot;https://raw.githubusercontent.com/StorageB/icons/main/GNOME46Adwaita/light/go-top-symbolic.svg&quot; width=&quot;22&quot; alt=&quot;go-top-symbolic&quot;&gt;&lt;/a&gt;&amp;nbsp; &amp;nbsp; go-top-symbolic&lt;br&gt;" calcext:value-type="string">
            <text:p>&lt;a href="#"&gt;&lt;img src="https://raw.githubusercontent.com/StorageB/icons/main/GNOME46Adwaita/light/go-top-symbolic.svg" width="22" alt="go-top-symbolic"&gt;&lt;/a&gt;&amp;nbsp; &amp;nbsp; go-top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84] &amp; CHAR(34) &amp;   &#10;&quot; width=&quot; &amp; CHAR(34) &amp; &quot;22&quot; &amp; CHAR(34) &amp; &quot; alt=&quot; &amp; CHAR(34) &amp; [.B84] &amp; CHAR(34) &amp; &quot;&gt;&lt;/a&gt;&quot; &amp;  &#10;&quot;&amp;nbsp; &amp;nbsp; &quot; &amp; [.B84] &amp; &quot;&lt;br&gt;&quot;" office:value-type="string" office:string-value="&lt;a href=&quot;#&quot;&gt;&lt;img src=&quot;https://raw.githubusercontent.com/StorageB/icons/main/GNOME46Adwaita/dark/go-top-symbolic.svg&quot; width=&quot;22&quot; alt=&quot;go-top-symbolic&quot;&gt;&lt;/a&gt;&amp;nbsp; &amp;nbsp; go-top-symbolic&lt;br&gt;" calcext:value-type="string">
            <text:p>&lt;a href="#"&gt;&lt;img src="https://raw.githubusercontent.com/StorageB/icons/main/GNOME46Adwaita/dark/go-top-symbolic.svg" width="22" alt="go-top-symbolic"&gt;&lt;/a&gt;&amp;nbsp; &amp;nbsp; go-top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o-up-symbolic.svg</text:p>
          </table:table-cell>
          <table:table-cell office:value-type="string" calcext:value-type="string">
            <text:p>go-u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8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85] &amp; CHAR(34) &amp; &quot;&gt;&quot; &amp; &#10;&quot;&lt;img alt=&quot; &amp; CHAR(34) &amp; [.B8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5] &amp; &quot;&lt;br&gt;&quot;" office:value-type="string" office:string-value="&lt;picture&gt;&lt;source media=&quot;(prefers-color-scheme: dark)&quot; srcset=&quot;https://github.com/StorageB/icons/blob/main/GNOME48Adwaita/light/go-up-symbolic.svg&quot;&gt;&lt;source media=&quot;(prefers-color-scheme: light)&quot; srcset=&quot;https://github.com/StorageB/icons/blob/main/GNOME48Adwaita/dark/go-up-symbolic.svg&quot;&gt;&lt;img alt=&quot;go-up-symbolic&quot; src=&quot;https://user-images.githubusercontent.com/25423296/163456779-a8556205-d0a5-45e2-ac17-42d089e3c3f8.png&quot;&gt;&lt;/picture&gt; &amp;nbsp; &amp;nbsp;go-up-symbolic&lt;br&gt;" calcext:value-type="string">
            <text:p>&lt;picture&gt;&lt;source media="(prefers-color-scheme: dark)" srcset="https://github.com/StorageB/icons/blob/main/GNOME48Adwaita/light/go-up-symbolic.svg"&gt;&lt;source media="(prefers-color-scheme: light)" srcset="https://github.com/StorageB/icons/blob/main/GNOME48Adwaita/dark/go-up-symbolic.svg"&gt;&lt;img alt="go-up-symbolic" src="https://user-images.githubusercontent.com/25423296/163456779-a8556205-d0a5-45e2-ac17-42d089e3c3f8.png"&gt;&lt;/picture&gt; &amp;nbsp; &amp;nbsp;go-up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85] &amp; CHAR(34) &amp;  &#10;&quot; width=&quot; &amp; CHAR(34) &amp; &quot;22&quot; &amp; CHAR(34) &amp; &quot; alt=&quot; &amp; CHAR(34) &amp; [.B85] &amp; CHAR(34) &amp; &quot;&gt;&lt;/a&gt;&quot; &amp; &#10;&quot;&amp;nbsp; &amp;nbsp; &quot; &amp; [.B85] &amp; &quot;&lt;br&gt;&quot;" office:value-type="string" office:string-value="&lt;a href=&quot;#&quot;&gt;&lt;img src=&quot;https://raw.githubusercontent.com/StorageB/icons/main/GNOME46Adwaita/light/go-up-symbolic.svg&quot; width=&quot;22&quot; alt=&quot;go-up-symbolic&quot;&gt;&lt;/a&gt;&amp;nbsp; &amp;nbsp; go-up-symbolic&lt;br&gt;" calcext:value-type="string">
            <text:p>&lt;a href="#"&gt;&lt;img src="https://raw.githubusercontent.com/StorageB/icons/main/GNOME46Adwaita/light/go-up-symbolic.svg" width="22" alt="go-up-symbolic"&gt;&lt;/a&gt;&amp;nbsp; &amp;nbsp; go-up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85] &amp; CHAR(34) &amp;   &#10;&quot; width=&quot; &amp; CHAR(34) &amp; &quot;22&quot; &amp; CHAR(34) &amp; &quot; alt=&quot; &amp; CHAR(34) &amp; [.B85] &amp; CHAR(34) &amp; &quot;&gt;&lt;/a&gt;&quot; &amp;  &#10;&quot;&amp;nbsp; &amp;nbsp; &quot; &amp; [.B85] &amp; &quot;&lt;br&gt;&quot;" office:value-type="string" office:string-value="&lt;a href=&quot;#&quot;&gt;&lt;img src=&quot;https://raw.githubusercontent.com/StorageB/icons/main/GNOME46Adwaita/dark/go-up-symbolic.svg&quot; width=&quot;22&quot; alt=&quot;go-up-symbolic&quot;&gt;&lt;/a&gt;&amp;nbsp; &amp;nbsp; go-up-symbolic&lt;br&gt;" calcext:value-type="string">
            <text:p>&lt;a href="#"&gt;&lt;img src="https://raw.githubusercontent.com/StorageB/icons/main/GNOME46Adwaita/dark/go-up-symbolic.svg" width="22" alt="go-up-symbolic"&gt;&lt;/a&gt;&amp;nbsp; &amp;nbsp; go-up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lp-about-symbolic.svg</text:p>
          </table:table-cell>
          <table:table-cell office:value-type="string" calcext:value-type="string">
            <text:p>help-abou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8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86] &amp; CHAR(34) &amp; &quot;&gt;&quot; &amp; &#10;&quot;&lt;img alt=&quot; &amp; CHAR(34) &amp; [.B8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6] &amp; &quot;&lt;br&gt;&quot;" office:value-type="string" office:string-value="&lt;picture&gt;&lt;source media=&quot;(prefers-color-scheme: dark)&quot; srcset=&quot;https://github.com/StorageB/icons/blob/main/GNOME48Adwaita/light/help-about-symbolic.svg&quot;&gt;&lt;source media=&quot;(prefers-color-scheme: light)&quot; srcset=&quot;https://github.com/StorageB/icons/blob/main/GNOME48Adwaita/dark/help-about-symbolic.svg&quot;&gt;&lt;img alt=&quot;help-about-symbolic&quot; src=&quot;https://user-images.githubusercontent.com/25423296/163456779-a8556205-d0a5-45e2-ac17-42d089e3c3f8.png&quot;&gt;&lt;/picture&gt; &amp;nbsp; &amp;nbsp;help-about-symbolic&lt;br&gt;" calcext:value-type="string">
            <text:p>&lt;picture&gt;&lt;source media="(prefers-color-scheme: dark)" srcset="https://github.com/StorageB/icons/blob/main/GNOME48Adwaita/light/help-about-symbolic.svg"&gt;&lt;source media="(prefers-color-scheme: light)" srcset="https://github.com/StorageB/icons/blob/main/GNOME48Adwaita/dark/help-about-symbolic.svg"&gt;&lt;img alt="help-about-symbolic" src="https://user-images.githubusercontent.com/25423296/163456779-a8556205-d0a5-45e2-ac17-42d089e3c3f8.png"&gt;&lt;/picture&gt; &amp;nbsp; &amp;nbsp;help-abou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86] &amp; CHAR(34) &amp;  &#10;&quot; width=&quot; &amp; CHAR(34) &amp; &quot;22&quot; &amp; CHAR(34) &amp; &quot; alt=&quot; &amp; CHAR(34) &amp; [.B86] &amp; CHAR(34) &amp; &quot;&gt;&lt;/a&gt;&quot; &amp; &#10;&quot;&amp;nbsp; &amp;nbsp; &quot; &amp; [.B86] &amp; &quot;&lt;br&gt;&quot;" office:value-type="string" office:string-value="&lt;a href=&quot;#&quot;&gt;&lt;img src=&quot;https://raw.githubusercontent.com/StorageB/icons/main/GNOME46Adwaita/light/help-about-symbolic.svg&quot; width=&quot;22&quot; alt=&quot;help-about-symbolic&quot;&gt;&lt;/a&gt;&amp;nbsp; &amp;nbsp; help-about-symbolic&lt;br&gt;" calcext:value-type="string">
            <text:p>&lt;a href="#"&gt;&lt;img src="https://raw.githubusercontent.com/StorageB/icons/main/GNOME46Adwaita/light/help-about-symbolic.svg" width="22" alt="help-about-symbolic"&gt;&lt;/a&gt;&amp;nbsp; &amp;nbsp; help-abou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86] &amp; CHAR(34) &amp;   &#10;&quot; width=&quot; &amp; CHAR(34) &amp; &quot;22&quot; &amp; CHAR(34) &amp; &quot; alt=&quot; &amp; CHAR(34) &amp; [.B86] &amp; CHAR(34) &amp; &quot;&gt;&lt;/a&gt;&quot; &amp;  &#10;&quot;&amp;nbsp; &amp;nbsp; &quot; &amp; [.B86] &amp; &quot;&lt;br&gt;&quot;" office:value-type="string" office:string-value="&lt;a href=&quot;#&quot;&gt;&lt;img src=&quot;https://raw.githubusercontent.com/StorageB/icons/main/GNOME46Adwaita/dark/help-about-symbolic.svg&quot; width=&quot;22&quot; alt=&quot;help-about-symbolic&quot;&gt;&lt;/a&gt;&amp;nbsp; &amp;nbsp; help-about-symbolic&lt;br&gt;" calcext:value-type="string">
            <text:p>&lt;a href="#"&gt;&lt;img src="https://raw.githubusercontent.com/StorageB/icons/main/GNOME46Adwaita/dark/help-about-symbolic.svg" width="22" alt="help-about-symbolic"&gt;&lt;/a&gt;&amp;nbsp; &amp;nbsp; help-abou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ert-image-symbolic.svg</text:p>
          </table:table-cell>
          <table:table-cell office:value-type="string" calcext:value-type="string">
            <text:p>insert-imag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8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87] &amp; CHAR(34) &amp; &quot;&gt;&quot; &amp; &#10;&quot;&lt;img alt=&quot; &amp; CHAR(34) &amp; [.B8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7] &amp; &quot;&lt;br&gt;&quot;" office:value-type="string" office:string-value="&lt;picture&gt;&lt;source media=&quot;(prefers-color-scheme: dark)&quot; srcset=&quot;https://github.com/StorageB/icons/blob/main/GNOME48Adwaita/light/insert-image-symbolic.svg&quot;&gt;&lt;source media=&quot;(prefers-color-scheme: light)&quot; srcset=&quot;https://github.com/StorageB/icons/blob/main/GNOME48Adwaita/dark/insert-image-symbolic.svg&quot;&gt;&lt;img alt=&quot;insert-image-symbolic&quot; src=&quot;https://user-images.githubusercontent.com/25423296/163456779-a8556205-d0a5-45e2-ac17-42d089e3c3f8.png&quot;&gt;&lt;/picture&gt; &amp;nbsp; &amp;nbsp;insert-image-symbolic&lt;br&gt;" calcext:value-type="string">
            <text:p>&lt;picture&gt;&lt;source media="(prefers-color-scheme: dark)" srcset="https://github.com/StorageB/icons/blob/main/GNOME48Adwaita/light/insert-image-symbolic.svg"&gt;&lt;source media="(prefers-color-scheme: light)" srcset="https://github.com/StorageB/icons/blob/main/GNOME48Adwaita/dark/insert-image-symbolic.svg"&gt;&lt;img alt="insert-image-symbolic" src="https://user-images.githubusercontent.com/25423296/163456779-a8556205-d0a5-45e2-ac17-42d089e3c3f8.png"&gt;&lt;/picture&gt; &amp;nbsp; &amp;nbsp;insert-imag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87] &amp; CHAR(34) &amp;  &#10;&quot; width=&quot; &amp; CHAR(34) &amp; &quot;22&quot; &amp; CHAR(34) &amp; &quot; alt=&quot; &amp; CHAR(34) &amp; [.B87] &amp; CHAR(34) &amp; &quot;&gt;&lt;/a&gt;&quot; &amp; &#10;&quot;&amp;nbsp; &amp;nbsp; &quot; &amp; [.B87] &amp; &quot;&lt;br&gt;&quot;" office:value-type="string" office:string-value="&lt;a href=&quot;#&quot;&gt;&lt;img src=&quot;https://raw.githubusercontent.com/StorageB/icons/main/GNOME46Adwaita/light/insert-image-symbolic.svg&quot; width=&quot;22&quot; alt=&quot;insert-image-symbolic&quot;&gt;&lt;/a&gt;&amp;nbsp; &amp;nbsp; insert-image-symbolic&lt;br&gt;" calcext:value-type="string">
            <text:p>&lt;a href="#"&gt;&lt;img src="https://raw.githubusercontent.com/StorageB/icons/main/GNOME46Adwaita/light/insert-image-symbolic.svg" width="22" alt="insert-image-symbolic"&gt;&lt;/a&gt;&amp;nbsp; &amp;nbsp; insert-imag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87] &amp; CHAR(34) &amp;   &#10;&quot; width=&quot; &amp; CHAR(34) &amp; &quot;22&quot; &amp; CHAR(34) &amp; &quot; alt=&quot; &amp; CHAR(34) &amp; [.B87] &amp; CHAR(34) &amp; &quot;&gt;&lt;/a&gt;&quot; &amp;  &#10;&quot;&amp;nbsp; &amp;nbsp; &quot; &amp; [.B87] &amp; &quot;&lt;br&gt;&quot;" office:value-type="string" office:string-value="&lt;a href=&quot;#&quot;&gt;&lt;img src=&quot;https://raw.githubusercontent.com/StorageB/icons/main/GNOME46Adwaita/dark/insert-image-symbolic.svg&quot; width=&quot;22&quot; alt=&quot;insert-image-symbolic&quot;&gt;&lt;/a&gt;&amp;nbsp; &amp;nbsp; insert-image-symbolic&lt;br&gt;" calcext:value-type="string">
            <text:p>&lt;a href="#"&gt;&lt;img src="https://raw.githubusercontent.com/StorageB/icons/main/GNOME46Adwaita/dark/insert-image-symbolic.svg" width="22" alt="insert-image-symbolic"&gt;&lt;/a&gt;&amp;nbsp; &amp;nbsp; insert-imag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ert-link-symbolic.svg</text:p>
          </table:table-cell>
          <table:table-cell office:value-type="string" calcext:value-type="string">
            <text:p>insert-lin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8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88] &amp; CHAR(34) &amp; &quot;&gt;&quot; &amp; &#10;&quot;&lt;img alt=&quot; &amp; CHAR(34) &amp; [.B8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8] &amp; &quot;&lt;br&gt;&quot;" office:value-type="string" office:string-value="&lt;picture&gt;&lt;source media=&quot;(prefers-color-scheme: dark)&quot; srcset=&quot;https://github.com/StorageB/icons/blob/main/GNOME48Adwaita/light/insert-link-symbolic.svg&quot;&gt;&lt;source media=&quot;(prefers-color-scheme: light)&quot; srcset=&quot;https://github.com/StorageB/icons/blob/main/GNOME48Adwaita/dark/insert-link-symbolic.svg&quot;&gt;&lt;img alt=&quot;insert-link-symbolic&quot; src=&quot;https://user-images.githubusercontent.com/25423296/163456779-a8556205-d0a5-45e2-ac17-42d089e3c3f8.png&quot;&gt;&lt;/picture&gt; &amp;nbsp; &amp;nbsp;insert-link-symbolic&lt;br&gt;" calcext:value-type="string">
            <text:p>&lt;picture&gt;&lt;source media="(prefers-color-scheme: dark)" srcset="https://github.com/StorageB/icons/blob/main/GNOME48Adwaita/light/insert-link-symbolic.svg"&gt;&lt;source media="(prefers-color-scheme: light)" srcset="https://github.com/StorageB/icons/blob/main/GNOME48Adwaita/dark/insert-link-symbolic.svg"&gt;&lt;img alt="insert-link-symbolic" src="https://user-images.githubusercontent.com/25423296/163456779-a8556205-d0a5-45e2-ac17-42d089e3c3f8.png"&gt;&lt;/picture&gt; &amp;nbsp; &amp;nbsp;insert-link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88] &amp; CHAR(34) &amp;  &#10;&quot; width=&quot; &amp; CHAR(34) &amp; &quot;22&quot; &amp; CHAR(34) &amp; &quot; alt=&quot; &amp; CHAR(34) &amp; [.B88] &amp; CHAR(34) &amp; &quot;&gt;&lt;/a&gt;&quot; &amp; &#10;&quot;&amp;nbsp; &amp;nbsp; &quot; &amp; [.B88] &amp; &quot;&lt;br&gt;&quot;" office:value-type="string" office:string-value="&lt;a href=&quot;#&quot;&gt;&lt;img src=&quot;https://raw.githubusercontent.com/StorageB/icons/main/GNOME46Adwaita/light/insert-link-symbolic.svg&quot; width=&quot;22&quot; alt=&quot;insert-link-symbolic&quot;&gt;&lt;/a&gt;&amp;nbsp; &amp;nbsp; insert-link-symbolic&lt;br&gt;" calcext:value-type="string">
            <text:p>&lt;a href="#"&gt;&lt;img src="https://raw.githubusercontent.com/StorageB/icons/main/GNOME46Adwaita/light/insert-link-symbolic.svg" width="22" alt="insert-link-symbolic"&gt;&lt;/a&gt;&amp;nbsp; &amp;nbsp; insert-link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88] &amp; CHAR(34) &amp;   &#10;&quot; width=&quot; &amp; CHAR(34) &amp; &quot;22&quot; &amp; CHAR(34) &amp; &quot; alt=&quot; &amp; CHAR(34) &amp; [.B88] &amp; CHAR(34) &amp; &quot;&gt;&lt;/a&gt;&quot; &amp;  &#10;&quot;&amp;nbsp; &amp;nbsp; &quot; &amp; [.B88] &amp; &quot;&lt;br&gt;&quot;" office:value-type="string" office:string-value="&lt;a href=&quot;#&quot;&gt;&lt;img src=&quot;https://raw.githubusercontent.com/StorageB/icons/main/GNOME46Adwaita/dark/insert-link-symbolic.svg&quot; width=&quot;22&quot; alt=&quot;insert-link-symbolic&quot;&gt;&lt;/a&gt;&amp;nbsp; &amp;nbsp; insert-link-symbolic&lt;br&gt;" calcext:value-type="string">
            <text:p>&lt;a href="#"&gt;&lt;img src="https://raw.githubusercontent.com/StorageB/icons/main/GNOME46Adwaita/dark/insert-link-symbolic.svg" width="22" alt="insert-link-symbolic"&gt;&lt;/a&gt;&amp;nbsp; &amp;nbsp; insert-link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ert-object-symbolic.svg</text:p>
          </table:table-cell>
          <table:table-cell office:value-type="string" calcext:value-type="string">
            <text:p>insert-objec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8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89] &amp; CHAR(34) &amp; &quot;&gt;&quot; &amp; &#10;&quot;&lt;img alt=&quot; &amp; CHAR(34) &amp; [.B8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9] &amp; &quot;&lt;br&gt;&quot;" office:value-type="string" office:string-value="&lt;picture&gt;&lt;source media=&quot;(prefers-color-scheme: dark)&quot; srcset=&quot;https://github.com/StorageB/icons/blob/main/GNOME48Adwaita/light/insert-object-symbolic.svg&quot;&gt;&lt;source media=&quot;(prefers-color-scheme: light)&quot; srcset=&quot;https://github.com/StorageB/icons/blob/main/GNOME48Adwaita/dark/insert-object-symbolic.svg&quot;&gt;&lt;img alt=&quot;insert-object-symbolic&quot; src=&quot;https://user-images.githubusercontent.com/25423296/163456779-a8556205-d0a5-45e2-ac17-42d089e3c3f8.png&quot;&gt;&lt;/picture&gt; &amp;nbsp; &amp;nbsp;insert-object-symbolic&lt;br&gt;" calcext:value-type="string">
            <text:p>&lt;picture&gt;&lt;source media="(prefers-color-scheme: dark)" srcset="https://github.com/StorageB/icons/blob/main/GNOME48Adwaita/light/insert-object-symbolic.svg"&gt;&lt;source media="(prefers-color-scheme: light)" srcset="https://github.com/StorageB/icons/blob/main/GNOME48Adwaita/dark/insert-object-symbolic.svg"&gt;&lt;img alt="insert-object-symbolic" src="https://user-images.githubusercontent.com/25423296/163456779-a8556205-d0a5-45e2-ac17-42d089e3c3f8.png"&gt;&lt;/picture&gt; &amp;nbsp; &amp;nbsp;insert-objec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89] &amp; CHAR(34) &amp;  &#10;&quot; width=&quot; &amp; CHAR(34) &amp; &quot;22&quot; &amp; CHAR(34) &amp; &quot; alt=&quot; &amp; CHAR(34) &amp; [.B89] &amp; CHAR(34) &amp; &quot;&gt;&lt;/a&gt;&quot; &amp; &#10;&quot;&amp;nbsp; &amp;nbsp; &quot; &amp; [.B89] &amp; &quot;&lt;br&gt;&quot;" office:value-type="string" office:string-value="&lt;a href=&quot;#&quot;&gt;&lt;img src=&quot;https://raw.githubusercontent.com/StorageB/icons/main/GNOME46Adwaita/light/insert-object-symbolic.svg&quot; width=&quot;22&quot; alt=&quot;insert-object-symbolic&quot;&gt;&lt;/a&gt;&amp;nbsp; &amp;nbsp; insert-object-symbolic&lt;br&gt;" calcext:value-type="string">
            <text:p>&lt;a href="#"&gt;&lt;img src="https://raw.githubusercontent.com/StorageB/icons/main/GNOME46Adwaita/light/insert-object-symbolic.svg" width="22" alt="insert-object-symbolic"&gt;&lt;/a&gt;&amp;nbsp; &amp;nbsp; insert-objec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89] &amp; CHAR(34) &amp;   &#10;&quot; width=&quot; &amp; CHAR(34) &amp; &quot;22&quot; &amp; CHAR(34) &amp; &quot; alt=&quot; &amp; CHAR(34) &amp; [.B89] &amp; CHAR(34) &amp; &quot;&gt;&lt;/a&gt;&quot; &amp;  &#10;&quot;&amp;nbsp; &amp;nbsp; &quot; &amp; [.B89] &amp; &quot;&lt;br&gt;&quot;" office:value-type="string" office:string-value="&lt;a href=&quot;#&quot;&gt;&lt;img src=&quot;https://raw.githubusercontent.com/StorageB/icons/main/GNOME46Adwaita/dark/insert-object-symbolic.svg&quot; width=&quot;22&quot; alt=&quot;insert-object-symbolic&quot;&gt;&lt;/a&gt;&amp;nbsp; &amp;nbsp; insert-object-symbolic&lt;br&gt;" calcext:value-type="string">
            <text:p>&lt;a href="#"&gt;&lt;img src="https://raw.githubusercontent.com/StorageB/icons/main/GNOME46Adwaita/dark/insert-object-symbolic.svg" width="22" alt="insert-object-symbolic"&gt;&lt;/a&gt;&amp;nbsp; &amp;nbsp; insert-objec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ert-text-symbolic.svg</text:p>
          </table:table-cell>
          <table:table-cell office:value-type="string" calcext:value-type="string">
            <text:p>insert-tex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9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90] &amp; CHAR(34) &amp; &quot;&gt;&quot; &amp; &#10;&quot;&lt;img alt=&quot; &amp; CHAR(34) &amp; [.B9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0] &amp; &quot;&lt;br&gt;&quot;" office:value-type="string" office:string-value="&lt;picture&gt;&lt;source media=&quot;(prefers-color-scheme: dark)&quot; srcset=&quot;https://github.com/StorageB/icons/blob/main/GNOME48Adwaita/light/insert-text-symbolic.svg&quot;&gt;&lt;source media=&quot;(prefers-color-scheme: light)&quot; srcset=&quot;https://github.com/StorageB/icons/blob/main/GNOME48Adwaita/dark/insert-text-symbolic.svg&quot;&gt;&lt;img alt=&quot;insert-text-symbolic&quot; src=&quot;https://user-images.githubusercontent.com/25423296/163456779-a8556205-d0a5-45e2-ac17-42d089e3c3f8.png&quot;&gt;&lt;/picture&gt; &amp;nbsp; &amp;nbsp;insert-text-symbolic&lt;br&gt;" calcext:value-type="string">
            <text:p>&lt;picture&gt;&lt;source media="(prefers-color-scheme: dark)" srcset="https://github.com/StorageB/icons/blob/main/GNOME48Adwaita/light/insert-text-symbolic.svg"&gt;&lt;source media="(prefers-color-scheme: light)" srcset="https://github.com/StorageB/icons/blob/main/GNOME48Adwaita/dark/insert-text-symbolic.svg"&gt;&lt;img alt="insert-text-symbolic" src="https://user-images.githubusercontent.com/25423296/163456779-a8556205-d0a5-45e2-ac17-42d089e3c3f8.png"&gt;&lt;/picture&gt; &amp;nbsp; &amp;nbsp;insert-tex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90] &amp; CHAR(34) &amp;  &#10;&quot; width=&quot; &amp; CHAR(34) &amp; &quot;22&quot; &amp; CHAR(34) &amp; &quot; alt=&quot; &amp; CHAR(34) &amp; [.B90] &amp; CHAR(34) &amp; &quot;&gt;&lt;/a&gt;&quot; &amp; &#10;&quot;&amp;nbsp; &amp;nbsp; &quot; &amp; [.B90] &amp; &quot;&lt;br&gt;&quot;" office:value-type="string" office:string-value="&lt;a href=&quot;#&quot;&gt;&lt;img src=&quot;https://raw.githubusercontent.com/StorageB/icons/main/GNOME46Adwaita/light/insert-text-symbolic.svg&quot; width=&quot;22&quot; alt=&quot;insert-text-symbolic&quot;&gt;&lt;/a&gt;&amp;nbsp; &amp;nbsp; insert-text-symbolic&lt;br&gt;" calcext:value-type="string">
            <text:p>&lt;a href="#"&gt;&lt;img src="https://raw.githubusercontent.com/StorageB/icons/main/GNOME46Adwaita/light/insert-text-symbolic.svg" width="22" alt="insert-text-symbolic"&gt;&lt;/a&gt;&amp;nbsp; &amp;nbsp; insert-tex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90] &amp; CHAR(34) &amp;   &#10;&quot; width=&quot; &amp; CHAR(34) &amp; &quot;22&quot; &amp; CHAR(34) &amp; &quot; alt=&quot; &amp; CHAR(34) &amp; [.B90] &amp; CHAR(34) &amp; &quot;&gt;&lt;/a&gt;&quot; &amp;  &#10;&quot;&amp;nbsp; &amp;nbsp; &quot; &amp; [.B90] &amp; &quot;&lt;br&gt;&quot;" office:value-type="string" office:string-value="&lt;a href=&quot;#&quot;&gt;&lt;img src=&quot;https://raw.githubusercontent.com/StorageB/icons/main/GNOME46Adwaita/dark/insert-text-symbolic.svg&quot; width=&quot;22&quot; alt=&quot;insert-text-symbolic&quot;&gt;&lt;/a&gt;&amp;nbsp; &amp;nbsp; insert-text-symbolic&lt;br&gt;" calcext:value-type="string">
            <text:p>&lt;a href="#"&gt;&lt;img src="https://raw.githubusercontent.com/StorageB/icons/main/GNOME46Adwaita/dark/insert-text-symbolic.svg" width="22" alt="insert-text-symbolic"&gt;&lt;/a&gt;&amp;nbsp; &amp;nbsp; insert-tex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ist-add-symbolic.svg</text:p>
          </table:table-cell>
          <table:table-cell office:value-type="string" calcext:value-type="string">
            <text:p>list-ad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9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91] &amp; CHAR(34) &amp; &quot;&gt;&quot; &amp; &#10;&quot;&lt;img alt=&quot; &amp; CHAR(34) &amp; [.B9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1] &amp; &quot;&lt;br&gt;&quot;" office:value-type="string" office:string-value="&lt;picture&gt;&lt;source media=&quot;(prefers-color-scheme: dark)&quot; srcset=&quot;https://github.com/StorageB/icons/blob/main/GNOME48Adwaita/light/list-add-symbolic.svg&quot;&gt;&lt;source media=&quot;(prefers-color-scheme: light)&quot; srcset=&quot;https://github.com/StorageB/icons/blob/main/GNOME48Adwaita/dark/list-add-symbolic.svg&quot;&gt;&lt;img alt=&quot;list-add-symbolic&quot; src=&quot;https://user-images.githubusercontent.com/25423296/163456779-a8556205-d0a5-45e2-ac17-42d089e3c3f8.png&quot;&gt;&lt;/picture&gt; &amp;nbsp; &amp;nbsp;list-add-symbolic&lt;br&gt;" calcext:value-type="string">
            <text:p>&lt;picture&gt;&lt;source media="(prefers-color-scheme: dark)" srcset="https://github.com/StorageB/icons/blob/main/GNOME48Adwaita/light/list-add-symbolic.svg"&gt;&lt;source media="(prefers-color-scheme: light)" srcset="https://github.com/StorageB/icons/blob/main/GNOME48Adwaita/dark/list-add-symbolic.svg"&gt;&lt;img alt="list-add-symbolic" src="https://user-images.githubusercontent.com/25423296/163456779-a8556205-d0a5-45e2-ac17-42d089e3c3f8.png"&gt;&lt;/picture&gt; &amp;nbsp; &amp;nbsp;list-ad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91] &amp; CHAR(34) &amp;  &#10;&quot; width=&quot; &amp; CHAR(34) &amp; &quot;22&quot; &amp; CHAR(34) &amp; &quot; alt=&quot; &amp; CHAR(34) &amp; [.B91] &amp; CHAR(34) &amp; &quot;&gt;&lt;/a&gt;&quot; &amp; &#10;&quot;&amp;nbsp; &amp;nbsp; &quot; &amp; [.B91] &amp; &quot;&lt;br&gt;&quot;" office:value-type="string" office:string-value="&lt;a href=&quot;#&quot;&gt;&lt;img src=&quot;https://raw.githubusercontent.com/StorageB/icons/main/GNOME46Adwaita/light/list-add-symbolic.svg&quot; width=&quot;22&quot; alt=&quot;list-add-symbolic&quot;&gt;&lt;/a&gt;&amp;nbsp; &amp;nbsp; list-add-symbolic&lt;br&gt;" calcext:value-type="string">
            <text:p>&lt;a href="#"&gt;&lt;img src="https://raw.githubusercontent.com/StorageB/icons/main/GNOME46Adwaita/light/list-add-symbolic.svg" width="22" alt="list-add-symbolic"&gt;&lt;/a&gt;&amp;nbsp; &amp;nbsp; list-ad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91] &amp; CHAR(34) &amp;   &#10;&quot; width=&quot; &amp; CHAR(34) &amp; &quot;22&quot; &amp; CHAR(34) &amp; &quot; alt=&quot; &amp; CHAR(34) &amp; [.B91] &amp; CHAR(34) &amp; &quot;&gt;&lt;/a&gt;&quot; &amp;  &#10;&quot;&amp;nbsp; &amp;nbsp; &quot; &amp; [.B91] &amp; &quot;&lt;br&gt;&quot;" office:value-type="string" office:string-value="&lt;a href=&quot;#&quot;&gt;&lt;img src=&quot;https://raw.githubusercontent.com/StorageB/icons/main/GNOME46Adwaita/dark/list-add-symbolic.svg&quot; width=&quot;22&quot; alt=&quot;list-add-symbolic&quot;&gt;&lt;/a&gt;&amp;nbsp; &amp;nbsp; list-add-symbolic&lt;br&gt;" calcext:value-type="string">
            <text:p>&lt;a href="#"&gt;&lt;img src="https://raw.githubusercontent.com/StorageB/icons/main/GNOME46Adwaita/dark/list-add-symbolic.svg" width="22" alt="list-add-symbolic"&gt;&lt;/a&gt;&amp;nbsp; &amp;nbsp; list-ad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ist-remove-all-symbolic.svg</text:p>
          </table:table-cell>
          <table:table-cell office:value-type="string" calcext:value-type="string">
            <text:p>list-remove-al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9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92] &amp; CHAR(34) &amp; &quot;&gt;&quot; &amp; &#10;&quot;&lt;img alt=&quot; &amp; CHAR(34) &amp; [.B9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2] &amp; &quot;&lt;br&gt;&quot;" office:value-type="string" office:string-value="&lt;picture&gt;&lt;source media=&quot;(prefers-color-scheme: dark)&quot; srcset=&quot;https://github.com/StorageB/icons/blob/main/GNOME48Adwaita/light/list-remove-all-symbolic.svg&quot;&gt;&lt;source media=&quot;(prefers-color-scheme: light)&quot; srcset=&quot;https://github.com/StorageB/icons/blob/main/GNOME48Adwaita/dark/list-remove-all-symbolic.svg&quot;&gt;&lt;img alt=&quot;list-remove-all-symbolic&quot; src=&quot;https://user-images.githubusercontent.com/25423296/163456779-a8556205-d0a5-45e2-ac17-42d089e3c3f8.png&quot;&gt;&lt;/picture&gt; &amp;nbsp; &amp;nbsp;list-remove-all-symbolic&lt;br&gt;" calcext:value-type="string">
            <text:p>&lt;picture&gt;&lt;source media="(prefers-color-scheme: dark)" srcset="https://github.com/StorageB/icons/blob/main/GNOME48Adwaita/light/list-remove-all-symbolic.svg"&gt;&lt;source media="(prefers-color-scheme: light)" srcset="https://github.com/StorageB/icons/blob/main/GNOME48Adwaita/dark/list-remove-all-symbolic.svg"&gt;&lt;img alt="list-remove-all-symbolic" src="https://user-images.githubusercontent.com/25423296/163456779-a8556205-d0a5-45e2-ac17-42d089e3c3f8.png"&gt;&lt;/picture&gt; &amp;nbsp; &amp;nbsp;list-remove-al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92] &amp; CHAR(34) &amp;  &#10;&quot; width=&quot; &amp; CHAR(34) &amp; &quot;22&quot; &amp; CHAR(34) &amp; &quot; alt=&quot; &amp; CHAR(34) &amp; [.B92] &amp; CHAR(34) &amp; &quot;&gt;&lt;/a&gt;&quot; &amp; &#10;&quot;&amp;nbsp; &amp;nbsp; &quot; &amp; [.B92] &amp; &quot;&lt;br&gt;&quot;" office:value-type="string" office:string-value="&lt;a href=&quot;#&quot;&gt;&lt;img src=&quot;https://raw.githubusercontent.com/StorageB/icons/main/GNOME46Adwaita/light/list-remove-all-symbolic.svg&quot; width=&quot;22&quot; alt=&quot;list-remove-all-symbolic&quot;&gt;&lt;/a&gt;&amp;nbsp; &amp;nbsp; list-remove-all-symbolic&lt;br&gt;" calcext:value-type="string">
            <text:p>&lt;a href="#"&gt;&lt;img src="https://raw.githubusercontent.com/StorageB/icons/main/GNOME46Adwaita/light/list-remove-all-symbolic.svg" width="22" alt="list-remove-all-symbolic"&gt;&lt;/a&gt;&amp;nbsp; &amp;nbsp; list-remove-al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92] &amp; CHAR(34) &amp;   &#10;&quot; width=&quot; &amp; CHAR(34) &amp; &quot;22&quot; &amp; CHAR(34) &amp; &quot; alt=&quot; &amp; CHAR(34) &amp; [.B92] &amp; CHAR(34) &amp; &quot;&gt;&lt;/a&gt;&quot; &amp;  &#10;&quot;&amp;nbsp; &amp;nbsp; &quot; &amp; [.B92] &amp; &quot;&lt;br&gt;&quot;" office:value-type="string" office:string-value="&lt;a href=&quot;#&quot;&gt;&lt;img src=&quot;https://raw.githubusercontent.com/StorageB/icons/main/GNOME46Adwaita/dark/list-remove-all-symbolic.svg&quot; width=&quot;22&quot; alt=&quot;list-remove-all-symbolic&quot;&gt;&lt;/a&gt;&amp;nbsp; &amp;nbsp; list-remove-all-symbolic&lt;br&gt;" calcext:value-type="string">
            <text:p>&lt;a href="#"&gt;&lt;img src="https://raw.githubusercontent.com/StorageB/icons/main/GNOME46Adwaita/dark/list-remove-all-symbolic.svg" width="22" alt="list-remove-all-symbolic"&gt;&lt;/a&gt;&amp;nbsp; &amp;nbsp; list-remove-al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ist-remove-symbolic.svg</text:p>
          </table:table-cell>
          <table:table-cell office:value-type="string" calcext:value-type="string">
            <text:p>list-remov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9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93] &amp; CHAR(34) &amp; &quot;&gt;&quot; &amp; &#10;&quot;&lt;img alt=&quot; &amp; CHAR(34) &amp; [.B9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3] &amp; &quot;&lt;br&gt;&quot;" office:value-type="string" office:string-value="&lt;picture&gt;&lt;source media=&quot;(prefers-color-scheme: dark)&quot; srcset=&quot;https://github.com/StorageB/icons/blob/main/GNOME48Adwaita/light/list-remove-symbolic.svg&quot;&gt;&lt;source media=&quot;(prefers-color-scheme: light)&quot; srcset=&quot;https://github.com/StorageB/icons/blob/main/GNOME48Adwaita/dark/list-remove-symbolic.svg&quot;&gt;&lt;img alt=&quot;list-remove-symbolic&quot; src=&quot;https://user-images.githubusercontent.com/25423296/163456779-a8556205-d0a5-45e2-ac17-42d089e3c3f8.png&quot;&gt;&lt;/picture&gt; &amp;nbsp; &amp;nbsp;list-remove-symbolic&lt;br&gt;" calcext:value-type="string">
            <text:p>&lt;picture&gt;&lt;source media="(prefers-color-scheme: dark)" srcset="https://github.com/StorageB/icons/blob/main/GNOME48Adwaita/light/list-remove-symbolic.svg"&gt;&lt;source media="(prefers-color-scheme: light)" srcset="https://github.com/StorageB/icons/blob/main/GNOME48Adwaita/dark/list-remove-symbolic.svg"&gt;&lt;img alt="list-remove-symbolic" src="https://user-images.githubusercontent.com/25423296/163456779-a8556205-d0a5-45e2-ac17-42d089e3c3f8.png"&gt;&lt;/picture&gt; &amp;nbsp; &amp;nbsp;list-remov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93] &amp; CHAR(34) &amp;  &#10;&quot; width=&quot; &amp; CHAR(34) &amp; &quot;22&quot; &amp; CHAR(34) &amp; &quot; alt=&quot; &amp; CHAR(34) &amp; [.B93] &amp; CHAR(34) &amp; &quot;&gt;&lt;/a&gt;&quot; &amp; &#10;&quot;&amp;nbsp; &amp;nbsp; &quot; &amp; [.B93] &amp; &quot;&lt;br&gt;&quot;" office:value-type="string" office:string-value="&lt;a href=&quot;#&quot;&gt;&lt;img src=&quot;https://raw.githubusercontent.com/StorageB/icons/main/GNOME46Adwaita/light/list-remove-symbolic.svg&quot; width=&quot;22&quot; alt=&quot;list-remove-symbolic&quot;&gt;&lt;/a&gt;&amp;nbsp; &amp;nbsp; list-remove-symbolic&lt;br&gt;" calcext:value-type="string">
            <text:p>&lt;a href="#"&gt;&lt;img src="https://raw.githubusercontent.com/StorageB/icons/main/GNOME46Adwaita/light/list-remove-symbolic.svg" width="22" alt="list-remove-symbolic"&gt;&lt;/a&gt;&amp;nbsp; &amp;nbsp; list-remov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93] &amp; CHAR(34) &amp;   &#10;&quot; width=&quot; &amp; CHAR(34) &amp; &quot;22&quot; &amp; CHAR(34) &amp; &quot; alt=&quot; &amp; CHAR(34) &amp; [.B93] &amp; CHAR(34) &amp; &quot;&gt;&lt;/a&gt;&quot; &amp;  &#10;&quot;&amp;nbsp; &amp;nbsp; &quot; &amp; [.B93] &amp; &quot;&lt;br&gt;&quot;" office:value-type="string" office:string-value="&lt;a href=&quot;#&quot;&gt;&lt;img src=&quot;https://raw.githubusercontent.com/StorageB/icons/main/GNOME46Adwaita/dark/list-remove-symbolic.svg&quot; width=&quot;22&quot; alt=&quot;list-remove-symbolic&quot;&gt;&lt;/a&gt;&amp;nbsp; &amp;nbsp; list-remove-symbolic&lt;br&gt;" calcext:value-type="string">
            <text:p>&lt;a href="#"&gt;&lt;img src="https://raw.githubusercontent.com/StorageB/icons/main/GNOME46Adwaita/dark/list-remove-symbolic.svg" width="22" alt="list-remove-symbolic"&gt;&lt;/a&gt;&amp;nbsp; &amp;nbsp; list-remov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il-forward-symbolic-rtl.svg</text:p>
          </table:table-cell>
          <table:table-cell office:value-type="string" calcext:value-type="string">
            <text:p>mail-forwar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9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94] &amp; CHAR(34) &amp; &quot;&gt;&quot; &amp; &#10;&quot;&lt;img alt=&quot; &amp; CHAR(34) &amp; [.B9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4] &amp; &quot;&lt;br&gt;&quot;" office:value-type="string" office:string-value="&lt;picture&gt;&lt;source media=&quot;(prefers-color-scheme: dark)&quot; srcset=&quot;https://github.com/StorageB/icons/blob/main/GNOME48Adwaita/light/mail-forward-symbolic-rtl.svg&quot;&gt;&lt;source media=&quot;(prefers-color-scheme: light)&quot; srcset=&quot;https://github.com/StorageB/icons/blob/main/GNOME48Adwaita/dark/mail-forward-symbolic-rtl.svg&quot;&gt;&lt;img alt=&quot;mail-forward-symbolic-rtl&quot; src=&quot;https://user-images.githubusercontent.com/25423296/163456779-a8556205-d0a5-45e2-ac17-42d089e3c3f8.png&quot;&gt;&lt;/picture&gt; &amp;nbsp; &amp;nbsp;mail-forward-symbolic-rtl&lt;br&gt;" calcext:value-type="string">
            <text:p>&lt;picture&gt;&lt;source media="(prefers-color-scheme: dark)" srcset="https://github.com/StorageB/icons/blob/main/GNOME48Adwaita/light/mail-forward-symbolic-rtl.svg"&gt;&lt;source media="(prefers-color-scheme: light)" srcset="https://github.com/StorageB/icons/blob/main/GNOME48Adwaita/dark/mail-forward-symbolic-rtl.svg"&gt;&lt;img alt="mail-forward-symbolic-rtl" src="https://user-images.githubusercontent.com/25423296/163456779-a8556205-d0a5-45e2-ac17-42d089e3c3f8.png"&gt;&lt;/picture&gt; &amp;nbsp; &amp;nbsp;mail-forward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94] &amp; CHAR(34) &amp;  &#10;&quot; width=&quot; &amp; CHAR(34) &amp; &quot;22&quot; &amp; CHAR(34) &amp; &quot; alt=&quot; &amp; CHAR(34) &amp; [.B94] &amp; CHAR(34) &amp; &quot;&gt;&lt;/a&gt;&quot; &amp; &#10;&quot;&amp;nbsp; &amp;nbsp; &quot; &amp; [.B94] &amp; &quot;&lt;br&gt;&quot;" office:value-type="string" office:string-value="&lt;a href=&quot;#&quot;&gt;&lt;img src=&quot;https://raw.githubusercontent.com/StorageB/icons/main/GNOME46Adwaita/light/mail-forward-symbolic-rtl.svg&quot; width=&quot;22&quot; alt=&quot;mail-forward-symbolic-rtl&quot;&gt;&lt;/a&gt;&amp;nbsp; &amp;nbsp; mail-forward-symbolic-rtl&lt;br&gt;" calcext:value-type="string">
            <text:p>&lt;a href="#"&gt;&lt;img src="https://raw.githubusercontent.com/StorageB/icons/main/GNOME46Adwaita/light/mail-forward-symbolic-rtl.svg" width="22" alt="mail-forward-symbolic-rtl"&gt;&lt;/a&gt;&amp;nbsp; &amp;nbsp; mail-forward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94] &amp; CHAR(34) &amp;   &#10;&quot; width=&quot; &amp; CHAR(34) &amp; &quot;22&quot; &amp; CHAR(34) &amp; &quot; alt=&quot; &amp; CHAR(34) &amp; [.B94] &amp; CHAR(34) &amp; &quot;&gt;&lt;/a&gt;&quot; &amp;  &#10;&quot;&amp;nbsp; &amp;nbsp; &quot; &amp; [.B94] &amp; &quot;&lt;br&gt;&quot;" office:value-type="string" office:string-value="&lt;a href=&quot;#&quot;&gt;&lt;img src=&quot;https://raw.githubusercontent.com/StorageB/icons/main/GNOME46Adwaita/dark/mail-forward-symbolic-rtl.svg&quot; width=&quot;22&quot; alt=&quot;mail-forward-symbolic-rtl&quot;&gt;&lt;/a&gt;&amp;nbsp; &amp;nbsp; mail-forward-symbolic-rtl&lt;br&gt;" calcext:value-type="string">
            <text:p>&lt;a href="#"&gt;&lt;img src="https://raw.githubusercontent.com/StorageB/icons/main/GNOME46Adwaita/dark/mail-forward-symbolic-rtl.svg" width="22" alt="mail-forward-symbolic-rtl"&gt;&lt;/a&gt;&amp;nbsp; &amp;nbsp; mail-forward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il-forward-symbolic.svg</text:p>
          </table:table-cell>
          <table:table-cell office:value-type="string" calcext:value-type="string">
            <text:p>mail-forwa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9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95] &amp; CHAR(34) &amp; &quot;&gt;&quot; &amp; &#10;&quot;&lt;img alt=&quot; &amp; CHAR(34) &amp; [.B9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5] &amp; &quot;&lt;br&gt;&quot;" office:value-type="string" office:string-value="&lt;picture&gt;&lt;source media=&quot;(prefers-color-scheme: dark)&quot; srcset=&quot;https://github.com/StorageB/icons/blob/main/GNOME48Adwaita/light/mail-forward-symbolic.svg&quot;&gt;&lt;source media=&quot;(prefers-color-scheme: light)&quot; srcset=&quot;https://github.com/StorageB/icons/blob/main/GNOME48Adwaita/dark/mail-forward-symbolic.svg&quot;&gt;&lt;img alt=&quot;mail-forward-symbolic&quot; src=&quot;https://user-images.githubusercontent.com/25423296/163456779-a8556205-d0a5-45e2-ac17-42d089e3c3f8.png&quot;&gt;&lt;/picture&gt; &amp;nbsp; &amp;nbsp;mail-forward-symbolic&lt;br&gt;" calcext:value-type="string">
            <text:p>&lt;picture&gt;&lt;source media="(prefers-color-scheme: dark)" srcset="https://github.com/StorageB/icons/blob/main/GNOME48Adwaita/light/mail-forward-symbolic.svg"&gt;&lt;source media="(prefers-color-scheme: light)" srcset="https://github.com/StorageB/icons/blob/main/GNOME48Adwaita/dark/mail-forward-symbolic.svg"&gt;&lt;img alt="mail-forward-symbolic" src="https://user-images.githubusercontent.com/25423296/163456779-a8556205-d0a5-45e2-ac17-42d089e3c3f8.png"&gt;&lt;/picture&gt; &amp;nbsp; &amp;nbsp;mail-forwar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95] &amp; CHAR(34) &amp;  &#10;&quot; width=&quot; &amp; CHAR(34) &amp; &quot;22&quot; &amp; CHAR(34) &amp; &quot; alt=&quot; &amp; CHAR(34) &amp; [.B95] &amp; CHAR(34) &amp; &quot;&gt;&lt;/a&gt;&quot; &amp; &#10;&quot;&amp;nbsp; &amp;nbsp; &quot; &amp; [.B95] &amp; &quot;&lt;br&gt;&quot;" office:value-type="string" office:string-value="&lt;a href=&quot;#&quot;&gt;&lt;img src=&quot;https://raw.githubusercontent.com/StorageB/icons/main/GNOME46Adwaita/light/mail-forward-symbolic.svg&quot; width=&quot;22&quot; alt=&quot;mail-forward-symbolic&quot;&gt;&lt;/a&gt;&amp;nbsp; &amp;nbsp; mail-forward-symbolic&lt;br&gt;" calcext:value-type="string">
            <text:p>&lt;a href="#"&gt;&lt;img src="https://raw.githubusercontent.com/StorageB/icons/main/GNOME46Adwaita/light/mail-forward-symbolic.svg" width="22" alt="mail-forward-symbolic"&gt;&lt;/a&gt;&amp;nbsp; &amp;nbsp; mail-forwar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95] &amp; CHAR(34) &amp;   &#10;&quot; width=&quot; &amp; CHAR(34) &amp; &quot;22&quot; &amp; CHAR(34) &amp; &quot; alt=&quot; &amp; CHAR(34) &amp; [.B95] &amp; CHAR(34) &amp; &quot;&gt;&lt;/a&gt;&quot; &amp;  &#10;&quot;&amp;nbsp; &amp;nbsp; &quot; &amp; [.B95] &amp; &quot;&lt;br&gt;&quot;" office:value-type="string" office:string-value="&lt;a href=&quot;#&quot;&gt;&lt;img src=&quot;https://raw.githubusercontent.com/StorageB/icons/main/GNOME46Adwaita/dark/mail-forward-symbolic.svg&quot; width=&quot;22&quot; alt=&quot;mail-forward-symbolic&quot;&gt;&lt;/a&gt;&amp;nbsp; &amp;nbsp; mail-forward-symbolic&lt;br&gt;" calcext:value-type="string">
            <text:p>&lt;a href="#"&gt;&lt;img src="https://raw.githubusercontent.com/StorageB/icons/main/GNOME46Adwaita/dark/mail-forward-symbolic.svg" width="22" alt="mail-forward-symbolic"&gt;&lt;/a&gt;&amp;nbsp; &amp;nbsp; mail-forwar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il-mark-important-symbolic.svg</text:p>
          </table:table-cell>
          <table:table-cell office:value-type="string" calcext:value-type="string">
            <text:p>mail-mark-importa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9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96] &amp; CHAR(34) &amp; &quot;&gt;&quot; &amp; &#10;&quot;&lt;img alt=&quot; &amp; CHAR(34) &amp; [.B9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6] &amp; &quot;&lt;br&gt;&quot;" office:value-type="string" office:string-value="&lt;picture&gt;&lt;source media=&quot;(prefers-color-scheme: dark)&quot; srcset=&quot;https://github.com/StorageB/icons/blob/main/GNOME48Adwaita/light/mail-mark-important-symbolic.svg&quot;&gt;&lt;source media=&quot;(prefers-color-scheme: light)&quot; srcset=&quot;https://github.com/StorageB/icons/blob/main/GNOME48Adwaita/dark/mail-mark-important-symbolic.svg&quot;&gt;&lt;img alt=&quot;mail-mark-important-symbolic&quot; src=&quot;https://user-images.githubusercontent.com/25423296/163456779-a8556205-d0a5-45e2-ac17-42d089e3c3f8.png&quot;&gt;&lt;/picture&gt; &amp;nbsp; &amp;nbsp;mail-mark-important-symbolic&lt;br&gt;" calcext:value-type="string">
            <text:p>&lt;picture&gt;&lt;source media="(prefers-color-scheme: dark)" srcset="https://github.com/StorageB/icons/blob/main/GNOME48Adwaita/light/mail-mark-important-symbolic.svg"&gt;&lt;source media="(prefers-color-scheme: light)" srcset="https://github.com/StorageB/icons/blob/main/GNOME48Adwaita/dark/mail-mark-important-symbolic.svg"&gt;&lt;img alt="mail-mark-important-symbolic" src="https://user-images.githubusercontent.com/25423296/163456779-a8556205-d0a5-45e2-ac17-42d089e3c3f8.png"&gt;&lt;/picture&gt; &amp;nbsp; &amp;nbsp;mail-mark-importan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96] &amp; CHAR(34) &amp;  &#10;&quot; width=&quot; &amp; CHAR(34) &amp; &quot;22&quot; &amp; CHAR(34) &amp; &quot; alt=&quot; &amp; CHAR(34) &amp; [.B96] &amp; CHAR(34) &amp; &quot;&gt;&lt;/a&gt;&quot; &amp; &#10;&quot;&amp;nbsp; &amp;nbsp; &quot; &amp; [.B96] &amp; &quot;&lt;br&gt;&quot;" office:value-type="string" office:string-value="&lt;a href=&quot;#&quot;&gt;&lt;img src=&quot;https://raw.githubusercontent.com/StorageB/icons/main/GNOME46Adwaita/light/mail-mark-important-symbolic.svg&quot; width=&quot;22&quot; alt=&quot;mail-mark-important-symbolic&quot;&gt;&lt;/a&gt;&amp;nbsp; &amp;nbsp; mail-mark-important-symbolic&lt;br&gt;" calcext:value-type="string">
            <text:p>&lt;a href="#"&gt;&lt;img src="https://raw.githubusercontent.com/StorageB/icons/main/GNOME46Adwaita/light/mail-mark-important-symbolic.svg" width="22" alt="mail-mark-important-symbolic"&gt;&lt;/a&gt;&amp;nbsp; &amp;nbsp; mail-mark-importan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96] &amp; CHAR(34) &amp;   &#10;&quot; width=&quot; &amp; CHAR(34) &amp; &quot;22&quot; &amp; CHAR(34) &amp; &quot; alt=&quot; &amp; CHAR(34) &amp; [.B96] &amp; CHAR(34) &amp; &quot;&gt;&lt;/a&gt;&quot; &amp;  &#10;&quot;&amp;nbsp; &amp;nbsp; &quot; &amp; [.B96] &amp; &quot;&lt;br&gt;&quot;" office:value-type="string" office:string-value="&lt;a href=&quot;#&quot;&gt;&lt;img src=&quot;https://raw.githubusercontent.com/StorageB/icons/main/GNOME46Adwaita/dark/mail-mark-important-symbolic.svg&quot; width=&quot;22&quot; alt=&quot;mail-mark-important-symbolic&quot;&gt;&lt;/a&gt;&amp;nbsp; &amp;nbsp; mail-mark-important-symbolic&lt;br&gt;" calcext:value-type="string">
            <text:p>&lt;a href="#"&gt;&lt;img src="https://raw.githubusercontent.com/StorageB/icons/main/GNOME46Adwaita/dark/mail-mark-important-symbolic.svg" width="22" alt="mail-mark-important-symbolic"&gt;&lt;/a&gt;&amp;nbsp; &amp;nbsp; mail-mark-importan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il-mark-junk-symbolic.svg</text:p>
          </table:table-cell>
          <table:table-cell office:value-type="string" calcext:value-type="string">
            <text:p>mail-mark-jun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9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97] &amp; CHAR(34) &amp; &quot;&gt;&quot; &amp; &#10;&quot;&lt;img alt=&quot; &amp; CHAR(34) &amp; [.B9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7] &amp; &quot;&lt;br&gt;&quot;" office:value-type="string" office:string-value="&lt;picture&gt;&lt;source media=&quot;(prefers-color-scheme: dark)&quot; srcset=&quot;https://github.com/StorageB/icons/blob/main/GNOME48Adwaita/light/mail-mark-junk-symbolic.svg&quot;&gt;&lt;source media=&quot;(prefers-color-scheme: light)&quot; srcset=&quot;https://github.com/StorageB/icons/blob/main/GNOME48Adwaita/dark/mail-mark-junk-symbolic.svg&quot;&gt;&lt;img alt=&quot;mail-mark-junk-symbolic&quot; src=&quot;https://user-images.githubusercontent.com/25423296/163456779-a8556205-d0a5-45e2-ac17-42d089e3c3f8.png&quot;&gt;&lt;/picture&gt; &amp;nbsp; &amp;nbsp;mail-mark-junk-symbolic&lt;br&gt;" calcext:value-type="string">
            <text:p>&lt;picture&gt;&lt;source media="(prefers-color-scheme: dark)" srcset="https://github.com/StorageB/icons/blob/main/GNOME48Adwaita/light/mail-mark-junk-symbolic.svg"&gt;&lt;source media="(prefers-color-scheme: light)" srcset="https://github.com/StorageB/icons/blob/main/GNOME48Adwaita/dark/mail-mark-junk-symbolic.svg"&gt;&lt;img alt="mail-mark-junk-symbolic" src="https://user-images.githubusercontent.com/25423296/163456779-a8556205-d0a5-45e2-ac17-42d089e3c3f8.png"&gt;&lt;/picture&gt; &amp;nbsp; &amp;nbsp;mail-mark-junk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97] &amp; CHAR(34) &amp;  &#10;&quot; width=&quot; &amp; CHAR(34) &amp; &quot;22&quot; &amp; CHAR(34) &amp; &quot; alt=&quot; &amp; CHAR(34) &amp; [.B97] &amp; CHAR(34) &amp; &quot;&gt;&lt;/a&gt;&quot; &amp; &#10;&quot;&amp;nbsp; &amp;nbsp; &quot; &amp; [.B97] &amp; &quot;&lt;br&gt;&quot;" office:value-type="string" office:string-value="&lt;a href=&quot;#&quot;&gt;&lt;img src=&quot;https://raw.githubusercontent.com/StorageB/icons/main/GNOME46Adwaita/light/mail-mark-junk-symbolic.svg&quot; width=&quot;22&quot; alt=&quot;mail-mark-junk-symbolic&quot;&gt;&lt;/a&gt;&amp;nbsp; &amp;nbsp; mail-mark-junk-symbolic&lt;br&gt;" calcext:value-type="string">
            <text:p>&lt;a href="#"&gt;&lt;img src="https://raw.githubusercontent.com/StorageB/icons/main/GNOME46Adwaita/light/mail-mark-junk-symbolic.svg" width="22" alt="mail-mark-junk-symbolic"&gt;&lt;/a&gt;&amp;nbsp; &amp;nbsp; mail-mark-junk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97] &amp; CHAR(34) &amp;   &#10;&quot; width=&quot; &amp; CHAR(34) &amp; &quot;22&quot; &amp; CHAR(34) &amp; &quot; alt=&quot; &amp; CHAR(34) &amp; [.B97] &amp; CHAR(34) &amp; &quot;&gt;&lt;/a&gt;&quot; &amp;  &#10;&quot;&amp;nbsp; &amp;nbsp; &quot; &amp; [.B97] &amp; &quot;&lt;br&gt;&quot;" office:value-type="string" office:string-value="&lt;a href=&quot;#&quot;&gt;&lt;img src=&quot;https://raw.githubusercontent.com/StorageB/icons/main/GNOME46Adwaita/dark/mail-mark-junk-symbolic.svg&quot; width=&quot;22&quot; alt=&quot;mail-mark-junk-symbolic&quot;&gt;&lt;/a&gt;&amp;nbsp; &amp;nbsp; mail-mark-junk-symbolic&lt;br&gt;" calcext:value-type="string">
            <text:p>&lt;a href="#"&gt;&lt;img src="https://raw.githubusercontent.com/StorageB/icons/main/GNOME46Adwaita/dark/mail-mark-junk-symbolic.svg" width="22" alt="mail-mark-junk-symbolic"&gt;&lt;/a&gt;&amp;nbsp; &amp;nbsp; mail-mark-junk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il-mark-notjunk-symbolic.svg</text:p>
          </table:table-cell>
          <table:table-cell office:value-type="string" calcext:value-type="string">
            <text:p>mail-mark-notjun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9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98] &amp; CHAR(34) &amp; &quot;&gt;&quot; &amp; &#10;&quot;&lt;img alt=&quot; &amp; CHAR(34) &amp; [.B9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8] &amp; &quot;&lt;br&gt;&quot;" office:value-type="string" office:string-value="&lt;picture&gt;&lt;source media=&quot;(prefers-color-scheme: dark)&quot; srcset=&quot;https://github.com/StorageB/icons/blob/main/GNOME48Adwaita/light/mail-mark-notjunk-symbolic.svg&quot;&gt;&lt;source media=&quot;(prefers-color-scheme: light)&quot; srcset=&quot;https://github.com/StorageB/icons/blob/main/GNOME48Adwaita/dark/mail-mark-notjunk-symbolic.svg&quot;&gt;&lt;img alt=&quot;mail-mark-notjunk-symbolic&quot; src=&quot;https://user-images.githubusercontent.com/25423296/163456779-a8556205-d0a5-45e2-ac17-42d089e3c3f8.png&quot;&gt;&lt;/picture&gt; &amp;nbsp; &amp;nbsp;mail-mark-notjunk-symbolic&lt;br&gt;" calcext:value-type="string">
            <text:p>&lt;picture&gt;&lt;source media="(prefers-color-scheme: dark)" srcset="https://github.com/StorageB/icons/blob/main/GNOME48Adwaita/light/mail-mark-notjunk-symbolic.svg"&gt;&lt;source media="(prefers-color-scheme: light)" srcset="https://github.com/StorageB/icons/blob/main/GNOME48Adwaita/dark/mail-mark-notjunk-symbolic.svg"&gt;&lt;img alt="mail-mark-notjunk-symbolic" src="https://user-images.githubusercontent.com/25423296/163456779-a8556205-d0a5-45e2-ac17-42d089e3c3f8.png"&gt;&lt;/picture&gt; &amp;nbsp; &amp;nbsp;mail-mark-notjunk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98] &amp; CHAR(34) &amp;  &#10;&quot; width=&quot; &amp; CHAR(34) &amp; &quot;22&quot; &amp; CHAR(34) &amp; &quot; alt=&quot; &amp; CHAR(34) &amp; [.B98] &amp; CHAR(34) &amp; &quot;&gt;&lt;/a&gt;&quot; &amp; &#10;&quot;&amp;nbsp; &amp;nbsp; &quot; &amp; [.B98] &amp; &quot;&lt;br&gt;&quot;" office:value-type="string" office:string-value="&lt;a href=&quot;#&quot;&gt;&lt;img src=&quot;https://raw.githubusercontent.com/StorageB/icons/main/GNOME46Adwaita/light/mail-mark-notjunk-symbolic.svg&quot; width=&quot;22&quot; alt=&quot;mail-mark-notjunk-symbolic&quot;&gt;&lt;/a&gt;&amp;nbsp; &amp;nbsp; mail-mark-notjunk-symbolic&lt;br&gt;" calcext:value-type="string">
            <text:p>&lt;a href="#"&gt;&lt;img src="https://raw.githubusercontent.com/StorageB/icons/main/GNOME46Adwaita/light/mail-mark-notjunk-symbolic.svg" width="22" alt="mail-mark-notjunk-symbolic"&gt;&lt;/a&gt;&amp;nbsp; &amp;nbsp; mail-mark-notjunk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98] &amp; CHAR(34) &amp;   &#10;&quot; width=&quot; &amp; CHAR(34) &amp; &quot;22&quot; &amp; CHAR(34) &amp; &quot; alt=&quot; &amp; CHAR(34) &amp; [.B98] &amp; CHAR(34) &amp; &quot;&gt;&lt;/a&gt;&quot; &amp;  &#10;&quot;&amp;nbsp; &amp;nbsp; &quot; &amp; [.B98] &amp; &quot;&lt;br&gt;&quot;" office:value-type="string" office:string-value="&lt;a href=&quot;#&quot;&gt;&lt;img src=&quot;https://raw.githubusercontent.com/StorageB/icons/main/GNOME46Adwaita/dark/mail-mark-notjunk-symbolic.svg&quot; width=&quot;22&quot; alt=&quot;mail-mark-notjunk-symbolic&quot;&gt;&lt;/a&gt;&amp;nbsp; &amp;nbsp; mail-mark-notjunk-symbolic&lt;br&gt;" calcext:value-type="string">
            <text:p>&lt;a href="#"&gt;&lt;img src="https://raw.githubusercontent.com/StorageB/icons/main/GNOME46Adwaita/dark/mail-mark-notjunk-symbolic.svg" width="22" alt="mail-mark-notjunk-symbolic"&gt;&lt;/a&gt;&amp;nbsp; &amp;nbsp; mail-mark-notjunk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il-message-new-symbolic.svg</text:p>
          </table:table-cell>
          <table:table-cell office:value-type="string" calcext:value-type="string">
            <text:p>mail-message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9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99] &amp; CHAR(34) &amp; &quot;&gt;&quot; &amp; &#10;&quot;&lt;img alt=&quot; &amp; CHAR(34) &amp; [.B9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9] &amp; &quot;&lt;br&gt;&quot;" office:value-type="string" office:string-value="&lt;picture&gt;&lt;source media=&quot;(prefers-color-scheme: dark)&quot; srcset=&quot;https://github.com/StorageB/icons/blob/main/GNOME48Adwaita/light/mail-message-new-symbolic.svg&quot;&gt;&lt;source media=&quot;(prefers-color-scheme: light)&quot; srcset=&quot;https://github.com/StorageB/icons/blob/main/GNOME48Adwaita/dark/mail-message-new-symbolic.svg&quot;&gt;&lt;img alt=&quot;mail-message-new-symbolic&quot; src=&quot;https://user-images.githubusercontent.com/25423296/163456779-a8556205-d0a5-45e2-ac17-42d089e3c3f8.png&quot;&gt;&lt;/picture&gt; &amp;nbsp; &amp;nbsp;mail-message-new-symbolic&lt;br&gt;" calcext:value-type="string">
            <text:p>&lt;picture&gt;&lt;source media="(prefers-color-scheme: dark)" srcset="https://github.com/StorageB/icons/blob/main/GNOME48Adwaita/light/mail-message-new-symbolic.svg"&gt;&lt;source media="(prefers-color-scheme: light)" srcset="https://github.com/StorageB/icons/blob/main/GNOME48Adwaita/dark/mail-message-new-symbolic.svg"&gt;&lt;img alt="mail-message-new-symbolic" src="https://user-images.githubusercontent.com/25423296/163456779-a8556205-d0a5-45e2-ac17-42d089e3c3f8.png"&gt;&lt;/picture&gt; &amp;nbsp; &amp;nbsp;mail-message-new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99] &amp; CHAR(34) &amp;  &#10;&quot; width=&quot; &amp; CHAR(34) &amp; &quot;22&quot; &amp; CHAR(34) &amp; &quot; alt=&quot; &amp; CHAR(34) &amp; [.B99] &amp; CHAR(34) &amp; &quot;&gt;&lt;/a&gt;&quot; &amp; &#10;&quot;&amp;nbsp; &amp;nbsp; &quot; &amp; [.B99] &amp; &quot;&lt;br&gt;&quot;" office:value-type="string" office:string-value="&lt;a href=&quot;#&quot;&gt;&lt;img src=&quot;https://raw.githubusercontent.com/StorageB/icons/main/GNOME46Adwaita/light/mail-message-new-symbolic.svg&quot; width=&quot;22&quot; alt=&quot;mail-message-new-symbolic&quot;&gt;&lt;/a&gt;&amp;nbsp; &amp;nbsp; mail-message-new-symbolic&lt;br&gt;" calcext:value-type="string">
            <text:p>&lt;a href="#"&gt;&lt;img src="https://raw.githubusercontent.com/StorageB/icons/main/GNOME46Adwaita/light/mail-message-new-symbolic.svg" width="22" alt="mail-message-new-symbolic"&gt;&lt;/a&gt;&amp;nbsp; &amp;nbsp; mail-message-new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99] &amp; CHAR(34) &amp;   &#10;&quot; width=&quot; &amp; CHAR(34) &amp; &quot;22&quot; &amp; CHAR(34) &amp; &quot; alt=&quot; &amp; CHAR(34) &amp; [.B99] &amp; CHAR(34) &amp; &quot;&gt;&lt;/a&gt;&quot; &amp;  &#10;&quot;&amp;nbsp; &amp;nbsp; &quot; &amp; [.B99] &amp; &quot;&lt;br&gt;&quot;" office:value-type="string" office:string-value="&lt;a href=&quot;#&quot;&gt;&lt;img src=&quot;https://raw.githubusercontent.com/StorageB/icons/main/GNOME46Adwaita/dark/mail-message-new-symbolic.svg&quot; width=&quot;22&quot; alt=&quot;mail-message-new-symbolic&quot;&gt;&lt;/a&gt;&amp;nbsp; &amp;nbsp; mail-message-new-symbolic&lt;br&gt;" calcext:value-type="string">
            <text:p>&lt;a href="#"&gt;&lt;img src="https://raw.githubusercontent.com/StorageB/icons/main/GNOME46Adwaita/dark/mail-message-new-symbolic.svg" width="22" alt="mail-message-new-symbolic"&gt;&lt;/a&gt;&amp;nbsp; &amp;nbsp; mail-message-new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il-reply-all-rtl-symbolic.svg</text:p>
          </table:table-cell>
          <table:table-cell office:value-type="string" calcext:value-type="string">
            <text:p>mail-reply-all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0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00] &amp; CHAR(34) &amp; &quot;&gt;&quot; &amp; &#10;&quot;&lt;img alt=&quot; &amp; CHAR(34) &amp; [.B10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0] &amp; &quot;&lt;br&gt;&quot;" office:value-type="string" office:string-value="&lt;picture&gt;&lt;source media=&quot;(prefers-color-scheme: dark)&quot; srcset=&quot;https://github.com/StorageB/icons/blob/main/GNOME48Adwaita/light/mail-reply-all-rtl-symbolic.svg&quot;&gt;&lt;source media=&quot;(prefers-color-scheme: light)&quot; srcset=&quot;https://github.com/StorageB/icons/blob/main/GNOME48Adwaita/dark/mail-reply-all-rtl-symbolic.svg&quot;&gt;&lt;img alt=&quot;mail-reply-all-rtl-symbolic&quot; src=&quot;https://user-images.githubusercontent.com/25423296/163456779-a8556205-d0a5-45e2-ac17-42d089e3c3f8.png&quot;&gt;&lt;/picture&gt; &amp;nbsp; &amp;nbsp;mail-reply-all-rtl-symbolic&lt;br&gt;" calcext:value-type="string">
            <text:p>&lt;picture&gt;&lt;source media="(prefers-color-scheme: dark)" srcset="https://github.com/StorageB/icons/blob/main/GNOME48Adwaita/light/mail-reply-all-rtl-symbolic.svg"&gt;&lt;source media="(prefers-color-scheme: light)" srcset="https://github.com/StorageB/icons/blob/main/GNOME48Adwaita/dark/mail-reply-all-rtl-symbolic.svg"&gt;&lt;img alt="mail-reply-all-rtl-symbolic" src="https://user-images.githubusercontent.com/25423296/163456779-a8556205-d0a5-45e2-ac17-42d089e3c3f8.png"&gt;&lt;/picture&gt; &amp;nbsp; &amp;nbsp;mail-reply-all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00] &amp; CHAR(34) &amp;  &#10;&quot; width=&quot; &amp; CHAR(34) &amp; &quot;22&quot; &amp; CHAR(34) &amp; &quot; alt=&quot; &amp; CHAR(34) &amp; [.B100] &amp; CHAR(34) &amp; &quot;&gt;&lt;/a&gt;&quot; &amp; &#10;&quot;&amp;nbsp; &amp;nbsp; &quot; &amp; [.B100] &amp; &quot;&lt;br&gt;&quot;" office:value-type="string" office:string-value="&lt;a href=&quot;#&quot;&gt;&lt;img src=&quot;https://raw.githubusercontent.com/StorageB/icons/main/GNOME46Adwaita/light/mail-reply-all-rtl-symbolic.svg&quot; width=&quot;22&quot; alt=&quot;mail-reply-all-rtl-symbolic&quot;&gt;&lt;/a&gt;&amp;nbsp; &amp;nbsp; mail-reply-all-rtl-symbolic&lt;br&gt;" calcext:value-type="string">
            <text:p>&lt;a href="#"&gt;&lt;img src="https://raw.githubusercontent.com/StorageB/icons/main/GNOME46Adwaita/light/mail-reply-all-rtl-symbolic.svg" width="22" alt="mail-reply-all-rtl-symbolic"&gt;&lt;/a&gt;&amp;nbsp; &amp;nbsp; mail-reply-all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00] &amp; CHAR(34) &amp;   &#10;&quot; width=&quot; &amp; CHAR(34) &amp; &quot;22&quot; &amp; CHAR(34) &amp; &quot; alt=&quot; &amp; CHAR(34) &amp; [.B100] &amp; CHAR(34) &amp; &quot;&gt;&lt;/a&gt;&quot; &amp;  &#10;&quot;&amp;nbsp; &amp;nbsp; &quot; &amp; [.B100] &amp; &quot;&lt;br&gt;&quot;" office:value-type="string" office:string-value="&lt;a href=&quot;#&quot;&gt;&lt;img src=&quot;https://raw.githubusercontent.com/StorageB/icons/main/GNOME46Adwaita/dark/mail-reply-all-rtl-symbolic.svg&quot; width=&quot;22&quot; alt=&quot;mail-reply-all-rtl-symbolic&quot;&gt;&lt;/a&gt;&amp;nbsp; &amp;nbsp; mail-reply-all-rtl-symbolic&lt;br&gt;" calcext:value-type="string">
            <text:p>&lt;a href="#"&gt;&lt;img src="https://raw.githubusercontent.com/StorageB/icons/main/GNOME46Adwaita/dark/mail-reply-all-rtl-symbolic.svg" width="22" alt="mail-reply-all-rtl-symbolic"&gt;&lt;/a&gt;&amp;nbsp; &amp;nbsp; mail-reply-all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il-reply-all-symbolic-rtl.svg</text:p>
          </table:table-cell>
          <table:table-cell office:value-type="string" calcext:value-type="string">
            <text:p>mail-reply-all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0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01] &amp; CHAR(34) &amp; &quot;&gt;&quot; &amp; &#10;&quot;&lt;img alt=&quot; &amp; CHAR(34) &amp; [.B10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1] &amp; &quot;&lt;br&gt;&quot;" office:value-type="string" office:string-value="&lt;picture&gt;&lt;source media=&quot;(prefers-color-scheme: dark)&quot; srcset=&quot;https://github.com/StorageB/icons/blob/main/GNOME48Adwaita/light/mail-reply-all-symbolic-rtl.svg&quot;&gt;&lt;source media=&quot;(prefers-color-scheme: light)&quot; srcset=&quot;https://github.com/StorageB/icons/blob/main/GNOME48Adwaita/dark/mail-reply-all-symbolic-rtl.svg&quot;&gt;&lt;img alt=&quot;mail-reply-all-symbolic-rtl&quot; src=&quot;https://user-images.githubusercontent.com/25423296/163456779-a8556205-d0a5-45e2-ac17-42d089e3c3f8.png&quot;&gt;&lt;/picture&gt; &amp;nbsp; &amp;nbsp;mail-reply-all-symbolic-rtl&lt;br&gt;" calcext:value-type="string">
            <text:p>&lt;picture&gt;&lt;source media="(prefers-color-scheme: dark)" srcset="https://github.com/StorageB/icons/blob/main/GNOME48Adwaita/light/mail-reply-all-symbolic-rtl.svg"&gt;&lt;source media="(prefers-color-scheme: light)" srcset="https://github.com/StorageB/icons/blob/main/GNOME48Adwaita/dark/mail-reply-all-symbolic-rtl.svg"&gt;&lt;img alt="mail-reply-all-symbolic-rtl" src="https://user-images.githubusercontent.com/25423296/163456779-a8556205-d0a5-45e2-ac17-42d089e3c3f8.png"&gt;&lt;/picture&gt; &amp;nbsp; &amp;nbsp;mail-reply-all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01] &amp; CHAR(34) &amp;  &#10;&quot; width=&quot; &amp; CHAR(34) &amp; &quot;22&quot; &amp; CHAR(34) &amp; &quot; alt=&quot; &amp; CHAR(34) &amp; [.B101] &amp; CHAR(34) &amp; &quot;&gt;&lt;/a&gt;&quot; &amp; &#10;&quot;&amp;nbsp; &amp;nbsp; &quot; &amp; [.B101] &amp; &quot;&lt;br&gt;&quot;" office:value-type="string" office:string-value="&lt;a href=&quot;#&quot;&gt;&lt;img src=&quot;https://raw.githubusercontent.com/StorageB/icons/main/GNOME46Adwaita/light/mail-reply-all-symbolic-rtl.svg&quot; width=&quot;22&quot; alt=&quot;mail-reply-all-symbolic-rtl&quot;&gt;&lt;/a&gt;&amp;nbsp; &amp;nbsp; mail-reply-all-symbolic-rtl&lt;br&gt;" calcext:value-type="string">
            <text:p>&lt;a href="#"&gt;&lt;img src="https://raw.githubusercontent.com/StorageB/icons/main/GNOME46Adwaita/light/mail-reply-all-symbolic-rtl.svg" width="22" alt="mail-reply-all-symbolic-rtl"&gt;&lt;/a&gt;&amp;nbsp; &amp;nbsp; mail-reply-all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01] &amp; CHAR(34) &amp;   &#10;&quot; width=&quot; &amp; CHAR(34) &amp; &quot;22&quot; &amp; CHAR(34) &amp; &quot; alt=&quot; &amp; CHAR(34) &amp; [.B101] &amp; CHAR(34) &amp; &quot;&gt;&lt;/a&gt;&quot; &amp;  &#10;&quot;&amp;nbsp; &amp;nbsp; &quot; &amp; [.B101] &amp; &quot;&lt;br&gt;&quot;" office:value-type="string" office:string-value="&lt;a href=&quot;#&quot;&gt;&lt;img src=&quot;https://raw.githubusercontent.com/StorageB/icons/main/GNOME46Adwaita/dark/mail-reply-all-symbolic-rtl.svg&quot; width=&quot;22&quot; alt=&quot;mail-reply-all-symbolic-rtl&quot;&gt;&lt;/a&gt;&amp;nbsp; &amp;nbsp; mail-reply-all-symbolic-rtl&lt;br&gt;" calcext:value-type="string">
            <text:p>&lt;a href="#"&gt;&lt;img src="https://raw.githubusercontent.com/StorageB/icons/main/GNOME46Adwaita/dark/mail-reply-all-symbolic-rtl.svg" width="22" alt="mail-reply-all-symbolic-rtl"&gt;&lt;/a&gt;&amp;nbsp; &amp;nbsp; mail-reply-all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il-reply-all-symbolic.svg</text:p>
          </table:table-cell>
          <table:table-cell office:value-type="string" calcext:value-type="string">
            <text:p>mail-reply-al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0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02] &amp; CHAR(34) &amp; &quot;&gt;&quot; &amp; &#10;&quot;&lt;img alt=&quot; &amp; CHAR(34) &amp; [.B10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2] &amp; &quot;&lt;br&gt;&quot;" office:value-type="string" office:string-value="&lt;picture&gt;&lt;source media=&quot;(prefers-color-scheme: dark)&quot; srcset=&quot;https://github.com/StorageB/icons/blob/main/GNOME48Adwaita/light/mail-reply-all-symbolic.svg&quot;&gt;&lt;source media=&quot;(prefers-color-scheme: light)&quot; srcset=&quot;https://github.com/StorageB/icons/blob/main/GNOME48Adwaita/dark/mail-reply-all-symbolic.svg&quot;&gt;&lt;img alt=&quot;mail-reply-all-symbolic&quot; src=&quot;https://user-images.githubusercontent.com/25423296/163456779-a8556205-d0a5-45e2-ac17-42d089e3c3f8.png&quot;&gt;&lt;/picture&gt; &amp;nbsp; &amp;nbsp;mail-reply-all-symbolic&lt;br&gt;" calcext:value-type="string">
            <text:p>&lt;picture&gt;&lt;source media="(prefers-color-scheme: dark)" srcset="https://github.com/StorageB/icons/blob/main/GNOME48Adwaita/light/mail-reply-all-symbolic.svg"&gt;&lt;source media="(prefers-color-scheme: light)" srcset="https://github.com/StorageB/icons/blob/main/GNOME48Adwaita/dark/mail-reply-all-symbolic.svg"&gt;&lt;img alt="mail-reply-all-symbolic" src="https://user-images.githubusercontent.com/25423296/163456779-a8556205-d0a5-45e2-ac17-42d089e3c3f8.png"&gt;&lt;/picture&gt; &amp;nbsp; &amp;nbsp;mail-reply-al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02] &amp; CHAR(34) &amp;  &#10;&quot; width=&quot; &amp; CHAR(34) &amp; &quot;22&quot; &amp; CHAR(34) &amp; &quot; alt=&quot; &amp; CHAR(34) &amp; [.B102] &amp; CHAR(34) &amp; &quot;&gt;&lt;/a&gt;&quot; &amp; &#10;&quot;&amp;nbsp; &amp;nbsp; &quot; &amp; [.B102] &amp; &quot;&lt;br&gt;&quot;" office:value-type="string" office:string-value="&lt;a href=&quot;#&quot;&gt;&lt;img src=&quot;https://raw.githubusercontent.com/StorageB/icons/main/GNOME46Adwaita/light/mail-reply-all-symbolic.svg&quot; width=&quot;22&quot; alt=&quot;mail-reply-all-symbolic&quot;&gt;&lt;/a&gt;&amp;nbsp; &amp;nbsp; mail-reply-all-symbolic&lt;br&gt;" calcext:value-type="string">
            <text:p>&lt;a href="#"&gt;&lt;img src="https://raw.githubusercontent.com/StorageB/icons/main/GNOME46Adwaita/light/mail-reply-all-symbolic.svg" width="22" alt="mail-reply-all-symbolic"&gt;&lt;/a&gt;&amp;nbsp; &amp;nbsp; mail-reply-al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02] &amp; CHAR(34) &amp;   &#10;&quot; width=&quot; &amp; CHAR(34) &amp; &quot;22&quot; &amp; CHAR(34) &amp; &quot; alt=&quot; &amp; CHAR(34) &amp; [.B102] &amp; CHAR(34) &amp; &quot;&gt;&lt;/a&gt;&quot; &amp;  &#10;&quot;&amp;nbsp; &amp;nbsp; &quot; &amp; [.B102] &amp; &quot;&lt;br&gt;&quot;" office:value-type="string" office:string-value="&lt;a href=&quot;#&quot;&gt;&lt;img src=&quot;https://raw.githubusercontent.com/StorageB/icons/main/GNOME46Adwaita/dark/mail-reply-all-symbolic.svg&quot; width=&quot;22&quot; alt=&quot;mail-reply-all-symbolic&quot;&gt;&lt;/a&gt;&amp;nbsp; &amp;nbsp; mail-reply-all-symbolic&lt;br&gt;" calcext:value-type="string">
            <text:p>&lt;a href="#"&gt;&lt;img src="https://raw.githubusercontent.com/StorageB/icons/main/GNOME46Adwaita/dark/mail-reply-all-symbolic.svg" width="22" alt="mail-reply-all-symbolic"&gt;&lt;/a&gt;&amp;nbsp; &amp;nbsp; mail-reply-al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il-reply-sender-symbolic-rtl.svg</text:p>
          </table:table-cell>
          <table:table-cell office:value-type="string" calcext:value-type="string">
            <text:p>mail-reply-sender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0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03] &amp; CHAR(34) &amp; &quot;&gt;&quot; &amp; &#10;&quot;&lt;img alt=&quot; &amp; CHAR(34) &amp; [.B10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3] &amp; &quot;&lt;br&gt;&quot;" office:value-type="string" office:string-value="&lt;picture&gt;&lt;source media=&quot;(prefers-color-scheme: dark)&quot; srcset=&quot;https://github.com/StorageB/icons/blob/main/GNOME48Adwaita/light/mail-reply-sender-symbolic-rtl.svg&quot;&gt;&lt;source media=&quot;(prefers-color-scheme: light)&quot; srcset=&quot;https://github.com/StorageB/icons/blob/main/GNOME48Adwaita/dark/mail-reply-sender-symbolic-rtl.svg&quot;&gt;&lt;img alt=&quot;mail-reply-sender-symbolic-rtl&quot; src=&quot;https://user-images.githubusercontent.com/25423296/163456779-a8556205-d0a5-45e2-ac17-42d089e3c3f8.png&quot;&gt;&lt;/picture&gt; &amp;nbsp; &amp;nbsp;mail-reply-sender-symbolic-rtl&lt;br&gt;" calcext:value-type="string">
            <text:p>&lt;picture&gt;&lt;source media="(prefers-color-scheme: dark)" srcset="https://github.com/StorageB/icons/blob/main/GNOME48Adwaita/light/mail-reply-sender-symbolic-rtl.svg"&gt;&lt;source media="(prefers-color-scheme: light)" srcset="https://github.com/StorageB/icons/blob/main/GNOME48Adwaita/dark/mail-reply-sender-symbolic-rtl.svg"&gt;&lt;img alt="mail-reply-sender-symbolic-rtl" src="https://user-images.githubusercontent.com/25423296/163456779-a8556205-d0a5-45e2-ac17-42d089e3c3f8.png"&gt;&lt;/picture&gt; &amp;nbsp; &amp;nbsp;mail-reply-sender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03] &amp; CHAR(34) &amp;  &#10;&quot; width=&quot; &amp; CHAR(34) &amp; &quot;22&quot; &amp; CHAR(34) &amp; &quot; alt=&quot; &amp; CHAR(34) &amp; [.B103] &amp; CHAR(34) &amp; &quot;&gt;&lt;/a&gt;&quot; &amp; &#10;&quot;&amp;nbsp; &amp;nbsp; &quot; &amp; [.B103] &amp; &quot;&lt;br&gt;&quot;" office:value-type="string" office:string-value="&lt;a href=&quot;#&quot;&gt;&lt;img src=&quot;https://raw.githubusercontent.com/StorageB/icons/main/GNOME46Adwaita/light/mail-reply-sender-symbolic-rtl.svg&quot; width=&quot;22&quot; alt=&quot;mail-reply-sender-symbolic-rtl&quot;&gt;&lt;/a&gt;&amp;nbsp; &amp;nbsp; mail-reply-sender-symbolic-rtl&lt;br&gt;" calcext:value-type="string">
            <text:p>&lt;a href="#"&gt;&lt;img src="https://raw.githubusercontent.com/StorageB/icons/main/GNOME46Adwaita/light/mail-reply-sender-symbolic-rtl.svg" width="22" alt="mail-reply-sender-symbolic-rtl"&gt;&lt;/a&gt;&amp;nbsp; &amp;nbsp; mail-reply-sender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03] &amp; CHAR(34) &amp;   &#10;&quot; width=&quot; &amp; CHAR(34) &amp; &quot;22&quot; &amp; CHAR(34) &amp; &quot; alt=&quot; &amp; CHAR(34) &amp; [.B103] &amp; CHAR(34) &amp; &quot;&gt;&lt;/a&gt;&quot; &amp;  &#10;&quot;&amp;nbsp; &amp;nbsp; &quot; &amp; [.B103] &amp; &quot;&lt;br&gt;&quot;" office:value-type="string" office:string-value="&lt;a href=&quot;#&quot;&gt;&lt;img src=&quot;https://raw.githubusercontent.com/StorageB/icons/main/GNOME46Adwaita/dark/mail-reply-sender-symbolic-rtl.svg&quot; width=&quot;22&quot; alt=&quot;mail-reply-sender-symbolic-rtl&quot;&gt;&lt;/a&gt;&amp;nbsp; &amp;nbsp; mail-reply-sender-symbolic-rtl&lt;br&gt;" calcext:value-type="string">
            <text:p>&lt;a href="#"&gt;&lt;img src="https://raw.githubusercontent.com/StorageB/icons/main/GNOME46Adwaita/dark/mail-reply-sender-symbolic-rtl.svg" width="22" alt="mail-reply-sender-symbolic-rtl"&gt;&lt;/a&gt;&amp;nbsp; &amp;nbsp; mail-reply-sender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il-reply-sender-symbolic.svg</text:p>
          </table:table-cell>
          <table:table-cell office:value-type="string" calcext:value-type="string">
            <text:p>mail-reply-send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0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04] &amp; CHAR(34) &amp; &quot;&gt;&quot; &amp; &#10;&quot;&lt;img alt=&quot; &amp; CHAR(34) &amp; [.B10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4] &amp; &quot;&lt;br&gt;&quot;" office:value-type="string" office:string-value="&lt;picture&gt;&lt;source media=&quot;(prefers-color-scheme: dark)&quot; srcset=&quot;https://github.com/StorageB/icons/blob/main/GNOME48Adwaita/light/mail-reply-sender-symbolic.svg&quot;&gt;&lt;source media=&quot;(prefers-color-scheme: light)&quot; srcset=&quot;https://github.com/StorageB/icons/blob/main/GNOME48Adwaita/dark/mail-reply-sender-symbolic.svg&quot;&gt;&lt;img alt=&quot;mail-reply-sender-symbolic&quot; src=&quot;https://user-images.githubusercontent.com/25423296/163456779-a8556205-d0a5-45e2-ac17-42d089e3c3f8.png&quot;&gt;&lt;/picture&gt; &amp;nbsp; &amp;nbsp;mail-reply-sender-symbolic&lt;br&gt;" calcext:value-type="string">
            <text:p>&lt;picture&gt;&lt;source media="(prefers-color-scheme: dark)" srcset="https://github.com/StorageB/icons/blob/main/GNOME48Adwaita/light/mail-reply-sender-symbolic.svg"&gt;&lt;source media="(prefers-color-scheme: light)" srcset="https://github.com/StorageB/icons/blob/main/GNOME48Adwaita/dark/mail-reply-sender-symbolic.svg"&gt;&lt;img alt="mail-reply-sender-symbolic" src="https://user-images.githubusercontent.com/25423296/163456779-a8556205-d0a5-45e2-ac17-42d089e3c3f8.png"&gt;&lt;/picture&gt; &amp;nbsp; &amp;nbsp;mail-reply-sende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04] &amp; CHAR(34) &amp;  &#10;&quot; width=&quot; &amp; CHAR(34) &amp; &quot;22&quot; &amp; CHAR(34) &amp; &quot; alt=&quot; &amp; CHAR(34) &amp; [.B104] &amp; CHAR(34) &amp; &quot;&gt;&lt;/a&gt;&quot; &amp; &#10;&quot;&amp;nbsp; &amp;nbsp; &quot; &amp; [.B104] &amp; &quot;&lt;br&gt;&quot;" office:value-type="string" office:string-value="&lt;a href=&quot;#&quot;&gt;&lt;img src=&quot;https://raw.githubusercontent.com/StorageB/icons/main/GNOME46Adwaita/light/mail-reply-sender-symbolic.svg&quot; width=&quot;22&quot; alt=&quot;mail-reply-sender-symbolic&quot;&gt;&lt;/a&gt;&amp;nbsp; &amp;nbsp; mail-reply-sender-symbolic&lt;br&gt;" calcext:value-type="string">
            <text:p>&lt;a href="#"&gt;&lt;img src="https://raw.githubusercontent.com/StorageB/icons/main/GNOME46Adwaita/light/mail-reply-sender-symbolic.svg" width="22" alt="mail-reply-sender-symbolic"&gt;&lt;/a&gt;&amp;nbsp; &amp;nbsp; mail-reply-sende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04] &amp; CHAR(34) &amp;   &#10;&quot; width=&quot; &amp; CHAR(34) &amp; &quot;22&quot; &amp; CHAR(34) &amp; &quot; alt=&quot; &amp; CHAR(34) &amp; [.B104] &amp; CHAR(34) &amp; &quot;&gt;&lt;/a&gt;&quot; &amp;  &#10;&quot;&amp;nbsp; &amp;nbsp; &quot; &amp; [.B104] &amp; &quot;&lt;br&gt;&quot;" office:value-type="string" office:string-value="&lt;a href=&quot;#&quot;&gt;&lt;img src=&quot;https://raw.githubusercontent.com/StorageB/icons/main/GNOME46Adwaita/dark/mail-reply-sender-symbolic.svg&quot; width=&quot;22&quot; alt=&quot;mail-reply-sender-symbolic&quot;&gt;&lt;/a&gt;&amp;nbsp; &amp;nbsp; mail-reply-sender-symbolic&lt;br&gt;" calcext:value-type="string">
            <text:p>&lt;a href="#"&gt;&lt;img src="https://raw.githubusercontent.com/StorageB/icons/main/GNOME46Adwaita/dark/mail-reply-sender-symbolic.svg" width="22" alt="mail-reply-sender-symbolic"&gt;&lt;/a&gt;&amp;nbsp; &amp;nbsp; mail-reply-sende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il-send-receive-symbolic.svg</text:p>
          </table:table-cell>
          <table:table-cell office:value-type="string" calcext:value-type="string">
            <text:p>mail-send-receiv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0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05] &amp; CHAR(34) &amp; &quot;&gt;&quot; &amp; &#10;&quot;&lt;img alt=&quot; &amp; CHAR(34) &amp; [.B10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5] &amp; &quot;&lt;br&gt;&quot;" office:value-type="string" office:string-value="&lt;picture&gt;&lt;source media=&quot;(prefers-color-scheme: dark)&quot; srcset=&quot;https://github.com/StorageB/icons/blob/main/GNOME48Adwaita/light/mail-send-receive-symbolic.svg&quot;&gt;&lt;source media=&quot;(prefers-color-scheme: light)&quot; srcset=&quot;https://github.com/StorageB/icons/blob/main/GNOME48Adwaita/dark/mail-send-receive-symbolic.svg&quot;&gt;&lt;img alt=&quot;mail-send-receive-symbolic&quot; src=&quot;https://user-images.githubusercontent.com/25423296/163456779-a8556205-d0a5-45e2-ac17-42d089e3c3f8.png&quot;&gt;&lt;/picture&gt; &amp;nbsp; &amp;nbsp;mail-send-receive-symbolic&lt;br&gt;" calcext:value-type="string">
            <text:p>&lt;picture&gt;&lt;source media="(prefers-color-scheme: dark)" srcset="https://github.com/StorageB/icons/blob/main/GNOME48Adwaita/light/mail-send-receive-symbolic.svg"&gt;&lt;source media="(prefers-color-scheme: light)" srcset="https://github.com/StorageB/icons/blob/main/GNOME48Adwaita/dark/mail-send-receive-symbolic.svg"&gt;&lt;img alt="mail-send-receive-symbolic" src="https://user-images.githubusercontent.com/25423296/163456779-a8556205-d0a5-45e2-ac17-42d089e3c3f8.png"&gt;&lt;/picture&gt; &amp;nbsp; &amp;nbsp;mail-send-receiv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05] &amp; CHAR(34) &amp;  &#10;&quot; width=&quot; &amp; CHAR(34) &amp; &quot;22&quot; &amp; CHAR(34) &amp; &quot; alt=&quot; &amp; CHAR(34) &amp; [.B105] &amp; CHAR(34) &amp; &quot;&gt;&lt;/a&gt;&quot; &amp; &#10;&quot;&amp;nbsp; &amp;nbsp; &quot; &amp; [.B105] &amp; &quot;&lt;br&gt;&quot;" office:value-type="string" office:string-value="&lt;a href=&quot;#&quot;&gt;&lt;img src=&quot;https://raw.githubusercontent.com/StorageB/icons/main/GNOME46Adwaita/light/mail-send-receive-symbolic.svg&quot; width=&quot;22&quot; alt=&quot;mail-send-receive-symbolic&quot;&gt;&lt;/a&gt;&amp;nbsp; &amp;nbsp; mail-send-receive-symbolic&lt;br&gt;" calcext:value-type="string">
            <text:p>&lt;a href="#"&gt;&lt;img src="https://raw.githubusercontent.com/StorageB/icons/main/GNOME46Adwaita/light/mail-send-receive-symbolic.svg" width="22" alt="mail-send-receive-symbolic"&gt;&lt;/a&gt;&amp;nbsp; &amp;nbsp; mail-send-receiv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05] &amp; CHAR(34) &amp;   &#10;&quot; width=&quot; &amp; CHAR(34) &amp; &quot;22&quot; &amp; CHAR(34) &amp; &quot; alt=&quot; &amp; CHAR(34) &amp; [.B105] &amp; CHAR(34) &amp; &quot;&gt;&lt;/a&gt;&quot; &amp;  &#10;&quot;&amp;nbsp; &amp;nbsp; &quot; &amp; [.B105] &amp; &quot;&lt;br&gt;&quot;" office:value-type="string" office:string-value="&lt;a href=&quot;#&quot;&gt;&lt;img src=&quot;https://raw.githubusercontent.com/StorageB/icons/main/GNOME46Adwaita/dark/mail-send-receive-symbolic.svg&quot; width=&quot;22&quot; alt=&quot;mail-send-receive-symbolic&quot;&gt;&lt;/a&gt;&amp;nbsp; &amp;nbsp; mail-send-receive-symbolic&lt;br&gt;" calcext:value-type="string">
            <text:p>&lt;a href="#"&gt;&lt;img src="https://raw.githubusercontent.com/StorageB/icons/main/GNOME46Adwaita/dark/mail-send-receive-symbolic.svg" width="22" alt="mail-send-receive-symbolic"&gt;&lt;/a&gt;&amp;nbsp; &amp;nbsp; mail-send-receiv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il-send-symbolic.svg</text:p>
          </table:table-cell>
          <table:table-cell office:value-type="string" calcext:value-type="string">
            <text:p>mail-sen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0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06] &amp; CHAR(34) &amp; &quot;&gt;&quot; &amp; &#10;&quot;&lt;img alt=&quot; &amp; CHAR(34) &amp; [.B10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6] &amp; &quot;&lt;br&gt;&quot;" office:value-type="string" office:string-value="&lt;picture&gt;&lt;source media=&quot;(prefers-color-scheme: dark)&quot; srcset=&quot;https://github.com/StorageB/icons/blob/main/GNOME48Adwaita/light/mail-send-symbolic.svg&quot;&gt;&lt;source media=&quot;(prefers-color-scheme: light)&quot; srcset=&quot;https://github.com/StorageB/icons/blob/main/GNOME48Adwaita/dark/mail-send-symbolic.svg&quot;&gt;&lt;img alt=&quot;mail-send-symbolic&quot; src=&quot;https://user-images.githubusercontent.com/25423296/163456779-a8556205-d0a5-45e2-ac17-42d089e3c3f8.png&quot;&gt;&lt;/picture&gt; &amp;nbsp; &amp;nbsp;mail-send-symbolic&lt;br&gt;" calcext:value-type="string">
            <text:p>&lt;picture&gt;&lt;source media="(prefers-color-scheme: dark)" srcset="https://github.com/StorageB/icons/blob/main/GNOME48Adwaita/light/mail-send-symbolic.svg"&gt;&lt;source media="(prefers-color-scheme: light)" srcset="https://github.com/StorageB/icons/blob/main/GNOME48Adwaita/dark/mail-send-symbolic.svg"&gt;&lt;img alt="mail-send-symbolic" src="https://user-images.githubusercontent.com/25423296/163456779-a8556205-d0a5-45e2-ac17-42d089e3c3f8.png"&gt;&lt;/picture&gt; &amp;nbsp; &amp;nbsp;mail-sen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06] &amp; CHAR(34) &amp;  &#10;&quot; width=&quot; &amp; CHAR(34) &amp; &quot;22&quot; &amp; CHAR(34) &amp; &quot; alt=&quot; &amp; CHAR(34) &amp; [.B106] &amp; CHAR(34) &amp; &quot;&gt;&lt;/a&gt;&quot; &amp; &#10;&quot;&amp;nbsp; &amp;nbsp; &quot; &amp; [.B106] &amp; &quot;&lt;br&gt;&quot;" office:value-type="string" office:string-value="&lt;a href=&quot;#&quot;&gt;&lt;img src=&quot;https://raw.githubusercontent.com/StorageB/icons/main/GNOME46Adwaita/light/mail-send-symbolic.svg&quot; width=&quot;22&quot; alt=&quot;mail-send-symbolic&quot;&gt;&lt;/a&gt;&amp;nbsp; &amp;nbsp; mail-send-symbolic&lt;br&gt;" calcext:value-type="string">
            <text:p>&lt;a href="#"&gt;&lt;img src="https://raw.githubusercontent.com/StorageB/icons/main/GNOME46Adwaita/light/mail-send-symbolic.svg" width="22" alt="mail-send-symbolic"&gt;&lt;/a&gt;&amp;nbsp; &amp;nbsp; mail-sen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06] &amp; CHAR(34) &amp;   &#10;&quot; width=&quot; &amp; CHAR(34) &amp; &quot;22&quot; &amp; CHAR(34) &amp; &quot; alt=&quot; &amp; CHAR(34) &amp; [.B106] &amp; CHAR(34) &amp; &quot;&gt;&lt;/a&gt;&quot; &amp;  &#10;&quot;&amp;nbsp; &amp;nbsp; &quot; &amp; [.B106] &amp; &quot;&lt;br&gt;&quot;" office:value-type="string" office:string-value="&lt;a href=&quot;#&quot;&gt;&lt;img src=&quot;https://raw.githubusercontent.com/StorageB/icons/main/GNOME46Adwaita/dark/mail-send-symbolic.svg&quot; width=&quot;22&quot; alt=&quot;mail-send-symbolic&quot;&gt;&lt;/a&gt;&amp;nbsp; &amp;nbsp; mail-send-symbolic&lt;br&gt;" calcext:value-type="string">
            <text:p>&lt;a href="#"&gt;&lt;img src="https://raw.githubusercontent.com/StorageB/icons/main/GNOME46Adwaita/dark/mail-send-symbolic.svg" width="22" alt="mail-send-symbolic"&gt;&lt;/a&gt;&amp;nbsp; &amp;nbsp; mail-sen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rk-location-symbolic.svg</text:p>
          </table:table-cell>
          <table:table-cell office:value-type="string" calcext:value-type="string">
            <text:p>mark-locatio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0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07] &amp; CHAR(34) &amp; &quot;&gt;&quot; &amp; &#10;&quot;&lt;img alt=&quot; &amp; CHAR(34) &amp; [.B10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7] &amp; &quot;&lt;br&gt;&quot;" office:value-type="string" office:string-value="&lt;picture&gt;&lt;source media=&quot;(prefers-color-scheme: dark)&quot; srcset=&quot;https://github.com/StorageB/icons/blob/main/GNOME48Adwaita/light/mark-location-symbolic.svg&quot;&gt;&lt;source media=&quot;(prefers-color-scheme: light)&quot; srcset=&quot;https://github.com/StorageB/icons/blob/main/GNOME48Adwaita/dark/mark-location-symbolic.svg&quot;&gt;&lt;img alt=&quot;mark-location-symbolic&quot; src=&quot;https://user-images.githubusercontent.com/25423296/163456779-a8556205-d0a5-45e2-ac17-42d089e3c3f8.png&quot;&gt;&lt;/picture&gt; &amp;nbsp; &amp;nbsp;mark-location-symbolic&lt;br&gt;" calcext:value-type="string">
            <text:p>&lt;picture&gt;&lt;source media="(prefers-color-scheme: dark)" srcset="https://github.com/StorageB/icons/blob/main/GNOME48Adwaita/light/mark-location-symbolic.svg"&gt;&lt;source media="(prefers-color-scheme: light)" srcset="https://github.com/StorageB/icons/blob/main/GNOME48Adwaita/dark/mark-location-symbolic.svg"&gt;&lt;img alt="mark-location-symbolic" src="https://user-images.githubusercontent.com/25423296/163456779-a8556205-d0a5-45e2-ac17-42d089e3c3f8.png"&gt;&lt;/picture&gt; &amp;nbsp; &amp;nbsp;mark-location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07] &amp; CHAR(34) &amp;  &#10;&quot; width=&quot; &amp; CHAR(34) &amp; &quot;22&quot; &amp; CHAR(34) &amp; &quot; alt=&quot; &amp; CHAR(34) &amp; [.B107] &amp; CHAR(34) &amp; &quot;&gt;&lt;/a&gt;&quot; &amp; &#10;&quot;&amp;nbsp; &amp;nbsp; &quot; &amp; [.B107] &amp; &quot;&lt;br&gt;&quot;" office:value-type="string" office:string-value="&lt;a href=&quot;#&quot;&gt;&lt;img src=&quot;https://raw.githubusercontent.com/StorageB/icons/main/GNOME46Adwaita/light/mark-location-symbolic.svg&quot; width=&quot;22&quot; alt=&quot;mark-location-symbolic&quot;&gt;&lt;/a&gt;&amp;nbsp; &amp;nbsp; mark-location-symbolic&lt;br&gt;" calcext:value-type="string">
            <text:p>&lt;a href="#"&gt;&lt;img src="https://raw.githubusercontent.com/StorageB/icons/main/GNOME46Adwaita/light/mark-location-symbolic.svg" width="22" alt="mark-location-symbolic"&gt;&lt;/a&gt;&amp;nbsp; &amp;nbsp; mark-location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07] &amp; CHAR(34) &amp;   &#10;&quot; width=&quot; &amp; CHAR(34) &amp; &quot;22&quot; &amp; CHAR(34) &amp; &quot; alt=&quot; &amp; CHAR(34) &amp; [.B107] &amp; CHAR(34) &amp; &quot;&gt;&lt;/a&gt;&quot; &amp;  &#10;&quot;&amp;nbsp; &amp;nbsp; &quot; &amp; [.B107] &amp; &quot;&lt;br&gt;&quot;" office:value-type="string" office:string-value="&lt;a href=&quot;#&quot;&gt;&lt;img src=&quot;https://raw.githubusercontent.com/StorageB/icons/main/GNOME46Adwaita/dark/mark-location-symbolic.svg&quot; width=&quot;22&quot; alt=&quot;mark-location-symbolic&quot;&gt;&lt;/a&gt;&amp;nbsp; &amp;nbsp; mark-location-symbolic&lt;br&gt;" calcext:value-type="string">
            <text:p>&lt;a href="#"&gt;&lt;img src="https://raw.githubusercontent.com/StorageB/icons/main/GNOME46Adwaita/dark/mark-location-symbolic.svg" width="22" alt="mark-location-symbolic"&gt;&lt;/a&gt;&amp;nbsp; &amp;nbsp; mark-location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a-eject-symbolic.svg</text:p>
          </table:table-cell>
          <table:table-cell office:value-type="string" calcext:value-type="string">
            <text:p>media-ejec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0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08] &amp; CHAR(34) &amp; &quot;&gt;&quot; &amp; &#10;&quot;&lt;img alt=&quot; &amp; CHAR(34) &amp; [.B10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8] &amp; &quot;&lt;br&gt;&quot;" office:value-type="string" office:string-value="&lt;picture&gt;&lt;source media=&quot;(prefers-color-scheme: dark)&quot; srcset=&quot;https://github.com/StorageB/icons/blob/main/GNOME48Adwaita/light/media-eject-symbolic.svg&quot;&gt;&lt;source media=&quot;(prefers-color-scheme: light)&quot; srcset=&quot;https://github.com/StorageB/icons/blob/main/GNOME48Adwaita/dark/media-eject-symbolic.svg&quot;&gt;&lt;img alt=&quot;media-eject-symbolic&quot; src=&quot;https://user-images.githubusercontent.com/25423296/163456779-a8556205-d0a5-45e2-ac17-42d089e3c3f8.png&quot;&gt;&lt;/picture&gt; &amp;nbsp; &amp;nbsp;media-eject-symbolic&lt;br&gt;" calcext:value-type="string">
            <text:p>&lt;picture&gt;&lt;source media="(prefers-color-scheme: dark)" srcset="https://github.com/StorageB/icons/blob/main/GNOME48Adwaita/light/media-eject-symbolic.svg"&gt;&lt;source media="(prefers-color-scheme: light)" srcset="https://github.com/StorageB/icons/blob/main/GNOME48Adwaita/dark/media-eject-symbolic.svg"&gt;&lt;img alt="media-eject-symbolic" src="https://user-images.githubusercontent.com/25423296/163456779-a8556205-d0a5-45e2-ac17-42d089e3c3f8.png"&gt;&lt;/picture&gt; &amp;nbsp; &amp;nbsp;media-ejec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08] &amp; CHAR(34) &amp;  &#10;&quot; width=&quot; &amp; CHAR(34) &amp; &quot;22&quot; &amp; CHAR(34) &amp; &quot; alt=&quot; &amp; CHAR(34) &amp; [.B108] &amp; CHAR(34) &amp; &quot;&gt;&lt;/a&gt;&quot; &amp; &#10;&quot;&amp;nbsp; &amp;nbsp; &quot; &amp; [.B108] &amp; &quot;&lt;br&gt;&quot;" office:value-type="string" office:string-value="&lt;a href=&quot;#&quot;&gt;&lt;img src=&quot;https://raw.githubusercontent.com/StorageB/icons/main/GNOME46Adwaita/light/media-eject-symbolic.svg&quot; width=&quot;22&quot; alt=&quot;media-eject-symbolic&quot;&gt;&lt;/a&gt;&amp;nbsp; &amp;nbsp; media-eject-symbolic&lt;br&gt;" calcext:value-type="string">
            <text:p>&lt;a href="#"&gt;&lt;img src="https://raw.githubusercontent.com/StorageB/icons/main/GNOME46Adwaita/light/media-eject-symbolic.svg" width="22" alt="media-eject-symbolic"&gt;&lt;/a&gt;&amp;nbsp; &amp;nbsp; media-ejec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08] &amp; CHAR(34) &amp;   &#10;&quot; width=&quot; &amp; CHAR(34) &amp; &quot;22&quot; &amp; CHAR(34) &amp; &quot; alt=&quot; &amp; CHAR(34) &amp; [.B108] &amp; CHAR(34) &amp; &quot;&gt;&lt;/a&gt;&quot; &amp;  &#10;&quot;&amp;nbsp; &amp;nbsp; &quot; &amp; [.B108] &amp; &quot;&lt;br&gt;&quot;" office:value-type="string" office:string-value="&lt;a href=&quot;#&quot;&gt;&lt;img src=&quot;https://raw.githubusercontent.com/StorageB/icons/main/GNOME46Adwaita/dark/media-eject-symbolic.svg&quot; width=&quot;22&quot; alt=&quot;media-eject-symbolic&quot;&gt;&lt;/a&gt;&amp;nbsp; &amp;nbsp; media-eject-symbolic&lt;br&gt;" calcext:value-type="string">
            <text:p>&lt;a href="#"&gt;&lt;img src="https://raw.githubusercontent.com/StorageB/icons/main/GNOME46Adwaita/dark/media-eject-symbolic.svg" width="22" alt="media-eject-symbolic"&gt;&lt;/a&gt;&amp;nbsp; &amp;nbsp; media-ejec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a-playback-pause-symbolic.svg</text:p>
          </table:table-cell>
          <table:table-cell office:value-type="string" calcext:value-type="string">
            <text:p>media-playback-paus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0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09] &amp; CHAR(34) &amp; &quot;&gt;&quot; &amp; &#10;&quot;&lt;img alt=&quot; &amp; CHAR(34) &amp; [.B10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9] &amp; &quot;&lt;br&gt;&quot;" office:value-type="string" office:string-value="&lt;picture&gt;&lt;source media=&quot;(prefers-color-scheme: dark)&quot; srcset=&quot;https://github.com/StorageB/icons/blob/main/GNOME48Adwaita/light/media-playback-pause-symbolic.svg&quot;&gt;&lt;source media=&quot;(prefers-color-scheme: light)&quot; srcset=&quot;https://github.com/StorageB/icons/blob/main/GNOME48Adwaita/dark/media-playback-pause-symbolic.svg&quot;&gt;&lt;img alt=&quot;media-playback-pause-symbolic&quot; src=&quot;https://user-images.githubusercontent.com/25423296/163456779-a8556205-d0a5-45e2-ac17-42d089e3c3f8.png&quot;&gt;&lt;/picture&gt; &amp;nbsp; &amp;nbsp;media-playback-pause-symbolic&lt;br&gt;" calcext:value-type="string">
            <text:p>&lt;picture&gt;&lt;source media="(prefers-color-scheme: dark)" srcset="https://github.com/StorageB/icons/blob/main/GNOME48Adwaita/light/media-playback-pause-symbolic.svg"&gt;&lt;source media="(prefers-color-scheme: light)" srcset="https://github.com/StorageB/icons/blob/main/GNOME48Adwaita/dark/media-playback-pause-symbolic.svg"&gt;&lt;img alt="media-playback-pause-symbolic" src="https://user-images.githubusercontent.com/25423296/163456779-a8556205-d0a5-45e2-ac17-42d089e3c3f8.png"&gt;&lt;/picture&gt; &amp;nbsp; &amp;nbsp;media-playback-paus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09] &amp; CHAR(34) &amp;  &#10;&quot; width=&quot; &amp; CHAR(34) &amp; &quot;22&quot; &amp; CHAR(34) &amp; &quot; alt=&quot; &amp; CHAR(34) &amp; [.B109] &amp; CHAR(34) &amp; &quot;&gt;&lt;/a&gt;&quot; &amp; &#10;&quot;&amp;nbsp; &amp;nbsp; &quot; &amp; [.B109] &amp; &quot;&lt;br&gt;&quot;" office:value-type="string" office:string-value="&lt;a href=&quot;#&quot;&gt;&lt;img src=&quot;https://raw.githubusercontent.com/StorageB/icons/main/GNOME46Adwaita/light/media-playback-pause-symbolic.svg&quot; width=&quot;22&quot; alt=&quot;media-playback-pause-symbolic&quot;&gt;&lt;/a&gt;&amp;nbsp; &amp;nbsp; media-playback-pause-symbolic&lt;br&gt;" calcext:value-type="string">
            <text:p>&lt;a href="#"&gt;&lt;img src="https://raw.githubusercontent.com/StorageB/icons/main/GNOME46Adwaita/light/media-playback-pause-symbolic.svg" width="22" alt="media-playback-pause-symbolic"&gt;&lt;/a&gt;&amp;nbsp; &amp;nbsp; media-playback-paus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09] &amp; CHAR(34) &amp;   &#10;&quot; width=&quot; &amp; CHAR(34) &amp; &quot;22&quot; &amp; CHAR(34) &amp; &quot; alt=&quot; &amp; CHAR(34) &amp; [.B109] &amp; CHAR(34) &amp; &quot;&gt;&lt;/a&gt;&quot; &amp;  &#10;&quot;&amp;nbsp; &amp;nbsp; &quot; &amp; [.B109] &amp; &quot;&lt;br&gt;&quot;" office:value-type="string" office:string-value="&lt;a href=&quot;#&quot;&gt;&lt;img src=&quot;https://raw.githubusercontent.com/StorageB/icons/main/GNOME46Adwaita/dark/media-playback-pause-symbolic.svg&quot; width=&quot;22&quot; alt=&quot;media-playback-pause-symbolic&quot;&gt;&lt;/a&gt;&amp;nbsp; &amp;nbsp; media-playback-pause-symbolic&lt;br&gt;" calcext:value-type="string">
            <text:p>&lt;a href="#"&gt;&lt;img src="https://raw.githubusercontent.com/StorageB/icons/main/GNOME46Adwaita/dark/media-playback-pause-symbolic.svg" width="22" alt="media-playback-pause-symbolic"&gt;&lt;/a&gt;&amp;nbsp; &amp;nbsp; media-playback-paus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a-playback-start-symbolic.svg</text:p>
          </table:table-cell>
          <table:table-cell office:value-type="string" calcext:value-type="string">
            <text:p>media-playback-star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1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10] &amp; CHAR(34) &amp; &quot;&gt;&quot; &amp; &#10;&quot;&lt;img alt=&quot; &amp; CHAR(34) &amp; [.B11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0] &amp; &quot;&lt;br&gt;&quot;" office:value-type="string" office:string-value="&lt;picture&gt;&lt;source media=&quot;(prefers-color-scheme: dark)&quot; srcset=&quot;https://github.com/StorageB/icons/blob/main/GNOME48Adwaita/light/media-playback-start-symbolic.svg&quot;&gt;&lt;source media=&quot;(prefers-color-scheme: light)&quot; srcset=&quot;https://github.com/StorageB/icons/blob/main/GNOME48Adwaita/dark/media-playback-start-symbolic.svg&quot;&gt;&lt;img alt=&quot;media-playback-start-symbolic&quot; src=&quot;https://user-images.githubusercontent.com/25423296/163456779-a8556205-d0a5-45e2-ac17-42d089e3c3f8.png&quot;&gt;&lt;/picture&gt; &amp;nbsp; &amp;nbsp;media-playback-start-symbolic&lt;br&gt;" calcext:value-type="string">
            <text:p>&lt;picture&gt;&lt;source media="(prefers-color-scheme: dark)" srcset="https://github.com/StorageB/icons/blob/main/GNOME48Adwaita/light/media-playback-start-symbolic.svg"&gt;&lt;source media="(prefers-color-scheme: light)" srcset="https://github.com/StorageB/icons/blob/main/GNOME48Adwaita/dark/media-playback-start-symbolic.svg"&gt;&lt;img alt="media-playback-start-symbolic" src="https://user-images.githubusercontent.com/25423296/163456779-a8556205-d0a5-45e2-ac17-42d089e3c3f8.png"&gt;&lt;/picture&gt; &amp;nbsp; &amp;nbsp;media-playback-star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10] &amp; CHAR(34) &amp;  &#10;&quot; width=&quot; &amp; CHAR(34) &amp; &quot;22&quot; &amp; CHAR(34) &amp; &quot; alt=&quot; &amp; CHAR(34) &amp; [.B110] &amp; CHAR(34) &amp; &quot;&gt;&lt;/a&gt;&quot; &amp; &#10;&quot;&amp;nbsp; &amp;nbsp; &quot; &amp; [.B110] &amp; &quot;&lt;br&gt;&quot;" office:value-type="string" office:string-value="&lt;a href=&quot;#&quot;&gt;&lt;img src=&quot;https://raw.githubusercontent.com/StorageB/icons/main/GNOME46Adwaita/light/media-playback-start-symbolic.svg&quot; width=&quot;22&quot; alt=&quot;media-playback-start-symbolic&quot;&gt;&lt;/a&gt;&amp;nbsp; &amp;nbsp; media-playback-start-symbolic&lt;br&gt;" calcext:value-type="string">
            <text:p>&lt;a href="#"&gt;&lt;img src="https://raw.githubusercontent.com/StorageB/icons/main/GNOME46Adwaita/light/media-playback-start-symbolic.svg" width="22" alt="media-playback-start-symbolic"&gt;&lt;/a&gt;&amp;nbsp; &amp;nbsp; media-playback-star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10] &amp; CHAR(34) &amp;   &#10;&quot; width=&quot; &amp; CHAR(34) &amp; &quot;22&quot; &amp; CHAR(34) &amp; &quot; alt=&quot; &amp; CHAR(34) &amp; [.B110] &amp; CHAR(34) &amp; &quot;&gt;&lt;/a&gt;&quot; &amp;  &#10;&quot;&amp;nbsp; &amp;nbsp; &quot; &amp; [.B110] &amp; &quot;&lt;br&gt;&quot;" office:value-type="string" office:string-value="&lt;a href=&quot;#&quot;&gt;&lt;img src=&quot;https://raw.githubusercontent.com/StorageB/icons/main/GNOME46Adwaita/dark/media-playback-start-symbolic.svg&quot; width=&quot;22&quot; alt=&quot;media-playback-start-symbolic&quot;&gt;&lt;/a&gt;&amp;nbsp; &amp;nbsp; media-playback-start-symbolic&lt;br&gt;" calcext:value-type="string">
            <text:p>&lt;a href="#"&gt;&lt;img src="https://raw.githubusercontent.com/StorageB/icons/main/GNOME46Adwaita/dark/media-playback-start-symbolic.svg" width="22" alt="media-playback-start-symbolic"&gt;&lt;/a&gt;&amp;nbsp; &amp;nbsp; media-playback-star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a-playback-stop-symbolic.svg</text:p>
          </table:table-cell>
          <table:table-cell office:value-type="string" calcext:value-type="string">
            <text:p>media-playback-sto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1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11] &amp; CHAR(34) &amp; &quot;&gt;&quot; &amp; &#10;&quot;&lt;img alt=&quot; &amp; CHAR(34) &amp; [.B11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1] &amp; &quot;&lt;br&gt;&quot;" office:value-type="string" office:string-value="&lt;picture&gt;&lt;source media=&quot;(prefers-color-scheme: dark)&quot; srcset=&quot;https://github.com/StorageB/icons/blob/main/GNOME48Adwaita/light/media-playback-stop-symbolic.svg&quot;&gt;&lt;source media=&quot;(prefers-color-scheme: light)&quot; srcset=&quot;https://github.com/StorageB/icons/blob/main/GNOME48Adwaita/dark/media-playback-stop-symbolic.svg&quot;&gt;&lt;img alt=&quot;media-playback-stop-symbolic&quot; src=&quot;https://user-images.githubusercontent.com/25423296/163456779-a8556205-d0a5-45e2-ac17-42d089e3c3f8.png&quot;&gt;&lt;/picture&gt; &amp;nbsp; &amp;nbsp;media-playback-stop-symbolic&lt;br&gt;" calcext:value-type="string">
            <text:p>&lt;picture&gt;&lt;source media="(prefers-color-scheme: dark)" srcset="https://github.com/StorageB/icons/blob/main/GNOME48Adwaita/light/media-playback-stop-symbolic.svg"&gt;&lt;source media="(prefers-color-scheme: light)" srcset="https://github.com/StorageB/icons/blob/main/GNOME48Adwaita/dark/media-playback-stop-symbolic.svg"&gt;&lt;img alt="media-playback-stop-symbolic" src="https://user-images.githubusercontent.com/25423296/163456779-a8556205-d0a5-45e2-ac17-42d089e3c3f8.png"&gt;&lt;/picture&gt; &amp;nbsp; &amp;nbsp;media-playback-stop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11] &amp; CHAR(34) &amp;  &#10;&quot; width=&quot; &amp; CHAR(34) &amp; &quot;22&quot; &amp; CHAR(34) &amp; &quot; alt=&quot; &amp; CHAR(34) &amp; [.B111] &amp; CHAR(34) &amp; &quot;&gt;&lt;/a&gt;&quot; &amp; &#10;&quot;&amp;nbsp; &amp;nbsp; &quot; &amp; [.B111] &amp; &quot;&lt;br&gt;&quot;" office:value-type="string" office:string-value="&lt;a href=&quot;#&quot;&gt;&lt;img src=&quot;https://raw.githubusercontent.com/StorageB/icons/main/GNOME46Adwaita/light/media-playback-stop-symbolic.svg&quot; width=&quot;22&quot; alt=&quot;media-playback-stop-symbolic&quot;&gt;&lt;/a&gt;&amp;nbsp; &amp;nbsp; media-playback-stop-symbolic&lt;br&gt;" calcext:value-type="string">
            <text:p>&lt;a href="#"&gt;&lt;img src="https://raw.githubusercontent.com/StorageB/icons/main/GNOME46Adwaita/light/media-playback-stop-symbolic.svg" width="22" alt="media-playback-stop-symbolic"&gt;&lt;/a&gt;&amp;nbsp; &amp;nbsp; media-playback-stop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11] &amp; CHAR(34) &amp;   &#10;&quot; width=&quot; &amp; CHAR(34) &amp; &quot;22&quot; &amp; CHAR(34) &amp; &quot; alt=&quot; &amp; CHAR(34) &amp; [.B111] &amp; CHAR(34) &amp; &quot;&gt;&lt;/a&gt;&quot; &amp;  &#10;&quot;&amp;nbsp; &amp;nbsp; &quot; &amp; [.B111] &amp; &quot;&lt;br&gt;&quot;" office:value-type="string" office:string-value="&lt;a href=&quot;#&quot;&gt;&lt;img src=&quot;https://raw.githubusercontent.com/StorageB/icons/main/GNOME46Adwaita/dark/media-playback-stop-symbolic.svg&quot; width=&quot;22&quot; alt=&quot;media-playback-stop-symbolic&quot;&gt;&lt;/a&gt;&amp;nbsp; &amp;nbsp; media-playback-stop-symbolic&lt;br&gt;" calcext:value-type="string">
            <text:p>&lt;a href="#"&gt;&lt;img src="https://raw.githubusercontent.com/StorageB/icons/main/GNOME46Adwaita/dark/media-playback-stop-symbolic.svg" width="22" alt="media-playback-stop-symbolic"&gt;&lt;/a&gt;&amp;nbsp; &amp;nbsp; media-playback-stop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a-record-symbolic.svg</text:p>
          </table:table-cell>
          <table:table-cell office:value-type="string" calcext:value-type="string">
            <text:p>media-reco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1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12] &amp; CHAR(34) &amp; &quot;&gt;&quot; &amp; &#10;&quot;&lt;img alt=&quot; &amp; CHAR(34) &amp; [.B11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2] &amp; &quot;&lt;br&gt;&quot;" office:value-type="string" office:string-value="&lt;picture&gt;&lt;source media=&quot;(prefers-color-scheme: dark)&quot; srcset=&quot;https://github.com/StorageB/icons/blob/main/GNOME48Adwaita/light/media-record-symbolic.svg&quot;&gt;&lt;source media=&quot;(prefers-color-scheme: light)&quot; srcset=&quot;https://github.com/StorageB/icons/blob/main/GNOME48Adwaita/dark/media-record-symbolic.svg&quot;&gt;&lt;img alt=&quot;media-record-symbolic&quot; src=&quot;https://user-images.githubusercontent.com/25423296/163456779-a8556205-d0a5-45e2-ac17-42d089e3c3f8.png&quot;&gt;&lt;/picture&gt; &amp;nbsp; &amp;nbsp;media-record-symbolic&lt;br&gt;" calcext:value-type="string">
            <text:p>&lt;picture&gt;&lt;source media="(prefers-color-scheme: dark)" srcset="https://github.com/StorageB/icons/blob/main/GNOME48Adwaita/light/media-record-symbolic.svg"&gt;&lt;source media="(prefers-color-scheme: light)" srcset="https://github.com/StorageB/icons/blob/main/GNOME48Adwaita/dark/media-record-symbolic.svg"&gt;&lt;img alt="media-record-symbolic" src="https://user-images.githubusercontent.com/25423296/163456779-a8556205-d0a5-45e2-ac17-42d089e3c3f8.png"&gt;&lt;/picture&gt; &amp;nbsp; &amp;nbsp;media-recor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12] &amp; CHAR(34) &amp;  &#10;&quot; width=&quot; &amp; CHAR(34) &amp; &quot;22&quot; &amp; CHAR(34) &amp; &quot; alt=&quot; &amp; CHAR(34) &amp; [.B112] &amp; CHAR(34) &amp; &quot;&gt;&lt;/a&gt;&quot; &amp; &#10;&quot;&amp;nbsp; &amp;nbsp; &quot; &amp; [.B112] &amp; &quot;&lt;br&gt;&quot;" office:value-type="string" office:string-value="&lt;a href=&quot;#&quot;&gt;&lt;img src=&quot;https://raw.githubusercontent.com/StorageB/icons/main/GNOME46Adwaita/light/media-record-symbolic.svg&quot; width=&quot;22&quot; alt=&quot;media-record-symbolic&quot;&gt;&lt;/a&gt;&amp;nbsp; &amp;nbsp; media-record-symbolic&lt;br&gt;" calcext:value-type="string">
            <text:p>&lt;a href="#"&gt;&lt;img src="https://raw.githubusercontent.com/StorageB/icons/main/GNOME46Adwaita/light/media-record-symbolic.svg" width="22" alt="media-record-symbolic"&gt;&lt;/a&gt;&amp;nbsp; &amp;nbsp; media-recor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12] &amp; CHAR(34) &amp;   &#10;&quot; width=&quot; &amp; CHAR(34) &amp; &quot;22&quot; &amp; CHAR(34) &amp; &quot; alt=&quot; &amp; CHAR(34) &amp; [.B112] &amp; CHAR(34) &amp; &quot;&gt;&lt;/a&gt;&quot; &amp;  &#10;&quot;&amp;nbsp; &amp;nbsp; &quot; &amp; [.B112] &amp; &quot;&lt;br&gt;&quot;" office:value-type="string" office:string-value="&lt;a href=&quot;#&quot;&gt;&lt;img src=&quot;https://raw.githubusercontent.com/StorageB/icons/main/GNOME46Adwaita/dark/media-record-symbolic.svg&quot; width=&quot;22&quot; alt=&quot;media-record-symbolic&quot;&gt;&lt;/a&gt;&amp;nbsp; &amp;nbsp; media-record-symbolic&lt;br&gt;" calcext:value-type="string">
            <text:p>&lt;a href="#"&gt;&lt;img src="https://raw.githubusercontent.com/StorageB/icons/main/GNOME46Adwaita/dark/media-record-symbolic.svg" width="22" alt="media-record-symbolic"&gt;&lt;/a&gt;&amp;nbsp; &amp;nbsp; media-recor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a-seek-backward-symbolic-rtl.svg</text:p>
          </table:table-cell>
          <table:table-cell office:value-type="string" calcext:value-type="string">
            <text:p>media-seek-backwar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1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13] &amp; CHAR(34) &amp; &quot;&gt;&quot; &amp; &#10;&quot;&lt;img alt=&quot; &amp; CHAR(34) &amp; [.B11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3] &amp; &quot;&lt;br&gt;&quot;" office:value-type="string" office:string-value="&lt;picture&gt;&lt;source media=&quot;(prefers-color-scheme: dark)&quot; srcset=&quot;https://github.com/StorageB/icons/blob/main/GNOME48Adwaita/light/media-seek-backward-symbolic-rtl.svg&quot;&gt;&lt;source media=&quot;(prefers-color-scheme: light)&quot; srcset=&quot;https://github.com/StorageB/icons/blob/main/GNOME48Adwaita/dark/media-seek-backward-symbolic-rtl.svg&quot;&gt;&lt;img alt=&quot;media-seek-backward-symbolic-rtl&quot; src=&quot;https://user-images.githubusercontent.com/25423296/163456779-a8556205-d0a5-45e2-ac17-42d089e3c3f8.png&quot;&gt;&lt;/picture&gt; &amp;nbsp; &amp;nbsp;media-seek-backward-symbolic-rtl&lt;br&gt;" calcext:value-type="string">
            <text:p>&lt;picture&gt;&lt;source media="(prefers-color-scheme: dark)" srcset="https://github.com/StorageB/icons/blob/main/GNOME48Adwaita/light/media-seek-backward-symbolic-rtl.svg"&gt;&lt;source media="(prefers-color-scheme: light)" srcset="https://github.com/StorageB/icons/blob/main/GNOME48Adwaita/dark/media-seek-backward-symbolic-rtl.svg"&gt;&lt;img alt="media-seek-backward-symbolic-rtl" src="https://user-images.githubusercontent.com/25423296/163456779-a8556205-d0a5-45e2-ac17-42d089e3c3f8.png"&gt;&lt;/picture&gt; &amp;nbsp; &amp;nbsp;media-seek-backward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13] &amp; CHAR(34) &amp;  &#10;&quot; width=&quot; &amp; CHAR(34) &amp; &quot;22&quot; &amp; CHAR(34) &amp; &quot; alt=&quot; &amp; CHAR(34) &amp; [.B113] &amp; CHAR(34) &amp; &quot;&gt;&lt;/a&gt;&quot; &amp; &#10;&quot;&amp;nbsp; &amp;nbsp; &quot; &amp; [.B113] &amp; &quot;&lt;br&gt;&quot;" office:value-type="string" office:string-value="&lt;a href=&quot;#&quot;&gt;&lt;img src=&quot;https://raw.githubusercontent.com/StorageB/icons/main/GNOME46Adwaita/light/media-seek-backward-symbolic-rtl.svg&quot; width=&quot;22&quot; alt=&quot;media-seek-backward-symbolic-rtl&quot;&gt;&lt;/a&gt;&amp;nbsp; &amp;nbsp; media-seek-backward-symbolic-rtl&lt;br&gt;" calcext:value-type="string">
            <text:p>&lt;a href="#"&gt;&lt;img src="https://raw.githubusercontent.com/StorageB/icons/main/GNOME46Adwaita/light/media-seek-backward-symbolic-rtl.svg" width="22" alt="media-seek-backward-symbolic-rtl"&gt;&lt;/a&gt;&amp;nbsp; &amp;nbsp; media-seek-backward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13] &amp; CHAR(34) &amp;   &#10;&quot; width=&quot; &amp; CHAR(34) &amp; &quot;22&quot; &amp; CHAR(34) &amp; &quot; alt=&quot; &amp; CHAR(34) &amp; [.B113] &amp; CHAR(34) &amp; &quot;&gt;&lt;/a&gt;&quot; &amp;  &#10;&quot;&amp;nbsp; &amp;nbsp; &quot; &amp; [.B113] &amp; &quot;&lt;br&gt;&quot;" office:value-type="string" office:string-value="&lt;a href=&quot;#&quot;&gt;&lt;img src=&quot;https://raw.githubusercontent.com/StorageB/icons/main/GNOME46Adwaita/dark/media-seek-backward-symbolic-rtl.svg&quot; width=&quot;22&quot; alt=&quot;media-seek-backward-symbolic-rtl&quot;&gt;&lt;/a&gt;&amp;nbsp; &amp;nbsp; media-seek-backward-symbolic-rtl&lt;br&gt;" calcext:value-type="string">
            <text:p>&lt;a href="#"&gt;&lt;img src="https://raw.githubusercontent.com/StorageB/icons/main/GNOME46Adwaita/dark/media-seek-backward-symbolic-rtl.svg" width="22" alt="media-seek-backward-symbolic-rtl"&gt;&lt;/a&gt;&amp;nbsp; &amp;nbsp; media-seek-backward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a-seek-backward-symbolic.svg</text:p>
          </table:table-cell>
          <table:table-cell office:value-type="string" calcext:value-type="string">
            <text:p>media-seek-backwa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1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14] &amp; CHAR(34) &amp; &quot;&gt;&quot; &amp; &#10;&quot;&lt;img alt=&quot; &amp; CHAR(34) &amp; [.B11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4] &amp; &quot;&lt;br&gt;&quot;" office:value-type="string" office:string-value="&lt;picture&gt;&lt;source media=&quot;(prefers-color-scheme: dark)&quot; srcset=&quot;https://github.com/StorageB/icons/blob/main/GNOME48Adwaita/light/media-seek-backward-symbolic.svg&quot;&gt;&lt;source media=&quot;(prefers-color-scheme: light)&quot; srcset=&quot;https://github.com/StorageB/icons/blob/main/GNOME48Adwaita/dark/media-seek-backward-symbolic.svg&quot;&gt;&lt;img alt=&quot;media-seek-backward-symbolic&quot; src=&quot;https://user-images.githubusercontent.com/25423296/163456779-a8556205-d0a5-45e2-ac17-42d089e3c3f8.png&quot;&gt;&lt;/picture&gt; &amp;nbsp; &amp;nbsp;media-seek-backward-symbolic&lt;br&gt;" calcext:value-type="string">
            <text:p>&lt;picture&gt;&lt;source media="(prefers-color-scheme: dark)" srcset="https://github.com/StorageB/icons/blob/main/GNOME48Adwaita/light/media-seek-backward-symbolic.svg"&gt;&lt;source media="(prefers-color-scheme: light)" srcset="https://github.com/StorageB/icons/blob/main/GNOME48Adwaita/dark/media-seek-backward-symbolic.svg"&gt;&lt;img alt="media-seek-backward-symbolic" src="https://user-images.githubusercontent.com/25423296/163456779-a8556205-d0a5-45e2-ac17-42d089e3c3f8.png"&gt;&lt;/picture&gt; &amp;nbsp; &amp;nbsp;media-seek-backwar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14] &amp; CHAR(34) &amp;  &#10;&quot; width=&quot; &amp; CHAR(34) &amp; &quot;22&quot; &amp; CHAR(34) &amp; &quot; alt=&quot; &amp; CHAR(34) &amp; [.B114] &amp; CHAR(34) &amp; &quot;&gt;&lt;/a&gt;&quot; &amp; &#10;&quot;&amp;nbsp; &amp;nbsp; &quot; &amp; [.B114] &amp; &quot;&lt;br&gt;&quot;" office:value-type="string" office:string-value="&lt;a href=&quot;#&quot;&gt;&lt;img src=&quot;https://raw.githubusercontent.com/StorageB/icons/main/GNOME46Adwaita/light/media-seek-backward-symbolic.svg&quot; width=&quot;22&quot; alt=&quot;media-seek-backward-symbolic&quot;&gt;&lt;/a&gt;&amp;nbsp; &amp;nbsp; media-seek-backward-symbolic&lt;br&gt;" calcext:value-type="string">
            <text:p>&lt;a href="#"&gt;&lt;img src="https://raw.githubusercontent.com/StorageB/icons/main/GNOME46Adwaita/light/media-seek-backward-symbolic.svg" width="22" alt="media-seek-backward-symbolic"&gt;&lt;/a&gt;&amp;nbsp; &amp;nbsp; media-seek-backwar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14] &amp; CHAR(34) &amp;   &#10;&quot; width=&quot; &amp; CHAR(34) &amp; &quot;22&quot; &amp; CHAR(34) &amp; &quot; alt=&quot; &amp; CHAR(34) &amp; [.B114] &amp; CHAR(34) &amp; &quot;&gt;&lt;/a&gt;&quot; &amp;  &#10;&quot;&amp;nbsp; &amp;nbsp; &quot; &amp; [.B114] &amp; &quot;&lt;br&gt;&quot;" office:value-type="string" office:string-value="&lt;a href=&quot;#&quot;&gt;&lt;img src=&quot;https://raw.githubusercontent.com/StorageB/icons/main/GNOME46Adwaita/dark/media-seek-backward-symbolic.svg&quot; width=&quot;22&quot; alt=&quot;media-seek-backward-symbolic&quot;&gt;&lt;/a&gt;&amp;nbsp; &amp;nbsp; media-seek-backward-symbolic&lt;br&gt;" calcext:value-type="string">
            <text:p>&lt;a href="#"&gt;&lt;img src="https://raw.githubusercontent.com/StorageB/icons/main/GNOME46Adwaita/dark/media-seek-backward-symbolic.svg" width="22" alt="media-seek-backward-symbolic"&gt;&lt;/a&gt;&amp;nbsp; &amp;nbsp; media-seek-backwar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a-seek-forward-symbolic-rtl.svg</text:p>
          </table:table-cell>
          <table:table-cell office:value-type="string" calcext:value-type="string">
            <text:p>media-seek-forwar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1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15] &amp; CHAR(34) &amp; &quot;&gt;&quot; &amp; &#10;&quot;&lt;img alt=&quot; &amp; CHAR(34) &amp; [.B11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5] &amp; &quot;&lt;br&gt;&quot;" office:value-type="string" office:string-value="&lt;picture&gt;&lt;source media=&quot;(prefers-color-scheme: dark)&quot; srcset=&quot;https://github.com/StorageB/icons/blob/main/GNOME48Adwaita/light/media-seek-forward-symbolic-rtl.svg&quot;&gt;&lt;source media=&quot;(prefers-color-scheme: light)&quot; srcset=&quot;https://github.com/StorageB/icons/blob/main/GNOME48Adwaita/dark/media-seek-forward-symbolic-rtl.svg&quot;&gt;&lt;img alt=&quot;media-seek-forward-symbolic-rtl&quot; src=&quot;https://user-images.githubusercontent.com/25423296/163456779-a8556205-d0a5-45e2-ac17-42d089e3c3f8.png&quot;&gt;&lt;/picture&gt; &amp;nbsp; &amp;nbsp;media-seek-forward-symbolic-rtl&lt;br&gt;" calcext:value-type="string">
            <text:p>&lt;picture&gt;&lt;source media="(prefers-color-scheme: dark)" srcset="https://github.com/StorageB/icons/blob/main/GNOME48Adwaita/light/media-seek-forward-symbolic-rtl.svg"&gt;&lt;source media="(prefers-color-scheme: light)" srcset="https://github.com/StorageB/icons/blob/main/GNOME48Adwaita/dark/media-seek-forward-symbolic-rtl.svg"&gt;&lt;img alt="media-seek-forward-symbolic-rtl" src="https://user-images.githubusercontent.com/25423296/163456779-a8556205-d0a5-45e2-ac17-42d089e3c3f8.png"&gt;&lt;/picture&gt; &amp;nbsp; &amp;nbsp;media-seek-forward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15] &amp; CHAR(34) &amp;  &#10;&quot; width=&quot; &amp; CHAR(34) &amp; &quot;22&quot; &amp; CHAR(34) &amp; &quot; alt=&quot; &amp; CHAR(34) &amp; [.B115] &amp; CHAR(34) &amp; &quot;&gt;&lt;/a&gt;&quot; &amp; &#10;&quot;&amp;nbsp; &amp;nbsp; &quot; &amp; [.B115] &amp; &quot;&lt;br&gt;&quot;" office:value-type="string" office:string-value="&lt;a href=&quot;#&quot;&gt;&lt;img src=&quot;https://raw.githubusercontent.com/StorageB/icons/main/GNOME46Adwaita/light/media-seek-forward-symbolic-rtl.svg&quot; width=&quot;22&quot; alt=&quot;media-seek-forward-symbolic-rtl&quot;&gt;&lt;/a&gt;&amp;nbsp; &amp;nbsp; media-seek-forward-symbolic-rtl&lt;br&gt;" calcext:value-type="string">
            <text:p>&lt;a href="#"&gt;&lt;img src="https://raw.githubusercontent.com/StorageB/icons/main/GNOME46Adwaita/light/media-seek-forward-symbolic-rtl.svg" width="22" alt="media-seek-forward-symbolic-rtl"&gt;&lt;/a&gt;&amp;nbsp; &amp;nbsp; media-seek-forward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15] &amp; CHAR(34) &amp;   &#10;&quot; width=&quot; &amp; CHAR(34) &amp; &quot;22&quot; &amp; CHAR(34) &amp; &quot; alt=&quot; &amp; CHAR(34) &amp; [.B115] &amp; CHAR(34) &amp; &quot;&gt;&lt;/a&gt;&quot; &amp;  &#10;&quot;&amp;nbsp; &amp;nbsp; &quot; &amp; [.B115] &amp; &quot;&lt;br&gt;&quot;" office:value-type="string" office:string-value="&lt;a href=&quot;#&quot;&gt;&lt;img src=&quot;https://raw.githubusercontent.com/StorageB/icons/main/GNOME46Adwaita/dark/media-seek-forward-symbolic-rtl.svg&quot; width=&quot;22&quot; alt=&quot;media-seek-forward-symbolic-rtl&quot;&gt;&lt;/a&gt;&amp;nbsp; &amp;nbsp; media-seek-forward-symbolic-rtl&lt;br&gt;" calcext:value-type="string">
            <text:p>&lt;a href="#"&gt;&lt;img src="https://raw.githubusercontent.com/StorageB/icons/main/GNOME46Adwaita/dark/media-seek-forward-symbolic-rtl.svg" width="22" alt="media-seek-forward-symbolic-rtl"&gt;&lt;/a&gt;&amp;nbsp; &amp;nbsp; media-seek-forward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a-seek-forward-symbolic.svg</text:p>
          </table:table-cell>
          <table:table-cell office:value-type="string" calcext:value-type="string">
            <text:p>media-seek-forwa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1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16] &amp; CHAR(34) &amp; &quot;&gt;&quot; &amp; &#10;&quot;&lt;img alt=&quot; &amp; CHAR(34) &amp; [.B11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6] &amp; &quot;&lt;br&gt;&quot;" office:value-type="string" office:string-value="&lt;picture&gt;&lt;source media=&quot;(prefers-color-scheme: dark)&quot; srcset=&quot;https://github.com/StorageB/icons/blob/main/GNOME48Adwaita/light/media-seek-forward-symbolic.svg&quot;&gt;&lt;source media=&quot;(prefers-color-scheme: light)&quot; srcset=&quot;https://github.com/StorageB/icons/blob/main/GNOME48Adwaita/dark/media-seek-forward-symbolic.svg&quot;&gt;&lt;img alt=&quot;media-seek-forward-symbolic&quot; src=&quot;https://user-images.githubusercontent.com/25423296/163456779-a8556205-d0a5-45e2-ac17-42d089e3c3f8.png&quot;&gt;&lt;/picture&gt; &amp;nbsp; &amp;nbsp;media-seek-forward-symbolic&lt;br&gt;" calcext:value-type="string">
            <text:p>&lt;picture&gt;&lt;source media="(prefers-color-scheme: dark)" srcset="https://github.com/StorageB/icons/blob/main/GNOME48Adwaita/light/media-seek-forward-symbolic.svg"&gt;&lt;source media="(prefers-color-scheme: light)" srcset="https://github.com/StorageB/icons/blob/main/GNOME48Adwaita/dark/media-seek-forward-symbolic.svg"&gt;&lt;img alt="media-seek-forward-symbolic" src="https://user-images.githubusercontent.com/25423296/163456779-a8556205-d0a5-45e2-ac17-42d089e3c3f8.png"&gt;&lt;/picture&gt; &amp;nbsp; &amp;nbsp;media-seek-forwar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16] &amp; CHAR(34) &amp;  &#10;&quot; width=&quot; &amp; CHAR(34) &amp; &quot;22&quot; &amp; CHAR(34) &amp; &quot; alt=&quot; &amp; CHAR(34) &amp; [.B116] &amp; CHAR(34) &amp; &quot;&gt;&lt;/a&gt;&quot; &amp; &#10;&quot;&amp;nbsp; &amp;nbsp; &quot; &amp; [.B116] &amp; &quot;&lt;br&gt;&quot;" office:value-type="string" office:string-value="&lt;a href=&quot;#&quot;&gt;&lt;img src=&quot;https://raw.githubusercontent.com/StorageB/icons/main/GNOME46Adwaita/light/media-seek-forward-symbolic.svg&quot; width=&quot;22&quot; alt=&quot;media-seek-forward-symbolic&quot;&gt;&lt;/a&gt;&amp;nbsp; &amp;nbsp; media-seek-forward-symbolic&lt;br&gt;" calcext:value-type="string">
            <text:p>&lt;a href="#"&gt;&lt;img src="https://raw.githubusercontent.com/StorageB/icons/main/GNOME46Adwaita/light/media-seek-forward-symbolic.svg" width="22" alt="media-seek-forward-symbolic"&gt;&lt;/a&gt;&amp;nbsp; &amp;nbsp; media-seek-forwar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16] &amp; CHAR(34) &amp;   &#10;&quot; width=&quot; &amp; CHAR(34) &amp; &quot;22&quot; &amp; CHAR(34) &amp; &quot; alt=&quot; &amp; CHAR(34) &amp; [.B116] &amp; CHAR(34) &amp; &quot;&gt;&lt;/a&gt;&quot; &amp;  &#10;&quot;&amp;nbsp; &amp;nbsp; &quot; &amp; [.B116] &amp; &quot;&lt;br&gt;&quot;" office:value-type="string" office:string-value="&lt;a href=&quot;#&quot;&gt;&lt;img src=&quot;https://raw.githubusercontent.com/StorageB/icons/main/GNOME46Adwaita/dark/media-seek-forward-symbolic.svg&quot; width=&quot;22&quot; alt=&quot;media-seek-forward-symbolic&quot;&gt;&lt;/a&gt;&amp;nbsp; &amp;nbsp; media-seek-forward-symbolic&lt;br&gt;" calcext:value-type="string">
            <text:p>&lt;a href="#"&gt;&lt;img src="https://raw.githubusercontent.com/StorageB/icons/main/GNOME46Adwaita/dark/media-seek-forward-symbolic.svg" width="22" alt="media-seek-forward-symbolic"&gt;&lt;/a&gt;&amp;nbsp; &amp;nbsp; media-seek-forwar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a-skip-backward-symbolic-rtl.svg</text:p>
          </table:table-cell>
          <table:table-cell office:value-type="string" calcext:value-type="string">
            <text:p>media-skip-backwar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1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17] &amp; CHAR(34) &amp; &quot;&gt;&quot; &amp; &#10;&quot;&lt;img alt=&quot; &amp; CHAR(34) &amp; [.B11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7] &amp; &quot;&lt;br&gt;&quot;" office:value-type="string" office:string-value="&lt;picture&gt;&lt;source media=&quot;(prefers-color-scheme: dark)&quot; srcset=&quot;https://github.com/StorageB/icons/blob/main/GNOME48Adwaita/light/media-skip-backward-symbolic-rtl.svg&quot;&gt;&lt;source media=&quot;(prefers-color-scheme: light)&quot; srcset=&quot;https://github.com/StorageB/icons/blob/main/GNOME48Adwaita/dark/media-skip-backward-symbolic-rtl.svg&quot;&gt;&lt;img alt=&quot;media-skip-backward-symbolic-rtl&quot; src=&quot;https://user-images.githubusercontent.com/25423296/163456779-a8556205-d0a5-45e2-ac17-42d089e3c3f8.png&quot;&gt;&lt;/picture&gt; &amp;nbsp; &amp;nbsp;media-skip-backward-symbolic-rtl&lt;br&gt;" calcext:value-type="string">
            <text:p>&lt;picture&gt;&lt;source media="(prefers-color-scheme: dark)" srcset="https://github.com/StorageB/icons/blob/main/GNOME48Adwaita/light/media-skip-backward-symbolic-rtl.svg"&gt;&lt;source media="(prefers-color-scheme: light)" srcset="https://github.com/StorageB/icons/blob/main/GNOME48Adwaita/dark/media-skip-backward-symbolic-rtl.svg"&gt;&lt;img alt="media-skip-backward-symbolic-rtl" src="https://user-images.githubusercontent.com/25423296/163456779-a8556205-d0a5-45e2-ac17-42d089e3c3f8.png"&gt;&lt;/picture&gt; &amp;nbsp; &amp;nbsp;media-skip-backward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17] &amp; CHAR(34) &amp;  &#10;&quot; width=&quot; &amp; CHAR(34) &amp; &quot;22&quot; &amp; CHAR(34) &amp; &quot; alt=&quot; &amp; CHAR(34) &amp; [.B117] &amp; CHAR(34) &amp; &quot;&gt;&lt;/a&gt;&quot; &amp; &#10;&quot;&amp;nbsp; &amp;nbsp; &quot; &amp; [.B117] &amp; &quot;&lt;br&gt;&quot;" office:value-type="string" office:string-value="&lt;a href=&quot;#&quot;&gt;&lt;img src=&quot;https://raw.githubusercontent.com/StorageB/icons/main/GNOME46Adwaita/light/media-skip-backward-symbolic-rtl.svg&quot; width=&quot;22&quot; alt=&quot;media-skip-backward-symbolic-rtl&quot;&gt;&lt;/a&gt;&amp;nbsp; &amp;nbsp; media-skip-backward-symbolic-rtl&lt;br&gt;" calcext:value-type="string">
            <text:p>&lt;a href="#"&gt;&lt;img src="https://raw.githubusercontent.com/StorageB/icons/main/GNOME46Adwaita/light/media-skip-backward-symbolic-rtl.svg" width="22" alt="media-skip-backward-symbolic-rtl"&gt;&lt;/a&gt;&amp;nbsp; &amp;nbsp; media-skip-backward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17] &amp; CHAR(34) &amp;   &#10;&quot; width=&quot; &amp; CHAR(34) &amp; &quot;22&quot; &amp; CHAR(34) &amp; &quot; alt=&quot; &amp; CHAR(34) &amp; [.B117] &amp; CHAR(34) &amp; &quot;&gt;&lt;/a&gt;&quot; &amp;  &#10;&quot;&amp;nbsp; &amp;nbsp; &quot; &amp; [.B117] &amp; &quot;&lt;br&gt;&quot;" office:value-type="string" office:string-value="&lt;a href=&quot;#&quot;&gt;&lt;img src=&quot;https://raw.githubusercontent.com/StorageB/icons/main/GNOME46Adwaita/dark/media-skip-backward-symbolic-rtl.svg&quot; width=&quot;22&quot; alt=&quot;media-skip-backward-symbolic-rtl&quot;&gt;&lt;/a&gt;&amp;nbsp; &amp;nbsp; media-skip-backward-symbolic-rtl&lt;br&gt;" calcext:value-type="string">
            <text:p>&lt;a href="#"&gt;&lt;img src="https://raw.githubusercontent.com/StorageB/icons/main/GNOME46Adwaita/dark/media-skip-backward-symbolic-rtl.svg" width="22" alt="media-skip-backward-symbolic-rtl"&gt;&lt;/a&gt;&amp;nbsp; &amp;nbsp; media-skip-backward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a-skip-backward-symbolic.svg</text:p>
          </table:table-cell>
          <table:table-cell office:value-type="string" calcext:value-type="string">
            <text:p>media-skip-backwa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1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18] &amp; CHAR(34) &amp; &quot;&gt;&quot; &amp; &#10;&quot;&lt;img alt=&quot; &amp; CHAR(34) &amp; [.B11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8] &amp; &quot;&lt;br&gt;&quot;" office:value-type="string" office:string-value="&lt;picture&gt;&lt;source media=&quot;(prefers-color-scheme: dark)&quot; srcset=&quot;https://github.com/StorageB/icons/blob/main/GNOME48Adwaita/light/media-skip-backward-symbolic.svg&quot;&gt;&lt;source media=&quot;(prefers-color-scheme: light)&quot; srcset=&quot;https://github.com/StorageB/icons/blob/main/GNOME48Adwaita/dark/media-skip-backward-symbolic.svg&quot;&gt;&lt;img alt=&quot;media-skip-backward-symbolic&quot; src=&quot;https://user-images.githubusercontent.com/25423296/163456779-a8556205-d0a5-45e2-ac17-42d089e3c3f8.png&quot;&gt;&lt;/picture&gt; &amp;nbsp; &amp;nbsp;media-skip-backward-symbolic&lt;br&gt;" calcext:value-type="string">
            <text:p>&lt;picture&gt;&lt;source media="(prefers-color-scheme: dark)" srcset="https://github.com/StorageB/icons/blob/main/GNOME48Adwaita/light/media-skip-backward-symbolic.svg"&gt;&lt;source media="(prefers-color-scheme: light)" srcset="https://github.com/StorageB/icons/blob/main/GNOME48Adwaita/dark/media-skip-backward-symbolic.svg"&gt;&lt;img alt="media-skip-backward-symbolic" src="https://user-images.githubusercontent.com/25423296/163456779-a8556205-d0a5-45e2-ac17-42d089e3c3f8.png"&gt;&lt;/picture&gt; &amp;nbsp; &amp;nbsp;media-skip-backwar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18] &amp; CHAR(34) &amp;  &#10;&quot; width=&quot; &amp; CHAR(34) &amp; &quot;22&quot; &amp; CHAR(34) &amp; &quot; alt=&quot; &amp; CHAR(34) &amp; [.B118] &amp; CHAR(34) &amp; &quot;&gt;&lt;/a&gt;&quot; &amp; &#10;&quot;&amp;nbsp; &amp;nbsp; &quot; &amp; [.B118] &amp; &quot;&lt;br&gt;&quot;" office:value-type="string" office:string-value="&lt;a href=&quot;#&quot;&gt;&lt;img src=&quot;https://raw.githubusercontent.com/StorageB/icons/main/GNOME46Adwaita/light/media-skip-backward-symbolic.svg&quot; width=&quot;22&quot; alt=&quot;media-skip-backward-symbolic&quot;&gt;&lt;/a&gt;&amp;nbsp; &amp;nbsp; media-skip-backward-symbolic&lt;br&gt;" calcext:value-type="string">
            <text:p>&lt;a href="#"&gt;&lt;img src="https://raw.githubusercontent.com/StorageB/icons/main/GNOME46Adwaita/light/media-skip-backward-symbolic.svg" width="22" alt="media-skip-backward-symbolic"&gt;&lt;/a&gt;&amp;nbsp; &amp;nbsp; media-skip-backwar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18] &amp; CHAR(34) &amp;   &#10;&quot; width=&quot; &amp; CHAR(34) &amp; &quot;22&quot; &amp; CHAR(34) &amp; &quot; alt=&quot; &amp; CHAR(34) &amp; [.B118] &amp; CHAR(34) &amp; &quot;&gt;&lt;/a&gt;&quot; &amp;  &#10;&quot;&amp;nbsp; &amp;nbsp; &quot; &amp; [.B118] &amp; &quot;&lt;br&gt;&quot;" office:value-type="string" office:string-value="&lt;a href=&quot;#&quot;&gt;&lt;img src=&quot;https://raw.githubusercontent.com/StorageB/icons/main/GNOME46Adwaita/dark/media-skip-backward-symbolic.svg&quot; width=&quot;22&quot; alt=&quot;media-skip-backward-symbolic&quot;&gt;&lt;/a&gt;&amp;nbsp; &amp;nbsp; media-skip-backward-symbolic&lt;br&gt;" calcext:value-type="string">
            <text:p>&lt;a href="#"&gt;&lt;img src="https://raw.githubusercontent.com/StorageB/icons/main/GNOME46Adwaita/dark/media-skip-backward-symbolic.svg" width="22" alt="media-skip-backward-symbolic"&gt;&lt;/a&gt;&amp;nbsp; &amp;nbsp; media-skip-backwar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a-skip-forward-symbolic-rtl.svg</text:p>
          </table:table-cell>
          <table:table-cell office:value-type="string" calcext:value-type="string">
            <text:p>media-skip-forwar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1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19] &amp; CHAR(34) &amp; &quot;&gt;&quot; &amp; &#10;&quot;&lt;img alt=&quot; &amp; CHAR(34) &amp; [.B11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9] &amp; &quot;&lt;br&gt;&quot;" office:value-type="string" office:string-value="&lt;picture&gt;&lt;source media=&quot;(prefers-color-scheme: dark)&quot; srcset=&quot;https://github.com/StorageB/icons/blob/main/GNOME48Adwaita/light/media-skip-forward-symbolic-rtl.svg&quot;&gt;&lt;source media=&quot;(prefers-color-scheme: light)&quot; srcset=&quot;https://github.com/StorageB/icons/blob/main/GNOME48Adwaita/dark/media-skip-forward-symbolic-rtl.svg&quot;&gt;&lt;img alt=&quot;media-skip-forward-symbolic-rtl&quot; src=&quot;https://user-images.githubusercontent.com/25423296/163456779-a8556205-d0a5-45e2-ac17-42d089e3c3f8.png&quot;&gt;&lt;/picture&gt; &amp;nbsp; &amp;nbsp;media-skip-forward-symbolic-rtl&lt;br&gt;" calcext:value-type="string">
            <text:p>&lt;picture&gt;&lt;source media="(prefers-color-scheme: dark)" srcset="https://github.com/StorageB/icons/blob/main/GNOME48Adwaita/light/media-skip-forward-symbolic-rtl.svg"&gt;&lt;source media="(prefers-color-scheme: light)" srcset="https://github.com/StorageB/icons/blob/main/GNOME48Adwaita/dark/media-skip-forward-symbolic-rtl.svg"&gt;&lt;img alt="media-skip-forward-symbolic-rtl" src="https://user-images.githubusercontent.com/25423296/163456779-a8556205-d0a5-45e2-ac17-42d089e3c3f8.png"&gt;&lt;/picture&gt; &amp;nbsp; &amp;nbsp;media-skip-forward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19] &amp; CHAR(34) &amp;  &#10;&quot; width=&quot; &amp; CHAR(34) &amp; &quot;22&quot; &amp; CHAR(34) &amp; &quot; alt=&quot; &amp; CHAR(34) &amp; [.B119] &amp; CHAR(34) &amp; &quot;&gt;&lt;/a&gt;&quot; &amp; &#10;&quot;&amp;nbsp; &amp;nbsp; &quot; &amp; [.B119] &amp; &quot;&lt;br&gt;&quot;" office:value-type="string" office:string-value="&lt;a href=&quot;#&quot;&gt;&lt;img src=&quot;https://raw.githubusercontent.com/StorageB/icons/main/GNOME46Adwaita/light/media-skip-forward-symbolic-rtl.svg&quot; width=&quot;22&quot; alt=&quot;media-skip-forward-symbolic-rtl&quot;&gt;&lt;/a&gt;&amp;nbsp; &amp;nbsp; media-skip-forward-symbolic-rtl&lt;br&gt;" calcext:value-type="string">
            <text:p>&lt;a href="#"&gt;&lt;img src="https://raw.githubusercontent.com/StorageB/icons/main/GNOME46Adwaita/light/media-skip-forward-symbolic-rtl.svg" width="22" alt="media-skip-forward-symbolic-rtl"&gt;&lt;/a&gt;&amp;nbsp; &amp;nbsp; media-skip-forward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19] &amp; CHAR(34) &amp;   &#10;&quot; width=&quot; &amp; CHAR(34) &amp; &quot;22&quot; &amp; CHAR(34) &amp; &quot; alt=&quot; &amp; CHAR(34) &amp; [.B119] &amp; CHAR(34) &amp; &quot;&gt;&lt;/a&gt;&quot; &amp;  &#10;&quot;&amp;nbsp; &amp;nbsp; &quot; &amp; [.B119] &amp; &quot;&lt;br&gt;&quot;" office:value-type="string" office:string-value="&lt;a href=&quot;#&quot;&gt;&lt;img src=&quot;https://raw.githubusercontent.com/StorageB/icons/main/GNOME46Adwaita/dark/media-skip-forward-symbolic-rtl.svg&quot; width=&quot;22&quot; alt=&quot;media-skip-forward-symbolic-rtl&quot;&gt;&lt;/a&gt;&amp;nbsp; &amp;nbsp; media-skip-forward-symbolic-rtl&lt;br&gt;" calcext:value-type="string">
            <text:p>&lt;a href="#"&gt;&lt;img src="https://raw.githubusercontent.com/StorageB/icons/main/GNOME46Adwaita/dark/media-skip-forward-symbolic-rtl.svg" width="22" alt="media-skip-forward-symbolic-rtl"&gt;&lt;/a&gt;&amp;nbsp; &amp;nbsp; media-skip-forward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a-skip-forward-symbolic.svg</text:p>
          </table:table-cell>
          <table:table-cell office:value-type="string" calcext:value-type="string">
            <text:p>media-skip-forwa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2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20] &amp; CHAR(34) &amp; &quot;&gt;&quot; &amp; &#10;&quot;&lt;img alt=&quot; &amp; CHAR(34) &amp; [.B12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0] &amp; &quot;&lt;br&gt;&quot;" office:value-type="string" office:string-value="&lt;picture&gt;&lt;source media=&quot;(prefers-color-scheme: dark)&quot; srcset=&quot;https://github.com/StorageB/icons/blob/main/GNOME48Adwaita/light/media-skip-forward-symbolic.svg&quot;&gt;&lt;source media=&quot;(prefers-color-scheme: light)&quot; srcset=&quot;https://github.com/StorageB/icons/blob/main/GNOME48Adwaita/dark/media-skip-forward-symbolic.svg&quot;&gt;&lt;img alt=&quot;media-skip-forward-symbolic&quot; src=&quot;https://user-images.githubusercontent.com/25423296/163456779-a8556205-d0a5-45e2-ac17-42d089e3c3f8.png&quot;&gt;&lt;/picture&gt; &amp;nbsp; &amp;nbsp;media-skip-forward-symbolic&lt;br&gt;" calcext:value-type="string">
            <text:p>&lt;picture&gt;&lt;source media="(prefers-color-scheme: dark)" srcset="https://github.com/StorageB/icons/blob/main/GNOME48Adwaita/light/media-skip-forward-symbolic.svg"&gt;&lt;source media="(prefers-color-scheme: light)" srcset="https://github.com/StorageB/icons/blob/main/GNOME48Adwaita/dark/media-skip-forward-symbolic.svg"&gt;&lt;img alt="media-skip-forward-symbolic" src="https://user-images.githubusercontent.com/25423296/163456779-a8556205-d0a5-45e2-ac17-42d089e3c3f8.png"&gt;&lt;/picture&gt; &amp;nbsp; &amp;nbsp;media-skip-forwar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20] &amp; CHAR(34) &amp;  &#10;&quot; width=&quot; &amp; CHAR(34) &amp; &quot;22&quot; &amp; CHAR(34) &amp; &quot; alt=&quot; &amp; CHAR(34) &amp; [.B120] &amp; CHAR(34) &amp; &quot;&gt;&lt;/a&gt;&quot; &amp; &#10;&quot;&amp;nbsp; &amp;nbsp; &quot; &amp; [.B120] &amp; &quot;&lt;br&gt;&quot;" office:value-type="string" office:string-value="&lt;a href=&quot;#&quot;&gt;&lt;img src=&quot;https://raw.githubusercontent.com/StorageB/icons/main/GNOME46Adwaita/light/media-skip-forward-symbolic.svg&quot; width=&quot;22&quot; alt=&quot;media-skip-forward-symbolic&quot;&gt;&lt;/a&gt;&amp;nbsp; &amp;nbsp; media-skip-forward-symbolic&lt;br&gt;" calcext:value-type="string">
            <text:p>&lt;a href="#"&gt;&lt;img src="https://raw.githubusercontent.com/StorageB/icons/main/GNOME46Adwaita/light/media-skip-forward-symbolic.svg" width="22" alt="media-skip-forward-symbolic"&gt;&lt;/a&gt;&amp;nbsp; &amp;nbsp; media-skip-forwar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20] &amp; CHAR(34) &amp;   &#10;&quot; width=&quot; &amp; CHAR(34) &amp; &quot;22&quot; &amp; CHAR(34) &amp; &quot; alt=&quot; &amp; CHAR(34) &amp; [.B120] &amp; CHAR(34) &amp; &quot;&gt;&lt;/a&gt;&quot; &amp;  &#10;&quot;&amp;nbsp; &amp;nbsp; &quot; &amp; [.B120] &amp; &quot;&lt;br&gt;&quot;" office:value-type="string" office:string-value="&lt;a href=&quot;#&quot;&gt;&lt;img src=&quot;https://raw.githubusercontent.com/StorageB/icons/main/GNOME46Adwaita/dark/media-skip-forward-symbolic.svg&quot; width=&quot;22&quot; alt=&quot;media-skip-forward-symbolic&quot;&gt;&lt;/a&gt;&amp;nbsp; &amp;nbsp; media-skip-forward-symbolic&lt;br&gt;" calcext:value-type="string">
            <text:p>&lt;a href="#"&gt;&lt;img src="https://raw.githubusercontent.com/StorageB/icons/main/GNOME46Adwaita/dark/media-skip-forward-symbolic.svg" width="22" alt="media-skip-forward-symbolic"&gt;&lt;/a&gt;&amp;nbsp; &amp;nbsp; media-skip-forwar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a-view-subtitles-symbolic.svg</text:p>
          </table:table-cell>
          <table:table-cell office:value-type="string" calcext:value-type="string">
            <text:p>media-view-subtitle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2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21] &amp; CHAR(34) &amp; &quot;&gt;&quot; &amp; &#10;&quot;&lt;img alt=&quot; &amp; CHAR(34) &amp; [.B12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1] &amp; &quot;&lt;br&gt;&quot;" office:value-type="string" office:string-value="&lt;picture&gt;&lt;source media=&quot;(prefers-color-scheme: dark)&quot; srcset=&quot;https://github.com/StorageB/icons/blob/main/GNOME48Adwaita/light/media-view-subtitles-symbolic.svg&quot;&gt;&lt;source media=&quot;(prefers-color-scheme: light)&quot; srcset=&quot;https://github.com/StorageB/icons/blob/main/GNOME48Adwaita/dark/media-view-subtitles-symbolic.svg&quot;&gt;&lt;img alt=&quot;media-view-subtitles-symbolic&quot; src=&quot;https://user-images.githubusercontent.com/25423296/163456779-a8556205-d0a5-45e2-ac17-42d089e3c3f8.png&quot;&gt;&lt;/picture&gt; &amp;nbsp; &amp;nbsp;media-view-subtitles-symbolic&lt;br&gt;" calcext:value-type="string">
            <text:p>&lt;picture&gt;&lt;source media="(prefers-color-scheme: dark)" srcset="https://github.com/StorageB/icons/blob/main/GNOME48Adwaita/light/media-view-subtitles-symbolic.svg"&gt;&lt;source media="(prefers-color-scheme: light)" srcset="https://github.com/StorageB/icons/blob/main/GNOME48Adwaita/dark/media-view-subtitles-symbolic.svg"&gt;&lt;img alt="media-view-subtitles-symbolic" src="https://user-images.githubusercontent.com/25423296/163456779-a8556205-d0a5-45e2-ac17-42d089e3c3f8.png"&gt;&lt;/picture&gt; &amp;nbsp; &amp;nbsp;media-view-subtitle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21] &amp; CHAR(34) &amp;  &#10;&quot; width=&quot; &amp; CHAR(34) &amp; &quot;22&quot; &amp; CHAR(34) &amp; &quot; alt=&quot; &amp; CHAR(34) &amp; [.B121] &amp; CHAR(34) &amp; &quot;&gt;&lt;/a&gt;&quot; &amp; &#10;&quot;&amp;nbsp; &amp;nbsp; &quot; &amp; [.B121] &amp; &quot;&lt;br&gt;&quot;" office:value-type="string" office:string-value="&lt;a href=&quot;#&quot;&gt;&lt;img src=&quot;https://raw.githubusercontent.com/StorageB/icons/main/GNOME46Adwaita/light/media-view-subtitles-symbolic.svg&quot; width=&quot;22&quot; alt=&quot;media-view-subtitles-symbolic&quot;&gt;&lt;/a&gt;&amp;nbsp; &amp;nbsp; media-view-subtitles-symbolic&lt;br&gt;" calcext:value-type="string">
            <text:p>&lt;a href="#"&gt;&lt;img src="https://raw.githubusercontent.com/StorageB/icons/main/GNOME46Adwaita/light/media-view-subtitles-symbolic.svg" width="22" alt="media-view-subtitles-symbolic"&gt;&lt;/a&gt;&amp;nbsp; &amp;nbsp; media-view-subtitle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21] &amp; CHAR(34) &amp;   &#10;&quot; width=&quot; &amp; CHAR(34) &amp; &quot;22&quot; &amp; CHAR(34) &amp; &quot; alt=&quot; &amp; CHAR(34) &amp; [.B121] &amp; CHAR(34) &amp; &quot;&gt;&lt;/a&gt;&quot; &amp;  &#10;&quot;&amp;nbsp; &amp;nbsp; &quot; &amp; [.B121] &amp; &quot;&lt;br&gt;&quot;" office:value-type="string" office:string-value="&lt;a href=&quot;#&quot;&gt;&lt;img src=&quot;https://raw.githubusercontent.com/StorageB/icons/main/GNOME46Adwaita/dark/media-view-subtitles-symbolic.svg&quot; width=&quot;22&quot; alt=&quot;media-view-subtitles-symbolic&quot;&gt;&lt;/a&gt;&amp;nbsp; &amp;nbsp; media-view-subtitles-symbolic&lt;br&gt;" calcext:value-type="string">
            <text:p>&lt;a href="#"&gt;&lt;img src="https://raw.githubusercontent.com/StorageB/icons/main/GNOME46Adwaita/dark/media-view-subtitles-symbolic.svg" width="22" alt="media-view-subtitles-symbolic"&gt;&lt;/a&gt;&amp;nbsp; &amp;nbsp; media-view-subtitle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ject-flip-horizontal-symbolic.svg</text:p>
          </table:table-cell>
          <table:table-cell office:value-type="string" calcext:value-type="string">
            <text:p>object-flip-horizonta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2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22] &amp; CHAR(34) &amp; &quot;&gt;&quot; &amp; &#10;&quot;&lt;img alt=&quot; &amp; CHAR(34) &amp; [.B12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2] &amp; &quot;&lt;br&gt;&quot;" office:value-type="string" office:string-value="&lt;picture&gt;&lt;source media=&quot;(prefers-color-scheme: dark)&quot; srcset=&quot;https://github.com/StorageB/icons/blob/main/GNOME48Adwaita/light/object-flip-horizontal-symbolic.svg&quot;&gt;&lt;source media=&quot;(prefers-color-scheme: light)&quot; srcset=&quot;https://github.com/StorageB/icons/blob/main/GNOME48Adwaita/dark/object-flip-horizontal-symbolic.svg&quot;&gt;&lt;img alt=&quot;object-flip-horizontal-symbolic&quot; src=&quot;https://user-images.githubusercontent.com/25423296/163456779-a8556205-d0a5-45e2-ac17-42d089e3c3f8.png&quot;&gt;&lt;/picture&gt; &amp;nbsp; &amp;nbsp;object-flip-horizontal-symbolic&lt;br&gt;" calcext:value-type="string">
            <text:p>&lt;picture&gt;&lt;source media="(prefers-color-scheme: dark)" srcset="https://github.com/StorageB/icons/blob/main/GNOME48Adwaita/light/object-flip-horizontal-symbolic.svg"&gt;&lt;source media="(prefers-color-scheme: light)" srcset="https://github.com/StorageB/icons/blob/main/GNOME48Adwaita/dark/object-flip-horizontal-symbolic.svg"&gt;&lt;img alt="object-flip-horizontal-symbolic" src="https://user-images.githubusercontent.com/25423296/163456779-a8556205-d0a5-45e2-ac17-42d089e3c3f8.png"&gt;&lt;/picture&gt; &amp;nbsp; &amp;nbsp;object-flip-horizonta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22] &amp; CHAR(34) &amp;  &#10;&quot; width=&quot; &amp; CHAR(34) &amp; &quot;22&quot; &amp; CHAR(34) &amp; &quot; alt=&quot; &amp; CHAR(34) &amp; [.B122] &amp; CHAR(34) &amp; &quot;&gt;&lt;/a&gt;&quot; &amp; &#10;&quot;&amp;nbsp; &amp;nbsp; &quot; &amp; [.B122] &amp; &quot;&lt;br&gt;&quot;" office:value-type="string" office:string-value="&lt;a href=&quot;#&quot;&gt;&lt;img src=&quot;https://raw.githubusercontent.com/StorageB/icons/main/GNOME46Adwaita/light/object-flip-horizontal-symbolic.svg&quot; width=&quot;22&quot; alt=&quot;object-flip-horizontal-symbolic&quot;&gt;&lt;/a&gt;&amp;nbsp; &amp;nbsp; object-flip-horizontal-symbolic&lt;br&gt;" calcext:value-type="string">
            <text:p>&lt;a href="#"&gt;&lt;img src="https://raw.githubusercontent.com/StorageB/icons/main/GNOME46Adwaita/light/object-flip-horizontal-symbolic.svg" width="22" alt="object-flip-horizontal-symbolic"&gt;&lt;/a&gt;&amp;nbsp; &amp;nbsp; object-flip-horizonta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22] &amp; CHAR(34) &amp;   &#10;&quot; width=&quot; &amp; CHAR(34) &amp; &quot;22&quot; &amp; CHAR(34) &amp; &quot; alt=&quot; &amp; CHAR(34) &amp; [.B122] &amp; CHAR(34) &amp; &quot;&gt;&lt;/a&gt;&quot; &amp;  &#10;&quot;&amp;nbsp; &amp;nbsp; &quot; &amp; [.B122] &amp; &quot;&lt;br&gt;&quot;" office:value-type="string" office:string-value="&lt;a href=&quot;#&quot;&gt;&lt;img src=&quot;https://raw.githubusercontent.com/StorageB/icons/main/GNOME46Adwaita/dark/object-flip-horizontal-symbolic.svg&quot; width=&quot;22&quot; alt=&quot;object-flip-horizontal-symbolic&quot;&gt;&lt;/a&gt;&amp;nbsp; &amp;nbsp; object-flip-horizontal-symbolic&lt;br&gt;" calcext:value-type="string">
            <text:p>&lt;a href="#"&gt;&lt;img src="https://raw.githubusercontent.com/StorageB/icons/main/GNOME46Adwaita/dark/object-flip-horizontal-symbolic.svg" width="22" alt="object-flip-horizontal-symbolic"&gt;&lt;/a&gt;&amp;nbsp; &amp;nbsp; object-flip-horizonta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ject-flip-vertical-symbolic.svg</text:p>
          </table:table-cell>
          <table:table-cell office:value-type="string" calcext:value-type="string">
            <text:p>object-flip-vertica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2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23] &amp; CHAR(34) &amp; &quot;&gt;&quot; &amp; &#10;&quot;&lt;img alt=&quot; &amp; CHAR(34) &amp; [.B12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3] &amp; &quot;&lt;br&gt;&quot;" office:value-type="string" office:string-value="&lt;picture&gt;&lt;source media=&quot;(prefers-color-scheme: dark)&quot; srcset=&quot;https://github.com/StorageB/icons/blob/main/GNOME48Adwaita/light/object-flip-vertical-symbolic.svg&quot;&gt;&lt;source media=&quot;(prefers-color-scheme: light)&quot; srcset=&quot;https://github.com/StorageB/icons/blob/main/GNOME48Adwaita/dark/object-flip-vertical-symbolic.svg&quot;&gt;&lt;img alt=&quot;object-flip-vertical-symbolic&quot; src=&quot;https://user-images.githubusercontent.com/25423296/163456779-a8556205-d0a5-45e2-ac17-42d089e3c3f8.png&quot;&gt;&lt;/picture&gt; &amp;nbsp; &amp;nbsp;object-flip-vertical-symbolic&lt;br&gt;" calcext:value-type="string">
            <text:p>&lt;picture&gt;&lt;source media="(prefers-color-scheme: dark)" srcset="https://github.com/StorageB/icons/blob/main/GNOME48Adwaita/light/object-flip-vertical-symbolic.svg"&gt;&lt;source media="(prefers-color-scheme: light)" srcset="https://github.com/StorageB/icons/blob/main/GNOME48Adwaita/dark/object-flip-vertical-symbolic.svg"&gt;&lt;img alt="object-flip-vertical-symbolic" src="https://user-images.githubusercontent.com/25423296/163456779-a8556205-d0a5-45e2-ac17-42d089e3c3f8.png"&gt;&lt;/picture&gt; &amp;nbsp; &amp;nbsp;object-flip-vertica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23] &amp; CHAR(34) &amp;  &#10;&quot; width=&quot; &amp; CHAR(34) &amp; &quot;22&quot; &amp; CHAR(34) &amp; &quot; alt=&quot; &amp; CHAR(34) &amp; [.B123] &amp; CHAR(34) &amp; &quot;&gt;&lt;/a&gt;&quot; &amp; &#10;&quot;&amp;nbsp; &amp;nbsp; &quot; &amp; [.B123] &amp; &quot;&lt;br&gt;&quot;" office:value-type="string" office:string-value="&lt;a href=&quot;#&quot;&gt;&lt;img src=&quot;https://raw.githubusercontent.com/StorageB/icons/main/GNOME46Adwaita/light/object-flip-vertical-symbolic.svg&quot; width=&quot;22&quot; alt=&quot;object-flip-vertical-symbolic&quot;&gt;&lt;/a&gt;&amp;nbsp; &amp;nbsp; object-flip-vertical-symbolic&lt;br&gt;" calcext:value-type="string">
            <text:p>&lt;a href="#"&gt;&lt;img src="https://raw.githubusercontent.com/StorageB/icons/main/GNOME46Adwaita/light/object-flip-vertical-symbolic.svg" width="22" alt="object-flip-vertical-symbolic"&gt;&lt;/a&gt;&amp;nbsp; &amp;nbsp; object-flip-vertica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23] &amp; CHAR(34) &amp;   &#10;&quot; width=&quot; &amp; CHAR(34) &amp; &quot;22&quot; &amp; CHAR(34) &amp; &quot; alt=&quot; &amp; CHAR(34) &amp; [.B123] &amp; CHAR(34) &amp; &quot;&gt;&lt;/a&gt;&quot; &amp;  &#10;&quot;&amp;nbsp; &amp;nbsp; &quot; &amp; [.B123] &amp; &quot;&lt;br&gt;&quot;" office:value-type="string" office:string-value="&lt;a href=&quot;#&quot;&gt;&lt;img src=&quot;https://raw.githubusercontent.com/StorageB/icons/main/GNOME46Adwaita/dark/object-flip-vertical-symbolic.svg&quot; width=&quot;22&quot; alt=&quot;object-flip-vertical-symbolic&quot;&gt;&lt;/a&gt;&amp;nbsp; &amp;nbsp; object-flip-vertical-symbolic&lt;br&gt;" calcext:value-type="string">
            <text:p>&lt;a href="#"&gt;&lt;img src="https://raw.githubusercontent.com/StorageB/icons/main/GNOME46Adwaita/dark/object-flip-vertical-symbolic.svg" width="22" alt="object-flip-vertical-symbolic"&gt;&lt;/a&gt;&amp;nbsp; &amp;nbsp; object-flip-vertica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ject-rotate-left-symbolic.svg</text:p>
          </table:table-cell>
          <table:table-cell office:value-type="string" calcext:value-type="string">
            <text:p>object-rotate-lef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2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24] &amp; CHAR(34) &amp; &quot;&gt;&quot; &amp; &#10;&quot;&lt;img alt=&quot; &amp; CHAR(34) &amp; [.B12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4] &amp; &quot;&lt;br&gt;&quot;" office:value-type="string" office:string-value="&lt;picture&gt;&lt;source media=&quot;(prefers-color-scheme: dark)&quot; srcset=&quot;https://github.com/StorageB/icons/blob/main/GNOME48Adwaita/light/object-rotate-left-symbolic.svg&quot;&gt;&lt;source media=&quot;(prefers-color-scheme: light)&quot; srcset=&quot;https://github.com/StorageB/icons/blob/main/GNOME48Adwaita/dark/object-rotate-left-symbolic.svg&quot;&gt;&lt;img alt=&quot;object-rotate-left-symbolic&quot; src=&quot;https://user-images.githubusercontent.com/25423296/163456779-a8556205-d0a5-45e2-ac17-42d089e3c3f8.png&quot;&gt;&lt;/picture&gt; &amp;nbsp; &amp;nbsp;object-rotate-left-symbolic&lt;br&gt;" calcext:value-type="string">
            <text:p>&lt;picture&gt;&lt;source media="(prefers-color-scheme: dark)" srcset="https://github.com/StorageB/icons/blob/main/GNOME48Adwaita/light/object-rotate-left-symbolic.svg"&gt;&lt;source media="(prefers-color-scheme: light)" srcset="https://github.com/StorageB/icons/blob/main/GNOME48Adwaita/dark/object-rotate-left-symbolic.svg"&gt;&lt;img alt="object-rotate-left-symbolic" src="https://user-images.githubusercontent.com/25423296/163456779-a8556205-d0a5-45e2-ac17-42d089e3c3f8.png"&gt;&lt;/picture&gt; &amp;nbsp; &amp;nbsp;object-rotate-lef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24] &amp; CHAR(34) &amp;  &#10;&quot; width=&quot; &amp; CHAR(34) &amp; &quot;22&quot; &amp; CHAR(34) &amp; &quot; alt=&quot; &amp; CHAR(34) &amp; [.B124] &amp; CHAR(34) &amp; &quot;&gt;&lt;/a&gt;&quot; &amp; &#10;&quot;&amp;nbsp; &amp;nbsp; &quot; &amp; [.B124] &amp; &quot;&lt;br&gt;&quot;" office:value-type="string" office:string-value="&lt;a href=&quot;#&quot;&gt;&lt;img src=&quot;https://raw.githubusercontent.com/StorageB/icons/main/GNOME46Adwaita/light/object-rotate-left-symbolic.svg&quot; width=&quot;22&quot; alt=&quot;object-rotate-left-symbolic&quot;&gt;&lt;/a&gt;&amp;nbsp; &amp;nbsp; object-rotate-left-symbolic&lt;br&gt;" calcext:value-type="string">
            <text:p>&lt;a href="#"&gt;&lt;img src="https://raw.githubusercontent.com/StorageB/icons/main/GNOME46Adwaita/light/object-rotate-left-symbolic.svg" width="22" alt="object-rotate-left-symbolic"&gt;&lt;/a&gt;&amp;nbsp; &amp;nbsp; object-rotate-lef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24] &amp; CHAR(34) &amp;   &#10;&quot; width=&quot; &amp; CHAR(34) &amp; &quot;22&quot; &amp; CHAR(34) &amp; &quot; alt=&quot; &amp; CHAR(34) &amp; [.B124] &amp; CHAR(34) &amp; &quot;&gt;&lt;/a&gt;&quot; &amp;  &#10;&quot;&amp;nbsp; &amp;nbsp; &quot; &amp; [.B124] &amp; &quot;&lt;br&gt;&quot;" office:value-type="string" office:string-value="&lt;a href=&quot;#&quot;&gt;&lt;img src=&quot;https://raw.githubusercontent.com/StorageB/icons/main/GNOME46Adwaita/dark/object-rotate-left-symbolic.svg&quot; width=&quot;22&quot; alt=&quot;object-rotate-left-symbolic&quot;&gt;&lt;/a&gt;&amp;nbsp; &amp;nbsp; object-rotate-left-symbolic&lt;br&gt;" calcext:value-type="string">
            <text:p>&lt;a href="#"&gt;&lt;img src="https://raw.githubusercontent.com/StorageB/icons/main/GNOME46Adwaita/dark/object-rotate-left-symbolic.svg" width="22" alt="object-rotate-left-symbolic"&gt;&lt;/a&gt;&amp;nbsp; &amp;nbsp; object-rotate-lef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ject-rotate-right-symbolic.svg</text:p>
          </table:table-cell>
          <table:table-cell office:value-type="string" calcext:value-type="string">
            <text:p>object-rotate-righ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2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25] &amp; CHAR(34) &amp; &quot;&gt;&quot; &amp; &#10;&quot;&lt;img alt=&quot; &amp; CHAR(34) &amp; [.B12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5] &amp; &quot;&lt;br&gt;&quot;" office:value-type="string" office:string-value="&lt;picture&gt;&lt;source media=&quot;(prefers-color-scheme: dark)&quot; srcset=&quot;https://github.com/StorageB/icons/blob/main/GNOME48Adwaita/light/object-rotate-right-symbolic.svg&quot;&gt;&lt;source media=&quot;(prefers-color-scheme: light)&quot; srcset=&quot;https://github.com/StorageB/icons/blob/main/GNOME48Adwaita/dark/object-rotate-right-symbolic.svg&quot;&gt;&lt;img alt=&quot;object-rotate-right-symbolic&quot; src=&quot;https://user-images.githubusercontent.com/25423296/163456779-a8556205-d0a5-45e2-ac17-42d089e3c3f8.png&quot;&gt;&lt;/picture&gt; &amp;nbsp; &amp;nbsp;object-rotate-right-symbolic&lt;br&gt;" calcext:value-type="string">
            <text:p>&lt;picture&gt;&lt;source media="(prefers-color-scheme: dark)" srcset="https://github.com/StorageB/icons/blob/main/GNOME48Adwaita/light/object-rotate-right-symbolic.svg"&gt;&lt;source media="(prefers-color-scheme: light)" srcset="https://github.com/StorageB/icons/blob/main/GNOME48Adwaita/dark/object-rotate-right-symbolic.svg"&gt;&lt;img alt="object-rotate-right-symbolic" src="https://user-images.githubusercontent.com/25423296/163456779-a8556205-d0a5-45e2-ac17-42d089e3c3f8.png"&gt;&lt;/picture&gt; &amp;nbsp; &amp;nbsp;object-rotate-righ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25] &amp; CHAR(34) &amp;  &#10;&quot; width=&quot; &amp; CHAR(34) &amp; &quot;22&quot; &amp; CHAR(34) &amp; &quot; alt=&quot; &amp; CHAR(34) &amp; [.B125] &amp; CHAR(34) &amp; &quot;&gt;&lt;/a&gt;&quot; &amp; &#10;&quot;&amp;nbsp; &amp;nbsp; &quot; &amp; [.B125] &amp; &quot;&lt;br&gt;&quot;" office:value-type="string" office:string-value="&lt;a href=&quot;#&quot;&gt;&lt;img src=&quot;https://raw.githubusercontent.com/StorageB/icons/main/GNOME46Adwaita/light/object-rotate-right-symbolic.svg&quot; width=&quot;22&quot; alt=&quot;object-rotate-right-symbolic&quot;&gt;&lt;/a&gt;&amp;nbsp; &amp;nbsp; object-rotate-right-symbolic&lt;br&gt;" calcext:value-type="string">
            <text:p>&lt;a href="#"&gt;&lt;img src="https://raw.githubusercontent.com/StorageB/icons/main/GNOME46Adwaita/light/object-rotate-right-symbolic.svg" width="22" alt="object-rotate-right-symbolic"&gt;&lt;/a&gt;&amp;nbsp; &amp;nbsp; object-rotate-righ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25] &amp; CHAR(34) &amp;   &#10;&quot; width=&quot; &amp; CHAR(34) &amp; &quot;22&quot; &amp; CHAR(34) &amp; &quot; alt=&quot; &amp; CHAR(34) &amp; [.B125] &amp; CHAR(34) &amp; &quot;&gt;&lt;/a&gt;&quot; &amp;  &#10;&quot;&amp;nbsp; &amp;nbsp; &quot; &amp; [.B125] &amp; &quot;&lt;br&gt;&quot;" office:value-type="string" office:string-value="&lt;a href=&quot;#&quot;&gt;&lt;img src=&quot;https://raw.githubusercontent.com/StorageB/icons/main/GNOME46Adwaita/dark/object-rotate-right-symbolic.svg&quot; width=&quot;22&quot; alt=&quot;object-rotate-right-symbolic&quot;&gt;&lt;/a&gt;&amp;nbsp; &amp;nbsp; object-rotate-right-symbolic&lt;br&gt;" calcext:value-type="string">
            <text:p>&lt;a href="#"&gt;&lt;img src="https://raw.githubusercontent.com/StorageB/icons/main/GNOME46Adwaita/dark/object-rotate-right-symbolic.svg" width="22" alt="object-rotate-right-symbolic"&gt;&lt;/a&gt;&amp;nbsp; &amp;nbsp; object-rotate-righ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ject-select-symbolic.svg</text:p>
          </table:table-cell>
          <table:table-cell office:value-type="string" calcext:value-type="string">
            <text:p>object-selec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2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26] &amp; CHAR(34) &amp; &quot;&gt;&quot; &amp; &#10;&quot;&lt;img alt=&quot; &amp; CHAR(34) &amp; [.B12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6] &amp; &quot;&lt;br&gt;&quot;" office:value-type="string" office:string-value="&lt;picture&gt;&lt;source media=&quot;(prefers-color-scheme: dark)&quot; srcset=&quot;https://github.com/StorageB/icons/blob/main/GNOME48Adwaita/light/object-select-symbolic.svg&quot;&gt;&lt;source media=&quot;(prefers-color-scheme: light)&quot; srcset=&quot;https://github.com/StorageB/icons/blob/main/GNOME48Adwaita/dark/object-select-symbolic.svg&quot;&gt;&lt;img alt=&quot;object-select-symbolic&quot; src=&quot;https://user-images.githubusercontent.com/25423296/163456779-a8556205-d0a5-45e2-ac17-42d089e3c3f8.png&quot;&gt;&lt;/picture&gt; &amp;nbsp; &amp;nbsp;object-select-symbolic&lt;br&gt;" calcext:value-type="string">
            <text:p>&lt;picture&gt;&lt;source media="(prefers-color-scheme: dark)" srcset="https://github.com/StorageB/icons/blob/main/GNOME48Adwaita/light/object-select-symbolic.svg"&gt;&lt;source media="(prefers-color-scheme: light)" srcset="https://github.com/StorageB/icons/blob/main/GNOME48Adwaita/dark/object-select-symbolic.svg"&gt;&lt;img alt="object-select-symbolic" src="https://user-images.githubusercontent.com/25423296/163456779-a8556205-d0a5-45e2-ac17-42d089e3c3f8.png"&gt;&lt;/picture&gt; &amp;nbsp; &amp;nbsp;object-selec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26] &amp; CHAR(34) &amp;  &#10;&quot; width=&quot; &amp; CHAR(34) &amp; &quot;22&quot; &amp; CHAR(34) &amp; &quot; alt=&quot; &amp; CHAR(34) &amp; [.B126] &amp; CHAR(34) &amp; &quot;&gt;&lt;/a&gt;&quot; &amp; &#10;&quot;&amp;nbsp; &amp;nbsp; &quot; &amp; [.B126] &amp; &quot;&lt;br&gt;&quot;" office:value-type="string" office:string-value="&lt;a href=&quot;#&quot;&gt;&lt;img src=&quot;https://raw.githubusercontent.com/StorageB/icons/main/GNOME46Adwaita/light/object-select-symbolic.svg&quot; width=&quot;22&quot; alt=&quot;object-select-symbolic&quot;&gt;&lt;/a&gt;&amp;nbsp; &amp;nbsp; object-select-symbolic&lt;br&gt;" calcext:value-type="string">
            <text:p>&lt;a href="#"&gt;&lt;img src="https://raw.githubusercontent.com/StorageB/icons/main/GNOME46Adwaita/light/object-select-symbolic.svg" width="22" alt="object-select-symbolic"&gt;&lt;/a&gt;&amp;nbsp; &amp;nbsp; object-selec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26] &amp; CHAR(34) &amp;   &#10;&quot; width=&quot; &amp; CHAR(34) &amp; &quot;22&quot; &amp; CHAR(34) &amp; &quot; alt=&quot; &amp; CHAR(34) &amp; [.B126] &amp; CHAR(34) &amp; &quot;&gt;&lt;/a&gt;&quot; &amp;  &#10;&quot;&amp;nbsp; &amp;nbsp; &quot; &amp; [.B126] &amp; &quot;&lt;br&gt;&quot;" office:value-type="string" office:string-value="&lt;a href=&quot;#&quot;&gt;&lt;img src=&quot;https://raw.githubusercontent.com/StorageB/icons/main/GNOME46Adwaita/dark/object-select-symbolic.svg&quot; width=&quot;22&quot; alt=&quot;object-select-symbolic&quot;&gt;&lt;/a&gt;&amp;nbsp; &amp;nbsp; object-select-symbolic&lt;br&gt;" calcext:value-type="string">
            <text:p>&lt;a href="#"&gt;&lt;img src="https://raw.githubusercontent.com/StorageB/icons/main/GNOME46Adwaita/dark/object-select-symbolic.svg" width="22" alt="object-select-symbolic"&gt;&lt;/a&gt;&amp;nbsp; &amp;nbsp; object-selec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pen-menu-symbolic.svg</text:p>
          </table:table-cell>
          <table:table-cell office:value-type="string" calcext:value-type="string">
            <text:p>open-menu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2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27] &amp; CHAR(34) &amp; &quot;&gt;&quot; &amp; &#10;&quot;&lt;img alt=&quot; &amp; CHAR(34) &amp; [.B12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7] &amp; &quot;&lt;br&gt;&quot;" office:value-type="string" office:string-value="&lt;picture&gt;&lt;source media=&quot;(prefers-color-scheme: dark)&quot; srcset=&quot;https://github.com/StorageB/icons/blob/main/GNOME48Adwaita/light/open-menu-symbolic.svg&quot;&gt;&lt;source media=&quot;(prefers-color-scheme: light)&quot; srcset=&quot;https://github.com/StorageB/icons/blob/main/GNOME48Adwaita/dark/open-menu-symbolic.svg&quot;&gt;&lt;img alt=&quot;open-menu-symbolic&quot; src=&quot;https://user-images.githubusercontent.com/25423296/163456779-a8556205-d0a5-45e2-ac17-42d089e3c3f8.png&quot;&gt;&lt;/picture&gt; &amp;nbsp; &amp;nbsp;open-menu-symbolic&lt;br&gt;" calcext:value-type="string">
            <text:p>&lt;picture&gt;&lt;source media="(prefers-color-scheme: dark)" srcset="https://github.com/StorageB/icons/blob/main/GNOME48Adwaita/light/open-menu-symbolic.svg"&gt;&lt;source media="(prefers-color-scheme: light)" srcset="https://github.com/StorageB/icons/blob/main/GNOME48Adwaita/dark/open-menu-symbolic.svg"&gt;&lt;img alt="open-menu-symbolic" src="https://user-images.githubusercontent.com/25423296/163456779-a8556205-d0a5-45e2-ac17-42d089e3c3f8.png"&gt;&lt;/picture&gt; &amp;nbsp; &amp;nbsp;open-menu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27] &amp; CHAR(34) &amp;  &#10;&quot; width=&quot; &amp; CHAR(34) &amp; &quot;22&quot; &amp; CHAR(34) &amp; &quot; alt=&quot; &amp; CHAR(34) &amp; [.B127] &amp; CHAR(34) &amp; &quot;&gt;&lt;/a&gt;&quot; &amp; &#10;&quot;&amp;nbsp; &amp;nbsp; &quot; &amp; [.B127] &amp; &quot;&lt;br&gt;&quot;" office:value-type="string" office:string-value="&lt;a href=&quot;#&quot;&gt;&lt;img src=&quot;https://raw.githubusercontent.com/StorageB/icons/main/GNOME46Adwaita/light/open-menu-symbolic.svg&quot; width=&quot;22&quot; alt=&quot;open-menu-symbolic&quot;&gt;&lt;/a&gt;&amp;nbsp; &amp;nbsp; open-menu-symbolic&lt;br&gt;" calcext:value-type="string">
            <text:p>&lt;a href="#"&gt;&lt;img src="https://raw.githubusercontent.com/StorageB/icons/main/GNOME46Adwaita/light/open-menu-symbolic.svg" width="22" alt="open-menu-symbolic"&gt;&lt;/a&gt;&amp;nbsp; &amp;nbsp; open-menu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27] &amp; CHAR(34) &amp;   &#10;&quot; width=&quot; &amp; CHAR(34) &amp; &quot;22&quot; &amp; CHAR(34) &amp; &quot; alt=&quot; &amp; CHAR(34) &amp; [.B127] &amp; CHAR(34) &amp; &quot;&gt;&lt;/a&gt;&quot; &amp;  &#10;&quot;&amp;nbsp; &amp;nbsp; &quot; &amp; [.B127] &amp; &quot;&lt;br&gt;&quot;" office:value-type="string" office:string-value="&lt;a href=&quot;#&quot;&gt;&lt;img src=&quot;https://raw.githubusercontent.com/StorageB/icons/main/GNOME46Adwaita/dark/open-menu-symbolic.svg&quot; width=&quot;22&quot; alt=&quot;open-menu-symbolic&quot;&gt;&lt;/a&gt;&amp;nbsp; &amp;nbsp; open-menu-symbolic&lt;br&gt;" calcext:value-type="string">
            <text:p>&lt;a href="#"&gt;&lt;img src="https://raw.githubusercontent.com/StorageB/icons/main/GNOME46Adwaita/dark/open-menu-symbolic.svg" width="22" alt="open-menu-symbolic"&gt;&lt;/a&gt;&amp;nbsp; &amp;nbsp; open-menu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cess-stop-symbolic.svg</text:p>
          </table:table-cell>
          <table:table-cell office:value-type="string" calcext:value-type="string">
            <text:p>process-sto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2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28] &amp; CHAR(34) &amp; &quot;&gt;&quot; &amp; &#10;&quot;&lt;img alt=&quot; &amp; CHAR(34) &amp; [.B12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8] &amp; &quot;&lt;br&gt;&quot;" office:value-type="string" office:string-value="&lt;picture&gt;&lt;source media=&quot;(prefers-color-scheme: dark)&quot; srcset=&quot;https://github.com/StorageB/icons/blob/main/GNOME48Adwaita/light/process-stop-symbolic.svg&quot;&gt;&lt;source media=&quot;(prefers-color-scheme: light)&quot; srcset=&quot;https://github.com/StorageB/icons/blob/main/GNOME48Adwaita/dark/process-stop-symbolic.svg&quot;&gt;&lt;img alt=&quot;process-stop-symbolic&quot; src=&quot;https://user-images.githubusercontent.com/25423296/163456779-a8556205-d0a5-45e2-ac17-42d089e3c3f8.png&quot;&gt;&lt;/picture&gt; &amp;nbsp; &amp;nbsp;process-stop-symbolic&lt;br&gt;" calcext:value-type="string">
            <text:p>&lt;picture&gt;&lt;source media="(prefers-color-scheme: dark)" srcset="https://github.com/StorageB/icons/blob/main/GNOME48Adwaita/light/process-stop-symbolic.svg"&gt;&lt;source media="(prefers-color-scheme: light)" srcset="https://github.com/StorageB/icons/blob/main/GNOME48Adwaita/dark/process-stop-symbolic.svg"&gt;&lt;img alt="process-stop-symbolic" src="https://user-images.githubusercontent.com/25423296/163456779-a8556205-d0a5-45e2-ac17-42d089e3c3f8.png"&gt;&lt;/picture&gt; &amp;nbsp; &amp;nbsp;process-stop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28] &amp; CHAR(34) &amp;  &#10;&quot; width=&quot; &amp; CHAR(34) &amp; &quot;22&quot; &amp; CHAR(34) &amp; &quot; alt=&quot; &amp; CHAR(34) &amp; [.B128] &amp; CHAR(34) &amp; &quot;&gt;&lt;/a&gt;&quot; &amp; &#10;&quot;&amp;nbsp; &amp;nbsp; &quot; &amp; [.B128] &amp; &quot;&lt;br&gt;&quot;" office:value-type="string" office:string-value="&lt;a href=&quot;#&quot;&gt;&lt;img src=&quot;https://raw.githubusercontent.com/StorageB/icons/main/GNOME46Adwaita/light/process-stop-symbolic.svg&quot; width=&quot;22&quot; alt=&quot;process-stop-symbolic&quot;&gt;&lt;/a&gt;&amp;nbsp; &amp;nbsp; process-stop-symbolic&lt;br&gt;" calcext:value-type="string">
            <text:p>&lt;a href="#"&gt;&lt;img src="https://raw.githubusercontent.com/StorageB/icons/main/GNOME46Adwaita/light/process-stop-symbolic.svg" width="22" alt="process-stop-symbolic"&gt;&lt;/a&gt;&amp;nbsp; &amp;nbsp; process-stop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28] &amp; CHAR(34) &amp;   &#10;&quot; width=&quot; &amp; CHAR(34) &amp; &quot;22&quot; &amp; CHAR(34) &amp; &quot; alt=&quot; &amp; CHAR(34) &amp; [.B128] &amp; CHAR(34) &amp; &quot;&gt;&lt;/a&gt;&quot; &amp;  &#10;&quot;&amp;nbsp; &amp;nbsp; &quot; &amp; [.B128] &amp; &quot;&lt;br&gt;&quot;" office:value-type="string" office:string-value="&lt;a href=&quot;#&quot;&gt;&lt;img src=&quot;https://raw.githubusercontent.com/StorageB/icons/main/GNOME46Adwaita/dark/process-stop-symbolic.svg&quot; width=&quot;22&quot; alt=&quot;process-stop-symbolic&quot;&gt;&lt;/a&gt;&amp;nbsp; &amp;nbsp; process-stop-symbolic&lt;br&gt;" calcext:value-type="string">
            <text:p>&lt;a href="#"&gt;&lt;img src="https://raw.githubusercontent.com/StorageB/icons/main/GNOME46Adwaita/dark/process-stop-symbolic.svg" width="22" alt="process-stop-symbolic"&gt;&lt;/a&gt;&amp;nbsp; &amp;nbsp; process-stop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lection-mode-symbolic.svg</text:p>
          </table:table-cell>
          <table:table-cell office:value-type="string" calcext:value-type="string">
            <text:p>selection-mod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2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29] &amp; CHAR(34) &amp; &quot;&gt;&quot; &amp; &#10;&quot;&lt;img alt=&quot; &amp; CHAR(34) &amp; [.B12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9] &amp; &quot;&lt;br&gt;&quot;" office:value-type="string" office:string-value="&lt;picture&gt;&lt;source media=&quot;(prefers-color-scheme: dark)&quot; srcset=&quot;https://github.com/StorageB/icons/blob/main/GNOME48Adwaita/light/selection-mode-symbolic.svg&quot;&gt;&lt;source media=&quot;(prefers-color-scheme: light)&quot; srcset=&quot;https://github.com/StorageB/icons/blob/main/GNOME48Adwaita/dark/selection-mode-symbolic.svg&quot;&gt;&lt;img alt=&quot;selection-mode-symbolic&quot; src=&quot;https://user-images.githubusercontent.com/25423296/163456779-a8556205-d0a5-45e2-ac17-42d089e3c3f8.png&quot;&gt;&lt;/picture&gt; &amp;nbsp; &amp;nbsp;selection-mode-symbolic&lt;br&gt;" calcext:value-type="string">
            <text:p>&lt;picture&gt;&lt;source media="(prefers-color-scheme: dark)" srcset="https://github.com/StorageB/icons/blob/main/GNOME48Adwaita/light/selection-mode-symbolic.svg"&gt;&lt;source media="(prefers-color-scheme: light)" srcset="https://github.com/StorageB/icons/blob/main/GNOME48Adwaita/dark/selection-mode-symbolic.svg"&gt;&lt;img alt="selection-mode-symbolic" src="https://user-images.githubusercontent.com/25423296/163456779-a8556205-d0a5-45e2-ac17-42d089e3c3f8.png"&gt;&lt;/picture&gt; &amp;nbsp; &amp;nbsp;selection-mod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29] &amp; CHAR(34) &amp;  &#10;&quot; width=&quot; &amp; CHAR(34) &amp; &quot;22&quot; &amp; CHAR(34) &amp; &quot; alt=&quot; &amp; CHAR(34) &amp; [.B129] &amp; CHAR(34) &amp; &quot;&gt;&lt;/a&gt;&quot; &amp; &#10;&quot;&amp;nbsp; &amp;nbsp; &quot; &amp; [.B129] &amp; &quot;&lt;br&gt;&quot;" office:value-type="string" office:string-value="&lt;a href=&quot;#&quot;&gt;&lt;img src=&quot;https://raw.githubusercontent.com/StorageB/icons/main/GNOME46Adwaita/light/selection-mode-symbolic.svg&quot; width=&quot;22&quot; alt=&quot;selection-mode-symbolic&quot;&gt;&lt;/a&gt;&amp;nbsp; &amp;nbsp; selection-mode-symbolic&lt;br&gt;" calcext:value-type="string">
            <text:p>&lt;a href="#"&gt;&lt;img src="https://raw.githubusercontent.com/StorageB/icons/main/GNOME46Adwaita/light/selection-mode-symbolic.svg" width="22" alt="selection-mode-symbolic"&gt;&lt;/a&gt;&amp;nbsp; &amp;nbsp; selection-mod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29] &amp; CHAR(34) &amp;   &#10;&quot; width=&quot; &amp; CHAR(34) &amp; &quot;22&quot; &amp; CHAR(34) &amp; &quot; alt=&quot; &amp; CHAR(34) &amp; [.B129] &amp; CHAR(34) &amp; &quot;&gt;&lt;/a&gt;&quot; &amp;  &#10;&quot;&amp;nbsp; &amp;nbsp; &quot; &amp; [.B129] &amp; &quot;&lt;br&gt;&quot;" office:value-type="string" office:string-value="&lt;a href=&quot;#&quot;&gt;&lt;img src=&quot;https://raw.githubusercontent.com/StorageB/icons/main/GNOME46Adwaita/dark/selection-mode-symbolic.svg&quot; width=&quot;22&quot; alt=&quot;selection-mode-symbolic&quot;&gt;&lt;/a&gt;&amp;nbsp; &amp;nbsp; selection-mode-symbolic&lt;br&gt;" calcext:value-type="string">
            <text:p>&lt;a href="#"&gt;&lt;img src="https://raw.githubusercontent.com/StorageB/icons/main/GNOME46Adwaita/dark/selection-mode-symbolic.svg" width="22" alt="selection-mode-symbolic"&gt;&lt;/a&gt;&amp;nbsp; &amp;nbsp; selection-mod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nd-to-symbolic.svg</text:p>
          </table:table-cell>
          <table:table-cell office:value-type="string" calcext:value-type="string">
            <text:p>send-to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3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30] &amp; CHAR(34) &amp; &quot;&gt;&quot; &amp; &#10;&quot;&lt;img alt=&quot; &amp; CHAR(34) &amp; [.B13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0] &amp; &quot;&lt;br&gt;&quot;" office:value-type="string" office:string-value="&lt;picture&gt;&lt;source media=&quot;(prefers-color-scheme: dark)&quot; srcset=&quot;https://github.com/StorageB/icons/blob/main/GNOME48Adwaita/light/send-to-symbolic.svg&quot;&gt;&lt;source media=&quot;(prefers-color-scheme: light)&quot; srcset=&quot;https://github.com/StorageB/icons/blob/main/GNOME48Adwaita/dark/send-to-symbolic.svg&quot;&gt;&lt;img alt=&quot;send-to-symbolic&quot; src=&quot;https://user-images.githubusercontent.com/25423296/163456779-a8556205-d0a5-45e2-ac17-42d089e3c3f8.png&quot;&gt;&lt;/picture&gt; &amp;nbsp; &amp;nbsp;send-to-symbolic&lt;br&gt;" calcext:value-type="string">
            <text:p>&lt;picture&gt;&lt;source media="(prefers-color-scheme: dark)" srcset="https://github.com/StorageB/icons/blob/main/GNOME48Adwaita/light/send-to-symbolic.svg"&gt;&lt;source media="(prefers-color-scheme: light)" srcset="https://github.com/StorageB/icons/blob/main/GNOME48Adwaita/dark/send-to-symbolic.svg"&gt;&lt;img alt="send-to-symbolic" src="https://user-images.githubusercontent.com/25423296/163456779-a8556205-d0a5-45e2-ac17-42d089e3c3f8.png"&gt;&lt;/picture&gt; &amp;nbsp; &amp;nbsp;send-to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30] &amp; CHAR(34) &amp;  &#10;&quot; width=&quot; &amp; CHAR(34) &amp; &quot;22&quot; &amp; CHAR(34) &amp; &quot; alt=&quot; &amp; CHAR(34) &amp; [.B130] &amp; CHAR(34) &amp; &quot;&gt;&lt;/a&gt;&quot; &amp; &#10;&quot;&amp;nbsp; &amp;nbsp; &quot; &amp; [.B130] &amp; &quot;&lt;br&gt;&quot;" office:value-type="string" office:string-value="&lt;a href=&quot;#&quot;&gt;&lt;img src=&quot;https://raw.githubusercontent.com/StorageB/icons/main/GNOME46Adwaita/light/send-to-symbolic.svg&quot; width=&quot;22&quot; alt=&quot;send-to-symbolic&quot;&gt;&lt;/a&gt;&amp;nbsp; &amp;nbsp; send-to-symbolic&lt;br&gt;" calcext:value-type="string">
            <text:p>&lt;a href="#"&gt;&lt;img src="https://raw.githubusercontent.com/StorageB/icons/main/GNOME46Adwaita/light/send-to-symbolic.svg" width="22" alt="send-to-symbolic"&gt;&lt;/a&gt;&amp;nbsp; &amp;nbsp; send-to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30] &amp; CHAR(34) &amp;   &#10;&quot; width=&quot; &amp; CHAR(34) &amp; &quot;22&quot; &amp; CHAR(34) &amp; &quot; alt=&quot; &amp; CHAR(34) &amp; [.B130] &amp; CHAR(34) &amp; &quot;&gt;&lt;/a&gt;&quot; &amp;  &#10;&quot;&amp;nbsp; &amp;nbsp; &quot; &amp; [.B130] &amp; &quot;&lt;br&gt;&quot;" office:value-type="string" office:string-value="&lt;a href=&quot;#&quot;&gt;&lt;img src=&quot;https://raw.githubusercontent.com/StorageB/icons/main/GNOME46Adwaita/dark/send-to-symbolic.svg&quot; width=&quot;22&quot; alt=&quot;send-to-symbolic&quot;&gt;&lt;/a&gt;&amp;nbsp; &amp;nbsp; send-to-symbolic&lt;br&gt;" calcext:value-type="string">
            <text:p>&lt;a href="#"&gt;&lt;img src="https://raw.githubusercontent.com/StorageB/icons/main/GNOME46Adwaita/dark/send-to-symbolic.svg" width="22" alt="send-to-symbolic"&gt;&lt;/a&gt;&amp;nbsp; &amp;nbsp; send-to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debar-show-right-symbolic-rtl.svg</text:p>
          </table:table-cell>
          <table:table-cell office:value-type="string" calcext:value-type="string">
            <text:p>sidebar-show-righ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3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31] &amp; CHAR(34) &amp; &quot;&gt;&quot; &amp; &#10;&quot;&lt;img alt=&quot; &amp; CHAR(34) &amp; [.B13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1] &amp; &quot;&lt;br&gt;&quot;" office:value-type="string" office:string-value="&lt;picture&gt;&lt;source media=&quot;(prefers-color-scheme: dark)&quot; srcset=&quot;https://github.com/StorageB/icons/blob/main/GNOME48Adwaita/light/sidebar-show-right-symbolic-rtl.svg&quot;&gt;&lt;source media=&quot;(prefers-color-scheme: light)&quot; srcset=&quot;https://github.com/StorageB/icons/blob/main/GNOME48Adwaita/dark/sidebar-show-right-symbolic-rtl.svg&quot;&gt;&lt;img alt=&quot;sidebar-show-right-symbolic-rtl&quot; src=&quot;https://user-images.githubusercontent.com/25423296/163456779-a8556205-d0a5-45e2-ac17-42d089e3c3f8.png&quot;&gt;&lt;/picture&gt; &amp;nbsp; &amp;nbsp;sidebar-show-right-symbolic-rtl&lt;br&gt;" calcext:value-type="string">
            <text:p>&lt;picture&gt;&lt;source media="(prefers-color-scheme: dark)" srcset="https://github.com/StorageB/icons/blob/main/GNOME48Adwaita/light/sidebar-show-right-symbolic-rtl.svg"&gt;&lt;source media="(prefers-color-scheme: light)" srcset="https://github.com/StorageB/icons/blob/main/GNOME48Adwaita/dark/sidebar-show-right-symbolic-rtl.svg"&gt;&lt;img alt="sidebar-show-right-symbolic-rtl" src="https://user-images.githubusercontent.com/25423296/163456779-a8556205-d0a5-45e2-ac17-42d089e3c3f8.png"&gt;&lt;/picture&gt; &amp;nbsp; &amp;nbsp;sidebar-show-right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31] &amp; CHAR(34) &amp;  &#10;&quot; width=&quot; &amp; CHAR(34) &amp; &quot;22&quot; &amp; CHAR(34) &amp; &quot; alt=&quot; &amp; CHAR(34) &amp; [.B131] &amp; CHAR(34) &amp; &quot;&gt;&lt;/a&gt;&quot; &amp; &#10;&quot;&amp;nbsp; &amp;nbsp; &quot; &amp; [.B131] &amp; &quot;&lt;br&gt;&quot;" office:value-type="string" office:string-value="&lt;a href=&quot;#&quot;&gt;&lt;img src=&quot;https://raw.githubusercontent.com/StorageB/icons/main/GNOME46Adwaita/light/sidebar-show-right-symbolic-rtl.svg&quot; width=&quot;22&quot; alt=&quot;sidebar-show-right-symbolic-rtl&quot;&gt;&lt;/a&gt;&amp;nbsp; &amp;nbsp; sidebar-show-right-symbolic-rtl&lt;br&gt;" calcext:value-type="string">
            <text:p>&lt;a href="#"&gt;&lt;img src="https://raw.githubusercontent.com/StorageB/icons/main/GNOME46Adwaita/light/sidebar-show-right-symbolic-rtl.svg" width="22" alt="sidebar-show-right-symbolic-rtl"&gt;&lt;/a&gt;&amp;nbsp; &amp;nbsp; sidebar-show-right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31] &amp; CHAR(34) &amp;   &#10;&quot; width=&quot; &amp; CHAR(34) &amp; &quot;22&quot; &amp; CHAR(34) &amp; &quot; alt=&quot; &amp; CHAR(34) &amp; [.B131] &amp; CHAR(34) &amp; &quot;&gt;&lt;/a&gt;&quot; &amp;  &#10;&quot;&amp;nbsp; &amp;nbsp; &quot; &amp; [.B131] &amp; &quot;&lt;br&gt;&quot;" office:value-type="string" office:string-value="&lt;a href=&quot;#&quot;&gt;&lt;img src=&quot;https://raw.githubusercontent.com/StorageB/icons/main/GNOME46Adwaita/dark/sidebar-show-right-symbolic-rtl.svg&quot; width=&quot;22&quot; alt=&quot;sidebar-show-right-symbolic-rtl&quot;&gt;&lt;/a&gt;&amp;nbsp; &amp;nbsp; sidebar-show-right-symbolic-rtl&lt;br&gt;" calcext:value-type="string">
            <text:p>&lt;a href="#"&gt;&lt;img src="https://raw.githubusercontent.com/StorageB/icons/main/GNOME46Adwaita/dark/sidebar-show-right-symbolic-rtl.svg" width="22" alt="sidebar-show-right-symbolic-rtl"&gt;&lt;/a&gt;&amp;nbsp; &amp;nbsp; sidebar-show-right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debar-show-right-symbolic.svg</text:p>
          </table:table-cell>
          <table:table-cell office:value-type="string" calcext:value-type="string">
            <text:p>sidebar-show-righ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3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32] &amp; CHAR(34) &amp; &quot;&gt;&quot; &amp; &#10;&quot;&lt;img alt=&quot; &amp; CHAR(34) &amp; [.B13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2] &amp; &quot;&lt;br&gt;&quot;" office:value-type="string" office:string-value="&lt;picture&gt;&lt;source media=&quot;(prefers-color-scheme: dark)&quot; srcset=&quot;https://github.com/StorageB/icons/blob/main/GNOME48Adwaita/light/sidebar-show-right-symbolic.svg&quot;&gt;&lt;source media=&quot;(prefers-color-scheme: light)&quot; srcset=&quot;https://github.com/StorageB/icons/blob/main/GNOME48Adwaita/dark/sidebar-show-right-symbolic.svg&quot;&gt;&lt;img alt=&quot;sidebar-show-right-symbolic&quot; src=&quot;https://user-images.githubusercontent.com/25423296/163456779-a8556205-d0a5-45e2-ac17-42d089e3c3f8.png&quot;&gt;&lt;/picture&gt; &amp;nbsp; &amp;nbsp;sidebar-show-right-symbolic&lt;br&gt;" calcext:value-type="string">
            <text:p>&lt;picture&gt;&lt;source media="(prefers-color-scheme: dark)" srcset="https://github.com/StorageB/icons/blob/main/GNOME48Adwaita/light/sidebar-show-right-symbolic.svg"&gt;&lt;source media="(prefers-color-scheme: light)" srcset="https://github.com/StorageB/icons/blob/main/GNOME48Adwaita/dark/sidebar-show-right-symbolic.svg"&gt;&lt;img alt="sidebar-show-right-symbolic" src="https://user-images.githubusercontent.com/25423296/163456779-a8556205-d0a5-45e2-ac17-42d089e3c3f8.png"&gt;&lt;/picture&gt; &amp;nbsp; &amp;nbsp;sidebar-show-righ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32] &amp; CHAR(34) &amp;  &#10;&quot; width=&quot; &amp; CHAR(34) &amp; &quot;22&quot; &amp; CHAR(34) &amp; &quot; alt=&quot; &amp; CHAR(34) &amp; [.B132] &amp; CHAR(34) &amp; &quot;&gt;&lt;/a&gt;&quot; &amp; &#10;&quot;&amp;nbsp; &amp;nbsp; &quot; &amp; [.B132] &amp; &quot;&lt;br&gt;&quot;" office:value-type="string" office:string-value="&lt;a href=&quot;#&quot;&gt;&lt;img src=&quot;https://raw.githubusercontent.com/StorageB/icons/main/GNOME46Adwaita/light/sidebar-show-right-symbolic.svg&quot; width=&quot;22&quot; alt=&quot;sidebar-show-right-symbolic&quot;&gt;&lt;/a&gt;&amp;nbsp; &amp;nbsp; sidebar-show-right-symbolic&lt;br&gt;" calcext:value-type="string">
            <text:p>&lt;a href="#"&gt;&lt;img src="https://raw.githubusercontent.com/StorageB/icons/main/GNOME46Adwaita/light/sidebar-show-right-symbolic.svg" width="22" alt="sidebar-show-right-symbolic"&gt;&lt;/a&gt;&amp;nbsp; &amp;nbsp; sidebar-show-righ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32] &amp; CHAR(34) &amp;   &#10;&quot; width=&quot; &amp; CHAR(34) &amp; &quot;22&quot; &amp; CHAR(34) &amp; &quot; alt=&quot; &amp; CHAR(34) &amp; [.B132] &amp; CHAR(34) &amp; &quot;&gt;&lt;/a&gt;&quot; &amp;  &#10;&quot;&amp;nbsp; &amp;nbsp; &quot; &amp; [.B132] &amp; &quot;&lt;br&gt;&quot;" office:value-type="string" office:string-value="&lt;a href=&quot;#&quot;&gt;&lt;img src=&quot;https://raw.githubusercontent.com/StorageB/icons/main/GNOME46Adwaita/dark/sidebar-show-right-symbolic.svg&quot; width=&quot;22&quot; alt=&quot;sidebar-show-right-symbolic&quot;&gt;&lt;/a&gt;&amp;nbsp; &amp;nbsp; sidebar-show-right-symbolic&lt;br&gt;" calcext:value-type="string">
            <text:p>&lt;a href="#"&gt;&lt;img src="https://raw.githubusercontent.com/StorageB/icons/main/GNOME46Adwaita/dark/sidebar-show-right-symbolic.svg" width="22" alt="sidebar-show-right-symbolic"&gt;&lt;/a&gt;&amp;nbsp; &amp;nbsp; sidebar-show-righ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debar-show-symbolic-rtl.svg</text:p>
          </table:table-cell>
          <table:table-cell office:value-type="string" calcext:value-type="string">
            <text:p>sidebar-show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3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33] &amp; CHAR(34) &amp; &quot;&gt;&quot; &amp; &#10;&quot;&lt;img alt=&quot; &amp; CHAR(34) &amp; [.B13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3] &amp; &quot;&lt;br&gt;&quot;" office:value-type="string" office:string-value="&lt;picture&gt;&lt;source media=&quot;(prefers-color-scheme: dark)&quot; srcset=&quot;https://github.com/StorageB/icons/blob/main/GNOME48Adwaita/light/sidebar-show-symbolic-rtl.svg&quot;&gt;&lt;source media=&quot;(prefers-color-scheme: light)&quot; srcset=&quot;https://github.com/StorageB/icons/blob/main/GNOME48Adwaita/dark/sidebar-show-symbolic-rtl.svg&quot;&gt;&lt;img alt=&quot;sidebar-show-symbolic-rtl&quot; src=&quot;https://user-images.githubusercontent.com/25423296/163456779-a8556205-d0a5-45e2-ac17-42d089e3c3f8.png&quot;&gt;&lt;/picture&gt; &amp;nbsp; &amp;nbsp;sidebar-show-symbolic-rtl&lt;br&gt;" calcext:value-type="string">
            <text:p>&lt;picture&gt;&lt;source media="(prefers-color-scheme: dark)" srcset="https://github.com/StorageB/icons/blob/main/GNOME48Adwaita/light/sidebar-show-symbolic-rtl.svg"&gt;&lt;source media="(prefers-color-scheme: light)" srcset="https://github.com/StorageB/icons/blob/main/GNOME48Adwaita/dark/sidebar-show-symbolic-rtl.svg"&gt;&lt;img alt="sidebar-show-symbolic-rtl" src="https://user-images.githubusercontent.com/25423296/163456779-a8556205-d0a5-45e2-ac17-42d089e3c3f8.png"&gt;&lt;/picture&gt; &amp;nbsp; &amp;nbsp;sidebar-show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33] &amp; CHAR(34) &amp;  &#10;&quot; width=&quot; &amp; CHAR(34) &amp; &quot;22&quot; &amp; CHAR(34) &amp; &quot; alt=&quot; &amp; CHAR(34) &amp; [.B133] &amp; CHAR(34) &amp; &quot;&gt;&lt;/a&gt;&quot; &amp; &#10;&quot;&amp;nbsp; &amp;nbsp; &quot; &amp; [.B133] &amp; &quot;&lt;br&gt;&quot;" office:value-type="string" office:string-value="&lt;a href=&quot;#&quot;&gt;&lt;img src=&quot;https://raw.githubusercontent.com/StorageB/icons/main/GNOME46Adwaita/light/sidebar-show-symbolic-rtl.svg&quot; width=&quot;22&quot; alt=&quot;sidebar-show-symbolic-rtl&quot;&gt;&lt;/a&gt;&amp;nbsp; &amp;nbsp; sidebar-show-symbolic-rtl&lt;br&gt;" calcext:value-type="string">
            <text:p>&lt;a href="#"&gt;&lt;img src="https://raw.githubusercontent.com/StorageB/icons/main/GNOME46Adwaita/light/sidebar-show-symbolic-rtl.svg" width="22" alt="sidebar-show-symbolic-rtl"&gt;&lt;/a&gt;&amp;nbsp; &amp;nbsp; sidebar-show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33] &amp; CHAR(34) &amp;   &#10;&quot; width=&quot; &amp; CHAR(34) &amp; &quot;22&quot; &amp; CHAR(34) &amp; &quot; alt=&quot; &amp; CHAR(34) &amp; [.B133] &amp; CHAR(34) &amp; &quot;&gt;&lt;/a&gt;&quot; &amp;  &#10;&quot;&amp;nbsp; &amp;nbsp; &quot; &amp; [.B133] &amp; &quot;&lt;br&gt;&quot;" office:value-type="string" office:string-value="&lt;a href=&quot;#&quot;&gt;&lt;img src=&quot;https://raw.githubusercontent.com/StorageB/icons/main/GNOME46Adwaita/dark/sidebar-show-symbolic-rtl.svg&quot; width=&quot;22&quot; alt=&quot;sidebar-show-symbolic-rtl&quot;&gt;&lt;/a&gt;&amp;nbsp; &amp;nbsp; sidebar-show-symbolic-rtl&lt;br&gt;" calcext:value-type="string">
            <text:p>&lt;a href="#"&gt;&lt;img src="https://raw.githubusercontent.com/StorageB/icons/main/GNOME46Adwaita/dark/sidebar-show-symbolic-rtl.svg" width="22" alt="sidebar-show-symbolic-rtl"&gt;&lt;/a&gt;&amp;nbsp; &amp;nbsp; sidebar-show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debar-show-symbolic.svg</text:p>
          </table:table-cell>
          <table:table-cell office:value-type="string" calcext:value-type="string">
            <text:p>sidebar-sho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3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34] &amp; CHAR(34) &amp; &quot;&gt;&quot; &amp; &#10;&quot;&lt;img alt=&quot; &amp; CHAR(34) &amp; [.B13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4] &amp; &quot;&lt;br&gt;&quot;" office:value-type="string" office:string-value="&lt;picture&gt;&lt;source media=&quot;(prefers-color-scheme: dark)&quot; srcset=&quot;https://github.com/StorageB/icons/blob/main/GNOME48Adwaita/light/sidebar-show-symbolic.svg&quot;&gt;&lt;source media=&quot;(prefers-color-scheme: light)&quot; srcset=&quot;https://github.com/StorageB/icons/blob/main/GNOME48Adwaita/dark/sidebar-show-symbolic.svg&quot;&gt;&lt;img alt=&quot;sidebar-show-symbolic&quot; src=&quot;https://user-images.githubusercontent.com/25423296/163456779-a8556205-d0a5-45e2-ac17-42d089e3c3f8.png&quot;&gt;&lt;/picture&gt; &amp;nbsp; &amp;nbsp;sidebar-show-symbolic&lt;br&gt;" calcext:value-type="string">
            <text:p>&lt;picture&gt;&lt;source media="(prefers-color-scheme: dark)" srcset="https://github.com/StorageB/icons/blob/main/GNOME48Adwaita/light/sidebar-show-symbolic.svg"&gt;&lt;source media="(prefers-color-scheme: light)" srcset="https://github.com/StorageB/icons/blob/main/GNOME48Adwaita/dark/sidebar-show-symbolic.svg"&gt;&lt;img alt="sidebar-show-symbolic" src="https://user-images.githubusercontent.com/25423296/163456779-a8556205-d0a5-45e2-ac17-42d089e3c3f8.png"&gt;&lt;/picture&gt; &amp;nbsp; &amp;nbsp;sidebar-show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34] &amp; CHAR(34) &amp;  &#10;&quot; width=&quot; &amp; CHAR(34) &amp; &quot;22&quot; &amp; CHAR(34) &amp; &quot; alt=&quot; &amp; CHAR(34) &amp; [.B134] &amp; CHAR(34) &amp; &quot;&gt;&lt;/a&gt;&quot; &amp; &#10;&quot;&amp;nbsp; &amp;nbsp; &quot; &amp; [.B134] &amp; &quot;&lt;br&gt;&quot;" office:value-type="string" office:string-value="&lt;a href=&quot;#&quot;&gt;&lt;img src=&quot;https://raw.githubusercontent.com/StorageB/icons/main/GNOME46Adwaita/light/sidebar-show-symbolic.svg&quot; width=&quot;22&quot; alt=&quot;sidebar-show-symbolic&quot;&gt;&lt;/a&gt;&amp;nbsp; &amp;nbsp; sidebar-show-symbolic&lt;br&gt;" calcext:value-type="string">
            <text:p>&lt;a href="#"&gt;&lt;img src="https://raw.githubusercontent.com/StorageB/icons/main/GNOME46Adwaita/light/sidebar-show-symbolic.svg" width="22" alt="sidebar-show-symbolic"&gt;&lt;/a&gt;&amp;nbsp; &amp;nbsp; sidebar-show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34] &amp; CHAR(34) &amp;   &#10;&quot; width=&quot; &amp; CHAR(34) &amp; &quot;22&quot; &amp; CHAR(34) &amp; &quot; alt=&quot; &amp; CHAR(34) &amp; [.B134] &amp; CHAR(34) &amp; &quot;&gt;&lt;/a&gt;&quot; &amp;  &#10;&quot;&amp;nbsp; &amp;nbsp; &quot; &amp; [.B134] &amp; &quot;&lt;br&gt;&quot;" office:value-type="string" office:string-value="&lt;a href=&quot;#&quot;&gt;&lt;img src=&quot;https://raw.githubusercontent.com/StorageB/icons/main/GNOME46Adwaita/dark/sidebar-show-symbolic.svg&quot; width=&quot;22&quot; alt=&quot;sidebar-show-symbolic&quot;&gt;&lt;/a&gt;&amp;nbsp; &amp;nbsp; sidebar-show-symbolic&lt;br&gt;" calcext:value-type="string">
            <text:p>&lt;a href="#"&gt;&lt;img src="https://raw.githubusercontent.com/StorageB/icons/main/GNOME46Adwaita/dark/sidebar-show-symbolic.svg" width="22" alt="sidebar-show-symbolic"&gt;&lt;/a&gt;&amp;nbsp; &amp;nbsp; sidebar-show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ar-new-symbolic.svg</text:p>
          </table:table-cell>
          <table:table-cell office:value-type="string" calcext:value-type="string">
            <text:p>star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3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35] &amp; CHAR(34) &amp; &quot;&gt;&quot; &amp; &#10;&quot;&lt;img alt=&quot; &amp; CHAR(34) &amp; [.B13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5] &amp; &quot;&lt;br&gt;&quot;" office:value-type="string" office:string-value="&lt;picture&gt;&lt;source media=&quot;(prefers-color-scheme: dark)&quot; srcset=&quot;https://github.com/StorageB/icons/blob/main/GNOME48Adwaita/light/star-new-symbolic.svg&quot;&gt;&lt;source media=&quot;(prefers-color-scheme: light)&quot; srcset=&quot;https://github.com/StorageB/icons/blob/main/GNOME48Adwaita/dark/star-new-symbolic.svg&quot;&gt;&lt;img alt=&quot;star-new-symbolic&quot; src=&quot;https://user-images.githubusercontent.com/25423296/163456779-a8556205-d0a5-45e2-ac17-42d089e3c3f8.png&quot;&gt;&lt;/picture&gt; &amp;nbsp; &amp;nbsp;star-new-symbolic&lt;br&gt;" calcext:value-type="string">
            <text:p>&lt;picture&gt;&lt;source media="(prefers-color-scheme: dark)" srcset="https://github.com/StorageB/icons/blob/main/GNOME48Adwaita/light/star-new-symbolic.svg"&gt;&lt;source media="(prefers-color-scheme: light)" srcset="https://github.com/StorageB/icons/blob/main/GNOME48Adwaita/dark/star-new-symbolic.svg"&gt;&lt;img alt="star-new-symbolic" src="https://user-images.githubusercontent.com/25423296/163456779-a8556205-d0a5-45e2-ac17-42d089e3c3f8.png"&gt;&lt;/picture&gt; &amp;nbsp; &amp;nbsp;star-new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35] &amp; CHAR(34) &amp;  &#10;&quot; width=&quot; &amp; CHAR(34) &amp; &quot;22&quot; &amp; CHAR(34) &amp; &quot; alt=&quot; &amp; CHAR(34) &amp; [.B135] &amp; CHAR(34) &amp; &quot;&gt;&lt;/a&gt;&quot; &amp; &#10;&quot;&amp;nbsp; &amp;nbsp; &quot; &amp; [.B135] &amp; &quot;&lt;br&gt;&quot;" office:value-type="string" office:string-value="&lt;a href=&quot;#&quot;&gt;&lt;img src=&quot;https://raw.githubusercontent.com/StorageB/icons/main/GNOME46Adwaita/light/star-new-symbolic.svg&quot; width=&quot;22&quot; alt=&quot;star-new-symbolic&quot;&gt;&lt;/a&gt;&amp;nbsp; &amp;nbsp; star-new-symbolic&lt;br&gt;" calcext:value-type="string">
            <text:p>&lt;a href="#"&gt;&lt;img src="https://raw.githubusercontent.com/StorageB/icons/main/GNOME46Adwaita/light/star-new-symbolic.svg" width="22" alt="star-new-symbolic"&gt;&lt;/a&gt;&amp;nbsp; &amp;nbsp; star-new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35] &amp; CHAR(34) &amp;   &#10;&quot; width=&quot; &amp; CHAR(34) &amp; &quot;22&quot; &amp; CHAR(34) &amp; &quot; alt=&quot; &amp; CHAR(34) &amp; [.B135] &amp; CHAR(34) &amp; &quot;&gt;&lt;/a&gt;&quot; &amp;  &#10;&quot;&amp;nbsp; &amp;nbsp; &quot; &amp; [.B135] &amp; &quot;&lt;br&gt;&quot;" office:value-type="string" office:string-value="&lt;a href=&quot;#&quot;&gt;&lt;img src=&quot;https://raw.githubusercontent.com/StorageB/icons/main/GNOME46Adwaita/dark/star-new-symbolic.svg&quot; width=&quot;22&quot; alt=&quot;star-new-symbolic&quot;&gt;&lt;/a&gt;&amp;nbsp; &amp;nbsp; star-new-symbolic&lt;br&gt;" calcext:value-type="string">
            <text:p>&lt;a href="#"&gt;&lt;img src="https://raw.githubusercontent.com/StorageB/icons/main/GNOME46Adwaita/dark/star-new-symbolic.svg" width="22" alt="star-new-symbolic"&gt;&lt;/a&gt;&amp;nbsp; &amp;nbsp; star-new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ystem-log-out-rtl-symbolic.svg</text:p>
          </table:table-cell>
          <table:table-cell office:value-type="string" calcext:value-type="string">
            <text:p>system-log-out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3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36] &amp; CHAR(34) &amp; &quot;&gt;&quot; &amp; &#10;&quot;&lt;img alt=&quot; &amp; CHAR(34) &amp; [.B13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6] &amp; &quot;&lt;br&gt;&quot;" office:value-type="string" office:string-value="&lt;picture&gt;&lt;source media=&quot;(prefers-color-scheme: dark)&quot; srcset=&quot;https://github.com/StorageB/icons/blob/main/GNOME48Adwaita/light/system-log-out-rtl-symbolic.svg&quot;&gt;&lt;source media=&quot;(prefers-color-scheme: light)&quot; srcset=&quot;https://github.com/StorageB/icons/blob/main/GNOME48Adwaita/dark/system-log-out-rtl-symbolic.svg&quot;&gt;&lt;img alt=&quot;system-log-out-rtl-symbolic&quot; src=&quot;https://user-images.githubusercontent.com/25423296/163456779-a8556205-d0a5-45e2-ac17-42d089e3c3f8.png&quot;&gt;&lt;/picture&gt; &amp;nbsp; &amp;nbsp;system-log-out-rtl-symbolic&lt;br&gt;" calcext:value-type="string">
            <text:p>&lt;picture&gt;&lt;source media="(prefers-color-scheme: dark)" srcset="https://github.com/StorageB/icons/blob/main/GNOME48Adwaita/light/system-log-out-rtl-symbolic.svg"&gt;&lt;source media="(prefers-color-scheme: light)" srcset="https://github.com/StorageB/icons/blob/main/GNOME48Adwaita/dark/system-log-out-rtl-symbolic.svg"&gt;&lt;img alt="system-log-out-rtl-symbolic" src="https://user-images.githubusercontent.com/25423296/163456779-a8556205-d0a5-45e2-ac17-42d089e3c3f8.png"&gt;&lt;/picture&gt; &amp;nbsp; &amp;nbsp;system-log-out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36] &amp; CHAR(34) &amp;  &#10;&quot; width=&quot; &amp; CHAR(34) &amp; &quot;22&quot; &amp; CHAR(34) &amp; &quot; alt=&quot; &amp; CHAR(34) &amp; [.B136] &amp; CHAR(34) &amp; &quot;&gt;&lt;/a&gt;&quot; &amp; &#10;&quot;&amp;nbsp; &amp;nbsp; &quot; &amp; [.B136] &amp; &quot;&lt;br&gt;&quot;" office:value-type="string" office:string-value="&lt;a href=&quot;#&quot;&gt;&lt;img src=&quot;https://raw.githubusercontent.com/StorageB/icons/main/GNOME46Adwaita/light/system-log-out-rtl-symbolic.svg&quot; width=&quot;22&quot; alt=&quot;system-log-out-rtl-symbolic&quot;&gt;&lt;/a&gt;&amp;nbsp; &amp;nbsp; system-log-out-rtl-symbolic&lt;br&gt;" calcext:value-type="string">
            <text:p>&lt;a href="#"&gt;&lt;img src="https://raw.githubusercontent.com/StorageB/icons/main/GNOME46Adwaita/light/system-log-out-rtl-symbolic.svg" width="22" alt="system-log-out-rtl-symbolic"&gt;&lt;/a&gt;&amp;nbsp; &amp;nbsp; system-log-out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36] &amp; CHAR(34) &amp;   &#10;&quot; width=&quot; &amp; CHAR(34) &amp; &quot;22&quot; &amp; CHAR(34) &amp; &quot; alt=&quot; &amp; CHAR(34) &amp; [.B136] &amp; CHAR(34) &amp; &quot;&gt;&lt;/a&gt;&quot; &amp;  &#10;&quot;&amp;nbsp; &amp;nbsp; &quot; &amp; [.B136] &amp; &quot;&lt;br&gt;&quot;" office:value-type="string" office:string-value="&lt;a href=&quot;#&quot;&gt;&lt;img src=&quot;https://raw.githubusercontent.com/StorageB/icons/main/GNOME46Adwaita/dark/system-log-out-rtl-symbolic.svg&quot; width=&quot;22&quot; alt=&quot;system-log-out-rtl-symbolic&quot;&gt;&lt;/a&gt;&amp;nbsp; &amp;nbsp; system-log-out-rtl-symbolic&lt;br&gt;" calcext:value-type="string">
            <text:p>&lt;a href="#"&gt;&lt;img src="https://raw.githubusercontent.com/StorageB/icons/main/GNOME46Adwaita/dark/system-log-out-rtl-symbolic.svg" width="22" alt="system-log-out-rtl-symbolic"&gt;&lt;/a&gt;&amp;nbsp; &amp;nbsp; system-log-out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ystem-log-out-symbolic-rtl.svg</text:p>
          </table:table-cell>
          <table:table-cell office:value-type="string" calcext:value-type="string">
            <text:p>system-log-ou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3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37] &amp; CHAR(34) &amp; &quot;&gt;&quot; &amp; &#10;&quot;&lt;img alt=&quot; &amp; CHAR(34) &amp; [.B13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7] &amp; &quot;&lt;br&gt;&quot;" office:value-type="string" office:string-value="&lt;picture&gt;&lt;source media=&quot;(prefers-color-scheme: dark)&quot; srcset=&quot;https://github.com/StorageB/icons/blob/main/GNOME48Adwaita/light/system-log-out-symbolic-rtl.svg&quot;&gt;&lt;source media=&quot;(prefers-color-scheme: light)&quot; srcset=&quot;https://github.com/StorageB/icons/blob/main/GNOME48Adwaita/dark/system-log-out-symbolic-rtl.svg&quot;&gt;&lt;img alt=&quot;system-log-out-symbolic-rtl&quot; src=&quot;https://user-images.githubusercontent.com/25423296/163456779-a8556205-d0a5-45e2-ac17-42d089e3c3f8.png&quot;&gt;&lt;/picture&gt; &amp;nbsp; &amp;nbsp;system-log-out-symbolic-rtl&lt;br&gt;" calcext:value-type="string">
            <text:p>&lt;picture&gt;&lt;source media="(prefers-color-scheme: dark)" srcset="https://github.com/StorageB/icons/blob/main/GNOME48Adwaita/light/system-log-out-symbolic-rtl.svg"&gt;&lt;source media="(prefers-color-scheme: light)" srcset="https://github.com/StorageB/icons/blob/main/GNOME48Adwaita/dark/system-log-out-symbolic-rtl.svg"&gt;&lt;img alt="system-log-out-symbolic-rtl" src="https://user-images.githubusercontent.com/25423296/163456779-a8556205-d0a5-45e2-ac17-42d089e3c3f8.png"&gt;&lt;/picture&gt; &amp;nbsp; &amp;nbsp;system-log-out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37] &amp; CHAR(34) &amp;  &#10;&quot; width=&quot; &amp; CHAR(34) &amp; &quot;22&quot; &amp; CHAR(34) &amp; &quot; alt=&quot; &amp; CHAR(34) &amp; [.B137] &amp; CHAR(34) &amp; &quot;&gt;&lt;/a&gt;&quot; &amp; &#10;&quot;&amp;nbsp; &amp;nbsp; &quot; &amp; [.B137] &amp; &quot;&lt;br&gt;&quot;" office:value-type="string" office:string-value="&lt;a href=&quot;#&quot;&gt;&lt;img src=&quot;https://raw.githubusercontent.com/StorageB/icons/main/GNOME46Adwaita/light/system-log-out-symbolic-rtl.svg&quot; width=&quot;22&quot; alt=&quot;system-log-out-symbolic-rtl&quot;&gt;&lt;/a&gt;&amp;nbsp; &amp;nbsp; system-log-out-symbolic-rtl&lt;br&gt;" calcext:value-type="string">
            <text:p>&lt;a href="#"&gt;&lt;img src="https://raw.githubusercontent.com/StorageB/icons/main/GNOME46Adwaita/light/system-log-out-symbolic-rtl.svg" width="22" alt="system-log-out-symbolic-rtl"&gt;&lt;/a&gt;&amp;nbsp; &amp;nbsp; system-log-out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37] &amp; CHAR(34) &amp;   &#10;&quot; width=&quot; &amp; CHAR(34) &amp; &quot;22&quot; &amp; CHAR(34) &amp; &quot; alt=&quot; &amp; CHAR(34) &amp; [.B137] &amp; CHAR(34) &amp; &quot;&gt;&lt;/a&gt;&quot; &amp;  &#10;&quot;&amp;nbsp; &amp;nbsp; &quot; &amp; [.B137] &amp; &quot;&lt;br&gt;&quot;" office:value-type="string" office:string-value="&lt;a href=&quot;#&quot;&gt;&lt;img src=&quot;https://raw.githubusercontent.com/StorageB/icons/main/GNOME46Adwaita/dark/system-log-out-symbolic-rtl.svg&quot; width=&quot;22&quot; alt=&quot;system-log-out-symbolic-rtl&quot;&gt;&lt;/a&gt;&amp;nbsp; &amp;nbsp; system-log-out-symbolic-rtl&lt;br&gt;" calcext:value-type="string">
            <text:p>&lt;a href="#"&gt;&lt;img src="https://raw.githubusercontent.com/StorageB/icons/main/GNOME46Adwaita/dark/system-log-out-symbolic-rtl.svg" width="22" alt="system-log-out-symbolic-rtl"&gt;&lt;/a&gt;&amp;nbsp; &amp;nbsp; system-log-out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ystem-log-out-symbolic.svg</text:p>
          </table:table-cell>
          <table:table-cell office:value-type="string" calcext:value-type="string">
            <text:p>system-log-ou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3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38] &amp; CHAR(34) &amp; &quot;&gt;&quot; &amp; &#10;&quot;&lt;img alt=&quot; &amp; CHAR(34) &amp; [.B13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8] &amp; &quot;&lt;br&gt;&quot;" office:value-type="string" office:string-value="&lt;picture&gt;&lt;source media=&quot;(prefers-color-scheme: dark)&quot; srcset=&quot;https://github.com/StorageB/icons/blob/main/GNOME48Adwaita/light/system-log-out-symbolic.svg&quot;&gt;&lt;source media=&quot;(prefers-color-scheme: light)&quot; srcset=&quot;https://github.com/StorageB/icons/blob/main/GNOME48Adwaita/dark/system-log-out-symbolic.svg&quot;&gt;&lt;img alt=&quot;system-log-out-symbolic&quot; src=&quot;https://user-images.githubusercontent.com/25423296/163456779-a8556205-d0a5-45e2-ac17-42d089e3c3f8.png&quot;&gt;&lt;/picture&gt; &amp;nbsp; &amp;nbsp;system-log-out-symbolic&lt;br&gt;" calcext:value-type="string">
            <text:p>&lt;picture&gt;&lt;source media="(prefers-color-scheme: dark)" srcset="https://github.com/StorageB/icons/blob/main/GNOME48Adwaita/light/system-log-out-symbolic.svg"&gt;&lt;source media="(prefers-color-scheme: light)" srcset="https://github.com/StorageB/icons/blob/main/GNOME48Adwaita/dark/system-log-out-symbolic.svg"&gt;&lt;img alt="system-log-out-symbolic" src="https://user-images.githubusercontent.com/25423296/163456779-a8556205-d0a5-45e2-ac17-42d089e3c3f8.png"&gt;&lt;/picture&gt; &amp;nbsp; &amp;nbsp;system-log-ou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38] &amp; CHAR(34) &amp;  &#10;&quot; width=&quot; &amp; CHAR(34) &amp; &quot;22&quot; &amp; CHAR(34) &amp; &quot; alt=&quot; &amp; CHAR(34) &amp; [.B138] &amp; CHAR(34) &amp; &quot;&gt;&lt;/a&gt;&quot; &amp; &#10;&quot;&amp;nbsp; &amp;nbsp; &quot; &amp; [.B138] &amp; &quot;&lt;br&gt;&quot;" office:value-type="string" office:string-value="&lt;a href=&quot;#&quot;&gt;&lt;img src=&quot;https://raw.githubusercontent.com/StorageB/icons/main/GNOME46Adwaita/light/system-log-out-symbolic.svg&quot; width=&quot;22&quot; alt=&quot;system-log-out-symbolic&quot;&gt;&lt;/a&gt;&amp;nbsp; &amp;nbsp; system-log-out-symbolic&lt;br&gt;" calcext:value-type="string">
            <text:p>&lt;a href="#"&gt;&lt;img src="https://raw.githubusercontent.com/StorageB/icons/main/GNOME46Adwaita/light/system-log-out-symbolic.svg" width="22" alt="system-log-out-symbolic"&gt;&lt;/a&gt;&amp;nbsp; &amp;nbsp; system-log-ou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38] &amp; CHAR(34) &amp;   &#10;&quot; width=&quot; &amp; CHAR(34) &amp; &quot;22&quot; &amp; CHAR(34) &amp; &quot; alt=&quot; &amp; CHAR(34) &amp; [.B138] &amp; CHAR(34) &amp; &quot;&gt;&lt;/a&gt;&quot; &amp;  &#10;&quot;&amp;nbsp; &amp;nbsp; &quot; &amp; [.B138] &amp; &quot;&lt;br&gt;&quot;" office:value-type="string" office:string-value="&lt;a href=&quot;#&quot;&gt;&lt;img src=&quot;https://raw.githubusercontent.com/StorageB/icons/main/GNOME46Adwaita/dark/system-log-out-symbolic.svg&quot; width=&quot;22&quot; alt=&quot;system-log-out-symbolic&quot;&gt;&lt;/a&gt;&amp;nbsp; &amp;nbsp; system-log-out-symbolic&lt;br&gt;" calcext:value-type="string">
            <text:p>&lt;a href="#"&gt;&lt;img src="https://raw.githubusercontent.com/StorageB/icons/main/GNOME46Adwaita/dark/system-log-out-symbolic.svg" width="22" alt="system-log-out-symbolic"&gt;&lt;/a&gt;&amp;nbsp; &amp;nbsp; system-log-ou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ystem-reboot-symbolic.svg</text:p>
          </table:table-cell>
          <table:table-cell office:value-type="string" calcext:value-type="string">
            <text:p>system-reboo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3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39] &amp; CHAR(34) &amp; &quot;&gt;&quot; &amp; &#10;&quot;&lt;img alt=&quot; &amp; CHAR(34) &amp; [.B13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9] &amp; &quot;&lt;br&gt;&quot;" office:value-type="string" office:string-value="&lt;picture&gt;&lt;source media=&quot;(prefers-color-scheme: dark)&quot; srcset=&quot;https://github.com/StorageB/icons/blob/main/GNOME48Adwaita/light/system-reboot-symbolic.svg&quot;&gt;&lt;source media=&quot;(prefers-color-scheme: light)&quot; srcset=&quot;https://github.com/StorageB/icons/blob/main/GNOME48Adwaita/dark/system-reboot-symbolic.svg&quot;&gt;&lt;img alt=&quot;system-reboot-symbolic&quot; src=&quot;https://user-images.githubusercontent.com/25423296/163456779-a8556205-d0a5-45e2-ac17-42d089e3c3f8.png&quot;&gt;&lt;/picture&gt; &amp;nbsp; &amp;nbsp;system-reboot-symbolic&lt;br&gt;" calcext:value-type="string">
            <text:p>&lt;picture&gt;&lt;source media="(prefers-color-scheme: dark)" srcset="https://github.com/StorageB/icons/blob/main/GNOME48Adwaita/light/system-reboot-symbolic.svg"&gt;&lt;source media="(prefers-color-scheme: light)" srcset="https://github.com/StorageB/icons/blob/main/GNOME48Adwaita/dark/system-reboot-symbolic.svg"&gt;&lt;img alt="system-reboot-symbolic" src="https://user-images.githubusercontent.com/25423296/163456779-a8556205-d0a5-45e2-ac17-42d089e3c3f8.png"&gt;&lt;/picture&gt; &amp;nbsp; &amp;nbsp;system-reboo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39] &amp; CHAR(34) &amp;  &#10;&quot; width=&quot; &amp; CHAR(34) &amp; &quot;22&quot; &amp; CHAR(34) &amp; &quot; alt=&quot; &amp; CHAR(34) &amp; [.B139] &amp; CHAR(34) &amp; &quot;&gt;&lt;/a&gt;&quot; &amp; &#10;&quot;&amp;nbsp; &amp;nbsp; &quot; &amp; [.B139] &amp; &quot;&lt;br&gt;&quot;" office:value-type="string" office:string-value="&lt;a href=&quot;#&quot;&gt;&lt;img src=&quot;https://raw.githubusercontent.com/StorageB/icons/main/GNOME46Adwaita/light/system-reboot-symbolic.svg&quot; width=&quot;22&quot; alt=&quot;system-reboot-symbolic&quot;&gt;&lt;/a&gt;&amp;nbsp; &amp;nbsp; system-reboot-symbolic&lt;br&gt;" calcext:value-type="string">
            <text:p>&lt;a href="#"&gt;&lt;img src="https://raw.githubusercontent.com/StorageB/icons/main/GNOME46Adwaita/light/system-reboot-symbolic.svg" width="22" alt="system-reboot-symbolic"&gt;&lt;/a&gt;&amp;nbsp; &amp;nbsp; system-reboo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39] &amp; CHAR(34) &amp;   &#10;&quot; width=&quot; &amp; CHAR(34) &amp; &quot;22&quot; &amp; CHAR(34) &amp; &quot; alt=&quot; &amp; CHAR(34) &amp; [.B139] &amp; CHAR(34) &amp; &quot;&gt;&lt;/a&gt;&quot; &amp;  &#10;&quot;&amp;nbsp; &amp;nbsp; &quot; &amp; [.B139] &amp; &quot;&lt;br&gt;&quot;" office:value-type="string" office:string-value="&lt;a href=&quot;#&quot;&gt;&lt;img src=&quot;https://raw.githubusercontent.com/StorageB/icons/main/GNOME46Adwaita/dark/system-reboot-symbolic.svg&quot; width=&quot;22&quot; alt=&quot;system-reboot-symbolic&quot;&gt;&lt;/a&gt;&amp;nbsp; &amp;nbsp; system-reboot-symbolic&lt;br&gt;" calcext:value-type="string">
            <text:p>&lt;a href="#"&gt;&lt;img src="https://raw.githubusercontent.com/StorageB/icons/main/GNOME46Adwaita/dark/system-reboot-symbolic.svg" width="22" alt="system-reboot-symbolic"&gt;&lt;/a&gt;&amp;nbsp; &amp;nbsp; system-reboo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ystem-run-symbolic.svg</text:p>
          </table:table-cell>
          <table:table-cell office:value-type="string" calcext:value-type="string">
            <text:p>system-ru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4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40] &amp; CHAR(34) &amp; &quot;&gt;&quot; &amp; &#10;&quot;&lt;img alt=&quot; &amp; CHAR(34) &amp; [.B14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0] &amp; &quot;&lt;br&gt;&quot;" office:value-type="string" office:string-value="&lt;picture&gt;&lt;source media=&quot;(prefers-color-scheme: dark)&quot; srcset=&quot;https://github.com/StorageB/icons/blob/main/GNOME48Adwaita/light/system-run-symbolic.svg&quot;&gt;&lt;source media=&quot;(prefers-color-scheme: light)&quot; srcset=&quot;https://github.com/StorageB/icons/blob/main/GNOME48Adwaita/dark/system-run-symbolic.svg&quot;&gt;&lt;img alt=&quot;system-run-symbolic&quot; src=&quot;https://user-images.githubusercontent.com/25423296/163456779-a8556205-d0a5-45e2-ac17-42d089e3c3f8.png&quot;&gt;&lt;/picture&gt; &amp;nbsp; &amp;nbsp;system-run-symbolic&lt;br&gt;" calcext:value-type="string">
            <text:p>&lt;picture&gt;&lt;source media="(prefers-color-scheme: dark)" srcset="https://github.com/StorageB/icons/blob/main/GNOME48Adwaita/light/system-run-symbolic.svg"&gt;&lt;source media="(prefers-color-scheme: light)" srcset="https://github.com/StorageB/icons/blob/main/GNOME48Adwaita/dark/system-run-symbolic.svg"&gt;&lt;img alt="system-run-symbolic" src="https://user-images.githubusercontent.com/25423296/163456779-a8556205-d0a5-45e2-ac17-42d089e3c3f8.png"&gt;&lt;/picture&gt; &amp;nbsp; &amp;nbsp;system-run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40] &amp; CHAR(34) &amp;  &#10;&quot; width=&quot; &amp; CHAR(34) &amp; &quot;22&quot; &amp; CHAR(34) &amp; &quot; alt=&quot; &amp; CHAR(34) &amp; [.B140] &amp; CHAR(34) &amp; &quot;&gt;&lt;/a&gt;&quot; &amp; &#10;&quot;&amp;nbsp; &amp;nbsp; &quot; &amp; [.B140] &amp; &quot;&lt;br&gt;&quot;" office:value-type="string" office:string-value="&lt;a href=&quot;#&quot;&gt;&lt;img src=&quot;https://raw.githubusercontent.com/StorageB/icons/main/GNOME46Adwaita/light/system-run-symbolic.svg&quot; width=&quot;22&quot; alt=&quot;system-run-symbolic&quot;&gt;&lt;/a&gt;&amp;nbsp; &amp;nbsp; system-run-symbolic&lt;br&gt;" calcext:value-type="string">
            <text:p>&lt;a href="#"&gt;&lt;img src="https://raw.githubusercontent.com/StorageB/icons/main/GNOME46Adwaita/light/system-run-symbolic.svg" width="22" alt="system-run-symbolic"&gt;&lt;/a&gt;&amp;nbsp; &amp;nbsp; system-run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40] &amp; CHAR(34) &amp;   &#10;&quot; width=&quot; &amp; CHAR(34) &amp; &quot;22&quot; &amp; CHAR(34) &amp; &quot; alt=&quot; &amp; CHAR(34) &amp; [.B140] &amp; CHAR(34) &amp; &quot;&gt;&lt;/a&gt;&quot; &amp;  &#10;&quot;&amp;nbsp; &amp;nbsp; &quot; &amp; [.B140] &amp; &quot;&lt;br&gt;&quot;" office:value-type="string" office:string-value="&lt;a href=&quot;#&quot;&gt;&lt;img src=&quot;https://raw.githubusercontent.com/StorageB/icons/main/GNOME46Adwaita/dark/system-run-symbolic.svg&quot; width=&quot;22&quot; alt=&quot;system-run-symbolic&quot;&gt;&lt;/a&gt;&amp;nbsp; &amp;nbsp; system-run-symbolic&lt;br&gt;" calcext:value-type="string">
            <text:p>&lt;a href="#"&gt;&lt;img src="https://raw.githubusercontent.com/StorageB/icons/main/GNOME46Adwaita/dark/system-run-symbolic.svg" width="22" alt="system-run-symbolic"&gt;&lt;/a&gt;&amp;nbsp; &amp;nbsp; system-run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ystem-search-symbolic.svg</text:p>
          </table:table-cell>
          <table:table-cell office:value-type="string" calcext:value-type="string">
            <text:p>system-searc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4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41] &amp; CHAR(34) &amp; &quot;&gt;&quot; &amp; &#10;&quot;&lt;img alt=&quot; &amp; CHAR(34) &amp; [.B14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1] &amp; &quot;&lt;br&gt;&quot;" office:value-type="string" office:string-value="&lt;picture&gt;&lt;source media=&quot;(prefers-color-scheme: dark)&quot; srcset=&quot;https://github.com/StorageB/icons/blob/main/GNOME48Adwaita/light/system-search-symbolic.svg&quot;&gt;&lt;source media=&quot;(prefers-color-scheme: light)&quot; srcset=&quot;https://github.com/StorageB/icons/blob/main/GNOME48Adwaita/dark/system-search-symbolic.svg&quot;&gt;&lt;img alt=&quot;system-search-symbolic&quot; src=&quot;https://user-images.githubusercontent.com/25423296/163456779-a8556205-d0a5-45e2-ac17-42d089e3c3f8.png&quot;&gt;&lt;/picture&gt; &amp;nbsp; &amp;nbsp;system-search-symbolic&lt;br&gt;" calcext:value-type="string">
            <text:p>&lt;picture&gt;&lt;source media="(prefers-color-scheme: dark)" srcset="https://github.com/StorageB/icons/blob/main/GNOME48Adwaita/light/system-search-symbolic.svg"&gt;&lt;source media="(prefers-color-scheme: light)" srcset="https://github.com/StorageB/icons/blob/main/GNOME48Adwaita/dark/system-search-symbolic.svg"&gt;&lt;img alt="system-search-symbolic" src="https://user-images.githubusercontent.com/25423296/163456779-a8556205-d0a5-45e2-ac17-42d089e3c3f8.png"&gt;&lt;/picture&gt; &amp;nbsp; &amp;nbsp;system-search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41] &amp; CHAR(34) &amp;  &#10;&quot; width=&quot; &amp; CHAR(34) &amp; &quot;22&quot; &amp; CHAR(34) &amp; &quot; alt=&quot; &amp; CHAR(34) &amp; [.B141] &amp; CHAR(34) &amp; &quot;&gt;&lt;/a&gt;&quot; &amp; &#10;&quot;&amp;nbsp; &amp;nbsp; &quot; &amp; [.B141] &amp; &quot;&lt;br&gt;&quot;" office:value-type="string" office:string-value="&lt;a href=&quot;#&quot;&gt;&lt;img src=&quot;https://raw.githubusercontent.com/StorageB/icons/main/GNOME46Adwaita/light/system-search-symbolic.svg&quot; width=&quot;22&quot; alt=&quot;system-search-symbolic&quot;&gt;&lt;/a&gt;&amp;nbsp; &amp;nbsp; system-search-symbolic&lt;br&gt;" calcext:value-type="string">
            <text:p>&lt;a href="#"&gt;&lt;img src="https://raw.githubusercontent.com/StorageB/icons/main/GNOME46Adwaita/light/system-search-symbolic.svg" width="22" alt="system-search-symbolic"&gt;&lt;/a&gt;&amp;nbsp; &amp;nbsp; system-search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41] &amp; CHAR(34) &amp;   &#10;&quot; width=&quot; &amp; CHAR(34) &amp; &quot;22&quot; &amp; CHAR(34) &amp; &quot; alt=&quot; &amp; CHAR(34) &amp; [.B141] &amp; CHAR(34) &amp; &quot;&gt;&lt;/a&gt;&quot; &amp;  &#10;&quot;&amp;nbsp; &amp;nbsp; &quot; &amp; [.B141] &amp; &quot;&lt;br&gt;&quot;" office:value-type="string" office:string-value="&lt;a href=&quot;#&quot;&gt;&lt;img src=&quot;https://raw.githubusercontent.com/StorageB/icons/main/GNOME46Adwaita/dark/system-search-symbolic.svg&quot; width=&quot;22&quot; alt=&quot;system-search-symbolic&quot;&gt;&lt;/a&gt;&amp;nbsp; &amp;nbsp; system-search-symbolic&lt;br&gt;" calcext:value-type="string">
            <text:p>&lt;a href="#"&gt;&lt;img src="https://raw.githubusercontent.com/StorageB/icons/main/GNOME46Adwaita/dark/system-search-symbolic.svg" width="22" alt="system-search-symbolic"&gt;&lt;/a&gt;&amp;nbsp; &amp;nbsp; system-search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ystem-shutdown-symbolic.svg</text:p>
          </table:table-cell>
          <table:table-cell office:value-type="string" calcext:value-type="string">
            <text:p>system-shutdow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4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42] &amp; CHAR(34) &amp; &quot;&gt;&quot; &amp; &#10;&quot;&lt;img alt=&quot; &amp; CHAR(34) &amp; [.B14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2] &amp; &quot;&lt;br&gt;&quot;" office:value-type="string" office:string-value="&lt;picture&gt;&lt;source media=&quot;(prefers-color-scheme: dark)&quot; srcset=&quot;https://github.com/StorageB/icons/blob/main/GNOME48Adwaita/light/system-shutdown-symbolic.svg&quot;&gt;&lt;source media=&quot;(prefers-color-scheme: light)&quot; srcset=&quot;https://github.com/StorageB/icons/blob/main/GNOME48Adwaita/dark/system-shutdown-symbolic.svg&quot;&gt;&lt;img alt=&quot;system-shutdown-symbolic&quot; src=&quot;https://user-images.githubusercontent.com/25423296/163456779-a8556205-d0a5-45e2-ac17-42d089e3c3f8.png&quot;&gt;&lt;/picture&gt; &amp;nbsp; &amp;nbsp;system-shutdown-symbolic&lt;br&gt;" calcext:value-type="string">
            <text:p>&lt;picture&gt;&lt;source media="(prefers-color-scheme: dark)" srcset="https://github.com/StorageB/icons/blob/main/GNOME48Adwaita/light/system-shutdown-symbolic.svg"&gt;&lt;source media="(prefers-color-scheme: light)" srcset="https://github.com/StorageB/icons/blob/main/GNOME48Adwaita/dark/system-shutdown-symbolic.svg"&gt;&lt;img alt="system-shutdown-symbolic" src="https://user-images.githubusercontent.com/25423296/163456779-a8556205-d0a5-45e2-ac17-42d089e3c3f8.png"&gt;&lt;/picture&gt; &amp;nbsp; &amp;nbsp;system-shutdown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42] &amp; CHAR(34) &amp;  &#10;&quot; width=&quot; &amp; CHAR(34) &amp; &quot;22&quot; &amp; CHAR(34) &amp; &quot; alt=&quot; &amp; CHAR(34) &amp; [.B142] &amp; CHAR(34) &amp; &quot;&gt;&lt;/a&gt;&quot; &amp; &#10;&quot;&amp;nbsp; &amp;nbsp; &quot; &amp; [.B142] &amp; &quot;&lt;br&gt;&quot;" office:value-type="string" office:string-value="&lt;a href=&quot;#&quot;&gt;&lt;img src=&quot;https://raw.githubusercontent.com/StorageB/icons/main/GNOME46Adwaita/light/system-shutdown-symbolic.svg&quot; width=&quot;22&quot; alt=&quot;system-shutdown-symbolic&quot;&gt;&lt;/a&gt;&amp;nbsp; &amp;nbsp; system-shutdown-symbolic&lt;br&gt;" calcext:value-type="string">
            <text:p>&lt;a href="#"&gt;&lt;img src="https://raw.githubusercontent.com/StorageB/icons/main/GNOME46Adwaita/light/system-shutdown-symbolic.svg" width="22" alt="system-shutdown-symbolic"&gt;&lt;/a&gt;&amp;nbsp; &amp;nbsp; system-shutdown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42] &amp; CHAR(34) &amp;   &#10;&quot; width=&quot; &amp; CHAR(34) &amp; &quot;22&quot; &amp; CHAR(34) &amp; &quot; alt=&quot; &amp; CHAR(34) &amp; [.B142] &amp; CHAR(34) &amp; &quot;&gt;&lt;/a&gt;&quot; &amp;  &#10;&quot;&amp;nbsp; &amp;nbsp; &quot; &amp; [.B142] &amp; &quot;&lt;br&gt;&quot;" office:value-type="string" office:string-value="&lt;a href=&quot;#&quot;&gt;&lt;img src=&quot;https://raw.githubusercontent.com/StorageB/icons/main/GNOME46Adwaita/dark/system-shutdown-symbolic.svg&quot; width=&quot;22&quot; alt=&quot;system-shutdown-symbolic&quot;&gt;&lt;/a&gt;&amp;nbsp; &amp;nbsp; system-shutdown-symbolic&lt;br&gt;" calcext:value-type="string">
            <text:p>&lt;a href="#"&gt;&lt;img src="https://raw.githubusercontent.com/StorageB/icons/main/GNOME46Adwaita/dark/system-shutdown-symbolic.svg" width="22" alt="system-shutdown-symbolic"&gt;&lt;/a&gt;&amp;nbsp; &amp;nbsp; system-shutdown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ystem-switch-user-rtl-symbolic.svg</text:p>
          </table:table-cell>
          <table:table-cell office:value-type="string" calcext:value-type="string">
            <text:p>system-switch-user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4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43] &amp; CHAR(34) &amp; &quot;&gt;&quot; &amp; &#10;&quot;&lt;img alt=&quot; &amp; CHAR(34) &amp; [.B14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3] &amp; &quot;&lt;br&gt;&quot;" office:value-type="string" office:string-value="&lt;picture&gt;&lt;source media=&quot;(prefers-color-scheme: dark)&quot; srcset=&quot;https://github.com/StorageB/icons/blob/main/GNOME48Adwaita/light/system-switch-user-rtl-symbolic.svg&quot;&gt;&lt;source media=&quot;(prefers-color-scheme: light)&quot; srcset=&quot;https://github.com/StorageB/icons/blob/main/GNOME48Adwaita/dark/system-switch-user-rtl-symbolic.svg&quot;&gt;&lt;img alt=&quot;system-switch-user-rtl-symbolic&quot; src=&quot;https://user-images.githubusercontent.com/25423296/163456779-a8556205-d0a5-45e2-ac17-42d089e3c3f8.png&quot;&gt;&lt;/picture&gt; &amp;nbsp; &amp;nbsp;system-switch-user-rtl-symbolic&lt;br&gt;" calcext:value-type="string">
            <text:p>&lt;picture&gt;&lt;source media="(prefers-color-scheme: dark)" srcset="https://github.com/StorageB/icons/blob/main/GNOME48Adwaita/light/system-switch-user-rtl-symbolic.svg"&gt;&lt;source media="(prefers-color-scheme: light)" srcset="https://github.com/StorageB/icons/blob/main/GNOME48Adwaita/dark/system-switch-user-rtl-symbolic.svg"&gt;&lt;img alt="system-switch-user-rtl-symbolic" src="https://user-images.githubusercontent.com/25423296/163456779-a8556205-d0a5-45e2-ac17-42d089e3c3f8.png"&gt;&lt;/picture&gt; &amp;nbsp; &amp;nbsp;system-switch-user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43] &amp; CHAR(34) &amp;  &#10;&quot; width=&quot; &amp; CHAR(34) &amp; &quot;22&quot; &amp; CHAR(34) &amp; &quot; alt=&quot; &amp; CHAR(34) &amp; [.B143] &amp; CHAR(34) &amp; &quot;&gt;&lt;/a&gt;&quot; &amp; &#10;&quot;&amp;nbsp; &amp;nbsp; &quot; &amp; [.B143] &amp; &quot;&lt;br&gt;&quot;" office:value-type="string" office:string-value="&lt;a href=&quot;#&quot;&gt;&lt;img src=&quot;https://raw.githubusercontent.com/StorageB/icons/main/GNOME46Adwaita/light/system-switch-user-rtl-symbolic.svg&quot; width=&quot;22&quot; alt=&quot;system-switch-user-rtl-symbolic&quot;&gt;&lt;/a&gt;&amp;nbsp; &amp;nbsp; system-switch-user-rtl-symbolic&lt;br&gt;" calcext:value-type="string">
            <text:p>&lt;a href="#"&gt;&lt;img src="https://raw.githubusercontent.com/StorageB/icons/main/GNOME46Adwaita/light/system-switch-user-rtl-symbolic.svg" width="22" alt="system-switch-user-rtl-symbolic"&gt;&lt;/a&gt;&amp;nbsp; &amp;nbsp; system-switch-user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43] &amp; CHAR(34) &amp;   &#10;&quot; width=&quot; &amp; CHAR(34) &amp; &quot;22&quot; &amp; CHAR(34) &amp; &quot; alt=&quot; &amp; CHAR(34) &amp; [.B143] &amp; CHAR(34) &amp; &quot;&gt;&lt;/a&gt;&quot; &amp;  &#10;&quot;&amp;nbsp; &amp;nbsp; &quot; &amp; [.B143] &amp; &quot;&lt;br&gt;&quot;" office:value-type="string" office:string-value="&lt;a href=&quot;#&quot;&gt;&lt;img src=&quot;https://raw.githubusercontent.com/StorageB/icons/main/GNOME46Adwaita/dark/system-switch-user-rtl-symbolic.svg&quot; width=&quot;22&quot; alt=&quot;system-switch-user-rtl-symbolic&quot;&gt;&lt;/a&gt;&amp;nbsp; &amp;nbsp; system-switch-user-rtl-symbolic&lt;br&gt;" calcext:value-type="string">
            <text:p>&lt;a href="#"&gt;&lt;img src="https://raw.githubusercontent.com/StorageB/icons/main/GNOME46Adwaita/dark/system-switch-user-rtl-symbolic.svg" width="22" alt="system-switch-user-rtl-symbolic"&gt;&lt;/a&gt;&amp;nbsp; &amp;nbsp; system-switch-user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ystem-switch-user-symbolic-rtl.svg</text:p>
          </table:table-cell>
          <table:table-cell office:value-type="string" calcext:value-type="string">
            <text:p>system-switch-user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4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44] &amp; CHAR(34) &amp; &quot;&gt;&quot; &amp; &#10;&quot;&lt;img alt=&quot; &amp; CHAR(34) &amp; [.B14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4] &amp; &quot;&lt;br&gt;&quot;" office:value-type="string" office:string-value="&lt;picture&gt;&lt;source media=&quot;(prefers-color-scheme: dark)&quot; srcset=&quot;https://github.com/StorageB/icons/blob/main/GNOME48Adwaita/light/system-switch-user-symbolic-rtl.svg&quot;&gt;&lt;source media=&quot;(prefers-color-scheme: light)&quot; srcset=&quot;https://github.com/StorageB/icons/blob/main/GNOME48Adwaita/dark/system-switch-user-symbolic-rtl.svg&quot;&gt;&lt;img alt=&quot;system-switch-user-symbolic-rtl&quot; src=&quot;https://user-images.githubusercontent.com/25423296/163456779-a8556205-d0a5-45e2-ac17-42d089e3c3f8.png&quot;&gt;&lt;/picture&gt; &amp;nbsp; &amp;nbsp;system-switch-user-symbolic-rtl&lt;br&gt;" calcext:value-type="string">
            <text:p>&lt;picture&gt;&lt;source media="(prefers-color-scheme: dark)" srcset="https://github.com/StorageB/icons/blob/main/GNOME48Adwaita/light/system-switch-user-symbolic-rtl.svg"&gt;&lt;source media="(prefers-color-scheme: light)" srcset="https://github.com/StorageB/icons/blob/main/GNOME48Adwaita/dark/system-switch-user-symbolic-rtl.svg"&gt;&lt;img alt="system-switch-user-symbolic-rtl" src="https://user-images.githubusercontent.com/25423296/163456779-a8556205-d0a5-45e2-ac17-42d089e3c3f8.png"&gt;&lt;/picture&gt; &amp;nbsp; &amp;nbsp;system-switch-user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44] &amp; CHAR(34) &amp;  &#10;&quot; width=&quot; &amp; CHAR(34) &amp; &quot;22&quot; &amp; CHAR(34) &amp; &quot; alt=&quot; &amp; CHAR(34) &amp; [.B144] &amp; CHAR(34) &amp; &quot;&gt;&lt;/a&gt;&quot; &amp; &#10;&quot;&amp;nbsp; &amp;nbsp; &quot; &amp; [.B144] &amp; &quot;&lt;br&gt;&quot;" office:value-type="string" office:string-value="&lt;a href=&quot;#&quot;&gt;&lt;img src=&quot;https://raw.githubusercontent.com/StorageB/icons/main/GNOME46Adwaita/light/system-switch-user-symbolic-rtl.svg&quot; width=&quot;22&quot; alt=&quot;system-switch-user-symbolic-rtl&quot;&gt;&lt;/a&gt;&amp;nbsp; &amp;nbsp; system-switch-user-symbolic-rtl&lt;br&gt;" calcext:value-type="string">
            <text:p>&lt;a href="#"&gt;&lt;img src="https://raw.githubusercontent.com/StorageB/icons/main/GNOME46Adwaita/light/system-switch-user-symbolic-rtl.svg" width="22" alt="system-switch-user-symbolic-rtl"&gt;&lt;/a&gt;&amp;nbsp; &amp;nbsp; system-switch-user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44] &amp; CHAR(34) &amp;   &#10;&quot; width=&quot; &amp; CHAR(34) &amp; &quot;22&quot; &amp; CHAR(34) &amp; &quot; alt=&quot; &amp; CHAR(34) &amp; [.B144] &amp; CHAR(34) &amp; &quot;&gt;&lt;/a&gt;&quot; &amp;  &#10;&quot;&amp;nbsp; &amp;nbsp; &quot; &amp; [.B144] &amp; &quot;&lt;br&gt;&quot;" office:value-type="string" office:string-value="&lt;a href=&quot;#&quot;&gt;&lt;img src=&quot;https://raw.githubusercontent.com/StorageB/icons/main/GNOME46Adwaita/dark/system-switch-user-symbolic-rtl.svg&quot; width=&quot;22&quot; alt=&quot;system-switch-user-symbolic-rtl&quot;&gt;&lt;/a&gt;&amp;nbsp; &amp;nbsp; system-switch-user-symbolic-rtl&lt;br&gt;" calcext:value-type="string">
            <text:p>&lt;a href="#"&gt;&lt;img src="https://raw.githubusercontent.com/StorageB/icons/main/GNOME46Adwaita/dark/system-switch-user-symbolic-rtl.svg" width="22" alt="system-switch-user-symbolic-rtl"&gt;&lt;/a&gt;&amp;nbsp; &amp;nbsp; system-switch-user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ystem-switch-user-symbolic.svg</text:p>
          </table:table-cell>
          <table:table-cell office:value-type="string" calcext:value-type="string">
            <text:p>system-switch-us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4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45] &amp; CHAR(34) &amp; &quot;&gt;&quot; &amp; &#10;&quot;&lt;img alt=&quot; &amp; CHAR(34) &amp; [.B14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5] &amp; &quot;&lt;br&gt;&quot;" office:value-type="string" office:string-value="&lt;picture&gt;&lt;source media=&quot;(prefers-color-scheme: dark)&quot; srcset=&quot;https://github.com/StorageB/icons/blob/main/GNOME48Adwaita/light/system-switch-user-symbolic.svg&quot;&gt;&lt;source media=&quot;(prefers-color-scheme: light)&quot; srcset=&quot;https://github.com/StorageB/icons/blob/main/GNOME48Adwaita/dark/system-switch-user-symbolic.svg&quot;&gt;&lt;img alt=&quot;system-switch-user-symbolic&quot; src=&quot;https://user-images.githubusercontent.com/25423296/163456779-a8556205-d0a5-45e2-ac17-42d089e3c3f8.png&quot;&gt;&lt;/picture&gt; &amp;nbsp; &amp;nbsp;system-switch-user-symbolic&lt;br&gt;" calcext:value-type="string">
            <text:p>&lt;picture&gt;&lt;source media="(prefers-color-scheme: dark)" srcset="https://github.com/StorageB/icons/blob/main/GNOME48Adwaita/light/system-switch-user-symbolic.svg"&gt;&lt;source media="(prefers-color-scheme: light)" srcset="https://github.com/StorageB/icons/blob/main/GNOME48Adwaita/dark/system-switch-user-symbolic.svg"&gt;&lt;img alt="system-switch-user-symbolic" src="https://user-images.githubusercontent.com/25423296/163456779-a8556205-d0a5-45e2-ac17-42d089e3c3f8.png"&gt;&lt;/picture&gt; &amp;nbsp; &amp;nbsp;system-switch-use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45] &amp; CHAR(34) &amp;  &#10;&quot; width=&quot; &amp; CHAR(34) &amp; &quot;22&quot; &amp; CHAR(34) &amp; &quot; alt=&quot; &amp; CHAR(34) &amp; [.B145] &amp; CHAR(34) &amp; &quot;&gt;&lt;/a&gt;&quot; &amp; &#10;&quot;&amp;nbsp; &amp;nbsp; &quot; &amp; [.B145] &amp; &quot;&lt;br&gt;&quot;" office:value-type="string" office:string-value="&lt;a href=&quot;#&quot;&gt;&lt;img src=&quot;https://raw.githubusercontent.com/StorageB/icons/main/GNOME46Adwaita/light/system-switch-user-symbolic.svg&quot; width=&quot;22&quot; alt=&quot;system-switch-user-symbolic&quot;&gt;&lt;/a&gt;&amp;nbsp; &amp;nbsp; system-switch-user-symbolic&lt;br&gt;" calcext:value-type="string">
            <text:p>&lt;a href="#"&gt;&lt;img src="https://raw.githubusercontent.com/StorageB/icons/main/GNOME46Adwaita/light/system-switch-user-symbolic.svg" width="22" alt="system-switch-user-symbolic"&gt;&lt;/a&gt;&amp;nbsp; &amp;nbsp; system-switch-use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45] &amp; CHAR(34) &amp;   &#10;&quot; width=&quot; &amp; CHAR(34) &amp; &quot;22&quot; &amp; CHAR(34) &amp; &quot; alt=&quot; &amp; CHAR(34) &amp; [.B145] &amp; CHAR(34) &amp; &quot;&gt;&lt;/a&gt;&quot; &amp;  &#10;&quot;&amp;nbsp; &amp;nbsp; &quot; &amp; [.B145] &amp; &quot;&lt;br&gt;&quot;" office:value-type="string" office:string-value="&lt;a href=&quot;#&quot;&gt;&lt;img src=&quot;https://raw.githubusercontent.com/StorageB/icons/main/GNOME46Adwaita/dark/system-switch-user-symbolic.svg&quot; width=&quot;22&quot; alt=&quot;system-switch-user-symbolic&quot;&gt;&lt;/a&gt;&amp;nbsp; &amp;nbsp; system-switch-user-symbolic&lt;br&gt;" calcext:value-type="string">
            <text:p>&lt;a href="#"&gt;&lt;img src="https://raw.githubusercontent.com/StorageB/icons/main/GNOME46Adwaita/dark/system-switch-user-symbolic.svg" width="22" alt="system-switch-user-symbolic"&gt;&lt;/a&gt;&amp;nbsp; &amp;nbsp; system-switch-use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ab-new-symbolic.svg</text:p>
          </table:table-cell>
          <table:table-cell office:value-type="string" calcext:value-type="string">
            <text:p>tab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4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46] &amp; CHAR(34) &amp; &quot;&gt;&quot; &amp; &#10;&quot;&lt;img alt=&quot; &amp; CHAR(34) &amp; [.B14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6] &amp; &quot;&lt;br&gt;&quot;" office:value-type="string" office:string-value="&lt;picture&gt;&lt;source media=&quot;(prefers-color-scheme: dark)&quot; srcset=&quot;https://github.com/StorageB/icons/blob/main/GNOME48Adwaita/light/tab-new-symbolic.svg&quot;&gt;&lt;source media=&quot;(prefers-color-scheme: light)&quot; srcset=&quot;https://github.com/StorageB/icons/blob/main/GNOME48Adwaita/dark/tab-new-symbolic.svg&quot;&gt;&lt;img alt=&quot;tab-new-symbolic&quot; src=&quot;https://user-images.githubusercontent.com/25423296/163456779-a8556205-d0a5-45e2-ac17-42d089e3c3f8.png&quot;&gt;&lt;/picture&gt; &amp;nbsp; &amp;nbsp;tab-new-symbolic&lt;br&gt;" calcext:value-type="string">
            <text:p>&lt;picture&gt;&lt;source media="(prefers-color-scheme: dark)" srcset="https://github.com/StorageB/icons/blob/main/GNOME48Adwaita/light/tab-new-symbolic.svg"&gt;&lt;source media="(prefers-color-scheme: light)" srcset="https://github.com/StorageB/icons/blob/main/GNOME48Adwaita/dark/tab-new-symbolic.svg"&gt;&lt;img alt="tab-new-symbolic" src="https://user-images.githubusercontent.com/25423296/163456779-a8556205-d0a5-45e2-ac17-42d089e3c3f8.png"&gt;&lt;/picture&gt; &amp;nbsp; &amp;nbsp;tab-new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46] &amp; CHAR(34) &amp;  &#10;&quot; width=&quot; &amp; CHAR(34) &amp; &quot;22&quot; &amp; CHAR(34) &amp; &quot; alt=&quot; &amp; CHAR(34) &amp; [.B146] &amp; CHAR(34) &amp; &quot;&gt;&lt;/a&gt;&quot; &amp; &#10;&quot;&amp;nbsp; &amp;nbsp; &quot; &amp; [.B146] &amp; &quot;&lt;br&gt;&quot;" office:value-type="string" office:string-value="&lt;a href=&quot;#&quot;&gt;&lt;img src=&quot;https://raw.githubusercontent.com/StorageB/icons/main/GNOME46Adwaita/light/tab-new-symbolic.svg&quot; width=&quot;22&quot; alt=&quot;tab-new-symbolic&quot;&gt;&lt;/a&gt;&amp;nbsp; &amp;nbsp; tab-new-symbolic&lt;br&gt;" calcext:value-type="string">
            <text:p>&lt;a href="#"&gt;&lt;img src="https://raw.githubusercontent.com/StorageB/icons/main/GNOME46Adwaita/light/tab-new-symbolic.svg" width="22" alt="tab-new-symbolic"&gt;&lt;/a&gt;&amp;nbsp; &amp;nbsp; tab-new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46] &amp; CHAR(34) &amp;   &#10;&quot; width=&quot; &amp; CHAR(34) &amp; &quot;22&quot; &amp; CHAR(34) &amp; &quot; alt=&quot; &amp; CHAR(34) &amp; [.B146] &amp; CHAR(34) &amp; &quot;&gt;&lt;/a&gt;&quot; &amp;  &#10;&quot;&amp;nbsp; &amp;nbsp; &quot; &amp; [.B146] &amp; &quot;&lt;br&gt;&quot;" office:value-type="string" office:string-value="&lt;a href=&quot;#&quot;&gt;&lt;img src=&quot;https://raw.githubusercontent.com/StorageB/icons/main/GNOME46Adwaita/dark/tab-new-symbolic.svg&quot; width=&quot;22&quot; alt=&quot;tab-new-symbolic&quot;&gt;&lt;/a&gt;&amp;nbsp; &amp;nbsp; tab-new-symbolic&lt;br&gt;" calcext:value-type="string">
            <text:p>&lt;a href="#"&gt;&lt;img src="https://raw.githubusercontent.com/StorageB/icons/main/GNOME46Adwaita/dark/tab-new-symbolic.svg" width="22" alt="tab-new-symbolic"&gt;&lt;/a&gt;&amp;nbsp; &amp;nbsp; tab-new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ools-check-spelling-symbolic.svg</text:p>
          </table:table-cell>
          <table:table-cell office:value-type="string" calcext:value-type="string">
            <text:p>tools-check-spell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4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47] &amp; CHAR(34) &amp; &quot;&gt;&quot; &amp; &#10;&quot;&lt;img alt=&quot; &amp; CHAR(34) &amp; [.B14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7] &amp; &quot;&lt;br&gt;&quot;" office:value-type="string" office:string-value="&lt;picture&gt;&lt;source media=&quot;(prefers-color-scheme: dark)&quot; srcset=&quot;https://github.com/StorageB/icons/blob/main/GNOME48Adwaita/light/tools-check-spelling-symbolic.svg&quot;&gt;&lt;source media=&quot;(prefers-color-scheme: light)&quot; srcset=&quot;https://github.com/StorageB/icons/blob/main/GNOME48Adwaita/dark/tools-check-spelling-symbolic.svg&quot;&gt;&lt;img alt=&quot;tools-check-spelling-symbolic&quot; src=&quot;https://user-images.githubusercontent.com/25423296/163456779-a8556205-d0a5-45e2-ac17-42d089e3c3f8.png&quot;&gt;&lt;/picture&gt; &amp;nbsp; &amp;nbsp;tools-check-spelling-symbolic&lt;br&gt;" calcext:value-type="string">
            <text:p>&lt;picture&gt;&lt;source media="(prefers-color-scheme: dark)" srcset="https://github.com/StorageB/icons/blob/main/GNOME48Adwaita/light/tools-check-spelling-symbolic.svg"&gt;&lt;source media="(prefers-color-scheme: light)" srcset="https://github.com/StorageB/icons/blob/main/GNOME48Adwaita/dark/tools-check-spelling-symbolic.svg"&gt;&lt;img alt="tools-check-spelling-symbolic" src="https://user-images.githubusercontent.com/25423296/163456779-a8556205-d0a5-45e2-ac17-42d089e3c3f8.png"&gt;&lt;/picture&gt; &amp;nbsp; &amp;nbsp;tools-check-spell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47] &amp; CHAR(34) &amp;  &#10;&quot; width=&quot; &amp; CHAR(34) &amp; &quot;22&quot; &amp; CHAR(34) &amp; &quot; alt=&quot; &amp; CHAR(34) &amp; [.B147] &amp; CHAR(34) &amp; &quot;&gt;&lt;/a&gt;&quot; &amp; &#10;&quot;&amp;nbsp; &amp;nbsp; &quot; &amp; [.B147] &amp; &quot;&lt;br&gt;&quot;" office:value-type="string" office:string-value="&lt;a href=&quot;#&quot;&gt;&lt;img src=&quot;https://raw.githubusercontent.com/StorageB/icons/main/GNOME46Adwaita/light/tools-check-spelling-symbolic.svg&quot; width=&quot;22&quot; alt=&quot;tools-check-spelling-symbolic&quot;&gt;&lt;/a&gt;&amp;nbsp; &amp;nbsp; tools-check-spelling-symbolic&lt;br&gt;" calcext:value-type="string">
            <text:p>&lt;a href="#"&gt;&lt;img src="https://raw.githubusercontent.com/StorageB/icons/main/GNOME46Adwaita/light/tools-check-spelling-symbolic.svg" width="22" alt="tools-check-spelling-symbolic"&gt;&lt;/a&gt;&amp;nbsp; &amp;nbsp; tools-check-spell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47] &amp; CHAR(34) &amp;   &#10;&quot; width=&quot; &amp; CHAR(34) &amp; &quot;22&quot; &amp; CHAR(34) &amp; &quot; alt=&quot; &amp; CHAR(34) &amp; [.B147] &amp; CHAR(34) &amp; &quot;&gt;&lt;/a&gt;&quot; &amp;  &#10;&quot;&amp;nbsp; &amp;nbsp; &quot; &amp; [.B147] &amp; &quot;&lt;br&gt;&quot;" office:value-type="string" office:string-value="&lt;a href=&quot;#&quot;&gt;&lt;img src=&quot;https://raw.githubusercontent.com/StorageB/icons/main/GNOME46Adwaita/dark/tools-check-spelling-symbolic.svg&quot; width=&quot;22&quot; alt=&quot;tools-check-spelling-symbolic&quot;&gt;&lt;/a&gt;&amp;nbsp; &amp;nbsp; tools-check-spelling-symbolic&lt;br&gt;" calcext:value-type="string">
            <text:p>&lt;a href="#"&gt;&lt;img src="https://raw.githubusercontent.com/StorageB/icons/main/GNOME46Adwaita/dark/tools-check-spelling-symbolic.svg" width="22" alt="tools-check-spelling-symbolic"&gt;&lt;/a&gt;&amp;nbsp; &amp;nbsp; tools-check-spell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lue-decrease-symbolic.svg</text:p>
          </table:table-cell>
          <table:table-cell office:value-type="string" calcext:value-type="string">
            <text:p>value-decreas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4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48] &amp; CHAR(34) &amp; &quot;&gt;&quot; &amp; &#10;&quot;&lt;img alt=&quot; &amp; CHAR(34) &amp; [.B14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8] &amp; &quot;&lt;br&gt;&quot;" office:value-type="string" office:string-value="&lt;picture&gt;&lt;source media=&quot;(prefers-color-scheme: dark)&quot; srcset=&quot;https://github.com/StorageB/icons/blob/main/GNOME48Adwaita/light/value-decrease-symbolic.svg&quot;&gt;&lt;source media=&quot;(prefers-color-scheme: light)&quot; srcset=&quot;https://github.com/StorageB/icons/blob/main/GNOME48Adwaita/dark/value-decrease-symbolic.svg&quot;&gt;&lt;img alt=&quot;value-decrease-symbolic&quot; src=&quot;https://user-images.githubusercontent.com/25423296/163456779-a8556205-d0a5-45e2-ac17-42d089e3c3f8.png&quot;&gt;&lt;/picture&gt; &amp;nbsp; &amp;nbsp;value-decrease-symbolic&lt;br&gt;" calcext:value-type="string">
            <text:p>&lt;picture&gt;&lt;source media="(prefers-color-scheme: dark)" srcset="https://github.com/StorageB/icons/blob/main/GNOME48Adwaita/light/value-decrease-symbolic.svg"&gt;&lt;source media="(prefers-color-scheme: light)" srcset="https://github.com/StorageB/icons/blob/main/GNOME48Adwaita/dark/value-decrease-symbolic.svg"&gt;&lt;img alt="value-decrease-symbolic" src="https://user-images.githubusercontent.com/25423296/163456779-a8556205-d0a5-45e2-ac17-42d089e3c3f8.png"&gt;&lt;/picture&gt; &amp;nbsp; &amp;nbsp;value-decreas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48] &amp; CHAR(34) &amp;  &#10;&quot; width=&quot; &amp; CHAR(34) &amp; &quot;22&quot; &amp; CHAR(34) &amp; &quot; alt=&quot; &amp; CHAR(34) &amp; [.B148] &amp; CHAR(34) &amp; &quot;&gt;&lt;/a&gt;&quot; &amp; &#10;&quot;&amp;nbsp; &amp;nbsp; &quot; &amp; [.B148] &amp; &quot;&lt;br&gt;&quot;" office:value-type="string" office:string-value="&lt;a href=&quot;#&quot;&gt;&lt;img src=&quot;https://raw.githubusercontent.com/StorageB/icons/main/GNOME46Adwaita/light/value-decrease-symbolic.svg&quot; width=&quot;22&quot; alt=&quot;value-decrease-symbolic&quot;&gt;&lt;/a&gt;&amp;nbsp; &amp;nbsp; value-decrease-symbolic&lt;br&gt;" calcext:value-type="string">
            <text:p>&lt;a href="#"&gt;&lt;img src="https://raw.githubusercontent.com/StorageB/icons/main/GNOME46Adwaita/light/value-decrease-symbolic.svg" width="22" alt="value-decrease-symbolic"&gt;&lt;/a&gt;&amp;nbsp; &amp;nbsp; value-decreas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48] &amp; CHAR(34) &amp;   &#10;&quot; width=&quot; &amp; CHAR(34) &amp; &quot;22&quot; &amp; CHAR(34) &amp; &quot; alt=&quot; &amp; CHAR(34) &amp; [.B148] &amp; CHAR(34) &amp; &quot;&gt;&lt;/a&gt;&quot; &amp;  &#10;&quot;&amp;nbsp; &amp;nbsp; &quot; &amp; [.B148] &amp; &quot;&lt;br&gt;&quot;" office:value-type="string" office:string-value="&lt;a href=&quot;#&quot;&gt;&lt;img src=&quot;https://raw.githubusercontent.com/StorageB/icons/main/GNOME46Adwaita/dark/value-decrease-symbolic.svg&quot; width=&quot;22&quot; alt=&quot;value-decrease-symbolic&quot;&gt;&lt;/a&gt;&amp;nbsp; &amp;nbsp; value-decrease-symbolic&lt;br&gt;" calcext:value-type="string">
            <text:p>&lt;a href="#"&gt;&lt;img src="https://raw.githubusercontent.com/StorageB/icons/main/GNOME46Adwaita/dark/value-decrease-symbolic.svg" width="22" alt="value-decrease-symbolic"&gt;&lt;/a&gt;&amp;nbsp; &amp;nbsp; value-decreas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lue-increase-symbolic.svg</text:p>
          </table:table-cell>
          <table:table-cell office:value-type="string" calcext:value-type="string">
            <text:p>value-increas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4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49] &amp; CHAR(34) &amp; &quot;&gt;&quot; &amp; &#10;&quot;&lt;img alt=&quot; &amp; CHAR(34) &amp; [.B14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9] &amp; &quot;&lt;br&gt;&quot;" office:value-type="string" office:string-value="&lt;picture&gt;&lt;source media=&quot;(prefers-color-scheme: dark)&quot; srcset=&quot;https://github.com/StorageB/icons/blob/main/GNOME48Adwaita/light/value-increase-symbolic.svg&quot;&gt;&lt;source media=&quot;(prefers-color-scheme: light)&quot; srcset=&quot;https://github.com/StorageB/icons/blob/main/GNOME48Adwaita/dark/value-increase-symbolic.svg&quot;&gt;&lt;img alt=&quot;value-increase-symbolic&quot; src=&quot;https://user-images.githubusercontent.com/25423296/163456779-a8556205-d0a5-45e2-ac17-42d089e3c3f8.png&quot;&gt;&lt;/picture&gt; &amp;nbsp; &amp;nbsp;value-increase-symbolic&lt;br&gt;" calcext:value-type="string">
            <text:p>&lt;picture&gt;&lt;source media="(prefers-color-scheme: dark)" srcset="https://github.com/StorageB/icons/blob/main/GNOME48Adwaita/light/value-increase-symbolic.svg"&gt;&lt;source media="(prefers-color-scheme: light)" srcset="https://github.com/StorageB/icons/blob/main/GNOME48Adwaita/dark/value-increase-symbolic.svg"&gt;&lt;img alt="value-increase-symbolic" src="https://user-images.githubusercontent.com/25423296/163456779-a8556205-d0a5-45e2-ac17-42d089e3c3f8.png"&gt;&lt;/picture&gt; &amp;nbsp; &amp;nbsp;value-increas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49] &amp; CHAR(34) &amp;  &#10;&quot; width=&quot; &amp; CHAR(34) &amp; &quot;22&quot; &amp; CHAR(34) &amp; &quot; alt=&quot; &amp; CHAR(34) &amp; [.B149] &amp; CHAR(34) &amp; &quot;&gt;&lt;/a&gt;&quot; &amp; &#10;&quot;&amp;nbsp; &amp;nbsp; &quot; &amp; [.B149] &amp; &quot;&lt;br&gt;&quot;" office:value-type="string" office:string-value="&lt;a href=&quot;#&quot;&gt;&lt;img src=&quot;https://raw.githubusercontent.com/StorageB/icons/main/GNOME46Adwaita/light/value-increase-symbolic.svg&quot; width=&quot;22&quot; alt=&quot;value-increase-symbolic&quot;&gt;&lt;/a&gt;&amp;nbsp; &amp;nbsp; value-increase-symbolic&lt;br&gt;" calcext:value-type="string">
            <text:p>&lt;a href="#"&gt;&lt;img src="https://raw.githubusercontent.com/StorageB/icons/main/GNOME46Adwaita/light/value-increase-symbolic.svg" width="22" alt="value-increase-symbolic"&gt;&lt;/a&gt;&amp;nbsp; &amp;nbsp; value-increas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49] &amp; CHAR(34) &amp;   &#10;&quot; width=&quot; &amp; CHAR(34) &amp; &quot;22&quot; &amp; CHAR(34) &amp; &quot; alt=&quot; &amp; CHAR(34) &amp; [.B149] &amp; CHAR(34) &amp; &quot;&gt;&lt;/a&gt;&quot; &amp;  &#10;&quot;&amp;nbsp; &amp;nbsp; &quot; &amp; [.B149] &amp; &quot;&lt;br&gt;&quot;" office:value-type="string" office:string-value="&lt;a href=&quot;#&quot;&gt;&lt;img src=&quot;https://raw.githubusercontent.com/StorageB/icons/main/GNOME46Adwaita/dark/value-increase-symbolic.svg&quot; width=&quot;22&quot; alt=&quot;value-increase-symbolic&quot;&gt;&lt;/a&gt;&amp;nbsp; &amp;nbsp; value-increase-symbolic&lt;br&gt;" calcext:value-type="string">
            <text:p>&lt;a href="#"&gt;&lt;img src="https://raw.githubusercontent.com/StorageB/icons/main/GNOME46Adwaita/dark/value-increase-symbolic.svg" width="22" alt="value-increase-symbolic"&gt;&lt;/a&gt;&amp;nbsp; &amp;nbsp; value-increas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app-grid-symbolic.svg</text:p>
          </table:table-cell>
          <table:table-cell office:value-type="string" calcext:value-type="string">
            <text:p>view-app-gri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5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50] &amp; CHAR(34) &amp; &quot;&gt;&quot; &amp; &#10;&quot;&lt;img alt=&quot; &amp; CHAR(34) &amp; [.B15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0] &amp; &quot;&lt;br&gt;&quot;" office:value-type="string" office:string-value="&lt;picture&gt;&lt;source media=&quot;(prefers-color-scheme: dark)&quot; srcset=&quot;https://github.com/StorageB/icons/blob/main/GNOME48Adwaita/light/view-app-grid-symbolic.svg&quot;&gt;&lt;source media=&quot;(prefers-color-scheme: light)&quot; srcset=&quot;https://github.com/StorageB/icons/blob/main/GNOME48Adwaita/dark/view-app-grid-symbolic.svg&quot;&gt;&lt;img alt=&quot;view-app-grid-symbolic&quot; src=&quot;https://user-images.githubusercontent.com/25423296/163456779-a8556205-d0a5-45e2-ac17-42d089e3c3f8.png&quot;&gt;&lt;/picture&gt; &amp;nbsp; &amp;nbsp;view-app-grid-symbolic&lt;br&gt;" calcext:value-type="string">
            <text:p>&lt;picture&gt;&lt;source media="(prefers-color-scheme: dark)" srcset="https://github.com/StorageB/icons/blob/main/GNOME48Adwaita/light/view-app-grid-symbolic.svg"&gt;&lt;source media="(prefers-color-scheme: light)" srcset="https://github.com/StorageB/icons/blob/main/GNOME48Adwaita/dark/view-app-grid-symbolic.svg"&gt;&lt;img alt="view-app-grid-symbolic" src="https://user-images.githubusercontent.com/25423296/163456779-a8556205-d0a5-45e2-ac17-42d089e3c3f8.png"&gt;&lt;/picture&gt; &amp;nbsp; &amp;nbsp;view-app-gri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50] &amp; CHAR(34) &amp;  &#10;&quot; width=&quot; &amp; CHAR(34) &amp; &quot;22&quot; &amp; CHAR(34) &amp; &quot; alt=&quot; &amp; CHAR(34) &amp; [.B150] &amp; CHAR(34) &amp; &quot;&gt;&lt;/a&gt;&quot; &amp; &#10;&quot;&amp;nbsp; &amp;nbsp; &quot; &amp; [.B150] &amp; &quot;&lt;br&gt;&quot;" office:value-type="string" office:string-value="&lt;a href=&quot;#&quot;&gt;&lt;img src=&quot;https://raw.githubusercontent.com/StorageB/icons/main/GNOME46Adwaita/light/view-app-grid-symbolic.svg&quot; width=&quot;22&quot; alt=&quot;view-app-grid-symbolic&quot;&gt;&lt;/a&gt;&amp;nbsp; &amp;nbsp; view-app-grid-symbolic&lt;br&gt;" calcext:value-type="string">
            <text:p>&lt;a href="#"&gt;&lt;img src="https://raw.githubusercontent.com/StorageB/icons/main/GNOME46Adwaita/light/view-app-grid-symbolic.svg" width="22" alt="view-app-grid-symbolic"&gt;&lt;/a&gt;&amp;nbsp; &amp;nbsp; view-app-gri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50] &amp; CHAR(34) &amp;   &#10;&quot; width=&quot; &amp; CHAR(34) &amp; &quot;22&quot; &amp; CHAR(34) &amp; &quot; alt=&quot; &amp; CHAR(34) &amp; [.B150] &amp; CHAR(34) &amp; &quot;&gt;&lt;/a&gt;&quot; &amp;  &#10;&quot;&amp;nbsp; &amp;nbsp; &quot; &amp; [.B150] &amp; &quot;&lt;br&gt;&quot;" office:value-type="string" office:string-value="&lt;a href=&quot;#&quot;&gt;&lt;img src=&quot;https://raw.githubusercontent.com/StorageB/icons/main/GNOME46Adwaita/dark/view-app-grid-symbolic.svg&quot; width=&quot;22&quot; alt=&quot;view-app-grid-symbolic&quot;&gt;&lt;/a&gt;&amp;nbsp; &amp;nbsp; view-app-grid-symbolic&lt;br&gt;" calcext:value-type="string">
            <text:p>&lt;a href="#"&gt;&lt;img src="https://raw.githubusercontent.com/StorageB/icons/main/GNOME46Adwaita/dark/view-app-grid-symbolic.svg" width="22" alt="view-app-grid-symbolic"&gt;&lt;/a&gt;&amp;nbsp; &amp;nbsp; view-app-gri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conceal-symbolic.svg</text:p>
          </table:table-cell>
          <table:table-cell office:value-type="string" calcext:value-type="string">
            <text:p>view-concea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5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51] &amp; CHAR(34) &amp; &quot;&gt;&quot; &amp; &#10;&quot;&lt;img alt=&quot; &amp; CHAR(34) &amp; [.B15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1] &amp; &quot;&lt;br&gt;&quot;" office:value-type="string" office:string-value="&lt;picture&gt;&lt;source media=&quot;(prefers-color-scheme: dark)&quot; srcset=&quot;https://github.com/StorageB/icons/blob/main/GNOME48Adwaita/light/view-conceal-symbolic.svg&quot;&gt;&lt;source media=&quot;(prefers-color-scheme: light)&quot; srcset=&quot;https://github.com/StorageB/icons/blob/main/GNOME48Adwaita/dark/view-conceal-symbolic.svg&quot;&gt;&lt;img alt=&quot;view-conceal-symbolic&quot; src=&quot;https://user-images.githubusercontent.com/25423296/163456779-a8556205-d0a5-45e2-ac17-42d089e3c3f8.png&quot;&gt;&lt;/picture&gt; &amp;nbsp; &amp;nbsp;view-conceal-symbolic&lt;br&gt;" calcext:value-type="string">
            <text:p>&lt;picture&gt;&lt;source media="(prefers-color-scheme: dark)" srcset="https://github.com/StorageB/icons/blob/main/GNOME48Adwaita/light/view-conceal-symbolic.svg"&gt;&lt;source media="(prefers-color-scheme: light)" srcset="https://github.com/StorageB/icons/blob/main/GNOME48Adwaita/dark/view-conceal-symbolic.svg"&gt;&lt;img alt="view-conceal-symbolic" src="https://user-images.githubusercontent.com/25423296/163456779-a8556205-d0a5-45e2-ac17-42d089e3c3f8.png"&gt;&lt;/picture&gt; &amp;nbsp; &amp;nbsp;view-concea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51] &amp; CHAR(34) &amp;  &#10;&quot; width=&quot; &amp; CHAR(34) &amp; &quot;22&quot; &amp; CHAR(34) &amp; &quot; alt=&quot; &amp; CHAR(34) &amp; [.B151] &amp; CHAR(34) &amp; &quot;&gt;&lt;/a&gt;&quot; &amp; &#10;&quot;&amp;nbsp; &amp;nbsp; &quot; &amp; [.B151] &amp; &quot;&lt;br&gt;&quot;" office:value-type="string" office:string-value="&lt;a href=&quot;#&quot;&gt;&lt;img src=&quot;https://raw.githubusercontent.com/StorageB/icons/main/GNOME46Adwaita/light/view-conceal-symbolic.svg&quot; width=&quot;22&quot; alt=&quot;view-conceal-symbolic&quot;&gt;&lt;/a&gt;&amp;nbsp; &amp;nbsp; view-conceal-symbolic&lt;br&gt;" calcext:value-type="string">
            <text:p>&lt;a href="#"&gt;&lt;img src="https://raw.githubusercontent.com/StorageB/icons/main/GNOME46Adwaita/light/view-conceal-symbolic.svg" width="22" alt="view-conceal-symbolic"&gt;&lt;/a&gt;&amp;nbsp; &amp;nbsp; view-concea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51] &amp; CHAR(34) &amp;   &#10;&quot; width=&quot; &amp; CHAR(34) &amp; &quot;22&quot; &amp; CHAR(34) &amp; &quot; alt=&quot; &amp; CHAR(34) &amp; [.B151] &amp; CHAR(34) &amp; &quot;&gt;&lt;/a&gt;&quot; &amp;  &#10;&quot;&amp;nbsp; &amp;nbsp; &quot; &amp; [.B151] &amp; &quot;&lt;br&gt;&quot;" office:value-type="string" office:string-value="&lt;a href=&quot;#&quot;&gt;&lt;img src=&quot;https://raw.githubusercontent.com/StorageB/icons/main/GNOME46Adwaita/dark/view-conceal-symbolic.svg&quot; width=&quot;22&quot; alt=&quot;view-conceal-symbolic&quot;&gt;&lt;/a&gt;&amp;nbsp; &amp;nbsp; view-conceal-symbolic&lt;br&gt;" calcext:value-type="string">
            <text:p>&lt;a href="#"&gt;&lt;img src="https://raw.githubusercontent.com/StorageB/icons/main/GNOME46Adwaita/dark/view-conceal-symbolic.svg" width="22" alt="view-conceal-symbolic"&gt;&lt;/a&gt;&amp;nbsp; &amp;nbsp; view-concea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continuous-symbolic.svg</text:p>
          </table:table-cell>
          <table:table-cell office:value-type="string" calcext:value-type="string">
            <text:p>view-continuou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5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52] &amp; CHAR(34) &amp; &quot;&gt;&quot; &amp; &#10;&quot;&lt;img alt=&quot; &amp; CHAR(34) &amp; [.B15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2] &amp; &quot;&lt;br&gt;&quot;" office:value-type="string" office:string-value="&lt;picture&gt;&lt;source media=&quot;(prefers-color-scheme: dark)&quot; srcset=&quot;https://github.com/StorageB/icons/blob/main/GNOME48Adwaita/light/view-continuous-symbolic.svg&quot;&gt;&lt;source media=&quot;(prefers-color-scheme: light)&quot; srcset=&quot;https://github.com/StorageB/icons/blob/main/GNOME48Adwaita/dark/view-continuous-symbolic.svg&quot;&gt;&lt;img alt=&quot;view-continuous-symbolic&quot; src=&quot;https://user-images.githubusercontent.com/25423296/163456779-a8556205-d0a5-45e2-ac17-42d089e3c3f8.png&quot;&gt;&lt;/picture&gt; &amp;nbsp; &amp;nbsp;view-continuous-symbolic&lt;br&gt;" calcext:value-type="string">
            <text:p>&lt;picture&gt;&lt;source media="(prefers-color-scheme: dark)" srcset="https://github.com/StorageB/icons/blob/main/GNOME48Adwaita/light/view-continuous-symbolic.svg"&gt;&lt;source media="(prefers-color-scheme: light)" srcset="https://github.com/StorageB/icons/blob/main/GNOME48Adwaita/dark/view-continuous-symbolic.svg"&gt;&lt;img alt="view-continuous-symbolic" src="https://user-images.githubusercontent.com/25423296/163456779-a8556205-d0a5-45e2-ac17-42d089e3c3f8.png"&gt;&lt;/picture&gt; &amp;nbsp; &amp;nbsp;view-continuou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52] &amp; CHAR(34) &amp;  &#10;&quot; width=&quot; &amp; CHAR(34) &amp; &quot;22&quot; &amp; CHAR(34) &amp; &quot; alt=&quot; &amp; CHAR(34) &amp; [.B152] &amp; CHAR(34) &amp; &quot;&gt;&lt;/a&gt;&quot; &amp; &#10;&quot;&amp;nbsp; &amp;nbsp; &quot; &amp; [.B152] &amp; &quot;&lt;br&gt;&quot;" office:value-type="string" office:string-value="&lt;a href=&quot;#&quot;&gt;&lt;img src=&quot;https://raw.githubusercontent.com/StorageB/icons/main/GNOME46Adwaita/light/view-continuous-symbolic.svg&quot; width=&quot;22&quot; alt=&quot;view-continuous-symbolic&quot;&gt;&lt;/a&gt;&amp;nbsp; &amp;nbsp; view-continuous-symbolic&lt;br&gt;" calcext:value-type="string">
            <text:p>&lt;a href="#"&gt;&lt;img src="https://raw.githubusercontent.com/StorageB/icons/main/GNOME46Adwaita/light/view-continuous-symbolic.svg" width="22" alt="view-continuous-symbolic"&gt;&lt;/a&gt;&amp;nbsp; &amp;nbsp; view-continuou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52] &amp; CHAR(34) &amp;   &#10;&quot; width=&quot; &amp; CHAR(34) &amp; &quot;22&quot; &amp; CHAR(34) &amp; &quot; alt=&quot; &amp; CHAR(34) &amp; [.B152] &amp; CHAR(34) &amp; &quot;&gt;&lt;/a&gt;&quot; &amp;  &#10;&quot;&amp;nbsp; &amp;nbsp; &quot; &amp; [.B152] &amp; &quot;&lt;br&gt;&quot;" office:value-type="string" office:string-value="&lt;a href=&quot;#&quot;&gt;&lt;img src=&quot;https://raw.githubusercontent.com/StorageB/icons/main/GNOME46Adwaita/dark/view-continuous-symbolic.svg&quot; width=&quot;22&quot; alt=&quot;view-continuous-symbolic&quot;&gt;&lt;/a&gt;&amp;nbsp; &amp;nbsp; view-continuous-symbolic&lt;br&gt;" calcext:value-type="string">
            <text:p>&lt;a href="#"&gt;&lt;img src="https://raw.githubusercontent.com/StorageB/icons/main/GNOME46Adwaita/dark/view-continuous-symbolic.svg" width="22" alt="view-continuous-symbolic"&gt;&lt;/a&gt;&amp;nbsp; &amp;nbsp; view-continuou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dual-symbolic.svg</text:p>
          </table:table-cell>
          <table:table-cell office:value-type="string" calcext:value-type="string">
            <text:p>view-dua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5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53] &amp; CHAR(34) &amp; &quot;&gt;&quot; &amp; &#10;&quot;&lt;img alt=&quot; &amp; CHAR(34) &amp; [.B15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3] &amp; &quot;&lt;br&gt;&quot;" office:value-type="string" office:string-value="&lt;picture&gt;&lt;source media=&quot;(prefers-color-scheme: dark)&quot; srcset=&quot;https://github.com/StorageB/icons/blob/main/GNOME48Adwaita/light/view-dual-symbolic.svg&quot;&gt;&lt;source media=&quot;(prefers-color-scheme: light)&quot; srcset=&quot;https://github.com/StorageB/icons/blob/main/GNOME48Adwaita/dark/view-dual-symbolic.svg&quot;&gt;&lt;img alt=&quot;view-dual-symbolic&quot; src=&quot;https://user-images.githubusercontent.com/25423296/163456779-a8556205-d0a5-45e2-ac17-42d089e3c3f8.png&quot;&gt;&lt;/picture&gt; &amp;nbsp; &amp;nbsp;view-dual-symbolic&lt;br&gt;" calcext:value-type="string">
            <text:p>&lt;picture&gt;&lt;source media="(prefers-color-scheme: dark)" srcset="https://github.com/StorageB/icons/blob/main/GNOME48Adwaita/light/view-dual-symbolic.svg"&gt;&lt;source media="(prefers-color-scheme: light)" srcset="https://github.com/StorageB/icons/blob/main/GNOME48Adwaita/dark/view-dual-symbolic.svg"&gt;&lt;img alt="view-dual-symbolic" src="https://user-images.githubusercontent.com/25423296/163456779-a8556205-d0a5-45e2-ac17-42d089e3c3f8.png"&gt;&lt;/picture&gt; &amp;nbsp; &amp;nbsp;view-dua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53] &amp; CHAR(34) &amp;  &#10;&quot; width=&quot; &amp; CHAR(34) &amp; &quot;22&quot; &amp; CHAR(34) &amp; &quot; alt=&quot; &amp; CHAR(34) &amp; [.B153] &amp; CHAR(34) &amp; &quot;&gt;&lt;/a&gt;&quot; &amp; &#10;&quot;&amp;nbsp; &amp;nbsp; &quot; &amp; [.B153] &amp; &quot;&lt;br&gt;&quot;" office:value-type="string" office:string-value="&lt;a href=&quot;#&quot;&gt;&lt;img src=&quot;https://raw.githubusercontent.com/StorageB/icons/main/GNOME46Adwaita/light/view-dual-symbolic.svg&quot; width=&quot;22&quot; alt=&quot;view-dual-symbolic&quot;&gt;&lt;/a&gt;&amp;nbsp; &amp;nbsp; view-dual-symbolic&lt;br&gt;" calcext:value-type="string">
            <text:p>&lt;a href="#"&gt;&lt;img src="https://raw.githubusercontent.com/StorageB/icons/main/GNOME46Adwaita/light/view-dual-symbolic.svg" width="22" alt="view-dual-symbolic"&gt;&lt;/a&gt;&amp;nbsp; &amp;nbsp; view-dua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53] &amp; CHAR(34) &amp;   &#10;&quot; width=&quot; &amp; CHAR(34) &amp; &quot;22&quot; &amp; CHAR(34) &amp; &quot; alt=&quot; &amp; CHAR(34) &amp; [.B153] &amp; CHAR(34) &amp; &quot;&gt;&lt;/a&gt;&quot; &amp;  &#10;&quot;&amp;nbsp; &amp;nbsp; &quot; &amp; [.B153] &amp; &quot;&lt;br&gt;&quot;" office:value-type="string" office:string-value="&lt;a href=&quot;#&quot;&gt;&lt;img src=&quot;https://raw.githubusercontent.com/StorageB/icons/main/GNOME46Adwaita/dark/view-dual-symbolic.svg&quot; width=&quot;22&quot; alt=&quot;view-dual-symbolic&quot;&gt;&lt;/a&gt;&amp;nbsp; &amp;nbsp; view-dual-symbolic&lt;br&gt;" calcext:value-type="string">
            <text:p>&lt;a href="#"&gt;&lt;img src="https://raw.githubusercontent.com/StorageB/icons/main/GNOME46Adwaita/dark/view-dual-symbolic.svg" width="22" alt="view-dual-symbolic"&gt;&lt;/a&gt;&amp;nbsp; &amp;nbsp; view-dua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fullscreen-symbolic.svg</text:p>
          </table:table-cell>
          <table:table-cell office:value-type="string" calcext:value-type="string">
            <text:p>view-fullscree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5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54] &amp; CHAR(34) &amp; &quot;&gt;&quot; &amp; &#10;&quot;&lt;img alt=&quot; &amp; CHAR(34) &amp; [.B15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4] &amp; &quot;&lt;br&gt;&quot;" office:value-type="string" office:string-value="&lt;picture&gt;&lt;source media=&quot;(prefers-color-scheme: dark)&quot; srcset=&quot;https://github.com/StorageB/icons/blob/main/GNOME48Adwaita/light/view-fullscreen-symbolic.svg&quot;&gt;&lt;source media=&quot;(prefers-color-scheme: light)&quot; srcset=&quot;https://github.com/StorageB/icons/blob/main/GNOME48Adwaita/dark/view-fullscreen-symbolic.svg&quot;&gt;&lt;img alt=&quot;view-fullscreen-symbolic&quot; src=&quot;https://user-images.githubusercontent.com/25423296/163456779-a8556205-d0a5-45e2-ac17-42d089e3c3f8.png&quot;&gt;&lt;/picture&gt; &amp;nbsp; &amp;nbsp;view-fullscreen-symbolic&lt;br&gt;" calcext:value-type="string">
            <text:p>&lt;picture&gt;&lt;source media="(prefers-color-scheme: dark)" srcset="https://github.com/StorageB/icons/blob/main/GNOME48Adwaita/light/view-fullscreen-symbolic.svg"&gt;&lt;source media="(prefers-color-scheme: light)" srcset="https://github.com/StorageB/icons/blob/main/GNOME48Adwaita/dark/view-fullscreen-symbolic.svg"&gt;&lt;img alt="view-fullscreen-symbolic" src="https://user-images.githubusercontent.com/25423296/163456779-a8556205-d0a5-45e2-ac17-42d089e3c3f8.png"&gt;&lt;/picture&gt; &amp;nbsp; &amp;nbsp;view-fullscreen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54] &amp; CHAR(34) &amp;  &#10;&quot; width=&quot; &amp; CHAR(34) &amp; &quot;22&quot; &amp; CHAR(34) &amp; &quot; alt=&quot; &amp; CHAR(34) &amp; [.B154] &amp; CHAR(34) &amp; &quot;&gt;&lt;/a&gt;&quot; &amp; &#10;&quot;&amp;nbsp; &amp;nbsp; &quot; &amp; [.B154] &amp; &quot;&lt;br&gt;&quot;" office:value-type="string" office:string-value="&lt;a href=&quot;#&quot;&gt;&lt;img src=&quot;https://raw.githubusercontent.com/StorageB/icons/main/GNOME46Adwaita/light/view-fullscreen-symbolic.svg&quot; width=&quot;22&quot; alt=&quot;view-fullscreen-symbolic&quot;&gt;&lt;/a&gt;&amp;nbsp; &amp;nbsp; view-fullscreen-symbolic&lt;br&gt;" calcext:value-type="string">
            <text:p>&lt;a href="#"&gt;&lt;img src="https://raw.githubusercontent.com/StorageB/icons/main/GNOME46Adwaita/light/view-fullscreen-symbolic.svg" width="22" alt="view-fullscreen-symbolic"&gt;&lt;/a&gt;&amp;nbsp; &amp;nbsp; view-fullscreen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54] &amp; CHAR(34) &amp;   &#10;&quot; width=&quot; &amp; CHAR(34) &amp; &quot;22&quot; &amp; CHAR(34) &amp; &quot; alt=&quot; &amp; CHAR(34) &amp; [.B154] &amp; CHAR(34) &amp; &quot;&gt;&lt;/a&gt;&quot; &amp;  &#10;&quot;&amp;nbsp; &amp;nbsp; &quot; &amp; [.B154] &amp; &quot;&lt;br&gt;&quot;" office:value-type="string" office:string-value="&lt;a href=&quot;#&quot;&gt;&lt;img src=&quot;https://raw.githubusercontent.com/StorageB/icons/main/GNOME46Adwaita/dark/view-fullscreen-symbolic.svg&quot; width=&quot;22&quot; alt=&quot;view-fullscreen-symbolic&quot;&gt;&lt;/a&gt;&amp;nbsp; &amp;nbsp; view-fullscreen-symbolic&lt;br&gt;" calcext:value-type="string">
            <text:p>&lt;a href="#"&gt;&lt;img src="https://raw.githubusercontent.com/StorageB/icons/main/GNOME46Adwaita/dark/view-fullscreen-symbolic.svg" width="22" alt="view-fullscreen-symbolic"&gt;&lt;/a&gt;&amp;nbsp; &amp;nbsp; view-fullscreen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grid-symbolic.svg</text:p>
          </table:table-cell>
          <table:table-cell office:value-type="string" calcext:value-type="string">
            <text:p>view-gri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5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55] &amp; CHAR(34) &amp; &quot;&gt;&quot; &amp; &#10;&quot;&lt;img alt=&quot; &amp; CHAR(34) &amp; [.B15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5] &amp; &quot;&lt;br&gt;&quot;" office:value-type="string" office:string-value="&lt;picture&gt;&lt;source media=&quot;(prefers-color-scheme: dark)&quot; srcset=&quot;https://github.com/StorageB/icons/blob/main/GNOME48Adwaita/light/view-grid-symbolic.svg&quot;&gt;&lt;source media=&quot;(prefers-color-scheme: light)&quot; srcset=&quot;https://github.com/StorageB/icons/blob/main/GNOME48Adwaita/dark/view-grid-symbolic.svg&quot;&gt;&lt;img alt=&quot;view-grid-symbolic&quot; src=&quot;https://user-images.githubusercontent.com/25423296/163456779-a8556205-d0a5-45e2-ac17-42d089e3c3f8.png&quot;&gt;&lt;/picture&gt; &amp;nbsp; &amp;nbsp;view-grid-symbolic&lt;br&gt;" calcext:value-type="string">
            <text:p>&lt;picture&gt;&lt;source media="(prefers-color-scheme: dark)" srcset="https://github.com/StorageB/icons/blob/main/GNOME48Adwaita/light/view-grid-symbolic.svg"&gt;&lt;source media="(prefers-color-scheme: light)" srcset="https://github.com/StorageB/icons/blob/main/GNOME48Adwaita/dark/view-grid-symbolic.svg"&gt;&lt;img alt="view-grid-symbolic" src="https://user-images.githubusercontent.com/25423296/163456779-a8556205-d0a5-45e2-ac17-42d089e3c3f8.png"&gt;&lt;/picture&gt; &amp;nbsp; &amp;nbsp;view-gri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55] &amp; CHAR(34) &amp;  &#10;&quot; width=&quot; &amp; CHAR(34) &amp; &quot;22&quot; &amp; CHAR(34) &amp; &quot; alt=&quot; &amp; CHAR(34) &amp; [.B155] &amp; CHAR(34) &amp; &quot;&gt;&lt;/a&gt;&quot; &amp; &#10;&quot;&amp;nbsp; &amp;nbsp; &quot; &amp; [.B155] &amp; &quot;&lt;br&gt;&quot;" office:value-type="string" office:string-value="&lt;a href=&quot;#&quot;&gt;&lt;img src=&quot;https://raw.githubusercontent.com/StorageB/icons/main/GNOME46Adwaita/light/view-grid-symbolic.svg&quot; width=&quot;22&quot; alt=&quot;view-grid-symbolic&quot;&gt;&lt;/a&gt;&amp;nbsp; &amp;nbsp; view-grid-symbolic&lt;br&gt;" calcext:value-type="string">
            <text:p>&lt;a href="#"&gt;&lt;img src="https://raw.githubusercontent.com/StorageB/icons/main/GNOME46Adwaita/light/view-grid-symbolic.svg" width="22" alt="view-grid-symbolic"&gt;&lt;/a&gt;&amp;nbsp; &amp;nbsp; view-gri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55] &amp; CHAR(34) &amp;   &#10;&quot; width=&quot; &amp; CHAR(34) &amp; &quot;22&quot; &amp; CHAR(34) &amp; &quot; alt=&quot; &amp; CHAR(34) &amp; [.B155] &amp; CHAR(34) &amp; &quot;&gt;&lt;/a&gt;&quot; &amp;  &#10;&quot;&amp;nbsp; &amp;nbsp; &quot; &amp; [.B155] &amp; &quot;&lt;br&gt;&quot;" office:value-type="string" office:string-value="&lt;a href=&quot;#&quot;&gt;&lt;img src=&quot;https://raw.githubusercontent.com/StorageB/icons/main/GNOME46Adwaita/dark/view-grid-symbolic.svg&quot; width=&quot;22&quot; alt=&quot;view-grid-symbolic&quot;&gt;&lt;/a&gt;&amp;nbsp; &amp;nbsp; view-grid-symbolic&lt;br&gt;" calcext:value-type="string">
            <text:p>&lt;a href="#"&gt;&lt;img src="https://raw.githubusercontent.com/StorageB/icons/main/GNOME46Adwaita/dark/view-grid-symbolic.svg" width="22" alt="view-grid-symbolic"&gt;&lt;/a&gt;&amp;nbsp; &amp;nbsp; view-gri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list-bullet-rtl-symbolic.svg</text:p>
          </table:table-cell>
          <table:table-cell office:value-type="string" calcext:value-type="string">
            <text:p>view-list-bullet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5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56] &amp; CHAR(34) &amp; &quot;&gt;&quot; &amp; &#10;&quot;&lt;img alt=&quot; &amp; CHAR(34) &amp; [.B15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6] &amp; &quot;&lt;br&gt;&quot;" office:value-type="string" office:string-value="&lt;picture&gt;&lt;source media=&quot;(prefers-color-scheme: dark)&quot; srcset=&quot;https://github.com/StorageB/icons/blob/main/GNOME48Adwaita/light/view-list-bullet-rtl-symbolic.svg&quot;&gt;&lt;source media=&quot;(prefers-color-scheme: light)&quot; srcset=&quot;https://github.com/StorageB/icons/blob/main/GNOME48Adwaita/dark/view-list-bullet-rtl-symbolic.svg&quot;&gt;&lt;img alt=&quot;view-list-bullet-rtl-symbolic&quot; src=&quot;https://user-images.githubusercontent.com/25423296/163456779-a8556205-d0a5-45e2-ac17-42d089e3c3f8.png&quot;&gt;&lt;/picture&gt; &amp;nbsp; &amp;nbsp;view-list-bullet-rtl-symbolic&lt;br&gt;" calcext:value-type="string">
            <text:p>&lt;picture&gt;&lt;source media="(prefers-color-scheme: dark)" srcset="https://github.com/StorageB/icons/blob/main/GNOME48Adwaita/light/view-list-bullet-rtl-symbolic.svg"&gt;&lt;source media="(prefers-color-scheme: light)" srcset="https://github.com/StorageB/icons/blob/main/GNOME48Adwaita/dark/view-list-bullet-rtl-symbolic.svg"&gt;&lt;img alt="view-list-bullet-rtl-symbolic" src="https://user-images.githubusercontent.com/25423296/163456779-a8556205-d0a5-45e2-ac17-42d089e3c3f8.png"&gt;&lt;/picture&gt; &amp;nbsp; &amp;nbsp;view-list-bullet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56] &amp; CHAR(34) &amp;  &#10;&quot; width=&quot; &amp; CHAR(34) &amp; &quot;22&quot; &amp; CHAR(34) &amp; &quot; alt=&quot; &amp; CHAR(34) &amp; [.B156] &amp; CHAR(34) &amp; &quot;&gt;&lt;/a&gt;&quot; &amp; &#10;&quot;&amp;nbsp; &amp;nbsp; &quot; &amp; [.B156] &amp; &quot;&lt;br&gt;&quot;" office:value-type="string" office:string-value="&lt;a href=&quot;#&quot;&gt;&lt;img src=&quot;https://raw.githubusercontent.com/StorageB/icons/main/GNOME46Adwaita/light/view-list-bullet-rtl-symbolic.svg&quot; width=&quot;22&quot; alt=&quot;view-list-bullet-rtl-symbolic&quot;&gt;&lt;/a&gt;&amp;nbsp; &amp;nbsp; view-list-bullet-rtl-symbolic&lt;br&gt;" calcext:value-type="string">
            <text:p>&lt;a href="#"&gt;&lt;img src="https://raw.githubusercontent.com/StorageB/icons/main/GNOME46Adwaita/light/view-list-bullet-rtl-symbolic.svg" width="22" alt="view-list-bullet-rtl-symbolic"&gt;&lt;/a&gt;&amp;nbsp; &amp;nbsp; view-list-bullet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56] &amp; CHAR(34) &amp;   &#10;&quot; width=&quot; &amp; CHAR(34) &amp; &quot;22&quot; &amp; CHAR(34) &amp; &quot; alt=&quot; &amp; CHAR(34) &amp; [.B156] &amp; CHAR(34) &amp; &quot;&gt;&lt;/a&gt;&quot; &amp;  &#10;&quot;&amp;nbsp; &amp;nbsp; &quot; &amp; [.B156] &amp; &quot;&lt;br&gt;&quot;" office:value-type="string" office:string-value="&lt;a href=&quot;#&quot;&gt;&lt;img src=&quot;https://raw.githubusercontent.com/StorageB/icons/main/GNOME46Adwaita/dark/view-list-bullet-rtl-symbolic.svg&quot; width=&quot;22&quot; alt=&quot;view-list-bullet-rtl-symbolic&quot;&gt;&lt;/a&gt;&amp;nbsp; &amp;nbsp; view-list-bullet-rtl-symbolic&lt;br&gt;" calcext:value-type="string">
            <text:p>&lt;a href="#"&gt;&lt;img src="https://raw.githubusercontent.com/StorageB/icons/main/GNOME46Adwaita/dark/view-list-bullet-rtl-symbolic.svg" width="22" alt="view-list-bullet-rtl-symbolic"&gt;&lt;/a&gt;&amp;nbsp; &amp;nbsp; view-list-bullet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list-bullet-symbolic-rtl.svg</text:p>
          </table:table-cell>
          <table:table-cell office:value-type="string" calcext:value-type="string">
            <text:p>view-list-bulle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5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57] &amp; CHAR(34) &amp; &quot;&gt;&quot; &amp; &#10;&quot;&lt;img alt=&quot; &amp; CHAR(34) &amp; [.B15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7] &amp; &quot;&lt;br&gt;&quot;" office:value-type="string" office:string-value="&lt;picture&gt;&lt;source media=&quot;(prefers-color-scheme: dark)&quot; srcset=&quot;https://github.com/StorageB/icons/blob/main/GNOME48Adwaita/light/view-list-bullet-symbolic-rtl.svg&quot;&gt;&lt;source media=&quot;(prefers-color-scheme: light)&quot; srcset=&quot;https://github.com/StorageB/icons/blob/main/GNOME48Adwaita/dark/view-list-bullet-symbolic-rtl.svg&quot;&gt;&lt;img alt=&quot;view-list-bullet-symbolic-rtl&quot; src=&quot;https://user-images.githubusercontent.com/25423296/163456779-a8556205-d0a5-45e2-ac17-42d089e3c3f8.png&quot;&gt;&lt;/picture&gt; &amp;nbsp; &amp;nbsp;view-list-bullet-symbolic-rtl&lt;br&gt;" calcext:value-type="string">
            <text:p>&lt;picture&gt;&lt;source media="(prefers-color-scheme: dark)" srcset="https://github.com/StorageB/icons/blob/main/GNOME48Adwaita/light/view-list-bullet-symbolic-rtl.svg"&gt;&lt;source media="(prefers-color-scheme: light)" srcset="https://github.com/StorageB/icons/blob/main/GNOME48Adwaita/dark/view-list-bullet-symbolic-rtl.svg"&gt;&lt;img alt="view-list-bullet-symbolic-rtl" src="https://user-images.githubusercontent.com/25423296/163456779-a8556205-d0a5-45e2-ac17-42d089e3c3f8.png"&gt;&lt;/picture&gt; &amp;nbsp; &amp;nbsp;view-list-bullet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57] &amp; CHAR(34) &amp;  &#10;&quot; width=&quot; &amp; CHAR(34) &amp; &quot;22&quot; &amp; CHAR(34) &amp; &quot; alt=&quot; &amp; CHAR(34) &amp; [.B157] &amp; CHAR(34) &amp; &quot;&gt;&lt;/a&gt;&quot; &amp; &#10;&quot;&amp;nbsp; &amp;nbsp; &quot; &amp; [.B157] &amp; &quot;&lt;br&gt;&quot;" office:value-type="string" office:string-value="&lt;a href=&quot;#&quot;&gt;&lt;img src=&quot;https://raw.githubusercontent.com/StorageB/icons/main/GNOME46Adwaita/light/view-list-bullet-symbolic-rtl.svg&quot; width=&quot;22&quot; alt=&quot;view-list-bullet-symbolic-rtl&quot;&gt;&lt;/a&gt;&amp;nbsp; &amp;nbsp; view-list-bullet-symbolic-rtl&lt;br&gt;" calcext:value-type="string">
            <text:p>&lt;a href="#"&gt;&lt;img src="https://raw.githubusercontent.com/StorageB/icons/main/GNOME46Adwaita/light/view-list-bullet-symbolic-rtl.svg" width="22" alt="view-list-bullet-symbolic-rtl"&gt;&lt;/a&gt;&amp;nbsp; &amp;nbsp; view-list-bullet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57] &amp; CHAR(34) &amp;   &#10;&quot; width=&quot; &amp; CHAR(34) &amp; &quot;22&quot; &amp; CHAR(34) &amp; &quot; alt=&quot; &amp; CHAR(34) &amp; [.B157] &amp; CHAR(34) &amp; &quot;&gt;&lt;/a&gt;&quot; &amp;  &#10;&quot;&amp;nbsp; &amp;nbsp; &quot; &amp; [.B157] &amp; &quot;&lt;br&gt;&quot;" office:value-type="string" office:string-value="&lt;a href=&quot;#&quot;&gt;&lt;img src=&quot;https://raw.githubusercontent.com/StorageB/icons/main/GNOME46Adwaita/dark/view-list-bullet-symbolic-rtl.svg&quot; width=&quot;22&quot; alt=&quot;view-list-bullet-symbolic-rtl&quot;&gt;&lt;/a&gt;&amp;nbsp; &amp;nbsp; view-list-bullet-symbolic-rtl&lt;br&gt;" calcext:value-type="string">
            <text:p>&lt;a href="#"&gt;&lt;img src="https://raw.githubusercontent.com/StorageB/icons/main/GNOME46Adwaita/dark/view-list-bullet-symbolic-rtl.svg" width="22" alt="view-list-bullet-symbolic-rtl"&gt;&lt;/a&gt;&amp;nbsp; &amp;nbsp; view-list-bullet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list-bullet-symbolic.svg</text:p>
          </table:table-cell>
          <table:table-cell office:value-type="string" calcext:value-type="string">
            <text:p>view-list-bulle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5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58] &amp; CHAR(34) &amp; &quot;&gt;&quot; &amp; &#10;&quot;&lt;img alt=&quot; &amp; CHAR(34) &amp; [.B15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8] &amp; &quot;&lt;br&gt;&quot;" office:value-type="string" office:string-value="&lt;picture&gt;&lt;source media=&quot;(prefers-color-scheme: dark)&quot; srcset=&quot;https://github.com/StorageB/icons/blob/main/GNOME48Adwaita/light/view-list-bullet-symbolic.svg&quot;&gt;&lt;source media=&quot;(prefers-color-scheme: light)&quot; srcset=&quot;https://github.com/StorageB/icons/blob/main/GNOME48Adwaita/dark/view-list-bullet-symbolic.svg&quot;&gt;&lt;img alt=&quot;view-list-bullet-symbolic&quot; src=&quot;https://user-images.githubusercontent.com/25423296/163456779-a8556205-d0a5-45e2-ac17-42d089e3c3f8.png&quot;&gt;&lt;/picture&gt; &amp;nbsp; &amp;nbsp;view-list-bullet-symbolic&lt;br&gt;" calcext:value-type="string">
            <text:p>&lt;picture&gt;&lt;source media="(prefers-color-scheme: dark)" srcset="https://github.com/StorageB/icons/blob/main/GNOME48Adwaita/light/view-list-bullet-symbolic.svg"&gt;&lt;source media="(prefers-color-scheme: light)" srcset="https://github.com/StorageB/icons/blob/main/GNOME48Adwaita/dark/view-list-bullet-symbolic.svg"&gt;&lt;img alt="view-list-bullet-symbolic" src="https://user-images.githubusercontent.com/25423296/163456779-a8556205-d0a5-45e2-ac17-42d089e3c3f8.png"&gt;&lt;/picture&gt; &amp;nbsp; &amp;nbsp;view-list-bulle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58] &amp; CHAR(34) &amp;  &#10;&quot; width=&quot; &amp; CHAR(34) &amp; &quot;22&quot; &amp; CHAR(34) &amp; &quot; alt=&quot; &amp; CHAR(34) &amp; [.B158] &amp; CHAR(34) &amp; &quot;&gt;&lt;/a&gt;&quot; &amp; &#10;&quot;&amp;nbsp; &amp;nbsp; &quot; &amp; [.B158] &amp; &quot;&lt;br&gt;&quot;" office:value-type="string" office:string-value="&lt;a href=&quot;#&quot;&gt;&lt;img src=&quot;https://raw.githubusercontent.com/StorageB/icons/main/GNOME46Adwaita/light/view-list-bullet-symbolic.svg&quot; width=&quot;22&quot; alt=&quot;view-list-bullet-symbolic&quot;&gt;&lt;/a&gt;&amp;nbsp; &amp;nbsp; view-list-bullet-symbolic&lt;br&gt;" calcext:value-type="string">
            <text:p>&lt;a href="#"&gt;&lt;img src="https://raw.githubusercontent.com/StorageB/icons/main/GNOME46Adwaita/light/view-list-bullet-symbolic.svg" width="22" alt="view-list-bullet-symbolic"&gt;&lt;/a&gt;&amp;nbsp; &amp;nbsp; view-list-bulle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58] &amp; CHAR(34) &amp;   &#10;&quot; width=&quot; &amp; CHAR(34) &amp; &quot;22&quot; &amp; CHAR(34) &amp; &quot; alt=&quot; &amp; CHAR(34) &amp; [.B158] &amp; CHAR(34) &amp; &quot;&gt;&lt;/a&gt;&quot; &amp;  &#10;&quot;&amp;nbsp; &amp;nbsp; &quot; &amp; [.B158] &amp; &quot;&lt;br&gt;&quot;" office:value-type="string" office:string-value="&lt;a href=&quot;#&quot;&gt;&lt;img src=&quot;https://raw.githubusercontent.com/StorageB/icons/main/GNOME46Adwaita/dark/view-list-bullet-symbolic.svg&quot; width=&quot;22&quot; alt=&quot;view-list-bullet-symbolic&quot;&gt;&lt;/a&gt;&amp;nbsp; &amp;nbsp; view-list-bullet-symbolic&lt;br&gt;" calcext:value-type="string">
            <text:p>&lt;a href="#"&gt;&lt;img src="https://raw.githubusercontent.com/StorageB/icons/main/GNOME46Adwaita/dark/view-list-bullet-symbolic.svg" width="22" alt="view-list-bullet-symbolic"&gt;&lt;/a&gt;&amp;nbsp; &amp;nbsp; view-list-bulle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list-ordered-rtl-symbolic.svg</text:p>
          </table:table-cell>
          <table:table-cell office:value-type="string" calcext:value-type="string">
            <text:p>view-list-ordered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5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59] &amp; CHAR(34) &amp; &quot;&gt;&quot; &amp; &#10;&quot;&lt;img alt=&quot; &amp; CHAR(34) &amp; [.B15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9] &amp; &quot;&lt;br&gt;&quot;" office:value-type="string" office:string-value="&lt;picture&gt;&lt;source media=&quot;(prefers-color-scheme: dark)&quot; srcset=&quot;https://github.com/StorageB/icons/blob/main/GNOME48Adwaita/light/view-list-ordered-rtl-symbolic.svg&quot;&gt;&lt;source media=&quot;(prefers-color-scheme: light)&quot; srcset=&quot;https://github.com/StorageB/icons/blob/main/GNOME48Adwaita/dark/view-list-ordered-rtl-symbolic.svg&quot;&gt;&lt;img alt=&quot;view-list-ordered-rtl-symbolic&quot; src=&quot;https://user-images.githubusercontent.com/25423296/163456779-a8556205-d0a5-45e2-ac17-42d089e3c3f8.png&quot;&gt;&lt;/picture&gt; &amp;nbsp; &amp;nbsp;view-list-ordered-rtl-symbolic&lt;br&gt;" calcext:value-type="string">
            <text:p>&lt;picture&gt;&lt;source media="(prefers-color-scheme: dark)" srcset="https://github.com/StorageB/icons/blob/main/GNOME48Adwaita/light/view-list-ordered-rtl-symbolic.svg"&gt;&lt;source media="(prefers-color-scheme: light)" srcset="https://github.com/StorageB/icons/blob/main/GNOME48Adwaita/dark/view-list-ordered-rtl-symbolic.svg"&gt;&lt;img alt="view-list-ordered-rtl-symbolic" src="https://user-images.githubusercontent.com/25423296/163456779-a8556205-d0a5-45e2-ac17-42d089e3c3f8.png"&gt;&lt;/picture&gt; &amp;nbsp; &amp;nbsp;view-list-ordered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59] &amp; CHAR(34) &amp;  &#10;&quot; width=&quot; &amp; CHAR(34) &amp; &quot;22&quot; &amp; CHAR(34) &amp; &quot; alt=&quot; &amp; CHAR(34) &amp; [.B159] &amp; CHAR(34) &amp; &quot;&gt;&lt;/a&gt;&quot; &amp; &#10;&quot;&amp;nbsp; &amp;nbsp; &quot; &amp; [.B159] &amp; &quot;&lt;br&gt;&quot;" office:value-type="string" office:string-value="&lt;a href=&quot;#&quot;&gt;&lt;img src=&quot;https://raw.githubusercontent.com/StorageB/icons/main/GNOME46Adwaita/light/view-list-ordered-rtl-symbolic.svg&quot; width=&quot;22&quot; alt=&quot;view-list-ordered-rtl-symbolic&quot;&gt;&lt;/a&gt;&amp;nbsp; &amp;nbsp; view-list-ordered-rtl-symbolic&lt;br&gt;" calcext:value-type="string">
            <text:p>&lt;a href="#"&gt;&lt;img src="https://raw.githubusercontent.com/StorageB/icons/main/GNOME46Adwaita/light/view-list-ordered-rtl-symbolic.svg" width="22" alt="view-list-ordered-rtl-symbolic"&gt;&lt;/a&gt;&amp;nbsp; &amp;nbsp; view-list-ordered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59] &amp; CHAR(34) &amp;   &#10;&quot; width=&quot; &amp; CHAR(34) &amp; &quot;22&quot; &amp; CHAR(34) &amp; &quot; alt=&quot; &amp; CHAR(34) &amp; [.B159] &amp; CHAR(34) &amp; &quot;&gt;&lt;/a&gt;&quot; &amp;  &#10;&quot;&amp;nbsp; &amp;nbsp; &quot; &amp; [.B159] &amp; &quot;&lt;br&gt;&quot;" office:value-type="string" office:string-value="&lt;a href=&quot;#&quot;&gt;&lt;img src=&quot;https://raw.githubusercontent.com/StorageB/icons/main/GNOME46Adwaita/dark/view-list-ordered-rtl-symbolic.svg&quot; width=&quot;22&quot; alt=&quot;view-list-ordered-rtl-symbolic&quot;&gt;&lt;/a&gt;&amp;nbsp; &amp;nbsp; view-list-ordered-rtl-symbolic&lt;br&gt;" calcext:value-type="string">
            <text:p>&lt;a href="#"&gt;&lt;img src="https://raw.githubusercontent.com/StorageB/icons/main/GNOME46Adwaita/dark/view-list-ordered-rtl-symbolic.svg" width="22" alt="view-list-ordered-rtl-symbolic"&gt;&lt;/a&gt;&amp;nbsp; &amp;nbsp; view-list-ordered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list-ordered-symbolic-rtl.svg</text:p>
          </table:table-cell>
          <table:table-cell office:value-type="string" calcext:value-type="string">
            <text:p>view-list-ordere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6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60] &amp; CHAR(34) &amp; &quot;&gt;&quot; &amp; &#10;&quot;&lt;img alt=&quot; &amp; CHAR(34) &amp; [.B16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0] &amp; &quot;&lt;br&gt;&quot;" office:value-type="string" office:string-value="&lt;picture&gt;&lt;source media=&quot;(prefers-color-scheme: dark)&quot; srcset=&quot;https://github.com/StorageB/icons/blob/main/GNOME48Adwaita/light/view-list-ordered-symbolic-rtl.svg&quot;&gt;&lt;source media=&quot;(prefers-color-scheme: light)&quot; srcset=&quot;https://github.com/StorageB/icons/blob/main/GNOME48Adwaita/dark/view-list-ordered-symbolic-rtl.svg&quot;&gt;&lt;img alt=&quot;view-list-ordered-symbolic-rtl&quot; src=&quot;https://user-images.githubusercontent.com/25423296/163456779-a8556205-d0a5-45e2-ac17-42d089e3c3f8.png&quot;&gt;&lt;/picture&gt; &amp;nbsp; &amp;nbsp;view-list-ordered-symbolic-rtl&lt;br&gt;" calcext:value-type="string">
            <text:p>&lt;picture&gt;&lt;source media="(prefers-color-scheme: dark)" srcset="https://github.com/StorageB/icons/blob/main/GNOME48Adwaita/light/view-list-ordered-symbolic-rtl.svg"&gt;&lt;source media="(prefers-color-scheme: light)" srcset="https://github.com/StorageB/icons/blob/main/GNOME48Adwaita/dark/view-list-ordered-symbolic-rtl.svg"&gt;&lt;img alt="view-list-ordered-symbolic-rtl" src="https://user-images.githubusercontent.com/25423296/163456779-a8556205-d0a5-45e2-ac17-42d089e3c3f8.png"&gt;&lt;/picture&gt; &amp;nbsp; &amp;nbsp;view-list-ordered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60] &amp; CHAR(34) &amp;  &#10;&quot; width=&quot; &amp; CHAR(34) &amp; &quot;22&quot; &amp; CHAR(34) &amp; &quot; alt=&quot; &amp; CHAR(34) &amp; [.B160] &amp; CHAR(34) &amp; &quot;&gt;&lt;/a&gt;&quot; &amp; &#10;&quot;&amp;nbsp; &amp;nbsp; &quot; &amp; [.B160] &amp; &quot;&lt;br&gt;&quot;" office:value-type="string" office:string-value="&lt;a href=&quot;#&quot;&gt;&lt;img src=&quot;https://raw.githubusercontent.com/StorageB/icons/main/GNOME46Adwaita/light/view-list-ordered-symbolic-rtl.svg&quot; width=&quot;22&quot; alt=&quot;view-list-ordered-symbolic-rtl&quot;&gt;&lt;/a&gt;&amp;nbsp; &amp;nbsp; view-list-ordered-symbolic-rtl&lt;br&gt;" calcext:value-type="string">
            <text:p>&lt;a href="#"&gt;&lt;img src="https://raw.githubusercontent.com/StorageB/icons/main/GNOME46Adwaita/light/view-list-ordered-symbolic-rtl.svg" width="22" alt="view-list-ordered-symbolic-rtl"&gt;&lt;/a&gt;&amp;nbsp; &amp;nbsp; view-list-ordered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60] &amp; CHAR(34) &amp;   &#10;&quot; width=&quot; &amp; CHAR(34) &amp; &quot;22&quot; &amp; CHAR(34) &amp; &quot; alt=&quot; &amp; CHAR(34) &amp; [.B160] &amp; CHAR(34) &amp; &quot;&gt;&lt;/a&gt;&quot; &amp;  &#10;&quot;&amp;nbsp; &amp;nbsp; &quot; &amp; [.B160] &amp; &quot;&lt;br&gt;&quot;" office:value-type="string" office:string-value="&lt;a href=&quot;#&quot;&gt;&lt;img src=&quot;https://raw.githubusercontent.com/StorageB/icons/main/GNOME46Adwaita/dark/view-list-ordered-symbolic-rtl.svg&quot; width=&quot;22&quot; alt=&quot;view-list-ordered-symbolic-rtl&quot;&gt;&lt;/a&gt;&amp;nbsp; &amp;nbsp; view-list-ordered-symbolic-rtl&lt;br&gt;" calcext:value-type="string">
            <text:p>&lt;a href="#"&gt;&lt;img src="https://raw.githubusercontent.com/StorageB/icons/main/GNOME46Adwaita/dark/view-list-ordered-symbolic-rtl.svg" width="22" alt="view-list-ordered-symbolic-rtl"&gt;&lt;/a&gt;&amp;nbsp; &amp;nbsp; view-list-ordered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list-ordered-symbolic.svg</text:p>
          </table:table-cell>
          <table:table-cell office:value-type="string" calcext:value-type="string">
            <text:p>view-list-order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6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61] &amp; CHAR(34) &amp; &quot;&gt;&quot; &amp; &#10;&quot;&lt;img alt=&quot; &amp; CHAR(34) &amp; [.B16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1] &amp; &quot;&lt;br&gt;&quot;" office:value-type="string" office:string-value="&lt;picture&gt;&lt;source media=&quot;(prefers-color-scheme: dark)&quot; srcset=&quot;https://github.com/StorageB/icons/blob/main/GNOME48Adwaita/light/view-list-ordered-symbolic.svg&quot;&gt;&lt;source media=&quot;(prefers-color-scheme: light)&quot; srcset=&quot;https://github.com/StorageB/icons/blob/main/GNOME48Adwaita/dark/view-list-ordered-symbolic.svg&quot;&gt;&lt;img alt=&quot;view-list-ordered-symbolic&quot; src=&quot;https://user-images.githubusercontent.com/25423296/163456779-a8556205-d0a5-45e2-ac17-42d089e3c3f8.png&quot;&gt;&lt;/picture&gt; &amp;nbsp; &amp;nbsp;view-list-ordered-symbolic&lt;br&gt;" calcext:value-type="string">
            <text:p>&lt;picture&gt;&lt;source media="(prefers-color-scheme: dark)" srcset="https://github.com/StorageB/icons/blob/main/GNOME48Adwaita/light/view-list-ordered-symbolic.svg"&gt;&lt;source media="(prefers-color-scheme: light)" srcset="https://github.com/StorageB/icons/blob/main/GNOME48Adwaita/dark/view-list-ordered-symbolic.svg"&gt;&lt;img alt="view-list-ordered-symbolic" src="https://user-images.githubusercontent.com/25423296/163456779-a8556205-d0a5-45e2-ac17-42d089e3c3f8.png"&gt;&lt;/picture&gt; &amp;nbsp; &amp;nbsp;view-list-order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61] &amp; CHAR(34) &amp;  &#10;&quot; width=&quot; &amp; CHAR(34) &amp; &quot;22&quot; &amp; CHAR(34) &amp; &quot; alt=&quot; &amp; CHAR(34) &amp; [.B161] &amp; CHAR(34) &amp; &quot;&gt;&lt;/a&gt;&quot; &amp; &#10;&quot;&amp;nbsp; &amp;nbsp; &quot; &amp; [.B161] &amp; &quot;&lt;br&gt;&quot;" office:value-type="string" office:string-value="&lt;a href=&quot;#&quot;&gt;&lt;img src=&quot;https://raw.githubusercontent.com/StorageB/icons/main/GNOME46Adwaita/light/view-list-ordered-symbolic.svg&quot; width=&quot;22&quot; alt=&quot;view-list-ordered-symbolic&quot;&gt;&lt;/a&gt;&amp;nbsp; &amp;nbsp; view-list-ordered-symbolic&lt;br&gt;" calcext:value-type="string">
            <text:p>&lt;a href="#"&gt;&lt;img src="https://raw.githubusercontent.com/StorageB/icons/main/GNOME46Adwaita/light/view-list-ordered-symbolic.svg" width="22" alt="view-list-ordered-symbolic"&gt;&lt;/a&gt;&amp;nbsp; &amp;nbsp; view-list-order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61] &amp; CHAR(34) &amp;   &#10;&quot; width=&quot; &amp; CHAR(34) &amp; &quot;22&quot; &amp; CHAR(34) &amp; &quot; alt=&quot; &amp; CHAR(34) &amp; [.B161] &amp; CHAR(34) &amp; &quot;&gt;&lt;/a&gt;&quot; &amp;  &#10;&quot;&amp;nbsp; &amp;nbsp; &quot; &amp; [.B161] &amp; &quot;&lt;br&gt;&quot;" office:value-type="string" office:string-value="&lt;a href=&quot;#&quot;&gt;&lt;img src=&quot;https://raw.githubusercontent.com/StorageB/icons/main/GNOME46Adwaita/dark/view-list-ordered-symbolic.svg&quot; width=&quot;22&quot; alt=&quot;view-list-ordered-symbolic&quot;&gt;&lt;/a&gt;&amp;nbsp; &amp;nbsp; view-list-ordered-symbolic&lt;br&gt;" calcext:value-type="string">
            <text:p>&lt;a href="#"&gt;&lt;img src="https://raw.githubusercontent.com/StorageB/icons/main/GNOME46Adwaita/dark/view-list-ordered-symbolic.svg" width="22" alt="view-list-ordered-symbolic"&gt;&lt;/a&gt;&amp;nbsp; &amp;nbsp; view-list-order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list-rtl-symbolic.svg</text:p>
          </table:table-cell>
          <table:table-cell office:value-type="string" calcext:value-type="string">
            <text:p>view-list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6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62] &amp; CHAR(34) &amp; &quot;&gt;&quot; &amp; &#10;&quot;&lt;img alt=&quot; &amp; CHAR(34) &amp; [.B16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2] &amp; &quot;&lt;br&gt;&quot;" office:value-type="string" office:string-value="&lt;picture&gt;&lt;source media=&quot;(prefers-color-scheme: dark)&quot; srcset=&quot;https://github.com/StorageB/icons/blob/main/GNOME48Adwaita/light/view-list-rtl-symbolic.svg&quot;&gt;&lt;source media=&quot;(prefers-color-scheme: light)&quot; srcset=&quot;https://github.com/StorageB/icons/blob/main/GNOME48Adwaita/dark/view-list-rtl-symbolic.svg&quot;&gt;&lt;img alt=&quot;view-list-rtl-symbolic&quot; src=&quot;https://user-images.githubusercontent.com/25423296/163456779-a8556205-d0a5-45e2-ac17-42d089e3c3f8.png&quot;&gt;&lt;/picture&gt; &amp;nbsp; &amp;nbsp;view-list-rtl-symbolic&lt;br&gt;" calcext:value-type="string">
            <text:p>&lt;picture&gt;&lt;source media="(prefers-color-scheme: dark)" srcset="https://github.com/StorageB/icons/blob/main/GNOME48Adwaita/light/view-list-rtl-symbolic.svg"&gt;&lt;source media="(prefers-color-scheme: light)" srcset="https://github.com/StorageB/icons/blob/main/GNOME48Adwaita/dark/view-list-rtl-symbolic.svg"&gt;&lt;img alt="view-list-rtl-symbolic" src="https://user-images.githubusercontent.com/25423296/163456779-a8556205-d0a5-45e2-ac17-42d089e3c3f8.png"&gt;&lt;/picture&gt; &amp;nbsp; &amp;nbsp;view-list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62] &amp; CHAR(34) &amp;  &#10;&quot; width=&quot; &amp; CHAR(34) &amp; &quot;22&quot; &amp; CHAR(34) &amp; &quot; alt=&quot; &amp; CHAR(34) &amp; [.B162] &amp; CHAR(34) &amp; &quot;&gt;&lt;/a&gt;&quot; &amp; &#10;&quot;&amp;nbsp; &amp;nbsp; &quot; &amp; [.B162] &amp; &quot;&lt;br&gt;&quot;" office:value-type="string" office:string-value="&lt;a href=&quot;#&quot;&gt;&lt;img src=&quot;https://raw.githubusercontent.com/StorageB/icons/main/GNOME46Adwaita/light/view-list-rtl-symbolic.svg&quot; width=&quot;22&quot; alt=&quot;view-list-rtl-symbolic&quot;&gt;&lt;/a&gt;&amp;nbsp; &amp;nbsp; view-list-rtl-symbolic&lt;br&gt;" calcext:value-type="string">
            <text:p>&lt;a href="#"&gt;&lt;img src="https://raw.githubusercontent.com/StorageB/icons/main/GNOME46Adwaita/light/view-list-rtl-symbolic.svg" width="22" alt="view-list-rtl-symbolic"&gt;&lt;/a&gt;&amp;nbsp; &amp;nbsp; view-list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62] &amp; CHAR(34) &amp;   &#10;&quot; width=&quot; &amp; CHAR(34) &amp; &quot;22&quot; &amp; CHAR(34) &amp; &quot; alt=&quot; &amp; CHAR(34) &amp; [.B162] &amp; CHAR(34) &amp; &quot;&gt;&lt;/a&gt;&quot; &amp;  &#10;&quot;&amp;nbsp; &amp;nbsp; &quot; &amp; [.B162] &amp; &quot;&lt;br&gt;&quot;" office:value-type="string" office:string-value="&lt;a href=&quot;#&quot;&gt;&lt;img src=&quot;https://raw.githubusercontent.com/StorageB/icons/main/GNOME46Adwaita/dark/view-list-rtl-symbolic.svg&quot; width=&quot;22&quot; alt=&quot;view-list-rtl-symbolic&quot;&gt;&lt;/a&gt;&amp;nbsp; &amp;nbsp; view-list-rtl-symbolic&lt;br&gt;" calcext:value-type="string">
            <text:p>&lt;a href="#"&gt;&lt;img src="https://raw.githubusercontent.com/StorageB/icons/main/GNOME46Adwaita/dark/view-list-rtl-symbolic.svg" width="22" alt="view-list-rtl-symbolic"&gt;&lt;/a&gt;&amp;nbsp; &amp;nbsp; view-list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list-symbolic-rtl.svg</text:p>
          </table:table-cell>
          <table:table-cell office:value-type="string" calcext:value-type="string">
            <text:p>view-lis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6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63] &amp; CHAR(34) &amp; &quot;&gt;&quot; &amp; &#10;&quot;&lt;img alt=&quot; &amp; CHAR(34) &amp; [.B16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3] &amp; &quot;&lt;br&gt;&quot;" office:value-type="string" office:string-value="&lt;picture&gt;&lt;source media=&quot;(prefers-color-scheme: dark)&quot; srcset=&quot;https://github.com/StorageB/icons/blob/main/GNOME48Adwaita/light/view-list-symbolic-rtl.svg&quot;&gt;&lt;source media=&quot;(prefers-color-scheme: light)&quot; srcset=&quot;https://github.com/StorageB/icons/blob/main/GNOME48Adwaita/dark/view-list-symbolic-rtl.svg&quot;&gt;&lt;img alt=&quot;view-list-symbolic-rtl&quot; src=&quot;https://user-images.githubusercontent.com/25423296/163456779-a8556205-d0a5-45e2-ac17-42d089e3c3f8.png&quot;&gt;&lt;/picture&gt; &amp;nbsp; &amp;nbsp;view-list-symbolic-rtl&lt;br&gt;" calcext:value-type="string">
            <text:p>&lt;picture&gt;&lt;source media="(prefers-color-scheme: dark)" srcset="https://github.com/StorageB/icons/blob/main/GNOME48Adwaita/light/view-list-symbolic-rtl.svg"&gt;&lt;source media="(prefers-color-scheme: light)" srcset="https://github.com/StorageB/icons/blob/main/GNOME48Adwaita/dark/view-list-symbolic-rtl.svg"&gt;&lt;img alt="view-list-symbolic-rtl" src="https://user-images.githubusercontent.com/25423296/163456779-a8556205-d0a5-45e2-ac17-42d089e3c3f8.png"&gt;&lt;/picture&gt; &amp;nbsp; &amp;nbsp;view-list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63] &amp; CHAR(34) &amp;  &#10;&quot; width=&quot; &amp; CHAR(34) &amp; &quot;22&quot; &amp; CHAR(34) &amp; &quot; alt=&quot; &amp; CHAR(34) &amp; [.B163] &amp; CHAR(34) &amp; &quot;&gt;&lt;/a&gt;&quot; &amp; &#10;&quot;&amp;nbsp; &amp;nbsp; &quot; &amp; [.B163] &amp; &quot;&lt;br&gt;&quot;" office:value-type="string" office:string-value="&lt;a href=&quot;#&quot;&gt;&lt;img src=&quot;https://raw.githubusercontent.com/StorageB/icons/main/GNOME46Adwaita/light/view-list-symbolic-rtl.svg&quot; width=&quot;22&quot; alt=&quot;view-list-symbolic-rtl&quot;&gt;&lt;/a&gt;&amp;nbsp; &amp;nbsp; view-list-symbolic-rtl&lt;br&gt;" calcext:value-type="string">
            <text:p>&lt;a href="#"&gt;&lt;img src="https://raw.githubusercontent.com/StorageB/icons/main/GNOME46Adwaita/light/view-list-symbolic-rtl.svg" width="22" alt="view-list-symbolic-rtl"&gt;&lt;/a&gt;&amp;nbsp; &amp;nbsp; view-list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63] &amp; CHAR(34) &amp;   &#10;&quot; width=&quot; &amp; CHAR(34) &amp; &quot;22&quot; &amp; CHAR(34) &amp; &quot; alt=&quot; &amp; CHAR(34) &amp; [.B163] &amp; CHAR(34) &amp; &quot;&gt;&lt;/a&gt;&quot; &amp;  &#10;&quot;&amp;nbsp; &amp;nbsp; &quot; &amp; [.B163] &amp; &quot;&lt;br&gt;&quot;" office:value-type="string" office:string-value="&lt;a href=&quot;#&quot;&gt;&lt;img src=&quot;https://raw.githubusercontent.com/StorageB/icons/main/GNOME46Adwaita/dark/view-list-symbolic-rtl.svg&quot; width=&quot;22&quot; alt=&quot;view-list-symbolic-rtl&quot;&gt;&lt;/a&gt;&amp;nbsp; &amp;nbsp; view-list-symbolic-rtl&lt;br&gt;" calcext:value-type="string">
            <text:p>&lt;a href="#"&gt;&lt;img src="https://raw.githubusercontent.com/StorageB/icons/main/GNOME46Adwaita/dark/view-list-symbolic-rtl.svg" width="22" alt="view-list-symbolic-rtl"&gt;&lt;/a&gt;&amp;nbsp; &amp;nbsp; view-list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list-symbolic.svg</text:p>
          </table:table-cell>
          <table:table-cell office:value-type="string" calcext:value-type="string">
            <text:p>view-lis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6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64] &amp; CHAR(34) &amp; &quot;&gt;&quot; &amp; &#10;&quot;&lt;img alt=&quot; &amp; CHAR(34) &amp; [.B16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4] &amp; &quot;&lt;br&gt;&quot;" office:value-type="string" office:string-value="&lt;picture&gt;&lt;source media=&quot;(prefers-color-scheme: dark)&quot; srcset=&quot;https://github.com/StorageB/icons/blob/main/GNOME48Adwaita/light/view-list-symbolic.svg&quot;&gt;&lt;source media=&quot;(prefers-color-scheme: light)&quot; srcset=&quot;https://github.com/StorageB/icons/blob/main/GNOME48Adwaita/dark/view-list-symbolic.svg&quot;&gt;&lt;img alt=&quot;view-list-symbolic&quot; src=&quot;https://user-images.githubusercontent.com/25423296/163456779-a8556205-d0a5-45e2-ac17-42d089e3c3f8.png&quot;&gt;&lt;/picture&gt; &amp;nbsp; &amp;nbsp;view-list-symbolic&lt;br&gt;" calcext:value-type="string">
            <text:p>&lt;picture&gt;&lt;source media="(prefers-color-scheme: dark)" srcset="https://github.com/StorageB/icons/blob/main/GNOME48Adwaita/light/view-list-symbolic.svg"&gt;&lt;source media="(prefers-color-scheme: light)" srcset="https://github.com/StorageB/icons/blob/main/GNOME48Adwaita/dark/view-list-symbolic.svg"&gt;&lt;img alt="view-list-symbolic" src="https://user-images.githubusercontent.com/25423296/163456779-a8556205-d0a5-45e2-ac17-42d089e3c3f8.png"&gt;&lt;/picture&gt; &amp;nbsp; &amp;nbsp;view-lis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64] &amp; CHAR(34) &amp;  &#10;&quot; width=&quot; &amp; CHAR(34) &amp; &quot;22&quot; &amp; CHAR(34) &amp; &quot; alt=&quot; &amp; CHAR(34) &amp; [.B164] &amp; CHAR(34) &amp; &quot;&gt;&lt;/a&gt;&quot; &amp; &#10;&quot;&amp;nbsp; &amp;nbsp; &quot; &amp; [.B164] &amp; &quot;&lt;br&gt;&quot;" office:value-type="string" office:string-value="&lt;a href=&quot;#&quot;&gt;&lt;img src=&quot;https://raw.githubusercontent.com/StorageB/icons/main/GNOME46Adwaita/light/view-list-symbolic.svg&quot; width=&quot;22&quot; alt=&quot;view-list-symbolic&quot;&gt;&lt;/a&gt;&amp;nbsp; &amp;nbsp; view-list-symbolic&lt;br&gt;" calcext:value-type="string">
            <text:p>&lt;a href="#"&gt;&lt;img src="https://raw.githubusercontent.com/StorageB/icons/main/GNOME46Adwaita/light/view-list-symbolic.svg" width="22" alt="view-list-symbolic"&gt;&lt;/a&gt;&amp;nbsp; &amp;nbsp; view-lis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64] &amp; CHAR(34) &amp;   &#10;&quot; width=&quot; &amp; CHAR(34) &amp; &quot;22&quot; &amp; CHAR(34) &amp; &quot; alt=&quot; &amp; CHAR(34) &amp; [.B164] &amp; CHAR(34) &amp; &quot;&gt;&lt;/a&gt;&quot; &amp;  &#10;&quot;&amp;nbsp; &amp;nbsp; &quot; &amp; [.B164] &amp; &quot;&lt;br&gt;&quot;" office:value-type="string" office:string-value="&lt;a href=&quot;#&quot;&gt;&lt;img src=&quot;https://raw.githubusercontent.com/StorageB/icons/main/GNOME46Adwaita/dark/view-list-symbolic.svg&quot; width=&quot;22&quot; alt=&quot;view-list-symbolic&quot;&gt;&lt;/a&gt;&amp;nbsp; &amp;nbsp; view-list-symbolic&lt;br&gt;" calcext:value-type="string">
            <text:p>&lt;a href="#"&gt;&lt;img src="https://raw.githubusercontent.com/StorageB/icons/main/GNOME46Adwaita/dark/view-list-symbolic.svg" width="22" alt="view-list-symbolic"&gt;&lt;/a&gt;&amp;nbsp; &amp;nbsp; view-lis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mirror-symbolic.svg</text:p>
          </table:table-cell>
          <table:table-cell office:value-type="string" calcext:value-type="string">
            <text:p>view-mirro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6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65] &amp; CHAR(34) &amp; &quot;&gt;&quot; &amp; &#10;&quot;&lt;img alt=&quot; &amp; CHAR(34) &amp; [.B16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5] &amp; &quot;&lt;br&gt;&quot;" office:value-type="string" office:string-value="&lt;picture&gt;&lt;source media=&quot;(prefers-color-scheme: dark)&quot; srcset=&quot;https://github.com/StorageB/icons/blob/main/GNOME48Adwaita/light/view-mirror-symbolic.svg&quot;&gt;&lt;source media=&quot;(prefers-color-scheme: light)&quot; srcset=&quot;https://github.com/StorageB/icons/blob/main/GNOME48Adwaita/dark/view-mirror-symbolic.svg&quot;&gt;&lt;img alt=&quot;view-mirror-symbolic&quot; src=&quot;https://user-images.githubusercontent.com/25423296/163456779-a8556205-d0a5-45e2-ac17-42d089e3c3f8.png&quot;&gt;&lt;/picture&gt; &amp;nbsp; &amp;nbsp;view-mirror-symbolic&lt;br&gt;" calcext:value-type="string">
            <text:p>&lt;picture&gt;&lt;source media="(prefers-color-scheme: dark)" srcset="https://github.com/StorageB/icons/blob/main/GNOME48Adwaita/light/view-mirror-symbolic.svg"&gt;&lt;source media="(prefers-color-scheme: light)" srcset="https://github.com/StorageB/icons/blob/main/GNOME48Adwaita/dark/view-mirror-symbolic.svg"&gt;&lt;img alt="view-mirror-symbolic" src="https://user-images.githubusercontent.com/25423296/163456779-a8556205-d0a5-45e2-ac17-42d089e3c3f8.png"&gt;&lt;/picture&gt; &amp;nbsp; &amp;nbsp;view-mirro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65] &amp; CHAR(34) &amp;  &#10;&quot; width=&quot; &amp; CHAR(34) &amp; &quot;22&quot; &amp; CHAR(34) &amp; &quot; alt=&quot; &amp; CHAR(34) &amp; [.B165] &amp; CHAR(34) &amp; &quot;&gt;&lt;/a&gt;&quot; &amp; &#10;&quot;&amp;nbsp; &amp;nbsp; &quot; &amp; [.B165] &amp; &quot;&lt;br&gt;&quot;" office:value-type="string" office:string-value="&lt;a href=&quot;#&quot;&gt;&lt;img src=&quot;https://raw.githubusercontent.com/StorageB/icons/main/GNOME46Adwaita/light/view-mirror-symbolic.svg&quot; width=&quot;22&quot; alt=&quot;view-mirror-symbolic&quot;&gt;&lt;/a&gt;&amp;nbsp; &amp;nbsp; view-mirror-symbolic&lt;br&gt;" calcext:value-type="string">
            <text:p>&lt;a href="#"&gt;&lt;img src="https://raw.githubusercontent.com/StorageB/icons/main/GNOME46Adwaita/light/view-mirror-symbolic.svg" width="22" alt="view-mirror-symbolic"&gt;&lt;/a&gt;&amp;nbsp; &amp;nbsp; view-mirro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65] &amp; CHAR(34) &amp;   &#10;&quot; width=&quot; &amp; CHAR(34) &amp; &quot;22&quot; &amp; CHAR(34) &amp; &quot; alt=&quot; &amp; CHAR(34) &amp; [.B165] &amp; CHAR(34) &amp; &quot;&gt;&lt;/a&gt;&quot; &amp;  &#10;&quot;&amp;nbsp; &amp;nbsp; &quot; &amp; [.B165] &amp; &quot;&lt;br&gt;&quot;" office:value-type="string" office:string-value="&lt;a href=&quot;#&quot;&gt;&lt;img src=&quot;https://raw.githubusercontent.com/StorageB/icons/main/GNOME46Adwaita/dark/view-mirror-symbolic.svg&quot; width=&quot;22&quot; alt=&quot;view-mirror-symbolic&quot;&gt;&lt;/a&gt;&amp;nbsp; &amp;nbsp; view-mirror-symbolic&lt;br&gt;" calcext:value-type="string">
            <text:p>&lt;a href="#"&gt;&lt;img src="https://raw.githubusercontent.com/StorageB/icons/main/GNOME46Adwaita/dark/view-mirror-symbolic.svg" width="22" alt="view-mirror-symbolic"&gt;&lt;/a&gt;&amp;nbsp; &amp;nbsp; view-mirro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more-horizontal-symbolic.svg</text:p>
          </table:table-cell>
          <table:table-cell office:value-type="string" calcext:value-type="string">
            <text:p>view-more-horizonta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6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66] &amp; CHAR(34) &amp; &quot;&gt;&quot; &amp; &#10;&quot;&lt;img alt=&quot; &amp; CHAR(34) &amp; [.B16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6] &amp; &quot;&lt;br&gt;&quot;" office:value-type="string" office:string-value="&lt;picture&gt;&lt;source media=&quot;(prefers-color-scheme: dark)&quot; srcset=&quot;https://github.com/StorageB/icons/blob/main/GNOME48Adwaita/light/view-more-horizontal-symbolic.svg&quot;&gt;&lt;source media=&quot;(prefers-color-scheme: light)&quot; srcset=&quot;https://github.com/StorageB/icons/blob/main/GNOME48Adwaita/dark/view-more-horizontal-symbolic.svg&quot;&gt;&lt;img alt=&quot;view-more-horizontal-symbolic&quot; src=&quot;https://user-images.githubusercontent.com/25423296/163456779-a8556205-d0a5-45e2-ac17-42d089e3c3f8.png&quot;&gt;&lt;/picture&gt; &amp;nbsp; &amp;nbsp;view-more-horizontal-symbolic&lt;br&gt;" calcext:value-type="string">
            <text:p>&lt;picture&gt;&lt;source media="(prefers-color-scheme: dark)" srcset="https://github.com/StorageB/icons/blob/main/GNOME48Adwaita/light/view-more-horizontal-symbolic.svg"&gt;&lt;source media="(prefers-color-scheme: light)" srcset="https://github.com/StorageB/icons/blob/main/GNOME48Adwaita/dark/view-more-horizontal-symbolic.svg"&gt;&lt;img alt="view-more-horizontal-symbolic" src="https://user-images.githubusercontent.com/25423296/163456779-a8556205-d0a5-45e2-ac17-42d089e3c3f8.png"&gt;&lt;/picture&gt; &amp;nbsp; &amp;nbsp;view-more-horizonta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66] &amp; CHAR(34) &amp;  &#10;&quot; width=&quot; &amp; CHAR(34) &amp; &quot;22&quot; &amp; CHAR(34) &amp; &quot; alt=&quot; &amp; CHAR(34) &amp; [.B166] &amp; CHAR(34) &amp; &quot;&gt;&lt;/a&gt;&quot; &amp; &#10;&quot;&amp;nbsp; &amp;nbsp; &quot; &amp; [.B166] &amp; &quot;&lt;br&gt;&quot;" office:value-type="string" office:string-value="&lt;a href=&quot;#&quot;&gt;&lt;img src=&quot;https://raw.githubusercontent.com/StorageB/icons/main/GNOME46Adwaita/light/view-more-horizontal-symbolic.svg&quot; width=&quot;22&quot; alt=&quot;view-more-horizontal-symbolic&quot;&gt;&lt;/a&gt;&amp;nbsp; &amp;nbsp; view-more-horizontal-symbolic&lt;br&gt;" calcext:value-type="string">
            <text:p>&lt;a href="#"&gt;&lt;img src="https://raw.githubusercontent.com/StorageB/icons/main/GNOME46Adwaita/light/view-more-horizontal-symbolic.svg" width="22" alt="view-more-horizontal-symbolic"&gt;&lt;/a&gt;&amp;nbsp; &amp;nbsp; view-more-horizonta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66] &amp; CHAR(34) &amp;   &#10;&quot; width=&quot; &amp; CHAR(34) &amp; &quot;22&quot; &amp; CHAR(34) &amp; &quot; alt=&quot; &amp; CHAR(34) &amp; [.B166] &amp; CHAR(34) &amp; &quot;&gt;&lt;/a&gt;&quot; &amp;  &#10;&quot;&amp;nbsp; &amp;nbsp; &quot; &amp; [.B166] &amp; &quot;&lt;br&gt;&quot;" office:value-type="string" office:string-value="&lt;a href=&quot;#&quot;&gt;&lt;img src=&quot;https://raw.githubusercontent.com/StorageB/icons/main/GNOME46Adwaita/dark/view-more-horizontal-symbolic.svg&quot; width=&quot;22&quot; alt=&quot;view-more-horizontal-symbolic&quot;&gt;&lt;/a&gt;&amp;nbsp; &amp;nbsp; view-more-horizontal-symbolic&lt;br&gt;" calcext:value-type="string">
            <text:p>&lt;a href="#"&gt;&lt;img src="https://raw.githubusercontent.com/StorageB/icons/main/GNOME46Adwaita/dark/view-more-horizontal-symbolic.svg" width="22" alt="view-more-horizontal-symbolic"&gt;&lt;/a&gt;&amp;nbsp; &amp;nbsp; view-more-horizonta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more-symbolic.svg</text:p>
          </table:table-cell>
          <table:table-cell office:value-type="string" calcext:value-type="string">
            <text:p>view-mor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6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67] &amp; CHAR(34) &amp; &quot;&gt;&quot; &amp; &#10;&quot;&lt;img alt=&quot; &amp; CHAR(34) &amp; [.B16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7] &amp; &quot;&lt;br&gt;&quot;" office:value-type="string" office:string-value="&lt;picture&gt;&lt;source media=&quot;(prefers-color-scheme: dark)&quot; srcset=&quot;https://github.com/StorageB/icons/blob/main/GNOME48Adwaita/light/view-more-symbolic.svg&quot;&gt;&lt;source media=&quot;(prefers-color-scheme: light)&quot; srcset=&quot;https://github.com/StorageB/icons/blob/main/GNOME48Adwaita/dark/view-more-symbolic.svg&quot;&gt;&lt;img alt=&quot;view-more-symbolic&quot; src=&quot;https://user-images.githubusercontent.com/25423296/163456779-a8556205-d0a5-45e2-ac17-42d089e3c3f8.png&quot;&gt;&lt;/picture&gt; &amp;nbsp; &amp;nbsp;view-more-symbolic&lt;br&gt;" calcext:value-type="string">
            <text:p>&lt;picture&gt;&lt;source media="(prefers-color-scheme: dark)" srcset="https://github.com/StorageB/icons/blob/main/GNOME48Adwaita/light/view-more-symbolic.svg"&gt;&lt;source media="(prefers-color-scheme: light)" srcset="https://github.com/StorageB/icons/blob/main/GNOME48Adwaita/dark/view-more-symbolic.svg"&gt;&lt;img alt="view-more-symbolic" src="https://user-images.githubusercontent.com/25423296/163456779-a8556205-d0a5-45e2-ac17-42d089e3c3f8.png"&gt;&lt;/picture&gt; &amp;nbsp; &amp;nbsp;view-mor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67] &amp; CHAR(34) &amp;  &#10;&quot; width=&quot; &amp; CHAR(34) &amp; &quot;22&quot; &amp; CHAR(34) &amp; &quot; alt=&quot; &amp; CHAR(34) &amp; [.B167] &amp; CHAR(34) &amp; &quot;&gt;&lt;/a&gt;&quot; &amp; &#10;&quot;&amp;nbsp; &amp;nbsp; &quot; &amp; [.B167] &amp; &quot;&lt;br&gt;&quot;" office:value-type="string" office:string-value="&lt;a href=&quot;#&quot;&gt;&lt;img src=&quot;https://raw.githubusercontent.com/StorageB/icons/main/GNOME46Adwaita/light/view-more-symbolic.svg&quot; width=&quot;22&quot; alt=&quot;view-more-symbolic&quot;&gt;&lt;/a&gt;&amp;nbsp; &amp;nbsp; view-more-symbolic&lt;br&gt;" calcext:value-type="string">
            <text:p>&lt;a href="#"&gt;&lt;img src="https://raw.githubusercontent.com/StorageB/icons/main/GNOME46Adwaita/light/view-more-symbolic.svg" width="22" alt="view-more-symbolic"&gt;&lt;/a&gt;&amp;nbsp; &amp;nbsp; view-mor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67] &amp; CHAR(34) &amp;   &#10;&quot; width=&quot; &amp; CHAR(34) &amp; &quot;22&quot; &amp; CHAR(34) &amp; &quot; alt=&quot; &amp; CHAR(34) &amp; [.B167] &amp; CHAR(34) &amp; &quot;&gt;&lt;/a&gt;&quot; &amp;  &#10;&quot;&amp;nbsp; &amp;nbsp; &quot; &amp; [.B167] &amp; &quot;&lt;br&gt;&quot;" office:value-type="string" office:string-value="&lt;a href=&quot;#&quot;&gt;&lt;img src=&quot;https://raw.githubusercontent.com/StorageB/icons/main/GNOME46Adwaita/dark/view-more-symbolic.svg&quot; width=&quot;22&quot; alt=&quot;view-more-symbolic&quot;&gt;&lt;/a&gt;&amp;nbsp; &amp;nbsp; view-more-symbolic&lt;br&gt;" calcext:value-type="string">
            <text:p>&lt;a href="#"&gt;&lt;img src="https://raw.githubusercontent.com/StorageB/icons/main/GNOME46Adwaita/dark/view-more-symbolic.svg" width="22" alt="view-more-symbolic"&gt;&lt;/a&gt;&amp;nbsp; &amp;nbsp; view-mor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paged-rtl-symbolic.svg</text:p>
          </table:table-cell>
          <table:table-cell office:value-type="string" calcext:value-type="string">
            <text:p>view-paged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6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68] &amp; CHAR(34) &amp; &quot;&gt;&quot; &amp; &#10;&quot;&lt;img alt=&quot; &amp; CHAR(34) &amp; [.B16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8] &amp; &quot;&lt;br&gt;&quot;" office:value-type="string" office:string-value="&lt;picture&gt;&lt;source media=&quot;(prefers-color-scheme: dark)&quot; srcset=&quot;https://github.com/StorageB/icons/blob/main/GNOME48Adwaita/light/view-paged-rtl-symbolic.svg&quot;&gt;&lt;source media=&quot;(prefers-color-scheme: light)&quot; srcset=&quot;https://github.com/StorageB/icons/blob/main/GNOME48Adwaita/dark/view-paged-rtl-symbolic.svg&quot;&gt;&lt;img alt=&quot;view-paged-rtl-symbolic&quot; src=&quot;https://user-images.githubusercontent.com/25423296/163456779-a8556205-d0a5-45e2-ac17-42d089e3c3f8.png&quot;&gt;&lt;/picture&gt; &amp;nbsp; &amp;nbsp;view-paged-rtl-symbolic&lt;br&gt;" calcext:value-type="string">
            <text:p>&lt;picture&gt;&lt;source media="(prefers-color-scheme: dark)" srcset="https://github.com/StorageB/icons/blob/main/GNOME48Adwaita/light/view-paged-rtl-symbolic.svg"&gt;&lt;source media="(prefers-color-scheme: light)" srcset="https://github.com/StorageB/icons/blob/main/GNOME48Adwaita/dark/view-paged-rtl-symbolic.svg"&gt;&lt;img alt="view-paged-rtl-symbolic" src="https://user-images.githubusercontent.com/25423296/163456779-a8556205-d0a5-45e2-ac17-42d089e3c3f8.png"&gt;&lt;/picture&gt; &amp;nbsp; &amp;nbsp;view-paged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68] &amp; CHAR(34) &amp;  &#10;&quot; width=&quot; &amp; CHAR(34) &amp; &quot;22&quot; &amp; CHAR(34) &amp; &quot; alt=&quot; &amp; CHAR(34) &amp; [.B168] &amp; CHAR(34) &amp; &quot;&gt;&lt;/a&gt;&quot; &amp; &#10;&quot;&amp;nbsp; &amp;nbsp; &quot; &amp; [.B168] &amp; &quot;&lt;br&gt;&quot;" office:value-type="string" office:string-value="&lt;a href=&quot;#&quot;&gt;&lt;img src=&quot;https://raw.githubusercontent.com/StorageB/icons/main/GNOME46Adwaita/light/view-paged-rtl-symbolic.svg&quot; width=&quot;22&quot; alt=&quot;view-paged-rtl-symbolic&quot;&gt;&lt;/a&gt;&amp;nbsp; &amp;nbsp; view-paged-rtl-symbolic&lt;br&gt;" calcext:value-type="string">
            <text:p>&lt;a href="#"&gt;&lt;img src="https://raw.githubusercontent.com/StorageB/icons/main/GNOME46Adwaita/light/view-paged-rtl-symbolic.svg" width="22" alt="view-paged-rtl-symbolic"&gt;&lt;/a&gt;&amp;nbsp; &amp;nbsp; view-paged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68] &amp; CHAR(34) &amp;   &#10;&quot; width=&quot; &amp; CHAR(34) &amp; &quot;22&quot; &amp; CHAR(34) &amp; &quot; alt=&quot; &amp; CHAR(34) &amp; [.B168] &amp; CHAR(34) &amp; &quot;&gt;&lt;/a&gt;&quot; &amp;  &#10;&quot;&amp;nbsp; &amp;nbsp; &quot; &amp; [.B168] &amp; &quot;&lt;br&gt;&quot;" office:value-type="string" office:string-value="&lt;a href=&quot;#&quot;&gt;&lt;img src=&quot;https://raw.githubusercontent.com/StorageB/icons/main/GNOME46Adwaita/dark/view-paged-rtl-symbolic.svg&quot; width=&quot;22&quot; alt=&quot;view-paged-rtl-symbolic&quot;&gt;&lt;/a&gt;&amp;nbsp; &amp;nbsp; view-paged-rtl-symbolic&lt;br&gt;" calcext:value-type="string">
            <text:p>&lt;a href="#"&gt;&lt;img src="https://raw.githubusercontent.com/StorageB/icons/main/GNOME46Adwaita/dark/view-paged-rtl-symbolic.svg" width="22" alt="view-paged-rtl-symbolic"&gt;&lt;/a&gt;&amp;nbsp; &amp;nbsp; view-paged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paged-symbolic-rtl.svg</text:p>
          </table:table-cell>
          <table:table-cell office:value-type="string" calcext:value-type="string">
            <text:p>view-page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6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69] &amp; CHAR(34) &amp; &quot;&gt;&quot; &amp; &#10;&quot;&lt;img alt=&quot; &amp; CHAR(34) &amp; [.B16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9] &amp; &quot;&lt;br&gt;&quot;" office:value-type="string" office:string-value="&lt;picture&gt;&lt;source media=&quot;(prefers-color-scheme: dark)&quot; srcset=&quot;https://github.com/StorageB/icons/blob/main/GNOME48Adwaita/light/view-paged-symbolic-rtl.svg&quot;&gt;&lt;source media=&quot;(prefers-color-scheme: light)&quot; srcset=&quot;https://github.com/StorageB/icons/blob/main/GNOME48Adwaita/dark/view-paged-symbolic-rtl.svg&quot;&gt;&lt;img alt=&quot;view-paged-symbolic-rtl&quot; src=&quot;https://user-images.githubusercontent.com/25423296/163456779-a8556205-d0a5-45e2-ac17-42d089e3c3f8.png&quot;&gt;&lt;/picture&gt; &amp;nbsp; &amp;nbsp;view-paged-symbolic-rtl&lt;br&gt;" calcext:value-type="string">
            <text:p>&lt;picture&gt;&lt;source media="(prefers-color-scheme: dark)" srcset="https://github.com/StorageB/icons/blob/main/GNOME48Adwaita/light/view-paged-symbolic-rtl.svg"&gt;&lt;source media="(prefers-color-scheme: light)" srcset="https://github.com/StorageB/icons/blob/main/GNOME48Adwaita/dark/view-paged-symbolic-rtl.svg"&gt;&lt;img alt="view-paged-symbolic-rtl" src="https://user-images.githubusercontent.com/25423296/163456779-a8556205-d0a5-45e2-ac17-42d089e3c3f8.png"&gt;&lt;/picture&gt; &amp;nbsp; &amp;nbsp;view-paged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69] &amp; CHAR(34) &amp;  &#10;&quot; width=&quot; &amp; CHAR(34) &amp; &quot;22&quot; &amp; CHAR(34) &amp; &quot; alt=&quot; &amp; CHAR(34) &amp; [.B169] &amp; CHAR(34) &amp; &quot;&gt;&lt;/a&gt;&quot; &amp; &#10;&quot;&amp;nbsp; &amp;nbsp; &quot; &amp; [.B169] &amp; &quot;&lt;br&gt;&quot;" office:value-type="string" office:string-value="&lt;a href=&quot;#&quot;&gt;&lt;img src=&quot;https://raw.githubusercontent.com/StorageB/icons/main/GNOME46Adwaita/light/view-paged-symbolic-rtl.svg&quot; width=&quot;22&quot; alt=&quot;view-paged-symbolic-rtl&quot;&gt;&lt;/a&gt;&amp;nbsp; &amp;nbsp; view-paged-symbolic-rtl&lt;br&gt;" calcext:value-type="string">
            <text:p>&lt;a href="#"&gt;&lt;img src="https://raw.githubusercontent.com/StorageB/icons/main/GNOME46Adwaita/light/view-paged-symbolic-rtl.svg" width="22" alt="view-paged-symbolic-rtl"&gt;&lt;/a&gt;&amp;nbsp; &amp;nbsp; view-paged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69] &amp; CHAR(34) &amp;   &#10;&quot; width=&quot; &amp; CHAR(34) &amp; &quot;22&quot; &amp; CHAR(34) &amp; &quot; alt=&quot; &amp; CHAR(34) &amp; [.B169] &amp; CHAR(34) &amp; &quot;&gt;&lt;/a&gt;&quot; &amp;  &#10;&quot;&amp;nbsp; &amp;nbsp; &quot; &amp; [.B169] &amp; &quot;&lt;br&gt;&quot;" office:value-type="string" office:string-value="&lt;a href=&quot;#&quot;&gt;&lt;img src=&quot;https://raw.githubusercontent.com/StorageB/icons/main/GNOME46Adwaita/dark/view-paged-symbolic-rtl.svg&quot; width=&quot;22&quot; alt=&quot;view-paged-symbolic-rtl&quot;&gt;&lt;/a&gt;&amp;nbsp; &amp;nbsp; view-paged-symbolic-rtl&lt;br&gt;" calcext:value-type="string">
            <text:p>&lt;a href="#"&gt;&lt;img src="https://raw.githubusercontent.com/StorageB/icons/main/GNOME46Adwaita/dark/view-paged-symbolic-rtl.svg" width="22" alt="view-paged-symbolic-rtl"&gt;&lt;/a&gt;&amp;nbsp; &amp;nbsp; view-paged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paged-symbolic.svg</text:p>
          </table:table-cell>
          <table:table-cell office:value-type="string" calcext:value-type="string">
            <text:p>view-pag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7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70] &amp; CHAR(34) &amp; &quot;&gt;&quot; &amp; &#10;&quot;&lt;img alt=&quot; &amp; CHAR(34) &amp; [.B17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0] &amp; &quot;&lt;br&gt;&quot;" office:value-type="string" office:string-value="&lt;picture&gt;&lt;source media=&quot;(prefers-color-scheme: dark)&quot; srcset=&quot;https://github.com/StorageB/icons/blob/main/GNOME48Adwaita/light/view-paged-symbolic.svg&quot;&gt;&lt;source media=&quot;(prefers-color-scheme: light)&quot; srcset=&quot;https://github.com/StorageB/icons/blob/main/GNOME48Adwaita/dark/view-paged-symbolic.svg&quot;&gt;&lt;img alt=&quot;view-paged-symbolic&quot; src=&quot;https://user-images.githubusercontent.com/25423296/163456779-a8556205-d0a5-45e2-ac17-42d089e3c3f8.png&quot;&gt;&lt;/picture&gt; &amp;nbsp; &amp;nbsp;view-paged-symbolic&lt;br&gt;" calcext:value-type="string">
            <text:p>&lt;picture&gt;&lt;source media="(prefers-color-scheme: dark)" srcset="https://github.com/StorageB/icons/blob/main/GNOME48Adwaita/light/view-paged-symbolic.svg"&gt;&lt;source media="(prefers-color-scheme: light)" srcset="https://github.com/StorageB/icons/blob/main/GNOME48Adwaita/dark/view-paged-symbolic.svg"&gt;&lt;img alt="view-paged-symbolic" src="https://user-images.githubusercontent.com/25423296/163456779-a8556205-d0a5-45e2-ac17-42d089e3c3f8.png"&gt;&lt;/picture&gt; &amp;nbsp; &amp;nbsp;view-pag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70] &amp; CHAR(34) &amp;  &#10;&quot; width=&quot; &amp; CHAR(34) &amp; &quot;22&quot; &amp; CHAR(34) &amp; &quot; alt=&quot; &amp; CHAR(34) &amp; [.B170] &amp; CHAR(34) &amp; &quot;&gt;&lt;/a&gt;&quot; &amp; &#10;&quot;&amp;nbsp; &amp;nbsp; &quot; &amp; [.B170] &amp; &quot;&lt;br&gt;&quot;" office:value-type="string" office:string-value="&lt;a href=&quot;#&quot;&gt;&lt;img src=&quot;https://raw.githubusercontent.com/StorageB/icons/main/GNOME46Adwaita/light/view-paged-symbolic.svg&quot; width=&quot;22&quot; alt=&quot;view-paged-symbolic&quot;&gt;&lt;/a&gt;&amp;nbsp; &amp;nbsp; view-paged-symbolic&lt;br&gt;" calcext:value-type="string">
            <text:p>&lt;a href="#"&gt;&lt;img src="https://raw.githubusercontent.com/StorageB/icons/main/GNOME46Adwaita/light/view-paged-symbolic.svg" width="22" alt="view-paged-symbolic"&gt;&lt;/a&gt;&amp;nbsp; &amp;nbsp; view-pag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70] &amp; CHAR(34) &amp;   &#10;&quot; width=&quot; &amp; CHAR(34) &amp; &quot;22&quot; &amp; CHAR(34) &amp; &quot; alt=&quot; &amp; CHAR(34) &amp; [.B170] &amp; CHAR(34) &amp; &quot;&gt;&lt;/a&gt;&quot; &amp;  &#10;&quot;&amp;nbsp; &amp;nbsp; &quot; &amp; [.B170] &amp; &quot;&lt;br&gt;&quot;" office:value-type="string" office:string-value="&lt;a href=&quot;#&quot;&gt;&lt;img src=&quot;https://raw.githubusercontent.com/StorageB/icons/main/GNOME46Adwaita/dark/view-paged-symbolic.svg&quot; width=&quot;22&quot; alt=&quot;view-paged-symbolic&quot;&gt;&lt;/a&gt;&amp;nbsp; &amp;nbsp; view-paged-symbolic&lt;br&gt;" calcext:value-type="string">
            <text:p>&lt;a href="#"&gt;&lt;img src="https://raw.githubusercontent.com/StorageB/icons/main/GNOME46Adwaita/dark/view-paged-symbolic.svg" width="22" alt="view-paged-symbolic"&gt;&lt;/a&gt;&amp;nbsp; &amp;nbsp; view-pag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pin-symbolic.svg</text:p>
          </table:table-cell>
          <table:table-cell office:value-type="string" calcext:value-type="string">
            <text:p>view-pi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7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71] &amp; CHAR(34) &amp; &quot;&gt;&quot; &amp; &#10;&quot;&lt;img alt=&quot; &amp; CHAR(34) &amp; [.B17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1] &amp; &quot;&lt;br&gt;&quot;" office:value-type="string" office:string-value="&lt;picture&gt;&lt;source media=&quot;(prefers-color-scheme: dark)&quot; srcset=&quot;https://github.com/StorageB/icons/blob/main/GNOME48Adwaita/light/view-pin-symbolic.svg&quot;&gt;&lt;source media=&quot;(prefers-color-scheme: light)&quot; srcset=&quot;https://github.com/StorageB/icons/blob/main/GNOME48Adwaita/dark/view-pin-symbolic.svg&quot;&gt;&lt;img alt=&quot;view-pin-symbolic&quot; src=&quot;https://user-images.githubusercontent.com/25423296/163456779-a8556205-d0a5-45e2-ac17-42d089e3c3f8.png&quot;&gt;&lt;/picture&gt; &amp;nbsp; &amp;nbsp;view-pin-symbolic&lt;br&gt;" calcext:value-type="string">
            <text:p>&lt;picture&gt;&lt;source media="(prefers-color-scheme: dark)" srcset="https://github.com/StorageB/icons/blob/main/GNOME48Adwaita/light/view-pin-symbolic.svg"&gt;&lt;source media="(prefers-color-scheme: light)" srcset="https://github.com/StorageB/icons/blob/main/GNOME48Adwaita/dark/view-pin-symbolic.svg"&gt;&lt;img alt="view-pin-symbolic" src="https://user-images.githubusercontent.com/25423296/163456779-a8556205-d0a5-45e2-ac17-42d089e3c3f8.png"&gt;&lt;/picture&gt; &amp;nbsp; &amp;nbsp;view-pin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71] &amp; CHAR(34) &amp;  &#10;&quot; width=&quot; &amp; CHAR(34) &amp; &quot;22&quot; &amp; CHAR(34) &amp; &quot; alt=&quot; &amp; CHAR(34) &amp; [.B171] &amp; CHAR(34) &amp; &quot;&gt;&lt;/a&gt;&quot; &amp; &#10;&quot;&amp;nbsp; &amp;nbsp; &quot; &amp; [.B171] &amp; &quot;&lt;br&gt;&quot;" office:value-type="string" office:string-value="&lt;a href=&quot;#&quot;&gt;&lt;img src=&quot;https://raw.githubusercontent.com/StorageB/icons/main/GNOME46Adwaita/light/view-pin-symbolic.svg&quot; width=&quot;22&quot; alt=&quot;view-pin-symbolic&quot;&gt;&lt;/a&gt;&amp;nbsp; &amp;nbsp; view-pin-symbolic&lt;br&gt;" calcext:value-type="string">
            <text:p>&lt;a href="#"&gt;&lt;img src="https://raw.githubusercontent.com/StorageB/icons/main/GNOME46Adwaita/light/view-pin-symbolic.svg" width="22" alt="view-pin-symbolic"&gt;&lt;/a&gt;&amp;nbsp; &amp;nbsp; view-pin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71] &amp; CHAR(34) &amp;   &#10;&quot; width=&quot; &amp; CHAR(34) &amp; &quot;22&quot; &amp; CHAR(34) &amp; &quot; alt=&quot; &amp; CHAR(34) &amp; [.B171] &amp; CHAR(34) &amp; &quot;&gt;&lt;/a&gt;&quot; &amp;  &#10;&quot;&amp;nbsp; &amp;nbsp; &quot; &amp; [.B171] &amp; &quot;&lt;br&gt;&quot;" office:value-type="string" office:string-value="&lt;a href=&quot;#&quot;&gt;&lt;img src=&quot;https://raw.githubusercontent.com/StorageB/icons/main/GNOME46Adwaita/dark/view-pin-symbolic.svg&quot; width=&quot;22&quot; alt=&quot;view-pin-symbolic&quot;&gt;&lt;/a&gt;&amp;nbsp; &amp;nbsp; view-pin-symbolic&lt;br&gt;" calcext:value-type="string">
            <text:p>&lt;a href="#"&gt;&lt;img src="https://raw.githubusercontent.com/StorageB/icons/main/GNOME46Adwaita/dark/view-pin-symbolic.svg" width="22" alt="view-pin-symbolic"&gt;&lt;/a&gt;&amp;nbsp; &amp;nbsp; view-pin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refresh-symbolic.svg</text:p>
          </table:table-cell>
          <table:table-cell office:value-type="string" calcext:value-type="string">
            <text:p>view-refres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7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72] &amp; CHAR(34) &amp; &quot;&gt;&quot; &amp; &#10;&quot;&lt;img alt=&quot; &amp; CHAR(34) &amp; [.B17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2] &amp; &quot;&lt;br&gt;&quot;" office:value-type="string" office:string-value="&lt;picture&gt;&lt;source media=&quot;(prefers-color-scheme: dark)&quot; srcset=&quot;https://github.com/StorageB/icons/blob/main/GNOME48Adwaita/light/view-refresh-symbolic.svg&quot;&gt;&lt;source media=&quot;(prefers-color-scheme: light)&quot; srcset=&quot;https://github.com/StorageB/icons/blob/main/GNOME48Adwaita/dark/view-refresh-symbolic.svg&quot;&gt;&lt;img alt=&quot;view-refresh-symbolic&quot; src=&quot;https://user-images.githubusercontent.com/25423296/163456779-a8556205-d0a5-45e2-ac17-42d089e3c3f8.png&quot;&gt;&lt;/picture&gt; &amp;nbsp; &amp;nbsp;view-refresh-symbolic&lt;br&gt;" calcext:value-type="string">
            <text:p>&lt;picture&gt;&lt;source media="(prefers-color-scheme: dark)" srcset="https://github.com/StorageB/icons/blob/main/GNOME48Adwaita/light/view-refresh-symbolic.svg"&gt;&lt;source media="(prefers-color-scheme: light)" srcset="https://github.com/StorageB/icons/blob/main/GNOME48Adwaita/dark/view-refresh-symbolic.svg"&gt;&lt;img alt="view-refresh-symbolic" src="https://user-images.githubusercontent.com/25423296/163456779-a8556205-d0a5-45e2-ac17-42d089e3c3f8.png"&gt;&lt;/picture&gt; &amp;nbsp; &amp;nbsp;view-refresh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72] &amp; CHAR(34) &amp;  &#10;&quot; width=&quot; &amp; CHAR(34) &amp; &quot;22&quot; &amp; CHAR(34) &amp; &quot; alt=&quot; &amp; CHAR(34) &amp; [.B172] &amp; CHAR(34) &amp; &quot;&gt;&lt;/a&gt;&quot; &amp; &#10;&quot;&amp;nbsp; &amp;nbsp; &quot; &amp; [.B172] &amp; &quot;&lt;br&gt;&quot;" office:value-type="string" office:string-value="&lt;a href=&quot;#&quot;&gt;&lt;img src=&quot;https://raw.githubusercontent.com/StorageB/icons/main/GNOME46Adwaita/light/view-refresh-symbolic.svg&quot; width=&quot;22&quot; alt=&quot;view-refresh-symbolic&quot;&gt;&lt;/a&gt;&amp;nbsp; &amp;nbsp; view-refresh-symbolic&lt;br&gt;" calcext:value-type="string">
            <text:p>&lt;a href="#"&gt;&lt;img src="https://raw.githubusercontent.com/StorageB/icons/main/GNOME46Adwaita/light/view-refresh-symbolic.svg" width="22" alt="view-refresh-symbolic"&gt;&lt;/a&gt;&amp;nbsp; &amp;nbsp; view-refresh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72] &amp; CHAR(34) &amp;   &#10;&quot; width=&quot; &amp; CHAR(34) &amp; &quot;22&quot; &amp; CHAR(34) &amp; &quot; alt=&quot; &amp; CHAR(34) &amp; [.B172] &amp; CHAR(34) &amp; &quot;&gt;&lt;/a&gt;&quot; &amp;  &#10;&quot;&amp;nbsp; &amp;nbsp; &quot; &amp; [.B172] &amp; &quot;&lt;br&gt;&quot;" office:value-type="string" office:string-value="&lt;a href=&quot;#&quot;&gt;&lt;img src=&quot;https://raw.githubusercontent.com/StorageB/icons/main/GNOME46Adwaita/dark/view-refresh-symbolic.svg&quot; width=&quot;22&quot; alt=&quot;view-refresh-symbolic&quot;&gt;&lt;/a&gt;&amp;nbsp; &amp;nbsp; view-refresh-symbolic&lt;br&gt;" calcext:value-type="string">
            <text:p>&lt;a href="#"&gt;&lt;img src="https://raw.githubusercontent.com/StorageB/icons/main/GNOME46Adwaita/dark/view-refresh-symbolic.svg" width="22" alt="view-refresh-symbolic"&gt;&lt;/a&gt;&amp;nbsp; &amp;nbsp; view-refresh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restore-symbolic.svg</text:p>
          </table:table-cell>
          <table:table-cell office:value-type="string" calcext:value-type="string">
            <text:p>view-restor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7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73] &amp; CHAR(34) &amp; &quot;&gt;&quot; &amp; &#10;&quot;&lt;img alt=&quot; &amp; CHAR(34) &amp; [.B17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3] &amp; &quot;&lt;br&gt;&quot;" office:value-type="string" office:string-value="&lt;picture&gt;&lt;source media=&quot;(prefers-color-scheme: dark)&quot; srcset=&quot;https://github.com/StorageB/icons/blob/main/GNOME48Adwaita/light/view-restore-symbolic.svg&quot;&gt;&lt;source media=&quot;(prefers-color-scheme: light)&quot; srcset=&quot;https://github.com/StorageB/icons/blob/main/GNOME48Adwaita/dark/view-restore-symbolic.svg&quot;&gt;&lt;img alt=&quot;view-restore-symbolic&quot; src=&quot;https://user-images.githubusercontent.com/25423296/163456779-a8556205-d0a5-45e2-ac17-42d089e3c3f8.png&quot;&gt;&lt;/picture&gt; &amp;nbsp; &amp;nbsp;view-restore-symbolic&lt;br&gt;" calcext:value-type="string">
            <text:p>&lt;picture&gt;&lt;source media="(prefers-color-scheme: dark)" srcset="https://github.com/StorageB/icons/blob/main/GNOME48Adwaita/light/view-restore-symbolic.svg"&gt;&lt;source media="(prefers-color-scheme: light)" srcset="https://github.com/StorageB/icons/blob/main/GNOME48Adwaita/dark/view-restore-symbolic.svg"&gt;&lt;img alt="view-restore-symbolic" src="https://user-images.githubusercontent.com/25423296/163456779-a8556205-d0a5-45e2-ac17-42d089e3c3f8.png"&gt;&lt;/picture&gt; &amp;nbsp; &amp;nbsp;view-restor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73] &amp; CHAR(34) &amp;  &#10;&quot; width=&quot; &amp; CHAR(34) &amp; &quot;22&quot; &amp; CHAR(34) &amp; &quot; alt=&quot; &amp; CHAR(34) &amp; [.B173] &amp; CHAR(34) &amp; &quot;&gt;&lt;/a&gt;&quot; &amp; &#10;&quot;&amp;nbsp; &amp;nbsp; &quot; &amp; [.B173] &amp; &quot;&lt;br&gt;&quot;" office:value-type="string" office:string-value="&lt;a href=&quot;#&quot;&gt;&lt;img src=&quot;https://raw.githubusercontent.com/StorageB/icons/main/GNOME46Adwaita/light/view-restore-symbolic.svg&quot; width=&quot;22&quot; alt=&quot;view-restore-symbolic&quot;&gt;&lt;/a&gt;&amp;nbsp; &amp;nbsp; view-restore-symbolic&lt;br&gt;" calcext:value-type="string">
            <text:p>&lt;a href="#"&gt;&lt;img src="https://raw.githubusercontent.com/StorageB/icons/main/GNOME46Adwaita/light/view-restore-symbolic.svg" width="22" alt="view-restore-symbolic"&gt;&lt;/a&gt;&amp;nbsp; &amp;nbsp; view-restor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73] &amp; CHAR(34) &amp;   &#10;&quot; width=&quot; &amp; CHAR(34) &amp; &quot;22&quot; &amp; CHAR(34) &amp; &quot; alt=&quot; &amp; CHAR(34) &amp; [.B173] &amp; CHAR(34) &amp; &quot;&gt;&lt;/a&gt;&quot; &amp;  &#10;&quot;&amp;nbsp; &amp;nbsp; &quot; &amp; [.B173] &amp; &quot;&lt;br&gt;&quot;" office:value-type="string" office:string-value="&lt;a href=&quot;#&quot;&gt;&lt;img src=&quot;https://raw.githubusercontent.com/StorageB/icons/main/GNOME46Adwaita/dark/view-restore-symbolic.svg&quot; width=&quot;22&quot; alt=&quot;view-restore-symbolic&quot;&gt;&lt;/a&gt;&amp;nbsp; &amp;nbsp; view-restore-symbolic&lt;br&gt;" calcext:value-type="string">
            <text:p>&lt;a href="#"&gt;&lt;img src="https://raw.githubusercontent.com/StorageB/icons/main/GNOME46Adwaita/dark/view-restore-symbolic.svg" width="22" alt="view-restore-symbolic"&gt;&lt;/a&gt;&amp;nbsp; &amp;nbsp; view-restor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reveal-symbolic.svg</text:p>
          </table:table-cell>
          <table:table-cell office:value-type="string" calcext:value-type="string">
            <text:p>view-revea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7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74] &amp; CHAR(34) &amp; &quot;&gt;&quot; &amp; &#10;&quot;&lt;img alt=&quot; &amp; CHAR(34) &amp; [.B17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4] &amp; &quot;&lt;br&gt;&quot;" office:value-type="string" office:string-value="&lt;picture&gt;&lt;source media=&quot;(prefers-color-scheme: dark)&quot; srcset=&quot;https://github.com/StorageB/icons/blob/main/GNOME48Adwaita/light/view-reveal-symbolic.svg&quot;&gt;&lt;source media=&quot;(prefers-color-scheme: light)&quot; srcset=&quot;https://github.com/StorageB/icons/blob/main/GNOME48Adwaita/dark/view-reveal-symbolic.svg&quot;&gt;&lt;img alt=&quot;view-reveal-symbolic&quot; src=&quot;https://user-images.githubusercontent.com/25423296/163456779-a8556205-d0a5-45e2-ac17-42d089e3c3f8.png&quot;&gt;&lt;/picture&gt; &amp;nbsp; &amp;nbsp;view-reveal-symbolic&lt;br&gt;" calcext:value-type="string">
            <text:p>&lt;picture&gt;&lt;source media="(prefers-color-scheme: dark)" srcset="https://github.com/StorageB/icons/blob/main/GNOME48Adwaita/light/view-reveal-symbolic.svg"&gt;&lt;source media="(prefers-color-scheme: light)" srcset="https://github.com/StorageB/icons/blob/main/GNOME48Adwaita/dark/view-reveal-symbolic.svg"&gt;&lt;img alt="view-reveal-symbolic" src="https://user-images.githubusercontent.com/25423296/163456779-a8556205-d0a5-45e2-ac17-42d089e3c3f8.png"&gt;&lt;/picture&gt; &amp;nbsp; &amp;nbsp;view-revea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74] &amp; CHAR(34) &amp;  &#10;&quot; width=&quot; &amp; CHAR(34) &amp; &quot;22&quot; &amp; CHAR(34) &amp; &quot; alt=&quot; &amp; CHAR(34) &amp; [.B174] &amp; CHAR(34) &amp; &quot;&gt;&lt;/a&gt;&quot; &amp; &#10;&quot;&amp;nbsp; &amp;nbsp; &quot; &amp; [.B174] &amp; &quot;&lt;br&gt;&quot;" office:value-type="string" office:string-value="&lt;a href=&quot;#&quot;&gt;&lt;img src=&quot;https://raw.githubusercontent.com/StorageB/icons/main/GNOME46Adwaita/light/view-reveal-symbolic.svg&quot; width=&quot;22&quot; alt=&quot;view-reveal-symbolic&quot;&gt;&lt;/a&gt;&amp;nbsp; &amp;nbsp; view-reveal-symbolic&lt;br&gt;" calcext:value-type="string">
            <text:p>&lt;a href="#"&gt;&lt;img src="https://raw.githubusercontent.com/StorageB/icons/main/GNOME46Adwaita/light/view-reveal-symbolic.svg" width="22" alt="view-reveal-symbolic"&gt;&lt;/a&gt;&amp;nbsp; &amp;nbsp; view-revea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74] &amp; CHAR(34) &amp;   &#10;&quot; width=&quot; &amp; CHAR(34) &amp; &quot;22&quot; &amp; CHAR(34) &amp; &quot; alt=&quot; &amp; CHAR(34) &amp; [.B174] &amp; CHAR(34) &amp; &quot;&gt;&lt;/a&gt;&quot; &amp;  &#10;&quot;&amp;nbsp; &amp;nbsp; &quot; &amp; [.B174] &amp; &quot;&lt;br&gt;&quot;" office:value-type="string" office:string-value="&lt;a href=&quot;#&quot;&gt;&lt;img src=&quot;https://raw.githubusercontent.com/StorageB/icons/main/GNOME46Adwaita/dark/view-reveal-symbolic.svg&quot; width=&quot;22&quot; alt=&quot;view-reveal-symbolic&quot;&gt;&lt;/a&gt;&amp;nbsp; &amp;nbsp; view-reveal-symbolic&lt;br&gt;" calcext:value-type="string">
            <text:p>&lt;a href="#"&gt;&lt;img src="https://raw.githubusercontent.com/StorageB/icons/main/GNOME46Adwaita/dark/view-reveal-symbolic.svg" width="22" alt="view-reveal-symbolic"&gt;&lt;/a&gt;&amp;nbsp; &amp;nbsp; view-revea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sort-ascending-rtl-symbolic.svg</text:p>
          </table:table-cell>
          <table:table-cell office:value-type="string" calcext:value-type="string">
            <text:p>view-sort-ascending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7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75] &amp; CHAR(34) &amp; &quot;&gt;&quot; &amp; &#10;&quot;&lt;img alt=&quot; &amp; CHAR(34) &amp; [.B17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5] &amp; &quot;&lt;br&gt;&quot;" office:value-type="string" office:string-value="&lt;picture&gt;&lt;source media=&quot;(prefers-color-scheme: dark)&quot; srcset=&quot;https://github.com/StorageB/icons/blob/main/GNOME48Adwaita/light/view-sort-ascending-rtl-symbolic.svg&quot;&gt;&lt;source media=&quot;(prefers-color-scheme: light)&quot; srcset=&quot;https://github.com/StorageB/icons/blob/main/GNOME48Adwaita/dark/view-sort-ascending-rtl-symbolic.svg&quot;&gt;&lt;img alt=&quot;view-sort-ascending-rtl-symbolic&quot; src=&quot;https://user-images.githubusercontent.com/25423296/163456779-a8556205-d0a5-45e2-ac17-42d089e3c3f8.png&quot;&gt;&lt;/picture&gt; &amp;nbsp; &amp;nbsp;view-sort-ascending-rtl-symbolic&lt;br&gt;" calcext:value-type="string">
            <text:p>&lt;picture&gt;&lt;source media="(prefers-color-scheme: dark)" srcset="https://github.com/StorageB/icons/blob/main/GNOME48Adwaita/light/view-sort-ascending-rtl-symbolic.svg"&gt;&lt;source media="(prefers-color-scheme: light)" srcset="https://github.com/StorageB/icons/blob/main/GNOME48Adwaita/dark/view-sort-ascending-rtl-symbolic.svg"&gt;&lt;img alt="view-sort-ascending-rtl-symbolic" src="https://user-images.githubusercontent.com/25423296/163456779-a8556205-d0a5-45e2-ac17-42d089e3c3f8.png"&gt;&lt;/picture&gt; &amp;nbsp; &amp;nbsp;view-sort-ascending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75] &amp; CHAR(34) &amp;  &#10;&quot; width=&quot; &amp; CHAR(34) &amp; &quot;22&quot; &amp; CHAR(34) &amp; &quot; alt=&quot; &amp; CHAR(34) &amp; [.B175] &amp; CHAR(34) &amp; &quot;&gt;&lt;/a&gt;&quot; &amp; &#10;&quot;&amp;nbsp; &amp;nbsp; &quot; &amp; [.B175] &amp; &quot;&lt;br&gt;&quot;" office:value-type="string" office:string-value="&lt;a href=&quot;#&quot;&gt;&lt;img src=&quot;https://raw.githubusercontent.com/StorageB/icons/main/GNOME46Adwaita/light/view-sort-ascending-rtl-symbolic.svg&quot; width=&quot;22&quot; alt=&quot;view-sort-ascending-rtl-symbolic&quot;&gt;&lt;/a&gt;&amp;nbsp; &amp;nbsp; view-sort-ascending-rtl-symbolic&lt;br&gt;" calcext:value-type="string">
            <text:p>&lt;a href="#"&gt;&lt;img src="https://raw.githubusercontent.com/StorageB/icons/main/GNOME46Adwaita/light/view-sort-ascending-rtl-symbolic.svg" width="22" alt="view-sort-ascending-rtl-symbolic"&gt;&lt;/a&gt;&amp;nbsp; &amp;nbsp; view-sort-ascending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75] &amp; CHAR(34) &amp;   &#10;&quot; width=&quot; &amp; CHAR(34) &amp; &quot;22&quot; &amp; CHAR(34) &amp; &quot; alt=&quot; &amp; CHAR(34) &amp; [.B175] &amp; CHAR(34) &amp; &quot;&gt;&lt;/a&gt;&quot; &amp;  &#10;&quot;&amp;nbsp; &amp;nbsp; &quot; &amp; [.B175] &amp; &quot;&lt;br&gt;&quot;" office:value-type="string" office:string-value="&lt;a href=&quot;#&quot;&gt;&lt;img src=&quot;https://raw.githubusercontent.com/StorageB/icons/main/GNOME46Adwaita/dark/view-sort-ascending-rtl-symbolic.svg&quot; width=&quot;22&quot; alt=&quot;view-sort-ascending-rtl-symbolic&quot;&gt;&lt;/a&gt;&amp;nbsp; &amp;nbsp; view-sort-ascending-rtl-symbolic&lt;br&gt;" calcext:value-type="string">
            <text:p>&lt;a href="#"&gt;&lt;img src="https://raw.githubusercontent.com/StorageB/icons/main/GNOME46Adwaita/dark/view-sort-ascending-rtl-symbolic.svg" width="22" alt="view-sort-ascending-rtl-symbolic"&gt;&lt;/a&gt;&amp;nbsp; &amp;nbsp; view-sort-ascending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sort-ascending-symbolic-rtl.svg</text:p>
          </table:table-cell>
          <table:table-cell office:value-type="string" calcext:value-type="string">
            <text:p>view-sort-ascending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7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76] &amp; CHAR(34) &amp; &quot;&gt;&quot; &amp; &#10;&quot;&lt;img alt=&quot; &amp; CHAR(34) &amp; [.B17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6] &amp; &quot;&lt;br&gt;&quot;" office:value-type="string" office:string-value="&lt;picture&gt;&lt;source media=&quot;(prefers-color-scheme: dark)&quot; srcset=&quot;https://github.com/StorageB/icons/blob/main/GNOME48Adwaita/light/view-sort-ascending-symbolic-rtl.svg&quot;&gt;&lt;source media=&quot;(prefers-color-scheme: light)&quot; srcset=&quot;https://github.com/StorageB/icons/blob/main/GNOME48Adwaita/dark/view-sort-ascending-symbolic-rtl.svg&quot;&gt;&lt;img alt=&quot;view-sort-ascending-symbolic-rtl&quot; src=&quot;https://user-images.githubusercontent.com/25423296/163456779-a8556205-d0a5-45e2-ac17-42d089e3c3f8.png&quot;&gt;&lt;/picture&gt; &amp;nbsp; &amp;nbsp;view-sort-ascending-symbolic-rtl&lt;br&gt;" calcext:value-type="string">
            <text:p>&lt;picture&gt;&lt;source media="(prefers-color-scheme: dark)" srcset="https://github.com/StorageB/icons/blob/main/GNOME48Adwaita/light/view-sort-ascending-symbolic-rtl.svg"&gt;&lt;source media="(prefers-color-scheme: light)" srcset="https://github.com/StorageB/icons/blob/main/GNOME48Adwaita/dark/view-sort-ascending-symbolic-rtl.svg"&gt;&lt;img alt="view-sort-ascending-symbolic-rtl" src="https://user-images.githubusercontent.com/25423296/163456779-a8556205-d0a5-45e2-ac17-42d089e3c3f8.png"&gt;&lt;/picture&gt; &amp;nbsp; &amp;nbsp;view-sort-ascending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76] &amp; CHAR(34) &amp;  &#10;&quot; width=&quot; &amp; CHAR(34) &amp; &quot;22&quot; &amp; CHAR(34) &amp; &quot; alt=&quot; &amp; CHAR(34) &amp; [.B176] &amp; CHAR(34) &amp; &quot;&gt;&lt;/a&gt;&quot; &amp; &#10;&quot;&amp;nbsp; &amp;nbsp; &quot; &amp; [.B176] &amp; &quot;&lt;br&gt;&quot;" office:value-type="string" office:string-value="&lt;a href=&quot;#&quot;&gt;&lt;img src=&quot;https://raw.githubusercontent.com/StorageB/icons/main/GNOME46Adwaita/light/view-sort-ascending-symbolic-rtl.svg&quot; width=&quot;22&quot; alt=&quot;view-sort-ascending-symbolic-rtl&quot;&gt;&lt;/a&gt;&amp;nbsp; &amp;nbsp; view-sort-ascending-symbolic-rtl&lt;br&gt;" calcext:value-type="string">
            <text:p>&lt;a href="#"&gt;&lt;img src="https://raw.githubusercontent.com/StorageB/icons/main/GNOME46Adwaita/light/view-sort-ascending-symbolic-rtl.svg" width="22" alt="view-sort-ascending-symbolic-rtl"&gt;&lt;/a&gt;&amp;nbsp; &amp;nbsp; view-sort-ascending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76] &amp; CHAR(34) &amp;   &#10;&quot; width=&quot; &amp; CHAR(34) &amp; &quot;22&quot; &amp; CHAR(34) &amp; &quot; alt=&quot; &amp; CHAR(34) &amp; [.B176] &amp; CHAR(34) &amp; &quot;&gt;&lt;/a&gt;&quot; &amp;  &#10;&quot;&amp;nbsp; &amp;nbsp; &quot; &amp; [.B176] &amp; &quot;&lt;br&gt;&quot;" office:value-type="string" office:string-value="&lt;a href=&quot;#&quot;&gt;&lt;img src=&quot;https://raw.githubusercontent.com/StorageB/icons/main/GNOME46Adwaita/dark/view-sort-ascending-symbolic-rtl.svg&quot; width=&quot;22&quot; alt=&quot;view-sort-ascending-symbolic-rtl&quot;&gt;&lt;/a&gt;&amp;nbsp; &amp;nbsp; view-sort-ascending-symbolic-rtl&lt;br&gt;" calcext:value-type="string">
            <text:p>&lt;a href="#"&gt;&lt;img src="https://raw.githubusercontent.com/StorageB/icons/main/GNOME46Adwaita/dark/view-sort-ascending-symbolic-rtl.svg" width="22" alt="view-sort-ascending-symbolic-rtl"&gt;&lt;/a&gt;&amp;nbsp; &amp;nbsp; view-sort-ascending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sort-ascending-symbolic.svg</text:p>
          </table:table-cell>
          <table:table-cell office:value-type="string" calcext:value-type="string">
            <text:p>view-sort-ascend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7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77] &amp; CHAR(34) &amp; &quot;&gt;&quot; &amp; &#10;&quot;&lt;img alt=&quot; &amp; CHAR(34) &amp; [.B17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7] &amp; &quot;&lt;br&gt;&quot;" office:value-type="string" office:string-value="&lt;picture&gt;&lt;source media=&quot;(prefers-color-scheme: dark)&quot; srcset=&quot;https://github.com/StorageB/icons/blob/main/GNOME48Adwaita/light/view-sort-ascending-symbolic.svg&quot;&gt;&lt;source media=&quot;(prefers-color-scheme: light)&quot; srcset=&quot;https://github.com/StorageB/icons/blob/main/GNOME48Adwaita/dark/view-sort-ascending-symbolic.svg&quot;&gt;&lt;img alt=&quot;view-sort-ascending-symbolic&quot; src=&quot;https://user-images.githubusercontent.com/25423296/163456779-a8556205-d0a5-45e2-ac17-42d089e3c3f8.png&quot;&gt;&lt;/picture&gt; &amp;nbsp; &amp;nbsp;view-sort-ascending-symbolic&lt;br&gt;" calcext:value-type="string">
            <text:p>&lt;picture&gt;&lt;source media="(prefers-color-scheme: dark)" srcset="https://github.com/StorageB/icons/blob/main/GNOME48Adwaita/light/view-sort-ascending-symbolic.svg"&gt;&lt;source media="(prefers-color-scheme: light)" srcset="https://github.com/StorageB/icons/blob/main/GNOME48Adwaita/dark/view-sort-ascending-symbolic.svg"&gt;&lt;img alt="view-sort-ascending-symbolic" src="https://user-images.githubusercontent.com/25423296/163456779-a8556205-d0a5-45e2-ac17-42d089e3c3f8.png"&gt;&lt;/picture&gt; &amp;nbsp; &amp;nbsp;view-sort-ascend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77] &amp; CHAR(34) &amp;  &#10;&quot; width=&quot; &amp; CHAR(34) &amp; &quot;22&quot; &amp; CHAR(34) &amp; &quot; alt=&quot; &amp; CHAR(34) &amp; [.B177] &amp; CHAR(34) &amp; &quot;&gt;&lt;/a&gt;&quot; &amp; &#10;&quot;&amp;nbsp; &amp;nbsp; &quot; &amp; [.B177] &amp; &quot;&lt;br&gt;&quot;" office:value-type="string" office:string-value="&lt;a href=&quot;#&quot;&gt;&lt;img src=&quot;https://raw.githubusercontent.com/StorageB/icons/main/GNOME46Adwaita/light/view-sort-ascending-symbolic.svg&quot; width=&quot;22&quot; alt=&quot;view-sort-ascending-symbolic&quot;&gt;&lt;/a&gt;&amp;nbsp; &amp;nbsp; view-sort-ascending-symbolic&lt;br&gt;" calcext:value-type="string">
            <text:p>&lt;a href="#"&gt;&lt;img src="https://raw.githubusercontent.com/StorageB/icons/main/GNOME46Adwaita/light/view-sort-ascending-symbolic.svg" width="22" alt="view-sort-ascending-symbolic"&gt;&lt;/a&gt;&amp;nbsp; &amp;nbsp; view-sort-ascend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77] &amp; CHAR(34) &amp;   &#10;&quot; width=&quot; &amp; CHAR(34) &amp; &quot;22&quot; &amp; CHAR(34) &amp; &quot; alt=&quot; &amp; CHAR(34) &amp; [.B177] &amp; CHAR(34) &amp; &quot;&gt;&lt;/a&gt;&quot; &amp;  &#10;&quot;&amp;nbsp; &amp;nbsp; &quot; &amp; [.B177] &amp; &quot;&lt;br&gt;&quot;" office:value-type="string" office:string-value="&lt;a href=&quot;#&quot;&gt;&lt;img src=&quot;https://raw.githubusercontent.com/StorageB/icons/main/GNOME46Adwaita/dark/view-sort-ascending-symbolic.svg&quot; width=&quot;22&quot; alt=&quot;view-sort-ascending-symbolic&quot;&gt;&lt;/a&gt;&amp;nbsp; &amp;nbsp; view-sort-ascending-symbolic&lt;br&gt;" calcext:value-type="string">
            <text:p>&lt;a href="#"&gt;&lt;img src="https://raw.githubusercontent.com/StorageB/icons/main/GNOME46Adwaita/dark/view-sort-ascending-symbolic.svg" width="22" alt="view-sort-ascending-symbolic"&gt;&lt;/a&gt;&amp;nbsp; &amp;nbsp; view-sort-ascend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sort-descending-rtl-symbolic.svg</text:p>
          </table:table-cell>
          <table:table-cell office:value-type="string" calcext:value-type="string">
            <text:p>view-sort-descending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7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78] &amp; CHAR(34) &amp; &quot;&gt;&quot; &amp; &#10;&quot;&lt;img alt=&quot; &amp; CHAR(34) &amp; [.B17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8] &amp; &quot;&lt;br&gt;&quot;" office:value-type="string" office:string-value="&lt;picture&gt;&lt;source media=&quot;(prefers-color-scheme: dark)&quot; srcset=&quot;https://github.com/StorageB/icons/blob/main/GNOME48Adwaita/light/view-sort-descending-rtl-symbolic.svg&quot;&gt;&lt;source media=&quot;(prefers-color-scheme: light)&quot; srcset=&quot;https://github.com/StorageB/icons/blob/main/GNOME48Adwaita/dark/view-sort-descending-rtl-symbolic.svg&quot;&gt;&lt;img alt=&quot;view-sort-descending-rtl-symbolic&quot; src=&quot;https://user-images.githubusercontent.com/25423296/163456779-a8556205-d0a5-45e2-ac17-42d089e3c3f8.png&quot;&gt;&lt;/picture&gt; &amp;nbsp; &amp;nbsp;view-sort-descending-rtl-symbolic&lt;br&gt;" calcext:value-type="string">
            <text:p>&lt;picture&gt;&lt;source media="(prefers-color-scheme: dark)" srcset="https://github.com/StorageB/icons/blob/main/GNOME48Adwaita/light/view-sort-descending-rtl-symbolic.svg"&gt;&lt;source media="(prefers-color-scheme: light)" srcset="https://github.com/StorageB/icons/blob/main/GNOME48Adwaita/dark/view-sort-descending-rtl-symbolic.svg"&gt;&lt;img alt="view-sort-descending-rtl-symbolic" src="https://user-images.githubusercontent.com/25423296/163456779-a8556205-d0a5-45e2-ac17-42d089e3c3f8.png"&gt;&lt;/picture&gt; &amp;nbsp; &amp;nbsp;view-sort-descending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78] &amp; CHAR(34) &amp;  &#10;&quot; width=&quot; &amp; CHAR(34) &amp; &quot;22&quot; &amp; CHAR(34) &amp; &quot; alt=&quot; &amp; CHAR(34) &amp; [.B178] &amp; CHAR(34) &amp; &quot;&gt;&lt;/a&gt;&quot; &amp; &#10;&quot;&amp;nbsp; &amp;nbsp; &quot; &amp; [.B178] &amp; &quot;&lt;br&gt;&quot;" office:value-type="string" office:string-value="&lt;a href=&quot;#&quot;&gt;&lt;img src=&quot;https://raw.githubusercontent.com/StorageB/icons/main/GNOME46Adwaita/light/view-sort-descending-rtl-symbolic.svg&quot; width=&quot;22&quot; alt=&quot;view-sort-descending-rtl-symbolic&quot;&gt;&lt;/a&gt;&amp;nbsp; &amp;nbsp; view-sort-descending-rtl-symbolic&lt;br&gt;" calcext:value-type="string">
            <text:p>&lt;a href="#"&gt;&lt;img src="https://raw.githubusercontent.com/StorageB/icons/main/GNOME46Adwaita/light/view-sort-descending-rtl-symbolic.svg" width="22" alt="view-sort-descending-rtl-symbolic"&gt;&lt;/a&gt;&amp;nbsp; &amp;nbsp; view-sort-descending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78] &amp; CHAR(34) &amp;   &#10;&quot; width=&quot; &amp; CHAR(34) &amp; &quot;22&quot; &amp; CHAR(34) &amp; &quot; alt=&quot; &amp; CHAR(34) &amp; [.B178] &amp; CHAR(34) &amp; &quot;&gt;&lt;/a&gt;&quot; &amp;  &#10;&quot;&amp;nbsp; &amp;nbsp; &quot; &amp; [.B178] &amp; &quot;&lt;br&gt;&quot;" office:value-type="string" office:string-value="&lt;a href=&quot;#&quot;&gt;&lt;img src=&quot;https://raw.githubusercontent.com/StorageB/icons/main/GNOME46Adwaita/dark/view-sort-descending-rtl-symbolic.svg&quot; width=&quot;22&quot; alt=&quot;view-sort-descending-rtl-symbolic&quot;&gt;&lt;/a&gt;&amp;nbsp; &amp;nbsp; view-sort-descending-rtl-symbolic&lt;br&gt;" calcext:value-type="string">
            <text:p>&lt;a href="#"&gt;&lt;img src="https://raw.githubusercontent.com/StorageB/icons/main/GNOME46Adwaita/dark/view-sort-descending-rtl-symbolic.svg" width="22" alt="view-sort-descending-rtl-symbolic"&gt;&lt;/a&gt;&amp;nbsp; &amp;nbsp; view-sort-descending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sort-descending-symbolic-rtl.svg</text:p>
          </table:table-cell>
          <table:table-cell office:value-type="string" calcext:value-type="string">
            <text:p>view-sort-descending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7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79] &amp; CHAR(34) &amp; &quot;&gt;&quot; &amp; &#10;&quot;&lt;img alt=&quot; &amp; CHAR(34) &amp; [.B17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9] &amp; &quot;&lt;br&gt;&quot;" office:value-type="string" office:string-value="&lt;picture&gt;&lt;source media=&quot;(prefers-color-scheme: dark)&quot; srcset=&quot;https://github.com/StorageB/icons/blob/main/GNOME48Adwaita/light/view-sort-descending-symbolic-rtl.svg&quot;&gt;&lt;source media=&quot;(prefers-color-scheme: light)&quot; srcset=&quot;https://github.com/StorageB/icons/blob/main/GNOME48Adwaita/dark/view-sort-descending-symbolic-rtl.svg&quot;&gt;&lt;img alt=&quot;view-sort-descending-symbolic-rtl&quot; src=&quot;https://user-images.githubusercontent.com/25423296/163456779-a8556205-d0a5-45e2-ac17-42d089e3c3f8.png&quot;&gt;&lt;/picture&gt; &amp;nbsp; &amp;nbsp;view-sort-descending-symbolic-rtl&lt;br&gt;" calcext:value-type="string">
            <text:p>&lt;picture&gt;&lt;source media="(prefers-color-scheme: dark)" srcset="https://github.com/StorageB/icons/blob/main/GNOME48Adwaita/light/view-sort-descending-symbolic-rtl.svg"&gt;&lt;source media="(prefers-color-scheme: light)" srcset="https://github.com/StorageB/icons/blob/main/GNOME48Adwaita/dark/view-sort-descending-symbolic-rtl.svg"&gt;&lt;img alt="view-sort-descending-symbolic-rtl" src="https://user-images.githubusercontent.com/25423296/163456779-a8556205-d0a5-45e2-ac17-42d089e3c3f8.png"&gt;&lt;/picture&gt; &amp;nbsp; &amp;nbsp;view-sort-descending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79] &amp; CHAR(34) &amp;  &#10;&quot; width=&quot; &amp; CHAR(34) &amp; &quot;22&quot; &amp; CHAR(34) &amp; &quot; alt=&quot; &amp; CHAR(34) &amp; [.B179] &amp; CHAR(34) &amp; &quot;&gt;&lt;/a&gt;&quot; &amp; &#10;&quot;&amp;nbsp; &amp;nbsp; &quot; &amp; [.B179] &amp; &quot;&lt;br&gt;&quot;" office:value-type="string" office:string-value="&lt;a href=&quot;#&quot;&gt;&lt;img src=&quot;https://raw.githubusercontent.com/StorageB/icons/main/GNOME46Adwaita/light/view-sort-descending-symbolic-rtl.svg&quot; width=&quot;22&quot; alt=&quot;view-sort-descending-symbolic-rtl&quot;&gt;&lt;/a&gt;&amp;nbsp; &amp;nbsp; view-sort-descending-symbolic-rtl&lt;br&gt;" calcext:value-type="string">
            <text:p>&lt;a href="#"&gt;&lt;img src="https://raw.githubusercontent.com/StorageB/icons/main/GNOME46Adwaita/light/view-sort-descending-symbolic-rtl.svg" width="22" alt="view-sort-descending-symbolic-rtl"&gt;&lt;/a&gt;&amp;nbsp; &amp;nbsp; view-sort-descending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79] &amp; CHAR(34) &amp;   &#10;&quot; width=&quot; &amp; CHAR(34) &amp; &quot;22&quot; &amp; CHAR(34) &amp; &quot; alt=&quot; &amp; CHAR(34) &amp; [.B179] &amp; CHAR(34) &amp; &quot;&gt;&lt;/a&gt;&quot; &amp;  &#10;&quot;&amp;nbsp; &amp;nbsp; &quot; &amp; [.B179] &amp; &quot;&lt;br&gt;&quot;" office:value-type="string" office:string-value="&lt;a href=&quot;#&quot;&gt;&lt;img src=&quot;https://raw.githubusercontent.com/StorageB/icons/main/GNOME46Adwaita/dark/view-sort-descending-symbolic-rtl.svg&quot; width=&quot;22&quot; alt=&quot;view-sort-descending-symbolic-rtl&quot;&gt;&lt;/a&gt;&amp;nbsp; &amp;nbsp; view-sort-descending-symbolic-rtl&lt;br&gt;" calcext:value-type="string">
            <text:p>&lt;a href="#"&gt;&lt;img src="https://raw.githubusercontent.com/StorageB/icons/main/GNOME46Adwaita/dark/view-sort-descending-symbolic-rtl.svg" width="22" alt="view-sort-descending-symbolic-rtl"&gt;&lt;/a&gt;&amp;nbsp; &amp;nbsp; view-sort-descending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sort-descending-symbolic.svg</text:p>
          </table:table-cell>
          <table:table-cell office:value-type="string" calcext:value-type="string">
            <text:p>view-sort-descend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8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80] &amp; CHAR(34) &amp; &quot;&gt;&quot; &amp; &#10;&quot;&lt;img alt=&quot; &amp; CHAR(34) &amp; [.B18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80] &amp; &quot;&lt;br&gt;&quot;" office:value-type="string" office:string-value="&lt;picture&gt;&lt;source media=&quot;(prefers-color-scheme: dark)&quot; srcset=&quot;https://github.com/StorageB/icons/blob/main/GNOME48Adwaita/light/view-sort-descending-symbolic.svg&quot;&gt;&lt;source media=&quot;(prefers-color-scheme: light)&quot; srcset=&quot;https://github.com/StorageB/icons/blob/main/GNOME48Adwaita/dark/view-sort-descending-symbolic.svg&quot;&gt;&lt;img alt=&quot;view-sort-descending-symbolic&quot; src=&quot;https://user-images.githubusercontent.com/25423296/163456779-a8556205-d0a5-45e2-ac17-42d089e3c3f8.png&quot;&gt;&lt;/picture&gt; &amp;nbsp; &amp;nbsp;view-sort-descending-symbolic&lt;br&gt;" calcext:value-type="string">
            <text:p>&lt;picture&gt;&lt;source media="(prefers-color-scheme: dark)" srcset="https://github.com/StorageB/icons/blob/main/GNOME48Adwaita/light/view-sort-descending-symbolic.svg"&gt;&lt;source media="(prefers-color-scheme: light)" srcset="https://github.com/StorageB/icons/blob/main/GNOME48Adwaita/dark/view-sort-descending-symbolic.svg"&gt;&lt;img alt="view-sort-descending-symbolic" src="https://user-images.githubusercontent.com/25423296/163456779-a8556205-d0a5-45e2-ac17-42d089e3c3f8.png"&gt;&lt;/picture&gt; &amp;nbsp; &amp;nbsp;view-sort-descend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80] &amp; CHAR(34) &amp;  &#10;&quot; width=&quot; &amp; CHAR(34) &amp; &quot;22&quot; &amp; CHAR(34) &amp; &quot; alt=&quot; &amp; CHAR(34) &amp; [.B180] &amp; CHAR(34) &amp; &quot;&gt;&lt;/a&gt;&quot; &amp; &#10;&quot;&amp;nbsp; &amp;nbsp; &quot; &amp; [.B180] &amp; &quot;&lt;br&gt;&quot;" office:value-type="string" office:string-value="&lt;a href=&quot;#&quot;&gt;&lt;img src=&quot;https://raw.githubusercontent.com/StorageB/icons/main/GNOME46Adwaita/light/view-sort-descending-symbolic.svg&quot; width=&quot;22&quot; alt=&quot;view-sort-descending-symbolic&quot;&gt;&lt;/a&gt;&amp;nbsp; &amp;nbsp; view-sort-descending-symbolic&lt;br&gt;" calcext:value-type="string">
            <text:p>&lt;a href="#"&gt;&lt;img src="https://raw.githubusercontent.com/StorageB/icons/main/GNOME46Adwaita/light/view-sort-descending-symbolic.svg" width="22" alt="view-sort-descending-symbolic"&gt;&lt;/a&gt;&amp;nbsp; &amp;nbsp; view-sort-descend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80] &amp; CHAR(34) &amp;   &#10;&quot; width=&quot; &amp; CHAR(34) &amp; &quot;22&quot; &amp; CHAR(34) &amp; &quot; alt=&quot; &amp; CHAR(34) &amp; [.B180] &amp; CHAR(34) &amp; &quot;&gt;&lt;/a&gt;&quot; &amp;  &#10;&quot;&amp;nbsp; &amp;nbsp; &quot; &amp; [.B180] &amp; &quot;&lt;br&gt;&quot;" office:value-type="string" office:string-value="&lt;a href=&quot;#&quot;&gt;&lt;img src=&quot;https://raw.githubusercontent.com/StorageB/icons/main/GNOME46Adwaita/dark/view-sort-descending-symbolic.svg&quot; width=&quot;22&quot; alt=&quot;view-sort-descending-symbolic&quot;&gt;&lt;/a&gt;&amp;nbsp; &amp;nbsp; view-sort-descending-symbolic&lt;br&gt;" calcext:value-type="string">
            <text:p>&lt;a href="#"&gt;&lt;img src="https://raw.githubusercontent.com/StorageB/icons/main/GNOME46Adwaita/dark/view-sort-descending-symbolic.svg" width="22" alt="view-sort-descending-symbolic"&gt;&lt;/a&gt;&amp;nbsp; &amp;nbsp; view-sort-descend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oom-fit-best-symbolic.svg</text:p>
          </table:table-cell>
          <table:table-cell office:value-type="string" calcext:value-type="string">
            <text:p>zoom-fit-bes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8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81] &amp; CHAR(34) &amp; &quot;&gt;&quot; &amp; &#10;&quot;&lt;img alt=&quot; &amp; CHAR(34) &amp; [.B18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81] &amp; &quot;&lt;br&gt;&quot;" office:value-type="string" office:string-value="&lt;picture&gt;&lt;source media=&quot;(prefers-color-scheme: dark)&quot; srcset=&quot;https://github.com/StorageB/icons/blob/main/GNOME48Adwaita/light/zoom-fit-best-symbolic.svg&quot;&gt;&lt;source media=&quot;(prefers-color-scheme: light)&quot; srcset=&quot;https://github.com/StorageB/icons/blob/main/GNOME48Adwaita/dark/zoom-fit-best-symbolic.svg&quot;&gt;&lt;img alt=&quot;zoom-fit-best-symbolic&quot; src=&quot;https://user-images.githubusercontent.com/25423296/163456779-a8556205-d0a5-45e2-ac17-42d089e3c3f8.png&quot;&gt;&lt;/picture&gt; &amp;nbsp; &amp;nbsp;zoom-fit-best-symbolic&lt;br&gt;" calcext:value-type="string">
            <text:p>&lt;picture&gt;&lt;source media="(prefers-color-scheme: dark)" srcset="https://github.com/StorageB/icons/blob/main/GNOME48Adwaita/light/zoom-fit-best-symbolic.svg"&gt;&lt;source media="(prefers-color-scheme: light)" srcset="https://github.com/StorageB/icons/blob/main/GNOME48Adwaita/dark/zoom-fit-best-symbolic.svg"&gt;&lt;img alt="zoom-fit-best-symbolic" src="https://user-images.githubusercontent.com/25423296/163456779-a8556205-d0a5-45e2-ac17-42d089e3c3f8.png"&gt;&lt;/picture&gt; &amp;nbsp; &amp;nbsp;zoom-fit-bes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81] &amp; CHAR(34) &amp;  &#10;&quot; width=&quot; &amp; CHAR(34) &amp; &quot;22&quot; &amp; CHAR(34) &amp; &quot; alt=&quot; &amp; CHAR(34) &amp; [.B181] &amp; CHAR(34) &amp; &quot;&gt;&lt;/a&gt;&quot; &amp; &#10;&quot;&amp;nbsp; &amp;nbsp; &quot; &amp; [.B181] &amp; &quot;&lt;br&gt;&quot;" office:value-type="string" office:string-value="&lt;a href=&quot;#&quot;&gt;&lt;img src=&quot;https://raw.githubusercontent.com/StorageB/icons/main/GNOME46Adwaita/light/zoom-fit-best-symbolic.svg&quot; width=&quot;22&quot; alt=&quot;zoom-fit-best-symbolic&quot;&gt;&lt;/a&gt;&amp;nbsp; &amp;nbsp; zoom-fit-best-symbolic&lt;br&gt;" calcext:value-type="string">
            <text:p>&lt;a href="#"&gt;&lt;img src="https://raw.githubusercontent.com/StorageB/icons/main/GNOME46Adwaita/light/zoom-fit-best-symbolic.svg" width="22" alt="zoom-fit-best-symbolic"&gt;&lt;/a&gt;&amp;nbsp; &amp;nbsp; zoom-fit-bes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81] &amp; CHAR(34) &amp;   &#10;&quot; width=&quot; &amp; CHAR(34) &amp; &quot;22&quot; &amp; CHAR(34) &amp; &quot; alt=&quot; &amp; CHAR(34) &amp; [.B181] &amp; CHAR(34) &amp; &quot;&gt;&lt;/a&gt;&quot; &amp;  &#10;&quot;&amp;nbsp; &amp;nbsp; &quot; &amp; [.B181] &amp; &quot;&lt;br&gt;&quot;" office:value-type="string" office:string-value="&lt;a href=&quot;#&quot;&gt;&lt;img src=&quot;https://raw.githubusercontent.com/StorageB/icons/main/GNOME46Adwaita/dark/zoom-fit-best-symbolic.svg&quot; width=&quot;22&quot; alt=&quot;zoom-fit-best-symbolic&quot;&gt;&lt;/a&gt;&amp;nbsp; &amp;nbsp; zoom-fit-best-symbolic&lt;br&gt;" calcext:value-type="string">
            <text:p>&lt;a href="#"&gt;&lt;img src="https://raw.githubusercontent.com/StorageB/icons/main/GNOME46Adwaita/dark/zoom-fit-best-symbolic.svg" width="22" alt="zoom-fit-best-symbolic"&gt;&lt;/a&gt;&amp;nbsp; &amp;nbsp; zoom-fit-bes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oom-in-symbolic.svg</text:p>
          </table:table-cell>
          <table:table-cell office:value-type="string" calcext:value-type="string">
            <text:p>zoom-i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8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82] &amp; CHAR(34) &amp; &quot;&gt;&quot; &amp; &#10;&quot;&lt;img alt=&quot; &amp; CHAR(34) &amp; [.B18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82] &amp; &quot;&lt;br&gt;&quot;" office:value-type="string" office:string-value="&lt;picture&gt;&lt;source media=&quot;(prefers-color-scheme: dark)&quot; srcset=&quot;https://github.com/StorageB/icons/blob/main/GNOME48Adwaita/light/zoom-in-symbolic.svg&quot;&gt;&lt;source media=&quot;(prefers-color-scheme: light)&quot; srcset=&quot;https://github.com/StorageB/icons/blob/main/GNOME48Adwaita/dark/zoom-in-symbolic.svg&quot;&gt;&lt;img alt=&quot;zoom-in-symbolic&quot; src=&quot;https://user-images.githubusercontent.com/25423296/163456779-a8556205-d0a5-45e2-ac17-42d089e3c3f8.png&quot;&gt;&lt;/picture&gt; &amp;nbsp; &amp;nbsp;zoom-in-symbolic&lt;br&gt;" calcext:value-type="string">
            <text:p>&lt;picture&gt;&lt;source media="(prefers-color-scheme: dark)" srcset="https://github.com/StorageB/icons/blob/main/GNOME48Adwaita/light/zoom-in-symbolic.svg"&gt;&lt;source media="(prefers-color-scheme: light)" srcset="https://github.com/StorageB/icons/blob/main/GNOME48Adwaita/dark/zoom-in-symbolic.svg"&gt;&lt;img alt="zoom-in-symbolic" src="https://user-images.githubusercontent.com/25423296/163456779-a8556205-d0a5-45e2-ac17-42d089e3c3f8.png"&gt;&lt;/picture&gt; &amp;nbsp; &amp;nbsp;zoom-in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82] &amp; CHAR(34) &amp;  &#10;&quot; width=&quot; &amp; CHAR(34) &amp; &quot;22&quot; &amp; CHAR(34) &amp; &quot; alt=&quot; &amp; CHAR(34) &amp; [.B182] &amp; CHAR(34) &amp; &quot;&gt;&lt;/a&gt;&quot; &amp; &#10;&quot;&amp;nbsp; &amp;nbsp; &quot; &amp; [.B182] &amp; &quot;&lt;br&gt;&quot;" office:value-type="string" office:string-value="&lt;a href=&quot;#&quot;&gt;&lt;img src=&quot;https://raw.githubusercontent.com/StorageB/icons/main/GNOME46Adwaita/light/zoom-in-symbolic.svg&quot; width=&quot;22&quot; alt=&quot;zoom-in-symbolic&quot;&gt;&lt;/a&gt;&amp;nbsp; &amp;nbsp; zoom-in-symbolic&lt;br&gt;" calcext:value-type="string">
            <text:p>&lt;a href="#"&gt;&lt;img src="https://raw.githubusercontent.com/StorageB/icons/main/GNOME46Adwaita/light/zoom-in-symbolic.svg" width="22" alt="zoom-in-symbolic"&gt;&lt;/a&gt;&amp;nbsp; &amp;nbsp; zoom-in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82] &amp; CHAR(34) &amp;   &#10;&quot; width=&quot; &amp; CHAR(34) &amp; &quot;22&quot; &amp; CHAR(34) &amp; &quot; alt=&quot; &amp; CHAR(34) &amp; [.B182] &amp; CHAR(34) &amp; &quot;&gt;&lt;/a&gt;&quot; &amp;  &#10;&quot;&amp;nbsp; &amp;nbsp; &quot; &amp; [.B182] &amp; &quot;&lt;br&gt;&quot;" office:value-type="string" office:string-value="&lt;a href=&quot;#&quot;&gt;&lt;img src=&quot;https://raw.githubusercontent.com/StorageB/icons/main/GNOME46Adwaita/dark/zoom-in-symbolic.svg&quot; width=&quot;22&quot; alt=&quot;zoom-in-symbolic&quot;&gt;&lt;/a&gt;&amp;nbsp; &amp;nbsp; zoom-in-symbolic&lt;br&gt;" calcext:value-type="string">
            <text:p>&lt;a href="#"&gt;&lt;img src="https://raw.githubusercontent.com/StorageB/icons/main/GNOME46Adwaita/dark/zoom-in-symbolic.svg" width="22" alt="zoom-in-symbolic"&gt;&lt;/a&gt;&amp;nbsp; &amp;nbsp; zoom-in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oom-original-symbolic.svg</text:p>
          </table:table-cell>
          <table:table-cell office:value-type="string" calcext:value-type="string">
            <text:p>zoom-origina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8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83] &amp; CHAR(34) &amp; &quot;&gt;&quot; &amp; &#10;&quot;&lt;img alt=&quot; &amp; CHAR(34) &amp; [.B18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83] &amp; &quot;&lt;br&gt;&quot;" office:value-type="string" office:string-value="&lt;picture&gt;&lt;source media=&quot;(prefers-color-scheme: dark)&quot; srcset=&quot;https://github.com/StorageB/icons/blob/main/GNOME48Adwaita/light/zoom-original-symbolic.svg&quot;&gt;&lt;source media=&quot;(prefers-color-scheme: light)&quot; srcset=&quot;https://github.com/StorageB/icons/blob/main/GNOME48Adwaita/dark/zoom-original-symbolic.svg&quot;&gt;&lt;img alt=&quot;zoom-original-symbolic&quot; src=&quot;https://user-images.githubusercontent.com/25423296/163456779-a8556205-d0a5-45e2-ac17-42d089e3c3f8.png&quot;&gt;&lt;/picture&gt; &amp;nbsp; &amp;nbsp;zoom-original-symbolic&lt;br&gt;" calcext:value-type="string">
            <text:p>&lt;picture&gt;&lt;source media="(prefers-color-scheme: dark)" srcset="https://github.com/StorageB/icons/blob/main/GNOME48Adwaita/light/zoom-original-symbolic.svg"&gt;&lt;source media="(prefers-color-scheme: light)" srcset="https://github.com/StorageB/icons/blob/main/GNOME48Adwaita/dark/zoom-original-symbolic.svg"&gt;&lt;img alt="zoom-original-symbolic" src="https://user-images.githubusercontent.com/25423296/163456779-a8556205-d0a5-45e2-ac17-42d089e3c3f8.png"&gt;&lt;/picture&gt; &amp;nbsp; &amp;nbsp;zoom-origina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83] &amp; CHAR(34) &amp;  &#10;&quot; width=&quot; &amp; CHAR(34) &amp; &quot;22&quot; &amp; CHAR(34) &amp; &quot; alt=&quot; &amp; CHAR(34) &amp; [.B183] &amp; CHAR(34) &amp; &quot;&gt;&lt;/a&gt;&quot; &amp; &#10;&quot;&amp;nbsp; &amp;nbsp; &quot; &amp; [.B183] &amp; &quot;&lt;br&gt;&quot;" office:value-type="string" office:string-value="&lt;a href=&quot;#&quot;&gt;&lt;img src=&quot;https://raw.githubusercontent.com/StorageB/icons/main/GNOME46Adwaita/light/zoom-original-symbolic.svg&quot; width=&quot;22&quot; alt=&quot;zoom-original-symbolic&quot;&gt;&lt;/a&gt;&amp;nbsp; &amp;nbsp; zoom-original-symbolic&lt;br&gt;" calcext:value-type="string">
            <text:p>&lt;a href="#"&gt;&lt;img src="https://raw.githubusercontent.com/StorageB/icons/main/GNOME46Adwaita/light/zoom-original-symbolic.svg" width="22" alt="zoom-original-symbolic"&gt;&lt;/a&gt;&amp;nbsp; &amp;nbsp; zoom-origina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83] &amp; CHAR(34) &amp;   &#10;&quot; width=&quot; &amp; CHAR(34) &amp; &quot;22&quot; &amp; CHAR(34) &amp; &quot; alt=&quot; &amp; CHAR(34) &amp; [.B183] &amp; CHAR(34) &amp; &quot;&gt;&lt;/a&gt;&quot; &amp;  &#10;&quot;&amp;nbsp; &amp;nbsp; &quot; &amp; [.B183] &amp; &quot;&lt;br&gt;&quot;" office:value-type="string" office:string-value="&lt;a href=&quot;#&quot;&gt;&lt;img src=&quot;https://raw.githubusercontent.com/StorageB/icons/main/GNOME46Adwaita/dark/zoom-original-symbolic.svg&quot; width=&quot;22&quot; alt=&quot;zoom-original-symbolic&quot;&gt;&lt;/a&gt;&amp;nbsp; &amp;nbsp; zoom-original-symbolic&lt;br&gt;" calcext:value-type="string">
            <text:p>&lt;a href="#"&gt;&lt;img src="https://raw.githubusercontent.com/StorageB/icons/main/GNOME46Adwaita/dark/zoom-original-symbolic.svg" width="22" alt="zoom-original-symbolic"&gt;&lt;/a&gt;&amp;nbsp; &amp;nbsp; zoom-origina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zoom-out-symbolic.svg</text:p>
          </table:table-cell>
          <table:table-cell office:value-type="string" calcext:value-type="string">
            <text:p>zoom-ou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8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84] &amp; CHAR(34) &amp; &quot;&gt;&quot; &amp; &#10;&quot;&lt;img alt=&quot; &amp; CHAR(34) &amp; [.B18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84] &amp; &quot;&lt;br&gt;&quot;" office:value-type="string" office:string-value="&lt;picture&gt;&lt;source media=&quot;(prefers-color-scheme: dark)&quot; srcset=&quot;https://github.com/StorageB/icons/blob/main/GNOME48Adwaita/light/zoom-out-symbolic.svg&quot;&gt;&lt;source media=&quot;(prefers-color-scheme: light)&quot; srcset=&quot;https://github.com/StorageB/icons/blob/main/GNOME48Adwaita/dark/zoom-out-symbolic.svg&quot;&gt;&lt;img alt=&quot;zoom-out-symbolic&quot; src=&quot;https://user-images.githubusercontent.com/25423296/163456779-a8556205-d0a5-45e2-ac17-42d089e3c3f8.png&quot;&gt;&lt;/picture&gt; &amp;nbsp; &amp;nbsp;zoom-out-symbolic&lt;br&gt;" calcext:value-type="string">
            <text:p>&lt;picture&gt;&lt;source media="(prefers-color-scheme: dark)" srcset="https://github.com/StorageB/icons/blob/main/GNOME48Adwaita/light/zoom-out-symbolic.svg"&gt;&lt;source media="(prefers-color-scheme: light)" srcset="https://github.com/StorageB/icons/blob/main/GNOME48Adwaita/dark/zoom-out-symbolic.svg"&gt;&lt;img alt="zoom-out-symbolic" src="https://user-images.githubusercontent.com/25423296/163456779-a8556205-d0a5-45e2-ac17-42d089e3c3f8.png"&gt;&lt;/picture&gt; &amp;nbsp; &amp;nbsp;zoom-ou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84] &amp; CHAR(34) &amp;  &#10;&quot; width=&quot; &amp; CHAR(34) &amp; &quot;22&quot; &amp; CHAR(34) &amp; &quot; alt=&quot; &amp; CHAR(34) &amp; [.B184] &amp; CHAR(34) &amp; &quot;&gt;&lt;/a&gt;&quot; &amp; &#10;&quot;&amp;nbsp; &amp;nbsp; &quot; &amp; [.B184] &amp; &quot;&lt;br&gt;&quot;" office:value-type="string" office:string-value="&lt;a href=&quot;#&quot;&gt;&lt;img src=&quot;https://raw.githubusercontent.com/StorageB/icons/main/GNOME46Adwaita/light/zoom-out-symbolic.svg&quot; width=&quot;22&quot; alt=&quot;zoom-out-symbolic&quot;&gt;&lt;/a&gt;&amp;nbsp; &amp;nbsp; zoom-out-symbolic&lt;br&gt;" calcext:value-type="string">
            <text:p>&lt;a href="#"&gt;&lt;img src="https://raw.githubusercontent.com/StorageB/icons/main/GNOME46Adwaita/light/zoom-out-symbolic.svg" width="22" alt="zoom-out-symbolic"&gt;&lt;/a&gt;&amp;nbsp; &amp;nbsp; zoom-ou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84] &amp; CHAR(34) &amp;   &#10;&quot; width=&quot; &amp; CHAR(34) &amp; &quot;22&quot; &amp; CHAR(34) &amp; &quot; alt=&quot; &amp; CHAR(34) &amp; [.B184] &amp; CHAR(34) &amp; &quot;&gt;&lt;/a&gt;&quot; &amp;  &#10;&quot;&amp;nbsp; &amp;nbsp; &quot; &amp; [.B184] &amp; &quot;&lt;br&gt;&quot;" office:value-type="string" office:string-value="&lt;a href=&quot;#&quot;&gt;&lt;img src=&quot;https://raw.githubusercontent.com/StorageB/icons/main/GNOME46Adwaita/dark/zoom-out-symbolic.svg&quot; width=&quot;22&quot; alt=&quot;zoom-out-symbolic&quot;&gt;&lt;/a&gt;&amp;nbsp; &amp;nbsp; zoom-out-symbolic&lt;br&gt;" calcext:value-type="string">
            <text:p>&lt;a href="#"&gt;&lt;img src="https://raw.githubusercontent.com/StorageB/icons/main/GNOME46Adwaita/dark/zoom-out-symbolic.svg" width="22" alt="zoom-out-symbolic"&gt;&lt;/a&gt;&amp;nbsp; &amp;nbsp; zoom-out-symbolic&lt;br&gt;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 office:value-type="string" calcext:value-type="string">
            <text:p>./apps:</text:p>
          </table:table-cell>
          <table:table-cell table:formula="of:=&quot;## &quot; &amp; MID([.$B186];3;FIND(&quot;:&quot;;[.$B186];1)-3) &amp; &quot; &lt;br&gt;&quot;" office:value-type="string" office:string-value="## apps &lt;br&gt;" calcext:value-type="string">
            <text:p>## apps &lt;br&gt;</text:p>
          </table:table-cell>
          <table:table-cell table:style-name="Default" table:formula="of:=&quot;## &quot; &amp; MID([.$B186];3;FIND(&quot;:&quot;;[.$B186];1)-3) &amp; &quot; &lt;br&gt;&quot;" office:value-type="string" office:string-value="## apps &lt;br&gt;" calcext:value-type="string">
            <text:p>## apps &lt;br&gt;</text:p>
          </table:table-cell>
          <table:table-cell table:style-name="Default" table:formula="of:=&quot;## &quot; &amp; MID([.$B186];3;FIND(&quot;:&quot;;[.$B186];1)-3) &amp; &quot; &lt;br&gt;&quot;" office:value-type="string" office:string-value="## apps &lt;br&gt;" calcext:value-type="string">
            <text:p>## apps 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lp-contents-symbolic.svg</text:p>
          </table:table-cell>
          <table:table-cell office:value-type="string" calcext:value-type="string">
            <text:p>help-content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8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87] &amp; CHAR(34) &amp; &quot;&gt;&quot; &amp; &#10;&quot;&lt;img alt=&quot; &amp; CHAR(34) &amp; [.B18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87] &amp; &quot;&lt;br&gt;&quot;" office:value-type="string" office:string-value="&lt;picture&gt;&lt;source media=&quot;(prefers-color-scheme: dark)&quot; srcset=&quot;https://github.com/StorageB/icons/blob/main/GNOME48Adwaita/light/help-contents-symbolic.svg&quot;&gt;&lt;source media=&quot;(prefers-color-scheme: light)&quot; srcset=&quot;https://github.com/StorageB/icons/blob/main/GNOME48Adwaita/dark/help-contents-symbolic.svg&quot;&gt;&lt;img alt=&quot;help-contents-symbolic&quot; src=&quot;https://user-images.githubusercontent.com/25423296/163456779-a8556205-d0a5-45e2-ac17-42d089e3c3f8.png&quot;&gt;&lt;/picture&gt; &amp;nbsp; &amp;nbsp;help-contents-symbolic&lt;br&gt;" calcext:value-type="string">
            <text:p>&lt;picture&gt;&lt;source media="(prefers-color-scheme: dark)" srcset="https://github.com/StorageB/icons/blob/main/GNOME48Adwaita/light/help-contents-symbolic.svg"&gt;&lt;source media="(prefers-color-scheme: light)" srcset="https://github.com/StorageB/icons/blob/main/GNOME48Adwaita/dark/help-contents-symbolic.svg"&gt;&lt;img alt="help-contents-symbolic" src="https://user-images.githubusercontent.com/25423296/163456779-a8556205-d0a5-45e2-ac17-42d089e3c3f8.png"&gt;&lt;/picture&gt; &amp;nbsp; &amp;nbsp;help-content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87] &amp; CHAR(34) &amp;  &#10;&quot; width=&quot; &amp; CHAR(34) &amp; &quot;22&quot; &amp; CHAR(34) &amp; &quot; alt=&quot; &amp; CHAR(34) &amp; [.B187] &amp; CHAR(34) &amp; &quot;&gt;&lt;/a&gt;&quot; &amp; &#10;&quot;&amp;nbsp; &amp;nbsp; &quot; &amp; [.B187] &amp; &quot;&lt;br&gt;&quot;" office:value-type="string" office:string-value="&lt;a href=&quot;#&quot;&gt;&lt;img src=&quot;https://raw.githubusercontent.com/StorageB/icons/main/GNOME46Adwaita/light/help-contents-symbolic.svg&quot; width=&quot;22&quot; alt=&quot;help-contents-symbolic&quot;&gt;&lt;/a&gt;&amp;nbsp; &amp;nbsp; help-contents-symbolic&lt;br&gt;" calcext:value-type="string">
            <text:p>&lt;a href="#"&gt;&lt;img src="https://raw.githubusercontent.com/StorageB/icons/main/GNOME46Adwaita/light/help-contents-symbolic.svg" width="22" alt="help-contents-symbolic"&gt;&lt;/a&gt;&amp;nbsp; &amp;nbsp; help-content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87] &amp; CHAR(34) &amp;   &#10;&quot; width=&quot; &amp; CHAR(34) &amp; &quot;22&quot; &amp; CHAR(34) &amp; &quot; alt=&quot; &amp; CHAR(34) &amp; [.B187] &amp; CHAR(34) &amp; &quot;&gt;&lt;/a&gt;&quot; &amp;  &#10;&quot;&amp;nbsp; &amp;nbsp; &quot; &amp; [.B187] &amp; &quot;&lt;br&gt;&quot;" office:value-type="string" office:string-value="&lt;a href=&quot;#&quot;&gt;&lt;img src=&quot;https://raw.githubusercontent.com/StorageB/icons/main/GNOME46Adwaita/dark/help-contents-symbolic.svg&quot; width=&quot;22&quot; alt=&quot;help-contents-symbolic&quot;&gt;&lt;/a&gt;&amp;nbsp; &amp;nbsp; help-contents-symbolic&lt;br&gt;" calcext:value-type="string">
            <text:p>&lt;a href="#"&gt;&lt;img src="https://raw.githubusercontent.com/StorageB/icons/main/GNOME46Adwaita/dark/help-contents-symbolic.svg" width="22" alt="help-contents-symbolic"&gt;&lt;/a&gt;&amp;nbsp; &amp;nbsp; help-contents-symbolic&lt;br&gt;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 office:value-type="string" calcext:value-type="string">
            <text:p>./categories:</text:p>
          </table:table-cell>
          <table:table-cell table:formula="of:=&quot;## &quot; &amp; MID([.$B189];3;FIND(&quot;:&quot;;[.$B189];1)-3) &amp; &quot; &lt;br&gt;&quot;" office:value-type="string" office:string-value="## categories &lt;br&gt;" calcext:value-type="string">
            <text:p>## categories &lt;br&gt;</text:p>
          </table:table-cell>
          <table:table-cell table:style-name="Default" table:formula="of:=&quot;## &quot; &amp; MID([.$B189];3;FIND(&quot;:&quot;;[.$B189];1)-3) &amp; &quot; &lt;br&gt;&quot;" office:value-type="string" office:string-value="## categories &lt;br&gt;" calcext:value-type="string">
            <text:p>## categories &lt;br&gt;</text:p>
          </table:table-cell>
          <table:table-cell table:style-name="Default" table:formula="of:=&quot;## &quot; &amp; MID([.$B189];3;FIND(&quot;:&quot;;[.$B189];1)-3) &amp; &quot; &lt;br&gt;&quot;" office:value-type="string" office:string-value="## categories &lt;br&gt;" calcext:value-type="string">
            <text:p>## categories 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lications-engineering-symbolic.svg</text:p>
          </table:table-cell>
          <table:table-cell office:value-type="string" calcext:value-type="string">
            <text:p>applications-engineer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9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90] &amp; CHAR(34) &amp; &quot;&gt;&quot; &amp; &#10;&quot;&lt;img alt=&quot; &amp; CHAR(34) &amp; [.B19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0] &amp; &quot;&lt;br&gt;&quot;" office:value-type="string" office:string-value="&lt;picture&gt;&lt;source media=&quot;(prefers-color-scheme: dark)&quot; srcset=&quot;https://github.com/StorageB/icons/blob/main/GNOME48Adwaita/light/applications-engineering-symbolic.svg&quot;&gt;&lt;source media=&quot;(prefers-color-scheme: light)&quot; srcset=&quot;https://github.com/StorageB/icons/blob/main/GNOME48Adwaita/dark/applications-engineering-symbolic.svg&quot;&gt;&lt;img alt=&quot;applications-engineering-symbolic&quot; src=&quot;https://user-images.githubusercontent.com/25423296/163456779-a8556205-d0a5-45e2-ac17-42d089e3c3f8.png&quot;&gt;&lt;/picture&gt; &amp;nbsp; &amp;nbsp;applications-engineering-symbolic&lt;br&gt;" calcext:value-type="string">
            <text:p>&lt;picture&gt;&lt;source media="(prefers-color-scheme: dark)" srcset="https://github.com/StorageB/icons/blob/main/GNOME48Adwaita/light/applications-engineering-symbolic.svg"&gt;&lt;source media="(prefers-color-scheme: light)" srcset="https://github.com/StorageB/icons/blob/main/GNOME48Adwaita/dark/applications-engineering-symbolic.svg"&gt;&lt;img alt="applications-engineering-symbolic" src="https://user-images.githubusercontent.com/25423296/163456779-a8556205-d0a5-45e2-ac17-42d089e3c3f8.png"&gt;&lt;/picture&gt; &amp;nbsp; &amp;nbsp;applications-engineer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90] &amp; CHAR(34) &amp;  &#10;&quot; width=&quot; &amp; CHAR(34) &amp; &quot;22&quot; &amp; CHAR(34) &amp; &quot; alt=&quot; &amp; CHAR(34) &amp; [.B190] &amp; CHAR(34) &amp; &quot;&gt;&lt;/a&gt;&quot; &amp; &#10;&quot;&amp;nbsp; &amp;nbsp; &quot; &amp; [.B190] &amp; &quot;&lt;br&gt;&quot;" office:value-type="string" office:string-value="&lt;a href=&quot;#&quot;&gt;&lt;img src=&quot;https://raw.githubusercontent.com/StorageB/icons/main/GNOME46Adwaita/light/applications-engineering-symbolic.svg&quot; width=&quot;22&quot; alt=&quot;applications-engineering-symbolic&quot;&gt;&lt;/a&gt;&amp;nbsp; &amp;nbsp; applications-engineering-symbolic&lt;br&gt;" calcext:value-type="string">
            <text:p>&lt;a href="#"&gt;&lt;img src="https://raw.githubusercontent.com/StorageB/icons/main/GNOME46Adwaita/light/applications-engineering-symbolic.svg" width="22" alt="applications-engineering-symbolic"&gt;&lt;/a&gt;&amp;nbsp; &amp;nbsp; applications-engineer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90] &amp; CHAR(34) &amp;   &#10;&quot; width=&quot; &amp; CHAR(34) &amp; &quot;22&quot; &amp; CHAR(34) &amp; &quot; alt=&quot; &amp; CHAR(34) &amp; [.B190] &amp; CHAR(34) &amp; &quot;&gt;&lt;/a&gt;&quot; &amp;  &#10;&quot;&amp;nbsp; &amp;nbsp; &quot; &amp; [.B190] &amp; &quot;&lt;br&gt;&quot;" office:value-type="string" office:string-value="&lt;a href=&quot;#&quot;&gt;&lt;img src=&quot;https://raw.githubusercontent.com/StorageB/icons/main/GNOME46Adwaita/dark/applications-engineering-symbolic.svg&quot; width=&quot;22&quot; alt=&quot;applications-engineering-symbolic&quot;&gt;&lt;/a&gt;&amp;nbsp; &amp;nbsp; applications-engineering-symbolic&lt;br&gt;" calcext:value-type="string">
            <text:p>&lt;a href="#"&gt;&lt;img src="https://raw.githubusercontent.com/StorageB/icons/main/GNOME46Adwaita/dark/applications-engineering-symbolic.svg" width="22" alt="applications-engineering-symbolic"&gt;&lt;/a&gt;&amp;nbsp; &amp;nbsp; applications-engineer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lications-games-symbolic.svg</text:p>
          </table:table-cell>
          <table:table-cell office:value-type="string" calcext:value-type="string">
            <text:p>applications-game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9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91] &amp; CHAR(34) &amp; &quot;&gt;&quot; &amp; &#10;&quot;&lt;img alt=&quot; &amp; CHAR(34) &amp; [.B19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1] &amp; &quot;&lt;br&gt;&quot;" office:value-type="string" office:string-value="&lt;picture&gt;&lt;source media=&quot;(prefers-color-scheme: dark)&quot; srcset=&quot;https://github.com/StorageB/icons/blob/main/GNOME48Adwaita/light/applications-games-symbolic.svg&quot;&gt;&lt;source media=&quot;(prefers-color-scheme: light)&quot; srcset=&quot;https://github.com/StorageB/icons/blob/main/GNOME48Adwaita/dark/applications-games-symbolic.svg&quot;&gt;&lt;img alt=&quot;applications-games-symbolic&quot; src=&quot;https://user-images.githubusercontent.com/25423296/163456779-a8556205-d0a5-45e2-ac17-42d089e3c3f8.png&quot;&gt;&lt;/picture&gt; &amp;nbsp; &amp;nbsp;applications-games-symbolic&lt;br&gt;" calcext:value-type="string">
            <text:p>&lt;picture&gt;&lt;source media="(prefers-color-scheme: dark)" srcset="https://github.com/StorageB/icons/blob/main/GNOME48Adwaita/light/applications-games-symbolic.svg"&gt;&lt;source media="(prefers-color-scheme: light)" srcset="https://github.com/StorageB/icons/blob/main/GNOME48Adwaita/dark/applications-games-symbolic.svg"&gt;&lt;img alt="applications-games-symbolic" src="https://user-images.githubusercontent.com/25423296/163456779-a8556205-d0a5-45e2-ac17-42d089e3c3f8.png"&gt;&lt;/picture&gt; &amp;nbsp; &amp;nbsp;applications-game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91] &amp; CHAR(34) &amp;  &#10;&quot; width=&quot; &amp; CHAR(34) &amp; &quot;22&quot; &amp; CHAR(34) &amp; &quot; alt=&quot; &amp; CHAR(34) &amp; [.B191] &amp; CHAR(34) &amp; &quot;&gt;&lt;/a&gt;&quot; &amp; &#10;&quot;&amp;nbsp; &amp;nbsp; &quot; &amp; [.B191] &amp; &quot;&lt;br&gt;&quot;" office:value-type="string" office:string-value="&lt;a href=&quot;#&quot;&gt;&lt;img src=&quot;https://raw.githubusercontent.com/StorageB/icons/main/GNOME46Adwaita/light/applications-games-symbolic.svg&quot; width=&quot;22&quot; alt=&quot;applications-games-symbolic&quot;&gt;&lt;/a&gt;&amp;nbsp; &amp;nbsp; applications-games-symbolic&lt;br&gt;" calcext:value-type="string">
            <text:p>&lt;a href="#"&gt;&lt;img src="https://raw.githubusercontent.com/StorageB/icons/main/GNOME46Adwaita/light/applications-games-symbolic.svg" width="22" alt="applications-games-symbolic"&gt;&lt;/a&gt;&amp;nbsp; &amp;nbsp; applications-game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91] &amp; CHAR(34) &amp;   &#10;&quot; width=&quot; &amp; CHAR(34) &amp; &quot;22&quot; &amp; CHAR(34) &amp; &quot; alt=&quot; &amp; CHAR(34) &amp; [.B191] &amp; CHAR(34) &amp; &quot;&gt;&lt;/a&gt;&quot; &amp;  &#10;&quot;&amp;nbsp; &amp;nbsp; &quot; &amp; [.B191] &amp; &quot;&lt;br&gt;&quot;" office:value-type="string" office:string-value="&lt;a href=&quot;#&quot;&gt;&lt;img src=&quot;https://raw.githubusercontent.com/StorageB/icons/main/GNOME46Adwaita/dark/applications-games-symbolic.svg&quot; width=&quot;22&quot; alt=&quot;applications-games-symbolic&quot;&gt;&lt;/a&gt;&amp;nbsp; &amp;nbsp; applications-games-symbolic&lt;br&gt;" calcext:value-type="string">
            <text:p>&lt;a href="#"&gt;&lt;img src="https://raw.githubusercontent.com/StorageB/icons/main/GNOME46Adwaita/dark/applications-games-symbolic.svg" width="22" alt="applications-games-symbolic"&gt;&lt;/a&gt;&amp;nbsp; &amp;nbsp; applications-game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lications-graphics-symbolic.svg</text:p>
          </table:table-cell>
          <table:table-cell office:value-type="string" calcext:value-type="string">
            <text:p>applications-graphic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9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92] &amp; CHAR(34) &amp; &quot;&gt;&quot; &amp; &#10;&quot;&lt;img alt=&quot; &amp; CHAR(34) &amp; [.B19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2] &amp; &quot;&lt;br&gt;&quot;" office:value-type="string" office:string-value="&lt;picture&gt;&lt;source media=&quot;(prefers-color-scheme: dark)&quot; srcset=&quot;https://github.com/StorageB/icons/blob/main/GNOME48Adwaita/light/applications-graphics-symbolic.svg&quot;&gt;&lt;source media=&quot;(prefers-color-scheme: light)&quot; srcset=&quot;https://github.com/StorageB/icons/blob/main/GNOME48Adwaita/dark/applications-graphics-symbolic.svg&quot;&gt;&lt;img alt=&quot;applications-graphics-symbolic&quot; src=&quot;https://user-images.githubusercontent.com/25423296/163456779-a8556205-d0a5-45e2-ac17-42d089e3c3f8.png&quot;&gt;&lt;/picture&gt; &amp;nbsp; &amp;nbsp;applications-graphics-symbolic&lt;br&gt;" calcext:value-type="string">
            <text:p>&lt;picture&gt;&lt;source media="(prefers-color-scheme: dark)" srcset="https://github.com/StorageB/icons/blob/main/GNOME48Adwaita/light/applications-graphics-symbolic.svg"&gt;&lt;source media="(prefers-color-scheme: light)" srcset="https://github.com/StorageB/icons/blob/main/GNOME48Adwaita/dark/applications-graphics-symbolic.svg"&gt;&lt;img alt="applications-graphics-symbolic" src="https://user-images.githubusercontent.com/25423296/163456779-a8556205-d0a5-45e2-ac17-42d089e3c3f8.png"&gt;&lt;/picture&gt; &amp;nbsp; &amp;nbsp;applications-graphic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92] &amp; CHAR(34) &amp;  &#10;&quot; width=&quot; &amp; CHAR(34) &amp; &quot;22&quot; &amp; CHAR(34) &amp; &quot; alt=&quot; &amp; CHAR(34) &amp; [.B192] &amp; CHAR(34) &amp; &quot;&gt;&lt;/a&gt;&quot; &amp; &#10;&quot;&amp;nbsp; &amp;nbsp; &quot; &amp; [.B192] &amp; &quot;&lt;br&gt;&quot;" office:value-type="string" office:string-value="&lt;a href=&quot;#&quot;&gt;&lt;img src=&quot;https://raw.githubusercontent.com/StorageB/icons/main/GNOME46Adwaita/light/applications-graphics-symbolic.svg&quot; width=&quot;22&quot; alt=&quot;applications-graphics-symbolic&quot;&gt;&lt;/a&gt;&amp;nbsp; &amp;nbsp; applications-graphics-symbolic&lt;br&gt;" calcext:value-type="string">
            <text:p>&lt;a href="#"&gt;&lt;img src="https://raw.githubusercontent.com/StorageB/icons/main/GNOME46Adwaita/light/applications-graphics-symbolic.svg" width="22" alt="applications-graphics-symbolic"&gt;&lt;/a&gt;&amp;nbsp; &amp;nbsp; applications-graphic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92] &amp; CHAR(34) &amp;   &#10;&quot; width=&quot; &amp; CHAR(34) &amp; &quot;22&quot; &amp; CHAR(34) &amp; &quot; alt=&quot; &amp; CHAR(34) &amp; [.B192] &amp; CHAR(34) &amp; &quot;&gt;&lt;/a&gt;&quot; &amp;  &#10;&quot;&amp;nbsp; &amp;nbsp; &quot; &amp; [.B192] &amp; &quot;&lt;br&gt;&quot;" office:value-type="string" office:string-value="&lt;a href=&quot;#&quot;&gt;&lt;img src=&quot;https://raw.githubusercontent.com/StorageB/icons/main/GNOME46Adwaita/dark/applications-graphics-symbolic.svg&quot; width=&quot;22&quot; alt=&quot;applications-graphics-symbolic&quot;&gt;&lt;/a&gt;&amp;nbsp; &amp;nbsp; applications-graphics-symbolic&lt;br&gt;" calcext:value-type="string">
            <text:p>&lt;a href="#"&gt;&lt;img src="https://raw.githubusercontent.com/StorageB/icons/main/GNOME46Adwaita/dark/applications-graphics-symbolic.svg" width="22" alt="applications-graphics-symbolic"&gt;&lt;/a&gt;&amp;nbsp; &amp;nbsp; applications-graphic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lications-multimedia-symbolic.svg</text:p>
          </table:table-cell>
          <table:table-cell office:value-type="string" calcext:value-type="string">
            <text:p>applications-multimedia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9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93] &amp; CHAR(34) &amp; &quot;&gt;&quot; &amp; &#10;&quot;&lt;img alt=&quot; &amp; CHAR(34) &amp; [.B19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3] &amp; &quot;&lt;br&gt;&quot;" office:value-type="string" office:string-value="&lt;picture&gt;&lt;source media=&quot;(prefers-color-scheme: dark)&quot; srcset=&quot;https://github.com/StorageB/icons/blob/main/GNOME48Adwaita/light/applications-multimedia-symbolic.svg&quot;&gt;&lt;source media=&quot;(prefers-color-scheme: light)&quot; srcset=&quot;https://github.com/StorageB/icons/blob/main/GNOME48Adwaita/dark/applications-multimedia-symbolic.svg&quot;&gt;&lt;img alt=&quot;applications-multimedia-symbolic&quot; src=&quot;https://user-images.githubusercontent.com/25423296/163456779-a8556205-d0a5-45e2-ac17-42d089e3c3f8.png&quot;&gt;&lt;/picture&gt; &amp;nbsp; &amp;nbsp;applications-multimedia-symbolic&lt;br&gt;" calcext:value-type="string">
            <text:p>&lt;picture&gt;&lt;source media="(prefers-color-scheme: dark)" srcset="https://github.com/StorageB/icons/blob/main/GNOME48Adwaita/light/applications-multimedia-symbolic.svg"&gt;&lt;source media="(prefers-color-scheme: light)" srcset="https://github.com/StorageB/icons/blob/main/GNOME48Adwaita/dark/applications-multimedia-symbolic.svg"&gt;&lt;img alt="applications-multimedia-symbolic" src="https://user-images.githubusercontent.com/25423296/163456779-a8556205-d0a5-45e2-ac17-42d089e3c3f8.png"&gt;&lt;/picture&gt; &amp;nbsp; &amp;nbsp;applications-multimedia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93] &amp; CHAR(34) &amp;  &#10;&quot; width=&quot; &amp; CHAR(34) &amp; &quot;22&quot; &amp; CHAR(34) &amp; &quot; alt=&quot; &amp; CHAR(34) &amp; [.B193] &amp; CHAR(34) &amp; &quot;&gt;&lt;/a&gt;&quot; &amp; &#10;&quot;&amp;nbsp; &amp;nbsp; &quot; &amp; [.B193] &amp; &quot;&lt;br&gt;&quot;" office:value-type="string" office:string-value="&lt;a href=&quot;#&quot;&gt;&lt;img src=&quot;https://raw.githubusercontent.com/StorageB/icons/main/GNOME46Adwaita/light/applications-multimedia-symbolic.svg&quot; width=&quot;22&quot; alt=&quot;applications-multimedia-symbolic&quot;&gt;&lt;/a&gt;&amp;nbsp; &amp;nbsp; applications-multimedia-symbolic&lt;br&gt;" calcext:value-type="string">
            <text:p>&lt;a href="#"&gt;&lt;img src="https://raw.githubusercontent.com/StorageB/icons/main/GNOME46Adwaita/light/applications-multimedia-symbolic.svg" width="22" alt="applications-multimedia-symbolic"&gt;&lt;/a&gt;&amp;nbsp; &amp;nbsp; applications-multimedia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93] &amp; CHAR(34) &amp;   &#10;&quot; width=&quot; &amp; CHAR(34) &amp; &quot;22&quot; &amp; CHAR(34) &amp; &quot; alt=&quot; &amp; CHAR(34) &amp; [.B193] &amp; CHAR(34) &amp; &quot;&gt;&lt;/a&gt;&quot; &amp;  &#10;&quot;&amp;nbsp; &amp;nbsp; &quot; &amp; [.B193] &amp; &quot;&lt;br&gt;&quot;" office:value-type="string" office:string-value="&lt;a href=&quot;#&quot;&gt;&lt;img src=&quot;https://raw.githubusercontent.com/StorageB/icons/main/GNOME46Adwaita/dark/applications-multimedia-symbolic.svg&quot; width=&quot;22&quot; alt=&quot;applications-multimedia-symbolic&quot;&gt;&lt;/a&gt;&amp;nbsp; &amp;nbsp; applications-multimedia-symbolic&lt;br&gt;" calcext:value-type="string">
            <text:p>&lt;a href="#"&gt;&lt;img src="https://raw.githubusercontent.com/StorageB/icons/main/GNOME46Adwaita/dark/applications-multimedia-symbolic.svg" width="22" alt="applications-multimedia-symbolic"&gt;&lt;/a&gt;&amp;nbsp; &amp;nbsp; applications-multimedia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lications-science-symbolic.svg</text:p>
          </table:table-cell>
          <table:table-cell office:value-type="string" calcext:value-type="string">
            <text:p>applications-scienc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9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94] &amp; CHAR(34) &amp; &quot;&gt;&quot; &amp; &#10;&quot;&lt;img alt=&quot; &amp; CHAR(34) &amp; [.B19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4] &amp; &quot;&lt;br&gt;&quot;" office:value-type="string" office:string-value="&lt;picture&gt;&lt;source media=&quot;(prefers-color-scheme: dark)&quot; srcset=&quot;https://github.com/StorageB/icons/blob/main/GNOME48Adwaita/light/applications-science-symbolic.svg&quot;&gt;&lt;source media=&quot;(prefers-color-scheme: light)&quot; srcset=&quot;https://github.com/StorageB/icons/blob/main/GNOME48Adwaita/dark/applications-science-symbolic.svg&quot;&gt;&lt;img alt=&quot;applications-science-symbolic&quot; src=&quot;https://user-images.githubusercontent.com/25423296/163456779-a8556205-d0a5-45e2-ac17-42d089e3c3f8.png&quot;&gt;&lt;/picture&gt; &amp;nbsp; &amp;nbsp;applications-science-symbolic&lt;br&gt;" calcext:value-type="string">
            <text:p>&lt;picture&gt;&lt;source media="(prefers-color-scheme: dark)" srcset="https://github.com/StorageB/icons/blob/main/GNOME48Adwaita/light/applications-science-symbolic.svg"&gt;&lt;source media="(prefers-color-scheme: light)" srcset="https://github.com/StorageB/icons/blob/main/GNOME48Adwaita/dark/applications-science-symbolic.svg"&gt;&lt;img alt="applications-science-symbolic" src="https://user-images.githubusercontent.com/25423296/163456779-a8556205-d0a5-45e2-ac17-42d089e3c3f8.png"&gt;&lt;/picture&gt; &amp;nbsp; &amp;nbsp;applications-scienc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94] &amp; CHAR(34) &amp;  &#10;&quot; width=&quot; &amp; CHAR(34) &amp; &quot;22&quot; &amp; CHAR(34) &amp; &quot; alt=&quot; &amp; CHAR(34) &amp; [.B194] &amp; CHAR(34) &amp; &quot;&gt;&lt;/a&gt;&quot; &amp; &#10;&quot;&amp;nbsp; &amp;nbsp; &quot; &amp; [.B194] &amp; &quot;&lt;br&gt;&quot;" office:value-type="string" office:string-value="&lt;a href=&quot;#&quot;&gt;&lt;img src=&quot;https://raw.githubusercontent.com/StorageB/icons/main/GNOME46Adwaita/light/applications-science-symbolic.svg&quot; width=&quot;22&quot; alt=&quot;applications-science-symbolic&quot;&gt;&lt;/a&gt;&amp;nbsp; &amp;nbsp; applications-science-symbolic&lt;br&gt;" calcext:value-type="string">
            <text:p>&lt;a href="#"&gt;&lt;img src="https://raw.githubusercontent.com/StorageB/icons/main/GNOME46Adwaita/light/applications-science-symbolic.svg" width="22" alt="applications-science-symbolic"&gt;&lt;/a&gt;&amp;nbsp; &amp;nbsp; applications-scienc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94] &amp; CHAR(34) &amp;   &#10;&quot; width=&quot; &amp; CHAR(34) &amp; &quot;22&quot; &amp; CHAR(34) &amp; &quot; alt=&quot; &amp; CHAR(34) &amp; [.B194] &amp; CHAR(34) &amp; &quot;&gt;&lt;/a&gt;&quot; &amp;  &#10;&quot;&amp;nbsp; &amp;nbsp; &quot; &amp; [.B194] &amp; &quot;&lt;br&gt;&quot;" office:value-type="string" office:string-value="&lt;a href=&quot;#&quot;&gt;&lt;img src=&quot;https://raw.githubusercontent.com/StorageB/icons/main/GNOME46Adwaita/dark/applications-science-symbolic.svg&quot; width=&quot;22&quot; alt=&quot;applications-science-symbolic&quot;&gt;&lt;/a&gt;&amp;nbsp; &amp;nbsp; applications-science-symbolic&lt;br&gt;" calcext:value-type="string">
            <text:p>&lt;a href="#"&gt;&lt;img src="https://raw.githubusercontent.com/StorageB/icons/main/GNOME46Adwaita/dark/applications-science-symbolic.svg" width="22" alt="applications-science-symbolic"&gt;&lt;/a&gt;&amp;nbsp; &amp;nbsp; applications-scienc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lications-system-symbolic.svg</text:p>
          </table:table-cell>
          <table:table-cell office:value-type="string" calcext:value-type="string">
            <text:p>applications-syste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9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95] &amp; CHAR(34) &amp; &quot;&gt;&quot; &amp; &#10;&quot;&lt;img alt=&quot; &amp; CHAR(34) &amp; [.B19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5] &amp; &quot;&lt;br&gt;&quot;" office:value-type="string" office:string-value="&lt;picture&gt;&lt;source media=&quot;(prefers-color-scheme: dark)&quot; srcset=&quot;https://github.com/StorageB/icons/blob/main/GNOME48Adwaita/light/applications-system-symbolic.svg&quot;&gt;&lt;source media=&quot;(prefers-color-scheme: light)&quot; srcset=&quot;https://github.com/StorageB/icons/blob/main/GNOME48Adwaita/dark/applications-system-symbolic.svg&quot;&gt;&lt;img alt=&quot;applications-system-symbolic&quot; src=&quot;https://user-images.githubusercontent.com/25423296/163456779-a8556205-d0a5-45e2-ac17-42d089e3c3f8.png&quot;&gt;&lt;/picture&gt; &amp;nbsp; &amp;nbsp;applications-system-symbolic&lt;br&gt;" calcext:value-type="string">
            <text:p>&lt;picture&gt;&lt;source media="(prefers-color-scheme: dark)" srcset="https://github.com/StorageB/icons/blob/main/GNOME48Adwaita/light/applications-system-symbolic.svg"&gt;&lt;source media="(prefers-color-scheme: light)" srcset="https://github.com/StorageB/icons/blob/main/GNOME48Adwaita/dark/applications-system-symbolic.svg"&gt;&lt;img alt="applications-system-symbolic" src="https://user-images.githubusercontent.com/25423296/163456779-a8556205-d0a5-45e2-ac17-42d089e3c3f8.png"&gt;&lt;/picture&gt; &amp;nbsp; &amp;nbsp;applications-system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95] &amp; CHAR(34) &amp;  &#10;&quot; width=&quot; &amp; CHAR(34) &amp; &quot;22&quot; &amp; CHAR(34) &amp; &quot; alt=&quot; &amp; CHAR(34) &amp; [.B195] &amp; CHAR(34) &amp; &quot;&gt;&lt;/a&gt;&quot; &amp; &#10;&quot;&amp;nbsp; &amp;nbsp; &quot; &amp; [.B195] &amp; &quot;&lt;br&gt;&quot;" office:value-type="string" office:string-value="&lt;a href=&quot;#&quot;&gt;&lt;img src=&quot;https://raw.githubusercontent.com/StorageB/icons/main/GNOME46Adwaita/light/applications-system-symbolic.svg&quot; width=&quot;22&quot; alt=&quot;applications-system-symbolic&quot;&gt;&lt;/a&gt;&amp;nbsp; &amp;nbsp; applications-system-symbolic&lt;br&gt;" calcext:value-type="string">
            <text:p>&lt;a href="#"&gt;&lt;img src="https://raw.githubusercontent.com/StorageB/icons/main/GNOME46Adwaita/light/applications-system-symbolic.svg" width="22" alt="applications-system-symbolic"&gt;&lt;/a&gt;&amp;nbsp; &amp;nbsp; applications-system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95] &amp; CHAR(34) &amp;   &#10;&quot; width=&quot; &amp; CHAR(34) &amp; &quot;22&quot; &amp; CHAR(34) &amp; &quot; alt=&quot; &amp; CHAR(34) &amp; [.B195] &amp; CHAR(34) &amp; &quot;&gt;&lt;/a&gt;&quot; &amp;  &#10;&quot;&amp;nbsp; &amp;nbsp; &quot; &amp; [.B195] &amp; &quot;&lt;br&gt;&quot;" office:value-type="string" office:string-value="&lt;a href=&quot;#&quot;&gt;&lt;img src=&quot;https://raw.githubusercontent.com/StorageB/icons/main/GNOME46Adwaita/dark/applications-system-symbolic.svg&quot; width=&quot;22&quot; alt=&quot;applications-system-symbolic&quot;&gt;&lt;/a&gt;&amp;nbsp; &amp;nbsp; applications-system-symbolic&lt;br&gt;" calcext:value-type="string">
            <text:p>&lt;a href="#"&gt;&lt;img src="https://raw.githubusercontent.com/StorageB/icons/main/GNOME46Adwaita/dark/applications-system-symbolic.svg" width="22" alt="applications-system-symbolic"&gt;&lt;/a&gt;&amp;nbsp; &amp;nbsp; applications-system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lications-utilities-symbolic.svg</text:p>
          </table:table-cell>
          <table:table-cell office:value-type="string" calcext:value-type="string">
            <text:p>applications-utilitie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9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96] &amp; CHAR(34) &amp; &quot;&gt;&quot; &amp; &#10;&quot;&lt;img alt=&quot; &amp; CHAR(34) &amp; [.B19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6] &amp; &quot;&lt;br&gt;&quot;" office:value-type="string" office:string-value="&lt;picture&gt;&lt;source media=&quot;(prefers-color-scheme: dark)&quot; srcset=&quot;https://github.com/StorageB/icons/blob/main/GNOME48Adwaita/light/applications-utilities-symbolic.svg&quot;&gt;&lt;source media=&quot;(prefers-color-scheme: light)&quot; srcset=&quot;https://github.com/StorageB/icons/blob/main/GNOME48Adwaita/dark/applications-utilities-symbolic.svg&quot;&gt;&lt;img alt=&quot;applications-utilities-symbolic&quot; src=&quot;https://user-images.githubusercontent.com/25423296/163456779-a8556205-d0a5-45e2-ac17-42d089e3c3f8.png&quot;&gt;&lt;/picture&gt; &amp;nbsp; &amp;nbsp;applications-utilities-symbolic&lt;br&gt;" calcext:value-type="string">
            <text:p>&lt;picture&gt;&lt;source media="(prefers-color-scheme: dark)" srcset="https://github.com/StorageB/icons/blob/main/GNOME48Adwaita/light/applications-utilities-symbolic.svg"&gt;&lt;source media="(prefers-color-scheme: light)" srcset="https://github.com/StorageB/icons/blob/main/GNOME48Adwaita/dark/applications-utilities-symbolic.svg"&gt;&lt;img alt="applications-utilities-symbolic" src="https://user-images.githubusercontent.com/25423296/163456779-a8556205-d0a5-45e2-ac17-42d089e3c3f8.png"&gt;&lt;/picture&gt; &amp;nbsp; &amp;nbsp;applications-utilitie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96] &amp; CHAR(34) &amp;  &#10;&quot; width=&quot; &amp; CHAR(34) &amp; &quot;22&quot; &amp; CHAR(34) &amp; &quot; alt=&quot; &amp; CHAR(34) &amp; [.B196] &amp; CHAR(34) &amp; &quot;&gt;&lt;/a&gt;&quot; &amp; &#10;&quot;&amp;nbsp; &amp;nbsp; &quot; &amp; [.B196] &amp; &quot;&lt;br&gt;&quot;" office:value-type="string" office:string-value="&lt;a href=&quot;#&quot;&gt;&lt;img src=&quot;https://raw.githubusercontent.com/StorageB/icons/main/GNOME46Adwaita/light/applications-utilities-symbolic.svg&quot; width=&quot;22&quot; alt=&quot;applications-utilities-symbolic&quot;&gt;&lt;/a&gt;&amp;nbsp; &amp;nbsp; applications-utilities-symbolic&lt;br&gt;" calcext:value-type="string">
            <text:p>&lt;a href="#"&gt;&lt;img src="https://raw.githubusercontent.com/StorageB/icons/main/GNOME46Adwaita/light/applications-utilities-symbolic.svg" width="22" alt="applications-utilities-symbolic"&gt;&lt;/a&gt;&amp;nbsp; &amp;nbsp; applications-utilitie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96] &amp; CHAR(34) &amp;   &#10;&quot; width=&quot; &amp; CHAR(34) &amp; &quot;22&quot; &amp; CHAR(34) &amp; &quot; alt=&quot; &amp; CHAR(34) &amp; [.B196] &amp; CHAR(34) &amp; &quot;&gt;&lt;/a&gt;&quot; &amp;  &#10;&quot;&amp;nbsp; &amp;nbsp; &quot; &amp; [.B196] &amp; &quot;&lt;br&gt;&quot;" office:value-type="string" office:string-value="&lt;a href=&quot;#&quot;&gt;&lt;img src=&quot;https://raw.githubusercontent.com/StorageB/icons/main/GNOME46Adwaita/dark/applications-utilities-symbolic.svg&quot; width=&quot;22&quot; alt=&quot;applications-utilities-symbolic&quot;&gt;&lt;/a&gt;&amp;nbsp; &amp;nbsp; applications-utilities-symbolic&lt;br&gt;" calcext:value-type="string">
            <text:p>&lt;a href="#"&gt;&lt;img src="https://raw.githubusercontent.com/StorageB/icons/main/GNOME46Adwaita/dark/applications-utilities-symbolic.svg" width="22" alt="applications-utilities-symbolic"&gt;&lt;/a&gt;&amp;nbsp; &amp;nbsp; applications-utilitie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oji-activities-symbolic.svg</text:p>
          </table:table-cell>
          <table:table-cell office:value-type="string" calcext:value-type="string">
            <text:p>emoji-activitie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9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97] &amp; CHAR(34) &amp; &quot;&gt;&quot; &amp; &#10;&quot;&lt;img alt=&quot; &amp; CHAR(34) &amp; [.B19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7] &amp; &quot;&lt;br&gt;&quot;" office:value-type="string" office:string-value="&lt;picture&gt;&lt;source media=&quot;(prefers-color-scheme: dark)&quot; srcset=&quot;https://github.com/StorageB/icons/blob/main/GNOME48Adwaita/light/emoji-activities-symbolic.svg&quot;&gt;&lt;source media=&quot;(prefers-color-scheme: light)&quot; srcset=&quot;https://github.com/StorageB/icons/blob/main/GNOME48Adwaita/dark/emoji-activities-symbolic.svg&quot;&gt;&lt;img alt=&quot;emoji-activities-symbolic&quot; src=&quot;https://user-images.githubusercontent.com/25423296/163456779-a8556205-d0a5-45e2-ac17-42d089e3c3f8.png&quot;&gt;&lt;/picture&gt; &amp;nbsp; &amp;nbsp;emoji-activities-symbolic&lt;br&gt;" calcext:value-type="string">
            <text:p>&lt;picture&gt;&lt;source media="(prefers-color-scheme: dark)" srcset="https://github.com/StorageB/icons/blob/main/GNOME48Adwaita/light/emoji-activities-symbolic.svg"&gt;&lt;source media="(prefers-color-scheme: light)" srcset="https://github.com/StorageB/icons/blob/main/GNOME48Adwaita/dark/emoji-activities-symbolic.svg"&gt;&lt;img alt="emoji-activities-symbolic" src="https://user-images.githubusercontent.com/25423296/163456779-a8556205-d0a5-45e2-ac17-42d089e3c3f8.png"&gt;&lt;/picture&gt; &amp;nbsp; &amp;nbsp;emoji-activitie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97] &amp; CHAR(34) &amp;  &#10;&quot; width=&quot; &amp; CHAR(34) &amp; &quot;22&quot; &amp; CHAR(34) &amp; &quot; alt=&quot; &amp; CHAR(34) &amp; [.B197] &amp; CHAR(34) &amp; &quot;&gt;&lt;/a&gt;&quot; &amp; &#10;&quot;&amp;nbsp; &amp;nbsp; &quot; &amp; [.B197] &amp; &quot;&lt;br&gt;&quot;" office:value-type="string" office:string-value="&lt;a href=&quot;#&quot;&gt;&lt;img src=&quot;https://raw.githubusercontent.com/StorageB/icons/main/GNOME46Adwaita/light/emoji-activities-symbolic.svg&quot; width=&quot;22&quot; alt=&quot;emoji-activities-symbolic&quot;&gt;&lt;/a&gt;&amp;nbsp; &amp;nbsp; emoji-activities-symbolic&lt;br&gt;" calcext:value-type="string">
            <text:p>&lt;a href="#"&gt;&lt;img src="https://raw.githubusercontent.com/StorageB/icons/main/GNOME46Adwaita/light/emoji-activities-symbolic.svg" width="22" alt="emoji-activities-symbolic"&gt;&lt;/a&gt;&amp;nbsp; &amp;nbsp; emoji-activitie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97] &amp; CHAR(34) &amp;   &#10;&quot; width=&quot; &amp; CHAR(34) &amp; &quot;22&quot; &amp; CHAR(34) &amp; &quot; alt=&quot; &amp; CHAR(34) &amp; [.B197] &amp; CHAR(34) &amp; &quot;&gt;&lt;/a&gt;&quot; &amp;  &#10;&quot;&amp;nbsp; &amp;nbsp; &quot; &amp; [.B197] &amp; &quot;&lt;br&gt;&quot;" office:value-type="string" office:string-value="&lt;a href=&quot;#&quot;&gt;&lt;img src=&quot;https://raw.githubusercontent.com/StorageB/icons/main/GNOME46Adwaita/dark/emoji-activities-symbolic.svg&quot; width=&quot;22&quot; alt=&quot;emoji-activities-symbolic&quot;&gt;&lt;/a&gt;&amp;nbsp; &amp;nbsp; emoji-activities-symbolic&lt;br&gt;" calcext:value-type="string">
            <text:p>&lt;a href="#"&gt;&lt;img src="https://raw.githubusercontent.com/StorageB/icons/main/GNOME46Adwaita/dark/emoji-activities-symbolic.svg" width="22" alt="emoji-activities-symbolic"&gt;&lt;/a&gt;&amp;nbsp; &amp;nbsp; emoji-activitie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oji-body-symbolic.svg</text:p>
          </table:table-cell>
          <table:table-cell office:value-type="string" calcext:value-type="string">
            <text:p>emoji-bod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9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98] &amp; CHAR(34) &amp; &quot;&gt;&quot; &amp; &#10;&quot;&lt;img alt=&quot; &amp; CHAR(34) &amp; [.B19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8] &amp; &quot;&lt;br&gt;&quot;" office:value-type="string" office:string-value="&lt;picture&gt;&lt;source media=&quot;(prefers-color-scheme: dark)&quot; srcset=&quot;https://github.com/StorageB/icons/blob/main/GNOME48Adwaita/light/emoji-body-symbolic.svg&quot;&gt;&lt;source media=&quot;(prefers-color-scheme: light)&quot; srcset=&quot;https://github.com/StorageB/icons/blob/main/GNOME48Adwaita/dark/emoji-body-symbolic.svg&quot;&gt;&lt;img alt=&quot;emoji-body-symbolic&quot; src=&quot;https://user-images.githubusercontent.com/25423296/163456779-a8556205-d0a5-45e2-ac17-42d089e3c3f8.png&quot;&gt;&lt;/picture&gt; &amp;nbsp; &amp;nbsp;emoji-body-symbolic&lt;br&gt;" calcext:value-type="string">
            <text:p>&lt;picture&gt;&lt;source media="(prefers-color-scheme: dark)" srcset="https://github.com/StorageB/icons/blob/main/GNOME48Adwaita/light/emoji-body-symbolic.svg"&gt;&lt;source media="(prefers-color-scheme: light)" srcset="https://github.com/StorageB/icons/blob/main/GNOME48Adwaita/dark/emoji-body-symbolic.svg"&gt;&lt;img alt="emoji-body-symbolic" src="https://user-images.githubusercontent.com/25423296/163456779-a8556205-d0a5-45e2-ac17-42d089e3c3f8.png"&gt;&lt;/picture&gt; &amp;nbsp; &amp;nbsp;emoji-body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98] &amp; CHAR(34) &amp;  &#10;&quot; width=&quot; &amp; CHAR(34) &amp; &quot;22&quot; &amp; CHAR(34) &amp; &quot; alt=&quot; &amp; CHAR(34) &amp; [.B198] &amp; CHAR(34) &amp; &quot;&gt;&lt;/a&gt;&quot; &amp; &#10;&quot;&amp;nbsp; &amp;nbsp; &quot; &amp; [.B198] &amp; &quot;&lt;br&gt;&quot;" office:value-type="string" office:string-value="&lt;a href=&quot;#&quot;&gt;&lt;img src=&quot;https://raw.githubusercontent.com/StorageB/icons/main/GNOME46Adwaita/light/emoji-body-symbolic.svg&quot; width=&quot;22&quot; alt=&quot;emoji-body-symbolic&quot;&gt;&lt;/a&gt;&amp;nbsp; &amp;nbsp; emoji-body-symbolic&lt;br&gt;" calcext:value-type="string">
            <text:p>&lt;a href="#"&gt;&lt;img src="https://raw.githubusercontent.com/StorageB/icons/main/GNOME46Adwaita/light/emoji-body-symbolic.svg" width="22" alt="emoji-body-symbolic"&gt;&lt;/a&gt;&amp;nbsp; &amp;nbsp; emoji-body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98] &amp; CHAR(34) &amp;   &#10;&quot; width=&quot; &amp; CHAR(34) &amp; &quot;22&quot; &amp; CHAR(34) &amp; &quot; alt=&quot; &amp; CHAR(34) &amp; [.B198] &amp; CHAR(34) &amp; &quot;&gt;&lt;/a&gt;&quot; &amp;  &#10;&quot;&amp;nbsp; &amp;nbsp; &quot; &amp; [.B198] &amp; &quot;&lt;br&gt;&quot;" office:value-type="string" office:string-value="&lt;a href=&quot;#&quot;&gt;&lt;img src=&quot;https://raw.githubusercontent.com/StorageB/icons/main/GNOME46Adwaita/dark/emoji-body-symbolic.svg&quot; width=&quot;22&quot; alt=&quot;emoji-body-symbolic&quot;&gt;&lt;/a&gt;&amp;nbsp; &amp;nbsp; emoji-body-symbolic&lt;br&gt;" calcext:value-type="string">
            <text:p>&lt;a href="#"&gt;&lt;img src="https://raw.githubusercontent.com/StorageB/icons/main/GNOME46Adwaita/dark/emoji-body-symbolic.svg" width="22" alt="emoji-body-symbolic"&gt;&lt;/a&gt;&amp;nbsp; &amp;nbsp; emoji-body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oji-flags-symbolic.svg</text:p>
          </table:table-cell>
          <table:table-cell office:value-type="string" calcext:value-type="string">
            <text:p>emoji-flag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9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99] &amp; CHAR(34) &amp; &quot;&gt;&quot; &amp; &#10;&quot;&lt;img alt=&quot; &amp; CHAR(34) &amp; [.B19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9] &amp; &quot;&lt;br&gt;&quot;" office:value-type="string" office:string-value="&lt;picture&gt;&lt;source media=&quot;(prefers-color-scheme: dark)&quot; srcset=&quot;https://github.com/StorageB/icons/blob/main/GNOME48Adwaita/light/emoji-flags-symbolic.svg&quot;&gt;&lt;source media=&quot;(prefers-color-scheme: light)&quot; srcset=&quot;https://github.com/StorageB/icons/blob/main/GNOME48Adwaita/dark/emoji-flags-symbolic.svg&quot;&gt;&lt;img alt=&quot;emoji-flags-symbolic&quot; src=&quot;https://user-images.githubusercontent.com/25423296/163456779-a8556205-d0a5-45e2-ac17-42d089e3c3f8.png&quot;&gt;&lt;/picture&gt; &amp;nbsp; &amp;nbsp;emoji-flags-symbolic&lt;br&gt;" calcext:value-type="string">
            <text:p>&lt;picture&gt;&lt;source media="(prefers-color-scheme: dark)" srcset="https://github.com/StorageB/icons/blob/main/GNOME48Adwaita/light/emoji-flags-symbolic.svg"&gt;&lt;source media="(prefers-color-scheme: light)" srcset="https://github.com/StorageB/icons/blob/main/GNOME48Adwaita/dark/emoji-flags-symbolic.svg"&gt;&lt;img alt="emoji-flags-symbolic" src="https://user-images.githubusercontent.com/25423296/163456779-a8556205-d0a5-45e2-ac17-42d089e3c3f8.png"&gt;&lt;/picture&gt; &amp;nbsp; &amp;nbsp;emoji-flag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199] &amp; CHAR(34) &amp;  &#10;&quot; width=&quot; &amp; CHAR(34) &amp; &quot;22&quot; &amp; CHAR(34) &amp; &quot; alt=&quot; &amp; CHAR(34) &amp; [.B199] &amp; CHAR(34) &amp; &quot;&gt;&lt;/a&gt;&quot; &amp; &#10;&quot;&amp;nbsp; &amp;nbsp; &quot; &amp; [.B199] &amp; &quot;&lt;br&gt;&quot;" office:value-type="string" office:string-value="&lt;a href=&quot;#&quot;&gt;&lt;img src=&quot;https://raw.githubusercontent.com/StorageB/icons/main/GNOME46Adwaita/light/emoji-flags-symbolic.svg&quot; width=&quot;22&quot; alt=&quot;emoji-flags-symbolic&quot;&gt;&lt;/a&gt;&amp;nbsp; &amp;nbsp; emoji-flags-symbolic&lt;br&gt;" calcext:value-type="string">
            <text:p>&lt;a href="#"&gt;&lt;img src="https://raw.githubusercontent.com/StorageB/icons/main/GNOME46Adwaita/light/emoji-flags-symbolic.svg" width="22" alt="emoji-flags-symbolic"&gt;&lt;/a&gt;&amp;nbsp; &amp;nbsp; emoji-flag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199] &amp; CHAR(34) &amp;   &#10;&quot; width=&quot; &amp; CHAR(34) &amp; &quot;22&quot; &amp; CHAR(34) &amp; &quot; alt=&quot; &amp; CHAR(34) &amp; [.B199] &amp; CHAR(34) &amp; &quot;&gt;&lt;/a&gt;&quot; &amp;  &#10;&quot;&amp;nbsp; &amp;nbsp; &quot; &amp; [.B199] &amp; &quot;&lt;br&gt;&quot;" office:value-type="string" office:string-value="&lt;a href=&quot;#&quot;&gt;&lt;img src=&quot;https://raw.githubusercontent.com/StorageB/icons/main/GNOME46Adwaita/dark/emoji-flags-symbolic.svg&quot; width=&quot;22&quot; alt=&quot;emoji-flags-symbolic&quot;&gt;&lt;/a&gt;&amp;nbsp; &amp;nbsp; emoji-flags-symbolic&lt;br&gt;" calcext:value-type="string">
            <text:p>&lt;a href="#"&gt;&lt;img src="https://raw.githubusercontent.com/StorageB/icons/main/GNOME46Adwaita/dark/emoji-flags-symbolic.svg" width="22" alt="emoji-flags-symbolic"&gt;&lt;/a&gt;&amp;nbsp; &amp;nbsp; emoji-flag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oji-food-symbolic.svg</text:p>
          </table:table-cell>
          <table:table-cell office:value-type="string" calcext:value-type="string">
            <text:p>emoji-foo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0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00] &amp; CHAR(34) &amp; &quot;&gt;&quot; &amp; &#10;&quot;&lt;img alt=&quot; &amp; CHAR(34) &amp; [.B20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00] &amp; &quot;&lt;br&gt;&quot;" office:value-type="string" office:string-value="&lt;picture&gt;&lt;source media=&quot;(prefers-color-scheme: dark)&quot; srcset=&quot;https://github.com/StorageB/icons/blob/main/GNOME48Adwaita/light/emoji-food-symbolic.svg&quot;&gt;&lt;source media=&quot;(prefers-color-scheme: light)&quot; srcset=&quot;https://github.com/StorageB/icons/blob/main/GNOME48Adwaita/dark/emoji-food-symbolic.svg&quot;&gt;&lt;img alt=&quot;emoji-food-symbolic&quot; src=&quot;https://user-images.githubusercontent.com/25423296/163456779-a8556205-d0a5-45e2-ac17-42d089e3c3f8.png&quot;&gt;&lt;/picture&gt; &amp;nbsp; &amp;nbsp;emoji-food-symbolic&lt;br&gt;" calcext:value-type="string">
            <text:p>&lt;picture&gt;&lt;source media="(prefers-color-scheme: dark)" srcset="https://github.com/StorageB/icons/blob/main/GNOME48Adwaita/light/emoji-food-symbolic.svg"&gt;&lt;source media="(prefers-color-scheme: light)" srcset="https://github.com/StorageB/icons/blob/main/GNOME48Adwaita/dark/emoji-food-symbolic.svg"&gt;&lt;img alt="emoji-food-symbolic" src="https://user-images.githubusercontent.com/25423296/163456779-a8556205-d0a5-45e2-ac17-42d089e3c3f8.png"&gt;&lt;/picture&gt; &amp;nbsp; &amp;nbsp;emoji-foo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00] &amp; CHAR(34) &amp;  &#10;&quot; width=&quot; &amp; CHAR(34) &amp; &quot;22&quot; &amp; CHAR(34) &amp; &quot; alt=&quot; &amp; CHAR(34) &amp; [.B200] &amp; CHAR(34) &amp; &quot;&gt;&lt;/a&gt;&quot; &amp; &#10;&quot;&amp;nbsp; &amp;nbsp; &quot; &amp; [.B200] &amp; &quot;&lt;br&gt;&quot;" office:value-type="string" office:string-value="&lt;a href=&quot;#&quot;&gt;&lt;img src=&quot;https://raw.githubusercontent.com/StorageB/icons/main/GNOME46Adwaita/light/emoji-food-symbolic.svg&quot; width=&quot;22&quot; alt=&quot;emoji-food-symbolic&quot;&gt;&lt;/a&gt;&amp;nbsp; &amp;nbsp; emoji-food-symbolic&lt;br&gt;" calcext:value-type="string">
            <text:p>&lt;a href="#"&gt;&lt;img src="https://raw.githubusercontent.com/StorageB/icons/main/GNOME46Adwaita/light/emoji-food-symbolic.svg" width="22" alt="emoji-food-symbolic"&gt;&lt;/a&gt;&amp;nbsp; &amp;nbsp; emoji-foo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00] &amp; CHAR(34) &amp;   &#10;&quot; width=&quot; &amp; CHAR(34) &amp; &quot;22&quot; &amp; CHAR(34) &amp; &quot; alt=&quot; &amp; CHAR(34) &amp; [.B200] &amp; CHAR(34) &amp; &quot;&gt;&lt;/a&gt;&quot; &amp;  &#10;&quot;&amp;nbsp; &amp;nbsp; &quot; &amp; [.B200] &amp; &quot;&lt;br&gt;&quot;" office:value-type="string" office:string-value="&lt;a href=&quot;#&quot;&gt;&lt;img src=&quot;https://raw.githubusercontent.com/StorageB/icons/main/GNOME46Adwaita/dark/emoji-food-symbolic.svg&quot; width=&quot;22&quot; alt=&quot;emoji-food-symbolic&quot;&gt;&lt;/a&gt;&amp;nbsp; &amp;nbsp; emoji-food-symbolic&lt;br&gt;" calcext:value-type="string">
            <text:p>&lt;a href="#"&gt;&lt;img src="https://raw.githubusercontent.com/StorageB/icons/main/GNOME46Adwaita/dark/emoji-food-symbolic.svg" width="22" alt="emoji-food-symbolic"&gt;&lt;/a&gt;&amp;nbsp; &amp;nbsp; emoji-foo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oji-nature-symbolic.svg</text:p>
          </table:table-cell>
          <table:table-cell office:value-type="string" calcext:value-type="string">
            <text:p>emoji-natur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0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01] &amp; CHAR(34) &amp; &quot;&gt;&quot; &amp; &#10;&quot;&lt;img alt=&quot; &amp; CHAR(34) &amp; [.B20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01] &amp; &quot;&lt;br&gt;&quot;" office:value-type="string" office:string-value="&lt;picture&gt;&lt;source media=&quot;(prefers-color-scheme: dark)&quot; srcset=&quot;https://github.com/StorageB/icons/blob/main/GNOME48Adwaita/light/emoji-nature-symbolic.svg&quot;&gt;&lt;source media=&quot;(prefers-color-scheme: light)&quot; srcset=&quot;https://github.com/StorageB/icons/blob/main/GNOME48Adwaita/dark/emoji-nature-symbolic.svg&quot;&gt;&lt;img alt=&quot;emoji-nature-symbolic&quot; src=&quot;https://user-images.githubusercontent.com/25423296/163456779-a8556205-d0a5-45e2-ac17-42d089e3c3f8.png&quot;&gt;&lt;/picture&gt; &amp;nbsp; &amp;nbsp;emoji-nature-symbolic&lt;br&gt;" calcext:value-type="string">
            <text:p>&lt;picture&gt;&lt;source media="(prefers-color-scheme: dark)" srcset="https://github.com/StorageB/icons/blob/main/GNOME48Adwaita/light/emoji-nature-symbolic.svg"&gt;&lt;source media="(prefers-color-scheme: light)" srcset="https://github.com/StorageB/icons/blob/main/GNOME48Adwaita/dark/emoji-nature-symbolic.svg"&gt;&lt;img alt="emoji-nature-symbolic" src="https://user-images.githubusercontent.com/25423296/163456779-a8556205-d0a5-45e2-ac17-42d089e3c3f8.png"&gt;&lt;/picture&gt; &amp;nbsp; &amp;nbsp;emoji-natur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01] &amp; CHAR(34) &amp;  &#10;&quot; width=&quot; &amp; CHAR(34) &amp; &quot;22&quot; &amp; CHAR(34) &amp; &quot; alt=&quot; &amp; CHAR(34) &amp; [.B201] &amp; CHAR(34) &amp; &quot;&gt;&lt;/a&gt;&quot; &amp; &#10;&quot;&amp;nbsp; &amp;nbsp; &quot; &amp; [.B201] &amp; &quot;&lt;br&gt;&quot;" office:value-type="string" office:string-value="&lt;a href=&quot;#&quot;&gt;&lt;img src=&quot;https://raw.githubusercontent.com/StorageB/icons/main/GNOME46Adwaita/light/emoji-nature-symbolic.svg&quot; width=&quot;22&quot; alt=&quot;emoji-nature-symbolic&quot;&gt;&lt;/a&gt;&amp;nbsp; &amp;nbsp; emoji-nature-symbolic&lt;br&gt;" calcext:value-type="string">
            <text:p>&lt;a href="#"&gt;&lt;img src="https://raw.githubusercontent.com/StorageB/icons/main/GNOME46Adwaita/light/emoji-nature-symbolic.svg" width="22" alt="emoji-nature-symbolic"&gt;&lt;/a&gt;&amp;nbsp; &amp;nbsp; emoji-natur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01] &amp; CHAR(34) &amp;   &#10;&quot; width=&quot; &amp; CHAR(34) &amp; &quot;22&quot; &amp; CHAR(34) &amp; &quot; alt=&quot; &amp; CHAR(34) &amp; [.B201] &amp; CHAR(34) &amp; &quot;&gt;&lt;/a&gt;&quot; &amp;  &#10;&quot;&amp;nbsp; &amp;nbsp; &quot; &amp; [.B201] &amp; &quot;&lt;br&gt;&quot;" office:value-type="string" office:string-value="&lt;a href=&quot;#&quot;&gt;&lt;img src=&quot;https://raw.githubusercontent.com/StorageB/icons/main/GNOME46Adwaita/dark/emoji-nature-symbolic.svg&quot; width=&quot;22&quot; alt=&quot;emoji-nature-symbolic&quot;&gt;&lt;/a&gt;&amp;nbsp; &amp;nbsp; emoji-nature-symbolic&lt;br&gt;" calcext:value-type="string">
            <text:p>&lt;a href="#"&gt;&lt;img src="https://raw.githubusercontent.com/StorageB/icons/main/GNOME46Adwaita/dark/emoji-nature-symbolic.svg" width="22" alt="emoji-nature-symbolic"&gt;&lt;/a&gt;&amp;nbsp; &amp;nbsp; emoji-natur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oji-objects-symbolic.svg</text:p>
          </table:table-cell>
          <table:table-cell office:value-type="string" calcext:value-type="string">
            <text:p>emoji-object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0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02] &amp; CHAR(34) &amp; &quot;&gt;&quot; &amp; &#10;&quot;&lt;img alt=&quot; &amp; CHAR(34) &amp; [.B20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02] &amp; &quot;&lt;br&gt;&quot;" office:value-type="string" office:string-value="&lt;picture&gt;&lt;source media=&quot;(prefers-color-scheme: dark)&quot; srcset=&quot;https://github.com/StorageB/icons/blob/main/GNOME48Adwaita/light/emoji-objects-symbolic.svg&quot;&gt;&lt;source media=&quot;(prefers-color-scheme: light)&quot; srcset=&quot;https://github.com/StorageB/icons/blob/main/GNOME48Adwaita/dark/emoji-objects-symbolic.svg&quot;&gt;&lt;img alt=&quot;emoji-objects-symbolic&quot; src=&quot;https://user-images.githubusercontent.com/25423296/163456779-a8556205-d0a5-45e2-ac17-42d089e3c3f8.png&quot;&gt;&lt;/picture&gt; &amp;nbsp; &amp;nbsp;emoji-objects-symbolic&lt;br&gt;" calcext:value-type="string">
            <text:p>&lt;picture&gt;&lt;source media="(prefers-color-scheme: dark)" srcset="https://github.com/StorageB/icons/blob/main/GNOME48Adwaita/light/emoji-objects-symbolic.svg"&gt;&lt;source media="(prefers-color-scheme: light)" srcset="https://github.com/StorageB/icons/blob/main/GNOME48Adwaita/dark/emoji-objects-symbolic.svg"&gt;&lt;img alt="emoji-objects-symbolic" src="https://user-images.githubusercontent.com/25423296/163456779-a8556205-d0a5-45e2-ac17-42d089e3c3f8.png"&gt;&lt;/picture&gt; &amp;nbsp; &amp;nbsp;emoji-object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02] &amp; CHAR(34) &amp;  &#10;&quot; width=&quot; &amp; CHAR(34) &amp; &quot;22&quot; &amp; CHAR(34) &amp; &quot; alt=&quot; &amp; CHAR(34) &amp; [.B202] &amp; CHAR(34) &amp; &quot;&gt;&lt;/a&gt;&quot; &amp; &#10;&quot;&amp;nbsp; &amp;nbsp; &quot; &amp; [.B202] &amp; &quot;&lt;br&gt;&quot;" office:value-type="string" office:string-value="&lt;a href=&quot;#&quot;&gt;&lt;img src=&quot;https://raw.githubusercontent.com/StorageB/icons/main/GNOME46Adwaita/light/emoji-objects-symbolic.svg&quot; width=&quot;22&quot; alt=&quot;emoji-objects-symbolic&quot;&gt;&lt;/a&gt;&amp;nbsp; &amp;nbsp; emoji-objects-symbolic&lt;br&gt;" calcext:value-type="string">
            <text:p>&lt;a href="#"&gt;&lt;img src="https://raw.githubusercontent.com/StorageB/icons/main/GNOME46Adwaita/light/emoji-objects-symbolic.svg" width="22" alt="emoji-objects-symbolic"&gt;&lt;/a&gt;&amp;nbsp; &amp;nbsp; emoji-object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02] &amp; CHAR(34) &amp;   &#10;&quot; width=&quot; &amp; CHAR(34) &amp; &quot;22&quot; &amp; CHAR(34) &amp; &quot; alt=&quot; &amp; CHAR(34) &amp; [.B202] &amp; CHAR(34) &amp; &quot;&gt;&lt;/a&gt;&quot; &amp;  &#10;&quot;&amp;nbsp; &amp;nbsp; &quot; &amp; [.B202] &amp; &quot;&lt;br&gt;&quot;" office:value-type="string" office:string-value="&lt;a href=&quot;#&quot;&gt;&lt;img src=&quot;https://raw.githubusercontent.com/StorageB/icons/main/GNOME46Adwaita/dark/emoji-objects-symbolic.svg&quot; width=&quot;22&quot; alt=&quot;emoji-objects-symbolic&quot;&gt;&lt;/a&gt;&amp;nbsp; &amp;nbsp; emoji-objects-symbolic&lt;br&gt;" calcext:value-type="string">
            <text:p>&lt;a href="#"&gt;&lt;img src="https://raw.githubusercontent.com/StorageB/icons/main/GNOME46Adwaita/dark/emoji-objects-symbolic.svg" width="22" alt="emoji-objects-symbolic"&gt;&lt;/a&gt;&amp;nbsp; &amp;nbsp; emoji-object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oji-people-symbolic.svg</text:p>
          </table:table-cell>
          <table:table-cell office:value-type="string" calcext:value-type="string">
            <text:p>emoji-peop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0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03] &amp; CHAR(34) &amp; &quot;&gt;&quot; &amp; &#10;&quot;&lt;img alt=&quot; &amp; CHAR(34) &amp; [.B20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03] &amp; &quot;&lt;br&gt;&quot;" office:value-type="string" office:string-value="&lt;picture&gt;&lt;source media=&quot;(prefers-color-scheme: dark)&quot; srcset=&quot;https://github.com/StorageB/icons/blob/main/GNOME48Adwaita/light/emoji-people-symbolic.svg&quot;&gt;&lt;source media=&quot;(prefers-color-scheme: light)&quot; srcset=&quot;https://github.com/StorageB/icons/blob/main/GNOME48Adwaita/dark/emoji-people-symbolic.svg&quot;&gt;&lt;img alt=&quot;emoji-people-symbolic&quot; src=&quot;https://user-images.githubusercontent.com/25423296/163456779-a8556205-d0a5-45e2-ac17-42d089e3c3f8.png&quot;&gt;&lt;/picture&gt; &amp;nbsp; &amp;nbsp;emoji-people-symbolic&lt;br&gt;" calcext:value-type="string">
            <text:p>&lt;picture&gt;&lt;source media="(prefers-color-scheme: dark)" srcset="https://github.com/StorageB/icons/blob/main/GNOME48Adwaita/light/emoji-people-symbolic.svg"&gt;&lt;source media="(prefers-color-scheme: light)" srcset="https://github.com/StorageB/icons/blob/main/GNOME48Adwaita/dark/emoji-people-symbolic.svg"&gt;&lt;img alt="emoji-people-symbolic" src="https://user-images.githubusercontent.com/25423296/163456779-a8556205-d0a5-45e2-ac17-42d089e3c3f8.png"&gt;&lt;/picture&gt; &amp;nbsp; &amp;nbsp;emoji-peopl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03] &amp; CHAR(34) &amp;  &#10;&quot; width=&quot; &amp; CHAR(34) &amp; &quot;22&quot; &amp; CHAR(34) &amp; &quot; alt=&quot; &amp; CHAR(34) &amp; [.B203] &amp; CHAR(34) &amp; &quot;&gt;&lt;/a&gt;&quot; &amp; &#10;&quot;&amp;nbsp; &amp;nbsp; &quot; &amp; [.B203] &amp; &quot;&lt;br&gt;&quot;" office:value-type="string" office:string-value="&lt;a href=&quot;#&quot;&gt;&lt;img src=&quot;https://raw.githubusercontent.com/StorageB/icons/main/GNOME46Adwaita/light/emoji-people-symbolic.svg&quot; width=&quot;22&quot; alt=&quot;emoji-people-symbolic&quot;&gt;&lt;/a&gt;&amp;nbsp; &amp;nbsp; emoji-people-symbolic&lt;br&gt;" calcext:value-type="string">
            <text:p>&lt;a href="#"&gt;&lt;img src="https://raw.githubusercontent.com/StorageB/icons/main/GNOME46Adwaita/light/emoji-people-symbolic.svg" width="22" alt="emoji-people-symbolic"&gt;&lt;/a&gt;&amp;nbsp; &amp;nbsp; emoji-peopl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03] &amp; CHAR(34) &amp;   &#10;&quot; width=&quot; &amp; CHAR(34) &amp; &quot;22&quot; &amp; CHAR(34) &amp; &quot; alt=&quot; &amp; CHAR(34) &amp; [.B203] &amp; CHAR(34) &amp; &quot;&gt;&lt;/a&gt;&quot; &amp;  &#10;&quot;&amp;nbsp; &amp;nbsp; &quot; &amp; [.B203] &amp; &quot;&lt;br&gt;&quot;" office:value-type="string" office:string-value="&lt;a href=&quot;#&quot;&gt;&lt;img src=&quot;https://raw.githubusercontent.com/StorageB/icons/main/GNOME46Adwaita/dark/emoji-people-symbolic.svg&quot; width=&quot;22&quot; alt=&quot;emoji-people-symbolic&quot;&gt;&lt;/a&gt;&amp;nbsp; &amp;nbsp; emoji-people-symbolic&lt;br&gt;" calcext:value-type="string">
            <text:p>&lt;a href="#"&gt;&lt;img src="https://raw.githubusercontent.com/StorageB/icons/main/GNOME46Adwaita/dark/emoji-people-symbolic.svg" width="22" alt="emoji-people-symbolic"&gt;&lt;/a&gt;&amp;nbsp; &amp;nbsp; emoji-peopl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oji-recent-symbolic.svg</text:p>
          </table:table-cell>
          <table:table-cell office:value-type="string" calcext:value-type="string">
            <text:p>emoji-rece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0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04] &amp; CHAR(34) &amp; &quot;&gt;&quot; &amp; &#10;&quot;&lt;img alt=&quot; &amp; CHAR(34) &amp; [.B20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04] &amp; &quot;&lt;br&gt;&quot;" office:value-type="string" office:string-value="&lt;picture&gt;&lt;source media=&quot;(prefers-color-scheme: dark)&quot; srcset=&quot;https://github.com/StorageB/icons/blob/main/GNOME48Adwaita/light/emoji-recent-symbolic.svg&quot;&gt;&lt;source media=&quot;(prefers-color-scheme: light)&quot; srcset=&quot;https://github.com/StorageB/icons/blob/main/GNOME48Adwaita/dark/emoji-recent-symbolic.svg&quot;&gt;&lt;img alt=&quot;emoji-recent-symbolic&quot; src=&quot;https://user-images.githubusercontent.com/25423296/163456779-a8556205-d0a5-45e2-ac17-42d089e3c3f8.png&quot;&gt;&lt;/picture&gt; &amp;nbsp; &amp;nbsp;emoji-recent-symbolic&lt;br&gt;" calcext:value-type="string">
            <text:p>&lt;picture&gt;&lt;source media="(prefers-color-scheme: dark)" srcset="https://github.com/StorageB/icons/blob/main/GNOME48Adwaita/light/emoji-recent-symbolic.svg"&gt;&lt;source media="(prefers-color-scheme: light)" srcset="https://github.com/StorageB/icons/blob/main/GNOME48Adwaita/dark/emoji-recent-symbolic.svg"&gt;&lt;img alt="emoji-recent-symbolic" src="https://user-images.githubusercontent.com/25423296/163456779-a8556205-d0a5-45e2-ac17-42d089e3c3f8.png"&gt;&lt;/picture&gt; &amp;nbsp; &amp;nbsp;emoji-recen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04] &amp; CHAR(34) &amp;  &#10;&quot; width=&quot; &amp; CHAR(34) &amp; &quot;22&quot; &amp; CHAR(34) &amp; &quot; alt=&quot; &amp; CHAR(34) &amp; [.B204] &amp; CHAR(34) &amp; &quot;&gt;&lt;/a&gt;&quot; &amp; &#10;&quot;&amp;nbsp; &amp;nbsp; &quot; &amp; [.B204] &amp; &quot;&lt;br&gt;&quot;" office:value-type="string" office:string-value="&lt;a href=&quot;#&quot;&gt;&lt;img src=&quot;https://raw.githubusercontent.com/StorageB/icons/main/GNOME46Adwaita/light/emoji-recent-symbolic.svg&quot; width=&quot;22&quot; alt=&quot;emoji-recent-symbolic&quot;&gt;&lt;/a&gt;&amp;nbsp; &amp;nbsp; emoji-recent-symbolic&lt;br&gt;" calcext:value-type="string">
            <text:p>&lt;a href="#"&gt;&lt;img src="https://raw.githubusercontent.com/StorageB/icons/main/GNOME46Adwaita/light/emoji-recent-symbolic.svg" width="22" alt="emoji-recent-symbolic"&gt;&lt;/a&gt;&amp;nbsp; &amp;nbsp; emoji-recen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04] &amp; CHAR(34) &amp;   &#10;&quot; width=&quot; &amp; CHAR(34) &amp; &quot;22&quot; &amp; CHAR(34) &amp; &quot; alt=&quot; &amp; CHAR(34) &amp; [.B204] &amp; CHAR(34) &amp; &quot;&gt;&lt;/a&gt;&quot; &amp;  &#10;&quot;&amp;nbsp; &amp;nbsp; &quot; &amp; [.B204] &amp; &quot;&lt;br&gt;&quot;" office:value-type="string" office:string-value="&lt;a href=&quot;#&quot;&gt;&lt;img src=&quot;https://raw.githubusercontent.com/StorageB/icons/main/GNOME46Adwaita/dark/emoji-recent-symbolic.svg&quot; width=&quot;22&quot; alt=&quot;emoji-recent-symbolic&quot;&gt;&lt;/a&gt;&amp;nbsp; &amp;nbsp; emoji-recent-symbolic&lt;br&gt;" calcext:value-type="string">
            <text:p>&lt;a href="#"&gt;&lt;img src="https://raw.githubusercontent.com/StorageB/icons/main/GNOME46Adwaita/dark/emoji-recent-symbolic.svg" width="22" alt="emoji-recent-symbolic"&gt;&lt;/a&gt;&amp;nbsp; &amp;nbsp; emoji-recen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oji-symbols-symbolic.svg</text:p>
          </table:table-cell>
          <table:table-cell office:value-type="string" calcext:value-type="string">
            <text:p>emoji-symbol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0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05] &amp; CHAR(34) &amp; &quot;&gt;&quot; &amp; &#10;&quot;&lt;img alt=&quot; &amp; CHAR(34) &amp; [.B20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05] &amp; &quot;&lt;br&gt;&quot;" office:value-type="string" office:string-value="&lt;picture&gt;&lt;source media=&quot;(prefers-color-scheme: dark)&quot; srcset=&quot;https://github.com/StorageB/icons/blob/main/GNOME48Adwaita/light/emoji-symbols-symbolic.svg&quot;&gt;&lt;source media=&quot;(prefers-color-scheme: light)&quot; srcset=&quot;https://github.com/StorageB/icons/blob/main/GNOME48Adwaita/dark/emoji-symbols-symbolic.svg&quot;&gt;&lt;img alt=&quot;emoji-symbols-symbolic&quot; src=&quot;https://user-images.githubusercontent.com/25423296/163456779-a8556205-d0a5-45e2-ac17-42d089e3c3f8.png&quot;&gt;&lt;/picture&gt; &amp;nbsp; &amp;nbsp;emoji-symbols-symbolic&lt;br&gt;" calcext:value-type="string">
            <text:p>&lt;picture&gt;&lt;source media="(prefers-color-scheme: dark)" srcset="https://github.com/StorageB/icons/blob/main/GNOME48Adwaita/light/emoji-symbols-symbolic.svg"&gt;&lt;source media="(prefers-color-scheme: light)" srcset="https://github.com/StorageB/icons/blob/main/GNOME48Adwaita/dark/emoji-symbols-symbolic.svg"&gt;&lt;img alt="emoji-symbols-symbolic" src="https://user-images.githubusercontent.com/25423296/163456779-a8556205-d0a5-45e2-ac17-42d089e3c3f8.png"&gt;&lt;/picture&gt; &amp;nbsp; &amp;nbsp;emoji-symbol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05] &amp; CHAR(34) &amp;  &#10;&quot; width=&quot; &amp; CHAR(34) &amp; &quot;22&quot; &amp; CHAR(34) &amp; &quot; alt=&quot; &amp; CHAR(34) &amp; [.B205] &amp; CHAR(34) &amp; &quot;&gt;&lt;/a&gt;&quot; &amp; &#10;&quot;&amp;nbsp; &amp;nbsp; &quot; &amp; [.B205] &amp; &quot;&lt;br&gt;&quot;" office:value-type="string" office:string-value="&lt;a href=&quot;#&quot;&gt;&lt;img src=&quot;https://raw.githubusercontent.com/StorageB/icons/main/GNOME46Adwaita/light/emoji-symbols-symbolic.svg&quot; width=&quot;22&quot; alt=&quot;emoji-symbols-symbolic&quot;&gt;&lt;/a&gt;&amp;nbsp; &amp;nbsp; emoji-symbols-symbolic&lt;br&gt;" calcext:value-type="string">
            <text:p>&lt;a href="#"&gt;&lt;img src="https://raw.githubusercontent.com/StorageB/icons/main/GNOME46Adwaita/light/emoji-symbols-symbolic.svg" width="22" alt="emoji-symbols-symbolic"&gt;&lt;/a&gt;&amp;nbsp; &amp;nbsp; emoji-symbol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05] &amp; CHAR(34) &amp;   &#10;&quot; width=&quot; &amp; CHAR(34) &amp; &quot;22&quot; &amp; CHAR(34) &amp; &quot; alt=&quot; &amp; CHAR(34) &amp; [.B205] &amp; CHAR(34) &amp; &quot;&gt;&lt;/a&gt;&quot; &amp;  &#10;&quot;&amp;nbsp; &amp;nbsp; &quot; &amp; [.B205] &amp; &quot;&lt;br&gt;&quot;" office:value-type="string" office:string-value="&lt;a href=&quot;#&quot;&gt;&lt;img src=&quot;https://raw.githubusercontent.com/StorageB/icons/main/GNOME46Adwaita/dark/emoji-symbols-symbolic.svg&quot; width=&quot;22&quot; alt=&quot;emoji-symbols-symbolic&quot;&gt;&lt;/a&gt;&amp;nbsp; &amp;nbsp; emoji-symbols-symbolic&lt;br&gt;" calcext:value-type="string">
            <text:p>&lt;a href="#"&gt;&lt;img src="https://raw.githubusercontent.com/StorageB/icons/main/GNOME46Adwaita/dark/emoji-symbols-symbolic.svg" width="22" alt="emoji-symbols-symbolic"&gt;&lt;/a&gt;&amp;nbsp; &amp;nbsp; emoji-symbol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oji-travel-symbolic.svg</text:p>
          </table:table-cell>
          <table:table-cell office:value-type="string" calcext:value-type="string">
            <text:p>emoji-trave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0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06] &amp; CHAR(34) &amp; &quot;&gt;&quot; &amp; &#10;&quot;&lt;img alt=&quot; &amp; CHAR(34) &amp; [.B20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06] &amp; &quot;&lt;br&gt;&quot;" office:value-type="string" office:string-value="&lt;picture&gt;&lt;source media=&quot;(prefers-color-scheme: dark)&quot; srcset=&quot;https://github.com/StorageB/icons/blob/main/GNOME48Adwaita/light/emoji-travel-symbolic.svg&quot;&gt;&lt;source media=&quot;(prefers-color-scheme: light)&quot; srcset=&quot;https://github.com/StorageB/icons/blob/main/GNOME48Adwaita/dark/emoji-travel-symbolic.svg&quot;&gt;&lt;img alt=&quot;emoji-travel-symbolic&quot; src=&quot;https://user-images.githubusercontent.com/25423296/163456779-a8556205-d0a5-45e2-ac17-42d089e3c3f8.png&quot;&gt;&lt;/picture&gt; &amp;nbsp; &amp;nbsp;emoji-travel-symbolic&lt;br&gt;" calcext:value-type="string">
            <text:p>&lt;picture&gt;&lt;source media="(prefers-color-scheme: dark)" srcset="https://github.com/StorageB/icons/blob/main/GNOME48Adwaita/light/emoji-travel-symbolic.svg"&gt;&lt;source media="(prefers-color-scheme: light)" srcset="https://github.com/StorageB/icons/blob/main/GNOME48Adwaita/dark/emoji-travel-symbolic.svg"&gt;&lt;img alt="emoji-travel-symbolic" src="https://user-images.githubusercontent.com/25423296/163456779-a8556205-d0a5-45e2-ac17-42d089e3c3f8.png"&gt;&lt;/picture&gt; &amp;nbsp; &amp;nbsp;emoji-trave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06] &amp; CHAR(34) &amp;  &#10;&quot; width=&quot; &amp; CHAR(34) &amp; &quot;22&quot; &amp; CHAR(34) &amp; &quot; alt=&quot; &amp; CHAR(34) &amp; [.B206] &amp; CHAR(34) &amp; &quot;&gt;&lt;/a&gt;&quot; &amp; &#10;&quot;&amp;nbsp; &amp;nbsp; &quot; &amp; [.B206] &amp; &quot;&lt;br&gt;&quot;" office:value-type="string" office:string-value="&lt;a href=&quot;#&quot;&gt;&lt;img src=&quot;https://raw.githubusercontent.com/StorageB/icons/main/GNOME46Adwaita/light/emoji-travel-symbolic.svg&quot; width=&quot;22&quot; alt=&quot;emoji-travel-symbolic&quot;&gt;&lt;/a&gt;&amp;nbsp; &amp;nbsp; emoji-travel-symbolic&lt;br&gt;" calcext:value-type="string">
            <text:p>&lt;a href="#"&gt;&lt;img src="https://raw.githubusercontent.com/StorageB/icons/main/GNOME46Adwaita/light/emoji-travel-symbolic.svg" width="22" alt="emoji-travel-symbolic"&gt;&lt;/a&gt;&amp;nbsp; &amp;nbsp; emoji-trave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06] &amp; CHAR(34) &amp;   &#10;&quot; width=&quot; &amp; CHAR(34) &amp; &quot;22&quot; &amp; CHAR(34) &amp; &quot; alt=&quot; &amp; CHAR(34) &amp; [.B206] &amp; CHAR(34) &amp; &quot;&gt;&lt;/a&gt;&quot; &amp;  &#10;&quot;&amp;nbsp; &amp;nbsp; &quot; &amp; [.B206] &amp; &quot;&lt;br&gt;&quot;" office:value-type="string" office:string-value="&lt;a href=&quot;#&quot;&gt;&lt;img src=&quot;https://raw.githubusercontent.com/StorageB/icons/main/GNOME46Adwaita/dark/emoji-travel-symbolic.svg&quot; width=&quot;22&quot; alt=&quot;emoji-travel-symbolic&quot;&gt;&lt;/a&gt;&amp;nbsp; &amp;nbsp; emoji-travel-symbolic&lt;br&gt;" calcext:value-type="string">
            <text:p>&lt;a href="#"&gt;&lt;img src="https://raw.githubusercontent.com/StorageB/icons/main/GNOME46Adwaita/dark/emoji-travel-symbolic.svg" width="22" alt="emoji-travel-symbolic"&gt;&lt;/a&gt;&amp;nbsp; &amp;nbsp; emoji-trave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ferences-other-symbolic.svg</text:p>
          </table:table-cell>
          <table:table-cell office:value-type="string" calcext:value-type="string">
            <text:p>preferences-oth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0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07] &amp; CHAR(34) &amp; &quot;&gt;&quot; &amp; &#10;&quot;&lt;img alt=&quot; &amp; CHAR(34) &amp; [.B20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07] &amp; &quot;&lt;br&gt;&quot;" office:value-type="string" office:string-value="&lt;picture&gt;&lt;source media=&quot;(prefers-color-scheme: dark)&quot; srcset=&quot;https://github.com/StorageB/icons/blob/main/GNOME48Adwaita/light/preferences-other-symbolic.svg&quot;&gt;&lt;source media=&quot;(prefers-color-scheme: light)&quot; srcset=&quot;https://github.com/StorageB/icons/blob/main/GNOME48Adwaita/dark/preferences-other-symbolic.svg&quot;&gt;&lt;img alt=&quot;preferences-other-symbolic&quot; src=&quot;https://user-images.githubusercontent.com/25423296/163456779-a8556205-d0a5-45e2-ac17-42d089e3c3f8.png&quot;&gt;&lt;/picture&gt; &amp;nbsp; &amp;nbsp;preferences-other-symbolic&lt;br&gt;" calcext:value-type="string">
            <text:p>&lt;picture&gt;&lt;source media="(prefers-color-scheme: dark)" srcset="https://github.com/StorageB/icons/blob/main/GNOME48Adwaita/light/preferences-other-symbolic.svg"&gt;&lt;source media="(prefers-color-scheme: light)" srcset="https://github.com/StorageB/icons/blob/main/GNOME48Adwaita/dark/preferences-other-symbolic.svg"&gt;&lt;img alt="preferences-other-symbolic" src="https://user-images.githubusercontent.com/25423296/163456779-a8556205-d0a5-45e2-ac17-42d089e3c3f8.png"&gt;&lt;/picture&gt; &amp;nbsp; &amp;nbsp;preferences-othe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07] &amp; CHAR(34) &amp;  &#10;&quot; width=&quot; &amp; CHAR(34) &amp; &quot;22&quot; &amp; CHAR(34) &amp; &quot; alt=&quot; &amp; CHAR(34) &amp; [.B207] &amp; CHAR(34) &amp; &quot;&gt;&lt;/a&gt;&quot; &amp; &#10;&quot;&amp;nbsp; &amp;nbsp; &quot; &amp; [.B207] &amp; &quot;&lt;br&gt;&quot;" office:value-type="string" office:string-value="&lt;a href=&quot;#&quot;&gt;&lt;img src=&quot;https://raw.githubusercontent.com/StorageB/icons/main/GNOME46Adwaita/light/preferences-other-symbolic.svg&quot; width=&quot;22&quot; alt=&quot;preferences-other-symbolic&quot;&gt;&lt;/a&gt;&amp;nbsp; &amp;nbsp; preferences-other-symbolic&lt;br&gt;" calcext:value-type="string">
            <text:p>&lt;a href="#"&gt;&lt;img src="https://raw.githubusercontent.com/StorageB/icons/main/GNOME46Adwaita/light/preferences-other-symbolic.svg" width="22" alt="preferences-other-symbolic"&gt;&lt;/a&gt;&amp;nbsp; &amp;nbsp; preferences-othe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07] &amp; CHAR(34) &amp;   &#10;&quot; width=&quot; &amp; CHAR(34) &amp; &quot;22&quot; &amp; CHAR(34) &amp; &quot; alt=&quot; &amp; CHAR(34) &amp; [.B207] &amp; CHAR(34) &amp; &quot;&gt;&lt;/a&gt;&quot; &amp;  &#10;&quot;&amp;nbsp; &amp;nbsp; &quot; &amp; [.B207] &amp; &quot;&lt;br&gt;&quot;" office:value-type="string" office:string-value="&lt;a href=&quot;#&quot;&gt;&lt;img src=&quot;https://raw.githubusercontent.com/StorageB/icons/main/GNOME46Adwaita/dark/preferences-other-symbolic.svg&quot; width=&quot;22&quot; alt=&quot;preferences-other-symbolic&quot;&gt;&lt;/a&gt;&amp;nbsp; &amp;nbsp; preferences-other-symbolic&lt;br&gt;" calcext:value-type="string">
            <text:p>&lt;a href="#"&gt;&lt;img src="https://raw.githubusercontent.com/StorageB/icons/main/GNOME46Adwaita/dark/preferences-other-symbolic.svg" width="22" alt="preferences-other-symbolic"&gt;&lt;/a&gt;&amp;nbsp; &amp;nbsp; preferences-othe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ferences-system-symbolic.svg</text:p>
          </table:table-cell>
          <table:table-cell office:value-type="string" calcext:value-type="string">
            <text:p>preferences-syste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0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08] &amp; CHAR(34) &amp; &quot;&gt;&quot; &amp; &#10;&quot;&lt;img alt=&quot; &amp; CHAR(34) &amp; [.B20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08] &amp; &quot;&lt;br&gt;&quot;" office:value-type="string" office:string-value="&lt;picture&gt;&lt;source media=&quot;(prefers-color-scheme: dark)&quot; srcset=&quot;https://github.com/StorageB/icons/blob/main/GNOME48Adwaita/light/preferences-system-symbolic.svg&quot;&gt;&lt;source media=&quot;(prefers-color-scheme: light)&quot; srcset=&quot;https://github.com/StorageB/icons/blob/main/GNOME48Adwaita/dark/preferences-system-symbolic.svg&quot;&gt;&lt;img alt=&quot;preferences-system-symbolic&quot; src=&quot;https://user-images.githubusercontent.com/25423296/163456779-a8556205-d0a5-45e2-ac17-42d089e3c3f8.png&quot;&gt;&lt;/picture&gt; &amp;nbsp; &amp;nbsp;preferences-system-symbolic&lt;br&gt;" calcext:value-type="string">
            <text:p>&lt;picture&gt;&lt;source media="(prefers-color-scheme: dark)" srcset="https://github.com/StorageB/icons/blob/main/GNOME48Adwaita/light/preferences-system-symbolic.svg"&gt;&lt;source media="(prefers-color-scheme: light)" srcset="https://github.com/StorageB/icons/blob/main/GNOME48Adwaita/dark/preferences-system-symbolic.svg"&gt;&lt;img alt="preferences-system-symbolic" src="https://user-images.githubusercontent.com/25423296/163456779-a8556205-d0a5-45e2-ac17-42d089e3c3f8.png"&gt;&lt;/picture&gt; &amp;nbsp; &amp;nbsp;preferences-system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08] &amp; CHAR(34) &amp;  &#10;&quot; width=&quot; &amp; CHAR(34) &amp; &quot;22&quot; &amp; CHAR(34) &amp; &quot; alt=&quot; &amp; CHAR(34) &amp; [.B208] &amp; CHAR(34) &amp; &quot;&gt;&lt;/a&gt;&quot; &amp; &#10;&quot;&amp;nbsp; &amp;nbsp; &quot; &amp; [.B208] &amp; &quot;&lt;br&gt;&quot;" office:value-type="string" office:string-value="&lt;a href=&quot;#&quot;&gt;&lt;img src=&quot;https://raw.githubusercontent.com/StorageB/icons/main/GNOME46Adwaita/light/preferences-system-symbolic.svg&quot; width=&quot;22&quot; alt=&quot;preferences-system-symbolic&quot;&gt;&lt;/a&gt;&amp;nbsp; &amp;nbsp; preferences-system-symbolic&lt;br&gt;" calcext:value-type="string">
            <text:p>&lt;a href="#"&gt;&lt;img src="https://raw.githubusercontent.com/StorageB/icons/main/GNOME46Adwaita/light/preferences-system-symbolic.svg" width="22" alt="preferences-system-symbolic"&gt;&lt;/a&gt;&amp;nbsp; &amp;nbsp; preferences-system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08] &amp; CHAR(34) &amp;   &#10;&quot; width=&quot; &amp; CHAR(34) &amp; &quot;22&quot; &amp; CHAR(34) &amp; &quot; alt=&quot; &amp; CHAR(34) &amp; [.B208] &amp; CHAR(34) &amp; &quot;&gt;&lt;/a&gt;&quot; &amp;  &#10;&quot;&amp;nbsp; &amp;nbsp; &quot; &amp; [.B208] &amp; &quot;&lt;br&gt;&quot;" office:value-type="string" office:string-value="&lt;a href=&quot;#&quot;&gt;&lt;img src=&quot;https://raw.githubusercontent.com/StorageB/icons/main/GNOME46Adwaita/dark/preferences-system-symbolic.svg&quot; width=&quot;22&quot; alt=&quot;preferences-system-symbolic&quot;&gt;&lt;/a&gt;&amp;nbsp; &amp;nbsp; preferences-system-symbolic&lt;br&gt;" calcext:value-type="string">
            <text:p>&lt;a href="#"&gt;&lt;img src="https://raw.githubusercontent.com/StorageB/icons/main/GNOME46Adwaita/dark/preferences-system-symbolic.svg" width="22" alt="preferences-system-symbolic"&gt;&lt;/a&gt;&amp;nbsp; &amp;nbsp; preferences-system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ystem-help-symbolic.svg</text:p>
          </table:table-cell>
          <table:table-cell office:value-type="string" calcext:value-type="string">
            <text:p>system-hel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0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09] &amp; CHAR(34) &amp; &quot;&gt;&quot; &amp; &#10;&quot;&lt;img alt=&quot; &amp; CHAR(34) &amp; [.B20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09] &amp; &quot;&lt;br&gt;&quot;" office:value-type="string" office:string-value="&lt;picture&gt;&lt;source media=&quot;(prefers-color-scheme: dark)&quot; srcset=&quot;https://github.com/StorageB/icons/blob/main/GNOME48Adwaita/light/system-help-symbolic.svg&quot;&gt;&lt;source media=&quot;(prefers-color-scheme: light)&quot; srcset=&quot;https://github.com/StorageB/icons/blob/main/GNOME48Adwaita/dark/system-help-symbolic.svg&quot;&gt;&lt;img alt=&quot;system-help-symbolic&quot; src=&quot;https://user-images.githubusercontent.com/25423296/163456779-a8556205-d0a5-45e2-ac17-42d089e3c3f8.png&quot;&gt;&lt;/picture&gt; &amp;nbsp; &amp;nbsp;system-help-symbolic&lt;br&gt;" calcext:value-type="string">
            <text:p>&lt;picture&gt;&lt;source media="(prefers-color-scheme: dark)" srcset="https://github.com/StorageB/icons/blob/main/GNOME48Adwaita/light/system-help-symbolic.svg"&gt;&lt;source media="(prefers-color-scheme: light)" srcset="https://github.com/StorageB/icons/blob/main/GNOME48Adwaita/dark/system-help-symbolic.svg"&gt;&lt;img alt="system-help-symbolic" src="https://user-images.githubusercontent.com/25423296/163456779-a8556205-d0a5-45e2-ac17-42d089e3c3f8.png"&gt;&lt;/picture&gt; &amp;nbsp; &amp;nbsp;system-help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09] &amp; CHAR(34) &amp;  &#10;&quot; width=&quot; &amp; CHAR(34) &amp; &quot;22&quot; &amp; CHAR(34) &amp; &quot; alt=&quot; &amp; CHAR(34) &amp; [.B209] &amp; CHAR(34) &amp; &quot;&gt;&lt;/a&gt;&quot; &amp; &#10;&quot;&amp;nbsp; &amp;nbsp; &quot; &amp; [.B209] &amp; &quot;&lt;br&gt;&quot;" office:value-type="string" office:string-value="&lt;a href=&quot;#&quot;&gt;&lt;img src=&quot;https://raw.githubusercontent.com/StorageB/icons/main/GNOME46Adwaita/light/system-help-symbolic.svg&quot; width=&quot;22&quot; alt=&quot;system-help-symbolic&quot;&gt;&lt;/a&gt;&amp;nbsp; &amp;nbsp; system-help-symbolic&lt;br&gt;" calcext:value-type="string">
            <text:p>&lt;a href="#"&gt;&lt;img src="https://raw.githubusercontent.com/StorageB/icons/main/GNOME46Adwaita/light/system-help-symbolic.svg" width="22" alt="system-help-symbolic"&gt;&lt;/a&gt;&amp;nbsp; &amp;nbsp; system-help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09] &amp; CHAR(34) &amp;   &#10;&quot; width=&quot; &amp; CHAR(34) &amp; &quot;22&quot; &amp; CHAR(34) &amp; &quot; alt=&quot; &amp; CHAR(34) &amp; [.B209] &amp; CHAR(34) &amp; &quot;&gt;&lt;/a&gt;&quot; &amp;  &#10;&quot;&amp;nbsp; &amp;nbsp; &quot; &amp; [.B209] &amp; &quot;&lt;br&gt;&quot;" office:value-type="string" office:string-value="&lt;a href=&quot;#&quot;&gt;&lt;img src=&quot;https://raw.githubusercontent.com/StorageB/icons/main/GNOME46Adwaita/dark/system-help-symbolic.svg&quot; width=&quot;22&quot; alt=&quot;system-help-symbolic&quot;&gt;&lt;/a&gt;&amp;nbsp; &amp;nbsp; system-help-symbolic&lt;br&gt;" calcext:value-type="string">
            <text:p>&lt;a href="#"&gt;&lt;img src="https://raw.githubusercontent.com/StorageB/icons/main/GNOME46Adwaita/dark/system-help-symbolic.svg" width="22" alt="system-help-symbolic"&gt;&lt;/a&gt;&amp;nbsp; &amp;nbsp; system-help-symbolic&lt;br&gt;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 office:value-type="string" calcext:value-type="string">
            <text:p>./devices:</text:p>
          </table:table-cell>
          <table:table-cell table:formula="of:=&quot;## &quot; &amp; MID([.$B211];3;FIND(&quot;:&quot;;[.$B211];1)-3) &amp; &quot; &lt;br&gt;&quot;" office:value-type="string" office:string-value="## devices &lt;br&gt;" calcext:value-type="string">
            <text:p>## devices &lt;br&gt;</text:p>
          </table:table-cell>
          <table:table-cell table:style-name="Default" table:formula="of:=&quot;## &quot; &amp; MID([.$B211];3;FIND(&quot;:&quot;;[.$B211];1)-3) &amp; &quot; &lt;br&gt;&quot;" office:value-type="string" office:string-value="## devices &lt;br&gt;" calcext:value-type="string">
            <text:p>## devices &lt;br&gt;</text:p>
          </table:table-cell>
          <table:table-cell table:style-name="Default" table:formula="of:=&quot;## &quot; &amp; MID([.$B211];3;FIND(&quot;:&quot;;[.$B211];1)-3) &amp; &quot; &lt;br&gt;&quot;" office:value-type="string" office:string-value="## devices &lt;br&gt;" calcext:value-type="string">
            <text:p>## devices 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-adapter-symbolic.svg</text:p>
          </table:table-cell>
          <table:table-cell office:value-type="string" calcext:value-type="string">
            <text:p>ac-adapt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1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12] &amp; CHAR(34) &amp; &quot;&gt;&quot; &amp; &#10;&quot;&lt;img alt=&quot; &amp; CHAR(34) &amp; [.B21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12] &amp; &quot;&lt;br&gt;&quot;" office:value-type="string" office:string-value="&lt;picture&gt;&lt;source media=&quot;(prefers-color-scheme: dark)&quot; srcset=&quot;https://github.com/StorageB/icons/blob/main/GNOME48Adwaita/light/ac-adapter-symbolic.svg&quot;&gt;&lt;source media=&quot;(prefers-color-scheme: light)&quot; srcset=&quot;https://github.com/StorageB/icons/blob/main/GNOME48Adwaita/dark/ac-adapter-symbolic.svg&quot;&gt;&lt;img alt=&quot;ac-adapter-symbolic&quot; src=&quot;https://user-images.githubusercontent.com/25423296/163456779-a8556205-d0a5-45e2-ac17-42d089e3c3f8.png&quot;&gt;&lt;/picture&gt; &amp;nbsp; &amp;nbsp;ac-adapter-symbolic&lt;br&gt;" calcext:value-type="string">
            <text:p>&lt;picture&gt;&lt;source media="(prefers-color-scheme: dark)" srcset="https://github.com/StorageB/icons/blob/main/GNOME48Adwaita/light/ac-adapter-symbolic.svg"&gt;&lt;source media="(prefers-color-scheme: light)" srcset="https://github.com/StorageB/icons/blob/main/GNOME48Adwaita/dark/ac-adapter-symbolic.svg"&gt;&lt;img alt="ac-adapter-symbolic" src="https://user-images.githubusercontent.com/25423296/163456779-a8556205-d0a5-45e2-ac17-42d089e3c3f8.png"&gt;&lt;/picture&gt; &amp;nbsp; &amp;nbsp;ac-adapte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12] &amp; CHAR(34) &amp;  &#10;&quot; width=&quot; &amp; CHAR(34) &amp; &quot;22&quot; &amp; CHAR(34) &amp; &quot; alt=&quot; &amp; CHAR(34) &amp; [.B212] &amp; CHAR(34) &amp; &quot;&gt;&lt;/a&gt;&quot; &amp; &#10;&quot;&amp;nbsp; &amp;nbsp; &quot; &amp; [.B212] &amp; &quot;&lt;br&gt;&quot;" office:value-type="string" office:string-value="&lt;a href=&quot;#&quot;&gt;&lt;img src=&quot;https://raw.githubusercontent.com/StorageB/icons/main/GNOME46Adwaita/light/ac-adapter-symbolic.svg&quot; width=&quot;22&quot; alt=&quot;ac-adapter-symbolic&quot;&gt;&lt;/a&gt;&amp;nbsp; &amp;nbsp; ac-adapter-symbolic&lt;br&gt;" calcext:value-type="string">
            <text:p>&lt;a href="#"&gt;&lt;img src="https://raw.githubusercontent.com/StorageB/icons/main/GNOME46Adwaita/light/ac-adapter-symbolic.svg" width="22" alt="ac-adapter-symbolic"&gt;&lt;/a&gt;&amp;nbsp; &amp;nbsp; ac-adapte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12] &amp; CHAR(34) &amp;   &#10;&quot; width=&quot; &amp; CHAR(34) &amp; &quot;22&quot; &amp; CHAR(34) &amp; &quot; alt=&quot; &amp; CHAR(34) &amp; [.B212] &amp; CHAR(34) &amp; &quot;&gt;&lt;/a&gt;&quot; &amp;  &#10;&quot;&amp;nbsp; &amp;nbsp; &quot; &amp; [.B212] &amp; &quot;&lt;br&gt;&quot;" office:value-type="string" office:string-value="&lt;a href=&quot;#&quot;&gt;&lt;img src=&quot;https://raw.githubusercontent.com/StorageB/icons/main/GNOME46Adwaita/dark/ac-adapter-symbolic.svg&quot; width=&quot;22&quot; alt=&quot;ac-adapter-symbolic&quot;&gt;&lt;/a&gt;&amp;nbsp; &amp;nbsp; ac-adapter-symbolic&lt;br&gt;" calcext:value-type="string">
            <text:p>&lt;a href="#"&gt;&lt;img src="https://raw.githubusercontent.com/StorageB/icons/main/GNOME46Adwaita/dark/ac-adapter-symbolic.svg" width="22" alt="ac-adapter-symbolic"&gt;&lt;/a&gt;&amp;nbsp; &amp;nbsp; ac-adapte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dio-card-symbolic.svg</text:p>
          </table:table-cell>
          <table:table-cell office:value-type="string" calcext:value-type="string">
            <text:p>audio-ca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1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13] &amp; CHAR(34) &amp; &quot;&gt;&quot; &amp; &#10;&quot;&lt;img alt=&quot; &amp; CHAR(34) &amp; [.B21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13] &amp; &quot;&lt;br&gt;&quot;" office:value-type="string" office:string-value="&lt;picture&gt;&lt;source media=&quot;(prefers-color-scheme: dark)&quot; srcset=&quot;https://github.com/StorageB/icons/blob/main/GNOME48Adwaita/light/audio-card-symbolic.svg&quot;&gt;&lt;source media=&quot;(prefers-color-scheme: light)&quot; srcset=&quot;https://github.com/StorageB/icons/blob/main/GNOME48Adwaita/dark/audio-card-symbolic.svg&quot;&gt;&lt;img alt=&quot;audio-card-symbolic&quot; src=&quot;https://user-images.githubusercontent.com/25423296/163456779-a8556205-d0a5-45e2-ac17-42d089e3c3f8.png&quot;&gt;&lt;/picture&gt; &amp;nbsp; &amp;nbsp;audio-card-symbolic&lt;br&gt;" calcext:value-type="string">
            <text:p>&lt;picture&gt;&lt;source media="(prefers-color-scheme: dark)" srcset="https://github.com/StorageB/icons/blob/main/GNOME48Adwaita/light/audio-card-symbolic.svg"&gt;&lt;source media="(prefers-color-scheme: light)" srcset="https://github.com/StorageB/icons/blob/main/GNOME48Adwaita/dark/audio-card-symbolic.svg"&gt;&lt;img alt="audio-card-symbolic" src="https://user-images.githubusercontent.com/25423296/163456779-a8556205-d0a5-45e2-ac17-42d089e3c3f8.png"&gt;&lt;/picture&gt; &amp;nbsp; &amp;nbsp;audio-car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13] &amp; CHAR(34) &amp;  &#10;&quot; width=&quot; &amp; CHAR(34) &amp; &quot;22&quot; &amp; CHAR(34) &amp; &quot; alt=&quot; &amp; CHAR(34) &amp; [.B213] &amp; CHAR(34) &amp; &quot;&gt;&lt;/a&gt;&quot; &amp; &#10;&quot;&amp;nbsp; &amp;nbsp; &quot; &amp; [.B213] &amp; &quot;&lt;br&gt;&quot;" office:value-type="string" office:string-value="&lt;a href=&quot;#&quot;&gt;&lt;img src=&quot;https://raw.githubusercontent.com/StorageB/icons/main/GNOME46Adwaita/light/audio-card-symbolic.svg&quot; width=&quot;22&quot; alt=&quot;audio-card-symbolic&quot;&gt;&lt;/a&gt;&amp;nbsp; &amp;nbsp; audio-card-symbolic&lt;br&gt;" calcext:value-type="string">
            <text:p>&lt;a href="#"&gt;&lt;img src="https://raw.githubusercontent.com/StorageB/icons/main/GNOME46Adwaita/light/audio-card-symbolic.svg" width="22" alt="audio-card-symbolic"&gt;&lt;/a&gt;&amp;nbsp; &amp;nbsp; audio-car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13] &amp; CHAR(34) &amp;   &#10;&quot; width=&quot; &amp; CHAR(34) &amp; &quot;22&quot; &amp; CHAR(34) &amp; &quot; alt=&quot; &amp; CHAR(34) &amp; [.B213] &amp; CHAR(34) &amp; &quot;&gt;&lt;/a&gt;&quot; &amp;  &#10;&quot;&amp;nbsp; &amp;nbsp; &quot; &amp; [.B213] &amp; &quot;&lt;br&gt;&quot;" office:value-type="string" office:string-value="&lt;a href=&quot;#&quot;&gt;&lt;img src=&quot;https://raw.githubusercontent.com/StorageB/icons/main/GNOME46Adwaita/dark/audio-card-symbolic.svg&quot; width=&quot;22&quot; alt=&quot;audio-card-symbolic&quot;&gt;&lt;/a&gt;&amp;nbsp; &amp;nbsp; audio-card-symbolic&lt;br&gt;" calcext:value-type="string">
            <text:p>&lt;a href="#"&gt;&lt;img src="https://raw.githubusercontent.com/StorageB/icons/main/GNOME46Adwaita/dark/audio-card-symbolic.svg" width="22" alt="audio-card-symbolic"&gt;&lt;/a&gt;&amp;nbsp; &amp;nbsp; audio-car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dio-headphones-symbolic.svg</text:p>
          </table:table-cell>
          <table:table-cell office:value-type="string" calcext:value-type="string">
            <text:p>audio-headphone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1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14] &amp; CHAR(34) &amp; &quot;&gt;&quot; &amp; &#10;&quot;&lt;img alt=&quot; &amp; CHAR(34) &amp; [.B21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14] &amp; &quot;&lt;br&gt;&quot;" office:value-type="string" office:string-value="&lt;picture&gt;&lt;source media=&quot;(prefers-color-scheme: dark)&quot; srcset=&quot;https://github.com/StorageB/icons/blob/main/GNOME48Adwaita/light/audio-headphones-symbolic.svg&quot;&gt;&lt;source media=&quot;(prefers-color-scheme: light)&quot; srcset=&quot;https://github.com/StorageB/icons/blob/main/GNOME48Adwaita/dark/audio-headphones-symbolic.svg&quot;&gt;&lt;img alt=&quot;audio-headphones-symbolic&quot; src=&quot;https://user-images.githubusercontent.com/25423296/163456779-a8556205-d0a5-45e2-ac17-42d089e3c3f8.png&quot;&gt;&lt;/picture&gt; &amp;nbsp; &amp;nbsp;audio-headphones-symbolic&lt;br&gt;" calcext:value-type="string">
            <text:p>&lt;picture&gt;&lt;source media="(prefers-color-scheme: dark)" srcset="https://github.com/StorageB/icons/blob/main/GNOME48Adwaita/light/audio-headphones-symbolic.svg"&gt;&lt;source media="(prefers-color-scheme: light)" srcset="https://github.com/StorageB/icons/blob/main/GNOME48Adwaita/dark/audio-headphones-symbolic.svg"&gt;&lt;img alt="audio-headphones-symbolic" src="https://user-images.githubusercontent.com/25423296/163456779-a8556205-d0a5-45e2-ac17-42d089e3c3f8.png"&gt;&lt;/picture&gt; &amp;nbsp; &amp;nbsp;audio-headphone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14] &amp; CHAR(34) &amp;  &#10;&quot; width=&quot; &amp; CHAR(34) &amp; &quot;22&quot; &amp; CHAR(34) &amp; &quot; alt=&quot; &amp; CHAR(34) &amp; [.B214] &amp; CHAR(34) &amp; &quot;&gt;&lt;/a&gt;&quot; &amp; &#10;&quot;&amp;nbsp; &amp;nbsp; &quot; &amp; [.B214] &amp; &quot;&lt;br&gt;&quot;" office:value-type="string" office:string-value="&lt;a href=&quot;#&quot;&gt;&lt;img src=&quot;https://raw.githubusercontent.com/StorageB/icons/main/GNOME46Adwaita/light/audio-headphones-symbolic.svg&quot; width=&quot;22&quot; alt=&quot;audio-headphones-symbolic&quot;&gt;&lt;/a&gt;&amp;nbsp; &amp;nbsp; audio-headphones-symbolic&lt;br&gt;" calcext:value-type="string">
            <text:p>&lt;a href="#"&gt;&lt;img src="https://raw.githubusercontent.com/StorageB/icons/main/GNOME46Adwaita/light/audio-headphones-symbolic.svg" width="22" alt="audio-headphones-symbolic"&gt;&lt;/a&gt;&amp;nbsp; &amp;nbsp; audio-headphone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14] &amp; CHAR(34) &amp;   &#10;&quot; width=&quot; &amp; CHAR(34) &amp; &quot;22&quot; &amp; CHAR(34) &amp; &quot; alt=&quot; &amp; CHAR(34) &amp; [.B214] &amp; CHAR(34) &amp; &quot;&gt;&lt;/a&gt;&quot; &amp;  &#10;&quot;&amp;nbsp; &amp;nbsp; &quot; &amp; [.B214] &amp; &quot;&lt;br&gt;&quot;" office:value-type="string" office:string-value="&lt;a href=&quot;#&quot;&gt;&lt;img src=&quot;https://raw.githubusercontent.com/StorageB/icons/main/GNOME46Adwaita/dark/audio-headphones-symbolic.svg&quot; width=&quot;22&quot; alt=&quot;audio-headphones-symbolic&quot;&gt;&lt;/a&gt;&amp;nbsp; &amp;nbsp; audio-headphones-symbolic&lt;br&gt;" calcext:value-type="string">
            <text:p>&lt;a href="#"&gt;&lt;img src="https://raw.githubusercontent.com/StorageB/icons/main/GNOME46Adwaita/dark/audio-headphones-symbolic.svg" width="22" alt="audio-headphones-symbolic"&gt;&lt;/a&gt;&amp;nbsp; &amp;nbsp; audio-headphone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dio-headset-symbolic.svg</text:p>
          </table:table-cell>
          <table:table-cell office:value-type="string" calcext:value-type="string">
            <text:p>audio-headse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1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15] &amp; CHAR(34) &amp; &quot;&gt;&quot; &amp; &#10;&quot;&lt;img alt=&quot; &amp; CHAR(34) &amp; [.B21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15] &amp; &quot;&lt;br&gt;&quot;" office:value-type="string" office:string-value="&lt;picture&gt;&lt;source media=&quot;(prefers-color-scheme: dark)&quot; srcset=&quot;https://github.com/StorageB/icons/blob/main/GNOME48Adwaita/light/audio-headset-symbolic.svg&quot;&gt;&lt;source media=&quot;(prefers-color-scheme: light)&quot; srcset=&quot;https://github.com/StorageB/icons/blob/main/GNOME48Adwaita/dark/audio-headset-symbolic.svg&quot;&gt;&lt;img alt=&quot;audio-headset-symbolic&quot; src=&quot;https://user-images.githubusercontent.com/25423296/163456779-a8556205-d0a5-45e2-ac17-42d089e3c3f8.png&quot;&gt;&lt;/picture&gt; &amp;nbsp; &amp;nbsp;audio-headset-symbolic&lt;br&gt;" calcext:value-type="string">
            <text:p>&lt;picture&gt;&lt;source media="(prefers-color-scheme: dark)" srcset="https://github.com/StorageB/icons/blob/main/GNOME48Adwaita/light/audio-headset-symbolic.svg"&gt;&lt;source media="(prefers-color-scheme: light)" srcset="https://github.com/StorageB/icons/blob/main/GNOME48Adwaita/dark/audio-headset-symbolic.svg"&gt;&lt;img alt="audio-headset-symbolic" src="https://user-images.githubusercontent.com/25423296/163456779-a8556205-d0a5-45e2-ac17-42d089e3c3f8.png"&gt;&lt;/picture&gt; &amp;nbsp; &amp;nbsp;audio-headse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15] &amp; CHAR(34) &amp;  &#10;&quot; width=&quot; &amp; CHAR(34) &amp; &quot;22&quot; &amp; CHAR(34) &amp; &quot; alt=&quot; &amp; CHAR(34) &amp; [.B215] &amp; CHAR(34) &amp; &quot;&gt;&lt;/a&gt;&quot; &amp; &#10;&quot;&amp;nbsp; &amp;nbsp; &quot; &amp; [.B215] &amp; &quot;&lt;br&gt;&quot;" office:value-type="string" office:string-value="&lt;a href=&quot;#&quot;&gt;&lt;img src=&quot;https://raw.githubusercontent.com/StorageB/icons/main/GNOME46Adwaita/light/audio-headset-symbolic.svg&quot; width=&quot;22&quot; alt=&quot;audio-headset-symbolic&quot;&gt;&lt;/a&gt;&amp;nbsp; &amp;nbsp; audio-headset-symbolic&lt;br&gt;" calcext:value-type="string">
            <text:p>&lt;a href="#"&gt;&lt;img src="https://raw.githubusercontent.com/StorageB/icons/main/GNOME46Adwaita/light/audio-headset-symbolic.svg" width="22" alt="audio-headset-symbolic"&gt;&lt;/a&gt;&amp;nbsp; &amp;nbsp; audio-headse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15] &amp; CHAR(34) &amp;   &#10;&quot; width=&quot; &amp; CHAR(34) &amp; &quot;22&quot; &amp; CHAR(34) &amp; &quot; alt=&quot; &amp; CHAR(34) &amp; [.B215] &amp; CHAR(34) &amp; &quot;&gt;&lt;/a&gt;&quot; &amp;  &#10;&quot;&amp;nbsp; &amp;nbsp; &quot; &amp; [.B215] &amp; &quot;&lt;br&gt;&quot;" office:value-type="string" office:string-value="&lt;a href=&quot;#&quot;&gt;&lt;img src=&quot;https://raw.githubusercontent.com/StorageB/icons/main/GNOME46Adwaita/dark/audio-headset-symbolic.svg&quot; width=&quot;22&quot; alt=&quot;audio-headset-symbolic&quot;&gt;&lt;/a&gt;&amp;nbsp; &amp;nbsp; audio-headset-symbolic&lt;br&gt;" calcext:value-type="string">
            <text:p>&lt;a href="#"&gt;&lt;img src="https://raw.githubusercontent.com/StorageB/icons/main/GNOME46Adwaita/dark/audio-headset-symbolic.svg" width="22" alt="audio-headset-symbolic"&gt;&lt;/a&gt;&amp;nbsp; &amp;nbsp; audio-headse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dio-input-microphone-symbolic.svg</text:p>
          </table:table-cell>
          <table:table-cell office:value-type="string" calcext:value-type="string">
            <text:p>audio-input-microphon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1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16] &amp; CHAR(34) &amp; &quot;&gt;&quot; &amp; &#10;&quot;&lt;img alt=&quot; &amp; CHAR(34) &amp; [.B21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16] &amp; &quot;&lt;br&gt;&quot;" office:value-type="string" office:string-value="&lt;picture&gt;&lt;source media=&quot;(prefers-color-scheme: dark)&quot; srcset=&quot;https://github.com/StorageB/icons/blob/main/GNOME48Adwaita/light/audio-input-microphone-symbolic.svg&quot;&gt;&lt;source media=&quot;(prefers-color-scheme: light)&quot; srcset=&quot;https://github.com/StorageB/icons/blob/main/GNOME48Adwaita/dark/audio-input-microphone-symbolic.svg&quot;&gt;&lt;img alt=&quot;audio-input-microphone-symbolic&quot; src=&quot;https://user-images.githubusercontent.com/25423296/163456779-a8556205-d0a5-45e2-ac17-42d089e3c3f8.png&quot;&gt;&lt;/picture&gt; &amp;nbsp; &amp;nbsp;audio-input-microphone-symbolic&lt;br&gt;" calcext:value-type="string">
            <text:p>&lt;picture&gt;&lt;source media="(prefers-color-scheme: dark)" srcset="https://github.com/StorageB/icons/blob/main/GNOME48Adwaita/light/audio-input-microphone-symbolic.svg"&gt;&lt;source media="(prefers-color-scheme: light)" srcset="https://github.com/StorageB/icons/blob/main/GNOME48Adwaita/dark/audio-input-microphone-symbolic.svg"&gt;&lt;img alt="audio-input-microphone-symbolic" src="https://user-images.githubusercontent.com/25423296/163456779-a8556205-d0a5-45e2-ac17-42d089e3c3f8.png"&gt;&lt;/picture&gt; &amp;nbsp; &amp;nbsp;audio-input-microphon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16] &amp; CHAR(34) &amp;  &#10;&quot; width=&quot; &amp; CHAR(34) &amp; &quot;22&quot; &amp; CHAR(34) &amp; &quot; alt=&quot; &amp; CHAR(34) &amp; [.B216] &amp; CHAR(34) &amp; &quot;&gt;&lt;/a&gt;&quot; &amp; &#10;&quot;&amp;nbsp; &amp;nbsp; &quot; &amp; [.B216] &amp; &quot;&lt;br&gt;&quot;" office:value-type="string" office:string-value="&lt;a href=&quot;#&quot;&gt;&lt;img src=&quot;https://raw.githubusercontent.com/StorageB/icons/main/GNOME46Adwaita/light/audio-input-microphone-symbolic.svg&quot; width=&quot;22&quot; alt=&quot;audio-input-microphone-symbolic&quot;&gt;&lt;/a&gt;&amp;nbsp; &amp;nbsp; audio-input-microphone-symbolic&lt;br&gt;" calcext:value-type="string">
            <text:p>&lt;a href="#"&gt;&lt;img src="https://raw.githubusercontent.com/StorageB/icons/main/GNOME46Adwaita/light/audio-input-microphone-symbolic.svg" width="22" alt="audio-input-microphone-symbolic"&gt;&lt;/a&gt;&amp;nbsp; &amp;nbsp; audio-input-microphon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16] &amp; CHAR(34) &amp;   &#10;&quot; width=&quot; &amp; CHAR(34) &amp; &quot;22&quot; &amp; CHAR(34) &amp; &quot; alt=&quot; &amp; CHAR(34) &amp; [.B216] &amp; CHAR(34) &amp; &quot;&gt;&lt;/a&gt;&quot; &amp;  &#10;&quot;&amp;nbsp; &amp;nbsp; &quot; &amp; [.B216] &amp; &quot;&lt;br&gt;&quot;" office:value-type="string" office:string-value="&lt;a href=&quot;#&quot;&gt;&lt;img src=&quot;https://raw.githubusercontent.com/StorageB/icons/main/GNOME46Adwaita/dark/audio-input-microphone-symbolic.svg&quot; width=&quot;22&quot; alt=&quot;audio-input-microphone-symbolic&quot;&gt;&lt;/a&gt;&amp;nbsp; &amp;nbsp; audio-input-microphone-symbolic&lt;br&gt;" calcext:value-type="string">
            <text:p>&lt;a href="#"&gt;&lt;img src="https://raw.githubusercontent.com/StorageB/icons/main/GNOME46Adwaita/dark/audio-input-microphone-symbolic.svg" width="22" alt="audio-input-microphone-symbolic"&gt;&lt;/a&gt;&amp;nbsp; &amp;nbsp; audio-input-microphon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dio-speakers-rtl-symbolic.svg</text:p>
          </table:table-cell>
          <table:table-cell office:value-type="string" calcext:value-type="string">
            <text:p>audio-speakers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1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17] &amp; CHAR(34) &amp; &quot;&gt;&quot; &amp; &#10;&quot;&lt;img alt=&quot; &amp; CHAR(34) &amp; [.B21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17] &amp; &quot;&lt;br&gt;&quot;" office:value-type="string" office:string-value="&lt;picture&gt;&lt;source media=&quot;(prefers-color-scheme: dark)&quot; srcset=&quot;https://github.com/StorageB/icons/blob/main/GNOME48Adwaita/light/audio-speakers-rtl-symbolic.svg&quot;&gt;&lt;source media=&quot;(prefers-color-scheme: light)&quot; srcset=&quot;https://github.com/StorageB/icons/blob/main/GNOME48Adwaita/dark/audio-speakers-rtl-symbolic.svg&quot;&gt;&lt;img alt=&quot;audio-speakers-rtl-symbolic&quot; src=&quot;https://user-images.githubusercontent.com/25423296/163456779-a8556205-d0a5-45e2-ac17-42d089e3c3f8.png&quot;&gt;&lt;/picture&gt; &amp;nbsp; &amp;nbsp;audio-speakers-rtl-symbolic&lt;br&gt;" calcext:value-type="string">
            <text:p>&lt;picture&gt;&lt;source media="(prefers-color-scheme: dark)" srcset="https://github.com/StorageB/icons/blob/main/GNOME48Adwaita/light/audio-speakers-rtl-symbolic.svg"&gt;&lt;source media="(prefers-color-scheme: light)" srcset="https://github.com/StorageB/icons/blob/main/GNOME48Adwaita/dark/audio-speakers-rtl-symbolic.svg"&gt;&lt;img alt="audio-speakers-rtl-symbolic" src="https://user-images.githubusercontent.com/25423296/163456779-a8556205-d0a5-45e2-ac17-42d089e3c3f8.png"&gt;&lt;/picture&gt; &amp;nbsp; &amp;nbsp;audio-speakers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17] &amp; CHAR(34) &amp;  &#10;&quot; width=&quot; &amp; CHAR(34) &amp; &quot;22&quot; &amp; CHAR(34) &amp; &quot; alt=&quot; &amp; CHAR(34) &amp; [.B217] &amp; CHAR(34) &amp; &quot;&gt;&lt;/a&gt;&quot; &amp; &#10;&quot;&amp;nbsp; &amp;nbsp; &quot; &amp; [.B217] &amp; &quot;&lt;br&gt;&quot;" office:value-type="string" office:string-value="&lt;a href=&quot;#&quot;&gt;&lt;img src=&quot;https://raw.githubusercontent.com/StorageB/icons/main/GNOME46Adwaita/light/audio-speakers-rtl-symbolic.svg&quot; width=&quot;22&quot; alt=&quot;audio-speakers-rtl-symbolic&quot;&gt;&lt;/a&gt;&amp;nbsp; &amp;nbsp; audio-speakers-rtl-symbolic&lt;br&gt;" calcext:value-type="string">
            <text:p>&lt;a href="#"&gt;&lt;img src="https://raw.githubusercontent.com/StorageB/icons/main/GNOME46Adwaita/light/audio-speakers-rtl-symbolic.svg" width="22" alt="audio-speakers-rtl-symbolic"&gt;&lt;/a&gt;&amp;nbsp; &amp;nbsp; audio-speakers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17] &amp; CHAR(34) &amp;   &#10;&quot; width=&quot; &amp; CHAR(34) &amp; &quot;22&quot; &amp; CHAR(34) &amp; &quot; alt=&quot; &amp; CHAR(34) &amp; [.B217] &amp; CHAR(34) &amp; &quot;&gt;&lt;/a&gt;&quot; &amp;  &#10;&quot;&amp;nbsp; &amp;nbsp; &quot; &amp; [.B217] &amp; &quot;&lt;br&gt;&quot;" office:value-type="string" office:string-value="&lt;a href=&quot;#&quot;&gt;&lt;img src=&quot;https://raw.githubusercontent.com/StorageB/icons/main/GNOME46Adwaita/dark/audio-speakers-rtl-symbolic.svg&quot; width=&quot;22&quot; alt=&quot;audio-speakers-rtl-symbolic&quot;&gt;&lt;/a&gt;&amp;nbsp; &amp;nbsp; audio-speakers-rtl-symbolic&lt;br&gt;" calcext:value-type="string">
            <text:p>&lt;a href="#"&gt;&lt;img src="https://raw.githubusercontent.com/StorageB/icons/main/GNOME46Adwaita/dark/audio-speakers-rtl-symbolic.svg" width="22" alt="audio-speakers-rtl-symbolic"&gt;&lt;/a&gt;&amp;nbsp; &amp;nbsp; audio-speakers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dio-speakers-symbolic-rtl.svg</text:p>
          </table:table-cell>
          <table:table-cell office:value-type="string" calcext:value-type="string">
            <text:p>audio-speakers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1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18] &amp; CHAR(34) &amp; &quot;&gt;&quot; &amp; &#10;&quot;&lt;img alt=&quot; &amp; CHAR(34) &amp; [.B21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18] &amp; &quot;&lt;br&gt;&quot;" office:value-type="string" office:string-value="&lt;picture&gt;&lt;source media=&quot;(prefers-color-scheme: dark)&quot; srcset=&quot;https://github.com/StorageB/icons/blob/main/GNOME48Adwaita/light/audio-speakers-symbolic-rtl.svg&quot;&gt;&lt;source media=&quot;(prefers-color-scheme: light)&quot; srcset=&quot;https://github.com/StorageB/icons/blob/main/GNOME48Adwaita/dark/audio-speakers-symbolic-rtl.svg&quot;&gt;&lt;img alt=&quot;audio-speakers-symbolic-rtl&quot; src=&quot;https://user-images.githubusercontent.com/25423296/163456779-a8556205-d0a5-45e2-ac17-42d089e3c3f8.png&quot;&gt;&lt;/picture&gt; &amp;nbsp; &amp;nbsp;audio-speakers-symbolic-rtl&lt;br&gt;" calcext:value-type="string">
            <text:p>&lt;picture&gt;&lt;source media="(prefers-color-scheme: dark)" srcset="https://github.com/StorageB/icons/blob/main/GNOME48Adwaita/light/audio-speakers-symbolic-rtl.svg"&gt;&lt;source media="(prefers-color-scheme: light)" srcset="https://github.com/StorageB/icons/blob/main/GNOME48Adwaita/dark/audio-speakers-symbolic-rtl.svg"&gt;&lt;img alt="audio-speakers-symbolic-rtl" src="https://user-images.githubusercontent.com/25423296/163456779-a8556205-d0a5-45e2-ac17-42d089e3c3f8.png"&gt;&lt;/picture&gt; &amp;nbsp; &amp;nbsp;audio-speakers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18] &amp; CHAR(34) &amp;  &#10;&quot; width=&quot; &amp; CHAR(34) &amp; &quot;22&quot; &amp; CHAR(34) &amp; &quot; alt=&quot; &amp; CHAR(34) &amp; [.B218] &amp; CHAR(34) &amp; &quot;&gt;&lt;/a&gt;&quot; &amp; &#10;&quot;&amp;nbsp; &amp;nbsp; &quot; &amp; [.B218] &amp; &quot;&lt;br&gt;&quot;" office:value-type="string" office:string-value="&lt;a href=&quot;#&quot;&gt;&lt;img src=&quot;https://raw.githubusercontent.com/StorageB/icons/main/GNOME46Adwaita/light/audio-speakers-symbolic-rtl.svg&quot; width=&quot;22&quot; alt=&quot;audio-speakers-symbolic-rtl&quot;&gt;&lt;/a&gt;&amp;nbsp; &amp;nbsp; audio-speakers-symbolic-rtl&lt;br&gt;" calcext:value-type="string">
            <text:p>&lt;a href="#"&gt;&lt;img src="https://raw.githubusercontent.com/StorageB/icons/main/GNOME46Adwaita/light/audio-speakers-symbolic-rtl.svg" width="22" alt="audio-speakers-symbolic-rtl"&gt;&lt;/a&gt;&amp;nbsp; &amp;nbsp; audio-speakers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18] &amp; CHAR(34) &amp;   &#10;&quot; width=&quot; &amp; CHAR(34) &amp; &quot;22&quot; &amp; CHAR(34) &amp; &quot; alt=&quot; &amp; CHAR(34) &amp; [.B218] &amp; CHAR(34) &amp; &quot;&gt;&lt;/a&gt;&quot; &amp;  &#10;&quot;&amp;nbsp; &amp;nbsp; &quot; &amp; [.B218] &amp; &quot;&lt;br&gt;&quot;" office:value-type="string" office:string-value="&lt;a href=&quot;#&quot;&gt;&lt;img src=&quot;https://raw.githubusercontent.com/StorageB/icons/main/GNOME46Adwaita/dark/audio-speakers-symbolic-rtl.svg&quot; width=&quot;22&quot; alt=&quot;audio-speakers-symbolic-rtl&quot;&gt;&lt;/a&gt;&amp;nbsp; &amp;nbsp; audio-speakers-symbolic-rtl&lt;br&gt;" calcext:value-type="string">
            <text:p>&lt;a href="#"&gt;&lt;img src="https://raw.githubusercontent.com/StorageB/icons/main/GNOME46Adwaita/dark/audio-speakers-symbolic-rtl.svg" width="22" alt="audio-speakers-symbolic-rtl"&gt;&lt;/a&gt;&amp;nbsp; &amp;nbsp; audio-speakers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dio-speakers-symbolic.svg</text:p>
          </table:table-cell>
          <table:table-cell office:value-type="string" calcext:value-type="string">
            <text:p>audio-speaker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1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19] &amp; CHAR(34) &amp; &quot;&gt;&quot; &amp; &#10;&quot;&lt;img alt=&quot; &amp; CHAR(34) &amp; [.B21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19] &amp; &quot;&lt;br&gt;&quot;" office:value-type="string" office:string-value="&lt;picture&gt;&lt;source media=&quot;(prefers-color-scheme: dark)&quot; srcset=&quot;https://github.com/StorageB/icons/blob/main/GNOME48Adwaita/light/audio-speakers-symbolic.svg&quot;&gt;&lt;source media=&quot;(prefers-color-scheme: light)&quot; srcset=&quot;https://github.com/StorageB/icons/blob/main/GNOME48Adwaita/dark/audio-speakers-symbolic.svg&quot;&gt;&lt;img alt=&quot;audio-speakers-symbolic&quot; src=&quot;https://user-images.githubusercontent.com/25423296/163456779-a8556205-d0a5-45e2-ac17-42d089e3c3f8.png&quot;&gt;&lt;/picture&gt; &amp;nbsp; &amp;nbsp;audio-speakers-symbolic&lt;br&gt;" calcext:value-type="string">
            <text:p>&lt;picture&gt;&lt;source media="(prefers-color-scheme: dark)" srcset="https://github.com/StorageB/icons/blob/main/GNOME48Adwaita/light/audio-speakers-symbolic.svg"&gt;&lt;source media="(prefers-color-scheme: light)" srcset="https://github.com/StorageB/icons/blob/main/GNOME48Adwaita/dark/audio-speakers-symbolic.svg"&gt;&lt;img alt="audio-speakers-symbolic" src="https://user-images.githubusercontent.com/25423296/163456779-a8556205-d0a5-45e2-ac17-42d089e3c3f8.png"&gt;&lt;/picture&gt; &amp;nbsp; &amp;nbsp;audio-speaker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19] &amp; CHAR(34) &amp;  &#10;&quot; width=&quot; &amp; CHAR(34) &amp; &quot;22&quot; &amp; CHAR(34) &amp; &quot; alt=&quot; &amp; CHAR(34) &amp; [.B219] &amp; CHAR(34) &amp; &quot;&gt;&lt;/a&gt;&quot; &amp; &#10;&quot;&amp;nbsp; &amp;nbsp; &quot; &amp; [.B219] &amp; &quot;&lt;br&gt;&quot;" office:value-type="string" office:string-value="&lt;a href=&quot;#&quot;&gt;&lt;img src=&quot;https://raw.githubusercontent.com/StorageB/icons/main/GNOME46Adwaita/light/audio-speakers-symbolic.svg&quot; width=&quot;22&quot; alt=&quot;audio-speakers-symbolic&quot;&gt;&lt;/a&gt;&amp;nbsp; &amp;nbsp; audio-speakers-symbolic&lt;br&gt;" calcext:value-type="string">
            <text:p>&lt;a href="#"&gt;&lt;img src="https://raw.githubusercontent.com/StorageB/icons/main/GNOME46Adwaita/light/audio-speakers-symbolic.svg" width="22" alt="audio-speakers-symbolic"&gt;&lt;/a&gt;&amp;nbsp; &amp;nbsp; audio-speaker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19] &amp; CHAR(34) &amp;   &#10;&quot; width=&quot; &amp; CHAR(34) &amp; &quot;22&quot; &amp; CHAR(34) &amp; &quot; alt=&quot; &amp; CHAR(34) &amp; [.B219] &amp; CHAR(34) &amp; &quot;&gt;&lt;/a&gt;&quot; &amp;  &#10;&quot;&amp;nbsp; &amp;nbsp; &quot; &amp; [.B219] &amp; &quot;&lt;br&gt;&quot;" office:value-type="string" office:string-value="&lt;a href=&quot;#&quot;&gt;&lt;img src=&quot;https://raw.githubusercontent.com/StorageB/icons/main/GNOME46Adwaita/dark/audio-speakers-symbolic.svg&quot; width=&quot;22&quot; alt=&quot;audio-speakers-symbolic&quot;&gt;&lt;/a&gt;&amp;nbsp; &amp;nbsp; audio-speakers-symbolic&lt;br&gt;" calcext:value-type="string">
            <text:p>&lt;a href="#"&gt;&lt;img src="https://raw.githubusercontent.com/StorageB/icons/main/GNOME46Adwaita/dark/audio-speakers-symbolic.svg" width="22" alt="audio-speakers-symbolic"&gt;&lt;/a&gt;&amp;nbsp; &amp;nbsp; audio-speaker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th-face-symbolic.svg</text:p>
          </table:table-cell>
          <table:table-cell office:value-type="string" calcext:value-type="string">
            <text:p>auth-fac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2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20] &amp; CHAR(34) &amp; &quot;&gt;&quot; &amp; &#10;&quot;&lt;img alt=&quot; &amp; CHAR(34) &amp; [.B22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0] &amp; &quot;&lt;br&gt;&quot;" office:value-type="string" office:string-value="&lt;picture&gt;&lt;source media=&quot;(prefers-color-scheme: dark)&quot; srcset=&quot;https://github.com/StorageB/icons/blob/main/GNOME48Adwaita/light/auth-face-symbolic.svg&quot;&gt;&lt;source media=&quot;(prefers-color-scheme: light)&quot; srcset=&quot;https://github.com/StorageB/icons/blob/main/GNOME48Adwaita/dark/auth-face-symbolic.svg&quot;&gt;&lt;img alt=&quot;auth-face-symbolic&quot; src=&quot;https://user-images.githubusercontent.com/25423296/163456779-a8556205-d0a5-45e2-ac17-42d089e3c3f8.png&quot;&gt;&lt;/picture&gt; &amp;nbsp; &amp;nbsp;auth-face-symbolic&lt;br&gt;" calcext:value-type="string">
            <text:p>&lt;picture&gt;&lt;source media="(prefers-color-scheme: dark)" srcset="https://github.com/StorageB/icons/blob/main/GNOME48Adwaita/light/auth-face-symbolic.svg"&gt;&lt;source media="(prefers-color-scheme: light)" srcset="https://github.com/StorageB/icons/blob/main/GNOME48Adwaita/dark/auth-face-symbolic.svg"&gt;&lt;img alt="auth-face-symbolic" src="https://user-images.githubusercontent.com/25423296/163456779-a8556205-d0a5-45e2-ac17-42d089e3c3f8.png"&gt;&lt;/picture&gt; &amp;nbsp; &amp;nbsp;auth-fac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20] &amp; CHAR(34) &amp;  &#10;&quot; width=&quot; &amp; CHAR(34) &amp; &quot;22&quot; &amp; CHAR(34) &amp; &quot; alt=&quot; &amp; CHAR(34) &amp; [.B220] &amp; CHAR(34) &amp; &quot;&gt;&lt;/a&gt;&quot; &amp; &#10;&quot;&amp;nbsp; &amp;nbsp; &quot; &amp; [.B220] &amp; &quot;&lt;br&gt;&quot;" office:value-type="string" office:string-value="&lt;a href=&quot;#&quot;&gt;&lt;img src=&quot;https://raw.githubusercontent.com/StorageB/icons/main/GNOME46Adwaita/light/auth-face-symbolic.svg&quot; width=&quot;22&quot; alt=&quot;auth-face-symbolic&quot;&gt;&lt;/a&gt;&amp;nbsp; &amp;nbsp; auth-face-symbolic&lt;br&gt;" calcext:value-type="string">
            <text:p>&lt;a href="#"&gt;&lt;img src="https://raw.githubusercontent.com/StorageB/icons/main/GNOME46Adwaita/light/auth-face-symbolic.svg" width="22" alt="auth-face-symbolic"&gt;&lt;/a&gt;&amp;nbsp; &amp;nbsp; auth-fac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20] &amp; CHAR(34) &amp;   &#10;&quot; width=&quot; &amp; CHAR(34) &amp; &quot;22&quot; &amp; CHAR(34) &amp; &quot; alt=&quot; &amp; CHAR(34) &amp; [.B220] &amp; CHAR(34) &amp; &quot;&gt;&lt;/a&gt;&quot; &amp;  &#10;&quot;&amp;nbsp; &amp;nbsp; &quot; &amp; [.B220] &amp; &quot;&lt;br&gt;&quot;" office:value-type="string" office:string-value="&lt;a href=&quot;#&quot;&gt;&lt;img src=&quot;https://raw.githubusercontent.com/StorageB/icons/main/GNOME46Adwaita/dark/auth-face-symbolic.svg&quot; width=&quot;22&quot; alt=&quot;auth-face-symbolic&quot;&gt;&lt;/a&gt;&amp;nbsp; &amp;nbsp; auth-face-symbolic&lt;br&gt;" calcext:value-type="string">
            <text:p>&lt;a href="#"&gt;&lt;img src="https://raw.githubusercontent.com/StorageB/icons/main/GNOME46Adwaita/dark/auth-face-symbolic.svg" width="22" alt="auth-face-symbolic"&gt;&lt;/a&gt;&amp;nbsp; &amp;nbsp; auth-fac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th-fingerprint-symbolic.svg</text:p>
          </table:table-cell>
          <table:table-cell office:value-type="string" calcext:value-type="string">
            <text:p>auth-fingerpri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2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21] &amp; CHAR(34) &amp; &quot;&gt;&quot; &amp; &#10;&quot;&lt;img alt=&quot; &amp; CHAR(34) &amp; [.B22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1] &amp; &quot;&lt;br&gt;&quot;" office:value-type="string" office:string-value="&lt;picture&gt;&lt;source media=&quot;(prefers-color-scheme: dark)&quot; srcset=&quot;https://github.com/StorageB/icons/blob/main/GNOME48Adwaita/light/auth-fingerprint-symbolic.svg&quot;&gt;&lt;source media=&quot;(prefers-color-scheme: light)&quot; srcset=&quot;https://github.com/StorageB/icons/blob/main/GNOME48Adwaita/dark/auth-fingerprint-symbolic.svg&quot;&gt;&lt;img alt=&quot;auth-fingerprint-symbolic&quot; src=&quot;https://user-images.githubusercontent.com/25423296/163456779-a8556205-d0a5-45e2-ac17-42d089e3c3f8.png&quot;&gt;&lt;/picture&gt; &amp;nbsp; &amp;nbsp;auth-fingerprint-symbolic&lt;br&gt;" calcext:value-type="string">
            <text:p>&lt;picture&gt;&lt;source media="(prefers-color-scheme: dark)" srcset="https://github.com/StorageB/icons/blob/main/GNOME48Adwaita/light/auth-fingerprint-symbolic.svg"&gt;&lt;source media="(prefers-color-scheme: light)" srcset="https://github.com/StorageB/icons/blob/main/GNOME48Adwaita/dark/auth-fingerprint-symbolic.svg"&gt;&lt;img alt="auth-fingerprint-symbolic" src="https://user-images.githubusercontent.com/25423296/163456779-a8556205-d0a5-45e2-ac17-42d089e3c3f8.png"&gt;&lt;/picture&gt; &amp;nbsp; &amp;nbsp;auth-fingerprin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21] &amp; CHAR(34) &amp;  &#10;&quot; width=&quot; &amp; CHAR(34) &amp; &quot;22&quot; &amp; CHAR(34) &amp; &quot; alt=&quot; &amp; CHAR(34) &amp; [.B221] &amp; CHAR(34) &amp; &quot;&gt;&lt;/a&gt;&quot; &amp; &#10;&quot;&amp;nbsp; &amp;nbsp; &quot; &amp; [.B221] &amp; &quot;&lt;br&gt;&quot;" office:value-type="string" office:string-value="&lt;a href=&quot;#&quot;&gt;&lt;img src=&quot;https://raw.githubusercontent.com/StorageB/icons/main/GNOME46Adwaita/light/auth-fingerprint-symbolic.svg&quot; width=&quot;22&quot; alt=&quot;auth-fingerprint-symbolic&quot;&gt;&lt;/a&gt;&amp;nbsp; &amp;nbsp; auth-fingerprint-symbolic&lt;br&gt;" calcext:value-type="string">
            <text:p>&lt;a href="#"&gt;&lt;img src="https://raw.githubusercontent.com/StorageB/icons/main/GNOME46Adwaita/light/auth-fingerprint-symbolic.svg" width="22" alt="auth-fingerprint-symbolic"&gt;&lt;/a&gt;&amp;nbsp; &amp;nbsp; auth-fingerprin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21] &amp; CHAR(34) &amp;   &#10;&quot; width=&quot; &amp; CHAR(34) &amp; &quot;22&quot; &amp; CHAR(34) &amp; &quot; alt=&quot; &amp; CHAR(34) &amp; [.B221] &amp; CHAR(34) &amp; &quot;&gt;&lt;/a&gt;&quot; &amp;  &#10;&quot;&amp;nbsp; &amp;nbsp; &quot; &amp; [.B221] &amp; &quot;&lt;br&gt;&quot;" office:value-type="string" office:string-value="&lt;a href=&quot;#&quot;&gt;&lt;img src=&quot;https://raw.githubusercontent.com/StorageB/icons/main/GNOME46Adwaita/dark/auth-fingerprint-symbolic.svg&quot; width=&quot;22&quot; alt=&quot;auth-fingerprint-symbolic&quot;&gt;&lt;/a&gt;&amp;nbsp; &amp;nbsp; auth-fingerprint-symbolic&lt;br&gt;" calcext:value-type="string">
            <text:p>&lt;a href="#"&gt;&lt;img src="https://raw.githubusercontent.com/StorageB/icons/main/GNOME46Adwaita/dark/auth-fingerprint-symbolic.svg" width="22" alt="auth-fingerprint-symbolic"&gt;&lt;/a&gt;&amp;nbsp; &amp;nbsp; auth-fingerprin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th-sim-symbolic.svg</text:p>
          </table:table-cell>
          <table:table-cell office:value-type="string" calcext:value-type="string">
            <text:p>auth-si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2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22] &amp; CHAR(34) &amp; &quot;&gt;&quot; &amp; &#10;&quot;&lt;img alt=&quot; &amp; CHAR(34) &amp; [.B22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2] &amp; &quot;&lt;br&gt;&quot;" office:value-type="string" office:string-value="&lt;picture&gt;&lt;source media=&quot;(prefers-color-scheme: dark)&quot; srcset=&quot;https://github.com/StorageB/icons/blob/main/GNOME48Adwaita/light/auth-sim-symbolic.svg&quot;&gt;&lt;source media=&quot;(prefers-color-scheme: light)&quot; srcset=&quot;https://github.com/StorageB/icons/blob/main/GNOME48Adwaita/dark/auth-sim-symbolic.svg&quot;&gt;&lt;img alt=&quot;auth-sim-symbolic&quot; src=&quot;https://user-images.githubusercontent.com/25423296/163456779-a8556205-d0a5-45e2-ac17-42d089e3c3f8.png&quot;&gt;&lt;/picture&gt; &amp;nbsp; &amp;nbsp;auth-sim-symbolic&lt;br&gt;" calcext:value-type="string">
            <text:p>&lt;picture&gt;&lt;source media="(prefers-color-scheme: dark)" srcset="https://github.com/StorageB/icons/blob/main/GNOME48Adwaita/light/auth-sim-symbolic.svg"&gt;&lt;source media="(prefers-color-scheme: light)" srcset="https://github.com/StorageB/icons/blob/main/GNOME48Adwaita/dark/auth-sim-symbolic.svg"&gt;&lt;img alt="auth-sim-symbolic" src="https://user-images.githubusercontent.com/25423296/163456779-a8556205-d0a5-45e2-ac17-42d089e3c3f8.png"&gt;&lt;/picture&gt; &amp;nbsp; &amp;nbsp;auth-sim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22] &amp; CHAR(34) &amp;  &#10;&quot; width=&quot; &amp; CHAR(34) &amp; &quot;22&quot; &amp; CHAR(34) &amp; &quot; alt=&quot; &amp; CHAR(34) &amp; [.B222] &amp; CHAR(34) &amp; &quot;&gt;&lt;/a&gt;&quot; &amp; &#10;&quot;&amp;nbsp; &amp;nbsp; &quot; &amp; [.B222] &amp; &quot;&lt;br&gt;&quot;" office:value-type="string" office:string-value="&lt;a href=&quot;#&quot;&gt;&lt;img src=&quot;https://raw.githubusercontent.com/StorageB/icons/main/GNOME46Adwaita/light/auth-sim-symbolic.svg&quot; width=&quot;22&quot; alt=&quot;auth-sim-symbolic&quot;&gt;&lt;/a&gt;&amp;nbsp; &amp;nbsp; auth-sim-symbolic&lt;br&gt;" calcext:value-type="string">
            <text:p>&lt;a href="#"&gt;&lt;img src="https://raw.githubusercontent.com/StorageB/icons/main/GNOME46Adwaita/light/auth-sim-symbolic.svg" width="22" alt="auth-sim-symbolic"&gt;&lt;/a&gt;&amp;nbsp; &amp;nbsp; auth-sim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22] &amp; CHAR(34) &amp;   &#10;&quot; width=&quot; &amp; CHAR(34) &amp; &quot;22&quot; &amp; CHAR(34) &amp; &quot; alt=&quot; &amp; CHAR(34) &amp; [.B222] &amp; CHAR(34) &amp; &quot;&gt;&lt;/a&gt;&quot; &amp;  &#10;&quot;&amp;nbsp; &amp;nbsp; &quot; &amp; [.B222] &amp; &quot;&lt;br&gt;&quot;" office:value-type="string" office:string-value="&lt;a href=&quot;#&quot;&gt;&lt;img src=&quot;https://raw.githubusercontent.com/StorageB/icons/main/GNOME46Adwaita/dark/auth-sim-symbolic.svg&quot; width=&quot;22&quot; alt=&quot;auth-sim-symbolic&quot;&gt;&lt;/a&gt;&amp;nbsp; &amp;nbsp; auth-sim-symbolic&lt;br&gt;" calcext:value-type="string">
            <text:p>&lt;a href="#"&gt;&lt;img src="https://raw.githubusercontent.com/StorageB/icons/main/GNOME46Adwaita/dark/auth-sim-symbolic.svg" width="22" alt="auth-sim-symbolic"&gt;&lt;/a&gt;&amp;nbsp; &amp;nbsp; auth-sim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th-smartcard-symbolic.svg</text:p>
          </table:table-cell>
          <table:table-cell office:value-type="string" calcext:value-type="string">
            <text:p>auth-smartca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2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23] &amp; CHAR(34) &amp; &quot;&gt;&quot; &amp; &#10;&quot;&lt;img alt=&quot; &amp; CHAR(34) &amp; [.B22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3] &amp; &quot;&lt;br&gt;&quot;" office:value-type="string" office:string-value="&lt;picture&gt;&lt;source media=&quot;(prefers-color-scheme: dark)&quot; srcset=&quot;https://github.com/StorageB/icons/blob/main/GNOME48Adwaita/light/auth-smartcard-symbolic.svg&quot;&gt;&lt;source media=&quot;(prefers-color-scheme: light)&quot; srcset=&quot;https://github.com/StorageB/icons/blob/main/GNOME48Adwaita/dark/auth-smartcard-symbolic.svg&quot;&gt;&lt;img alt=&quot;auth-smartcard-symbolic&quot; src=&quot;https://user-images.githubusercontent.com/25423296/163456779-a8556205-d0a5-45e2-ac17-42d089e3c3f8.png&quot;&gt;&lt;/picture&gt; &amp;nbsp; &amp;nbsp;auth-smartcard-symbolic&lt;br&gt;" calcext:value-type="string">
            <text:p>&lt;picture&gt;&lt;source media="(prefers-color-scheme: dark)" srcset="https://github.com/StorageB/icons/blob/main/GNOME48Adwaita/light/auth-smartcard-symbolic.svg"&gt;&lt;source media="(prefers-color-scheme: light)" srcset="https://github.com/StorageB/icons/blob/main/GNOME48Adwaita/dark/auth-smartcard-symbolic.svg"&gt;&lt;img alt="auth-smartcard-symbolic" src="https://user-images.githubusercontent.com/25423296/163456779-a8556205-d0a5-45e2-ac17-42d089e3c3f8.png"&gt;&lt;/picture&gt; &amp;nbsp; &amp;nbsp;auth-smartcar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23] &amp; CHAR(34) &amp;  &#10;&quot; width=&quot; &amp; CHAR(34) &amp; &quot;22&quot; &amp; CHAR(34) &amp; &quot; alt=&quot; &amp; CHAR(34) &amp; [.B223] &amp; CHAR(34) &amp; &quot;&gt;&lt;/a&gt;&quot; &amp; &#10;&quot;&amp;nbsp; &amp;nbsp; &quot; &amp; [.B223] &amp; &quot;&lt;br&gt;&quot;" office:value-type="string" office:string-value="&lt;a href=&quot;#&quot;&gt;&lt;img src=&quot;https://raw.githubusercontent.com/StorageB/icons/main/GNOME46Adwaita/light/auth-smartcard-symbolic.svg&quot; width=&quot;22&quot; alt=&quot;auth-smartcard-symbolic&quot;&gt;&lt;/a&gt;&amp;nbsp; &amp;nbsp; auth-smartcard-symbolic&lt;br&gt;" calcext:value-type="string">
            <text:p>&lt;a href="#"&gt;&lt;img src="https://raw.githubusercontent.com/StorageB/icons/main/GNOME46Adwaita/light/auth-smartcard-symbolic.svg" width="22" alt="auth-smartcard-symbolic"&gt;&lt;/a&gt;&amp;nbsp; &amp;nbsp; auth-smartcar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23] &amp; CHAR(34) &amp;   &#10;&quot; width=&quot; &amp; CHAR(34) &amp; &quot;22&quot; &amp; CHAR(34) &amp; &quot; alt=&quot; &amp; CHAR(34) &amp; [.B223] &amp; CHAR(34) &amp; &quot;&gt;&lt;/a&gt;&quot; &amp;  &#10;&quot;&amp;nbsp; &amp;nbsp; &quot; &amp; [.B223] &amp; &quot;&lt;br&gt;&quot;" office:value-type="string" office:string-value="&lt;a href=&quot;#&quot;&gt;&lt;img src=&quot;https://raw.githubusercontent.com/StorageB/icons/main/GNOME46Adwaita/dark/auth-smartcard-symbolic.svg&quot; width=&quot;22&quot; alt=&quot;auth-smartcard-symbolic&quot;&gt;&lt;/a&gt;&amp;nbsp; &amp;nbsp; auth-smartcard-symbolic&lt;br&gt;" calcext:value-type="string">
            <text:p>&lt;a href="#"&gt;&lt;img src="https://raw.githubusercontent.com/StorageB/icons/main/GNOME46Adwaita/dark/auth-smartcard-symbolic.svg" width="22" alt="auth-smartcard-symbolic"&gt;&lt;/a&gt;&amp;nbsp; &amp;nbsp; auth-smartcar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symbolic.svg</text:p>
          </table:table-cell>
          <table:table-cell office:value-type="string" calcext:value-type="string">
            <text:p>batter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2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24] &amp; CHAR(34) &amp; &quot;&gt;&quot; &amp; &#10;&quot;&lt;img alt=&quot; &amp; CHAR(34) &amp; [.B22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4] &amp; &quot;&lt;br&gt;&quot;" office:value-type="string" office:string-value="&lt;picture&gt;&lt;source media=&quot;(prefers-color-scheme: dark)&quot; srcset=&quot;https://github.com/StorageB/icons/blob/main/GNOME48Adwaita/light/battery-symbolic.svg&quot;&gt;&lt;source media=&quot;(prefers-color-scheme: light)&quot; srcset=&quot;https://github.com/StorageB/icons/blob/main/GNOME48Adwaita/dark/battery-symbolic.svg&quot;&gt;&lt;img alt=&quot;battery-symbolic&quot; src=&quot;https://user-images.githubusercontent.com/25423296/163456779-a8556205-d0a5-45e2-ac17-42d089e3c3f8.png&quot;&gt;&lt;/picture&gt; &amp;nbsp; &amp;nbsp;battery-symbolic&lt;br&gt;" calcext:value-type="string">
            <text:p>&lt;picture&gt;&lt;source media="(prefers-color-scheme: dark)" srcset="https://github.com/StorageB/icons/blob/main/GNOME48Adwaita/light/battery-symbolic.svg"&gt;&lt;source media="(prefers-color-scheme: light)" srcset="https://github.com/StorageB/icons/blob/main/GNOME48Adwaita/dark/battery-symbolic.svg"&gt;&lt;img alt="battery-symbolic" src="https://user-images.githubusercontent.com/25423296/163456779-a8556205-d0a5-45e2-ac17-42d089e3c3f8.png"&gt;&lt;/picture&gt; &amp;nbsp; &amp;nbsp;battery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24] &amp; CHAR(34) &amp;  &#10;&quot; width=&quot; &amp; CHAR(34) &amp; &quot;22&quot; &amp; CHAR(34) &amp; &quot; alt=&quot; &amp; CHAR(34) &amp; [.B224] &amp; CHAR(34) &amp; &quot;&gt;&lt;/a&gt;&quot; &amp; &#10;&quot;&amp;nbsp; &amp;nbsp; &quot; &amp; [.B224] &amp; &quot;&lt;br&gt;&quot;" office:value-type="string" office:string-value="&lt;a href=&quot;#&quot;&gt;&lt;img src=&quot;https://raw.githubusercontent.com/StorageB/icons/main/GNOME46Adwaita/light/battery-symbolic.svg&quot; width=&quot;22&quot; alt=&quot;battery-symbolic&quot;&gt;&lt;/a&gt;&amp;nbsp; &amp;nbsp; battery-symbolic&lt;br&gt;" calcext:value-type="string">
            <text:p>&lt;a href="#"&gt;&lt;img src="https://raw.githubusercontent.com/StorageB/icons/main/GNOME46Adwaita/light/battery-symbolic.svg" width="22" alt="battery-symbolic"&gt;&lt;/a&gt;&amp;nbsp; &amp;nbsp; battery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24] &amp; CHAR(34) &amp;   &#10;&quot; width=&quot; &amp; CHAR(34) &amp; &quot;22&quot; &amp; CHAR(34) &amp; &quot; alt=&quot; &amp; CHAR(34) &amp; [.B224] &amp; CHAR(34) &amp; &quot;&gt;&lt;/a&gt;&quot; &amp;  &#10;&quot;&amp;nbsp; &amp;nbsp; &quot; &amp; [.B224] &amp; &quot;&lt;br&gt;&quot;" office:value-type="string" office:string-value="&lt;a href=&quot;#&quot;&gt;&lt;img src=&quot;https://raw.githubusercontent.com/StorageB/icons/main/GNOME46Adwaita/dark/battery-symbolic.svg&quot; width=&quot;22&quot; alt=&quot;battery-symbolic&quot;&gt;&lt;/a&gt;&amp;nbsp; &amp;nbsp; battery-symbolic&lt;br&gt;" calcext:value-type="string">
            <text:p>&lt;a href="#"&gt;&lt;img src="https://raw.githubusercontent.com/StorageB/icons/main/GNOME46Adwaita/dark/battery-symbolic.svg" width="22" alt="battery-symbolic"&gt;&lt;/a&gt;&amp;nbsp; &amp;nbsp; battery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luetooth-symbolic.svg</text:p>
          </table:table-cell>
          <table:table-cell office:value-type="string" calcext:value-type="string">
            <text:p>bluetoot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2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25] &amp; CHAR(34) &amp; &quot;&gt;&quot; &amp; &#10;&quot;&lt;img alt=&quot; &amp; CHAR(34) &amp; [.B22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5] &amp; &quot;&lt;br&gt;&quot;" office:value-type="string" office:string-value="&lt;picture&gt;&lt;source media=&quot;(prefers-color-scheme: dark)&quot; srcset=&quot;https://github.com/StorageB/icons/blob/main/GNOME48Adwaita/light/bluetooth-symbolic.svg&quot;&gt;&lt;source media=&quot;(prefers-color-scheme: light)&quot; srcset=&quot;https://github.com/StorageB/icons/blob/main/GNOME48Adwaita/dark/bluetooth-symbolic.svg&quot;&gt;&lt;img alt=&quot;bluetooth-symbolic&quot; src=&quot;https://user-images.githubusercontent.com/25423296/163456779-a8556205-d0a5-45e2-ac17-42d089e3c3f8.png&quot;&gt;&lt;/picture&gt; &amp;nbsp; &amp;nbsp;bluetooth-symbolic&lt;br&gt;" calcext:value-type="string">
            <text:p>&lt;picture&gt;&lt;source media="(prefers-color-scheme: dark)" srcset="https://github.com/StorageB/icons/blob/main/GNOME48Adwaita/light/bluetooth-symbolic.svg"&gt;&lt;source media="(prefers-color-scheme: light)" srcset="https://github.com/StorageB/icons/blob/main/GNOME48Adwaita/dark/bluetooth-symbolic.svg"&gt;&lt;img alt="bluetooth-symbolic" src="https://user-images.githubusercontent.com/25423296/163456779-a8556205-d0a5-45e2-ac17-42d089e3c3f8.png"&gt;&lt;/picture&gt; &amp;nbsp; &amp;nbsp;bluetooth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25] &amp; CHAR(34) &amp;  &#10;&quot; width=&quot; &amp; CHAR(34) &amp; &quot;22&quot; &amp; CHAR(34) &amp; &quot; alt=&quot; &amp; CHAR(34) &amp; [.B225] &amp; CHAR(34) &amp; &quot;&gt;&lt;/a&gt;&quot; &amp; &#10;&quot;&amp;nbsp; &amp;nbsp; &quot; &amp; [.B225] &amp; &quot;&lt;br&gt;&quot;" office:value-type="string" office:string-value="&lt;a href=&quot;#&quot;&gt;&lt;img src=&quot;https://raw.githubusercontent.com/StorageB/icons/main/GNOME46Adwaita/light/bluetooth-symbolic.svg&quot; width=&quot;22&quot; alt=&quot;bluetooth-symbolic&quot;&gt;&lt;/a&gt;&amp;nbsp; &amp;nbsp; bluetooth-symbolic&lt;br&gt;" calcext:value-type="string">
            <text:p>&lt;a href="#"&gt;&lt;img src="https://raw.githubusercontent.com/StorageB/icons/main/GNOME46Adwaita/light/bluetooth-symbolic.svg" width="22" alt="bluetooth-symbolic"&gt;&lt;/a&gt;&amp;nbsp; &amp;nbsp; bluetooth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25] &amp; CHAR(34) &amp;   &#10;&quot; width=&quot; &amp; CHAR(34) &amp; &quot;22&quot; &amp; CHAR(34) &amp; &quot; alt=&quot; &amp; CHAR(34) &amp; [.B225] &amp; CHAR(34) &amp; &quot;&gt;&lt;/a&gt;&quot; &amp;  &#10;&quot;&amp;nbsp; &amp;nbsp; &quot; &amp; [.B225] &amp; &quot;&lt;br&gt;&quot;" office:value-type="string" office:string-value="&lt;a href=&quot;#&quot;&gt;&lt;img src=&quot;https://raw.githubusercontent.com/StorageB/icons/main/GNOME46Adwaita/dark/bluetooth-symbolic.svg&quot; width=&quot;22&quot; alt=&quot;bluetooth-symbolic&quot;&gt;&lt;/a&gt;&amp;nbsp; &amp;nbsp; bluetooth-symbolic&lt;br&gt;" calcext:value-type="string">
            <text:p>&lt;a href="#"&gt;&lt;img src="https://raw.githubusercontent.com/StorageB/icons/main/GNOME46Adwaita/dark/bluetooth-symbolic.svg" width="22" alt="bluetooth-symbolic"&gt;&lt;/a&gt;&amp;nbsp; &amp;nbsp; bluetooth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mera-photo-symbolic.svg</text:p>
          </table:table-cell>
          <table:table-cell office:value-type="string" calcext:value-type="string">
            <text:p>camera-photo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2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26] &amp; CHAR(34) &amp; &quot;&gt;&quot; &amp; &#10;&quot;&lt;img alt=&quot; &amp; CHAR(34) &amp; [.B22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6] &amp; &quot;&lt;br&gt;&quot;" office:value-type="string" office:string-value="&lt;picture&gt;&lt;source media=&quot;(prefers-color-scheme: dark)&quot; srcset=&quot;https://github.com/StorageB/icons/blob/main/GNOME48Adwaita/light/camera-photo-symbolic.svg&quot;&gt;&lt;source media=&quot;(prefers-color-scheme: light)&quot; srcset=&quot;https://github.com/StorageB/icons/blob/main/GNOME48Adwaita/dark/camera-photo-symbolic.svg&quot;&gt;&lt;img alt=&quot;camera-photo-symbolic&quot; src=&quot;https://user-images.githubusercontent.com/25423296/163456779-a8556205-d0a5-45e2-ac17-42d089e3c3f8.png&quot;&gt;&lt;/picture&gt; &amp;nbsp; &amp;nbsp;camera-photo-symbolic&lt;br&gt;" calcext:value-type="string">
            <text:p>&lt;picture&gt;&lt;source media="(prefers-color-scheme: dark)" srcset="https://github.com/StorageB/icons/blob/main/GNOME48Adwaita/light/camera-photo-symbolic.svg"&gt;&lt;source media="(prefers-color-scheme: light)" srcset="https://github.com/StorageB/icons/blob/main/GNOME48Adwaita/dark/camera-photo-symbolic.svg"&gt;&lt;img alt="camera-photo-symbolic" src="https://user-images.githubusercontent.com/25423296/163456779-a8556205-d0a5-45e2-ac17-42d089e3c3f8.png"&gt;&lt;/picture&gt; &amp;nbsp; &amp;nbsp;camera-photo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26] &amp; CHAR(34) &amp;  &#10;&quot; width=&quot; &amp; CHAR(34) &amp; &quot;22&quot; &amp; CHAR(34) &amp; &quot; alt=&quot; &amp; CHAR(34) &amp; [.B226] &amp; CHAR(34) &amp; &quot;&gt;&lt;/a&gt;&quot; &amp; &#10;&quot;&amp;nbsp; &amp;nbsp; &quot; &amp; [.B226] &amp; &quot;&lt;br&gt;&quot;" office:value-type="string" office:string-value="&lt;a href=&quot;#&quot;&gt;&lt;img src=&quot;https://raw.githubusercontent.com/StorageB/icons/main/GNOME46Adwaita/light/camera-photo-symbolic.svg&quot; width=&quot;22&quot; alt=&quot;camera-photo-symbolic&quot;&gt;&lt;/a&gt;&amp;nbsp; &amp;nbsp; camera-photo-symbolic&lt;br&gt;" calcext:value-type="string">
            <text:p>&lt;a href="#"&gt;&lt;img src="https://raw.githubusercontent.com/StorageB/icons/main/GNOME46Adwaita/light/camera-photo-symbolic.svg" width="22" alt="camera-photo-symbolic"&gt;&lt;/a&gt;&amp;nbsp; &amp;nbsp; camera-photo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26] &amp; CHAR(34) &amp;   &#10;&quot; width=&quot; &amp; CHAR(34) &amp; &quot;22&quot; &amp; CHAR(34) &amp; &quot; alt=&quot; &amp; CHAR(34) &amp; [.B226] &amp; CHAR(34) &amp; &quot;&gt;&lt;/a&gt;&quot; &amp;  &#10;&quot;&amp;nbsp; &amp;nbsp; &quot; &amp; [.B226] &amp; &quot;&lt;br&gt;&quot;" office:value-type="string" office:string-value="&lt;a href=&quot;#&quot;&gt;&lt;img src=&quot;https://raw.githubusercontent.com/StorageB/icons/main/GNOME46Adwaita/dark/camera-photo-symbolic.svg&quot; width=&quot;22&quot; alt=&quot;camera-photo-symbolic&quot;&gt;&lt;/a&gt;&amp;nbsp; &amp;nbsp; camera-photo-symbolic&lt;br&gt;" calcext:value-type="string">
            <text:p>&lt;a href="#"&gt;&lt;img src="https://raw.githubusercontent.com/StorageB/icons/main/GNOME46Adwaita/dark/camera-photo-symbolic.svg" width="22" alt="camera-photo-symbolic"&gt;&lt;/a&gt;&amp;nbsp; &amp;nbsp; camera-photo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mera-video-symbolic.svg</text:p>
          </table:table-cell>
          <table:table-cell office:value-type="string" calcext:value-type="string">
            <text:p>camera-video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2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27] &amp; CHAR(34) &amp; &quot;&gt;&quot; &amp; &#10;&quot;&lt;img alt=&quot; &amp; CHAR(34) &amp; [.B22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7] &amp; &quot;&lt;br&gt;&quot;" office:value-type="string" office:string-value="&lt;picture&gt;&lt;source media=&quot;(prefers-color-scheme: dark)&quot; srcset=&quot;https://github.com/StorageB/icons/blob/main/GNOME48Adwaita/light/camera-video-symbolic.svg&quot;&gt;&lt;source media=&quot;(prefers-color-scheme: light)&quot; srcset=&quot;https://github.com/StorageB/icons/blob/main/GNOME48Adwaita/dark/camera-video-symbolic.svg&quot;&gt;&lt;img alt=&quot;camera-video-symbolic&quot; src=&quot;https://user-images.githubusercontent.com/25423296/163456779-a8556205-d0a5-45e2-ac17-42d089e3c3f8.png&quot;&gt;&lt;/picture&gt; &amp;nbsp; &amp;nbsp;camera-video-symbolic&lt;br&gt;" calcext:value-type="string">
            <text:p>&lt;picture&gt;&lt;source media="(prefers-color-scheme: dark)" srcset="https://github.com/StorageB/icons/blob/main/GNOME48Adwaita/light/camera-video-symbolic.svg"&gt;&lt;source media="(prefers-color-scheme: light)" srcset="https://github.com/StorageB/icons/blob/main/GNOME48Adwaita/dark/camera-video-symbolic.svg"&gt;&lt;img alt="camera-video-symbolic" src="https://user-images.githubusercontent.com/25423296/163456779-a8556205-d0a5-45e2-ac17-42d089e3c3f8.png"&gt;&lt;/picture&gt; &amp;nbsp; &amp;nbsp;camera-video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27] &amp; CHAR(34) &amp;  &#10;&quot; width=&quot; &amp; CHAR(34) &amp; &quot;22&quot; &amp; CHAR(34) &amp; &quot; alt=&quot; &amp; CHAR(34) &amp; [.B227] &amp; CHAR(34) &amp; &quot;&gt;&lt;/a&gt;&quot; &amp; &#10;&quot;&amp;nbsp; &amp;nbsp; &quot; &amp; [.B227] &amp; &quot;&lt;br&gt;&quot;" office:value-type="string" office:string-value="&lt;a href=&quot;#&quot;&gt;&lt;img src=&quot;https://raw.githubusercontent.com/StorageB/icons/main/GNOME46Adwaita/light/camera-video-symbolic.svg&quot; width=&quot;22&quot; alt=&quot;camera-video-symbolic&quot;&gt;&lt;/a&gt;&amp;nbsp; &amp;nbsp; camera-video-symbolic&lt;br&gt;" calcext:value-type="string">
            <text:p>&lt;a href="#"&gt;&lt;img src="https://raw.githubusercontent.com/StorageB/icons/main/GNOME46Adwaita/light/camera-video-symbolic.svg" width="22" alt="camera-video-symbolic"&gt;&lt;/a&gt;&amp;nbsp; &amp;nbsp; camera-video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27] &amp; CHAR(34) &amp;   &#10;&quot; width=&quot; &amp; CHAR(34) &amp; &quot;22&quot; &amp; CHAR(34) &amp; &quot; alt=&quot; &amp; CHAR(34) &amp; [.B227] &amp; CHAR(34) &amp; &quot;&gt;&lt;/a&gt;&quot; &amp;  &#10;&quot;&amp;nbsp; &amp;nbsp; &quot; &amp; [.B227] &amp; &quot;&lt;br&gt;&quot;" office:value-type="string" office:string-value="&lt;a href=&quot;#&quot;&gt;&lt;img src=&quot;https://raw.githubusercontent.com/StorageB/icons/main/GNOME46Adwaita/dark/camera-video-symbolic.svg&quot; width=&quot;22&quot; alt=&quot;camera-video-symbolic&quot;&gt;&lt;/a&gt;&amp;nbsp; &amp;nbsp; camera-video-symbolic&lt;br&gt;" calcext:value-type="string">
            <text:p>&lt;a href="#"&gt;&lt;img src="https://raw.githubusercontent.com/StorageB/icons/main/GNOME46Adwaita/dark/camera-video-symbolic.svg" width="22" alt="camera-video-symbolic"&gt;&lt;/a&gt;&amp;nbsp; &amp;nbsp; camera-video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mera-web-symbolic.svg</text:p>
          </table:table-cell>
          <table:table-cell office:value-type="string" calcext:value-type="string">
            <text:p>camera-web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2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28] &amp; CHAR(34) &amp; &quot;&gt;&quot; &amp; &#10;&quot;&lt;img alt=&quot; &amp; CHAR(34) &amp; [.B22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8] &amp; &quot;&lt;br&gt;&quot;" office:value-type="string" office:string-value="&lt;picture&gt;&lt;source media=&quot;(prefers-color-scheme: dark)&quot; srcset=&quot;https://github.com/StorageB/icons/blob/main/GNOME48Adwaita/light/camera-web-symbolic.svg&quot;&gt;&lt;source media=&quot;(prefers-color-scheme: light)&quot; srcset=&quot;https://github.com/StorageB/icons/blob/main/GNOME48Adwaita/dark/camera-web-symbolic.svg&quot;&gt;&lt;img alt=&quot;camera-web-symbolic&quot; src=&quot;https://user-images.githubusercontent.com/25423296/163456779-a8556205-d0a5-45e2-ac17-42d089e3c3f8.png&quot;&gt;&lt;/picture&gt; &amp;nbsp; &amp;nbsp;camera-web-symbolic&lt;br&gt;" calcext:value-type="string">
            <text:p>&lt;picture&gt;&lt;source media="(prefers-color-scheme: dark)" srcset="https://github.com/StorageB/icons/blob/main/GNOME48Adwaita/light/camera-web-symbolic.svg"&gt;&lt;source media="(prefers-color-scheme: light)" srcset="https://github.com/StorageB/icons/blob/main/GNOME48Adwaita/dark/camera-web-symbolic.svg"&gt;&lt;img alt="camera-web-symbolic" src="https://user-images.githubusercontent.com/25423296/163456779-a8556205-d0a5-45e2-ac17-42d089e3c3f8.png"&gt;&lt;/picture&gt; &amp;nbsp; &amp;nbsp;camera-web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28] &amp; CHAR(34) &amp;  &#10;&quot; width=&quot; &amp; CHAR(34) &amp; &quot;22&quot; &amp; CHAR(34) &amp; &quot; alt=&quot; &amp; CHAR(34) &amp; [.B228] &amp; CHAR(34) &amp; &quot;&gt;&lt;/a&gt;&quot; &amp; &#10;&quot;&amp;nbsp; &amp;nbsp; &quot; &amp; [.B228] &amp; &quot;&lt;br&gt;&quot;" office:value-type="string" office:string-value="&lt;a href=&quot;#&quot;&gt;&lt;img src=&quot;https://raw.githubusercontent.com/StorageB/icons/main/GNOME46Adwaita/light/camera-web-symbolic.svg&quot; width=&quot;22&quot; alt=&quot;camera-web-symbolic&quot;&gt;&lt;/a&gt;&amp;nbsp; &amp;nbsp; camera-web-symbolic&lt;br&gt;" calcext:value-type="string">
            <text:p>&lt;a href="#"&gt;&lt;img src="https://raw.githubusercontent.com/StorageB/icons/main/GNOME46Adwaita/light/camera-web-symbolic.svg" width="22" alt="camera-web-symbolic"&gt;&lt;/a&gt;&amp;nbsp; &amp;nbsp; camera-web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28] &amp; CHAR(34) &amp;   &#10;&quot; width=&quot; &amp; CHAR(34) &amp; &quot;22&quot; &amp; CHAR(34) &amp; &quot; alt=&quot; &amp; CHAR(34) &amp; [.B228] &amp; CHAR(34) &amp; &quot;&gt;&lt;/a&gt;&quot; &amp;  &#10;&quot;&amp;nbsp; &amp;nbsp; &quot; &amp; [.B228] &amp; &quot;&lt;br&gt;&quot;" office:value-type="string" office:string-value="&lt;a href=&quot;#&quot;&gt;&lt;img src=&quot;https://raw.githubusercontent.com/StorageB/icons/main/GNOME46Adwaita/dark/camera-web-symbolic.svg&quot; width=&quot;22&quot; alt=&quot;camera-web-symbolic&quot;&gt;&lt;/a&gt;&amp;nbsp; &amp;nbsp; camera-web-symbolic&lt;br&gt;" calcext:value-type="string">
            <text:p>&lt;a href="#"&gt;&lt;img src="https://raw.githubusercontent.com/StorageB/icons/main/GNOME46Adwaita/dark/camera-web-symbolic.svg" width="22" alt="camera-web-symbolic"&gt;&lt;/a&gt;&amp;nbsp; &amp;nbsp; camera-web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lorimeter-colorhug-symbolic.svg</text:p>
          </table:table-cell>
          <table:table-cell office:value-type="string" calcext:value-type="string">
            <text:p>colorimeter-colorhu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2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29] &amp; CHAR(34) &amp; &quot;&gt;&quot; &amp; &#10;&quot;&lt;img alt=&quot; &amp; CHAR(34) &amp; [.B22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9] &amp; &quot;&lt;br&gt;&quot;" office:value-type="string" office:string-value="&lt;picture&gt;&lt;source media=&quot;(prefers-color-scheme: dark)&quot; srcset=&quot;https://github.com/StorageB/icons/blob/main/GNOME48Adwaita/light/colorimeter-colorhug-symbolic.svg&quot;&gt;&lt;source media=&quot;(prefers-color-scheme: light)&quot; srcset=&quot;https://github.com/StorageB/icons/blob/main/GNOME48Adwaita/dark/colorimeter-colorhug-symbolic.svg&quot;&gt;&lt;img alt=&quot;colorimeter-colorhug-symbolic&quot; src=&quot;https://user-images.githubusercontent.com/25423296/163456779-a8556205-d0a5-45e2-ac17-42d089e3c3f8.png&quot;&gt;&lt;/picture&gt; &amp;nbsp; &amp;nbsp;colorimeter-colorhug-symbolic&lt;br&gt;" calcext:value-type="string">
            <text:p>&lt;picture&gt;&lt;source media="(prefers-color-scheme: dark)" srcset="https://github.com/StorageB/icons/blob/main/GNOME48Adwaita/light/colorimeter-colorhug-symbolic.svg"&gt;&lt;source media="(prefers-color-scheme: light)" srcset="https://github.com/StorageB/icons/blob/main/GNOME48Adwaita/dark/colorimeter-colorhug-symbolic.svg"&gt;&lt;img alt="colorimeter-colorhug-symbolic" src="https://user-images.githubusercontent.com/25423296/163456779-a8556205-d0a5-45e2-ac17-42d089e3c3f8.png"&gt;&lt;/picture&gt; &amp;nbsp; &amp;nbsp;colorimeter-colorhu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29] &amp; CHAR(34) &amp;  &#10;&quot; width=&quot; &amp; CHAR(34) &amp; &quot;22&quot; &amp; CHAR(34) &amp; &quot; alt=&quot; &amp; CHAR(34) &amp; [.B229] &amp; CHAR(34) &amp; &quot;&gt;&lt;/a&gt;&quot; &amp; &#10;&quot;&amp;nbsp; &amp;nbsp; &quot; &amp; [.B229] &amp; &quot;&lt;br&gt;&quot;" office:value-type="string" office:string-value="&lt;a href=&quot;#&quot;&gt;&lt;img src=&quot;https://raw.githubusercontent.com/StorageB/icons/main/GNOME46Adwaita/light/colorimeter-colorhug-symbolic.svg&quot; width=&quot;22&quot; alt=&quot;colorimeter-colorhug-symbolic&quot;&gt;&lt;/a&gt;&amp;nbsp; &amp;nbsp; colorimeter-colorhug-symbolic&lt;br&gt;" calcext:value-type="string">
            <text:p>&lt;a href="#"&gt;&lt;img src="https://raw.githubusercontent.com/StorageB/icons/main/GNOME46Adwaita/light/colorimeter-colorhug-symbolic.svg" width="22" alt="colorimeter-colorhug-symbolic"&gt;&lt;/a&gt;&amp;nbsp; &amp;nbsp; colorimeter-colorhu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29] &amp; CHAR(34) &amp;   &#10;&quot; width=&quot; &amp; CHAR(34) &amp; &quot;22&quot; &amp; CHAR(34) &amp; &quot; alt=&quot; &amp; CHAR(34) &amp; [.B229] &amp; CHAR(34) &amp; &quot;&gt;&lt;/a&gt;&quot; &amp;  &#10;&quot;&amp;nbsp; &amp;nbsp; &quot; &amp; [.B229] &amp; &quot;&lt;br&gt;&quot;" office:value-type="string" office:string-value="&lt;a href=&quot;#&quot;&gt;&lt;img src=&quot;https://raw.githubusercontent.com/StorageB/icons/main/GNOME46Adwaita/dark/colorimeter-colorhug-symbolic.svg&quot; width=&quot;22&quot; alt=&quot;colorimeter-colorhug-symbolic&quot;&gt;&lt;/a&gt;&amp;nbsp; &amp;nbsp; colorimeter-colorhug-symbolic&lt;br&gt;" calcext:value-type="string">
            <text:p>&lt;a href="#"&gt;&lt;img src="https://raw.githubusercontent.com/StorageB/icons/main/GNOME46Adwaita/dark/colorimeter-colorhug-symbolic.svg" width="22" alt="colorimeter-colorhug-symbolic"&gt;&lt;/a&gt;&amp;nbsp; &amp;nbsp; colorimeter-colorhu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uter-apple-ipad-symbolic.svg</text:p>
          </table:table-cell>
          <table:table-cell office:value-type="string" calcext:value-type="string">
            <text:p>computer-apple-ipa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3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30] &amp; CHAR(34) &amp; &quot;&gt;&quot; &amp; &#10;&quot;&lt;img alt=&quot; &amp; CHAR(34) &amp; [.B23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0] &amp; &quot;&lt;br&gt;&quot;" office:value-type="string" office:string-value="&lt;picture&gt;&lt;source media=&quot;(prefers-color-scheme: dark)&quot; srcset=&quot;https://github.com/StorageB/icons/blob/main/GNOME48Adwaita/light/computer-apple-ipad-symbolic.svg&quot;&gt;&lt;source media=&quot;(prefers-color-scheme: light)&quot; srcset=&quot;https://github.com/StorageB/icons/blob/main/GNOME48Adwaita/dark/computer-apple-ipad-symbolic.svg&quot;&gt;&lt;img alt=&quot;computer-apple-ipad-symbolic&quot; src=&quot;https://user-images.githubusercontent.com/25423296/163456779-a8556205-d0a5-45e2-ac17-42d089e3c3f8.png&quot;&gt;&lt;/picture&gt; &amp;nbsp; &amp;nbsp;computer-apple-ipad-symbolic&lt;br&gt;" calcext:value-type="string">
            <text:p>&lt;picture&gt;&lt;source media="(prefers-color-scheme: dark)" srcset="https://github.com/StorageB/icons/blob/main/GNOME48Adwaita/light/computer-apple-ipad-symbolic.svg"&gt;&lt;source media="(prefers-color-scheme: light)" srcset="https://github.com/StorageB/icons/blob/main/GNOME48Adwaita/dark/computer-apple-ipad-symbolic.svg"&gt;&lt;img alt="computer-apple-ipad-symbolic" src="https://user-images.githubusercontent.com/25423296/163456779-a8556205-d0a5-45e2-ac17-42d089e3c3f8.png"&gt;&lt;/picture&gt; &amp;nbsp; &amp;nbsp;computer-apple-ipa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30] &amp; CHAR(34) &amp;  &#10;&quot; width=&quot; &amp; CHAR(34) &amp; &quot;22&quot; &amp; CHAR(34) &amp; &quot; alt=&quot; &amp; CHAR(34) &amp; [.B230] &amp; CHAR(34) &amp; &quot;&gt;&lt;/a&gt;&quot; &amp; &#10;&quot;&amp;nbsp; &amp;nbsp; &quot; &amp; [.B230] &amp; &quot;&lt;br&gt;&quot;" office:value-type="string" office:string-value="&lt;a href=&quot;#&quot;&gt;&lt;img src=&quot;https://raw.githubusercontent.com/StorageB/icons/main/GNOME46Adwaita/light/computer-apple-ipad-symbolic.svg&quot; width=&quot;22&quot; alt=&quot;computer-apple-ipad-symbolic&quot;&gt;&lt;/a&gt;&amp;nbsp; &amp;nbsp; computer-apple-ipad-symbolic&lt;br&gt;" calcext:value-type="string">
            <text:p>&lt;a href="#"&gt;&lt;img src="https://raw.githubusercontent.com/StorageB/icons/main/GNOME46Adwaita/light/computer-apple-ipad-symbolic.svg" width="22" alt="computer-apple-ipad-symbolic"&gt;&lt;/a&gt;&amp;nbsp; &amp;nbsp; computer-apple-ipa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30] &amp; CHAR(34) &amp;   &#10;&quot; width=&quot; &amp; CHAR(34) &amp; &quot;22&quot; &amp; CHAR(34) &amp; &quot; alt=&quot; &amp; CHAR(34) &amp; [.B230] &amp; CHAR(34) &amp; &quot;&gt;&lt;/a&gt;&quot; &amp;  &#10;&quot;&amp;nbsp; &amp;nbsp; &quot; &amp; [.B230] &amp; &quot;&lt;br&gt;&quot;" office:value-type="string" office:string-value="&lt;a href=&quot;#&quot;&gt;&lt;img src=&quot;https://raw.githubusercontent.com/StorageB/icons/main/GNOME46Adwaita/dark/computer-apple-ipad-symbolic.svg&quot; width=&quot;22&quot; alt=&quot;computer-apple-ipad-symbolic&quot;&gt;&lt;/a&gt;&amp;nbsp; &amp;nbsp; computer-apple-ipad-symbolic&lt;br&gt;" calcext:value-type="string">
            <text:p>&lt;a href="#"&gt;&lt;img src="https://raw.githubusercontent.com/StorageB/icons/main/GNOME46Adwaita/dark/computer-apple-ipad-symbolic.svg" width="22" alt="computer-apple-ipad-symbolic"&gt;&lt;/a&gt;&amp;nbsp; &amp;nbsp; computer-apple-ipa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uter-symbolic.svg</text:p>
          </table:table-cell>
          <table:table-cell office:value-type="string" calcext:value-type="string">
            <text:p>comput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3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31] &amp; CHAR(34) &amp; &quot;&gt;&quot; &amp; &#10;&quot;&lt;img alt=&quot; &amp; CHAR(34) &amp; [.B23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1] &amp; &quot;&lt;br&gt;&quot;" office:value-type="string" office:string-value="&lt;picture&gt;&lt;source media=&quot;(prefers-color-scheme: dark)&quot; srcset=&quot;https://github.com/StorageB/icons/blob/main/GNOME48Adwaita/light/computer-symbolic.svg&quot;&gt;&lt;source media=&quot;(prefers-color-scheme: light)&quot; srcset=&quot;https://github.com/StorageB/icons/blob/main/GNOME48Adwaita/dark/computer-symbolic.svg&quot;&gt;&lt;img alt=&quot;computer-symbolic&quot; src=&quot;https://user-images.githubusercontent.com/25423296/163456779-a8556205-d0a5-45e2-ac17-42d089e3c3f8.png&quot;&gt;&lt;/picture&gt; &amp;nbsp; &amp;nbsp;computer-symbolic&lt;br&gt;" calcext:value-type="string">
            <text:p>&lt;picture&gt;&lt;source media="(prefers-color-scheme: dark)" srcset="https://github.com/StorageB/icons/blob/main/GNOME48Adwaita/light/computer-symbolic.svg"&gt;&lt;source media="(prefers-color-scheme: light)" srcset="https://github.com/StorageB/icons/blob/main/GNOME48Adwaita/dark/computer-symbolic.svg"&gt;&lt;img alt="computer-symbolic" src="https://user-images.githubusercontent.com/25423296/163456779-a8556205-d0a5-45e2-ac17-42d089e3c3f8.png"&gt;&lt;/picture&gt; &amp;nbsp; &amp;nbsp;compute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31] &amp; CHAR(34) &amp;  &#10;&quot; width=&quot; &amp; CHAR(34) &amp; &quot;22&quot; &amp; CHAR(34) &amp; &quot; alt=&quot; &amp; CHAR(34) &amp; [.B231] &amp; CHAR(34) &amp; &quot;&gt;&lt;/a&gt;&quot; &amp; &#10;&quot;&amp;nbsp; &amp;nbsp; &quot; &amp; [.B231] &amp; &quot;&lt;br&gt;&quot;" office:value-type="string" office:string-value="&lt;a href=&quot;#&quot;&gt;&lt;img src=&quot;https://raw.githubusercontent.com/StorageB/icons/main/GNOME46Adwaita/light/computer-symbolic.svg&quot; width=&quot;22&quot; alt=&quot;computer-symbolic&quot;&gt;&lt;/a&gt;&amp;nbsp; &amp;nbsp; computer-symbolic&lt;br&gt;" calcext:value-type="string">
            <text:p>&lt;a href="#"&gt;&lt;img src="https://raw.githubusercontent.com/StorageB/icons/main/GNOME46Adwaita/light/computer-symbolic.svg" width="22" alt="computer-symbolic"&gt;&lt;/a&gt;&amp;nbsp; &amp;nbsp; compute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31] &amp; CHAR(34) &amp;   &#10;&quot; width=&quot; &amp; CHAR(34) &amp; &quot;22&quot; &amp; CHAR(34) &amp; &quot; alt=&quot; &amp; CHAR(34) &amp; [.B231] &amp; CHAR(34) &amp; &quot;&gt;&lt;/a&gt;&quot; &amp;  &#10;&quot;&amp;nbsp; &amp;nbsp; &quot; &amp; [.B231] &amp; &quot;&lt;br&gt;&quot;" office:value-type="string" office:string-value="&lt;a href=&quot;#&quot;&gt;&lt;img src=&quot;https://raw.githubusercontent.com/StorageB/icons/main/GNOME46Adwaita/dark/computer-symbolic.svg&quot; width=&quot;22&quot; alt=&quot;computer-symbolic&quot;&gt;&lt;/a&gt;&amp;nbsp; &amp;nbsp; computer-symbolic&lt;br&gt;" calcext:value-type="string">
            <text:p>&lt;a href="#"&gt;&lt;img src="https://raw.githubusercontent.com/StorageB/icons/main/GNOME46Adwaita/dark/computer-symbolic.svg" width="22" alt="computer-symbolic"&gt;&lt;/a&gt;&amp;nbsp; &amp;nbsp; compute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play-projector-symbolic.svg</text:p>
          </table:table-cell>
          <table:table-cell office:value-type="string" calcext:value-type="string">
            <text:p>display-projecto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3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32] &amp; CHAR(34) &amp; &quot;&gt;&quot; &amp; &#10;&quot;&lt;img alt=&quot; &amp; CHAR(34) &amp; [.B23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2] &amp; &quot;&lt;br&gt;&quot;" office:value-type="string" office:string-value="&lt;picture&gt;&lt;source media=&quot;(prefers-color-scheme: dark)&quot; srcset=&quot;https://github.com/StorageB/icons/blob/main/GNOME48Adwaita/light/display-projector-symbolic.svg&quot;&gt;&lt;source media=&quot;(prefers-color-scheme: light)&quot; srcset=&quot;https://github.com/StorageB/icons/blob/main/GNOME48Adwaita/dark/display-projector-symbolic.svg&quot;&gt;&lt;img alt=&quot;display-projector-symbolic&quot; src=&quot;https://user-images.githubusercontent.com/25423296/163456779-a8556205-d0a5-45e2-ac17-42d089e3c3f8.png&quot;&gt;&lt;/picture&gt; &amp;nbsp; &amp;nbsp;display-projector-symbolic&lt;br&gt;" calcext:value-type="string">
            <text:p>&lt;picture&gt;&lt;source media="(prefers-color-scheme: dark)" srcset="https://github.com/StorageB/icons/blob/main/GNOME48Adwaita/light/display-projector-symbolic.svg"&gt;&lt;source media="(prefers-color-scheme: light)" srcset="https://github.com/StorageB/icons/blob/main/GNOME48Adwaita/dark/display-projector-symbolic.svg"&gt;&lt;img alt="display-projector-symbolic" src="https://user-images.githubusercontent.com/25423296/163456779-a8556205-d0a5-45e2-ac17-42d089e3c3f8.png"&gt;&lt;/picture&gt; &amp;nbsp; &amp;nbsp;display-projecto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32] &amp; CHAR(34) &amp;  &#10;&quot; width=&quot; &amp; CHAR(34) &amp; &quot;22&quot; &amp; CHAR(34) &amp; &quot; alt=&quot; &amp; CHAR(34) &amp; [.B232] &amp; CHAR(34) &amp; &quot;&gt;&lt;/a&gt;&quot; &amp; &#10;&quot;&amp;nbsp; &amp;nbsp; &quot; &amp; [.B232] &amp; &quot;&lt;br&gt;&quot;" office:value-type="string" office:string-value="&lt;a href=&quot;#&quot;&gt;&lt;img src=&quot;https://raw.githubusercontent.com/StorageB/icons/main/GNOME46Adwaita/light/display-projector-symbolic.svg&quot; width=&quot;22&quot; alt=&quot;display-projector-symbolic&quot;&gt;&lt;/a&gt;&amp;nbsp; &amp;nbsp; display-projector-symbolic&lt;br&gt;" calcext:value-type="string">
            <text:p>&lt;a href="#"&gt;&lt;img src="https://raw.githubusercontent.com/StorageB/icons/main/GNOME46Adwaita/light/display-projector-symbolic.svg" width="22" alt="display-projector-symbolic"&gt;&lt;/a&gt;&amp;nbsp; &amp;nbsp; display-projecto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32] &amp; CHAR(34) &amp;   &#10;&quot; width=&quot; &amp; CHAR(34) &amp; &quot;22&quot; &amp; CHAR(34) &amp; &quot; alt=&quot; &amp; CHAR(34) &amp; [.B232] &amp; CHAR(34) &amp; &quot;&gt;&lt;/a&gt;&quot; &amp;  &#10;&quot;&amp;nbsp; &amp;nbsp; &quot; &amp; [.B232] &amp; &quot;&lt;br&gt;&quot;" office:value-type="string" office:string-value="&lt;a href=&quot;#&quot;&gt;&lt;img src=&quot;https://raw.githubusercontent.com/StorageB/icons/main/GNOME46Adwaita/dark/display-projector-symbolic.svg&quot; width=&quot;22&quot; alt=&quot;display-projector-symbolic&quot;&gt;&lt;/a&gt;&amp;nbsp; &amp;nbsp; display-projector-symbolic&lt;br&gt;" calcext:value-type="string">
            <text:p>&lt;a href="#"&gt;&lt;img src="https://raw.githubusercontent.com/StorageB/icons/main/GNOME46Adwaita/dark/display-projector-symbolic.svg" width="22" alt="display-projector-symbolic"&gt;&lt;/a&gt;&amp;nbsp; &amp;nbsp; display-projecto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rive-harddisk-ieee1394-symbolic.svg</text:p>
          </table:table-cell>
          <table:table-cell office:value-type="string" calcext:value-type="string">
            <text:p>drive-harddisk-ieee1394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3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33] &amp; CHAR(34) &amp; &quot;&gt;&quot; &amp; &#10;&quot;&lt;img alt=&quot; &amp; CHAR(34) &amp; [.B23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3] &amp; &quot;&lt;br&gt;&quot;" office:value-type="string" office:string-value="&lt;picture&gt;&lt;source media=&quot;(prefers-color-scheme: dark)&quot; srcset=&quot;https://github.com/StorageB/icons/blob/main/GNOME48Adwaita/light/drive-harddisk-ieee1394-symbolic.svg&quot;&gt;&lt;source media=&quot;(prefers-color-scheme: light)&quot; srcset=&quot;https://github.com/StorageB/icons/blob/main/GNOME48Adwaita/dark/drive-harddisk-ieee1394-symbolic.svg&quot;&gt;&lt;img alt=&quot;drive-harddisk-ieee1394-symbolic&quot; src=&quot;https://user-images.githubusercontent.com/25423296/163456779-a8556205-d0a5-45e2-ac17-42d089e3c3f8.png&quot;&gt;&lt;/picture&gt; &amp;nbsp; &amp;nbsp;drive-harddisk-ieee1394-symbolic&lt;br&gt;" calcext:value-type="string">
            <text:p>&lt;picture&gt;&lt;source media="(prefers-color-scheme: dark)" srcset="https://github.com/StorageB/icons/blob/main/GNOME48Adwaita/light/drive-harddisk-ieee1394-symbolic.svg"&gt;&lt;source media="(prefers-color-scheme: light)" srcset="https://github.com/StorageB/icons/blob/main/GNOME48Adwaita/dark/drive-harddisk-ieee1394-symbolic.svg"&gt;&lt;img alt="drive-harddisk-ieee1394-symbolic" src="https://user-images.githubusercontent.com/25423296/163456779-a8556205-d0a5-45e2-ac17-42d089e3c3f8.png"&gt;&lt;/picture&gt; &amp;nbsp; &amp;nbsp;drive-harddisk-ieee1394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33] &amp; CHAR(34) &amp;  &#10;&quot; width=&quot; &amp; CHAR(34) &amp; &quot;22&quot; &amp; CHAR(34) &amp; &quot; alt=&quot; &amp; CHAR(34) &amp; [.B233] &amp; CHAR(34) &amp; &quot;&gt;&lt;/a&gt;&quot; &amp; &#10;&quot;&amp;nbsp; &amp;nbsp; &quot; &amp; [.B233] &amp; &quot;&lt;br&gt;&quot;" office:value-type="string" office:string-value="&lt;a href=&quot;#&quot;&gt;&lt;img src=&quot;https://raw.githubusercontent.com/StorageB/icons/main/GNOME46Adwaita/light/drive-harddisk-ieee1394-symbolic.svg&quot; width=&quot;22&quot; alt=&quot;drive-harddisk-ieee1394-symbolic&quot;&gt;&lt;/a&gt;&amp;nbsp; &amp;nbsp; drive-harddisk-ieee1394-symbolic&lt;br&gt;" calcext:value-type="string">
            <text:p>&lt;a href="#"&gt;&lt;img src="https://raw.githubusercontent.com/StorageB/icons/main/GNOME46Adwaita/light/drive-harddisk-ieee1394-symbolic.svg" width="22" alt="drive-harddisk-ieee1394-symbolic"&gt;&lt;/a&gt;&amp;nbsp; &amp;nbsp; drive-harddisk-ieee1394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33] &amp; CHAR(34) &amp;   &#10;&quot; width=&quot; &amp; CHAR(34) &amp; &quot;22&quot; &amp; CHAR(34) &amp; &quot; alt=&quot; &amp; CHAR(34) &amp; [.B233] &amp; CHAR(34) &amp; &quot;&gt;&lt;/a&gt;&quot; &amp;  &#10;&quot;&amp;nbsp; &amp;nbsp; &quot; &amp; [.B233] &amp; &quot;&lt;br&gt;&quot;" office:value-type="string" office:string-value="&lt;a href=&quot;#&quot;&gt;&lt;img src=&quot;https://raw.githubusercontent.com/StorageB/icons/main/GNOME46Adwaita/dark/drive-harddisk-ieee1394-symbolic.svg&quot; width=&quot;22&quot; alt=&quot;drive-harddisk-ieee1394-symbolic&quot;&gt;&lt;/a&gt;&amp;nbsp; &amp;nbsp; drive-harddisk-ieee1394-symbolic&lt;br&gt;" calcext:value-type="string">
            <text:p>&lt;a href="#"&gt;&lt;img src="https://raw.githubusercontent.com/StorageB/icons/main/GNOME46Adwaita/dark/drive-harddisk-ieee1394-symbolic.svg" width="22" alt="drive-harddisk-ieee1394-symbolic"&gt;&lt;/a&gt;&amp;nbsp; &amp;nbsp; drive-harddisk-ieee1394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rive-harddisk-solidstate-symbolic.svg</text:p>
          </table:table-cell>
          <table:table-cell office:value-type="string" calcext:value-type="string">
            <text:p>drive-harddisk-solidstat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3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34] &amp; CHAR(34) &amp; &quot;&gt;&quot; &amp; &#10;&quot;&lt;img alt=&quot; &amp; CHAR(34) &amp; [.B23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4] &amp; &quot;&lt;br&gt;&quot;" office:value-type="string" office:string-value="&lt;picture&gt;&lt;source media=&quot;(prefers-color-scheme: dark)&quot; srcset=&quot;https://github.com/StorageB/icons/blob/main/GNOME48Adwaita/light/drive-harddisk-solidstate-symbolic.svg&quot;&gt;&lt;source media=&quot;(prefers-color-scheme: light)&quot; srcset=&quot;https://github.com/StorageB/icons/blob/main/GNOME48Adwaita/dark/drive-harddisk-solidstate-symbolic.svg&quot;&gt;&lt;img alt=&quot;drive-harddisk-solidstate-symbolic&quot; src=&quot;https://user-images.githubusercontent.com/25423296/163456779-a8556205-d0a5-45e2-ac17-42d089e3c3f8.png&quot;&gt;&lt;/picture&gt; &amp;nbsp; &amp;nbsp;drive-harddisk-solidstate-symbolic&lt;br&gt;" calcext:value-type="string">
            <text:p>&lt;picture&gt;&lt;source media="(prefers-color-scheme: dark)" srcset="https://github.com/StorageB/icons/blob/main/GNOME48Adwaita/light/drive-harddisk-solidstate-symbolic.svg"&gt;&lt;source media="(prefers-color-scheme: light)" srcset="https://github.com/StorageB/icons/blob/main/GNOME48Adwaita/dark/drive-harddisk-solidstate-symbolic.svg"&gt;&lt;img alt="drive-harddisk-solidstate-symbolic" src="https://user-images.githubusercontent.com/25423296/163456779-a8556205-d0a5-45e2-ac17-42d089e3c3f8.png"&gt;&lt;/picture&gt; &amp;nbsp; &amp;nbsp;drive-harddisk-solidstat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34] &amp; CHAR(34) &amp;  &#10;&quot; width=&quot; &amp; CHAR(34) &amp; &quot;22&quot; &amp; CHAR(34) &amp; &quot; alt=&quot; &amp; CHAR(34) &amp; [.B234] &amp; CHAR(34) &amp; &quot;&gt;&lt;/a&gt;&quot; &amp; &#10;&quot;&amp;nbsp; &amp;nbsp; &quot; &amp; [.B234] &amp; &quot;&lt;br&gt;&quot;" office:value-type="string" office:string-value="&lt;a href=&quot;#&quot;&gt;&lt;img src=&quot;https://raw.githubusercontent.com/StorageB/icons/main/GNOME46Adwaita/light/drive-harddisk-solidstate-symbolic.svg&quot; width=&quot;22&quot; alt=&quot;drive-harddisk-solidstate-symbolic&quot;&gt;&lt;/a&gt;&amp;nbsp; &amp;nbsp; drive-harddisk-solidstate-symbolic&lt;br&gt;" calcext:value-type="string">
            <text:p>&lt;a href="#"&gt;&lt;img src="https://raw.githubusercontent.com/StorageB/icons/main/GNOME46Adwaita/light/drive-harddisk-solidstate-symbolic.svg" width="22" alt="drive-harddisk-solidstate-symbolic"&gt;&lt;/a&gt;&amp;nbsp; &amp;nbsp; drive-harddisk-solidstat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34] &amp; CHAR(34) &amp;   &#10;&quot; width=&quot; &amp; CHAR(34) &amp; &quot;22&quot; &amp; CHAR(34) &amp; &quot; alt=&quot; &amp; CHAR(34) &amp; [.B234] &amp; CHAR(34) &amp; &quot;&gt;&lt;/a&gt;&quot; &amp;  &#10;&quot;&amp;nbsp; &amp;nbsp; &quot; &amp; [.B234] &amp; &quot;&lt;br&gt;&quot;" office:value-type="string" office:string-value="&lt;a href=&quot;#&quot;&gt;&lt;img src=&quot;https://raw.githubusercontent.com/StorageB/icons/main/GNOME46Adwaita/dark/drive-harddisk-solidstate-symbolic.svg&quot; width=&quot;22&quot; alt=&quot;drive-harddisk-solidstate-symbolic&quot;&gt;&lt;/a&gt;&amp;nbsp; &amp;nbsp; drive-harddisk-solidstate-symbolic&lt;br&gt;" calcext:value-type="string">
            <text:p>&lt;a href="#"&gt;&lt;img src="https://raw.githubusercontent.com/StorageB/icons/main/GNOME46Adwaita/dark/drive-harddisk-solidstate-symbolic.svg" width="22" alt="drive-harddisk-solidstate-symbolic"&gt;&lt;/a&gt;&amp;nbsp; &amp;nbsp; drive-harddisk-solidstat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rive-harddisk-symbolic.svg</text:p>
          </table:table-cell>
          <table:table-cell office:value-type="string" calcext:value-type="string">
            <text:p>drive-harddis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3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35] &amp; CHAR(34) &amp; &quot;&gt;&quot; &amp; &#10;&quot;&lt;img alt=&quot; &amp; CHAR(34) &amp; [.B23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5] &amp; &quot;&lt;br&gt;&quot;" office:value-type="string" office:string-value="&lt;picture&gt;&lt;source media=&quot;(prefers-color-scheme: dark)&quot; srcset=&quot;https://github.com/StorageB/icons/blob/main/GNOME48Adwaita/light/drive-harddisk-symbolic.svg&quot;&gt;&lt;source media=&quot;(prefers-color-scheme: light)&quot; srcset=&quot;https://github.com/StorageB/icons/blob/main/GNOME48Adwaita/dark/drive-harddisk-symbolic.svg&quot;&gt;&lt;img alt=&quot;drive-harddisk-symbolic&quot; src=&quot;https://user-images.githubusercontent.com/25423296/163456779-a8556205-d0a5-45e2-ac17-42d089e3c3f8.png&quot;&gt;&lt;/picture&gt; &amp;nbsp; &amp;nbsp;drive-harddisk-symbolic&lt;br&gt;" calcext:value-type="string">
            <text:p>&lt;picture&gt;&lt;source media="(prefers-color-scheme: dark)" srcset="https://github.com/StorageB/icons/blob/main/GNOME48Adwaita/light/drive-harddisk-symbolic.svg"&gt;&lt;source media="(prefers-color-scheme: light)" srcset="https://github.com/StorageB/icons/blob/main/GNOME48Adwaita/dark/drive-harddisk-symbolic.svg"&gt;&lt;img alt="drive-harddisk-symbolic" src="https://user-images.githubusercontent.com/25423296/163456779-a8556205-d0a5-45e2-ac17-42d089e3c3f8.png"&gt;&lt;/picture&gt; &amp;nbsp; &amp;nbsp;drive-harddisk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35] &amp; CHAR(34) &amp;  &#10;&quot; width=&quot; &amp; CHAR(34) &amp; &quot;22&quot; &amp; CHAR(34) &amp; &quot; alt=&quot; &amp; CHAR(34) &amp; [.B235] &amp; CHAR(34) &amp; &quot;&gt;&lt;/a&gt;&quot; &amp; &#10;&quot;&amp;nbsp; &amp;nbsp; &quot; &amp; [.B235] &amp; &quot;&lt;br&gt;&quot;" office:value-type="string" office:string-value="&lt;a href=&quot;#&quot;&gt;&lt;img src=&quot;https://raw.githubusercontent.com/StorageB/icons/main/GNOME46Adwaita/light/drive-harddisk-symbolic.svg&quot; width=&quot;22&quot; alt=&quot;drive-harddisk-symbolic&quot;&gt;&lt;/a&gt;&amp;nbsp; &amp;nbsp; drive-harddisk-symbolic&lt;br&gt;" calcext:value-type="string">
            <text:p>&lt;a href="#"&gt;&lt;img src="https://raw.githubusercontent.com/StorageB/icons/main/GNOME46Adwaita/light/drive-harddisk-symbolic.svg" width="22" alt="drive-harddisk-symbolic"&gt;&lt;/a&gt;&amp;nbsp; &amp;nbsp; drive-harddisk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35] &amp; CHAR(34) &amp;   &#10;&quot; width=&quot; &amp; CHAR(34) &amp; &quot;22&quot; &amp; CHAR(34) &amp; &quot; alt=&quot; &amp; CHAR(34) &amp; [.B235] &amp; CHAR(34) &amp; &quot;&gt;&lt;/a&gt;&quot; &amp;  &#10;&quot;&amp;nbsp; &amp;nbsp; &quot; &amp; [.B235] &amp; &quot;&lt;br&gt;&quot;" office:value-type="string" office:string-value="&lt;a href=&quot;#&quot;&gt;&lt;img src=&quot;https://raw.githubusercontent.com/StorageB/icons/main/GNOME46Adwaita/dark/drive-harddisk-symbolic.svg&quot; width=&quot;22&quot; alt=&quot;drive-harddisk-symbolic&quot;&gt;&lt;/a&gt;&amp;nbsp; &amp;nbsp; drive-harddisk-symbolic&lt;br&gt;" calcext:value-type="string">
            <text:p>&lt;a href="#"&gt;&lt;img src="https://raw.githubusercontent.com/StorageB/icons/main/GNOME46Adwaita/dark/drive-harddisk-symbolic.svg" width="22" alt="drive-harddisk-symbolic"&gt;&lt;/a&gt;&amp;nbsp; &amp;nbsp; drive-harddisk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rive-harddisk-system-symbolic.svg</text:p>
          </table:table-cell>
          <table:table-cell office:value-type="string" calcext:value-type="string">
            <text:p>drive-harddisk-syste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3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36] &amp; CHAR(34) &amp; &quot;&gt;&quot; &amp; &#10;&quot;&lt;img alt=&quot; &amp; CHAR(34) &amp; [.B23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6] &amp; &quot;&lt;br&gt;&quot;" office:value-type="string" office:string-value="&lt;picture&gt;&lt;source media=&quot;(prefers-color-scheme: dark)&quot; srcset=&quot;https://github.com/StorageB/icons/blob/main/GNOME48Adwaita/light/drive-harddisk-system-symbolic.svg&quot;&gt;&lt;source media=&quot;(prefers-color-scheme: light)&quot; srcset=&quot;https://github.com/StorageB/icons/blob/main/GNOME48Adwaita/dark/drive-harddisk-system-symbolic.svg&quot;&gt;&lt;img alt=&quot;drive-harddisk-system-symbolic&quot; src=&quot;https://user-images.githubusercontent.com/25423296/163456779-a8556205-d0a5-45e2-ac17-42d089e3c3f8.png&quot;&gt;&lt;/picture&gt; &amp;nbsp; &amp;nbsp;drive-harddisk-system-symbolic&lt;br&gt;" calcext:value-type="string">
            <text:p>&lt;picture&gt;&lt;source media="(prefers-color-scheme: dark)" srcset="https://github.com/StorageB/icons/blob/main/GNOME48Adwaita/light/drive-harddisk-system-symbolic.svg"&gt;&lt;source media="(prefers-color-scheme: light)" srcset="https://github.com/StorageB/icons/blob/main/GNOME48Adwaita/dark/drive-harddisk-system-symbolic.svg"&gt;&lt;img alt="drive-harddisk-system-symbolic" src="https://user-images.githubusercontent.com/25423296/163456779-a8556205-d0a5-45e2-ac17-42d089e3c3f8.png"&gt;&lt;/picture&gt; &amp;nbsp; &amp;nbsp;drive-harddisk-system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36] &amp; CHAR(34) &amp;  &#10;&quot; width=&quot; &amp; CHAR(34) &amp; &quot;22&quot; &amp; CHAR(34) &amp; &quot; alt=&quot; &amp; CHAR(34) &amp; [.B236] &amp; CHAR(34) &amp; &quot;&gt;&lt;/a&gt;&quot; &amp; &#10;&quot;&amp;nbsp; &amp;nbsp; &quot; &amp; [.B236] &amp; &quot;&lt;br&gt;&quot;" office:value-type="string" office:string-value="&lt;a href=&quot;#&quot;&gt;&lt;img src=&quot;https://raw.githubusercontent.com/StorageB/icons/main/GNOME46Adwaita/light/drive-harddisk-system-symbolic.svg&quot; width=&quot;22&quot; alt=&quot;drive-harddisk-system-symbolic&quot;&gt;&lt;/a&gt;&amp;nbsp; &amp;nbsp; drive-harddisk-system-symbolic&lt;br&gt;" calcext:value-type="string">
            <text:p>&lt;a href="#"&gt;&lt;img src="https://raw.githubusercontent.com/StorageB/icons/main/GNOME46Adwaita/light/drive-harddisk-system-symbolic.svg" width="22" alt="drive-harddisk-system-symbolic"&gt;&lt;/a&gt;&amp;nbsp; &amp;nbsp; drive-harddisk-system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36] &amp; CHAR(34) &amp;   &#10;&quot; width=&quot; &amp; CHAR(34) &amp; &quot;22&quot; &amp; CHAR(34) &amp; &quot; alt=&quot; &amp; CHAR(34) &amp; [.B236] &amp; CHAR(34) &amp; &quot;&gt;&lt;/a&gt;&quot; &amp;  &#10;&quot;&amp;nbsp; &amp;nbsp; &quot; &amp; [.B236] &amp; &quot;&lt;br&gt;&quot;" office:value-type="string" office:string-value="&lt;a href=&quot;#&quot;&gt;&lt;img src=&quot;https://raw.githubusercontent.com/StorageB/icons/main/GNOME46Adwaita/dark/drive-harddisk-system-symbolic.svg&quot; width=&quot;22&quot; alt=&quot;drive-harddisk-system-symbolic&quot;&gt;&lt;/a&gt;&amp;nbsp; &amp;nbsp; drive-harddisk-system-symbolic&lt;br&gt;" calcext:value-type="string">
            <text:p>&lt;a href="#"&gt;&lt;img src="https://raw.githubusercontent.com/StorageB/icons/main/GNOME46Adwaita/dark/drive-harddisk-system-symbolic.svg" width="22" alt="drive-harddisk-system-symbolic"&gt;&lt;/a&gt;&amp;nbsp; &amp;nbsp; drive-harddisk-system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rive-harddisk-usb-symbolic.svg</text:p>
          </table:table-cell>
          <table:table-cell office:value-type="string" calcext:value-type="string">
            <text:p>drive-harddisk-usb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3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37] &amp; CHAR(34) &amp; &quot;&gt;&quot; &amp; &#10;&quot;&lt;img alt=&quot; &amp; CHAR(34) &amp; [.B23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7] &amp; &quot;&lt;br&gt;&quot;" office:value-type="string" office:string-value="&lt;picture&gt;&lt;source media=&quot;(prefers-color-scheme: dark)&quot; srcset=&quot;https://github.com/StorageB/icons/blob/main/GNOME48Adwaita/light/drive-harddisk-usb-symbolic.svg&quot;&gt;&lt;source media=&quot;(prefers-color-scheme: light)&quot; srcset=&quot;https://github.com/StorageB/icons/blob/main/GNOME48Adwaita/dark/drive-harddisk-usb-symbolic.svg&quot;&gt;&lt;img alt=&quot;drive-harddisk-usb-symbolic&quot; src=&quot;https://user-images.githubusercontent.com/25423296/163456779-a8556205-d0a5-45e2-ac17-42d089e3c3f8.png&quot;&gt;&lt;/picture&gt; &amp;nbsp; &amp;nbsp;drive-harddisk-usb-symbolic&lt;br&gt;" calcext:value-type="string">
            <text:p>&lt;picture&gt;&lt;source media="(prefers-color-scheme: dark)" srcset="https://github.com/StorageB/icons/blob/main/GNOME48Adwaita/light/drive-harddisk-usb-symbolic.svg"&gt;&lt;source media="(prefers-color-scheme: light)" srcset="https://github.com/StorageB/icons/blob/main/GNOME48Adwaita/dark/drive-harddisk-usb-symbolic.svg"&gt;&lt;img alt="drive-harddisk-usb-symbolic" src="https://user-images.githubusercontent.com/25423296/163456779-a8556205-d0a5-45e2-ac17-42d089e3c3f8.png"&gt;&lt;/picture&gt; &amp;nbsp; &amp;nbsp;drive-harddisk-usb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37] &amp; CHAR(34) &amp;  &#10;&quot; width=&quot; &amp; CHAR(34) &amp; &quot;22&quot; &amp; CHAR(34) &amp; &quot; alt=&quot; &amp; CHAR(34) &amp; [.B237] &amp; CHAR(34) &amp; &quot;&gt;&lt;/a&gt;&quot; &amp; &#10;&quot;&amp;nbsp; &amp;nbsp; &quot; &amp; [.B237] &amp; &quot;&lt;br&gt;&quot;" office:value-type="string" office:string-value="&lt;a href=&quot;#&quot;&gt;&lt;img src=&quot;https://raw.githubusercontent.com/StorageB/icons/main/GNOME46Adwaita/light/drive-harddisk-usb-symbolic.svg&quot; width=&quot;22&quot; alt=&quot;drive-harddisk-usb-symbolic&quot;&gt;&lt;/a&gt;&amp;nbsp; &amp;nbsp; drive-harddisk-usb-symbolic&lt;br&gt;" calcext:value-type="string">
            <text:p>&lt;a href="#"&gt;&lt;img src="https://raw.githubusercontent.com/StorageB/icons/main/GNOME46Adwaita/light/drive-harddisk-usb-symbolic.svg" width="22" alt="drive-harddisk-usb-symbolic"&gt;&lt;/a&gt;&amp;nbsp; &amp;nbsp; drive-harddisk-usb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37] &amp; CHAR(34) &amp;   &#10;&quot; width=&quot; &amp; CHAR(34) &amp; &quot;22&quot; &amp; CHAR(34) &amp; &quot; alt=&quot; &amp; CHAR(34) &amp; [.B237] &amp; CHAR(34) &amp; &quot;&gt;&lt;/a&gt;&quot; &amp;  &#10;&quot;&amp;nbsp; &amp;nbsp; &quot; &amp; [.B237] &amp; &quot;&lt;br&gt;&quot;" office:value-type="string" office:string-value="&lt;a href=&quot;#&quot;&gt;&lt;img src=&quot;https://raw.githubusercontent.com/StorageB/icons/main/GNOME46Adwaita/dark/drive-harddisk-usb-symbolic.svg&quot; width=&quot;22&quot; alt=&quot;drive-harddisk-usb-symbolic&quot;&gt;&lt;/a&gt;&amp;nbsp; &amp;nbsp; drive-harddisk-usb-symbolic&lt;br&gt;" calcext:value-type="string">
            <text:p>&lt;a href="#"&gt;&lt;img src="https://raw.githubusercontent.com/StorageB/icons/main/GNOME46Adwaita/dark/drive-harddisk-usb-symbolic.svg" width="22" alt="drive-harddisk-usb-symbolic"&gt;&lt;/a&gt;&amp;nbsp; &amp;nbsp; drive-harddisk-usb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rive-multidisk-symbolic.svg</text:p>
          </table:table-cell>
          <table:table-cell office:value-type="string" calcext:value-type="string">
            <text:p>drive-multidis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3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38] &amp; CHAR(34) &amp; &quot;&gt;&quot; &amp; &#10;&quot;&lt;img alt=&quot; &amp; CHAR(34) &amp; [.B23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8] &amp; &quot;&lt;br&gt;&quot;" office:value-type="string" office:string-value="&lt;picture&gt;&lt;source media=&quot;(prefers-color-scheme: dark)&quot; srcset=&quot;https://github.com/StorageB/icons/blob/main/GNOME48Adwaita/light/drive-multidisk-symbolic.svg&quot;&gt;&lt;source media=&quot;(prefers-color-scheme: light)&quot; srcset=&quot;https://github.com/StorageB/icons/blob/main/GNOME48Adwaita/dark/drive-multidisk-symbolic.svg&quot;&gt;&lt;img alt=&quot;drive-multidisk-symbolic&quot; src=&quot;https://user-images.githubusercontent.com/25423296/163456779-a8556205-d0a5-45e2-ac17-42d089e3c3f8.png&quot;&gt;&lt;/picture&gt; &amp;nbsp; &amp;nbsp;drive-multidisk-symbolic&lt;br&gt;" calcext:value-type="string">
            <text:p>&lt;picture&gt;&lt;source media="(prefers-color-scheme: dark)" srcset="https://github.com/StorageB/icons/blob/main/GNOME48Adwaita/light/drive-multidisk-symbolic.svg"&gt;&lt;source media="(prefers-color-scheme: light)" srcset="https://github.com/StorageB/icons/blob/main/GNOME48Adwaita/dark/drive-multidisk-symbolic.svg"&gt;&lt;img alt="drive-multidisk-symbolic" src="https://user-images.githubusercontent.com/25423296/163456779-a8556205-d0a5-45e2-ac17-42d089e3c3f8.png"&gt;&lt;/picture&gt; &amp;nbsp; &amp;nbsp;drive-multidisk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38] &amp; CHAR(34) &amp;  &#10;&quot; width=&quot; &amp; CHAR(34) &amp; &quot;22&quot; &amp; CHAR(34) &amp; &quot; alt=&quot; &amp; CHAR(34) &amp; [.B238] &amp; CHAR(34) &amp; &quot;&gt;&lt;/a&gt;&quot; &amp; &#10;&quot;&amp;nbsp; &amp;nbsp; &quot; &amp; [.B238] &amp; &quot;&lt;br&gt;&quot;" office:value-type="string" office:string-value="&lt;a href=&quot;#&quot;&gt;&lt;img src=&quot;https://raw.githubusercontent.com/StorageB/icons/main/GNOME46Adwaita/light/drive-multidisk-symbolic.svg&quot; width=&quot;22&quot; alt=&quot;drive-multidisk-symbolic&quot;&gt;&lt;/a&gt;&amp;nbsp; &amp;nbsp; drive-multidisk-symbolic&lt;br&gt;" calcext:value-type="string">
            <text:p>&lt;a href="#"&gt;&lt;img src="https://raw.githubusercontent.com/StorageB/icons/main/GNOME46Adwaita/light/drive-multidisk-symbolic.svg" width="22" alt="drive-multidisk-symbolic"&gt;&lt;/a&gt;&amp;nbsp; &amp;nbsp; drive-multidisk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38] &amp; CHAR(34) &amp;   &#10;&quot; width=&quot; &amp; CHAR(34) &amp; &quot;22&quot; &amp; CHAR(34) &amp; &quot; alt=&quot; &amp; CHAR(34) &amp; [.B238] &amp; CHAR(34) &amp; &quot;&gt;&lt;/a&gt;&quot; &amp;  &#10;&quot;&amp;nbsp; &amp;nbsp; &quot; &amp; [.B238] &amp; &quot;&lt;br&gt;&quot;" office:value-type="string" office:string-value="&lt;a href=&quot;#&quot;&gt;&lt;img src=&quot;https://raw.githubusercontent.com/StorageB/icons/main/GNOME46Adwaita/dark/drive-multidisk-symbolic.svg&quot; width=&quot;22&quot; alt=&quot;drive-multidisk-symbolic&quot;&gt;&lt;/a&gt;&amp;nbsp; &amp;nbsp; drive-multidisk-symbolic&lt;br&gt;" calcext:value-type="string">
            <text:p>&lt;a href="#"&gt;&lt;img src="https://raw.githubusercontent.com/StorageB/icons/main/GNOME46Adwaita/dark/drive-multidisk-symbolic.svg" width="22" alt="drive-multidisk-symbolic"&gt;&lt;/a&gt;&amp;nbsp; &amp;nbsp; drive-multidisk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rive-optical-symbolic.svg</text:p>
          </table:table-cell>
          <table:table-cell office:value-type="string" calcext:value-type="string">
            <text:p>drive-optica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3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39] &amp; CHAR(34) &amp; &quot;&gt;&quot; &amp; &#10;&quot;&lt;img alt=&quot; &amp; CHAR(34) &amp; [.B23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9] &amp; &quot;&lt;br&gt;&quot;" office:value-type="string" office:string-value="&lt;picture&gt;&lt;source media=&quot;(prefers-color-scheme: dark)&quot; srcset=&quot;https://github.com/StorageB/icons/blob/main/GNOME48Adwaita/light/drive-optical-symbolic.svg&quot;&gt;&lt;source media=&quot;(prefers-color-scheme: light)&quot; srcset=&quot;https://github.com/StorageB/icons/blob/main/GNOME48Adwaita/dark/drive-optical-symbolic.svg&quot;&gt;&lt;img alt=&quot;drive-optical-symbolic&quot; src=&quot;https://user-images.githubusercontent.com/25423296/163456779-a8556205-d0a5-45e2-ac17-42d089e3c3f8.png&quot;&gt;&lt;/picture&gt; &amp;nbsp; &amp;nbsp;drive-optical-symbolic&lt;br&gt;" calcext:value-type="string">
            <text:p>&lt;picture&gt;&lt;source media="(prefers-color-scheme: dark)" srcset="https://github.com/StorageB/icons/blob/main/GNOME48Adwaita/light/drive-optical-symbolic.svg"&gt;&lt;source media="(prefers-color-scheme: light)" srcset="https://github.com/StorageB/icons/blob/main/GNOME48Adwaita/dark/drive-optical-symbolic.svg"&gt;&lt;img alt="drive-optical-symbolic" src="https://user-images.githubusercontent.com/25423296/163456779-a8556205-d0a5-45e2-ac17-42d089e3c3f8.png"&gt;&lt;/picture&gt; &amp;nbsp; &amp;nbsp;drive-optica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39] &amp; CHAR(34) &amp;  &#10;&quot; width=&quot; &amp; CHAR(34) &amp; &quot;22&quot; &amp; CHAR(34) &amp; &quot; alt=&quot; &amp; CHAR(34) &amp; [.B239] &amp; CHAR(34) &amp; &quot;&gt;&lt;/a&gt;&quot; &amp; &#10;&quot;&amp;nbsp; &amp;nbsp; &quot; &amp; [.B239] &amp; &quot;&lt;br&gt;&quot;" office:value-type="string" office:string-value="&lt;a href=&quot;#&quot;&gt;&lt;img src=&quot;https://raw.githubusercontent.com/StorageB/icons/main/GNOME46Adwaita/light/drive-optical-symbolic.svg&quot; width=&quot;22&quot; alt=&quot;drive-optical-symbolic&quot;&gt;&lt;/a&gt;&amp;nbsp; &amp;nbsp; drive-optical-symbolic&lt;br&gt;" calcext:value-type="string">
            <text:p>&lt;a href="#"&gt;&lt;img src="https://raw.githubusercontent.com/StorageB/icons/main/GNOME46Adwaita/light/drive-optical-symbolic.svg" width="22" alt="drive-optical-symbolic"&gt;&lt;/a&gt;&amp;nbsp; &amp;nbsp; drive-optica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39] &amp; CHAR(34) &amp;   &#10;&quot; width=&quot; &amp; CHAR(34) &amp; &quot;22&quot; &amp; CHAR(34) &amp; &quot; alt=&quot; &amp; CHAR(34) &amp; [.B239] &amp; CHAR(34) &amp; &quot;&gt;&lt;/a&gt;&quot; &amp;  &#10;&quot;&amp;nbsp; &amp;nbsp; &quot; &amp; [.B239] &amp; &quot;&lt;br&gt;&quot;" office:value-type="string" office:string-value="&lt;a href=&quot;#&quot;&gt;&lt;img src=&quot;https://raw.githubusercontent.com/StorageB/icons/main/GNOME46Adwaita/dark/drive-optical-symbolic.svg&quot; width=&quot;22&quot; alt=&quot;drive-optical-symbolic&quot;&gt;&lt;/a&gt;&amp;nbsp; &amp;nbsp; drive-optical-symbolic&lt;br&gt;" calcext:value-type="string">
            <text:p>&lt;a href="#"&gt;&lt;img src="https://raw.githubusercontent.com/StorageB/icons/main/GNOME46Adwaita/dark/drive-optical-symbolic.svg" width="22" alt="drive-optical-symbolic"&gt;&lt;/a&gt;&amp;nbsp; &amp;nbsp; drive-optica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rive-removable-media-symbolic.svg</text:p>
          </table:table-cell>
          <table:table-cell office:value-type="string" calcext:value-type="string">
            <text:p>drive-removable-media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4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40] &amp; CHAR(34) &amp; &quot;&gt;&quot; &amp; &#10;&quot;&lt;img alt=&quot; &amp; CHAR(34) &amp; [.B24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0] &amp; &quot;&lt;br&gt;&quot;" office:value-type="string" office:string-value="&lt;picture&gt;&lt;source media=&quot;(prefers-color-scheme: dark)&quot; srcset=&quot;https://github.com/StorageB/icons/blob/main/GNOME48Adwaita/light/drive-removable-media-symbolic.svg&quot;&gt;&lt;source media=&quot;(prefers-color-scheme: light)&quot; srcset=&quot;https://github.com/StorageB/icons/blob/main/GNOME48Adwaita/dark/drive-removable-media-symbolic.svg&quot;&gt;&lt;img alt=&quot;drive-removable-media-symbolic&quot; src=&quot;https://user-images.githubusercontent.com/25423296/163456779-a8556205-d0a5-45e2-ac17-42d089e3c3f8.png&quot;&gt;&lt;/picture&gt; &amp;nbsp; &amp;nbsp;drive-removable-media-symbolic&lt;br&gt;" calcext:value-type="string">
            <text:p>&lt;picture&gt;&lt;source media="(prefers-color-scheme: dark)" srcset="https://github.com/StorageB/icons/blob/main/GNOME48Adwaita/light/drive-removable-media-symbolic.svg"&gt;&lt;source media="(prefers-color-scheme: light)" srcset="https://github.com/StorageB/icons/blob/main/GNOME48Adwaita/dark/drive-removable-media-symbolic.svg"&gt;&lt;img alt="drive-removable-media-symbolic" src="https://user-images.githubusercontent.com/25423296/163456779-a8556205-d0a5-45e2-ac17-42d089e3c3f8.png"&gt;&lt;/picture&gt; &amp;nbsp; &amp;nbsp;drive-removable-media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40] &amp; CHAR(34) &amp;  &#10;&quot; width=&quot; &amp; CHAR(34) &amp; &quot;22&quot; &amp; CHAR(34) &amp; &quot; alt=&quot; &amp; CHAR(34) &amp; [.B240] &amp; CHAR(34) &amp; &quot;&gt;&lt;/a&gt;&quot; &amp; &#10;&quot;&amp;nbsp; &amp;nbsp; &quot; &amp; [.B240] &amp; &quot;&lt;br&gt;&quot;" office:value-type="string" office:string-value="&lt;a href=&quot;#&quot;&gt;&lt;img src=&quot;https://raw.githubusercontent.com/StorageB/icons/main/GNOME46Adwaita/light/drive-removable-media-symbolic.svg&quot; width=&quot;22&quot; alt=&quot;drive-removable-media-symbolic&quot;&gt;&lt;/a&gt;&amp;nbsp; &amp;nbsp; drive-removable-media-symbolic&lt;br&gt;" calcext:value-type="string">
            <text:p>&lt;a href="#"&gt;&lt;img src="https://raw.githubusercontent.com/StorageB/icons/main/GNOME46Adwaita/light/drive-removable-media-symbolic.svg" width="22" alt="drive-removable-media-symbolic"&gt;&lt;/a&gt;&amp;nbsp; &amp;nbsp; drive-removable-media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40] &amp; CHAR(34) &amp;   &#10;&quot; width=&quot; &amp; CHAR(34) &amp; &quot;22&quot; &amp; CHAR(34) &amp; &quot; alt=&quot; &amp; CHAR(34) &amp; [.B240] &amp; CHAR(34) &amp; &quot;&gt;&lt;/a&gt;&quot; &amp;  &#10;&quot;&amp;nbsp; &amp;nbsp; &quot; &amp; [.B240] &amp; &quot;&lt;br&gt;&quot;" office:value-type="string" office:string-value="&lt;a href=&quot;#&quot;&gt;&lt;img src=&quot;https://raw.githubusercontent.com/StorageB/icons/main/GNOME46Adwaita/dark/drive-removable-media-symbolic.svg&quot; width=&quot;22&quot; alt=&quot;drive-removable-media-symbolic&quot;&gt;&lt;/a&gt;&amp;nbsp; &amp;nbsp; drive-removable-media-symbolic&lt;br&gt;" calcext:value-type="string">
            <text:p>&lt;a href="#"&gt;&lt;img src="https://raw.githubusercontent.com/StorageB/icons/main/GNOME46Adwaita/dark/drive-removable-media-symbolic.svg" width="22" alt="drive-removable-media-symbolic"&gt;&lt;/a&gt;&amp;nbsp; &amp;nbsp; drive-removable-media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put-dialpad-symbolic.svg</text:p>
          </table:table-cell>
          <table:table-cell office:value-type="string" calcext:value-type="string">
            <text:p>input-dialpa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4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41] &amp; CHAR(34) &amp; &quot;&gt;&quot; &amp; &#10;&quot;&lt;img alt=&quot; &amp; CHAR(34) &amp; [.B24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1] &amp; &quot;&lt;br&gt;&quot;" office:value-type="string" office:string-value="&lt;picture&gt;&lt;source media=&quot;(prefers-color-scheme: dark)&quot; srcset=&quot;https://github.com/StorageB/icons/blob/main/GNOME48Adwaita/light/input-dialpad-symbolic.svg&quot;&gt;&lt;source media=&quot;(prefers-color-scheme: light)&quot; srcset=&quot;https://github.com/StorageB/icons/blob/main/GNOME48Adwaita/dark/input-dialpad-symbolic.svg&quot;&gt;&lt;img alt=&quot;input-dialpad-symbolic&quot; src=&quot;https://user-images.githubusercontent.com/25423296/163456779-a8556205-d0a5-45e2-ac17-42d089e3c3f8.png&quot;&gt;&lt;/picture&gt; &amp;nbsp; &amp;nbsp;input-dialpad-symbolic&lt;br&gt;" calcext:value-type="string">
            <text:p>&lt;picture&gt;&lt;source media="(prefers-color-scheme: dark)" srcset="https://github.com/StorageB/icons/blob/main/GNOME48Adwaita/light/input-dialpad-symbolic.svg"&gt;&lt;source media="(prefers-color-scheme: light)" srcset="https://github.com/StorageB/icons/blob/main/GNOME48Adwaita/dark/input-dialpad-symbolic.svg"&gt;&lt;img alt="input-dialpad-symbolic" src="https://user-images.githubusercontent.com/25423296/163456779-a8556205-d0a5-45e2-ac17-42d089e3c3f8.png"&gt;&lt;/picture&gt; &amp;nbsp; &amp;nbsp;input-dialpa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41] &amp; CHAR(34) &amp;  &#10;&quot; width=&quot; &amp; CHAR(34) &amp; &quot;22&quot; &amp; CHAR(34) &amp; &quot; alt=&quot; &amp; CHAR(34) &amp; [.B241] &amp; CHAR(34) &amp; &quot;&gt;&lt;/a&gt;&quot; &amp; &#10;&quot;&amp;nbsp; &amp;nbsp; &quot; &amp; [.B241] &amp; &quot;&lt;br&gt;&quot;" office:value-type="string" office:string-value="&lt;a href=&quot;#&quot;&gt;&lt;img src=&quot;https://raw.githubusercontent.com/StorageB/icons/main/GNOME46Adwaita/light/input-dialpad-symbolic.svg&quot; width=&quot;22&quot; alt=&quot;input-dialpad-symbolic&quot;&gt;&lt;/a&gt;&amp;nbsp; &amp;nbsp; input-dialpad-symbolic&lt;br&gt;" calcext:value-type="string">
            <text:p>&lt;a href="#"&gt;&lt;img src="https://raw.githubusercontent.com/StorageB/icons/main/GNOME46Adwaita/light/input-dialpad-symbolic.svg" width="22" alt="input-dialpad-symbolic"&gt;&lt;/a&gt;&amp;nbsp; &amp;nbsp; input-dialpa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41] &amp; CHAR(34) &amp;   &#10;&quot; width=&quot; &amp; CHAR(34) &amp; &quot;22&quot; &amp; CHAR(34) &amp; &quot; alt=&quot; &amp; CHAR(34) &amp; [.B241] &amp; CHAR(34) &amp; &quot;&gt;&lt;/a&gt;&quot; &amp;  &#10;&quot;&amp;nbsp; &amp;nbsp; &quot; &amp; [.B241] &amp; &quot;&lt;br&gt;&quot;" office:value-type="string" office:string-value="&lt;a href=&quot;#&quot;&gt;&lt;img src=&quot;https://raw.githubusercontent.com/StorageB/icons/main/GNOME46Adwaita/dark/input-dialpad-symbolic.svg&quot; width=&quot;22&quot; alt=&quot;input-dialpad-symbolic&quot;&gt;&lt;/a&gt;&amp;nbsp; &amp;nbsp; input-dialpad-symbolic&lt;br&gt;" calcext:value-type="string">
            <text:p>&lt;a href="#"&gt;&lt;img src="https://raw.githubusercontent.com/StorageB/icons/main/GNOME46Adwaita/dark/input-dialpad-symbolic.svg" width="22" alt="input-dialpad-symbolic"&gt;&lt;/a&gt;&amp;nbsp; &amp;nbsp; input-dialpa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put-gaming-symbolic.svg</text:p>
          </table:table-cell>
          <table:table-cell office:value-type="string" calcext:value-type="string">
            <text:p>input-gam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4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42] &amp; CHAR(34) &amp; &quot;&gt;&quot; &amp; &#10;&quot;&lt;img alt=&quot; &amp; CHAR(34) &amp; [.B24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2] &amp; &quot;&lt;br&gt;&quot;" office:value-type="string" office:string-value="&lt;picture&gt;&lt;source media=&quot;(prefers-color-scheme: dark)&quot; srcset=&quot;https://github.com/StorageB/icons/blob/main/GNOME48Adwaita/light/input-gaming-symbolic.svg&quot;&gt;&lt;source media=&quot;(prefers-color-scheme: light)&quot; srcset=&quot;https://github.com/StorageB/icons/blob/main/GNOME48Adwaita/dark/input-gaming-symbolic.svg&quot;&gt;&lt;img alt=&quot;input-gaming-symbolic&quot; src=&quot;https://user-images.githubusercontent.com/25423296/163456779-a8556205-d0a5-45e2-ac17-42d089e3c3f8.png&quot;&gt;&lt;/picture&gt; &amp;nbsp; &amp;nbsp;input-gaming-symbolic&lt;br&gt;" calcext:value-type="string">
            <text:p>&lt;picture&gt;&lt;source media="(prefers-color-scheme: dark)" srcset="https://github.com/StorageB/icons/blob/main/GNOME48Adwaita/light/input-gaming-symbolic.svg"&gt;&lt;source media="(prefers-color-scheme: light)" srcset="https://github.com/StorageB/icons/blob/main/GNOME48Adwaita/dark/input-gaming-symbolic.svg"&gt;&lt;img alt="input-gaming-symbolic" src="https://user-images.githubusercontent.com/25423296/163456779-a8556205-d0a5-45e2-ac17-42d089e3c3f8.png"&gt;&lt;/picture&gt; &amp;nbsp; &amp;nbsp;input-gam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42] &amp; CHAR(34) &amp;  &#10;&quot; width=&quot; &amp; CHAR(34) &amp; &quot;22&quot; &amp; CHAR(34) &amp; &quot; alt=&quot; &amp; CHAR(34) &amp; [.B242] &amp; CHAR(34) &amp; &quot;&gt;&lt;/a&gt;&quot; &amp; &#10;&quot;&amp;nbsp; &amp;nbsp; &quot; &amp; [.B242] &amp; &quot;&lt;br&gt;&quot;" office:value-type="string" office:string-value="&lt;a href=&quot;#&quot;&gt;&lt;img src=&quot;https://raw.githubusercontent.com/StorageB/icons/main/GNOME46Adwaita/light/input-gaming-symbolic.svg&quot; width=&quot;22&quot; alt=&quot;input-gaming-symbolic&quot;&gt;&lt;/a&gt;&amp;nbsp; &amp;nbsp; input-gaming-symbolic&lt;br&gt;" calcext:value-type="string">
            <text:p>&lt;a href="#"&gt;&lt;img src="https://raw.githubusercontent.com/StorageB/icons/main/GNOME46Adwaita/light/input-gaming-symbolic.svg" width="22" alt="input-gaming-symbolic"&gt;&lt;/a&gt;&amp;nbsp; &amp;nbsp; input-gam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42] &amp; CHAR(34) &amp;   &#10;&quot; width=&quot; &amp; CHAR(34) &amp; &quot;22&quot; &amp; CHAR(34) &amp; &quot; alt=&quot; &amp; CHAR(34) &amp; [.B242] &amp; CHAR(34) &amp; &quot;&gt;&lt;/a&gt;&quot; &amp;  &#10;&quot;&amp;nbsp; &amp;nbsp; &quot; &amp; [.B242] &amp; &quot;&lt;br&gt;&quot;" office:value-type="string" office:string-value="&lt;a href=&quot;#&quot;&gt;&lt;img src=&quot;https://raw.githubusercontent.com/StorageB/icons/main/GNOME46Adwaita/dark/input-gaming-symbolic.svg&quot; width=&quot;22&quot; alt=&quot;input-gaming-symbolic&quot;&gt;&lt;/a&gt;&amp;nbsp; &amp;nbsp; input-gaming-symbolic&lt;br&gt;" calcext:value-type="string">
            <text:p>&lt;a href="#"&gt;&lt;img src="https://raw.githubusercontent.com/StorageB/icons/main/GNOME46Adwaita/dark/input-gaming-symbolic.svg" width="22" alt="input-gaming-symbolic"&gt;&lt;/a&gt;&amp;nbsp; &amp;nbsp; input-gam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put-keyboard-symbolic.svg</text:p>
          </table:table-cell>
          <table:table-cell office:value-type="string" calcext:value-type="string">
            <text:p>input-keyboa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4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43] &amp; CHAR(34) &amp; &quot;&gt;&quot; &amp; &#10;&quot;&lt;img alt=&quot; &amp; CHAR(34) &amp; [.B24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3] &amp; &quot;&lt;br&gt;&quot;" office:value-type="string" office:string-value="&lt;picture&gt;&lt;source media=&quot;(prefers-color-scheme: dark)&quot; srcset=&quot;https://github.com/StorageB/icons/blob/main/GNOME48Adwaita/light/input-keyboard-symbolic.svg&quot;&gt;&lt;source media=&quot;(prefers-color-scheme: light)&quot; srcset=&quot;https://github.com/StorageB/icons/blob/main/GNOME48Adwaita/dark/input-keyboard-symbolic.svg&quot;&gt;&lt;img alt=&quot;input-keyboard-symbolic&quot; src=&quot;https://user-images.githubusercontent.com/25423296/163456779-a8556205-d0a5-45e2-ac17-42d089e3c3f8.png&quot;&gt;&lt;/picture&gt; &amp;nbsp; &amp;nbsp;input-keyboard-symbolic&lt;br&gt;" calcext:value-type="string">
            <text:p>&lt;picture&gt;&lt;source media="(prefers-color-scheme: dark)" srcset="https://github.com/StorageB/icons/blob/main/GNOME48Adwaita/light/input-keyboard-symbolic.svg"&gt;&lt;source media="(prefers-color-scheme: light)" srcset="https://github.com/StorageB/icons/blob/main/GNOME48Adwaita/dark/input-keyboard-symbolic.svg"&gt;&lt;img alt="input-keyboard-symbolic" src="https://user-images.githubusercontent.com/25423296/163456779-a8556205-d0a5-45e2-ac17-42d089e3c3f8.png"&gt;&lt;/picture&gt; &amp;nbsp; &amp;nbsp;input-keyboar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43] &amp; CHAR(34) &amp;  &#10;&quot; width=&quot; &amp; CHAR(34) &amp; &quot;22&quot; &amp; CHAR(34) &amp; &quot; alt=&quot; &amp; CHAR(34) &amp; [.B243] &amp; CHAR(34) &amp; &quot;&gt;&lt;/a&gt;&quot; &amp; &#10;&quot;&amp;nbsp; &amp;nbsp; &quot; &amp; [.B243] &amp; &quot;&lt;br&gt;&quot;" office:value-type="string" office:string-value="&lt;a href=&quot;#&quot;&gt;&lt;img src=&quot;https://raw.githubusercontent.com/StorageB/icons/main/GNOME46Adwaita/light/input-keyboard-symbolic.svg&quot; width=&quot;22&quot; alt=&quot;input-keyboard-symbolic&quot;&gt;&lt;/a&gt;&amp;nbsp; &amp;nbsp; input-keyboard-symbolic&lt;br&gt;" calcext:value-type="string">
            <text:p>&lt;a href="#"&gt;&lt;img src="https://raw.githubusercontent.com/StorageB/icons/main/GNOME46Adwaita/light/input-keyboard-symbolic.svg" width="22" alt="input-keyboard-symbolic"&gt;&lt;/a&gt;&amp;nbsp; &amp;nbsp; input-keyboar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43] &amp; CHAR(34) &amp;   &#10;&quot; width=&quot; &amp; CHAR(34) &amp; &quot;22&quot; &amp; CHAR(34) &amp; &quot; alt=&quot; &amp; CHAR(34) &amp; [.B243] &amp; CHAR(34) &amp; &quot;&gt;&lt;/a&gt;&quot; &amp;  &#10;&quot;&amp;nbsp; &amp;nbsp; &quot; &amp; [.B243] &amp; &quot;&lt;br&gt;&quot;" office:value-type="string" office:string-value="&lt;a href=&quot;#&quot;&gt;&lt;img src=&quot;https://raw.githubusercontent.com/StorageB/icons/main/GNOME46Adwaita/dark/input-keyboard-symbolic.svg&quot; width=&quot;22&quot; alt=&quot;input-keyboard-symbolic&quot;&gt;&lt;/a&gt;&amp;nbsp; &amp;nbsp; input-keyboard-symbolic&lt;br&gt;" calcext:value-type="string">
            <text:p>&lt;a href="#"&gt;&lt;img src="https://raw.githubusercontent.com/StorageB/icons/main/GNOME46Adwaita/dark/input-keyboard-symbolic.svg" width="22" alt="input-keyboard-symbolic"&gt;&lt;/a&gt;&amp;nbsp; &amp;nbsp; input-keyboar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put-mouse-symbolic.svg</text:p>
          </table:table-cell>
          <table:table-cell office:value-type="string" calcext:value-type="string">
            <text:p>input-mous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4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44] &amp; CHAR(34) &amp; &quot;&gt;&quot; &amp; &#10;&quot;&lt;img alt=&quot; &amp; CHAR(34) &amp; [.B24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4] &amp; &quot;&lt;br&gt;&quot;" office:value-type="string" office:string-value="&lt;picture&gt;&lt;source media=&quot;(prefers-color-scheme: dark)&quot; srcset=&quot;https://github.com/StorageB/icons/blob/main/GNOME48Adwaita/light/input-mouse-symbolic.svg&quot;&gt;&lt;source media=&quot;(prefers-color-scheme: light)&quot; srcset=&quot;https://github.com/StorageB/icons/blob/main/GNOME48Adwaita/dark/input-mouse-symbolic.svg&quot;&gt;&lt;img alt=&quot;input-mouse-symbolic&quot; src=&quot;https://user-images.githubusercontent.com/25423296/163456779-a8556205-d0a5-45e2-ac17-42d089e3c3f8.png&quot;&gt;&lt;/picture&gt; &amp;nbsp; &amp;nbsp;input-mouse-symbolic&lt;br&gt;" calcext:value-type="string">
            <text:p>&lt;picture&gt;&lt;source media="(prefers-color-scheme: dark)" srcset="https://github.com/StorageB/icons/blob/main/GNOME48Adwaita/light/input-mouse-symbolic.svg"&gt;&lt;source media="(prefers-color-scheme: light)" srcset="https://github.com/StorageB/icons/blob/main/GNOME48Adwaita/dark/input-mouse-symbolic.svg"&gt;&lt;img alt="input-mouse-symbolic" src="https://user-images.githubusercontent.com/25423296/163456779-a8556205-d0a5-45e2-ac17-42d089e3c3f8.png"&gt;&lt;/picture&gt; &amp;nbsp; &amp;nbsp;input-mous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44] &amp; CHAR(34) &amp;  &#10;&quot; width=&quot; &amp; CHAR(34) &amp; &quot;22&quot; &amp; CHAR(34) &amp; &quot; alt=&quot; &amp; CHAR(34) &amp; [.B244] &amp; CHAR(34) &amp; &quot;&gt;&lt;/a&gt;&quot; &amp; &#10;&quot;&amp;nbsp; &amp;nbsp; &quot; &amp; [.B244] &amp; &quot;&lt;br&gt;&quot;" office:value-type="string" office:string-value="&lt;a href=&quot;#&quot;&gt;&lt;img src=&quot;https://raw.githubusercontent.com/StorageB/icons/main/GNOME46Adwaita/light/input-mouse-symbolic.svg&quot; width=&quot;22&quot; alt=&quot;input-mouse-symbolic&quot;&gt;&lt;/a&gt;&amp;nbsp; &amp;nbsp; input-mouse-symbolic&lt;br&gt;" calcext:value-type="string">
            <text:p>&lt;a href="#"&gt;&lt;img src="https://raw.githubusercontent.com/StorageB/icons/main/GNOME46Adwaita/light/input-mouse-symbolic.svg" width="22" alt="input-mouse-symbolic"&gt;&lt;/a&gt;&amp;nbsp; &amp;nbsp; input-mous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44] &amp; CHAR(34) &amp;   &#10;&quot; width=&quot; &amp; CHAR(34) &amp; &quot;22&quot; &amp; CHAR(34) &amp; &quot; alt=&quot; &amp; CHAR(34) &amp; [.B244] &amp; CHAR(34) &amp; &quot;&gt;&lt;/a&gt;&quot; &amp;  &#10;&quot;&amp;nbsp; &amp;nbsp; &quot; &amp; [.B244] &amp; &quot;&lt;br&gt;&quot;" office:value-type="string" office:string-value="&lt;a href=&quot;#&quot;&gt;&lt;img src=&quot;https://raw.githubusercontent.com/StorageB/icons/main/GNOME46Adwaita/dark/input-mouse-symbolic.svg&quot; width=&quot;22&quot; alt=&quot;input-mouse-symbolic&quot;&gt;&lt;/a&gt;&amp;nbsp; &amp;nbsp; input-mouse-symbolic&lt;br&gt;" calcext:value-type="string">
            <text:p>&lt;a href="#"&gt;&lt;img src="https://raw.githubusercontent.com/StorageB/icons/main/GNOME46Adwaita/dark/input-mouse-symbolic.svg" width="22" alt="input-mouse-symbolic"&gt;&lt;/a&gt;&amp;nbsp; &amp;nbsp; input-mous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put-tablet-symbolic.svg</text:p>
          </table:table-cell>
          <table:table-cell office:value-type="string" calcext:value-type="string">
            <text:p>input-table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4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45] &amp; CHAR(34) &amp; &quot;&gt;&quot; &amp; &#10;&quot;&lt;img alt=&quot; &amp; CHAR(34) &amp; [.B24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5] &amp; &quot;&lt;br&gt;&quot;" office:value-type="string" office:string-value="&lt;picture&gt;&lt;source media=&quot;(prefers-color-scheme: dark)&quot; srcset=&quot;https://github.com/StorageB/icons/blob/main/GNOME48Adwaita/light/input-tablet-symbolic.svg&quot;&gt;&lt;source media=&quot;(prefers-color-scheme: light)&quot; srcset=&quot;https://github.com/StorageB/icons/blob/main/GNOME48Adwaita/dark/input-tablet-symbolic.svg&quot;&gt;&lt;img alt=&quot;input-tablet-symbolic&quot; src=&quot;https://user-images.githubusercontent.com/25423296/163456779-a8556205-d0a5-45e2-ac17-42d089e3c3f8.png&quot;&gt;&lt;/picture&gt; &amp;nbsp; &amp;nbsp;input-tablet-symbolic&lt;br&gt;" calcext:value-type="string">
            <text:p>&lt;picture&gt;&lt;source media="(prefers-color-scheme: dark)" srcset="https://github.com/StorageB/icons/blob/main/GNOME48Adwaita/light/input-tablet-symbolic.svg"&gt;&lt;source media="(prefers-color-scheme: light)" srcset="https://github.com/StorageB/icons/blob/main/GNOME48Adwaita/dark/input-tablet-symbolic.svg"&gt;&lt;img alt="input-tablet-symbolic" src="https://user-images.githubusercontent.com/25423296/163456779-a8556205-d0a5-45e2-ac17-42d089e3c3f8.png"&gt;&lt;/picture&gt; &amp;nbsp; &amp;nbsp;input-table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45] &amp; CHAR(34) &amp;  &#10;&quot; width=&quot; &amp; CHAR(34) &amp; &quot;22&quot; &amp; CHAR(34) &amp; &quot; alt=&quot; &amp; CHAR(34) &amp; [.B245] &amp; CHAR(34) &amp; &quot;&gt;&lt;/a&gt;&quot; &amp; &#10;&quot;&amp;nbsp; &amp;nbsp; &quot; &amp; [.B245] &amp; &quot;&lt;br&gt;&quot;" office:value-type="string" office:string-value="&lt;a href=&quot;#&quot;&gt;&lt;img src=&quot;https://raw.githubusercontent.com/StorageB/icons/main/GNOME46Adwaita/light/input-tablet-symbolic.svg&quot; width=&quot;22&quot; alt=&quot;input-tablet-symbolic&quot;&gt;&lt;/a&gt;&amp;nbsp; &amp;nbsp; input-tablet-symbolic&lt;br&gt;" calcext:value-type="string">
            <text:p>&lt;a href="#"&gt;&lt;img src="https://raw.githubusercontent.com/StorageB/icons/main/GNOME46Adwaita/light/input-tablet-symbolic.svg" width="22" alt="input-tablet-symbolic"&gt;&lt;/a&gt;&amp;nbsp; &amp;nbsp; input-table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45] &amp; CHAR(34) &amp;   &#10;&quot; width=&quot; &amp; CHAR(34) &amp; &quot;22&quot; &amp; CHAR(34) &amp; &quot; alt=&quot; &amp; CHAR(34) &amp; [.B245] &amp; CHAR(34) &amp; &quot;&gt;&lt;/a&gt;&quot; &amp;  &#10;&quot;&amp;nbsp; &amp;nbsp; &quot; &amp; [.B245] &amp; &quot;&lt;br&gt;&quot;" office:value-type="string" office:string-value="&lt;a href=&quot;#&quot;&gt;&lt;img src=&quot;https://raw.githubusercontent.com/StorageB/icons/main/GNOME46Adwaita/dark/input-tablet-symbolic.svg&quot; width=&quot;22&quot; alt=&quot;input-tablet-symbolic&quot;&gt;&lt;/a&gt;&amp;nbsp; &amp;nbsp; input-tablet-symbolic&lt;br&gt;" calcext:value-type="string">
            <text:p>&lt;a href="#"&gt;&lt;img src="https://raw.githubusercontent.com/StorageB/icons/main/GNOME46Adwaita/dark/input-tablet-symbolic.svg" width="22" alt="input-tablet-symbolic"&gt;&lt;/a&gt;&amp;nbsp; &amp;nbsp; input-table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put-touchpad-symbolic.svg</text:p>
          </table:table-cell>
          <table:table-cell office:value-type="string" calcext:value-type="string">
            <text:p>input-touchpa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4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46] &amp; CHAR(34) &amp; &quot;&gt;&quot; &amp; &#10;&quot;&lt;img alt=&quot; &amp; CHAR(34) &amp; [.B24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6] &amp; &quot;&lt;br&gt;&quot;" office:value-type="string" office:string-value="&lt;picture&gt;&lt;source media=&quot;(prefers-color-scheme: dark)&quot; srcset=&quot;https://github.com/StorageB/icons/blob/main/GNOME48Adwaita/light/input-touchpad-symbolic.svg&quot;&gt;&lt;source media=&quot;(prefers-color-scheme: light)&quot; srcset=&quot;https://github.com/StorageB/icons/blob/main/GNOME48Adwaita/dark/input-touchpad-symbolic.svg&quot;&gt;&lt;img alt=&quot;input-touchpad-symbolic&quot; src=&quot;https://user-images.githubusercontent.com/25423296/163456779-a8556205-d0a5-45e2-ac17-42d089e3c3f8.png&quot;&gt;&lt;/picture&gt; &amp;nbsp; &amp;nbsp;input-touchpad-symbolic&lt;br&gt;" calcext:value-type="string">
            <text:p>&lt;picture&gt;&lt;source media="(prefers-color-scheme: dark)" srcset="https://github.com/StorageB/icons/blob/main/GNOME48Adwaita/light/input-touchpad-symbolic.svg"&gt;&lt;source media="(prefers-color-scheme: light)" srcset="https://github.com/StorageB/icons/blob/main/GNOME48Adwaita/dark/input-touchpad-symbolic.svg"&gt;&lt;img alt="input-touchpad-symbolic" src="https://user-images.githubusercontent.com/25423296/163456779-a8556205-d0a5-45e2-ac17-42d089e3c3f8.png"&gt;&lt;/picture&gt; &amp;nbsp; &amp;nbsp;input-touchpa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46] &amp; CHAR(34) &amp;  &#10;&quot; width=&quot; &amp; CHAR(34) &amp; &quot;22&quot; &amp; CHAR(34) &amp; &quot; alt=&quot; &amp; CHAR(34) &amp; [.B246] &amp; CHAR(34) &amp; &quot;&gt;&lt;/a&gt;&quot; &amp; &#10;&quot;&amp;nbsp; &amp;nbsp; &quot; &amp; [.B246] &amp; &quot;&lt;br&gt;&quot;" office:value-type="string" office:string-value="&lt;a href=&quot;#&quot;&gt;&lt;img src=&quot;https://raw.githubusercontent.com/StorageB/icons/main/GNOME46Adwaita/light/input-touchpad-symbolic.svg&quot; width=&quot;22&quot; alt=&quot;input-touchpad-symbolic&quot;&gt;&lt;/a&gt;&amp;nbsp; &amp;nbsp; input-touchpad-symbolic&lt;br&gt;" calcext:value-type="string">
            <text:p>&lt;a href="#"&gt;&lt;img src="https://raw.githubusercontent.com/StorageB/icons/main/GNOME46Adwaita/light/input-touchpad-symbolic.svg" width="22" alt="input-touchpad-symbolic"&gt;&lt;/a&gt;&amp;nbsp; &amp;nbsp; input-touchpa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46] &amp; CHAR(34) &amp;   &#10;&quot; width=&quot; &amp; CHAR(34) &amp; &quot;22&quot; &amp; CHAR(34) &amp; &quot; alt=&quot; &amp; CHAR(34) &amp; [.B246] &amp; CHAR(34) &amp; &quot;&gt;&lt;/a&gt;&quot; &amp;  &#10;&quot;&amp;nbsp; &amp;nbsp; &quot; &amp; [.B246] &amp; &quot;&lt;br&gt;&quot;" office:value-type="string" office:string-value="&lt;a href=&quot;#&quot;&gt;&lt;img src=&quot;https://raw.githubusercontent.com/StorageB/icons/main/GNOME46Adwaita/dark/input-touchpad-symbolic.svg&quot; width=&quot;22&quot; alt=&quot;input-touchpad-symbolic&quot;&gt;&lt;/a&gt;&amp;nbsp; &amp;nbsp; input-touchpad-symbolic&lt;br&gt;" calcext:value-type="string">
            <text:p>&lt;a href="#"&gt;&lt;img src="https://raw.githubusercontent.com/StorageB/icons/main/GNOME46Adwaita/dark/input-touchpad-symbolic.svg" width="22" alt="input-touchpad-symbolic"&gt;&lt;/a&gt;&amp;nbsp; &amp;nbsp; input-touchpa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a-flash-symbolic.svg</text:p>
          </table:table-cell>
          <table:table-cell office:value-type="string" calcext:value-type="string">
            <text:p>media-flas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4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47] &amp; CHAR(34) &amp; &quot;&gt;&quot; &amp; &#10;&quot;&lt;img alt=&quot; &amp; CHAR(34) &amp; [.B24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7] &amp; &quot;&lt;br&gt;&quot;" office:value-type="string" office:string-value="&lt;picture&gt;&lt;source media=&quot;(prefers-color-scheme: dark)&quot; srcset=&quot;https://github.com/StorageB/icons/blob/main/GNOME48Adwaita/light/media-flash-symbolic.svg&quot;&gt;&lt;source media=&quot;(prefers-color-scheme: light)&quot; srcset=&quot;https://github.com/StorageB/icons/blob/main/GNOME48Adwaita/dark/media-flash-symbolic.svg&quot;&gt;&lt;img alt=&quot;media-flash-symbolic&quot; src=&quot;https://user-images.githubusercontent.com/25423296/163456779-a8556205-d0a5-45e2-ac17-42d089e3c3f8.png&quot;&gt;&lt;/picture&gt; &amp;nbsp; &amp;nbsp;media-flash-symbolic&lt;br&gt;" calcext:value-type="string">
            <text:p>&lt;picture&gt;&lt;source media="(prefers-color-scheme: dark)" srcset="https://github.com/StorageB/icons/blob/main/GNOME48Adwaita/light/media-flash-symbolic.svg"&gt;&lt;source media="(prefers-color-scheme: light)" srcset="https://github.com/StorageB/icons/blob/main/GNOME48Adwaita/dark/media-flash-symbolic.svg"&gt;&lt;img alt="media-flash-symbolic" src="https://user-images.githubusercontent.com/25423296/163456779-a8556205-d0a5-45e2-ac17-42d089e3c3f8.png"&gt;&lt;/picture&gt; &amp;nbsp; &amp;nbsp;media-flash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47] &amp; CHAR(34) &amp;  &#10;&quot; width=&quot; &amp; CHAR(34) &amp; &quot;22&quot; &amp; CHAR(34) &amp; &quot; alt=&quot; &amp; CHAR(34) &amp; [.B247] &amp; CHAR(34) &amp; &quot;&gt;&lt;/a&gt;&quot; &amp; &#10;&quot;&amp;nbsp; &amp;nbsp; &quot; &amp; [.B247] &amp; &quot;&lt;br&gt;&quot;" office:value-type="string" office:string-value="&lt;a href=&quot;#&quot;&gt;&lt;img src=&quot;https://raw.githubusercontent.com/StorageB/icons/main/GNOME46Adwaita/light/media-flash-symbolic.svg&quot; width=&quot;22&quot; alt=&quot;media-flash-symbolic&quot;&gt;&lt;/a&gt;&amp;nbsp; &amp;nbsp; media-flash-symbolic&lt;br&gt;" calcext:value-type="string">
            <text:p>&lt;a href="#"&gt;&lt;img src="https://raw.githubusercontent.com/StorageB/icons/main/GNOME46Adwaita/light/media-flash-symbolic.svg" width="22" alt="media-flash-symbolic"&gt;&lt;/a&gt;&amp;nbsp; &amp;nbsp; media-flash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47] &amp; CHAR(34) &amp;   &#10;&quot; width=&quot; &amp; CHAR(34) &amp; &quot;22&quot; &amp; CHAR(34) &amp; &quot; alt=&quot; &amp; CHAR(34) &amp; [.B247] &amp; CHAR(34) &amp; &quot;&gt;&lt;/a&gt;&quot; &amp;  &#10;&quot;&amp;nbsp; &amp;nbsp; &quot; &amp; [.B247] &amp; &quot;&lt;br&gt;&quot;" office:value-type="string" office:string-value="&lt;a href=&quot;#&quot;&gt;&lt;img src=&quot;https://raw.githubusercontent.com/StorageB/icons/main/GNOME46Adwaita/dark/media-flash-symbolic.svg&quot; width=&quot;22&quot; alt=&quot;media-flash-symbolic&quot;&gt;&lt;/a&gt;&amp;nbsp; &amp;nbsp; media-flash-symbolic&lt;br&gt;" calcext:value-type="string">
            <text:p>&lt;a href="#"&gt;&lt;img src="https://raw.githubusercontent.com/StorageB/icons/main/GNOME46Adwaita/dark/media-flash-symbolic.svg" width="22" alt="media-flash-symbolic"&gt;&lt;/a&gt;&amp;nbsp; &amp;nbsp; media-flash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a-floppy-symbolic.svg</text:p>
          </table:table-cell>
          <table:table-cell office:value-type="string" calcext:value-type="string">
            <text:p>media-flopp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4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48] &amp; CHAR(34) &amp; &quot;&gt;&quot; &amp; &#10;&quot;&lt;img alt=&quot; &amp; CHAR(34) &amp; [.B24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8] &amp; &quot;&lt;br&gt;&quot;" office:value-type="string" office:string-value="&lt;picture&gt;&lt;source media=&quot;(prefers-color-scheme: dark)&quot; srcset=&quot;https://github.com/StorageB/icons/blob/main/GNOME48Adwaita/light/media-floppy-symbolic.svg&quot;&gt;&lt;source media=&quot;(prefers-color-scheme: light)&quot; srcset=&quot;https://github.com/StorageB/icons/blob/main/GNOME48Adwaita/dark/media-floppy-symbolic.svg&quot;&gt;&lt;img alt=&quot;media-floppy-symbolic&quot; src=&quot;https://user-images.githubusercontent.com/25423296/163456779-a8556205-d0a5-45e2-ac17-42d089e3c3f8.png&quot;&gt;&lt;/picture&gt; &amp;nbsp; &amp;nbsp;media-floppy-symbolic&lt;br&gt;" calcext:value-type="string">
            <text:p>&lt;picture&gt;&lt;source media="(prefers-color-scheme: dark)" srcset="https://github.com/StorageB/icons/blob/main/GNOME48Adwaita/light/media-floppy-symbolic.svg"&gt;&lt;source media="(prefers-color-scheme: light)" srcset="https://github.com/StorageB/icons/blob/main/GNOME48Adwaita/dark/media-floppy-symbolic.svg"&gt;&lt;img alt="media-floppy-symbolic" src="https://user-images.githubusercontent.com/25423296/163456779-a8556205-d0a5-45e2-ac17-42d089e3c3f8.png"&gt;&lt;/picture&gt; &amp;nbsp; &amp;nbsp;media-floppy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48] &amp; CHAR(34) &amp;  &#10;&quot; width=&quot; &amp; CHAR(34) &amp; &quot;22&quot; &amp; CHAR(34) &amp; &quot; alt=&quot; &amp; CHAR(34) &amp; [.B248] &amp; CHAR(34) &amp; &quot;&gt;&lt;/a&gt;&quot; &amp; &#10;&quot;&amp;nbsp; &amp;nbsp; &quot; &amp; [.B248] &amp; &quot;&lt;br&gt;&quot;" office:value-type="string" office:string-value="&lt;a href=&quot;#&quot;&gt;&lt;img src=&quot;https://raw.githubusercontent.com/StorageB/icons/main/GNOME46Adwaita/light/media-floppy-symbolic.svg&quot; width=&quot;22&quot; alt=&quot;media-floppy-symbolic&quot;&gt;&lt;/a&gt;&amp;nbsp; &amp;nbsp; media-floppy-symbolic&lt;br&gt;" calcext:value-type="string">
            <text:p>&lt;a href="#"&gt;&lt;img src="https://raw.githubusercontent.com/StorageB/icons/main/GNOME46Adwaita/light/media-floppy-symbolic.svg" width="22" alt="media-floppy-symbolic"&gt;&lt;/a&gt;&amp;nbsp; &amp;nbsp; media-floppy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48] &amp; CHAR(34) &amp;   &#10;&quot; width=&quot; &amp; CHAR(34) &amp; &quot;22&quot; &amp; CHAR(34) &amp; &quot; alt=&quot; &amp; CHAR(34) &amp; [.B248] &amp; CHAR(34) &amp; &quot;&gt;&lt;/a&gt;&quot; &amp;  &#10;&quot;&amp;nbsp; &amp;nbsp; &quot; &amp; [.B248] &amp; &quot;&lt;br&gt;&quot;" office:value-type="string" office:string-value="&lt;a href=&quot;#&quot;&gt;&lt;img src=&quot;https://raw.githubusercontent.com/StorageB/icons/main/GNOME46Adwaita/dark/media-floppy-symbolic.svg&quot; width=&quot;22&quot; alt=&quot;media-floppy-symbolic&quot;&gt;&lt;/a&gt;&amp;nbsp; &amp;nbsp; media-floppy-symbolic&lt;br&gt;" calcext:value-type="string">
            <text:p>&lt;a href="#"&gt;&lt;img src="https://raw.githubusercontent.com/StorageB/icons/main/GNOME46Adwaita/dark/media-floppy-symbolic.svg" width="22" alt="media-floppy-symbolic"&gt;&lt;/a&gt;&amp;nbsp; &amp;nbsp; media-floppy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a-optical-bd-symbolic.svg</text:p>
          </table:table-cell>
          <table:table-cell office:value-type="string" calcext:value-type="string">
            <text:p>media-optical-b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4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49] &amp; CHAR(34) &amp; &quot;&gt;&quot; &amp; &#10;&quot;&lt;img alt=&quot; &amp; CHAR(34) &amp; [.B24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9] &amp; &quot;&lt;br&gt;&quot;" office:value-type="string" office:string-value="&lt;picture&gt;&lt;source media=&quot;(prefers-color-scheme: dark)&quot; srcset=&quot;https://github.com/StorageB/icons/blob/main/GNOME48Adwaita/light/media-optical-bd-symbolic.svg&quot;&gt;&lt;source media=&quot;(prefers-color-scheme: light)&quot; srcset=&quot;https://github.com/StorageB/icons/blob/main/GNOME48Adwaita/dark/media-optical-bd-symbolic.svg&quot;&gt;&lt;img alt=&quot;media-optical-bd-symbolic&quot; src=&quot;https://user-images.githubusercontent.com/25423296/163456779-a8556205-d0a5-45e2-ac17-42d089e3c3f8.png&quot;&gt;&lt;/picture&gt; &amp;nbsp; &amp;nbsp;media-optical-bd-symbolic&lt;br&gt;" calcext:value-type="string">
            <text:p>&lt;picture&gt;&lt;source media="(prefers-color-scheme: dark)" srcset="https://github.com/StorageB/icons/blob/main/GNOME48Adwaita/light/media-optical-bd-symbolic.svg"&gt;&lt;source media="(prefers-color-scheme: light)" srcset="https://github.com/StorageB/icons/blob/main/GNOME48Adwaita/dark/media-optical-bd-symbolic.svg"&gt;&lt;img alt="media-optical-bd-symbolic" src="https://user-images.githubusercontent.com/25423296/163456779-a8556205-d0a5-45e2-ac17-42d089e3c3f8.png"&gt;&lt;/picture&gt; &amp;nbsp; &amp;nbsp;media-optical-b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49] &amp; CHAR(34) &amp;  &#10;&quot; width=&quot; &amp; CHAR(34) &amp; &quot;22&quot; &amp; CHAR(34) &amp; &quot; alt=&quot; &amp; CHAR(34) &amp; [.B249] &amp; CHAR(34) &amp; &quot;&gt;&lt;/a&gt;&quot; &amp; &#10;&quot;&amp;nbsp; &amp;nbsp; &quot; &amp; [.B249] &amp; &quot;&lt;br&gt;&quot;" office:value-type="string" office:string-value="&lt;a href=&quot;#&quot;&gt;&lt;img src=&quot;https://raw.githubusercontent.com/StorageB/icons/main/GNOME46Adwaita/light/media-optical-bd-symbolic.svg&quot; width=&quot;22&quot; alt=&quot;media-optical-bd-symbolic&quot;&gt;&lt;/a&gt;&amp;nbsp; &amp;nbsp; media-optical-bd-symbolic&lt;br&gt;" calcext:value-type="string">
            <text:p>&lt;a href="#"&gt;&lt;img src="https://raw.githubusercontent.com/StorageB/icons/main/GNOME46Adwaita/light/media-optical-bd-symbolic.svg" width="22" alt="media-optical-bd-symbolic"&gt;&lt;/a&gt;&amp;nbsp; &amp;nbsp; media-optical-b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49] &amp; CHAR(34) &amp;   &#10;&quot; width=&quot; &amp; CHAR(34) &amp; &quot;22&quot; &amp; CHAR(34) &amp; &quot; alt=&quot; &amp; CHAR(34) &amp; [.B249] &amp; CHAR(34) &amp; &quot;&gt;&lt;/a&gt;&quot; &amp;  &#10;&quot;&amp;nbsp; &amp;nbsp; &quot; &amp; [.B249] &amp; &quot;&lt;br&gt;&quot;" office:value-type="string" office:string-value="&lt;a href=&quot;#&quot;&gt;&lt;img src=&quot;https://raw.githubusercontent.com/StorageB/icons/main/GNOME46Adwaita/dark/media-optical-bd-symbolic.svg&quot; width=&quot;22&quot; alt=&quot;media-optical-bd-symbolic&quot;&gt;&lt;/a&gt;&amp;nbsp; &amp;nbsp; media-optical-bd-symbolic&lt;br&gt;" calcext:value-type="string">
            <text:p>&lt;a href="#"&gt;&lt;img src="https://raw.githubusercontent.com/StorageB/icons/main/GNOME46Adwaita/dark/media-optical-bd-symbolic.svg" width="22" alt="media-optical-bd-symbolic"&gt;&lt;/a&gt;&amp;nbsp; &amp;nbsp; media-optical-b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a-optical-cd-audio-symbolic.svg</text:p>
          </table:table-cell>
          <table:table-cell office:value-type="string" calcext:value-type="string">
            <text:p>media-optical-cd-audio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5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50] &amp; CHAR(34) &amp; &quot;&gt;&quot; &amp; &#10;&quot;&lt;img alt=&quot; &amp; CHAR(34) &amp; [.B25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0] &amp; &quot;&lt;br&gt;&quot;" office:value-type="string" office:string-value="&lt;picture&gt;&lt;source media=&quot;(prefers-color-scheme: dark)&quot; srcset=&quot;https://github.com/StorageB/icons/blob/main/GNOME48Adwaita/light/media-optical-cd-audio-symbolic.svg&quot;&gt;&lt;source media=&quot;(prefers-color-scheme: light)&quot; srcset=&quot;https://github.com/StorageB/icons/blob/main/GNOME48Adwaita/dark/media-optical-cd-audio-symbolic.svg&quot;&gt;&lt;img alt=&quot;media-optical-cd-audio-symbolic&quot; src=&quot;https://user-images.githubusercontent.com/25423296/163456779-a8556205-d0a5-45e2-ac17-42d089e3c3f8.png&quot;&gt;&lt;/picture&gt; &amp;nbsp; &amp;nbsp;media-optical-cd-audio-symbolic&lt;br&gt;" calcext:value-type="string">
            <text:p>&lt;picture&gt;&lt;source media="(prefers-color-scheme: dark)" srcset="https://github.com/StorageB/icons/blob/main/GNOME48Adwaita/light/media-optical-cd-audio-symbolic.svg"&gt;&lt;source media="(prefers-color-scheme: light)" srcset="https://github.com/StorageB/icons/blob/main/GNOME48Adwaita/dark/media-optical-cd-audio-symbolic.svg"&gt;&lt;img alt="media-optical-cd-audio-symbolic" src="https://user-images.githubusercontent.com/25423296/163456779-a8556205-d0a5-45e2-ac17-42d089e3c3f8.png"&gt;&lt;/picture&gt; &amp;nbsp; &amp;nbsp;media-optical-cd-audio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50] &amp; CHAR(34) &amp;  &#10;&quot; width=&quot; &amp; CHAR(34) &amp; &quot;22&quot; &amp; CHAR(34) &amp; &quot; alt=&quot; &amp; CHAR(34) &amp; [.B250] &amp; CHAR(34) &amp; &quot;&gt;&lt;/a&gt;&quot; &amp; &#10;&quot;&amp;nbsp; &amp;nbsp; &quot; &amp; [.B250] &amp; &quot;&lt;br&gt;&quot;" office:value-type="string" office:string-value="&lt;a href=&quot;#&quot;&gt;&lt;img src=&quot;https://raw.githubusercontent.com/StorageB/icons/main/GNOME46Adwaita/light/media-optical-cd-audio-symbolic.svg&quot; width=&quot;22&quot; alt=&quot;media-optical-cd-audio-symbolic&quot;&gt;&lt;/a&gt;&amp;nbsp; &amp;nbsp; media-optical-cd-audio-symbolic&lt;br&gt;" calcext:value-type="string">
            <text:p>&lt;a href="#"&gt;&lt;img src="https://raw.githubusercontent.com/StorageB/icons/main/GNOME46Adwaita/light/media-optical-cd-audio-symbolic.svg" width="22" alt="media-optical-cd-audio-symbolic"&gt;&lt;/a&gt;&amp;nbsp; &amp;nbsp; media-optical-cd-audio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50] &amp; CHAR(34) &amp;   &#10;&quot; width=&quot; &amp; CHAR(34) &amp; &quot;22&quot; &amp; CHAR(34) &amp; &quot; alt=&quot; &amp; CHAR(34) &amp; [.B250] &amp; CHAR(34) &amp; &quot;&gt;&lt;/a&gt;&quot; &amp;  &#10;&quot;&amp;nbsp; &amp;nbsp; &quot; &amp; [.B250] &amp; &quot;&lt;br&gt;&quot;" office:value-type="string" office:string-value="&lt;a href=&quot;#&quot;&gt;&lt;img src=&quot;https://raw.githubusercontent.com/StorageB/icons/main/GNOME46Adwaita/dark/media-optical-cd-audio-symbolic.svg&quot; width=&quot;22&quot; alt=&quot;media-optical-cd-audio-symbolic&quot;&gt;&lt;/a&gt;&amp;nbsp; &amp;nbsp; media-optical-cd-audio-symbolic&lt;br&gt;" calcext:value-type="string">
            <text:p>&lt;a href="#"&gt;&lt;img src="https://raw.githubusercontent.com/StorageB/icons/main/GNOME46Adwaita/dark/media-optical-cd-audio-symbolic.svg" width="22" alt="media-optical-cd-audio-symbolic"&gt;&lt;/a&gt;&amp;nbsp; &amp;nbsp; media-optical-cd-audio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a-optical-cd-symbolic.svg</text:p>
          </table:table-cell>
          <table:table-cell office:value-type="string" calcext:value-type="string">
            <text:p>media-optical-c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5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51] &amp; CHAR(34) &amp; &quot;&gt;&quot; &amp; &#10;&quot;&lt;img alt=&quot; &amp; CHAR(34) &amp; [.B25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1] &amp; &quot;&lt;br&gt;&quot;" office:value-type="string" office:string-value="&lt;picture&gt;&lt;source media=&quot;(prefers-color-scheme: dark)&quot; srcset=&quot;https://github.com/StorageB/icons/blob/main/GNOME48Adwaita/light/media-optical-cd-symbolic.svg&quot;&gt;&lt;source media=&quot;(prefers-color-scheme: light)&quot; srcset=&quot;https://github.com/StorageB/icons/blob/main/GNOME48Adwaita/dark/media-optical-cd-symbolic.svg&quot;&gt;&lt;img alt=&quot;media-optical-cd-symbolic&quot; src=&quot;https://user-images.githubusercontent.com/25423296/163456779-a8556205-d0a5-45e2-ac17-42d089e3c3f8.png&quot;&gt;&lt;/picture&gt; &amp;nbsp; &amp;nbsp;media-optical-cd-symbolic&lt;br&gt;" calcext:value-type="string">
            <text:p>&lt;picture&gt;&lt;source media="(prefers-color-scheme: dark)" srcset="https://github.com/StorageB/icons/blob/main/GNOME48Adwaita/light/media-optical-cd-symbolic.svg"&gt;&lt;source media="(prefers-color-scheme: light)" srcset="https://github.com/StorageB/icons/blob/main/GNOME48Adwaita/dark/media-optical-cd-symbolic.svg"&gt;&lt;img alt="media-optical-cd-symbolic" src="https://user-images.githubusercontent.com/25423296/163456779-a8556205-d0a5-45e2-ac17-42d089e3c3f8.png"&gt;&lt;/picture&gt; &amp;nbsp; &amp;nbsp;media-optical-c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51] &amp; CHAR(34) &amp;  &#10;&quot; width=&quot; &amp; CHAR(34) &amp; &quot;22&quot; &amp; CHAR(34) &amp; &quot; alt=&quot; &amp; CHAR(34) &amp; [.B251] &amp; CHAR(34) &amp; &quot;&gt;&lt;/a&gt;&quot; &amp; &#10;&quot;&amp;nbsp; &amp;nbsp; &quot; &amp; [.B251] &amp; &quot;&lt;br&gt;&quot;" office:value-type="string" office:string-value="&lt;a href=&quot;#&quot;&gt;&lt;img src=&quot;https://raw.githubusercontent.com/StorageB/icons/main/GNOME46Adwaita/light/media-optical-cd-symbolic.svg&quot; width=&quot;22&quot; alt=&quot;media-optical-cd-symbolic&quot;&gt;&lt;/a&gt;&amp;nbsp; &amp;nbsp; media-optical-cd-symbolic&lt;br&gt;" calcext:value-type="string">
            <text:p>&lt;a href="#"&gt;&lt;img src="https://raw.githubusercontent.com/StorageB/icons/main/GNOME46Adwaita/light/media-optical-cd-symbolic.svg" width="22" alt="media-optical-cd-symbolic"&gt;&lt;/a&gt;&amp;nbsp; &amp;nbsp; media-optical-c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51] &amp; CHAR(34) &amp;   &#10;&quot; width=&quot; &amp; CHAR(34) &amp; &quot;22&quot; &amp; CHAR(34) &amp; &quot; alt=&quot; &amp; CHAR(34) &amp; [.B251] &amp; CHAR(34) &amp; &quot;&gt;&lt;/a&gt;&quot; &amp;  &#10;&quot;&amp;nbsp; &amp;nbsp; &quot; &amp; [.B251] &amp; &quot;&lt;br&gt;&quot;" office:value-type="string" office:string-value="&lt;a href=&quot;#&quot;&gt;&lt;img src=&quot;https://raw.githubusercontent.com/StorageB/icons/main/GNOME46Adwaita/dark/media-optical-cd-symbolic.svg&quot; width=&quot;22&quot; alt=&quot;media-optical-cd-symbolic&quot;&gt;&lt;/a&gt;&amp;nbsp; &amp;nbsp; media-optical-cd-symbolic&lt;br&gt;" calcext:value-type="string">
            <text:p>&lt;a href="#"&gt;&lt;img src="https://raw.githubusercontent.com/StorageB/icons/main/GNOME46Adwaita/dark/media-optical-cd-symbolic.svg" width="22" alt="media-optical-cd-symbolic"&gt;&lt;/a&gt;&amp;nbsp; &amp;nbsp; media-optical-c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a-optical-dvd-symbolic.svg</text:p>
          </table:table-cell>
          <table:table-cell office:value-type="string" calcext:value-type="string">
            <text:p>media-optical-dv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5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52] &amp; CHAR(34) &amp; &quot;&gt;&quot; &amp; &#10;&quot;&lt;img alt=&quot; &amp; CHAR(34) &amp; [.B25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2] &amp; &quot;&lt;br&gt;&quot;" office:value-type="string" office:string-value="&lt;picture&gt;&lt;source media=&quot;(prefers-color-scheme: dark)&quot; srcset=&quot;https://github.com/StorageB/icons/blob/main/GNOME48Adwaita/light/media-optical-dvd-symbolic.svg&quot;&gt;&lt;source media=&quot;(prefers-color-scheme: light)&quot; srcset=&quot;https://github.com/StorageB/icons/blob/main/GNOME48Adwaita/dark/media-optical-dvd-symbolic.svg&quot;&gt;&lt;img alt=&quot;media-optical-dvd-symbolic&quot; src=&quot;https://user-images.githubusercontent.com/25423296/163456779-a8556205-d0a5-45e2-ac17-42d089e3c3f8.png&quot;&gt;&lt;/picture&gt; &amp;nbsp; &amp;nbsp;media-optical-dvd-symbolic&lt;br&gt;" calcext:value-type="string">
            <text:p>&lt;picture&gt;&lt;source media="(prefers-color-scheme: dark)" srcset="https://github.com/StorageB/icons/blob/main/GNOME48Adwaita/light/media-optical-dvd-symbolic.svg"&gt;&lt;source media="(prefers-color-scheme: light)" srcset="https://github.com/StorageB/icons/blob/main/GNOME48Adwaita/dark/media-optical-dvd-symbolic.svg"&gt;&lt;img alt="media-optical-dvd-symbolic" src="https://user-images.githubusercontent.com/25423296/163456779-a8556205-d0a5-45e2-ac17-42d089e3c3f8.png"&gt;&lt;/picture&gt; &amp;nbsp; &amp;nbsp;media-optical-dv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52] &amp; CHAR(34) &amp;  &#10;&quot; width=&quot; &amp; CHAR(34) &amp; &quot;22&quot; &amp; CHAR(34) &amp; &quot; alt=&quot; &amp; CHAR(34) &amp; [.B252] &amp; CHAR(34) &amp; &quot;&gt;&lt;/a&gt;&quot; &amp; &#10;&quot;&amp;nbsp; &amp;nbsp; &quot; &amp; [.B252] &amp; &quot;&lt;br&gt;&quot;" office:value-type="string" office:string-value="&lt;a href=&quot;#&quot;&gt;&lt;img src=&quot;https://raw.githubusercontent.com/StorageB/icons/main/GNOME46Adwaita/light/media-optical-dvd-symbolic.svg&quot; width=&quot;22&quot; alt=&quot;media-optical-dvd-symbolic&quot;&gt;&lt;/a&gt;&amp;nbsp; &amp;nbsp; media-optical-dvd-symbolic&lt;br&gt;" calcext:value-type="string">
            <text:p>&lt;a href="#"&gt;&lt;img src="https://raw.githubusercontent.com/StorageB/icons/main/GNOME46Adwaita/light/media-optical-dvd-symbolic.svg" width="22" alt="media-optical-dvd-symbolic"&gt;&lt;/a&gt;&amp;nbsp; &amp;nbsp; media-optical-dv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52] &amp; CHAR(34) &amp;   &#10;&quot; width=&quot; &amp; CHAR(34) &amp; &quot;22&quot; &amp; CHAR(34) &amp; &quot; alt=&quot; &amp; CHAR(34) &amp; [.B252] &amp; CHAR(34) &amp; &quot;&gt;&lt;/a&gt;&quot; &amp;  &#10;&quot;&amp;nbsp; &amp;nbsp; &quot; &amp; [.B252] &amp; &quot;&lt;br&gt;&quot;" office:value-type="string" office:string-value="&lt;a href=&quot;#&quot;&gt;&lt;img src=&quot;https://raw.githubusercontent.com/StorageB/icons/main/GNOME46Adwaita/dark/media-optical-dvd-symbolic.svg&quot; width=&quot;22&quot; alt=&quot;media-optical-dvd-symbolic&quot;&gt;&lt;/a&gt;&amp;nbsp; &amp;nbsp; media-optical-dvd-symbolic&lt;br&gt;" calcext:value-type="string">
            <text:p>&lt;a href="#"&gt;&lt;img src="https://raw.githubusercontent.com/StorageB/icons/main/GNOME46Adwaita/dark/media-optical-dvd-symbolic.svg" width="22" alt="media-optical-dvd-symbolic"&gt;&lt;/a&gt;&amp;nbsp; &amp;nbsp; media-optical-dv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a-optical-symbolic.svg</text:p>
          </table:table-cell>
          <table:table-cell office:value-type="string" calcext:value-type="string">
            <text:p>media-optica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5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53] &amp; CHAR(34) &amp; &quot;&gt;&quot; &amp; &#10;&quot;&lt;img alt=&quot; &amp; CHAR(34) &amp; [.B25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3] &amp; &quot;&lt;br&gt;&quot;" office:value-type="string" office:string-value="&lt;picture&gt;&lt;source media=&quot;(prefers-color-scheme: dark)&quot; srcset=&quot;https://github.com/StorageB/icons/blob/main/GNOME48Adwaita/light/media-optical-symbolic.svg&quot;&gt;&lt;source media=&quot;(prefers-color-scheme: light)&quot; srcset=&quot;https://github.com/StorageB/icons/blob/main/GNOME48Adwaita/dark/media-optical-symbolic.svg&quot;&gt;&lt;img alt=&quot;media-optical-symbolic&quot; src=&quot;https://user-images.githubusercontent.com/25423296/163456779-a8556205-d0a5-45e2-ac17-42d089e3c3f8.png&quot;&gt;&lt;/picture&gt; &amp;nbsp; &amp;nbsp;media-optical-symbolic&lt;br&gt;" calcext:value-type="string">
            <text:p>&lt;picture&gt;&lt;source media="(prefers-color-scheme: dark)" srcset="https://github.com/StorageB/icons/blob/main/GNOME48Adwaita/light/media-optical-symbolic.svg"&gt;&lt;source media="(prefers-color-scheme: light)" srcset="https://github.com/StorageB/icons/blob/main/GNOME48Adwaita/dark/media-optical-symbolic.svg"&gt;&lt;img alt="media-optical-symbolic" src="https://user-images.githubusercontent.com/25423296/163456779-a8556205-d0a5-45e2-ac17-42d089e3c3f8.png"&gt;&lt;/picture&gt; &amp;nbsp; &amp;nbsp;media-optica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53] &amp; CHAR(34) &amp;  &#10;&quot; width=&quot; &amp; CHAR(34) &amp; &quot;22&quot; &amp; CHAR(34) &amp; &quot; alt=&quot; &amp; CHAR(34) &amp; [.B253] &amp; CHAR(34) &amp; &quot;&gt;&lt;/a&gt;&quot; &amp; &#10;&quot;&amp;nbsp; &amp;nbsp; &quot; &amp; [.B253] &amp; &quot;&lt;br&gt;&quot;" office:value-type="string" office:string-value="&lt;a href=&quot;#&quot;&gt;&lt;img src=&quot;https://raw.githubusercontent.com/StorageB/icons/main/GNOME46Adwaita/light/media-optical-symbolic.svg&quot; width=&quot;22&quot; alt=&quot;media-optical-symbolic&quot;&gt;&lt;/a&gt;&amp;nbsp; &amp;nbsp; media-optical-symbolic&lt;br&gt;" calcext:value-type="string">
            <text:p>&lt;a href="#"&gt;&lt;img src="https://raw.githubusercontent.com/StorageB/icons/main/GNOME46Adwaita/light/media-optical-symbolic.svg" width="22" alt="media-optical-symbolic"&gt;&lt;/a&gt;&amp;nbsp; &amp;nbsp; media-optica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53] &amp; CHAR(34) &amp;   &#10;&quot; width=&quot; &amp; CHAR(34) &amp; &quot;22&quot; &amp; CHAR(34) &amp; &quot; alt=&quot; &amp; CHAR(34) &amp; [.B253] &amp; CHAR(34) &amp; &quot;&gt;&lt;/a&gt;&quot; &amp;  &#10;&quot;&amp;nbsp; &amp;nbsp; &quot; &amp; [.B253] &amp; &quot;&lt;br&gt;&quot;" office:value-type="string" office:string-value="&lt;a href=&quot;#&quot;&gt;&lt;img src=&quot;https://raw.githubusercontent.com/StorageB/icons/main/GNOME46Adwaita/dark/media-optical-symbolic.svg&quot; width=&quot;22&quot; alt=&quot;media-optical-symbolic&quot;&gt;&lt;/a&gt;&amp;nbsp; &amp;nbsp; media-optical-symbolic&lt;br&gt;" calcext:value-type="string">
            <text:p>&lt;a href="#"&gt;&lt;img src="https://raw.githubusercontent.com/StorageB/icons/main/GNOME46Adwaita/dark/media-optical-symbolic.svg" width="22" alt="media-optical-symbolic"&gt;&lt;/a&gt;&amp;nbsp; &amp;nbsp; media-optica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a-removable-symbolic.svg</text:p>
          </table:table-cell>
          <table:table-cell office:value-type="string" calcext:value-type="string">
            <text:p>media-removab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5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54] &amp; CHAR(34) &amp; &quot;&gt;&quot; &amp; &#10;&quot;&lt;img alt=&quot; &amp; CHAR(34) &amp; [.B25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4] &amp; &quot;&lt;br&gt;&quot;" office:value-type="string" office:string-value="&lt;picture&gt;&lt;source media=&quot;(prefers-color-scheme: dark)&quot; srcset=&quot;https://github.com/StorageB/icons/blob/main/GNOME48Adwaita/light/media-removable-symbolic.svg&quot;&gt;&lt;source media=&quot;(prefers-color-scheme: light)&quot; srcset=&quot;https://github.com/StorageB/icons/blob/main/GNOME48Adwaita/dark/media-removable-symbolic.svg&quot;&gt;&lt;img alt=&quot;media-removable-symbolic&quot; src=&quot;https://user-images.githubusercontent.com/25423296/163456779-a8556205-d0a5-45e2-ac17-42d089e3c3f8.png&quot;&gt;&lt;/picture&gt; &amp;nbsp; &amp;nbsp;media-removable-symbolic&lt;br&gt;" calcext:value-type="string">
            <text:p>&lt;picture&gt;&lt;source media="(prefers-color-scheme: dark)" srcset="https://github.com/StorageB/icons/blob/main/GNOME48Adwaita/light/media-removable-symbolic.svg"&gt;&lt;source media="(prefers-color-scheme: light)" srcset="https://github.com/StorageB/icons/blob/main/GNOME48Adwaita/dark/media-removable-symbolic.svg"&gt;&lt;img alt="media-removable-symbolic" src="https://user-images.githubusercontent.com/25423296/163456779-a8556205-d0a5-45e2-ac17-42d089e3c3f8.png"&gt;&lt;/picture&gt; &amp;nbsp; &amp;nbsp;media-removabl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54] &amp; CHAR(34) &amp;  &#10;&quot; width=&quot; &amp; CHAR(34) &amp; &quot;22&quot; &amp; CHAR(34) &amp; &quot; alt=&quot; &amp; CHAR(34) &amp; [.B254] &amp; CHAR(34) &amp; &quot;&gt;&lt;/a&gt;&quot; &amp; &#10;&quot;&amp;nbsp; &amp;nbsp; &quot; &amp; [.B254] &amp; &quot;&lt;br&gt;&quot;" office:value-type="string" office:string-value="&lt;a href=&quot;#&quot;&gt;&lt;img src=&quot;https://raw.githubusercontent.com/StorageB/icons/main/GNOME46Adwaita/light/media-removable-symbolic.svg&quot; width=&quot;22&quot; alt=&quot;media-removable-symbolic&quot;&gt;&lt;/a&gt;&amp;nbsp; &amp;nbsp; media-removable-symbolic&lt;br&gt;" calcext:value-type="string">
            <text:p>&lt;a href="#"&gt;&lt;img src="https://raw.githubusercontent.com/StorageB/icons/main/GNOME46Adwaita/light/media-removable-symbolic.svg" width="22" alt="media-removable-symbolic"&gt;&lt;/a&gt;&amp;nbsp; &amp;nbsp; media-removabl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54] &amp; CHAR(34) &amp;   &#10;&quot; width=&quot; &amp; CHAR(34) &amp; &quot;22&quot; &amp; CHAR(34) &amp; &quot; alt=&quot; &amp; CHAR(34) &amp; [.B254] &amp; CHAR(34) &amp; &quot;&gt;&lt;/a&gt;&quot; &amp;  &#10;&quot;&amp;nbsp; &amp;nbsp; &quot; &amp; [.B254] &amp; &quot;&lt;br&gt;&quot;" office:value-type="string" office:string-value="&lt;a href=&quot;#&quot;&gt;&lt;img src=&quot;https://raw.githubusercontent.com/StorageB/icons/main/GNOME46Adwaita/dark/media-removable-symbolic.svg&quot; width=&quot;22&quot; alt=&quot;media-removable-symbolic&quot;&gt;&lt;/a&gt;&amp;nbsp; &amp;nbsp; media-removable-symbolic&lt;br&gt;" calcext:value-type="string">
            <text:p>&lt;a href="#"&gt;&lt;img src="https://raw.githubusercontent.com/StorageB/icons/main/GNOME46Adwaita/dark/media-removable-symbolic.svg" width="22" alt="media-removable-symbolic"&gt;&lt;/a&gt;&amp;nbsp; &amp;nbsp; media-removabl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a-tape-symbolic.svg</text:p>
          </table:table-cell>
          <table:table-cell office:value-type="string" calcext:value-type="string">
            <text:p>media-tap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5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55] &amp; CHAR(34) &amp; &quot;&gt;&quot; &amp; &#10;&quot;&lt;img alt=&quot; &amp; CHAR(34) &amp; [.B25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5] &amp; &quot;&lt;br&gt;&quot;" office:value-type="string" office:string-value="&lt;picture&gt;&lt;source media=&quot;(prefers-color-scheme: dark)&quot; srcset=&quot;https://github.com/StorageB/icons/blob/main/GNOME48Adwaita/light/media-tape-symbolic.svg&quot;&gt;&lt;source media=&quot;(prefers-color-scheme: light)&quot; srcset=&quot;https://github.com/StorageB/icons/blob/main/GNOME48Adwaita/dark/media-tape-symbolic.svg&quot;&gt;&lt;img alt=&quot;media-tape-symbolic&quot; src=&quot;https://user-images.githubusercontent.com/25423296/163456779-a8556205-d0a5-45e2-ac17-42d089e3c3f8.png&quot;&gt;&lt;/picture&gt; &amp;nbsp; &amp;nbsp;media-tape-symbolic&lt;br&gt;" calcext:value-type="string">
            <text:p>&lt;picture&gt;&lt;source media="(prefers-color-scheme: dark)" srcset="https://github.com/StorageB/icons/blob/main/GNOME48Adwaita/light/media-tape-symbolic.svg"&gt;&lt;source media="(prefers-color-scheme: light)" srcset="https://github.com/StorageB/icons/blob/main/GNOME48Adwaita/dark/media-tape-symbolic.svg"&gt;&lt;img alt="media-tape-symbolic" src="https://user-images.githubusercontent.com/25423296/163456779-a8556205-d0a5-45e2-ac17-42d089e3c3f8.png"&gt;&lt;/picture&gt; &amp;nbsp; &amp;nbsp;media-tap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55] &amp; CHAR(34) &amp;  &#10;&quot; width=&quot; &amp; CHAR(34) &amp; &quot;22&quot; &amp; CHAR(34) &amp; &quot; alt=&quot; &amp; CHAR(34) &amp; [.B255] &amp; CHAR(34) &amp; &quot;&gt;&lt;/a&gt;&quot; &amp; &#10;&quot;&amp;nbsp; &amp;nbsp; &quot; &amp; [.B255] &amp; &quot;&lt;br&gt;&quot;" office:value-type="string" office:string-value="&lt;a href=&quot;#&quot;&gt;&lt;img src=&quot;https://raw.githubusercontent.com/StorageB/icons/main/GNOME46Adwaita/light/media-tape-symbolic.svg&quot; width=&quot;22&quot; alt=&quot;media-tape-symbolic&quot;&gt;&lt;/a&gt;&amp;nbsp; &amp;nbsp; media-tape-symbolic&lt;br&gt;" calcext:value-type="string">
            <text:p>&lt;a href="#"&gt;&lt;img src="https://raw.githubusercontent.com/StorageB/icons/main/GNOME46Adwaita/light/media-tape-symbolic.svg" width="22" alt="media-tape-symbolic"&gt;&lt;/a&gt;&amp;nbsp; &amp;nbsp; media-tap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55] &amp; CHAR(34) &amp;   &#10;&quot; width=&quot; &amp; CHAR(34) &amp; &quot;22&quot; &amp; CHAR(34) &amp; &quot; alt=&quot; &amp; CHAR(34) &amp; [.B255] &amp; CHAR(34) &amp; &quot;&gt;&lt;/a&gt;&quot; &amp;  &#10;&quot;&amp;nbsp; &amp;nbsp; &quot; &amp; [.B255] &amp; &quot;&lt;br&gt;&quot;" office:value-type="string" office:string-value="&lt;a href=&quot;#&quot;&gt;&lt;img src=&quot;https://raw.githubusercontent.com/StorageB/icons/main/GNOME46Adwaita/dark/media-tape-symbolic.svg&quot; width=&quot;22&quot; alt=&quot;media-tape-symbolic&quot;&gt;&lt;/a&gt;&amp;nbsp; &amp;nbsp; media-tape-symbolic&lt;br&gt;" calcext:value-type="string">
            <text:p>&lt;a href="#"&gt;&lt;img src="https://raw.githubusercontent.com/StorageB/icons/main/GNOME46Adwaita/dark/media-tape-symbolic.svg" width="22" alt="media-tape-symbolic"&gt;&lt;/a&gt;&amp;nbsp; &amp;nbsp; media-tap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a-zip-symbolic.svg</text:p>
          </table:table-cell>
          <table:table-cell office:value-type="string" calcext:value-type="string">
            <text:p>media-zi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5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56] &amp; CHAR(34) &amp; &quot;&gt;&quot; &amp; &#10;&quot;&lt;img alt=&quot; &amp; CHAR(34) &amp; [.B25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6] &amp; &quot;&lt;br&gt;&quot;" office:value-type="string" office:string-value="&lt;picture&gt;&lt;source media=&quot;(prefers-color-scheme: dark)&quot; srcset=&quot;https://github.com/StorageB/icons/blob/main/GNOME48Adwaita/light/media-zip-symbolic.svg&quot;&gt;&lt;source media=&quot;(prefers-color-scheme: light)&quot; srcset=&quot;https://github.com/StorageB/icons/blob/main/GNOME48Adwaita/dark/media-zip-symbolic.svg&quot;&gt;&lt;img alt=&quot;media-zip-symbolic&quot; src=&quot;https://user-images.githubusercontent.com/25423296/163456779-a8556205-d0a5-45e2-ac17-42d089e3c3f8.png&quot;&gt;&lt;/picture&gt; &amp;nbsp; &amp;nbsp;media-zip-symbolic&lt;br&gt;" calcext:value-type="string">
            <text:p>&lt;picture&gt;&lt;source media="(prefers-color-scheme: dark)" srcset="https://github.com/StorageB/icons/blob/main/GNOME48Adwaita/light/media-zip-symbolic.svg"&gt;&lt;source media="(prefers-color-scheme: light)" srcset="https://github.com/StorageB/icons/blob/main/GNOME48Adwaita/dark/media-zip-symbolic.svg"&gt;&lt;img alt="media-zip-symbolic" src="https://user-images.githubusercontent.com/25423296/163456779-a8556205-d0a5-45e2-ac17-42d089e3c3f8.png"&gt;&lt;/picture&gt; &amp;nbsp; &amp;nbsp;media-zip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56] &amp; CHAR(34) &amp;  &#10;&quot; width=&quot; &amp; CHAR(34) &amp; &quot;22&quot; &amp; CHAR(34) &amp; &quot; alt=&quot; &amp; CHAR(34) &amp; [.B256] &amp; CHAR(34) &amp; &quot;&gt;&lt;/a&gt;&quot; &amp; &#10;&quot;&amp;nbsp; &amp;nbsp; &quot; &amp; [.B256] &amp; &quot;&lt;br&gt;&quot;" office:value-type="string" office:string-value="&lt;a href=&quot;#&quot;&gt;&lt;img src=&quot;https://raw.githubusercontent.com/StorageB/icons/main/GNOME46Adwaita/light/media-zip-symbolic.svg&quot; width=&quot;22&quot; alt=&quot;media-zip-symbolic&quot;&gt;&lt;/a&gt;&amp;nbsp; &amp;nbsp; media-zip-symbolic&lt;br&gt;" calcext:value-type="string">
            <text:p>&lt;a href="#"&gt;&lt;img src="https://raw.githubusercontent.com/StorageB/icons/main/GNOME46Adwaita/light/media-zip-symbolic.svg" width="22" alt="media-zip-symbolic"&gt;&lt;/a&gt;&amp;nbsp; &amp;nbsp; media-zip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56] &amp; CHAR(34) &amp;   &#10;&quot; width=&quot; &amp; CHAR(34) &amp; &quot;22&quot; &amp; CHAR(34) &amp; &quot; alt=&quot; &amp; CHAR(34) &amp; [.B256] &amp; CHAR(34) &amp; &quot;&gt;&lt;/a&gt;&quot; &amp;  &#10;&quot;&amp;nbsp; &amp;nbsp; &quot; &amp; [.B256] &amp; &quot;&lt;br&gt;&quot;" office:value-type="string" office:string-value="&lt;a href=&quot;#&quot;&gt;&lt;img src=&quot;https://raw.githubusercontent.com/StorageB/icons/main/GNOME46Adwaita/dark/media-zip-symbolic.svg&quot; width=&quot;22&quot; alt=&quot;media-zip-symbolic&quot;&gt;&lt;/a&gt;&amp;nbsp; &amp;nbsp; media-zip-symbolic&lt;br&gt;" calcext:value-type="string">
            <text:p>&lt;a href="#"&gt;&lt;img src="https://raw.githubusercontent.com/StorageB/icons/main/GNOME46Adwaita/dark/media-zip-symbolic.svg" width="22" alt="media-zip-symbolic"&gt;&lt;/a&gt;&amp;nbsp; &amp;nbsp; media-zip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dem-symbolic.svg</text:p>
          </table:table-cell>
          <table:table-cell office:value-type="string" calcext:value-type="string">
            <text:p>mode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5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57] &amp; CHAR(34) &amp; &quot;&gt;&quot; &amp; &#10;&quot;&lt;img alt=&quot; &amp; CHAR(34) &amp; [.B25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7] &amp; &quot;&lt;br&gt;&quot;" office:value-type="string" office:string-value="&lt;picture&gt;&lt;source media=&quot;(prefers-color-scheme: dark)&quot; srcset=&quot;https://github.com/StorageB/icons/blob/main/GNOME48Adwaita/light/modem-symbolic.svg&quot;&gt;&lt;source media=&quot;(prefers-color-scheme: light)&quot; srcset=&quot;https://github.com/StorageB/icons/blob/main/GNOME48Adwaita/dark/modem-symbolic.svg&quot;&gt;&lt;img alt=&quot;modem-symbolic&quot; src=&quot;https://user-images.githubusercontent.com/25423296/163456779-a8556205-d0a5-45e2-ac17-42d089e3c3f8.png&quot;&gt;&lt;/picture&gt; &amp;nbsp; &amp;nbsp;modem-symbolic&lt;br&gt;" calcext:value-type="string">
            <text:p>&lt;picture&gt;&lt;source media="(prefers-color-scheme: dark)" srcset="https://github.com/StorageB/icons/blob/main/GNOME48Adwaita/light/modem-symbolic.svg"&gt;&lt;source media="(prefers-color-scheme: light)" srcset="https://github.com/StorageB/icons/blob/main/GNOME48Adwaita/dark/modem-symbolic.svg"&gt;&lt;img alt="modem-symbolic" src="https://user-images.githubusercontent.com/25423296/163456779-a8556205-d0a5-45e2-ac17-42d089e3c3f8.png"&gt;&lt;/picture&gt; &amp;nbsp; &amp;nbsp;modem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57] &amp; CHAR(34) &amp;  &#10;&quot; width=&quot; &amp; CHAR(34) &amp; &quot;22&quot; &amp; CHAR(34) &amp; &quot; alt=&quot; &amp; CHAR(34) &amp; [.B257] &amp; CHAR(34) &amp; &quot;&gt;&lt;/a&gt;&quot; &amp; &#10;&quot;&amp;nbsp; &amp;nbsp; &quot; &amp; [.B257] &amp; &quot;&lt;br&gt;&quot;" office:value-type="string" office:string-value="&lt;a href=&quot;#&quot;&gt;&lt;img src=&quot;https://raw.githubusercontent.com/StorageB/icons/main/GNOME46Adwaita/light/modem-symbolic.svg&quot; width=&quot;22&quot; alt=&quot;modem-symbolic&quot;&gt;&lt;/a&gt;&amp;nbsp; &amp;nbsp; modem-symbolic&lt;br&gt;" calcext:value-type="string">
            <text:p>&lt;a href="#"&gt;&lt;img src="https://raw.githubusercontent.com/StorageB/icons/main/GNOME46Adwaita/light/modem-symbolic.svg" width="22" alt="modem-symbolic"&gt;&lt;/a&gt;&amp;nbsp; &amp;nbsp; modem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57] &amp; CHAR(34) &amp;   &#10;&quot; width=&quot; &amp; CHAR(34) &amp; &quot;22&quot; &amp; CHAR(34) &amp; &quot; alt=&quot; &amp; CHAR(34) &amp; [.B257] &amp; CHAR(34) &amp; &quot;&gt;&lt;/a&gt;&quot; &amp;  &#10;&quot;&amp;nbsp; &amp;nbsp; &quot; &amp; [.B257] &amp; &quot;&lt;br&gt;&quot;" office:value-type="string" office:string-value="&lt;a href=&quot;#&quot;&gt;&lt;img src=&quot;https://raw.githubusercontent.com/StorageB/icons/main/GNOME46Adwaita/dark/modem-symbolic.svg&quot; width=&quot;22&quot; alt=&quot;modem-symbolic&quot;&gt;&lt;/a&gt;&amp;nbsp; &amp;nbsp; modem-symbolic&lt;br&gt;" calcext:value-type="string">
            <text:p>&lt;a href="#"&gt;&lt;img src="https://raw.githubusercontent.com/StorageB/icons/main/GNOME46Adwaita/dark/modem-symbolic.svg" width="22" alt="modem-symbolic"&gt;&lt;/a&gt;&amp;nbsp; &amp;nbsp; modem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ultimedia-player-apple-ipod-touch-symbolic.svg</text:p>
          </table:table-cell>
          <table:table-cell office:value-type="string" calcext:value-type="string">
            <text:p>multimedia-player-apple-ipod-touc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5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58] &amp; CHAR(34) &amp; &quot;&gt;&quot; &amp; &#10;&quot;&lt;img alt=&quot; &amp; CHAR(34) &amp; [.B25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8] &amp; &quot;&lt;br&gt;&quot;" office:value-type="string" office:string-value="&lt;picture&gt;&lt;source media=&quot;(prefers-color-scheme: dark)&quot; srcset=&quot;https://github.com/StorageB/icons/blob/main/GNOME48Adwaita/light/multimedia-player-apple-ipod-touch-symbolic.svg&quot;&gt;&lt;source media=&quot;(prefers-color-scheme: light)&quot; srcset=&quot;https://github.com/StorageB/icons/blob/main/GNOME48Adwaita/dark/multimedia-player-apple-ipod-touch-symbolic.svg&quot;&gt;&lt;img alt=&quot;multimedia-player-apple-ipod-touch-symbolic&quot; src=&quot;https://user-images.githubusercontent.com/25423296/163456779-a8556205-d0a5-45e2-ac17-42d089e3c3f8.png&quot;&gt;&lt;/picture&gt; &amp;nbsp; &amp;nbsp;multimedia-player-apple-ipod-touch-symbolic&lt;br&gt;" calcext:value-type="string">
            <text:p>&lt;picture&gt;&lt;source media="(prefers-color-scheme: dark)" srcset="https://github.com/StorageB/icons/blob/main/GNOME48Adwaita/light/multimedia-player-apple-ipod-touch-symbolic.svg"&gt;&lt;source media="(prefers-color-scheme: light)" srcset="https://github.com/StorageB/icons/blob/main/GNOME48Adwaita/dark/multimedia-player-apple-ipod-touch-symbolic.svg"&gt;&lt;img alt="multimedia-player-apple-ipod-touch-symbolic" src="https://user-images.githubusercontent.com/25423296/163456779-a8556205-d0a5-45e2-ac17-42d089e3c3f8.png"&gt;&lt;/picture&gt; &amp;nbsp; &amp;nbsp;multimedia-player-apple-ipod-touch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58] &amp; CHAR(34) &amp;  &#10;&quot; width=&quot; &amp; CHAR(34) &amp; &quot;22&quot; &amp; CHAR(34) &amp; &quot; alt=&quot; &amp; CHAR(34) &amp; [.B258] &amp; CHAR(34) &amp; &quot;&gt;&lt;/a&gt;&quot; &amp; &#10;&quot;&amp;nbsp; &amp;nbsp; &quot; &amp; [.B258] &amp; &quot;&lt;br&gt;&quot;" office:value-type="string" office:string-value="&lt;a href=&quot;#&quot;&gt;&lt;img src=&quot;https://raw.githubusercontent.com/StorageB/icons/main/GNOME46Adwaita/light/multimedia-player-apple-ipod-touch-symbolic.svg&quot; width=&quot;22&quot; alt=&quot;multimedia-player-apple-ipod-touch-symbolic&quot;&gt;&lt;/a&gt;&amp;nbsp; &amp;nbsp; multimedia-player-apple-ipod-touch-symbolic&lt;br&gt;" calcext:value-type="string">
            <text:p>&lt;a href="#"&gt;&lt;img src="https://raw.githubusercontent.com/StorageB/icons/main/GNOME46Adwaita/light/multimedia-player-apple-ipod-touch-symbolic.svg" width="22" alt="multimedia-player-apple-ipod-touch-symbolic"&gt;&lt;/a&gt;&amp;nbsp; &amp;nbsp; multimedia-player-apple-ipod-touch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58] &amp; CHAR(34) &amp;   &#10;&quot; width=&quot; &amp; CHAR(34) &amp; &quot;22&quot; &amp; CHAR(34) &amp; &quot; alt=&quot; &amp; CHAR(34) &amp; [.B258] &amp; CHAR(34) &amp; &quot;&gt;&lt;/a&gt;&quot; &amp;  &#10;&quot;&amp;nbsp; &amp;nbsp; &quot; &amp; [.B258] &amp; &quot;&lt;br&gt;&quot;" office:value-type="string" office:string-value="&lt;a href=&quot;#&quot;&gt;&lt;img src=&quot;https://raw.githubusercontent.com/StorageB/icons/main/GNOME46Adwaita/dark/multimedia-player-apple-ipod-touch-symbolic.svg&quot; width=&quot;22&quot; alt=&quot;multimedia-player-apple-ipod-touch-symbolic&quot;&gt;&lt;/a&gt;&amp;nbsp; &amp;nbsp; multimedia-player-apple-ipod-touch-symbolic&lt;br&gt;" calcext:value-type="string">
            <text:p>&lt;a href="#"&gt;&lt;img src="https://raw.githubusercontent.com/StorageB/icons/main/GNOME46Adwaita/dark/multimedia-player-apple-ipod-touch-symbolic.svg" width="22" alt="multimedia-player-apple-ipod-touch-symbolic"&gt;&lt;/a&gt;&amp;nbsp; &amp;nbsp; multimedia-player-apple-ipod-touch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ultimedia-player-symbolic.svg</text:p>
          </table:table-cell>
          <table:table-cell office:value-type="string" calcext:value-type="string">
            <text:p>multimedia-play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5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59] &amp; CHAR(34) &amp; &quot;&gt;&quot; &amp; &#10;&quot;&lt;img alt=&quot; &amp; CHAR(34) &amp; [.B25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9] &amp; &quot;&lt;br&gt;&quot;" office:value-type="string" office:string-value="&lt;picture&gt;&lt;source media=&quot;(prefers-color-scheme: dark)&quot; srcset=&quot;https://github.com/StorageB/icons/blob/main/GNOME48Adwaita/light/multimedia-player-symbolic.svg&quot;&gt;&lt;source media=&quot;(prefers-color-scheme: light)&quot; srcset=&quot;https://github.com/StorageB/icons/blob/main/GNOME48Adwaita/dark/multimedia-player-symbolic.svg&quot;&gt;&lt;img alt=&quot;multimedia-player-symbolic&quot; src=&quot;https://user-images.githubusercontent.com/25423296/163456779-a8556205-d0a5-45e2-ac17-42d089e3c3f8.png&quot;&gt;&lt;/picture&gt; &amp;nbsp; &amp;nbsp;multimedia-player-symbolic&lt;br&gt;" calcext:value-type="string">
            <text:p>&lt;picture&gt;&lt;source media="(prefers-color-scheme: dark)" srcset="https://github.com/StorageB/icons/blob/main/GNOME48Adwaita/light/multimedia-player-symbolic.svg"&gt;&lt;source media="(prefers-color-scheme: light)" srcset="https://github.com/StorageB/icons/blob/main/GNOME48Adwaita/dark/multimedia-player-symbolic.svg"&gt;&lt;img alt="multimedia-player-symbolic" src="https://user-images.githubusercontent.com/25423296/163456779-a8556205-d0a5-45e2-ac17-42d089e3c3f8.png"&gt;&lt;/picture&gt; &amp;nbsp; &amp;nbsp;multimedia-playe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59] &amp; CHAR(34) &amp;  &#10;&quot; width=&quot; &amp; CHAR(34) &amp; &quot;22&quot; &amp; CHAR(34) &amp; &quot; alt=&quot; &amp; CHAR(34) &amp; [.B259] &amp; CHAR(34) &amp; &quot;&gt;&lt;/a&gt;&quot; &amp; &#10;&quot;&amp;nbsp; &amp;nbsp; &quot; &amp; [.B259] &amp; &quot;&lt;br&gt;&quot;" office:value-type="string" office:string-value="&lt;a href=&quot;#&quot;&gt;&lt;img src=&quot;https://raw.githubusercontent.com/StorageB/icons/main/GNOME46Adwaita/light/multimedia-player-symbolic.svg&quot; width=&quot;22&quot; alt=&quot;multimedia-player-symbolic&quot;&gt;&lt;/a&gt;&amp;nbsp; &amp;nbsp; multimedia-player-symbolic&lt;br&gt;" calcext:value-type="string">
            <text:p>&lt;a href="#"&gt;&lt;img src="https://raw.githubusercontent.com/StorageB/icons/main/GNOME46Adwaita/light/multimedia-player-symbolic.svg" width="22" alt="multimedia-player-symbolic"&gt;&lt;/a&gt;&amp;nbsp; &amp;nbsp; multimedia-playe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59] &amp; CHAR(34) &amp;   &#10;&quot; width=&quot; &amp; CHAR(34) &amp; &quot;22&quot; &amp; CHAR(34) &amp; &quot; alt=&quot; &amp; CHAR(34) &amp; [.B259] &amp; CHAR(34) &amp; &quot;&gt;&lt;/a&gt;&quot; &amp;  &#10;&quot;&amp;nbsp; &amp;nbsp; &quot; &amp; [.B259] &amp; &quot;&lt;br&gt;&quot;" office:value-type="string" office:string-value="&lt;a href=&quot;#&quot;&gt;&lt;img src=&quot;https://raw.githubusercontent.com/StorageB/icons/main/GNOME46Adwaita/dark/multimedia-player-symbolic.svg&quot; width=&quot;22&quot; alt=&quot;multimedia-player-symbolic&quot;&gt;&lt;/a&gt;&amp;nbsp; &amp;nbsp; multimedia-player-symbolic&lt;br&gt;" calcext:value-type="string">
            <text:p>&lt;a href="#"&gt;&lt;img src="https://raw.githubusercontent.com/StorageB/icons/main/GNOME46Adwaita/dark/multimedia-player-symbolic.svg" width="22" alt="multimedia-player-symbolic"&gt;&lt;/a&gt;&amp;nbsp; &amp;nbsp; multimedia-playe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symbolic.svg</text:p>
          </table:table-cell>
          <table:table-cell office:value-type="string" calcext:value-type="string">
            <text:p>network-cellula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6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60] &amp; CHAR(34) &amp; &quot;&gt;&quot; &amp; &#10;&quot;&lt;img alt=&quot; &amp; CHAR(34) &amp; [.B26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0] &amp; &quot;&lt;br&gt;&quot;" office:value-type="string" office:string-value="&lt;picture&gt;&lt;source media=&quot;(prefers-color-scheme: dark)&quot; srcset=&quot;https://github.com/StorageB/icons/blob/main/GNOME48Adwaita/light/network-cellular-symbolic.svg&quot;&gt;&lt;source media=&quot;(prefers-color-scheme: light)&quot; srcset=&quot;https://github.com/StorageB/icons/blob/main/GNOME48Adwaita/dark/network-cellular-symbolic.svg&quot;&gt;&lt;img alt=&quot;network-cellular-symbolic&quot; src=&quot;https://user-images.githubusercontent.com/25423296/163456779-a8556205-d0a5-45e2-ac17-42d089e3c3f8.png&quot;&gt;&lt;/picture&gt; &amp;nbsp; &amp;nbsp;network-cellular-symbolic&lt;br&gt;" calcext:value-type="string">
            <text:p>&lt;picture&gt;&lt;source media="(prefers-color-scheme: dark)" srcset="https://github.com/StorageB/icons/blob/main/GNOME48Adwaita/light/network-cellular-symbolic.svg"&gt;&lt;source media="(prefers-color-scheme: light)" srcset="https://github.com/StorageB/icons/blob/main/GNOME48Adwaita/dark/network-cellular-symbolic.svg"&gt;&lt;img alt="network-cellular-symbolic" src="https://user-images.githubusercontent.com/25423296/163456779-a8556205-d0a5-45e2-ac17-42d089e3c3f8.png"&gt;&lt;/picture&gt; &amp;nbsp; &amp;nbsp;network-cellula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60] &amp; CHAR(34) &amp;  &#10;&quot; width=&quot; &amp; CHAR(34) &amp; &quot;22&quot; &amp; CHAR(34) &amp; &quot; alt=&quot; &amp; CHAR(34) &amp; [.B260] &amp; CHAR(34) &amp; &quot;&gt;&lt;/a&gt;&quot; &amp; &#10;&quot;&amp;nbsp; &amp;nbsp; &quot; &amp; [.B260] &amp; &quot;&lt;br&gt;&quot;" office:value-type="string" office:string-value="&lt;a href=&quot;#&quot;&gt;&lt;img src=&quot;https://raw.githubusercontent.com/StorageB/icons/main/GNOME46Adwaita/light/network-cellular-symbolic.svg&quot; width=&quot;22&quot; alt=&quot;network-cellular-symbolic&quot;&gt;&lt;/a&gt;&amp;nbsp; &amp;nbsp; network-cellular-symbolic&lt;br&gt;" calcext:value-type="string">
            <text:p>&lt;a href="#"&gt;&lt;img src="https://raw.githubusercontent.com/StorageB/icons/main/GNOME46Adwaita/light/network-cellular-symbolic.svg" width="22" alt="network-cellular-symbolic"&gt;&lt;/a&gt;&amp;nbsp; &amp;nbsp; network-cellula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60] &amp; CHAR(34) &amp;   &#10;&quot; width=&quot; &amp; CHAR(34) &amp; &quot;22&quot; &amp; CHAR(34) &amp; &quot; alt=&quot; &amp; CHAR(34) &amp; [.B260] &amp; CHAR(34) &amp; &quot;&gt;&lt;/a&gt;&quot; &amp;  &#10;&quot;&amp;nbsp; &amp;nbsp; &quot; &amp; [.B260] &amp; &quot;&lt;br&gt;&quot;" office:value-type="string" office:string-value="&lt;a href=&quot;#&quot;&gt;&lt;img src=&quot;https://raw.githubusercontent.com/StorageB/icons/main/GNOME46Adwaita/dark/network-cellular-symbolic.svg&quot; width=&quot;22&quot; alt=&quot;network-cellular-symbolic&quot;&gt;&lt;/a&gt;&amp;nbsp; &amp;nbsp; network-cellular-symbolic&lt;br&gt;" calcext:value-type="string">
            <text:p>&lt;a href="#"&gt;&lt;img src="https://raw.githubusercontent.com/StorageB/icons/main/GNOME46Adwaita/dark/network-cellular-symbolic.svg" width="22" alt="network-cellular-symbolic"&gt;&lt;/a&gt;&amp;nbsp; &amp;nbsp; network-cellula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wired-symbolic.svg</text:p>
          </table:table-cell>
          <table:table-cell office:value-type="string" calcext:value-type="string">
            <text:p>network-wir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6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61] &amp; CHAR(34) &amp; &quot;&gt;&quot; &amp; &#10;&quot;&lt;img alt=&quot; &amp; CHAR(34) &amp; [.B26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1] &amp; &quot;&lt;br&gt;&quot;" office:value-type="string" office:string-value="&lt;picture&gt;&lt;source media=&quot;(prefers-color-scheme: dark)&quot; srcset=&quot;https://github.com/StorageB/icons/blob/main/GNOME48Adwaita/light/network-wired-symbolic.svg&quot;&gt;&lt;source media=&quot;(prefers-color-scheme: light)&quot; srcset=&quot;https://github.com/StorageB/icons/blob/main/GNOME48Adwaita/dark/network-wired-symbolic.svg&quot;&gt;&lt;img alt=&quot;network-wired-symbolic&quot; src=&quot;https://user-images.githubusercontent.com/25423296/163456779-a8556205-d0a5-45e2-ac17-42d089e3c3f8.png&quot;&gt;&lt;/picture&gt; &amp;nbsp; &amp;nbsp;network-wired-symbolic&lt;br&gt;" calcext:value-type="string">
            <text:p>&lt;picture&gt;&lt;source media="(prefers-color-scheme: dark)" srcset="https://github.com/StorageB/icons/blob/main/GNOME48Adwaita/light/network-wired-symbolic.svg"&gt;&lt;source media="(prefers-color-scheme: light)" srcset="https://github.com/StorageB/icons/blob/main/GNOME48Adwaita/dark/network-wired-symbolic.svg"&gt;&lt;img alt="network-wired-symbolic" src="https://user-images.githubusercontent.com/25423296/163456779-a8556205-d0a5-45e2-ac17-42d089e3c3f8.png"&gt;&lt;/picture&gt; &amp;nbsp; &amp;nbsp;network-wir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61] &amp; CHAR(34) &amp;  &#10;&quot; width=&quot; &amp; CHAR(34) &amp; &quot;22&quot; &amp; CHAR(34) &amp; &quot; alt=&quot; &amp; CHAR(34) &amp; [.B261] &amp; CHAR(34) &amp; &quot;&gt;&lt;/a&gt;&quot; &amp; &#10;&quot;&amp;nbsp; &amp;nbsp; &quot; &amp; [.B261] &amp; &quot;&lt;br&gt;&quot;" office:value-type="string" office:string-value="&lt;a href=&quot;#&quot;&gt;&lt;img src=&quot;https://raw.githubusercontent.com/StorageB/icons/main/GNOME46Adwaita/light/network-wired-symbolic.svg&quot; width=&quot;22&quot; alt=&quot;network-wired-symbolic&quot;&gt;&lt;/a&gt;&amp;nbsp; &amp;nbsp; network-wired-symbolic&lt;br&gt;" calcext:value-type="string">
            <text:p>&lt;a href="#"&gt;&lt;img src="https://raw.githubusercontent.com/StorageB/icons/main/GNOME46Adwaita/light/network-wired-symbolic.svg" width="22" alt="network-wired-symbolic"&gt;&lt;/a&gt;&amp;nbsp; &amp;nbsp; network-wir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61] &amp; CHAR(34) &amp;   &#10;&quot; width=&quot; &amp; CHAR(34) &amp; &quot;22&quot; &amp; CHAR(34) &amp; &quot; alt=&quot; &amp; CHAR(34) &amp; [.B261] &amp; CHAR(34) &amp; &quot;&gt;&lt;/a&gt;&quot; &amp;  &#10;&quot;&amp;nbsp; &amp;nbsp; &quot; &amp; [.B261] &amp; &quot;&lt;br&gt;&quot;" office:value-type="string" office:string-value="&lt;a href=&quot;#&quot;&gt;&lt;img src=&quot;https://raw.githubusercontent.com/StorageB/icons/main/GNOME46Adwaita/dark/network-wired-symbolic.svg&quot; width=&quot;22&quot; alt=&quot;network-wired-symbolic&quot;&gt;&lt;/a&gt;&amp;nbsp; &amp;nbsp; network-wired-symbolic&lt;br&gt;" calcext:value-type="string">
            <text:p>&lt;a href="#"&gt;&lt;img src="https://raw.githubusercontent.com/StorageB/icons/main/GNOME46Adwaita/dark/network-wired-symbolic.svg" width="22" alt="network-wired-symbolic"&gt;&lt;/a&gt;&amp;nbsp; &amp;nbsp; network-wir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wireless-symbolic.svg</text:p>
          </table:table-cell>
          <table:table-cell office:value-type="string" calcext:value-type="string">
            <text:p>network-wireles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6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62] &amp; CHAR(34) &amp; &quot;&gt;&quot; &amp; &#10;&quot;&lt;img alt=&quot; &amp; CHAR(34) &amp; [.B26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2] &amp; &quot;&lt;br&gt;&quot;" office:value-type="string" office:string-value="&lt;picture&gt;&lt;source media=&quot;(prefers-color-scheme: dark)&quot; srcset=&quot;https://github.com/StorageB/icons/blob/main/GNOME48Adwaita/light/network-wireless-symbolic.svg&quot;&gt;&lt;source media=&quot;(prefers-color-scheme: light)&quot; srcset=&quot;https://github.com/StorageB/icons/blob/main/GNOME48Adwaita/dark/network-wireless-symbolic.svg&quot;&gt;&lt;img alt=&quot;network-wireless-symbolic&quot; src=&quot;https://user-images.githubusercontent.com/25423296/163456779-a8556205-d0a5-45e2-ac17-42d089e3c3f8.png&quot;&gt;&lt;/picture&gt; &amp;nbsp; &amp;nbsp;network-wireless-symbolic&lt;br&gt;" calcext:value-type="string">
            <text:p>&lt;picture&gt;&lt;source media="(prefers-color-scheme: dark)" srcset="https://github.com/StorageB/icons/blob/main/GNOME48Adwaita/light/network-wireless-symbolic.svg"&gt;&lt;source media="(prefers-color-scheme: light)" srcset="https://github.com/StorageB/icons/blob/main/GNOME48Adwaita/dark/network-wireless-symbolic.svg"&gt;&lt;img alt="network-wireless-symbolic" src="https://user-images.githubusercontent.com/25423296/163456779-a8556205-d0a5-45e2-ac17-42d089e3c3f8.png"&gt;&lt;/picture&gt; &amp;nbsp; &amp;nbsp;network-wireles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62] &amp; CHAR(34) &amp;  &#10;&quot; width=&quot; &amp; CHAR(34) &amp; &quot;22&quot; &amp; CHAR(34) &amp; &quot; alt=&quot; &amp; CHAR(34) &amp; [.B262] &amp; CHAR(34) &amp; &quot;&gt;&lt;/a&gt;&quot; &amp; &#10;&quot;&amp;nbsp; &amp;nbsp; &quot; &amp; [.B262] &amp; &quot;&lt;br&gt;&quot;" office:value-type="string" office:string-value="&lt;a href=&quot;#&quot;&gt;&lt;img src=&quot;https://raw.githubusercontent.com/StorageB/icons/main/GNOME46Adwaita/light/network-wireless-symbolic.svg&quot; width=&quot;22&quot; alt=&quot;network-wireless-symbolic&quot;&gt;&lt;/a&gt;&amp;nbsp; &amp;nbsp; network-wireless-symbolic&lt;br&gt;" calcext:value-type="string">
            <text:p>&lt;a href="#"&gt;&lt;img src="https://raw.githubusercontent.com/StorageB/icons/main/GNOME46Adwaita/light/network-wireless-symbolic.svg" width="22" alt="network-wireless-symbolic"&gt;&lt;/a&gt;&amp;nbsp; &amp;nbsp; network-wireles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62] &amp; CHAR(34) &amp;   &#10;&quot; width=&quot; &amp; CHAR(34) &amp; &quot;22&quot; &amp; CHAR(34) &amp; &quot; alt=&quot; &amp; CHAR(34) &amp; [.B262] &amp; CHAR(34) &amp; &quot;&gt;&lt;/a&gt;&quot; &amp;  &#10;&quot;&amp;nbsp; &amp;nbsp; &quot; &amp; [.B262] &amp; &quot;&lt;br&gt;&quot;" office:value-type="string" office:string-value="&lt;a href=&quot;#&quot;&gt;&lt;img src=&quot;https://raw.githubusercontent.com/StorageB/icons/main/GNOME46Adwaita/dark/network-wireless-symbolic.svg&quot; width=&quot;22&quot; alt=&quot;network-wireless-symbolic&quot;&gt;&lt;/a&gt;&amp;nbsp; &amp;nbsp; network-wireless-symbolic&lt;br&gt;" calcext:value-type="string">
            <text:p>&lt;a href="#"&gt;&lt;img src="https://raw.githubusercontent.com/StorageB/icons/main/GNOME46Adwaita/dark/network-wireless-symbolic.svg" width="22" alt="network-wireless-symbolic"&gt;&lt;/a&gt;&amp;nbsp; &amp;nbsp; network-wireles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da-symbolic.svg</text:p>
          </table:table-cell>
          <table:table-cell office:value-type="string" calcext:value-type="string">
            <text:p>pda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6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63] &amp; CHAR(34) &amp; &quot;&gt;&quot; &amp; &#10;&quot;&lt;img alt=&quot; &amp; CHAR(34) &amp; [.B26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3] &amp; &quot;&lt;br&gt;&quot;" office:value-type="string" office:string-value="&lt;picture&gt;&lt;source media=&quot;(prefers-color-scheme: dark)&quot; srcset=&quot;https://github.com/StorageB/icons/blob/main/GNOME48Adwaita/light/pda-symbolic.svg&quot;&gt;&lt;source media=&quot;(prefers-color-scheme: light)&quot; srcset=&quot;https://github.com/StorageB/icons/blob/main/GNOME48Adwaita/dark/pda-symbolic.svg&quot;&gt;&lt;img alt=&quot;pda-symbolic&quot; src=&quot;https://user-images.githubusercontent.com/25423296/163456779-a8556205-d0a5-45e2-ac17-42d089e3c3f8.png&quot;&gt;&lt;/picture&gt; &amp;nbsp; &amp;nbsp;pda-symbolic&lt;br&gt;" calcext:value-type="string">
            <text:p>&lt;picture&gt;&lt;source media="(prefers-color-scheme: dark)" srcset="https://github.com/StorageB/icons/blob/main/GNOME48Adwaita/light/pda-symbolic.svg"&gt;&lt;source media="(prefers-color-scheme: light)" srcset="https://github.com/StorageB/icons/blob/main/GNOME48Adwaita/dark/pda-symbolic.svg"&gt;&lt;img alt="pda-symbolic" src="https://user-images.githubusercontent.com/25423296/163456779-a8556205-d0a5-45e2-ac17-42d089e3c3f8.png"&gt;&lt;/picture&gt; &amp;nbsp; &amp;nbsp;pda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63] &amp; CHAR(34) &amp;  &#10;&quot; width=&quot; &amp; CHAR(34) &amp; &quot;22&quot; &amp; CHAR(34) &amp; &quot; alt=&quot; &amp; CHAR(34) &amp; [.B263] &amp; CHAR(34) &amp; &quot;&gt;&lt;/a&gt;&quot; &amp; &#10;&quot;&amp;nbsp; &amp;nbsp; &quot; &amp; [.B263] &amp; &quot;&lt;br&gt;&quot;" office:value-type="string" office:string-value="&lt;a href=&quot;#&quot;&gt;&lt;img src=&quot;https://raw.githubusercontent.com/StorageB/icons/main/GNOME46Adwaita/light/pda-symbolic.svg&quot; width=&quot;22&quot; alt=&quot;pda-symbolic&quot;&gt;&lt;/a&gt;&amp;nbsp; &amp;nbsp; pda-symbolic&lt;br&gt;" calcext:value-type="string">
            <text:p>&lt;a href="#"&gt;&lt;img src="https://raw.githubusercontent.com/StorageB/icons/main/GNOME46Adwaita/light/pda-symbolic.svg" width="22" alt="pda-symbolic"&gt;&lt;/a&gt;&amp;nbsp; &amp;nbsp; pda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63] &amp; CHAR(34) &amp;   &#10;&quot; width=&quot; &amp; CHAR(34) &amp; &quot;22&quot; &amp; CHAR(34) &amp; &quot; alt=&quot; &amp; CHAR(34) &amp; [.B263] &amp; CHAR(34) &amp; &quot;&gt;&lt;/a&gt;&quot; &amp;  &#10;&quot;&amp;nbsp; &amp;nbsp; &quot; &amp; [.B263] &amp; &quot;&lt;br&gt;&quot;" office:value-type="string" office:string-value="&lt;a href=&quot;#&quot;&gt;&lt;img src=&quot;https://raw.githubusercontent.com/StorageB/icons/main/GNOME46Adwaita/dark/pda-symbolic.svg&quot; width=&quot;22&quot; alt=&quot;pda-symbolic&quot;&gt;&lt;/a&gt;&amp;nbsp; &amp;nbsp; pda-symbolic&lt;br&gt;" calcext:value-type="string">
            <text:p>&lt;a href="#"&gt;&lt;img src="https://raw.githubusercontent.com/StorageB/icons/main/GNOME46Adwaita/dark/pda-symbolic.svg" width="22" alt="pda-symbolic"&gt;&lt;/a&gt;&amp;nbsp; &amp;nbsp; pda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hone-apple-iphone-symbolic.svg</text:p>
          </table:table-cell>
          <table:table-cell office:value-type="string" calcext:value-type="string">
            <text:p>phone-apple-iphon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6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64] &amp; CHAR(34) &amp; &quot;&gt;&quot; &amp; &#10;&quot;&lt;img alt=&quot; &amp; CHAR(34) &amp; [.B26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4] &amp; &quot;&lt;br&gt;&quot;" office:value-type="string" office:string-value="&lt;picture&gt;&lt;source media=&quot;(prefers-color-scheme: dark)&quot; srcset=&quot;https://github.com/StorageB/icons/blob/main/GNOME48Adwaita/light/phone-apple-iphone-symbolic.svg&quot;&gt;&lt;source media=&quot;(prefers-color-scheme: light)&quot; srcset=&quot;https://github.com/StorageB/icons/blob/main/GNOME48Adwaita/dark/phone-apple-iphone-symbolic.svg&quot;&gt;&lt;img alt=&quot;phone-apple-iphone-symbolic&quot; src=&quot;https://user-images.githubusercontent.com/25423296/163456779-a8556205-d0a5-45e2-ac17-42d089e3c3f8.png&quot;&gt;&lt;/picture&gt; &amp;nbsp; &amp;nbsp;phone-apple-iphone-symbolic&lt;br&gt;" calcext:value-type="string">
            <text:p>&lt;picture&gt;&lt;source media="(prefers-color-scheme: dark)" srcset="https://github.com/StorageB/icons/blob/main/GNOME48Adwaita/light/phone-apple-iphone-symbolic.svg"&gt;&lt;source media="(prefers-color-scheme: light)" srcset="https://github.com/StorageB/icons/blob/main/GNOME48Adwaita/dark/phone-apple-iphone-symbolic.svg"&gt;&lt;img alt="phone-apple-iphone-symbolic" src="https://user-images.githubusercontent.com/25423296/163456779-a8556205-d0a5-45e2-ac17-42d089e3c3f8.png"&gt;&lt;/picture&gt; &amp;nbsp; &amp;nbsp;phone-apple-iphon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64] &amp; CHAR(34) &amp;  &#10;&quot; width=&quot; &amp; CHAR(34) &amp; &quot;22&quot; &amp; CHAR(34) &amp; &quot; alt=&quot; &amp; CHAR(34) &amp; [.B264] &amp; CHAR(34) &amp; &quot;&gt;&lt;/a&gt;&quot; &amp; &#10;&quot;&amp;nbsp; &amp;nbsp; &quot; &amp; [.B264] &amp; &quot;&lt;br&gt;&quot;" office:value-type="string" office:string-value="&lt;a href=&quot;#&quot;&gt;&lt;img src=&quot;https://raw.githubusercontent.com/StorageB/icons/main/GNOME46Adwaita/light/phone-apple-iphone-symbolic.svg&quot; width=&quot;22&quot; alt=&quot;phone-apple-iphone-symbolic&quot;&gt;&lt;/a&gt;&amp;nbsp; &amp;nbsp; phone-apple-iphone-symbolic&lt;br&gt;" calcext:value-type="string">
            <text:p>&lt;a href="#"&gt;&lt;img src="https://raw.githubusercontent.com/StorageB/icons/main/GNOME46Adwaita/light/phone-apple-iphone-symbolic.svg" width="22" alt="phone-apple-iphone-symbolic"&gt;&lt;/a&gt;&amp;nbsp; &amp;nbsp; phone-apple-iphon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64] &amp; CHAR(34) &amp;   &#10;&quot; width=&quot; &amp; CHAR(34) &amp; &quot;22&quot; &amp; CHAR(34) &amp; &quot; alt=&quot; &amp; CHAR(34) &amp; [.B264] &amp; CHAR(34) &amp; &quot;&gt;&lt;/a&gt;&quot; &amp;  &#10;&quot;&amp;nbsp; &amp;nbsp; &quot; &amp; [.B264] &amp; &quot;&lt;br&gt;&quot;" office:value-type="string" office:string-value="&lt;a href=&quot;#&quot;&gt;&lt;img src=&quot;https://raw.githubusercontent.com/StorageB/icons/main/GNOME46Adwaita/dark/phone-apple-iphone-symbolic.svg&quot; width=&quot;22&quot; alt=&quot;phone-apple-iphone-symbolic&quot;&gt;&lt;/a&gt;&amp;nbsp; &amp;nbsp; phone-apple-iphone-symbolic&lt;br&gt;" calcext:value-type="string">
            <text:p>&lt;a href="#"&gt;&lt;img src="https://raw.githubusercontent.com/StorageB/icons/main/GNOME46Adwaita/dark/phone-apple-iphone-symbolic.svg" width="22" alt="phone-apple-iphone-symbolic"&gt;&lt;/a&gt;&amp;nbsp; &amp;nbsp; phone-apple-iphon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hone-old-symbolic.svg</text:p>
          </table:table-cell>
          <table:table-cell office:value-type="string" calcext:value-type="string">
            <text:p>phone-ol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6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65] &amp; CHAR(34) &amp; &quot;&gt;&quot; &amp; &#10;&quot;&lt;img alt=&quot; &amp; CHAR(34) &amp; [.B26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5] &amp; &quot;&lt;br&gt;&quot;" office:value-type="string" office:string-value="&lt;picture&gt;&lt;source media=&quot;(prefers-color-scheme: dark)&quot; srcset=&quot;https://github.com/StorageB/icons/blob/main/GNOME48Adwaita/light/phone-old-symbolic.svg&quot;&gt;&lt;source media=&quot;(prefers-color-scheme: light)&quot; srcset=&quot;https://github.com/StorageB/icons/blob/main/GNOME48Adwaita/dark/phone-old-symbolic.svg&quot;&gt;&lt;img alt=&quot;phone-old-symbolic&quot; src=&quot;https://user-images.githubusercontent.com/25423296/163456779-a8556205-d0a5-45e2-ac17-42d089e3c3f8.png&quot;&gt;&lt;/picture&gt; &amp;nbsp; &amp;nbsp;phone-old-symbolic&lt;br&gt;" calcext:value-type="string">
            <text:p>&lt;picture&gt;&lt;source media="(prefers-color-scheme: dark)" srcset="https://github.com/StorageB/icons/blob/main/GNOME48Adwaita/light/phone-old-symbolic.svg"&gt;&lt;source media="(prefers-color-scheme: light)" srcset="https://github.com/StorageB/icons/blob/main/GNOME48Adwaita/dark/phone-old-symbolic.svg"&gt;&lt;img alt="phone-old-symbolic" src="https://user-images.githubusercontent.com/25423296/163456779-a8556205-d0a5-45e2-ac17-42d089e3c3f8.png"&gt;&lt;/picture&gt; &amp;nbsp; &amp;nbsp;phone-ol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65] &amp; CHAR(34) &amp;  &#10;&quot; width=&quot; &amp; CHAR(34) &amp; &quot;22&quot; &amp; CHAR(34) &amp; &quot; alt=&quot; &amp; CHAR(34) &amp; [.B265] &amp; CHAR(34) &amp; &quot;&gt;&lt;/a&gt;&quot; &amp; &#10;&quot;&amp;nbsp; &amp;nbsp; &quot; &amp; [.B265] &amp; &quot;&lt;br&gt;&quot;" office:value-type="string" office:string-value="&lt;a href=&quot;#&quot;&gt;&lt;img src=&quot;https://raw.githubusercontent.com/StorageB/icons/main/GNOME46Adwaita/light/phone-old-symbolic.svg&quot; width=&quot;22&quot; alt=&quot;phone-old-symbolic&quot;&gt;&lt;/a&gt;&amp;nbsp; &amp;nbsp; phone-old-symbolic&lt;br&gt;" calcext:value-type="string">
            <text:p>&lt;a href="#"&gt;&lt;img src="https://raw.githubusercontent.com/StorageB/icons/main/GNOME46Adwaita/light/phone-old-symbolic.svg" width="22" alt="phone-old-symbolic"&gt;&lt;/a&gt;&amp;nbsp; &amp;nbsp; phone-ol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65] &amp; CHAR(34) &amp;   &#10;&quot; width=&quot; &amp; CHAR(34) &amp; &quot;22&quot; &amp; CHAR(34) &amp; &quot; alt=&quot; &amp; CHAR(34) &amp; [.B265] &amp; CHAR(34) &amp; &quot;&gt;&lt;/a&gt;&quot; &amp;  &#10;&quot;&amp;nbsp; &amp;nbsp; &quot; &amp; [.B265] &amp; &quot;&lt;br&gt;&quot;" office:value-type="string" office:string-value="&lt;a href=&quot;#&quot;&gt;&lt;img src=&quot;https://raw.githubusercontent.com/StorageB/icons/main/GNOME46Adwaita/dark/phone-old-symbolic.svg&quot; width=&quot;22&quot; alt=&quot;phone-old-symbolic&quot;&gt;&lt;/a&gt;&amp;nbsp; &amp;nbsp; phone-old-symbolic&lt;br&gt;" calcext:value-type="string">
            <text:p>&lt;a href="#"&gt;&lt;img src="https://raw.githubusercontent.com/StorageB/icons/main/GNOME46Adwaita/dark/phone-old-symbolic.svg" width="22" alt="phone-old-symbolic"&gt;&lt;/a&gt;&amp;nbsp; &amp;nbsp; phone-ol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hone-symbolic.svg</text:p>
          </table:table-cell>
          <table:table-cell office:value-type="string" calcext:value-type="string">
            <text:p>phon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6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66] &amp; CHAR(34) &amp; &quot;&gt;&quot; &amp; &#10;&quot;&lt;img alt=&quot; &amp; CHAR(34) &amp; [.B26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6] &amp; &quot;&lt;br&gt;&quot;" office:value-type="string" office:string-value="&lt;picture&gt;&lt;source media=&quot;(prefers-color-scheme: dark)&quot; srcset=&quot;https://github.com/StorageB/icons/blob/main/GNOME48Adwaita/light/phone-symbolic.svg&quot;&gt;&lt;source media=&quot;(prefers-color-scheme: light)&quot; srcset=&quot;https://github.com/StorageB/icons/blob/main/GNOME48Adwaita/dark/phone-symbolic.svg&quot;&gt;&lt;img alt=&quot;phone-symbolic&quot; src=&quot;https://user-images.githubusercontent.com/25423296/163456779-a8556205-d0a5-45e2-ac17-42d089e3c3f8.png&quot;&gt;&lt;/picture&gt; &amp;nbsp; &amp;nbsp;phone-symbolic&lt;br&gt;" calcext:value-type="string">
            <text:p>&lt;picture&gt;&lt;source media="(prefers-color-scheme: dark)" srcset="https://github.com/StorageB/icons/blob/main/GNOME48Adwaita/light/phone-symbolic.svg"&gt;&lt;source media="(prefers-color-scheme: light)" srcset="https://github.com/StorageB/icons/blob/main/GNOME48Adwaita/dark/phone-symbolic.svg"&gt;&lt;img alt="phone-symbolic" src="https://user-images.githubusercontent.com/25423296/163456779-a8556205-d0a5-45e2-ac17-42d089e3c3f8.png"&gt;&lt;/picture&gt; &amp;nbsp; &amp;nbsp;phon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66] &amp; CHAR(34) &amp;  &#10;&quot; width=&quot; &amp; CHAR(34) &amp; &quot;22&quot; &amp; CHAR(34) &amp; &quot; alt=&quot; &amp; CHAR(34) &amp; [.B266] &amp; CHAR(34) &amp; &quot;&gt;&lt;/a&gt;&quot; &amp; &#10;&quot;&amp;nbsp; &amp;nbsp; &quot; &amp; [.B266] &amp; &quot;&lt;br&gt;&quot;" office:value-type="string" office:string-value="&lt;a href=&quot;#&quot;&gt;&lt;img src=&quot;https://raw.githubusercontent.com/StorageB/icons/main/GNOME46Adwaita/light/phone-symbolic.svg&quot; width=&quot;22&quot; alt=&quot;phone-symbolic&quot;&gt;&lt;/a&gt;&amp;nbsp; &amp;nbsp; phone-symbolic&lt;br&gt;" calcext:value-type="string">
            <text:p>&lt;a href="#"&gt;&lt;img src="https://raw.githubusercontent.com/StorageB/icons/main/GNOME46Adwaita/light/phone-symbolic.svg" width="22" alt="phone-symbolic"&gt;&lt;/a&gt;&amp;nbsp; &amp;nbsp; phon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66] &amp; CHAR(34) &amp;   &#10;&quot; width=&quot; &amp; CHAR(34) &amp; &quot;22&quot; &amp; CHAR(34) &amp; &quot; alt=&quot; &amp; CHAR(34) &amp; [.B266] &amp; CHAR(34) &amp; &quot;&gt;&lt;/a&gt;&quot; &amp;  &#10;&quot;&amp;nbsp; &amp;nbsp; &quot; &amp; [.B266] &amp; &quot;&lt;br&gt;&quot;" office:value-type="string" office:string-value="&lt;a href=&quot;#&quot;&gt;&lt;img src=&quot;https://raw.githubusercontent.com/StorageB/icons/main/GNOME46Adwaita/dark/phone-symbolic.svg&quot; width=&quot;22&quot; alt=&quot;phone-symbolic&quot;&gt;&lt;/a&gt;&amp;nbsp; &amp;nbsp; phone-symbolic&lt;br&gt;" calcext:value-type="string">
            <text:p>&lt;a href="#"&gt;&lt;img src="https://raw.githubusercontent.com/StorageB/icons/main/GNOME46Adwaita/dark/phone-symbolic.svg" width="22" alt="phone-symbolic"&gt;&lt;/a&gt;&amp;nbsp; &amp;nbsp; phon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inter-network-symbolic.svg</text:p>
          </table:table-cell>
          <table:table-cell office:value-type="string" calcext:value-type="string">
            <text:p>printer-networ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6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67] &amp; CHAR(34) &amp; &quot;&gt;&quot; &amp; &#10;&quot;&lt;img alt=&quot; &amp; CHAR(34) &amp; [.B26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7] &amp; &quot;&lt;br&gt;&quot;" office:value-type="string" office:string-value="&lt;picture&gt;&lt;source media=&quot;(prefers-color-scheme: dark)&quot; srcset=&quot;https://github.com/StorageB/icons/blob/main/GNOME48Adwaita/light/printer-network-symbolic.svg&quot;&gt;&lt;source media=&quot;(prefers-color-scheme: light)&quot; srcset=&quot;https://github.com/StorageB/icons/blob/main/GNOME48Adwaita/dark/printer-network-symbolic.svg&quot;&gt;&lt;img alt=&quot;printer-network-symbolic&quot; src=&quot;https://user-images.githubusercontent.com/25423296/163456779-a8556205-d0a5-45e2-ac17-42d089e3c3f8.png&quot;&gt;&lt;/picture&gt; &amp;nbsp; &amp;nbsp;printer-network-symbolic&lt;br&gt;" calcext:value-type="string">
            <text:p>&lt;picture&gt;&lt;source media="(prefers-color-scheme: dark)" srcset="https://github.com/StorageB/icons/blob/main/GNOME48Adwaita/light/printer-network-symbolic.svg"&gt;&lt;source media="(prefers-color-scheme: light)" srcset="https://github.com/StorageB/icons/blob/main/GNOME48Adwaita/dark/printer-network-symbolic.svg"&gt;&lt;img alt="printer-network-symbolic" src="https://user-images.githubusercontent.com/25423296/163456779-a8556205-d0a5-45e2-ac17-42d089e3c3f8.png"&gt;&lt;/picture&gt; &amp;nbsp; &amp;nbsp;printer-network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67] &amp; CHAR(34) &amp;  &#10;&quot; width=&quot; &amp; CHAR(34) &amp; &quot;22&quot; &amp; CHAR(34) &amp; &quot; alt=&quot; &amp; CHAR(34) &amp; [.B267] &amp; CHAR(34) &amp; &quot;&gt;&lt;/a&gt;&quot; &amp; &#10;&quot;&amp;nbsp; &amp;nbsp; &quot; &amp; [.B267] &amp; &quot;&lt;br&gt;&quot;" office:value-type="string" office:string-value="&lt;a href=&quot;#&quot;&gt;&lt;img src=&quot;https://raw.githubusercontent.com/StorageB/icons/main/GNOME46Adwaita/light/printer-network-symbolic.svg&quot; width=&quot;22&quot; alt=&quot;printer-network-symbolic&quot;&gt;&lt;/a&gt;&amp;nbsp; &amp;nbsp; printer-network-symbolic&lt;br&gt;" calcext:value-type="string">
            <text:p>&lt;a href="#"&gt;&lt;img src="https://raw.githubusercontent.com/StorageB/icons/main/GNOME46Adwaita/light/printer-network-symbolic.svg" width="22" alt="printer-network-symbolic"&gt;&lt;/a&gt;&amp;nbsp; &amp;nbsp; printer-network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67] &amp; CHAR(34) &amp;   &#10;&quot; width=&quot; &amp; CHAR(34) &amp; &quot;22&quot; &amp; CHAR(34) &amp; &quot; alt=&quot; &amp; CHAR(34) &amp; [.B267] &amp; CHAR(34) &amp; &quot;&gt;&lt;/a&gt;&quot; &amp;  &#10;&quot;&amp;nbsp; &amp;nbsp; &quot; &amp; [.B267] &amp; &quot;&lt;br&gt;&quot;" office:value-type="string" office:string-value="&lt;a href=&quot;#&quot;&gt;&lt;img src=&quot;https://raw.githubusercontent.com/StorageB/icons/main/GNOME46Adwaita/dark/printer-network-symbolic.svg&quot; width=&quot;22&quot; alt=&quot;printer-network-symbolic&quot;&gt;&lt;/a&gt;&amp;nbsp; &amp;nbsp; printer-network-symbolic&lt;br&gt;" calcext:value-type="string">
            <text:p>&lt;a href="#"&gt;&lt;img src="https://raw.githubusercontent.com/StorageB/icons/main/GNOME46Adwaita/dark/printer-network-symbolic.svg" width="22" alt="printer-network-symbolic"&gt;&lt;/a&gt;&amp;nbsp; &amp;nbsp; printer-network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inter-symbolic.svg</text:p>
          </table:table-cell>
          <table:table-cell office:value-type="string" calcext:value-type="string">
            <text:p>print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6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68] &amp; CHAR(34) &amp; &quot;&gt;&quot; &amp; &#10;&quot;&lt;img alt=&quot; &amp; CHAR(34) &amp; [.B26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8] &amp; &quot;&lt;br&gt;&quot;" office:value-type="string" office:string-value="&lt;picture&gt;&lt;source media=&quot;(prefers-color-scheme: dark)&quot; srcset=&quot;https://github.com/StorageB/icons/blob/main/GNOME48Adwaita/light/printer-symbolic.svg&quot;&gt;&lt;source media=&quot;(prefers-color-scheme: light)&quot; srcset=&quot;https://github.com/StorageB/icons/blob/main/GNOME48Adwaita/dark/printer-symbolic.svg&quot;&gt;&lt;img alt=&quot;printer-symbolic&quot; src=&quot;https://user-images.githubusercontent.com/25423296/163456779-a8556205-d0a5-45e2-ac17-42d089e3c3f8.png&quot;&gt;&lt;/picture&gt; &amp;nbsp; &amp;nbsp;printer-symbolic&lt;br&gt;" calcext:value-type="string">
            <text:p>&lt;picture&gt;&lt;source media="(prefers-color-scheme: dark)" srcset="https://github.com/StorageB/icons/blob/main/GNOME48Adwaita/light/printer-symbolic.svg"&gt;&lt;source media="(prefers-color-scheme: light)" srcset="https://github.com/StorageB/icons/blob/main/GNOME48Adwaita/dark/printer-symbolic.svg"&gt;&lt;img alt="printer-symbolic" src="https://user-images.githubusercontent.com/25423296/163456779-a8556205-d0a5-45e2-ac17-42d089e3c3f8.png"&gt;&lt;/picture&gt; &amp;nbsp; &amp;nbsp;printe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68] &amp; CHAR(34) &amp;  &#10;&quot; width=&quot; &amp; CHAR(34) &amp; &quot;22&quot; &amp; CHAR(34) &amp; &quot; alt=&quot; &amp; CHAR(34) &amp; [.B268] &amp; CHAR(34) &amp; &quot;&gt;&lt;/a&gt;&quot; &amp; &#10;&quot;&amp;nbsp; &amp;nbsp; &quot; &amp; [.B268] &amp; &quot;&lt;br&gt;&quot;" office:value-type="string" office:string-value="&lt;a href=&quot;#&quot;&gt;&lt;img src=&quot;https://raw.githubusercontent.com/StorageB/icons/main/GNOME46Adwaita/light/printer-symbolic.svg&quot; width=&quot;22&quot; alt=&quot;printer-symbolic&quot;&gt;&lt;/a&gt;&amp;nbsp; &amp;nbsp; printer-symbolic&lt;br&gt;" calcext:value-type="string">
            <text:p>&lt;a href="#"&gt;&lt;img src="https://raw.githubusercontent.com/StorageB/icons/main/GNOME46Adwaita/light/printer-symbolic.svg" width="22" alt="printer-symbolic"&gt;&lt;/a&gt;&amp;nbsp; &amp;nbsp; printe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68] &amp; CHAR(34) &amp;   &#10;&quot; width=&quot; &amp; CHAR(34) &amp; &quot;22&quot; &amp; CHAR(34) &amp; &quot; alt=&quot; &amp; CHAR(34) &amp; [.B268] &amp; CHAR(34) &amp; &quot;&gt;&lt;/a&gt;&quot; &amp;  &#10;&quot;&amp;nbsp; &amp;nbsp; &quot; &amp; [.B268] &amp; &quot;&lt;br&gt;&quot;" office:value-type="string" office:string-value="&lt;a href=&quot;#&quot;&gt;&lt;img src=&quot;https://raw.githubusercontent.com/StorageB/icons/main/GNOME46Adwaita/dark/printer-symbolic.svg&quot; width=&quot;22&quot; alt=&quot;printer-symbolic&quot;&gt;&lt;/a&gt;&amp;nbsp; &amp;nbsp; printer-symbolic&lt;br&gt;" calcext:value-type="string">
            <text:p>&lt;a href="#"&gt;&lt;img src="https://raw.githubusercontent.com/StorageB/icons/main/GNOME46Adwaita/dark/printer-symbolic.svg" width="22" alt="printer-symbolic"&gt;&lt;/a&gt;&amp;nbsp; &amp;nbsp; printe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anner-symbolic.svg</text:p>
          </table:table-cell>
          <table:table-cell office:value-type="string" calcext:value-type="string">
            <text:p>scann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6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69] &amp; CHAR(34) &amp; &quot;&gt;&quot; &amp; &#10;&quot;&lt;img alt=&quot; &amp; CHAR(34) &amp; [.B26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9] &amp; &quot;&lt;br&gt;&quot;" office:value-type="string" office:string-value="&lt;picture&gt;&lt;source media=&quot;(prefers-color-scheme: dark)&quot; srcset=&quot;https://github.com/StorageB/icons/blob/main/GNOME48Adwaita/light/scanner-symbolic.svg&quot;&gt;&lt;source media=&quot;(prefers-color-scheme: light)&quot; srcset=&quot;https://github.com/StorageB/icons/blob/main/GNOME48Adwaita/dark/scanner-symbolic.svg&quot;&gt;&lt;img alt=&quot;scanner-symbolic&quot; src=&quot;https://user-images.githubusercontent.com/25423296/163456779-a8556205-d0a5-45e2-ac17-42d089e3c3f8.png&quot;&gt;&lt;/picture&gt; &amp;nbsp; &amp;nbsp;scanner-symbolic&lt;br&gt;" calcext:value-type="string">
            <text:p>&lt;picture&gt;&lt;source media="(prefers-color-scheme: dark)" srcset="https://github.com/StorageB/icons/blob/main/GNOME48Adwaita/light/scanner-symbolic.svg"&gt;&lt;source media="(prefers-color-scheme: light)" srcset="https://github.com/StorageB/icons/blob/main/GNOME48Adwaita/dark/scanner-symbolic.svg"&gt;&lt;img alt="scanner-symbolic" src="https://user-images.githubusercontent.com/25423296/163456779-a8556205-d0a5-45e2-ac17-42d089e3c3f8.png"&gt;&lt;/picture&gt; &amp;nbsp; &amp;nbsp;scanne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69] &amp; CHAR(34) &amp;  &#10;&quot; width=&quot; &amp; CHAR(34) &amp; &quot;22&quot; &amp; CHAR(34) &amp; &quot; alt=&quot; &amp; CHAR(34) &amp; [.B269] &amp; CHAR(34) &amp; &quot;&gt;&lt;/a&gt;&quot; &amp; &#10;&quot;&amp;nbsp; &amp;nbsp; &quot; &amp; [.B269] &amp; &quot;&lt;br&gt;&quot;" office:value-type="string" office:string-value="&lt;a href=&quot;#&quot;&gt;&lt;img src=&quot;https://raw.githubusercontent.com/StorageB/icons/main/GNOME46Adwaita/light/scanner-symbolic.svg&quot; width=&quot;22&quot; alt=&quot;scanner-symbolic&quot;&gt;&lt;/a&gt;&amp;nbsp; &amp;nbsp; scanner-symbolic&lt;br&gt;" calcext:value-type="string">
            <text:p>&lt;a href="#"&gt;&lt;img src="https://raw.githubusercontent.com/StorageB/icons/main/GNOME46Adwaita/light/scanner-symbolic.svg" width="22" alt="scanner-symbolic"&gt;&lt;/a&gt;&amp;nbsp; &amp;nbsp; scanne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69] &amp; CHAR(34) &amp;   &#10;&quot; width=&quot; &amp; CHAR(34) &amp; &quot;22&quot; &amp; CHAR(34) &amp; &quot; alt=&quot; &amp; CHAR(34) &amp; [.B269] &amp; CHAR(34) &amp; &quot;&gt;&lt;/a&gt;&quot; &amp;  &#10;&quot;&amp;nbsp; &amp;nbsp; &quot; &amp; [.B269] &amp; &quot;&lt;br&gt;&quot;" office:value-type="string" office:string-value="&lt;a href=&quot;#&quot;&gt;&lt;img src=&quot;https://raw.githubusercontent.com/StorageB/icons/main/GNOME46Adwaita/dark/scanner-symbolic.svg&quot; width=&quot;22&quot; alt=&quot;scanner-symbolic&quot;&gt;&lt;/a&gt;&amp;nbsp; &amp;nbsp; scanner-symbolic&lt;br&gt;" calcext:value-type="string">
            <text:p>&lt;a href="#"&gt;&lt;img src="https://raw.githubusercontent.com/StorageB/icons/main/GNOME46Adwaita/dark/scanner-symbolic.svg" width="22" alt="scanner-symbolic"&gt;&lt;/a&gt;&amp;nbsp; &amp;nbsp; scanne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ablet-symbolic.svg</text:p>
          </table:table-cell>
          <table:table-cell office:value-type="string" calcext:value-type="string">
            <text:p>table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7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70] &amp; CHAR(34) &amp; &quot;&gt;&quot; &amp; &#10;&quot;&lt;img alt=&quot; &amp; CHAR(34) &amp; [.B27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70] &amp; &quot;&lt;br&gt;&quot;" office:value-type="string" office:string-value="&lt;picture&gt;&lt;source media=&quot;(prefers-color-scheme: dark)&quot; srcset=&quot;https://github.com/StorageB/icons/blob/main/GNOME48Adwaita/light/tablet-symbolic.svg&quot;&gt;&lt;source media=&quot;(prefers-color-scheme: light)&quot; srcset=&quot;https://github.com/StorageB/icons/blob/main/GNOME48Adwaita/dark/tablet-symbolic.svg&quot;&gt;&lt;img alt=&quot;tablet-symbolic&quot; src=&quot;https://user-images.githubusercontent.com/25423296/163456779-a8556205-d0a5-45e2-ac17-42d089e3c3f8.png&quot;&gt;&lt;/picture&gt; &amp;nbsp; &amp;nbsp;tablet-symbolic&lt;br&gt;" calcext:value-type="string">
            <text:p>&lt;picture&gt;&lt;source media="(prefers-color-scheme: dark)" srcset="https://github.com/StorageB/icons/blob/main/GNOME48Adwaita/light/tablet-symbolic.svg"&gt;&lt;source media="(prefers-color-scheme: light)" srcset="https://github.com/StorageB/icons/blob/main/GNOME48Adwaita/dark/tablet-symbolic.svg"&gt;&lt;img alt="tablet-symbolic" src="https://user-images.githubusercontent.com/25423296/163456779-a8556205-d0a5-45e2-ac17-42d089e3c3f8.png"&gt;&lt;/picture&gt; &amp;nbsp; &amp;nbsp;table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70] &amp; CHAR(34) &amp;  &#10;&quot; width=&quot; &amp; CHAR(34) &amp; &quot;22&quot; &amp; CHAR(34) &amp; &quot; alt=&quot; &amp; CHAR(34) &amp; [.B270] &amp; CHAR(34) &amp; &quot;&gt;&lt;/a&gt;&quot; &amp; &#10;&quot;&amp;nbsp; &amp;nbsp; &quot; &amp; [.B270] &amp; &quot;&lt;br&gt;&quot;" office:value-type="string" office:string-value="&lt;a href=&quot;#&quot;&gt;&lt;img src=&quot;https://raw.githubusercontent.com/StorageB/icons/main/GNOME46Adwaita/light/tablet-symbolic.svg&quot; width=&quot;22&quot; alt=&quot;tablet-symbolic&quot;&gt;&lt;/a&gt;&amp;nbsp; &amp;nbsp; tablet-symbolic&lt;br&gt;" calcext:value-type="string">
            <text:p>&lt;a href="#"&gt;&lt;img src="https://raw.githubusercontent.com/StorageB/icons/main/GNOME46Adwaita/light/tablet-symbolic.svg" width="22" alt="tablet-symbolic"&gt;&lt;/a&gt;&amp;nbsp; &amp;nbsp; table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70] &amp; CHAR(34) &amp;   &#10;&quot; width=&quot; &amp; CHAR(34) &amp; &quot;22&quot; &amp; CHAR(34) &amp; &quot; alt=&quot; &amp; CHAR(34) &amp; [.B270] &amp; CHAR(34) &amp; &quot;&gt;&lt;/a&gt;&quot; &amp;  &#10;&quot;&amp;nbsp; &amp;nbsp; &quot; &amp; [.B270] &amp; &quot;&lt;br&gt;&quot;" office:value-type="string" office:string-value="&lt;a href=&quot;#&quot;&gt;&lt;img src=&quot;https://raw.githubusercontent.com/StorageB/icons/main/GNOME46Adwaita/dark/tablet-symbolic.svg&quot; width=&quot;22&quot; alt=&quot;tablet-symbolic&quot;&gt;&lt;/a&gt;&amp;nbsp; &amp;nbsp; tablet-symbolic&lt;br&gt;" calcext:value-type="string">
            <text:p>&lt;a href="#"&gt;&lt;img src="https://raw.githubusercontent.com/StorageB/icons/main/GNOME46Adwaita/dark/tablet-symbolic.svg" width="22" alt="tablet-symbolic"&gt;&lt;/a&gt;&amp;nbsp; &amp;nbsp; table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hunderbolt-symbolic.svg</text:p>
          </table:table-cell>
          <table:table-cell office:value-type="string" calcext:value-type="string">
            <text:p>thunderbol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7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71] &amp; CHAR(34) &amp; &quot;&gt;&quot; &amp; &#10;&quot;&lt;img alt=&quot; &amp; CHAR(34) &amp; [.B27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71] &amp; &quot;&lt;br&gt;&quot;" office:value-type="string" office:string-value="&lt;picture&gt;&lt;source media=&quot;(prefers-color-scheme: dark)&quot; srcset=&quot;https://github.com/StorageB/icons/blob/main/GNOME48Adwaita/light/thunderbolt-symbolic.svg&quot;&gt;&lt;source media=&quot;(prefers-color-scheme: light)&quot; srcset=&quot;https://github.com/StorageB/icons/blob/main/GNOME48Adwaita/dark/thunderbolt-symbolic.svg&quot;&gt;&lt;img alt=&quot;thunderbolt-symbolic&quot; src=&quot;https://user-images.githubusercontent.com/25423296/163456779-a8556205-d0a5-45e2-ac17-42d089e3c3f8.png&quot;&gt;&lt;/picture&gt; &amp;nbsp; &amp;nbsp;thunderbolt-symbolic&lt;br&gt;" calcext:value-type="string">
            <text:p>&lt;picture&gt;&lt;source media="(prefers-color-scheme: dark)" srcset="https://github.com/StorageB/icons/blob/main/GNOME48Adwaita/light/thunderbolt-symbolic.svg"&gt;&lt;source media="(prefers-color-scheme: light)" srcset="https://github.com/StorageB/icons/blob/main/GNOME48Adwaita/dark/thunderbolt-symbolic.svg"&gt;&lt;img alt="thunderbolt-symbolic" src="https://user-images.githubusercontent.com/25423296/163456779-a8556205-d0a5-45e2-ac17-42d089e3c3f8.png"&gt;&lt;/picture&gt; &amp;nbsp; &amp;nbsp;thunderbol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71] &amp; CHAR(34) &amp;  &#10;&quot; width=&quot; &amp; CHAR(34) &amp; &quot;22&quot; &amp; CHAR(34) &amp; &quot; alt=&quot; &amp; CHAR(34) &amp; [.B271] &amp; CHAR(34) &amp; &quot;&gt;&lt;/a&gt;&quot; &amp; &#10;&quot;&amp;nbsp; &amp;nbsp; &quot; &amp; [.B271] &amp; &quot;&lt;br&gt;&quot;" office:value-type="string" office:string-value="&lt;a href=&quot;#&quot;&gt;&lt;img src=&quot;https://raw.githubusercontent.com/StorageB/icons/main/GNOME46Adwaita/light/thunderbolt-symbolic.svg&quot; width=&quot;22&quot; alt=&quot;thunderbolt-symbolic&quot;&gt;&lt;/a&gt;&amp;nbsp; &amp;nbsp; thunderbolt-symbolic&lt;br&gt;" calcext:value-type="string">
            <text:p>&lt;a href="#"&gt;&lt;img src="https://raw.githubusercontent.com/StorageB/icons/main/GNOME46Adwaita/light/thunderbolt-symbolic.svg" width="22" alt="thunderbolt-symbolic"&gt;&lt;/a&gt;&amp;nbsp; &amp;nbsp; thunderbol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71] &amp; CHAR(34) &amp;   &#10;&quot; width=&quot; &amp; CHAR(34) &amp; &quot;22&quot; &amp; CHAR(34) &amp; &quot; alt=&quot; &amp; CHAR(34) &amp; [.B271] &amp; CHAR(34) &amp; &quot;&gt;&lt;/a&gt;&quot; &amp;  &#10;&quot;&amp;nbsp; &amp;nbsp; &quot; &amp; [.B271] &amp; &quot;&lt;br&gt;&quot;" office:value-type="string" office:string-value="&lt;a href=&quot;#&quot;&gt;&lt;img src=&quot;https://raw.githubusercontent.com/StorageB/icons/main/GNOME46Adwaita/dark/thunderbolt-symbolic.svg&quot; width=&quot;22&quot; alt=&quot;thunderbolt-symbolic&quot;&gt;&lt;/a&gt;&amp;nbsp; &amp;nbsp; thunderbolt-symbolic&lt;br&gt;" calcext:value-type="string">
            <text:p>&lt;a href="#"&gt;&lt;img src="https://raw.githubusercontent.com/StorageB/icons/main/GNOME46Adwaita/dark/thunderbolt-symbolic.svg" width="22" alt="thunderbolt-symbolic"&gt;&lt;/a&gt;&amp;nbsp; &amp;nbsp; thunderbol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v-symbolic.svg</text:p>
          </table:table-cell>
          <table:table-cell office:value-type="string" calcext:value-type="string">
            <text:p>tv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7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72] &amp; CHAR(34) &amp; &quot;&gt;&quot; &amp; &#10;&quot;&lt;img alt=&quot; &amp; CHAR(34) &amp; [.B27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72] &amp; &quot;&lt;br&gt;&quot;" office:value-type="string" office:string-value="&lt;picture&gt;&lt;source media=&quot;(prefers-color-scheme: dark)&quot; srcset=&quot;https://github.com/StorageB/icons/blob/main/GNOME48Adwaita/light/tv-symbolic.svg&quot;&gt;&lt;source media=&quot;(prefers-color-scheme: light)&quot; srcset=&quot;https://github.com/StorageB/icons/blob/main/GNOME48Adwaita/dark/tv-symbolic.svg&quot;&gt;&lt;img alt=&quot;tv-symbolic&quot; src=&quot;https://user-images.githubusercontent.com/25423296/163456779-a8556205-d0a5-45e2-ac17-42d089e3c3f8.png&quot;&gt;&lt;/picture&gt; &amp;nbsp; &amp;nbsp;tv-symbolic&lt;br&gt;" calcext:value-type="string">
            <text:p>&lt;picture&gt;&lt;source media="(prefers-color-scheme: dark)" srcset="https://github.com/StorageB/icons/blob/main/GNOME48Adwaita/light/tv-symbolic.svg"&gt;&lt;source media="(prefers-color-scheme: light)" srcset="https://github.com/StorageB/icons/blob/main/GNOME48Adwaita/dark/tv-symbolic.svg"&gt;&lt;img alt="tv-symbolic" src="https://user-images.githubusercontent.com/25423296/163456779-a8556205-d0a5-45e2-ac17-42d089e3c3f8.png"&gt;&lt;/picture&gt; &amp;nbsp; &amp;nbsp;tv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72] &amp; CHAR(34) &amp;  &#10;&quot; width=&quot; &amp; CHAR(34) &amp; &quot;22&quot; &amp; CHAR(34) &amp; &quot; alt=&quot; &amp; CHAR(34) &amp; [.B272] &amp; CHAR(34) &amp; &quot;&gt;&lt;/a&gt;&quot; &amp; &#10;&quot;&amp;nbsp; &amp;nbsp; &quot; &amp; [.B272] &amp; &quot;&lt;br&gt;&quot;" office:value-type="string" office:string-value="&lt;a href=&quot;#&quot;&gt;&lt;img src=&quot;https://raw.githubusercontent.com/StorageB/icons/main/GNOME46Adwaita/light/tv-symbolic.svg&quot; width=&quot;22&quot; alt=&quot;tv-symbolic&quot;&gt;&lt;/a&gt;&amp;nbsp; &amp;nbsp; tv-symbolic&lt;br&gt;" calcext:value-type="string">
            <text:p>&lt;a href="#"&gt;&lt;img src="https://raw.githubusercontent.com/StorageB/icons/main/GNOME46Adwaita/light/tv-symbolic.svg" width="22" alt="tv-symbolic"&gt;&lt;/a&gt;&amp;nbsp; &amp;nbsp; tv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72] &amp; CHAR(34) &amp;   &#10;&quot; width=&quot; &amp; CHAR(34) &amp; &quot;22&quot; &amp; CHAR(34) &amp; &quot; alt=&quot; &amp; CHAR(34) &amp; [.B272] &amp; CHAR(34) &amp; &quot;&gt;&lt;/a&gt;&quot; &amp;  &#10;&quot;&amp;nbsp; &amp;nbsp; &quot; &amp; [.B272] &amp; &quot;&lt;br&gt;&quot;" office:value-type="string" office:string-value="&lt;a href=&quot;#&quot;&gt;&lt;img src=&quot;https://raw.githubusercontent.com/StorageB/icons/main/GNOME46Adwaita/dark/tv-symbolic.svg&quot; width=&quot;22&quot; alt=&quot;tv-symbolic&quot;&gt;&lt;/a&gt;&amp;nbsp; &amp;nbsp; tv-symbolic&lt;br&gt;" calcext:value-type="string">
            <text:p>&lt;a href="#"&gt;&lt;img src="https://raw.githubusercontent.com/StorageB/icons/main/GNOME46Adwaita/dark/tv-symbolic.svg" width="22" alt="tv-symbolic"&gt;&lt;/a&gt;&amp;nbsp; &amp;nbsp; tv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nterruptible-power-supply-symbolic.svg</text:p>
          </table:table-cell>
          <table:table-cell office:value-type="string" calcext:value-type="string">
            <text:p>uninterruptible-power-suppl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7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73] &amp; CHAR(34) &amp; &quot;&gt;&quot; &amp; &#10;&quot;&lt;img alt=&quot; &amp; CHAR(34) &amp; [.B27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73] &amp; &quot;&lt;br&gt;&quot;" office:value-type="string" office:string-value="&lt;picture&gt;&lt;source media=&quot;(prefers-color-scheme: dark)&quot; srcset=&quot;https://github.com/StorageB/icons/blob/main/GNOME48Adwaita/light/uninterruptible-power-supply-symbolic.svg&quot;&gt;&lt;source media=&quot;(prefers-color-scheme: light)&quot; srcset=&quot;https://github.com/StorageB/icons/blob/main/GNOME48Adwaita/dark/uninterruptible-power-supply-symbolic.svg&quot;&gt;&lt;img alt=&quot;uninterruptible-power-supply-symbolic&quot; src=&quot;https://user-images.githubusercontent.com/25423296/163456779-a8556205-d0a5-45e2-ac17-42d089e3c3f8.png&quot;&gt;&lt;/picture&gt; &amp;nbsp; &amp;nbsp;uninterruptible-power-supply-symbolic&lt;br&gt;" calcext:value-type="string">
            <text:p>&lt;picture&gt;&lt;source media="(prefers-color-scheme: dark)" srcset="https://github.com/StorageB/icons/blob/main/GNOME48Adwaita/light/uninterruptible-power-supply-symbolic.svg"&gt;&lt;source media="(prefers-color-scheme: light)" srcset="https://github.com/StorageB/icons/blob/main/GNOME48Adwaita/dark/uninterruptible-power-supply-symbolic.svg"&gt;&lt;img alt="uninterruptible-power-supply-symbolic" src="https://user-images.githubusercontent.com/25423296/163456779-a8556205-d0a5-45e2-ac17-42d089e3c3f8.png"&gt;&lt;/picture&gt; &amp;nbsp; &amp;nbsp;uninterruptible-power-supply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73] &amp; CHAR(34) &amp;  &#10;&quot; width=&quot; &amp; CHAR(34) &amp; &quot;22&quot; &amp; CHAR(34) &amp; &quot; alt=&quot; &amp; CHAR(34) &amp; [.B273] &amp; CHAR(34) &amp; &quot;&gt;&lt;/a&gt;&quot; &amp; &#10;&quot;&amp;nbsp; &amp;nbsp; &quot; &amp; [.B273] &amp; &quot;&lt;br&gt;&quot;" office:value-type="string" office:string-value="&lt;a href=&quot;#&quot;&gt;&lt;img src=&quot;https://raw.githubusercontent.com/StorageB/icons/main/GNOME46Adwaita/light/uninterruptible-power-supply-symbolic.svg&quot; width=&quot;22&quot; alt=&quot;uninterruptible-power-supply-symbolic&quot;&gt;&lt;/a&gt;&amp;nbsp; &amp;nbsp; uninterruptible-power-supply-symbolic&lt;br&gt;" calcext:value-type="string">
            <text:p>&lt;a href="#"&gt;&lt;img src="https://raw.githubusercontent.com/StorageB/icons/main/GNOME46Adwaita/light/uninterruptible-power-supply-symbolic.svg" width="22" alt="uninterruptible-power-supply-symbolic"&gt;&lt;/a&gt;&amp;nbsp; &amp;nbsp; uninterruptible-power-supply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73] &amp; CHAR(34) &amp;   &#10;&quot; width=&quot; &amp; CHAR(34) &amp; &quot;22&quot; &amp; CHAR(34) &amp; &quot; alt=&quot; &amp; CHAR(34) &amp; [.B273] &amp; CHAR(34) &amp; &quot;&gt;&lt;/a&gt;&quot; &amp;  &#10;&quot;&amp;nbsp; &amp;nbsp; &quot; &amp; [.B273] &amp; &quot;&lt;br&gt;&quot;" office:value-type="string" office:string-value="&lt;a href=&quot;#&quot;&gt;&lt;img src=&quot;https://raw.githubusercontent.com/StorageB/icons/main/GNOME46Adwaita/dark/uninterruptible-power-supply-symbolic.svg&quot; width=&quot;22&quot; alt=&quot;uninterruptible-power-supply-symbolic&quot;&gt;&lt;/a&gt;&amp;nbsp; &amp;nbsp; uninterruptible-power-supply-symbolic&lt;br&gt;" calcext:value-type="string">
            <text:p>&lt;a href="#"&gt;&lt;img src="https://raw.githubusercontent.com/StorageB/icons/main/GNOME46Adwaita/dark/uninterruptible-power-supply-symbolic.svg" width="22" alt="uninterruptible-power-supply-symbolic"&gt;&lt;/a&gt;&amp;nbsp; &amp;nbsp; uninterruptible-power-supply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deo-display-symbolic.svg</text:p>
          </table:table-cell>
          <table:table-cell office:value-type="string" calcext:value-type="string">
            <text:p>video-displa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7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74] &amp; CHAR(34) &amp; &quot;&gt;&quot; &amp; &#10;&quot;&lt;img alt=&quot; &amp; CHAR(34) &amp; [.B27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74] &amp; &quot;&lt;br&gt;&quot;" office:value-type="string" office:string-value="&lt;picture&gt;&lt;source media=&quot;(prefers-color-scheme: dark)&quot; srcset=&quot;https://github.com/StorageB/icons/blob/main/GNOME48Adwaita/light/video-display-symbolic.svg&quot;&gt;&lt;source media=&quot;(prefers-color-scheme: light)&quot; srcset=&quot;https://github.com/StorageB/icons/blob/main/GNOME48Adwaita/dark/video-display-symbolic.svg&quot;&gt;&lt;img alt=&quot;video-display-symbolic&quot; src=&quot;https://user-images.githubusercontent.com/25423296/163456779-a8556205-d0a5-45e2-ac17-42d089e3c3f8.png&quot;&gt;&lt;/picture&gt; &amp;nbsp; &amp;nbsp;video-display-symbolic&lt;br&gt;" calcext:value-type="string">
            <text:p>&lt;picture&gt;&lt;source media="(prefers-color-scheme: dark)" srcset="https://github.com/StorageB/icons/blob/main/GNOME48Adwaita/light/video-display-symbolic.svg"&gt;&lt;source media="(prefers-color-scheme: light)" srcset="https://github.com/StorageB/icons/blob/main/GNOME48Adwaita/dark/video-display-symbolic.svg"&gt;&lt;img alt="video-display-symbolic" src="https://user-images.githubusercontent.com/25423296/163456779-a8556205-d0a5-45e2-ac17-42d089e3c3f8.png"&gt;&lt;/picture&gt; &amp;nbsp; &amp;nbsp;video-display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74] &amp; CHAR(34) &amp;  &#10;&quot; width=&quot; &amp; CHAR(34) &amp; &quot;22&quot; &amp; CHAR(34) &amp; &quot; alt=&quot; &amp; CHAR(34) &amp; [.B274] &amp; CHAR(34) &amp; &quot;&gt;&lt;/a&gt;&quot; &amp; &#10;&quot;&amp;nbsp; &amp;nbsp; &quot; &amp; [.B274] &amp; &quot;&lt;br&gt;&quot;" office:value-type="string" office:string-value="&lt;a href=&quot;#&quot;&gt;&lt;img src=&quot;https://raw.githubusercontent.com/StorageB/icons/main/GNOME46Adwaita/light/video-display-symbolic.svg&quot; width=&quot;22&quot; alt=&quot;video-display-symbolic&quot;&gt;&lt;/a&gt;&amp;nbsp; &amp;nbsp; video-display-symbolic&lt;br&gt;" calcext:value-type="string">
            <text:p>&lt;a href="#"&gt;&lt;img src="https://raw.githubusercontent.com/StorageB/icons/main/GNOME46Adwaita/light/video-display-symbolic.svg" width="22" alt="video-display-symbolic"&gt;&lt;/a&gt;&amp;nbsp; &amp;nbsp; video-display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74] &amp; CHAR(34) &amp;   &#10;&quot; width=&quot; &amp; CHAR(34) &amp; &quot;22&quot; &amp; CHAR(34) &amp; &quot; alt=&quot; &amp; CHAR(34) &amp; [.B274] &amp; CHAR(34) &amp; &quot;&gt;&lt;/a&gt;&quot; &amp;  &#10;&quot;&amp;nbsp; &amp;nbsp; &quot; &amp; [.B274] &amp; &quot;&lt;br&gt;&quot;" office:value-type="string" office:string-value="&lt;a href=&quot;#&quot;&gt;&lt;img src=&quot;https://raw.githubusercontent.com/StorageB/icons/main/GNOME46Adwaita/dark/video-display-symbolic.svg&quot; width=&quot;22&quot; alt=&quot;video-display-symbolic&quot;&gt;&lt;/a&gt;&amp;nbsp; &amp;nbsp; video-display-symbolic&lt;br&gt;" calcext:value-type="string">
            <text:p>&lt;a href="#"&gt;&lt;img src="https://raw.githubusercontent.com/StorageB/icons/main/GNOME46Adwaita/dark/video-display-symbolic.svg" width="22" alt="video-display-symbolic"&gt;&lt;/a&gt;&amp;nbsp; &amp;nbsp; video-display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deo-joined-displays-symbolic.svg</text:p>
          </table:table-cell>
          <table:table-cell office:value-type="string" calcext:value-type="string">
            <text:p>video-joined-display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7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75] &amp; CHAR(34) &amp; &quot;&gt;&quot; &amp; &#10;&quot;&lt;img alt=&quot; &amp; CHAR(34) &amp; [.B27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75] &amp; &quot;&lt;br&gt;&quot;" office:value-type="string" office:string-value="&lt;picture&gt;&lt;source media=&quot;(prefers-color-scheme: dark)&quot; srcset=&quot;https://github.com/StorageB/icons/blob/main/GNOME48Adwaita/light/video-joined-displays-symbolic.svg&quot;&gt;&lt;source media=&quot;(prefers-color-scheme: light)&quot; srcset=&quot;https://github.com/StorageB/icons/blob/main/GNOME48Adwaita/dark/video-joined-displays-symbolic.svg&quot;&gt;&lt;img alt=&quot;video-joined-displays-symbolic&quot; src=&quot;https://user-images.githubusercontent.com/25423296/163456779-a8556205-d0a5-45e2-ac17-42d089e3c3f8.png&quot;&gt;&lt;/picture&gt; &amp;nbsp; &amp;nbsp;video-joined-displays-symbolic&lt;br&gt;" calcext:value-type="string">
            <text:p>&lt;picture&gt;&lt;source media="(prefers-color-scheme: dark)" srcset="https://github.com/StorageB/icons/blob/main/GNOME48Adwaita/light/video-joined-displays-symbolic.svg"&gt;&lt;source media="(prefers-color-scheme: light)" srcset="https://github.com/StorageB/icons/blob/main/GNOME48Adwaita/dark/video-joined-displays-symbolic.svg"&gt;&lt;img alt="video-joined-displays-symbolic" src="https://user-images.githubusercontent.com/25423296/163456779-a8556205-d0a5-45e2-ac17-42d089e3c3f8.png"&gt;&lt;/picture&gt; &amp;nbsp; &amp;nbsp;video-joined-display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75] &amp; CHAR(34) &amp;  &#10;&quot; width=&quot; &amp; CHAR(34) &amp; &quot;22&quot; &amp; CHAR(34) &amp; &quot; alt=&quot; &amp; CHAR(34) &amp; [.B275] &amp; CHAR(34) &amp; &quot;&gt;&lt;/a&gt;&quot; &amp; &#10;&quot;&amp;nbsp; &amp;nbsp; &quot; &amp; [.B275] &amp; &quot;&lt;br&gt;&quot;" office:value-type="string" office:string-value="&lt;a href=&quot;#&quot;&gt;&lt;img src=&quot;https://raw.githubusercontent.com/StorageB/icons/main/GNOME46Adwaita/light/video-joined-displays-symbolic.svg&quot; width=&quot;22&quot; alt=&quot;video-joined-displays-symbolic&quot;&gt;&lt;/a&gt;&amp;nbsp; &amp;nbsp; video-joined-displays-symbolic&lt;br&gt;" calcext:value-type="string">
            <text:p>&lt;a href="#"&gt;&lt;img src="https://raw.githubusercontent.com/StorageB/icons/main/GNOME46Adwaita/light/video-joined-displays-symbolic.svg" width="22" alt="video-joined-displays-symbolic"&gt;&lt;/a&gt;&amp;nbsp; &amp;nbsp; video-joined-display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75] &amp; CHAR(34) &amp;   &#10;&quot; width=&quot; &amp; CHAR(34) &amp; &quot;22&quot; &amp; CHAR(34) &amp; &quot; alt=&quot; &amp; CHAR(34) &amp; [.B275] &amp; CHAR(34) &amp; &quot;&gt;&lt;/a&gt;&quot; &amp;  &#10;&quot;&amp;nbsp; &amp;nbsp; &quot; &amp; [.B275] &amp; &quot;&lt;br&gt;&quot;" office:value-type="string" office:string-value="&lt;a href=&quot;#&quot;&gt;&lt;img src=&quot;https://raw.githubusercontent.com/StorageB/icons/main/GNOME46Adwaita/dark/video-joined-displays-symbolic.svg&quot; width=&quot;22&quot; alt=&quot;video-joined-displays-symbolic&quot;&gt;&lt;/a&gt;&amp;nbsp; &amp;nbsp; video-joined-displays-symbolic&lt;br&gt;" calcext:value-type="string">
            <text:p>&lt;a href="#"&gt;&lt;img src="https://raw.githubusercontent.com/StorageB/icons/main/GNOME46Adwaita/dark/video-joined-displays-symbolic.svg" width="22" alt="video-joined-displays-symbolic"&gt;&lt;/a&gt;&amp;nbsp; &amp;nbsp; video-joined-display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deo-single-display-symbolic.svg</text:p>
          </table:table-cell>
          <table:table-cell office:value-type="string" calcext:value-type="string">
            <text:p>video-single-displa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7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76] &amp; CHAR(34) &amp; &quot;&gt;&quot; &amp; &#10;&quot;&lt;img alt=&quot; &amp; CHAR(34) &amp; [.B27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76] &amp; &quot;&lt;br&gt;&quot;" office:value-type="string" office:string-value="&lt;picture&gt;&lt;source media=&quot;(prefers-color-scheme: dark)&quot; srcset=&quot;https://github.com/StorageB/icons/blob/main/GNOME48Adwaita/light/video-single-display-symbolic.svg&quot;&gt;&lt;source media=&quot;(prefers-color-scheme: light)&quot; srcset=&quot;https://github.com/StorageB/icons/blob/main/GNOME48Adwaita/dark/video-single-display-symbolic.svg&quot;&gt;&lt;img alt=&quot;video-single-display-symbolic&quot; src=&quot;https://user-images.githubusercontent.com/25423296/163456779-a8556205-d0a5-45e2-ac17-42d089e3c3f8.png&quot;&gt;&lt;/picture&gt; &amp;nbsp; &amp;nbsp;video-single-display-symbolic&lt;br&gt;" calcext:value-type="string">
            <text:p>&lt;picture&gt;&lt;source media="(prefers-color-scheme: dark)" srcset="https://github.com/StorageB/icons/blob/main/GNOME48Adwaita/light/video-single-display-symbolic.svg"&gt;&lt;source media="(prefers-color-scheme: light)" srcset="https://github.com/StorageB/icons/blob/main/GNOME48Adwaita/dark/video-single-display-symbolic.svg"&gt;&lt;img alt="video-single-display-symbolic" src="https://user-images.githubusercontent.com/25423296/163456779-a8556205-d0a5-45e2-ac17-42d089e3c3f8.png"&gt;&lt;/picture&gt; &amp;nbsp; &amp;nbsp;video-single-display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76] &amp; CHAR(34) &amp;  &#10;&quot; width=&quot; &amp; CHAR(34) &amp; &quot;22&quot; &amp; CHAR(34) &amp; &quot; alt=&quot; &amp; CHAR(34) &amp; [.B276] &amp; CHAR(34) &amp; &quot;&gt;&lt;/a&gt;&quot; &amp; &#10;&quot;&amp;nbsp; &amp;nbsp; &quot; &amp; [.B276] &amp; &quot;&lt;br&gt;&quot;" office:value-type="string" office:string-value="&lt;a href=&quot;#&quot;&gt;&lt;img src=&quot;https://raw.githubusercontent.com/StorageB/icons/main/GNOME46Adwaita/light/video-single-display-symbolic.svg&quot; width=&quot;22&quot; alt=&quot;video-single-display-symbolic&quot;&gt;&lt;/a&gt;&amp;nbsp; &amp;nbsp; video-single-display-symbolic&lt;br&gt;" calcext:value-type="string">
            <text:p>&lt;a href="#"&gt;&lt;img src="https://raw.githubusercontent.com/StorageB/icons/main/GNOME46Adwaita/light/video-single-display-symbolic.svg" width="22" alt="video-single-display-symbolic"&gt;&lt;/a&gt;&amp;nbsp; &amp;nbsp; video-single-display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76] &amp; CHAR(34) &amp;   &#10;&quot; width=&quot; &amp; CHAR(34) &amp; &quot;22&quot; &amp; CHAR(34) &amp; &quot; alt=&quot; &amp; CHAR(34) &amp; [.B276] &amp; CHAR(34) &amp; &quot;&gt;&lt;/a&gt;&quot; &amp;  &#10;&quot;&amp;nbsp; &amp;nbsp; &quot; &amp; [.B276] &amp; &quot;&lt;br&gt;&quot;" office:value-type="string" office:string-value="&lt;a href=&quot;#&quot;&gt;&lt;img src=&quot;https://raw.githubusercontent.com/StorageB/icons/main/GNOME46Adwaita/dark/video-single-display-symbolic.svg&quot; width=&quot;22&quot; alt=&quot;video-single-display-symbolic&quot;&gt;&lt;/a&gt;&amp;nbsp; &amp;nbsp; video-single-display-symbolic&lt;br&gt;" calcext:value-type="string">
            <text:p>&lt;a href="#"&gt;&lt;img src="https://raw.githubusercontent.com/StorageB/icons/main/GNOME46Adwaita/dark/video-single-display-symbolic.svg" width="22" alt="video-single-display-symbolic"&gt;&lt;/a&gt;&amp;nbsp; &amp;nbsp; video-single-display-symbolic&lt;br&gt;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 office:value-type="string" calcext:value-type="string">
            <text:p>./emotes:</text:p>
          </table:table-cell>
          <table:table-cell table:formula="of:=&quot;## &quot; &amp; MID([.$B278];3;FIND(&quot;:&quot;;[.$B278];1)-3) &amp; &quot; &lt;br&gt;&quot;" office:value-type="string" office:string-value="## emotes &lt;br&gt;" calcext:value-type="string">
            <text:p>## emotes &lt;br&gt;</text:p>
          </table:table-cell>
          <table:table-cell table:style-name="Default" table:formula="of:=&quot;## &quot; &amp; MID([.$B278];3;FIND(&quot;:&quot;;[.$B278];1)-3) &amp; &quot; &lt;br&gt;&quot;" office:value-type="string" office:string-value="## emotes &lt;br&gt;" calcext:value-type="string">
            <text:p>## emotes &lt;br&gt;</text:p>
          </table:table-cell>
          <table:table-cell table:style-name="Default" table:formula="of:=&quot;## &quot; &amp; MID([.$B278];3;FIND(&quot;:&quot;;[.$B278];1)-3) &amp; &quot; &lt;br&gt;&quot;" office:value-type="string" office:string-value="## emotes &lt;br&gt;" calcext:value-type="string">
            <text:p>## emotes 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ote-love-symbolic.svg</text:p>
          </table:table-cell>
          <table:table-cell office:value-type="string" calcext:value-type="string">
            <text:p>emote-lov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7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79] &amp; CHAR(34) &amp; &quot;&gt;&quot; &amp; &#10;&quot;&lt;img alt=&quot; &amp; CHAR(34) &amp; [.B27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79] &amp; &quot;&lt;br&gt;&quot;" office:value-type="string" office:string-value="&lt;picture&gt;&lt;source media=&quot;(prefers-color-scheme: dark)&quot; srcset=&quot;https://github.com/StorageB/icons/blob/main/GNOME48Adwaita/light/emote-love-symbolic.svg&quot;&gt;&lt;source media=&quot;(prefers-color-scheme: light)&quot; srcset=&quot;https://github.com/StorageB/icons/blob/main/GNOME48Adwaita/dark/emote-love-symbolic.svg&quot;&gt;&lt;img alt=&quot;emote-love-symbolic&quot; src=&quot;https://user-images.githubusercontent.com/25423296/163456779-a8556205-d0a5-45e2-ac17-42d089e3c3f8.png&quot;&gt;&lt;/picture&gt; &amp;nbsp; &amp;nbsp;emote-love-symbolic&lt;br&gt;" calcext:value-type="string">
            <text:p>&lt;picture&gt;&lt;source media="(prefers-color-scheme: dark)" srcset="https://github.com/StorageB/icons/blob/main/GNOME48Adwaita/light/emote-love-symbolic.svg"&gt;&lt;source media="(prefers-color-scheme: light)" srcset="https://github.com/StorageB/icons/blob/main/GNOME48Adwaita/dark/emote-love-symbolic.svg"&gt;&lt;img alt="emote-love-symbolic" src="https://user-images.githubusercontent.com/25423296/163456779-a8556205-d0a5-45e2-ac17-42d089e3c3f8.png"&gt;&lt;/picture&gt; &amp;nbsp; &amp;nbsp;emote-lov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79] &amp; CHAR(34) &amp;  &#10;&quot; width=&quot; &amp; CHAR(34) &amp; &quot;22&quot; &amp; CHAR(34) &amp; &quot; alt=&quot; &amp; CHAR(34) &amp; [.B279] &amp; CHAR(34) &amp; &quot;&gt;&lt;/a&gt;&quot; &amp; &#10;&quot;&amp;nbsp; &amp;nbsp; &quot; &amp; [.B279] &amp; &quot;&lt;br&gt;&quot;" office:value-type="string" office:string-value="&lt;a href=&quot;#&quot;&gt;&lt;img src=&quot;https://raw.githubusercontent.com/StorageB/icons/main/GNOME46Adwaita/light/emote-love-symbolic.svg&quot; width=&quot;22&quot; alt=&quot;emote-love-symbolic&quot;&gt;&lt;/a&gt;&amp;nbsp; &amp;nbsp; emote-love-symbolic&lt;br&gt;" calcext:value-type="string">
            <text:p>&lt;a href="#"&gt;&lt;img src="https://raw.githubusercontent.com/StorageB/icons/main/GNOME46Adwaita/light/emote-love-symbolic.svg" width="22" alt="emote-love-symbolic"&gt;&lt;/a&gt;&amp;nbsp; &amp;nbsp; emote-lov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79] &amp; CHAR(34) &amp;   &#10;&quot; width=&quot; &amp; CHAR(34) &amp; &quot;22&quot; &amp; CHAR(34) &amp; &quot; alt=&quot; &amp; CHAR(34) &amp; [.B279] &amp; CHAR(34) &amp; &quot;&gt;&lt;/a&gt;&quot; &amp;  &#10;&quot;&amp;nbsp; &amp;nbsp; &quot; &amp; [.B279] &amp; &quot;&lt;br&gt;&quot;" office:value-type="string" office:string-value="&lt;a href=&quot;#&quot;&gt;&lt;img src=&quot;https://raw.githubusercontent.com/StorageB/icons/main/GNOME46Adwaita/dark/emote-love-symbolic.svg&quot; width=&quot;22&quot; alt=&quot;emote-love-symbolic&quot;&gt;&lt;/a&gt;&amp;nbsp; &amp;nbsp; emote-love-symbolic&lt;br&gt;" calcext:value-type="string">
            <text:p>&lt;a href="#"&gt;&lt;img src="https://raw.githubusercontent.com/StorageB/icons/main/GNOME46Adwaita/dark/emote-love-symbolic.svg" width="22" alt="emote-love-symbolic"&gt;&lt;/a&gt;&amp;nbsp; &amp;nbsp; emote-lov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ce-angel-symbolic.svg</text:p>
          </table:table-cell>
          <table:table-cell office:value-type="string" calcext:value-type="string">
            <text:p>face-ange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8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80] &amp; CHAR(34) &amp; &quot;&gt;&quot; &amp; &#10;&quot;&lt;img alt=&quot; &amp; CHAR(34) &amp; [.B28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80] &amp; &quot;&lt;br&gt;&quot;" office:value-type="string" office:string-value="&lt;picture&gt;&lt;source media=&quot;(prefers-color-scheme: dark)&quot; srcset=&quot;https://github.com/StorageB/icons/blob/main/GNOME48Adwaita/light/face-angel-symbolic.svg&quot;&gt;&lt;source media=&quot;(prefers-color-scheme: light)&quot; srcset=&quot;https://github.com/StorageB/icons/blob/main/GNOME48Adwaita/dark/face-angel-symbolic.svg&quot;&gt;&lt;img alt=&quot;face-angel-symbolic&quot; src=&quot;https://user-images.githubusercontent.com/25423296/163456779-a8556205-d0a5-45e2-ac17-42d089e3c3f8.png&quot;&gt;&lt;/picture&gt; &amp;nbsp; &amp;nbsp;face-angel-symbolic&lt;br&gt;" calcext:value-type="string">
            <text:p>&lt;picture&gt;&lt;source media="(prefers-color-scheme: dark)" srcset="https://github.com/StorageB/icons/blob/main/GNOME48Adwaita/light/face-angel-symbolic.svg"&gt;&lt;source media="(prefers-color-scheme: light)" srcset="https://github.com/StorageB/icons/blob/main/GNOME48Adwaita/dark/face-angel-symbolic.svg"&gt;&lt;img alt="face-angel-symbolic" src="https://user-images.githubusercontent.com/25423296/163456779-a8556205-d0a5-45e2-ac17-42d089e3c3f8.png"&gt;&lt;/picture&gt; &amp;nbsp; &amp;nbsp;face-ange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80] &amp; CHAR(34) &amp;  &#10;&quot; width=&quot; &amp; CHAR(34) &amp; &quot;22&quot; &amp; CHAR(34) &amp; &quot; alt=&quot; &amp; CHAR(34) &amp; [.B280] &amp; CHAR(34) &amp; &quot;&gt;&lt;/a&gt;&quot; &amp; &#10;&quot;&amp;nbsp; &amp;nbsp; &quot; &amp; [.B280] &amp; &quot;&lt;br&gt;&quot;" office:value-type="string" office:string-value="&lt;a href=&quot;#&quot;&gt;&lt;img src=&quot;https://raw.githubusercontent.com/StorageB/icons/main/GNOME46Adwaita/light/face-angel-symbolic.svg&quot; width=&quot;22&quot; alt=&quot;face-angel-symbolic&quot;&gt;&lt;/a&gt;&amp;nbsp; &amp;nbsp; face-angel-symbolic&lt;br&gt;" calcext:value-type="string">
            <text:p>&lt;a href="#"&gt;&lt;img src="https://raw.githubusercontent.com/StorageB/icons/main/GNOME46Adwaita/light/face-angel-symbolic.svg" width="22" alt="face-angel-symbolic"&gt;&lt;/a&gt;&amp;nbsp; &amp;nbsp; face-ange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80] &amp; CHAR(34) &amp;   &#10;&quot; width=&quot; &amp; CHAR(34) &amp; &quot;22&quot; &amp; CHAR(34) &amp; &quot; alt=&quot; &amp; CHAR(34) &amp; [.B280] &amp; CHAR(34) &amp; &quot;&gt;&lt;/a&gt;&quot; &amp;  &#10;&quot;&amp;nbsp; &amp;nbsp; &quot; &amp; [.B280] &amp; &quot;&lt;br&gt;&quot;" office:value-type="string" office:string-value="&lt;a href=&quot;#&quot;&gt;&lt;img src=&quot;https://raw.githubusercontent.com/StorageB/icons/main/GNOME46Adwaita/dark/face-angel-symbolic.svg&quot; width=&quot;22&quot; alt=&quot;face-angel-symbolic&quot;&gt;&lt;/a&gt;&amp;nbsp; &amp;nbsp; face-angel-symbolic&lt;br&gt;" calcext:value-type="string">
            <text:p>&lt;a href="#"&gt;&lt;img src="https://raw.githubusercontent.com/StorageB/icons/main/GNOME46Adwaita/dark/face-angel-symbolic.svg" width="22" alt="face-angel-symbolic"&gt;&lt;/a&gt;&amp;nbsp; &amp;nbsp; face-ange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ce-angry-symbolic.svg</text:p>
          </table:table-cell>
          <table:table-cell office:value-type="string" calcext:value-type="string">
            <text:p>face-angr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8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81] &amp; CHAR(34) &amp; &quot;&gt;&quot; &amp; &#10;&quot;&lt;img alt=&quot; &amp; CHAR(34) &amp; [.B28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81] &amp; &quot;&lt;br&gt;&quot;" office:value-type="string" office:string-value="&lt;picture&gt;&lt;source media=&quot;(prefers-color-scheme: dark)&quot; srcset=&quot;https://github.com/StorageB/icons/blob/main/GNOME48Adwaita/light/face-angry-symbolic.svg&quot;&gt;&lt;source media=&quot;(prefers-color-scheme: light)&quot; srcset=&quot;https://github.com/StorageB/icons/blob/main/GNOME48Adwaita/dark/face-angry-symbolic.svg&quot;&gt;&lt;img alt=&quot;face-angry-symbolic&quot; src=&quot;https://user-images.githubusercontent.com/25423296/163456779-a8556205-d0a5-45e2-ac17-42d089e3c3f8.png&quot;&gt;&lt;/picture&gt; &amp;nbsp; &amp;nbsp;face-angry-symbolic&lt;br&gt;" calcext:value-type="string">
            <text:p>&lt;picture&gt;&lt;source media="(prefers-color-scheme: dark)" srcset="https://github.com/StorageB/icons/blob/main/GNOME48Adwaita/light/face-angry-symbolic.svg"&gt;&lt;source media="(prefers-color-scheme: light)" srcset="https://github.com/StorageB/icons/blob/main/GNOME48Adwaita/dark/face-angry-symbolic.svg"&gt;&lt;img alt="face-angry-symbolic" src="https://user-images.githubusercontent.com/25423296/163456779-a8556205-d0a5-45e2-ac17-42d089e3c3f8.png"&gt;&lt;/picture&gt; &amp;nbsp; &amp;nbsp;face-angry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81] &amp; CHAR(34) &amp;  &#10;&quot; width=&quot; &amp; CHAR(34) &amp; &quot;22&quot; &amp; CHAR(34) &amp; &quot; alt=&quot; &amp; CHAR(34) &amp; [.B281] &amp; CHAR(34) &amp; &quot;&gt;&lt;/a&gt;&quot; &amp; &#10;&quot;&amp;nbsp; &amp;nbsp; &quot; &amp; [.B281] &amp; &quot;&lt;br&gt;&quot;" office:value-type="string" office:string-value="&lt;a href=&quot;#&quot;&gt;&lt;img src=&quot;https://raw.githubusercontent.com/StorageB/icons/main/GNOME46Adwaita/light/face-angry-symbolic.svg&quot; width=&quot;22&quot; alt=&quot;face-angry-symbolic&quot;&gt;&lt;/a&gt;&amp;nbsp; &amp;nbsp; face-angry-symbolic&lt;br&gt;" calcext:value-type="string">
            <text:p>&lt;a href="#"&gt;&lt;img src="https://raw.githubusercontent.com/StorageB/icons/main/GNOME46Adwaita/light/face-angry-symbolic.svg" width="22" alt="face-angry-symbolic"&gt;&lt;/a&gt;&amp;nbsp; &amp;nbsp; face-angry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81] &amp; CHAR(34) &amp;   &#10;&quot; width=&quot; &amp; CHAR(34) &amp; &quot;22&quot; &amp; CHAR(34) &amp; &quot; alt=&quot; &amp; CHAR(34) &amp; [.B281] &amp; CHAR(34) &amp; &quot;&gt;&lt;/a&gt;&quot; &amp;  &#10;&quot;&amp;nbsp; &amp;nbsp; &quot; &amp; [.B281] &amp; &quot;&lt;br&gt;&quot;" office:value-type="string" office:string-value="&lt;a href=&quot;#&quot;&gt;&lt;img src=&quot;https://raw.githubusercontent.com/StorageB/icons/main/GNOME46Adwaita/dark/face-angry-symbolic.svg&quot; width=&quot;22&quot; alt=&quot;face-angry-symbolic&quot;&gt;&lt;/a&gt;&amp;nbsp; &amp;nbsp; face-angry-symbolic&lt;br&gt;" calcext:value-type="string">
            <text:p>&lt;a href="#"&gt;&lt;img src="https://raw.githubusercontent.com/StorageB/icons/main/GNOME46Adwaita/dark/face-angry-symbolic.svg" width="22" alt="face-angry-symbolic"&gt;&lt;/a&gt;&amp;nbsp; &amp;nbsp; face-angry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ce-confused-symbolic.svg</text:p>
          </table:table-cell>
          <table:table-cell office:value-type="string" calcext:value-type="string">
            <text:p>face-confus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8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82] &amp; CHAR(34) &amp; &quot;&gt;&quot; &amp; &#10;&quot;&lt;img alt=&quot; &amp; CHAR(34) &amp; [.B28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82] &amp; &quot;&lt;br&gt;&quot;" office:value-type="string" office:string-value="&lt;picture&gt;&lt;source media=&quot;(prefers-color-scheme: dark)&quot; srcset=&quot;https://github.com/StorageB/icons/blob/main/GNOME48Adwaita/light/face-confused-symbolic.svg&quot;&gt;&lt;source media=&quot;(prefers-color-scheme: light)&quot; srcset=&quot;https://github.com/StorageB/icons/blob/main/GNOME48Adwaita/dark/face-confused-symbolic.svg&quot;&gt;&lt;img alt=&quot;face-confused-symbolic&quot; src=&quot;https://user-images.githubusercontent.com/25423296/163456779-a8556205-d0a5-45e2-ac17-42d089e3c3f8.png&quot;&gt;&lt;/picture&gt; &amp;nbsp; &amp;nbsp;face-confused-symbolic&lt;br&gt;" calcext:value-type="string">
            <text:p>&lt;picture&gt;&lt;source media="(prefers-color-scheme: dark)" srcset="https://github.com/StorageB/icons/blob/main/GNOME48Adwaita/light/face-confused-symbolic.svg"&gt;&lt;source media="(prefers-color-scheme: light)" srcset="https://github.com/StorageB/icons/blob/main/GNOME48Adwaita/dark/face-confused-symbolic.svg"&gt;&lt;img alt="face-confused-symbolic" src="https://user-images.githubusercontent.com/25423296/163456779-a8556205-d0a5-45e2-ac17-42d089e3c3f8.png"&gt;&lt;/picture&gt; &amp;nbsp; &amp;nbsp;face-confus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82] &amp; CHAR(34) &amp;  &#10;&quot; width=&quot; &amp; CHAR(34) &amp; &quot;22&quot; &amp; CHAR(34) &amp; &quot; alt=&quot; &amp; CHAR(34) &amp; [.B282] &amp; CHAR(34) &amp; &quot;&gt;&lt;/a&gt;&quot; &amp; &#10;&quot;&amp;nbsp; &amp;nbsp; &quot; &amp; [.B282] &amp; &quot;&lt;br&gt;&quot;" office:value-type="string" office:string-value="&lt;a href=&quot;#&quot;&gt;&lt;img src=&quot;https://raw.githubusercontent.com/StorageB/icons/main/GNOME46Adwaita/light/face-confused-symbolic.svg&quot; width=&quot;22&quot; alt=&quot;face-confused-symbolic&quot;&gt;&lt;/a&gt;&amp;nbsp; &amp;nbsp; face-confused-symbolic&lt;br&gt;" calcext:value-type="string">
            <text:p>&lt;a href="#"&gt;&lt;img src="https://raw.githubusercontent.com/StorageB/icons/main/GNOME46Adwaita/light/face-confused-symbolic.svg" width="22" alt="face-confused-symbolic"&gt;&lt;/a&gt;&amp;nbsp; &amp;nbsp; face-confus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82] &amp; CHAR(34) &amp;   &#10;&quot; width=&quot; &amp; CHAR(34) &amp; &quot;22&quot; &amp; CHAR(34) &amp; &quot; alt=&quot; &amp; CHAR(34) &amp; [.B282] &amp; CHAR(34) &amp; &quot;&gt;&lt;/a&gt;&quot; &amp;  &#10;&quot;&amp;nbsp; &amp;nbsp; &quot; &amp; [.B282] &amp; &quot;&lt;br&gt;&quot;" office:value-type="string" office:string-value="&lt;a href=&quot;#&quot;&gt;&lt;img src=&quot;https://raw.githubusercontent.com/StorageB/icons/main/GNOME46Adwaita/dark/face-confused-symbolic.svg&quot; width=&quot;22&quot; alt=&quot;face-confused-symbolic&quot;&gt;&lt;/a&gt;&amp;nbsp; &amp;nbsp; face-confused-symbolic&lt;br&gt;" calcext:value-type="string">
            <text:p>&lt;a href="#"&gt;&lt;img src="https://raw.githubusercontent.com/StorageB/icons/main/GNOME46Adwaita/dark/face-confused-symbolic.svg" width="22" alt="face-confused-symbolic"&gt;&lt;/a&gt;&amp;nbsp; &amp;nbsp; face-confus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ce-cool-symbolic.svg</text:p>
          </table:table-cell>
          <table:table-cell office:value-type="string" calcext:value-type="string">
            <text:p>face-coo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8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83] &amp; CHAR(34) &amp; &quot;&gt;&quot; &amp; &#10;&quot;&lt;img alt=&quot; &amp; CHAR(34) &amp; [.B28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83] &amp; &quot;&lt;br&gt;&quot;" office:value-type="string" office:string-value="&lt;picture&gt;&lt;source media=&quot;(prefers-color-scheme: dark)&quot; srcset=&quot;https://github.com/StorageB/icons/blob/main/GNOME48Adwaita/light/face-cool-symbolic.svg&quot;&gt;&lt;source media=&quot;(prefers-color-scheme: light)&quot; srcset=&quot;https://github.com/StorageB/icons/blob/main/GNOME48Adwaita/dark/face-cool-symbolic.svg&quot;&gt;&lt;img alt=&quot;face-cool-symbolic&quot; src=&quot;https://user-images.githubusercontent.com/25423296/163456779-a8556205-d0a5-45e2-ac17-42d089e3c3f8.png&quot;&gt;&lt;/picture&gt; &amp;nbsp; &amp;nbsp;face-cool-symbolic&lt;br&gt;" calcext:value-type="string">
            <text:p>&lt;picture&gt;&lt;source media="(prefers-color-scheme: dark)" srcset="https://github.com/StorageB/icons/blob/main/GNOME48Adwaita/light/face-cool-symbolic.svg"&gt;&lt;source media="(prefers-color-scheme: light)" srcset="https://github.com/StorageB/icons/blob/main/GNOME48Adwaita/dark/face-cool-symbolic.svg"&gt;&lt;img alt="face-cool-symbolic" src="https://user-images.githubusercontent.com/25423296/163456779-a8556205-d0a5-45e2-ac17-42d089e3c3f8.png"&gt;&lt;/picture&gt; &amp;nbsp; &amp;nbsp;face-coo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83] &amp; CHAR(34) &amp;  &#10;&quot; width=&quot; &amp; CHAR(34) &amp; &quot;22&quot; &amp; CHAR(34) &amp; &quot; alt=&quot; &amp; CHAR(34) &amp; [.B283] &amp; CHAR(34) &amp; &quot;&gt;&lt;/a&gt;&quot; &amp; &#10;&quot;&amp;nbsp; &amp;nbsp; &quot; &amp; [.B283] &amp; &quot;&lt;br&gt;&quot;" office:value-type="string" office:string-value="&lt;a href=&quot;#&quot;&gt;&lt;img src=&quot;https://raw.githubusercontent.com/StorageB/icons/main/GNOME46Adwaita/light/face-cool-symbolic.svg&quot; width=&quot;22&quot; alt=&quot;face-cool-symbolic&quot;&gt;&lt;/a&gt;&amp;nbsp; &amp;nbsp; face-cool-symbolic&lt;br&gt;" calcext:value-type="string">
            <text:p>&lt;a href="#"&gt;&lt;img src="https://raw.githubusercontent.com/StorageB/icons/main/GNOME46Adwaita/light/face-cool-symbolic.svg" width="22" alt="face-cool-symbolic"&gt;&lt;/a&gt;&amp;nbsp; &amp;nbsp; face-coo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83] &amp; CHAR(34) &amp;   &#10;&quot; width=&quot; &amp; CHAR(34) &amp; &quot;22&quot; &amp; CHAR(34) &amp; &quot; alt=&quot; &amp; CHAR(34) &amp; [.B283] &amp; CHAR(34) &amp; &quot;&gt;&lt;/a&gt;&quot; &amp;  &#10;&quot;&amp;nbsp; &amp;nbsp; &quot; &amp; [.B283] &amp; &quot;&lt;br&gt;&quot;" office:value-type="string" office:string-value="&lt;a href=&quot;#&quot;&gt;&lt;img src=&quot;https://raw.githubusercontent.com/StorageB/icons/main/GNOME46Adwaita/dark/face-cool-symbolic.svg&quot; width=&quot;22&quot; alt=&quot;face-cool-symbolic&quot;&gt;&lt;/a&gt;&amp;nbsp; &amp;nbsp; face-cool-symbolic&lt;br&gt;" calcext:value-type="string">
            <text:p>&lt;a href="#"&gt;&lt;img src="https://raw.githubusercontent.com/StorageB/icons/main/GNOME46Adwaita/dark/face-cool-symbolic.svg" width="22" alt="face-cool-symbolic"&gt;&lt;/a&gt;&amp;nbsp; &amp;nbsp; face-coo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ce-crying-symbolic.svg</text:p>
          </table:table-cell>
          <table:table-cell office:value-type="string" calcext:value-type="string">
            <text:p>face-cry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8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84] &amp; CHAR(34) &amp; &quot;&gt;&quot; &amp; &#10;&quot;&lt;img alt=&quot; &amp; CHAR(34) &amp; [.B28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84] &amp; &quot;&lt;br&gt;&quot;" office:value-type="string" office:string-value="&lt;picture&gt;&lt;source media=&quot;(prefers-color-scheme: dark)&quot; srcset=&quot;https://github.com/StorageB/icons/blob/main/GNOME48Adwaita/light/face-crying-symbolic.svg&quot;&gt;&lt;source media=&quot;(prefers-color-scheme: light)&quot; srcset=&quot;https://github.com/StorageB/icons/blob/main/GNOME48Adwaita/dark/face-crying-symbolic.svg&quot;&gt;&lt;img alt=&quot;face-crying-symbolic&quot; src=&quot;https://user-images.githubusercontent.com/25423296/163456779-a8556205-d0a5-45e2-ac17-42d089e3c3f8.png&quot;&gt;&lt;/picture&gt; &amp;nbsp; &amp;nbsp;face-crying-symbolic&lt;br&gt;" calcext:value-type="string">
            <text:p>&lt;picture&gt;&lt;source media="(prefers-color-scheme: dark)" srcset="https://github.com/StorageB/icons/blob/main/GNOME48Adwaita/light/face-crying-symbolic.svg"&gt;&lt;source media="(prefers-color-scheme: light)" srcset="https://github.com/StorageB/icons/blob/main/GNOME48Adwaita/dark/face-crying-symbolic.svg"&gt;&lt;img alt="face-crying-symbolic" src="https://user-images.githubusercontent.com/25423296/163456779-a8556205-d0a5-45e2-ac17-42d089e3c3f8.png"&gt;&lt;/picture&gt; &amp;nbsp; &amp;nbsp;face-cry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84] &amp; CHAR(34) &amp;  &#10;&quot; width=&quot; &amp; CHAR(34) &amp; &quot;22&quot; &amp; CHAR(34) &amp; &quot; alt=&quot; &amp; CHAR(34) &amp; [.B284] &amp; CHAR(34) &amp; &quot;&gt;&lt;/a&gt;&quot; &amp; &#10;&quot;&amp;nbsp; &amp;nbsp; &quot; &amp; [.B284] &amp; &quot;&lt;br&gt;&quot;" office:value-type="string" office:string-value="&lt;a href=&quot;#&quot;&gt;&lt;img src=&quot;https://raw.githubusercontent.com/StorageB/icons/main/GNOME46Adwaita/light/face-crying-symbolic.svg&quot; width=&quot;22&quot; alt=&quot;face-crying-symbolic&quot;&gt;&lt;/a&gt;&amp;nbsp; &amp;nbsp; face-crying-symbolic&lt;br&gt;" calcext:value-type="string">
            <text:p>&lt;a href="#"&gt;&lt;img src="https://raw.githubusercontent.com/StorageB/icons/main/GNOME46Adwaita/light/face-crying-symbolic.svg" width="22" alt="face-crying-symbolic"&gt;&lt;/a&gt;&amp;nbsp; &amp;nbsp; face-cry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84] &amp; CHAR(34) &amp;   &#10;&quot; width=&quot; &amp; CHAR(34) &amp; &quot;22&quot; &amp; CHAR(34) &amp; &quot; alt=&quot; &amp; CHAR(34) &amp; [.B284] &amp; CHAR(34) &amp; &quot;&gt;&lt;/a&gt;&quot; &amp;  &#10;&quot;&amp;nbsp; &amp;nbsp; &quot; &amp; [.B284] &amp; &quot;&lt;br&gt;&quot;" office:value-type="string" office:string-value="&lt;a href=&quot;#&quot;&gt;&lt;img src=&quot;https://raw.githubusercontent.com/StorageB/icons/main/GNOME46Adwaita/dark/face-crying-symbolic.svg&quot; width=&quot;22&quot; alt=&quot;face-crying-symbolic&quot;&gt;&lt;/a&gt;&amp;nbsp; &amp;nbsp; face-crying-symbolic&lt;br&gt;" calcext:value-type="string">
            <text:p>&lt;a href="#"&gt;&lt;img src="https://raw.githubusercontent.com/StorageB/icons/main/GNOME46Adwaita/dark/face-crying-symbolic.svg" width="22" alt="face-crying-symbolic"&gt;&lt;/a&gt;&amp;nbsp; &amp;nbsp; face-cry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ce-devilish-symbolic.svg</text:p>
          </table:table-cell>
          <table:table-cell office:value-type="string" calcext:value-type="string">
            <text:p>face-devilis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8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85] &amp; CHAR(34) &amp; &quot;&gt;&quot; &amp; &#10;&quot;&lt;img alt=&quot; &amp; CHAR(34) &amp; [.B28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85] &amp; &quot;&lt;br&gt;&quot;" office:value-type="string" office:string-value="&lt;picture&gt;&lt;source media=&quot;(prefers-color-scheme: dark)&quot; srcset=&quot;https://github.com/StorageB/icons/blob/main/GNOME48Adwaita/light/face-devilish-symbolic.svg&quot;&gt;&lt;source media=&quot;(prefers-color-scheme: light)&quot; srcset=&quot;https://github.com/StorageB/icons/blob/main/GNOME48Adwaita/dark/face-devilish-symbolic.svg&quot;&gt;&lt;img alt=&quot;face-devilish-symbolic&quot; src=&quot;https://user-images.githubusercontent.com/25423296/163456779-a8556205-d0a5-45e2-ac17-42d089e3c3f8.png&quot;&gt;&lt;/picture&gt; &amp;nbsp; &amp;nbsp;face-devilish-symbolic&lt;br&gt;" calcext:value-type="string">
            <text:p>&lt;picture&gt;&lt;source media="(prefers-color-scheme: dark)" srcset="https://github.com/StorageB/icons/blob/main/GNOME48Adwaita/light/face-devilish-symbolic.svg"&gt;&lt;source media="(prefers-color-scheme: light)" srcset="https://github.com/StorageB/icons/blob/main/GNOME48Adwaita/dark/face-devilish-symbolic.svg"&gt;&lt;img alt="face-devilish-symbolic" src="https://user-images.githubusercontent.com/25423296/163456779-a8556205-d0a5-45e2-ac17-42d089e3c3f8.png"&gt;&lt;/picture&gt; &amp;nbsp; &amp;nbsp;face-devilish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85] &amp; CHAR(34) &amp;  &#10;&quot; width=&quot; &amp; CHAR(34) &amp; &quot;22&quot; &amp; CHAR(34) &amp; &quot; alt=&quot; &amp; CHAR(34) &amp; [.B285] &amp; CHAR(34) &amp; &quot;&gt;&lt;/a&gt;&quot; &amp; &#10;&quot;&amp;nbsp; &amp;nbsp; &quot; &amp; [.B285] &amp; &quot;&lt;br&gt;&quot;" office:value-type="string" office:string-value="&lt;a href=&quot;#&quot;&gt;&lt;img src=&quot;https://raw.githubusercontent.com/StorageB/icons/main/GNOME46Adwaita/light/face-devilish-symbolic.svg&quot; width=&quot;22&quot; alt=&quot;face-devilish-symbolic&quot;&gt;&lt;/a&gt;&amp;nbsp; &amp;nbsp; face-devilish-symbolic&lt;br&gt;" calcext:value-type="string">
            <text:p>&lt;a href="#"&gt;&lt;img src="https://raw.githubusercontent.com/StorageB/icons/main/GNOME46Adwaita/light/face-devilish-symbolic.svg" width="22" alt="face-devilish-symbolic"&gt;&lt;/a&gt;&amp;nbsp; &amp;nbsp; face-devilish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85] &amp; CHAR(34) &amp;   &#10;&quot; width=&quot; &amp; CHAR(34) &amp; &quot;22&quot; &amp; CHAR(34) &amp; &quot; alt=&quot; &amp; CHAR(34) &amp; [.B285] &amp; CHAR(34) &amp; &quot;&gt;&lt;/a&gt;&quot; &amp;  &#10;&quot;&amp;nbsp; &amp;nbsp; &quot; &amp; [.B285] &amp; &quot;&lt;br&gt;&quot;" office:value-type="string" office:string-value="&lt;a href=&quot;#&quot;&gt;&lt;img src=&quot;https://raw.githubusercontent.com/StorageB/icons/main/GNOME46Adwaita/dark/face-devilish-symbolic.svg&quot; width=&quot;22&quot; alt=&quot;face-devilish-symbolic&quot;&gt;&lt;/a&gt;&amp;nbsp; &amp;nbsp; face-devilish-symbolic&lt;br&gt;" calcext:value-type="string">
            <text:p>&lt;a href="#"&gt;&lt;img src="https://raw.githubusercontent.com/StorageB/icons/main/GNOME46Adwaita/dark/face-devilish-symbolic.svg" width="22" alt="face-devilish-symbolic"&gt;&lt;/a&gt;&amp;nbsp; &amp;nbsp; face-devilish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ce-embarrassed-symbolic.svg</text:p>
          </table:table-cell>
          <table:table-cell office:value-type="string" calcext:value-type="string">
            <text:p>face-embarrass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8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86] &amp; CHAR(34) &amp; &quot;&gt;&quot; &amp; &#10;&quot;&lt;img alt=&quot; &amp; CHAR(34) &amp; [.B28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86] &amp; &quot;&lt;br&gt;&quot;" office:value-type="string" office:string-value="&lt;picture&gt;&lt;source media=&quot;(prefers-color-scheme: dark)&quot; srcset=&quot;https://github.com/StorageB/icons/blob/main/GNOME48Adwaita/light/face-embarrassed-symbolic.svg&quot;&gt;&lt;source media=&quot;(prefers-color-scheme: light)&quot; srcset=&quot;https://github.com/StorageB/icons/blob/main/GNOME48Adwaita/dark/face-embarrassed-symbolic.svg&quot;&gt;&lt;img alt=&quot;face-embarrassed-symbolic&quot; src=&quot;https://user-images.githubusercontent.com/25423296/163456779-a8556205-d0a5-45e2-ac17-42d089e3c3f8.png&quot;&gt;&lt;/picture&gt; &amp;nbsp; &amp;nbsp;face-embarrassed-symbolic&lt;br&gt;" calcext:value-type="string">
            <text:p>&lt;picture&gt;&lt;source media="(prefers-color-scheme: dark)" srcset="https://github.com/StorageB/icons/blob/main/GNOME48Adwaita/light/face-embarrassed-symbolic.svg"&gt;&lt;source media="(prefers-color-scheme: light)" srcset="https://github.com/StorageB/icons/blob/main/GNOME48Adwaita/dark/face-embarrassed-symbolic.svg"&gt;&lt;img alt="face-embarrassed-symbolic" src="https://user-images.githubusercontent.com/25423296/163456779-a8556205-d0a5-45e2-ac17-42d089e3c3f8.png"&gt;&lt;/picture&gt; &amp;nbsp; &amp;nbsp;face-embarrass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86] &amp; CHAR(34) &amp;  &#10;&quot; width=&quot; &amp; CHAR(34) &amp; &quot;22&quot; &amp; CHAR(34) &amp; &quot; alt=&quot; &amp; CHAR(34) &amp; [.B286] &amp; CHAR(34) &amp; &quot;&gt;&lt;/a&gt;&quot; &amp; &#10;&quot;&amp;nbsp; &amp;nbsp; &quot; &amp; [.B286] &amp; &quot;&lt;br&gt;&quot;" office:value-type="string" office:string-value="&lt;a href=&quot;#&quot;&gt;&lt;img src=&quot;https://raw.githubusercontent.com/StorageB/icons/main/GNOME46Adwaita/light/face-embarrassed-symbolic.svg&quot; width=&quot;22&quot; alt=&quot;face-embarrassed-symbolic&quot;&gt;&lt;/a&gt;&amp;nbsp; &amp;nbsp; face-embarrassed-symbolic&lt;br&gt;" calcext:value-type="string">
            <text:p>&lt;a href="#"&gt;&lt;img src="https://raw.githubusercontent.com/StorageB/icons/main/GNOME46Adwaita/light/face-embarrassed-symbolic.svg" width="22" alt="face-embarrassed-symbolic"&gt;&lt;/a&gt;&amp;nbsp; &amp;nbsp; face-embarrass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86] &amp; CHAR(34) &amp;   &#10;&quot; width=&quot; &amp; CHAR(34) &amp; &quot;22&quot; &amp; CHAR(34) &amp; &quot; alt=&quot; &amp; CHAR(34) &amp; [.B286] &amp; CHAR(34) &amp; &quot;&gt;&lt;/a&gt;&quot; &amp;  &#10;&quot;&amp;nbsp; &amp;nbsp; &quot; &amp; [.B286] &amp; &quot;&lt;br&gt;&quot;" office:value-type="string" office:string-value="&lt;a href=&quot;#&quot;&gt;&lt;img src=&quot;https://raw.githubusercontent.com/StorageB/icons/main/GNOME46Adwaita/dark/face-embarrassed-symbolic.svg&quot; width=&quot;22&quot; alt=&quot;face-embarrassed-symbolic&quot;&gt;&lt;/a&gt;&amp;nbsp; &amp;nbsp; face-embarrassed-symbolic&lt;br&gt;" calcext:value-type="string">
            <text:p>&lt;a href="#"&gt;&lt;img src="https://raw.githubusercontent.com/StorageB/icons/main/GNOME46Adwaita/dark/face-embarrassed-symbolic.svg" width="22" alt="face-embarrassed-symbolic"&gt;&lt;/a&gt;&amp;nbsp; &amp;nbsp; face-embarrass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ce-glasses-symbolic.svg</text:p>
          </table:table-cell>
          <table:table-cell office:value-type="string" calcext:value-type="string">
            <text:p>face-glasse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8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87] &amp; CHAR(34) &amp; &quot;&gt;&quot; &amp; &#10;&quot;&lt;img alt=&quot; &amp; CHAR(34) &amp; [.B28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87] &amp; &quot;&lt;br&gt;&quot;" office:value-type="string" office:string-value="&lt;picture&gt;&lt;source media=&quot;(prefers-color-scheme: dark)&quot; srcset=&quot;https://github.com/StorageB/icons/blob/main/GNOME48Adwaita/light/face-glasses-symbolic.svg&quot;&gt;&lt;source media=&quot;(prefers-color-scheme: light)&quot; srcset=&quot;https://github.com/StorageB/icons/blob/main/GNOME48Adwaita/dark/face-glasses-symbolic.svg&quot;&gt;&lt;img alt=&quot;face-glasses-symbolic&quot; src=&quot;https://user-images.githubusercontent.com/25423296/163456779-a8556205-d0a5-45e2-ac17-42d089e3c3f8.png&quot;&gt;&lt;/picture&gt; &amp;nbsp; &amp;nbsp;face-glasses-symbolic&lt;br&gt;" calcext:value-type="string">
            <text:p>&lt;picture&gt;&lt;source media="(prefers-color-scheme: dark)" srcset="https://github.com/StorageB/icons/blob/main/GNOME48Adwaita/light/face-glasses-symbolic.svg"&gt;&lt;source media="(prefers-color-scheme: light)" srcset="https://github.com/StorageB/icons/blob/main/GNOME48Adwaita/dark/face-glasses-symbolic.svg"&gt;&lt;img alt="face-glasses-symbolic" src="https://user-images.githubusercontent.com/25423296/163456779-a8556205-d0a5-45e2-ac17-42d089e3c3f8.png"&gt;&lt;/picture&gt; &amp;nbsp; &amp;nbsp;face-glasse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87] &amp; CHAR(34) &amp;  &#10;&quot; width=&quot; &amp; CHAR(34) &amp; &quot;22&quot; &amp; CHAR(34) &amp; &quot; alt=&quot; &amp; CHAR(34) &amp; [.B287] &amp; CHAR(34) &amp; &quot;&gt;&lt;/a&gt;&quot; &amp; &#10;&quot;&amp;nbsp; &amp;nbsp; &quot; &amp; [.B287] &amp; &quot;&lt;br&gt;&quot;" office:value-type="string" office:string-value="&lt;a href=&quot;#&quot;&gt;&lt;img src=&quot;https://raw.githubusercontent.com/StorageB/icons/main/GNOME46Adwaita/light/face-glasses-symbolic.svg&quot; width=&quot;22&quot; alt=&quot;face-glasses-symbolic&quot;&gt;&lt;/a&gt;&amp;nbsp; &amp;nbsp; face-glasses-symbolic&lt;br&gt;" calcext:value-type="string">
            <text:p>&lt;a href="#"&gt;&lt;img src="https://raw.githubusercontent.com/StorageB/icons/main/GNOME46Adwaita/light/face-glasses-symbolic.svg" width="22" alt="face-glasses-symbolic"&gt;&lt;/a&gt;&amp;nbsp; &amp;nbsp; face-glasse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87] &amp; CHAR(34) &amp;   &#10;&quot; width=&quot; &amp; CHAR(34) &amp; &quot;22&quot; &amp; CHAR(34) &amp; &quot; alt=&quot; &amp; CHAR(34) &amp; [.B287] &amp; CHAR(34) &amp; &quot;&gt;&lt;/a&gt;&quot; &amp;  &#10;&quot;&amp;nbsp; &amp;nbsp; &quot; &amp; [.B287] &amp; &quot;&lt;br&gt;&quot;" office:value-type="string" office:string-value="&lt;a href=&quot;#&quot;&gt;&lt;img src=&quot;https://raw.githubusercontent.com/StorageB/icons/main/GNOME46Adwaita/dark/face-glasses-symbolic.svg&quot; width=&quot;22&quot; alt=&quot;face-glasses-symbolic&quot;&gt;&lt;/a&gt;&amp;nbsp; &amp;nbsp; face-glasses-symbolic&lt;br&gt;" calcext:value-type="string">
            <text:p>&lt;a href="#"&gt;&lt;img src="https://raw.githubusercontent.com/StorageB/icons/main/GNOME46Adwaita/dark/face-glasses-symbolic.svg" width="22" alt="face-glasses-symbolic"&gt;&lt;/a&gt;&amp;nbsp; &amp;nbsp; face-glasse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ce-kiss-symbolic.svg</text:p>
          </table:table-cell>
          <table:table-cell office:value-type="string" calcext:value-type="string">
            <text:p>face-kis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8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88] &amp; CHAR(34) &amp; &quot;&gt;&quot; &amp; &#10;&quot;&lt;img alt=&quot; &amp; CHAR(34) &amp; [.B28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88] &amp; &quot;&lt;br&gt;&quot;" office:value-type="string" office:string-value="&lt;picture&gt;&lt;source media=&quot;(prefers-color-scheme: dark)&quot; srcset=&quot;https://github.com/StorageB/icons/blob/main/GNOME48Adwaita/light/face-kiss-symbolic.svg&quot;&gt;&lt;source media=&quot;(prefers-color-scheme: light)&quot; srcset=&quot;https://github.com/StorageB/icons/blob/main/GNOME48Adwaita/dark/face-kiss-symbolic.svg&quot;&gt;&lt;img alt=&quot;face-kiss-symbolic&quot; src=&quot;https://user-images.githubusercontent.com/25423296/163456779-a8556205-d0a5-45e2-ac17-42d089e3c3f8.png&quot;&gt;&lt;/picture&gt; &amp;nbsp; &amp;nbsp;face-kiss-symbolic&lt;br&gt;" calcext:value-type="string">
            <text:p>&lt;picture&gt;&lt;source media="(prefers-color-scheme: dark)" srcset="https://github.com/StorageB/icons/blob/main/GNOME48Adwaita/light/face-kiss-symbolic.svg"&gt;&lt;source media="(prefers-color-scheme: light)" srcset="https://github.com/StorageB/icons/blob/main/GNOME48Adwaita/dark/face-kiss-symbolic.svg"&gt;&lt;img alt="face-kiss-symbolic" src="https://user-images.githubusercontent.com/25423296/163456779-a8556205-d0a5-45e2-ac17-42d089e3c3f8.png"&gt;&lt;/picture&gt; &amp;nbsp; &amp;nbsp;face-kis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88] &amp; CHAR(34) &amp;  &#10;&quot; width=&quot; &amp; CHAR(34) &amp; &quot;22&quot; &amp; CHAR(34) &amp; &quot; alt=&quot; &amp; CHAR(34) &amp; [.B288] &amp; CHAR(34) &amp; &quot;&gt;&lt;/a&gt;&quot; &amp; &#10;&quot;&amp;nbsp; &amp;nbsp; &quot; &amp; [.B288] &amp; &quot;&lt;br&gt;&quot;" office:value-type="string" office:string-value="&lt;a href=&quot;#&quot;&gt;&lt;img src=&quot;https://raw.githubusercontent.com/StorageB/icons/main/GNOME46Adwaita/light/face-kiss-symbolic.svg&quot; width=&quot;22&quot; alt=&quot;face-kiss-symbolic&quot;&gt;&lt;/a&gt;&amp;nbsp; &amp;nbsp; face-kiss-symbolic&lt;br&gt;" calcext:value-type="string">
            <text:p>&lt;a href="#"&gt;&lt;img src="https://raw.githubusercontent.com/StorageB/icons/main/GNOME46Adwaita/light/face-kiss-symbolic.svg" width="22" alt="face-kiss-symbolic"&gt;&lt;/a&gt;&amp;nbsp; &amp;nbsp; face-kis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88] &amp; CHAR(34) &amp;   &#10;&quot; width=&quot; &amp; CHAR(34) &amp; &quot;22&quot; &amp; CHAR(34) &amp; &quot; alt=&quot; &amp; CHAR(34) &amp; [.B288] &amp; CHAR(34) &amp; &quot;&gt;&lt;/a&gt;&quot; &amp;  &#10;&quot;&amp;nbsp; &amp;nbsp; &quot; &amp; [.B288] &amp; &quot;&lt;br&gt;&quot;" office:value-type="string" office:string-value="&lt;a href=&quot;#&quot;&gt;&lt;img src=&quot;https://raw.githubusercontent.com/StorageB/icons/main/GNOME46Adwaita/dark/face-kiss-symbolic.svg&quot; width=&quot;22&quot; alt=&quot;face-kiss-symbolic&quot;&gt;&lt;/a&gt;&amp;nbsp; &amp;nbsp; face-kiss-symbolic&lt;br&gt;" calcext:value-type="string">
            <text:p>&lt;a href="#"&gt;&lt;img src="https://raw.githubusercontent.com/StorageB/icons/main/GNOME46Adwaita/dark/face-kiss-symbolic.svg" width="22" alt="face-kiss-symbolic"&gt;&lt;/a&gt;&amp;nbsp; &amp;nbsp; face-kis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ce-laugh-symbolic.svg</text:p>
          </table:table-cell>
          <table:table-cell office:value-type="string" calcext:value-type="string">
            <text:p>face-laug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8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89] &amp; CHAR(34) &amp; &quot;&gt;&quot; &amp; &#10;&quot;&lt;img alt=&quot; &amp; CHAR(34) &amp; [.B28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89] &amp; &quot;&lt;br&gt;&quot;" office:value-type="string" office:string-value="&lt;picture&gt;&lt;source media=&quot;(prefers-color-scheme: dark)&quot; srcset=&quot;https://github.com/StorageB/icons/blob/main/GNOME48Adwaita/light/face-laugh-symbolic.svg&quot;&gt;&lt;source media=&quot;(prefers-color-scheme: light)&quot; srcset=&quot;https://github.com/StorageB/icons/blob/main/GNOME48Adwaita/dark/face-laugh-symbolic.svg&quot;&gt;&lt;img alt=&quot;face-laugh-symbolic&quot; src=&quot;https://user-images.githubusercontent.com/25423296/163456779-a8556205-d0a5-45e2-ac17-42d089e3c3f8.png&quot;&gt;&lt;/picture&gt; &amp;nbsp; &amp;nbsp;face-laugh-symbolic&lt;br&gt;" calcext:value-type="string">
            <text:p>&lt;picture&gt;&lt;source media="(prefers-color-scheme: dark)" srcset="https://github.com/StorageB/icons/blob/main/GNOME48Adwaita/light/face-laugh-symbolic.svg"&gt;&lt;source media="(prefers-color-scheme: light)" srcset="https://github.com/StorageB/icons/blob/main/GNOME48Adwaita/dark/face-laugh-symbolic.svg"&gt;&lt;img alt="face-laugh-symbolic" src="https://user-images.githubusercontent.com/25423296/163456779-a8556205-d0a5-45e2-ac17-42d089e3c3f8.png"&gt;&lt;/picture&gt; &amp;nbsp; &amp;nbsp;face-laugh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89] &amp; CHAR(34) &amp;  &#10;&quot; width=&quot; &amp; CHAR(34) &amp; &quot;22&quot; &amp; CHAR(34) &amp; &quot; alt=&quot; &amp; CHAR(34) &amp; [.B289] &amp; CHAR(34) &amp; &quot;&gt;&lt;/a&gt;&quot; &amp; &#10;&quot;&amp;nbsp; &amp;nbsp; &quot; &amp; [.B289] &amp; &quot;&lt;br&gt;&quot;" office:value-type="string" office:string-value="&lt;a href=&quot;#&quot;&gt;&lt;img src=&quot;https://raw.githubusercontent.com/StorageB/icons/main/GNOME46Adwaita/light/face-laugh-symbolic.svg&quot; width=&quot;22&quot; alt=&quot;face-laugh-symbolic&quot;&gt;&lt;/a&gt;&amp;nbsp; &amp;nbsp; face-laugh-symbolic&lt;br&gt;" calcext:value-type="string">
            <text:p>&lt;a href="#"&gt;&lt;img src="https://raw.githubusercontent.com/StorageB/icons/main/GNOME46Adwaita/light/face-laugh-symbolic.svg" width="22" alt="face-laugh-symbolic"&gt;&lt;/a&gt;&amp;nbsp; &amp;nbsp; face-laugh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89] &amp; CHAR(34) &amp;   &#10;&quot; width=&quot; &amp; CHAR(34) &amp; &quot;22&quot; &amp; CHAR(34) &amp; &quot; alt=&quot; &amp; CHAR(34) &amp; [.B289] &amp; CHAR(34) &amp; &quot;&gt;&lt;/a&gt;&quot; &amp;  &#10;&quot;&amp;nbsp; &amp;nbsp; &quot; &amp; [.B289] &amp; &quot;&lt;br&gt;&quot;" office:value-type="string" office:string-value="&lt;a href=&quot;#&quot;&gt;&lt;img src=&quot;https://raw.githubusercontent.com/StorageB/icons/main/GNOME46Adwaita/dark/face-laugh-symbolic.svg&quot; width=&quot;22&quot; alt=&quot;face-laugh-symbolic&quot;&gt;&lt;/a&gt;&amp;nbsp; &amp;nbsp; face-laugh-symbolic&lt;br&gt;" calcext:value-type="string">
            <text:p>&lt;a href="#"&gt;&lt;img src="https://raw.githubusercontent.com/StorageB/icons/main/GNOME46Adwaita/dark/face-laugh-symbolic.svg" width="22" alt="face-laugh-symbolic"&gt;&lt;/a&gt;&amp;nbsp; &amp;nbsp; face-laugh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ce-monkey-symbolic.svg</text:p>
          </table:table-cell>
          <table:table-cell office:value-type="string" calcext:value-type="string">
            <text:p>face-monke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9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90] &amp; CHAR(34) &amp; &quot;&gt;&quot; &amp; &#10;&quot;&lt;img alt=&quot; &amp; CHAR(34) &amp; [.B29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90] &amp; &quot;&lt;br&gt;&quot;" office:value-type="string" office:string-value="&lt;picture&gt;&lt;source media=&quot;(prefers-color-scheme: dark)&quot; srcset=&quot;https://github.com/StorageB/icons/blob/main/GNOME48Adwaita/light/face-monkey-symbolic.svg&quot;&gt;&lt;source media=&quot;(prefers-color-scheme: light)&quot; srcset=&quot;https://github.com/StorageB/icons/blob/main/GNOME48Adwaita/dark/face-monkey-symbolic.svg&quot;&gt;&lt;img alt=&quot;face-monkey-symbolic&quot; src=&quot;https://user-images.githubusercontent.com/25423296/163456779-a8556205-d0a5-45e2-ac17-42d089e3c3f8.png&quot;&gt;&lt;/picture&gt; &amp;nbsp; &amp;nbsp;face-monkey-symbolic&lt;br&gt;" calcext:value-type="string">
            <text:p>&lt;picture&gt;&lt;source media="(prefers-color-scheme: dark)" srcset="https://github.com/StorageB/icons/blob/main/GNOME48Adwaita/light/face-monkey-symbolic.svg"&gt;&lt;source media="(prefers-color-scheme: light)" srcset="https://github.com/StorageB/icons/blob/main/GNOME48Adwaita/dark/face-monkey-symbolic.svg"&gt;&lt;img alt="face-monkey-symbolic" src="https://user-images.githubusercontent.com/25423296/163456779-a8556205-d0a5-45e2-ac17-42d089e3c3f8.png"&gt;&lt;/picture&gt; &amp;nbsp; &amp;nbsp;face-monkey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90] &amp; CHAR(34) &amp;  &#10;&quot; width=&quot; &amp; CHAR(34) &amp; &quot;22&quot; &amp; CHAR(34) &amp; &quot; alt=&quot; &amp; CHAR(34) &amp; [.B290] &amp; CHAR(34) &amp; &quot;&gt;&lt;/a&gt;&quot; &amp; &#10;&quot;&amp;nbsp; &amp;nbsp; &quot; &amp; [.B290] &amp; &quot;&lt;br&gt;&quot;" office:value-type="string" office:string-value="&lt;a href=&quot;#&quot;&gt;&lt;img src=&quot;https://raw.githubusercontent.com/StorageB/icons/main/GNOME46Adwaita/light/face-monkey-symbolic.svg&quot; width=&quot;22&quot; alt=&quot;face-monkey-symbolic&quot;&gt;&lt;/a&gt;&amp;nbsp; &amp;nbsp; face-monkey-symbolic&lt;br&gt;" calcext:value-type="string">
            <text:p>&lt;a href="#"&gt;&lt;img src="https://raw.githubusercontent.com/StorageB/icons/main/GNOME46Adwaita/light/face-monkey-symbolic.svg" width="22" alt="face-monkey-symbolic"&gt;&lt;/a&gt;&amp;nbsp; &amp;nbsp; face-monkey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90] &amp; CHAR(34) &amp;   &#10;&quot; width=&quot; &amp; CHAR(34) &amp; &quot;22&quot; &amp; CHAR(34) &amp; &quot; alt=&quot; &amp; CHAR(34) &amp; [.B290] &amp; CHAR(34) &amp; &quot;&gt;&lt;/a&gt;&quot; &amp;  &#10;&quot;&amp;nbsp; &amp;nbsp; &quot; &amp; [.B290] &amp; &quot;&lt;br&gt;&quot;" office:value-type="string" office:string-value="&lt;a href=&quot;#&quot;&gt;&lt;img src=&quot;https://raw.githubusercontent.com/StorageB/icons/main/GNOME46Adwaita/dark/face-monkey-symbolic.svg&quot; width=&quot;22&quot; alt=&quot;face-monkey-symbolic&quot;&gt;&lt;/a&gt;&amp;nbsp; &amp;nbsp; face-monkey-symbolic&lt;br&gt;" calcext:value-type="string">
            <text:p>&lt;a href="#"&gt;&lt;img src="https://raw.githubusercontent.com/StorageB/icons/main/GNOME46Adwaita/dark/face-monkey-symbolic.svg" width="22" alt="face-monkey-symbolic"&gt;&lt;/a&gt;&amp;nbsp; &amp;nbsp; face-monkey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ce-plain-symbolic.svg</text:p>
          </table:table-cell>
          <table:table-cell office:value-type="string" calcext:value-type="string">
            <text:p>face-plai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9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91] &amp; CHAR(34) &amp; &quot;&gt;&quot; &amp; &#10;&quot;&lt;img alt=&quot; &amp; CHAR(34) &amp; [.B29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91] &amp; &quot;&lt;br&gt;&quot;" office:value-type="string" office:string-value="&lt;picture&gt;&lt;source media=&quot;(prefers-color-scheme: dark)&quot; srcset=&quot;https://github.com/StorageB/icons/blob/main/GNOME48Adwaita/light/face-plain-symbolic.svg&quot;&gt;&lt;source media=&quot;(prefers-color-scheme: light)&quot; srcset=&quot;https://github.com/StorageB/icons/blob/main/GNOME48Adwaita/dark/face-plain-symbolic.svg&quot;&gt;&lt;img alt=&quot;face-plain-symbolic&quot; src=&quot;https://user-images.githubusercontent.com/25423296/163456779-a8556205-d0a5-45e2-ac17-42d089e3c3f8.png&quot;&gt;&lt;/picture&gt; &amp;nbsp; &amp;nbsp;face-plain-symbolic&lt;br&gt;" calcext:value-type="string">
            <text:p>&lt;picture&gt;&lt;source media="(prefers-color-scheme: dark)" srcset="https://github.com/StorageB/icons/blob/main/GNOME48Adwaita/light/face-plain-symbolic.svg"&gt;&lt;source media="(prefers-color-scheme: light)" srcset="https://github.com/StorageB/icons/blob/main/GNOME48Adwaita/dark/face-plain-symbolic.svg"&gt;&lt;img alt="face-plain-symbolic" src="https://user-images.githubusercontent.com/25423296/163456779-a8556205-d0a5-45e2-ac17-42d089e3c3f8.png"&gt;&lt;/picture&gt; &amp;nbsp; &amp;nbsp;face-plain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91] &amp; CHAR(34) &amp;  &#10;&quot; width=&quot; &amp; CHAR(34) &amp; &quot;22&quot; &amp; CHAR(34) &amp; &quot; alt=&quot; &amp; CHAR(34) &amp; [.B291] &amp; CHAR(34) &amp; &quot;&gt;&lt;/a&gt;&quot; &amp; &#10;&quot;&amp;nbsp; &amp;nbsp; &quot; &amp; [.B291] &amp; &quot;&lt;br&gt;&quot;" office:value-type="string" office:string-value="&lt;a href=&quot;#&quot;&gt;&lt;img src=&quot;https://raw.githubusercontent.com/StorageB/icons/main/GNOME46Adwaita/light/face-plain-symbolic.svg&quot; width=&quot;22&quot; alt=&quot;face-plain-symbolic&quot;&gt;&lt;/a&gt;&amp;nbsp; &amp;nbsp; face-plain-symbolic&lt;br&gt;" calcext:value-type="string">
            <text:p>&lt;a href="#"&gt;&lt;img src="https://raw.githubusercontent.com/StorageB/icons/main/GNOME46Adwaita/light/face-plain-symbolic.svg" width="22" alt="face-plain-symbolic"&gt;&lt;/a&gt;&amp;nbsp; &amp;nbsp; face-plain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91] &amp; CHAR(34) &amp;   &#10;&quot; width=&quot; &amp; CHAR(34) &amp; &quot;22&quot; &amp; CHAR(34) &amp; &quot; alt=&quot; &amp; CHAR(34) &amp; [.B291] &amp; CHAR(34) &amp; &quot;&gt;&lt;/a&gt;&quot; &amp;  &#10;&quot;&amp;nbsp; &amp;nbsp; &quot; &amp; [.B291] &amp; &quot;&lt;br&gt;&quot;" office:value-type="string" office:string-value="&lt;a href=&quot;#&quot;&gt;&lt;img src=&quot;https://raw.githubusercontent.com/StorageB/icons/main/GNOME46Adwaita/dark/face-plain-symbolic.svg&quot; width=&quot;22&quot; alt=&quot;face-plain-symbolic&quot;&gt;&lt;/a&gt;&amp;nbsp; &amp;nbsp; face-plain-symbolic&lt;br&gt;" calcext:value-type="string">
            <text:p>&lt;a href="#"&gt;&lt;img src="https://raw.githubusercontent.com/StorageB/icons/main/GNOME46Adwaita/dark/face-plain-symbolic.svg" width="22" alt="face-plain-symbolic"&gt;&lt;/a&gt;&amp;nbsp; &amp;nbsp; face-plain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ce-raspberry-symbolic.svg</text:p>
          </table:table-cell>
          <table:table-cell office:value-type="string" calcext:value-type="string">
            <text:p>face-raspberr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9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92] &amp; CHAR(34) &amp; &quot;&gt;&quot; &amp; &#10;&quot;&lt;img alt=&quot; &amp; CHAR(34) &amp; [.B29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92] &amp; &quot;&lt;br&gt;&quot;" office:value-type="string" office:string-value="&lt;picture&gt;&lt;source media=&quot;(prefers-color-scheme: dark)&quot; srcset=&quot;https://github.com/StorageB/icons/blob/main/GNOME48Adwaita/light/face-raspberry-symbolic.svg&quot;&gt;&lt;source media=&quot;(prefers-color-scheme: light)&quot; srcset=&quot;https://github.com/StorageB/icons/blob/main/GNOME48Adwaita/dark/face-raspberry-symbolic.svg&quot;&gt;&lt;img alt=&quot;face-raspberry-symbolic&quot; src=&quot;https://user-images.githubusercontent.com/25423296/163456779-a8556205-d0a5-45e2-ac17-42d089e3c3f8.png&quot;&gt;&lt;/picture&gt; &amp;nbsp; &amp;nbsp;face-raspberry-symbolic&lt;br&gt;" calcext:value-type="string">
            <text:p>&lt;picture&gt;&lt;source media="(prefers-color-scheme: dark)" srcset="https://github.com/StorageB/icons/blob/main/GNOME48Adwaita/light/face-raspberry-symbolic.svg"&gt;&lt;source media="(prefers-color-scheme: light)" srcset="https://github.com/StorageB/icons/blob/main/GNOME48Adwaita/dark/face-raspberry-symbolic.svg"&gt;&lt;img alt="face-raspberry-symbolic" src="https://user-images.githubusercontent.com/25423296/163456779-a8556205-d0a5-45e2-ac17-42d089e3c3f8.png"&gt;&lt;/picture&gt; &amp;nbsp; &amp;nbsp;face-raspberry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92] &amp; CHAR(34) &amp;  &#10;&quot; width=&quot; &amp; CHAR(34) &amp; &quot;22&quot; &amp; CHAR(34) &amp; &quot; alt=&quot; &amp; CHAR(34) &amp; [.B292] &amp; CHAR(34) &amp; &quot;&gt;&lt;/a&gt;&quot; &amp; &#10;&quot;&amp;nbsp; &amp;nbsp; &quot; &amp; [.B292] &amp; &quot;&lt;br&gt;&quot;" office:value-type="string" office:string-value="&lt;a href=&quot;#&quot;&gt;&lt;img src=&quot;https://raw.githubusercontent.com/StorageB/icons/main/GNOME46Adwaita/light/face-raspberry-symbolic.svg&quot; width=&quot;22&quot; alt=&quot;face-raspberry-symbolic&quot;&gt;&lt;/a&gt;&amp;nbsp; &amp;nbsp; face-raspberry-symbolic&lt;br&gt;" calcext:value-type="string">
            <text:p>&lt;a href="#"&gt;&lt;img src="https://raw.githubusercontent.com/StorageB/icons/main/GNOME46Adwaita/light/face-raspberry-symbolic.svg" width="22" alt="face-raspberry-symbolic"&gt;&lt;/a&gt;&amp;nbsp; &amp;nbsp; face-raspberry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92] &amp; CHAR(34) &amp;   &#10;&quot; width=&quot; &amp; CHAR(34) &amp; &quot;22&quot; &amp; CHAR(34) &amp; &quot; alt=&quot; &amp; CHAR(34) &amp; [.B292] &amp; CHAR(34) &amp; &quot;&gt;&lt;/a&gt;&quot; &amp;  &#10;&quot;&amp;nbsp; &amp;nbsp; &quot; &amp; [.B292] &amp; &quot;&lt;br&gt;&quot;" office:value-type="string" office:string-value="&lt;a href=&quot;#&quot;&gt;&lt;img src=&quot;https://raw.githubusercontent.com/StorageB/icons/main/GNOME46Adwaita/dark/face-raspberry-symbolic.svg&quot; width=&quot;22&quot; alt=&quot;face-raspberry-symbolic&quot;&gt;&lt;/a&gt;&amp;nbsp; &amp;nbsp; face-raspberry-symbolic&lt;br&gt;" calcext:value-type="string">
            <text:p>&lt;a href="#"&gt;&lt;img src="https://raw.githubusercontent.com/StorageB/icons/main/GNOME46Adwaita/dark/face-raspberry-symbolic.svg" width="22" alt="face-raspberry-symbolic"&gt;&lt;/a&gt;&amp;nbsp; &amp;nbsp; face-raspberry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ce-sad-symbolic.svg</text:p>
          </table:table-cell>
          <table:table-cell office:value-type="string" calcext:value-type="string">
            <text:p>face-sa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9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93] &amp; CHAR(34) &amp; &quot;&gt;&quot; &amp; &#10;&quot;&lt;img alt=&quot; &amp; CHAR(34) &amp; [.B29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93] &amp; &quot;&lt;br&gt;&quot;" office:value-type="string" office:string-value="&lt;picture&gt;&lt;source media=&quot;(prefers-color-scheme: dark)&quot; srcset=&quot;https://github.com/StorageB/icons/blob/main/GNOME48Adwaita/light/face-sad-symbolic.svg&quot;&gt;&lt;source media=&quot;(prefers-color-scheme: light)&quot; srcset=&quot;https://github.com/StorageB/icons/blob/main/GNOME48Adwaita/dark/face-sad-symbolic.svg&quot;&gt;&lt;img alt=&quot;face-sad-symbolic&quot; src=&quot;https://user-images.githubusercontent.com/25423296/163456779-a8556205-d0a5-45e2-ac17-42d089e3c3f8.png&quot;&gt;&lt;/picture&gt; &amp;nbsp; &amp;nbsp;face-sad-symbolic&lt;br&gt;" calcext:value-type="string">
            <text:p>&lt;picture&gt;&lt;source media="(prefers-color-scheme: dark)" srcset="https://github.com/StorageB/icons/blob/main/GNOME48Adwaita/light/face-sad-symbolic.svg"&gt;&lt;source media="(prefers-color-scheme: light)" srcset="https://github.com/StorageB/icons/blob/main/GNOME48Adwaita/dark/face-sad-symbolic.svg"&gt;&lt;img alt="face-sad-symbolic" src="https://user-images.githubusercontent.com/25423296/163456779-a8556205-d0a5-45e2-ac17-42d089e3c3f8.png"&gt;&lt;/picture&gt; &amp;nbsp; &amp;nbsp;face-sa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93] &amp; CHAR(34) &amp;  &#10;&quot; width=&quot; &amp; CHAR(34) &amp; &quot;22&quot; &amp; CHAR(34) &amp; &quot; alt=&quot; &amp; CHAR(34) &amp; [.B293] &amp; CHAR(34) &amp; &quot;&gt;&lt;/a&gt;&quot; &amp; &#10;&quot;&amp;nbsp; &amp;nbsp; &quot; &amp; [.B293] &amp; &quot;&lt;br&gt;&quot;" office:value-type="string" office:string-value="&lt;a href=&quot;#&quot;&gt;&lt;img src=&quot;https://raw.githubusercontent.com/StorageB/icons/main/GNOME46Adwaita/light/face-sad-symbolic.svg&quot; width=&quot;22&quot; alt=&quot;face-sad-symbolic&quot;&gt;&lt;/a&gt;&amp;nbsp; &amp;nbsp; face-sad-symbolic&lt;br&gt;" calcext:value-type="string">
            <text:p>&lt;a href="#"&gt;&lt;img src="https://raw.githubusercontent.com/StorageB/icons/main/GNOME46Adwaita/light/face-sad-symbolic.svg" width="22" alt="face-sad-symbolic"&gt;&lt;/a&gt;&amp;nbsp; &amp;nbsp; face-sa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93] &amp; CHAR(34) &amp;   &#10;&quot; width=&quot; &amp; CHAR(34) &amp; &quot;22&quot; &amp; CHAR(34) &amp; &quot; alt=&quot; &amp; CHAR(34) &amp; [.B293] &amp; CHAR(34) &amp; &quot;&gt;&lt;/a&gt;&quot; &amp;  &#10;&quot;&amp;nbsp; &amp;nbsp; &quot; &amp; [.B293] &amp; &quot;&lt;br&gt;&quot;" office:value-type="string" office:string-value="&lt;a href=&quot;#&quot;&gt;&lt;img src=&quot;https://raw.githubusercontent.com/StorageB/icons/main/GNOME46Adwaita/dark/face-sad-symbolic.svg&quot; width=&quot;22&quot; alt=&quot;face-sad-symbolic&quot;&gt;&lt;/a&gt;&amp;nbsp; &amp;nbsp; face-sad-symbolic&lt;br&gt;" calcext:value-type="string">
            <text:p>&lt;a href="#"&gt;&lt;img src="https://raw.githubusercontent.com/StorageB/icons/main/GNOME46Adwaita/dark/face-sad-symbolic.svg" width="22" alt="face-sad-symbolic"&gt;&lt;/a&gt;&amp;nbsp; &amp;nbsp; face-sa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ce-shutmouth-symbolic.svg</text:p>
          </table:table-cell>
          <table:table-cell office:value-type="string" calcext:value-type="string">
            <text:p>face-shutmout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9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94] &amp; CHAR(34) &amp; &quot;&gt;&quot; &amp; &#10;&quot;&lt;img alt=&quot; &amp; CHAR(34) &amp; [.B29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94] &amp; &quot;&lt;br&gt;&quot;" office:value-type="string" office:string-value="&lt;picture&gt;&lt;source media=&quot;(prefers-color-scheme: dark)&quot; srcset=&quot;https://github.com/StorageB/icons/blob/main/GNOME48Adwaita/light/face-shutmouth-symbolic.svg&quot;&gt;&lt;source media=&quot;(prefers-color-scheme: light)&quot; srcset=&quot;https://github.com/StorageB/icons/blob/main/GNOME48Adwaita/dark/face-shutmouth-symbolic.svg&quot;&gt;&lt;img alt=&quot;face-shutmouth-symbolic&quot; src=&quot;https://user-images.githubusercontent.com/25423296/163456779-a8556205-d0a5-45e2-ac17-42d089e3c3f8.png&quot;&gt;&lt;/picture&gt; &amp;nbsp; &amp;nbsp;face-shutmouth-symbolic&lt;br&gt;" calcext:value-type="string">
            <text:p>&lt;picture&gt;&lt;source media="(prefers-color-scheme: dark)" srcset="https://github.com/StorageB/icons/blob/main/GNOME48Adwaita/light/face-shutmouth-symbolic.svg"&gt;&lt;source media="(prefers-color-scheme: light)" srcset="https://github.com/StorageB/icons/blob/main/GNOME48Adwaita/dark/face-shutmouth-symbolic.svg"&gt;&lt;img alt="face-shutmouth-symbolic" src="https://user-images.githubusercontent.com/25423296/163456779-a8556205-d0a5-45e2-ac17-42d089e3c3f8.png"&gt;&lt;/picture&gt; &amp;nbsp; &amp;nbsp;face-shutmouth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94] &amp; CHAR(34) &amp;  &#10;&quot; width=&quot; &amp; CHAR(34) &amp; &quot;22&quot; &amp; CHAR(34) &amp; &quot; alt=&quot; &amp; CHAR(34) &amp; [.B294] &amp; CHAR(34) &amp; &quot;&gt;&lt;/a&gt;&quot; &amp; &#10;&quot;&amp;nbsp; &amp;nbsp; &quot; &amp; [.B294] &amp; &quot;&lt;br&gt;&quot;" office:value-type="string" office:string-value="&lt;a href=&quot;#&quot;&gt;&lt;img src=&quot;https://raw.githubusercontent.com/StorageB/icons/main/GNOME46Adwaita/light/face-shutmouth-symbolic.svg&quot; width=&quot;22&quot; alt=&quot;face-shutmouth-symbolic&quot;&gt;&lt;/a&gt;&amp;nbsp; &amp;nbsp; face-shutmouth-symbolic&lt;br&gt;" calcext:value-type="string">
            <text:p>&lt;a href="#"&gt;&lt;img src="https://raw.githubusercontent.com/StorageB/icons/main/GNOME46Adwaita/light/face-shutmouth-symbolic.svg" width="22" alt="face-shutmouth-symbolic"&gt;&lt;/a&gt;&amp;nbsp; &amp;nbsp; face-shutmouth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94] &amp; CHAR(34) &amp;   &#10;&quot; width=&quot; &amp; CHAR(34) &amp; &quot;22&quot; &amp; CHAR(34) &amp; &quot; alt=&quot; &amp; CHAR(34) &amp; [.B294] &amp; CHAR(34) &amp; &quot;&gt;&lt;/a&gt;&quot; &amp;  &#10;&quot;&amp;nbsp; &amp;nbsp; &quot; &amp; [.B294] &amp; &quot;&lt;br&gt;&quot;" office:value-type="string" office:string-value="&lt;a href=&quot;#&quot;&gt;&lt;img src=&quot;https://raw.githubusercontent.com/StorageB/icons/main/GNOME46Adwaita/dark/face-shutmouth-symbolic.svg&quot; width=&quot;22&quot; alt=&quot;face-shutmouth-symbolic&quot;&gt;&lt;/a&gt;&amp;nbsp; &amp;nbsp; face-shutmouth-symbolic&lt;br&gt;" calcext:value-type="string">
            <text:p>&lt;a href="#"&gt;&lt;img src="https://raw.githubusercontent.com/StorageB/icons/main/GNOME46Adwaita/dark/face-shutmouth-symbolic.svg" width="22" alt="face-shutmouth-symbolic"&gt;&lt;/a&gt;&amp;nbsp; &amp;nbsp; face-shutmouth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ce-sick-symbolic.svg</text:p>
          </table:table-cell>
          <table:table-cell office:value-type="string" calcext:value-type="string">
            <text:p>face-sic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9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95] &amp; CHAR(34) &amp; &quot;&gt;&quot; &amp; &#10;&quot;&lt;img alt=&quot; &amp; CHAR(34) &amp; [.B29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95] &amp; &quot;&lt;br&gt;&quot;" office:value-type="string" office:string-value="&lt;picture&gt;&lt;source media=&quot;(prefers-color-scheme: dark)&quot; srcset=&quot;https://github.com/StorageB/icons/blob/main/GNOME48Adwaita/light/face-sick-symbolic.svg&quot;&gt;&lt;source media=&quot;(prefers-color-scheme: light)&quot; srcset=&quot;https://github.com/StorageB/icons/blob/main/GNOME48Adwaita/dark/face-sick-symbolic.svg&quot;&gt;&lt;img alt=&quot;face-sick-symbolic&quot; src=&quot;https://user-images.githubusercontent.com/25423296/163456779-a8556205-d0a5-45e2-ac17-42d089e3c3f8.png&quot;&gt;&lt;/picture&gt; &amp;nbsp; &amp;nbsp;face-sick-symbolic&lt;br&gt;" calcext:value-type="string">
            <text:p>&lt;picture&gt;&lt;source media="(prefers-color-scheme: dark)" srcset="https://github.com/StorageB/icons/blob/main/GNOME48Adwaita/light/face-sick-symbolic.svg"&gt;&lt;source media="(prefers-color-scheme: light)" srcset="https://github.com/StorageB/icons/blob/main/GNOME48Adwaita/dark/face-sick-symbolic.svg"&gt;&lt;img alt="face-sick-symbolic" src="https://user-images.githubusercontent.com/25423296/163456779-a8556205-d0a5-45e2-ac17-42d089e3c3f8.png"&gt;&lt;/picture&gt; &amp;nbsp; &amp;nbsp;face-sick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95] &amp; CHAR(34) &amp;  &#10;&quot; width=&quot; &amp; CHAR(34) &amp; &quot;22&quot; &amp; CHAR(34) &amp; &quot; alt=&quot; &amp; CHAR(34) &amp; [.B295] &amp; CHAR(34) &amp; &quot;&gt;&lt;/a&gt;&quot; &amp; &#10;&quot;&amp;nbsp; &amp;nbsp; &quot; &amp; [.B295] &amp; &quot;&lt;br&gt;&quot;" office:value-type="string" office:string-value="&lt;a href=&quot;#&quot;&gt;&lt;img src=&quot;https://raw.githubusercontent.com/StorageB/icons/main/GNOME46Adwaita/light/face-sick-symbolic.svg&quot; width=&quot;22&quot; alt=&quot;face-sick-symbolic&quot;&gt;&lt;/a&gt;&amp;nbsp; &amp;nbsp; face-sick-symbolic&lt;br&gt;" calcext:value-type="string">
            <text:p>&lt;a href="#"&gt;&lt;img src="https://raw.githubusercontent.com/StorageB/icons/main/GNOME46Adwaita/light/face-sick-symbolic.svg" width="22" alt="face-sick-symbolic"&gt;&lt;/a&gt;&amp;nbsp; &amp;nbsp; face-sick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95] &amp; CHAR(34) &amp;   &#10;&quot; width=&quot; &amp; CHAR(34) &amp; &quot;22&quot; &amp; CHAR(34) &amp; &quot; alt=&quot; &amp; CHAR(34) &amp; [.B295] &amp; CHAR(34) &amp; &quot;&gt;&lt;/a&gt;&quot; &amp;  &#10;&quot;&amp;nbsp; &amp;nbsp; &quot; &amp; [.B295] &amp; &quot;&lt;br&gt;&quot;" office:value-type="string" office:string-value="&lt;a href=&quot;#&quot;&gt;&lt;img src=&quot;https://raw.githubusercontent.com/StorageB/icons/main/GNOME46Adwaita/dark/face-sick-symbolic.svg&quot; width=&quot;22&quot; alt=&quot;face-sick-symbolic&quot;&gt;&lt;/a&gt;&amp;nbsp; &amp;nbsp; face-sick-symbolic&lt;br&gt;" calcext:value-type="string">
            <text:p>&lt;a href="#"&gt;&lt;img src="https://raw.githubusercontent.com/StorageB/icons/main/GNOME46Adwaita/dark/face-sick-symbolic.svg" width="22" alt="face-sick-symbolic"&gt;&lt;/a&gt;&amp;nbsp; &amp;nbsp; face-sick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ce-smile-big-symbolic.svg</text:p>
          </table:table-cell>
          <table:table-cell office:value-type="string" calcext:value-type="string">
            <text:p>face-smile-bi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9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96] &amp; CHAR(34) &amp; &quot;&gt;&quot; &amp; &#10;&quot;&lt;img alt=&quot; &amp; CHAR(34) &amp; [.B29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96] &amp; &quot;&lt;br&gt;&quot;" office:value-type="string" office:string-value="&lt;picture&gt;&lt;source media=&quot;(prefers-color-scheme: dark)&quot; srcset=&quot;https://github.com/StorageB/icons/blob/main/GNOME48Adwaita/light/face-smile-big-symbolic.svg&quot;&gt;&lt;source media=&quot;(prefers-color-scheme: light)&quot; srcset=&quot;https://github.com/StorageB/icons/blob/main/GNOME48Adwaita/dark/face-smile-big-symbolic.svg&quot;&gt;&lt;img alt=&quot;face-smile-big-symbolic&quot; src=&quot;https://user-images.githubusercontent.com/25423296/163456779-a8556205-d0a5-45e2-ac17-42d089e3c3f8.png&quot;&gt;&lt;/picture&gt; &amp;nbsp; &amp;nbsp;face-smile-big-symbolic&lt;br&gt;" calcext:value-type="string">
            <text:p>&lt;picture&gt;&lt;source media="(prefers-color-scheme: dark)" srcset="https://github.com/StorageB/icons/blob/main/GNOME48Adwaita/light/face-smile-big-symbolic.svg"&gt;&lt;source media="(prefers-color-scheme: light)" srcset="https://github.com/StorageB/icons/blob/main/GNOME48Adwaita/dark/face-smile-big-symbolic.svg"&gt;&lt;img alt="face-smile-big-symbolic" src="https://user-images.githubusercontent.com/25423296/163456779-a8556205-d0a5-45e2-ac17-42d089e3c3f8.png"&gt;&lt;/picture&gt; &amp;nbsp; &amp;nbsp;face-smile-bi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96] &amp; CHAR(34) &amp;  &#10;&quot; width=&quot; &amp; CHAR(34) &amp; &quot;22&quot; &amp; CHAR(34) &amp; &quot; alt=&quot; &amp; CHAR(34) &amp; [.B296] &amp; CHAR(34) &amp; &quot;&gt;&lt;/a&gt;&quot; &amp; &#10;&quot;&amp;nbsp; &amp;nbsp; &quot; &amp; [.B296] &amp; &quot;&lt;br&gt;&quot;" office:value-type="string" office:string-value="&lt;a href=&quot;#&quot;&gt;&lt;img src=&quot;https://raw.githubusercontent.com/StorageB/icons/main/GNOME46Adwaita/light/face-smile-big-symbolic.svg&quot; width=&quot;22&quot; alt=&quot;face-smile-big-symbolic&quot;&gt;&lt;/a&gt;&amp;nbsp; &amp;nbsp; face-smile-big-symbolic&lt;br&gt;" calcext:value-type="string">
            <text:p>&lt;a href="#"&gt;&lt;img src="https://raw.githubusercontent.com/StorageB/icons/main/GNOME46Adwaita/light/face-smile-big-symbolic.svg" width="22" alt="face-smile-big-symbolic"&gt;&lt;/a&gt;&amp;nbsp; &amp;nbsp; face-smile-bi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96] &amp; CHAR(34) &amp;   &#10;&quot; width=&quot; &amp; CHAR(34) &amp; &quot;22&quot; &amp; CHAR(34) &amp; &quot; alt=&quot; &amp; CHAR(34) &amp; [.B296] &amp; CHAR(34) &amp; &quot;&gt;&lt;/a&gt;&quot; &amp;  &#10;&quot;&amp;nbsp; &amp;nbsp; &quot; &amp; [.B296] &amp; &quot;&lt;br&gt;&quot;" office:value-type="string" office:string-value="&lt;a href=&quot;#&quot;&gt;&lt;img src=&quot;https://raw.githubusercontent.com/StorageB/icons/main/GNOME46Adwaita/dark/face-smile-big-symbolic.svg&quot; width=&quot;22&quot; alt=&quot;face-smile-big-symbolic&quot;&gt;&lt;/a&gt;&amp;nbsp; &amp;nbsp; face-smile-big-symbolic&lt;br&gt;" calcext:value-type="string">
            <text:p>&lt;a href="#"&gt;&lt;img src="https://raw.githubusercontent.com/StorageB/icons/main/GNOME46Adwaita/dark/face-smile-big-symbolic.svg" width="22" alt="face-smile-big-symbolic"&gt;&lt;/a&gt;&amp;nbsp; &amp;nbsp; face-smile-bi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ce-smile-symbolic.svg</text:p>
          </table:table-cell>
          <table:table-cell office:value-type="string" calcext:value-type="string">
            <text:p>face-smi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9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97] &amp; CHAR(34) &amp; &quot;&gt;&quot; &amp; &#10;&quot;&lt;img alt=&quot; &amp; CHAR(34) &amp; [.B29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97] &amp; &quot;&lt;br&gt;&quot;" office:value-type="string" office:string-value="&lt;picture&gt;&lt;source media=&quot;(prefers-color-scheme: dark)&quot; srcset=&quot;https://github.com/StorageB/icons/blob/main/GNOME48Adwaita/light/face-smile-symbolic.svg&quot;&gt;&lt;source media=&quot;(prefers-color-scheme: light)&quot; srcset=&quot;https://github.com/StorageB/icons/blob/main/GNOME48Adwaita/dark/face-smile-symbolic.svg&quot;&gt;&lt;img alt=&quot;face-smile-symbolic&quot; src=&quot;https://user-images.githubusercontent.com/25423296/163456779-a8556205-d0a5-45e2-ac17-42d089e3c3f8.png&quot;&gt;&lt;/picture&gt; &amp;nbsp; &amp;nbsp;face-smile-symbolic&lt;br&gt;" calcext:value-type="string">
            <text:p>&lt;picture&gt;&lt;source media="(prefers-color-scheme: dark)" srcset="https://github.com/StorageB/icons/blob/main/GNOME48Adwaita/light/face-smile-symbolic.svg"&gt;&lt;source media="(prefers-color-scheme: light)" srcset="https://github.com/StorageB/icons/blob/main/GNOME48Adwaita/dark/face-smile-symbolic.svg"&gt;&lt;img alt="face-smile-symbolic" src="https://user-images.githubusercontent.com/25423296/163456779-a8556205-d0a5-45e2-ac17-42d089e3c3f8.png"&gt;&lt;/picture&gt; &amp;nbsp; &amp;nbsp;face-smil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97] &amp; CHAR(34) &amp;  &#10;&quot; width=&quot; &amp; CHAR(34) &amp; &quot;22&quot; &amp; CHAR(34) &amp; &quot; alt=&quot; &amp; CHAR(34) &amp; [.B297] &amp; CHAR(34) &amp; &quot;&gt;&lt;/a&gt;&quot; &amp; &#10;&quot;&amp;nbsp; &amp;nbsp; &quot; &amp; [.B297] &amp; &quot;&lt;br&gt;&quot;" office:value-type="string" office:string-value="&lt;a href=&quot;#&quot;&gt;&lt;img src=&quot;https://raw.githubusercontent.com/StorageB/icons/main/GNOME46Adwaita/light/face-smile-symbolic.svg&quot; width=&quot;22&quot; alt=&quot;face-smile-symbolic&quot;&gt;&lt;/a&gt;&amp;nbsp; &amp;nbsp; face-smile-symbolic&lt;br&gt;" calcext:value-type="string">
            <text:p>&lt;a href="#"&gt;&lt;img src="https://raw.githubusercontent.com/StorageB/icons/main/GNOME46Adwaita/light/face-smile-symbolic.svg" width="22" alt="face-smile-symbolic"&gt;&lt;/a&gt;&amp;nbsp; &amp;nbsp; face-smil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97] &amp; CHAR(34) &amp;   &#10;&quot; width=&quot; &amp; CHAR(34) &amp; &quot;22&quot; &amp; CHAR(34) &amp; &quot; alt=&quot; &amp; CHAR(34) &amp; [.B297] &amp; CHAR(34) &amp; &quot;&gt;&lt;/a&gt;&quot; &amp;  &#10;&quot;&amp;nbsp; &amp;nbsp; &quot; &amp; [.B297] &amp; &quot;&lt;br&gt;&quot;" office:value-type="string" office:string-value="&lt;a href=&quot;#&quot;&gt;&lt;img src=&quot;https://raw.githubusercontent.com/StorageB/icons/main/GNOME46Adwaita/dark/face-smile-symbolic.svg&quot; width=&quot;22&quot; alt=&quot;face-smile-symbolic&quot;&gt;&lt;/a&gt;&amp;nbsp; &amp;nbsp; face-smile-symbolic&lt;br&gt;" calcext:value-type="string">
            <text:p>&lt;a href="#"&gt;&lt;img src="https://raw.githubusercontent.com/StorageB/icons/main/GNOME46Adwaita/dark/face-smile-symbolic.svg" width="22" alt="face-smile-symbolic"&gt;&lt;/a&gt;&amp;nbsp; &amp;nbsp; face-smil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ce-smirk-symbolic.svg</text:p>
          </table:table-cell>
          <table:table-cell office:value-type="string" calcext:value-type="string">
            <text:p>face-smir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9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98] &amp; CHAR(34) &amp; &quot;&gt;&quot; &amp; &#10;&quot;&lt;img alt=&quot; &amp; CHAR(34) &amp; [.B29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98] &amp; &quot;&lt;br&gt;&quot;" office:value-type="string" office:string-value="&lt;picture&gt;&lt;source media=&quot;(prefers-color-scheme: dark)&quot; srcset=&quot;https://github.com/StorageB/icons/blob/main/GNOME48Adwaita/light/face-smirk-symbolic.svg&quot;&gt;&lt;source media=&quot;(prefers-color-scheme: light)&quot; srcset=&quot;https://github.com/StorageB/icons/blob/main/GNOME48Adwaita/dark/face-smirk-symbolic.svg&quot;&gt;&lt;img alt=&quot;face-smirk-symbolic&quot; src=&quot;https://user-images.githubusercontent.com/25423296/163456779-a8556205-d0a5-45e2-ac17-42d089e3c3f8.png&quot;&gt;&lt;/picture&gt; &amp;nbsp; &amp;nbsp;face-smirk-symbolic&lt;br&gt;" calcext:value-type="string">
            <text:p>&lt;picture&gt;&lt;source media="(prefers-color-scheme: dark)" srcset="https://github.com/StorageB/icons/blob/main/GNOME48Adwaita/light/face-smirk-symbolic.svg"&gt;&lt;source media="(prefers-color-scheme: light)" srcset="https://github.com/StorageB/icons/blob/main/GNOME48Adwaita/dark/face-smirk-symbolic.svg"&gt;&lt;img alt="face-smirk-symbolic" src="https://user-images.githubusercontent.com/25423296/163456779-a8556205-d0a5-45e2-ac17-42d089e3c3f8.png"&gt;&lt;/picture&gt; &amp;nbsp; &amp;nbsp;face-smirk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98] &amp; CHAR(34) &amp;  &#10;&quot; width=&quot; &amp; CHAR(34) &amp; &quot;22&quot; &amp; CHAR(34) &amp; &quot; alt=&quot; &amp; CHAR(34) &amp; [.B298] &amp; CHAR(34) &amp; &quot;&gt;&lt;/a&gt;&quot; &amp; &#10;&quot;&amp;nbsp; &amp;nbsp; &quot; &amp; [.B298] &amp; &quot;&lt;br&gt;&quot;" office:value-type="string" office:string-value="&lt;a href=&quot;#&quot;&gt;&lt;img src=&quot;https://raw.githubusercontent.com/StorageB/icons/main/GNOME46Adwaita/light/face-smirk-symbolic.svg&quot; width=&quot;22&quot; alt=&quot;face-smirk-symbolic&quot;&gt;&lt;/a&gt;&amp;nbsp; &amp;nbsp; face-smirk-symbolic&lt;br&gt;" calcext:value-type="string">
            <text:p>&lt;a href="#"&gt;&lt;img src="https://raw.githubusercontent.com/StorageB/icons/main/GNOME46Adwaita/light/face-smirk-symbolic.svg" width="22" alt="face-smirk-symbolic"&gt;&lt;/a&gt;&amp;nbsp; &amp;nbsp; face-smirk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98] &amp; CHAR(34) &amp;   &#10;&quot; width=&quot; &amp; CHAR(34) &amp; &quot;22&quot; &amp; CHAR(34) &amp; &quot; alt=&quot; &amp; CHAR(34) &amp; [.B298] &amp; CHAR(34) &amp; &quot;&gt;&lt;/a&gt;&quot; &amp;  &#10;&quot;&amp;nbsp; &amp;nbsp; &quot; &amp; [.B298] &amp; &quot;&lt;br&gt;&quot;" office:value-type="string" office:string-value="&lt;a href=&quot;#&quot;&gt;&lt;img src=&quot;https://raw.githubusercontent.com/StorageB/icons/main/GNOME46Adwaita/dark/face-smirk-symbolic.svg&quot; width=&quot;22&quot; alt=&quot;face-smirk-symbolic&quot;&gt;&lt;/a&gt;&amp;nbsp; &amp;nbsp; face-smirk-symbolic&lt;br&gt;" calcext:value-type="string">
            <text:p>&lt;a href="#"&gt;&lt;img src="https://raw.githubusercontent.com/StorageB/icons/main/GNOME46Adwaita/dark/face-smirk-symbolic.svg" width="22" alt="face-smirk-symbolic"&gt;&lt;/a&gt;&amp;nbsp; &amp;nbsp; face-smirk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ce-surprise-symbolic.svg</text:p>
          </table:table-cell>
          <table:table-cell office:value-type="string" calcext:value-type="string">
            <text:p>face-surpris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9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99] &amp; CHAR(34) &amp; &quot;&gt;&quot; &amp; &#10;&quot;&lt;img alt=&quot; &amp; CHAR(34) &amp; [.B29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99] &amp; &quot;&lt;br&gt;&quot;" office:value-type="string" office:string-value="&lt;picture&gt;&lt;source media=&quot;(prefers-color-scheme: dark)&quot; srcset=&quot;https://github.com/StorageB/icons/blob/main/GNOME48Adwaita/light/face-surprise-symbolic.svg&quot;&gt;&lt;source media=&quot;(prefers-color-scheme: light)&quot; srcset=&quot;https://github.com/StorageB/icons/blob/main/GNOME48Adwaita/dark/face-surprise-symbolic.svg&quot;&gt;&lt;img alt=&quot;face-surprise-symbolic&quot; src=&quot;https://user-images.githubusercontent.com/25423296/163456779-a8556205-d0a5-45e2-ac17-42d089e3c3f8.png&quot;&gt;&lt;/picture&gt; &amp;nbsp; &amp;nbsp;face-surprise-symbolic&lt;br&gt;" calcext:value-type="string">
            <text:p>&lt;picture&gt;&lt;source media="(prefers-color-scheme: dark)" srcset="https://github.com/StorageB/icons/blob/main/GNOME48Adwaita/light/face-surprise-symbolic.svg"&gt;&lt;source media="(prefers-color-scheme: light)" srcset="https://github.com/StorageB/icons/blob/main/GNOME48Adwaita/dark/face-surprise-symbolic.svg"&gt;&lt;img alt="face-surprise-symbolic" src="https://user-images.githubusercontent.com/25423296/163456779-a8556205-d0a5-45e2-ac17-42d089e3c3f8.png"&gt;&lt;/picture&gt; &amp;nbsp; &amp;nbsp;face-surpris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299] &amp; CHAR(34) &amp;  &#10;&quot; width=&quot; &amp; CHAR(34) &amp; &quot;22&quot; &amp; CHAR(34) &amp; &quot; alt=&quot; &amp; CHAR(34) &amp; [.B299] &amp; CHAR(34) &amp; &quot;&gt;&lt;/a&gt;&quot; &amp; &#10;&quot;&amp;nbsp; &amp;nbsp; &quot; &amp; [.B299] &amp; &quot;&lt;br&gt;&quot;" office:value-type="string" office:string-value="&lt;a href=&quot;#&quot;&gt;&lt;img src=&quot;https://raw.githubusercontent.com/StorageB/icons/main/GNOME46Adwaita/light/face-surprise-symbolic.svg&quot; width=&quot;22&quot; alt=&quot;face-surprise-symbolic&quot;&gt;&lt;/a&gt;&amp;nbsp; &amp;nbsp; face-surprise-symbolic&lt;br&gt;" calcext:value-type="string">
            <text:p>&lt;a href="#"&gt;&lt;img src="https://raw.githubusercontent.com/StorageB/icons/main/GNOME46Adwaita/light/face-surprise-symbolic.svg" width="22" alt="face-surprise-symbolic"&gt;&lt;/a&gt;&amp;nbsp; &amp;nbsp; face-surpris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299] &amp; CHAR(34) &amp;   &#10;&quot; width=&quot; &amp; CHAR(34) &amp; &quot;22&quot; &amp; CHAR(34) &amp; &quot; alt=&quot; &amp; CHAR(34) &amp; [.B299] &amp; CHAR(34) &amp; &quot;&gt;&lt;/a&gt;&quot; &amp;  &#10;&quot;&amp;nbsp; &amp;nbsp; &quot; &amp; [.B299] &amp; &quot;&lt;br&gt;&quot;" office:value-type="string" office:string-value="&lt;a href=&quot;#&quot;&gt;&lt;img src=&quot;https://raw.githubusercontent.com/StorageB/icons/main/GNOME46Adwaita/dark/face-surprise-symbolic.svg&quot; width=&quot;22&quot; alt=&quot;face-surprise-symbolic&quot;&gt;&lt;/a&gt;&amp;nbsp; &amp;nbsp; face-surprise-symbolic&lt;br&gt;" calcext:value-type="string">
            <text:p>&lt;a href="#"&gt;&lt;img src="https://raw.githubusercontent.com/StorageB/icons/main/GNOME46Adwaita/dark/face-surprise-symbolic.svg" width="22" alt="face-surprise-symbolic"&gt;&lt;/a&gt;&amp;nbsp; &amp;nbsp; face-surpris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ce-tired-symbolic.svg</text:p>
          </table:table-cell>
          <table:table-cell office:value-type="string" calcext:value-type="string">
            <text:p>face-tir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0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00] &amp; CHAR(34) &amp; &quot;&gt;&quot; &amp; &#10;&quot;&lt;img alt=&quot; &amp; CHAR(34) &amp; [.B30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00] &amp; &quot;&lt;br&gt;&quot;" office:value-type="string" office:string-value="&lt;picture&gt;&lt;source media=&quot;(prefers-color-scheme: dark)&quot; srcset=&quot;https://github.com/StorageB/icons/blob/main/GNOME48Adwaita/light/face-tired-symbolic.svg&quot;&gt;&lt;source media=&quot;(prefers-color-scheme: light)&quot; srcset=&quot;https://github.com/StorageB/icons/blob/main/GNOME48Adwaita/dark/face-tired-symbolic.svg&quot;&gt;&lt;img alt=&quot;face-tired-symbolic&quot; src=&quot;https://user-images.githubusercontent.com/25423296/163456779-a8556205-d0a5-45e2-ac17-42d089e3c3f8.png&quot;&gt;&lt;/picture&gt; &amp;nbsp; &amp;nbsp;face-tired-symbolic&lt;br&gt;" calcext:value-type="string">
            <text:p>&lt;picture&gt;&lt;source media="(prefers-color-scheme: dark)" srcset="https://github.com/StorageB/icons/blob/main/GNOME48Adwaita/light/face-tired-symbolic.svg"&gt;&lt;source media="(prefers-color-scheme: light)" srcset="https://github.com/StorageB/icons/blob/main/GNOME48Adwaita/dark/face-tired-symbolic.svg"&gt;&lt;img alt="face-tired-symbolic" src="https://user-images.githubusercontent.com/25423296/163456779-a8556205-d0a5-45e2-ac17-42d089e3c3f8.png"&gt;&lt;/picture&gt; &amp;nbsp; &amp;nbsp;face-tir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00] &amp; CHAR(34) &amp;  &#10;&quot; width=&quot; &amp; CHAR(34) &amp; &quot;22&quot; &amp; CHAR(34) &amp; &quot; alt=&quot; &amp; CHAR(34) &amp; [.B300] &amp; CHAR(34) &amp; &quot;&gt;&lt;/a&gt;&quot; &amp; &#10;&quot;&amp;nbsp; &amp;nbsp; &quot; &amp; [.B300] &amp; &quot;&lt;br&gt;&quot;" office:value-type="string" office:string-value="&lt;a href=&quot;#&quot;&gt;&lt;img src=&quot;https://raw.githubusercontent.com/StorageB/icons/main/GNOME46Adwaita/light/face-tired-symbolic.svg&quot; width=&quot;22&quot; alt=&quot;face-tired-symbolic&quot;&gt;&lt;/a&gt;&amp;nbsp; &amp;nbsp; face-tired-symbolic&lt;br&gt;" calcext:value-type="string">
            <text:p>&lt;a href="#"&gt;&lt;img src="https://raw.githubusercontent.com/StorageB/icons/main/GNOME46Adwaita/light/face-tired-symbolic.svg" width="22" alt="face-tired-symbolic"&gt;&lt;/a&gt;&amp;nbsp; &amp;nbsp; face-tir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00] &amp; CHAR(34) &amp;   &#10;&quot; width=&quot; &amp; CHAR(34) &amp; &quot;22&quot; &amp; CHAR(34) &amp; &quot; alt=&quot; &amp; CHAR(34) &amp; [.B300] &amp; CHAR(34) &amp; &quot;&gt;&lt;/a&gt;&quot; &amp;  &#10;&quot;&amp;nbsp; &amp;nbsp; &quot; &amp; [.B300] &amp; &quot;&lt;br&gt;&quot;" office:value-type="string" office:string-value="&lt;a href=&quot;#&quot;&gt;&lt;img src=&quot;https://raw.githubusercontent.com/StorageB/icons/main/GNOME46Adwaita/dark/face-tired-symbolic.svg&quot; width=&quot;22&quot; alt=&quot;face-tired-symbolic&quot;&gt;&lt;/a&gt;&amp;nbsp; &amp;nbsp; face-tired-symbolic&lt;br&gt;" calcext:value-type="string">
            <text:p>&lt;a href="#"&gt;&lt;img src="https://raw.githubusercontent.com/StorageB/icons/main/GNOME46Adwaita/dark/face-tired-symbolic.svg" width="22" alt="face-tired-symbolic"&gt;&lt;/a&gt;&amp;nbsp; &amp;nbsp; face-tir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ce-uncertain-symbolic.svg</text:p>
          </table:table-cell>
          <table:table-cell office:value-type="string" calcext:value-type="string">
            <text:p>face-uncertai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0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01] &amp; CHAR(34) &amp; &quot;&gt;&quot; &amp; &#10;&quot;&lt;img alt=&quot; &amp; CHAR(34) &amp; [.B30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01] &amp; &quot;&lt;br&gt;&quot;" office:value-type="string" office:string-value="&lt;picture&gt;&lt;source media=&quot;(prefers-color-scheme: dark)&quot; srcset=&quot;https://github.com/StorageB/icons/blob/main/GNOME48Adwaita/light/face-uncertain-symbolic.svg&quot;&gt;&lt;source media=&quot;(prefers-color-scheme: light)&quot; srcset=&quot;https://github.com/StorageB/icons/blob/main/GNOME48Adwaita/dark/face-uncertain-symbolic.svg&quot;&gt;&lt;img alt=&quot;face-uncertain-symbolic&quot; src=&quot;https://user-images.githubusercontent.com/25423296/163456779-a8556205-d0a5-45e2-ac17-42d089e3c3f8.png&quot;&gt;&lt;/picture&gt; &amp;nbsp; &amp;nbsp;face-uncertain-symbolic&lt;br&gt;" calcext:value-type="string">
            <text:p>&lt;picture&gt;&lt;source media="(prefers-color-scheme: dark)" srcset="https://github.com/StorageB/icons/blob/main/GNOME48Adwaita/light/face-uncertain-symbolic.svg"&gt;&lt;source media="(prefers-color-scheme: light)" srcset="https://github.com/StorageB/icons/blob/main/GNOME48Adwaita/dark/face-uncertain-symbolic.svg"&gt;&lt;img alt="face-uncertain-symbolic" src="https://user-images.githubusercontent.com/25423296/163456779-a8556205-d0a5-45e2-ac17-42d089e3c3f8.png"&gt;&lt;/picture&gt; &amp;nbsp; &amp;nbsp;face-uncertain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01] &amp; CHAR(34) &amp;  &#10;&quot; width=&quot; &amp; CHAR(34) &amp; &quot;22&quot; &amp; CHAR(34) &amp; &quot; alt=&quot; &amp; CHAR(34) &amp; [.B301] &amp; CHAR(34) &amp; &quot;&gt;&lt;/a&gt;&quot; &amp; &#10;&quot;&amp;nbsp; &amp;nbsp; &quot; &amp; [.B301] &amp; &quot;&lt;br&gt;&quot;" office:value-type="string" office:string-value="&lt;a href=&quot;#&quot;&gt;&lt;img src=&quot;https://raw.githubusercontent.com/StorageB/icons/main/GNOME46Adwaita/light/face-uncertain-symbolic.svg&quot; width=&quot;22&quot; alt=&quot;face-uncertain-symbolic&quot;&gt;&lt;/a&gt;&amp;nbsp; &amp;nbsp; face-uncertain-symbolic&lt;br&gt;" calcext:value-type="string">
            <text:p>&lt;a href="#"&gt;&lt;img src="https://raw.githubusercontent.com/StorageB/icons/main/GNOME46Adwaita/light/face-uncertain-symbolic.svg" width="22" alt="face-uncertain-symbolic"&gt;&lt;/a&gt;&amp;nbsp; &amp;nbsp; face-uncertain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01] &amp; CHAR(34) &amp;   &#10;&quot; width=&quot; &amp; CHAR(34) &amp; &quot;22&quot; &amp; CHAR(34) &amp; &quot; alt=&quot; &amp; CHAR(34) &amp; [.B301] &amp; CHAR(34) &amp; &quot;&gt;&lt;/a&gt;&quot; &amp;  &#10;&quot;&amp;nbsp; &amp;nbsp; &quot; &amp; [.B301] &amp; &quot;&lt;br&gt;&quot;" office:value-type="string" office:string-value="&lt;a href=&quot;#&quot;&gt;&lt;img src=&quot;https://raw.githubusercontent.com/StorageB/icons/main/GNOME46Adwaita/dark/face-uncertain-symbolic.svg&quot; width=&quot;22&quot; alt=&quot;face-uncertain-symbolic&quot;&gt;&lt;/a&gt;&amp;nbsp; &amp;nbsp; face-uncertain-symbolic&lt;br&gt;" calcext:value-type="string">
            <text:p>&lt;a href="#"&gt;&lt;img src="https://raw.githubusercontent.com/StorageB/icons/main/GNOME46Adwaita/dark/face-uncertain-symbolic.svg" width="22" alt="face-uncertain-symbolic"&gt;&lt;/a&gt;&amp;nbsp; &amp;nbsp; face-uncertain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ce-wink-symbolic.svg</text:p>
          </table:table-cell>
          <table:table-cell office:value-type="string" calcext:value-type="string">
            <text:p>face-win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0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02] &amp; CHAR(34) &amp; &quot;&gt;&quot; &amp; &#10;&quot;&lt;img alt=&quot; &amp; CHAR(34) &amp; [.B30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02] &amp; &quot;&lt;br&gt;&quot;" office:value-type="string" office:string-value="&lt;picture&gt;&lt;source media=&quot;(prefers-color-scheme: dark)&quot; srcset=&quot;https://github.com/StorageB/icons/blob/main/GNOME48Adwaita/light/face-wink-symbolic.svg&quot;&gt;&lt;source media=&quot;(prefers-color-scheme: light)&quot; srcset=&quot;https://github.com/StorageB/icons/blob/main/GNOME48Adwaita/dark/face-wink-symbolic.svg&quot;&gt;&lt;img alt=&quot;face-wink-symbolic&quot; src=&quot;https://user-images.githubusercontent.com/25423296/163456779-a8556205-d0a5-45e2-ac17-42d089e3c3f8.png&quot;&gt;&lt;/picture&gt; &amp;nbsp; &amp;nbsp;face-wink-symbolic&lt;br&gt;" calcext:value-type="string">
            <text:p>&lt;picture&gt;&lt;source media="(prefers-color-scheme: dark)" srcset="https://github.com/StorageB/icons/blob/main/GNOME48Adwaita/light/face-wink-symbolic.svg"&gt;&lt;source media="(prefers-color-scheme: light)" srcset="https://github.com/StorageB/icons/blob/main/GNOME48Adwaita/dark/face-wink-symbolic.svg"&gt;&lt;img alt="face-wink-symbolic" src="https://user-images.githubusercontent.com/25423296/163456779-a8556205-d0a5-45e2-ac17-42d089e3c3f8.png"&gt;&lt;/picture&gt; &amp;nbsp; &amp;nbsp;face-wink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02] &amp; CHAR(34) &amp;  &#10;&quot; width=&quot; &amp; CHAR(34) &amp; &quot;22&quot; &amp; CHAR(34) &amp; &quot; alt=&quot; &amp; CHAR(34) &amp; [.B302] &amp; CHAR(34) &amp; &quot;&gt;&lt;/a&gt;&quot; &amp; &#10;&quot;&amp;nbsp; &amp;nbsp; &quot; &amp; [.B302] &amp; &quot;&lt;br&gt;&quot;" office:value-type="string" office:string-value="&lt;a href=&quot;#&quot;&gt;&lt;img src=&quot;https://raw.githubusercontent.com/StorageB/icons/main/GNOME46Adwaita/light/face-wink-symbolic.svg&quot; width=&quot;22&quot; alt=&quot;face-wink-symbolic&quot;&gt;&lt;/a&gt;&amp;nbsp; &amp;nbsp; face-wink-symbolic&lt;br&gt;" calcext:value-type="string">
            <text:p>&lt;a href="#"&gt;&lt;img src="https://raw.githubusercontent.com/StorageB/icons/main/GNOME46Adwaita/light/face-wink-symbolic.svg" width="22" alt="face-wink-symbolic"&gt;&lt;/a&gt;&amp;nbsp; &amp;nbsp; face-wink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02] &amp; CHAR(34) &amp;   &#10;&quot; width=&quot; &amp; CHAR(34) &amp; &quot;22&quot; &amp; CHAR(34) &amp; &quot; alt=&quot; &amp; CHAR(34) &amp; [.B302] &amp; CHAR(34) &amp; &quot;&gt;&lt;/a&gt;&quot; &amp;  &#10;&quot;&amp;nbsp; &amp;nbsp; &quot; &amp; [.B302] &amp; &quot;&lt;br&gt;&quot;" office:value-type="string" office:string-value="&lt;a href=&quot;#&quot;&gt;&lt;img src=&quot;https://raw.githubusercontent.com/StorageB/icons/main/GNOME46Adwaita/dark/face-wink-symbolic.svg&quot; width=&quot;22&quot; alt=&quot;face-wink-symbolic&quot;&gt;&lt;/a&gt;&amp;nbsp; &amp;nbsp; face-wink-symbolic&lt;br&gt;" calcext:value-type="string">
            <text:p>&lt;a href="#"&gt;&lt;img src="https://raw.githubusercontent.com/StorageB/icons/main/GNOME46Adwaita/dark/face-wink-symbolic.svg" width="22" alt="face-wink-symbolic"&gt;&lt;/a&gt;&amp;nbsp; &amp;nbsp; face-wink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ce-worried-symbolic.svg</text:p>
          </table:table-cell>
          <table:table-cell office:value-type="string" calcext:value-type="string">
            <text:p>face-worri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0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03] &amp; CHAR(34) &amp; &quot;&gt;&quot; &amp; &#10;&quot;&lt;img alt=&quot; &amp; CHAR(34) &amp; [.B30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03] &amp; &quot;&lt;br&gt;&quot;" office:value-type="string" office:string-value="&lt;picture&gt;&lt;source media=&quot;(prefers-color-scheme: dark)&quot; srcset=&quot;https://github.com/StorageB/icons/blob/main/GNOME48Adwaita/light/face-worried-symbolic.svg&quot;&gt;&lt;source media=&quot;(prefers-color-scheme: light)&quot; srcset=&quot;https://github.com/StorageB/icons/blob/main/GNOME48Adwaita/dark/face-worried-symbolic.svg&quot;&gt;&lt;img alt=&quot;face-worried-symbolic&quot; src=&quot;https://user-images.githubusercontent.com/25423296/163456779-a8556205-d0a5-45e2-ac17-42d089e3c3f8.png&quot;&gt;&lt;/picture&gt; &amp;nbsp; &amp;nbsp;face-worried-symbolic&lt;br&gt;" calcext:value-type="string">
            <text:p>&lt;picture&gt;&lt;source media="(prefers-color-scheme: dark)" srcset="https://github.com/StorageB/icons/blob/main/GNOME48Adwaita/light/face-worried-symbolic.svg"&gt;&lt;source media="(prefers-color-scheme: light)" srcset="https://github.com/StorageB/icons/blob/main/GNOME48Adwaita/dark/face-worried-symbolic.svg"&gt;&lt;img alt="face-worried-symbolic" src="https://user-images.githubusercontent.com/25423296/163456779-a8556205-d0a5-45e2-ac17-42d089e3c3f8.png"&gt;&lt;/picture&gt; &amp;nbsp; &amp;nbsp;face-worri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03] &amp; CHAR(34) &amp;  &#10;&quot; width=&quot; &amp; CHAR(34) &amp; &quot;22&quot; &amp; CHAR(34) &amp; &quot; alt=&quot; &amp; CHAR(34) &amp; [.B303] &amp; CHAR(34) &amp; &quot;&gt;&lt;/a&gt;&quot; &amp; &#10;&quot;&amp;nbsp; &amp;nbsp; &quot; &amp; [.B303] &amp; &quot;&lt;br&gt;&quot;" office:value-type="string" office:string-value="&lt;a href=&quot;#&quot;&gt;&lt;img src=&quot;https://raw.githubusercontent.com/StorageB/icons/main/GNOME46Adwaita/light/face-worried-symbolic.svg&quot; width=&quot;22&quot; alt=&quot;face-worried-symbolic&quot;&gt;&lt;/a&gt;&amp;nbsp; &amp;nbsp; face-worried-symbolic&lt;br&gt;" calcext:value-type="string">
            <text:p>&lt;a href="#"&gt;&lt;img src="https://raw.githubusercontent.com/StorageB/icons/main/GNOME46Adwaita/light/face-worried-symbolic.svg" width="22" alt="face-worried-symbolic"&gt;&lt;/a&gt;&amp;nbsp; &amp;nbsp; face-worri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03] &amp; CHAR(34) &amp;   &#10;&quot; width=&quot; &amp; CHAR(34) &amp; &quot;22&quot; &amp; CHAR(34) &amp; &quot; alt=&quot; &amp; CHAR(34) &amp; [.B303] &amp; CHAR(34) &amp; &quot;&gt;&lt;/a&gt;&quot; &amp;  &#10;&quot;&amp;nbsp; &amp;nbsp; &quot; &amp; [.B303] &amp; &quot;&lt;br&gt;&quot;" office:value-type="string" office:string-value="&lt;a href=&quot;#&quot;&gt;&lt;img src=&quot;https://raw.githubusercontent.com/StorageB/icons/main/GNOME46Adwaita/dark/face-worried-symbolic.svg&quot; width=&quot;22&quot; alt=&quot;face-worried-symbolic&quot;&gt;&lt;/a&gt;&amp;nbsp; &amp;nbsp; face-worried-symbolic&lt;br&gt;" calcext:value-type="string">
            <text:p>&lt;a href="#"&gt;&lt;img src="https://raw.githubusercontent.com/StorageB/icons/main/GNOME46Adwaita/dark/face-worried-symbolic.svg" width="22" alt="face-worried-symbolic"&gt;&lt;/a&gt;&amp;nbsp; &amp;nbsp; face-worri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ce-yawn-symbolic.svg</text:p>
          </table:table-cell>
          <table:table-cell office:value-type="string" calcext:value-type="string">
            <text:p>face-yaw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0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04] &amp; CHAR(34) &amp; &quot;&gt;&quot; &amp; &#10;&quot;&lt;img alt=&quot; &amp; CHAR(34) &amp; [.B30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04] &amp; &quot;&lt;br&gt;&quot;" office:value-type="string" office:string-value="&lt;picture&gt;&lt;source media=&quot;(prefers-color-scheme: dark)&quot; srcset=&quot;https://github.com/StorageB/icons/blob/main/GNOME48Adwaita/light/face-yawn-symbolic.svg&quot;&gt;&lt;source media=&quot;(prefers-color-scheme: light)&quot; srcset=&quot;https://github.com/StorageB/icons/blob/main/GNOME48Adwaita/dark/face-yawn-symbolic.svg&quot;&gt;&lt;img alt=&quot;face-yawn-symbolic&quot; src=&quot;https://user-images.githubusercontent.com/25423296/163456779-a8556205-d0a5-45e2-ac17-42d089e3c3f8.png&quot;&gt;&lt;/picture&gt; &amp;nbsp; &amp;nbsp;face-yawn-symbolic&lt;br&gt;" calcext:value-type="string">
            <text:p>&lt;picture&gt;&lt;source media="(prefers-color-scheme: dark)" srcset="https://github.com/StorageB/icons/blob/main/GNOME48Adwaita/light/face-yawn-symbolic.svg"&gt;&lt;source media="(prefers-color-scheme: light)" srcset="https://github.com/StorageB/icons/blob/main/GNOME48Adwaita/dark/face-yawn-symbolic.svg"&gt;&lt;img alt="face-yawn-symbolic" src="https://user-images.githubusercontent.com/25423296/163456779-a8556205-d0a5-45e2-ac17-42d089e3c3f8.png"&gt;&lt;/picture&gt; &amp;nbsp; &amp;nbsp;face-yawn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04] &amp; CHAR(34) &amp;  &#10;&quot; width=&quot; &amp; CHAR(34) &amp; &quot;22&quot; &amp; CHAR(34) &amp; &quot; alt=&quot; &amp; CHAR(34) &amp; [.B304] &amp; CHAR(34) &amp; &quot;&gt;&lt;/a&gt;&quot; &amp; &#10;&quot;&amp;nbsp; &amp;nbsp; &quot; &amp; [.B304] &amp; &quot;&lt;br&gt;&quot;" office:value-type="string" office:string-value="&lt;a href=&quot;#&quot;&gt;&lt;img src=&quot;https://raw.githubusercontent.com/StorageB/icons/main/GNOME46Adwaita/light/face-yawn-symbolic.svg&quot; width=&quot;22&quot; alt=&quot;face-yawn-symbolic&quot;&gt;&lt;/a&gt;&amp;nbsp; &amp;nbsp; face-yawn-symbolic&lt;br&gt;" calcext:value-type="string">
            <text:p>&lt;a href="#"&gt;&lt;img src="https://raw.githubusercontent.com/StorageB/icons/main/GNOME46Adwaita/light/face-yawn-symbolic.svg" width="22" alt="face-yawn-symbolic"&gt;&lt;/a&gt;&amp;nbsp; &amp;nbsp; face-yawn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04] &amp; CHAR(34) &amp;   &#10;&quot; width=&quot; &amp; CHAR(34) &amp; &quot;22&quot; &amp; CHAR(34) &amp; &quot; alt=&quot; &amp; CHAR(34) &amp; [.B304] &amp; CHAR(34) &amp; &quot;&gt;&lt;/a&gt;&quot; &amp;  &#10;&quot;&amp;nbsp; &amp;nbsp; &quot; &amp; [.B304] &amp; &quot;&lt;br&gt;&quot;" office:value-type="string" office:string-value="&lt;a href=&quot;#&quot;&gt;&lt;img src=&quot;https://raw.githubusercontent.com/StorageB/icons/main/GNOME46Adwaita/dark/face-yawn-symbolic.svg&quot; width=&quot;22&quot; alt=&quot;face-yawn-symbolic&quot;&gt;&lt;/a&gt;&amp;nbsp; &amp;nbsp; face-yawn-symbolic&lt;br&gt;" calcext:value-type="string">
            <text:p>&lt;a href="#"&gt;&lt;img src="https://raw.githubusercontent.com/StorageB/icons/main/GNOME46Adwaita/dark/face-yawn-symbolic.svg" width="22" alt="face-yawn-symbolic"&gt;&lt;/a&gt;&amp;nbsp; &amp;nbsp; face-yawn-symbolic&lt;br&gt;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 office:value-type="string" calcext:value-type="string">
            <text:p>./legacy:</text:p>
          </table:table-cell>
          <table:table-cell table:formula="of:=&quot;## &quot; &amp; MID([.$B306];3;FIND(&quot;:&quot;;[.$B306];1)-3) &amp; &quot; &lt;br&gt;&quot;" office:value-type="string" office:string-value="## legacy &lt;br&gt;" calcext:value-type="string">
            <text:p>## legacy &lt;br&gt;</text:p>
          </table:table-cell>
          <table:table-cell table:style-name="Default" table:formula="of:=&quot;## &quot; &amp; MID([.$B306];3;FIND(&quot;:&quot;;[.$B306];1)-3) &amp; &quot; &lt;br&gt;&quot;" office:value-type="string" office:string-value="## legacy &lt;br&gt;" calcext:value-type="string">
            <text:p>## legacy &lt;br&gt;</text:p>
          </table:table-cell>
          <table:table-cell table:style-name="Default" table:formula="of:=&quot;## &quot; &amp; MID([.$B306];3;FIND(&quot;:&quot;;[.$B306];1)-3) &amp; &quot; &lt;br&gt;&quot;" office:value-type="string" office:string-value="## legacy &lt;br&gt;" calcext:value-type="string">
            <text:p>## legacy 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essories-calculator-symbolic.svg</text:p>
          </table:table-cell>
          <table:table-cell office:value-type="string" calcext:value-type="string">
            <text:p>accessories-calculato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0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07] &amp; CHAR(34) &amp; &quot;&gt;&quot; &amp; &#10;&quot;&lt;img alt=&quot; &amp; CHAR(34) &amp; [.B30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07] &amp; &quot;&lt;br&gt;&quot;" office:value-type="string" office:string-value="&lt;picture&gt;&lt;source media=&quot;(prefers-color-scheme: dark)&quot; srcset=&quot;https://github.com/StorageB/icons/blob/main/GNOME48Adwaita/light/accessories-calculator-symbolic.svg&quot;&gt;&lt;source media=&quot;(prefers-color-scheme: light)&quot; srcset=&quot;https://github.com/StorageB/icons/blob/main/GNOME48Adwaita/dark/accessories-calculator-symbolic.svg&quot;&gt;&lt;img alt=&quot;accessories-calculator-symbolic&quot; src=&quot;https://user-images.githubusercontent.com/25423296/163456779-a8556205-d0a5-45e2-ac17-42d089e3c3f8.png&quot;&gt;&lt;/picture&gt; &amp;nbsp; &amp;nbsp;accessories-calculator-symbolic&lt;br&gt;" calcext:value-type="string">
            <text:p>&lt;picture&gt;&lt;source media="(prefers-color-scheme: dark)" srcset="https://github.com/StorageB/icons/blob/main/GNOME48Adwaita/light/accessories-calculator-symbolic.svg"&gt;&lt;source media="(prefers-color-scheme: light)" srcset="https://github.com/StorageB/icons/blob/main/GNOME48Adwaita/dark/accessories-calculator-symbolic.svg"&gt;&lt;img alt="accessories-calculator-symbolic" src="https://user-images.githubusercontent.com/25423296/163456779-a8556205-d0a5-45e2-ac17-42d089e3c3f8.png"&gt;&lt;/picture&gt; &amp;nbsp; &amp;nbsp;accessories-calculato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07] &amp; CHAR(34) &amp;  &#10;&quot; width=&quot; &amp; CHAR(34) &amp; &quot;22&quot; &amp; CHAR(34) &amp; &quot; alt=&quot; &amp; CHAR(34) &amp; [.B307] &amp; CHAR(34) &amp; &quot;&gt;&lt;/a&gt;&quot; &amp; &#10;&quot;&amp;nbsp; &amp;nbsp; &quot; &amp; [.B307] &amp; &quot;&lt;br&gt;&quot;" office:value-type="string" office:string-value="&lt;a href=&quot;#&quot;&gt;&lt;img src=&quot;https://raw.githubusercontent.com/StorageB/icons/main/GNOME46Adwaita/light/accessories-calculator-symbolic.svg&quot; width=&quot;22&quot; alt=&quot;accessories-calculator-symbolic&quot;&gt;&lt;/a&gt;&amp;nbsp; &amp;nbsp; accessories-calculator-symbolic&lt;br&gt;" calcext:value-type="string">
            <text:p>&lt;a href="#"&gt;&lt;img src="https://raw.githubusercontent.com/StorageB/icons/main/GNOME46Adwaita/light/accessories-calculator-symbolic.svg" width="22" alt="accessories-calculator-symbolic"&gt;&lt;/a&gt;&amp;nbsp; &amp;nbsp; accessories-calculato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07] &amp; CHAR(34) &amp;   &#10;&quot; width=&quot; &amp; CHAR(34) &amp; &quot;22&quot; &amp; CHAR(34) &amp; &quot; alt=&quot; &amp; CHAR(34) &amp; [.B307] &amp; CHAR(34) &amp; &quot;&gt;&lt;/a&gt;&quot; &amp;  &#10;&quot;&amp;nbsp; &amp;nbsp; &quot; &amp; [.B307] &amp; &quot;&lt;br&gt;&quot;" office:value-type="string" office:string-value="&lt;a href=&quot;#&quot;&gt;&lt;img src=&quot;https://raw.githubusercontent.com/StorageB/icons/main/GNOME46Adwaita/dark/accessories-calculator-symbolic.svg&quot; width=&quot;22&quot; alt=&quot;accessories-calculator-symbolic&quot;&gt;&lt;/a&gt;&amp;nbsp; &amp;nbsp; accessories-calculator-symbolic&lt;br&gt;" calcext:value-type="string">
            <text:p>&lt;a href="#"&gt;&lt;img src="https://raw.githubusercontent.com/StorageB/icons/main/GNOME46Adwaita/dark/accessories-calculator-symbolic.svg" width="22" alt="accessories-calculator-symbolic"&gt;&lt;/a&gt;&amp;nbsp; &amp;nbsp; accessories-calculato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essories-character-map-symbolic.svg</text:p>
          </table:table-cell>
          <table:table-cell office:value-type="string" calcext:value-type="string">
            <text:p>accessories-character-ma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0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08] &amp; CHAR(34) &amp; &quot;&gt;&quot; &amp; &#10;&quot;&lt;img alt=&quot; &amp; CHAR(34) &amp; [.B30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08] &amp; &quot;&lt;br&gt;&quot;" office:value-type="string" office:string-value="&lt;picture&gt;&lt;source media=&quot;(prefers-color-scheme: dark)&quot; srcset=&quot;https://github.com/StorageB/icons/blob/main/GNOME48Adwaita/light/accessories-character-map-symbolic.svg&quot;&gt;&lt;source media=&quot;(prefers-color-scheme: light)&quot; srcset=&quot;https://github.com/StorageB/icons/blob/main/GNOME48Adwaita/dark/accessories-character-map-symbolic.svg&quot;&gt;&lt;img alt=&quot;accessories-character-map-symbolic&quot; src=&quot;https://user-images.githubusercontent.com/25423296/163456779-a8556205-d0a5-45e2-ac17-42d089e3c3f8.png&quot;&gt;&lt;/picture&gt; &amp;nbsp; &amp;nbsp;accessories-character-map-symbolic&lt;br&gt;" calcext:value-type="string">
            <text:p>&lt;picture&gt;&lt;source media="(prefers-color-scheme: dark)" srcset="https://github.com/StorageB/icons/blob/main/GNOME48Adwaita/light/accessories-character-map-symbolic.svg"&gt;&lt;source media="(prefers-color-scheme: light)" srcset="https://github.com/StorageB/icons/blob/main/GNOME48Adwaita/dark/accessories-character-map-symbolic.svg"&gt;&lt;img alt="accessories-character-map-symbolic" src="https://user-images.githubusercontent.com/25423296/163456779-a8556205-d0a5-45e2-ac17-42d089e3c3f8.png"&gt;&lt;/picture&gt; &amp;nbsp; &amp;nbsp;accessories-character-map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08] &amp; CHAR(34) &amp;  &#10;&quot; width=&quot; &amp; CHAR(34) &amp; &quot;22&quot; &amp; CHAR(34) &amp; &quot; alt=&quot; &amp; CHAR(34) &amp; [.B308] &amp; CHAR(34) &amp; &quot;&gt;&lt;/a&gt;&quot; &amp; &#10;&quot;&amp;nbsp; &amp;nbsp; &quot; &amp; [.B308] &amp; &quot;&lt;br&gt;&quot;" office:value-type="string" office:string-value="&lt;a href=&quot;#&quot;&gt;&lt;img src=&quot;https://raw.githubusercontent.com/StorageB/icons/main/GNOME46Adwaita/light/accessories-character-map-symbolic.svg&quot; width=&quot;22&quot; alt=&quot;accessories-character-map-symbolic&quot;&gt;&lt;/a&gt;&amp;nbsp; &amp;nbsp; accessories-character-map-symbolic&lt;br&gt;" calcext:value-type="string">
            <text:p>&lt;a href="#"&gt;&lt;img src="https://raw.githubusercontent.com/StorageB/icons/main/GNOME46Adwaita/light/accessories-character-map-symbolic.svg" width="22" alt="accessories-character-map-symbolic"&gt;&lt;/a&gt;&amp;nbsp; &amp;nbsp; accessories-character-map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08] &amp; CHAR(34) &amp;   &#10;&quot; width=&quot; &amp; CHAR(34) &amp; &quot;22&quot; &amp; CHAR(34) &amp; &quot; alt=&quot; &amp; CHAR(34) &amp; [.B308] &amp; CHAR(34) &amp; &quot;&gt;&lt;/a&gt;&quot; &amp;  &#10;&quot;&amp;nbsp; &amp;nbsp; &quot; &amp; [.B308] &amp; &quot;&lt;br&gt;&quot;" office:value-type="string" office:string-value="&lt;a href=&quot;#&quot;&gt;&lt;img src=&quot;https://raw.githubusercontent.com/StorageB/icons/main/GNOME46Adwaita/dark/accessories-character-map-symbolic.svg&quot; width=&quot;22&quot; alt=&quot;accessories-character-map-symbolic&quot;&gt;&lt;/a&gt;&amp;nbsp; &amp;nbsp; accessories-character-map-symbolic&lt;br&gt;" calcext:value-type="string">
            <text:p>&lt;a href="#"&gt;&lt;img src="https://raw.githubusercontent.com/StorageB/icons/main/GNOME46Adwaita/dark/accessories-character-map-symbolic.svg" width="22" alt="accessories-character-map-symbolic"&gt;&lt;/a&gt;&amp;nbsp; &amp;nbsp; accessories-character-map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essories-dictionary-symbolic.svg</text:p>
          </table:table-cell>
          <table:table-cell office:value-type="string" calcext:value-type="string">
            <text:p>accessories-dictionar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0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09] &amp; CHAR(34) &amp; &quot;&gt;&quot; &amp; &#10;&quot;&lt;img alt=&quot; &amp; CHAR(34) &amp; [.B30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09] &amp; &quot;&lt;br&gt;&quot;" office:value-type="string" office:string-value="&lt;picture&gt;&lt;source media=&quot;(prefers-color-scheme: dark)&quot; srcset=&quot;https://github.com/StorageB/icons/blob/main/GNOME48Adwaita/light/accessories-dictionary-symbolic.svg&quot;&gt;&lt;source media=&quot;(prefers-color-scheme: light)&quot; srcset=&quot;https://github.com/StorageB/icons/blob/main/GNOME48Adwaita/dark/accessories-dictionary-symbolic.svg&quot;&gt;&lt;img alt=&quot;accessories-dictionary-symbolic&quot; src=&quot;https://user-images.githubusercontent.com/25423296/163456779-a8556205-d0a5-45e2-ac17-42d089e3c3f8.png&quot;&gt;&lt;/picture&gt; &amp;nbsp; &amp;nbsp;accessories-dictionary-symbolic&lt;br&gt;" calcext:value-type="string">
            <text:p>&lt;picture&gt;&lt;source media="(prefers-color-scheme: dark)" srcset="https://github.com/StorageB/icons/blob/main/GNOME48Adwaita/light/accessories-dictionary-symbolic.svg"&gt;&lt;source media="(prefers-color-scheme: light)" srcset="https://github.com/StorageB/icons/blob/main/GNOME48Adwaita/dark/accessories-dictionary-symbolic.svg"&gt;&lt;img alt="accessories-dictionary-symbolic" src="https://user-images.githubusercontent.com/25423296/163456779-a8556205-d0a5-45e2-ac17-42d089e3c3f8.png"&gt;&lt;/picture&gt; &amp;nbsp; &amp;nbsp;accessories-dictionary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09] &amp; CHAR(34) &amp;  &#10;&quot; width=&quot; &amp; CHAR(34) &amp; &quot;22&quot; &amp; CHAR(34) &amp; &quot; alt=&quot; &amp; CHAR(34) &amp; [.B309] &amp; CHAR(34) &amp; &quot;&gt;&lt;/a&gt;&quot; &amp; &#10;&quot;&amp;nbsp; &amp;nbsp; &quot; &amp; [.B309] &amp; &quot;&lt;br&gt;&quot;" office:value-type="string" office:string-value="&lt;a href=&quot;#&quot;&gt;&lt;img src=&quot;https://raw.githubusercontent.com/StorageB/icons/main/GNOME46Adwaita/light/accessories-dictionary-symbolic.svg&quot; width=&quot;22&quot; alt=&quot;accessories-dictionary-symbolic&quot;&gt;&lt;/a&gt;&amp;nbsp; &amp;nbsp; accessories-dictionary-symbolic&lt;br&gt;" calcext:value-type="string">
            <text:p>&lt;a href="#"&gt;&lt;img src="https://raw.githubusercontent.com/StorageB/icons/main/GNOME46Adwaita/light/accessories-dictionary-symbolic.svg" width="22" alt="accessories-dictionary-symbolic"&gt;&lt;/a&gt;&amp;nbsp; &amp;nbsp; accessories-dictionary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09] &amp; CHAR(34) &amp;   &#10;&quot; width=&quot; &amp; CHAR(34) &amp; &quot;22&quot; &amp; CHAR(34) &amp; &quot; alt=&quot; &amp; CHAR(34) &amp; [.B309] &amp; CHAR(34) &amp; &quot;&gt;&lt;/a&gt;&quot; &amp;  &#10;&quot;&amp;nbsp; &amp;nbsp; &quot; &amp; [.B309] &amp; &quot;&lt;br&gt;&quot;" office:value-type="string" office:string-value="&lt;a href=&quot;#&quot;&gt;&lt;img src=&quot;https://raw.githubusercontent.com/StorageB/icons/main/GNOME46Adwaita/dark/accessories-dictionary-symbolic.svg&quot; width=&quot;22&quot; alt=&quot;accessories-dictionary-symbolic&quot;&gt;&lt;/a&gt;&amp;nbsp; &amp;nbsp; accessories-dictionary-symbolic&lt;br&gt;" calcext:value-type="string">
            <text:p>&lt;a href="#"&gt;&lt;img src="https://raw.githubusercontent.com/StorageB/icons/main/GNOME46Adwaita/dark/accessories-dictionary-symbolic.svg" width="22" alt="accessories-dictionary-symbolic"&gt;&lt;/a&gt;&amp;nbsp; &amp;nbsp; accessories-dictionary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essories-text-editor-symbolic.svg</text:p>
          </table:table-cell>
          <table:table-cell office:value-type="string" calcext:value-type="string">
            <text:p>accessories-text-edito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1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10] &amp; CHAR(34) &amp; &quot;&gt;&quot; &amp; &#10;&quot;&lt;img alt=&quot; &amp; CHAR(34) &amp; [.B31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10] &amp; &quot;&lt;br&gt;&quot;" office:value-type="string" office:string-value="&lt;picture&gt;&lt;source media=&quot;(prefers-color-scheme: dark)&quot; srcset=&quot;https://github.com/StorageB/icons/blob/main/GNOME48Adwaita/light/accessories-text-editor-symbolic.svg&quot;&gt;&lt;source media=&quot;(prefers-color-scheme: light)&quot; srcset=&quot;https://github.com/StorageB/icons/blob/main/GNOME48Adwaita/dark/accessories-text-editor-symbolic.svg&quot;&gt;&lt;img alt=&quot;accessories-text-editor-symbolic&quot; src=&quot;https://user-images.githubusercontent.com/25423296/163456779-a8556205-d0a5-45e2-ac17-42d089e3c3f8.png&quot;&gt;&lt;/picture&gt; &amp;nbsp; &amp;nbsp;accessories-text-editor-symbolic&lt;br&gt;" calcext:value-type="string">
            <text:p>&lt;picture&gt;&lt;source media="(prefers-color-scheme: dark)" srcset="https://github.com/StorageB/icons/blob/main/GNOME48Adwaita/light/accessories-text-editor-symbolic.svg"&gt;&lt;source media="(prefers-color-scheme: light)" srcset="https://github.com/StorageB/icons/blob/main/GNOME48Adwaita/dark/accessories-text-editor-symbolic.svg"&gt;&lt;img alt="accessories-text-editor-symbolic" src="https://user-images.githubusercontent.com/25423296/163456779-a8556205-d0a5-45e2-ac17-42d089e3c3f8.png"&gt;&lt;/picture&gt; &amp;nbsp; &amp;nbsp;accessories-text-edito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10] &amp; CHAR(34) &amp;  &#10;&quot; width=&quot; &amp; CHAR(34) &amp; &quot;22&quot; &amp; CHAR(34) &amp; &quot; alt=&quot; &amp; CHAR(34) &amp; [.B310] &amp; CHAR(34) &amp; &quot;&gt;&lt;/a&gt;&quot; &amp; &#10;&quot;&amp;nbsp; &amp;nbsp; &quot; &amp; [.B310] &amp; &quot;&lt;br&gt;&quot;" office:value-type="string" office:string-value="&lt;a href=&quot;#&quot;&gt;&lt;img src=&quot;https://raw.githubusercontent.com/StorageB/icons/main/GNOME46Adwaita/light/accessories-text-editor-symbolic.svg&quot; width=&quot;22&quot; alt=&quot;accessories-text-editor-symbolic&quot;&gt;&lt;/a&gt;&amp;nbsp; &amp;nbsp; accessories-text-editor-symbolic&lt;br&gt;" calcext:value-type="string">
            <text:p>&lt;a href="#"&gt;&lt;img src="https://raw.githubusercontent.com/StorageB/icons/main/GNOME46Adwaita/light/accessories-text-editor-symbolic.svg" width="22" alt="accessories-text-editor-symbolic"&gt;&lt;/a&gt;&amp;nbsp; &amp;nbsp; accessories-text-edito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10] &amp; CHAR(34) &amp;   &#10;&quot; width=&quot; &amp; CHAR(34) &amp; &quot;22&quot; &amp; CHAR(34) &amp; &quot; alt=&quot; &amp; CHAR(34) &amp; [.B310] &amp; CHAR(34) &amp; &quot;&gt;&lt;/a&gt;&quot; &amp;  &#10;&quot;&amp;nbsp; &amp;nbsp; &quot; &amp; [.B310] &amp; &quot;&lt;br&gt;&quot;" office:value-type="string" office:string-value="&lt;a href=&quot;#&quot;&gt;&lt;img src=&quot;https://raw.githubusercontent.com/StorageB/icons/main/GNOME46Adwaita/dark/accessories-text-editor-symbolic.svg&quot; width=&quot;22&quot; alt=&quot;accessories-text-editor-symbolic&quot;&gt;&lt;/a&gt;&amp;nbsp; &amp;nbsp; accessories-text-editor-symbolic&lt;br&gt;" calcext:value-type="string">
            <text:p>&lt;a href="#"&gt;&lt;img src="https://raw.githubusercontent.com/StorageB/icons/main/GNOME46Adwaita/dark/accessories-text-editor-symbolic.svg" width="22" alt="accessories-text-editor-symbolic"&gt;&lt;/a&gt;&amp;nbsp; &amp;nbsp; accessories-text-edito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lets-screenshooter-symbolic.svg</text:p>
          </table:table-cell>
          <table:table-cell office:value-type="string" calcext:value-type="string">
            <text:p>applets-screenshoot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1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11] &amp; CHAR(34) &amp; &quot;&gt;&quot; &amp; &#10;&quot;&lt;img alt=&quot; &amp; CHAR(34) &amp; [.B31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11] &amp; &quot;&lt;br&gt;&quot;" office:value-type="string" office:string-value="&lt;picture&gt;&lt;source media=&quot;(prefers-color-scheme: dark)&quot; srcset=&quot;https://github.com/StorageB/icons/blob/main/GNOME48Adwaita/light/applets-screenshooter-symbolic.svg&quot;&gt;&lt;source media=&quot;(prefers-color-scheme: light)&quot; srcset=&quot;https://github.com/StorageB/icons/blob/main/GNOME48Adwaita/dark/applets-screenshooter-symbolic.svg&quot;&gt;&lt;img alt=&quot;applets-screenshooter-symbolic&quot; src=&quot;https://user-images.githubusercontent.com/25423296/163456779-a8556205-d0a5-45e2-ac17-42d089e3c3f8.png&quot;&gt;&lt;/picture&gt; &amp;nbsp; &amp;nbsp;applets-screenshooter-symbolic&lt;br&gt;" calcext:value-type="string">
            <text:p>&lt;picture&gt;&lt;source media="(prefers-color-scheme: dark)" srcset="https://github.com/StorageB/icons/blob/main/GNOME48Adwaita/light/applets-screenshooter-symbolic.svg"&gt;&lt;source media="(prefers-color-scheme: light)" srcset="https://github.com/StorageB/icons/blob/main/GNOME48Adwaita/dark/applets-screenshooter-symbolic.svg"&gt;&lt;img alt="applets-screenshooter-symbolic" src="https://user-images.githubusercontent.com/25423296/163456779-a8556205-d0a5-45e2-ac17-42d089e3c3f8.png"&gt;&lt;/picture&gt; &amp;nbsp; &amp;nbsp;applets-screenshoote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11] &amp; CHAR(34) &amp;  &#10;&quot; width=&quot; &amp; CHAR(34) &amp; &quot;22&quot; &amp; CHAR(34) &amp; &quot; alt=&quot; &amp; CHAR(34) &amp; [.B311] &amp; CHAR(34) &amp; &quot;&gt;&lt;/a&gt;&quot; &amp; &#10;&quot;&amp;nbsp; &amp;nbsp; &quot; &amp; [.B311] &amp; &quot;&lt;br&gt;&quot;" office:value-type="string" office:string-value="&lt;a href=&quot;#&quot;&gt;&lt;img src=&quot;https://raw.githubusercontent.com/StorageB/icons/main/GNOME46Adwaita/light/applets-screenshooter-symbolic.svg&quot; width=&quot;22&quot; alt=&quot;applets-screenshooter-symbolic&quot;&gt;&lt;/a&gt;&amp;nbsp; &amp;nbsp; applets-screenshooter-symbolic&lt;br&gt;" calcext:value-type="string">
            <text:p>&lt;a href="#"&gt;&lt;img src="https://raw.githubusercontent.com/StorageB/icons/main/GNOME46Adwaita/light/applets-screenshooter-symbolic.svg" width="22" alt="applets-screenshooter-symbolic"&gt;&lt;/a&gt;&amp;nbsp; &amp;nbsp; applets-screenshoote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11] &amp; CHAR(34) &amp;   &#10;&quot; width=&quot; &amp; CHAR(34) &amp; &quot;22&quot; &amp; CHAR(34) &amp; &quot; alt=&quot; &amp; CHAR(34) &amp; [.B311] &amp; CHAR(34) &amp; &quot;&gt;&lt;/a&gt;&quot; &amp;  &#10;&quot;&amp;nbsp; &amp;nbsp; &quot; &amp; [.B311] &amp; &quot;&lt;br&gt;&quot;" office:value-type="string" office:string-value="&lt;a href=&quot;#&quot;&gt;&lt;img src=&quot;https://raw.githubusercontent.com/StorageB/icons/main/GNOME46Adwaita/dark/applets-screenshooter-symbolic.svg&quot; width=&quot;22&quot; alt=&quot;applets-screenshooter-symbolic&quot;&gt;&lt;/a&gt;&amp;nbsp; &amp;nbsp; applets-screenshooter-symbolic&lt;br&gt;" calcext:value-type="string">
            <text:p>&lt;a href="#"&gt;&lt;img src="https://raw.githubusercontent.com/StorageB/icons/main/GNOME46Adwaita/dark/applets-screenshooter-symbolic.svg" width="22" alt="applets-screenshooter-symbolic"&gt;&lt;/a&gt;&amp;nbsp; &amp;nbsp; applets-screenshoote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caution-charging-symbolic.svg</text:p>
          </table:table-cell>
          <table:table-cell office:value-type="string" calcext:value-type="string">
            <text:p>battery-caution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1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12] &amp; CHAR(34) &amp; &quot;&gt;&quot; &amp; &#10;&quot;&lt;img alt=&quot; &amp; CHAR(34) &amp; [.B31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12] &amp; &quot;&lt;br&gt;&quot;" office:value-type="string" office:string-value="&lt;picture&gt;&lt;source media=&quot;(prefers-color-scheme: dark)&quot; srcset=&quot;https://github.com/StorageB/icons/blob/main/GNOME48Adwaita/light/battery-caution-charging-symbolic.svg&quot;&gt;&lt;source media=&quot;(prefers-color-scheme: light)&quot; srcset=&quot;https://github.com/StorageB/icons/blob/main/GNOME48Adwaita/dark/battery-caution-charging-symbolic.svg&quot;&gt;&lt;img alt=&quot;battery-caution-charging-symbolic&quot; src=&quot;https://user-images.githubusercontent.com/25423296/163456779-a8556205-d0a5-45e2-ac17-42d089e3c3f8.png&quot;&gt;&lt;/picture&gt; &amp;nbsp; &amp;nbsp;battery-caution-charging-symbolic&lt;br&gt;" calcext:value-type="string">
            <text:p>&lt;picture&gt;&lt;source media="(prefers-color-scheme: dark)" srcset="https://github.com/StorageB/icons/blob/main/GNOME48Adwaita/light/battery-caution-charging-symbolic.svg"&gt;&lt;source media="(prefers-color-scheme: light)" srcset="https://github.com/StorageB/icons/blob/main/GNOME48Adwaita/dark/battery-caution-charging-symbolic.svg"&gt;&lt;img alt="battery-caution-charging-symbolic" src="https://user-images.githubusercontent.com/25423296/163456779-a8556205-d0a5-45e2-ac17-42d089e3c3f8.png"&gt;&lt;/picture&gt; &amp;nbsp; &amp;nbsp;battery-caution-charg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12] &amp; CHAR(34) &amp;  &#10;&quot; width=&quot; &amp; CHAR(34) &amp; &quot;22&quot; &amp; CHAR(34) &amp; &quot; alt=&quot; &amp; CHAR(34) &amp; [.B312] &amp; CHAR(34) &amp; &quot;&gt;&lt;/a&gt;&quot; &amp; &#10;&quot;&amp;nbsp; &amp;nbsp; &quot; &amp; [.B312] &amp; &quot;&lt;br&gt;&quot;" office:value-type="string" office:string-value="&lt;a href=&quot;#&quot;&gt;&lt;img src=&quot;https://raw.githubusercontent.com/StorageB/icons/main/GNOME46Adwaita/light/battery-caution-charging-symbolic.svg&quot; width=&quot;22&quot; alt=&quot;battery-caution-charging-symbolic&quot;&gt;&lt;/a&gt;&amp;nbsp; &amp;nbsp; battery-caution-charging-symbolic&lt;br&gt;" calcext:value-type="string">
            <text:p>&lt;a href="#"&gt;&lt;img src="https://raw.githubusercontent.com/StorageB/icons/main/GNOME46Adwaita/light/battery-caution-charging-symbolic.svg" width="22" alt="battery-caution-charging-symbolic"&gt;&lt;/a&gt;&amp;nbsp; &amp;nbsp; battery-caution-charg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12] &amp; CHAR(34) &amp;   &#10;&quot; width=&quot; &amp; CHAR(34) &amp; &quot;22&quot; &amp; CHAR(34) &amp; &quot; alt=&quot; &amp; CHAR(34) &amp; [.B312] &amp; CHAR(34) &amp; &quot;&gt;&lt;/a&gt;&quot; &amp;  &#10;&quot;&amp;nbsp; &amp;nbsp; &quot; &amp; [.B312] &amp; &quot;&lt;br&gt;&quot;" office:value-type="string" office:string-value="&lt;a href=&quot;#&quot;&gt;&lt;img src=&quot;https://raw.githubusercontent.com/StorageB/icons/main/GNOME46Adwaita/dark/battery-caution-charging-symbolic.svg&quot; width=&quot;22&quot; alt=&quot;battery-caution-charging-symbolic&quot;&gt;&lt;/a&gt;&amp;nbsp; &amp;nbsp; battery-caution-charging-symbolic&lt;br&gt;" calcext:value-type="string">
            <text:p>&lt;a href="#"&gt;&lt;img src="https://raw.githubusercontent.com/StorageB/icons/main/GNOME46Adwaita/dark/battery-caution-charging-symbolic.svg" width="22" alt="battery-caution-charging-symbolic"&gt;&lt;/a&gt;&amp;nbsp; &amp;nbsp; battery-caution-charg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empty-charging-symbolic.svg</text:p>
          </table:table-cell>
          <table:table-cell office:value-type="string" calcext:value-type="string">
            <text:p>battery-empty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1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13] &amp; CHAR(34) &amp; &quot;&gt;&quot; &amp; &#10;&quot;&lt;img alt=&quot; &amp; CHAR(34) &amp; [.B31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13] &amp; &quot;&lt;br&gt;&quot;" office:value-type="string" office:string-value="&lt;picture&gt;&lt;source media=&quot;(prefers-color-scheme: dark)&quot; srcset=&quot;https://github.com/StorageB/icons/blob/main/GNOME48Adwaita/light/battery-empty-charging-symbolic.svg&quot;&gt;&lt;source media=&quot;(prefers-color-scheme: light)&quot; srcset=&quot;https://github.com/StorageB/icons/blob/main/GNOME48Adwaita/dark/battery-empty-charging-symbolic.svg&quot;&gt;&lt;img alt=&quot;battery-empty-charging-symbolic&quot; src=&quot;https://user-images.githubusercontent.com/25423296/163456779-a8556205-d0a5-45e2-ac17-42d089e3c3f8.png&quot;&gt;&lt;/picture&gt; &amp;nbsp; &amp;nbsp;battery-empty-charging-symbolic&lt;br&gt;" calcext:value-type="string">
            <text:p>&lt;picture&gt;&lt;source media="(prefers-color-scheme: dark)" srcset="https://github.com/StorageB/icons/blob/main/GNOME48Adwaita/light/battery-empty-charging-symbolic.svg"&gt;&lt;source media="(prefers-color-scheme: light)" srcset="https://github.com/StorageB/icons/blob/main/GNOME48Adwaita/dark/battery-empty-charging-symbolic.svg"&gt;&lt;img alt="battery-empty-charging-symbolic" src="https://user-images.githubusercontent.com/25423296/163456779-a8556205-d0a5-45e2-ac17-42d089e3c3f8.png"&gt;&lt;/picture&gt; &amp;nbsp; &amp;nbsp;battery-empty-charg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13] &amp; CHAR(34) &amp;  &#10;&quot; width=&quot; &amp; CHAR(34) &amp; &quot;22&quot; &amp; CHAR(34) &amp; &quot; alt=&quot; &amp; CHAR(34) &amp; [.B313] &amp; CHAR(34) &amp; &quot;&gt;&lt;/a&gt;&quot; &amp; &#10;&quot;&amp;nbsp; &amp;nbsp; &quot; &amp; [.B313] &amp; &quot;&lt;br&gt;&quot;" office:value-type="string" office:string-value="&lt;a href=&quot;#&quot;&gt;&lt;img src=&quot;https://raw.githubusercontent.com/StorageB/icons/main/GNOME46Adwaita/light/battery-empty-charging-symbolic.svg&quot; width=&quot;22&quot; alt=&quot;battery-empty-charging-symbolic&quot;&gt;&lt;/a&gt;&amp;nbsp; &amp;nbsp; battery-empty-charging-symbolic&lt;br&gt;" calcext:value-type="string">
            <text:p>&lt;a href="#"&gt;&lt;img src="https://raw.githubusercontent.com/StorageB/icons/main/GNOME46Adwaita/light/battery-empty-charging-symbolic.svg" width="22" alt="battery-empty-charging-symbolic"&gt;&lt;/a&gt;&amp;nbsp; &amp;nbsp; battery-empty-charg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13] &amp; CHAR(34) &amp;   &#10;&quot; width=&quot; &amp; CHAR(34) &amp; &quot;22&quot; &amp; CHAR(34) &amp; &quot; alt=&quot; &amp; CHAR(34) &amp; [.B313] &amp; CHAR(34) &amp; &quot;&gt;&lt;/a&gt;&quot; &amp;  &#10;&quot;&amp;nbsp; &amp;nbsp; &quot; &amp; [.B313] &amp; &quot;&lt;br&gt;&quot;" office:value-type="string" office:string-value="&lt;a href=&quot;#&quot;&gt;&lt;img src=&quot;https://raw.githubusercontent.com/StorageB/icons/main/GNOME46Adwaita/dark/battery-empty-charging-symbolic.svg&quot; width=&quot;22&quot; alt=&quot;battery-empty-charging-symbolic&quot;&gt;&lt;/a&gt;&amp;nbsp; &amp;nbsp; battery-empty-charging-symbolic&lt;br&gt;" calcext:value-type="string">
            <text:p>&lt;a href="#"&gt;&lt;img src="https://raw.githubusercontent.com/StorageB/icons/main/GNOME46Adwaita/dark/battery-empty-charging-symbolic.svg" width="22" alt="battery-empty-charging-symbolic"&gt;&lt;/a&gt;&amp;nbsp; &amp;nbsp; battery-empty-charg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empty-symbolic.svg</text:p>
          </table:table-cell>
          <table:table-cell office:value-type="string" calcext:value-type="string">
            <text:p>battery-empt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1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14] &amp; CHAR(34) &amp; &quot;&gt;&quot; &amp; &#10;&quot;&lt;img alt=&quot; &amp; CHAR(34) &amp; [.B31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14] &amp; &quot;&lt;br&gt;&quot;" office:value-type="string" office:string-value="&lt;picture&gt;&lt;source media=&quot;(prefers-color-scheme: dark)&quot; srcset=&quot;https://github.com/StorageB/icons/blob/main/GNOME48Adwaita/light/battery-empty-symbolic.svg&quot;&gt;&lt;source media=&quot;(prefers-color-scheme: light)&quot; srcset=&quot;https://github.com/StorageB/icons/blob/main/GNOME48Adwaita/dark/battery-empty-symbolic.svg&quot;&gt;&lt;img alt=&quot;battery-empty-symbolic&quot; src=&quot;https://user-images.githubusercontent.com/25423296/163456779-a8556205-d0a5-45e2-ac17-42d089e3c3f8.png&quot;&gt;&lt;/picture&gt; &amp;nbsp; &amp;nbsp;battery-empty-symbolic&lt;br&gt;" calcext:value-type="string">
            <text:p>&lt;picture&gt;&lt;source media="(prefers-color-scheme: dark)" srcset="https://github.com/StorageB/icons/blob/main/GNOME48Adwaita/light/battery-empty-symbolic.svg"&gt;&lt;source media="(prefers-color-scheme: light)" srcset="https://github.com/StorageB/icons/blob/main/GNOME48Adwaita/dark/battery-empty-symbolic.svg"&gt;&lt;img alt="battery-empty-symbolic" src="https://user-images.githubusercontent.com/25423296/163456779-a8556205-d0a5-45e2-ac17-42d089e3c3f8.png"&gt;&lt;/picture&gt; &amp;nbsp; &amp;nbsp;battery-empty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14] &amp; CHAR(34) &amp;  &#10;&quot; width=&quot; &amp; CHAR(34) &amp; &quot;22&quot; &amp; CHAR(34) &amp; &quot; alt=&quot; &amp; CHAR(34) &amp; [.B314] &amp; CHAR(34) &amp; &quot;&gt;&lt;/a&gt;&quot; &amp; &#10;&quot;&amp;nbsp; &amp;nbsp; &quot; &amp; [.B314] &amp; &quot;&lt;br&gt;&quot;" office:value-type="string" office:string-value="&lt;a href=&quot;#&quot;&gt;&lt;img src=&quot;https://raw.githubusercontent.com/StorageB/icons/main/GNOME46Adwaita/light/battery-empty-symbolic.svg&quot; width=&quot;22&quot; alt=&quot;battery-empty-symbolic&quot;&gt;&lt;/a&gt;&amp;nbsp; &amp;nbsp; battery-empty-symbolic&lt;br&gt;" calcext:value-type="string">
            <text:p>&lt;a href="#"&gt;&lt;img src="https://raw.githubusercontent.com/StorageB/icons/main/GNOME46Adwaita/light/battery-empty-symbolic.svg" width="22" alt="battery-empty-symbolic"&gt;&lt;/a&gt;&amp;nbsp; &amp;nbsp; battery-empty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14] &amp; CHAR(34) &amp;   &#10;&quot; width=&quot; &amp; CHAR(34) &amp; &quot;22&quot; &amp; CHAR(34) &amp; &quot; alt=&quot; &amp; CHAR(34) &amp; [.B314] &amp; CHAR(34) &amp; &quot;&gt;&lt;/a&gt;&quot; &amp;  &#10;&quot;&amp;nbsp; &amp;nbsp; &quot; &amp; [.B314] &amp; &quot;&lt;br&gt;&quot;" office:value-type="string" office:string-value="&lt;a href=&quot;#&quot;&gt;&lt;img src=&quot;https://raw.githubusercontent.com/StorageB/icons/main/GNOME46Adwaita/dark/battery-empty-symbolic.svg&quot; width=&quot;22&quot; alt=&quot;battery-empty-symbolic&quot;&gt;&lt;/a&gt;&amp;nbsp; &amp;nbsp; battery-empty-symbolic&lt;br&gt;" calcext:value-type="string">
            <text:p>&lt;a href="#"&gt;&lt;img src="https://raw.githubusercontent.com/StorageB/icons/main/GNOME46Adwaita/dark/battery-empty-symbolic.svg" width="22" alt="battery-empty-symbolic"&gt;&lt;/a&gt;&amp;nbsp; &amp;nbsp; battery-empty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full-charged-symbolic.svg</text:p>
          </table:table-cell>
          <table:table-cell office:value-type="string" calcext:value-type="string">
            <text:p>battery-full-charg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1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15] &amp; CHAR(34) &amp; &quot;&gt;&quot; &amp; &#10;&quot;&lt;img alt=&quot; &amp; CHAR(34) &amp; [.B31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15] &amp; &quot;&lt;br&gt;&quot;" office:value-type="string" office:string-value="&lt;picture&gt;&lt;source media=&quot;(prefers-color-scheme: dark)&quot; srcset=&quot;https://github.com/StorageB/icons/blob/main/GNOME48Adwaita/light/battery-full-charged-symbolic.svg&quot;&gt;&lt;source media=&quot;(prefers-color-scheme: light)&quot; srcset=&quot;https://github.com/StorageB/icons/blob/main/GNOME48Adwaita/dark/battery-full-charged-symbolic.svg&quot;&gt;&lt;img alt=&quot;battery-full-charged-symbolic&quot; src=&quot;https://user-images.githubusercontent.com/25423296/163456779-a8556205-d0a5-45e2-ac17-42d089e3c3f8.png&quot;&gt;&lt;/picture&gt; &amp;nbsp; &amp;nbsp;battery-full-charged-symbolic&lt;br&gt;" calcext:value-type="string">
            <text:p>&lt;picture&gt;&lt;source media="(prefers-color-scheme: dark)" srcset="https://github.com/StorageB/icons/blob/main/GNOME48Adwaita/light/battery-full-charged-symbolic.svg"&gt;&lt;source media="(prefers-color-scheme: light)" srcset="https://github.com/StorageB/icons/blob/main/GNOME48Adwaita/dark/battery-full-charged-symbolic.svg"&gt;&lt;img alt="battery-full-charged-symbolic" src="https://user-images.githubusercontent.com/25423296/163456779-a8556205-d0a5-45e2-ac17-42d089e3c3f8.png"&gt;&lt;/picture&gt; &amp;nbsp; &amp;nbsp;battery-full-charg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15] &amp; CHAR(34) &amp;  &#10;&quot; width=&quot; &amp; CHAR(34) &amp; &quot;22&quot; &amp; CHAR(34) &amp; &quot; alt=&quot; &amp; CHAR(34) &amp; [.B315] &amp; CHAR(34) &amp; &quot;&gt;&lt;/a&gt;&quot; &amp; &#10;&quot;&amp;nbsp; &amp;nbsp; &quot; &amp; [.B315] &amp; &quot;&lt;br&gt;&quot;" office:value-type="string" office:string-value="&lt;a href=&quot;#&quot;&gt;&lt;img src=&quot;https://raw.githubusercontent.com/StorageB/icons/main/GNOME46Adwaita/light/battery-full-charged-symbolic.svg&quot; width=&quot;22&quot; alt=&quot;battery-full-charged-symbolic&quot;&gt;&lt;/a&gt;&amp;nbsp; &amp;nbsp; battery-full-charged-symbolic&lt;br&gt;" calcext:value-type="string">
            <text:p>&lt;a href="#"&gt;&lt;img src="https://raw.githubusercontent.com/StorageB/icons/main/GNOME46Adwaita/light/battery-full-charged-symbolic.svg" width="22" alt="battery-full-charged-symbolic"&gt;&lt;/a&gt;&amp;nbsp; &amp;nbsp; battery-full-charg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15] &amp; CHAR(34) &amp;   &#10;&quot; width=&quot; &amp; CHAR(34) &amp; &quot;22&quot; &amp; CHAR(34) &amp; &quot; alt=&quot; &amp; CHAR(34) &amp; [.B315] &amp; CHAR(34) &amp; &quot;&gt;&lt;/a&gt;&quot; &amp;  &#10;&quot;&amp;nbsp; &amp;nbsp; &quot; &amp; [.B315] &amp; &quot;&lt;br&gt;&quot;" office:value-type="string" office:string-value="&lt;a href=&quot;#&quot;&gt;&lt;img src=&quot;https://raw.githubusercontent.com/StorageB/icons/main/GNOME46Adwaita/dark/battery-full-charged-symbolic.svg&quot; width=&quot;22&quot; alt=&quot;battery-full-charged-symbolic&quot;&gt;&lt;/a&gt;&amp;nbsp; &amp;nbsp; battery-full-charged-symbolic&lt;br&gt;" calcext:value-type="string">
            <text:p>&lt;a href="#"&gt;&lt;img src="https://raw.githubusercontent.com/StorageB/icons/main/GNOME46Adwaita/dark/battery-full-charged-symbolic.svg" width="22" alt="battery-full-charged-symbolic"&gt;&lt;/a&gt;&amp;nbsp; &amp;nbsp; battery-full-charg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full-charging-symbolic.svg</text:p>
          </table:table-cell>
          <table:table-cell office:value-type="string" calcext:value-type="string">
            <text:p>battery-full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1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16] &amp; CHAR(34) &amp; &quot;&gt;&quot; &amp; &#10;&quot;&lt;img alt=&quot; &amp; CHAR(34) &amp; [.B31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16] &amp; &quot;&lt;br&gt;&quot;" office:value-type="string" office:string-value="&lt;picture&gt;&lt;source media=&quot;(prefers-color-scheme: dark)&quot; srcset=&quot;https://github.com/StorageB/icons/blob/main/GNOME48Adwaita/light/battery-full-charging-symbolic.svg&quot;&gt;&lt;source media=&quot;(prefers-color-scheme: light)&quot; srcset=&quot;https://github.com/StorageB/icons/blob/main/GNOME48Adwaita/dark/battery-full-charging-symbolic.svg&quot;&gt;&lt;img alt=&quot;battery-full-charging-symbolic&quot; src=&quot;https://user-images.githubusercontent.com/25423296/163456779-a8556205-d0a5-45e2-ac17-42d089e3c3f8.png&quot;&gt;&lt;/picture&gt; &amp;nbsp; &amp;nbsp;battery-full-charging-symbolic&lt;br&gt;" calcext:value-type="string">
            <text:p>&lt;picture&gt;&lt;source media="(prefers-color-scheme: dark)" srcset="https://github.com/StorageB/icons/blob/main/GNOME48Adwaita/light/battery-full-charging-symbolic.svg"&gt;&lt;source media="(prefers-color-scheme: light)" srcset="https://github.com/StorageB/icons/blob/main/GNOME48Adwaita/dark/battery-full-charging-symbolic.svg"&gt;&lt;img alt="battery-full-charging-symbolic" src="https://user-images.githubusercontent.com/25423296/163456779-a8556205-d0a5-45e2-ac17-42d089e3c3f8.png"&gt;&lt;/picture&gt; &amp;nbsp; &amp;nbsp;battery-full-charg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16] &amp; CHAR(34) &amp;  &#10;&quot; width=&quot; &amp; CHAR(34) &amp; &quot;22&quot; &amp; CHAR(34) &amp; &quot; alt=&quot; &amp; CHAR(34) &amp; [.B316] &amp; CHAR(34) &amp; &quot;&gt;&lt;/a&gt;&quot; &amp; &#10;&quot;&amp;nbsp; &amp;nbsp; &quot; &amp; [.B316] &amp; &quot;&lt;br&gt;&quot;" office:value-type="string" office:string-value="&lt;a href=&quot;#&quot;&gt;&lt;img src=&quot;https://raw.githubusercontent.com/StorageB/icons/main/GNOME46Adwaita/light/battery-full-charging-symbolic.svg&quot; width=&quot;22&quot; alt=&quot;battery-full-charging-symbolic&quot;&gt;&lt;/a&gt;&amp;nbsp; &amp;nbsp; battery-full-charging-symbolic&lt;br&gt;" calcext:value-type="string">
            <text:p>&lt;a href="#"&gt;&lt;img src="https://raw.githubusercontent.com/StorageB/icons/main/GNOME46Adwaita/light/battery-full-charging-symbolic.svg" width="22" alt="battery-full-charging-symbolic"&gt;&lt;/a&gt;&amp;nbsp; &amp;nbsp; battery-full-charg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16] &amp; CHAR(34) &amp;   &#10;&quot; width=&quot; &amp; CHAR(34) &amp; &quot;22&quot; &amp; CHAR(34) &amp; &quot; alt=&quot; &amp; CHAR(34) &amp; [.B316] &amp; CHAR(34) &amp; &quot;&gt;&lt;/a&gt;&quot; &amp;  &#10;&quot;&amp;nbsp; &amp;nbsp; &quot; &amp; [.B316] &amp; &quot;&lt;br&gt;&quot;" office:value-type="string" office:string-value="&lt;a href=&quot;#&quot;&gt;&lt;img src=&quot;https://raw.githubusercontent.com/StorageB/icons/main/GNOME46Adwaita/dark/battery-full-charging-symbolic.svg&quot; width=&quot;22&quot; alt=&quot;battery-full-charging-symbolic&quot;&gt;&lt;/a&gt;&amp;nbsp; &amp;nbsp; battery-full-charging-symbolic&lt;br&gt;" calcext:value-type="string">
            <text:p>&lt;a href="#"&gt;&lt;img src="https://raw.githubusercontent.com/StorageB/icons/main/GNOME46Adwaita/dark/battery-full-charging-symbolic.svg" width="22" alt="battery-full-charging-symbolic"&gt;&lt;/a&gt;&amp;nbsp; &amp;nbsp; battery-full-charg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full-symbolic.svg</text:p>
          </table:table-cell>
          <table:table-cell office:value-type="string" calcext:value-type="string">
            <text:p>battery-ful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1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17] &amp; CHAR(34) &amp; &quot;&gt;&quot; &amp; &#10;&quot;&lt;img alt=&quot; &amp; CHAR(34) &amp; [.B31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17] &amp; &quot;&lt;br&gt;&quot;" office:value-type="string" office:string-value="&lt;picture&gt;&lt;source media=&quot;(prefers-color-scheme: dark)&quot; srcset=&quot;https://github.com/StorageB/icons/blob/main/GNOME48Adwaita/light/battery-full-symbolic.svg&quot;&gt;&lt;source media=&quot;(prefers-color-scheme: light)&quot; srcset=&quot;https://github.com/StorageB/icons/blob/main/GNOME48Adwaita/dark/battery-full-symbolic.svg&quot;&gt;&lt;img alt=&quot;battery-full-symbolic&quot; src=&quot;https://user-images.githubusercontent.com/25423296/163456779-a8556205-d0a5-45e2-ac17-42d089e3c3f8.png&quot;&gt;&lt;/picture&gt; &amp;nbsp; &amp;nbsp;battery-full-symbolic&lt;br&gt;" calcext:value-type="string">
            <text:p>&lt;picture&gt;&lt;source media="(prefers-color-scheme: dark)" srcset="https://github.com/StorageB/icons/blob/main/GNOME48Adwaita/light/battery-full-symbolic.svg"&gt;&lt;source media="(prefers-color-scheme: light)" srcset="https://github.com/StorageB/icons/blob/main/GNOME48Adwaita/dark/battery-full-symbolic.svg"&gt;&lt;img alt="battery-full-symbolic" src="https://user-images.githubusercontent.com/25423296/163456779-a8556205-d0a5-45e2-ac17-42d089e3c3f8.png"&gt;&lt;/picture&gt; &amp;nbsp; &amp;nbsp;battery-ful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17] &amp; CHAR(34) &amp;  &#10;&quot; width=&quot; &amp; CHAR(34) &amp; &quot;22&quot; &amp; CHAR(34) &amp; &quot; alt=&quot; &amp; CHAR(34) &amp; [.B317] &amp; CHAR(34) &amp; &quot;&gt;&lt;/a&gt;&quot; &amp; &#10;&quot;&amp;nbsp; &amp;nbsp; &quot; &amp; [.B317] &amp; &quot;&lt;br&gt;&quot;" office:value-type="string" office:string-value="&lt;a href=&quot;#&quot;&gt;&lt;img src=&quot;https://raw.githubusercontent.com/StorageB/icons/main/GNOME46Adwaita/light/battery-full-symbolic.svg&quot; width=&quot;22&quot; alt=&quot;battery-full-symbolic&quot;&gt;&lt;/a&gt;&amp;nbsp; &amp;nbsp; battery-full-symbolic&lt;br&gt;" calcext:value-type="string">
            <text:p>&lt;a href="#"&gt;&lt;img src="https://raw.githubusercontent.com/StorageB/icons/main/GNOME46Adwaita/light/battery-full-symbolic.svg" width="22" alt="battery-full-symbolic"&gt;&lt;/a&gt;&amp;nbsp; &amp;nbsp; battery-ful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17] &amp; CHAR(34) &amp;   &#10;&quot; width=&quot; &amp; CHAR(34) &amp; &quot;22&quot; &amp; CHAR(34) &amp; &quot; alt=&quot; &amp; CHAR(34) &amp; [.B317] &amp; CHAR(34) &amp; &quot;&gt;&lt;/a&gt;&quot; &amp;  &#10;&quot;&amp;nbsp; &amp;nbsp; &quot; &amp; [.B317] &amp; &quot;&lt;br&gt;&quot;" office:value-type="string" office:string-value="&lt;a href=&quot;#&quot;&gt;&lt;img src=&quot;https://raw.githubusercontent.com/StorageB/icons/main/GNOME46Adwaita/dark/battery-full-symbolic.svg&quot; width=&quot;22&quot; alt=&quot;battery-full-symbolic&quot;&gt;&lt;/a&gt;&amp;nbsp; &amp;nbsp; battery-full-symbolic&lt;br&gt;" calcext:value-type="string">
            <text:p>&lt;a href="#"&gt;&lt;img src="https://raw.githubusercontent.com/StorageB/icons/main/GNOME46Adwaita/dark/battery-full-symbolic.svg" width="22" alt="battery-full-symbolic"&gt;&lt;/a&gt;&amp;nbsp; &amp;nbsp; battery-ful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good-charging-symbolic.svg</text:p>
          </table:table-cell>
          <table:table-cell office:value-type="string" calcext:value-type="string">
            <text:p>battery-good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1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18] &amp; CHAR(34) &amp; &quot;&gt;&quot; &amp; &#10;&quot;&lt;img alt=&quot; &amp; CHAR(34) &amp; [.B31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18] &amp; &quot;&lt;br&gt;&quot;" office:value-type="string" office:string-value="&lt;picture&gt;&lt;source media=&quot;(prefers-color-scheme: dark)&quot; srcset=&quot;https://github.com/StorageB/icons/blob/main/GNOME48Adwaita/light/battery-good-charging-symbolic.svg&quot;&gt;&lt;source media=&quot;(prefers-color-scheme: light)&quot; srcset=&quot;https://github.com/StorageB/icons/blob/main/GNOME48Adwaita/dark/battery-good-charging-symbolic.svg&quot;&gt;&lt;img alt=&quot;battery-good-charging-symbolic&quot; src=&quot;https://user-images.githubusercontent.com/25423296/163456779-a8556205-d0a5-45e2-ac17-42d089e3c3f8.png&quot;&gt;&lt;/picture&gt; &amp;nbsp; &amp;nbsp;battery-good-charging-symbolic&lt;br&gt;" calcext:value-type="string">
            <text:p>&lt;picture&gt;&lt;source media="(prefers-color-scheme: dark)" srcset="https://github.com/StorageB/icons/blob/main/GNOME48Adwaita/light/battery-good-charging-symbolic.svg"&gt;&lt;source media="(prefers-color-scheme: light)" srcset="https://github.com/StorageB/icons/blob/main/GNOME48Adwaita/dark/battery-good-charging-symbolic.svg"&gt;&lt;img alt="battery-good-charging-symbolic" src="https://user-images.githubusercontent.com/25423296/163456779-a8556205-d0a5-45e2-ac17-42d089e3c3f8.png"&gt;&lt;/picture&gt; &amp;nbsp; &amp;nbsp;battery-good-charg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18] &amp; CHAR(34) &amp;  &#10;&quot; width=&quot; &amp; CHAR(34) &amp; &quot;22&quot; &amp; CHAR(34) &amp; &quot; alt=&quot; &amp; CHAR(34) &amp; [.B318] &amp; CHAR(34) &amp; &quot;&gt;&lt;/a&gt;&quot; &amp; &#10;&quot;&amp;nbsp; &amp;nbsp; &quot; &amp; [.B318] &amp; &quot;&lt;br&gt;&quot;" office:value-type="string" office:string-value="&lt;a href=&quot;#&quot;&gt;&lt;img src=&quot;https://raw.githubusercontent.com/StorageB/icons/main/GNOME46Adwaita/light/battery-good-charging-symbolic.svg&quot; width=&quot;22&quot; alt=&quot;battery-good-charging-symbolic&quot;&gt;&lt;/a&gt;&amp;nbsp; &amp;nbsp; battery-good-charging-symbolic&lt;br&gt;" calcext:value-type="string">
            <text:p>&lt;a href="#"&gt;&lt;img src="https://raw.githubusercontent.com/StorageB/icons/main/GNOME46Adwaita/light/battery-good-charging-symbolic.svg" width="22" alt="battery-good-charging-symbolic"&gt;&lt;/a&gt;&amp;nbsp; &amp;nbsp; battery-good-charg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18] &amp; CHAR(34) &amp;   &#10;&quot; width=&quot; &amp; CHAR(34) &amp; &quot;22&quot; &amp; CHAR(34) &amp; &quot; alt=&quot; &amp; CHAR(34) &amp; [.B318] &amp; CHAR(34) &amp; &quot;&gt;&lt;/a&gt;&quot; &amp;  &#10;&quot;&amp;nbsp; &amp;nbsp; &quot; &amp; [.B318] &amp; &quot;&lt;br&gt;&quot;" office:value-type="string" office:string-value="&lt;a href=&quot;#&quot;&gt;&lt;img src=&quot;https://raw.githubusercontent.com/StorageB/icons/main/GNOME46Adwaita/dark/battery-good-charging-symbolic.svg&quot; width=&quot;22&quot; alt=&quot;battery-good-charging-symbolic&quot;&gt;&lt;/a&gt;&amp;nbsp; &amp;nbsp; battery-good-charging-symbolic&lt;br&gt;" calcext:value-type="string">
            <text:p>&lt;a href="#"&gt;&lt;img src="https://raw.githubusercontent.com/StorageB/icons/main/GNOME46Adwaita/dark/battery-good-charging-symbolic.svg" width="22" alt="battery-good-charging-symbolic"&gt;&lt;/a&gt;&amp;nbsp; &amp;nbsp; battery-good-charg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good-symbolic.svg</text:p>
          </table:table-cell>
          <table:table-cell office:value-type="string" calcext:value-type="string">
            <text:p>battery-goo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1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19] &amp; CHAR(34) &amp; &quot;&gt;&quot; &amp; &#10;&quot;&lt;img alt=&quot; &amp; CHAR(34) &amp; [.B31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19] &amp; &quot;&lt;br&gt;&quot;" office:value-type="string" office:string-value="&lt;picture&gt;&lt;source media=&quot;(prefers-color-scheme: dark)&quot; srcset=&quot;https://github.com/StorageB/icons/blob/main/GNOME48Adwaita/light/battery-good-symbolic.svg&quot;&gt;&lt;source media=&quot;(prefers-color-scheme: light)&quot; srcset=&quot;https://github.com/StorageB/icons/blob/main/GNOME48Adwaita/dark/battery-good-symbolic.svg&quot;&gt;&lt;img alt=&quot;battery-good-symbolic&quot; src=&quot;https://user-images.githubusercontent.com/25423296/163456779-a8556205-d0a5-45e2-ac17-42d089e3c3f8.png&quot;&gt;&lt;/picture&gt; &amp;nbsp; &amp;nbsp;battery-good-symbolic&lt;br&gt;" calcext:value-type="string">
            <text:p>&lt;picture&gt;&lt;source media="(prefers-color-scheme: dark)" srcset="https://github.com/StorageB/icons/blob/main/GNOME48Adwaita/light/battery-good-symbolic.svg"&gt;&lt;source media="(prefers-color-scheme: light)" srcset="https://github.com/StorageB/icons/blob/main/GNOME48Adwaita/dark/battery-good-symbolic.svg"&gt;&lt;img alt="battery-good-symbolic" src="https://user-images.githubusercontent.com/25423296/163456779-a8556205-d0a5-45e2-ac17-42d089e3c3f8.png"&gt;&lt;/picture&gt; &amp;nbsp; &amp;nbsp;battery-goo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19] &amp; CHAR(34) &amp;  &#10;&quot; width=&quot; &amp; CHAR(34) &amp; &quot;22&quot; &amp; CHAR(34) &amp; &quot; alt=&quot; &amp; CHAR(34) &amp; [.B319] &amp; CHAR(34) &amp; &quot;&gt;&lt;/a&gt;&quot; &amp; &#10;&quot;&amp;nbsp; &amp;nbsp; &quot; &amp; [.B319] &amp; &quot;&lt;br&gt;&quot;" office:value-type="string" office:string-value="&lt;a href=&quot;#&quot;&gt;&lt;img src=&quot;https://raw.githubusercontent.com/StorageB/icons/main/GNOME46Adwaita/light/battery-good-symbolic.svg&quot; width=&quot;22&quot; alt=&quot;battery-good-symbolic&quot;&gt;&lt;/a&gt;&amp;nbsp; &amp;nbsp; battery-good-symbolic&lt;br&gt;" calcext:value-type="string">
            <text:p>&lt;a href="#"&gt;&lt;img src="https://raw.githubusercontent.com/StorageB/icons/main/GNOME46Adwaita/light/battery-good-symbolic.svg" width="22" alt="battery-good-symbolic"&gt;&lt;/a&gt;&amp;nbsp; &amp;nbsp; battery-goo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19] &amp; CHAR(34) &amp;   &#10;&quot; width=&quot; &amp; CHAR(34) &amp; &quot;22&quot; &amp; CHAR(34) &amp; &quot; alt=&quot; &amp; CHAR(34) &amp; [.B319] &amp; CHAR(34) &amp; &quot;&gt;&lt;/a&gt;&quot; &amp;  &#10;&quot;&amp;nbsp; &amp;nbsp; &quot; &amp; [.B319] &amp; &quot;&lt;br&gt;&quot;" office:value-type="string" office:string-value="&lt;a href=&quot;#&quot;&gt;&lt;img src=&quot;https://raw.githubusercontent.com/StorageB/icons/main/GNOME46Adwaita/dark/battery-good-symbolic.svg&quot; width=&quot;22&quot; alt=&quot;battery-good-symbolic&quot;&gt;&lt;/a&gt;&amp;nbsp; &amp;nbsp; battery-good-symbolic&lt;br&gt;" calcext:value-type="string">
            <text:p>&lt;a href="#"&gt;&lt;img src="https://raw.githubusercontent.com/StorageB/icons/main/GNOME46Adwaita/dark/battery-good-symbolic.svg" width="22" alt="battery-good-symbolic"&gt;&lt;/a&gt;&amp;nbsp; &amp;nbsp; battery-goo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low-charging-symbolic.svg</text:p>
          </table:table-cell>
          <table:table-cell office:value-type="string" calcext:value-type="string">
            <text:p>battery-low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2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20] &amp; CHAR(34) &amp; &quot;&gt;&quot; &amp; &#10;&quot;&lt;img alt=&quot; &amp; CHAR(34) &amp; [.B32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0] &amp; &quot;&lt;br&gt;&quot;" office:value-type="string" office:string-value="&lt;picture&gt;&lt;source media=&quot;(prefers-color-scheme: dark)&quot; srcset=&quot;https://github.com/StorageB/icons/blob/main/GNOME48Adwaita/light/battery-low-charging-symbolic.svg&quot;&gt;&lt;source media=&quot;(prefers-color-scheme: light)&quot; srcset=&quot;https://github.com/StorageB/icons/blob/main/GNOME48Adwaita/dark/battery-low-charging-symbolic.svg&quot;&gt;&lt;img alt=&quot;battery-low-charging-symbolic&quot; src=&quot;https://user-images.githubusercontent.com/25423296/163456779-a8556205-d0a5-45e2-ac17-42d089e3c3f8.png&quot;&gt;&lt;/picture&gt; &amp;nbsp; &amp;nbsp;battery-low-charging-symbolic&lt;br&gt;" calcext:value-type="string">
            <text:p>&lt;picture&gt;&lt;source media="(prefers-color-scheme: dark)" srcset="https://github.com/StorageB/icons/blob/main/GNOME48Adwaita/light/battery-low-charging-symbolic.svg"&gt;&lt;source media="(prefers-color-scheme: light)" srcset="https://github.com/StorageB/icons/blob/main/GNOME48Adwaita/dark/battery-low-charging-symbolic.svg"&gt;&lt;img alt="battery-low-charging-symbolic" src="https://user-images.githubusercontent.com/25423296/163456779-a8556205-d0a5-45e2-ac17-42d089e3c3f8.png"&gt;&lt;/picture&gt; &amp;nbsp; &amp;nbsp;battery-low-charg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20] &amp; CHAR(34) &amp;  &#10;&quot; width=&quot; &amp; CHAR(34) &amp; &quot;22&quot; &amp; CHAR(34) &amp; &quot; alt=&quot; &amp; CHAR(34) &amp; [.B320] &amp; CHAR(34) &amp; &quot;&gt;&lt;/a&gt;&quot; &amp; &#10;&quot;&amp;nbsp; &amp;nbsp; &quot; &amp; [.B320] &amp; &quot;&lt;br&gt;&quot;" office:value-type="string" office:string-value="&lt;a href=&quot;#&quot;&gt;&lt;img src=&quot;https://raw.githubusercontent.com/StorageB/icons/main/GNOME46Adwaita/light/battery-low-charging-symbolic.svg&quot; width=&quot;22&quot; alt=&quot;battery-low-charging-symbolic&quot;&gt;&lt;/a&gt;&amp;nbsp; &amp;nbsp; battery-low-charging-symbolic&lt;br&gt;" calcext:value-type="string">
            <text:p>&lt;a href="#"&gt;&lt;img src="https://raw.githubusercontent.com/StorageB/icons/main/GNOME46Adwaita/light/battery-low-charging-symbolic.svg" width="22" alt="battery-low-charging-symbolic"&gt;&lt;/a&gt;&amp;nbsp; &amp;nbsp; battery-low-charg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20] &amp; CHAR(34) &amp;   &#10;&quot; width=&quot; &amp; CHAR(34) &amp; &quot;22&quot; &amp; CHAR(34) &amp; &quot; alt=&quot; &amp; CHAR(34) &amp; [.B320] &amp; CHAR(34) &amp; &quot;&gt;&lt;/a&gt;&quot; &amp;  &#10;&quot;&amp;nbsp; &amp;nbsp; &quot; &amp; [.B320] &amp; &quot;&lt;br&gt;&quot;" office:value-type="string" office:string-value="&lt;a href=&quot;#&quot;&gt;&lt;img src=&quot;https://raw.githubusercontent.com/StorageB/icons/main/GNOME46Adwaita/dark/battery-low-charging-symbolic.svg&quot; width=&quot;22&quot; alt=&quot;battery-low-charging-symbolic&quot;&gt;&lt;/a&gt;&amp;nbsp; &amp;nbsp; battery-low-charging-symbolic&lt;br&gt;" calcext:value-type="string">
            <text:p>&lt;a href="#"&gt;&lt;img src="https://raw.githubusercontent.com/StorageB/icons/main/GNOME46Adwaita/dark/battery-low-charging-symbolic.svg" width="22" alt="battery-low-charging-symbolic"&gt;&lt;/a&gt;&amp;nbsp; &amp;nbsp; battery-low-charg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nome-power-manager-symbolic.svg</text:p>
          </table:table-cell>
          <table:table-cell office:value-type="string" calcext:value-type="string">
            <text:p>gnome-power-manag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2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21] &amp; CHAR(34) &amp; &quot;&gt;&quot; &amp; &#10;&quot;&lt;img alt=&quot; &amp; CHAR(34) &amp; [.B32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1] &amp; &quot;&lt;br&gt;&quot;" office:value-type="string" office:string-value="&lt;picture&gt;&lt;source media=&quot;(prefers-color-scheme: dark)&quot; srcset=&quot;https://github.com/StorageB/icons/blob/main/GNOME48Adwaita/light/gnome-power-manager-symbolic.svg&quot;&gt;&lt;source media=&quot;(prefers-color-scheme: light)&quot; srcset=&quot;https://github.com/StorageB/icons/blob/main/GNOME48Adwaita/dark/gnome-power-manager-symbolic.svg&quot;&gt;&lt;img alt=&quot;gnome-power-manager-symbolic&quot; src=&quot;https://user-images.githubusercontent.com/25423296/163456779-a8556205-d0a5-45e2-ac17-42d089e3c3f8.png&quot;&gt;&lt;/picture&gt; &amp;nbsp; &amp;nbsp;gnome-power-manager-symbolic&lt;br&gt;" calcext:value-type="string">
            <text:p>&lt;picture&gt;&lt;source media="(prefers-color-scheme: dark)" srcset="https://github.com/StorageB/icons/blob/main/GNOME48Adwaita/light/gnome-power-manager-symbolic.svg"&gt;&lt;source media="(prefers-color-scheme: light)" srcset="https://github.com/StorageB/icons/blob/main/GNOME48Adwaita/dark/gnome-power-manager-symbolic.svg"&gt;&lt;img alt="gnome-power-manager-symbolic" src="https://user-images.githubusercontent.com/25423296/163456779-a8556205-d0a5-45e2-ac17-42d089e3c3f8.png"&gt;&lt;/picture&gt; &amp;nbsp; &amp;nbsp;gnome-power-manage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21] &amp; CHAR(34) &amp;  &#10;&quot; width=&quot; &amp; CHAR(34) &amp; &quot;22&quot; &amp; CHAR(34) &amp; &quot; alt=&quot; &amp; CHAR(34) &amp; [.B321] &amp; CHAR(34) &amp; &quot;&gt;&lt;/a&gt;&quot; &amp; &#10;&quot;&amp;nbsp; &amp;nbsp; &quot; &amp; [.B321] &amp; &quot;&lt;br&gt;&quot;" office:value-type="string" office:string-value="&lt;a href=&quot;#&quot;&gt;&lt;img src=&quot;https://raw.githubusercontent.com/StorageB/icons/main/GNOME46Adwaita/light/gnome-power-manager-symbolic.svg&quot; width=&quot;22&quot; alt=&quot;gnome-power-manager-symbolic&quot;&gt;&lt;/a&gt;&amp;nbsp; &amp;nbsp; gnome-power-manager-symbolic&lt;br&gt;" calcext:value-type="string">
            <text:p>&lt;a href="#"&gt;&lt;img src="https://raw.githubusercontent.com/StorageB/icons/main/GNOME46Adwaita/light/gnome-power-manager-symbolic.svg" width="22" alt="gnome-power-manager-symbolic"&gt;&lt;/a&gt;&amp;nbsp; &amp;nbsp; gnome-power-manage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21] &amp; CHAR(34) &amp;   &#10;&quot; width=&quot; &amp; CHAR(34) &amp; &quot;22&quot; &amp; CHAR(34) &amp; &quot; alt=&quot; &amp; CHAR(34) &amp; [.B321] &amp; CHAR(34) &amp; &quot;&gt;&lt;/a&gt;&quot; &amp;  &#10;&quot;&amp;nbsp; &amp;nbsp; &quot; &amp; [.B321] &amp; &quot;&lt;br&gt;&quot;" office:value-type="string" office:string-value="&lt;a href=&quot;#&quot;&gt;&lt;img src=&quot;https://raw.githubusercontent.com/StorageB/icons/main/GNOME46Adwaita/dark/gnome-power-manager-symbolic.svg&quot; width=&quot;22&quot; alt=&quot;gnome-power-manager-symbolic&quot;&gt;&lt;/a&gt;&amp;nbsp; &amp;nbsp; gnome-power-manager-symbolic&lt;br&gt;" calcext:value-type="string">
            <text:p>&lt;a href="#"&gt;&lt;img src="https://raw.githubusercontent.com/StorageB/icons/main/GNOME46Adwaita/dark/gnome-power-manager-symbolic.svg" width="22" alt="gnome-power-manager-symbolic"&gt;&lt;/a&gt;&amp;nbsp; &amp;nbsp; gnome-power-manage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oa-panel-symbolic.svg</text:p>
          </table:table-cell>
          <table:table-cell office:value-type="string" calcext:value-type="string">
            <text:p>goa-pane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2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22] &amp; CHAR(34) &amp; &quot;&gt;&quot; &amp; &#10;&quot;&lt;img alt=&quot; &amp; CHAR(34) &amp; [.B32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2] &amp; &quot;&lt;br&gt;&quot;" office:value-type="string" office:string-value="&lt;picture&gt;&lt;source media=&quot;(prefers-color-scheme: dark)&quot; srcset=&quot;https://github.com/StorageB/icons/blob/main/GNOME48Adwaita/light/goa-panel-symbolic.svg&quot;&gt;&lt;source media=&quot;(prefers-color-scheme: light)&quot; srcset=&quot;https://github.com/StorageB/icons/blob/main/GNOME48Adwaita/dark/goa-panel-symbolic.svg&quot;&gt;&lt;img alt=&quot;goa-panel-symbolic&quot; src=&quot;https://user-images.githubusercontent.com/25423296/163456779-a8556205-d0a5-45e2-ac17-42d089e3c3f8.png&quot;&gt;&lt;/picture&gt; &amp;nbsp; &amp;nbsp;goa-panel-symbolic&lt;br&gt;" calcext:value-type="string">
            <text:p>&lt;picture&gt;&lt;source media="(prefers-color-scheme: dark)" srcset="https://github.com/StorageB/icons/blob/main/GNOME48Adwaita/light/goa-panel-symbolic.svg"&gt;&lt;source media="(prefers-color-scheme: light)" srcset="https://github.com/StorageB/icons/blob/main/GNOME48Adwaita/dark/goa-panel-symbolic.svg"&gt;&lt;img alt="goa-panel-symbolic" src="https://user-images.githubusercontent.com/25423296/163456779-a8556205-d0a5-45e2-ac17-42d089e3c3f8.png"&gt;&lt;/picture&gt; &amp;nbsp; &amp;nbsp;goa-pane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22] &amp; CHAR(34) &amp;  &#10;&quot; width=&quot; &amp; CHAR(34) &amp; &quot;22&quot; &amp; CHAR(34) &amp; &quot; alt=&quot; &amp; CHAR(34) &amp; [.B322] &amp; CHAR(34) &amp; &quot;&gt;&lt;/a&gt;&quot; &amp; &#10;&quot;&amp;nbsp; &amp;nbsp; &quot; &amp; [.B322] &amp; &quot;&lt;br&gt;&quot;" office:value-type="string" office:string-value="&lt;a href=&quot;#&quot;&gt;&lt;img src=&quot;https://raw.githubusercontent.com/StorageB/icons/main/GNOME46Adwaita/light/goa-panel-symbolic.svg&quot; width=&quot;22&quot; alt=&quot;goa-panel-symbolic&quot;&gt;&lt;/a&gt;&amp;nbsp; &amp;nbsp; goa-panel-symbolic&lt;br&gt;" calcext:value-type="string">
            <text:p>&lt;a href="#"&gt;&lt;img src="https://raw.githubusercontent.com/StorageB/icons/main/GNOME46Adwaita/light/goa-panel-symbolic.svg" width="22" alt="goa-panel-symbolic"&gt;&lt;/a&gt;&amp;nbsp; &amp;nbsp; goa-pane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22] &amp; CHAR(34) &amp;   &#10;&quot; width=&quot; &amp; CHAR(34) &amp; &quot;22&quot; &amp; CHAR(34) &amp; &quot; alt=&quot; &amp; CHAR(34) &amp; [.B322] &amp; CHAR(34) &amp; &quot;&gt;&lt;/a&gt;&quot; &amp;  &#10;&quot;&amp;nbsp; &amp;nbsp; &quot; &amp; [.B322] &amp; &quot;&lt;br&gt;&quot;" office:value-type="string" office:string-value="&lt;a href=&quot;#&quot;&gt;&lt;img src=&quot;https://raw.githubusercontent.com/StorageB/icons/main/GNOME46Adwaita/dark/goa-panel-symbolic.svg&quot; width=&quot;22&quot; alt=&quot;goa-panel-symbolic&quot;&gt;&lt;/a&gt;&amp;nbsp; &amp;nbsp; goa-panel-symbolic&lt;br&gt;" calcext:value-type="string">
            <text:p>&lt;a href="#"&gt;&lt;img src="https://raw.githubusercontent.com/StorageB/icons/main/GNOME46Adwaita/dark/goa-panel-symbolic.svg" width="22" alt="goa-panel-symbolic"&gt;&lt;/a&gt;&amp;nbsp; &amp;nbsp; goa-pane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lp-browser-symbolic.svg</text:p>
          </table:table-cell>
          <table:table-cell office:value-type="string" calcext:value-type="string">
            <text:p>help-brows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2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23] &amp; CHAR(34) &amp; &quot;&gt;&quot; &amp; &#10;&quot;&lt;img alt=&quot; &amp; CHAR(34) &amp; [.B32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3] &amp; &quot;&lt;br&gt;&quot;" office:value-type="string" office:string-value="&lt;picture&gt;&lt;source media=&quot;(prefers-color-scheme: dark)&quot; srcset=&quot;https://github.com/StorageB/icons/blob/main/GNOME48Adwaita/light/help-browser-symbolic.svg&quot;&gt;&lt;source media=&quot;(prefers-color-scheme: light)&quot; srcset=&quot;https://github.com/StorageB/icons/blob/main/GNOME48Adwaita/dark/help-browser-symbolic.svg&quot;&gt;&lt;img alt=&quot;help-browser-symbolic&quot; src=&quot;https://user-images.githubusercontent.com/25423296/163456779-a8556205-d0a5-45e2-ac17-42d089e3c3f8.png&quot;&gt;&lt;/picture&gt; &amp;nbsp; &amp;nbsp;help-browser-symbolic&lt;br&gt;" calcext:value-type="string">
            <text:p>&lt;picture&gt;&lt;source media="(prefers-color-scheme: dark)" srcset="https://github.com/StorageB/icons/blob/main/GNOME48Adwaita/light/help-browser-symbolic.svg"&gt;&lt;source media="(prefers-color-scheme: light)" srcset="https://github.com/StorageB/icons/blob/main/GNOME48Adwaita/dark/help-browser-symbolic.svg"&gt;&lt;img alt="help-browser-symbolic" src="https://user-images.githubusercontent.com/25423296/163456779-a8556205-d0a5-45e2-ac17-42d089e3c3f8.png"&gt;&lt;/picture&gt; &amp;nbsp; &amp;nbsp;help-browse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23] &amp; CHAR(34) &amp;  &#10;&quot; width=&quot; &amp; CHAR(34) &amp; &quot;22&quot; &amp; CHAR(34) &amp; &quot; alt=&quot; &amp; CHAR(34) &amp; [.B323] &amp; CHAR(34) &amp; &quot;&gt;&lt;/a&gt;&quot; &amp; &#10;&quot;&amp;nbsp; &amp;nbsp; &quot; &amp; [.B323] &amp; &quot;&lt;br&gt;&quot;" office:value-type="string" office:string-value="&lt;a href=&quot;#&quot;&gt;&lt;img src=&quot;https://raw.githubusercontent.com/StorageB/icons/main/GNOME46Adwaita/light/help-browser-symbolic.svg&quot; width=&quot;22&quot; alt=&quot;help-browser-symbolic&quot;&gt;&lt;/a&gt;&amp;nbsp; &amp;nbsp; help-browser-symbolic&lt;br&gt;" calcext:value-type="string">
            <text:p>&lt;a href="#"&gt;&lt;img src="https://raw.githubusercontent.com/StorageB/icons/main/GNOME46Adwaita/light/help-browser-symbolic.svg" width="22" alt="help-browser-symbolic"&gt;&lt;/a&gt;&amp;nbsp; &amp;nbsp; help-browse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23] &amp; CHAR(34) &amp;   &#10;&quot; width=&quot; &amp; CHAR(34) &amp; &quot;22&quot; &amp; CHAR(34) &amp; &quot; alt=&quot; &amp; CHAR(34) &amp; [.B323] &amp; CHAR(34) &amp; &quot;&gt;&lt;/a&gt;&quot; &amp;  &#10;&quot;&amp;nbsp; &amp;nbsp; &quot; &amp; [.B323] &amp; &quot;&lt;br&gt;&quot;" office:value-type="string" office:string-value="&lt;a href=&quot;#&quot;&gt;&lt;img src=&quot;https://raw.githubusercontent.com/StorageB/icons/main/GNOME46Adwaita/dark/help-browser-symbolic.svg&quot; width=&quot;22&quot; alt=&quot;help-browser-symbolic&quot;&gt;&lt;/a&gt;&amp;nbsp; &amp;nbsp; help-browser-symbolic&lt;br&gt;" calcext:value-type="string">
            <text:p>&lt;a href="#"&gt;&lt;img src="https://raw.githubusercontent.com/StorageB/icons/main/GNOME46Adwaita/dark/help-browser-symbolic.svg" width="22" alt="help-browser-symbolic"&gt;&lt;/a&gt;&amp;nbsp; &amp;nbsp; help-browse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lp-contents-symbolic.svg</text:p>
          </table:table-cell>
          <table:table-cell office:value-type="string" calcext:value-type="string">
            <text:p>help-content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2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24] &amp; CHAR(34) &amp; &quot;&gt;&quot; &amp; &#10;&quot;&lt;img alt=&quot; &amp; CHAR(34) &amp; [.B32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4] &amp; &quot;&lt;br&gt;&quot;" office:value-type="string" office:string-value="&lt;picture&gt;&lt;source media=&quot;(prefers-color-scheme: dark)&quot; srcset=&quot;https://github.com/StorageB/icons/blob/main/GNOME48Adwaita/light/help-contents-symbolic.svg&quot;&gt;&lt;source media=&quot;(prefers-color-scheme: light)&quot; srcset=&quot;https://github.com/StorageB/icons/blob/main/GNOME48Adwaita/dark/help-contents-symbolic.svg&quot;&gt;&lt;img alt=&quot;help-contents-symbolic&quot; src=&quot;https://user-images.githubusercontent.com/25423296/163456779-a8556205-d0a5-45e2-ac17-42d089e3c3f8.png&quot;&gt;&lt;/picture&gt; &amp;nbsp; &amp;nbsp;help-contents-symbolic&lt;br&gt;" calcext:value-type="string">
            <text:p>&lt;picture&gt;&lt;source media="(prefers-color-scheme: dark)" srcset="https://github.com/StorageB/icons/blob/main/GNOME48Adwaita/light/help-contents-symbolic.svg"&gt;&lt;source media="(prefers-color-scheme: light)" srcset="https://github.com/StorageB/icons/blob/main/GNOME48Adwaita/dark/help-contents-symbolic.svg"&gt;&lt;img alt="help-contents-symbolic" src="https://user-images.githubusercontent.com/25423296/163456779-a8556205-d0a5-45e2-ac17-42d089e3c3f8.png"&gt;&lt;/picture&gt; &amp;nbsp; &amp;nbsp;help-content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24] &amp; CHAR(34) &amp;  &#10;&quot; width=&quot; &amp; CHAR(34) &amp; &quot;22&quot; &amp; CHAR(34) &amp; &quot; alt=&quot; &amp; CHAR(34) &amp; [.B324] &amp; CHAR(34) &amp; &quot;&gt;&lt;/a&gt;&quot; &amp; &#10;&quot;&amp;nbsp; &amp;nbsp; &quot; &amp; [.B324] &amp; &quot;&lt;br&gt;&quot;" office:value-type="string" office:string-value="&lt;a href=&quot;#&quot;&gt;&lt;img src=&quot;https://raw.githubusercontent.com/StorageB/icons/main/GNOME46Adwaita/light/help-contents-symbolic.svg&quot; width=&quot;22&quot; alt=&quot;help-contents-symbolic&quot;&gt;&lt;/a&gt;&amp;nbsp; &amp;nbsp; help-contents-symbolic&lt;br&gt;" calcext:value-type="string">
            <text:p>&lt;a href="#"&gt;&lt;img src="https://raw.githubusercontent.com/StorageB/icons/main/GNOME46Adwaita/light/help-contents-symbolic.svg" width="22" alt="help-contents-symbolic"&gt;&lt;/a&gt;&amp;nbsp; &amp;nbsp; help-content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24] &amp; CHAR(34) &amp;   &#10;&quot; width=&quot; &amp; CHAR(34) &amp; &quot;22&quot; &amp; CHAR(34) &amp; &quot; alt=&quot; &amp; CHAR(34) &amp; [.B324] &amp; CHAR(34) &amp; &quot;&gt;&lt;/a&gt;&quot; &amp;  &#10;&quot;&amp;nbsp; &amp;nbsp; &quot; &amp; [.B324] &amp; &quot;&lt;br&gt;&quot;" office:value-type="string" office:string-value="&lt;a href=&quot;#&quot;&gt;&lt;img src=&quot;https://raw.githubusercontent.com/StorageB/icons/main/GNOME46Adwaita/dark/help-contents-symbolic.svg&quot; width=&quot;22&quot; alt=&quot;help-contents-symbolic&quot;&gt;&lt;/a&gt;&amp;nbsp; &amp;nbsp; help-contents-symbolic&lt;br&gt;" calcext:value-type="string">
            <text:p>&lt;a href="#"&gt;&lt;img src="https://raw.githubusercontent.com/StorageB/icons/main/GNOME46Adwaita/dark/help-contents-symbolic.svg" width="22" alt="help-contents-symbolic"&gt;&lt;/a&gt;&amp;nbsp; &amp;nbsp; help-content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lp-faq-symbolic.svg</text:p>
          </table:table-cell>
          <table:table-cell office:value-type="string" calcext:value-type="string">
            <text:p>help-faq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2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25] &amp; CHAR(34) &amp; &quot;&gt;&quot; &amp; &#10;&quot;&lt;img alt=&quot; &amp; CHAR(34) &amp; [.B32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5] &amp; &quot;&lt;br&gt;&quot;" office:value-type="string" office:string-value="&lt;picture&gt;&lt;source media=&quot;(prefers-color-scheme: dark)&quot; srcset=&quot;https://github.com/StorageB/icons/blob/main/GNOME48Adwaita/light/help-faq-symbolic.svg&quot;&gt;&lt;source media=&quot;(prefers-color-scheme: light)&quot; srcset=&quot;https://github.com/StorageB/icons/blob/main/GNOME48Adwaita/dark/help-faq-symbolic.svg&quot;&gt;&lt;img alt=&quot;help-faq-symbolic&quot; src=&quot;https://user-images.githubusercontent.com/25423296/163456779-a8556205-d0a5-45e2-ac17-42d089e3c3f8.png&quot;&gt;&lt;/picture&gt; &amp;nbsp; &amp;nbsp;help-faq-symbolic&lt;br&gt;" calcext:value-type="string">
            <text:p>&lt;picture&gt;&lt;source media="(prefers-color-scheme: dark)" srcset="https://github.com/StorageB/icons/blob/main/GNOME48Adwaita/light/help-faq-symbolic.svg"&gt;&lt;source media="(prefers-color-scheme: light)" srcset="https://github.com/StorageB/icons/blob/main/GNOME48Adwaita/dark/help-faq-symbolic.svg"&gt;&lt;img alt="help-faq-symbolic" src="https://user-images.githubusercontent.com/25423296/163456779-a8556205-d0a5-45e2-ac17-42d089e3c3f8.png"&gt;&lt;/picture&gt; &amp;nbsp; &amp;nbsp;help-faq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25] &amp; CHAR(34) &amp;  &#10;&quot; width=&quot; &amp; CHAR(34) &amp; &quot;22&quot; &amp; CHAR(34) &amp; &quot; alt=&quot; &amp; CHAR(34) &amp; [.B325] &amp; CHAR(34) &amp; &quot;&gt;&lt;/a&gt;&quot; &amp; &#10;&quot;&amp;nbsp; &amp;nbsp; &quot; &amp; [.B325] &amp; &quot;&lt;br&gt;&quot;" office:value-type="string" office:string-value="&lt;a href=&quot;#&quot;&gt;&lt;img src=&quot;https://raw.githubusercontent.com/StorageB/icons/main/GNOME46Adwaita/light/help-faq-symbolic.svg&quot; width=&quot;22&quot; alt=&quot;help-faq-symbolic&quot;&gt;&lt;/a&gt;&amp;nbsp; &amp;nbsp; help-faq-symbolic&lt;br&gt;" calcext:value-type="string">
            <text:p>&lt;a href="#"&gt;&lt;img src="https://raw.githubusercontent.com/StorageB/icons/main/GNOME46Adwaita/light/help-faq-symbolic.svg" width="22" alt="help-faq-symbolic"&gt;&lt;/a&gt;&amp;nbsp; &amp;nbsp; help-faq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25] &amp; CHAR(34) &amp;   &#10;&quot; width=&quot; &amp; CHAR(34) &amp; &quot;22&quot; &amp; CHAR(34) &amp; &quot; alt=&quot; &amp; CHAR(34) &amp; [.B325] &amp; CHAR(34) &amp; &quot;&gt;&lt;/a&gt;&quot; &amp;  &#10;&quot;&amp;nbsp; &amp;nbsp; &quot; &amp; [.B325] &amp; &quot;&lt;br&gt;&quot;" office:value-type="string" office:string-value="&lt;a href=&quot;#&quot;&gt;&lt;img src=&quot;https://raw.githubusercontent.com/StorageB/icons/main/GNOME46Adwaita/dark/help-faq-symbolic.svg&quot; width=&quot;22&quot; alt=&quot;help-faq-symbolic&quot;&gt;&lt;/a&gt;&amp;nbsp; &amp;nbsp; help-faq-symbolic&lt;br&gt;" calcext:value-type="string">
            <text:p>&lt;a href="#"&gt;&lt;img src="https://raw.githubusercontent.com/StorageB/icons/main/GNOME46Adwaita/dark/help-faq-symbolic.svg" width="22" alt="help-faq-symbolic"&gt;&lt;/a&gt;&amp;nbsp; &amp;nbsp; help-faq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ultimedia-volume-control-symbolic.svg</text:p>
          </table:table-cell>
          <table:table-cell office:value-type="string" calcext:value-type="string">
            <text:p>multimedia-volume-contro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2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26] &amp; CHAR(34) &amp; &quot;&gt;&quot; &amp; &#10;&quot;&lt;img alt=&quot; &amp; CHAR(34) &amp; [.B32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6] &amp; &quot;&lt;br&gt;&quot;" office:value-type="string" office:string-value="&lt;picture&gt;&lt;source media=&quot;(prefers-color-scheme: dark)&quot; srcset=&quot;https://github.com/StorageB/icons/blob/main/GNOME48Adwaita/light/multimedia-volume-control-symbolic.svg&quot;&gt;&lt;source media=&quot;(prefers-color-scheme: light)&quot; srcset=&quot;https://github.com/StorageB/icons/blob/main/GNOME48Adwaita/dark/multimedia-volume-control-symbolic.svg&quot;&gt;&lt;img alt=&quot;multimedia-volume-control-symbolic&quot; src=&quot;https://user-images.githubusercontent.com/25423296/163456779-a8556205-d0a5-45e2-ac17-42d089e3c3f8.png&quot;&gt;&lt;/picture&gt; &amp;nbsp; &amp;nbsp;multimedia-volume-control-symbolic&lt;br&gt;" calcext:value-type="string">
            <text:p>&lt;picture&gt;&lt;source media="(prefers-color-scheme: dark)" srcset="https://github.com/StorageB/icons/blob/main/GNOME48Adwaita/light/multimedia-volume-control-symbolic.svg"&gt;&lt;source media="(prefers-color-scheme: light)" srcset="https://github.com/StorageB/icons/blob/main/GNOME48Adwaita/dark/multimedia-volume-control-symbolic.svg"&gt;&lt;img alt="multimedia-volume-control-symbolic" src="https://user-images.githubusercontent.com/25423296/163456779-a8556205-d0a5-45e2-ac17-42d089e3c3f8.png"&gt;&lt;/picture&gt; &amp;nbsp; &amp;nbsp;multimedia-volume-contro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26] &amp; CHAR(34) &amp;  &#10;&quot; width=&quot; &amp; CHAR(34) &amp; &quot;22&quot; &amp; CHAR(34) &amp; &quot; alt=&quot; &amp; CHAR(34) &amp; [.B326] &amp; CHAR(34) &amp; &quot;&gt;&lt;/a&gt;&quot; &amp; &#10;&quot;&amp;nbsp; &amp;nbsp; &quot; &amp; [.B326] &amp; &quot;&lt;br&gt;&quot;" office:value-type="string" office:string-value="&lt;a href=&quot;#&quot;&gt;&lt;img src=&quot;https://raw.githubusercontent.com/StorageB/icons/main/GNOME46Adwaita/light/multimedia-volume-control-symbolic.svg&quot; width=&quot;22&quot; alt=&quot;multimedia-volume-control-symbolic&quot;&gt;&lt;/a&gt;&amp;nbsp; &amp;nbsp; multimedia-volume-control-symbolic&lt;br&gt;" calcext:value-type="string">
            <text:p>&lt;a href="#"&gt;&lt;img src="https://raw.githubusercontent.com/StorageB/icons/main/GNOME46Adwaita/light/multimedia-volume-control-symbolic.svg" width="22" alt="multimedia-volume-control-symbolic"&gt;&lt;/a&gt;&amp;nbsp; &amp;nbsp; multimedia-volume-contro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26] &amp; CHAR(34) &amp;   &#10;&quot; width=&quot; &amp; CHAR(34) &amp; &quot;22&quot; &amp; CHAR(34) &amp; &quot; alt=&quot; &amp; CHAR(34) &amp; [.B326] &amp; CHAR(34) &amp; &quot;&gt;&lt;/a&gt;&quot; &amp;  &#10;&quot;&amp;nbsp; &amp;nbsp; &quot; &amp; [.B326] &amp; &quot;&lt;br&gt;&quot;" office:value-type="string" office:string-value="&lt;a href=&quot;#&quot;&gt;&lt;img src=&quot;https://raw.githubusercontent.com/StorageB/icons/main/GNOME46Adwaita/dark/multimedia-volume-control-symbolic.svg&quot; width=&quot;22&quot; alt=&quot;multimedia-volume-control-symbolic&quot;&gt;&lt;/a&gt;&amp;nbsp; &amp;nbsp; multimedia-volume-control-symbolic&lt;br&gt;" calcext:value-type="string">
            <text:p>&lt;a href="#"&gt;&lt;img src="https://raw.githubusercontent.com/StorageB/icons/main/GNOME46Adwaita/dark/multimedia-volume-control-symbolic.svg" width="22" alt="multimedia-volume-control-symbolic"&gt;&lt;/a&gt;&amp;nbsp; &amp;nbsp; multimedia-volume-contro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ferences-color-symbolic.svg</text:p>
          </table:table-cell>
          <table:table-cell office:value-type="string" calcext:value-type="string">
            <text:p>preferences-colo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2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27] &amp; CHAR(34) &amp; &quot;&gt;&quot; &amp; &#10;&quot;&lt;img alt=&quot; &amp; CHAR(34) &amp; [.B32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7] &amp; &quot;&lt;br&gt;&quot;" office:value-type="string" office:string-value="&lt;picture&gt;&lt;source media=&quot;(prefers-color-scheme: dark)&quot; srcset=&quot;https://github.com/StorageB/icons/blob/main/GNOME48Adwaita/light/preferences-color-symbolic.svg&quot;&gt;&lt;source media=&quot;(prefers-color-scheme: light)&quot; srcset=&quot;https://github.com/StorageB/icons/blob/main/GNOME48Adwaita/dark/preferences-color-symbolic.svg&quot;&gt;&lt;img alt=&quot;preferences-color-symbolic&quot; src=&quot;https://user-images.githubusercontent.com/25423296/163456779-a8556205-d0a5-45e2-ac17-42d089e3c3f8.png&quot;&gt;&lt;/picture&gt; &amp;nbsp; &amp;nbsp;preferences-color-symbolic&lt;br&gt;" calcext:value-type="string">
            <text:p>&lt;picture&gt;&lt;source media="(prefers-color-scheme: dark)" srcset="https://github.com/StorageB/icons/blob/main/GNOME48Adwaita/light/preferences-color-symbolic.svg"&gt;&lt;source media="(prefers-color-scheme: light)" srcset="https://github.com/StorageB/icons/blob/main/GNOME48Adwaita/dark/preferences-color-symbolic.svg"&gt;&lt;img alt="preferences-color-symbolic" src="https://user-images.githubusercontent.com/25423296/163456779-a8556205-d0a5-45e2-ac17-42d089e3c3f8.png"&gt;&lt;/picture&gt; &amp;nbsp; &amp;nbsp;preferences-colo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27] &amp; CHAR(34) &amp;  &#10;&quot; width=&quot; &amp; CHAR(34) &amp; &quot;22&quot; &amp; CHAR(34) &amp; &quot; alt=&quot; &amp; CHAR(34) &amp; [.B327] &amp; CHAR(34) &amp; &quot;&gt;&lt;/a&gt;&quot; &amp; &#10;&quot;&amp;nbsp; &amp;nbsp; &quot; &amp; [.B327] &amp; &quot;&lt;br&gt;&quot;" office:value-type="string" office:string-value="&lt;a href=&quot;#&quot;&gt;&lt;img src=&quot;https://raw.githubusercontent.com/StorageB/icons/main/GNOME46Adwaita/light/preferences-color-symbolic.svg&quot; width=&quot;22&quot; alt=&quot;preferences-color-symbolic&quot;&gt;&lt;/a&gt;&amp;nbsp; &amp;nbsp; preferences-color-symbolic&lt;br&gt;" calcext:value-type="string">
            <text:p>&lt;a href="#"&gt;&lt;img src="https://raw.githubusercontent.com/StorageB/icons/main/GNOME46Adwaita/light/preferences-color-symbolic.svg" width="22" alt="preferences-color-symbolic"&gt;&lt;/a&gt;&amp;nbsp; &amp;nbsp; preferences-colo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27] &amp; CHAR(34) &amp;   &#10;&quot; width=&quot; &amp; CHAR(34) &amp; &quot;22&quot; &amp; CHAR(34) &amp; &quot; alt=&quot; &amp; CHAR(34) &amp; [.B327] &amp; CHAR(34) &amp; &quot;&gt;&lt;/a&gt;&quot; &amp;  &#10;&quot;&amp;nbsp; &amp;nbsp; &quot; &amp; [.B327] &amp; &quot;&lt;br&gt;&quot;" office:value-type="string" office:string-value="&lt;a href=&quot;#&quot;&gt;&lt;img src=&quot;https://raw.githubusercontent.com/StorageB/icons/main/GNOME46Adwaita/dark/preferences-color-symbolic.svg&quot; width=&quot;22&quot; alt=&quot;preferences-color-symbolic&quot;&gt;&lt;/a&gt;&amp;nbsp; &amp;nbsp; preferences-color-symbolic&lt;br&gt;" calcext:value-type="string">
            <text:p>&lt;a href="#"&gt;&lt;img src="https://raw.githubusercontent.com/StorageB/icons/main/GNOME46Adwaita/dark/preferences-color-symbolic.svg" width="22" alt="preferences-color-symbolic"&gt;&lt;/a&gt;&amp;nbsp; &amp;nbsp; preferences-colo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ferences-desktop-accessibility-symbolic.svg</text:p>
          </table:table-cell>
          <table:table-cell office:value-type="string" calcext:value-type="string">
            <text:p>preferences-desktop-accessibilit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2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28] &amp; CHAR(34) &amp; &quot;&gt;&quot; &amp; &#10;&quot;&lt;img alt=&quot; &amp; CHAR(34) &amp; [.B32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8] &amp; &quot;&lt;br&gt;&quot;" office:value-type="string" office:string-value="&lt;picture&gt;&lt;source media=&quot;(prefers-color-scheme: dark)&quot; srcset=&quot;https://github.com/StorageB/icons/blob/main/GNOME48Adwaita/light/preferences-desktop-accessibility-symbolic.svg&quot;&gt;&lt;source media=&quot;(prefers-color-scheme: light)&quot; srcset=&quot;https://github.com/StorageB/icons/blob/main/GNOME48Adwaita/dark/preferences-desktop-accessibility-symbolic.svg&quot;&gt;&lt;img alt=&quot;preferences-desktop-accessibility-symbolic&quot; src=&quot;https://user-images.githubusercontent.com/25423296/163456779-a8556205-d0a5-45e2-ac17-42d089e3c3f8.png&quot;&gt;&lt;/picture&gt; &amp;nbsp; &amp;nbsp;preferences-desktop-accessibility-symbolic&lt;br&gt;" calcext:value-type="string">
            <text:p>&lt;picture&gt;&lt;source media="(prefers-color-scheme: dark)" srcset="https://github.com/StorageB/icons/blob/main/GNOME48Adwaita/light/preferences-desktop-accessibility-symbolic.svg"&gt;&lt;source media="(prefers-color-scheme: light)" srcset="https://github.com/StorageB/icons/blob/main/GNOME48Adwaita/dark/preferences-desktop-accessibility-symbolic.svg"&gt;&lt;img alt="preferences-desktop-accessibility-symbolic" src="https://user-images.githubusercontent.com/25423296/163456779-a8556205-d0a5-45e2-ac17-42d089e3c3f8.png"&gt;&lt;/picture&gt; &amp;nbsp; &amp;nbsp;preferences-desktop-accessibility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28] &amp; CHAR(34) &amp;  &#10;&quot; width=&quot; &amp; CHAR(34) &amp; &quot;22&quot; &amp; CHAR(34) &amp; &quot; alt=&quot; &amp; CHAR(34) &amp; [.B328] &amp; CHAR(34) &amp; &quot;&gt;&lt;/a&gt;&quot; &amp; &#10;&quot;&amp;nbsp; &amp;nbsp; &quot; &amp; [.B328] &amp; &quot;&lt;br&gt;&quot;" office:value-type="string" office:string-value="&lt;a href=&quot;#&quot;&gt;&lt;img src=&quot;https://raw.githubusercontent.com/StorageB/icons/main/GNOME46Adwaita/light/preferences-desktop-accessibility-symbolic.svg&quot; width=&quot;22&quot; alt=&quot;preferences-desktop-accessibility-symbolic&quot;&gt;&lt;/a&gt;&amp;nbsp; &amp;nbsp; preferences-desktop-accessibility-symbolic&lt;br&gt;" calcext:value-type="string">
            <text:p>&lt;a href="#"&gt;&lt;img src="https://raw.githubusercontent.com/StorageB/icons/main/GNOME46Adwaita/light/preferences-desktop-accessibility-symbolic.svg" width="22" alt="preferences-desktop-accessibility-symbolic"&gt;&lt;/a&gt;&amp;nbsp; &amp;nbsp; preferences-desktop-accessibility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28] &amp; CHAR(34) &amp;   &#10;&quot; width=&quot; &amp; CHAR(34) &amp; &quot;22&quot; &amp; CHAR(34) &amp; &quot; alt=&quot; &amp; CHAR(34) &amp; [.B328] &amp; CHAR(34) &amp; &quot;&gt;&lt;/a&gt;&quot; &amp;  &#10;&quot;&amp;nbsp; &amp;nbsp; &quot; &amp; [.B328] &amp; &quot;&lt;br&gt;&quot;" office:value-type="string" office:string-value="&lt;a href=&quot;#&quot;&gt;&lt;img src=&quot;https://raw.githubusercontent.com/StorageB/icons/main/GNOME46Adwaita/dark/preferences-desktop-accessibility-symbolic.svg&quot; width=&quot;22&quot; alt=&quot;preferences-desktop-accessibility-symbolic&quot;&gt;&lt;/a&gt;&amp;nbsp; &amp;nbsp; preferences-desktop-accessibility-symbolic&lt;br&gt;" calcext:value-type="string">
            <text:p>&lt;a href="#"&gt;&lt;img src="https://raw.githubusercontent.com/StorageB/icons/main/GNOME46Adwaita/dark/preferences-desktop-accessibility-symbolic.svg" width="22" alt="preferences-desktop-accessibility-symbolic"&gt;&lt;/a&gt;&amp;nbsp; &amp;nbsp; preferences-desktop-accessibility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ferences-desktop-appearance-symbolic.svg</text:p>
          </table:table-cell>
          <table:table-cell office:value-type="string" calcext:value-type="string">
            <text:p>preferences-desktop-appearanc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2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29] &amp; CHAR(34) &amp; &quot;&gt;&quot; &amp; &#10;&quot;&lt;img alt=&quot; &amp; CHAR(34) &amp; [.B32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9] &amp; &quot;&lt;br&gt;&quot;" office:value-type="string" office:string-value="&lt;picture&gt;&lt;source media=&quot;(prefers-color-scheme: dark)&quot; srcset=&quot;https://github.com/StorageB/icons/blob/main/GNOME48Adwaita/light/preferences-desktop-appearance-symbolic.svg&quot;&gt;&lt;source media=&quot;(prefers-color-scheme: light)&quot; srcset=&quot;https://github.com/StorageB/icons/blob/main/GNOME48Adwaita/dark/preferences-desktop-appearance-symbolic.svg&quot;&gt;&lt;img alt=&quot;preferences-desktop-appearance-symbolic&quot; src=&quot;https://user-images.githubusercontent.com/25423296/163456779-a8556205-d0a5-45e2-ac17-42d089e3c3f8.png&quot;&gt;&lt;/picture&gt; &amp;nbsp; &amp;nbsp;preferences-desktop-appearance-symbolic&lt;br&gt;" calcext:value-type="string">
            <text:p>&lt;picture&gt;&lt;source media="(prefers-color-scheme: dark)" srcset="https://github.com/StorageB/icons/blob/main/GNOME48Adwaita/light/preferences-desktop-appearance-symbolic.svg"&gt;&lt;source media="(prefers-color-scheme: light)" srcset="https://github.com/StorageB/icons/blob/main/GNOME48Adwaita/dark/preferences-desktop-appearance-symbolic.svg"&gt;&lt;img alt="preferences-desktop-appearance-symbolic" src="https://user-images.githubusercontent.com/25423296/163456779-a8556205-d0a5-45e2-ac17-42d089e3c3f8.png"&gt;&lt;/picture&gt; &amp;nbsp; &amp;nbsp;preferences-desktop-appearanc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29] &amp; CHAR(34) &amp;  &#10;&quot; width=&quot; &amp; CHAR(34) &amp; &quot;22&quot; &amp; CHAR(34) &amp; &quot; alt=&quot; &amp; CHAR(34) &amp; [.B329] &amp; CHAR(34) &amp; &quot;&gt;&lt;/a&gt;&quot; &amp; &#10;&quot;&amp;nbsp; &amp;nbsp; &quot; &amp; [.B329] &amp; &quot;&lt;br&gt;&quot;" office:value-type="string" office:string-value="&lt;a href=&quot;#&quot;&gt;&lt;img src=&quot;https://raw.githubusercontent.com/StorageB/icons/main/GNOME46Adwaita/light/preferences-desktop-appearance-symbolic.svg&quot; width=&quot;22&quot; alt=&quot;preferences-desktop-appearance-symbolic&quot;&gt;&lt;/a&gt;&amp;nbsp; &amp;nbsp; preferences-desktop-appearance-symbolic&lt;br&gt;" calcext:value-type="string">
            <text:p>&lt;a href="#"&gt;&lt;img src="https://raw.githubusercontent.com/StorageB/icons/main/GNOME46Adwaita/light/preferences-desktop-appearance-symbolic.svg" width="22" alt="preferences-desktop-appearance-symbolic"&gt;&lt;/a&gt;&amp;nbsp; &amp;nbsp; preferences-desktop-appearanc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29] &amp; CHAR(34) &amp;   &#10;&quot; width=&quot; &amp; CHAR(34) &amp; &quot;22&quot; &amp; CHAR(34) &amp; &quot; alt=&quot; &amp; CHAR(34) &amp; [.B329] &amp; CHAR(34) &amp; &quot;&gt;&lt;/a&gt;&quot; &amp;  &#10;&quot;&amp;nbsp; &amp;nbsp; &quot; &amp; [.B329] &amp; &quot;&lt;br&gt;&quot;" office:value-type="string" office:string-value="&lt;a href=&quot;#&quot;&gt;&lt;img src=&quot;https://raw.githubusercontent.com/StorageB/icons/main/GNOME46Adwaita/dark/preferences-desktop-appearance-symbolic.svg&quot; width=&quot;22&quot; alt=&quot;preferences-desktop-appearance-symbolic&quot;&gt;&lt;/a&gt;&amp;nbsp; &amp;nbsp; preferences-desktop-appearance-symbolic&lt;br&gt;" calcext:value-type="string">
            <text:p>&lt;a href="#"&gt;&lt;img src="https://raw.githubusercontent.com/StorageB/icons/main/GNOME46Adwaita/dark/preferences-desktop-appearance-symbolic.svg" width="22" alt="preferences-desktop-appearance-symbolic"&gt;&lt;/a&gt;&amp;nbsp; &amp;nbsp; preferences-desktop-appearanc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ferences-desktop-apps-symbolic.svg</text:p>
          </table:table-cell>
          <table:table-cell office:value-type="string" calcext:value-type="string">
            <text:p>preferences-desktop-app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3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30] &amp; CHAR(34) &amp; &quot;&gt;&quot; &amp; &#10;&quot;&lt;img alt=&quot; &amp; CHAR(34) &amp; [.B33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0] &amp; &quot;&lt;br&gt;&quot;" office:value-type="string" office:string-value="&lt;picture&gt;&lt;source media=&quot;(prefers-color-scheme: dark)&quot; srcset=&quot;https://github.com/StorageB/icons/blob/main/GNOME48Adwaita/light/preferences-desktop-apps-symbolic.svg&quot;&gt;&lt;source media=&quot;(prefers-color-scheme: light)&quot; srcset=&quot;https://github.com/StorageB/icons/blob/main/GNOME48Adwaita/dark/preferences-desktop-apps-symbolic.svg&quot;&gt;&lt;img alt=&quot;preferences-desktop-apps-symbolic&quot; src=&quot;https://user-images.githubusercontent.com/25423296/163456779-a8556205-d0a5-45e2-ac17-42d089e3c3f8.png&quot;&gt;&lt;/picture&gt; &amp;nbsp; &amp;nbsp;preferences-desktop-apps-symbolic&lt;br&gt;" calcext:value-type="string">
            <text:p>&lt;picture&gt;&lt;source media="(prefers-color-scheme: dark)" srcset="https://github.com/StorageB/icons/blob/main/GNOME48Adwaita/light/preferences-desktop-apps-symbolic.svg"&gt;&lt;source media="(prefers-color-scheme: light)" srcset="https://github.com/StorageB/icons/blob/main/GNOME48Adwaita/dark/preferences-desktop-apps-symbolic.svg"&gt;&lt;img alt="preferences-desktop-apps-symbolic" src="https://user-images.githubusercontent.com/25423296/163456779-a8556205-d0a5-45e2-ac17-42d089e3c3f8.png"&gt;&lt;/picture&gt; &amp;nbsp; &amp;nbsp;preferences-desktop-app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30] &amp; CHAR(34) &amp;  &#10;&quot; width=&quot; &amp; CHAR(34) &amp; &quot;22&quot; &amp; CHAR(34) &amp; &quot; alt=&quot; &amp; CHAR(34) &amp; [.B330] &amp; CHAR(34) &amp; &quot;&gt;&lt;/a&gt;&quot; &amp; &#10;&quot;&amp;nbsp; &amp;nbsp; &quot; &amp; [.B330] &amp; &quot;&lt;br&gt;&quot;" office:value-type="string" office:string-value="&lt;a href=&quot;#&quot;&gt;&lt;img src=&quot;https://raw.githubusercontent.com/StorageB/icons/main/GNOME46Adwaita/light/preferences-desktop-apps-symbolic.svg&quot; width=&quot;22&quot; alt=&quot;preferences-desktop-apps-symbolic&quot;&gt;&lt;/a&gt;&amp;nbsp; &amp;nbsp; preferences-desktop-apps-symbolic&lt;br&gt;" calcext:value-type="string">
            <text:p>&lt;a href="#"&gt;&lt;img src="https://raw.githubusercontent.com/StorageB/icons/main/GNOME46Adwaita/light/preferences-desktop-apps-symbolic.svg" width="22" alt="preferences-desktop-apps-symbolic"&gt;&lt;/a&gt;&amp;nbsp; &amp;nbsp; preferences-desktop-app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30] &amp; CHAR(34) &amp;   &#10;&quot; width=&quot; &amp; CHAR(34) &amp; &quot;22&quot; &amp; CHAR(34) &amp; &quot; alt=&quot; &amp; CHAR(34) &amp; [.B330] &amp; CHAR(34) &amp; &quot;&gt;&lt;/a&gt;&quot; &amp;  &#10;&quot;&amp;nbsp; &amp;nbsp; &quot; &amp; [.B330] &amp; &quot;&lt;br&gt;&quot;" office:value-type="string" office:string-value="&lt;a href=&quot;#&quot;&gt;&lt;img src=&quot;https://raw.githubusercontent.com/StorageB/icons/main/GNOME46Adwaita/dark/preferences-desktop-apps-symbolic.svg&quot; width=&quot;22&quot; alt=&quot;preferences-desktop-apps-symbolic&quot;&gt;&lt;/a&gt;&amp;nbsp; &amp;nbsp; preferences-desktop-apps-symbolic&lt;br&gt;" calcext:value-type="string">
            <text:p>&lt;a href="#"&gt;&lt;img src="https://raw.githubusercontent.com/StorageB/icons/main/GNOME46Adwaita/dark/preferences-desktop-apps-symbolic.svg" width="22" alt="preferences-desktop-apps-symbolic"&gt;&lt;/a&gt;&amp;nbsp; &amp;nbsp; preferences-desktop-app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ferences-desktop-display-symbolic.svg</text:p>
          </table:table-cell>
          <table:table-cell office:value-type="string" calcext:value-type="string">
            <text:p>preferences-desktop-displa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3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31] &amp; CHAR(34) &amp; &quot;&gt;&quot; &amp; &#10;&quot;&lt;img alt=&quot; &amp; CHAR(34) &amp; [.B33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1] &amp; &quot;&lt;br&gt;&quot;" office:value-type="string" office:string-value="&lt;picture&gt;&lt;source media=&quot;(prefers-color-scheme: dark)&quot; srcset=&quot;https://github.com/StorageB/icons/blob/main/GNOME48Adwaita/light/preferences-desktop-display-symbolic.svg&quot;&gt;&lt;source media=&quot;(prefers-color-scheme: light)&quot; srcset=&quot;https://github.com/StorageB/icons/blob/main/GNOME48Adwaita/dark/preferences-desktop-display-symbolic.svg&quot;&gt;&lt;img alt=&quot;preferences-desktop-display-symbolic&quot; src=&quot;https://user-images.githubusercontent.com/25423296/163456779-a8556205-d0a5-45e2-ac17-42d089e3c3f8.png&quot;&gt;&lt;/picture&gt; &amp;nbsp; &amp;nbsp;preferences-desktop-display-symbolic&lt;br&gt;" calcext:value-type="string">
            <text:p>&lt;picture&gt;&lt;source media="(prefers-color-scheme: dark)" srcset="https://github.com/StorageB/icons/blob/main/GNOME48Adwaita/light/preferences-desktop-display-symbolic.svg"&gt;&lt;source media="(prefers-color-scheme: light)" srcset="https://github.com/StorageB/icons/blob/main/GNOME48Adwaita/dark/preferences-desktop-display-symbolic.svg"&gt;&lt;img alt="preferences-desktop-display-symbolic" src="https://user-images.githubusercontent.com/25423296/163456779-a8556205-d0a5-45e2-ac17-42d089e3c3f8.png"&gt;&lt;/picture&gt; &amp;nbsp; &amp;nbsp;preferences-desktop-display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31] &amp; CHAR(34) &amp;  &#10;&quot; width=&quot; &amp; CHAR(34) &amp; &quot;22&quot; &amp; CHAR(34) &amp; &quot; alt=&quot; &amp; CHAR(34) &amp; [.B331] &amp; CHAR(34) &amp; &quot;&gt;&lt;/a&gt;&quot; &amp; &#10;&quot;&amp;nbsp; &amp;nbsp; &quot; &amp; [.B331] &amp; &quot;&lt;br&gt;&quot;" office:value-type="string" office:string-value="&lt;a href=&quot;#&quot;&gt;&lt;img src=&quot;https://raw.githubusercontent.com/StorageB/icons/main/GNOME46Adwaita/light/preferences-desktop-display-symbolic.svg&quot; width=&quot;22&quot; alt=&quot;preferences-desktop-display-symbolic&quot;&gt;&lt;/a&gt;&amp;nbsp; &amp;nbsp; preferences-desktop-display-symbolic&lt;br&gt;" calcext:value-type="string">
            <text:p>&lt;a href="#"&gt;&lt;img src="https://raw.githubusercontent.com/StorageB/icons/main/GNOME46Adwaita/light/preferences-desktop-display-symbolic.svg" width="22" alt="preferences-desktop-display-symbolic"&gt;&lt;/a&gt;&amp;nbsp; &amp;nbsp; preferences-desktop-display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31] &amp; CHAR(34) &amp;   &#10;&quot; width=&quot; &amp; CHAR(34) &amp; &quot;22&quot; &amp; CHAR(34) &amp; &quot; alt=&quot; &amp; CHAR(34) &amp; [.B331] &amp; CHAR(34) &amp; &quot;&gt;&lt;/a&gt;&quot; &amp;  &#10;&quot;&amp;nbsp; &amp;nbsp; &quot; &amp; [.B331] &amp; &quot;&lt;br&gt;&quot;" office:value-type="string" office:string-value="&lt;a href=&quot;#&quot;&gt;&lt;img src=&quot;https://raw.githubusercontent.com/StorageB/icons/main/GNOME46Adwaita/dark/preferences-desktop-display-symbolic.svg&quot; width=&quot;22&quot; alt=&quot;preferences-desktop-display-symbolic&quot;&gt;&lt;/a&gt;&amp;nbsp; &amp;nbsp; preferences-desktop-display-symbolic&lt;br&gt;" calcext:value-type="string">
            <text:p>&lt;a href="#"&gt;&lt;img src="https://raw.githubusercontent.com/StorageB/icons/main/GNOME46Adwaita/dark/preferences-desktop-display-symbolic.svg" width="22" alt="preferences-desktop-display-symbolic"&gt;&lt;/a&gt;&amp;nbsp; &amp;nbsp; preferences-desktop-display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ferences-desktop-font-symbolic.svg</text:p>
          </table:table-cell>
          <table:table-cell office:value-type="string" calcext:value-type="string">
            <text:p>preferences-desktop-fo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3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32] &amp; CHAR(34) &amp; &quot;&gt;&quot; &amp; &#10;&quot;&lt;img alt=&quot; &amp; CHAR(34) &amp; [.B33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2] &amp; &quot;&lt;br&gt;&quot;" office:value-type="string" office:string-value="&lt;picture&gt;&lt;source media=&quot;(prefers-color-scheme: dark)&quot; srcset=&quot;https://github.com/StorageB/icons/blob/main/GNOME48Adwaita/light/preferences-desktop-font-symbolic.svg&quot;&gt;&lt;source media=&quot;(prefers-color-scheme: light)&quot; srcset=&quot;https://github.com/StorageB/icons/blob/main/GNOME48Adwaita/dark/preferences-desktop-font-symbolic.svg&quot;&gt;&lt;img alt=&quot;preferences-desktop-font-symbolic&quot; src=&quot;https://user-images.githubusercontent.com/25423296/163456779-a8556205-d0a5-45e2-ac17-42d089e3c3f8.png&quot;&gt;&lt;/picture&gt; &amp;nbsp; &amp;nbsp;preferences-desktop-font-symbolic&lt;br&gt;" calcext:value-type="string">
            <text:p>&lt;picture&gt;&lt;source media="(prefers-color-scheme: dark)" srcset="https://github.com/StorageB/icons/blob/main/GNOME48Adwaita/light/preferences-desktop-font-symbolic.svg"&gt;&lt;source media="(prefers-color-scheme: light)" srcset="https://github.com/StorageB/icons/blob/main/GNOME48Adwaita/dark/preferences-desktop-font-symbolic.svg"&gt;&lt;img alt="preferences-desktop-font-symbolic" src="https://user-images.githubusercontent.com/25423296/163456779-a8556205-d0a5-45e2-ac17-42d089e3c3f8.png"&gt;&lt;/picture&gt; &amp;nbsp; &amp;nbsp;preferences-desktop-fon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32] &amp; CHAR(34) &amp;  &#10;&quot; width=&quot; &amp; CHAR(34) &amp; &quot;22&quot; &amp; CHAR(34) &amp; &quot; alt=&quot; &amp; CHAR(34) &amp; [.B332] &amp; CHAR(34) &amp; &quot;&gt;&lt;/a&gt;&quot; &amp; &#10;&quot;&amp;nbsp; &amp;nbsp; &quot; &amp; [.B332] &amp; &quot;&lt;br&gt;&quot;" office:value-type="string" office:string-value="&lt;a href=&quot;#&quot;&gt;&lt;img src=&quot;https://raw.githubusercontent.com/StorageB/icons/main/GNOME46Adwaita/light/preferences-desktop-font-symbolic.svg&quot; width=&quot;22&quot; alt=&quot;preferences-desktop-font-symbolic&quot;&gt;&lt;/a&gt;&amp;nbsp; &amp;nbsp; preferences-desktop-font-symbolic&lt;br&gt;" calcext:value-type="string">
            <text:p>&lt;a href="#"&gt;&lt;img src="https://raw.githubusercontent.com/StorageB/icons/main/GNOME46Adwaita/light/preferences-desktop-font-symbolic.svg" width="22" alt="preferences-desktop-font-symbolic"&gt;&lt;/a&gt;&amp;nbsp; &amp;nbsp; preferences-desktop-fon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32] &amp; CHAR(34) &amp;   &#10;&quot; width=&quot; &amp; CHAR(34) &amp; &quot;22&quot; &amp; CHAR(34) &amp; &quot; alt=&quot; &amp; CHAR(34) &amp; [.B332] &amp; CHAR(34) &amp; &quot;&gt;&lt;/a&gt;&quot; &amp;  &#10;&quot;&amp;nbsp; &amp;nbsp; &quot; &amp; [.B332] &amp; &quot;&lt;br&gt;&quot;" office:value-type="string" office:string-value="&lt;a href=&quot;#&quot;&gt;&lt;img src=&quot;https://raw.githubusercontent.com/StorageB/icons/main/GNOME46Adwaita/dark/preferences-desktop-font-symbolic.svg&quot; width=&quot;22&quot; alt=&quot;preferences-desktop-font-symbolic&quot;&gt;&lt;/a&gt;&amp;nbsp; &amp;nbsp; preferences-desktop-font-symbolic&lt;br&gt;" calcext:value-type="string">
            <text:p>&lt;a href="#"&gt;&lt;img src="https://raw.githubusercontent.com/StorageB/icons/main/GNOME46Adwaita/dark/preferences-desktop-font-symbolic.svg" width="22" alt="preferences-desktop-font-symbolic"&gt;&lt;/a&gt;&amp;nbsp; &amp;nbsp; preferences-desktop-fon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ferences-desktop-keyboard-shortcuts-symbolic.svg</text:p>
          </table:table-cell>
          <table:table-cell office:value-type="string" calcext:value-type="string">
            <text:p>preferences-desktop-keyboard-shortcut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3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33] &amp; CHAR(34) &amp; &quot;&gt;&quot; &amp; &#10;&quot;&lt;img alt=&quot; &amp; CHAR(34) &amp; [.B33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3] &amp; &quot;&lt;br&gt;&quot;" office:value-type="string" office:string-value="&lt;picture&gt;&lt;source media=&quot;(prefers-color-scheme: dark)&quot; srcset=&quot;https://github.com/StorageB/icons/blob/main/GNOME48Adwaita/light/preferences-desktop-keyboard-shortcuts-symbolic.svg&quot;&gt;&lt;source media=&quot;(prefers-color-scheme: light)&quot; srcset=&quot;https://github.com/StorageB/icons/blob/main/GNOME48Adwaita/dark/preferences-desktop-keyboard-shortcuts-symbolic.svg&quot;&gt;&lt;img alt=&quot;preferences-desktop-keyboard-shortcuts-symbolic&quot; src=&quot;https://user-images.githubusercontent.com/25423296/163456779-a8556205-d0a5-45e2-ac17-42d089e3c3f8.png&quot;&gt;&lt;/picture&gt; &amp;nbsp; &amp;nbsp;preferences-desktop-keyboard-shortcuts-symbolic&lt;br&gt;" calcext:value-type="string">
            <text:p>&lt;picture&gt;&lt;source media="(prefers-color-scheme: dark)" srcset="https://github.com/StorageB/icons/blob/main/GNOME48Adwaita/light/preferences-desktop-keyboard-shortcuts-symbolic.svg"&gt;&lt;source media="(prefers-color-scheme: light)" srcset="https://github.com/StorageB/icons/blob/main/GNOME48Adwaita/dark/preferences-desktop-keyboard-shortcuts-symbolic.svg"&gt;&lt;img alt="preferences-desktop-keyboard-shortcuts-symbolic" src="https://user-images.githubusercontent.com/25423296/163456779-a8556205-d0a5-45e2-ac17-42d089e3c3f8.png"&gt;&lt;/picture&gt; &amp;nbsp; &amp;nbsp;preferences-desktop-keyboard-shortcut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33] &amp; CHAR(34) &amp;  &#10;&quot; width=&quot; &amp; CHAR(34) &amp; &quot;22&quot; &amp; CHAR(34) &amp; &quot; alt=&quot; &amp; CHAR(34) &amp; [.B333] &amp; CHAR(34) &amp; &quot;&gt;&lt;/a&gt;&quot; &amp; &#10;&quot;&amp;nbsp; &amp;nbsp; &quot; &amp; [.B333] &amp; &quot;&lt;br&gt;&quot;" office:value-type="string" office:string-value="&lt;a href=&quot;#&quot;&gt;&lt;img src=&quot;https://raw.githubusercontent.com/StorageB/icons/main/GNOME46Adwaita/light/preferences-desktop-keyboard-shortcuts-symbolic.svg&quot; width=&quot;22&quot; alt=&quot;preferences-desktop-keyboard-shortcuts-symbolic&quot;&gt;&lt;/a&gt;&amp;nbsp; &amp;nbsp; preferences-desktop-keyboard-shortcuts-symbolic&lt;br&gt;" calcext:value-type="string">
            <text:p>&lt;a href="#"&gt;&lt;img src="https://raw.githubusercontent.com/StorageB/icons/main/GNOME46Adwaita/light/preferences-desktop-keyboard-shortcuts-symbolic.svg" width="22" alt="preferences-desktop-keyboard-shortcuts-symbolic"&gt;&lt;/a&gt;&amp;nbsp; &amp;nbsp; preferences-desktop-keyboard-shortcut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33] &amp; CHAR(34) &amp;   &#10;&quot; width=&quot; &amp; CHAR(34) &amp; &quot;22&quot; &amp; CHAR(34) &amp; &quot; alt=&quot; &amp; CHAR(34) &amp; [.B333] &amp; CHAR(34) &amp; &quot;&gt;&lt;/a&gt;&quot; &amp;  &#10;&quot;&amp;nbsp; &amp;nbsp; &quot; &amp; [.B333] &amp; &quot;&lt;br&gt;&quot;" office:value-type="string" office:string-value="&lt;a href=&quot;#&quot;&gt;&lt;img src=&quot;https://raw.githubusercontent.com/StorageB/icons/main/GNOME46Adwaita/dark/preferences-desktop-keyboard-shortcuts-symbolic.svg&quot; width=&quot;22&quot; alt=&quot;preferences-desktop-keyboard-shortcuts-symbolic&quot;&gt;&lt;/a&gt;&amp;nbsp; &amp;nbsp; preferences-desktop-keyboard-shortcuts-symbolic&lt;br&gt;" calcext:value-type="string">
            <text:p>&lt;a href="#"&gt;&lt;img src="https://raw.githubusercontent.com/StorageB/icons/main/GNOME46Adwaita/dark/preferences-desktop-keyboard-shortcuts-symbolic.svg" width="22" alt="preferences-desktop-keyboard-shortcuts-symbolic"&gt;&lt;/a&gt;&amp;nbsp; &amp;nbsp; preferences-desktop-keyboard-shortcut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ferences-desktop-keyboard-symbolic.svg</text:p>
          </table:table-cell>
          <table:table-cell office:value-type="string" calcext:value-type="string">
            <text:p>preferences-desktop-keyboa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3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34] &amp; CHAR(34) &amp; &quot;&gt;&quot; &amp; &#10;&quot;&lt;img alt=&quot; &amp; CHAR(34) &amp; [.B33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4] &amp; &quot;&lt;br&gt;&quot;" office:value-type="string" office:string-value="&lt;picture&gt;&lt;source media=&quot;(prefers-color-scheme: dark)&quot; srcset=&quot;https://github.com/StorageB/icons/blob/main/GNOME48Adwaita/light/preferences-desktop-keyboard-symbolic.svg&quot;&gt;&lt;source media=&quot;(prefers-color-scheme: light)&quot; srcset=&quot;https://github.com/StorageB/icons/blob/main/GNOME48Adwaita/dark/preferences-desktop-keyboard-symbolic.svg&quot;&gt;&lt;img alt=&quot;preferences-desktop-keyboard-symbolic&quot; src=&quot;https://user-images.githubusercontent.com/25423296/163456779-a8556205-d0a5-45e2-ac17-42d089e3c3f8.png&quot;&gt;&lt;/picture&gt; &amp;nbsp; &amp;nbsp;preferences-desktop-keyboard-symbolic&lt;br&gt;" calcext:value-type="string">
            <text:p>&lt;picture&gt;&lt;source media="(prefers-color-scheme: dark)" srcset="https://github.com/StorageB/icons/blob/main/GNOME48Adwaita/light/preferences-desktop-keyboard-symbolic.svg"&gt;&lt;source media="(prefers-color-scheme: light)" srcset="https://github.com/StorageB/icons/blob/main/GNOME48Adwaita/dark/preferences-desktop-keyboard-symbolic.svg"&gt;&lt;img alt="preferences-desktop-keyboard-symbolic" src="https://user-images.githubusercontent.com/25423296/163456779-a8556205-d0a5-45e2-ac17-42d089e3c3f8.png"&gt;&lt;/picture&gt; &amp;nbsp; &amp;nbsp;preferences-desktop-keyboar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34] &amp; CHAR(34) &amp;  &#10;&quot; width=&quot; &amp; CHAR(34) &amp; &quot;22&quot; &amp; CHAR(34) &amp; &quot; alt=&quot; &amp; CHAR(34) &amp; [.B334] &amp; CHAR(34) &amp; &quot;&gt;&lt;/a&gt;&quot; &amp; &#10;&quot;&amp;nbsp; &amp;nbsp; &quot; &amp; [.B334] &amp; &quot;&lt;br&gt;&quot;" office:value-type="string" office:string-value="&lt;a href=&quot;#&quot;&gt;&lt;img src=&quot;https://raw.githubusercontent.com/StorageB/icons/main/GNOME46Adwaita/light/preferences-desktop-keyboard-symbolic.svg&quot; width=&quot;22&quot; alt=&quot;preferences-desktop-keyboard-symbolic&quot;&gt;&lt;/a&gt;&amp;nbsp; &amp;nbsp; preferences-desktop-keyboard-symbolic&lt;br&gt;" calcext:value-type="string">
            <text:p>&lt;a href="#"&gt;&lt;img src="https://raw.githubusercontent.com/StorageB/icons/main/GNOME46Adwaita/light/preferences-desktop-keyboard-symbolic.svg" width="22" alt="preferences-desktop-keyboard-symbolic"&gt;&lt;/a&gt;&amp;nbsp; &amp;nbsp; preferences-desktop-keyboar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34] &amp; CHAR(34) &amp;   &#10;&quot; width=&quot; &amp; CHAR(34) &amp; &quot;22&quot; &amp; CHAR(34) &amp; &quot; alt=&quot; &amp; CHAR(34) &amp; [.B334] &amp; CHAR(34) &amp; &quot;&gt;&lt;/a&gt;&quot; &amp;  &#10;&quot;&amp;nbsp; &amp;nbsp; &quot; &amp; [.B334] &amp; &quot;&lt;br&gt;&quot;" office:value-type="string" office:string-value="&lt;a href=&quot;#&quot;&gt;&lt;img src=&quot;https://raw.githubusercontent.com/StorageB/icons/main/GNOME46Adwaita/dark/preferences-desktop-keyboard-symbolic.svg&quot; width=&quot;22&quot; alt=&quot;preferences-desktop-keyboard-symbolic&quot;&gt;&lt;/a&gt;&amp;nbsp; &amp;nbsp; preferences-desktop-keyboard-symbolic&lt;br&gt;" calcext:value-type="string">
            <text:p>&lt;a href="#"&gt;&lt;img src="https://raw.githubusercontent.com/StorageB/icons/main/GNOME46Adwaita/dark/preferences-desktop-keyboard-symbolic.svg" width="22" alt="preferences-desktop-keyboard-symbolic"&gt;&lt;/a&gt;&amp;nbsp; &amp;nbsp; preferences-desktop-keyboar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ferences-desktop-locale-symbolic.svg</text:p>
          </table:table-cell>
          <table:table-cell office:value-type="string" calcext:value-type="string">
            <text:p>preferences-desktop-loca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3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35] &amp; CHAR(34) &amp; &quot;&gt;&quot; &amp; &#10;&quot;&lt;img alt=&quot; &amp; CHAR(34) &amp; [.B33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5] &amp; &quot;&lt;br&gt;&quot;" office:value-type="string" office:string-value="&lt;picture&gt;&lt;source media=&quot;(prefers-color-scheme: dark)&quot; srcset=&quot;https://github.com/StorageB/icons/blob/main/GNOME48Adwaita/light/preferences-desktop-locale-symbolic.svg&quot;&gt;&lt;source media=&quot;(prefers-color-scheme: light)&quot; srcset=&quot;https://github.com/StorageB/icons/blob/main/GNOME48Adwaita/dark/preferences-desktop-locale-symbolic.svg&quot;&gt;&lt;img alt=&quot;preferences-desktop-locale-symbolic&quot; src=&quot;https://user-images.githubusercontent.com/25423296/163456779-a8556205-d0a5-45e2-ac17-42d089e3c3f8.png&quot;&gt;&lt;/picture&gt; &amp;nbsp; &amp;nbsp;preferences-desktop-locale-symbolic&lt;br&gt;" calcext:value-type="string">
            <text:p>&lt;picture&gt;&lt;source media="(prefers-color-scheme: dark)" srcset="https://github.com/StorageB/icons/blob/main/GNOME48Adwaita/light/preferences-desktop-locale-symbolic.svg"&gt;&lt;source media="(prefers-color-scheme: light)" srcset="https://github.com/StorageB/icons/blob/main/GNOME48Adwaita/dark/preferences-desktop-locale-symbolic.svg"&gt;&lt;img alt="preferences-desktop-locale-symbolic" src="https://user-images.githubusercontent.com/25423296/163456779-a8556205-d0a5-45e2-ac17-42d089e3c3f8.png"&gt;&lt;/picture&gt; &amp;nbsp; &amp;nbsp;preferences-desktop-local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35] &amp; CHAR(34) &amp;  &#10;&quot; width=&quot; &amp; CHAR(34) &amp; &quot;22&quot; &amp; CHAR(34) &amp; &quot; alt=&quot; &amp; CHAR(34) &amp; [.B335] &amp; CHAR(34) &amp; &quot;&gt;&lt;/a&gt;&quot; &amp; &#10;&quot;&amp;nbsp; &amp;nbsp; &quot; &amp; [.B335] &amp; &quot;&lt;br&gt;&quot;" office:value-type="string" office:string-value="&lt;a href=&quot;#&quot;&gt;&lt;img src=&quot;https://raw.githubusercontent.com/StorageB/icons/main/GNOME46Adwaita/light/preferences-desktop-locale-symbolic.svg&quot; width=&quot;22&quot; alt=&quot;preferences-desktop-locale-symbolic&quot;&gt;&lt;/a&gt;&amp;nbsp; &amp;nbsp; preferences-desktop-locale-symbolic&lt;br&gt;" calcext:value-type="string">
            <text:p>&lt;a href="#"&gt;&lt;img src="https://raw.githubusercontent.com/StorageB/icons/main/GNOME46Adwaita/light/preferences-desktop-locale-symbolic.svg" width="22" alt="preferences-desktop-locale-symbolic"&gt;&lt;/a&gt;&amp;nbsp; &amp;nbsp; preferences-desktop-local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35] &amp; CHAR(34) &amp;   &#10;&quot; width=&quot; &amp; CHAR(34) &amp; &quot;22&quot; &amp; CHAR(34) &amp; &quot; alt=&quot; &amp; CHAR(34) &amp; [.B335] &amp; CHAR(34) &amp; &quot;&gt;&lt;/a&gt;&quot; &amp;  &#10;&quot;&amp;nbsp; &amp;nbsp; &quot; &amp; [.B335] &amp; &quot;&lt;br&gt;&quot;" office:value-type="string" office:string-value="&lt;a href=&quot;#&quot;&gt;&lt;img src=&quot;https://raw.githubusercontent.com/StorageB/icons/main/GNOME46Adwaita/dark/preferences-desktop-locale-symbolic.svg&quot; width=&quot;22&quot; alt=&quot;preferences-desktop-locale-symbolic&quot;&gt;&lt;/a&gt;&amp;nbsp; &amp;nbsp; preferences-desktop-locale-symbolic&lt;br&gt;" calcext:value-type="string">
            <text:p>&lt;a href="#"&gt;&lt;img src="https://raw.githubusercontent.com/StorageB/icons/main/GNOME46Adwaita/dark/preferences-desktop-locale-symbolic.svg" width="22" alt="preferences-desktop-locale-symbolic"&gt;&lt;/a&gt;&amp;nbsp; &amp;nbsp; preferences-desktop-local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ferences-desktop-multitasking-symbolic.svg</text:p>
          </table:table-cell>
          <table:table-cell office:value-type="string" calcext:value-type="string">
            <text:p>preferences-desktop-multitask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3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36] &amp; CHAR(34) &amp; &quot;&gt;&quot; &amp; &#10;&quot;&lt;img alt=&quot; &amp; CHAR(34) &amp; [.B33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6] &amp; &quot;&lt;br&gt;&quot;" office:value-type="string" office:string-value="&lt;picture&gt;&lt;source media=&quot;(prefers-color-scheme: dark)&quot; srcset=&quot;https://github.com/StorageB/icons/blob/main/GNOME48Adwaita/light/preferences-desktop-multitasking-symbolic.svg&quot;&gt;&lt;source media=&quot;(prefers-color-scheme: light)&quot; srcset=&quot;https://github.com/StorageB/icons/blob/main/GNOME48Adwaita/dark/preferences-desktop-multitasking-symbolic.svg&quot;&gt;&lt;img alt=&quot;preferences-desktop-multitasking-symbolic&quot; src=&quot;https://user-images.githubusercontent.com/25423296/163456779-a8556205-d0a5-45e2-ac17-42d089e3c3f8.png&quot;&gt;&lt;/picture&gt; &amp;nbsp; &amp;nbsp;preferences-desktop-multitasking-symbolic&lt;br&gt;" calcext:value-type="string">
            <text:p>&lt;picture&gt;&lt;source media="(prefers-color-scheme: dark)" srcset="https://github.com/StorageB/icons/blob/main/GNOME48Adwaita/light/preferences-desktop-multitasking-symbolic.svg"&gt;&lt;source media="(prefers-color-scheme: light)" srcset="https://github.com/StorageB/icons/blob/main/GNOME48Adwaita/dark/preferences-desktop-multitasking-symbolic.svg"&gt;&lt;img alt="preferences-desktop-multitasking-symbolic" src="https://user-images.githubusercontent.com/25423296/163456779-a8556205-d0a5-45e2-ac17-42d089e3c3f8.png"&gt;&lt;/picture&gt; &amp;nbsp; &amp;nbsp;preferences-desktop-multitask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36] &amp; CHAR(34) &amp;  &#10;&quot; width=&quot; &amp; CHAR(34) &amp; &quot;22&quot; &amp; CHAR(34) &amp; &quot; alt=&quot; &amp; CHAR(34) &amp; [.B336] &amp; CHAR(34) &amp; &quot;&gt;&lt;/a&gt;&quot; &amp; &#10;&quot;&amp;nbsp; &amp;nbsp; &quot; &amp; [.B336] &amp; &quot;&lt;br&gt;&quot;" office:value-type="string" office:string-value="&lt;a href=&quot;#&quot;&gt;&lt;img src=&quot;https://raw.githubusercontent.com/StorageB/icons/main/GNOME46Adwaita/light/preferences-desktop-multitasking-symbolic.svg&quot; width=&quot;22&quot; alt=&quot;preferences-desktop-multitasking-symbolic&quot;&gt;&lt;/a&gt;&amp;nbsp; &amp;nbsp; preferences-desktop-multitasking-symbolic&lt;br&gt;" calcext:value-type="string">
            <text:p>&lt;a href="#"&gt;&lt;img src="https://raw.githubusercontent.com/StorageB/icons/main/GNOME46Adwaita/light/preferences-desktop-multitasking-symbolic.svg" width="22" alt="preferences-desktop-multitasking-symbolic"&gt;&lt;/a&gt;&amp;nbsp; &amp;nbsp; preferences-desktop-multitask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36] &amp; CHAR(34) &amp;   &#10;&quot; width=&quot; &amp; CHAR(34) &amp; &quot;22&quot; &amp; CHAR(34) &amp; &quot; alt=&quot; &amp; CHAR(34) &amp; [.B336] &amp; CHAR(34) &amp; &quot;&gt;&lt;/a&gt;&quot; &amp;  &#10;&quot;&amp;nbsp; &amp;nbsp; &quot; &amp; [.B336] &amp; &quot;&lt;br&gt;&quot;" office:value-type="string" office:string-value="&lt;a href=&quot;#&quot;&gt;&lt;img src=&quot;https://raw.githubusercontent.com/StorageB/icons/main/GNOME46Adwaita/dark/preferences-desktop-multitasking-symbolic.svg&quot; width=&quot;22&quot; alt=&quot;preferences-desktop-multitasking-symbolic&quot;&gt;&lt;/a&gt;&amp;nbsp; &amp;nbsp; preferences-desktop-multitasking-symbolic&lt;br&gt;" calcext:value-type="string">
            <text:p>&lt;a href="#"&gt;&lt;img src="https://raw.githubusercontent.com/StorageB/icons/main/GNOME46Adwaita/dark/preferences-desktop-multitasking-symbolic.svg" width="22" alt="preferences-desktop-multitasking-symbolic"&gt;&lt;/a&gt;&amp;nbsp; &amp;nbsp; preferences-desktop-multitask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ferences-desktop-remote-desktop-symbolic.svg</text:p>
          </table:table-cell>
          <table:table-cell office:value-type="string" calcext:value-type="string">
            <text:p>preferences-desktop-remote-deskto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3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37] &amp; CHAR(34) &amp; &quot;&gt;&quot; &amp; &#10;&quot;&lt;img alt=&quot; &amp; CHAR(34) &amp; [.B33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7] &amp; &quot;&lt;br&gt;&quot;" office:value-type="string" office:string-value="&lt;picture&gt;&lt;source media=&quot;(prefers-color-scheme: dark)&quot; srcset=&quot;https://github.com/StorageB/icons/blob/main/GNOME48Adwaita/light/preferences-desktop-remote-desktop-symbolic.svg&quot;&gt;&lt;source media=&quot;(prefers-color-scheme: light)&quot; srcset=&quot;https://github.com/StorageB/icons/blob/main/GNOME48Adwaita/dark/preferences-desktop-remote-desktop-symbolic.svg&quot;&gt;&lt;img alt=&quot;preferences-desktop-remote-desktop-symbolic&quot; src=&quot;https://user-images.githubusercontent.com/25423296/163456779-a8556205-d0a5-45e2-ac17-42d089e3c3f8.png&quot;&gt;&lt;/picture&gt; &amp;nbsp; &amp;nbsp;preferences-desktop-remote-desktop-symbolic&lt;br&gt;" calcext:value-type="string">
            <text:p>&lt;picture&gt;&lt;source media="(prefers-color-scheme: dark)" srcset="https://github.com/StorageB/icons/blob/main/GNOME48Adwaita/light/preferences-desktop-remote-desktop-symbolic.svg"&gt;&lt;source media="(prefers-color-scheme: light)" srcset="https://github.com/StorageB/icons/blob/main/GNOME48Adwaita/dark/preferences-desktop-remote-desktop-symbolic.svg"&gt;&lt;img alt="preferences-desktop-remote-desktop-symbolic" src="https://user-images.githubusercontent.com/25423296/163456779-a8556205-d0a5-45e2-ac17-42d089e3c3f8.png"&gt;&lt;/picture&gt; &amp;nbsp; &amp;nbsp;preferences-desktop-remote-desktop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37] &amp; CHAR(34) &amp;  &#10;&quot; width=&quot; &amp; CHAR(34) &amp; &quot;22&quot; &amp; CHAR(34) &amp; &quot; alt=&quot; &amp; CHAR(34) &amp; [.B337] &amp; CHAR(34) &amp; &quot;&gt;&lt;/a&gt;&quot; &amp; &#10;&quot;&amp;nbsp; &amp;nbsp; &quot; &amp; [.B337] &amp; &quot;&lt;br&gt;&quot;" office:value-type="string" office:string-value="&lt;a href=&quot;#&quot;&gt;&lt;img src=&quot;https://raw.githubusercontent.com/StorageB/icons/main/GNOME46Adwaita/light/preferences-desktop-remote-desktop-symbolic.svg&quot; width=&quot;22&quot; alt=&quot;preferences-desktop-remote-desktop-symbolic&quot;&gt;&lt;/a&gt;&amp;nbsp; &amp;nbsp; preferences-desktop-remote-desktop-symbolic&lt;br&gt;" calcext:value-type="string">
            <text:p>&lt;a href="#"&gt;&lt;img src="https://raw.githubusercontent.com/StorageB/icons/main/GNOME46Adwaita/light/preferences-desktop-remote-desktop-symbolic.svg" width="22" alt="preferences-desktop-remote-desktop-symbolic"&gt;&lt;/a&gt;&amp;nbsp; &amp;nbsp; preferences-desktop-remote-desktop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37] &amp; CHAR(34) &amp;   &#10;&quot; width=&quot; &amp; CHAR(34) &amp; &quot;22&quot; &amp; CHAR(34) &amp; &quot; alt=&quot; &amp; CHAR(34) &amp; [.B337] &amp; CHAR(34) &amp; &quot;&gt;&lt;/a&gt;&quot; &amp;  &#10;&quot;&amp;nbsp; &amp;nbsp; &quot; &amp; [.B337] &amp; &quot;&lt;br&gt;&quot;" office:value-type="string" office:string-value="&lt;a href=&quot;#&quot;&gt;&lt;img src=&quot;https://raw.githubusercontent.com/StorageB/icons/main/GNOME46Adwaita/dark/preferences-desktop-remote-desktop-symbolic.svg&quot; width=&quot;22&quot; alt=&quot;preferences-desktop-remote-desktop-symbolic&quot;&gt;&lt;/a&gt;&amp;nbsp; &amp;nbsp; preferences-desktop-remote-desktop-symbolic&lt;br&gt;" calcext:value-type="string">
            <text:p>&lt;a href="#"&gt;&lt;img src="https://raw.githubusercontent.com/StorageB/icons/main/GNOME46Adwaita/dark/preferences-desktop-remote-desktop-symbolic.svg" width="22" alt="preferences-desktop-remote-desktop-symbolic"&gt;&lt;/a&gt;&amp;nbsp; &amp;nbsp; preferences-desktop-remote-desktop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ferences-desktop-screensaver-symbolic.svg</text:p>
          </table:table-cell>
          <table:table-cell office:value-type="string" calcext:value-type="string">
            <text:p>preferences-desktop-screensav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3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38] &amp; CHAR(34) &amp; &quot;&gt;&quot; &amp; &#10;&quot;&lt;img alt=&quot; &amp; CHAR(34) &amp; [.B33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8] &amp; &quot;&lt;br&gt;&quot;" office:value-type="string" office:string-value="&lt;picture&gt;&lt;source media=&quot;(prefers-color-scheme: dark)&quot; srcset=&quot;https://github.com/StorageB/icons/blob/main/GNOME48Adwaita/light/preferences-desktop-screensaver-symbolic.svg&quot;&gt;&lt;source media=&quot;(prefers-color-scheme: light)&quot; srcset=&quot;https://github.com/StorageB/icons/blob/main/GNOME48Adwaita/dark/preferences-desktop-screensaver-symbolic.svg&quot;&gt;&lt;img alt=&quot;preferences-desktop-screensaver-symbolic&quot; src=&quot;https://user-images.githubusercontent.com/25423296/163456779-a8556205-d0a5-45e2-ac17-42d089e3c3f8.png&quot;&gt;&lt;/picture&gt; &amp;nbsp; &amp;nbsp;preferences-desktop-screensaver-symbolic&lt;br&gt;" calcext:value-type="string">
            <text:p>&lt;picture&gt;&lt;source media="(prefers-color-scheme: dark)" srcset="https://github.com/StorageB/icons/blob/main/GNOME48Adwaita/light/preferences-desktop-screensaver-symbolic.svg"&gt;&lt;source media="(prefers-color-scheme: light)" srcset="https://github.com/StorageB/icons/blob/main/GNOME48Adwaita/dark/preferences-desktop-screensaver-symbolic.svg"&gt;&lt;img alt="preferences-desktop-screensaver-symbolic" src="https://user-images.githubusercontent.com/25423296/163456779-a8556205-d0a5-45e2-ac17-42d089e3c3f8.png"&gt;&lt;/picture&gt; &amp;nbsp; &amp;nbsp;preferences-desktop-screensave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38] &amp; CHAR(34) &amp;  &#10;&quot; width=&quot; &amp; CHAR(34) &amp; &quot;22&quot; &amp; CHAR(34) &amp; &quot; alt=&quot; &amp; CHAR(34) &amp; [.B338] &amp; CHAR(34) &amp; &quot;&gt;&lt;/a&gt;&quot; &amp; &#10;&quot;&amp;nbsp; &amp;nbsp; &quot; &amp; [.B338] &amp; &quot;&lt;br&gt;&quot;" office:value-type="string" office:string-value="&lt;a href=&quot;#&quot;&gt;&lt;img src=&quot;https://raw.githubusercontent.com/StorageB/icons/main/GNOME46Adwaita/light/preferences-desktop-screensaver-symbolic.svg&quot; width=&quot;22&quot; alt=&quot;preferences-desktop-screensaver-symbolic&quot;&gt;&lt;/a&gt;&amp;nbsp; &amp;nbsp; preferences-desktop-screensaver-symbolic&lt;br&gt;" calcext:value-type="string">
            <text:p>&lt;a href="#"&gt;&lt;img src="https://raw.githubusercontent.com/StorageB/icons/main/GNOME46Adwaita/light/preferences-desktop-screensaver-symbolic.svg" width="22" alt="preferences-desktop-screensaver-symbolic"&gt;&lt;/a&gt;&amp;nbsp; &amp;nbsp; preferences-desktop-screensave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38] &amp; CHAR(34) &amp;   &#10;&quot; width=&quot; &amp; CHAR(34) &amp; &quot;22&quot; &amp; CHAR(34) &amp; &quot; alt=&quot; &amp; CHAR(34) &amp; [.B338] &amp; CHAR(34) &amp; &quot;&gt;&lt;/a&gt;&quot; &amp;  &#10;&quot;&amp;nbsp; &amp;nbsp; &quot; &amp; [.B338] &amp; &quot;&lt;br&gt;&quot;" office:value-type="string" office:string-value="&lt;a href=&quot;#&quot;&gt;&lt;img src=&quot;https://raw.githubusercontent.com/StorageB/icons/main/GNOME46Adwaita/dark/preferences-desktop-screensaver-symbolic.svg&quot; width=&quot;22&quot; alt=&quot;preferences-desktop-screensaver-symbolic&quot;&gt;&lt;/a&gt;&amp;nbsp; &amp;nbsp; preferences-desktop-screensaver-symbolic&lt;br&gt;" calcext:value-type="string">
            <text:p>&lt;a href="#"&gt;&lt;img src="https://raw.githubusercontent.com/StorageB/icons/main/GNOME46Adwaita/dark/preferences-desktop-screensaver-symbolic.svg" width="22" alt="preferences-desktop-screensaver-symbolic"&gt;&lt;/a&gt;&amp;nbsp; &amp;nbsp; preferences-desktop-screensave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ferences-desktop-wallpaper-symbolic.svg</text:p>
          </table:table-cell>
          <table:table-cell office:value-type="string" calcext:value-type="string">
            <text:p>preferences-desktop-wallpap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3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39] &amp; CHAR(34) &amp; &quot;&gt;&quot; &amp; &#10;&quot;&lt;img alt=&quot; &amp; CHAR(34) &amp; [.B33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9] &amp; &quot;&lt;br&gt;&quot;" office:value-type="string" office:string-value="&lt;picture&gt;&lt;source media=&quot;(prefers-color-scheme: dark)&quot; srcset=&quot;https://github.com/StorageB/icons/blob/main/GNOME48Adwaita/light/preferences-desktop-wallpaper-symbolic.svg&quot;&gt;&lt;source media=&quot;(prefers-color-scheme: light)&quot; srcset=&quot;https://github.com/StorageB/icons/blob/main/GNOME48Adwaita/dark/preferences-desktop-wallpaper-symbolic.svg&quot;&gt;&lt;img alt=&quot;preferences-desktop-wallpaper-symbolic&quot; src=&quot;https://user-images.githubusercontent.com/25423296/163456779-a8556205-d0a5-45e2-ac17-42d089e3c3f8.png&quot;&gt;&lt;/picture&gt; &amp;nbsp; &amp;nbsp;preferences-desktop-wallpaper-symbolic&lt;br&gt;" calcext:value-type="string">
            <text:p>&lt;picture&gt;&lt;source media="(prefers-color-scheme: dark)" srcset="https://github.com/StorageB/icons/blob/main/GNOME48Adwaita/light/preferences-desktop-wallpaper-symbolic.svg"&gt;&lt;source media="(prefers-color-scheme: light)" srcset="https://github.com/StorageB/icons/blob/main/GNOME48Adwaita/dark/preferences-desktop-wallpaper-symbolic.svg"&gt;&lt;img alt="preferences-desktop-wallpaper-symbolic" src="https://user-images.githubusercontent.com/25423296/163456779-a8556205-d0a5-45e2-ac17-42d089e3c3f8.png"&gt;&lt;/picture&gt; &amp;nbsp; &amp;nbsp;preferences-desktop-wallpape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39] &amp; CHAR(34) &amp;  &#10;&quot; width=&quot; &amp; CHAR(34) &amp; &quot;22&quot; &amp; CHAR(34) &amp; &quot; alt=&quot; &amp; CHAR(34) &amp; [.B339] &amp; CHAR(34) &amp; &quot;&gt;&lt;/a&gt;&quot; &amp; &#10;&quot;&amp;nbsp; &amp;nbsp; &quot; &amp; [.B339] &amp; &quot;&lt;br&gt;&quot;" office:value-type="string" office:string-value="&lt;a href=&quot;#&quot;&gt;&lt;img src=&quot;https://raw.githubusercontent.com/StorageB/icons/main/GNOME46Adwaita/light/preferences-desktop-wallpaper-symbolic.svg&quot; width=&quot;22&quot; alt=&quot;preferences-desktop-wallpaper-symbolic&quot;&gt;&lt;/a&gt;&amp;nbsp; &amp;nbsp; preferences-desktop-wallpaper-symbolic&lt;br&gt;" calcext:value-type="string">
            <text:p>&lt;a href="#"&gt;&lt;img src="https://raw.githubusercontent.com/StorageB/icons/main/GNOME46Adwaita/light/preferences-desktop-wallpaper-symbolic.svg" width="22" alt="preferences-desktop-wallpaper-symbolic"&gt;&lt;/a&gt;&amp;nbsp; &amp;nbsp; preferences-desktop-wallpape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39] &amp; CHAR(34) &amp;   &#10;&quot; width=&quot; &amp; CHAR(34) &amp; &quot;22&quot; &amp; CHAR(34) &amp; &quot; alt=&quot; &amp; CHAR(34) &amp; [.B339] &amp; CHAR(34) &amp; &quot;&gt;&lt;/a&gt;&quot; &amp;  &#10;&quot;&amp;nbsp; &amp;nbsp; &quot; &amp; [.B339] &amp; &quot;&lt;br&gt;&quot;" office:value-type="string" office:string-value="&lt;a href=&quot;#&quot;&gt;&lt;img src=&quot;https://raw.githubusercontent.com/StorageB/icons/main/GNOME46Adwaita/dark/preferences-desktop-wallpaper-symbolic.svg&quot; width=&quot;22&quot; alt=&quot;preferences-desktop-wallpaper-symbolic&quot;&gt;&lt;/a&gt;&amp;nbsp; &amp;nbsp; preferences-desktop-wallpaper-symbolic&lt;br&gt;" calcext:value-type="string">
            <text:p>&lt;a href="#"&gt;&lt;img src="https://raw.githubusercontent.com/StorageB/icons/main/GNOME46Adwaita/dark/preferences-desktop-wallpaper-symbolic.svg" width="22" alt="preferences-desktop-wallpaper-symbolic"&gt;&lt;/a&gt;&amp;nbsp; &amp;nbsp; preferences-desktop-wallpape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ferences-system-details-symbolic.svg</text:p>
          </table:table-cell>
          <table:table-cell office:value-type="string" calcext:value-type="string">
            <text:p>preferences-system-detail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4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40] &amp; CHAR(34) &amp; &quot;&gt;&quot; &amp; &#10;&quot;&lt;img alt=&quot; &amp; CHAR(34) &amp; [.B34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0] &amp; &quot;&lt;br&gt;&quot;" office:value-type="string" office:string-value="&lt;picture&gt;&lt;source media=&quot;(prefers-color-scheme: dark)&quot; srcset=&quot;https://github.com/StorageB/icons/blob/main/GNOME48Adwaita/light/preferences-system-details-symbolic.svg&quot;&gt;&lt;source media=&quot;(prefers-color-scheme: light)&quot; srcset=&quot;https://github.com/StorageB/icons/blob/main/GNOME48Adwaita/dark/preferences-system-details-symbolic.svg&quot;&gt;&lt;img alt=&quot;preferences-system-details-symbolic&quot; src=&quot;https://user-images.githubusercontent.com/25423296/163456779-a8556205-d0a5-45e2-ac17-42d089e3c3f8.png&quot;&gt;&lt;/picture&gt; &amp;nbsp; &amp;nbsp;preferences-system-details-symbolic&lt;br&gt;" calcext:value-type="string">
            <text:p>&lt;picture&gt;&lt;source media="(prefers-color-scheme: dark)" srcset="https://github.com/StorageB/icons/blob/main/GNOME48Adwaita/light/preferences-system-details-symbolic.svg"&gt;&lt;source media="(prefers-color-scheme: light)" srcset="https://github.com/StorageB/icons/blob/main/GNOME48Adwaita/dark/preferences-system-details-symbolic.svg"&gt;&lt;img alt="preferences-system-details-symbolic" src="https://user-images.githubusercontent.com/25423296/163456779-a8556205-d0a5-45e2-ac17-42d089e3c3f8.png"&gt;&lt;/picture&gt; &amp;nbsp; &amp;nbsp;preferences-system-detail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40] &amp; CHAR(34) &amp;  &#10;&quot; width=&quot; &amp; CHAR(34) &amp; &quot;22&quot; &amp; CHAR(34) &amp; &quot; alt=&quot; &amp; CHAR(34) &amp; [.B340] &amp; CHAR(34) &amp; &quot;&gt;&lt;/a&gt;&quot; &amp; &#10;&quot;&amp;nbsp; &amp;nbsp; &quot; &amp; [.B340] &amp; &quot;&lt;br&gt;&quot;" office:value-type="string" office:string-value="&lt;a href=&quot;#&quot;&gt;&lt;img src=&quot;https://raw.githubusercontent.com/StorageB/icons/main/GNOME46Adwaita/light/preferences-system-details-symbolic.svg&quot; width=&quot;22&quot; alt=&quot;preferences-system-details-symbolic&quot;&gt;&lt;/a&gt;&amp;nbsp; &amp;nbsp; preferences-system-details-symbolic&lt;br&gt;" calcext:value-type="string">
            <text:p>&lt;a href="#"&gt;&lt;img src="https://raw.githubusercontent.com/StorageB/icons/main/GNOME46Adwaita/light/preferences-system-details-symbolic.svg" width="22" alt="preferences-system-details-symbolic"&gt;&lt;/a&gt;&amp;nbsp; &amp;nbsp; preferences-system-detail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40] &amp; CHAR(34) &amp;   &#10;&quot; width=&quot; &amp; CHAR(34) &amp; &quot;22&quot; &amp; CHAR(34) &amp; &quot; alt=&quot; &amp; CHAR(34) &amp; [.B340] &amp; CHAR(34) &amp; &quot;&gt;&lt;/a&gt;&quot; &amp;  &#10;&quot;&amp;nbsp; &amp;nbsp; &quot; &amp; [.B340] &amp; &quot;&lt;br&gt;&quot;" office:value-type="string" office:string-value="&lt;a href=&quot;#&quot;&gt;&lt;img src=&quot;https://raw.githubusercontent.com/StorageB/icons/main/GNOME46Adwaita/dark/preferences-system-details-symbolic.svg&quot; width=&quot;22&quot; alt=&quot;preferences-system-details-symbolic&quot;&gt;&lt;/a&gt;&amp;nbsp; &amp;nbsp; preferences-system-details-symbolic&lt;br&gt;" calcext:value-type="string">
            <text:p>&lt;a href="#"&gt;&lt;img src="https://raw.githubusercontent.com/StorageB/icons/main/GNOME46Adwaita/dark/preferences-system-details-symbolic.svg" width="22" alt="preferences-system-details-symbolic"&gt;&lt;/a&gt;&amp;nbsp; &amp;nbsp; preferences-system-detail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ferences-system-devices-symbolic.svg</text:p>
          </table:table-cell>
          <table:table-cell office:value-type="string" calcext:value-type="string">
            <text:p>preferences-system-device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4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41] &amp; CHAR(34) &amp; &quot;&gt;&quot; &amp; &#10;&quot;&lt;img alt=&quot; &amp; CHAR(34) &amp; [.B34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1] &amp; &quot;&lt;br&gt;&quot;" office:value-type="string" office:string-value="&lt;picture&gt;&lt;source media=&quot;(prefers-color-scheme: dark)&quot; srcset=&quot;https://github.com/StorageB/icons/blob/main/GNOME48Adwaita/light/preferences-system-devices-symbolic.svg&quot;&gt;&lt;source media=&quot;(prefers-color-scheme: light)&quot; srcset=&quot;https://github.com/StorageB/icons/blob/main/GNOME48Adwaita/dark/preferences-system-devices-symbolic.svg&quot;&gt;&lt;img alt=&quot;preferences-system-devices-symbolic&quot; src=&quot;https://user-images.githubusercontent.com/25423296/163456779-a8556205-d0a5-45e2-ac17-42d089e3c3f8.png&quot;&gt;&lt;/picture&gt; &amp;nbsp; &amp;nbsp;preferences-system-devices-symbolic&lt;br&gt;" calcext:value-type="string">
            <text:p>&lt;picture&gt;&lt;source media="(prefers-color-scheme: dark)" srcset="https://github.com/StorageB/icons/blob/main/GNOME48Adwaita/light/preferences-system-devices-symbolic.svg"&gt;&lt;source media="(prefers-color-scheme: light)" srcset="https://github.com/StorageB/icons/blob/main/GNOME48Adwaita/dark/preferences-system-devices-symbolic.svg"&gt;&lt;img alt="preferences-system-devices-symbolic" src="https://user-images.githubusercontent.com/25423296/163456779-a8556205-d0a5-45e2-ac17-42d089e3c3f8.png"&gt;&lt;/picture&gt; &amp;nbsp; &amp;nbsp;preferences-system-device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41] &amp; CHAR(34) &amp;  &#10;&quot; width=&quot; &amp; CHAR(34) &amp; &quot;22&quot; &amp; CHAR(34) &amp; &quot; alt=&quot; &amp; CHAR(34) &amp; [.B341] &amp; CHAR(34) &amp; &quot;&gt;&lt;/a&gt;&quot; &amp; &#10;&quot;&amp;nbsp; &amp;nbsp; &quot; &amp; [.B341] &amp; &quot;&lt;br&gt;&quot;" office:value-type="string" office:string-value="&lt;a href=&quot;#&quot;&gt;&lt;img src=&quot;https://raw.githubusercontent.com/StorageB/icons/main/GNOME46Adwaita/light/preferences-system-devices-symbolic.svg&quot; width=&quot;22&quot; alt=&quot;preferences-system-devices-symbolic&quot;&gt;&lt;/a&gt;&amp;nbsp; &amp;nbsp; preferences-system-devices-symbolic&lt;br&gt;" calcext:value-type="string">
            <text:p>&lt;a href="#"&gt;&lt;img src="https://raw.githubusercontent.com/StorageB/icons/main/GNOME46Adwaita/light/preferences-system-devices-symbolic.svg" width="22" alt="preferences-system-devices-symbolic"&gt;&lt;/a&gt;&amp;nbsp; &amp;nbsp; preferences-system-device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41] &amp; CHAR(34) &amp;   &#10;&quot; width=&quot; &amp; CHAR(34) &amp; &quot;22&quot; &amp; CHAR(34) &amp; &quot; alt=&quot; &amp; CHAR(34) &amp; [.B341] &amp; CHAR(34) &amp; &quot;&gt;&lt;/a&gt;&quot; &amp;  &#10;&quot;&amp;nbsp; &amp;nbsp; &quot; &amp; [.B341] &amp; &quot;&lt;br&gt;&quot;" office:value-type="string" office:string-value="&lt;a href=&quot;#&quot;&gt;&lt;img src=&quot;https://raw.githubusercontent.com/StorageB/icons/main/GNOME46Adwaita/dark/preferences-system-devices-symbolic.svg&quot; width=&quot;22&quot; alt=&quot;preferences-system-devices-symbolic&quot;&gt;&lt;/a&gt;&amp;nbsp; &amp;nbsp; preferences-system-devices-symbolic&lt;br&gt;" calcext:value-type="string">
            <text:p>&lt;a href="#"&gt;&lt;img src="https://raw.githubusercontent.com/StorageB/icons/main/GNOME46Adwaita/dark/preferences-system-devices-symbolic.svg" width="22" alt="preferences-system-devices-symbolic"&gt;&lt;/a&gt;&amp;nbsp; &amp;nbsp; preferences-system-device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ferences-system-network-proxy-symbolic.svg</text:p>
          </table:table-cell>
          <table:table-cell office:value-type="string" calcext:value-type="string">
            <text:p>preferences-system-network-prox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4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42] &amp; CHAR(34) &amp; &quot;&gt;&quot; &amp; &#10;&quot;&lt;img alt=&quot; &amp; CHAR(34) &amp; [.B34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2] &amp; &quot;&lt;br&gt;&quot;" office:value-type="string" office:string-value="&lt;picture&gt;&lt;source media=&quot;(prefers-color-scheme: dark)&quot; srcset=&quot;https://github.com/StorageB/icons/blob/main/GNOME48Adwaita/light/preferences-system-network-proxy-symbolic.svg&quot;&gt;&lt;source media=&quot;(prefers-color-scheme: light)&quot; srcset=&quot;https://github.com/StorageB/icons/blob/main/GNOME48Adwaita/dark/preferences-system-network-proxy-symbolic.svg&quot;&gt;&lt;img alt=&quot;preferences-system-network-proxy-symbolic&quot; src=&quot;https://user-images.githubusercontent.com/25423296/163456779-a8556205-d0a5-45e2-ac17-42d089e3c3f8.png&quot;&gt;&lt;/picture&gt; &amp;nbsp; &amp;nbsp;preferences-system-network-proxy-symbolic&lt;br&gt;" calcext:value-type="string">
            <text:p>&lt;picture&gt;&lt;source media="(prefers-color-scheme: dark)" srcset="https://github.com/StorageB/icons/blob/main/GNOME48Adwaita/light/preferences-system-network-proxy-symbolic.svg"&gt;&lt;source media="(prefers-color-scheme: light)" srcset="https://github.com/StorageB/icons/blob/main/GNOME48Adwaita/dark/preferences-system-network-proxy-symbolic.svg"&gt;&lt;img alt="preferences-system-network-proxy-symbolic" src="https://user-images.githubusercontent.com/25423296/163456779-a8556205-d0a5-45e2-ac17-42d089e3c3f8.png"&gt;&lt;/picture&gt; &amp;nbsp; &amp;nbsp;preferences-system-network-proxy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42] &amp; CHAR(34) &amp;  &#10;&quot; width=&quot; &amp; CHAR(34) &amp; &quot;22&quot; &amp; CHAR(34) &amp; &quot; alt=&quot; &amp; CHAR(34) &amp; [.B342] &amp; CHAR(34) &amp; &quot;&gt;&lt;/a&gt;&quot; &amp; &#10;&quot;&amp;nbsp; &amp;nbsp; &quot; &amp; [.B342] &amp; &quot;&lt;br&gt;&quot;" office:value-type="string" office:string-value="&lt;a href=&quot;#&quot;&gt;&lt;img src=&quot;https://raw.githubusercontent.com/StorageB/icons/main/GNOME46Adwaita/light/preferences-system-network-proxy-symbolic.svg&quot; width=&quot;22&quot; alt=&quot;preferences-system-network-proxy-symbolic&quot;&gt;&lt;/a&gt;&amp;nbsp; &amp;nbsp; preferences-system-network-proxy-symbolic&lt;br&gt;" calcext:value-type="string">
            <text:p>&lt;a href="#"&gt;&lt;img src="https://raw.githubusercontent.com/StorageB/icons/main/GNOME46Adwaita/light/preferences-system-network-proxy-symbolic.svg" width="22" alt="preferences-system-network-proxy-symbolic"&gt;&lt;/a&gt;&amp;nbsp; &amp;nbsp; preferences-system-network-proxy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42] &amp; CHAR(34) &amp;   &#10;&quot; width=&quot; &amp; CHAR(34) &amp; &quot;22&quot; &amp; CHAR(34) &amp; &quot; alt=&quot; &amp; CHAR(34) &amp; [.B342] &amp; CHAR(34) &amp; &quot;&gt;&lt;/a&gt;&quot; &amp;  &#10;&quot;&amp;nbsp; &amp;nbsp; &quot; &amp; [.B342] &amp; &quot;&lt;br&gt;&quot;" office:value-type="string" office:string-value="&lt;a href=&quot;#&quot;&gt;&lt;img src=&quot;https://raw.githubusercontent.com/StorageB/icons/main/GNOME46Adwaita/dark/preferences-system-network-proxy-symbolic.svg&quot; width=&quot;22&quot; alt=&quot;preferences-system-network-proxy-symbolic&quot;&gt;&lt;/a&gt;&amp;nbsp; &amp;nbsp; preferences-system-network-proxy-symbolic&lt;br&gt;" calcext:value-type="string">
            <text:p>&lt;a href="#"&gt;&lt;img src="https://raw.githubusercontent.com/StorageB/icons/main/GNOME46Adwaita/dark/preferences-system-network-proxy-symbolic.svg" width="22" alt="preferences-system-network-proxy-symbolic"&gt;&lt;/a&gt;&amp;nbsp; &amp;nbsp; preferences-system-network-proxy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ferences-system-network-symbolic.svg</text:p>
          </table:table-cell>
          <table:table-cell office:value-type="string" calcext:value-type="string">
            <text:p>preferences-system-networ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4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43] &amp; CHAR(34) &amp; &quot;&gt;&quot; &amp; &#10;&quot;&lt;img alt=&quot; &amp; CHAR(34) &amp; [.B34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3] &amp; &quot;&lt;br&gt;&quot;" office:value-type="string" office:string-value="&lt;picture&gt;&lt;source media=&quot;(prefers-color-scheme: dark)&quot; srcset=&quot;https://github.com/StorageB/icons/blob/main/GNOME48Adwaita/light/preferences-system-network-symbolic.svg&quot;&gt;&lt;source media=&quot;(prefers-color-scheme: light)&quot; srcset=&quot;https://github.com/StorageB/icons/blob/main/GNOME48Adwaita/dark/preferences-system-network-symbolic.svg&quot;&gt;&lt;img alt=&quot;preferences-system-network-symbolic&quot; src=&quot;https://user-images.githubusercontent.com/25423296/163456779-a8556205-d0a5-45e2-ac17-42d089e3c3f8.png&quot;&gt;&lt;/picture&gt; &amp;nbsp; &amp;nbsp;preferences-system-network-symbolic&lt;br&gt;" calcext:value-type="string">
            <text:p>&lt;picture&gt;&lt;source media="(prefers-color-scheme: dark)" srcset="https://github.com/StorageB/icons/blob/main/GNOME48Adwaita/light/preferences-system-network-symbolic.svg"&gt;&lt;source media="(prefers-color-scheme: light)" srcset="https://github.com/StorageB/icons/blob/main/GNOME48Adwaita/dark/preferences-system-network-symbolic.svg"&gt;&lt;img alt="preferences-system-network-symbolic" src="https://user-images.githubusercontent.com/25423296/163456779-a8556205-d0a5-45e2-ac17-42d089e3c3f8.png"&gt;&lt;/picture&gt; &amp;nbsp; &amp;nbsp;preferences-system-network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43] &amp; CHAR(34) &amp;  &#10;&quot; width=&quot; &amp; CHAR(34) &amp; &quot;22&quot; &amp; CHAR(34) &amp; &quot; alt=&quot; &amp; CHAR(34) &amp; [.B343] &amp; CHAR(34) &amp; &quot;&gt;&lt;/a&gt;&quot; &amp; &#10;&quot;&amp;nbsp; &amp;nbsp; &quot; &amp; [.B343] &amp; &quot;&lt;br&gt;&quot;" office:value-type="string" office:string-value="&lt;a href=&quot;#&quot;&gt;&lt;img src=&quot;https://raw.githubusercontent.com/StorageB/icons/main/GNOME46Adwaita/light/preferences-system-network-symbolic.svg&quot; width=&quot;22&quot; alt=&quot;preferences-system-network-symbolic&quot;&gt;&lt;/a&gt;&amp;nbsp; &amp;nbsp; preferences-system-network-symbolic&lt;br&gt;" calcext:value-type="string">
            <text:p>&lt;a href="#"&gt;&lt;img src="https://raw.githubusercontent.com/StorageB/icons/main/GNOME46Adwaita/light/preferences-system-network-symbolic.svg" width="22" alt="preferences-system-network-symbolic"&gt;&lt;/a&gt;&amp;nbsp; &amp;nbsp; preferences-system-network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43] &amp; CHAR(34) &amp;   &#10;&quot; width=&quot; &amp; CHAR(34) &amp; &quot;22&quot; &amp; CHAR(34) &amp; &quot; alt=&quot; &amp; CHAR(34) &amp; [.B343] &amp; CHAR(34) &amp; &quot;&gt;&lt;/a&gt;&quot; &amp;  &#10;&quot;&amp;nbsp; &amp;nbsp; &quot; &amp; [.B343] &amp; &quot;&lt;br&gt;&quot;" office:value-type="string" office:string-value="&lt;a href=&quot;#&quot;&gt;&lt;img src=&quot;https://raw.githubusercontent.com/StorageB/icons/main/GNOME46Adwaita/dark/preferences-system-network-symbolic.svg&quot; width=&quot;22&quot; alt=&quot;preferences-system-network-symbolic&quot;&gt;&lt;/a&gt;&amp;nbsp; &amp;nbsp; preferences-system-network-symbolic&lt;br&gt;" calcext:value-type="string">
            <text:p>&lt;a href="#"&gt;&lt;img src="https://raw.githubusercontent.com/StorageB/icons/main/GNOME46Adwaita/dark/preferences-system-network-symbolic.svg" width="22" alt="preferences-system-network-symbolic"&gt;&lt;/a&gt;&amp;nbsp; &amp;nbsp; preferences-system-network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ferences-system-notifications-symbolic.svg</text:p>
          </table:table-cell>
          <table:table-cell office:value-type="string" calcext:value-type="string">
            <text:p>preferences-system-notification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4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44] &amp; CHAR(34) &amp; &quot;&gt;&quot; &amp; &#10;&quot;&lt;img alt=&quot; &amp; CHAR(34) &amp; [.B34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4] &amp; &quot;&lt;br&gt;&quot;" office:value-type="string" office:string-value="&lt;picture&gt;&lt;source media=&quot;(prefers-color-scheme: dark)&quot; srcset=&quot;https://github.com/StorageB/icons/blob/main/GNOME48Adwaita/light/preferences-system-notifications-symbolic.svg&quot;&gt;&lt;source media=&quot;(prefers-color-scheme: light)&quot; srcset=&quot;https://github.com/StorageB/icons/blob/main/GNOME48Adwaita/dark/preferences-system-notifications-symbolic.svg&quot;&gt;&lt;img alt=&quot;preferences-system-notifications-symbolic&quot; src=&quot;https://user-images.githubusercontent.com/25423296/163456779-a8556205-d0a5-45e2-ac17-42d089e3c3f8.png&quot;&gt;&lt;/picture&gt; &amp;nbsp; &amp;nbsp;preferences-system-notifications-symbolic&lt;br&gt;" calcext:value-type="string">
            <text:p>&lt;picture&gt;&lt;source media="(prefers-color-scheme: dark)" srcset="https://github.com/StorageB/icons/blob/main/GNOME48Adwaita/light/preferences-system-notifications-symbolic.svg"&gt;&lt;source media="(prefers-color-scheme: light)" srcset="https://github.com/StorageB/icons/blob/main/GNOME48Adwaita/dark/preferences-system-notifications-symbolic.svg"&gt;&lt;img alt="preferences-system-notifications-symbolic" src="https://user-images.githubusercontent.com/25423296/163456779-a8556205-d0a5-45e2-ac17-42d089e3c3f8.png"&gt;&lt;/picture&gt; &amp;nbsp; &amp;nbsp;preferences-system-notification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44] &amp; CHAR(34) &amp;  &#10;&quot; width=&quot; &amp; CHAR(34) &amp; &quot;22&quot; &amp; CHAR(34) &amp; &quot; alt=&quot; &amp; CHAR(34) &amp; [.B344] &amp; CHAR(34) &amp; &quot;&gt;&lt;/a&gt;&quot; &amp; &#10;&quot;&amp;nbsp; &amp;nbsp; &quot; &amp; [.B344] &amp; &quot;&lt;br&gt;&quot;" office:value-type="string" office:string-value="&lt;a href=&quot;#&quot;&gt;&lt;img src=&quot;https://raw.githubusercontent.com/StorageB/icons/main/GNOME46Adwaita/light/preferences-system-notifications-symbolic.svg&quot; width=&quot;22&quot; alt=&quot;preferences-system-notifications-symbolic&quot;&gt;&lt;/a&gt;&amp;nbsp; &amp;nbsp; preferences-system-notifications-symbolic&lt;br&gt;" calcext:value-type="string">
            <text:p>&lt;a href="#"&gt;&lt;img src="https://raw.githubusercontent.com/StorageB/icons/main/GNOME46Adwaita/light/preferences-system-notifications-symbolic.svg" width="22" alt="preferences-system-notifications-symbolic"&gt;&lt;/a&gt;&amp;nbsp; &amp;nbsp; preferences-system-notification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44] &amp; CHAR(34) &amp;   &#10;&quot; width=&quot; &amp; CHAR(34) &amp; &quot;22&quot; &amp; CHAR(34) &amp; &quot; alt=&quot; &amp; CHAR(34) &amp; [.B344] &amp; CHAR(34) &amp; &quot;&gt;&lt;/a&gt;&quot; &amp;  &#10;&quot;&amp;nbsp; &amp;nbsp; &quot; &amp; [.B344] &amp; &quot;&lt;br&gt;&quot;" office:value-type="string" office:string-value="&lt;a href=&quot;#&quot;&gt;&lt;img src=&quot;https://raw.githubusercontent.com/StorageB/icons/main/GNOME46Adwaita/dark/preferences-system-notifications-symbolic.svg&quot; width=&quot;22&quot; alt=&quot;preferences-system-notifications-symbolic&quot;&gt;&lt;/a&gt;&amp;nbsp; &amp;nbsp; preferences-system-notifications-symbolic&lt;br&gt;" calcext:value-type="string">
            <text:p>&lt;a href="#"&gt;&lt;img src="https://raw.githubusercontent.com/StorageB/icons/main/GNOME46Adwaita/dark/preferences-system-notifications-symbolic.svg" width="22" alt="preferences-system-notifications-symbolic"&gt;&lt;/a&gt;&amp;nbsp; &amp;nbsp; preferences-system-notification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ferences-system-parental-controls-symbolic.svg</text:p>
          </table:table-cell>
          <table:table-cell office:value-type="string" calcext:value-type="string">
            <text:p>preferences-system-parental-control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4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45] &amp; CHAR(34) &amp; &quot;&gt;&quot; &amp; &#10;&quot;&lt;img alt=&quot; &amp; CHAR(34) &amp; [.B34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5] &amp; &quot;&lt;br&gt;&quot;" office:value-type="string" office:string-value="&lt;picture&gt;&lt;source media=&quot;(prefers-color-scheme: dark)&quot; srcset=&quot;https://github.com/StorageB/icons/blob/main/GNOME48Adwaita/light/preferences-system-parental-controls-symbolic.svg&quot;&gt;&lt;source media=&quot;(prefers-color-scheme: light)&quot; srcset=&quot;https://github.com/StorageB/icons/blob/main/GNOME48Adwaita/dark/preferences-system-parental-controls-symbolic.svg&quot;&gt;&lt;img alt=&quot;preferences-system-parental-controls-symbolic&quot; src=&quot;https://user-images.githubusercontent.com/25423296/163456779-a8556205-d0a5-45e2-ac17-42d089e3c3f8.png&quot;&gt;&lt;/picture&gt; &amp;nbsp; &amp;nbsp;preferences-system-parental-controls-symbolic&lt;br&gt;" calcext:value-type="string">
            <text:p>&lt;picture&gt;&lt;source media="(prefers-color-scheme: dark)" srcset="https://github.com/StorageB/icons/blob/main/GNOME48Adwaita/light/preferences-system-parental-controls-symbolic.svg"&gt;&lt;source media="(prefers-color-scheme: light)" srcset="https://github.com/StorageB/icons/blob/main/GNOME48Adwaita/dark/preferences-system-parental-controls-symbolic.svg"&gt;&lt;img alt="preferences-system-parental-controls-symbolic" src="https://user-images.githubusercontent.com/25423296/163456779-a8556205-d0a5-45e2-ac17-42d089e3c3f8.png"&gt;&lt;/picture&gt; &amp;nbsp; &amp;nbsp;preferences-system-parental-control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45] &amp; CHAR(34) &amp;  &#10;&quot; width=&quot; &amp; CHAR(34) &amp; &quot;22&quot; &amp; CHAR(34) &amp; &quot; alt=&quot; &amp; CHAR(34) &amp; [.B345] &amp; CHAR(34) &amp; &quot;&gt;&lt;/a&gt;&quot; &amp; &#10;&quot;&amp;nbsp; &amp;nbsp; &quot; &amp; [.B345] &amp; &quot;&lt;br&gt;&quot;" office:value-type="string" office:string-value="&lt;a href=&quot;#&quot;&gt;&lt;img src=&quot;https://raw.githubusercontent.com/StorageB/icons/main/GNOME46Adwaita/light/preferences-system-parental-controls-symbolic.svg&quot; width=&quot;22&quot; alt=&quot;preferences-system-parental-controls-symbolic&quot;&gt;&lt;/a&gt;&amp;nbsp; &amp;nbsp; preferences-system-parental-controls-symbolic&lt;br&gt;" calcext:value-type="string">
            <text:p>&lt;a href="#"&gt;&lt;img src="https://raw.githubusercontent.com/StorageB/icons/main/GNOME46Adwaita/light/preferences-system-parental-controls-symbolic.svg" width="22" alt="preferences-system-parental-controls-symbolic"&gt;&lt;/a&gt;&amp;nbsp; &amp;nbsp; preferences-system-parental-control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45] &amp; CHAR(34) &amp;   &#10;&quot; width=&quot; &amp; CHAR(34) &amp; &quot;22&quot; &amp; CHAR(34) &amp; &quot; alt=&quot; &amp; CHAR(34) &amp; [.B345] &amp; CHAR(34) &amp; &quot;&gt;&lt;/a&gt;&quot; &amp;  &#10;&quot;&amp;nbsp; &amp;nbsp; &quot; &amp; [.B345] &amp; &quot;&lt;br&gt;&quot;" office:value-type="string" office:string-value="&lt;a href=&quot;#&quot;&gt;&lt;img src=&quot;https://raw.githubusercontent.com/StorageB/icons/main/GNOME46Adwaita/dark/preferences-system-parental-controls-symbolic.svg&quot; width=&quot;22&quot; alt=&quot;preferences-system-parental-controls-symbolic&quot;&gt;&lt;/a&gt;&amp;nbsp; &amp;nbsp; preferences-system-parental-controls-symbolic&lt;br&gt;" calcext:value-type="string">
            <text:p>&lt;a href="#"&gt;&lt;img src="https://raw.githubusercontent.com/StorageB/icons/main/GNOME46Adwaita/dark/preferences-system-parental-controls-symbolic.svg" width="22" alt="preferences-system-parental-controls-symbolic"&gt;&lt;/a&gt;&amp;nbsp; &amp;nbsp; preferences-system-parental-control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ferences-system-privacy-symbolic.svg</text:p>
          </table:table-cell>
          <table:table-cell office:value-type="string" calcext:value-type="string">
            <text:p>preferences-system-privac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4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46] &amp; CHAR(34) &amp; &quot;&gt;&quot; &amp; &#10;&quot;&lt;img alt=&quot; &amp; CHAR(34) &amp; [.B34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6] &amp; &quot;&lt;br&gt;&quot;" office:value-type="string" office:string-value="&lt;picture&gt;&lt;source media=&quot;(prefers-color-scheme: dark)&quot; srcset=&quot;https://github.com/StorageB/icons/blob/main/GNOME48Adwaita/light/preferences-system-privacy-symbolic.svg&quot;&gt;&lt;source media=&quot;(prefers-color-scheme: light)&quot; srcset=&quot;https://github.com/StorageB/icons/blob/main/GNOME48Adwaita/dark/preferences-system-privacy-symbolic.svg&quot;&gt;&lt;img alt=&quot;preferences-system-privacy-symbolic&quot; src=&quot;https://user-images.githubusercontent.com/25423296/163456779-a8556205-d0a5-45e2-ac17-42d089e3c3f8.png&quot;&gt;&lt;/picture&gt; &amp;nbsp; &amp;nbsp;preferences-system-privacy-symbolic&lt;br&gt;" calcext:value-type="string">
            <text:p>&lt;picture&gt;&lt;source media="(prefers-color-scheme: dark)" srcset="https://github.com/StorageB/icons/blob/main/GNOME48Adwaita/light/preferences-system-privacy-symbolic.svg"&gt;&lt;source media="(prefers-color-scheme: light)" srcset="https://github.com/StorageB/icons/blob/main/GNOME48Adwaita/dark/preferences-system-privacy-symbolic.svg"&gt;&lt;img alt="preferences-system-privacy-symbolic" src="https://user-images.githubusercontent.com/25423296/163456779-a8556205-d0a5-45e2-ac17-42d089e3c3f8.png"&gt;&lt;/picture&gt; &amp;nbsp; &amp;nbsp;preferences-system-privacy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46] &amp; CHAR(34) &amp;  &#10;&quot; width=&quot; &amp; CHAR(34) &amp; &quot;22&quot; &amp; CHAR(34) &amp; &quot; alt=&quot; &amp; CHAR(34) &amp; [.B346] &amp; CHAR(34) &amp; &quot;&gt;&lt;/a&gt;&quot; &amp; &#10;&quot;&amp;nbsp; &amp;nbsp; &quot; &amp; [.B346] &amp; &quot;&lt;br&gt;&quot;" office:value-type="string" office:string-value="&lt;a href=&quot;#&quot;&gt;&lt;img src=&quot;https://raw.githubusercontent.com/StorageB/icons/main/GNOME46Adwaita/light/preferences-system-privacy-symbolic.svg&quot; width=&quot;22&quot; alt=&quot;preferences-system-privacy-symbolic&quot;&gt;&lt;/a&gt;&amp;nbsp; &amp;nbsp; preferences-system-privacy-symbolic&lt;br&gt;" calcext:value-type="string">
            <text:p>&lt;a href="#"&gt;&lt;img src="https://raw.githubusercontent.com/StorageB/icons/main/GNOME46Adwaita/light/preferences-system-privacy-symbolic.svg" width="22" alt="preferences-system-privacy-symbolic"&gt;&lt;/a&gt;&amp;nbsp; &amp;nbsp; preferences-system-privacy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46] &amp; CHAR(34) &amp;   &#10;&quot; width=&quot; &amp; CHAR(34) &amp; &quot;22&quot; &amp; CHAR(34) &amp; &quot; alt=&quot; &amp; CHAR(34) &amp; [.B346] &amp; CHAR(34) &amp; &quot;&gt;&lt;/a&gt;&quot; &amp;  &#10;&quot;&amp;nbsp; &amp;nbsp; &quot; &amp; [.B346] &amp; &quot;&lt;br&gt;&quot;" office:value-type="string" office:string-value="&lt;a href=&quot;#&quot;&gt;&lt;img src=&quot;https://raw.githubusercontent.com/StorageB/icons/main/GNOME46Adwaita/dark/preferences-system-privacy-symbolic.svg&quot; width=&quot;22&quot; alt=&quot;preferences-system-privacy-symbolic&quot;&gt;&lt;/a&gt;&amp;nbsp; &amp;nbsp; preferences-system-privacy-symbolic&lt;br&gt;" calcext:value-type="string">
            <text:p>&lt;a href="#"&gt;&lt;img src="https://raw.githubusercontent.com/StorageB/icons/main/GNOME46Adwaita/dark/preferences-system-privacy-symbolic.svg" width="22" alt="preferences-system-privacy-symbolic"&gt;&lt;/a&gt;&amp;nbsp; &amp;nbsp; preferences-system-privacy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ferences-system-search-symbolic.svg</text:p>
          </table:table-cell>
          <table:table-cell office:value-type="string" calcext:value-type="string">
            <text:p>preferences-system-searc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4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47] &amp; CHAR(34) &amp; &quot;&gt;&quot; &amp; &#10;&quot;&lt;img alt=&quot; &amp; CHAR(34) &amp; [.B34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7] &amp; &quot;&lt;br&gt;&quot;" office:value-type="string" office:string-value="&lt;picture&gt;&lt;source media=&quot;(prefers-color-scheme: dark)&quot; srcset=&quot;https://github.com/StorageB/icons/blob/main/GNOME48Adwaita/light/preferences-system-search-symbolic.svg&quot;&gt;&lt;source media=&quot;(prefers-color-scheme: light)&quot; srcset=&quot;https://github.com/StorageB/icons/blob/main/GNOME48Adwaita/dark/preferences-system-search-symbolic.svg&quot;&gt;&lt;img alt=&quot;preferences-system-search-symbolic&quot; src=&quot;https://user-images.githubusercontent.com/25423296/163456779-a8556205-d0a5-45e2-ac17-42d089e3c3f8.png&quot;&gt;&lt;/picture&gt; &amp;nbsp; &amp;nbsp;preferences-system-search-symbolic&lt;br&gt;" calcext:value-type="string">
            <text:p>&lt;picture&gt;&lt;source media="(prefers-color-scheme: dark)" srcset="https://github.com/StorageB/icons/blob/main/GNOME48Adwaita/light/preferences-system-search-symbolic.svg"&gt;&lt;source media="(prefers-color-scheme: light)" srcset="https://github.com/StorageB/icons/blob/main/GNOME48Adwaita/dark/preferences-system-search-symbolic.svg"&gt;&lt;img alt="preferences-system-search-symbolic" src="https://user-images.githubusercontent.com/25423296/163456779-a8556205-d0a5-45e2-ac17-42d089e3c3f8.png"&gt;&lt;/picture&gt; &amp;nbsp; &amp;nbsp;preferences-system-search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47] &amp; CHAR(34) &amp;  &#10;&quot; width=&quot; &amp; CHAR(34) &amp; &quot;22&quot; &amp; CHAR(34) &amp; &quot; alt=&quot; &amp; CHAR(34) &amp; [.B347] &amp; CHAR(34) &amp; &quot;&gt;&lt;/a&gt;&quot; &amp; &#10;&quot;&amp;nbsp; &amp;nbsp; &quot; &amp; [.B347] &amp; &quot;&lt;br&gt;&quot;" office:value-type="string" office:string-value="&lt;a href=&quot;#&quot;&gt;&lt;img src=&quot;https://raw.githubusercontent.com/StorageB/icons/main/GNOME46Adwaita/light/preferences-system-search-symbolic.svg&quot; width=&quot;22&quot; alt=&quot;preferences-system-search-symbolic&quot;&gt;&lt;/a&gt;&amp;nbsp; &amp;nbsp; preferences-system-search-symbolic&lt;br&gt;" calcext:value-type="string">
            <text:p>&lt;a href="#"&gt;&lt;img src="https://raw.githubusercontent.com/StorageB/icons/main/GNOME46Adwaita/light/preferences-system-search-symbolic.svg" width="22" alt="preferences-system-search-symbolic"&gt;&lt;/a&gt;&amp;nbsp; &amp;nbsp; preferences-system-search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47] &amp; CHAR(34) &amp;   &#10;&quot; width=&quot; &amp; CHAR(34) &amp; &quot;22&quot; &amp; CHAR(34) &amp; &quot; alt=&quot; &amp; CHAR(34) &amp; [.B347] &amp; CHAR(34) &amp; &quot;&gt;&lt;/a&gt;&quot; &amp;  &#10;&quot;&amp;nbsp; &amp;nbsp; &quot; &amp; [.B347] &amp; &quot;&lt;br&gt;&quot;" office:value-type="string" office:string-value="&lt;a href=&quot;#&quot;&gt;&lt;img src=&quot;https://raw.githubusercontent.com/StorageB/icons/main/GNOME46Adwaita/dark/preferences-system-search-symbolic.svg&quot; width=&quot;22&quot; alt=&quot;preferences-system-search-symbolic&quot;&gt;&lt;/a&gt;&amp;nbsp; &amp;nbsp; preferences-system-search-symbolic&lt;br&gt;" calcext:value-type="string">
            <text:p>&lt;a href="#"&gt;&lt;img src="https://raw.githubusercontent.com/StorageB/icons/main/GNOME46Adwaita/dark/preferences-system-search-symbolic.svg" width="22" alt="preferences-system-search-symbolic"&gt;&lt;/a&gt;&amp;nbsp; &amp;nbsp; preferences-system-search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ferences-system-sharing-symbolic.svg</text:p>
          </table:table-cell>
          <table:table-cell office:value-type="string" calcext:value-type="string">
            <text:p>preferences-system-shar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4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48] &amp; CHAR(34) &amp; &quot;&gt;&quot; &amp; &#10;&quot;&lt;img alt=&quot; &amp; CHAR(34) &amp; [.B34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8] &amp; &quot;&lt;br&gt;&quot;" office:value-type="string" office:string-value="&lt;picture&gt;&lt;source media=&quot;(prefers-color-scheme: dark)&quot; srcset=&quot;https://github.com/StorageB/icons/blob/main/GNOME48Adwaita/light/preferences-system-sharing-symbolic.svg&quot;&gt;&lt;source media=&quot;(prefers-color-scheme: light)&quot; srcset=&quot;https://github.com/StorageB/icons/blob/main/GNOME48Adwaita/dark/preferences-system-sharing-symbolic.svg&quot;&gt;&lt;img alt=&quot;preferences-system-sharing-symbolic&quot; src=&quot;https://user-images.githubusercontent.com/25423296/163456779-a8556205-d0a5-45e2-ac17-42d089e3c3f8.png&quot;&gt;&lt;/picture&gt; &amp;nbsp; &amp;nbsp;preferences-system-sharing-symbolic&lt;br&gt;" calcext:value-type="string">
            <text:p>&lt;picture&gt;&lt;source media="(prefers-color-scheme: dark)" srcset="https://github.com/StorageB/icons/blob/main/GNOME48Adwaita/light/preferences-system-sharing-symbolic.svg"&gt;&lt;source media="(prefers-color-scheme: light)" srcset="https://github.com/StorageB/icons/blob/main/GNOME48Adwaita/dark/preferences-system-sharing-symbolic.svg"&gt;&lt;img alt="preferences-system-sharing-symbolic" src="https://user-images.githubusercontent.com/25423296/163456779-a8556205-d0a5-45e2-ac17-42d089e3c3f8.png"&gt;&lt;/picture&gt; &amp;nbsp; &amp;nbsp;preferences-system-shar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48] &amp; CHAR(34) &amp;  &#10;&quot; width=&quot; &amp; CHAR(34) &amp; &quot;22&quot; &amp; CHAR(34) &amp; &quot; alt=&quot; &amp; CHAR(34) &amp; [.B348] &amp; CHAR(34) &amp; &quot;&gt;&lt;/a&gt;&quot; &amp; &#10;&quot;&amp;nbsp; &amp;nbsp; &quot; &amp; [.B348] &amp; &quot;&lt;br&gt;&quot;" office:value-type="string" office:string-value="&lt;a href=&quot;#&quot;&gt;&lt;img src=&quot;https://raw.githubusercontent.com/StorageB/icons/main/GNOME46Adwaita/light/preferences-system-sharing-symbolic.svg&quot; width=&quot;22&quot; alt=&quot;preferences-system-sharing-symbolic&quot;&gt;&lt;/a&gt;&amp;nbsp; &amp;nbsp; preferences-system-sharing-symbolic&lt;br&gt;" calcext:value-type="string">
            <text:p>&lt;a href="#"&gt;&lt;img src="https://raw.githubusercontent.com/StorageB/icons/main/GNOME46Adwaita/light/preferences-system-sharing-symbolic.svg" width="22" alt="preferences-system-sharing-symbolic"&gt;&lt;/a&gt;&amp;nbsp; &amp;nbsp; preferences-system-shar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48] &amp; CHAR(34) &amp;   &#10;&quot; width=&quot; &amp; CHAR(34) &amp; &quot;22&quot; &amp; CHAR(34) &amp; &quot; alt=&quot; &amp; CHAR(34) &amp; [.B348] &amp; CHAR(34) &amp; &quot;&gt;&lt;/a&gt;&quot; &amp;  &#10;&quot;&amp;nbsp; &amp;nbsp; &quot; &amp; [.B348] &amp; &quot;&lt;br&gt;&quot;" office:value-type="string" office:string-value="&lt;a href=&quot;#&quot;&gt;&lt;img src=&quot;https://raw.githubusercontent.com/StorageB/icons/main/GNOME46Adwaita/dark/preferences-system-sharing-symbolic.svg&quot; width=&quot;22&quot; alt=&quot;preferences-system-sharing-symbolic&quot;&gt;&lt;/a&gt;&amp;nbsp; &amp;nbsp; preferences-system-sharing-symbolic&lt;br&gt;" calcext:value-type="string">
            <text:p>&lt;a href="#"&gt;&lt;img src="https://raw.githubusercontent.com/StorageB/icons/main/GNOME46Adwaita/dark/preferences-system-sharing-symbolic.svg" width="22" alt="preferences-system-sharing-symbolic"&gt;&lt;/a&gt;&amp;nbsp; &amp;nbsp; preferences-system-shar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ferences-system-time-symbolic.svg</text:p>
          </table:table-cell>
          <table:table-cell office:value-type="string" calcext:value-type="string">
            <text:p>preferences-system-tim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4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49] &amp; CHAR(34) &amp; &quot;&gt;&quot; &amp; &#10;&quot;&lt;img alt=&quot; &amp; CHAR(34) &amp; [.B34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9] &amp; &quot;&lt;br&gt;&quot;" office:value-type="string" office:string-value="&lt;picture&gt;&lt;source media=&quot;(prefers-color-scheme: dark)&quot; srcset=&quot;https://github.com/StorageB/icons/blob/main/GNOME48Adwaita/light/preferences-system-time-symbolic.svg&quot;&gt;&lt;source media=&quot;(prefers-color-scheme: light)&quot; srcset=&quot;https://github.com/StorageB/icons/blob/main/GNOME48Adwaita/dark/preferences-system-time-symbolic.svg&quot;&gt;&lt;img alt=&quot;preferences-system-time-symbolic&quot; src=&quot;https://user-images.githubusercontent.com/25423296/163456779-a8556205-d0a5-45e2-ac17-42d089e3c3f8.png&quot;&gt;&lt;/picture&gt; &amp;nbsp; &amp;nbsp;preferences-system-time-symbolic&lt;br&gt;" calcext:value-type="string">
            <text:p>&lt;picture&gt;&lt;source media="(prefers-color-scheme: dark)" srcset="https://github.com/StorageB/icons/blob/main/GNOME48Adwaita/light/preferences-system-time-symbolic.svg"&gt;&lt;source media="(prefers-color-scheme: light)" srcset="https://github.com/StorageB/icons/blob/main/GNOME48Adwaita/dark/preferences-system-time-symbolic.svg"&gt;&lt;img alt="preferences-system-time-symbolic" src="https://user-images.githubusercontent.com/25423296/163456779-a8556205-d0a5-45e2-ac17-42d089e3c3f8.png"&gt;&lt;/picture&gt; &amp;nbsp; &amp;nbsp;preferences-system-tim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49] &amp; CHAR(34) &amp;  &#10;&quot; width=&quot; &amp; CHAR(34) &amp; &quot;22&quot; &amp; CHAR(34) &amp; &quot; alt=&quot; &amp; CHAR(34) &amp; [.B349] &amp; CHAR(34) &amp; &quot;&gt;&lt;/a&gt;&quot; &amp; &#10;&quot;&amp;nbsp; &amp;nbsp; &quot; &amp; [.B349] &amp; &quot;&lt;br&gt;&quot;" office:value-type="string" office:string-value="&lt;a href=&quot;#&quot;&gt;&lt;img src=&quot;https://raw.githubusercontent.com/StorageB/icons/main/GNOME46Adwaita/light/preferences-system-time-symbolic.svg&quot; width=&quot;22&quot; alt=&quot;preferences-system-time-symbolic&quot;&gt;&lt;/a&gt;&amp;nbsp; &amp;nbsp; preferences-system-time-symbolic&lt;br&gt;" calcext:value-type="string">
            <text:p>&lt;a href="#"&gt;&lt;img src="https://raw.githubusercontent.com/StorageB/icons/main/GNOME46Adwaita/light/preferences-system-time-symbolic.svg" width="22" alt="preferences-system-time-symbolic"&gt;&lt;/a&gt;&amp;nbsp; &amp;nbsp; preferences-system-tim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49] &amp; CHAR(34) &amp;   &#10;&quot; width=&quot; &amp; CHAR(34) &amp; &quot;22&quot; &amp; CHAR(34) &amp; &quot; alt=&quot; &amp; CHAR(34) &amp; [.B349] &amp; CHAR(34) &amp; &quot;&gt;&lt;/a&gt;&quot; &amp;  &#10;&quot;&amp;nbsp; &amp;nbsp; &quot; &amp; [.B349] &amp; &quot;&lt;br&gt;&quot;" office:value-type="string" office:string-value="&lt;a href=&quot;#&quot;&gt;&lt;img src=&quot;https://raw.githubusercontent.com/StorageB/icons/main/GNOME46Adwaita/dark/preferences-system-time-symbolic.svg&quot; width=&quot;22&quot; alt=&quot;preferences-system-time-symbolic&quot;&gt;&lt;/a&gt;&amp;nbsp; &amp;nbsp; preferences-system-time-symbolic&lt;br&gt;" calcext:value-type="string">
            <text:p>&lt;a href="#"&gt;&lt;img src="https://raw.githubusercontent.com/StorageB/icons/main/GNOME46Adwaita/dark/preferences-system-time-symbolic.svg" width="22" alt="preferences-system-time-symbolic"&gt;&lt;/a&gt;&amp;nbsp; &amp;nbsp; preferences-system-tim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ystem-file-manager-symbolic.svg</text:p>
          </table:table-cell>
          <table:table-cell office:value-type="string" calcext:value-type="string">
            <text:p>system-file-manag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5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50] &amp; CHAR(34) &amp; &quot;&gt;&quot; &amp; &#10;&quot;&lt;img alt=&quot; &amp; CHAR(34) &amp; [.B35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50] &amp; &quot;&lt;br&gt;&quot;" office:value-type="string" office:string-value="&lt;picture&gt;&lt;source media=&quot;(prefers-color-scheme: dark)&quot; srcset=&quot;https://github.com/StorageB/icons/blob/main/GNOME48Adwaita/light/system-file-manager-symbolic.svg&quot;&gt;&lt;source media=&quot;(prefers-color-scheme: light)&quot; srcset=&quot;https://github.com/StorageB/icons/blob/main/GNOME48Adwaita/dark/system-file-manager-symbolic.svg&quot;&gt;&lt;img alt=&quot;system-file-manager-symbolic&quot; src=&quot;https://user-images.githubusercontent.com/25423296/163456779-a8556205-d0a5-45e2-ac17-42d089e3c3f8.png&quot;&gt;&lt;/picture&gt; &amp;nbsp; &amp;nbsp;system-file-manager-symbolic&lt;br&gt;" calcext:value-type="string">
            <text:p>&lt;picture&gt;&lt;source media="(prefers-color-scheme: dark)" srcset="https://github.com/StorageB/icons/blob/main/GNOME48Adwaita/light/system-file-manager-symbolic.svg"&gt;&lt;source media="(prefers-color-scheme: light)" srcset="https://github.com/StorageB/icons/blob/main/GNOME48Adwaita/dark/system-file-manager-symbolic.svg"&gt;&lt;img alt="system-file-manager-symbolic" src="https://user-images.githubusercontent.com/25423296/163456779-a8556205-d0a5-45e2-ac17-42d089e3c3f8.png"&gt;&lt;/picture&gt; &amp;nbsp; &amp;nbsp;system-file-manage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50] &amp; CHAR(34) &amp;  &#10;&quot; width=&quot; &amp; CHAR(34) &amp; &quot;22&quot; &amp; CHAR(34) &amp; &quot; alt=&quot; &amp; CHAR(34) &amp; [.B350] &amp; CHAR(34) &amp; &quot;&gt;&lt;/a&gt;&quot; &amp; &#10;&quot;&amp;nbsp; &amp;nbsp; &quot; &amp; [.B350] &amp; &quot;&lt;br&gt;&quot;" office:value-type="string" office:string-value="&lt;a href=&quot;#&quot;&gt;&lt;img src=&quot;https://raw.githubusercontent.com/StorageB/icons/main/GNOME46Adwaita/light/system-file-manager-symbolic.svg&quot; width=&quot;22&quot; alt=&quot;system-file-manager-symbolic&quot;&gt;&lt;/a&gt;&amp;nbsp; &amp;nbsp; system-file-manager-symbolic&lt;br&gt;" calcext:value-type="string">
            <text:p>&lt;a href="#"&gt;&lt;img src="https://raw.githubusercontent.com/StorageB/icons/main/GNOME46Adwaita/light/system-file-manager-symbolic.svg" width="22" alt="system-file-manager-symbolic"&gt;&lt;/a&gt;&amp;nbsp; &amp;nbsp; system-file-manage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50] &amp; CHAR(34) &amp;   &#10;&quot; width=&quot; &amp; CHAR(34) &amp; &quot;22&quot; &amp; CHAR(34) &amp; &quot; alt=&quot; &amp; CHAR(34) &amp; [.B350] &amp; CHAR(34) &amp; &quot;&gt;&lt;/a&gt;&quot; &amp;  &#10;&quot;&amp;nbsp; &amp;nbsp; &quot; &amp; [.B350] &amp; &quot;&lt;br&gt;&quot;" office:value-type="string" office:string-value="&lt;a href=&quot;#&quot;&gt;&lt;img src=&quot;https://raw.githubusercontent.com/StorageB/icons/main/GNOME46Adwaita/dark/system-file-manager-symbolic.svg&quot; width=&quot;22&quot; alt=&quot;system-file-manager-symbolic&quot;&gt;&lt;/a&gt;&amp;nbsp; &amp;nbsp; system-file-manager-symbolic&lt;br&gt;" calcext:value-type="string">
            <text:p>&lt;a href="#"&gt;&lt;img src="https://raw.githubusercontent.com/StorageB/icons/main/GNOME46Adwaita/dark/system-file-manager-symbolic.svg" width="22" alt="system-file-manager-symbolic"&gt;&lt;/a&gt;&amp;nbsp; &amp;nbsp; system-file-manage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ystem-software-install-symbolic.svg</text:p>
          </table:table-cell>
          <table:table-cell office:value-type="string" calcext:value-type="string">
            <text:p>system-software-instal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5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51] &amp; CHAR(34) &amp; &quot;&gt;&quot; &amp; &#10;&quot;&lt;img alt=&quot; &amp; CHAR(34) &amp; [.B35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51] &amp; &quot;&lt;br&gt;&quot;" office:value-type="string" office:string-value="&lt;picture&gt;&lt;source media=&quot;(prefers-color-scheme: dark)&quot; srcset=&quot;https://github.com/StorageB/icons/blob/main/GNOME48Adwaita/light/system-software-install-symbolic.svg&quot;&gt;&lt;source media=&quot;(prefers-color-scheme: light)&quot; srcset=&quot;https://github.com/StorageB/icons/blob/main/GNOME48Adwaita/dark/system-software-install-symbolic.svg&quot;&gt;&lt;img alt=&quot;system-software-install-symbolic&quot; src=&quot;https://user-images.githubusercontent.com/25423296/163456779-a8556205-d0a5-45e2-ac17-42d089e3c3f8.png&quot;&gt;&lt;/picture&gt; &amp;nbsp; &amp;nbsp;system-software-install-symbolic&lt;br&gt;" calcext:value-type="string">
            <text:p>&lt;picture&gt;&lt;source media="(prefers-color-scheme: dark)" srcset="https://github.com/StorageB/icons/blob/main/GNOME48Adwaita/light/system-software-install-symbolic.svg"&gt;&lt;source media="(prefers-color-scheme: light)" srcset="https://github.com/StorageB/icons/blob/main/GNOME48Adwaita/dark/system-software-install-symbolic.svg"&gt;&lt;img alt="system-software-install-symbolic" src="https://user-images.githubusercontent.com/25423296/163456779-a8556205-d0a5-45e2-ac17-42d089e3c3f8.png"&gt;&lt;/picture&gt; &amp;nbsp; &amp;nbsp;system-software-instal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51] &amp; CHAR(34) &amp;  &#10;&quot; width=&quot; &amp; CHAR(34) &amp; &quot;22&quot; &amp; CHAR(34) &amp; &quot; alt=&quot; &amp; CHAR(34) &amp; [.B351] &amp; CHAR(34) &amp; &quot;&gt;&lt;/a&gt;&quot; &amp; &#10;&quot;&amp;nbsp; &amp;nbsp; &quot; &amp; [.B351] &amp; &quot;&lt;br&gt;&quot;" office:value-type="string" office:string-value="&lt;a href=&quot;#&quot;&gt;&lt;img src=&quot;https://raw.githubusercontent.com/StorageB/icons/main/GNOME46Adwaita/light/system-software-install-symbolic.svg&quot; width=&quot;22&quot; alt=&quot;system-software-install-symbolic&quot;&gt;&lt;/a&gt;&amp;nbsp; &amp;nbsp; system-software-install-symbolic&lt;br&gt;" calcext:value-type="string">
            <text:p>&lt;a href="#"&gt;&lt;img src="https://raw.githubusercontent.com/StorageB/icons/main/GNOME46Adwaita/light/system-software-install-symbolic.svg" width="22" alt="system-software-install-symbolic"&gt;&lt;/a&gt;&amp;nbsp; &amp;nbsp; system-software-instal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51] &amp; CHAR(34) &amp;   &#10;&quot; width=&quot; &amp; CHAR(34) &amp; &quot;22&quot; &amp; CHAR(34) &amp; &quot; alt=&quot; &amp; CHAR(34) &amp; [.B351] &amp; CHAR(34) &amp; &quot;&gt;&lt;/a&gt;&quot; &amp;  &#10;&quot;&amp;nbsp; &amp;nbsp; &quot; &amp; [.B351] &amp; &quot;&lt;br&gt;&quot;" office:value-type="string" office:string-value="&lt;a href=&quot;#&quot;&gt;&lt;img src=&quot;https://raw.githubusercontent.com/StorageB/icons/main/GNOME46Adwaita/dark/system-software-install-symbolic.svg&quot; width=&quot;22&quot; alt=&quot;system-software-install-symbolic&quot;&gt;&lt;/a&gt;&amp;nbsp; &amp;nbsp; system-software-install-symbolic&lt;br&gt;" calcext:value-type="string">
            <text:p>&lt;a href="#"&gt;&lt;img src="https://raw.githubusercontent.com/StorageB/icons/main/GNOME46Adwaita/dark/system-software-install-symbolic.svg" width="22" alt="system-software-install-symbolic"&gt;&lt;/a&gt;&amp;nbsp; &amp;nbsp; system-software-instal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ystem-users-symbolic.svg</text:p>
          </table:table-cell>
          <table:table-cell office:value-type="string" calcext:value-type="string">
            <text:p>system-user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5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52] &amp; CHAR(34) &amp; &quot;&gt;&quot; &amp; &#10;&quot;&lt;img alt=&quot; &amp; CHAR(34) &amp; [.B35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52] &amp; &quot;&lt;br&gt;&quot;" office:value-type="string" office:string-value="&lt;picture&gt;&lt;source media=&quot;(prefers-color-scheme: dark)&quot; srcset=&quot;https://github.com/StorageB/icons/blob/main/GNOME48Adwaita/light/system-users-symbolic.svg&quot;&gt;&lt;source media=&quot;(prefers-color-scheme: light)&quot; srcset=&quot;https://github.com/StorageB/icons/blob/main/GNOME48Adwaita/dark/system-users-symbolic.svg&quot;&gt;&lt;img alt=&quot;system-users-symbolic&quot; src=&quot;https://user-images.githubusercontent.com/25423296/163456779-a8556205-d0a5-45e2-ac17-42d089e3c3f8.png&quot;&gt;&lt;/picture&gt; &amp;nbsp; &amp;nbsp;system-users-symbolic&lt;br&gt;" calcext:value-type="string">
            <text:p>&lt;picture&gt;&lt;source media="(prefers-color-scheme: dark)" srcset="https://github.com/StorageB/icons/blob/main/GNOME48Adwaita/light/system-users-symbolic.svg"&gt;&lt;source media="(prefers-color-scheme: light)" srcset="https://github.com/StorageB/icons/blob/main/GNOME48Adwaita/dark/system-users-symbolic.svg"&gt;&lt;img alt="system-users-symbolic" src="https://user-images.githubusercontent.com/25423296/163456779-a8556205-d0a5-45e2-ac17-42d089e3c3f8.png"&gt;&lt;/picture&gt; &amp;nbsp; &amp;nbsp;system-user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52] &amp; CHAR(34) &amp;  &#10;&quot; width=&quot; &amp; CHAR(34) &amp; &quot;22&quot; &amp; CHAR(34) &amp; &quot; alt=&quot; &amp; CHAR(34) &amp; [.B352] &amp; CHAR(34) &amp; &quot;&gt;&lt;/a&gt;&quot; &amp; &#10;&quot;&amp;nbsp; &amp;nbsp; &quot; &amp; [.B352] &amp; &quot;&lt;br&gt;&quot;" office:value-type="string" office:string-value="&lt;a href=&quot;#&quot;&gt;&lt;img src=&quot;https://raw.githubusercontent.com/StorageB/icons/main/GNOME46Adwaita/light/system-users-symbolic.svg&quot; width=&quot;22&quot; alt=&quot;system-users-symbolic&quot;&gt;&lt;/a&gt;&amp;nbsp; &amp;nbsp; system-users-symbolic&lt;br&gt;" calcext:value-type="string">
            <text:p>&lt;a href="#"&gt;&lt;img src="https://raw.githubusercontent.com/StorageB/icons/main/GNOME46Adwaita/light/system-users-symbolic.svg" width="22" alt="system-users-symbolic"&gt;&lt;/a&gt;&amp;nbsp; &amp;nbsp; system-user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52] &amp; CHAR(34) &amp;   &#10;&quot; width=&quot; &amp; CHAR(34) &amp; &quot;22&quot; &amp; CHAR(34) &amp; &quot; alt=&quot; &amp; CHAR(34) &amp; [.B352] &amp; CHAR(34) &amp; &quot;&gt;&lt;/a&gt;&quot; &amp;  &#10;&quot;&amp;nbsp; &amp;nbsp; &quot; &amp; [.B352] &amp; &quot;&lt;br&gt;&quot;" office:value-type="string" office:string-value="&lt;a href=&quot;#&quot;&gt;&lt;img src=&quot;https://raw.githubusercontent.com/StorageB/icons/main/GNOME46Adwaita/dark/system-users-symbolic.svg&quot; width=&quot;22&quot; alt=&quot;system-users-symbolic&quot;&gt;&lt;/a&gt;&amp;nbsp; &amp;nbsp; system-users-symbolic&lt;br&gt;" calcext:value-type="string">
            <text:p>&lt;a href="#"&gt;&lt;img src="https://raw.githubusercontent.com/StorageB/icons/main/GNOME46Adwaita/dark/system-users-symbolic.svg" width="22" alt="system-users-symbolic"&gt;&lt;/a&gt;&amp;nbsp; &amp;nbsp; system-user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xt-editor-symbolic.svg</text:p>
          </table:table-cell>
          <table:table-cell office:value-type="string" calcext:value-type="string">
            <text:p>text-edito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5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53] &amp; CHAR(34) &amp; &quot;&gt;&quot; &amp; &#10;&quot;&lt;img alt=&quot; &amp; CHAR(34) &amp; [.B35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53] &amp; &quot;&lt;br&gt;&quot;" office:value-type="string" office:string-value="&lt;picture&gt;&lt;source media=&quot;(prefers-color-scheme: dark)&quot; srcset=&quot;https://github.com/StorageB/icons/blob/main/GNOME48Adwaita/light/text-editor-symbolic.svg&quot;&gt;&lt;source media=&quot;(prefers-color-scheme: light)&quot; srcset=&quot;https://github.com/StorageB/icons/blob/main/GNOME48Adwaita/dark/text-editor-symbolic.svg&quot;&gt;&lt;img alt=&quot;text-editor-symbolic&quot; src=&quot;https://user-images.githubusercontent.com/25423296/163456779-a8556205-d0a5-45e2-ac17-42d089e3c3f8.png&quot;&gt;&lt;/picture&gt; &amp;nbsp; &amp;nbsp;text-editor-symbolic&lt;br&gt;" calcext:value-type="string">
            <text:p>&lt;picture&gt;&lt;source media="(prefers-color-scheme: dark)" srcset="https://github.com/StorageB/icons/blob/main/GNOME48Adwaita/light/text-editor-symbolic.svg"&gt;&lt;source media="(prefers-color-scheme: light)" srcset="https://github.com/StorageB/icons/blob/main/GNOME48Adwaita/dark/text-editor-symbolic.svg"&gt;&lt;img alt="text-editor-symbolic" src="https://user-images.githubusercontent.com/25423296/163456779-a8556205-d0a5-45e2-ac17-42d089e3c3f8.png"&gt;&lt;/picture&gt; &amp;nbsp; &amp;nbsp;text-edito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53] &amp; CHAR(34) &amp;  &#10;&quot; width=&quot; &amp; CHAR(34) &amp; &quot;22&quot; &amp; CHAR(34) &amp; &quot; alt=&quot; &amp; CHAR(34) &amp; [.B353] &amp; CHAR(34) &amp; &quot;&gt;&lt;/a&gt;&quot; &amp; &#10;&quot;&amp;nbsp; &amp;nbsp; &quot; &amp; [.B353] &amp; &quot;&lt;br&gt;&quot;" office:value-type="string" office:string-value="&lt;a href=&quot;#&quot;&gt;&lt;img src=&quot;https://raw.githubusercontent.com/StorageB/icons/main/GNOME46Adwaita/light/text-editor-symbolic.svg&quot; width=&quot;22&quot; alt=&quot;text-editor-symbolic&quot;&gt;&lt;/a&gt;&amp;nbsp; &amp;nbsp; text-editor-symbolic&lt;br&gt;" calcext:value-type="string">
            <text:p>&lt;a href="#"&gt;&lt;img src="https://raw.githubusercontent.com/StorageB/icons/main/GNOME46Adwaita/light/text-editor-symbolic.svg" width="22" alt="text-editor-symbolic"&gt;&lt;/a&gt;&amp;nbsp; &amp;nbsp; text-edito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53] &amp; CHAR(34) &amp;   &#10;&quot; width=&quot; &amp; CHAR(34) &amp; &quot;22&quot; &amp; CHAR(34) &amp; &quot; alt=&quot; &amp; CHAR(34) &amp; [.B353] &amp; CHAR(34) &amp; &quot;&gt;&lt;/a&gt;&quot; &amp;  &#10;&quot;&amp;nbsp; &amp;nbsp; &quot; &amp; [.B353] &amp; &quot;&lt;br&gt;&quot;" office:value-type="string" office:string-value="&lt;a href=&quot;#&quot;&gt;&lt;img src=&quot;https://raw.githubusercontent.com/StorageB/icons/main/GNOME46Adwaita/dark/text-editor-symbolic.svg&quot; width=&quot;22&quot; alt=&quot;text-editor-symbolic&quot;&gt;&lt;/a&gt;&amp;nbsp; &amp;nbsp; text-editor-symbolic&lt;br&gt;" calcext:value-type="string">
            <text:p>&lt;a href="#"&gt;&lt;img src="https://raw.githubusercontent.com/StorageB/icons/main/GNOME46Adwaita/dark/text-editor-symbolic.svg" width="22" alt="text-editor-symbolic"&gt;&lt;/a&gt;&amp;nbsp; &amp;nbsp; text-edito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ser-info-symbolic.svg</text:p>
          </table:table-cell>
          <table:table-cell office:value-type="string" calcext:value-type="string">
            <text:p>user-info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5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54] &amp; CHAR(34) &amp; &quot;&gt;&quot; &amp; &#10;&quot;&lt;img alt=&quot; &amp; CHAR(34) &amp; [.B35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54] &amp; &quot;&lt;br&gt;&quot;" office:value-type="string" office:string-value="&lt;picture&gt;&lt;source media=&quot;(prefers-color-scheme: dark)&quot; srcset=&quot;https://github.com/StorageB/icons/blob/main/GNOME48Adwaita/light/user-info-symbolic.svg&quot;&gt;&lt;source media=&quot;(prefers-color-scheme: light)&quot; srcset=&quot;https://github.com/StorageB/icons/blob/main/GNOME48Adwaita/dark/user-info-symbolic.svg&quot;&gt;&lt;img alt=&quot;user-info-symbolic&quot; src=&quot;https://user-images.githubusercontent.com/25423296/163456779-a8556205-d0a5-45e2-ac17-42d089e3c3f8.png&quot;&gt;&lt;/picture&gt; &amp;nbsp; &amp;nbsp;user-info-symbolic&lt;br&gt;" calcext:value-type="string">
            <text:p>&lt;picture&gt;&lt;source media="(prefers-color-scheme: dark)" srcset="https://github.com/StorageB/icons/blob/main/GNOME48Adwaita/light/user-info-symbolic.svg"&gt;&lt;source media="(prefers-color-scheme: light)" srcset="https://github.com/StorageB/icons/blob/main/GNOME48Adwaita/dark/user-info-symbolic.svg"&gt;&lt;img alt="user-info-symbolic" src="https://user-images.githubusercontent.com/25423296/163456779-a8556205-d0a5-45e2-ac17-42d089e3c3f8.png"&gt;&lt;/picture&gt; &amp;nbsp; &amp;nbsp;user-info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54] &amp; CHAR(34) &amp;  &#10;&quot; width=&quot; &amp; CHAR(34) &amp; &quot;22&quot; &amp; CHAR(34) &amp; &quot; alt=&quot; &amp; CHAR(34) &amp; [.B354] &amp; CHAR(34) &amp; &quot;&gt;&lt;/a&gt;&quot; &amp; &#10;&quot;&amp;nbsp; &amp;nbsp; &quot; &amp; [.B354] &amp; &quot;&lt;br&gt;&quot;" office:value-type="string" office:string-value="&lt;a href=&quot;#&quot;&gt;&lt;img src=&quot;https://raw.githubusercontent.com/StorageB/icons/main/GNOME46Adwaita/light/user-info-symbolic.svg&quot; width=&quot;22&quot; alt=&quot;user-info-symbolic&quot;&gt;&lt;/a&gt;&amp;nbsp; &amp;nbsp; user-info-symbolic&lt;br&gt;" calcext:value-type="string">
            <text:p>&lt;a href="#"&gt;&lt;img src="https://raw.githubusercontent.com/StorageB/icons/main/GNOME46Adwaita/light/user-info-symbolic.svg" width="22" alt="user-info-symbolic"&gt;&lt;/a&gt;&amp;nbsp; &amp;nbsp; user-info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54] &amp; CHAR(34) &amp;   &#10;&quot; width=&quot; &amp; CHAR(34) &amp; &quot;22&quot; &amp; CHAR(34) &amp; &quot; alt=&quot; &amp; CHAR(34) &amp; [.B354] &amp; CHAR(34) &amp; &quot;&gt;&lt;/a&gt;&quot; &amp;  &#10;&quot;&amp;nbsp; &amp;nbsp; &quot; &amp; [.B354] &amp; &quot;&lt;br&gt;&quot;" office:value-type="string" office:string-value="&lt;a href=&quot;#&quot;&gt;&lt;img src=&quot;https://raw.githubusercontent.com/StorageB/icons/main/GNOME46Adwaita/dark/user-info-symbolic.svg&quot; width=&quot;22&quot; alt=&quot;user-info-symbolic&quot;&gt;&lt;/a&gt;&amp;nbsp; &amp;nbsp; user-info-symbolic&lt;br&gt;" calcext:value-type="string">
            <text:p>&lt;a href="#"&gt;&lt;img src="https://raw.githubusercontent.com/StorageB/icons/main/GNOME46Adwaita/dark/user-info-symbolic.svg" width="22" alt="user-info-symbolic"&gt;&lt;/a&gt;&amp;nbsp; &amp;nbsp; user-info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tilities-terminal-symbolic.svg</text:p>
          </table:table-cell>
          <table:table-cell office:value-type="string" calcext:value-type="string">
            <text:p>utilities-termina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5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55] &amp; CHAR(34) &amp; &quot;&gt;&quot; &amp; &#10;&quot;&lt;img alt=&quot; &amp; CHAR(34) &amp; [.B35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55] &amp; &quot;&lt;br&gt;&quot;" office:value-type="string" office:string-value="&lt;picture&gt;&lt;source media=&quot;(prefers-color-scheme: dark)&quot; srcset=&quot;https://github.com/StorageB/icons/blob/main/GNOME48Adwaita/light/utilities-terminal-symbolic.svg&quot;&gt;&lt;source media=&quot;(prefers-color-scheme: light)&quot; srcset=&quot;https://github.com/StorageB/icons/blob/main/GNOME48Adwaita/dark/utilities-terminal-symbolic.svg&quot;&gt;&lt;img alt=&quot;utilities-terminal-symbolic&quot; src=&quot;https://user-images.githubusercontent.com/25423296/163456779-a8556205-d0a5-45e2-ac17-42d089e3c3f8.png&quot;&gt;&lt;/picture&gt; &amp;nbsp; &amp;nbsp;utilities-terminal-symbolic&lt;br&gt;" calcext:value-type="string">
            <text:p>&lt;picture&gt;&lt;source media="(prefers-color-scheme: dark)" srcset="https://github.com/StorageB/icons/blob/main/GNOME48Adwaita/light/utilities-terminal-symbolic.svg"&gt;&lt;source media="(prefers-color-scheme: light)" srcset="https://github.com/StorageB/icons/blob/main/GNOME48Adwaita/dark/utilities-terminal-symbolic.svg"&gt;&lt;img alt="utilities-terminal-symbolic" src="https://user-images.githubusercontent.com/25423296/163456779-a8556205-d0a5-45e2-ac17-42d089e3c3f8.png"&gt;&lt;/picture&gt; &amp;nbsp; &amp;nbsp;utilities-termina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55] &amp; CHAR(34) &amp;  &#10;&quot; width=&quot; &amp; CHAR(34) &amp; &quot;22&quot; &amp; CHAR(34) &amp; &quot; alt=&quot; &amp; CHAR(34) &amp; [.B355] &amp; CHAR(34) &amp; &quot;&gt;&lt;/a&gt;&quot; &amp; &#10;&quot;&amp;nbsp; &amp;nbsp; &quot; &amp; [.B355] &amp; &quot;&lt;br&gt;&quot;" office:value-type="string" office:string-value="&lt;a href=&quot;#&quot;&gt;&lt;img src=&quot;https://raw.githubusercontent.com/StorageB/icons/main/GNOME46Adwaita/light/utilities-terminal-symbolic.svg&quot; width=&quot;22&quot; alt=&quot;utilities-terminal-symbolic&quot;&gt;&lt;/a&gt;&amp;nbsp; &amp;nbsp; utilities-terminal-symbolic&lt;br&gt;" calcext:value-type="string">
            <text:p>&lt;a href="#"&gt;&lt;img src="https://raw.githubusercontent.com/StorageB/icons/main/GNOME46Adwaita/light/utilities-terminal-symbolic.svg" width="22" alt="utilities-terminal-symbolic"&gt;&lt;/a&gt;&amp;nbsp; &amp;nbsp; utilities-termina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55] &amp; CHAR(34) &amp;   &#10;&quot; width=&quot; &amp; CHAR(34) &amp; &quot;22&quot; &amp; CHAR(34) &amp; &quot; alt=&quot; &amp; CHAR(34) &amp; [.B355] &amp; CHAR(34) &amp; &quot;&gt;&lt;/a&gt;&quot; &amp;  &#10;&quot;&amp;nbsp; &amp;nbsp; &quot; &amp; [.B355] &amp; &quot;&lt;br&gt;&quot;" office:value-type="string" office:string-value="&lt;a href=&quot;#&quot;&gt;&lt;img src=&quot;https://raw.githubusercontent.com/StorageB/icons/main/GNOME46Adwaita/dark/utilities-terminal-symbolic.svg&quot; width=&quot;22&quot; alt=&quot;utilities-terminal-symbolic&quot;&gt;&lt;/a&gt;&amp;nbsp; &amp;nbsp; utilities-terminal-symbolic&lt;br&gt;" calcext:value-type="string">
            <text:p>&lt;a href="#"&gt;&lt;img src="https://raw.githubusercontent.com/StorageB/icons/main/GNOME46Adwaita/dark/utilities-terminal-symbolic.svg" width="22" alt="utilities-terminal-symbolic"&gt;&lt;/a&gt;&amp;nbsp; &amp;nbsp; utilities-termina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eb-browser-symbolic.svg</text:p>
          </table:table-cell>
          <table:table-cell office:value-type="string" calcext:value-type="string">
            <text:p>web-brows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5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56] &amp; CHAR(34) &amp; &quot;&gt;&quot; &amp; &#10;&quot;&lt;img alt=&quot; &amp; CHAR(34) &amp; [.B35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56] &amp; &quot;&lt;br&gt;&quot;" office:value-type="string" office:string-value="&lt;picture&gt;&lt;source media=&quot;(prefers-color-scheme: dark)&quot; srcset=&quot;https://github.com/StorageB/icons/blob/main/GNOME48Adwaita/light/web-browser-symbolic.svg&quot;&gt;&lt;source media=&quot;(prefers-color-scheme: light)&quot; srcset=&quot;https://github.com/StorageB/icons/blob/main/GNOME48Adwaita/dark/web-browser-symbolic.svg&quot;&gt;&lt;img alt=&quot;web-browser-symbolic&quot; src=&quot;https://user-images.githubusercontent.com/25423296/163456779-a8556205-d0a5-45e2-ac17-42d089e3c3f8.png&quot;&gt;&lt;/picture&gt; &amp;nbsp; &amp;nbsp;web-browser-symbolic&lt;br&gt;" calcext:value-type="string">
            <text:p>&lt;picture&gt;&lt;source media="(prefers-color-scheme: dark)" srcset="https://github.com/StorageB/icons/blob/main/GNOME48Adwaita/light/web-browser-symbolic.svg"&gt;&lt;source media="(prefers-color-scheme: light)" srcset="https://github.com/StorageB/icons/blob/main/GNOME48Adwaita/dark/web-browser-symbolic.svg"&gt;&lt;img alt="web-browser-symbolic" src="https://user-images.githubusercontent.com/25423296/163456779-a8556205-d0a5-45e2-ac17-42d089e3c3f8.png"&gt;&lt;/picture&gt; &amp;nbsp; &amp;nbsp;web-browse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56] &amp; CHAR(34) &amp;  &#10;&quot; width=&quot; &amp; CHAR(34) &amp; &quot;22&quot; &amp; CHAR(34) &amp; &quot; alt=&quot; &amp; CHAR(34) &amp; [.B356] &amp; CHAR(34) &amp; &quot;&gt;&lt;/a&gt;&quot; &amp; &#10;&quot;&amp;nbsp; &amp;nbsp; &quot; &amp; [.B356] &amp; &quot;&lt;br&gt;&quot;" office:value-type="string" office:string-value="&lt;a href=&quot;#&quot;&gt;&lt;img src=&quot;https://raw.githubusercontent.com/StorageB/icons/main/GNOME46Adwaita/light/web-browser-symbolic.svg&quot; width=&quot;22&quot; alt=&quot;web-browser-symbolic&quot;&gt;&lt;/a&gt;&amp;nbsp; &amp;nbsp; web-browser-symbolic&lt;br&gt;" calcext:value-type="string">
            <text:p>&lt;a href="#"&gt;&lt;img src="https://raw.githubusercontent.com/StorageB/icons/main/GNOME46Adwaita/light/web-browser-symbolic.svg" width="22" alt="web-browser-symbolic"&gt;&lt;/a&gt;&amp;nbsp; &amp;nbsp; web-browse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56] &amp; CHAR(34) &amp;   &#10;&quot; width=&quot; &amp; CHAR(34) &amp; &quot;22&quot; &amp; CHAR(34) &amp; &quot; alt=&quot; &amp; CHAR(34) &amp; [.B356] &amp; CHAR(34) &amp; &quot;&gt;&lt;/a&gt;&quot; &amp;  &#10;&quot;&amp;nbsp; &amp;nbsp; &quot; &amp; [.B356] &amp; &quot;&lt;br&gt;&quot;" office:value-type="string" office:string-value="&lt;a href=&quot;#&quot;&gt;&lt;img src=&quot;https://raw.githubusercontent.com/StorageB/icons/main/GNOME46Adwaita/dark/web-browser-symbolic.svg&quot; width=&quot;22&quot; alt=&quot;web-browser-symbolic&quot;&gt;&lt;/a&gt;&amp;nbsp; &amp;nbsp; web-browser-symbolic&lt;br&gt;" calcext:value-type="string">
            <text:p>&lt;a href="#"&gt;&lt;img src="https://raw.githubusercontent.com/StorageB/icons/main/GNOME46Adwaita/dark/web-browser-symbolic.svg" width="22" alt="web-browser-symbolic"&gt;&lt;/a&gt;&amp;nbsp; &amp;nbsp; web-browser-symbolic&lt;br&gt;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 office:value-type="string" calcext:value-type="string">
            <text:p>./mimetypes:</text:p>
          </table:table-cell>
          <table:table-cell table:formula="of:=&quot;## &quot; &amp; MID([.$B358];3;FIND(&quot;:&quot;;[.$B358];1)-3) &amp; &quot; &lt;br&gt;&quot;" office:value-type="string" office:string-value="## mimetypes &lt;br&gt;" calcext:value-type="string">
            <text:p>## mimetypes &lt;br&gt;</text:p>
          </table:table-cell>
          <table:table-cell table:style-name="Default" table:formula="of:=&quot;## &quot; &amp; MID([.$B358];3;FIND(&quot;:&quot;;[.$B358];1)-3) &amp; &quot; &lt;br&gt;&quot;" office:value-type="string" office:string-value="## mimetypes &lt;br&gt;" calcext:value-type="string">
            <text:p>## mimetypes &lt;br&gt;</text:p>
          </table:table-cell>
          <table:table-cell table:style-name="Default" table:formula="of:=&quot;## &quot; &amp; MID([.$B358];3;FIND(&quot;:&quot;;[.$B358];1)-3) &amp; &quot; &lt;br&gt;&quot;" office:value-type="string" office:string-value="## mimetypes &lt;br&gt;" calcext:value-type="string">
            <text:p>## mimetypes 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lication-certificate-symbolic.svg</text:p>
          </table:table-cell>
          <table:table-cell office:value-type="string" calcext:value-type="string">
            <text:p>application-certificat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5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59] &amp; CHAR(34) &amp; &quot;&gt;&quot; &amp; &#10;&quot;&lt;img alt=&quot; &amp; CHAR(34) &amp; [.B35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59] &amp; &quot;&lt;br&gt;&quot;" office:value-type="string" office:string-value="&lt;picture&gt;&lt;source media=&quot;(prefers-color-scheme: dark)&quot; srcset=&quot;https://github.com/StorageB/icons/blob/main/GNOME48Adwaita/light/application-certificate-symbolic.svg&quot;&gt;&lt;source media=&quot;(prefers-color-scheme: light)&quot; srcset=&quot;https://github.com/StorageB/icons/blob/main/GNOME48Adwaita/dark/application-certificate-symbolic.svg&quot;&gt;&lt;img alt=&quot;application-certificate-symbolic&quot; src=&quot;https://user-images.githubusercontent.com/25423296/163456779-a8556205-d0a5-45e2-ac17-42d089e3c3f8.png&quot;&gt;&lt;/picture&gt; &amp;nbsp; &amp;nbsp;application-certificate-symbolic&lt;br&gt;" calcext:value-type="string">
            <text:p>&lt;picture&gt;&lt;source media="(prefers-color-scheme: dark)" srcset="https://github.com/StorageB/icons/blob/main/GNOME48Adwaita/light/application-certificate-symbolic.svg"&gt;&lt;source media="(prefers-color-scheme: light)" srcset="https://github.com/StorageB/icons/blob/main/GNOME48Adwaita/dark/application-certificate-symbolic.svg"&gt;&lt;img alt="application-certificate-symbolic" src="https://user-images.githubusercontent.com/25423296/163456779-a8556205-d0a5-45e2-ac17-42d089e3c3f8.png"&gt;&lt;/picture&gt; &amp;nbsp; &amp;nbsp;application-certificat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59] &amp; CHAR(34) &amp;  &#10;&quot; width=&quot; &amp; CHAR(34) &amp; &quot;22&quot; &amp; CHAR(34) &amp; &quot; alt=&quot; &amp; CHAR(34) &amp; [.B359] &amp; CHAR(34) &amp; &quot;&gt;&lt;/a&gt;&quot; &amp; &#10;&quot;&amp;nbsp; &amp;nbsp; &quot; &amp; [.B359] &amp; &quot;&lt;br&gt;&quot;" office:value-type="string" office:string-value="&lt;a href=&quot;#&quot;&gt;&lt;img src=&quot;https://raw.githubusercontent.com/StorageB/icons/main/GNOME46Adwaita/light/application-certificate-symbolic.svg&quot; width=&quot;22&quot; alt=&quot;application-certificate-symbolic&quot;&gt;&lt;/a&gt;&amp;nbsp; &amp;nbsp; application-certificate-symbolic&lt;br&gt;" calcext:value-type="string">
            <text:p>&lt;a href="#"&gt;&lt;img src="https://raw.githubusercontent.com/StorageB/icons/main/GNOME46Adwaita/light/application-certificate-symbolic.svg" width="22" alt="application-certificate-symbolic"&gt;&lt;/a&gt;&amp;nbsp; &amp;nbsp; application-certificat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59] &amp; CHAR(34) &amp;   &#10;&quot; width=&quot; &amp; CHAR(34) &amp; &quot;22&quot; &amp; CHAR(34) &amp; &quot; alt=&quot; &amp; CHAR(34) &amp; [.B359] &amp; CHAR(34) &amp; &quot;&gt;&lt;/a&gt;&quot; &amp;  &#10;&quot;&amp;nbsp; &amp;nbsp; &quot; &amp; [.B359] &amp; &quot;&lt;br&gt;&quot;" office:value-type="string" office:string-value="&lt;a href=&quot;#&quot;&gt;&lt;img src=&quot;https://raw.githubusercontent.com/StorageB/icons/main/GNOME46Adwaita/dark/application-certificate-symbolic.svg&quot; width=&quot;22&quot; alt=&quot;application-certificate-symbolic&quot;&gt;&lt;/a&gt;&amp;nbsp; &amp;nbsp; application-certificate-symbolic&lt;br&gt;" calcext:value-type="string">
            <text:p>&lt;a href="#"&gt;&lt;img src="https://raw.githubusercontent.com/StorageB/icons/main/GNOME46Adwaita/dark/application-certificate-symbolic.svg" width="22" alt="application-certificate-symbolic"&gt;&lt;/a&gt;&amp;nbsp; &amp;nbsp; application-certificat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lication-rss+xml-symbolic.svg</text:p>
          </table:table-cell>
          <table:table-cell office:value-type="string" calcext:value-type="string">
            <text:p>application-rss+xm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6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60] &amp; CHAR(34) &amp; &quot;&gt;&quot; &amp; &#10;&quot;&lt;img alt=&quot; &amp; CHAR(34) &amp; [.B36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60] &amp; &quot;&lt;br&gt;&quot;" office:value-type="string" office:string-value="&lt;picture&gt;&lt;source media=&quot;(prefers-color-scheme: dark)&quot; srcset=&quot;https://github.com/StorageB/icons/blob/main/GNOME48Adwaita/light/application-rss+xml-symbolic.svg&quot;&gt;&lt;source media=&quot;(prefers-color-scheme: light)&quot; srcset=&quot;https://github.com/StorageB/icons/blob/main/GNOME48Adwaita/dark/application-rss+xml-symbolic.svg&quot;&gt;&lt;img alt=&quot;application-rss+xml-symbolic&quot; src=&quot;https://user-images.githubusercontent.com/25423296/163456779-a8556205-d0a5-45e2-ac17-42d089e3c3f8.png&quot;&gt;&lt;/picture&gt; &amp;nbsp; &amp;nbsp;application-rss+xml-symbolic&lt;br&gt;" calcext:value-type="string">
            <text:p>&lt;picture&gt;&lt;source media="(prefers-color-scheme: dark)" srcset="https://github.com/StorageB/icons/blob/main/GNOME48Adwaita/light/application-rss+xml-symbolic.svg"&gt;&lt;source media="(prefers-color-scheme: light)" srcset="https://github.com/StorageB/icons/blob/main/GNOME48Adwaita/dark/application-rss+xml-symbolic.svg"&gt;&lt;img alt="application-rss+xml-symbolic" src="https://user-images.githubusercontent.com/25423296/163456779-a8556205-d0a5-45e2-ac17-42d089e3c3f8.png"&gt;&lt;/picture&gt; &amp;nbsp; &amp;nbsp;application-rss+xm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60] &amp; CHAR(34) &amp;  &#10;&quot; width=&quot; &amp; CHAR(34) &amp; &quot;22&quot; &amp; CHAR(34) &amp; &quot; alt=&quot; &amp; CHAR(34) &amp; [.B360] &amp; CHAR(34) &amp; &quot;&gt;&lt;/a&gt;&quot; &amp; &#10;&quot;&amp;nbsp; &amp;nbsp; &quot; &amp; [.B360] &amp; &quot;&lt;br&gt;&quot;" office:value-type="string" office:string-value="&lt;a href=&quot;#&quot;&gt;&lt;img src=&quot;https://raw.githubusercontent.com/StorageB/icons/main/GNOME46Adwaita/light/application-rss+xml-symbolic.svg&quot; width=&quot;22&quot; alt=&quot;application-rss+xml-symbolic&quot;&gt;&lt;/a&gt;&amp;nbsp; &amp;nbsp; application-rss+xml-symbolic&lt;br&gt;" calcext:value-type="string">
            <text:p>&lt;a href="#"&gt;&lt;img src="https://raw.githubusercontent.com/StorageB/icons/main/GNOME46Adwaita/light/application-rss+xml-symbolic.svg" width="22" alt="application-rss+xml-symbolic"&gt;&lt;/a&gt;&amp;nbsp; &amp;nbsp; application-rss+xm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60] &amp; CHAR(34) &amp;   &#10;&quot; width=&quot; &amp; CHAR(34) &amp; &quot;22&quot; &amp; CHAR(34) &amp; &quot; alt=&quot; &amp; CHAR(34) &amp; [.B360] &amp; CHAR(34) &amp; &quot;&gt;&lt;/a&gt;&quot; &amp;  &#10;&quot;&amp;nbsp; &amp;nbsp; &quot; &amp; [.B360] &amp; &quot;&lt;br&gt;&quot;" office:value-type="string" office:string-value="&lt;a href=&quot;#&quot;&gt;&lt;img src=&quot;https://raw.githubusercontent.com/StorageB/icons/main/GNOME46Adwaita/dark/application-rss+xml-symbolic.svg&quot; width=&quot;22&quot; alt=&quot;application-rss+xml-symbolic&quot;&gt;&lt;/a&gt;&amp;nbsp; &amp;nbsp; application-rss+xml-symbolic&lt;br&gt;" calcext:value-type="string">
            <text:p>&lt;a href="#"&gt;&lt;img src="https://raw.githubusercontent.com/StorageB/icons/main/GNOME46Adwaita/dark/application-rss+xml-symbolic.svg" width="22" alt="application-rss+xml-symbolic"&gt;&lt;/a&gt;&amp;nbsp; &amp;nbsp; application-rss+xm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lication-x-addon-symbolic.svg</text:p>
          </table:table-cell>
          <table:table-cell office:value-type="string" calcext:value-type="string">
            <text:p>application-x-addo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6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61] &amp; CHAR(34) &amp; &quot;&gt;&quot; &amp; &#10;&quot;&lt;img alt=&quot; &amp; CHAR(34) &amp; [.B36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61] &amp; &quot;&lt;br&gt;&quot;" office:value-type="string" office:string-value="&lt;picture&gt;&lt;source media=&quot;(prefers-color-scheme: dark)&quot; srcset=&quot;https://github.com/StorageB/icons/blob/main/GNOME48Adwaita/light/application-x-addon-symbolic.svg&quot;&gt;&lt;source media=&quot;(prefers-color-scheme: light)&quot; srcset=&quot;https://github.com/StorageB/icons/blob/main/GNOME48Adwaita/dark/application-x-addon-symbolic.svg&quot;&gt;&lt;img alt=&quot;application-x-addon-symbolic&quot; src=&quot;https://user-images.githubusercontent.com/25423296/163456779-a8556205-d0a5-45e2-ac17-42d089e3c3f8.png&quot;&gt;&lt;/picture&gt; &amp;nbsp; &amp;nbsp;application-x-addon-symbolic&lt;br&gt;" calcext:value-type="string">
            <text:p>&lt;picture&gt;&lt;source media="(prefers-color-scheme: dark)" srcset="https://github.com/StorageB/icons/blob/main/GNOME48Adwaita/light/application-x-addon-symbolic.svg"&gt;&lt;source media="(prefers-color-scheme: light)" srcset="https://github.com/StorageB/icons/blob/main/GNOME48Adwaita/dark/application-x-addon-symbolic.svg"&gt;&lt;img alt="application-x-addon-symbolic" src="https://user-images.githubusercontent.com/25423296/163456779-a8556205-d0a5-45e2-ac17-42d089e3c3f8.png"&gt;&lt;/picture&gt; &amp;nbsp; &amp;nbsp;application-x-addon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61] &amp; CHAR(34) &amp;  &#10;&quot; width=&quot; &amp; CHAR(34) &amp; &quot;22&quot; &amp; CHAR(34) &amp; &quot; alt=&quot; &amp; CHAR(34) &amp; [.B361] &amp; CHAR(34) &amp; &quot;&gt;&lt;/a&gt;&quot; &amp; &#10;&quot;&amp;nbsp; &amp;nbsp; &quot; &amp; [.B361] &amp; &quot;&lt;br&gt;&quot;" office:value-type="string" office:string-value="&lt;a href=&quot;#&quot;&gt;&lt;img src=&quot;https://raw.githubusercontent.com/StorageB/icons/main/GNOME46Adwaita/light/application-x-addon-symbolic.svg&quot; width=&quot;22&quot; alt=&quot;application-x-addon-symbolic&quot;&gt;&lt;/a&gt;&amp;nbsp; &amp;nbsp; application-x-addon-symbolic&lt;br&gt;" calcext:value-type="string">
            <text:p>&lt;a href="#"&gt;&lt;img src="https://raw.githubusercontent.com/StorageB/icons/main/GNOME46Adwaita/light/application-x-addon-symbolic.svg" width="22" alt="application-x-addon-symbolic"&gt;&lt;/a&gt;&amp;nbsp; &amp;nbsp; application-x-addon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61] &amp; CHAR(34) &amp;   &#10;&quot; width=&quot; &amp; CHAR(34) &amp; &quot;22&quot; &amp; CHAR(34) &amp; &quot; alt=&quot; &amp; CHAR(34) &amp; [.B361] &amp; CHAR(34) &amp; &quot;&gt;&lt;/a&gt;&quot; &amp;  &#10;&quot;&amp;nbsp; &amp;nbsp; &quot; &amp; [.B361] &amp; &quot;&lt;br&gt;&quot;" office:value-type="string" office:string-value="&lt;a href=&quot;#&quot;&gt;&lt;img src=&quot;https://raw.githubusercontent.com/StorageB/icons/main/GNOME46Adwaita/dark/application-x-addon-symbolic.svg&quot; width=&quot;22&quot; alt=&quot;application-x-addon-symbolic&quot;&gt;&lt;/a&gt;&amp;nbsp; &amp;nbsp; application-x-addon-symbolic&lt;br&gt;" calcext:value-type="string">
            <text:p>&lt;a href="#"&gt;&lt;img src="https://raw.githubusercontent.com/StorageB/icons/main/GNOME46Adwaita/dark/application-x-addon-symbolic.svg" width="22" alt="application-x-addon-symbolic"&gt;&lt;/a&gt;&amp;nbsp; &amp;nbsp; application-x-addon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lication-x-appliance-symbolic.svg</text:p>
          </table:table-cell>
          <table:table-cell office:value-type="string" calcext:value-type="string">
            <text:p>application-x-applianc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6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62] &amp; CHAR(34) &amp; &quot;&gt;&quot; &amp; &#10;&quot;&lt;img alt=&quot; &amp; CHAR(34) &amp; [.B36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62] &amp; &quot;&lt;br&gt;&quot;" office:value-type="string" office:string-value="&lt;picture&gt;&lt;source media=&quot;(prefers-color-scheme: dark)&quot; srcset=&quot;https://github.com/StorageB/icons/blob/main/GNOME48Adwaita/light/application-x-appliance-symbolic.svg&quot;&gt;&lt;source media=&quot;(prefers-color-scheme: light)&quot; srcset=&quot;https://github.com/StorageB/icons/blob/main/GNOME48Adwaita/dark/application-x-appliance-symbolic.svg&quot;&gt;&lt;img alt=&quot;application-x-appliance-symbolic&quot; src=&quot;https://user-images.githubusercontent.com/25423296/163456779-a8556205-d0a5-45e2-ac17-42d089e3c3f8.png&quot;&gt;&lt;/picture&gt; &amp;nbsp; &amp;nbsp;application-x-appliance-symbolic&lt;br&gt;" calcext:value-type="string">
            <text:p>&lt;picture&gt;&lt;source media="(prefers-color-scheme: dark)" srcset="https://github.com/StorageB/icons/blob/main/GNOME48Adwaita/light/application-x-appliance-symbolic.svg"&gt;&lt;source media="(prefers-color-scheme: light)" srcset="https://github.com/StorageB/icons/blob/main/GNOME48Adwaita/dark/application-x-appliance-symbolic.svg"&gt;&lt;img alt="application-x-appliance-symbolic" src="https://user-images.githubusercontent.com/25423296/163456779-a8556205-d0a5-45e2-ac17-42d089e3c3f8.png"&gt;&lt;/picture&gt; &amp;nbsp; &amp;nbsp;application-x-applianc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62] &amp; CHAR(34) &amp;  &#10;&quot; width=&quot; &amp; CHAR(34) &amp; &quot;22&quot; &amp; CHAR(34) &amp; &quot; alt=&quot; &amp; CHAR(34) &amp; [.B362] &amp; CHAR(34) &amp; &quot;&gt;&lt;/a&gt;&quot; &amp; &#10;&quot;&amp;nbsp; &amp;nbsp; &quot; &amp; [.B362] &amp; &quot;&lt;br&gt;&quot;" office:value-type="string" office:string-value="&lt;a href=&quot;#&quot;&gt;&lt;img src=&quot;https://raw.githubusercontent.com/StorageB/icons/main/GNOME46Adwaita/light/application-x-appliance-symbolic.svg&quot; width=&quot;22&quot; alt=&quot;application-x-appliance-symbolic&quot;&gt;&lt;/a&gt;&amp;nbsp; &amp;nbsp; application-x-appliance-symbolic&lt;br&gt;" calcext:value-type="string">
            <text:p>&lt;a href="#"&gt;&lt;img src="https://raw.githubusercontent.com/StorageB/icons/main/GNOME46Adwaita/light/application-x-appliance-symbolic.svg" width="22" alt="application-x-appliance-symbolic"&gt;&lt;/a&gt;&amp;nbsp; &amp;nbsp; application-x-applianc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62] &amp; CHAR(34) &amp;   &#10;&quot; width=&quot; &amp; CHAR(34) &amp; &quot;22&quot; &amp; CHAR(34) &amp; &quot; alt=&quot; &amp; CHAR(34) &amp; [.B362] &amp; CHAR(34) &amp; &quot;&gt;&lt;/a&gt;&quot; &amp;  &#10;&quot;&amp;nbsp; &amp;nbsp; &quot; &amp; [.B362] &amp; &quot;&lt;br&gt;&quot;" office:value-type="string" office:string-value="&lt;a href=&quot;#&quot;&gt;&lt;img src=&quot;https://raw.githubusercontent.com/StorageB/icons/main/GNOME46Adwaita/dark/application-x-appliance-symbolic.svg&quot; width=&quot;22&quot; alt=&quot;application-x-appliance-symbolic&quot;&gt;&lt;/a&gt;&amp;nbsp; &amp;nbsp; application-x-appliance-symbolic&lt;br&gt;" calcext:value-type="string">
            <text:p>&lt;a href="#"&gt;&lt;img src="https://raw.githubusercontent.com/StorageB/icons/main/GNOME46Adwaita/dark/application-x-appliance-symbolic.svg" width="22" alt="application-x-appliance-symbolic"&gt;&lt;/a&gt;&amp;nbsp; &amp;nbsp; application-x-applianc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lication-x-executable-symbolic.svg</text:p>
          </table:table-cell>
          <table:table-cell office:value-type="string" calcext:value-type="string">
            <text:p>application-x-executab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6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63] &amp; CHAR(34) &amp; &quot;&gt;&quot; &amp; &#10;&quot;&lt;img alt=&quot; &amp; CHAR(34) &amp; [.B36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63] &amp; &quot;&lt;br&gt;&quot;" office:value-type="string" office:string-value="&lt;picture&gt;&lt;source media=&quot;(prefers-color-scheme: dark)&quot; srcset=&quot;https://github.com/StorageB/icons/blob/main/GNOME48Adwaita/light/application-x-executable-symbolic.svg&quot;&gt;&lt;source media=&quot;(prefers-color-scheme: light)&quot; srcset=&quot;https://github.com/StorageB/icons/blob/main/GNOME48Adwaita/dark/application-x-executable-symbolic.svg&quot;&gt;&lt;img alt=&quot;application-x-executable-symbolic&quot; src=&quot;https://user-images.githubusercontent.com/25423296/163456779-a8556205-d0a5-45e2-ac17-42d089e3c3f8.png&quot;&gt;&lt;/picture&gt; &amp;nbsp; &amp;nbsp;application-x-executable-symbolic&lt;br&gt;" calcext:value-type="string">
            <text:p>&lt;picture&gt;&lt;source media="(prefers-color-scheme: dark)" srcset="https://github.com/StorageB/icons/blob/main/GNOME48Adwaita/light/application-x-executable-symbolic.svg"&gt;&lt;source media="(prefers-color-scheme: light)" srcset="https://github.com/StorageB/icons/blob/main/GNOME48Adwaita/dark/application-x-executable-symbolic.svg"&gt;&lt;img alt="application-x-executable-symbolic" src="https://user-images.githubusercontent.com/25423296/163456779-a8556205-d0a5-45e2-ac17-42d089e3c3f8.png"&gt;&lt;/picture&gt; &amp;nbsp; &amp;nbsp;application-x-executabl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63] &amp; CHAR(34) &amp;  &#10;&quot; width=&quot; &amp; CHAR(34) &amp; &quot;22&quot; &amp; CHAR(34) &amp; &quot; alt=&quot; &amp; CHAR(34) &amp; [.B363] &amp; CHAR(34) &amp; &quot;&gt;&lt;/a&gt;&quot; &amp; &#10;&quot;&amp;nbsp; &amp;nbsp; &quot; &amp; [.B363] &amp; &quot;&lt;br&gt;&quot;" office:value-type="string" office:string-value="&lt;a href=&quot;#&quot;&gt;&lt;img src=&quot;https://raw.githubusercontent.com/StorageB/icons/main/GNOME46Adwaita/light/application-x-executable-symbolic.svg&quot; width=&quot;22&quot; alt=&quot;application-x-executable-symbolic&quot;&gt;&lt;/a&gt;&amp;nbsp; &amp;nbsp; application-x-executable-symbolic&lt;br&gt;" calcext:value-type="string">
            <text:p>&lt;a href="#"&gt;&lt;img src="https://raw.githubusercontent.com/StorageB/icons/main/GNOME46Adwaita/light/application-x-executable-symbolic.svg" width="22" alt="application-x-executable-symbolic"&gt;&lt;/a&gt;&amp;nbsp; &amp;nbsp; application-x-executabl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63] &amp; CHAR(34) &amp;   &#10;&quot; width=&quot; &amp; CHAR(34) &amp; &quot;22&quot; &amp; CHAR(34) &amp; &quot; alt=&quot; &amp; CHAR(34) &amp; [.B363] &amp; CHAR(34) &amp; &quot;&gt;&lt;/a&gt;&quot; &amp;  &#10;&quot;&amp;nbsp; &amp;nbsp; &quot; &amp; [.B363] &amp; &quot;&lt;br&gt;&quot;" office:value-type="string" office:string-value="&lt;a href=&quot;#&quot;&gt;&lt;img src=&quot;https://raw.githubusercontent.com/StorageB/icons/main/GNOME46Adwaita/dark/application-x-executable-symbolic.svg&quot; width=&quot;22&quot; alt=&quot;application-x-executable-symbolic&quot;&gt;&lt;/a&gt;&amp;nbsp; &amp;nbsp; application-x-executable-symbolic&lt;br&gt;" calcext:value-type="string">
            <text:p>&lt;a href="#"&gt;&lt;img src="https://raw.githubusercontent.com/StorageB/icons/main/GNOME46Adwaita/dark/application-x-executable-symbolic.svg" width="22" alt="application-x-executable-symbolic"&gt;&lt;/a&gt;&amp;nbsp; &amp;nbsp; application-x-executabl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lication-x-firmware-symbolic.svg</text:p>
          </table:table-cell>
          <table:table-cell office:value-type="string" calcext:value-type="string">
            <text:p>application-x-firmwar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6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64] &amp; CHAR(34) &amp; &quot;&gt;&quot; &amp; &#10;&quot;&lt;img alt=&quot; &amp; CHAR(34) &amp; [.B36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64] &amp; &quot;&lt;br&gt;&quot;" office:value-type="string" office:string-value="&lt;picture&gt;&lt;source media=&quot;(prefers-color-scheme: dark)&quot; srcset=&quot;https://github.com/StorageB/icons/blob/main/GNOME48Adwaita/light/application-x-firmware-symbolic.svg&quot;&gt;&lt;source media=&quot;(prefers-color-scheme: light)&quot; srcset=&quot;https://github.com/StorageB/icons/blob/main/GNOME48Adwaita/dark/application-x-firmware-symbolic.svg&quot;&gt;&lt;img alt=&quot;application-x-firmware-symbolic&quot; src=&quot;https://user-images.githubusercontent.com/25423296/163456779-a8556205-d0a5-45e2-ac17-42d089e3c3f8.png&quot;&gt;&lt;/picture&gt; &amp;nbsp; &amp;nbsp;application-x-firmware-symbolic&lt;br&gt;" calcext:value-type="string">
            <text:p>&lt;picture&gt;&lt;source media="(prefers-color-scheme: dark)" srcset="https://github.com/StorageB/icons/blob/main/GNOME48Adwaita/light/application-x-firmware-symbolic.svg"&gt;&lt;source media="(prefers-color-scheme: light)" srcset="https://github.com/StorageB/icons/blob/main/GNOME48Adwaita/dark/application-x-firmware-symbolic.svg"&gt;&lt;img alt="application-x-firmware-symbolic" src="https://user-images.githubusercontent.com/25423296/163456779-a8556205-d0a5-45e2-ac17-42d089e3c3f8.png"&gt;&lt;/picture&gt; &amp;nbsp; &amp;nbsp;application-x-firmwar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64] &amp; CHAR(34) &amp;  &#10;&quot; width=&quot; &amp; CHAR(34) &amp; &quot;22&quot; &amp; CHAR(34) &amp; &quot; alt=&quot; &amp; CHAR(34) &amp; [.B364] &amp; CHAR(34) &amp; &quot;&gt;&lt;/a&gt;&quot; &amp; &#10;&quot;&amp;nbsp; &amp;nbsp; &quot; &amp; [.B364] &amp; &quot;&lt;br&gt;&quot;" office:value-type="string" office:string-value="&lt;a href=&quot;#&quot;&gt;&lt;img src=&quot;https://raw.githubusercontent.com/StorageB/icons/main/GNOME46Adwaita/light/application-x-firmware-symbolic.svg&quot; width=&quot;22&quot; alt=&quot;application-x-firmware-symbolic&quot;&gt;&lt;/a&gt;&amp;nbsp; &amp;nbsp; application-x-firmware-symbolic&lt;br&gt;" calcext:value-type="string">
            <text:p>&lt;a href="#"&gt;&lt;img src="https://raw.githubusercontent.com/StorageB/icons/main/GNOME46Adwaita/light/application-x-firmware-symbolic.svg" width="22" alt="application-x-firmware-symbolic"&gt;&lt;/a&gt;&amp;nbsp; &amp;nbsp; application-x-firmwar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64] &amp; CHAR(34) &amp;   &#10;&quot; width=&quot; &amp; CHAR(34) &amp; &quot;22&quot; &amp; CHAR(34) &amp; &quot; alt=&quot; &amp; CHAR(34) &amp; [.B364] &amp; CHAR(34) &amp; &quot;&gt;&lt;/a&gt;&quot; &amp;  &#10;&quot;&amp;nbsp; &amp;nbsp; &quot; &amp; [.B364] &amp; &quot;&lt;br&gt;&quot;" office:value-type="string" office:string-value="&lt;a href=&quot;#&quot;&gt;&lt;img src=&quot;https://raw.githubusercontent.com/StorageB/icons/main/GNOME46Adwaita/dark/application-x-firmware-symbolic.svg&quot; width=&quot;22&quot; alt=&quot;application-x-firmware-symbolic&quot;&gt;&lt;/a&gt;&amp;nbsp; &amp;nbsp; application-x-firmware-symbolic&lt;br&gt;" calcext:value-type="string">
            <text:p>&lt;a href="#"&gt;&lt;img src="https://raw.githubusercontent.com/StorageB/icons/main/GNOME46Adwaita/dark/application-x-firmware-symbolic.svg" width="22" alt="application-x-firmware-symbolic"&gt;&lt;/a&gt;&amp;nbsp; &amp;nbsp; application-x-firmwar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lication-x-sharedlib-symbolic.svg</text:p>
          </table:table-cell>
          <table:table-cell office:value-type="string" calcext:value-type="string">
            <text:p>application-x-sharedlib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6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65] &amp; CHAR(34) &amp; &quot;&gt;&quot; &amp; &#10;&quot;&lt;img alt=&quot; &amp; CHAR(34) &amp; [.B36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65] &amp; &quot;&lt;br&gt;&quot;" office:value-type="string" office:string-value="&lt;picture&gt;&lt;source media=&quot;(prefers-color-scheme: dark)&quot; srcset=&quot;https://github.com/StorageB/icons/blob/main/GNOME48Adwaita/light/application-x-sharedlib-symbolic.svg&quot;&gt;&lt;source media=&quot;(prefers-color-scheme: light)&quot; srcset=&quot;https://github.com/StorageB/icons/blob/main/GNOME48Adwaita/dark/application-x-sharedlib-symbolic.svg&quot;&gt;&lt;img alt=&quot;application-x-sharedlib-symbolic&quot; src=&quot;https://user-images.githubusercontent.com/25423296/163456779-a8556205-d0a5-45e2-ac17-42d089e3c3f8.png&quot;&gt;&lt;/picture&gt; &amp;nbsp; &amp;nbsp;application-x-sharedlib-symbolic&lt;br&gt;" calcext:value-type="string">
            <text:p>&lt;picture&gt;&lt;source media="(prefers-color-scheme: dark)" srcset="https://github.com/StorageB/icons/blob/main/GNOME48Adwaita/light/application-x-sharedlib-symbolic.svg"&gt;&lt;source media="(prefers-color-scheme: light)" srcset="https://github.com/StorageB/icons/blob/main/GNOME48Adwaita/dark/application-x-sharedlib-symbolic.svg"&gt;&lt;img alt="application-x-sharedlib-symbolic" src="https://user-images.githubusercontent.com/25423296/163456779-a8556205-d0a5-45e2-ac17-42d089e3c3f8.png"&gt;&lt;/picture&gt; &amp;nbsp; &amp;nbsp;application-x-sharedlib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65] &amp; CHAR(34) &amp;  &#10;&quot; width=&quot; &amp; CHAR(34) &amp; &quot;22&quot; &amp; CHAR(34) &amp; &quot; alt=&quot; &amp; CHAR(34) &amp; [.B365] &amp; CHAR(34) &amp; &quot;&gt;&lt;/a&gt;&quot; &amp; &#10;&quot;&amp;nbsp; &amp;nbsp; &quot; &amp; [.B365] &amp; &quot;&lt;br&gt;&quot;" office:value-type="string" office:string-value="&lt;a href=&quot;#&quot;&gt;&lt;img src=&quot;https://raw.githubusercontent.com/StorageB/icons/main/GNOME46Adwaita/light/application-x-sharedlib-symbolic.svg&quot; width=&quot;22&quot; alt=&quot;application-x-sharedlib-symbolic&quot;&gt;&lt;/a&gt;&amp;nbsp; &amp;nbsp; application-x-sharedlib-symbolic&lt;br&gt;" calcext:value-type="string">
            <text:p>&lt;a href="#"&gt;&lt;img src="https://raw.githubusercontent.com/StorageB/icons/main/GNOME46Adwaita/light/application-x-sharedlib-symbolic.svg" width="22" alt="application-x-sharedlib-symbolic"&gt;&lt;/a&gt;&amp;nbsp; &amp;nbsp; application-x-sharedlib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65] &amp; CHAR(34) &amp;   &#10;&quot; width=&quot; &amp; CHAR(34) &amp; &quot;22&quot; &amp; CHAR(34) &amp; &quot; alt=&quot; &amp; CHAR(34) &amp; [.B365] &amp; CHAR(34) &amp; &quot;&gt;&lt;/a&gt;&quot; &amp;  &#10;&quot;&amp;nbsp; &amp;nbsp; &quot; &amp; [.B365] &amp; &quot;&lt;br&gt;&quot;" office:value-type="string" office:string-value="&lt;a href=&quot;#&quot;&gt;&lt;img src=&quot;https://raw.githubusercontent.com/StorageB/icons/main/GNOME46Adwaita/dark/application-x-sharedlib-symbolic.svg&quot; width=&quot;22&quot; alt=&quot;application-x-sharedlib-symbolic&quot;&gt;&lt;/a&gt;&amp;nbsp; &amp;nbsp; application-x-sharedlib-symbolic&lt;br&gt;" calcext:value-type="string">
            <text:p>&lt;a href="#"&gt;&lt;img src="https://raw.githubusercontent.com/StorageB/icons/main/GNOME46Adwaita/dark/application-x-sharedlib-symbolic.svg" width="22" alt="application-x-sharedlib-symbolic"&gt;&lt;/a&gt;&amp;nbsp; &amp;nbsp; application-x-sharedlib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dio-x-generic-symbolic.svg</text:p>
          </table:table-cell>
          <table:table-cell office:value-type="string" calcext:value-type="string">
            <text:p>audio-x-generic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6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66] &amp; CHAR(34) &amp; &quot;&gt;&quot; &amp; &#10;&quot;&lt;img alt=&quot; &amp; CHAR(34) &amp; [.B36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66] &amp; &quot;&lt;br&gt;&quot;" office:value-type="string" office:string-value="&lt;picture&gt;&lt;source media=&quot;(prefers-color-scheme: dark)&quot; srcset=&quot;https://github.com/StorageB/icons/blob/main/GNOME48Adwaita/light/audio-x-generic-symbolic.svg&quot;&gt;&lt;source media=&quot;(prefers-color-scheme: light)&quot; srcset=&quot;https://github.com/StorageB/icons/blob/main/GNOME48Adwaita/dark/audio-x-generic-symbolic.svg&quot;&gt;&lt;img alt=&quot;audio-x-generic-symbolic&quot; src=&quot;https://user-images.githubusercontent.com/25423296/163456779-a8556205-d0a5-45e2-ac17-42d089e3c3f8.png&quot;&gt;&lt;/picture&gt; &amp;nbsp; &amp;nbsp;audio-x-generic-symbolic&lt;br&gt;" calcext:value-type="string">
            <text:p>&lt;picture&gt;&lt;source media="(prefers-color-scheme: dark)" srcset="https://github.com/StorageB/icons/blob/main/GNOME48Adwaita/light/audio-x-generic-symbolic.svg"&gt;&lt;source media="(prefers-color-scheme: light)" srcset="https://github.com/StorageB/icons/blob/main/GNOME48Adwaita/dark/audio-x-generic-symbolic.svg"&gt;&lt;img alt="audio-x-generic-symbolic" src="https://user-images.githubusercontent.com/25423296/163456779-a8556205-d0a5-45e2-ac17-42d089e3c3f8.png"&gt;&lt;/picture&gt; &amp;nbsp; &amp;nbsp;audio-x-generic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66] &amp; CHAR(34) &amp;  &#10;&quot; width=&quot; &amp; CHAR(34) &amp; &quot;22&quot; &amp; CHAR(34) &amp; &quot; alt=&quot; &amp; CHAR(34) &amp; [.B366] &amp; CHAR(34) &amp; &quot;&gt;&lt;/a&gt;&quot; &amp; &#10;&quot;&amp;nbsp; &amp;nbsp; &quot; &amp; [.B366] &amp; &quot;&lt;br&gt;&quot;" office:value-type="string" office:string-value="&lt;a href=&quot;#&quot;&gt;&lt;img src=&quot;https://raw.githubusercontent.com/StorageB/icons/main/GNOME46Adwaita/light/audio-x-generic-symbolic.svg&quot; width=&quot;22&quot; alt=&quot;audio-x-generic-symbolic&quot;&gt;&lt;/a&gt;&amp;nbsp; &amp;nbsp; audio-x-generic-symbolic&lt;br&gt;" calcext:value-type="string">
            <text:p>&lt;a href="#"&gt;&lt;img src="https://raw.githubusercontent.com/StorageB/icons/main/GNOME46Adwaita/light/audio-x-generic-symbolic.svg" width="22" alt="audio-x-generic-symbolic"&gt;&lt;/a&gt;&amp;nbsp; &amp;nbsp; audio-x-generic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66] &amp; CHAR(34) &amp;   &#10;&quot; width=&quot; &amp; CHAR(34) &amp; &quot;22&quot; &amp; CHAR(34) &amp; &quot; alt=&quot; &amp; CHAR(34) &amp; [.B366] &amp; CHAR(34) &amp; &quot;&gt;&lt;/a&gt;&quot; &amp;  &#10;&quot;&amp;nbsp; &amp;nbsp; &quot; &amp; [.B366] &amp; &quot;&lt;br&gt;&quot;" office:value-type="string" office:string-value="&lt;a href=&quot;#&quot;&gt;&lt;img src=&quot;https://raw.githubusercontent.com/StorageB/icons/main/GNOME46Adwaita/dark/audio-x-generic-symbolic.svg&quot; width=&quot;22&quot; alt=&quot;audio-x-generic-symbolic&quot;&gt;&lt;/a&gt;&amp;nbsp; &amp;nbsp; audio-x-generic-symbolic&lt;br&gt;" calcext:value-type="string">
            <text:p>&lt;a href="#"&gt;&lt;img src="https://raw.githubusercontent.com/StorageB/icons/main/GNOME46Adwaita/dark/audio-x-generic-symbolic.svg" width="22" alt="audio-x-generic-symbolic"&gt;&lt;/a&gt;&amp;nbsp; &amp;nbsp; audio-x-generic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nt-x-generic-symbolic.svg</text:p>
          </table:table-cell>
          <table:table-cell office:value-type="string" calcext:value-type="string">
            <text:p>font-x-generic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6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67] &amp; CHAR(34) &amp; &quot;&gt;&quot; &amp; &#10;&quot;&lt;img alt=&quot; &amp; CHAR(34) &amp; [.B36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67] &amp; &quot;&lt;br&gt;&quot;" office:value-type="string" office:string-value="&lt;picture&gt;&lt;source media=&quot;(prefers-color-scheme: dark)&quot; srcset=&quot;https://github.com/StorageB/icons/blob/main/GNOME48Adwaita/light/font-x-generic-symbolic.svg&quot;&gt;&lt;source media=&quot;(prefers-color-scheme: light)&quot; srcset=&quot;https://github.com/StorageB/icons/blob/main/GNOME48Adwaita/dark/font-x-generic-symbolic.svg&quot;&gt;&lt;img alt=&quot;font-x-generic-symbolic&quot; src=&quot;https://user-images.githubusercontent.com/25423296/163456779-a8556205-d0a5-45e2-ac17-42d089e3c3f8.png&quot;&gt;&lt;/picture&gt; &amp;nbsp; &amp;nbsp;font-x-generic-symbolic&lt;br&gt;" calcext:value-type="string">
            <text:p>&lt;picture&gt;&lt;source media="(prefers-color-scheme: dark)" srcset="https://github.com/StorageB/icons/blob/main/GNOME48Adwaita/light/font-x-generic-symbolic.svg"&gt;&lt;source media="(prefers-color-scheme: light)" srcset="https://github.com/StorageB/icons/blob/main/GNOME48Adwaita/dark/font-x-generic-symbolic.svg"&gt;&lt;img alt="font-x-generic-symbolic" src="https://user-images.githubusercontent.com/25423296/163456779-a8556205-d0a5-45e2-ac17-42d089e3c3f8.png"&gt;&lt;/picture&gt; &amp;nbsp; &amp;nbsp;font-x-generic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67] &amp; CHAR(34) &amp;  &#10;&quot; width=&quot; &amp; CHAR(34) &amp; &quot;22&quot; &amp; CHAR(34) &amp; &quot; alt=&quot; &amp; CHAR(34) &amp; [.B367] &amp; CHAR(34) &amp; &quot;&gt;&lt;/a&gt;&quot; &amp; &#10;&quot;&amp;nbsp; &amp;nbsp; &quot; &amp; [.B367] &amp; &quot;&lt;br&gt;&quot;" office:value-type="string" office:string-value="&lt;a href=&quot;#&quot;&gt;&lt;img src=&quot;https://raw.githubusercontent.com/StorageB/icons/main/GNOME46Adwaita/light/font-x-generic-symbolic.svg&quot; width=&quot;22&quot; alt=&quot;font-x-generic-symbolic&quot;&gt;&lt;/a&gt;&amp;nbsp; &amp;nbsp; font-x-generic-symbolic&lt;br&gt;" calcext:value-type="string">
            <text:p>&lt;a href="#"&gt;&lt;img src="https://raw.githubusercontent.com/StorageB/icons/main/GNOME46Adwaita/light/font-x-generic-symbolic.svg" width="22" alt="font-x-generic-symbolic"&gt;&lt;/a&gt;&amp;nbsp; &amp;nbsp; font-x-generic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67] &amp; CHAR(34) &amp;   &#10;&quot; width=&quot; &amp; CHAR(34) &amp; &quot;22&quot; &amp; CHAR(34) &amp; &quot; alt=&quot; &amp; CHAR(34) &amp; [.B367] &amp; CHAR(34) &amp; &quot;&gt;&lt;/a&gt;&quot; &amp;  &#10;&quot;&amp;nbsp; &amp;nbsp; &quot; &amp; [.B367] &amp; &quot;&lt;br&gt;&quot;" office:value-type="string" office:string-value="&lt;a href=&quot;#&quot;&gt;&lt;img src=&quot;https://raw.githubusercontent.com/StorageB/icons/main/GNOME46Adwaita/dark/font-x-generic-symbolic.svg&quot; width=&quot;22&quot; alt=&quot;font-x-generic-symbolic&quot;&gt;&lt;/a&gt;&amp;nbsp; &amp;nbsp; font-x-generic-symbolic&lt;br&gt;" calcext:value-type="string">
            <text:p>&lt;a href="#"&gt;&lt;img src="https://raw.githubusercontent.com/StorageB/icons/main/GNOME46Adwaita/dark/font-x-generic-symbolic.svg" width="22" alt="font-x-generic-symbolic"&gt;&lt;/a&gt;&amp;nbsp; &amp;nbsp; font-x-generic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age-x-generic-symbolic.svg</text:p>
          </table:table-cell>
          <table:table-cell office:value-type="string" calcext:value-type="string">
            <text:p>image-x-generic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6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68] &amp; CHAR(34) &amp; &quot;&gt;&quot; &amp; &#10;&quot;&lt;img alt=&quot; &amp; CHAR(34) &amp; [.B36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68] &amp; &quot;&lt;br&gt;&quot;" office:value-type="string" office:string-value="&lt;picture&gt;&lt;source media=&quot;(prefers-color-scheme: dark)&quot; srcset=&quot;https://github.com/StorageB/icons/blob/main/GNOME48Adwaita/light/image-x-generic-symbolic.svg&quot;&gt;&lt;source media=&quot;(prefers-color-scheme: light)&quot; srcset=&quot;https://github.com/StorageB/icons/blob/main/GNOME48Adwaita/dark/image-x-generic-symbolic.svg&quot;&gt;&lt;img alt=&quot;image-x-generic-symbolic&quot; src=&quot;https://user-images.githubusercontent.com/25423296/163456779-a8556205-d0a5-45e2-ac17-42d089e3c3f8.png&quot;&gt;&lt;/picture&gt; &amp;nbsp; &amp;nbsp;image-x-generic-symbolic&lt;br&gt;" calcext:value-type="string">
            <text:p>&lt;picture&gt;&lt;source media="(prefers-color-scheme: dark)" srcset="https://github.com/StorageB/icons/blob/main/GNOME48Adwaita/light/image-x-generic-symbolic.svg"&gt;&lt;source media="(prefers-color-scheme: light)" srcset="https://github.com/StorageB/icons/blob/main/GNOME48Adwaita/dark/image-x-generic-symbolic.svg"&gt;&lt;img alt="image-x-generic-symbolic" src="https://user-images.githubusercontent.com/25423296/163456779-a8556205-d0a5-45e2-ac17-42d089e3c3f8.png"&gt;&lt;/picture&gt; &amp;nbsp; &amp;nbsp;image-x-generic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68] &amp; CHAR(34) &amp;  &#10;&quot; width=&quot; &amp; CHAR(34) &amp; &quot;22&quot; &amp; CHAR(34) &amp; &quot; alt=&quot; &amp; CHAR(34) &amp; [.B368] &amp; CHAR(34) &amp; &quot;&gt;&lt;/a&gt;&quot; &amp; &#10;&quot;&amp;nbsp; &amp;nbsp; &quot; &amp; [.B368] &amp; &quot;&lt;br&gt;&quot;" office:value-type="string" office:string-value="&lt;a href=&quot;#&quot;&gt;&lt;img src=&quot;https://raw.githubusercontent.com/StorageB/icons/main/GNOME46Adwaita/light/image-x-generic-symbolic.svg&quot; width=&quot;22&quot; alt=&quot;image-x-generic-symbolic&quot;&gt;&lt;/a&gt;&amp;nbsp; &amp;nbsp; image-x-generic-symbolic&lt;br&gt;" calcext:value-type="string">
            <text:p>&lt;a href="#"&gt;&lt;img src="https://raw.githubusercontent.com/StorageB/icons/main/GNOME46Adwaita/light/image-x-generic-symbolic.svg" width="22" alt="image-x-generic-symbolic"&gt;&lt;/a&gt;&amp;nbsp; &amp;nbsp; image-x-generic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68] &amp; CHAR(34) &amp;   &#10;&quot; width=&quot; &amp; CHAR(34) &amp; &quot;22&quot; &amp; CHAR(34) &amp; &quot; alt=&quot; &amp; CHAR(34) &amp; [.B368] &amp; CHAR(34) &amp; &quot;&gt;&lt;/a&gt;&quot; &amp;  &#10;&quot;&amp;nbsp; &amp;nbsp; &quot; &amp; [.B368] &amp; &quot;&lt;br&gt;&quot;" office:value-type="string" office:string-value="&lt;a href=&quot;#&quot;&gt;&lt;img src=&quot;https://raw.githubusercontent.com/StorageB/icons/main/GNOME46Adwaita/dark/image-x-generic-symbolic.svg&quot; width=&quot;22&quot; alt=&quot;image-x-generic-symbolic&quot;&gt;&lt;/a&gt;&amp;nbsp; &amp;nbsp; image-x-generic-symbolic&lt;br&gt;" calcext:value-type="string">
            <text:p>&lt;a href="#"&gt;&lt;img src="https://raw.githubusercontent.com/StorageB/icons/main/GNOME46Adwaita/dark/image-x-generic-symbolic.svg" width="22" alt="image-x-generic-symbolic"&gt;&lt;/a&gt;&amp;nbsp; &amp;nbsp; image-x-generic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ode-directory-symbolic.svg</text:p>
          </table:table-cell>
          <table:table-cell office:value-type="string" calcext:value-type="string">
            <text:p>inode-director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6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69] &amp; CHAR(34) &amp; &quot;&gt;&quot; &amp; &#10;&quot;&lt;img alt=&quot; &amp; CHAR(34) &amp; [.B36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69] &amp; &quot;&lt;br&gt;&quot;" office:value-type="string" office:string-value="&lt;picture&gt;&lt;source media=&quot;(prefers-color-scheme: dark)&quot; srcset=&quot;https://github.com/StorageB/icons/blob/main/GNOME48Adwaita/light/inode-directory-symbolic.svg&quot;&gt;&lt;source media=&quot;(prefers-color-scheme: light)&quot; srcset=&quot;https://github.com/StorageB/icons/blob/main/GNOME48Adwaita/dark/inode-directory-symbolic.svg&quot;&gt;&lt;img alt=&quot;inode-directory-symbolic&quot; src=&quot;https://user-images.githubusercontent.com/25423296/163456779-a8556205-d0a5-45e2-ac17-42d089e3c3f8.png&quot;&gt;&lt;/picture&gt; &amp;nbsp; &amp;nbsp;inode-directory-symbolic&lt;br&gt;" calcext:value-type="string">
            <text:p>&lt;picture&gt;&lt;source media="(prefers-color-scheme: dark)" srcset="https://github.com/StorageB/icons/blob/main/GNOME48Adwaita/light/inode-directory-symbolic.svg"&gt;&lt;source media="(prefers-color-scheme: light)" srcset="https://github.com/StorageB/icons/blob/main/GNOME48Adwaita/dark/inode-directory-symbolic.svg"&gt;&lt;img alt="inode-directory-symbolic" src="https://user-images.githubusercontent.com/25423296/163456779-a8556205-d0a5-45e2-ac17-42d089e3c3f8.png"&gt;&lt;/picture&gt; &amp;nbsp; &amp;nbsp;inode-directory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69] &amp; CHAR(34) &amp;  &#10;&quot; width=&quot; &amp; CHAR(34) &amp; &quot;22&quot; &amp; CHAR(34) &amp; &quot; alt=&quot; &amp; CHAR(34) &amp; [.B369] &amp; CHAR(34) &amp; &quot;&gt;&lt;/a&gt;&quot; &amp; &#10;&quot;&amp;nbsp; &amp;nbsp; &quot; &amp; [.B369] &amp; &quot;&lt;br&gt;&quot;" office:value-type="string" office:string-value="&lt;a href=&quot;#&quot;&gt;&lt;img src=&quot;https://raw.githubusercontent.com/StorageB/icons/main/GNOME46Adwaita/light/inode-directory-symbolic.svg&quot; width=&quot;22&quot; alt=&quot;inode-directory-symbolic&quot;&gt;&lt;/a&gt;&amp;nbsp; &amp;nbsp; inode-directory-symbolic&lt;br&gt;" calcext:value-type="string">
            <text:p>&lt;a href="#"&gt;&lt;img src="https://raw.githubusercontent.com/StorageB/icons/main/GNOME46Adwaita/light/inode-directory-symbolic.svg" width="22" alt="inode-directory-symbolic"&gt;&lt;/a&gt;&amp;nbsp; &amp;nbsp; inode-directory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69] &amp; CHAR(34) &amp;   &#10;&quot; width=&quot; &amp; CHAR(34) &amp; &quot;22&quot; &amp; CHAR(34) &amp; &quot; alt=&quot; &amp; CHAR(34) &amp; [.B369] &amp; CHAR(34) &amp; &quot;&gt;&lt;/a&gt;&quot; &amp;  &#10;&quot;&amp;nbsp; &amp;nbsp; &quot; &amp; [.B369] &amp; &quot;&lt;br&gt;&quot;" office:value-type="string" office:string-value="&lt;a href=&quot;#&quot;&gt;&lt;img src=&quot;https://raw.githubusercontent.com/StorageB/icons/main/GNOME46Adwaita/dark/inode-directory-symbolic.svg&quot; width=&quot;22&quot; alt=&quot;inode-directory-symbolic&quot;&gt;&lt;/a&gt;&amp;nbsp; &amp;nbsp; inode-directory-symbolic&lt;br&gt;" calcext:value-type="string">
            <text:p>&lt;a href="#"&gt;&lt;img src="https://raw.githubusercontent.com/StorageB/icons/main/GNOME46Adwaita/dark/inode-directory-symbolic.svg" width="22" alt="inode-directory-symbolic"&gt;&lt;/a&gt;&amp;nbsp; &amp;nbsp; inode-directory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ackage-x-generic-symbolic.svg</text:p>
          </table:table-cell>
          <table:table-cell office:value-type="string" calcext:value-type="string">
            <text:p>package-x-generic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7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70] &amp; CHAR(34) &amp; &quot;&gt;&quot; &amp; &#10;&quot;&lt;img alt=&quot; &amp; CHAR(34) &amp; [.B37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70] &amp; &quot;&lt;br&gt;&quot;" office:value-type="string" office:string-value="&lt;picture&gt;&lt;source media=&quot;(prefers-color-scheme: dark)&quot; srcset=&quot;https://github.com/StorageB/icons/blob/main/GNOME48Adwaita/light/package-x-generic-symbolic.svg&quot;&gt;&lt;source media=&quot;(prefers-color-scheme: light)&quot; srcset=&quot;https://github.com/StorageB/icons/blob/main/GNOME48Adwaita/dark/package-x-generic-symbolic.svg&quot;&gt;&lt;img alt=&quot;package-x-generic-symbolic&quot; src=&quot;https://user-images.githubusercontent.com/25423296/163456779-a8556205-d0a5-45e2-ac17-42d089e3c3f8.png&quot;&gt;&lt;/picture&gt; &amp;nbsp; &amp;nbsp;package-x-generic-symbolic&lt;br&gt;" calcext:value-type="string">
            <text:p>&lt;picture&gt;&lt;source media="(prefers-color-scheme: dark)" srcset="https://github.com/StorageB/icons/blob/main/GNOME48Adwaita/light/package-x-generic-symbolic.svg"&gt;&lt;source media="(prefers-color-scheme: light)" srcset="https://github.com/StorageB/icons/blob/main/GNOME48Adwaita/dark/package-x-generic-symbolic.svg"&gt;&lt;img alt="package-x-generic-symbolic" src="https://user-images.githubusercontent.com/25423296/163456779-a8556205-d0a5-45e2-ac17-42d089e3c3f8.png"&gt;&lt;/picture&gt; &amp;nbsp; &amp;nbsp;package-x-generic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70] &amp; CHAR(34) &amp;  &#10;&quot; width=&quot; &amp; CHAR(34) &amp; &quot;22&quot; &amp; CHAR(34) &amp; &quot; alt=&quot; &amp; CHAR(34) &amp; [.B370] &amp; CHAR(34) &amp; &quot;&gt;&lt;/a&gt;&quot; &amp; &#10;&quot;&amp;nbsp; &amp;nbsp; &quot; &amp; [.B370] &amp; &quot;&lt;br&gt;&quot;" office:value-type="string" office:string-value="&lt;a href=&quot;#&quot;&gt;&lt;img src=&quot;https://raw.githubusercontent.com/StorageB/icons/main/GNOME46Adwaita/light/package-x-generic-symbolic.svg&quot; width=&quot;22&quot; alt=&quot;package-x-generic-symbolic&quot;&gt;&lt;/a&gt;&amp;nbsp; &amp;nbsp; package-x-generic-symbolic&lt;br&gt;" calcext:value-type="string">
            <text:p>&lt;a href="#"&gt;&lt;img src="https://raw.githubusercontent.com/StorageB/icons/main/GNOME46Adwaita/light/package-x-generic-symbolic.svg" width="22" alt="package-x-generic-symbolic"&gt;&lt;/a&gt;&amp;nbsp; &amp;nbsp; package-x-generic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70] &amp; CHAR(34) &amp;   &#10;&quot; width=&quot; &amp; CHAR(34) &amp; &quot;22&quot; &amp; CHAR(34) &amp; &quot; alt=&quot; &amp; CHAR(34) &amp; [.B370] &amp; CHAR(34) &amp; &quot;&gt;&lt;/a&gt;&quot; &amp;  &#10;&quot;&amp;nbsp; &amp;nbsp; &quot; &amp; [.B370] &amp; &quot;&lt;br&gt;&quot;" office:value-type="string" office:string-value="&lt;a href=&quot;#&quot;&gt;&lt;img src=&quot;https://raw.githubusercontent.com/StorageB/icons/main/GNOME46Adwaita/dark/package-x-generic-symbolic.svg&quot; width=&quot;22&quot; alt=&quot;package-x-generic-symbolic&quot;&gt;&lt;/a&gt;&amp;nbsp; &amp;nbsp; package-x-generic-symbolic&lt;br&gt;" calcext:value-type="string">
            <text:p>&lt;a href="#"&gt;&lt;img src="https://raw.githubusercontent.com/StorageB/icons/main/GNOME46Adwaita/dark/package-x-generic-symbolic.svg" width="22" alt="package-x-generic-symbolic"&gt;&lt;/a&gt;&amp;nbsp; &amp;nbsp; package-x-generic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xt-x-generic-symbolic.svg</text:p>
          </table:table-cell>
          <table:table-cell office:value-type="string" calcext:value-type="string">
            <text:p>text-x-generic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7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71] &amp; CHAR(34) &amp; &quot;&gt;&quot; &amp; &#10;&quot;&lt;img alt=&quot; &amp; CHAR(34) &amp; [.B37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71] &amp; &quot;&lt;br&gt;&quot;" office:value-type="string" office:string-value="&lt;picture&gt;&lt;source media=&quot;(prefers-color-scheme: dark)&quot; srcset=&quot;https://github.com/StorageB/icons/blob/main/GNOME48Adwaita/light/text-x-generic-symbolic.svg&quot;&gt;&lt;source media=&quot;(prefers-color-scheme: light)&quot; srcset=&quot;https://github.com/StorageB/icons/blob/main/GNOME48Adwaita/dark/text-x-generic-symbolic.svg&quot;&gt;&lt;img alt=&quot;text-x-generic-symbolic&quot; src=&quot;https://user-images.githubusercontent.com/25423296/163456779-a8556205-d0a5-45e2-ac17-42d089e3c3f8.png&quot;&gt;&lt;/picture&gt; &amp;nbsp; &amp;nbsp;text-x-generic-symbolic&lt;br&gt;" calcext:value-type="string">
            <text:p>&lt;picture&gt;&lt;source media="(prefers-color-scheme: dark)" srcset="https://github.com/StorageB/icons/blob/main/GNOME48Adwaita/light/text-x-generic-symbolic.svg"&gt;&lt;source media="(prefers-color-scheme: light)" srcset="https://github.com/StorageB/icons/blob/main/GNOME48Adwaita/dark/text-x-generic-symbolic.svg"&gt;&lt;img alt="text-x-generic-symbolic" src="https://user-images.githubusercontent.com/25423296/163456779-a8556205-d0a5-45e2-ac17-42d089e3c3f8.png"&gt;&lt;/picture&gt; &amp;nbsp; &amp;nbsp;text-x-generic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71] &amp; CHAR(34) &amp;  &#10;&quot; width=&quot; &amp; CHAR(34) &amp; &quot;22&quot; &amp; CHAR(34) &amp; &quot; alt=&quot; &amp; CHAR(34) &amp; [.B371] &amp; CHAR(34) &amp; &quot;&gt;&lt;/a&gt;&quot; &amp; &#10;&quot;&amp;nbsp; &amp;nbsp; &quot; &amp; [.B371] &amp; &quot;&lt;br&gt;&quot;" office:value-type="string" office:string-value="&lt;a href=&quot;#&quot;&gt;&lt;img src=&quot;https://raw.githubusercontent.com/StorageB/icons/main/GNOME46Adwaita/light/text-x-generic-symbolic.svg&quot; width=&quot;22&quot; alt=&quot;text-x-generic-symbolic&quot;&gt;&lt;/a&gt;&amp;nbsp; &amp;nbsp; text-x-generic-symbolic&lt;br&gt;" calcext:value-type="string">
            <text:p>&lt;a href="#"&gt;&lt;img src="https://raw.githubusercontent.com/StorageB/icons/main/GNOME46Adwaita/light/text-x-generic-symbolic.svg" width="22" alt="text-x-generic-symbolic"&gt;&lt;/a&gt;&amp;nbsp; &amp;nbsp; text-x-generic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71] &amp; CHAR(34) &amp;   &#10;&quot; width=&quot; &amp; CHAR(34) &amp; &quot;22&quot; &amp; CHAR(34) &amp; &quot; alt=&quot; &amp; CHAR(34) &amp; [.B371] &amp; CHAR(34) &amp; &quot;&gt;&lt;/a&gt;&quot; &amp;  &#10;&quot;&amp;nbsp; &amp;nbsp; &quot; &amp; [.B371] &amp; &quot;&lt;br&gt;&quot;" office:value-type="string" office:string-value="&lt;a href=&quot;#&quot;&gt;&lt;img src=&quot;https://raw.githubusercontent.com/StorageB/icons/main/GNOME46Adwaita/dark/text-x-generic-symbolic.svg&quot; width=&quot;22&quot; alt=&quot;text-x-generic-symbolic&quot;&gt;&lt;/a&gt;&amp;nbsp; &amp;nbsp; text-x-generic-symbolic&lt;br&gt;" calcext:value-type="string">
            <text:p>&lt;a href="#"&gt;&lt;img src="https://raw.githubusercontent.com/StorageB/icons/main/GNOME46Adwaita/dark/text-x-generic-symbolic.svg" width="22" alt="text-x-generic-symbolic"&gt;&lt;/a&gt;&amp;nbsp; &amp;nbsp; text-x-generic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deo-x-generic-symbolic.svg</text:p>
          </table:table-cell>
          <table:table-cell office:value-type="string" calcext:value-type="string">
            <text:p>video-x-generic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7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72] &amp; CHAR(34) &amp; &quot;&gt;&quot; &amp; &#10;&quot;&lt;img alt=&quot; &amp; CHAR(34) &amp; [.B37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72] &amp; &quot;&lt;br&gt;&quot;" office:value-type="string" office:string-value="&lt;picture&gt;&lt;source media=&quot;(prefers-color-scheme: dark)&quot; srcset=&quot;https://github.com/StorageB/icons/blob/main/GNOME48Adwaita/light/video-x-generic-symbolic.svg&quot;&gt;&lt;source media=&quot;(prefers-color-scheme: light)&quot; srcset=&quot;https://github.com/StorageB/icons/blob/main/GNOME48Adwaita/dark/video-x-generic-symbolic.svg&quot;&gt;&lt;img alt=&quot;video-x-generic-symbolic&quot; src=&quot;https://user-images.githubusercontent.com/25423296/163456779-a8556205-d0a5-45e2-ac17-42d089e3c3f8.png&quot;&gt;&lt;/picture&gt; &amp;nbsp; &amp;nbsp;video-x-generic-symbolic&lt;br&gt;" calcext:value-type="string">
            <text:p>&lt;picture&gt;&lt;source media="(prefers-color-scheme: dark)" srcset="https://github.com/StorageB/icons/blob/main/GNOME48Adwaita/light/video-x-generic-symbolic.svg"&gt;&lt;source media="(prefers-color-scheme: light)" srcset="https://github.com/StorageB/icons/blob/main/GNOME48Adwaita/dark/video-x-generic-symbolic.svg"&gt;&lt;img alt="video-x-generic-symbolic" src="https://user-images.githubusercontent.com/25423296/163456779-a8556205-d0a5-45e2-ac17-42d089e3c3f8.png"&gt;&lt;/picture&gt; &amp;nbsp; &amp;nbsp;video-x-generic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72] &amp; CHAR(34) &amp;  &#10;&quot; width=&quot; &amp; CHAR(34) &amp; &quot;22&quot; &amp; CHAR(34) &amp; &quot; alt=&quot; &amp; CHAR(34) &amp; [.B372] &amp; CHAR(34) &amp; &quot;&gt;&lt;/a&gt;&quot; &amp; &#10;&quot;&amp;nbsp; &amp;nbsp; &quot; &amp; [.B372] &amp; &quot;&lt;br&gt;&quot;" office:value-type="string" office:string-value="&lt;a href=&quot;#&quot;&gt;&lt;img src=&quot;https://raw.githubusercontent.com/StorageB/icons/main/GNOME46Adwaita/light/video-x-generic-symbolic.svg&quot; width=&quot;22&quot; alt=&quot;video-x-generic-symbolic&quot;&gt;&lt;/a&gt;&amp;nbsp; &amp;nbsp; video-x-generic-symbolic&lt;br&gt;" calcext:value-type="string">
            <text:p>&lt;a href="#"&gt;&lt;img src="https://raw.githubusercontent.com/StorageB/icons/main/GNOME46Adwaita/light/video-x-generic-symbolic.svg" width="22" alt="video-x-generic-symbolic"&gt;&lt;/a&gt;&amp;nbsp; &amp;nbsp; video-x-generic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72] &amp; CHAR(34) &amp;   &#10;&quot; width=&quot; &amp; CHAR(34) &amp; &quot;22&quot; &amp; CHAR(34) &amp; &quot; alt=&quot; &amp; CHAR(34) &amp; [.B372] &amp; CHAR(34) &amp; &quot;&gt;&lt;/a&gt;&quot; &amp;  &#10;&quot;&amp;nbsp; &amp;nbsp; &quot; &amp; [.B372] &amp; &quot;&lt;br&gt;&quot;" office:value-type="string" office:string-value="&lt;a href=&quot;#&quot;&gt;&lt;img src=&quot;https://raw.githubusercontent.com/StorageB/icons/main/GNOME46Adwaita/dark/video-x-generic-symbolic.svg&quot; width=&quot;22&quot; alt=&quot;video-x-generic-symbolic&quot;&gt;&lt;/a&gt;&amp;nbsp; &amp;nbsp; video-x-generic-symbolic&lt;br&gt;" calcext:value-type="string">
            <text:p>&lt;a href="#"&gt;&lt;img src="https://raw.githubusercontent.com/StorageB/icons/main/GNOME46Adwaita/dark/video-x-generic-symbolic.svg" width="22" alt="video-x-generic-symbolic"&gt;&lt;/a&gt;&amp;nbsp; &amp;nbsp; video-x-generic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x-office-address-book-symbolic.svg</text:p>
          </table:table-cell>
          <table:table-cell office:value-type="string" calcext:value-type="string">
            <text:p>x-office-address-boo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7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73] &amp; CHAR(34) &amp; &quot;&gt;&quot; &amp; &#10;&quot;&lt;img alt=&quot; &amp; CHAR(34) &amp; [.B37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73] &amp; &quot;&lt;br&gt;&quot;" office:value-type="string" office:string-value="&lt;picture&gt;&lt;source media=&quot;(prefers-color-scheme: dark)&quot; srcset=&quot;https://github.com/StorageB/icons/blob/main/GNOME48Adwaita/light/x-office-address-book-symbolic.svg&quot;&gt;&lt;source media=&quot;(prefers-color-scheme: light)&quot; srcset=&quot;https://github.com/StorageB/icons/blob/main/GNOME48Adwaita/dark/x-office-address-book-symbolic.svg&quot;&gt;&lt;img alt=&quot;x-office-address-book-symbolic&quot; src=&quot;https://user-images.githubusercontent.com/25423296/163456779-a8556205-d0a5-45e2-ac17-42d089e3c3f8.png&quot;&gt;&lt;/picture&gt; &amp;nbsp; &amp;nbsp;x-office-address-book-symbolic&lt;br&gt;" calcext:value-type="string">
            <text:p>&lt;picture&gt;&lt;source media="(prefers-color-scheme: dark)" srcset="https://github.com/StorageB/icons/blob/main/GNOME48Adwaita/light/x-office-address-book-symbolic.svg"&gt;&lt;source media="(prefers-color-scheme: light)" srcset="https://github.com/StorageB/icons/blob/main/GNOME48Adwaita/dark/x-office-address-book-symbolic.svg"&gt;&lt;img alt="x-office-address-book-symbolic" src="https://user-images.githubusercontent.com/25423296/163456779-a8556205-d0a5-45e2-ac17-42d089e3c3f8.png"&gt;&lt;/picture&gt; &amp;nbsp; &amp;nbsp;x-office-address-book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73] &amp; CHAR(34) &amp;  &#10;&quot; width=&quot; &amp; CHAR(34) &amp; &quot;22&quot; &amp; CHAR(34) &amp; &quot; alt=&quot; &amp; CHAR(34) &amp; [.B373] &amp; CHAR(34) &amp; &quot;&gt;&lt;/a&gt;&quot; &amp; &#10;&quot;&amp;nbsp; &amp;nbsp; &quot; &amp; [.B373] &amp; &quot;&lt;br&gt;&quot;" office:value-type="string" office:string-value="&lt;a href=&quot;#&quot;&gt;&lt;img src=&quot;https://raw.githubusercontent.com/StorageB/icons/main/GNOME46Adwaita/light/x-office-address-book-symbolic.svg&quot; width=&quot;22&quot; alt=&quot;x-office-address-book-symbolic&quot;&gt;&lt;/a&gt;&amp;nbsp; &amp;nbsp; x-office-address-book-symbolic&lt;br&gt;" calcext:value-type="string">
            <text:p>&lt;a href="#"&gt;&lt;img src="https://raw.githubusercontent.com/StorageB/icons/main/GNOME46Adwaita/light/x-office-address-book-symbolic.svg" width="22" alt="x-office-address-book-symbolic"&gt;&lt;/a&gt;&amp;nbsp; &amp;nbsp; x-office-address-book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73] &amp; CHAR(34) &amp;   &#10;&quot; width=&quot; &amp; CHAR(34) &amp; &quot;22&quot; &amp; CHAR(34) &amp; &quot; alt=&quot; &amp; CHAR(34) &amp; [.B373] &amp; CHAR(34) &amp; &quot;&gt;&lt;/a&gt;&quot; &amp;  &#10;&quot;&amp;nbsp; &amp;nbsp; &quot; &amp; [.B373] &amp; &quot;&lt;br&gt;&quot;" office:value-type="string" office:string-value="&lt;a href=&quot;#&quot;&gt;&lt;img src=&quot;https://raw.githubusercontent.com/StorageB/icons/main/GNOME46Adwaita/dark/x-office-address-book-symbolic.svg&quot; width=&quot;22&quot; alt=&quot;x-office-address-book-symbolic&quot;&gt;&lt;/a&gt;&amp;nbsp; &amp;nbsp; x-office-address-book-symbolic&lt;br&gt;" calcext:value-type="string">
            <text:p>&lt;a href="#"&gt;&lt;img src="https://raw.githubusercontent.com/StorageB/icons/main/GNOME46Adwaita/dark/x-office-address-book-symbolic.svg" width="22" alt="x-office-address-book-symbolic"&gt;&lt;/a&gt;&amp;nbsp; &amp;nbsp; x-office-address-book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x-office-calendar-symbolic.svg</text:p>
          </table:table-cell>
          <table:table-cell office:value-type="string" calcext:value-type="string">
            <text:p>x-office-calenda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7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74] &amp; CHAR(34) &amp; &quot;&gt;&quot; &amp; &#10;&quot;&lt;img alt=&quot; &amp; CHAR(34) &amp; [.B37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74] &amp; &quot;&lt;br&gt;&quot;" office:value-type="string" office:string-value="&lt;picture&gt;&lt;source media=&quot;(prefers-color-scheme: dark)&quot; srcset=&quot;https://github.com/StorageB/icons/blob/main/GNOME48Adwaita/light/x-office-calendar-symbolic.svg&quot;&gt;&lt;source media=&quot;(prefers-color-scheme: light)&quot; srcset=&quot;https://github.com/StorageB/icons/blob/main/GNOME48Adwaita/dark/x-office-calendar-symbolic.svg&quot;&gt;&lt;img alt=&quot;x-office-calendar-symbolic&quot; src=&quot;https://user-images.githubusercontent.com/25423296/163456779-a8556205-d0a5-45e2-ac17-42d089e3c3f8.png&quot;&gt;&lt;/picture&gt; &amp;nbsp; &amp;nbsp;x-office-calendar-symbolic&lt;br&gt;" calcext:value-type="string">
            <text:p>&lt;picture&gt;&lt;source media="(prefers-color-scheme: dark)" srcset="https://github.com/StorageB/icons/blob/main/GNOME48Adwaita/light/x-office-calendar-symbolic.svg"&gt;&lt;source media="(prefers-color-scheme: light)" srcset="https://github.com/StorageB/icons/blob/main/GNOME48Adwaita/dark/x-office-calendar-symbolic.svg"&gt;&lt;img alt="x-office-calendar-symbolic" src="https://user-images.githubusercontent.com/25423296/163456779-a8556205-d0a5-45e2-ac17-42d089e3c3f8.png"&gt;&lt;/picture&gt; &amp;nbsp; &amp;nbsp;x-office-calenda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74] &amp; CHAR(34) &amp;  &#10;&quot; width=&quot; &amp; CHAR(34) &amp; &quot;22&quot; &amp; CHAR(34) &amp; &quot; alt=&quot; &amp; CHAR(34) &amp; [.B374] &amp; CHAR(34) &amp; &quot;&gt;&lt;/a&gt;&quot; &amp; &#10;&quot;&amp;nbsp; &amp;nbsp; &quot; &amp; [.B374] &amp; &quot;&lt;br&gt;&quot;" office:value-type="string" office:string-value="&lt;a href=&quot;#&quot;&gt;&lt;img src=&quot;https://raw.githubusercontent.com/StorageB/icons/main/GNOME46Adwaita/light/x-office-calendar-symbolic.svg&quot; width=&quot;22&quot; alt=&quot;x-office-calendar-symbolic&quot;&gt;&lt;/a&gt;&amp;nbsp; &amp;nbsp; x-office-calendar-symbolic&lt;br&gt;" calcext:value-type="string">
            <text:p>&lt;a href="#"&gt;&lt;img src="https://raw.githubusercontent.com/StorageB/icons/main/GNOME46Adwaita/light/x-office-calendar-symbolic.svg" width="22" alt="x-office-calendar-symbolic"&gt;&lt;/a&gt;&amp;nbsp; &amp;nbsp; x-office-calenda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74] &amp; CHAR(34) &amp;   &#10;&quot; width=&quot; &amp; CHAR(34) &amp; &quot;22&quot; &amp; CHAR(34) &amp; &quot; alt=&quot; &amp; CHAR(34) &amp; [.B374] &amp; CHAR(34) &amp; &quot;&gt;&lt;/a&gt;&quot; &amp;  &#10;&quot;&amp;nbsp; &amp;nbsp; &quot; &amp; [.B374] &amp; &quot;&lt;br&gt;&quot;" office:value-type="string" office:string-value="&lt;a href=&quot;#&quot;&gt;&lt;img src=&quot;https://raw.githubusercontent.com/StorageB/icons/main/GNOME46Adwaita/dark/x-office-calendar-symbolic.svg&quot; width=&quot;22&quot; alt=&quot;x-office-calendar-symbolic&quot;&gt;&lt;/a&gt;&amp;nbsp; &amp;nbsp; x-office-calendar-symbolic&lt;br&gt;" calcext:value-type="string">
            <text:p>&lt;a href="#"&gt;&lt;img src="https://raw.githubusercontent.com/StorageB/icons/main/GNOME46Adwaita/dark/x-office-calendar-symbolic.svg" width="22" alt="x-office-calendar-symbolic"&gt;&lt;/a&gt;&amp;nbsp; &amp;nbsp; x-office-calenda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x-office-document-symbolic.svg</text:p>
          </table:table-cell>
          <table:table-cell office:value-type="string" calcext:value-type="string">
            <text:p>x-office-docume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7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75] &amp; CHAR(34) &amp; &quot;&gt;&quot; &amp; &#10;&quot;&lt;img alt=&quot; &amp; CHAR(34) &amp; [.B37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75] &amp; &quot;&lt;br&gt;&quot;" office:value-type="string" office:string-value="&lt;picture&gt;&lt;source media=&quot;(prefers-color-scheme: dark)&quot; srcset=&quot;https://github.com/StorageB/icons/blob/main/GNOME48Adwaita/light/x-office-document-symbolic.svg&quot;&gt;&lt;source media=&quot;(prefers-color-scheme: light)&quot; srcset=&quot;https://github.com/StorageB/icons/blob/main/GNOME48Adwaita/dark/x-office-document-symbolic.svg&quot;&gt;&lt;img alt=&quot;x-office-document-symbolic&quot; src=&quot;https://user-images.githubusercontent.com/25423296/163456779-a8556205-d0a5-45e2-ac17-42d089e3c3f8.png&quot;&gt;&lt;/picture&gt; &amp;nbsp; &amp;nbsp;x-office-document-symbolic&lt;br&gt;" calcext:value-type="string">
            <text:p>&lt;picture&gt;&lt;source media="(prefers-color-scheme: dark)" srcset="https://github.com/StorageB/icons/blob/main/GNOME48Adwaita/light/x-office-document-symbolic.svg"&gt;&lt;source media="(prefers-color-scheme: light)" srcset="https://github.com/StorageB/icons/blob/main/GNOME48Adwaita/dark/x-office-document-symbolic.svg"&gt;&lt;img alt="x-office-document-symbolic" src="https://user-images.githubusercontent.com/25423296/163456779-a8556205-d0a5-45e2-ac17-42d089e3c3f8.png"&gt;&lt;/picture&gt; &amp;nbsp; &amp;nbsp;x-office-documen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75] &amp; CHAR(34) &amp;  &#10;&quot; width=&quot; &amp; CHAR(34) &amp; &quot;22&quot; &amp; CHAR(34) &amp; &quot; alt=&quot; &amp; CHAR(34) &amp; [.B375] &amp; CHAR(34) &amp; &quot;&gt;&lt;/a&gt;&quot; &amp; &#10;&quot;&amp;nbsp; &amp;nbsp; &quot; &amp; [.B375] &amp; &quot;&lt;br&gt;&quot;" office:value-type="string" office:string-value="&lt;a href=&quot;#&quot;&gt;&lt;img src=&quot;https://raw.githubusercontent.com/StorageB/icons/main/GNOME46Adwaita/light/x-office-document-symbolic.svg&quot; width=&quot;22&quot; alt=&quot;x-office-document-symbolic&quot;&gt;&lt;/a&gt;&amp;nbsp; &amp;nbsp; x-office-document-symbolic&lt;br&gt;" calcext:value-type="string">
            <text:p>&lt;a href="#"&gt;&lt;img src="https://raw.githubusercontent.com/StorageB/icons/main/GNOME46Adwaita/light/x-office-document-symbolic.svg" width="22" alt="x-office-document-symbolic"&gt;&lt;/a&gt;&amp;nbsp; &amp;nbsp; x-office-documen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75] &amp; CHAR(34) &amp;   &#10;&quot; width=&quot; &amp; CHAR(34) &amp; &quot;22&quot; &amp; CHAR(34) &amp; &quot; alt=&quot; &amp; CHAR(34) &amp; [.B375] &amp; CHAR(34) &amp; &quot;&gt;&lt;/a&gt;&quot; &amp;  &#10;&quot;&amp;nbsp; &amp;nbsp; &quot; &amp; [.B375] &amp; &quot;&lt;br&gt;&quot;" office:value-type="string" office:string-value="&lt;a href=&quot;#&quot;&gt;&lt;img src=&quot;https://raw.githubusercontent.com/StorageB/icons/main/GNOME46Adwaita/dark/x-office-document-symbolic.svg&quot; width=&quot;22&quot; alt=&quot;x-office-document-symbolic&quot;&gt;&lt;/a&gt;&amp;nbsp; &amp;nbsp; x-office-document-symbolic&lt;br&gt;" calcext:value-type="string">
            <text:p>&lt;a href="#"&gt;&lt;img src="https://raw.githubusercontent.com/StorageB/icons/main/GNOME46Adwaita/dark/x-office-document-symbolic.svg" width="22" alt="x-office-document-symbolic"&gt;&lt;/a&gt;&amp;nbsp; &amp;nbsp; x-office-documen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x-office-drawing-symbolic.svg</text:p>
          </table:table-cell>
          <table:table-cell office:value-type="string" calcext:value-type="string">
            <text:p>x-office-draw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7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76] &amp; CHAR(34) &amp; &quot;&gt;&quot; &amp; &#10;&quot;&lt;img alt=&quot; &amp; CHAR(34) &amp; [.B37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76] &amp; &quot;&lt;br&gt;&quot;" office:value-type="string" office:string-value="&lt;picture&gt;&lt;source media=&quot;(prefers-color-scheme: dark)&quot; srcset=&quot;https://github.com/StorageB/icons/blob/main/GNOME48Adwaita/light/x-office-drawing-symbolic.svg&quot;&gt;&lt;source media=&quot;(prefers-color-scheme: light)&quot; srcset=&quot;https://github.com/StorageB/icons/blob/main/GNOME48Adwaita/dark/x-office-drawing-symbolic.svg&quot;&gt;&lt;img alt=&quot;x-office-drawing-symbolic&quot; src=&quot;https://user-images.githubusercontent.com/25423296/163456779-a8556205-d0a5-45e2-ac17-42d089e3c3f8.png&quot;&gt;&lt;/picture&gt; &amp;nbsp; &amp;nbsp;x-office-drawing-symbolic&lt;br&gt;" calcext:value-type="string">
            <text:p>&lt;picture&gt;&lt;source media="(prefers-color-scheme: dark)" srcset="https://github.com/StorageB/icons/blob/main/GNOME48Adwaita/light/x-office-drawing-symbolic.svg"&gt;&lt;source media="(prefers-color-scheme: light)" srcset="https://github.com/StorageB/icons/blob/main/GNOME48Adwaita/dark/x-office-drawing-symbolic.svg"&gt;&lt;img alt="x-office-drawing-symbolic" src="https://user-images.githubusercontent.com/25423296/163456779-a8556205-d0a5-45e2-ac17-42d089e3c3f8.png"&gt;&lt;/picture&gt; &amp;nbsp; &amp;nbsp;x-office-draw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76] &amp; CHAR(34) &amp;  &#10;&quot; width=&quot; &amp; CHAR(34) &amp; &quot;22&quot; &amp; CHAR(34) &amp; &quot; alt=&quot; &amp; CHAR(34) &amp; [.B376] &amp; CHAR(34) &amp; &quot;&gt;&lt;/a&gt;&quot; &amp; &#10;&quot;&amp;nbsp; &amp;nbsp; &quot; &amp; [.B376] &amp; &quot;&lt;br&gt;&quot;" office:value-type="string" office:string-value="&lt;a href=&quot;#&quot;&gt;&lt;img src=&quot;https://raw.githubusercontent.com/StorageB/icons/main/GNOME46Adwaita/light/x-office-drawing-symbolic.svg&quot; width=&quot;22&quot; alt=&quot;x-office-drawing-symbolic&quot;&gt;&lt;/a&gt;&amp;nbsp; &amp;nbsp; x-office-drawing-symbolic&lt;br&gt;" calcext:value-type="string">
            <text:p>&lt;a href="#"&gt;&lt;img src="https://raw.githubusercontent.com/StorageB/icons/main/GNOME46Adwaita/light/x-office-drawing-symbolic.svg" width="22" alt="x-office-drawing-symbolic"&gt;&lt;/a&gt;&amp;nbsp; &amp;nbsp; x-office-draw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76] &amp; CHAR(34) &amp;   &#10;&quot; width=&quot; &amp; CHAR(34) &amp; &quot;22&quot; &amp; CHAR(34) &amp; &quot; alt=&quot; &amp; CHAR(34) &amp; [.B376] &amp; CHAR(34) &amp; &quot;&gt;&lt;/a&gt;&quot; &amp;  &#10;&quot;&amp;nbsp; &amp;nbsp; &quot; &amp; [.B376] &amp; &quot;&lt;br&gt;&quot;" office:value-type="string" office:string-value="&lt;a href=&quot;#&quot;&gt;&lt;img src=&quot;https://raw.githubusercontent.com/StorageB/icons/main/GNOME46Adwaita/dark/x-office-drawing-symbolic.svg&quot; width=&quot;22&quot; alt=&quot;x-office-drawing-symbolic&quot;&gt;&lt;/a&gt;&amp;nbsp; &amp;nbsp; x-office-drawing-symbolic&lt;br&gt;" calcext:value-type="string">
            <text:p>&lt;a href="#"&gt;&lt;img src="https://raw.githubusercontent.com/StorageB/icons/main/GNOME46Adwaita/dark/x-office-drawing-symbolic.svg" width="22" alt="x-office-drawing-symbolic"&gt;&lt;/a&gt;&amp;nbsp; &amp;nbsp; x-office-draw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x-office-presentation-symbolic.svg</text:p>
          </table:table-cell>
          <table:table-cell office:value-type="string" calcext:value-type="string">
            <text:p>x-office-presentatio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7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77] &amp; CHAR(34) &amp; &quot;&gt;&quot; &amp; &#10;&quot;&lt;img alt=&quot; &amp; CHAR(34) &amp; [.B37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77] &amp; &quot;&lt;br&gt;&quot;" office:value-type="string" office:string-value="&lt;picture&gt;&lt;source media=&quot;(prefers-color-scheme: dark)&quot; srcset=&quot;https://github.com/StorageB/icons/blob/main/GNOME48Adwaita/light/x-office-presentation-symbolic.svg&quot;&gt;&lt;source media=&quot;(prefers-color-scheme: light)&quot; srcset=&quot;https://github.com/StorageB/icons/blob/main/GNOME48Adwaita/dark/x-office-presentation-symbolic.svg&quot;&gt;&lt;img alt=&quot;x-office-presentation-symbolic&quot; src=&quot;https://user-images.githubusercontent.com/25423296/163456779-a8556205-d0a5-45e2-ac17-42d089e3c3f8.png&quot;&gt;&lt;/picture&gt; &amp;nbsp; &amp;nbsp;x-office-presentation-symbolic&lt;br&gt;" calcext:value-type="string">
            <text:p>&lt;picture&gt;&lt;source media="(prefers-color-scheme: dark)" srcset="https://github.com/StorageB/icons/blob/main/GNOME48Adwaita/light/x-office-presentation-symbolic.svg"&gt;&lt;source media="(prefers-color-scheme: light)" srcset="https://github.com/StorageB/icons/blob/main/GNOME48Adwaita/dark/x-office-presentation-symbolic.svg"&gt;&lt;img alt="x-office-presentation-symbolic" src="https://user-images.githubusercontent.com/25423296/163456779-a8556205-d0a5-45e2-ac17-42d089e3c3f8.png"&gt;&lt;/picture&gt; &amp;nbsp; &amp;nbsp;x-office-presentation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77] &amp; CHAR(34) &amp;  &#10;&quot; width=&quot; &amp; CHAR(34) &amp; &quot;22&quot; &amp; CHAR(34) &amp; &quot; alt=&quot; &amp; CHAR(34) &amp; [.B377] &amp; CHAR(34) &amp; &quot;&gt;&lt;/a&gt;&quot; &amp; &#10;&quot;&amp;nbsp; &amp;nbsp; &quot; &amp; [.B377] &amp; &quot;&lt;br&gt;&quot;" office:value-type="string" office:string-value="&lt;a href=&quot;#&quot;&gt;&lt;img src=&quot;https://raw.githubusercontent.com/StorageB/icons/main/GNOME46Adwaita/light/x-office-presentation-symbolic.svg&quot; width=&quot;22&quot; alt=&quot;x-office-presentation-symbolic&quot;&gt;&lt;/a&gt;&amp;nbsp; &amp;nbsp; x-office-presentation-symbolic&lt;br&gt;" calcext:value-type="string">
            <text:p>&lt;a href="#"&gt;&lt;img src="https://raw.githubusercontent.com/StorageB/icons/main/GNOME46Adwaita/light/x-office-presentation-symbolic.svg" width="22" alt="x-office-presentation-symbolic"&gt;&lt;/a&gt;&amp;nbsp; &amp;nbsp; x-office-presentation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77] &amp; CHAR(34) &amp;   &#10;&quot; width=&quot; &amp; CHAR(34) &amp; &quot;22&quot; &amp; CHAR(34) &amp; &quot; alt=&quot; &amp; CHAR(34) &amp; [.B377] &amp; CHAR(34) &amp; &quot;&gt;&lt;/a&gt;&quot; &amp;  &#10;&quot;&amp;nbsp; &amp;nbsp; &quot; &amp; [.B377] &amp; &quot;&lt;br&gt;&quot;" office:value-type="string" office:string-value="&lt;a href=&quot;#&quot;&gt;&lt;img src=&quot;https://raw.githubusercontent.com/StorageB/icons/main/GNOME46Adwaita/dark/x-office-presentation-symbolic.svg&quot; width=&quot;22&quot; alt=&quot;x-office-presentation-symbolic&quot;&gt;&lt;/a&gt;&amp;nbsp; &amp;nbsp; x-office-presentation-symbolic&lt;br&gt;" calcext:value-type="string">
            <text:p>&lt;a href="#"&gt;&lt;img src="https://raw.githubusercontent.com/StorageB/icons/main/GNOME46Adwaita/dark/x-office-presentation-symbolic.svg" width="22" alt="x-office-presentation-symbolic"&gt;&lt;/a&gt;&amp;nbsp; &amp;nbsp; x-office-presentation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x-office-spreadsheet-symbolic.svg</text:p>
          </table:table-cell>
          <table:table-cell office:value-type="string" calcext:value-type="string">
            <text:p>x-office-spreadshee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7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78] &amp; CHAR(34) &amp; &quot;&gt;&quot; &amp; &#10;&quot;&lt;img alt=&quot; &amp; CHAR(34) &amp; [.B37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78] &amp; &quot;&lt;br&gt;&quot;" office:value-type="string" office:string-value="&lt;picture&gt;&lt;source media=&quot;(prefers-color-scheme: dark)&quot; srcset=&quot;https://github.com/StorageB/icons/blob/main/GNOME48Adwaita/light/x-office-spreadsheet-symbolic.svg&quot;&gt;&lt;source media=&quot;(prefers-color-scheme: light)&quot; srcset=&quot;https://github.com/StorageB/icons/blob/main/GNOME48Adwaita/dark/x-office-spreadsheet-symbolic.svg&quot;&gt;&lt;img alt=&quot;x-office-spreadsheet-symbolic&quot; src=&quot;https://user-images.githubusercontent.com/25423296/163456779-a8556205-d0a5-45e2-ac17-42d089e3c3f8.png&quot;&gt;&lt;/picture&gt; &amp;nbsp; &amp;nbsp;x-office-spreadsheet-symbolic&lt;br&gt;" calcext:value-type="string">
            <text:p>&lt;picture&gt;&lt;source media="(prefers-color-scheme: dark)" srcset="https://github.com/StorageB/icons/blob/main/GNOME48Adwaita/light/x-office-spreadsheet-symbolic.svg"&gt;&lt;source media="(prefers-color-scheme: light)" srcset="https://github.com/StorageB/icons/blob/main/GNOME48Adwaita/dark/x-office-spreadsheet-symbolic.svg"&gt;&lt;img alt="x-office-spreadsheet-symbolic" src="https://user-images.githubusercontent.com/25423296/163456779-a8556205-d0a5-45e2-ac17-42d089e3c3f8.png"&gt;&lt;/picture&gt; &amp;nbsp; &amp;nbsp;x-office-spreadshee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78] &amp; CHAR(34) &amp;  &#10;&quot; width=&quot; &amp; CHAR(34) &amp; &quot;22&quot; &amp; CHAR(34) &amp; &quot; alt=&quot; &amp; CHAR(34) &amp; [.B378] &amp; CHAR(34) &amp; &quot;&gt;&lt;/a&gt;&quot; &amp; &#10;&quot;&amp;nbsp; &amp;nbsp; &quot; &amp; [.B378] &amp; &quot;&lt;br&gt;&quot;" office:value-type="string" office:string-value="&lt;a href=&quot;#&quot;&gt;&lt;img src=&quot;https://raw.githubusercontent.com/StorageB/icons/main/GNOME46Adwaita/light/x-office-spreadsheet-symbolic.svg&quot; width=&quot;22&quot; alt=&quot;x-office-spreadsheet-symbolic&quot;&gt;&lt;/a&gt;&amp;nbsp; &amp;nbsp; x-office-spreadsheet-symbolic&lt;br&gt;" calcext:value-type="string">
            <text:p>&lt;a href="#"&gt;&lt;img src="https://raw.githubusercontent.com/StorageB/icons/main/GNOME46Adwaita/light/x-office-spreadsheet-symbolic.svg" width="22" alt="x-office-spreadsheet-symbolic"&gt;&lt;/a&gt;&amp;nbsp; &amp;nbsp; x-office-spreadshee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78] &amp; CHAR(34) &amp;   &#10;&quot; width=&quot; &amp; CHAR(34) &amp; &quot;22&quot; &amp; CHAR(34) &amp; &quot; alt=&quot; &amp; CHAR(34) &amp; [.B378] &amp; CHAR(34) &amp; &quot;&gt;&lt;/a&gt;&quot; &amp;  &#10;&quot;&amp;nbsp; &amp;nbsp; &quot; &amp; [.B378] &amp; &quot;&lt;br&gt;&quot;" office:value-type="string" office:string-value="&lt;a href=&quot;#&quot;&gt;&lt;img src=&quot;https://raw.githubusercontent.com/StorageB/icons/main/GNOME46Adwaita/dark/x-office-spreadsheet-symbolic.svg&quot; width=&quot;22&quot; alt=&quot;x-office-spreadsheet-symbolic&quot;&gt;&lt;/a&gt;&amp;nbsp; &amp;nbsp; x-office-spreadsheet-symbolic&lt;br&gt;" calcext:value-type="string">
            <text:p>&lt;a href="#"&gt;&lt;img src="https://raw.githubusercontent.com/StorageB/icons/main/GNOME46Adwaita/dark/x-office-spreadsheet-symbolic.svg" width="22" alt="x-office-spreadsheet-symbolic"&gt;&lt;/a&gt;&amp;nbsp; &amp;nbsp; x-office-spreadsheet-symbolic&lt;br&gt;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 office:value-type="string" calcext:value-type="string">
            <text:p>./places:</text:p>
          </table:table-cell>
          <table:table-cell table:formula="of:=&quot;## &quot; &amp; MID([.$B380];3;FIND(&quot;:&quot;;[.$B380];1)-3) &amp; &quot; &lt;br&gt;&quot;" office:value-type="string" office:string-value="## places &lt;br&gt;" calcext:value-type="string">
            <text:p>## places &lt;br&gt;</text:p>
          </table:table-cell>
          <table:table-cell table:style-name="Default" table:formula="of:=&quot;## &quot; &amp; MID([.$B380];3;FIND(&quot;:&quot;;[.$B380];1)-3) &amp; &quot; &lt;br&gt;&quot;" office:value-type="string" office:string-value="## places &lt;br&gt;" calcext:value-type="string">
            <text:p>## places &lt;br&gt;</text:p>
          </table:table-cell>
          <table:table-cell table:style-name="Default" table:formula="of:=&quot;## &quot; &amp; MID([.$B380];3;FIND(&quot;:&quot;;[.$B380];1)-3) &amp; &quot; &lt;br&gt;&quot;" office:value-type="string" office:string-value="## places &lt;br&gt;" calcext:value-type="string">
            <text:p>## places 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lder-documents-symbolic.svg</text:p>
          </table:table-cell>
          <table:table-cell office:value-type="string" calcext:value-type="string">
            <text:p>folder-document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8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81] &amp; CHAR(34) &amp; &quot;&gt;&quot; &amp; &#10;&quot;&lt;img alt=&quot; &amp; CHAR(34) &amp; [.B38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81] &amp; &quot;&lt;br&gt;&quot;" office:value-type="string" office:string-value="&lt;picture&gt;&lt;source media=&quot;(prefers-color-scheme: dark)&quot; srcset=&quot;https://github.com/StorageB/icons/blob/main/GNOME48Adwaita/light/folder-documents-symbolic.svg&quot;&gt;&lt;source media=&quot;(prefers-color-scheme: light)&quot; srcset=&quot;https://github.com/StorageB/icons/blob/main/GNOME48Adwaita/dark/folder-documents-symbolic.svg&quot;&gt;&lt;img alt=&quot;folder-documents-symbolic&quot; src=&quot;https://user-images.githubusercontent.com/25423296/163456779-a8556205-d0a5-45e2-ac17-42d089e3c3f8.png&quot;&gt;&lt;/picture&gt; &amp;nbsp; &amp;nbsp;folder-documents-symbolic&lt;br&gt;" calcext:value-type="string">
            <text:p>&lt;picture&gt;&lt;source media="(prefers-color-scheme: dark)" srcset="https://github.com/StorageB/icons/blob/main/GNOME48Adwaita/light/folder-documents-symbolic.svg"&gt;&lt;source media="(prefers-color-scheme: light)" srcset="https://github.com/StorageB/icons/blob/main/GNOME48Adwaita/dark/folder-documents-symbolic.svg"&gt;&lt;img alt="folder-documents-symbolic" src="https://user-images.githubusercontent.com/25423296/163456779-a8556205-d0a5-45e2-ac17-42d089e3c3f8.png"&gt;&lt;/picture&gt; &amp;nbsp; &amp;nbsp;folder-document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81] &amp; CHAR(34) &amp;  &#10;&quot; width=&quot; &amp; CHAR(34) &amp; &quot;22&quot; &amp; CHAR(34) &amp; &quot; alt=&quot; &amp; CHAR(34) &amp; [.B381] &amp; CHAR(34) &amp; &quot;&gt;&lt;/a&gt;&quot; &amp; &#10;&quot;&amp;nbsp; &amp;nbsp; &quot; &amp; [.B381] &amp; &quot;&lt;br&gt;&quot;" office:value-type="string" office:string-value="&lt;a href=&quot;#&quot;&gt;&lt;img src=&quot;https://raw.githubusercontent.com/StorageB/icons/main/GNOME46Adwaita/light/folder-documents-symbolic.svg&quot; width=&quot;22&quot; alt=&quot;folder-documents-symbolic&quot;&gt;&lt;/a&gt;&amp;nbsp; &amp;nbsp; folder-documents-symbolic&lt;br&gt;" calcext:value-type="string">
            <text:p>&lt;a href="#"&gt;&lt;img src="https://raw.githubusercontent.com/StorageB/icons/main/GNOME46Adwaita/light/folder-documents-symbolic.svg" width="22" alt="folder-documents-symbolic"&gt;&lt;/a&gt;&amp;nbsp; &amp;nbsp; folder-document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81] &amp; CHAR(34) &amp;   &#10;&quot; width=&quot; &amp; CHAR(34) &amp; &quot;22&quot; &amp; CHAR(34) &amp; &quot; alt=&quot; &amp; CHAR(34) &amp; [.B381] &amp; CHAR(34) &amp; &quot;&gt;&lt;/a&gt;&quot; &amp;  &#10;&quot;&amp;nbsp; &amp;nbsp; &quot; &amp; [.B381] &amp; &quot;&lt;br&gt;&quot;" office:value-type="string" office:string-value="&lt;a href=&quot;#&quot;&gt;&lt;img src=&quot;https://raw.githubusercontent.com/StorageB/icons/main/GNOME46Adwaita/dark/folder-documents-symbolic.svg&quot; width=&quot;22&quot; alt=&quot;folder-documents-symbolic&quot;&gt;&lt;/a&gt;&amp;nbsp; &amp;nbsp; folder-documents-symbolic&lt;br&gt;" calcext:value-type="string">
            <text:p>&lt;a href="#"&gt;&lt;img src="https://raw.githubusercontent.com/StorageB/icons/main/GNOME46Adwaita/dark/folder-documents-symbolic.svg" width="22" alt="folder-documents-symbolic"&gt;&lt;/a&gt;&amp;nbsp; &amp;nbsp; folder-document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lder-download-symbolic.svg</text:p>
          </table:table-cell>
          <table:table-cell office:value-type="string" calcext:value-type="string">
            <text:p>folder-downloa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8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82] &amp; CHAR(34) &amp; &quot;&gt;&quot; &amp; &#10;&quot;&lt;img alt=&quot; &amp; CHAR(34) &amp; [.B38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82] &amp; &quot;&lt;br&gt;&quot;" office:value-type="string" office:string-value="&lt;picture&gt;&lt;source media=&quot;(prefers-color-scheme: dark)&quot; srcset=&quot;https://github.com/StorageB/icons/blob/main/GNOME48Adwaita/light/folder-download-symbolic.svg&quot;&gt;&lt;source media=&quot;(prefers-color-scheme: light)&quot; srcset=&quot;https://github.com/StorageB/icons/blob/main/GNOME48Adwaita/dark/folder-download-symbolic.svg&quot;&gt;&lt;img alt=&quot;folder-download-symbolic&quot; src=&quot;https://user-images.githubusercontent.com/25423296/163456779-a8556205-d0a5-45e2-ac17-42d089e3c3f8.png&quot;&gt;&lt;/picture&gt; &amp;nbsp; &amp;nbsp;folder-download-symbolic&lt;br&gt;" calcext:value-type="string">
            <text:p>&lt;picture&gt;&lt;source media="(prefers-color-scheme: dark)" srcset="https://github.com/StorageB/icons/blob/main/GNOME48Adwaita/light/folder-download-symbolic.svg"&gt;&lt;source media="(prefers-color-scheme: light)" srcset="https://github.com/StorageB/icons/blob/main/GNOME48Adwaita/dark/folder-download-symbolic.svg"&gt;&lt;img alt="folder-download-symbolic" src="https://user-images.githubusercontent.com/25423296/163456779-a8556205-d0a5-45e2-ac17-42d089e3c3f8.png"&gt;&lt;/picture&gt; &amp;nbsp; &amp;nbsp;folder-downloa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82] &amp; CHAR(34) &amp;  &#10;&quot; width=&quot; &amp; CHAR(34) &amp; &quot;22&quot; &amp; CHAR(34) &amp; &quot; alt=&quot; &amp; CHAR(34) &amp; [.B382] &amp; CHAR(34) &amp; &quot;&gt;&lt;/a&gt;&quot; &amp; &#10;&quot;&amp;nbsp; &amp;nbsp; &quot; &amp; [.B382] &amp; &quot;&lt;br&gt;&quot;" office:value-type="string" office:string-value="&lt;a href=&quot;#&quot;&gt;&lt;img src=&quot;https://raw.githubusercontent.com/StorageB/icons/main/GNOME46Adwaita/light/folder-download-symbolic.svg&quot; width=&quot;22&quot; alt=&quot;folder-download-symbolic&quot;&gt;&lt;/a&gt;&amp;nbsp; &amp;nbsp; folder-download-symbolic&lt;br&gt;" calcext:value-type="string">
            <text:p>&lt;a href="#"&gt;&lt;img src="https://raw.githubusercontent.com/StorageB/icons/main/GNOME46Adwaita/light/folder-download-symbolic.svg" width="22" alt="folder-download-symbolic"&gt;&lt;/a&gt;&amp;nbsp; &amp;nbsp; folder-downloa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82] &amp; CHAR(34) &amp;   &#10;&quot; width=&quot; &amp; CHAR(34) &amp; &quot;22&quot; &amp; CHAR(34) &amp; &quot; alt=&quot; &amp; CHAR(34) &amp; [.B382] &amp; CHAR(34) &amp; &quot;&gt;&lt;/a&gt;&quot; &amp;  &#10;&quot;&amp;nbsp; &amp;nbsp; &quot; &amp; [.B382] &amp; &quot;&lt;br&gt;&quot;" office:value-type="string" office:string-value="&lt;a href=&quot;#&quot;&gt;&lt;img src=&quot;https://raw.githubusercontent.com/StorageB/icons/main/GNOME46Adwaita/dark/folder-download-symbolic.svg&quot; width=&quot;22&quot; alt=&quot;folder-download-symbolic&quot;&gt;&lt;/a&gt;&amp;nbsp; &amp;nbsp; folder-download-symbolic&lt;br&gt;" calcext:value-type="string">
            <text:p>&lt;a href="#"&gt;&lt;img src="https://raw.githubusercontent.com/StorageB/icons/main/GNOME46Adwaita/dark/folder-download-symbolic.svg" width="22" alt="folder-download-symbolic"&gt;&lt;/a&gt;&amp;nbsp; &amp;nbsp; folder-downloa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lder-drag-accept-symbolic.svg</text:p>
          </table:table-cell>
          <table:table-cell office:value-type="string" calcext:value-type="string">
            <text:p>folder-drag-accep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8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83] &amp; CHAR(34) &amp; &quot;&gt;&quot; &amp; &#10;&quot;&lt;img alt=&quot; &amp; CHAR(34) &amp; [.B38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83] &amp; &quot;&lt;br&gt;&quot;" office:value-type="string" office:string-value="&lt;picture&gt;&lt;source media=&quot;(prefers-color-scheme: dark)&quot; srcset=&quot;https://github.com/StorageB/icons/blob/main/GNOME48Adwaita/light/folder-drag-accept-symbolic.svg&quot;&gt;&lt;source media=&quot;(prefers-color-scheme: light)&quot; srcset=&quot;https://github.com/StorageB/icons/blob/main/GNOME48Adwaita/dark/folder-drag-accept-symbolic.svg&quot;&gt;&lt;img alt=&quot;folder-drag-accept-symbolic&quot; src=&quot;https://user-images.githubusercontent.com/25423296/163456779-a8556205-d0a5-45e2-ac17-42d089e3c3f8.png&quot;&gt;&lt;/picture&gt; &amp;nbsp; &amp;nbsp;folder-drag-accept-symbolic&lt;br&gt;" calcext:value-type="string">
            <text:p>&lt;picture&gt;&lt;source media="(prefers-color-scheme: dark)" srcset="https://github.com/StorageB/icons/blob/main/GNOME48Adwaita/light/folder-drag-accept-symbolic.svg"&gt;&lt;source media="(prefers-color-scheme: light)" srcset="https://github.com/StorageB/icons/blob/main/GNOME48Adwaita/dark/folder-drag-accept-symbolic.svg"&gt;&lt;img alt="folder-drag-accept-symbolic" src="https://user-images.githubusercontent.com/25423296/163456779-a8556205-d0a5-45e2-ac17-42d089e3c3f8.png"&gt;&lt;/picture&gt; &amp;nbsp; &amp;nbsp;folder-drag-accep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83] &amp; CHAR(34) &amp;  &#10;&quot; width=&quot; &amp; CHAR(34) &amp; &quot;22&quot; &amp; CHAR(34) &amp; &quot; alt=&quot; &amp; CHAR(34) &amp; [.B383] &amp; CHAR(34) &amp; &quot;&gt;&lt;/a&gt;&quot; &amp; &#10;&quot;&amp;nbsp; &amp;nbsp; &quot; &amp; [.B383] &amp; &quot;&lt;br&gt;&quot;" office:value-type="string" office:string-value="&lt;a href=&quot;#&quot;&gt;&lt;img src=&quot;https://raw.githubusercontent.com/StorageB/icons/main/GNOME46Adwaita/light/folder-drag-accept-symbolic.svg&quot; width=&quot;22&quot; alt=&quot;folder-drag-accept-symbolic&quot;&gt;&lt;/a&gt;&amp;nbsp; &amp;nbsp; folder-drag-accept-symbolic&lt;br&gt;" calcext:value-type="string">
            <text:p>&lt;a href="#"&gt;&lt;img src="https://raw.githubusercontent.com/StorageB/icons/main/GNOME46Adwaita/light/folder-drag-accept-symbolic.svg" width="22" alt="folder-drag-accept-symbolic"&gt;&lt;/a&gt;&amp;nbsp; &amp;nbsp; folder-drag-accep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83] &amp; CHAR(34) &amp;   &#10;&quot; width=&quot; &amp; CHAR(34) &amp; &quot;22&quot; &amp; CHAR(34) &amp; &quot; alt=&quot; &amp; CHAR(34) &amp; [.B383] &amp; CHAR(34) &amp; &quot;&gt;&lt;/a&gt;&quot; &amp;  &#10;&quot;&amp;nbsp; &amp;nbsp; &quot; &amp; [.B383] &amp; &quot;&lt;br&gt;&quot;" office:value-type="string" office:string-value="&lt;a href=&quot;#&quot;&gt;&lt;img src=&quot;https://raw.githubusercontent.com/StorageB/icons/main/GNOME46Adwaita/dark/folder-drag-accept-symbolic.svg&quot; width=&quot;22&quot; alt=&quot;folder-drag-accept-symbolic&quot;&gt;&lt;/a&gt;&amp;nbsp; &amp;nbsp; folder-drag-accept-symbolic&lt;br&gt;" calcext:value-type="string">
            <text:p>&lt;a href="#"&gt;&lt;img src="https://raw.githubusercontent.com/StorageB/icons/main/GNOME46Adwaita/dark/folder-drag-accept-symbolic.svg" width="22" alt="folder-drag-accept-symbolic"&gt;&lt;/a&gt;&amp;nbsp; &amp;nbsp; folder-drag-accep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lder-music-symbolic.svg</text:p>
          </table:table-cell>
          <table:table-cell office:value-type="string" calcext:value-type="string">
            <text:p>folder-music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8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84] &amp; CHAR(34) &amp; &quot;&gt;&quot; &amp; &#10;&quot;&lt;img alt=&quot; &amp; CHAR(34) &amp; [.B38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84] &amp; &quot;&lt;br&gt;&quot;" office:value-type="string" office:string-value="&lt;picture&gt;&lt;source media=&quot;(prefers-color-scheme: dark)&quot; srcset=&quot;https://github.com/StorageB/icons/blob/main/GNOME48Adwaita/light/folder-music-symbolic.svg&quot;&gt;&lt;source media=&quot;(prefers-color-scheme: light)&quot; srcset=&quot;https://github.com/StorageB/icons/blob/main/GNOME48Adwaita/dark/folder-music-symbolic.svg&quot;&gt;&lt;img alt=&quot;folder-music-symbolic&quot; src=&quot;https://user-images.githubusercontent.com/25423296/163456779-a8556205-d0a5-45e2-ac17-42d089e3c3f8.png&quot;&gt;&lt;/picture&gt; &amp;nbsp; &amp;nbsp;folder-music-symbolic&lt;br&gt;" calcext:value-type="string">
            <text:p>&lt;picture&gt;&lt;source media="(prefers-color-scheme: dark)" srcset="https://github.com/StorageB/icons/blob/main/GNOME48Adwaita/light/folder-music-symbolic.svg"&gt;&lt;source media="(prefers-color-scheme: light)" srcset="https://github.com/StorageB/icons/blob/main/GNOME48Adwaita/dark/folder-music-symbolic.svg"&gt;&lt;img alt="folder-music-symbolic" src="https://user-images.githubusercontent.com/25423296/163456779-a8556205-d0a5-45e2-ac17-42d089e3c3f8.png"&gt;&lt;/picture&gt; &amp;nbsp; &amp;nbsp;folder-music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84] &amp; CHAR(34) &amp;  &#10;&quot; width=&quot; &amp; CHAR(34) &amp; &quot;22&quot; &amp; CHAR(34) &amp; &quot; alt=&quot; &amp; CHAR(34) &amp; [.B384] &amp; CHAR(34) &amp; &quot;&gt;&lt;/a&gt;&quot; &amp; &#10;&quot;&amp;nbsp; &amp;nbsp; &quot; &amp; [.B384] &amp; &quot;&lt;br&gt;&quot;" office:value-type="string" office:string-value="&lt;a href=&quot;#&quot;&gt;&lt;img src=&quot;https://raw.githubusercontent.com/StorageB/icons/main/GNOME46Adwaita/light/folder-music-symbolic.svg&quot; width=&quot;22&quot; alt=&quot;folder-music-symbolic&quot;&gt;&lt;/a&gt;&amp;nbsp; &amp;nbsp; folder-music-symbolic&lt;br&gt;" calcext:value-type="string">
            <text:p>&lt;a href="#"&gt;&lt;img src="https://raw.githubusercontent.com/StorageB/icons/main/GNOME46Adwaita/light/folder-music-symbolic.svg" width="22" alt="folder-music-symbolic"&gt;&lt;/a&gt;&amp;nbsp; &amp;nbsp; folder-music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84] &amp; CHAR(34) &amp;   &#10;&quot; width=&quot; &amp; CHAR(34) &amp; &quot;22&quot; &amp; CHAR(34) &amp; &quot; alt=&quot; &amp; CHAR(34) &amp; [.B384] &amp; CHAR(34) &amp; &quot;&gt;&lt;/a&gt;&quot; &amp;  &#10;&quot;&amp;nbsp; &amp;nbsp; &quot; &amp; [.B384] &amp; &quot;&lt;br&gt;&quot;" office:value-type="string" office:string-value="&lt;a href=&quot;#&quot;&gt;&lt;img src=&quot;https://raw.githubusercontent.com/StorageB/icons/main/GNOME46Adwaita/dark/folder-music-symbolic.svg&quot; width=&quot;22&quot; alt=&quot;folder-music-symbolic&quot;&gt;&lt;/a&gt;&amp;nbsp; &amp;nbsp; folder-music-symbolic&lt;br&gt;" calcext:value-type="string">
            <text:p>&lt;a href="#"&gt;&lt;img src="https://raw.githubusercontent.com/StorageB/icons/main/GNOME46Adwaita/dark/folder-music-symbolic.svg" width="22" alt="folder-music-symbolic"&gt;&lt;/a&gt;&amp;nbsp; &amp;nbsp; folder-music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lder-pictures-symbolic.svg</text:p>
          </table:table-cell>
          <table:table-cell office:value-type="string" calcext:value-type="string">
            <text:p>folder-picture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8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85] &amp; CHAR(34) &amp; &quot;&gt;&quot; &amp; &#10;&quot;&lt;img alt=&quot; &amp; CHAR(34) &amp; [.B38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85] &amp; &quot;&lt;br&gt;&quot;" office:value-type="string" office:string-value="&lt;picture&gt;&lt;source media=&quot;(prefers-color-scheme: dark)&quot; srcset=&quot;https://github.com/StorageB/icons/blob/main/GNOME48Adwaita/light/folder-pictures-symbolic.svg&quot;&gt;&lt;source media=&quot;(prefers-color-scheme: light)&quot; srcset=&quot;https://github.com/StorageB/icons/blob/main/GNOME48Adwaita/dark/folder-pictures-symbolic.svg&quot;&gt;&lt;img alt=&quot;folder-pictures-symbolic&quot; src=&quot;https://user-images.githubusercontent.com/25423296/163456779-a8556205-d0a5-45e2-ac17-42d089e3c3f8.png&quot;&gt;&lt;/picture&gt; &amp;nbsp; &amp;nbsp;folder-pictures-symbolic&lt;br&gt;" calcext:value-type="string">
            <text:p>&lt;picture&gt;&lt;source media="(prefers-color-scheme: dark)" srcset="https://github.com/StorageB/icons/blob/main/GNOME48Adwaita/light/folder-pictures-symbolic.svg"&gt;&lt;source media="(prefers-color-scheme: light)" srcset="https://github.com/StorageB/icons/blob/main/GNOME48Adwaita/dark/folder-pictures-symbolic.svg"&gt;&lt;img alt="folder-pictures-symbolic" src="https://user-images.githubusercontent.com/25423296/163456779-a8556205-d0a5-45e2-ac17-42d089e3c3f8.png"&gt;&lt;/picture&gt; &amp;nbsp; &amp;nbsp;folder-picture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85] &amp; CHAR(34) &amp;  &#10;&quot; width=&quot; &amp; CHAR(34) &amp; &quot;22&quot; &amp; CHAR(34) &amp; &quot; alt=&quot; &amp; CHAR(34) &amp; [.B385] &amp; CHAR(34) &amp; &quot;&gt;&lt;/a&gt;&quot; &amp; &#10;&quot;&amp;nbsp; &amp;nbsp; &quot; &amp; [.B385] &amp; &quot;&lt;br&gt;&quot;" office:value-type="string" office:string-value="&lt;a href=&quot;#&quot;&gt;&lt;img src=&quot;https://raw.githubusercontent.com/StorageB/icons/main/GNOME46Adwaita/light/folder-pictures-symbolic.svg&quot; width=&quot;22&quot; alt=&quot;folder-pictures-symbolic&quot;&gt;&lt;/a&gt;&amp;nbsp; &amp;nbsp; folder-pictures-symbolic&lt;br&gt;" calcext:value-type="string">
            <text:p>&lt;a href="#"&gt;&lt;img src="https://raw.githubusercontent.com/StorageB/icons/main/GNOME46Adwaita/light/folder-pictures-symbolic.svg" width="22" alt="folder-pictures-symbolic"&gt;&lt;/a&gt;&amp;nbsp; &amp;nbsp; folder-picture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85] &amp; CHAR(34) &amp;   &#10;&quot; width=&quot; &amp; CHAR(34) &amp; &quot;22&quot; &amp; CHAR(34) &amp; &quot; alt=&quot; &amp; CHAR(34) &amp; [.B385] &amp; CHAR(34) &amp; &quot;&gt;&lt;/a&gt;&quot; &amp;  &#10;&quot;&amp;nbsp; &amp;nbsp; &quot; &amp; [.B385] &amp; &quot;&lt;br&gt;&quot;" office:value-type="string" office:string-value="&lt;a href=&quot;#&quot;&gt;&lt;img src=&quot;https://raw.githubusercontent.com/StorageB/icons/main/GNOME46Adwaita/dark/folder-pictures-symbolic.svg&quot; width=&quot;22&quot; alt=&quot;folder-pictures-symbolic&quot;&gt;&lt;/a&gt;&amp;nbsp; &amp;nbsp; folder-pictures-symbolic&lt;br&gt;" calcext:value-type="string">
            <text:p>&lt;a href="#"&gt;&lt;img src="https://raw.githubusercontent.com/StorageB/icons/main/GNOME46Adwaita/dark/folder-pictures-symbolic.svg" width="22" alt="folder-pictures-symbolic"&gt;&lt;/a&gt;&amp;nbsp; &amp;nbsp; folder-picture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lder-publicshare-symbolic.svg</text:p>
          </table:table-cell>
          <table:table-cell office:value-type="string" calcext:value-type="string">
            <text:p>folder-publicshar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8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86] &amp; CHAR(34) &amp; &quot;&gt;&quot; &amp; &#10;&quot;&lt;img alt=&quot; &amp; CHAR(34) &amp; [.B38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86] &amp; &quot;&lt;br&gt;&quot;" office:value-type="string" office:string-value="&lt;picture&gt;&lt;source media=&quot;(prefers-color-scheme: dark)&quot; srcset=&quot;https://github.com/StorageB/icons/blob/main/GNOME48Adwaita/light/folder-publicshare-symbolic.svg&quot;&gt;&lt;source media=&quot;(prefers-color-scheme: light)&quot; srcset=&quot;https://github.com/StorageB/icons/blob/main/GNOME48Adwaita/dark/folder-publicshare-symbolic.svg&quot;&gt;&lt;img alt=&quot;folder-publicshare-symbolic&quot; src=&quot;https://user-images.githubusercontent.com/25423296/163456779-a8556205-d0a5-45e2-ac17-42d089e3c3f8.png&quot;&gt;&lt;/picture&gt; &amp;nbsp; &amp;nbsp;folder-publicshare-symbolic&lt;br&gt;" calcext:value-type="string">
            <text:p>&lt;picture&gt;&lt;source media="(prefers-color-scheme: dark)" srcset="https://github.com/StorageB/icons/blob/main/GNOME48Adwaita/light/folder-publicshare-symbolic.svg"&gt;&lt;source media="(prefers-color-scheme: light)" srcset="https://github.com/StorageB/icons/blob/main/GNOME48Adwaita/dark/folder-publicshare-symbolic.svg"&gt;&lt;img alt="folder-publicshare-symbolic" src="https://user-images.githubusercontent.com/25423296/163456779-a8556205-d0a5-45e2-ac17-42d089e3c3f8.png"&gt;&lt;/picture&gt; &amp;nbsp; &amp;nbsp;folder-publicshar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86] &amp; CHAR(34) &amp;  &#10;&quot; width=&quot; &amp; CHAR(34) &amp; &quot;22&quot; &amp; CHAR(34) &amp; &quot; alt=&quot; &amp; CHAR(34) &amp; [.B386] &amp; CHAR(34) &amp; &quot;&gt;&lt;/a&gt;&quot; &amp; &#10;&quot;&amp;nbsp; &amp;nbsp; &quot; &amp; [.B386] &amp; &quot;&lt;br&gt;&quot;" office:value-type="string" office:string-value="&lt;a href=&quot;#&quot;&gt;&lt;img src=&quot;https://raw.githubusercontent.com/StorageB/icons/main/GNOME46Adwaita/light/folder-publicshare-symbolic.svg&quot; width=&quot;22&quot; alt=&quot;folder-publicshare-symbolic&quot;&gt;&lt;/a&gt;&amp;nbsp; &amp;nbsp; folder-publicshare-symbolic&lt;br&gt;" calcext:value-type="string">
            <text:p>&lt;a href="#"&gt;&lt;img src="https://raw.githubusercontent.com/StorageB/icons/main/GNOME46Adwaita/light/folder-publicshare-symbolic.svg" width="22" alt="folder-publicshare-symbolic"&gt;&lt;/a&gt;&amp;nbsp; &amp;nbsp; folder-publicshar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86] &amp; CHAR(34) &amp;   &#10;&quot; width=&quot; &amp; CHAR(34) &amp; &quot;22&quot; &amp; CHAR(34) &amp; &quot; alt=&quot; &amp; CHAR(34) &amp; [.B386] &amp; CHAR(34) &amp; &quot;&gt;&lt;/a&gt;&quot; &amp;  &#10;&quot;&amp;nbsp; &amp;nbsp; &quot; &amp; [.B386] &amp; &quot;&lt;br&gt;&quot;" office:value-type="string" office:string-value="&lt;a href=&quot;#&quot;&gt;&lt;img src=&quot;https://raw.githubusercontent.com/StorageB/icons/main/GNOME46Adwaita/dark/folder-publicshare-symbolic.svg&quot; width=&quot;22&quot; alt=&quot;folder-publicshare-symbolic&quot;&gt;&lt;/a&gt;&amp;nbsp; &amp;nbsp; folder-publicshare-symbolic&lt;br&gt;" calcext:value-type="string">
            <text:p>&lt;a href="#"&gt;&lt;img src="https://raw.githubusercontent.com/StorageB/icons/main/GNOME46Adwaita/dark/folder-publicshare-symbolic.svg" width="22" alt="folder-publicshare-symbolic"&gt;&lt;/a&gt;&amp;nbsp; &amp;nbsp; folder-publicshar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lder-remote-symbolic.svg</text:p>
          </table:table-cell>
          <table:table-cell office:value-type="string" calcext:value-type="string">
            <text:p>folder-remot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8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87] &amp; CHAR(34) &amp; &quot;&gt;&quot; &amp; &#10;&quot;&lt;img alt=&quot; &amp; CHAR(34) &amp; [.B38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87] &amp; &quot;&lt;br&gt;&quot;" office:value-type="string" office:string-value="&lt;picture&gt;&lt;source media=&quot;(prefers-color-scheme: dark)&quot; srcset=&quot;https://github.com/StorageB/icons/blob/main/GNOME48Adwaita/light/folder-remote-symbolic.svg&quot;&gt;&lt;source media=&quot;(prefers-color-scheme: light)&quot; srcset=&quot;https://github.com/StorageB/icons/blob/main/GNOME48Adwaita/dark/folder-remote-symbolic.svg&quot;&gt;&lt;img alt=&quot;folder-remote-symbolic&quot; src=&quot;https://user-images.githubusercontent.com/25423296/163456779-a8556205-d0a5-45e2-ac17-42d089e3c3f8.png&quot;&gt;&lt;/picture&gt; &amp;nbsp; &amp;nbsp;folder-remote-symbolic&lt;br&gt;" calcext:value-type="string">
            <text:p>&lt;picture&gt;&lt;source media="(prefers-color-scheme: dark)" srcset="https://github.com/StorageB/icons/blob/main/GNOME48Adwaita/light/folder-remote-symbolic.svg"&gt;&lt;source media="(prefers-color-scheme: light)" srcset="https://github.com/StorageB/icons/blob/main/GNOME48Adwaita/dark/folder-remote-symbolic.svg"&gt;&lt;img alt="folder-remote-symbolic" src="https://user-images.githubusercontent.com/25423296/163456779-a8556205-d0a5-45e2-ac17-42d089e3c3f8.png"&gt;&lt;/picture&gt; &amp;nbsp; &amp;nbsp;folder-remot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87] &amp; CHAR(34) &amp;  &#10;&quot; width=&quot; &amp; CHAR(34) &amp; &quot;22&quot; &amp; CHAR(34) &amp; &quot; alt=&quot; &amp; CHAR(34) &amp; [.B387] &amp; CHAR(34) &amp; &quot;&gt;&lt;/a&gt;&quot; &amp; &#10;&quot;&amp;nbsp; &amp;nbsp; &quot; &amp; [.B387] &amp; &quot;&lt;br&gt;&quot;" office:value-type="string" office:string-value="&lt;a href=&quot;#&quot;&gt;&lt;img src=&quot;https://raw.githubusercontent.com/StorageB/icons/main/GNOME46Adwaita/light/folder-remote-symbolic.svg&quot; width=&quot;22&quot; alt=&quot;folder-remote-symbolic&quot;&gt;&lt;/a&gt;&amp;nbsp; &amp;nbsp; folder-remote-symbolic&lt;br&gt;" calcext:value-type="string">
            <text:p>&lt;a href="#"&gt;&lt;img src="https://raw.githubusercontent.com/StorageB/icons/main/GNOME46Adwaita/light/folder-remote-symbolic.svg" width="22" alt="folder-remote-symbolic"&gt;&lt;/a&gt;&amp;nbsp; &amp;nbsp; folder-remot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87] &amp; CHAR(34) &amp;   &#10;&quot; width=&quot; &amp; CHAR(34) &amp; &quot;22&quot; &amp; CHAR(34) &amp; &quot; alt=&quot; &amp; CHAR(34) &amp; [.B387] &amp; CHAR(34) &amp; &quot;&gt;&lt;/a&gt;&quot; &amp;  &#10;&quot;&amp;nbsp; &amp;nbsp; &quot; &amp; [.B387] &amp; &quot;&lt;br&gt;&quot;" office:value-type="string" office:string-value="&lt;a href=&quot;#&quot;&gt;&lt;img src=&quot;https://raw.githubusercontent.com/StorageB/icons/main/GNOME46Adwaita/dark/folder-remote-symbolic.svg&quot; width=&quot;22&quot; alt=&quot;folder-remote-symbolic&quot;&gt;&lt;/a&gt;&amp;nbsp; &amp;nbsp; folder-remote-symbolic&lt;br&gt;" calcext:value-type="string">
            <text:p>&lt;a href="#"&gt;&lt;img src="https://raw.githubusercontent.com/StorageB/icons/main/GNOME46Adwaita/dark/folder-remote-symbolic.svg" width="22" alt="folder-remote-symbolic"&gt;&lt;/a&gt;&amp;nbsp; &amp;nbsp; folder-remot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lder-saved-search-symbolic.svg</text:p>
          </table:table-cell>
          <table:table-cell office:value-type="string" calcext:value-type="string">
            <text:p>folder-saved-searc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8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88] &amp; CHAR(34) &amp; &quot;&gt;&quot; &amp; &#10;&quot;&lt;img alt=&quot; &amp; CHAR(34) &amp; [.B38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88] &amp; &quot;&lt;br&gt;&quot;" office:value-type="string" office:string-value="&lt;picture&gt;&lt;source media=&quot;(prefers-color-scheme: dark)&quot; srcset=&quot;https://github.com/StorageB/icons/blob/main/GNOME48Adwaita/light/folder-saved-search-symbolic.svg&quot;&gt;&lt;source media=&quot;(prefers-color-scheme: light)&quot; srcset=&quot;https://github.com/StorageB/icons/blob/main/GNOME48Adwaita/dark/folder-saved-search-symbolic.svg&quot;&gt;&lt;img alt=&quot;folder-saved-search-symbolic&quot; src=&quot;https://user-images.githubusercontent.com/25423296/163456779-a8556205-d0a5-45e2-ac17-42d089e3c3f8.png&quot;&gt;&lt;/picture&gt; &amp;nbsp; &amp;nbsp;folder-saved-search-symbolic&lt;br&gt;" calcext:value-type="string">
            <text:p>&lt;picture&gt;&lt;source media="(prefers-color-scheme: dark)" srcset="https://github.com/StorageB/icons/blob/main/GNOME48Adwaita/light/folder-saved-search-symbolic.svg"&gt;&lt;source media="(prefers-color-scheme: light)" srcset="https://github.com/StorageB/icons/blob/main/GNOME48Adwaita/dark/folder-saved-search-symbolic.svg"&gt;&lt;img alt="folder-saved-search-symbolic" src="https://user-images.githubusercontent.com/25423296/163456779-a8556205-d0a5-45e2-ac17-42d089e3c3f8.png"&gt;&lt;/picture&gt; &amp;nbsp; &amp;nbsp;folder-saved-search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88] &amp; CHAR(34) &amp;  &#10;&quot; width=&quot; &amp; CHAR(34) &amp; &quot;22&quot; &amp; CHAR(34) &amp; &quot; alt=&quot; &amp; CHAR(34) &amp; [.B388] &amp; CHAR(34) &amp; &quot;&gt;&lt;/a&gt;&quot; &amp; &#10;&quot;&amp;nbsp; &amp;nbsp; &quot; &amp; [.B388] &amp; &quot;&lt;br&gt;&quot;" office:value-type="string" office:string-value="&lt;a href=&quot;#&quot;&gt;&lt;img src=&quot;https://raw.githubusercontent.com/StorageB/icons/main/GNOME46Adwaita/light/folder-saved-search-symbolic.svg&quot; width=&quot;22&quot; alt=&quot;folder-saved-search-symbolic&quot;&gt;&lt;/a&gt;&amp;nbsp; &amp;nbsp; folder-saved-search-symbolic&lt;br&gt;" calcext:value-type="string">
            <text:p>&lt;a href="#"&gt;&lt;img src="https://raw.githubusercontent.com/StorageB/icons/main/GNOME46Adwaita/light/folder-saved-search-symbolic.svg" width="22" alt="folder-saved-search-symbolic"&gt;&lt;/a&gt;&amp;nbsp; &amp;nbsp; folder-saved-search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88] &amp; CHAR(34) &amp;   &#10;&quot; width=&quot; &amp; CHAR(34) &amp; &quot;22&quot; &amp; CHAR(34) &amp; &quot; alt=&quot; &amp; CHAR(34) &amp; [.B388] &amp; CHAR(34) &amp; &quot;&gt;&lt;/a&gt;&quot; &amp;  &#10;&quot;&amp;nbsp; &amp;nbsp; &quot; &amp; [.B388] &amp; &quot;&lt;br&gt;&quot;" office:value-type="string" office:string-value="&lt;a href=&quot;#&quot;&gt;&lt;img src=&quot;https://raw.githubusercontent.com/StorageB/icons/main/GNOME46Adwaita/dark/folder-saved-search-symbolic.svg&quot; width=&quot;22&quot; alt=&quot;folder-saved-search-symbolic&quot;&gt;&lt;/a&gt;&amp;nbsp; &amp;nbsp; folder-saved-search-symbolic&lt;br&gt;" calcext:value-type="string">
            <text:p>&lt;a href="#"&gt;&lt;img src="https://raw.githubusercontent.com/StorageB/icons/main/GNOME46Adwaita/dark/folder-saved-search-symbolic.svg" width="22" alt="folder-saved-search-symbolic"&gt;&lt;/a&gt;&amp;nbsp; &amp;nbsp; folder-saved-search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lder-symbolic.svg</text:p>
          </table:table-cell>
          <table:table-cell office:value-type="string" calcext:value-type="string">
            <text:p>fold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8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89] &amp; CHAR(34) &amp; &quot;&gt;&quot; &amp; &#10;&quot;&lt;img alt=&quot; &amp; CHAR(34) &amp; [.B38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89] &amp; &quot;&lt;br&gt;&quot;" office:value-type="string" office:string-value="&lt;picture&gt;&lt;source media=&quot;(prefers-color-scheme: dark)&quot; srcset=&quot;https://github.com/StorageB/icons/blob/main/GNOME48Adwaita/light/folder-symbolic.svg&quot;&gt;&lt;source media=&quot;(prefers-color-scheme: light)&quot; srcset=&quot;https://github.com/StorageB/icons/blob/main/GNOME48Adwaita/dark/folder-symbolic.svg&quot;&gt;&lt;img alt=&quot;folder-symbolic&quot; src=&quot;https://user-images.githubusercontent.com/25423296/163456779-a8556205-d0a5-45e2-ac17-42d089e3c3f8.png&quot;&gt;&lt;/picture&gt; &amp;nbsp; &amp;nbsp;folder-symbolic&lt;br&gt;" calcext:value-type="string">
            <text:p>&lt;picture&gt;&lt;source media="(prefers-color-scheme: dark)" srcset="https://github.com/StorageB/icons/blob/main/GNOME48Adwaita/light/folder-symbolic.svg"&gt;&lt;source media="(prefers-color-scheme: light)" srcset="https://github.com/StorageB/icons/blob/main/GNOME48Adwaita/dark/folder-symbolic.svg"&gt;&lt;img alt="folder-symbolic" src="https://user-images.githubusercontent.com/25423296/163456779-a8556205-d0a5-45e2-ac17-42d089e3c3f8.png"&gt;&lt;/picture&gt; &amp;nbsp; &amp;nbsp;folde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89] &amp; CHAR(34) &amp;  &#10;&quot; width=&quot; &amp; CHAR(34) &amp; &quot;22&quot; &amp; CHAR(34) &amp; &quot; alt=&quot; &amp; CHAR(34) &amp; [.B389] &amp; CHAR(34) &amp; &quot;&gt;&lt;/a&gt;&quot; &amp; &#10;&quot;&amp;nbsp; &amp;nbsp; &quot; &amp; [.B389] &amp; &quot;&lt;br&gt;&quot;" office:value-type="string" office:string-value="&lt;a href=&quot;#&quot;&gt;&lt;img src=&quot;https://raw.githubusercontent.com/StorageB/icons/main/GNOME46Adwaita/light/folder-symbolic.svg&quot; width=&quot;22&quot; alt=&quot;folder-symbolic&quot;&gt;&lt;/a&gt;&amp;nbsp; &amp;nbsp; folder-symbolic&lt;br&gt;" calcext:value-type="string">
            <text:p>&lt;a href="#"&gt;&lt;img src="https://raw.githubusercontent.com/StorageB/icons/main/GNOME46Adwaita/light/folder-symbolic.svg" width="22" alt="folder-symbolic"&gt;&lt;/a&gt;&amp;nbsp; &amp;nbsp; folde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89] &amp; CHAR(34) &amp;   &#10;&quot; width=&quot; &amp; CHAR(34) &amp; &quot;22&quot; &amp; CHAR(34) &amp; &quot; alt=&quot; &amp; CHAR(34) &amp; [.B389] &amp; CHAR(34) &amp; &quot;&gt;&lt;/a&gt;&quot; &amp;  &#10;&quot;&amp;nbsp; &amp;nbsp; &quot; &amp; [.B389] &amp; &quot;&lt;br&gt;&quot;" office:value-type="string" office:string-value="&lt;a href=&quot;#&quot;&gt;&lt;img src=&quot;https://raw.githubusercontent.com/StorageB/icons/main/GNOME46Adwaita/dark/folder-symbolic.svg&quot; width=&quot;22&quot; alt=&quot;folder-symbolic&quot;&gt;&lt;/a&gt;&amp;nbsp; &amp;nbsp; folder-symbolic&lt;br&gt;" calcext:value-type="string">
            <text:p>&lt;a href="#"&gt;&lt;img src="https://raw.githubusercontent.com/StorageB/icons/main/GNOME46Adwaita/dark/folder-symbolic.svg" width="22" alt="folder-symbolic"&gt;&lt;/a&gt;&amp;nbsp; &amp;nbsp; folde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lder-templates-symbolic.svg</text:p>
          </table:table-cell>
          <table:table-cell office:value-type="string" calcext:value-type="string">
            <text:p>folder-template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9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90] &amp; CHAR(34) &amp; &quot;&gt;&quot; &amp; &#10;&quot;&lt;img alt=&quot; &amp; CHAR(34) &amp; [.B39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90] &amp; &quot;&lt;br&gt;&quot;" office:value-type="string" office:string-value="&lt;picture&gt;&lt;source media=&quot;(prefers-color-scheme: dark)&quot; srcset=&quot;https://github.com/StorageB/icons/blob/main/GNOME48Adwaita/light/folder-templates-symbolic.svg&quot;&gt;&lt;source media=&quot;(prefers-color-scheme: light)&quot; srcset=&quot;https://github.com/StorageB/icons/blob/main/GNOME48Adwaita/dark/folder-templates-symbolic.svg&quot;&gt;&lt;img alt=&quot;folder-templates-symbolic&quot; src=&quot;https://user-images.githubusercontent.com/25423296/163456779-a8556205-d0a5-45e2-ac17-42d089e3c3f8.png&quot;&gt;&lt;/picture&gt; &amp;nbsp; &amp;nbsp;folder-templates-symbolic&lt;br&gt;" calcext:value-type="string">
            <text:p>&lt;picture&gt;&lt;source media="(prefers-color-scheme: dark)" srcset="https://github.com/StorageB/icons/blob/main/GNOME48Adwaita/light/folder-templates-symbolic.svg"&gt;&lt;source media="(prefers-color-scheme: light)" srcset="https://github.com/StorageB/icons/blob/main/GNOME48Adwaita/dark/folder-templates-symbolic.svg"&gt;&lt;img alt="folder-templates-symbolic" src="https://user-images.githubusercontent.com/25423296/163456779-a8556205-d0a5-45e2-ac17-42d089e3c3f8.png"&gt;&lt;/picture&gt; &amp;nbsp; &amp;nbsp;folder-template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90] &amp; CHAR(34) &amp;  &#10;&quot; width=&quot; &amp; CHAR(34) &amp; &quot;22&quot; &amp; CHAR(34) &amp; &quot; alt=&quot; &amp; CHAR(34) &amp; [.B390] &amp; CHAR(34) &amp; &quot;&gt;&lt;/a&gt;&quot; &amp; &#10;&quot;&amp;nbsp; &amp;nbsp; &quot; &amp; [.B390] &amp; &quot;&lt;br&gt;&quot;" office:value-type="string" office:string-value="&lt;a href=&quot;#&quot;&gt;&lt;img src=&quot;https://raw.githubusercontent.com/StorageB/icons/main/GNOME46Adwaita/light/folder-templates-symbolic.svg&quot; width=&quot;22&quot; alt=&quot;folder-templates-symbolic&quot;&gt;&lt;/a&gt;&amp;nbsp; &amp;nbsp; folder-templates-symbolic&lt;br&gt;" calcext:value-type="string">
            <text:p>&lt;a href="#"&gt;&lt;img src="https://raw.githubusercontent.com/StorageB/icons/main/GNOME46Adwaita/light/folder-templates-symbolic.svg" width="22" alt="folder-templates-symbolic"&gt;&lt;/a&gt;&amp;nbsp; &amp;nbsp; folder-template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90] &amp; CHAR(34) &amp;   &#10;&quot; width=&quot; &amp; CHAR(34) &amp; &quot;22&quot; &amp; CHAR(34) &amp; &quot; alt=&quot; &amp; CHAR(34) &amp; [.B390] &amp; CHAR(34) &amp; &quot;&gt;&lt;/a&gt;&quot; &amp;  &#10;&quot;&amp;nbsp; &amp;nbsp; &quot; &amp; [.B390] &amp; &quot;&lt;br&gt;&quot;" office:value-type="string" office:string-value="&lt;a href=&quot;#&quot;&gt;&lt;img src=&quot;https://raw.githubusercontent.com/StorageB/icons/main/GNOME46Adwaita/dark/folder-templates-symbolic.svg&quot; width=&quot;22&quot; alt=&quot;folder-templates-symbolic&quot;&gt;&lt;/a&gt;&amp;nbsp; &amp;nbsp; folder-templates-symbolic&lt;br&gt;" calcext:value-type="string">
            <text:p>&lt;a href="#"&gt;&lt;img src="https://raw.githubusercontent.com/StorageB/icons/main/GNOME46Adwaita/dark/folder-templates-symbolic.svg" width="22" alt="folder-templates-symbolic"&gt;&lt;/a&gt;&amp;nbsp; &amp;nbsp; folder-template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lder-videos-symbolic.svg</text:p>
          </table:table-cell>
          <table:table-cell office:value-type="string" calcext:value-type="string">
            <text:p>folder-video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9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91] &amp; CHAR(34) &amp; &quot;&gt;&quot; &amp; &#10;&quot;&lt;img alt=&quot; &amp; CHAR(34) &amp; [.B39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91] &amp; &quot;&lt;br&gt;&quot;" office:value-type="string" office:string-value="&lt;picture&gt;&lt;source media=&quot;(prefers-color-scheme: dark)&quot; srcset=&quot;https://github.com/StorageB/icons/blob/main/GNOME48Adwaita/light/folder-videos-symbolic.svg&quot;&gt;&lt;source media=&quot;(prefers-color-scheme: light)&quot; srcset=&quot;https://github.com/StorageB/icons/blob/main/GNOME48Adwaita/dark/folder-videos-symbolic.svg&quot;&gt;&lt;img alt=&quot;folder-videos-symbolic&quot; src=&quot;https://user-images.githubusercontent.com/25423296/163456779-a8556205-d0a5-45e2-ac17-42d089e3c3f8.png&quot;&gt;&lt;/picture&gt; &amp;nbsp; &amp;nbsp;folder-videos-symbolic&lt;br&gt;" calcext:value-type="string">
            <text:p>&lt;picture&gt;&lt;source media="(prefers-color-scheme: dark)" srcset="https://github.com/StorageB/icons/blob/main/GNOME48Adwaita/light/folder-videos-symbolic.svg"&gt;&lt;source media="(prefers-color-scheme: light)" srcset="https://github.com/StorageB/icons/blob/main/GNOME48Adwaita/dark/folder-videos-symbolic.svg"&gt;&lt;img alt="folder-videos-symbolic" src="https://user-images.githubusercontent.com/25423296/163456779-a8556205-d0a5-45e2-ac17-42d089e3c3f8.png"&gt;&lt;/picture&gt; &amp;nbsp; &amp;nbsp;folder-video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91] &amp; CHAR(34) &amp;  &#10;&quot; width=&quot; &amp; CHAR(34) &amp; &quot;22&quot; &amp; CHAR(34) &amp; &quot; alt=&quot; &amp; CHAR(34) &amp; [.B391] &amp; CHAR(34) &amp; &quot;&gt;&lt;/a&gt;&quot; &amp; &#10;&quot;&amp;nbsp; &amp;nbsp; &quot; &amp; [.B391] &amp; &quot;&lt;br&gt;&quot;" office:value-type="string" office:string-value="&lt;a href=&quot;#&quot;&gt;&lt;img src=&quot;https://raw.githubusercontent.com/StorageB/icons/main/GNOME46Adwaita/light/folder-videos-symbolic.svg&quot; width=&quot;22&quot; alt=&quot;folder-videos-symbolic&quot;&gt;&lt;/a&gt;&amp;nbsp; &amp;nbsp; folder-videos-symbolic&lt;br&gt;" calcext:value-type="string">
            <text:p>&lt;a href="#"&gt;&lt;img src="https://raw.githubusercontent.com/StorageB/icons/main/GNOME46Adwaita/light/folder-videos-symbolic.svg" width="22" alt="folder-videos-symbolic"&gt;&lt;/a&gt;&amp;nbsp; &amp;nbsp; folder-video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91] &amp; CHAR(34) &amp;   &#10;&quot; width=&quot; &amp; CHAR(34) &amp; &quot;22&quot; &amp; CHAR(34) &amp; &quot; alt=&quot; &amp; CHAR(34) &amp; [.B391] &amp; CHAR(34) &amp; &quot;&gt;&lt;/a&gt;&quot; &amp;  &#10;&quot;&amp;nbsp; &amp;nbsp; &quot; &amp; [.B391] &amp; &quot;&lt;br&gt;&quot;" office:value-type="string" office:string-value="&lt;a href=&quot;#&quot;&gt;&lt;img src=&quot;https://raw.githubusercontent.com/StorageB/icons/main/GNOME46Adwaita/dark/folder-videos-symbolic.svg&quot; width=&quot;22&quot; alt=&quot;folder-videos-symbolic&quot;&gt;&lt;/a&gt;&amp;nbsp; &amp;nbsp; folder-videos-symbolic&lt;br&gt;" calcext:value-type="string">
            <text:p>&lt;a href="#"&gt;&lt;img src="https://raw.githubusercontent.com/StorageB/icons/main/GNOME46Adwaita/dark/folder-videos-symbolic.svg" width="22" alt="folder-videos-symbolic"&gt;&lt;/a&gt;&amp;nbsp; &amp;nbsp; folder-video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server-symbolic.svg</text:p>
          </table:table-cell>
          <table:table-cell office:value-type="string" calcext:value-type="string">
            <text:p>network-serv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9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92] &amp; CHAR(34) &amp; &quot;&gt;&quot; &amp; &#10;&quot;&lt;img alt=&quot; &amp; CHAR(34) &amp; [.B39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92] &amp; &quot;&lt;br&gt;&quot;" office:value-type="string" office:string-value="&lt;picture&gt;&lt;source media=&quot;(prefers-color-scheme: dark)&quot; srcset=&quot;https://github.com/StorageB/icons/blob/main/GNOME48Adwaita/light/network-server-symbolic.svg&quot;&gt;&lt;source media=&quot;(prefers-color-scheme: light)&quot; srcset=&quot;https://github.com/StorageB/icons/blob/main/GNOME48Adwaita/dark/network-server-symbolic.svg&quot;&gt;&lt;img alt=&quot;network-server-symbolic&quot; src=&quot;https://user-images.githubusercontent.com/25423296/163456779-a8556205-d0a5-45e2-ac17-42d089e3c3f8.png&quot;&gt;&lt;/picture&gt; &amp;nbsp; &amp;nbsp;network-server-symbolic&lt;br&gt;" calcext:value-type="string">
            <text:p>&lt;picture&gt;&lt;source media="(prefers-color-scheme: dark)" srcset="https://github.com/StorageB/icons/blob/main/GNOME48Adwaita/light/network-server-symbolic.svg"&gt;&lt;source media="(prefers-color-scheme: light)" srcset="https://github.com/StorageB/icons/blob/main/GNOME48Adwaita/dark/network-server-symbolic.svg"&gt;&lt;img alt="network-server-symbolic" src="https://user-images.githubusercontent.com/25423296/163456779-a8556205-d0a5-45e2-ac17-42d089e3c3f8.png"&gt;&lt;/picture&gt; &amp;nbsp; &amp;nbsp;network-serve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92] &amp; CHAR(34) &amp;  &#10;&quot; width=&quot; &amp; CHAR(34) &amp; &quot;22&quot; &amp; CHAR(34) &amp; &quot; alt=&quot; &amp; CHAR(34) &amp; [.B392] &amp; CHAR(34) &amp; &quot;&gt;&lt;/a&gt;&quot; &amp; &#10;&quot;&amp;nbsp; &amp;nbsp; &quot; &amp; [.B392] &amp; &quot;&lt;br&gt;&quot;" office:value-type="string" office:string-value="&lt;a href=&quot;#&quot;&gt;&lt;img src=&quot;https://raw.githubusercontent.com/StorageB/icons/main/GNOME46Adwaita/light/network-server-symbolic.svg&quot; width=&quot;22&quot; alt=&quot;network-server-symbolic&quot;&gt;&lt;/a&gt;&amp;nbsp; &amp;nbsp; network-server-symbolic&lt;br&gt;" calcext:value-type="string">
            <text:p>&lt;a href="#"&gt;&lt;img src="https://raw.githubusercontent.com/StorageB/icons/main/GNOME46Adwaita/light/network-server-symbolic.svg" width="22" alt="network-server-symbolic"&gt;&lt;/a&gt;&amp;nbsp; &amp;nbsp; network-serve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92] &amp; CHAR(34) &amp;   &#10;&quot; width=&quot; &amp; CHAR(34) &amp; &quot;22&quot; &amp; CHAR(34) &amp; &quot; alt=&quot; &amp; CHAR(34) &amp; [.B392] &amp; CHAR(34) &amp; &quot;&gt;&lt;/a&gt;&quot; &amp;  &#10;&quot;&amp;nbsp; &amp;nbsp; &quot; &amp; [.B392] &amp; &quot;&lt;br&gt;&quot;" office:value-type="string" office:string-value="&lt;a href=&quot;#&quot;&gt;&lt;img src=&quot;https://raw.githubusercontent.com/StorageB/icons/main/GNOME46Adwaita/dark/network-server-symbolic.svg&quot; width=&quot;22&quot; alt=&quot;network-server-symbolic&quot;&gt;&lt;/a&gt;&amp;nbsp; &amp;nbsp; network-server-symbolic&lt;br&gt;" calcext:value-type="string">
            <text:p>&lt;a href="#"&gt;&lt;img src="https://raw.githubusercontent.com/StorageB/icons/main/GNOME46Adwaita/dark/network-server-symbolic.svg" width="22" alt="network-server-symbolic"&gt;&lt;/a&gt;&amp;nbsp; &amp;nbsp; network-serve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workgroup-symbolic.svg</text:p>
          </table:table-cell>
          <table:table-cell office:value-type="string" calcext:value-type="string">
            <text:p>network-workgrou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9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93] &amp; CHAR(34) &amp; &quot;&gt;&quot; &amp; &#10;&quot;&lt;img alt=&quot; &amp; CHAR(34) &amp; [.B39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93] &amp; &quot;&lt;br&gt;&quot;" office:value-type="string" office:string-value="&lt;picture&gt;&lt;source media=&quot;(prefers-color-scheme: dark)&quot; srcset=&quot;https://github.com/StorageB/icons/blob/main/GNOME48Adwaita/light/network-workgroup-symbolic.svg&quot;&gt;&lt;source media=&quot;(prefers-color-scheme: light)&quot; srcset=&quot;https://github.com/StorageB/icons/blob/main/GNOME48Adwaita/dark/network-workgroup-symbolic.svg&quot;&gt;&lt;img alt=&quot;network-workgroup-symbolic&quot; src=&quot;https://user-images.githubusercontent.com/25423296/163456779-a8556205-d0a5-45e2-ac17-42d089e3c3f8.png&quot;&gt;&lt;/picture&gt; &amp;nbsp; &amp;nbsp;network-workgroup-symbolic&lt;br&gt;" calcext:value-type="string">
            <text:p>&lt;picture&gt;&lt;source media="(prefers-color-scheme: dark)" srcset="https://github.com/StorageB/icons/blob/main/GNOME48Adwaita/light/network-workgroup-symbolic.svg"&gt;&lt;source media="(prefers-color-scheme: light)" srcset="https://github.com/StorageB/icons/blob/main/GNOME48Adwaita/dark/network-workgroup-symbolic.svg"&gt;&lt;img alt="network-workgroup-symbolic" src="https://user-images.githubusercontent.com/25423296/163456779-a8556205-d0a5-45e2-ac17-42d089e3c3f8.png"&gt;&lt;/picture&gt; &amp;nbsp; &amp;nbsp;network-workgroup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93] &amp; CHAR(34) &amp;  &#10;&quot; width=&quot; &amp; CHAR(34) &amp; &quot;22&quot; &amp; CHAR(34) &amp; &quot; alt=&quot; &amp; CHAR(34) &amp; [.B393] &amp; CHAR(34) &amp; &quot;&gt;&lt;/a&gt;&quot; &amp; &#10;&quot;&amp;nbsp; &amp;nbsp; &quot; &amp; [.B393] &amp; &quot;&lt;br&gt;&quot;" office:value-type="string" office:string-value="&lt;a href=&quot;#&quot;&gt;&lt;img src=&quot;https://raw.githubusercontent.com/StorageB/icons/main/GNOME46Adwaita/light/network-workgroup-symbolic.svg&quot; width=&quot;22&quot; alt=&quot;network-workgroup-symbolic&quot;&gt;&lt;/a&gt;&amp;nbsp; &amp;nbsp; network-workgroup-symbolic&lt;br&gt;" calcext:value-type="string">
            <text:p>&lt;a href="#"&gt;&lt;img src="https://raw.githubusercontent.com/StorageB/icons/main/GNOME46Adwaita/light/network-workgroup-symbolic.svg" width="22" alt="network-workgroup-symbolic"&gt;&lt;/a&gt;&amp;nbsp; &amp;nbsp; network-workgroup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93] &amp; CHAR(34) &amp;   &#10;&quot; width=&quot; &amp; CHAR(34) &amp; &quot;22&quot; &amp; CHAR(34) &amp; &quot; alt=&quot; &amp; CHAR(34) &amp; [.B393] &amp; CHAR(34) &amp; &quot;&gt;&lt;/a&gt;&quot; &amp;  &#10;&quot;&amp;nbsp; &amp;nbsp; &quot; &amp; [.B393] &amp; &quot;&lt;br&gt;&quot;" office:value-type="string" office:string-value="&lt;a href=&quot;#&quot;&gt;&lt;img src=&quot;https://raw.githubusercontent.com/StorageB/icons/main/GNOME46Adwaita/dark/network-workgroup-symbolic.svg&quot; width=&quot;22&quot; alt=&quot;network-workgroup-symbolic&quot;&gt;&lt;/a&gt;&amp;nbsp; &amp;nbsp; network-workgroup-symbolic&lt;br&gt;" calcext:value-type="string">
            <text:p>&lt;a href="#"&gt;&lt;img src="https://raw.githubusercontent.com/StorageB/icons/main/GNOME46Adwaita/dark/network-workgroup-symbolic.svg" width="22" alt="network-workgroup-symbolic"&gt;&lt;/a&gt;&amp;nbsp; &amp;nbsp; network-workgroup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art-here-symbolic.svg</text:p>
          </table:table-cell>
          <table:table-cell office:value-type="string" calcext:value-type="string">
            <text:p>start-her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9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94] &amp; CHAR(34) &amp; &quot;&gt;&quot; &amp; &#10;&quot;&lt;img alt=&quot; &amp; CHAR(34) &amp; [.B39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94] &amp; &quot;&lt;br&gt;&quot;" office:value-type="string" office:string-value="&lt;picture&gt;&lt;source media=&quot;(prefers-color-scheme: dark)&quot; srcset=&quot;https://github.com/StorageB/icons/blob/main/GNOME48Adwaita/light/start-here-symbolic.svg&quot;&gt;&lt;source media=&quot;(prefers-color-scheme: light)&quot; srcset=&quot;https://github.com/StorageB/icons/blob/main/GNOME48Adwaita/dark/start-here-symbolic.svg&quot;&gt;&lt;img alt=&quot;start-here-symbolic&quot; src=&quot;https://user-images.githubusercontent.com/25423296/163456779-a8556205-d0a5-45e2-ac17-42d089e3c3f8.png&quot;&gt;&lt;/picture&gt; &amp;nbsp; &amp;nbsp;start-here-symbolic&lt;br&gt;" calcext:value-type="string">
            <text:p>&lt;picture&gt;&lt;source media="(prefers-color-scheme: dark)" srcset="https://github.com/StorageB/icons/blob/main/GNOME48Adwaita/light/start-here-symbolic.svg"&gt;&lt;source media="(prefers-color-scheme: light)" srcset="https://github.com/StorageB/icons/blob/main/GNOME48Adwaita/dark/start-here-symbolic.svg"&gt;&lt;img alt="start-here-symbolic" src="https://user-images.githubusercontent.com/25423296/163456779-a8556205-d0a5-45e2-ac17-42d089e3c3f8.png"&gt;&lt;/picture&gt; &amp;nbsp; &amp;nbsp;start-her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94] &amp; CHAR(34) &amp;  &#10;&quot; width=&quot; &amp; CHAR(34) &amp; &quot;22&quot; &amp; CHAR(34) &amp; &quot; alt=&quot; &amp; CHAR(34) &amp; [.B394] &amp; CHAR(34) &amp; &quot;&gt;&lt;/a&gt;&quot; &amp; &#10;&quot;&amp;nbsp; &amp;nbsp; &quot; &amp; [.B394] &amp; &quot;&lt;br&gt;&quot;" office:value-type="string" office:string-value="&lt;a href=&quot;#&quot;&gt;&lt;img src=&quot;https://raw.githubusercontent.com/StorageB/icons/main/GNOME46Adwaita/light/start-here-symbolic.svg&quot; width=&quot;22&quot; alt=&quot;start-here-symbolic&quot;&gt;&lt;/a&gt;&amp;nbsp; &amp;nbsp; start-here-symbolic&lt;br&gt;" calcext:value-type="string">
            <text:p>&lt;a href="#"&gt;&lt;img src="https://raw.githubusercontent.com/StorageB/icons/main/GNOME46Adwaita/light/start-here-symbolic.svg" width="22" alt="start-here-symbolic"&gt;&lt;/a&gt;&amp;nbsp; &amp;nbsp; start-her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94] &amp; CHAR(34) &amp;   &#10;&quot; width=&quot; &amp; CHAR(34) &amp; &quot;22&quot; &amp; CHAR(34) &amp; &quot; alt=&quot; &amp; CHAR(34) &amp; [.B394] &amp; CHAR(34) &amp; &quot;&gt;&lt;/a&gt;&quot; &amp;  &#10;&quot;&amp;nbsp; &amp;nbsp; &quot; &amp; [.B394] &amp; &quot;&lt;br&gt;&quot;" office:value-type="string" office:string-value="&lt;a href=&quot;#&quot;&gt;&lt;img src=&quot;https://raw.githubusercontent.com/StorageB/icons/main/GNOME46Adwaita/dark/start-here-symbolic.svg&quot; width=&quot;22&quot; alt=&quot;start-here-symbolic&quot;&gt;&lt;/a&gt;&amp;nbsp; &amp;nbsp; start-here-symbolic&lt;br&gt;" calcext:value-type="string">
            <text:p>&lt;a href="#"&gt;&lt;img src="https://raw.githubusercontent.com/StorageB/icons/main/GNOME46Adwaita/dark/start-here-symbolic.svg" width="22" alt="start-here-symbolic"&gt;&lt;/a&gt;&amp;nbsp; &amp;nbsp; start-her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ser-bookmarks-symbolic.svg</text:p>
          </table:table-cell>
          <table:table-cell office:value-type="string" calcext:value-type="string">
            <text:p>user-bookmark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9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95] &amp; CHAR(34) &amp; &quot;&gt;&quot; &amp; &#10;&quot;&lt;img alt=&quot; &amp; CHAR(34) &amp; [.B39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95] &amp; &quot;&lt;br&gt;&quot;" office:value-type="string" office:string-value="&lt;picture&gt;&lt;source media=&quot;(prefers-color-scheme: dark)&quot; srcset=&quot;https://github.com/StorageB/icons/blob/main/GNOME48Adwaita/light/user-bookmarks-symbolic.svg&quot;&gt;&lt;source media=&quot;(prefers-color-scheme: light)&quot; srcset=&quot;https://github.com/StorageB/icons/blob/main/GNOME48Adwaita/dark/user-bookmarks-symbolic.svg&quot;&gt;&lt;img alt=&quot;user-bookmarks-symbolic&quot; src=&quot;https://user-images.githubusercontent.com/25423296/163456779-a8556205-d0a5-45e2-ac17-42d089e3c3f8.png&quot;&gt;&lt;/picture&gt; &amp;nbsp; &amp;nbsp;user-bookmarks-symbolic&lt;br&gt;" calcext:value-type="string">
            <text:p>&lt;picture&gt;&lt;source media="(prefers-color-scheme: dark)" srcset="https://github.com/StorageB/icons/blob/main/GNOME48Adwaita/light/user-bookmarks-symbolic.svg"&gt;&lt;source media="(prefers-color-scheme: light)" srcset="https://github.com/StorageB/icons/blob/main/GNOME48Adwaita/dark/user-bookmarks-symbolic.svg"&gt;&lt;img alt="user-bookmarks-symbolic" src="https://user-images.githubusercontent.com/25423296/163456779-a8556205-d0a5-45e2-ac17-42d089e3c3f8.png"&gt;&lt;/picture&gt; &amp;nbsp; &amp;nbsp;user-bookmark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95] &amp; CHAR(34) &amp;  &#10;&quot; width=&quot; &amp; CHAR(34) &amp; &quot;22&quot; &amp; CHAR(34) &amp; &quot; alt=&quot; &amp; CHAR(34) &amp; [.B395] &amp; CHAR(34) &amp; &quot;&gt;&lt;/a&gt;&quot; &amp; &#10;&quot;&amp;nbsp; &amp;nbsp; &quot; &amp; [.B395] &amp; &quot;&lt;br&gt;&quot;" office:value-type="string" office:string-value="&lt;a href=&quot;#&quot;&gt;&lt;img src=&quot;https://raw.githubusercontent.com/StorageB/icons/main/GNOME46Adwaita/light/user-bookmarks-symbolic.svg&quot; width=&quot;22&quot; alt=&quot;user-bookmarks-symbolic&quot;&gt;&lt;/a&gt;&amp;nbsp; &amp;nbsp; user-bookmarks-symbolic&lt;br&gt;" calcext:value-type="string">
            <text:p>&lt;a href="#"&gt;&lt;img src="https://raw.githubusercontent.com/StorageB/icons/main/GNOME46Adwaita/light/user-bookmarks-symbolic.svg" width="22" alt="user-bookmarks-symbolic"&gt;&lt;/a&gt;&amp;nbsp; &amp;nbsp; user-bookmark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95] &amp; CHAR(34) &amp;   &#10;&quot; width=&quot; &amp; CHAR(34) &amp; &quot;22&quot; &amp; CHAR(34) &amp; &quot; alt=&quot; &amp; CHAR(34) &amp; [.B395] &amp; CHAR(34) &amp; &quot;&gt;&lt;/a&gt;&quot; &amp;  &#10;&quot;&amp;nbsp; &amp;nbsp; &quot; &amp; [.B395] &amp; &quot;&lt;br&gt;&quot;" office:value-type="string" office:string-value="&lt;a href=&quot;#&quot;&gt;&lt;img src=&quot;https://raw.githubusercontent.com/StorageB/icons/main/GNOME46Adwaita/dark/user-bookmarks-symbolic.svg&quot; width=&quot;22&quot; alt=&quot;user-bookmarks-symbolic&quot;&gt;&lt;/a&gt;&amp;nbsp; &amp;nbsp; user-bookmarks-symbolic&lt;br&gt;" calcext:value-type="string">
            <text:p>&lt;a href="#"&gt;&lt;img src="https://raw.githubusercontent.com/StorageB/icons/main/GNOME46Adwaita/dark/user-bookmarks-symbolic.svg" width="22" alt="user-bookmarks-symbolic"&gt;&lt;/a&gt;&amp;nbsp; &amp;nbsp; user-bookmark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ser-desktop-symbolic.svg</text:p>
          </table:table-cell>
          <table:table-cell office:value-type="string" calcext:value-type="string">
            <text:p>user-deskto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9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96] &amp; CHAR(34) &amp; &quot;&gt;&quot; &amp; &#10;&quot;&lt;img alt=&quot; &amp; CHAR(34) &amp; [.B39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96] &amp; &quot;&lt;br&gt;&quot;" office:value-type="string" office:string-value="&lt;picture&gt;&lt;source media=&quot;(prefers-color-scheme: dark)&quot; srcset=&quot;https://github.com/StorageB/icons/blob/main/GNOME48Adwaita/light/user-desktop-symbolic.svg&quot;&gt;&lt;source media=&quot;(prefers-color-scheme: light)&quot; srcset=&quot;https://github.com/StorageB/icons/blob/main/GNOME48Adwaita/dark/user-desktop-symbolic.svg&quot;&gt;&lt;img alt=&quot;user-desktop-symbolic&quot; src=&quot;https://user-images.githubusercontent.com/25423296/163456779-a8556205-d0a5-45e2-ac17-42d089e3c3f8.png&quot;&gt;&lt;/picture&gt; &amp;nbsp; &amp;nbsp;user-desktop-symbolic&lt;br&gt;" calcext:value-type="string">
            <text:p>&lt;picture&gt;&lt;source media="(prefers-color-scheme: dark)" srcset="https://github.com/StorageB/icons/blob/main/GNOME48Adwaita/light/user-desktop-symbolic.svg"&gt;&lt;source media="(prefers-color-scheme: light)" srcset="https://github.com/StorageB/icons/blob/main/GNOME48Adwaita/dark/user-desktop-symbolic.svg"&gt;&lt;img alt="user-desktop-symbolic" src="https://user-images.githubusercontent.com/25423296/163456779-a8556205-d0a5-45e2-ac17-42d089e3c3f8.png"&gt;&lt;/picture&gt; &amp;nbsp; &amp;nbsp;user-desktop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96] &amp; CHAR(34) &amp;  &#10;&quot; width=&quot; &amp; CHAR(34) &amp; &quot;22&quot; &amp; CHAR(34) &amp; &quot; alt=&quot; &amp; CHAR(34) &amp; [.B396] &amp; CHAR(34) &amp; &quot;&gt;&lt;/a&gt;&quot; &amp; &#10;&quot;&amp;nbsp; &amp;nbsp; &quot; &amp; [.B396] &amp; &quot;&lt;br&gt;&quot;" office:value-type="string" office:string-value="&lt;a href=&quot;#&quot;&gt;&lt;img src=&quot;https://raw.githubusercontent.com/StorageB/icons/main/GNOME46Adwaita/light/user-desktop-symbolic.svg&quot; width=&quot;22&quot; alt=&quot;user-desktop-symbolic&quot;&gt;&lt;/a&gt;&amp;nbsp; &amp;nbsp; user-desktop-symbolic&lt;br&gt;" calcext:value-type="string">
            <text:p>&lt;a href="#"&gt;&lt;img src="https://raw.githubusercontent.com/StorageB/icons/main/GNOME46Adwaita/light/user-desktop-symbolic.svg" width="22" alt="user-desktop-symbolic"&gt;&lt;/a&gt;&amp;nbsp; &amp;nbsp; user-desktop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96] &amp; CHAR(34) &amp;   &#10;&quot; width=&quot; &amp; CHAR(34) &amp; &quot;22&quot; &amp; CHAR(34) &amp; &quot; alt=&quot; &amp; CHAR(34) &amp; [.B396] &amp; CHAR(34) &amp; &quot;&gt;&lt;/a&gt;&quot; &amp;  &#10;&quot;&amp;nbsp; &amp;nbsp; &quot; &amp; [.B396] &amp; &quot;&lt;br&gt;&quot;" office:value-type="string" office:string-value="&lt;a href=&quot;#&quot;&gt;&lt;img src=&quot;https://raw.githubusercontent.com/StorageB/icons/main/GNOME46Adwaita/dark/user-desktop-symbolic.svg&quot; width=&quot;22&quot; alt=&quot;user-desktop-symbolic&quot;&gt;&lt;/a&gt;&amp;nbsp; &amp;nbsp; user-desktop-symbolic&lt;br&gt;" calcext:value-type="string">
            <text:p>&lt;a href="#"&gt;&lt;img src="https://raw.githubusercontent.com/StorageB/icons/main/GNOME46Adwaita/dark/user-desktop-symbolic.svg" width="22" alt="user-desktop-symbolic"&gt;&lt;/a&gt;&amp;nbsp; &amp;nbsp; user-desktop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ser-home-symbolic.svg</text:p>
          </table:table-cell>
          <table:table-cell office:value-type="string" calcext:value-type="string">
            <text:p>user-hom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9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97] &amp; CHAR(34) &amp; &quot;&gt;&quot; &amp; &#10;&quot;&lt;img alt=&quot; &amp; CHAR(34) &amp; [.B39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97] &amp; &quot;&lt;br&gt;&quot;" office:value-type="string" office:string-value="&lt;picture&gt;&lt;source media=&quot;(prefers-color-scheme: dark)&quot; srcset=&quot;https://github.com/StorageB/icons/blob/main/GNOME48Adwaita/light/user-home-symbolic.svg&quot;&gt;&lt;source media=&quot;(prefers-color-scheme: light)&quot; srcset=&quot;https://github.com/StorageB/icons/blob/main/GNOME48Adwaita/dark/user-home-symbolic.svg&quot;&gt;&lt;img alt=&quot;user-home-symbolic&quot; src=&quot;https://user-images.githubusercontent.com/25423296/163456779-a8556205-d0a5-45e2-ac17-42d089e3c3f8.png&quot;&gt;&lt;/picture&gt; &amp;nbsp; &amp;nbsp;user-home-symbolic&lt;br&gt;" calcext:value-type="string">
            <text:p>&lt;picture&gt;&lt;source media="(prefers-color-scheme: dark)" srcset="https://github.com/StorageB/icons/blob/main/GNOME48Adwaita/light/user-home-symbolic.svg"&gt;&lt;source media="(prefers-color-scheme: light)" srcset="https://github.com/StorageB/icons/blob/main/GNOME48Adwaita/dark/user-home-symbolic.svg"&gt;&lt;img alt="user-home-symbolic" src="https://user-images.githubusercontent.com/25423296/163456779-a8556205-d0a5-45e2-ac17-42d089e3c3f8.png"&gt;&lt;/picture&gt; &amp;nbsp; &amp;nbsp;user-hom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97] &amp; CHAR(34) &amp;  &#10;&quot; width=&quot; &amp; CHAR(34) &amp; &quot;22&quot; &amp; CHAR(34) &amp; &quot; alt=&quot; &amp; CHAR(34) &amp; [.B397] &amp; CHAR(34) &amp; &quot;&gt;&lt;/a&gt;&quot; &amp; &#10;&quot;&amp;nbsp; &amp;nbsp; &quot; &amp; [.B397] &amp; &quot;&lt;br&gt;&quot;" office:value-type="string" office:string-value="&lt;a href=&quot;#&quot;&gt;&lt;img src=&quot;https://raw.githubusercontent.com/StorageB/icons/main/GNOME46Adwaita/light/user-home-symbolic.svg&quot; width=&quot;22&quot; alt=&quot;user-home-symbolic&quot;&gt;&lt;/a&gt;&amp;nbsp; &amp;nbsp; user-home-symbolic&lt;br&gt;" calcext:value-type="string">
            <text:p>&lt;a href="#"&gt;&lt;img src="https://raw.githubusercontent.com/StorageB/icons/main/GNOME46Adwaita/light/user-home-symbolic.svg" width="22" alt="user-home-symbolic"&gt;&lt;/a&gt;&amp;nbsp; &amp;nbsp; user-hom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97] &amp; CHAR(34) &amp;   &#10;&quot; width=&quot; &amp; CHAR(34) &amp; &quot;22&quot; &amp; CHAR(34) &amp; &quot; alt=&quot; &amp; CHAR(34) &amp; [.B397] &amp; CHAR(34) &amp; &quot;&gt;&lt;/a&gt;&quot; &amp;  &#10;&quot;&amp;nbsp; &amp;nbsp; &quot; &amp; [.B397] &amp; &quot;&lt;br&gt;&quot;" office:value-type="string" office:string-value="&lt;a href=&quot;#&quot;&gt;&lt;img src=&quot;https://raw.githubusercontent.com/StorageB/icons/main/GNOME46Adwaita/dark/user-home-symbolic.svg&quot; width=&quot;22&quot; alt=&quot;user-home-symbolic&quot;&gt;&lt;/a&gt;&amp;nbsp; &amp;nbsp; user-home-symbolic&lt;br&gt;" calcext:value-type="string">
            <text:p>&lt;a href="#"&gt;&lt;img src="https://raw.githubusercontent.com/StorageB/icons/main/GNOME46Adwaita/dark/user-home-symbolic.svg" width="22" alt="user-home-symbolic"&gt;&lt;/a&gt;&amp;nbsp; &amp;nbsp; user-hom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ser-trash-symbolic.svg</text:p>
          </table:table-cell>
          <table:table-cell office:value-type="string" calcext:value-type="string">
            <text:p>user-tras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9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98] &amp; CHAR(34) &amp; &quot;&gt;&quot; &amp; &#10;&quot;&lt;img alt=&quot; &amp; CHAR(34) &amp; [.B39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98] &amp; &quot;&lt;br&gt;&quot;" office:value-type="string" office:string-value="&lt;picture&gt;&lt;source media=&quot;(prefers-color-scheme: dark)&quot; srcset=&quot;https://github.com/StorageB/icons/blob/main/GNOME48Adwaita/light/user-trash-symbolic.svg&quot;&gt;&lt;source media=&quot;(prefers-color-scheme: light)&quot; srcset=&quot;https://github.com/StorageB/icons/blob/main/GNOME48Adwaita/dark/user-trash-symbolic.svg&quot;&gt;&lt;img alt=&quot;user-trash-symbolic&quot; src=&quot;https://user-images.githubusercontent.com/25423296/163456779-a8556205-d0a5-45e2-ac17-42d089e3c3f8.png&quot;&gt;&lt;/picture&gt; &amp;nbsp; &amp;nbsp;user-trash-symbolic&lt;br&gt;" calcext:value-type="string">
            <text:p>&lt;picture&gt;&lt;source media="(prefers-color-scheme: dark)" srcset="https://github.com/StorageB/icons/blob/main/GNOME48Adwaita/light/user-trash-symbolic.svg"&gt;&lt;source media="(prefers-color-scheme: light)" srcset="https://github.com/StorageB/icons/blob/main/GNOME48Adwaita/dark/user-trash-symbolic.svg"&gt;&lt;img alt="user-trash-symbolic" src="https://user-images.githubusercontent.com/25423296/163456779-a8556205-d0a5-45e2-ac17-42d089e3c3f8.png"&gt;&lt;/picture&gt; &amp;nbsp; &amp;nbsp;user-trash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398] &amp; CHAR(34) &amp;  &#10;&quot; width=&quot; &amp; CHAR(34) &amp; &quot;22&quot; &amp; CHAR(34) &amp; &quot; alt=&quot; &amp; CHAR(34) &amp; [.B398] &amp; CHAR(34) &amp; &quot;&gt;&lt;/a&gt;&quot; &amp; &#10;&quot;&amp;nbsp; &amp;nbsp; &quot; &amp; [.B398] &amp; &quot;&lt;br&gt;&quot;" office:value-type="string" office:string-value="&lt;a href=&quot;#&quot;&gt;&lt;img src=&quot;https://raw.githubusercontent.com/StorageB/icons/main/GNOME46Adwaita/light/user-trash-symbolic.svg&quot; width=&quot;22&quot; alt=&quot;user-trash-symbolic&quot;&gt;&lt;/a&gt;&amp;nbsp; &amp;nbsp; user-trash-symbolic&lt;br&gt;" calcext:value-type="string">
            <text:p>&lt;a href="#"&gt;&lt;img src="https://raw.githubusercontent.com/StorageB/icons/main/GNOME46Adwaita/light/user-trash-symbolic.svg" width="22" alt="user-trash-symbolic"&gt;&lt;/a&gt;&amp;nbsp; &amp;nbsp; user-trash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398] &amp; CHAR(34) &amp;   &#10;&quot; width=&quot; &amp; CHAR(34) &amp; &quot;22&quot; &amp; CHAR(34) &amp; &quot; alt=&quot; &amp; CHAR(34) &amp; [.B398] &amp; CHAR(34) &amp; &quot;&gt;&lt;/a&gt;&quot; &amp;  &#10;&quot;&amp;nbsp; &amp;nbsp; &quot; &amp; [.B398] &amp; &quot;&lt;br&gt;&quot;" office:value-type="string" office:string-value="&lt;a href=&quot;#&quot;&gt;&lt;img src=&quot;https://raw.githubusercontent.com/StorageB/icons/main/GNOME46Adwaita/dark/user-trash-symbolic.svg&quot; width=&quot;22&quot; alt=&quot;user-trash-symbolic&quot;&gt;&lt;/a&gt;&amp;nbsp; &amp;nbsp; user-trash-symbolic&lt;br&gt;" calcext:value-type="string">
            <text:p>&lt;a href="#"&gt;&lt;img src="https://raw.githubusercontent.com/StorageB/icons/main/GNOME46Adwaita/dark/user-trash-symbolic.svg" width="22" alt="user-trash-symbolic"&gt;&lt;/a&gt;&amp;nbsp; &amp;nbsp; user-trash-symbolic&lt;br&gt;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Default"/>
          <table:table-cell table:number-columns-repeated="16380"/>
        </table:table-row>
        <table:table-row table:style-name="ro2">
          <table:table-cell table:number-columns-repeated="2" office:value-type="string" calcext:value-type="string">
            <text:p>./status:</text:p>
          </table:table-cell>
          <table:table-cell table:formula="of:=&quot;## &quot; &amp; MID([.$B400];3;FIND(&quot;:&quot;;[.$B400];1)-3) &amp; &quot; &lt;br&gt;&quot;" office:value-type="string" office:string-value="## status &lt;br&gt;" calcext:value-type="string">
            <text:p>## status &lt;br&gt;</text:p>
          </table:table-cell>
          <table:table-cell table:style-name="Default" table:formula="of:=&quot;## &quot; &amp; MID([.$B400];3;FIND(&quot;:&quot;;[.$B400];1)-3) &amp; &quot; &lt;br&gt;&quot;" office:value-type="string" office:string-value="## status &lt;br&gt;" calcext:value-type="string">
            <text:p>## status &lt;br&gt;</text:p>
          </table:table-cell>
          <table:table-cell table:style-name="Default" table:formula="of:=&quot;## &quot; &amp; MID([.$B400];3;FIND(&quot;:&quot;;[.$B400];1)-3) &amp; &quot; &lt;br&gt;&quot;" office:value-type="string" office:string-value="## status &lt;br&gt;" calcext:value-type="string">
            <text:p>## status &lt;br&gt;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airplane-mode-disabled-symbolic.svg</text:p>
          </table:table-cell>
          <table:table-cell table:style-name="ce5" office:value-type="string" calcext:value-type="string">
            <text:p>Airplane-mode-disabled-symbolic</text:p>
          </table:table-cell>
          <table:table-cell table:style-name="ce5"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0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01] &amp; CHAR(34) &amp; &quot;&gt;&quot; &amp; &#10;&quot;&lt;img alt=&quot; &amp; CHAR(34) &amp; [.B40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01] &amp; &quot;&lt;br&gt;&quot;" office:value-type="string" office:string-value="&lt;picture&gt;&lt;source media=&quot;(prefers-color-scheme: dark)&quot; srcset=&quot;https://github.com/StorageB/icons/blob/main/GNOME48Adwaita/light/airplane-mode-disabled-symbolic.svg&quot;&gt;&lt;source media=&quot;(prefers-color-scheme: light)&quot; srcset=&quot;https://github.com/StorageB/icons/blob/main/GNOME48Adwaita/dark/airplane-mode-disabled-symbolic.svg&quot;&gt;&lt;img alt=&quot;Airplane-mode-disabled-symbolic&quot; src=&quot;https://user-images.githubusercontent.com/25423296/163456779-a8556205-d0a5-45e2-ac17-42d089e3c3f8.png&quot;&gt;&lt;/picture&gt; &amp;nbsp; &amp;nbsp;Airplane-mode-disabled-symbolic&lt;br&gt;" calcext:value-type="string">
            <text:p>&lt;picture&gt;&lt;source media="(prefers-color-scheme: dark)" srcset="https://github.com/StorageB/icons/blob/main/GNOME48Adwaita/light/airplane-mode-disabled-symbolic.svg"&gt;&lt;source media="(prefers-color-scheme: light)" srcset="https://github.com/StorageB/icons/blob/main/GNOME48Adwaita/dark/airplane-mode-disabled-symbolic.svg"&gt;&lt;img alt="Airplane-mode-disabled-symbolic" src="https://user-images.githubusercontent.com/25423296/163456779-a8556205-d0a5-45e2-ac17-42d089e3c3f8.png"&gt;&lt;/picture&gt; &amp;nbsp; &amp;nbsp;Airplane-mode-disabled-symbolic&lt;br&gt;</text:p>
          </table:table-cell>
          <table:table-cell table:style-name="ce5" table:formula="of:=&#10;&quot;&lt;a href=&quot; &amp; CHAR(34) &amp; &#10;&quot;#&quot; &amp; CHAR(34) &amp; &quot;&gt;&quot; &amp; &quot;&lt;img src=&quot; &amp; CHAR(34) &amp; &quot;https://raw.githubusercontent.com/StorageB/icons/main/GNOME46Adwaita/light/&quot; &amp; [.A401] &amp; CHAR(34) &amp;  &#10;&quot; width=&quot; &amp; CHAR(34) &amp; &quot;22&quot; &amp; CHAR(34) &amp; &quot; alt=&quot; &amp; CHAR(34) &amp; [.B401] &amp; CHAR(34) &amp; &quot;&gt;&lt;/a&gt;&quot; &amp; &#10;&quot;&amp;nbsp; &amp;nbsp; &quot; &amp; [.B401] &amp; &quot;&lt;br&gt;&quot;" office:value-type="string" office:string-value="&lt;a href=&quot;#&quot;&gt;&lt;img src=&quot;https://raw.githubusercontent.com/StorageB/icons/main/GNOME46Adwaita/light/airplane-mode-disabled-symbolic.svg&quot; width=&quot;22&quot; alt=&quot;Airplane-mode-disabled-symbolic&quot;&gt;&lt;/a&gt;&amp;nbsp; &amp;nbsp; Airplane-mode-disabled-symbolic&lt;br&gt;" calcext:value-type="string">
            <text:p>&lt;a href="#"&gt;&lt;img src="https://raw.githubusercontent.com/StorageB/icons/main/GNOME46Adwaita/light/airplane-mode-disabled-symbolic.svg" width="22" alt="Airplane-mode-disabled-symbolic"&gt;&lt;/a&gt;&amp;nbsp; &amp;nbsp; Airplane-mode-disabled-symbolic&lt;br&gt;</text:p>
          </table:table-cell>
          <table:table-cell table:style-name="ce5" table:formula="of:= &#10;&quot;&lt;a href=&quot; &amp; CHAR(34) &amp;  &#10;&quot;#&quot; &amp; CHAR(34) &amp; &quot;&gt;&quot; &amp; &quot;&lt;img src=&quot; &amp; CHAR(34) &amp; &quot;https://raw.githubusercontent.com/StorageB/icons/main/GNOME46Adwaita/dark/&quot; &amp; [.A401] &amp; CHAR(34) &amp;   &#10;&quot; width=&quot; &amp; CHAR(34) &amp; &quot;22&quot; &amp; CHAR(34) &amp; &quot; alt=&quot; &amp; CHAR(34) &amp; [.B401] &amp; CHAR(34) &amp; &quot;&gt;&lt;/a&gt;&quot; &amp;  &#10;&quot;&amp;nbsp; &amp;nbsp; &quot; &amp; [.B401] &amp; &quot;&lt;br&gt;&quot;" office:value-type="string" office:string-value="&lt;a href=&quot;#&quot;&gt;&lt;img src=&quot;https://raw.githubusercontent.com/StorageB/icons/main/GNOME46Adwaita/dark/airplane-mode-disabled-symbolic.svg&quot; width=&quot;22&quot; alt=&quot;Airplane-mode-disabled-symbolic&quot;&gt;&lt;/a&gt;&amp;nbsp; &amp;nbsp; Airplane-mode-disabled-symbolic&lt;br&gt;" calcext:value-type="string">
            <text:p>&lt;a href="#"&gt;&lt;img src="https://raw.githubusercontent.com/StorageB/icons/main/GNOME46Adwaita/dark/airplane-mode-disabled-symbolic.svg" width="22" alt="Airplane-mode-disabled-symbolic"&gt;&lt;/a&gt;&amp;nbsp; &amp;nbsp; Airplane-mode-disabled-symbolic&lt;br&gt;</text:p>
          </table:table-cell>
          <table:table-cell table:style-name="ce5" table:number-columns-repeated="16379"/>
        </table:table-row>
        <table:table-row table:style-name="ro2">
          <table:table-cell office:value-type="string" calcext:value-type="string">
            <text:p>airplane-mode-symbolic.svg</text:p>
          </table:table-cell>
          <table:table-cell office:value-type="string" calcext:value-type="string">
            <text:p>airplane-mod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0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02] &amp; CHAR(34) &amp; &quot;&gt;&quot; &amp; &#10;&quot;&lt;img alt=&quot; &amp; CHAR(34) &amp; [.B40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02] &amp; &quot;&lt;br&gt;&quot;" office:value-type="string" office:string-value="&lt;picture&gt;&lt;source media=&quot;(prefers-color-scheme: dark)&quot; srcset=&quot;https://github.com/StorageB/icons/blob/main/GNOME48Adwaita/light/airplane-mode-symbolic.svg&quot;&gt;&lt;source media=&quot;(prefers-color-scheme: light)&quot; srcset=&quot;https://github.com/StorageB/icons/blob/main/GNOME48Adwaita/dark/airplane-mode-symbolic.svg&quot;&gt;&lt;img alt=&quot;airplane-mode-symbolic&quot; src=&quot;https://user-images.githubusercontent.com/25423296/163456779-a8556205-d0a5-45e2-ac17-42d089e3c3f8.png&quot;&gt;&lt;/picture&gt; &amp;nbsp; &amp;nbsp;airplane-mode-symbolic&lt;br&gt;" calcext:value-type="string">
            <text:p>&lt;picture&gt;&lt;source media="(prefers-color-scheme: dark)" srcset="https://github.com/StorageB/icons/blob/main/GNOME48Adwaita/light/airplane-mode-symbolic.svg"&gt;&lt;source media="(prefers-color-scheme: light)" srcset="https://github.com/StorageB/icons/blob/main/GNOME48Adwaita/dark/airplane-mode-symbolic.svg"&gt;&lt;img alt="airplane-mode-symbolic" src="https://user-images.githubusercontent.com/25423296/163456779-a8556205-d0a5-45e2-ac17-42d089e3c3f8.png"&gt;&lt;/picture&gt; &amp;nbsp; &amp;nbsp;airplane-mode-symbolic&lt;br&gt;</text:p>
          </table:table-cell>
          <table:table-cell table:style-name="ce12" table:formula="of:=&#10;&quot;&lt;a href=&quot; &amp; CHAR(34) &amp; &#10;&quot;#&quot; &amp; CHAR(34) &amp; &quot;&gt;&quot; &amp; &quot;&lt;img src=&quot; &amp; CHAR(34) &amp; &quot;https://raw.githubusercontent.com/StorageB/icons/main/GNOME46Adwaita/light/&quot; &amp; [.A402] &amp; CHAR(34) &amp;  &#10;&quot; width=&quot; &amp; CHAR(34) &amp; &quot;22&quot; &amp; CHAR(34) &amp; &quot; alt=&quot; &amp; CHAR(34) &amp; [.B402] &amp; CHAR(34) &amp; &quot;&gt;&lt;/a&gt;&quot; &amp; &#10;&quot;&amp;nbsp; &amp;nbsp; &quot; &amp; [.B402] &amp; &quot;&lt;br&gt;&quot;" office:value-type="string" office:string-value="&lt;a href=&quot;#&quot;&gt;&lt;img src=&quot;https://raw.githubusercontent.com/StorageB/icons/main/GNOME46Adwaita/light/airplane-mode-symbolic.svg&quot; width=&quot;22&quot; alt=&quot;airplane-mode-symbolic&quot;&gt;&lt;/a&gt;&amp;nbsp; &amp;nbsp; airplane-mode-symbolic&lt;br&gt;" calcext:value-type="string">
            <text:p>&lt;a href="#"&gt;&lt;img src="https://raw.githubusercontent.com/StorageB/icons/main/GNOME46Adwaita/light/airplane-mode-symbolic.svg" width="22" alt="airplane-mode-symbolic"&gt;&lt;/a&gt;&amp;nbsp; &amp;nbsp; airplane-mode-symbolic&lt;br&gt;</text:p>
          </table:table-cell>
          <table:table-cell table:style-name="ce12" table:formula="of:= &#10;&quot;&lt;a href=&quot; &amp; CHAR(34) &amp;  &#10;&quot;#&quot; &amp; CHAR(34) &amp; &quot;&gt;&quot; &amp; &quot;&lt;img src=&quot; &amp; CHAR(34) &amp; &quot;https://raw.githubusercontent.com/StorageB/icons/main/GNOME46Adwaita/dark/&quot; &amp; [.A402] &amp; CHAR(34) &amp;   &#10;&quot; width=&quot; &amp; CHAR(34) &amp; &quot;22&quot; &amp; CHAR(34) &amp; &quot; alt=&quot; &amp; CHAR(34) &amp; [.B402] &amp; CHAR(34) &amp; &quot;&gt;&lt;/a&gt;&quot; &amp;  &#10;&quot;&amp;nbsp; &amp;nbsp; &quot; &amp; [.B402] &amp; &quot;&lt;br&gt;&quot;" office:value-type="string" office:string-value="&lt;a href=&quot;#&quot;&gt;&lt;img src=&quot;https://raw.githubusercontent.com/StorageB/icons/main/GNOME46Adwaita/dark/airplane-mode-symbolic.svg&quot; width=&quot;22&quot; alt=&quot;airplane-mode-symbolic&quot;&gt;&lt;/a&gt;&amp;nbsp; &amp;nbsp; airplane-mode-symbolic&lt;br&gt;" calcext:value-type="string">
            <text:p>&lt;a href="#"&gt;&lt;img src="https://raw.githubusercontent.com/StorageB/icons/main/GNOME46Adwaita/dark/airplane-mode-symbolic.svg" width="22" alt="airplane-mode-symbolic"&gt;&lt;/a&gt;&amp;nbsp; &amp;nbsp; airplane-mod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arm-symbolic.svg</text:p>
          </table:table-cell>
          <table:table-cell office:value-type="string" calcext:value-type="string">
            <text:p>alar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0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03] &amp; CHAR(34) &amp; &quot;&gt;&quot; &amp; &#10;&quot;&lt;img alt=&quot; &amp; CHAR(34) &amp; [.B40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03] &amp; &quot;&lt;br&gt;&quot;" office:value-type="string" office:string-value="&lt;picture&gt;&lt;source media=&quot;(prefers-color-scheme: dark)&quot; srcset=&quot;https://github.com/StorageB/icons/blob/main/GNOME48Adwaita/light/alarm-symbolic.svg&quot;&gt;&lt;source media=&quot;(prefers-color-scheme: light)&quot; srcset=&quot;https://github.com/StorageB/icons/blob/main/GNOME48Adwaita/dark/alarm-symbolic.svg&quot;&gt;&lt;img alt=&quot;alarm-symbolic&quot; src=&quot;https://user-images.githubusercontent.com/25423296/163456779-a8556205-d0a5-45e2-ac17-42d089e3c3f8.png&quot;&gt;&lt;/picture&gt; &amp;nbsp; &amp;nbsp;alarm-symbolic&lt;br&gt;" calcext:value-type="string">
            <text:p>&lt;picture&gt;&lt;source media="(prefers-color-scheme: dark)" srcset="https://github.com/StorageB/icons/blob/main/GNOME48Adwaita/light/alarm-symbolic.svg"&gt;&lt;source media="(prefers-color-scheme: light)" srcset="https://github.com/StorageB/icons/blob/main/GNOME48Adwaita/dark/alarm-symbolic.svg"&gt;&lt;img alt="alarm-symbolic" src="https://user-images.githubusercontent.com/25423296/163456779-a8556205-d0a5-45e2-ac17-42d089e3c3f8.png"&gt;&lt;/picture&gt; &amp;nbsp; &amp;nbsp;alarm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03] &amp; CHAR(34) &amp;  &#10;&quot; width=&quot; &amp; CHAR(34) &amp; &quot;22&quot; &amp; CHAR(34) &amp; &quot; alt=&quot; &amp; CHAR(34) &amp; [.B403] &amp; CHAR(34) &amp; &quot;&gt;&lt;/a&gt;&quot; &amp; &#10;&quot;&amp;nbsp; &amp;nbsp; &quot; &amp; [.B403] &amp; &quot;&lt;br&gt;&quot;" office:value-type="string" office:string-value="&lt;a href=&quot;#&quot;&gt;&lt;img src=&quot;https://raw.githubusercontent.com/StorageB/icons/main/GNOME46Adwaita/light/alarm-symbolic.svg&quot; width=&quot;22&quot; alt=&quot;alarm-symbolic&quot;&gt;&lt;/a&gt;&amp;nbsp; &amp;nbsp; alarm-symbolic&lt;br&gt;" calcext:value-type="string">
            <text:p>&lt;a href="#"&gt;&lt;img src="https://raw.githubusercontent.com/StorageB/icons/main/GNOME46Adwaita/light/alarm-symbolic.svg" width="22" alt="alarm-symbolic"&gt;&lt;/a&gt;&amp;nbsp; &amp;nbsp; alarm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03] &amp; CHAR(34) &amp;   &#10;&quot; width=&quot; &amp; CHAR(34) &amp; &quot;22&quot; &amp; CHAR(34) &amp; &quot; alt=&quot; &amp; CHAR(34) &amp; [.B403] &amp; CHAR(34) &amp; &quot;&gt;&lt;/a&gt;&quot; &amp;  &#10;&quot;&amp;nbsp; &amp;nbsp; &quot; &amp; [.B403] &amp; &quot;&lt;br&gt;&quot;" office:value-type="string" office:string-value="&lt;a href=&quot;#&quot;&gt;&lt;img src=&quot;https://raw.githubusercontent.com/StorageB/icons/main/GNOME46Adwaita/dark/alarm-symbolic.svg&quot; width=&quot;22&quot; alt=&quot;alarm-symbolic&quot;&gt;&lt;/a&gt;&amp;nbsp; &amp;nbsp; alarm-symbolic&lt;br&gt;" calcext:value-type="string">
            <text:p>&lt;a href="#"&gt;&lt;img src="https://raw.githubusercontent.com/StorageB/icons/main/GNOME46Adwaita/dark/alarm-symbolic.svg" width="22" alt="alarm-symbolic"&gt;&lt;/a&gt;&amp;nbsp; &amp;nbsp; alarm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ointment-missed-symbolic.svg</text:p>
          </table:table-cell>
          <table:table-cell office:value-type="string" calcext:value-type="string">
            <text:p>appointment-miss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0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04] &amp; CHAR(34) &amp; &quot;&gt;&quot; &amp; &#10;&quot;&lt;img alt=&quot; &amp; CHAR(34) &amp; [.B40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04] &amp; &quot;&lt;br&gt;&quot;" office:value-type="string" office:string-value="&lt;picture&gt;&lt;source media=&quot;(prefers-color-scheme: dark)&quot; srcset=&quot;https://github.com/StorageB/icons/blob/main/GNOME48Adwaita/light/appointment-missed-symbolic.svg&quot;&gt;&lt;source media=&quot;(prefers-color-scheme: light)&quot; srcset=&quot;https://github.com/StorageB/icons/blob/main/GNOME48Adwaita/dark/appointment-missed-symbolic.svg&quot;&gt;&lt;img alt=&quot;appointment-missed-symbolic&quot; src=&quot;https://user-images.githubusercontent.com/25423296/163456779-a8556205-d0a5-45e2-ac17-42d089e3c3f8.png&quot;&gt;&lt;/picture&gt; &amp;nbsp; &amp;nbsp;appointment-missed-symbolic&lt;br&gt;" calcext:value-type="string">
            <text:p>&lt;picture&gt;&lt;source media="(prefers-color-scheme: dark)" srcset="https://github.com/StorageB/icons/blob/main/GNOME48Adwaita/light/appointment-missed-symbolic.svg"&gt;&lt;source media="(prefers-color-scheme: light)" srcset="https://github.com/StorageB/icons/blob/main/GNOME48Adwaita/dark/appointment-missed-symbolic.svg"&gt;&lt;img alt="appointment-missed-symbolic" src="https://user-images.githubusercontent.com/25423296/163456779-a8556205-d0a5-45e2-ac17-42d089e3c3f8.png"&gt;&lt;/picture&gt; &amp;nbsp; &amp;nbsp;appointment-miss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04] &amp; CHAR(34) &amp;  &#10;&quot; width=&quot; &amp; CHAR(34) &amp; &quot;22&quot; &amp; CHAR(34) &amp; &quot; alt=&quot; &amp; CHAR(34) &amp; [.B404] &amp; CHAR(34) &amp; &quot;&gt;&lt;/a&gt;&quot; &amp; &#10;&quot;&amp;nbsp; &amp;nbsp; &quot; &amp; [.B404] &amp; &quot;&lt;br&gt;&quot;" office:value-type="string" office:string-value="&lt;a href=&quot;#&quot;&gt;&lt;img src=&quot;https://raw.githubusercontent.com/StorageB/icons/main/GNOME46Adwaita/light/appointment-missed-symbolic.svg&quot; width=&quot;22&quot; alt=&quot;appointment-missed-symbolic&quot;&gt;&lt;/a&gt;&amp;nbsp; &amp;nbsp; appointment-missed-symbolic&lt;br&gt;" calcext:value-type="string">
            <text:p>&lt;a href="#"&gt;&lt;img src="https://raw.githubusercontent.com/StorageB/icons/main/GNOME46Adwaita/light/appointment-missed-symbolic.svg" width="22" alt="appointment-missed-symbolic"&gt;&lt;/a&gt;&amp;nbsp; &amp;nbsp; appointment-miss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04] &amp; CHAR(34) &amp;   &#10;&quot; width=&quot; &amp; CHAR(34) &amp; &quot;22&quot; &amp; CHAR(34) &amp; &quot; alt=&quot; &amp; CHAR(34) &amp; [.B404] &amp; CHAR(34) &amp; &quot;&gt;&lt;/a&gt;&quot; &amp;  &#10;&quot;&amp;nbsp; &amp;nbsp; &quot; &amp; [.B404] &amp; &quot;&lt;br&gt;&quot;" office:value-type="string" office:string-value="&lt;a href=&quot;#&quot;&gt;&lt;img src=&quot;https://raw.githubusercontent.com/StorageB/icons/main/GNOME46Adwaita/dark/appointment-missed-symbolic.svg&quot; width=&quot;22&quot; alt=&quot;appointment-missed-symbolic&quot;&gt;&lt;/a&gt;&amp;nbsp; &amp;nbsp; appointment-missed-symbolic&lt;br&gt;" calcext:value-type="string">
            <text:p>&lt;a href="#"&gt;&lt;img src="https://raw.githubusercontent.com/StorageB/icons/main/GNOME46Adwaita/dark/appointment-missed-symbolic.svg" width="22" alt="appointment-missed-symbolic"&gt;&lt;/a&gt;&amp;nbsp; &amp;nbsp; appointment-miss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ointment-soon-symbolic.svg</text:p>
          </table:table-cell>
          <table:table-cell office:value-type="string" calcext:value-type="string">
            <text:p>appointment-soo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0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05] &amp; CHAR(34) &amp; &quot;&gt;&quot; &amp; &#10;&quot;&lt;img alt=&quot; &amp; CHAR(34) &amp; [.B40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05] &amp; &quot;&lt;br&gt;&quot;" office:value-type="string" office:string-value="&lt;picture&gt;&lt;source media=&quot;(prefers-color-scheme: dark)&quot; srcset=&quot;https://github.com/StorageB/icons/blob/main/GNOME48Adwaita/light/appointment-soon-symbolic.svg&quot;&gt;&lt;source media=&quot;(prefers-color-scheme: light)&quot; srcset=&quot;https://github.com/StorageB/icons/blob/main/GNOME48Adwaita/dark/appointment-soon-symbolic.svg&quot;&gt;&lt;img alt=&quot;appointment-soon-symbolic&quot; src=&quot;https://user-images.githubusercontent.com/25423296/163456779-a8556205-d0a5-45e2-ac17-42d089e3c3f8.png&quot;&gt;&lt;/picture&gt; &amp;nbsp; &amp;nbsp;appointment-soon-symbolic&lt;br&gt;" calcext:value-type="string">
            <text:p>&lt;picture&gt;&lt;source media="(prefers-color-scheme: dark)" srcset="https://github.com/StorageB/icons/blob/main/GNOME48Adwaita/light/appointment-soon-symbolic.svg"&gt;&lt;source media="(prefers-color-scheme: light)" srcset="https://github.com/StorageB/icons/blob/main/GNOME48Adwaita/dark/appointment-soon-symbolic.svg"&gt;&lt;img alt="appointment-soon-symbolic" src="https://user-images.githubusercontent.com/25423296/163456779-a8556205-d0a5-45e2-ac17-42d089e3c3f8.png"&gt;&lt;/picture&gt; &amp;nbsp; &amp;nbsp;appointment-soon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05] &amp; CHAR(34) &amp;  &#10;&quot; width=&quot; &amp; CHAR(34) &amp; &quot;22&quot; &amp; CHAR(34) &amp; &quot; alt=&quot; &amp; CHAR(34) &amp; [.B405] &amp; CHAR(34) &amp; &quot;&gt;&lt;/a&gt;&quot; &amp; &#10;&quot;&amp;nbsp; &amp;nbsp; &quot; &amp; [.B405] &amp; &quot;&lt;br&gt;&quot;" office:value-type="string" office:string-value="&lt;a href=&quot;#&quot;&gt;&lt;img src=&quot;https://raw.githubusercontent.com/StorageB/icons/main/GNOME46Adwaita/light/appointment-soon-symbolic.svg&quot; width=&quot;22&quot; alt=&quot;appointment-soon-symbolic&quot;&gt;&lt;/a&gt;&amp;nbsp; &amp;nbsp; appointment-soon-symbolic&lt;br&gt;" calcext:value-type="string">
            <text:p>&lt;a href="#"&gt;&lt;img src="https://raw.githubusercontent.com/StorageB/icons/main/GNOME46Adwaita/light/appointment-soon-symbolic.svg" width="22" alt="appointment-soon-symbolic"&gt;&lt;/a&gt;&amp;nbsp; &amp;nbsp; appointment-soon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05] &amp; CHAR(34) &amp;   &#10;&quot; width=&quot; &amp; CHAR(34) &amp; &quot;22&quot; &amp; CHAR(34) &amp; &quot; alt=&quot; &amp; CHAR(34) &amp; [.B405] &amp; CHAR(34) &amp; &quot;&gt;&lt;/a&gt;&quot; &amp;  &#10;&quot;&amp;nbsp; &amp;nbsp; &quot; &amp; [.B405] &amp; &quot;&lt;br&gt;&quot;" office:value-type="string" office:string-value="&lt;a href=&quot;#&quot;&gt;&lt;img src=&quot;https://raw.githubusercontent.com/StorageB/icons/main/GNOME46Adwaita/dark/appointment-soon-symbolic.svg&quot; width=&quot;22&quot; alt=&quot;appointment-soon-symbolic&quot;&gt;&lt;/a&gt;&amp;nbsp; &amp;nbsp; appointment-soon-symbolic&lt;br&gt;" calcext:value-type="string">
            <text:p>&lt;a href="#"&gt;&lt;img src="https://raw.githubusercontent.com/StorageB/icons/main/GNOME46Adwaita/dark/appointment-soon-symbolic.svg" width="22" alt="appointment-soon-symbolic"&gt;&lt;/a&gt;&amp;nbsp; &amp;nbsp; appointment-soon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dio-volume-high-rtl-symbolic.svg</text:p>
          </table:table-cell>
          <table:table-cell office:value-type="string" calcext:value-type="string">
            <text:p>audio-volume-high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0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06] &amp; CHAR(34) &amp; &quot;&gt;&quot; &amp; &#10;&quot;&lt;img alt=&quot; &amp; CHAR(34) &amp; [.B40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06] &amp; &quot;&lt;br&gt;&quot;" office:value-type="string" office:string-value="&lt;picture&gt;&lt;source media=&quot;(prefers-color-scheme: dark)&quot; srcset=&quot;https://github.com/StorageB/icons/blob/main/GNOME48Adwaita/light/audio-volume-high-rtl-symbolic.svg&quot;&gt;&lt;source media=&quot;(prefers-color-scheme: light)&quot; srcset=&quot;https://github.com/StorageB/icons/blob/main/GNOME48Adwaita/dark/audio-volume-high-rtl-symbolic.svg&quot;&gt;&lt;img alt=&quot;audio-volume-high-rtl-symbolic&quot; src=&quot;https://user-images.githubusercontent.com/25423296/163456779-a8556205-d0a5-45e2-ac17-42d089e3c3f8.png&quot;&gt;&lt;/picture&gt; &amp;nbsp; &amp;nbsp;audio-volume-high-rtl-symbolic&lt;br&gt;" calcext:value-type="string">
            <text:p>&lt;picture&gt;&lt;source media="(prefers-color-scheme: dark)" srcset="https://github.com/StorageB/icons/blob/main/GNOME48Adwaita/light/audio-volume-high-rtl-symbolic.svg"&gt;&lt;source media="(prefers-color-scheme: light)" srcset="https://github.com/StorageB/icons/blob/main/GNOME48Adwaita/dark/audio-volume-high-rtl-symbolic.svg"&gt;&lt;img alt="audio-volume-high-rtl-symbolic" src="https://user-images.githubusercontent.com/25423296/163456779-a8556205-d0a5-45e2-ac17-42d089e3c3f8.png"&gt;&lt;/picture&gt; &amp;nbsp; &amp;nbsp;audio-volume-high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06] &amp; CHAR(34) &amp;  &#10;&quot; width=&quot; &amp; CHAR(34) &amp; &quot;22&quot; &amp; CHAR(34) &amp; &quot; alt=&quot; &amp; CHAR(34) &amp; [.B406] &amp; CHAR(34) &amp; &quot;&gt;&lt;/a&gt;&quot; &amp; &#10;&quot;&amp;nbsp; &amp;nbsp; &quot; &amp; [.B406] &amp; &quot;&lt;br&gt;&quot;" office:value-type="string" office:string-value="&lt;a href=&quot;#&quot;&gt;&lt;img src=&quot;https://raw.githubusercontent.com/StorageB/icons/main/GNOME46Adwaita/light/audio-volume-high-rtl-symbolic.svg&quot; width=&quot;22&quot; alt=&quot;audio-volume-high-rtl-symbolic&quot;&gt;&lt;/a&gt;&amp;nbsp; &amp;nbsp; audio-volume-high-rtl-symbolic&lt;br&gt;" calcext:value-type="string">
            <text:p>&lt;a href="#"&gt;&lt;img src="https://raw.githubusercontent.com/StorageB/icons/main/GNOME46Adwaita/light/audio-volume-high-rtl-symbolic.svg" width="22" alt="audio-volume-high-rtl-symbolic"&gt;&lt;/a&gt;&amp;nbsp; &amp;nbsp; audio-volume-high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06] &amp; CHAR(34) &amp;   &#10;&quot; width=&quot; &amp; CHAR(34) &amp; &quot;22&quot; &amp; CHAR(34) &amp; &quot; alt=&quot; &amp; CHAR(34) &amp; [.B406] &amp; CHAR(34) &amp; &quot;&gt;&lt;/a&gt;&quot; &amp;  &#10;&quot;&amp;nbsp; &amp;nbsp; &quot; &amp; [.B406] &amp; &quot;&lt;br&gt;&quot;" office:value-type="string" office:string-value="&lt;a href=&quot;#&quot;&gt;&lt;img src=&quot;https://raw.githubusercontent.com/StorageB/icons/main/GNOME46Adwaita/dark/audio-volume-high-rtl-symbolic.svg&quot; width=&quot;22&quot; alt=&quot;audio-volume-high-rtl-symbolic&quot;&gt;&lt;/a&gt;&amp;nbsp; &amp;nbsp; audio-volume-high-rtl-symbolic&lt;br&gt;" calcext:value-type="string">
            <text:p>&lt;a href="#"&gt;&lt;img src="https://raw.githubusercontent.com/StorageB/icons/main/GNOME46Adwaita/dark/audio-volume-high-rtl-symbolic.svg" width="22" alt="audio-volume-high-rtl-symbolic"&gt;&lt;/a&gt;&amp;nbsp; &amp;nbsp; audio-volume-high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dio-volume-high-symbolic-rtl.svg</text:p>
          </table:table-cell>
          <table:table-cell office:value-type="string" calcext:value-type="string">
            <text:p>audio-volume-high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0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07] &amp; CHAR(34) &amp; &quot;&gt;&quot; &amp; &#10;&quot;&lt;img alt=&quot; &amp; CHAR(34) &amp; [.B40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07] &amp; &quot;&lt;br&gt;&quot;" office:value-type="string" office:string-value="&lt;picture&gt;&lt;source media=&quot;(prefers-color-scheme: dark)&quot; srcset=&quot;https://github.com/StorageB/icons/blob/main/GNOME48Adwaita/light/audio-volume-high-symbolic-rtl.svg&quot;&gt;&lt;source media=&quot;(prefers-color-scheme: light)&quot; srcset=&quot;https://github.com/StorageB/icons/blob/main/GNOME48Adwaita/dark/audio-volume-high-symbolic-rtl.svg&quot;&gt;&lt;img alt=&quot;audio-volume-high-symbolic-rtl&quot; src=&quot;https://user-images.githubusercontent.com/25423296/163456779-a8556205-d0a5-45e2-ac17-42d089e3c3f8.png&quot;&gt;&lt;/picture&gt; &amp;nbsp; &amp;nbsp;audio-volume-high-symbolic-rtl&lt;br&gt;" calcext:value-type="string">
            <text:p>&lt;picture&gt;&lt;source media="(prefers-color-scheme: dark)" srcset="https://github.com/StorageB/icons/blob/main/GNOME48Adwaita/light/audio-volume-high-symbolic-rtl.svg"&gt;&lt;source media="(prefers-color-scheme: light)" srcset="https://github.com/StorageB/icons/blob/main/GNOME48Adwaita/dark/audio-volume-high-symbolic-rtl.svg"&gt;&lt;img alt="audio-volume-high-symbolic-rtl" src="https://user-images.githubusercontent.com/25423296/163456779-a8556205-d0a5-45e2-ac17-42d089e3c3f8.png"&gt;&lt;/picture&gt; &amp;nbsp; &amp;nbsp;audio-volume-high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07] &amp; CHAR(34) &amp;  &#10;&quot; width=&quot; &amp; CHAR(34) &amp; &quot;22&quot; &amp; CHAR(34) &amp; &quot; alt=&quot; &amp; CHAR(34) &amp; [.B407] &amp; CHAR(34) &amp; &quot;&gt;&lt;/a&gt;&quot; &amp; &#10;&quot;&amp;nbsp; &amp;nbsp; &quot; &amp; [.B407] &amp; &quot;&lt;br&gt;&quot;" office:value-type="string" office:string-value="&lt;a href=&quot;#&quot;&gt;&lt;img src=&quot;https://raw.githubusercontent.com/StorageB/icons/main/GNOME46Adwaita/light/audio-volume-high-symbolic-rtl.svg&quot; width=&quot;22&quot; alt=&quot;audio-volume-high-symbolic-rtl&quot;&gt;&lt;/a&gt;&amp;nbsp; &amp;nbsp; audio-volume-high-symbolic-rtl&lt;br&gt;" calcext:value-type="string">
            <text:p>&lt;a href="#"&gt;&lt;img src="https://raw.githubusercontent.com/StorageB/icons/main/GNOME46Adwaita/light/audio-volume-high-symbolic-rtl.svg" width="22" alt="audio-volume-high-symbolic-rtl"&gt;&lt;/a&gt;&amp;nbsp; &amp;nbsp; audio-volume-high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07] &amp; CHAR(34) &amp;   &#10;&quot; width=&quot; &amp; CHAR(34) &amp; &quot;22&quot; &amp; CHAR(34) &amp; &quot; alt=&quot; &amp; CHAR(34) &amp; [.B407] &amp; CHAR(34) &amp; &quot;&gt;&lt;/a&gt;&quot; &amp;  &#10;&quot;&amp;nbsp; &amp;nbsp; &quot; &amp; [.B407] &amp; &quot;&lt;br&gt;&quot;" office:value-type="string" office:string-value="&lt;a href=&quot;#&quot;&gt;&lt;img src=&quot;https://raw.githubusercontent.com/StorageB/icons/main/GNOME46Adwaita/dark/audio-volume-high-symbolic-rtl.svg&quot; width=&quot;22&quot; alt=&quot;audio-volume-high-symbolic-rtl&quot;&gt;&lt;/a&gt;&amp;nbsp; &amp;nbsp; audio-volume-high-symbolic-rtl&lt;br&gt;" calcext:value-type="string">
            <text:p>&lt;a href="#"&gt;&lt;img src="https://raw.githubusercontent.com/StorageB/icons/main/GNOME46Adwaita/dark/audio-volume-high-symbolic-rtl.svg" width="22" alt="audio-volume-high-symbolic-rtl"&gt;&lt;/a&gt;&amp;nbsp; &amp;nbsp; audio-volume-high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dio-volume-high-symbolic.svg</text:p>
          </table:table-cell>
          <table:table-cell office:value-type="string" calcext:value-type="string">
            <text:p>audio-volume-hig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0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08] &amp; CHAR(34) &amp; &quot;&gt;&quot; &amp; &#10;&quot;&lt;img alt=&quot; &amp; CHAR(34) &amp; [.B40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08] &amp; &quot;&lt;br&gt;&quot;" office:value-type="string" office:string-value="&lt;picture&gt;&lt;source media=&quot;(prefers-color-scheme: dark)&quot; srcset=&quot;https://github.com/StorageB/icons/blob/main/GNOME48Adwaita/light/audio-volume-high-symbolic.svg&quot;&gt;&lt;source media=&quot;(prefers-color-scheme: light)&quot; srcset=&quot;https://github.com/StorageB/icons/blob/main/GNOME48Adwaita/dark/audio-volume-high-symbolic.svg&quot;&gt;&lt;img alt=&quot;audio-volume-high-symbolic&quot; src=&quot;https://user-images.githubusercontent.com/25423296/163456779-a8556205-d0a5-45e2-ac17-42d089e3c3f8.png&quot;&gt;&lt;/picture&gt; &amp;nbsp; &amp;nbsp;audio-volume-high-symbolic&lt;br&gt;" calcext:value-type="string">
            <text:p>&lt;picture&gt;&lt;source media="(prefers-color-scheme: dark)" srcset="https://github.com/StorageB/icons/blob/main/GNOME48Adwaita/light/audio-volume-high-symbolic.svg"&gt;&lt;source media="(prefers-color-scheme: light)" srcset="https://github.com/StorageB/icons/blob/main/GNOME48Adwaita/dark/audio-volume-high-symbolic.svg"&gt;&lt;img alt="audio-volume-high-symbolic" src="https://user-images.githubusercontent.com/25423296/163456779-a8556205-d0a5-45e2-ac17-42d089e3c3f8.png"&gt;&lt;/picture&gt; &amp;nbsp; &amp;nbsp;audio-volume-high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08] &amp; CHAR(34) &amp;  &#10;&quot; width=&quot; &amp; CHAR(34) &amp; &quot;22&quot; &amp; CHAR(34) &amp; &quot; alt=&quot; &amp; CHAR(34) &amp; [.B408] &amp; CHAR(34) &amp; &quot;&gt;&lt;/a&gt;&quot; &amp; &#10;&quot;&amp;nbsp; &amp;nbsp; &quot; &amp; [.B408] &amp; &quot;&lt;br&gt;&quot;" office:value-type="string" office:string-value="&lt;a href=&quot;#&quot;&gt;&lt;img src=&quot;https://raw.githubusercontent.com/StorageB/icons/main/GNOME46Adwaita/light/audio-volume-high-symbolic.svg&quot; width=&quot;22&quot; alt=&quot;audio-volume-high-symbolic&quot;&gt;&lt;/a&gt;&amp;nbsp; &amp;nbsp; audio-volume-high-symbolic&lt;br&gt;" calcext:value-type="string">
            <text:p>&lt;a href="#"&gt;&lt;img src="https://raw.githubusercontent.com/StorageB/icons/main/GNOME46Adwaita/light/audio-volume-high-symbolic.svg" width="22" alt="audio-volume-high-symbolic"&gt;&lt;/a&gt;&amp;nbsp; &amp;nbsp; audio-volume-high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08] &amp; CHAR(34) &amp;   &#10;&quot; width=&quot; &amp; CHAR(34) &amp; &quot;22&quot; &amp; CHAR(34) &amp; &quot; alt=&quot; &amp; CHAR(34) &amp; [.B408] &amp; CHAR(34) &amp; &quot;&gt;&lt;/a&gt;&quot; &amp;  &#10;&quot;&amp;nbsp; &amp;nbsp; &quot; &amp; [.B408] &amp; &quot;&lt;br&gt;&quot;" office:value-type="string" office:string-value="&lt;a href=&quot;#&quot;&gt;&lt;img src=&quot;https://raw.githubusercontent.com/StorageB/icons/main/GNOME46Adwaita/dark/audio-volume-high-symbolic.svg&quot; width=&quot;22&quot; alt=&quot;audio-volume-high-symbolic&quot;&gt;&lt;/a&gt;&amp;nbsp; &amp;nbsp; audio-volume-high-symbolic&lt;br&gt;" calcext:value-type="string">
            <text:p>&lt;a href="#"&gt;&lt;img src="https://raw.githubusercontent.com/StorageB/icons/main/GNOME46Adwaita/dark/audio-volume-high-symbolic.svg" width="22" alt="audio-volume-high-symbolic"&gt;&lt;/a&gt;&amp;nbsp; &amp;nbsp; audio-volume-high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dio-volume-low-rtl-symbolic.svg</text:p>
          </table:table-cell>
          <table:table-cell office:value-type="string" calcext:value-type="string">
            <text:p>audio-volume-low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0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09] &amp; CHAR(34) &amp; &quot;&gt;&quot; &amp; &#10;&quot;&lt;img alt=&quot; &amp; CHAR(34) &amp; [.B40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09] &amp; &quot;&lt;br&gt;&quot;" office:value-type="string" office:string-value="&lt;picture&gt;&lt;source media=&quot;(prefers-color-scheme: dark)&quot; srcset=&quot;https://github.com/StorageB/icons/blob/main/GNOME48Adwaita/light/audio-volume-low-rtl-symbolic.svg&quot;&gt;&lt;source media=&quot;(prefers-color-scheme: light)&quot; srcset=&quot;https://github.com/StorageB/icons/blob/main/GNOME48Adwaita/dark/audio-volume-low-rtl-symbolic.svg&quot;&gt;&lt;img alt=&quot;audio-volume-low-rtl-symbolic&quot; src=&quot;https://user-images.githubusercontent.com/25423296/163456779-a8556205-d0a5-45e2-ac17-42d089e3c3f8.png&quot;&gt;&lt;/picture&gt; &amp;nbsp; &amp;nbsp;audio-volume-low-rtl-symbolic&lt;br&gt;" calcext:value-type="string">
            <text:p>&lt;picture&gt;&lt;source media="(prefers-color-scheme: dark)" srcset="https://github.com/StorageB/icons/blob/main/GNOME48Adwaita/light/audio-volume-low-rtl-symbolic.svg"&gt;&lt;source media="(prefers-color-scheme: light)" srcset="https://github.com/StorageB/icons/blob/main/GNOME48Adwaita/dark/audio-volume-low-rtl-symbolic.svg"&gt;&lt;img alt="audio-volume-low-rtl-symbolic" src="https://user-images.githubusercontent.com/25423296/163456779-a8556205-d0a5-45e2-ac17-42d089e3c3f8.png"&gt;&lt;/picture&gt; &amp;nbsp; &amp;nbsp;audio-volume-low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09] &amp; CHAR(34) &amp;  &#10;&quot; width=&quot; &amp; CHAR(34) &amp; &quot;22&quot; &amp; CHAR(34) &amp; &quot; alt=&quot; &amp; CHAR(34) &amp; [.B409] &amp; CHAR(34) &amp; &quot;&gt;&lt;/a&gt;&quot; &amp; &#10;&quot;&amp;nbsp; &amp;nbsp; &quot; &amp; [.B409] &amp; &quot;&lt;br&gt;&quot;" office:value-type="string" office:string-value="&lt;a href=&quot;#&quot;&gt;&lt;img src=&quot;https://raw.githubusercontent.com/StorageB/icons/main/GNOME46Adwaita/light/audio-volume-low-rtl-symbolic.svg&quot; width=&quot;22&quot; alt=&quot;audio-volume-low-rtl-symbolic&quot;&gt;&lt;/a&gt;&amp;nbsp; &amp;nbsp; audio-volume-low-rtl-symbolic&lt;br&gt;" calcext:value-type="string">
            <text:p>&lt;a href="#"&gt;&lt;img src="https://raw.githubusercontent.com/StorageB/icons/main/GNOME46Adwaita/light/audio-volume-low-rtl-symbolic.svg" width="22" alt="audio-volume-low-rtl-symbolic"&gt;&lt;/a&gt;&amp;nbsp; &amp;nbsp; audio-volume-low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09] &amp; CHAR(34) &amp;   &#10;&quot; width=&quot; &amp; CHAR(34) &amp; &quot;22&quot; &amp; CHAR(34) &amp; &quot; alt=&quot; &amp; CHAR(34) &amp; [.B409] &amp; CHAR(34) &amp; &quot;&gt;&lt;/a&gt;&quot; &amp;  &#10;&quot;&amp;nbsp; &amp;nbsp; &quot; &amp; [.B409] &amp; &quot;&lt;br&gt;&quot;" office:value-type="string" office:string-value="&lt;a href=&quot;#&quot;&gt;&lt;img src=&quot;https://raw.githubusercontent.com/StorageB/icons/main/GNOME46Adwaita/dark/audio-volume-low-rtl-symbolic.svg&quot; width=&quot;22&quot; alt=&quot;audio-volume-low-rtl-symbolic&quot;&gt;&lt;/a&gt;&amp;nbsp; &amp;nbsp; audio-volume-low-rtl-symbolic&lt;br&gt;" calcext:value-type="string">
            <text:p>&lt;a href="#"&gt;&lt;img src="https://raw.githubusercontent.com/StorageB/icons/main/GNOME46Adwaita/dark/audio-volume-low-rtl-symbolic.svg" width="22" alt="audio-volume-low-rtl-symbolic"&gt;&lt;/a&gt;&amp;nbsp; &amp;nbsp; audio-volume-low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dio-volume-low-symbolic-rtl.svg</text:p>
          </table:table-cell>
          <table:table-cell office:value-type="string" calcext:value-type="string">
            <text:p>audio-volume-low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1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10] &amp; CHAR(34) &amp; &quot;&gt;&quot; &amp; &#10;&quot;&lt;img alt=&quot; &amp; CHAR(34) &amp; [.B41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10] &amp; &quot;&lt;br&gt;&quot;" office:value-type="string" office:string-value="&lt;picture&gt;&lt;source media=&quot;(prefers-color-scheme: dark)&quot; srcset=&quot;https://github.com/StorageB/icons/blob/main/GNOME48Adwaita/light/audio-volume-low-symbolic-rtl.svg&quot;&gt;&lt;source media=&quot;(prefers-color-scheme: light)&quot; srcset=&quot;https://github.com/StorageB/icons/blob/main/GNOME48Adwaita/dark/audio-volume-low-symbolic-rtl.svg&quot;&gt;&lt;img alt=&quot;audio-volume-low-symbolic-rtl&quot; src=&quot;https://user-images.githubusercontent.com/25423296/163456779-a8556205-d0a5-45e2-ac17-42d089e3c3f8.png&quot;&gt;&lt;/picture&gt; &amp;nbsp; &amp;nbsp;audio-volume-low-symbolic-rtl&lt;br&gt;" calcext:value-type="string">
            <text:p>&lt;picture&gt;&lt;source media="(prefers-color-scheme: dark)" srcset="https://github.com/StorageB/icons/blob/main/GNOME48Adwaita/light/audio-volume-low-symbolic-rtl.svg"&gt;&lt;source media="(prefers-color-scheme: light)" srcset="https://github.com/StorageB/icons/blob/main/GNOME48Adwaita/dark/audio-volume-low-symbolic-rtl.svg"&gt;&lt;img alt="audio-volume-low-symbolic-rtl" src="https://user-images.githubusercontent.com/25423296/163456779-a8556205-d0a5-45e2-ac17-42d089e3c3f8.png"&gt;&lt;/picture&gt; &amp;nbsp; &amp;nbsp;audio-volume-low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10] &amp; CHAR(34) &amp;  &#10;&quot; width=&quot; &amp; CHAR(34) &amp; &quot;22&quot; &amp; CHAR(34) &amp; &quot; alt=&quot; &amp; CHAR(34) &amp; [.B410] &amp; CHAR(34) &amp; &quot;&gt;&lt;/a&gt;&quot; &amp; &#10;&quot;&amp;nbsp; &amp;nbsp; &quot; &amp; [.B410] &amp; &quot;&lt;br&gt;&quot;" office:value-type="string" office:string-value="&lt;a href=&quot;#&quot;&gt;&lt;img src=&quot;https://raw.githubusercontent.com/StorageB/icons/main/GNOME46Adwaita/light/audio-volume-low-symbolic-rtl.svg&quot; width=&quot;22&quot; alt=&quot;audio-volume-low-symbolic-rtl&quot;&gt;&lt;/a&gt;&amp;nbsp; &amp;nbsp; audio-volume-low-symbolic-rtl&lt;br&gt;" calcext:value-type="string">
            <text:p>&lt;a href="#"&gt;&lt;img src="https://raw.githubusercontent.com/StorageB/icons/main/GNOME46Adwaita/light/audio-volume-low-symbolic-rtl.svg" width="22" alt="audio-volume-low-symbolic-rtl"&gt;&lt;/a&gt;&amp;nbsp; &amp;nbsp; audio-volume-low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10] &amp; CHAR(34) &amp;   &#10;&quot; width=&quot; &amp; CHAR(34) &amp; &quot;22&quot; &amp; CHAR(34) &amp; &quot; alt=&quot; &amp; CHAR(34) &amp; [.B410] &amp; CHAR(34) &amp; &quot;&gt;&lt;/a&gt;&quot; &amp;  &#10;&quot;&amp;nbsp; &amp;nbsp; &quot; &amp; [.B410] &amp; &quot;&lt;br&gt;&quot;" office:value-type="string" office:string-value="&lt;a href=&quot;#&quot;&gt;&lt;img src=&quot;https://raw.githubusercontent.com/StorageB/icons/main/GNOME46Adwaita/dark/audio-volume-low-symbolic-rtl.svg&quot; width=&quot;22&quot; alt=&quot;audio-volume-low-symbolic-rtl&quot;&gt;&lt;/a&gt;&amp;nbsp; &amp;nbsp; audio-volume-low-symbolic-rtl&lt;br&gt;" calcext:value-type="string">
            <text:p>&lt;a href="#"&gt;&lt;img src="https://raw.githubusercontent.com/StorageB/icons/main/GNOME46Adwaita/dark/audio-volume-low-symbolic-rtl.svg" width="22" alt="audio-volume-low-symbolic-rtl"&gt;&lt;/a&gt;&amp;nbsp; &amp;nbsp; audio-volume-low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dio-volume-low-symbolic.svg</text:p>
          </table:table-cell>
          <table:table-cell office:value-type="string" calcext:value-type="string">
            <text:p>audio-volume-lo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1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11] &amp; CHAR(34) &amp; &quot;&gt;&quot; &amp; &#10;&quot;&lt;img alt=&quot; &amp; CHAR(34) &amp; [.B41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11] &amp; &quot;&lt;br&gt;&quot;" office:value-type="string" office:string-value="&lt;picture&gt;&lt;source media=&quot;(prefers-color-scheme: dark)&quot; srcset=&quot;https://github.com/StorageB/icons/blob/main/GNOME48Adwaita/light/audio-volume-low-symbolic.svg&quot;&gt;&lt;source media=&quot;(prefers-color-scheme: light)&quot; srcset=&quot;https://github.com/StorageB/icons/blob/main/GNOME48Adwaita/dark/audio-volume-low-symbolic.svg&quot;&gt;&lt;img alt=&quot;audio-volume-low-symbolic&quot; src=&quot;https://user-images.githubusercontent.com/25423296/163456779-a8556205-d0a5-45e2-ac17-42d089e3c3f8.png&quot;&gt;&lt;/picture&gt; &amp;nbsp; &amp;nbsp;audio-volume-low-symbolic&lt;br&gt;" calcext:value-type="string">
            <text:p>&lt;picture&gt;&lt;source media="(prefers-color-scheme: dark)" srcset="https://github.com/StorageB/icons/blob/main/GNOME48Adwaita/light/audio-volume-low-symbolic.svg"&gt;&lt;source media="(prefers-color-scheme: light)" srcset="https://github.com/StorageB/icons/blob/main/GNOME48Adwaita/dark/audio-volume-low-symbolic.svg"&gt;&lt;img alt="audio-volume-low-symbolic" src="https://user-images.githubusercontent.com/25423296/163456779-a8556205-d0a5-45e2-ac17-42d089e3c3f8.png"&gt;&lt;/picture&gt; &amp;nbsp; &amp;nbsp;audio-volume-low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11] &amp; CHAR(34) &amp;  &#10;&quot; width=&quot; &amp; CHAR(34) &amp; &quot;22&quot; &amp; CHAR(34) &amp; &quot; alt=&quot; &amp; CHAR(34) &amp; [.B411] &amp; CHAR(34) &amp; &quot;&gt;&lt;/a&gt;&quot; &amp; &#10;&quot;&amp;nbsp; &amp;nbsp; &quot; &amp; [.B411] &amp; &quot;&lt;br&gt;&quot;" office:value-type="string" office:string-value="&lt;a href=&quot;#&quot;&gt;&lt;img src=&quot;https://raw.githubusercontent.com/StorageB/icons/main/GNOME46Adwaita/light/audio-volume-low-symbolic.svg&quot; width=&quot;22&quot; alt=&quot;audio-volume-low-symbolic&quot;&gt;&lt;/a&gt;&amp;nbsp; &amp;nbsp; audio-volume-low-symbolic&lt;br&gt;" calcext:value-type="string">
            <text:p>&lt;a href="#"&gt;&lt;img src="https://raw.githubusercontent.com/StorageB/icons/main/GNOME46Adwaita/light/audio-volume-low-symbolic.svg" width="22" alt="audio-volume-low-symbolic"&gt;&lt;/a&gt;&amp;nbsp; &amp;nbsp; audio-volume-low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11] &amp; CHAR(34) &amp;   &#10;&quot; width=&quot; &amp; CHAR(34) &amp; &quot;22&quot; &amp; CHAR(34) &amp; &quot; alt=&quot; &amp; CHAR(34) &amp; [.B411] &amp; CHAR(34) &amp; &quot;&gt;&lt;/a&gt;&quot; &amp;  &#10;&quot;&amp;nbsp; &amp;nbsp; &quot; &amp; [.B411] &amp; &quot;&lt;br&gt;&quot;" office:value-type="string" office:string-value="&lt;a href=&quot;#&quot;&gt;&lt;img src=&quot;https://raw.githubusercontent.com/StorageB/icons/main/GNOME46Adwaita/dark/audio-volume-low-symbolic.svg&quot; width=&quot;22&quot; alt=&quot;audio-volume-low-symbolic&quot;&gt;&lt;/a&gt;&amp;nbsp; &amp;nbsp; audio-volume-low-symbolic&lt;br&gt;" calcext:value-type="string">
            <text:p>&lt;a href="#"&gt;&lt;img src="https://raw.githubusercontent.com/StorageB/icons/main/GNOME46Adwaita/dark/audio-volume-low-symbolic.svg" width="22" alt="audio-volume-low-symbolic"&gt;&lt;/a&gt;&amp;nbsp; &amp;nbsp; audio-volume-low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dio-volume-medium-rtl-symbolic.svg</text:p>
          </table:table-cell>
          <table:table-cell office:value-type="string" calcext:value-type="string">
            <text:p>audio-volume-medium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1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12] &amp; CHAR(34) &amp; &quot;&gt;&quot; &amp; &#10;&quot;&lt;img alt=&quot; &amp; CHAR(34) &amp; [.B41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12] &amp; &quot;&lt;br&gt;&quot;" office:value-type="string" office:string-value="&lt;picture&gt;&lt;source media=&quot;(prefers-color-scheme: dark)&quot; srcset=&quot;https://github.com/StorageB/icons/blob/main/GNOME48Adwaita/light/audio-volume-medium-rtl-symbolic.svg&quot;&gt;&lt;source media=&quot;(prefers-color-scheme: light)&quot; srcset=&quot;https://github.com/StorageB/icons/blob/main/GNOME48Adwaita/dark/audio-volume-medium-rtl-symbolic.svg&quot;&gt;&lt;img alt=&quot;audio-volume-medium-rtl-symbolic&quot; src=&quot;https://user-images.githubusercontent.com/25423296/163456779-a8556205-d0a5-45e2-ac17-42d089e3c3f8.png&quot;&gt;&lt;/picture&gt; &amp;nbsp; &amp;nbsp;audio-volume-medium-rtl-symbolic&lt;br&gt;" calcext:value-type="string">
            <text:p>&lt;picture&gt;&lt;source media="(prefers-color-scheme: dark)" srcset="https://github.com/StorageB/icons/blob/main/GNOME48Adwaita/light/audio-volume-medium-rtl-symbolic.svg"&gt;&lt;source media="(prefers-color-scheme: light)" srcset="https://github.com/StorageB/icons/blob/main/GNOME48Adwaita/dark/audio-volume-medium-rtl-symbolic.svg"&gt;&lt;img alt="audio-volume-medium-rtl-symbolic" src="https://user-images.githubusercontent.com/25423296/163456779-a8556205-d0a5-45e2-ac17-42d089e3c3f8.png"&gt;&lt;/picture&gt; &amp;nbsp; &amp;nbsp;audio-volume-medium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12] &amp; CHAR(34) &amp;  &#10;&quot; width=&quot; &amp; CHAR(34) &amp; &quot;22&quot; &amp; CHAR(34) &amp; &quot; alt=&quot; &amp; CHAR(34) &amp; [.B412] &amp; CHAR(34) &amp; &quot;&gt;&lt;/a&gt;&quot; &amp; &#10;&quot;&amp;nbsp; &amp;nbsp; &quot; &amp; [.B412] &amp; &quot;&lt;br&gt;&quot;" office:value-type="string" office:string-value="&lt;a href=&quot;#&quot;&gt;&lt;img src=&quot;https://raw.githubusercontent.com/StorageB/icons/main/GNOME46Adwaita/light/audio-volume-medium-rtl-symbolic.svg&quot; width=&quot;22&quot; alt=&quot;audio-volume-medium-rtl-symbolic&quot;&gt;&lt;/a&gt;&amp;nbsp; &amp;nbsp; audio-volume-medium-rtl-symbolic&lt;br&gt;" calcext:value-type="string">
            <text:p>&lt;a href="#"&gt;&lt;img src="https://raw.githubusercontent.com/StorageB/icons/main/GNOME46Adwaita/light/audio-volume-medium-rtl-symbolic.svg" width="22" alt="audio-volume-medium-rtl-symbolic"&gt;&lt;/a&gt;&amp;nbsp; &amp;nbsp; audio-volume-medium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12] &amp; CHAR(34) &amp;   &#10;&quot; width=&quot; &amp; CHAR(34) &amp; &quot;22&quot; &amp; CHAR(34) &amp; &quot; alt=&quot; &amp; CHAR(34) &amp; [.B412] &amp; CHAR(34) &amp; &quot;&gt;&lt;/a&gt;&quot; &amp;  &#10;&quot;&amp;nbsp; &amp;nbsp; &quot; &amp; [.B412] &amp; &quot;&lt;br&gt;&quot;" office:value-type="string" office:string-value="&lt;a href=&quot;#&quot;&gt;&lt;img src=&quot;https://raw.githubusercontent.com/StorageB/icons/main/GNOME46Adwaita/dark/audio-volume-medium-rtl-symbolic.svg&quot; width=&quot;22&quot; alt=&quot;audio-volume-medium-rtl-symbolic&quot;&gt;&lt;/a&gt;&amp;nbsp; &amp;nbsp; audio-volume-medium-rtl-symbolic&lt;br&gt;" calcext:value-type="string">
            <text:p>&lt;a href="#"&gt;&lt;img src="https://raw.githubusercontent.com/StorageB/icons/main/GNOME46Adwaita/dark/audio-volume-medium-rtl-symbolic.svg" width="22" alt="audio-volume-medium-rtl-symbolic"&gt;&lt;/a&gt;&amp;nbsp; &amp;nbsp; audio-volume-medium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dio-volume-medium-symbolic-rtl.svg</text:p>
          </table:table-cell>
          <table:table-cell office:value-type="string" calcext:value-type="string">
            <text:p>audio-volume-medium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1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13] &amp; CHAR(34) &amp; &quot;&gt;&quot; &amp; &#10;&quot;&lt;img alt=&quot; &amp; CHAR(34) &amp; [.B41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13] &amp; &quot;&lt;br&gt;&quot;" office:value-type="string" office:string-value="&lt;picture&gt;&lt;source media=&quot;(prefers-color-scheme: dark)&quot; srcset=&quot;https://github.com/StorageB/icons/blob/main/GNOME48Adwaita/light/audio-volume-medium-symbolic-rtl.svg&quot;&gt;&lt;source media=&quot;(prefers-color-scheme: light)&quot; srcset=&quot;https://github.com/StorageB/icons/blob/main/GNOME48Adwaita/dark/audio-volume-medium-symbolic-rtl.svg&quot;&gt;&lt;img alt=&quot;audio-volume-medium-symbolic-rtl&quot; src=&quot;https://user-images.githubusercontent.com/25423296/163456779-a8556205-d0a5-45e2-ac17-42d089e3c3f8.png&quot;&gt;&lt;/picture&gt; &amp;nbsp; &amp;nbsp;audio-volume-medium-symbolic-rtl&lt;br&gt;" calcext:value-type="string">
            <text:p>&lt;picture&gt;&lt;source media="(prefers-color-scheme: dark)" srcset="https://github.com/StorageB/icons/blob/main/GNOME48Adwaita/light/audio-volume-medium-symbolic-rtl.svg"&gt;&lt;source media="(prefers-color-scheme: light)" srcset="https://github.com/StorageB/icons/blob/main/GNOME48Adwaita/dark/audio-volume-medium-symbolic-rtl.svg"&gt;&lt;img alt="audio-volume-medium-symbolic-rtl" src="https://user-images.githubusercontent.com/25423296/163456779-a8556205-d0a5-45e2-ac17-42d089e3c3f8.png"&gt;&lt;/picture&gt; &amp;nbsp; &amp;nbsp;audio-volume-medium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13] &amp; CHAR(34) &amp;  &#10;&quot; width=&quot; &amp; CHAR(34) &amp; &quot;22&quot; &amp; CHAR(34) &amp; &quot; alt=&quot; &amp; CHAR(34) &amp; [.B413] &amp; CHAR(34) &amp; &quot;&gt;&lt;/a&gt;&quot; &amp; &#10;&quot;&amp;nbsp; &amp;nbsp; &quot; &amp; [.B413] &amp; &quot;&lt;br&gt;&quot;" office:value-type="string" office:string-value="&lt;a href=&quot;#&quot;&gt;&lt;img src=&quot;https://raw.githubusercontent.com/StorageB/icons/main/GNOME46Adwaita/light/audio-volume-medium-symbolic-rtl.svg&quot; width=&quot;22&quot; alt=&quot;audio-volume-medium-symbolic-rtl&quot;&gt;&lt;/a&gt;&amp;nbsp; &amp;nbsp; audio-volume-medium-symbolic-rtl&lt;br&gt;" calcext:value-type="string">
            <text:p>&lt;a href="#"&gt;&lt;img src="https://raw.githubusercontent.com/StorageB/icons/main/GNOME46Adwaita/light/audio-volume-medium-symbolic-rtl.svg" width="22" alt="audio-volume-medium-symbolic-rtl"&gt;&lt;/a&gt;&amp;nbsp; &amp;nbsp; audio-volume-medium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13] &amp; CHAR(34) &amp;   &#10;&quot; width=&quot; &amp; CHAR(34) &amp; &quot;22&quot; &amp; CHAR(34) &amp; &quot; alt=&quot; &amp; CHAR(34) &amp; [.B413] &amp; CHAR(34) &amp; &quot;&gt;&lt;/a&gt;&quot; &amp;  &#10;&quot;&amp;nbsp; &amp;nbsp; &quot; &amp; [.B413] &amp; &quot;&lt;br&gt;&quot;" office:value-type="string" office:string-value="&lt;a href=&quot;#&quot;&gt;&lt;img src=&quot;https://raw.githubusercontent.com/StorageB/icons/main/GNOME46Adwaita/dark/audio-volume-medium-symbolic-rtl.svg&quot; width=&quot;22&quot; alt=&quot;audio-volume-medium-symbolic-rtl&quot;&gt;&lt;/a&gt;&amp;nbsp; &amp;nbsp; audio-volume-medium-symbolic-rtl&lt;br&gt;" calcext:value-type="string">
            <text:p>&lt;a href="#"&gt;&lt;img src="https://raw.githubusercontent.com/StorageB/icons/main/GNOME46Adwaita/dark/audio-volume-medium-symbolic-rtl.svg" width="22" alt="audio-volume-medium-symbolic-rtl"&gt;&lt;/a&gt;&amp;nbsp; &amp;nbsp; audio-volume-medium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dio-volume-medium-symbolic.svg</text:p>
          </table:table-cell>
          <table:table-cell office:value-type="string" calcext:value-type="string">
            <text:p>audio-volume-mediu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1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14] &amp; CHAR(34) &amp; &quot;&gt;&quot; &amp; &#10;&quot;&lt;img alt=&quot; &amp; CHAR(34) &amp; [.B41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14] &amp; &quot;&lt;br&gt;&quot;" office:value-type="string" office:string-value="&lt;picture&gt;&lt;source media=&quot;(prefers-color-scheme: dark)&quot; srcset=&quot;https://github.com/StorageB/icons/blob/main/GNOME48Adwaita/light/audio-volume-medium-symbolic.svg&quot;&gt;&lt;source media=&quot;(prefers-color-scheme: light)&quot; srcset=&quot;https://github.com/StorageB/icons/blob/main/GNOME48Adwaita/dark/audio-volume-medium-symbolic.svg&quot;&gt;&lt;img alt=&quot;audio-volume-medium-symbolic&quot; src=&quot;https://user-images.githubusercontent.com/25423296/163456779-a8556205-d0a5-45e2-ac17-42d089e3c3f8.png&quot;&gt;&lt;/picture&gt; &amp;nbsp; &amp;nbsp;audio-volume-medium-symbolic&lt;br&gt;" calcext:value-type="string">
            <text:p>&lt;picture&gt;&lt;source media="(prefers-color-scheme: dark)" srcset="https://github.com/StorageB/icons/blob/main/GNOME48Adwaita/light/audio-volume-medium-symbolic.svg"&gt;&lt;source media="(prefers-color-scheme: light)" srcset="https://github.com/StorageB/icons/blob/main/GNOME48Adwaita/dark/audio-volume-medium-symbolic.svg"&gt;&lt;img alt="audio-volume-medium-symbolic" src="https://user-images.githubusercontent.com/25423296/163456779-a8556205-d0a5-45e2-ac17-42d089e3c3f8.png"&gt;&lt;/picture&gt; &amp;nbsp; &amp;nbsp;audio-volume-medium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14] &amp; CHAR(34) &amp;  &#10;&quot; width=&quot; &amp; CHAR(34) &amp; &quot;22&quot; &amp; CHAR(34) &amp; &quot; alt=&quot; &amp; CHAR(34) &amp; [.B414] &amp; CHAR(34) &amp; &quot;&gt;&lt;/a&gt;&quot; &amp; &#10;&quot;&amp;nbsp; &amp;nbsp; &quot; &amp; [.B414] &amp; &quot;&lt;br&gt;&quot;" office:value-type="string" office:string-value="&lt;a href=&quot;#&quot;&gt;&lt;img src=&quot;https://raw.githubusercontent.com/StorageB/icons/main/GNOME46Adwaita/light/audio-volume-medium-symbolic.svg&quot; width=&quot;22&quot; alt=&quot;audio-volume-medium-symbolic&quot;&gt;&lt;/a&gt;&amp;nbsp; &amp;nbsp; audio-volume-medium-symbolic&lt;br&gt;" calcext:value-type="string">
            <text:p>&lt;a href="#"&gt;&lt;img src="https://raw.githubusercontent.com/StorageB/icons/main/GNOME46Adwaita/light/audio-volume-medium-symbolic.svg" width="22" alt="audio-volume-medium-symbolic"&gt;&lt;/a&gt;&amp;nbsp; &amp;nbsp; audio-volume-medium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14] &amp; CHAR(34) &amp;   &#10;&quot; width=&quot; &amp; CHAR(34) &amp; &quot;22&quot; &amp; CHAR(34) &amp; &quot; alt=&quot; &amp; CHAR(34) &amp; [.B414] &amp; CHAR(34) &amp; &quot;&gt;&lt;/a&gt;&quot; &amp;  &#10;&quot;&amp;nbsp; &amp;nbsp; &quot; &amp; [.B414] &amp; &quot;&lt;br&gt;&quot;" office:value-type="string" office:string-value="&lt;a href=&quot;#&quot;&gt;&lt;img src=&quot;https://raw.githubusercontent.com/StorageB/icons/main/GNOME46Adwaita/dark/audio-volume-medium-symbolic.svg&quot; width=&quot;22&quot; alt=&quot;audio-volume-medium-symbolic&quot;&gt;&lt;/a&gt;&amp;nbsp; &amp;nbsp; audio-volume-medium-symbolic&lt;br&gt;" calcext:value-type="string">
            <text:p>&lt;a href="#"&gt;&lt;img src="https://raw.githubusercontent.com/StorageB/icons/main/GNOME46Adwaita/dark/audio-volume-medium-symbolic.svg" width="22" alt="audio-volume-medium-symbolic"&gt;&lt;/a&gt;&amp;nbsp; &amp;nbsp; audio-volume-medium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dio-volume-muted-rtl-symbolic.svg</text:p>
          </table:table-cell>
          <table:table-cell office:value-type="string" calcext:value-type="string">
            <text:p>audio-volume-muted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1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15] &amp; CHAR(34) &amp; &quot;&gt;&quot; &amp; &#10;&quot;&lt;img alt=&quot; &amp; CHAR(34) &amp; [.B41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15] &amp; &quot;&lt;br&gt;&quot;" office:value-type="string" office:string-value="&lt;picture&gt;&lt;source media=&quot;(prefers-color-scheme: dark)&quot; srcset=&quot;https://github.com/StorageB/icons/blob/main/GNOME48Adwaita/light/audio-volume-muted-rtl-symbolic.svg&quot;&gt;&lt;source media=&quot;(prefers-color-scheme: light)&quot; srcset=&quot;https://github.com/StorageB/icons/blob/main/GNOME48Adwaita/dark/audio-volume-muted-rtl-symbolic.svg&quot;&gt;&lt;img alt=&quot;audio-volume-muted-rtl-symbolic&quot; src=&quot;https://user-images.githubusercontent.com/25423296/163456779-a8556205-d0a5-45e2-ac17-42d089e3c3f8.png&quot;&gt;&lt;/picture&gt; &amp;nbsp; &amp;nbsp;audio-volume-muted-rtl-symbolic&lt;br&gt;" calcext:value-type="string">
            <text:p>&lt;picture&gt;&lt;source media="(prefers-color-scheme: dark)" srcset="https://github.com/StorageB/icons/blob/main/GNOME48Adwaita/light/audio-volume-muted-rtl-symbolic.svg"&gt;&lt;source media="(prefers-color-scheme: light)" srcset="https://github.com/StorageB/icons/blob/main/GNOME48Adwaita/dark/audio-volume-muted-rtl-symbolic.svg"&gt;&lt;img alt="audio-volume-muted-rtl-symbolic" src="https://user-images.githubusercontent.com/25423296/163456779-a8556205-d0a5-45e2-ac17-42d089e3c3f8.png"&gt;&lt;/picture&gt; &amp;nbsp; &amp;nbsp;audio-volume-muted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15] &amp; CHAR(34) &amp;  &#10;&quot; width=&quot; &amp; CHAR(34) &amp; &quot;22&quot; &amp; CHAR(34) &amp; &quot; alt=&quot; &amp; CHAR(34) &amp; [.B415] &amp; CHAR(34) &amp; &quot;&gt;&lt;/a&gt;&quot; &amp; &#10;&quot;&amp;nbsp; &amp;nbsp; &quot; &amp; [.B415] &amp; &quot;&lt;br&gt;&quot;" office:value-type="string" office:string-value="&lt;a href=&quot;#&quot;&gt;&lt;img src=&quot;https://raw.githubusercontent.com/StorageB/icons/main/GNOME46Adwaita/light/audio-volume-muted-rtl-symbolic.svg&quot; width=&quot;22&quot; alt=&quot;audio-volume-muted-rtl-symbolic&quot;&gt;&lt;/a&gt;&amp;nbsp; &amp;nbsp; audio-volume-muted-rtl-symbolic&lt;br&gt;" calcext:value-type="string">
            <text:p>&lt;a href="#"&gt;&lt;img src="https://raw.githubusercontent.com/StorageB/icons/main/GNOME46Adwaita/light/audio-volume-muted-rtl-symbolic.svg" width="22" alt="audio-volume-muted-rtl-symbolic"&gt;&lt;/a&gt;&amp;nbsp; &amp;nbsp; audio-volume-muted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15] &amp; CHAR(34) &amp;   &#10;&quot; width=&quot; &amp; CHAR(34) &amp; &quot;22&quot; &amp; CHAR(34) &amp; &quot; alt=&quot; &amp; CHAR(34) &amp; [.B415] &amp; CHAR(34) &amp; &quot;&gt;&lt;/a&gt;&quot; &amp;  &#10;&quot;&amp;nbsp; &amp;nbsp; &quot; &amp; [.B415] &amp; &quot;&lt;br&gt;&quot;" office:value-type="string" office:string-value="&lt;a href=&quot;#&quot;&gt;&lt;img src=&quot;https://raw.githubusercontent.com/StorageB/icons/main/GNOME46Adwaita/dark/audio-volume-muted-rtl-symbolic.svg&quot; width=&quot;22&quot; alt=&quot;audio-volume-muted-rtl-symbolic&quot;&gt;&lt;/a&gt;&amp;nbsp; &amp;nbsp; audio-volume-muted-rtl-symbolic&lt;br&gt;" calcext:value-type="string">
            <text:p>&lt;a href="#"&gt;&lt;img src="https://raw.githubusercontent.com/StorageB/icons/main/GNOME46Adwaita/dark/audio-volume-muted-rtl-symbolic.svg" width="22" alt="audio-volume-muted-rtl-symbolic"&gt;&lt;/a&gt;&amp;nbsp; &amp;nbsp; audio-volume-muted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dio-volume-muted-symbolic-rtl.svg</text:p>
          </table:table-cell>
          <table:table-cell office:value-type="string" calcext:value-type="string">
            <text:p>audio-volume-mute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1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16] &amp; CHAR(34) &amp; &quot;&gt;&quot; &amp; &#10;&quot;&lt;img alt=&quot; &amp; CHAR(34) &amp; [.B41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16] &amp; &quot;&lt;br&gt;&quot;" office:value-type="string" office:string-value="&lt;picture&gt;&lt;source media=&quot;(prefers-color-scheme: dark)&quot; srcset=&quot;https://github.com/StorageB/icons/blob/main/GNOME48Adwaita/light/audio-volume-muted-symbolic-rtl.svg&quot;&gt;&lt;source media=&quot;(prefers-color-scheme: light)&quot; srcset=&quot;https://github.com/StorageB/icons/blob/main/GNOME48Adwaita/dark/audio-volume-muted-symbolic-rtl.svg&quot;&gt;&lt;img alt=&quot;audio-volume-muted-symbolic-rtl&quot; src=&quot;https://user-images.githubusercontent.com/25423296/163456779-a8556205-d0a5-45e2-ac17-42d089e3c3f8.png&quot;&gt;&lt;/picture&gt; &amp;nbsp; &amp;nbsp;audio-volume-muted-symbolic-rtl&lt;br&gt;" calcext:value-type="string">
            <text:p>&lt;picture&gt;&lt;source media="(prefers-color-scheme: dark)" srcset="https://github.com/StorageB/icons/blob/main/GNOME48Adwaita/light/audio-volume-muted-symbolic-rtl.svg"&gt;&lt;source media="(prefers-color-scheme: light)" srcset="https://github.com/StorageB/icons/blob/main/GNOME48Adwaita/dark/audio-volume-muted-symbolic-rtl.svg"&gt;&lt;img alt="audio-volume-muted-symbolic-rtl" src="https://user-images.githubusercontent.com/25423296/163456779-a8556205-d0a5-45e2-ac17-42d089e3c3f8.png"&gt;&lt;/picture&gt; &amp;nbsp; &amp;nbsp;audio-volume-muted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16] &amp; CHAR(34) &amp;  &#10;&quot; width=&quot; &amp; CHAR(34) &amp; &quot;22&quot; &amp; CHAR(34) &amp; &quot; alt=&quot; &amp; CHAR(34) &amp; [.B416] &amp; CHAR(34) &amp; &quot;&gt;&lt;/a&gt;&quot; &amp; &#10;&quot;&amp;nbsp; &amp;nbsp; &quot; &amp; [.B416] &amp; &quot;&lt;br&gt;&quot;" office:value-type="string" office:string-value="&lt;a href=&quot;#&quot;&gt;&lt;img src=&quot;https://raw.githubusercontent.com/StorageB/icons/main/GNOME46Adwaita/light/audio-volume-muted-symbolic-rtl.svg&quot; width=&quot;22&quot; alt=&quot;audio-volume-muted-symbolic-rtl&quot;&gt;&lt;/a&gt;&amp;nbsp; &amp;nbsp; audio-volume-muted-symbolic-rtl&lt;br&gt;" calcext:value-type="string">
            <text:p>&lt;a href="#"&gt;&lt;img src="https://raw.githubusercontent.com/StorageB/icons/main/GNOME46Adwaita/light/audio-volume-muted-symbolic-rtl.svg" width="22" alt="audio-volume-muted-symbolic-rtl"&gt;&lt;/a&gt;&amp;nbsp; &amp;nbsp; audio-volume-muted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16] &amp; CHAR(34) &amp;   &#10;&quot; width=&quot; &amp; CHAR(34) &amp; &quot;22&quot; &amp; CHAR(34) &amp; &quot; alt=&quot; &amp; CHAR(34) &amp; [.B416] &amp; CHAR(34) &amp; &quot;&gt;&lt;/a&gt;&quot; &amp;  &#10;&quot;&amp;nbsp; &amp;nbsp; &quot; &amp; [.B416] &amp; &quot;&lt;br&gt;&quot;" office:value-type="string" office:string-value="&lt;a href=&quot;#&quot;&gt;&lt;img src=&quot;https://raw.githubusercontent.com/StorageB/icons/main/GNOME46Adwaita/dark/audio-volume-muted-symbolic-rtl.svg&quot; width=&quot;22&quot; alt=&quot;audio-volume-muted-symbolic-rtl&quot;&gt;&lt;/a&gt;&amp;nbsp; &amp;nbsp; audio-volume-muted-symbolic-rtl&lt;br&gt;" calcext:value-type="string">
            <text:p>&lt;a href="#"&gt;&lt;img src="https://raw.githubusercontent.com/StorageB/icons/main/GNOME46Adwaita/dark/audio-volume-muted-symbolic-rtl.svg" width="22" alt="audio-volume-muted-symbolic-rtl"&gt;&lt;/a&gt;&amp;nbsp; &amp;nbsp; audio-volume-muted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dio-volume-muted-symbolic.svg</text:p>
          </table:table-cell>
          <table:table-cell office:value-type="string" calcext:value-type="string">
            <text:p>audio-volume-mut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1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17] &amp; CHAR(34) &amp; &quot;&gt;&quot; &amp; &#10;&quot;&lt;img alt=&quot; &amp; CHAR(34) &amp; [.B41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17] &amp; &quot;&lt;br&gt;&quot;" office:value-type="string" office:string-value="&lt;picture&gt;&lt;source media=&quot;(prefers-color-scheme: dark)&quot; srcset=&quot;https://github.com/StorageB/icons/blob/main/GNOME48Adwaita/light/audio-volume-muted-symbolic.svg&quot;&gt;&lt;source media=&quot;(prefers-color-scheme: light)&quot; srcset=&quot;https://github.com/StorageB/icons/blob/main/GNOME48Adwaita/dark/audio-volume-muted-symbolic.svg&quot;&gt;&lt;img alt=&quot;audio-volume-muted-symbolic&quot; src=&quot;https://user-images.githubusercontent.com/25423296/163456779-a8556205-d0a5-45e2-ac17-42d089e3c3f8.png&quot;&gt;&lt;/picture&gt; &amp;nbsp; &amp;nbsp;audio-volume-muted-symbolic&lt;br&gt;" calcext:value-type="string">
            <text:p>&lt;picture&gt;&lt;source media="(prefers-color-scheme: dark)" srcset="https://github.com/StorageB/icons/blob/main/GNOME48Adwaita/light/audio-volume-muted-symbolic.svg"&gt;&lt;source media="(prefers-color-scheme: light)" srcset="https://github.com/StorageB/icons/blob/main/GNOME48Adwaita/dark/audio-volume-muted-symbolic.svg"&gt;&lt;img alt="audio-volume-muted-symbolic" src="https://user-images.githubusercontent.com/25423296/163456779-a8556205-d0a5-45e2-ac17-42d089e3c3f8.png"&gt;&lt;/picture&gt; &amp;nbsp; &amp;nbsp;audio-volume-mut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17] &amp; CHAR(34) &amp;  &#10;&quot; width=&quot; &amp; CHAR(34) &amp; &quot;22&quot; &amp; CHAR(34) &amp; &quot; alt=&quot; &amp; CHAR(34) &amp; [.B417] &amp; CHAR(34) &amp; &quot;&gt;&lt;/a&gt;&quot; &amp; &#10;&quot;&amp;nbsp; &amp;nbsp; &quot; &amp; [.B417] &amp; &quot;&lt;br&gt;&quot;" office:value-type="string" office:string-value="&lt;a href=&quot;#&quot;&gt;&lt;img src=&quot;https://raw.githubusercontent.com/StorageB/icons/main/GNOME46Adwaita/light/audio-volume-muted-symbolic.svg&quot; width=&quot;22&quot; alt=&quot;audio-volume-muted-symbolic&quot;&gt;&lt;/a&gt;&amp;nbsp; &amp;nbsp; audio-volume-muted-symbolic&lt;br&gt;" calcext:value-type="string">
            <text:p>&lt;a href="#"&gt;&lt;img src="https://raw.githubusercontent.com/StorageB/icons/main/GNOME46Adwaita/light/audio-volume-muted-symbolic.svg" width="22" alt="audio-volume-muted-symbolic"&gt;&lt;/a&gt;&amp;nbsp; &amp;nbsp; audio-volume-mut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17] &amp; CHAR(34) &amp;   &#10;&quot; width=&quot; &amp; CHAR(34) &amp; &quot;22&quot; &amp; CHAR(34) &amp; &quot; alt=&quot; &amp; CHAR(34) &amp; [.B417] &amp; CHAR(34) &amp; &quot;&gt;&lt;/a&gt;&quot; &amp;  &#10;&quot;&amp;nbsp; &amp;nbsp; &quot; &amp; [.B417] &amp; &quot;&lt;br&gt;&quot;" office:value-type="string" office:string-value="&lt;a href=&quot;#&quot;&gt;&lt;img src=&quot;https://raw.githubusercontent.com/StorageB/icons/main/GNOME46Adwaita/dark/audio-volume-muted-symbolic.svg&quot; width=&quot;22&quot; alt=&quot;audio-volume-muted-symbolic&quot;&gt;&lt;/a&gt;&amp;nbsp; &amp;nbsp; audio-volume-muted-symbolic&lt;br&gt;" calcext:value-type="string">
            <text:p>&lt;a href="#"&gt;&lt;img src="https://raw.githubusercontent.com/StorageB/icons/main/GNOME46Adwaita/dark/audio-volume-muted-symbolic.svg" width="22" alt="audio-volume-muted-symbolic"&gt;&lt;/a&gt;&amp;nbsp; &amp;nbsp; audio-volume-mut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dio-volume-overamplified-rtl-symbolic.svg</text:p>
          </table:table-cell>
          <table:table-cell office:value-type="string" calcext:value-type="string">
            <text:p>audio-volume-overamplified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1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18] &amp; CHAR(34) &amp; &quot;&gt;&quot; &amp; &#10;&quot;&lt;img alt=&quot; &amp; CHAR(34) &amp; [.B41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18] &amp; &quot;&lt;br&gt;&quot;" office:value-type="string" office:string-value="&lt;picture&gt;&lt;source media=&quot;(prefers-color-scheme: dark)&quot; srcset=&quot;https://github.com/StorageB/icons/blob/main/GNOME48Adwaita/light/audio-volume-overamplified-rtl-symbolic.svg&quot;&gt;&lt;source media=&quot;(prefers-color-scheme: light)&quot; srcset=&quot;https://github.com/StorageB/icons/blob/main/GNOME48Adwaita/dark/audio-volume-overamplified-rtl-symbolic.svg&quot;&gt;&lt;img alt=&quot;audio-volume-overamplified-rtl-symbolic&quot; src=&quot;https://user-images.githubusercontent.com/25423296/163456779-a8556205-d0a5-45e2-ac17-42d089e3c3f8.png&quot;&gt;&lt;/picture&gt; &amp;nbsp; &amp;nbsp;audio-volume-overamplified-rtl-symbolic&lt;br&gt;" calcext:value-type="string">
            <text:p>&lt;picture&gt;&lt;source media="(prefers-color-scheme: dark)" srcset="https://github.com/StorageB/icons/blob/main/GNOME48Adwaita/light/audio-volume-overamplified-rtl-symbolic.svg"&gt;&lt;source media="(prefers-color-scheme: light)" srcset="https://github.com/StorageB/icons/blob/main/GNOME48Adwaita/dark/audio-volume-overamplified-rtl-symbolic.svg"&gt;&lt;img alt="audio-volume-overamplified-rtl-symbolic" src="https://user-images.githubusercontent.com/25423296/163456779-a8556205-d0a5-45e2-ac17-42d089e3c3f8.png"&gt;&lt;/picture&gt; &amp;nbsp; &amp;nbsp;audio-volume-overamplified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18] &amp; CHAR(34) &amp;  &#10;&quot; width=&quot; &amp; CHAR(34) &amp; &quot;22&quot; &amp; CHAR(34) &amp; &quot; alt=&quot; &amp; CHAR(34) &amp; [.B418] &amp; CHAR(34) &amp; &quot;&gt;&lt;/a&gt;&quot; &amp; &#10;&quot;&amp;nbsp; &amp;nbsp; &quot; &amp; [.B418] &amp; &quot;&lt;br&gt;&quot;" office:value-type="string" office:string-value="&lt;a href=&quot;#&quot;&gt;&lt;img src=&quot;https://raw.githubusercontent.com/StorageB/icons/main/GNOME46Adwaita/light/audio-volume-overamplified-rtl-symbolic.svg&quot; width=&quot;22&quot; alt=&quot;audio-volume-overamplified-rtl-symbolic&quot;&gt;&lt;/a&gt;&amp;nbsp; &amp;nbsp; audio-volume-overamplified-rtl-symbolic&lt;br&gt;" calcext:value-type="string">
            <text:p>&lt;a href="#"&gt;&lt;img src="https://raw.githubusercontent.com/StorageB/icons/main/GNOME46Adwaita/light/audio-volume-overamplified-rtl-symbolic.svg" width="22" alt="audio-volume-overamplified-rtl-symbolic"&gt;&lt;/a&gt;&amp;nbsp; &amp;nbsp; audio-volume-overamplified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18] &amp; CHAR(34) &amp;   &#10;&quot; width=&quot; &amp; CHAR(34) &amp; &quot;22&quot; &amp; CHAR(34) &amp; &quot; alt=&quot; &amp; CHAR(34) &amp; [.B418] &amp; CHAR(34) &amp; &quot;&gt;&lt;/a&gt;&quot; &amp;  &#10;&quot;&amp;nbsp; &amp;nbsp; &quot; &amp; [.B418] &amp; &quot;&lt;br&gt;&quot;" office:value-type="string" office:string-value="&lt;a href=&quot;#&quot;&gt;&lt;img src=&quot;https://raw.githubusercontent.com/StorageB/icons/main/GNOME46Adwaita/dark/audio-volume-overamplified-rtl-symbolic.svg&quot; width=&quot;22&quot; alt=&quot;audio-volume-overamplified-rtl-symbolic&quot;&gt;&lt;/a&gt;&amp;nbsp; &amp;nbsp; audio-volume-overamplified-rtl-symbolic&lt;br&gt;" calcext:value-type="string">
            <text:p>&lt;a href="#"&gt;&lt;img src="https://raw.githubusercontent.com/StorageB/icons/main/GNOME46Adwaita/dark/audio-volume-overamplified-rtl-symbolic.svg" width="22" alt="audio-volume-overamplified-rtl-symbolic"&gt;&lt;/a&gt;&amp;nbsp; &amp;nbsp; audio-volume-overamplified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dio-volume-overamplified-symbolic-rtl.svg</text:p>
          </table:table-cell>
          <table:table-cell office:value-type="string" calcext:value-type="string">
            <text:p>audio-volume-overamplifie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1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19] &amp; CHAR(34) &amp; &quot;&gt;&quot; &amp; &#10;&quot;&lt;img alt=&quot; &amp; CHAR(34) &amp; [.B41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19] &amp; &quot;&lt;br&gt;&quot;" office:value-type="string" office:string-value="&lt;picture&gt;&lt;source media=&quot;(prefers-color-scheme: dark)&quot; srcset=&quot;https://github.com/StorageB/icons/blob/main/GNOME48Adwaita/light/audio-volume-overamplified-symbolic-rtl.svg&quot;&gt;&lt;source media=&quot;(prefers-color-scheme: light)&quot; srcset=&quot;https://github.com/StorageB/icons/blob/main/GNOME48Adwaita/dark/audio-volume-overamplified-symbolic-rtl.svg&quot;&gt;&lt;img alt=&quot;audio-volume-overamplified-symbolic-rtl&quot; src=&quot;https://user-images.githubusercontent.com/25423296/163456779-a8556205-d0a5-45e2-ac17-42d089e3c3f8.png&quot;&gt;&lt;/picture&gt; &amp;nbsp; &amp;nbsp;audio-volume-overamplified-symbolic-rtl&lt;br&gt;" calcext:value-type="string">
            <text:p>&lt;picture&gt;&lt;source media="(prefers-color-scheme: dark)" srcset="https://github.com/StorageB/icons/blob/main/GNOME48Adwaita/light/audio-volume-overamplified-symbolic-rtl.svg"&gt;&lt;source media="(prefers-color-scheme: light)" srcset="https://github.com/StorageB/icons/blob/main/GNOME48Adwaita/dark/audio-volume-overamplified-symbolic-rtl.svg"&gt;&lt;img alt="audio-volume-overamplified-symbolic-rtl" src="https://user-images.githubusercontent.com/25423296/163456779-a8556205-d0a5-45e2-ac17-42d089e3c3f8.png"&gt;&lt;/picture&gt; &amp;nbsp; &amp;nbsp;audio-volume-overamplified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19] &amp; CHAR(34) &amp;  &#10;&quot; width=&quot; &amp; CHAR(34) &amp; &quot;22&quot; &amp; CHAR(34) &amp; &quot; alt=&quot; &amp; CHAR(34) &amp; [.B419] &amp; CHAR(34) &amp; &quot;&gt;&lt;/a&gt;&quot; &amp; &#10;&quot;&amp;nbsp; &amp;nbsp; &quot; &amp; [.B419] &amp; &quot;&lt;br&gt;&quot;" office:value-type="string" office:string-value="&lt;a href=&quot;#&quot;&gt;&lt;img src=&quot;https://raw.githubusercontent.com/StorageB/icons/main/GNOME46Adwaita/light/audio-volume-overamplified-symbolic-rtl.svg&quot; width=&quot;22&quot; alt=&quot;audio-volume-overamplified-symbolic-rtl&quot;&gt;&lt;/a&gt;&amp;nbsp; &amp;nbsp; audio-volume-overamplified-symbolic-rtl&lt;br&gt;" calcext:value-type="string">
            <text:p>&lt;a href="#"&gt;&lt;img src="https://raw.githubusercontent.com/StorageB/icons/main/GNOME46Adwaita/light/audio-volume-overamplified-symbolic-rtl.svg" width="22" alt="audio-volume-overamplified-symbolic-rtl"&gt;&lt;/a&gt;&amp;nbsp; &amp;nbsp; audio-volume-overamplified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19] &amp; CHAR(34) &amp;   &#10;&quot; width=&quot; &amp; CHAR(34) &amp; &quot;22&quot; &amp; CHAR(34) &amp; &quot; alt=&quot; &amp; CHAR(34) &amp; [.B419] &amp; CHAR(34) &amp; &quot;&gt;&lt;/a&gt;&quot; &amp;  &#10;&quot;&amp;nbsp; &amp;nbsp; &quot; &amp; [.B419] &amp; &quot;&lt;br&gt;&quot;" office:value-type="string" office:string-value="&lt;a href=&quot;#&quot;&gt;&lt;img src=&quot;https://raw.githubusercontent.com/StorageB/icons/main/GNOME46Adwaita/dark/audio-volume-overamplified-symbolic-rtl.svg&quot; width=&quot;22&quot; alt=&quot;audio-volume-overamplified-symbolic-rtl&quot;&gt;&lt;/a&gt;&amp;nbsp; &amp;nbsp; audio-volume-overamplified-symbolic-rtl&lt;br&gt;" calcext:value-type="string">
            <text:p>&lt;a href="#"&gt;&lt;img src="https://raw.githubusercontent.com/StorageB/icons/main/GNOME46Adwaita/dark/audio-volume-overamplified-symbolic-rtl.svg" width="22" alt="audio-volume-overamplified-symbolic-rtl"&gt;&lt;/a&gt;&amp;nbsp; &amp;nbsp; audio-volume-overamplified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dio-volume-overamplified-symbolic.svg</text:p>
          </table:table-cell>
          <table:table-cell office:value-type="string" calcext:value-type="string">
            <text:p>audio-volume-overamplifi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2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20] &amp; CHAR(34) &amp; &quot;&gt;&quot; &amp; &#10;&quot;&lt;img alt=&quot; &amp; CHAR(34) &amp; [.B42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0] &amp; &quot;&lt;br&gt;&quot;" office:value-type="string" office:string-value="&lt;picture&gt;&lt;source media=&quot;(prefers-color-scheme: dark)&quot; srcset=&quot;https://github.com/StorageB/icons/blob/main/GNOME48Adwaita/light/audio-volume-overamplified-symbolic.svg&quot;&gt;&lt;source media=&quot;(prefers-color-scheme: light)&quot; srcset=&quot;https://github.com/StorageB/icons/blob/main/GNOME48Adwaita/dark/audio-volume-overamplified-symbolic.svg&quot;&gt;&lt;img alt=&quot;audio-volume-overamplified-symbolic&quot; src=&quot;https://user-images.githubusercontent.com/25423296/163456779-a8556205-d0a5-45e2-ac17-42d089e3c3f8.png&quot;&gt;&lt;/picture&gt; &amp;nbsp; &amp;nbsp;audio-volume-overamplified-symbolic&lt;br&gt;" calcext:value-type="string">
            <text:p>&lt;picture&gt;&lt;source media="(prefers-color-scheme: dark)" srcset="https://github.com/StorageB/icons/blob/main/GNOME48Adwaita/light/audio-volume-overamplified-symbolic.svg"&gt;&lt;source media="(prefers-color-scheme: light)" srcset="https://github.com/StorageB/icons/blob/main/GNOME48Adwaita/dark/audio-volume-overamplified-symbolic.svg"&gt;&lt;img alt="audio-volume-overamplified-symbolic" src="https://user-images.githubusercontent.com/25423296/163456779-a8556205-d0a5-45e2-ac17-42d089e3c3f8.png"&gt;&lt;/picture&gt; &amp;nbsp; &amp;nbsp;audio-volume-overamplifi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20] &amp; CHAR(34) &amp;  &#10;&quot; width=&quot; &amp; CHAR(34) &amp; &quot;22&quot; &amp; CHAR(34) &amp; &quot; alt=&quot; &amp; CHAR(34) &amp; [.B420] &amp; CHAR(34) &amp; &quot;&gt;&lt;/a&gt;&quot; &amp; &#10;&quot;&amp;nbsp; &amp;nbsp; &quot; &amp; [.B420] &amp; &quot;&lt;br&gt;&quot;" office:value-type="string" office:string-value="&lt;a href=&quot;#&quot;&gt;&lt;img src=&quot;https://raw.githubusercontent.com/StorageB/icons/main/GNOME46Adwaita/light/audio-volume-overamplified-symbolic.svg&quot; width=&quot;22&quot; alt=&quot;audio-volume-overamplified-symbolic&quot;&gt;&lt;/a&gt;&amp;nbsp; &amp;nbsp; audio-volume-overamplified-symbolic&lt;br&gt;" calcext:value-type="string">
            <text:p>&lt;a href="#"&gt;&lt;img src="https://raw.githubusercontent.com/StorageB/icons/main/GNOME46Adwaita/light/audio-volume-overamplified-symbolic.svg" width="22" alt="audio-volume-overamplified-symbolic"&gt;&lt;/a&gt;&amp;nbsp; &amp;nbsp; audio-volume-overamplifi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20] &amp; CHAR(34) &amp;   &#10;&quot; width=&quot; &amp; CHAR(34) &amp; &quot;22&quot; &amp; CHAR(34) &amp; &quot; alt=&quot; &amp; CHAR(34) &amp; [.B420] &amp; CHAR(34) &amp; &quot;&gt;&lt;/a&gt;&quot; &amp;  &#10;&quot;&amp;nbsp; &amp;nbsp; &quot; &amp; [.B420] &amp; &quot;&lt;br&gt;&quot;" office:value-type="string" office:string-value="&lt;a href=&quot;#&quot;&gt;&lt;img src=&quot;https://raw.githubusercontent.com/StorageB/icons/main/GNOME46Adwaita/dark/audio-volume-overamplified-symbolic.svg&quot; width=&quot;22&quot; alt=&quot;audio-volume-overamplified-symbolic&quot;&gt;&lt;/a&gt;&amp;nbsp; &amp;nbsp; audio-volume-overamplified-symbolic&lt;br&gt;" calcext:value-type="string">
            <text:p>&lt;a href="#"&gt;&lt;img src="https://raw.githubusercontent.com/StorageB/icons/main/GNOME46Adwaita/dark/audio-volume-overamplified-symbolic.svg" width="22" alt="audio-volume-overamplified-symbolic"&gt;&lt;/a&gt;&amp;nbsp; &amp;nbsp; audio-volume-overamplifi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th-sim-locked-symbolic.svg</text:p>
          </table:table-cell>
          <table:table-cell office:value-type="string" calcext:value-type="string">
            <text:p>auth-sim-lock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2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21] &amp; CHAR(34) &amp; &quot;&gt;&quot; &amp; &#10;&quot;&lt;img alt=&quot; &amp; CHAR(34) &amp; [.B42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1] &amp; &quot;&lt;br&gt;&quot;" office:value-type="string" office:string-value="&lt;picture&gt;&lt;source media=&quot;(prefers-color-scheme: dark)&quot; srcset=&quot;https://github.com/StorageB/icons/blob/main/GNOME48Adwaita/light/auth-sim-locked-symbolic.svg&quot;&gt;&lt;source media=&quot;(prefers-color-scheme: light)&quot; srcset=&quot;https://github.com/StorageB/icons/blob/main/GNOME48Adwaita/dark/auth-sim-locked-symbolic.svg&quot;&gt;&lt;img alt=&quot;auth-sim-locked-symbolic&quot; src=&quot;https://user-images.githubusercontent.com/25423296/163456779-a8556205-d0a5-45e2-ac17-42d089e3c3f8.png&quot;&gt;&lt;/picture&gt; &amp;nbsp; &amp;nbsp;auth-sim-locked-symbolic&lt;br&gt;" calcext:value-type="string">
            <text:p>&lt;picture&gt;&lt;source media="(prefers-color-scheme: dark)" srcset="https://github.com/StorageB/icons/blob/main/GNOME48Adwaita/light/auth-sim-locked-symbolic.svg"&gt;&lt;source media="(prefers-color-scheme: light)" srcset="https://github.com/StorageB/icons/blob/main/GNOME48Adwaita/dark/auth-sim-locked-symbolic.svg"&gt;&lt;img alt="auth-sim-locked-symbolic" src="https://user-images.githubusercontent.com/25423296/163456779-a8556205-d0a5-45e2-ac17-42d089e3c3f8.png"&gt;&lt;/picture&gt; &amp;nbsp; &amp;nbsp;auth-sim-lock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21] &amp; CHAR(34) &amp;  &#10;&quot; width=&quot; &amp; CHAR(34) &amp; &quot;22&quot; &amp; CHAR(34) &amp; &quot; alt=&quot; &amp; CHAR(34) &amp; [.B421] &amp; CHAR(34) &amp; &quot;&gt;&lt;/a&gt;&quot; &amp; &#10;&quot;&amp;nbsp; &amp;nbsp; &quot; &amp; [.B421] &amp; &quot;&lt;br&gt;&quot;" office:value-type="string" office:string-value="&lt;a href=&quot;#&quot;&gt;&lt;img src=&quot;https://raw.githubusercontent.com/StorageB/icons/main/GNOME46Adwaita/light/auth-sim-locked-symbolic.svg&quot; width=&quot;22&quot; alt=&quot;auth-sim-locked-symbolic&quot;&gt;&lt;/a&gt;&amp;nbsp; &amp;nbsp; auth-sim-locked-symbolic&lt;br&gt;" calcext:value-type="string">
            <text:p>&lt;a href="#"&gt;&lt;img src="https://raw.githubusercontent.com/StorageB/icons/main/GNOME46Adwaita/light/auth-sim-locked-symbolic.svg" width="22" alt="auth-sim-locked-symbolic"&gt;&lt;/a&gt;&amp;nbsp; &amp;nbsp; auth-sim-lock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21] &amp; CHAR(34) &amp;   &#10;&quot; width=&quot; &amp; CHAR(34) &amp; &quot;22&quot; &amp; CHAR(34) &amp; &quot; alt=&quot; &amp; CHAR(34) &amp; [.B421] &amp; CHAR(34) &amp; &quot;&gt;&lt;/a&gt;&quot; &amp;  &#10;&quot;&amp;nbsp; &amp;nbsp; &quot; &amp; [.B421] &amp; &quot;&lt;br&gt;&quot;" office:value-type="string" office:string-value="&lt;a href=&quot;#&quot;&gt;&lt;img src=&quot;https://raw.githubusercontent.com/StorageB/icons/main/GNOME46Adwaita/dark/auth-sim-locked-symbolic.svg&quot; width=&quot;22&quot; alt=&quot;auth-sim-locked-symbolic&quot;&gt;&lt;/a&gt;&amp;nbsp; &amp;nbsp; auth-sim-locked-symbolic&lt;br&gt;" calcext:value-type="string">
            <text:p>&lt;a href="#"&gt;&lt;img src="https://raw.githubusercontent.com/StorageB/icons/main/GNOME46Adwaita/dark/auth-sim-locked-symbolic.svg" width="22" alt="auth-sim-locked-symbolic"&gt;&lt;/a&gt;&amp;nbsp; &amp;nbsp; auth-sim-lock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th-sim-missing-symbolic.svg</text:p>
          </table:table-cell>
          <table:table-cell office:value-type="string" calcext:value-type="string">
            <text:p>auth-sim-miss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2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22] &amp; CHAR(34) &amp; &quot;&gt;&quot; &amp; &#10;&quot;&lt;img alt=&quot; &amp; CHAR(34) &amp; [.B42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2] &amp; &quot;&lt;br&gt;&quot;" office:value-type="string" office:string-value="&lt;picture&gt;&lt;source media=&quot;(prefers-color-scheme: dark)&quot; srcset=&quot;https://github.com/StorageB/icons/blob/main/GNOME48Adwaita/light/auth-sim-missing-symbolic.svg&quot;&gt;&lt;source media=&quot;(prefers-color-scheme: light)&quot; srcset=&quot;https://github.com/StorageB/icons/blob/main/GNOME48Adwaita/dark/auth-sim-missing-symbolic.svg&quot;&gt;&lt;img alt=&quot;auth-sim-missing-symbolic&quot; src=&quot;https://user-images.githubusercontent.com/25423296/163456779-a8556205-d0a5-45e2-ac17-42d089e3c3f8.png&quot;&gt;&lt;/picture&gt; &amp;nbsp; &amp;nbsp;auth-sim-missing-symbolic&lt;br&gt;" calcext:value-type="string">
            <text:p>&lt;picture&gt;&lt;source media="(prefers-color-scheme: dark)" srcset="https://github.com/StorageB/icons/blob/main/GNOME48Adwaita/light/auth-sim-missing-symbolic.svg"&gt;&lt;source media="(prefers-color-scheme: light)" srcset="https://github.com/StorageB/icons/blob/main/GNOME48Adwaita/dark/auth-sim-missing-symbolic.svg"&gt;&lt;img alt="auth-sim-missing-symbolic" src="https://user-images.githubusercontent.com/25423296/163456779-a8556205-d0a5-45e2-ac17-42d089e3c3f8.png"&gt;&lt;/picture&gt; &amp;nbsp; &amp;nbsp;auth-sim-miss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22] &amp; CHAR(34) &amp;  &#10;&quot; width=&quot; &amp; CHAR(34) &amp; &quot;22&quot; &amp; CHAR(34) &amp; &quot; alt=&quot; &amp; CHAR(34) &amp; [.B422] &amp; CHAR(34) &amp; &quot;&gt;&lt;/a&gt;&quot; &amp; &#10;&quot;&amp;nbsp; &amp;nbsp; &quot; &amp; [.B422] &amp; &quot;&lt;br&gt;&quot;" office:value-type="string" office:string-value="&lt;a href=&quot;#&quot;&gt;&lt;img src=&quot;https://raw.githubusercontent.com/StorageB/icons/main/GNOME46Adwaita/light/auth-sim-missing-symbolic.svg&quot; width=&quot;22&quot; alt=&quot;auth-sim-missing-symbolic&quot;&gt;&lt;/a&gt;&amp;nbsp; &amp;nbsp; auth-sim-missing-symbolic&lt;br&gt;" calcext:value-type="string">
            <text:p>&lt;a href="#"&gt;&lt;img src="https://raw.githubusercontent.com/StorageB/icons/main/GNOME46Adwaita/light/auth-sim-missing-symbolic.svg" width="22" alt="auth-sim-missing-symbolic"&gt;&lt;/a&gt;&amp;nbsp; &amp;nbsp; auth-sim-miss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22] &amp; CHAR(34) &amp;   &#10;&quot; width=&quot; &amp; CHAR(34) &amp; &quot;22&quot; &amp; CHAR(34) &amp; &quot; alt=&quot; &amp; CHAR(34) &amp; [.B422] &amp; CHAR(34) &amp; &quot;&gt;&lt;/a&gt;&quot; &amp;  &#10;&quot;&amp;nbsp; &amp;nbsp; &quot; &amp; [.B422] &amp; &quot;&lt;br&gt;&quot;" office:value-type="string" office:string-value="&lt;a href=&quot;#&quot;&gt;&lt;img src=&quot;https://raw.githubusercontent.com/StorageB/icons/main/GNOME46Adwaita/dark/auth-sim-missing-symbolic.svg&quot; width=&quot;22&quot; alt=&quot;auth-sim-missing-symbolic&quot;&gt;&lt;/a&gt;&amp;nbsp; &amp;nbsp; auth-sim-missing-symbolic&lt;br&gt;" calcext:value-type="string">
            <text:p>&lt;a href="#"&gt;&lt;img src="https://raw.githubusercontent.com/StorageB/icons/main/GNOME46Adwaita/dark/auth-sim-missing-symbolic.svg" width="22" alt="auth-sim-missing-symbolic"&gt;&lt;/a&gt;&amp;nbsp; &amp;nbsp; auth-sim-miss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vatar-default-symbolic.svg</text:p>
          </table:table-cell>
          <table:table-cell office:value-type="string" calcext:value-type="string">
            <text:p>avatar-defaul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2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23] &amp; CHAR(34) &amp; &quot;&gt;&quot; &amp; &#10;&quot;&lt;img alt=&quot; &amp; CHAR(34) &amp; [.B42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3] &amp; &quot;&lt;br&gt;&quot;" office:value-type="string" office:string-value="&lt;picture&gt;&lt;source media=&quot;(prefers-color-scheme: dark)&quot; srcset=&quot;https://github.com/StorageB/icons/blob/main/GNOME48Adwaita/light/avatar-default-symbolic.svg&quot;&gt;&lt;source media=&quot;(prefers-color-scheme: light)&quot; srcset=&quot;https://github.com/StorageB/icons/blob/main/GNOME48Adwaita/dark/avatar-default-symbolic.svg&quot;&gt;&lt;img alt=&quot;avatar-default-symbolic&quot; src=&quot;https://user-images.githubusercontent.com/25423296/163456779-a8556205-d0a5-45e2-ac17-42d089e3c3f8.png&quot;&gt;&lt;/picture&gt; &amp;nbsp; &amp;nbsp;avatar-default-symbolic&lt;br&gt;" calcext:value-type="string">
            <text:p>&lt;picture&gt;&lt;source media="(prefers-color-scheme: dark)" srcset="https://github.com/StorageB/icons/blob/main/GNOME48Adwaita/light/avatar-default-symbolic.svg"&gt;&lt;source media="(prefers-color-scheme: light)" srcset="https://github.com/StorageB/icons/blob/main/GNOME48Adwaita/dark/avatar-default-symbolic.svg"&gt;&lt;img alt="avatar-default-symbolic" src="https://user-images.githubusercontent.com/25423296/163456779-a8556205-d0a5-45e2-ac17-42d089e3c3f8.png"&gt;&lt;/picture&gt; &amp;nbsp; &amp;nbsp;avatar-defaul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23] &amp; CHAR(34) &amp;  &#10;&quot; width=&quot; &amp; CHAR(34) &amp; &quot;22&quot; &amp; CHAR(34) &amp; &quot; alt=&quot; &amp; CHAR(34) &amp; [.B423] &amp; CHAR(34) &amp; &quot;&gt;&lt;/a&gt;&quot; &amp; &#10;&quot;&amp;nbsp; &amp;nbsp; &quot; &amp; [.B423] &amp; &quot;&lt;br&gt;&quot;" office:value-type="string" office:string-value="&lt;a href=&quot;#&quot;&gt;&lt;img src=&quot;https://raw.githubusercontent.com/StorageB/icons/main/GNOME46Adwaita/light/avatar-default-symbolic.svg&quot; width=&quot;22&quot; alt=&quot;avatar-default-symbolic&quot;&gt;&lt;/a&gt;&amp;nbsp; &amp;nbsp; avatar-default-symbolic&lt;br&gt;" calcext:value-type="string">
            <text:p>&lt;a href="#"&gt;&lt;img src="https://raw.githubusercontent.com/StorageB/icons/main/GNOME46Adwaita/light/avatar-default-symbolic.svg" width="22" alt="avatar-default-symbolic"&gt;&lt;/a&gt;&amp;nbsp; &amp;nbsp; avatar-defaul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23] &amp; CHAR(34) &amp;   &#10;&quot; width=&quot; &amp; CHAR(34) &amp; &quot;22&quot; &amp; CHAR(34) &amp; &quot; alt=&quot; &amp; CHAR(34) &amp; [.B423] &amp; CHAR(34) &amp; &quot;&gt;&lt;/a&gt;&quot; &amp;  &#10;&quot;&amp;nbsp; &amp;nbsp; &quot; &amp; [.B423] &amp; &quot;&lt;br&gt;&quot;" office:value-type="string" office:string-value="&lt;a href=&quot;#&quot;&gt;&lt;img src=&quot;https://raw.githubusercontent.com/StorageB/icons/main/GNOME46Adwaita/dark/avatar-default-symbolic.svg&quot; width=&quot;22&quot; alt=&quot;avatar-default-symbolic&quot;&gt;&lt;/a&gt;&amp;nbsp; &amp;nbsp; avatar-default-symbolic&lt;br&gt;" calcext:value-type="string">
            <text:p>&lt;a href="#"&gt;&lt;img src="https://raw.githubusercontent.com/StorageB/icons/main/GNOME46Adwaita/dark/avatar-default-symbolic.svg" width="22" alt="avatar-default-symbolic"&gt;&lt;/a&gt;&amp;nbsp; &amp;nbsp; avatar-defaul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action-symbolic.svg</text:p>
          </table:table-cell>
          <table:table-cell office:value-type="string" calcext:value-type="string">
            <text:p>battery-actio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2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24] &amp; CHAR(34) &amp; &quot;&gt;&quot; &amp; &#10;&quot;&lt;img alt=&quot; &amp; CHAR(34) &amp; [.B42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4] &amp; &quot;&lt;br&gt;&quot;" office:value-type="string" office:string-value="&lt;picture&gt;&lt;source media=&quot;(prefers-color-scheme: dark)&quot; srcset=&quot;https://github.com/StorageB/icons/blob/main/GNOME48Adwaita/light/battery-action-symbolic.svg&quot;&gt;&lt;source media=&quot;(prefers-color-scheme: light)&quot; srcset=&quot;https://github.com/StorageB/icons/blob/main/GNOME48Adwaita/dark/battery-action-symbolic.svg&quot;&gt;&lt;img alt=&quot;battery-action-symbolic&quot; src=&quot;https://user-images.githubusercontent.com/25423296/163456779-a8556205-d0a5-45e2-ac17-42d089e3c3f8.png&quot;&gt;&lt;/picture&gt; &amp;nbsp; &amp;nbsp;battery-action-symbolic&lt;br&gt;" calcext:value-type="string">
            <text:p>&lt;picture&gt;&lt;source media="(prefers-color-scheme: dark)" srcset="https://github.com/StorageB/icons/blob/main/GNOME48Adwaita/light/battery-action-symbolic.svg"&gt;&lt;source media="(prefers-color-scheme: light)" srcset="https://github.com/StorageB/icons/blob/main/GNOME48Adwaita/dark/battery-action-symbolic.svg"&gt;&lt;img alt="battery-action-symbolic" src="https://user-images.githubusercontent.com/25423296/163456779-a8556205-d0a5-45e2-ac17-42d089e3c3f8.png"&gt;&lt;/picture&gt; &amp;nbsp; &amp;nbsp;battery-action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24] &amp; CHAR(34) &amp;  &#10;&quot; width=&quot; &amp; CHAR(34) &amp; &quot;22&quot; &amp; CHAR(34) &amp; &quot; alt=&quot; &amp; CHAR(34) &amp; [.B424] &amp; CHAR(34) &amp; &quot;&gt;&lt;/a&gt;&quot; &amp; &#10;&quot;&amp;nbsp; &amp;nbsp; &quot; &amp; [.B424] &amp; &quot;&lt;br&gt;&quot;" office:value-type="string" office:string-value="&lt;a href=&quot;#&quot;&gt;&lt;img src=&quot;https://raw.githubusercontent.com/StorageB/icons/main/GNOME46Adwaita/light/battery-action-symbolic.svg&quot; width=&quot;22&quot; alt=&quot;battery-action-symbolic&quot;&gt;&lt;/a&gt;&amp;nbsp; &amp;nbsp; battery-action-symbolic&lt;br&gt;" calcext:value-type="string">
            <text:p>&lt;a href="#"&gt;&lt;img src="https://raw.githubusercontent.com/StorageB/icons/main/GNOME46Adwaita/light/battery-action-symbolic.svg" width="22" alt="battery-action-symbolic"&gt;&lt;/a&gt;&amp;nbsp; &amp;nbsp; battery-action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24] &amp; CHAR(34) &amp;   &#10;&quot; width=&quot; &amp; CHAR(34) &amp; &quot;22&quot; &amp; CHAR(34) &amp; &quot; alt=&quot; &amp; CHAR(34) &amp; [.B424] &amp; CHAR(34) &amp; &quot;&gt;&lt;/a&gt;&quot; &amp;  &#10;&quot;&amp;nbsp; &amp;nbsp; &quot; &amp; [.B424] &amp; &quot;&lt;br&gt;&quot;" office:value-type="string" office:string-value="&lt;a href=&quot;#&quot;&gt;&lt;img src=&quot;https://raw.githubusercontent.com/StorageB/icons/main/GNOME46Adwaita/dark/battery-action-symbolic.svg&quot; width=&quot;22&quot; alt=&quot;battery-action-symbolic&quot;&gt;&lt;/a&gt;&amp;nbsp; &amp;nbsp; battery-action-symbolic&lt;br&gt;" calcext:value-type="string">
            <text:p>&lt;a href="#"&gt;&lt;img src="https://raw.githubusercontent.com/StorageB/icons/main/GNOME46Adwaita/dark/battery-action-symbolic.svg" width="22" alt="battery-action-symbolic"&gt;&lt;/a&gt;&amp;nbsp; &amp;nbsp; battery-action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caution-symbolic.svg</text:p>
          </table:table-cell>
          <table:table-cell office:value-type="string" calcext:value-type="string">
            <text:p>battery-cautio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2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25] &amp; CHAR(34) &amp; &quot;&gt;&quot; &amp; &#10;&quot;&lt;img alt=&quot; &amp; CHAR(34) &amp; [.B42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5] &amp; &quot;&lt;br&gt;&quot;" office:value-type="string" office:string-value="&lt;picture&gt;&lt;source media=&quot;(prefers-color-scheme: dark)&quot; srcset=&quot;https://github.com/StorageB/icons/blob/main/GNOME48Adwaita/light/battery-caution-symbolic.svg&quot;&gt;&lt;source media=&quot;(prefers-color-scheme: light)&quot; srcset=&quot;https://github.com/StorageB/icons/blob/main/GNOME48Adwaita/dark/battery-caution-symbolic.svg&quot;&gt;&lt;img alt=&quot;battery-caution-symbolic&quot; src=&quot;https://user-images.githubusercontent.com/25423296/163456779-a8556205-d0a5-45e2-ac17-42d089e3c3f8.png&quot;&gt;&lt;/picture&gt; &amp;nbsp; &amp;nbsp;battery-caution-symbolic&lt;br&gt;" calcext:value-type="string">
            <text:p>&lt;picture&gt;&lt;source media="(prefers-color-scheme: dark)" srcset="https://github.com/StorageB/icons/blob/main/GNOME48Adwaita/light/battery-caution-symbolic.svg"&gt;&lt;source media="(prefers-color-scheme: light)" srcset="https://github.com/StorageB/icons/blob/main/GNOME48Adwaita/dark/battery-caution-symbolic.svg"&gt;&lt;img alt="battery-caution-symbolic" src="https://user-images.githubusercontent.com/25423296/163456779-a8556205-d0a5-45e2-ac17-42d089e3c3f8.png"&gt;&lt;/picture&gt; &amp;nbsp; &amp;nbsp;battery-caution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25] &amp; CHAR(34) &amp;  &#10;&quot; width=&quot; &amp; CHAR(34) &amp; &quot;22&quot; &amp; CHAR(34) &amp; &quot; alt=&quot; &amp; CHAR(34) &amp; [.B425] &amp; CHAR(34) &amp; &quot;&gt;&lt;/a&gt;&quot; &amp; &#10;&quot;&amp;nbsp; &amp;nbsp; &quot; &amp; [.B425] &amp; &quot;&lt;br&gt;&quot;" office:value-type="string" office:string-value="&lt;a href=&quot;#&quot;&gt;&lt;img src=&quot;https://raw.githubusercontent.com/StorageB/icons/main/GNOME46Adwaita/light/battery-caution-symbolic.svg&quot; width=&quot;22&quot; alt=&quot;battery-caution-symbolic&quot;&gt;&lt;/a&gt;&amp;nbsp; &amp;nbsp; battery-caution-symbolic&lt;br&gt;" calcext:value-type="string">
            <text:p>&lt;a href="#"&gt;&lt;img src="https://raw.githubusercontent.com/StorageB/icons/main/GNOME46Adwaita/light/battery-caution-symbolic.svg" width="22" alt="battery-caution-symbolic"&gt;&lt;/a&gt;&amp;nbsp; &amp;nbsp; battery-caution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25] &amp; CHAR(34) &amp;   &#10;&quot; width=&quot; &amp; CHAR(34) &amp; &quot;22&quot; &amp; CHAR(34) &amp; &quot; alt=&quot; &amp; CHAR(34) &amp; [.B425] &amp; CHAR(34) &amp; &quot;&gt;&lt;/a&gt;&quot; &amp;  &#10;&quot;&amp;nbsp; &amp;nbsp; &quot; &amp; [.B425] &amp; &quot;&lt;br&gt;&quot;" office:value-type="string" office:string-value="&lt;a href=&quot;#&quot;&gt;&lt;img src=&quot;https://raw.githubusercontent.com/StorageB/icons/main/GNOME46Adwaita/dark/battery-caution-symbolic.svg&quot; width=&quot;22&quot; alt=&quot;battery-caution-symbolic&quot;&gt;&lt;/a&gt;&amp;nbsp; &amp;nbsp; battery-caution-symbolic&lt;br&gt;" calcext:value-type="string">
            <text:p>&lt;a href="#"&gt;&lt;img src="https://raw.githubusercontent.com/StorageB/icons/main/GNOME46Adwaita/dark/battery-caution-symbolic.svg" width="22" alt="battery-caution-symbolic"&gt;&lt;/a&gt;&amp;nbsp; &amp;nbsp; battery-caution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level-0-charging-symbolic.svg</text:p>
          </table:table-cell>
          <table:table-cell office:value-type="string" calcext:value-type="string">
            <text:p>battery-level-0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2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26] &amp; CHAR(34) &amp; &quot;&gt;&quot; &amp; &#10;&quot;&lt;img alt=&quot; &amp; CHAR(34) &amp; [.B42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6] &amp; &quot;&lt;br&gt;&quot;" office:value-type="string" office:string-value="&lt;picture&gt;&lt;source media=&quot;(prefers-color-scheme: dark)&quot; srcset=&quot;https://github.com/StorageB/icons/blob/main/GNOME48Adwaita/light/battery-level-0-charging-symbolic.svg&quot;&gt;&lt;source media=&quot;(prefers-color-scheme: light)&quot; srcset=&quot;https://github.com/StorageB/icons/blob/main/GNOME48Adwaita/dark/battery-level-0-charging-symbolic.svg&quot;&gt;&lt;img alt=&quot;battery-level-0-charging-symbolic&quot; src=&quot;https://user-images.githubusercontent.com/25423296/163456779-a8556205-d0a5-45e2-ac17-42d089e3c3f8.png&quot;&gt;&lt;/picture&gt; &amp;nbsp; &amp;nbsp;battery-level-0-charging-symbolic&lt;br&gt;" calcext:value-type="string">
            <text:p>&lt;picture&gt;&lt;source media="(prefers-color-scheme: dark)" srcset="https://github.com/StorageB/icons/blob/main/GNOME48Adwaita/light/battery-level-0-charging-symbolic.svg"&gt;&lt;source media="(prefers-color-scheme: light)" srcset="https://github.com/StorageB/icons/blob/main/GNOME48Adwaita/dark/battery-level-0-charging-symbolic.svg"&gt;&lt;img alt="battery-level-0-charging-symbolic" src="https://user-images.githubusercontent.com/25423296/163456779-a8556205-d0a5-45e2-ac17-42d089e3c3f8.png"&gt;&lt;/picture&gt; &amp;nbsp; &amp;nbsp;battery-level-0-charg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26] &amp; CHAR(34) &amp;  &#10;&quot; width=&quot; &amp; CHAR(34) &amp; &quot;22&quot; &amp; CHAR(34) &amp; &quot; alt=&quot; &amp; CHAR(34) &amp; [.B426] &amp; CHAR(34) &amp; &quot;&gt;&lt;/a&gt;&quot; &amp; &#10;&quot;&amp;nbsp; &amp;nbsp; &quot; &amp; [.B426] &amp; &quot;&lt;br&gt;&quot;" office:value-type="string" office:string-value="&lt;a href=&quot;#&quot;&gt;&lt;img src=&quot;https://raw.githubusercontent.com/StorageB/icons/main/GNOME46Adwaita/light/battery-level-0-charging-symbolic.svg&quot; width=&quot;22&quot; alt=&quot;battery-level-0-charging-symbolic&quot;&gt;&lt;/a&gt;&amp;nbsp; &amp;nbsp; battery-level-0-charging-symbolic&lt;br&gt;" calcext:value-type="string">
            <text:p>&lt;a href="#"&gt;&lt;img src="https://raw.githubusercontent.com/StorageB/icons/main/GNOME46Adwaita/light/battery-level-0-charging-symbolic.svg" width="22" alt="battery-level-0-charging-symbolic"&gt;&lt;/a&gt;&amp;nbsp; &amp;nbsp; battery-level-0-charg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26] &amp; CHAR(34) &amp;   &#10;&quot; width=&quot; &amp; CHAR(34) &amp; &quot;22&quot; &amp; CHAR(34) &amp; &quot; alt=&quot; &amp; CHAR(34) &amp; [.B426] &amp; CHAR(34) &amp; &quot;&gt;&lt;/a&gt;&quot; &amp;  &#10;&quot;&amp;nbsp; &amp;nbsp; &quot; &amp; [.B426] &amp; &quot;&lt;br&gt;&quot;" office:value-type="string" office:string-value="&lt;a href=&quot;#&quot;&gt;&lt;img src=&quot;https://raw.githubusercontent.com/StorageB/icons/main/GNOME46Adwaita/dark/battery-level-0-charging-symbolic.svg&quot; width=&quot;22&quot; alt=&quot;battery-level-0-charging-symbolic&quot;&gt;&lt;/a&gt;&amp;nbsp; &amp;nbsp; battery-level-0-charging-symbolic&lt;br&gt;" calcext:value-type="string">
            <text:p>&lt;a href="#"&gt;&lt;img src="https://raw.githubusercontent.com/StorageB/icons/main/GNOME46Adwaita/dark/battery-level-0-charging-symbolic.svg" width="22" alt="battery-level-0-charging-symbolic"&gt;&lt;/a&gt;&amp;nbsp; &amp;nbsp; battery-level-0-charg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level-0-symbolic.svg</text:p>
          </table:table-cell>
          <table:table-cell office:value-type="string" calcext:value-type="string">
            <text:p>battery-level-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2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27] &amp; CHAR(34) &amp; &quot;&gt;&quot; &amp; &#10;&quot;&lt;img alt=&quot; &amp; CHAR(34) &amp; [.B42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7] &amp; &quot;&lt;br&gt;&quot;" office:value-type="string" office:string-value="&lt;picture&gt;&lt;source media=&quot;(prefers-color-scheme: dark)&quot; srcset=&quot;https://github.com/StorageB/icons/blob/main/GNOME48Adwaita/light/battery-level-0-symbolic.svg&quot;&gt;&lt;source media=&quot;(prefers-color-scheme: light)&quot; srcset=&quot;https://github.com/StorageB/icons/blob/main/GNOME48Adwaita/dark/battery-level-0-symbolic.svg&quot;&gt;&lt;img alt=&quot;battery-level-0-symbolic&quot; src=&quot;https://user-images.githubusercontent.com/25423296/163456779-a8556205-d0a5-45e2-ac17-42d089e3c3f8.png&quot;&gt;&lt;/picture&gt; &amp;nbsp; &amp;nbsp;battery-level-0-symbolic&lt;br&gt;" calcext:value-type="string">
            <text:p>&lt;picture&gt;&lt;source media="(prefers-color-scheme: dark)" srcset="https://github.com/StorageB/icons/blob/main/GNOME48Adwaita/light/battery-level-0-symbolic.svg"&gt;&lt;source media="(prefers-color-scheme: light)" srcset="https://github.com/StorageB/icons/blob/main/GNOME48Adwaita/dark/battery-level-0-symbolic.svg"&gt;&lt;img alt="battery-level-0-symbolic" src="https://user-images.githubusercontent.com/25423296/163456779-a8556205-d0a5-45e2-ac17-42d089e3c3f8.png"&gt;&lt;/picture&gt; &amp;nbsp; &amp;nbsp;battery-level-0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27] &amp; CHAR(34) &amp;  &#10;&quot; width=&quot; &amp; CHAR(34) &amp; &quot;22&quot; &amp; CHAR(34) &amp; &quot; alt=&quot; &amp; CHAR(34) &amp; [.B427] &amp; CHAR(34) &amp; &quot;&gt;&lt;/a&gt;&quot; &amp; &#10;&quot;&amp;nbsp; &amp;nbsp; &quot; &amp; [.B427] &amp; &quot;&lt;br&gt;&quot;" office:value-type="string" office:string-value="&lt;a href=&quot;#&quot;&gt;&lt;img src=&quot;https://raw.githubusercontent.com/StorageB/icons/main/GNOME46Adwaita/light/battery-level-0-symbolic.svg&quot; width=&quot;22&quot; alt=&quot;battery-level-0-symbolic&quot;&gt;&lt;/a&gt;&amp;nbsp; &amp;nbsp; battery-level-0-symbolic&lt;br&gt;" calcext:value-type="string">
            <text:p>&lt;a href="#"&gt;&lt;img src="https://raw.githubusercontent.com/StorageB/icons/main/GNOME46Adwaita/light/battery-level-0-symbolic.svg" width="22" alt="battery-level-0-symbolic"&gt;&lt;/a&gt;&amp;nbsp; &amp;nbsp; battery-level-0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27] &amp; CHAR(34) &amp;   &#10;&quot; width=&quot; &amp; CHAR(34) &amp; &quot;22&quot; &amp; CHAR(34) &amp; &quot; alt=&quot; &amp; CHAR(34) &amp; [.B427] &amp; CHAR(34) &amp; &quot;&gt;&lt;/a&gt;&quot; &amp;  &#10;&quot;&amp;nbsp; &amp;nbsp; &quot; &amp; [.B427] &amp; &quot;&lt;br&gt;&quot;" office:value-type="string" office:string-value="&lt;a href=&quot;#&quot;&gt;&lt;img src=&quot;https://raw.githubusercontent.com/StorageB/icons/main/GNOME46Adwaita/dark/battery-level-0-symbolic.svg&quot; width=&quot;22&quot; alt=&quot;battery-level-0-symbolic&quot;&gt;&lt;/a&gt;&amp;nbsp; &amp;nbsp; battery-level-0-symbolic&lt;br&gt;" calcext:value-type="string">
            <text:p>&lt;a href="#"&gt;&lt;img src="https://raw.githubusercontent.com/StorageB/icons/main/GNOME46Adwaita/dark/battery-level-0-symbolic.svg" width="22" alt="battery-level-0-symbolic"&gt;&lt;/a&gt;&amp;nbsp; &amp;nbsp; battery-level-0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level-100-charged-symbolic.svg</text:p>
          </table:table-cell>
          <table:table-cell office:value-type="string" calcext:value-type="string">
            <text:p>battery-level-100-charg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2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28] &amp; CHAR(34) &amp; &quot;&gt;&quot; &amp; &#10;&quot;&lt;img alt=&quot; &amp; CHAR(34) &amp; [.B42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8] &amp; &quot;&lt;br&gt;&quot;" office:value-type="string" office:string-value="&lt;picture&gt;&lt;source media=&quot;(prefers-color-scheme: dark)&quot; srcset=&quot;https://github.com/StorageB/icons/blob/main/GNOME48Adwaita/light/battery-level-100-charged-symbolic.svg&quot;&gt;&lt;source media=&quot;(prefers-color-scheme: light)&quot; srcset=&quot;https://github.com/StorageB/icons/blob/main/GNOME48Adwaita/dark/battery-level-100-charged-symbolic.svg&quot;&gt;&lt;img alt=&quot;battery-level-100-charged-symbolic&quot; src=&quot;https://user-images.githubusercontent.com/25423296/163456779-a8556205-d0a5-45e2-ac17-42d089e3c3f8.png&quot;&gt;&lt;/picture&gt; &amp;nbsp; &amp;nbsp;battery-level-100-charged-symbolic&lt;br&gt;" calcext:value-type="string">
            <text:p>&lt;picture&gt;&lt;source media="(prefers-color-scheme: dark)" srcset="https://github.com/StorageB/icons/blob/main/GNOME48Adwaita/light/battery-level-100-charged-symbolic.svg"&gt;&lt;source media="(prefers-color-scheme: light)" srcset="https://github.com/StorageB/icons/blob/main/GNOME48Adwaita/dark/battery-level-100-charged-symbolic.svg"&gt;&lt;img alt="battery-level-100-charged-symbolic" src="https://user-images.githubusercontent.com/25423296/163456779-a8556205-d0a5-45e2-ac17-42d089e3c3f8.png"&gt;&lt;/picture&gt; &amp;nbsp; &amp;nbsp;battery-level-100-charg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28] &amp; CHAR(34) &amp;  &#10;&quot; width=&quot; &amp; CHAR(34) &amp; &quot;22&quot; &amp; CHAR(34) &amp; &quot; alt=&quot; &amp; CHAR(34) &amp; [.B428] &amp; CHAR(34) &amp; &quot;&gt;&lt;/a&gt;&quot; &amp; &#10;&quot;&amp;nbsp; &amp;nbsp; &quot; &amp; [.B428] &amp; &quot;&lt;br&gt;&quot;" office:value-type="string" office:string-value="&lt;a href=&quot;#&quot;&gt;&lt;img src=&quot;https://raw.githubusercontent.com/StorageB/icons/main/GNOME46Adwaita/light/battery-level-100-charged-symbolic.svg&quot; width=&quot;22&quot; alt=&quot;battery-level-100-charged-symbolic&quot;&gt;&lt;/a&gt;&amp;nbsp; &amp;nbsp; battery-level-100-charged-symbolic&lt;br&gt;" calcext:value-type="string">
            <text:p>&lt;a href="#"&gt;&lt;img src="https://raw.githubusercontent.com/StorageB/icons/main/GNOME46Adwaita/light/battery-level-100-charged-symbolic.svg" width="22" alt="battery-level-100-charged-symbolic"&gt;&lt;/a&gt;&amp;nbsp; &amp;nbsp; battery-level-100-charg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28] &amp; CHAR(34) &amp;   &#10;&quot; width=&quot; &amp; CHAR(34) &amp; &quot;22&quot; &amp; CHAR(34) &amp; &quot; alt=&quot; &amp; CHAR(34) &amp; [.B428] &amp; CHAR(34) &amp; &quot;&gt;&lt;/a&gt;&quot; &amp;  &#10;&quot;&amp;nbsp; &amp;nbsp; &quot; &amp; [.B428] &amp; &quot;&lt;br&gt;&quot;" office:value-type="string" office:string-value="&lt;a href=&quot;#&quot;&gt;&lt;img src=&quot;https://raw.githubusercontent.com/StorageB/icons/main/GNOME46Adwaita/dark/battery-level-100-charged-symbolic.svg&quot; width=&quot;22&quot; alt=&quot;battery-level-100-charged-symbolic&quot;&gt;&lt;/a&gt;&amp;nbsp; &amp;nbsp; battery-level-100-charged-symbolic&lt;br&gt;" calcext:value-type="string">
            <text:p>&lt;a href="#"&gt;&lt;img src="https://raw.githubusercontent.com/StorageB/icons/main/GNOME46Adwaita/dark/battery-level-100-charged-symbolic.svg" width="22" alt="battery-level-100-charged-symbolic"&gt;&lt;/a&gt;&amp;nbsp; &amp;nbsp; battery-level-100-charg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level-100-symbolic.svg</text:p>
          </table:table-cell>
          <table:table-cell office:value-type="string" calcext:value-type="string">
            <text:p>battery-level-10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2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29] &amp; CHAR(34) &amp; &quot;&gt;&quot; &amp; &#10;&quot;&lt;img alt=&quot; &amp; CHAR(34) &amp; [.B42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9] &amp; &quot;&lt;br&gt;&quot;" office:value-type="string" office:string-value="&lt;picture&gt;&lt;source media=&quot;(prefers-color-scheme: dark)&quot; srcset=&quot;https://github.com/StorageB/icons/blob/main/GNOME48Adwaita/light/battery-level-100-symbolic.svg&quot;&gt;&lt;source media=&quot;(prefers-color-scheme: light)&quot; srcset=&quot;https://github.com/StorageB/icons/blob/main/GNOME48Adwaita/dark/battery-level-100-symbolic.svg&quot;&gt;&lt;img alt=&quot;battery-level-100-symbolic&quot; src=&quot;https://user-images.githubusercontent.com/25423296/163456779-a8556205-d0a5-45e2-ac17-42d089e3c3f8.png&quot;&gt;&lt;/picture&gt; &amp;nbsp; &amp;nbsp;battery-level-100-symbolic&lt;br&gt;" calcext:value-type="string">
            <text:p>&lt;picture&gt;&lt;source media="(prefers-color-scheme: dark)" srcset="https://github.com/StorageB/icons/blob/main/GNOME48Adwaita/light/battery-level-100-symbolic.svg"&gt;&lt;source media="(prefers-color-scheme: light)" srcset="https://github.com/StorageB/icons/blob/main/GNOME48Adwaita/dark/battery-level-100-symbolic.svg"&gt;&lt;img alt="battery-level-100-symbolic" src="https://user-images.githubusercontent.com/25423296/163456779-a8556205-d0a5-45e2-ac17-42d089e3c3f8.png"&gt;&lt;/picture&gt; &amp;nbsp; &amp;nbsp;battery-level-100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29] &amp; CHAR(34) &amp;  &#10;&quot; width=&quot; &amp; CHAR(34) &amp; &quot;22&quot; &amp; CHAR(34) &amp; &quot; alt=&quot; &amp; CHAR(34) &amp; [.B429] &amp; CHAR(34) &amp; &quot;&gt;&lt;/a&gt;&quot; &amp; &#10;&quot;&amp;nbsp; &amp;nbsp; &quot; &amp; [.B429] &amp; &quot;&lt;br&gt;&quot;" office:value-type="string" office:string-value="&lt;a href=&quot;#&quot;&gt;&lt;img src=&quot;https://raw.githubusercontent.com/StorageB/icons/main/GNOME46Adwaita/light/battery-level-100-symbolic.svg&quot; width=&quot;22&quot; alt=&quot;battery-level-100-symbolic&quot;&gt;&lt;/a&gt;&amp;nbsp; &amp;nbsp; battery-level-100-symbolic&lt;br&gt;" calcext:value-type="string">
            <text:p>&lt;a href="#"&gt;&lt;img src="https://raw.githubusercontent.com/StorageB/icons/main/GNOME46Adwaita/light/battery-level-100-symbolic.svg" width="22" alt="battery-level-100-symbolic"&gt;&lt;/a&gt;&amp;nbsp; &amp;nbsp; battery-level-100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29] &amp; CHAR(34) &amp;   &#10;&quot; width=&quot; &amp; CHAR(34) &amp; &quot;22&quot; &amp; CHAR(34) &amp; &quot; alt=&quot; &amp; CHAR(34) &amp; [.B429] &amp; CHAR(34) &amp; &quot;&gt;&lt;/a&gt;&quot; &amp;  &#10;&quot;&amp;nbsp; &amp;nbsp; &quot; &amp; [.B429] &amp; &quot;&lt;br&gt;&quot;" office:value-type="string" office:string-value="&lt;a href=&quot;#&quot;&gt;&lt;img src=&quot;https://raw.githubusercontent.com/StorageB/icons/main/GNOME46Adwaita/dark/battery-level-100-symbolic.svg&quot; width=&quot;22&quot; alt=&quot;battery-level-100-symbolic&quot;&gt;&lt;/a&gt;&amp;nbsp; &amp;nbsp; battery-level-100-symbolic&lt;br&gt;" calcext:value-type="string">
            <text:p>&lt;a href="#"&gt;&lt;img src="https://raw.githubusercontent.com/StorageB/icons/main/GNOME46Adwaita/dark/battery-level-100-symbolic.svg" width="22" alt="battery-level-100-symbolic"&gt;&lt;/a&gt;&amp;nbsp; &amp;nbsp; battery-level-100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level-10-charging-symbolic.svg</text:p>
          </table:table-cell>
          <table:table-cell office:value-type="string" calcext:value-type="string">
            <text:p>battery-level-10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3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30] &amp; CHAR(34) &amp; &quot;&gt;&quot; &amp; &#10;&quot;&lt;img alt=&quot; &amp; CHAR(34) &amp; [.B43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0] &amp; &quot;&lt;br&gt;&quot;" office:value-type="string" office:string-value="&lt;picture&gt;&lt;source media=&quot;(prefers-color-scheme: dark)&quot; srcset=&quot;https://github.com/StorageB/icons/blob/main/GNOME48Adwaita/light/battery-level-10-charging-symbolic.svg&quot;&gt;&lt;source media=&quot;(prefers-color-scheme: light)&quot; srcset=&quot;https://github.com/StorageB/icons/blob/main/GNOME48Adwaita/dark/battery-level-10-charging-symbolic.svg&quot;&gt;&lt;img alt=&quot;battery-level-10-charging-symbolic&quot; src=&quot;https://user-images.githubusercontent.com/25423296/163456779-a8556205-d0a5-45e2-ac17-42d089e3c3f8.png&quot;&gt;&lt;/picture&gt; &amp;nbsp; &amp;nbsp;battery-level-10-charging-symbolic&lt;br&gt;" calcext:value-type="string">
            <text:p>&lt;picture&gt;&lt;source media="(prefers-color-scheme: dark)" srcset="https://github.com/StorageB/icons/blob/main/GNOME48Adwaita/light/battery-level-10-charging-symbolic.svg"&gt;&lt;source media="(prefers-color-scheme: light)" srcset="https://github.com/StorageB/icons/blob/main/GNOME48Adwaita/dark/battery-level-10-charging-symbolic.svg"&gt;&lt;img alt="battery-level-10-charging-symbolic" src="https://user-images.githubusercontent.com/25423296/163456779-a8556205-d0a5-45e2-ac17-42d089e3c3f8.png"&gt;&lt;/picture&gt; &amp;nbsp; &amp;nbsp;battery-level-10-charg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30] &amp; CHAR(34) &amp;  &#10;&quot; width=&quot; &amp; CHAR(34) &amp; &quot;22&quot; &amp; CHAR(34) &amp; &quot; alt=&quot; &amp; CHAR(34) &amp; [.B430] &amp; CHAR(34) &amp; &quot;&gt;&lt;/a&gt;&quot; &amp; &#10;&quot;&amp;nbsp; &amp;nbsp; &quot; &amp; [.B430] &amp; &quot;&lt;br&gt;&quot;" office:value-type="string" office:string-value="&lt;a href=&quot;#&quot;&gt;&lt;img src=&quot;https://raw.githubusercontent.com/StorageB/icons/main/GNOME46Adwaita/light/battery-level-10-charging-symbolic.svg&quot; width=&quot;22&quot; alt=&quot;battery-level-10-charging-symbolic&quot;&gt;&lt;/a&gt;&amp;nbsp; &amp;nbsp; battery-level-10-charging-symbolic&lt;br&gt;" calcext:value-type="string">
            <text:p>&lt;a href="#"&gt;&lt;img src="https://raw.githubusercontent.com/StorageB/icons/main/GNOME46Adwaita/light/battery-level-10-charging-symbolic.svg" width="22" alt="battery-level-10-charging-symbolic"&gt;&lt;/a&gt;&amp;nbsp; &amp;nbsp; battery-level-10-charg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30] &amp; CHAR(34) &amp;   &#10;&quot; width=&quot; &amp; CHAR(34) &amp; &quot;22&quot; &amp; CHAR(34) &amp; &quot; alt=&quot; &amp; CHAR(34) &amp; [.B430] &amp; CHAR(34) &amp; &quot;&gt;&lt;/a&gt;&quot; &amp;  &#10;&quot;&amp;nbsp; &amp;nbsp; &quot; &amp; [.B430] &amp; &quot;&lt;br&gt;&quot;" office:value-type="string" office:string-value="&lt;a href=&quot;#&quot;&gt;&lt;img src=&quot;https://raw.githubusercontent.com/StorageB/icons/main/GNOME46Adwaita/dark/battery-level-10-charging-symbolic.svg&quot; width=&quot;22&quot; alt=&quot;battery-level-10-charging-symbolic&quot;&gt;&lt;/a&gt;&amp;nbsp; &amp;nbsp; battery-level-10-charging-symbolic&lt;br&gt;" calcext:value-type="string">
            <text:p>&lt;a href="#"&gt;&lt;img src="https://raw.githubusercontent.com/StorageB/icons/main/GNOME46Adwaita/dark/battery-level-10-charging-symbolic.svg" width="22" alt="battery-level-10-charging-symbolic"&gt;&lt;/a&gt;&amp;nbsp; &amp;nbsp; battery-level-10-charg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level-10-symbolic.svg</text:p>
          </table:table-cell>
          <table:table-cell office:value-type="string" calcext:value-type="string">
            <text:p>battery-level-1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3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31] &amp; CHAR(34) &amp; &quot;&gt;&quot; &amp; &#10;&quot;&lt;img alt=&quot; &amp; CHAR(34) &amp; [.B43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1] &amp; &quot;&lt;br&gt;&quot;" office:value-type="string" office:string-value="&lt;picture&gt;&lt;source media=&quot;(prefers-color-scheme: dark)&quot; srcset=&quot;https://github.com/StorageB/icons/blob/main/GNOME48Adwaita/light/battery-level-10-symbolic.svg&quot;&gt;&lt;source media=&quot;(prefers-color-scheme: light)&quot; srcset=&quot;https://github.com/StorageB/icons/blob/main/GNOME48Adwaita/dark/battery-level-10-symbolic.svg&quot;&gt;&lt;img alt=&quot;battery-level-10-symbolic&quot; src=&quot;https://user-images.githubusercontent.com/25423296/163456779-a8556205-d0a5-45e2-ac17-42d089e3c3f8.png&quot;&gt;&lt;/picture&gt; &amp;nbsp; &amp;nbsp;battery-level-10-symbolic&lt;br&gt;" calcext:value-type="string">
            <text:p>&lt;picture&gt;&lt;source media="(prefers-color-scheme: dark)" srcset="https://github.com/StorageB/icons/blob/main/GNOME48Adwaita/light/battery-level-10-symbolic.svg"&gt;&lt;source media="(prefers-color-scheme: light)" srcset="https://github.com/StorageB/icons/blob/main/GNOME48Adwaita/dark/battery-level-10-symbolic.svg"&gt;&lt;img alt="battery-level-10-symbolic" src="https://user-images.githubusercontent.com/25423296/163456779-a8556205-d0a5-45e2-ac17-42d089e3c3f8.png"&gt;&lt;/picture&gt; &amp;nbsp; &amp;nbsp;battery-level-10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31] &amp; CHAR(34) &amp;  &#10;&quot; width=&quot; &amp; CHAR(34) &amp; &quot;22&quot; &amp; CHAR(34) &amp; &quot; alt=&quot; &amp; CHAR(34) &amp; [.B431] &amp; CHAR(34) &amp; &quot;&gt;&lt;/a&gt;&quot; &amp; &#10;&quot;&amp;nbsp; &amp;nbsp; &quot; &amp; [.B431] &amp; &quot;&lt;br&gt;&quot;" office:value-type="string" office:string-value="&lt;a href=&quot;#&quot;&gt;&lt;img src=&quot;https://raw.githubusercontent.com/StorageB/icons/main/GNOME46Adwaita/light/battery-level-10-symbolic.svg&quot; width=&quot;22&quot; alt=&quot;battery-level-10-symbolic&quot;&gt;&lt;/a&gt;&amp;nbsp; &amp;nbsp; battery-level-10-symbolic&lt;br&gt;" calcext:value-type="string">
            <text:p>&lt;a href="#"&gt;&lt;img src="https://raw.githubusercontent.com/StorageB/icons/main/GNOME46Adwaita/light/battery-level-10-symbolic.svg" width="22" alt="battery-level-10-symbolic"&gt;&lt;/a&gt;&amp;nbsp; &amp;nbsp; battery-level-10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31] &amp; CHAR(34) &amp;   &#10;&quot; width=&quot; &amp; CHAR(34) &amp; &quot;22&quot; &amp; CHAR(34) &amp; &quot; alt=&quot; &amp; CHAR(34) &amp; [.B431] &amp; CHAR(34) &amp; &quot;&gt;&lt;/a&gt;&quot; &amp;  &#10;&quot;&amp;nbsp; &amp;nbsp; &quot; &amp; [.B431] &amp; &quot;&lt;br&gt;&quot;" office:value-type="string" office:string-value="&lt;a href=&quot;#&quot;&gt;&lt;img src=&quot;https://raw.githubusercontent.com/StorageB/icons/main/GNOME46Adwaita/dark/battery-level-10-symbolic.svg&quot; width=&quot;22&quot; alt=&quot;battery-level-10-symbolic&quot;&gt;&lt;/a&gt;&amp;nbsp; &amp;nbsp; battery-level-10-symbolic&lt;br&gt;" calcext:value-type="string">
            <text:p>&lt;a href="#"&gt;&lt;img src="https://raw.githubusercontent.com/StorageB/icons/main/GNOME46Adwaita/dark/battery-level-10-symbolic.svg" width="22" alt="battery-level-10-symbolic"&gt;&lt;/a&gt;&amp;nbsp; &amp;nbsp; battery-level-10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level-20-charging-symbolic.svg</text:p>
          </table:table-cell>
          <table:table-cell office:value-type="string" calcext:value-type="string">
            <text:p>battery-level-20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3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32] &amp; CHAR(34) &amp; &quot;&gt;&quot; &amp; &#10;&quot;&lt;img alt=&quot; &amp; CHAR(34) &amp; [.B43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2] &amp; &quot;&lt;br&gt;&quot;" office:value-type="string" office:string-value="&lt;picture&gt;&lt;source media=&quot;(prefers-color-scheme: dark)&quot; srcset=&quot;https://github.com/StorageB/icons/blob/main/GNOME48Adwaita/light/battery-level-20-charging-symbolic.svg&quot;&gt;&lt;source media=&quot;(prefers-color-scheme: light)&quot; srcset=&quot;https://github.com/StorageB/icons/blob/main/GNOME48Adwaita/dark/battery-level-20-charging-symbolic.svg&quot;&gt;&lt;img alt=&quot;battery-level-20-charging-symbolic&quot; src=&quot;https://user-images.githubusercontent.com/25423296/163456779-a8556205-d0a5-45e2-ac17-42d089e3c3f8.png&quot;&gt;&lt;/picture&gt; &amp;nbsp; &amp;nbsp;battery-level-20-charging-symbolic&lt;br&gt;" calcext:value-type="string">
            <text:p>&lt;picture&gt;&lt;source media="(prefers-color-scheme: dark)" srcset="https://github.com/StorageB/icons/blob/main/GNOME48Adwaita/light/battery-level-20-charging-symbolic.svg"&gt;&lt;source media="(prefers-color-scheme: light)" srcset="https://github.com/StorageB/icons/blob/main/GNOME48Adwaita/dark/battery-level-20-charging-symbolic.svg"&gt;&lt;img alt="battery-level-20-charging-symbolic" src="https://user-images.githubusercontent.com/25423296/163456779-a8556205-d0a5-45e2-ac17-42d089e3c3f8.png"&gt;&lt;/picture&gt; &amp;nbsp; &amp;nbsp;battery-level-20-charg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32] &amp; CHAR(34) &amp;  &#10;&quot; width=&quot; &amp; CHAR(34) &amp; &quot;22&quot; &amp; CHAR(34) &amp; &quot; alt=&quot; &amp; CHAR(34) &amp; [.B432] &amp; CHAR(34) &amp; &quot;&gt;&lt;/a&gt;&quot; &amp; &#10;&quot;&amp;nbsp; &amp;nbsp; &quot; &amp; [.B432] &amp; &quot;&lt;br&gt;&quot;" office:value-type="string" office:string-value="&lt;a href=&quot;#&quot;&gt;&lt;img src=&quot;https://raw.githubusercontent.com/StorageB/icons/main/GNOME46Adwaita/light/battery-level-20-charging-symbolic.svg&quot; width=&quot;22&quot; alt=&quot;battery-level-20-charging-symbolic&quot;&gt;&lt;/a&gt;&amp;nbsp; &amp;nbsp; battery-level-20-charging-symbolic&lt;br&gt;" calcext:value-type="string">
            <text:p>&lt;a href="#"&gt;&lt;img src="https://raw.githubusercontent.com/StorageB/icons/main/GNOME46Adwaita/light/battery-level-20-charging-symbolic.svg" width="22" alt="battery-level-20-charging-symbolic"&gt;&lt;/a&gt;&amp;nbsp; &amp;nbsp; battery-level-20-charg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32] &amp; CHAR(34) &amp;   &#10;&quot; width=&quot; &amp; CHAR(34) &amp; &quot;22&quot; &amp; CHAR(34) &amp; &quot; alt=&quot; &amp; CHAR(34) &amp; [.B432] &amp; CHAR(34) &amp; &quot;&gt;&lt;/a&gt;&quot; &amp;  &#10;&quot;&amp;nbsp; &amp;nbsp; &quot; &amp; [.B432] &amp; &quot;&lt;br&gt;&quot;" office:value-type="string" office:string-value="&lt;a href=&quot;#&quot;&gt;&lt;img src=&quot;https://raw.githubusercontent.com/StorageB/icons/main/GNOME46Adwaita/dark/battery-level-20-charging-symbolic.svg&quot; width=&quot;22&quot; alt=&quot;battery-level-20-charging-symbolic&quot;&gt;&lt;/a&gt;&amp;nbsp; &amp;nbsp; battery-level-20-charging-symbolic&lt;br&gt;" calcext:value-type="string">
            <text:p>&lt;a href="#"&gt;&lt;img src="https://raw.githubusercontent.com/StorageB/icons/main/GNOME46Adwaita/dark/battery-level-20-charging-symbolic.svg" width="22" alt="battery-level-20-charging-symbolic"&gt;&lt;/a&gt;&amp;nbsp; &amp;nbsp; battery-level-20-charg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level-20-symbolic.svg</text:p>
          </table:table-cell>
          <table:table-cell office:value-type="string" calcext:value-type="string">
            <text:p>battery-level-2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3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33] &amp; CHAR(34) &amp; &quot;&gt;&quot; &amp; &#10;&quot;&lt;img alt=&quot; &amp; CHAR(34) &amp; [.B43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3] &amp; &quot;&lt;br&gt;&quot;" office:value-type="string" office:string-value="&lt;picture&gt;&lt;source media=&quot;(prefers-color-scheme: dark)&quot; srcset=&quot;https://github.com/StorageB/icons/blob/main/GNOME48Adwaita/light/battery-level-20-symbolic.svg&quot;&gt;&lt;source media=&quot;(prefers-color-scheme: light)&quot; srcset=&quot;https://github.com/StorageB/icons/blob/main/GNOME48Adwaita/dark/battery-level-20-symbolic.svg&quot;&gt;&lt;img alt=&quot;battery-level-20-symbolic&quot; src=&quot;https://user-images.githubusercontent.com/25423296/163456779-a8556205-d0a5-45e2-ac17-42d089e3c3f8.png&quot;&gt;&lt;/picture&gt; &amp;nbsp; &amp;nbsp;battery-level-20-symbolic&lt;br&gt;" calcext:value-type="string">
            <text:p>&lt;picture&gt;&lt;source media="(prefers-color-scheme: dark)" srcset="https://github.com/StorageB/icons/blob/main/GNOME48Adwaita/light/battery-level-20-symbolic.svg"&gt;&lt;source media="(prefers-color-scheme: light)" srcset="https://github.com/StorageB/icons/blob/main/GNOME48Adwaita/dark/battery-level-20-symbolic.svg"&gt;&lt;img alt="battery-level-20-symbolic" src="https://user-images.githubusercontent.com/25423296/163456779-a8556205-d0a5-45e2-ac17-42d089e3c3f8.png"&gt;&lt;/picture&gt; &amp;nbsp; &amp;nbsp;battery-level-20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33] &amp; CHAR(34) &amp;  &#10;&quot; width=&quot; &amp; CHAR(34) &amp; &quot;22&quot; &amp; CHAR(34) &amp; &quot; alt=&quot; &amp; CHAR(34) &amp; [.B433] &amp; CHAR(34) &amp; &quot;&gt;&lt;/a&gt;&quot; &amp; &#10;&quot;&amp;nbsp; &amp;nbsp; &quot; &amp; [.B433] &amp; &quot;&lt;br&gt;&quot;" office:value-type="string" office:string-value="&lt;a href=&quot;#&quot;&gt;&lt;img src=&quot;https://raw.githubusercontent.com/StorageB/icons/main/GNOME46Adwaita/light/battery-level-20-symbolic.svg&quot; width=&quot;22&quot; alt=&quot;battery-level-20-symbolic&quot;&gt;&lt;/a&gt;&amp;nbsp; &amp;nbsp; battery-level-20-symbolic&lt;br&gt;" calcext:value-type="string">
            <text:p>&lt;a href="#"&gt;&lt;img src="https://raw.githubusercontent.com/StorageB/icons/main/GNOME46Adwaita/light/battery-level-20-symbolic.svg" width="22" alt="battery-level-20-symbolic"&gt;&lt;/a&gt;&amp;nbsp; &amp;nbsp; battery-level-20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33] &amp; CHAR(34) &amp;   &#10;&quot; width=&quot; &amp; CHAR(34) &amp; &quot;22&quot; &amp; CHAR(34) &amp; &quot; alt=&quot; &amp; CHAR(34) &amp; [.B433] &amp; CHAR(34) &amp; &quot;&gt;&lt;/a&gt;&quot; &amp;  &#10;&quot;&amp;nbsp; &amp;nbsp; &quot; &amp; [.B433] &amp; &quot;&lt;br&gt;&quot;" office:value-type="string" office:string-value="&lt;a href=&quot;#&quot;&gt;&lt;img src=&quot;https://raw.githubusercontent.com/StorageB/icons/main/GNOME46Adwaita/dark/battery-level-20-symbolic.svg&quot; width=&quot;22&quot; alt=&quot;battery-level-20-symbolic&quot;&gt;&lt;/a&gt;&amp;nbsp; &amp;nbsp; battery-level-20-symbolic&lt;br&gt;" calcext:value-type="string">
            <text:p>&lt;a href="#"&gt;&lt;img src="https://raw.githubusercontent.com/StorageB/icons/main/GNOME46Adwaita/dark/battery-level-20-symbolic.svg" width="22" alt="battery-level-20-symbolic"&gt;&lt;/a&gt;&amp;nbsp; &amp;nbsp; battery-level-20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level-30-charging-symbolic.svg</text:p>
          </table:table-cell>
          <table:table-cell office:value-type="string" calcext:value-type="string">
            <text:p>battery-level-30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3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34] &amp; CHAR(34) &amp; &quot;&gt;&quot; &amp; &#10;&quot;&lt;img alt=&quot; &amp; CHAR(34) &amp; [.B43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4] &amp; &quot;&lt;br&gt;&quot;" office:value-type="string" office:string-value="&lt;picture&gt;&lt;source media=&quot;(prefers-color-scheme: dark)&quot; srcset=&quot;https://github.com/StorageB/icons/blob/main/GNOME48Adwaita/light/battery-level-30-charging-symbolic.svg&quot;&gt;&lt;source media=&quot;(prefers-color-scheme: light)&quot; srcset=&quot;https://github.com/StorageB/icons/blob/main/GNOME48Adwaita/dark/battery-level-30-charging-symbolic.svg&quot;&gt;&lt;img alt=&quot;battery-level-30-charging-symbolic&quot; src=&quot;https://user-images.githubusercontent.com/25423296/163456779-a8556205-d0a5-45e2-ac17-42d089e3c3f8.png&quot;&gt;&lt;/picture&gt; &amp;nbsp; &amp;nbsp;battery-level-30-charging-symbolic&lt;br&gt;" calcext:value-type="string">
            <text:p>&lt;picture&gt;&lt;source media="(prefers-color-scheme: dark)" srcset="https://github.com/StorageB/icons/blob/main/GNOME48Adwaita/light/battery-level-30-charging-symbolic.svg"&gt;&lt;source media="(prefers-color-scheme: light)" srcset="https://github.com/StorageB/icons/blob/main/GNOME48Adwaita/dark/battery-level-30-charging-symbolic.svg"&gt;&lt;img alt="battery-level-30-charging-symbolic" src="https://user-images.githubusercontent.com/25423296/163456779-a8556205-d0a5-45e2-ac17-42d089e3c3f8.png"&gt;&lt;/picture&gt; &amp;nbsp; &amp;nbsp;battery-level-30-charg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34] &amp; CHAR(34) &amp;  &#10;&quot; width=&quot; &amp; CHAR(34) &amp; &quot;22&quot; &amp; CHAR(34) &amp; &quot; alt=&quot; &amp; CHAR(34) &amp; [.B434] &amp; CHAR(34) &amp; &quot;&gt;&lt;/a&gt;&quot; &amp; &#10;&quot;&amp;nbsp; &amp;nbsp; &quot; &amp; [.B434] &amp; &quot;&lt;br&gt;&quot;" office:value-type="string" office:string-value="&lt;a href=&quot;#&quot;&gt;&lt;img src=&quot;https://raw.githubusercontent.com/StorageB/icons/main/GNOME46Adwaita/light/battery-level-30-charging-symbolic.svg&quot; width=&quot;22&quot; alt=&quot;battery-level-30-charging-symbolic&quot;&gt;&lt;/a&gt;&amp;nbsp; &amp;nbsp; battery-level-30-charging-symbolic&lt;br&gt;" calcext:value-type="string">
            <text:p>&lt;a href="#"&gt;&lt;img src="https://raw.githubusercontent.com/StorageB/icons/main/GNOME46Adwaita/light/battery-level-30-charging-symbolic.svg" width="22" alt="battery-level-30-charging-symbolic"&gt;&lt;/a&gt;&amp;nbsp; &amp;nbsp; battery-level-30-charg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34] &amp; CHAR(34) &amp;   &#10;&quot; width=&quot; &amp; CHAR(34) &amp; &quot;22&quot; &amp; CHAR(34) &amp; &quot; alt=&quot; &amp; CHAR(34) &amp; [.B434] &amp; CHAR(34) &amp; &quot;&gt;&lt;/a&gt;&quot; &amp;  &#10;&quot;&amp;nbsp; &amp;nbsp; &quot; &amp; [.B434] &amp; &quot;&lt;br&gt;&quot;" office:value-type="string" office:string-value="&lt;a href=&quot;#&quot;&gt;&lt;img src=&quot;https://raw.githubusercontent.com/StorageB/icons/main/GNOME46Adwaita/dark/battery-level-30-charging-symbolic.svg&quot; width=&quot;22&quot; alt=&quot;battery-level-30-charging-symbolic&quot;&gt;&lt;/a&gt;&amp;nbsp; &amp;nbsp; battery-level-30-charging-symbolic&lt;br&gt;" calcext:value-type="string">
            <text:p>&lt;a href="#"&gt;&lt;img src="https://raw.githubusercontent.com/StorageB/icons/main/GNOME46Adwaita/dark/battery-level-30-charging-symbolic.svg" width="22" alt="battery-level-30-charging-symbolic"&gt;&lt;/a&gt;&amp;nbsp; &amp;nbsp; battery-level-30-charg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level-30-symbolic.svg</text:p>
          </table:table-cell>
          <table:table-cell office:value-type="string" calcext:value-type="string">
            <text:p>battery-level-3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3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35] &amp; CHAR(34) &amp; &quot;&gt;&quot; &amp; &#10;&quot;&lt;img alt=&quot; &amp; CHAR(34) &amp; [.B43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5] &amp; &quot;&lt;br&gt;&quot;" office:value-type="string" office:string-value="&lt;picture&gt;&lt;source media=&quot;(prefers-color-scheme: dark)&quot; srcset=&quot;https://github.com/StorageB/icons/blob/main/GNOME48Adwaita/light/battery-level-30-symbolic.svg&quot;&gt;&lt;source media=&quot;(prefers-color-scheme: light)&quot; srcset=&quot;https://github.com/StorageB/icons/blob/main/GNOME48Adwaita/dark/battery-level-30-symbolic.svg&quot;&gt;&lt;img alt=&quot;battery-level-30-symbolic&quot; src=&quot;https://user-images.githubusercontent.com/25423296/163456779-a8556205-d0a5-45e2-ac17-42d089e3c3f8.png&quot;&gt;&lt;/picture&gt; &amp;nbsp; &amp;nbsp;battery-level-30-symbolic&lt;br&gt;" calcext:value-type="string">
            <text:p>&lt;picture&gt;&lt;source media="(prefers-color-scheme: dark)" srcset="https://github.com/StorageB/icons/blob/main/GNOME48Adwaita/light/battery-level-30-symbolic.svg"&gt;&lt;source media="(prefers-color-scheme: light)" srcset="https://github.com/StorageB/icons/blob/main/GNOME48Adwaita/dark/battery-level-30-symbolic.svg"&gt;&lt;img alt="battery-level-30-symbolic" src="https://user-images.githubusercontent.com/25423296/163456779-a8556205-d0a5-45e2-ac17-42d089e3c3f8.png"&gt;&lt;/picture&gt; &amp;nbsp; &amp;nbsp;battery-level-30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35] &amp; CHAR(34) &amp;  &#10;&quot; width=&quot; &amp; CHAR(34) &amp; &quot;22&quot; &amp; CHAR(34) &amp; &quot; alt=&quot; &amp; CHAR(34) &amp; [.B435] &amp; CHAR(34) &amp; &quot;&gt;&lt;/a&gt;&quot; &amp; &#10;&quot;&amp;nbsp; &amp;nbsp; &quot; &amp; [.B435] &amp; &quot;&lt;br&gt;&quot;" office:value-type="string" office:string-value="&lt;a href=&quot;#&quot;&gt;&lt;img src=&quot;https://raw.githubusercontent.com/StorageB/icons/main/GNOME46Adwaita/light/battery-level-30-symbolic.svg&quot; width=&quot;22&quot; alt=&quot;battery-level-30-symbolic&quot;&gt;&lt;/a&gt;&amp;nbsp; &amp;nbsp; battery-level-30-symbolic&lt;br&gt;" calcext:value-type="string">
            <text:p>&lt;a href="#"&gt;&lt;img src="https://raw.githubusercontent.com/StorageB/icons/main/GNOME46Adwaita/light/battery-level-30-symbolic.svg" width="22" alt="battery-level-30-symbolic"&gt;&lt;/a&gt;&amp;nbsp; &amp;nbsp; battery-level-30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35] &amp; CHAR(34) &amp;   &#10;&quot; width=&quot; &amp; CHAR(34) &amp; &quot;22&quot; &amp; CHAR(34) &amp; &quot; alt=&quot; &amp; CHAR(34) &amp; [.B435] &amp; CHAR(34) &amp; &quot;&gt;&lt;/a&gt;&quot; &amp;  &#10;&quot;&amp;nbsp; &amp;nbsp; &quot; &amp; [.B435] &amp; &quot;&lt;br&gt;&quot;" office:value-type="string" office:string-value="&lt;a href=&quot;#&quot;&gt;&lt;img src=&quot;https://raw.githubusercontent.com/StorageB/icons/main/GNOME46Adwaita/dark/battery-level-30-symbolic.svg&quot; width=&quot;22&quot; alt=&quot;battery-level-30-symbolic&quot;&gt;&lt;/a&gt;&amp;nbsp; &amp;nbsp; battery-level-30-symbolic&lt;br&gt;" calcext:value-type="string">
            <text:p>&lt;a href="#"&gt;&lt;img src="https://raw.githubusercontent.com/StorageB/icons/main/GNOME46Adwaita/dark/battery-level-30-symbolic.svg" width="22" alt="battery-level-30-symbolic"&gt;&lt;/a&gt;&amp;nbsp; &amp;nbsp; battery-level-30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level-40-charging-symbolic.svg</text:p>
          </table:table-cell>
          <table:table-cell office:value-type="string" calcext:value-type="string">
            <text:p>battery-level-40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3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36] &amp; CHAR(34) &amp; &quot;&gt;&quot; &amp; &#10;&quot;&lt;img alt=&quot; &amp; CHAR(34) &amp; [.B43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6] &amp; &quot;&lt;br&gt;&quot;" office:value-type="string" office:string-value="&lt;picture&gt;&lt;source media=&quot;(prefers-color-scheme: dark)&quot; srcset=&quot;https://github.com/StorageB/icons/blob/main/GNOME48Adwaita/light/battery-level-40-charging-symbolic.svg&quot;&gt;&lt;source media=&quot;(prefers-color-scheme: light)&quot; srcset=&quot;https://github.com/StorageB/icons/blob/main/GNOME48Adwaita/dark/battery-level-40-charging-symbolic.svg&quot;&gt;&lt;img alt=&quot;battery-level-40-charging-symbolic&quot; src=&quot;https://user-images.githubusercontent.com/25423296/163456779-a8556205-d0a5-45e2-ac17-42d089e3c3f8.png&quot;&gt;&lt;/picture&gt; &amp;nbsp; &amp;nbsp;battery-level-40-charging-symbolic&lt;br&gt;" calcext:value-type="string">
            <text:p>&lt;picture&gt;&lt;source media="(prefers-color-scheme: dark)" srcset="https://github.com/StorageB/icons/blob/main/GNOME48Adwaita/light/battery-level-40-charging-symbolic.svg"&gt;&lt;source media="(prefers-color-scheme: light)" srcset="https://github.com/StorageB/icons/blob/main/GNOME48Adwaita/dark/battery-level-40-charging-symbolic.svg"&gt;&lt;img alt="battery-level-40-charging-symbolic" src="https://user-images.githubusercontent.com/25423296/163456779-a8556205-d0a5-45e2-ac17-42d089e3c3f8.png"&gt;&lt;/picture&gt; &amp;nbsp; &amp;nbsp;battery-level-40-charg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36] &amp; CHAR(34) &amp;  &#10;&quot; width=&quot; &amp; CHAR(34) &amp; &quot;22&quot; &amp; CHAR(34) &amp; &quot; alt=&quot; &amp; CHAR(34) &amp; [.B436] &amp; CHAR(34) &amp; &quot;&gt;&lt;/a&gt;&quot; &amp; &#10;&quot;&amp;nbsp; &amp;nbsp; &quot; &amp; [.B436] &amp; &quot;&lt;br&gt;&quot;" office:value-type="string" office:string-value="&lt;a href=&quot;#&quot;&gt;&lt;img src=&quot;https://raw.githubusercontent.com/StorageB/icons/main/GNOME46Adwaita/light/battery-level-40-charging-symbolic.svg&quot; width=&quot;22&quot; alt=&quot;battery-level-40-charging-symbolic&quot;&gt;&lt;/a&gt;&amp;nbsp; &amp;nbsp; battery-level-40-charging-symbolic&lt;br&gt;" calcext:value-type="string">
            <text:p>&lt;a href="#"&gt;&lt;img src="https://raw.githubusercontent.com/StorageB/icons/main/GNOME46Adwaita/light/battery-level-40-charging-symbolic.svg" width="22" alt="battery-level-40-charging-symbolic"&gt;&lt;/a&gt;&amp;nbsp; &amp;nbsp; battery-level-40-charg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36] &amp; CHAR(34) &amp;   &#10;&quot; width=&quot; &amp; CHAR(34) &amp; &quot;22&quot; &amp; CHAR(34) &amp; &quot; alt=&quot; &amp; CHAR(34) &amp; [.B436] &amp; CHAR(34) &amp; &quot;&gt;&lt;/a&gt;&quot; &amp;  &#10;&quot;&amp;nbsp; &amp;nbsp; &quot; &amp; [.B436] &amp; &quot;&lt;br&gt;&quot;" office:value-type="string" office:string-value="&lt;a href=&quot;#&quot;&gt;&lt;img src=&quot;https://raw.githubusercontent.com/StorageB/icons/main/GNOME46Adwaita/dark/battery-level-40-charging-symbolic.svg&quot; width=&quot;22&quot; alt=&quot;battery-level-40-charging-symbolic&quot;&gt;&lt;/a&gt;&amp;nbsp; &amp;nbsp; battery-level-40-charging-symbolic&lt;br&gt;" calcext:value-type="string">
            <text:p>&lt;a href="#"&gt;&lt;img src="https://raw.githubusercontent.com/StorageB/icons/main/GNOME46Adwaita/dark/battery-level-40-charging-symbolic.svg" width="22" alt="battery-level-40-charging-symbolic"&gt;&lt;/a&gt;&amp;nbsp; &amp;nbsp; battery-level-40-charg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level-40-symbolic.svg</text:p>
          </table:table-cell>
          <table:table-cell office:value-type="string" calcext:value-type="string">
            <text:p>battery-level-4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3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37] &amp; CHAR(34) &amp; &quot;&gt;&quot; &amp; &#10;&quot;&lt;img alt=&quot; &amp; CHAR(34) &amp; [.B43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7] &amp; &quot;&lt;br&gt;&quot;" office:value-type="string" office:string-value="&lt;picture&gt;&lt;source media=&quot;(prefers-color-scheme: dark)&quot; srcset=&quot;https://github.com/StorageB/icons/blob/main/GNOME48Adwaita/light/battery-level-40-symbolic.svg&quot;&gt;&lt;source media=&quot;(prefers-color-scheme: light)&quot; srcset=&quot;https://github.com/StorageB/icons/blob/main/GNOME48Adwaita/dark/battery-level-40-symbolic.svg&quot;&gt;&lt;img alt=&quot;battery-level-40-symbolic&quot; src=&quot;https://user-images.githubusercontent.com/25423296/163456779-a8556205-d0a5-45e2-ac17-42d089e3c3f8.png&quot;&gt;&lt;/picture&gt; &amp;nbsp; &amp;nbsp;battery-level-40-symbolic&lt;br&gt;" calcext:value-type="string">
            <text:p>&lt;picture&gt;&lt;source media="(prefers-color-scheme: dark)" srcset="https://github.com/StorageB/icons/blob/main/GNOME48Adwaita/light/battery-level-40-symbolic.svg"&gt;&lt;source media="(prefers-color-scheme: light)" srcset="https://github.com/StorageB/icons/blob/main/GNOME48Adwaita/dark/battery-level-40-symbolic.svg"&gt;&lt;img alt="battery-level-40-symbolic" src="https://user-images.githubusercontent.com/25423296/163456779-a8556205-d0a5-45e2-ac17-42d089e3c3f8.png"&gt;&lt;/picture&gt; &amp;nbsp; &amp;nbsp;battery-level-40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37] &amp; CHAR(34) &amp;  &#10;&quot; width=&quot; &amp; CHAR(34) &amp; &quot;22&quot; &amp; CHAR(34) &amp; &quot; alt=&quot; &amp; CHAR(34) &amp; [.B437] &amp; CHAR(34) &amp; &quot;&gt;&lt;/a&gt;&quot; &amp; &#10;&quot;&amp;nbsp; &amp;nbsp; &quot; &amp; [.B437] &amp; &quot;&lt;br&gt;&quot;" office:value-type="string" office:string-value="&lt;a href=&quot;#&quot;&gt;&lt;img src=&quot;https://raw.githubusercontent.com/StorageB/icons/main/GNOME46Adwaita/light/battery-level-40-symbolic.svg&quot; width=&quot;22&quot; alt=&quot;battery-level-40-symbolic&quot;&gt;&lt;/a&gt;&amp;nbsp; &amp;nbsp; battery-level-40-symbolic&lt;br&gt;" calcext:value-type="string">
            <text:p>&lt;a href="#"&gt;&lt;img src="https://raw.githubusercontent.com/StorageB/icons/main/GNOME46Adwaita/light/battery-level-40-symbolic.svg" width="22" alt="battery-level-40-symbolic"&gt;&lt;/a&gt;&amp;nbsp; &amp;nbsp; battery-level-40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37] &amp; CHAR(34) &amp;   &#10;&quot; width=&quot; &amp; CHAR(34) &amp; &quot;22&quot; &amp; CHAR(34) &amp; &quot; alt=&quot; &amp; CHAR(34) &amp; [.B437] &amp; CHAR(34) &amp; &quot;&gt;&lt;/a&gt;&quot; &amp;  &#10;&quot;&amp;nbsp; &amp;nbsp; &quot; &amp; [.B437] &amp; &quot;&lt;br&gt;&quot;" office:value-type="string" office:string-value="&lt;a href=&quot;#&quot;&gt;&lt;img src=&quot;https://raw.githubusercontent.com/StorageB/icons/main/GNOME46Adwaita/dark/battery-level-40-symbolic.svg&quot; width=&quot;22&quot; alt=&quot;battery-level-40-symbolic&quot;&gt;&lt;/a&gt;&amp;nbsp; &amp;nbsp; battery-level-40-symbolic&lt;br&gt;" calcext:value-type="string">
            <text:p>&lt;a href="#"&gt;&lt;img src="https://raw.githubusercontent.com/StorageB/icons/main/GNOME46Adwaita/dark/battery-level-40-symbolic.svg" width="22" alt="battery-level-40-symbolic"&gt;&lt;/a&gt;&amp;nbsp; &amp;nbsp; battery-level-40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level-50-charging-symbolic.svg</text:p>
          </table:table-cell>
          <table:table-cell office:value-type="string" calcext:value-type="string">
            <text:p>battery-level-50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3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38] &amp; CHAR(34) &amp; &quot;&gt;&quot; &amp; &#10;&quot;&lt;img alt=&quot; &amp; CHAR(34) &amp; [.B43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8] &amp; &quot;&lt;br&gt;&quot;" office:value-type="string" office:string-value="&lt;picture&gt;&lt;source media=&quot;(prefers-color-scheme: dark)&quot; srcset=&quot;https://github.com/StorageB/icons/blob/main/GNOME48Adwaita/light/battery-level-50-charging-symbolic.svg&quot;&gt;&lt;source media=&quot;(prefers-color-scheme: light)&quot; srcset=&quot;https://github.com/StorageB/icons/blob/main/GNOME48Adwaita/dark/battery-level-50-charging-symbolic.svg&quot;&gt;&lt;img alt=&quot;battery-level-50-charging-symbolic&quot; src=&quot;https://user-images.githubusercontent.com/25423296/163456779-a8556205-d0a5-45e2-ac17-42d089e3c3f8.png&quot;&gt;&lt;/picture&gt; &amp;nbsp; &amp;nbsp;battery-level-50-charging-symbolic&lt;br&gt;" calcext:value-type="string">
            <text:p>&lt;picture&gt;&lt;source media="(prefers-color-scheme: dark)" srcset="https://github.com/StorageB/icons/blob/main/GNOME48Adwaita/light/battery-level-50-charging-symbolic.svg"&gt;&lt;source media="(prefers-color-scheme: light)" srcset="https://github.com/StorageB/icons/blob/main/GNOME48Adwaita/dark/battery-level-50-charging-symbolic.svg"&gt;&lt;img alt="battery-level-50-charging-symbolic" src="https://user-images.githubusercontent.com/25423296/163456779-a8556205-d0a5-45e2-ac17-42d089e3c3f8.png"&gt;&lt;/picture&gt; &amp;nbsp; &amp;nbsp;battery-level-50-charg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38] &amp; CHAR(34) &amp;  &#10;&quot; width=&quot; &amp; CHAR(34) &amp; &quot;22&quot; &amp; CHAR(34) &amp; &quot; alt=&quot; &amp; CHAR(34) &amp; [.B438] &amp; CHAR(34) &amp; &quot;&gt;&lt;/a&gt;&quot; &amp; &#10;&quot;&amp;nbsp; &amp;nbsp; &quot; &amp; [.B438] &amp; &quot;&lt;br&gt;&quot;" office:value-type="string" office:string-value="&lt;a href=&quot;#&quot;&gt;&lt;img src=&quot;https://raw.githubusercontent.com/StorageB/icons/main/GNOME46Adwaita/light/battery-level-50-charging-symbolic.svg&quot; width=&quot;22&quot; alt=&quot;battery-level-50-charging-symbolic&quot;&gt;&lt;/a&gt;&amp;nbsp; &amp;nbsp; battery-level-50-charging-symbolic&lt;br&gt;" calcext:value-type="string">
            <text:p>&lt;a href="#"&gt;&lt;img src="https://raw.githubusercontent.com/StorageB/icons/main/GNOME46Adwaita/light/battery-level-50-charging-symbolic.svg" width="22" alt="battery-level-50-charging-symbolic"&gt;&lt;/a&gt;&amp;nbsp; &amp;nbsp; battery-level-50-charg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38] &amp; CHAR(34) &amp;   &#10;&quot; width=&quot; &amp; CHAR(34) &amp; &quot;22&quot; &amp; CHAR(34) &amp; &quot; alt=&quot; &amp; CHAR(34) &amp; [.B438] &amp; CHAR(34) &amp; &quot;&gt;&lt;/a&gt;&quot; &amp;  &#10;&quot;&amp;nbsp; &amp;nbsp; &quot; &amp; [.B438] &amp; &quot;&lt;br&gt;&quot;" office:value-type="string" office:string-value="&lt;a href=&quot;#&quot;&gt;&lt;img src=&quot;https://raw.githubusercontent.com/StorageB/icons/main/GNOME46Adwaita/dark/battery-level-50-charging-symbolic.svg&quot; width=&quot;22&quot; alt=&quot;battery-level-50-charging-symbolic&quot;&gt;&lt;/a&gt;&amp;nbsp; &amp;nbsp; battery-level-50-charging-symbolic&lt;br&gt;" calcext:value-type="string">
            <text:p>&lt;a href="#"&gt;&lt;img src="https://raw.githubusercontent.com/StorageB/icons/main/GNOME46Adwaita/dark/battery-level-50-charging-symbolic.svg" width="22" alt="battery-level-50-charging-symbolic"&gt;&lt;/a&gt;&amp;nbsp; &amp;nbsp; battery-level-50-charg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level-50-symbolic.svg</text:p>
          </table:table-cell>
          <table:table-cell office:value-type="string" calcext:value-type="string">
            <text:p>battery-level-5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3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39] &amp; CHAR(34) &amp; &quot;&gt;&quot; &amp; &#10;&quot;&lt;img alt=&quot; &amp; CHAR(34) &amp; [.B43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9] &amp; &quot;&lt;br&gt;&quot;" office:value-type="string" office:string-value="&lt;picture&gt;&lt;source media=&quot;(prefers-color-scheme: dark)&quot; srcset=&quot;https://github.com/StorageB/icons/blob/main/GNOME48Adwaita/light/battery-level-50-symbolic.svg&quot;&gt;&lt;source media=&quot;(prefers-color-scheme: light)&quot; srcset=&quot;https://github.com/StorageB/icons/blob/main/GNOME48Adwaita/dark/battery-level-50-symbolic.svg&quot;&gt;&lt;img alt=&quot;battery-level-50-symbolic&quot; src=&quot;https://user-images.githubusercontent.com/25423296/163456779-a8556205-d0a5-45e2-ac17-42d089e3c3f8.png&quot;&gt;&lt;/picture&gt; &amp;nbsp; &amp;nbsp;battery-level-50-symbolic&lt;br&gt;" calcext:value-type="string">
            <text:p>&lt;picture&gt;&lt;source media="(prefers-color-scheme: dark)" srcset="https://github.com/StorageB/icons/blob/main/GNOME48Adwaita/light/battery-level-50-symbolic.svg"&gt;&lt;source media="(prefers-color-scheme: light)" srcset="https://github.com/StorageB/icons/blob/main/GNOME48Adwaita/dark/battery-level-50-symbolic.svg"&gt;&lt;img alt="battery-level-50-symbolic" src="https://user-images.githubusercontent.com/25423296/163456779-a8556205-d0a5-45e2-ac17-42d089e3c3f8.png"&gt;&lt;/picture&gt; &amp;nbsp; &amp;nbsp;battery-level-50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39] &amp; CHAR(34) &amp;  &#10;&quot; width=&quot; &amp; CHAR(34) &amp; &quot;22&quot; &amp; CHAR(34) &amp; &quot; alt=&quot; &amp; CHAR(34) &amp; [.B439] &amp; CHAR(34) &amp; &quot;&gt;&lt;/a&gt;&quot; &amp; &#10;&quot;&amp;nbsp; &amp;nbsp; &quot; &amp; [.B439] &amp; &quot;&lt;br&gt;&quot;" office:value-type="string" office:string-value="&lt;a href=&quot;#&quot;&gt;&lt;img src=&quot;https://raw.githubusercontent.com/StorageB/icons/main/GNOME46Adwaita/light/battery-level-50-symbolic.svg&quot; width=&quot;22&quot; alt=&quot;battery-level-50-symbolic&quot;&gt;&lt;/a&gt;&amp;nbsp; &amp;nbsp; battery-level-50-symbolic&lt;br&gt;" calcext:value-type="string">
            <text:p>&lt;a href="#"&gt;&lt;img src="https://raw.githubusercontent.com/StorageB/icons/main/GNOME46Adwaita/light/battery-level-50-symbolic.svg" width="22" alt="battery-level-50-symbolic"&gt;&lt;/a&gt;&amp;nbsp; &amp;nbsp; battery-level-50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39] &amp; CHAR(34) &amp;   &#10;&quot; width=&quot; &amp; CHAR(34) &amp; &quot;22&quot; &amp; CHAR(34) &amp; &quot; alt=&quot; &amp; CHAR(34) &amp; [.B439] &amp; CHAR(34) &amp; &quot;&gt;&lt;/a&gt;&quot; &amp;  &#10;&quot;&amp;nbsp; &amp;nbsp; &quot; &amp; [.B439] &amp; &quot;&lt;br&gt;&quot;" office:value-type="string" office:string-value="&lt;a href=&quot;#&quot;&gt;&lt;img src=&quot;https://raw.githubusercontent.com/StorageB/icons/main/GNOME46Adwaita/dark/battery-level-50-symbolic.svg&quot; width=&quot;22&quot; alt=&quot;battery-level-50-symbolic&quot;&gt;&lt;/a&gt;&amp;nbsp; &amp;nbsp; battery-level-50-symbolic&lt;br&gt;" calcext:value-type="string">
            <text:p>&lt;a href="#"&gt;&lt;img src="https://raw.githubusercontent.com/StorageB/icons/main/GNOME46Adwaita/dark/battery-level-50-symbolic.svg" width="22" alt="battery-level-50-symbolic"&gt;&lt;/a&gt;&amp;nbsp; &amp;nbsp; battery-level-50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level-60-charging-symbolic.svg</text:p>
          </table:table-cell>
          <table:table-cell office:value-type="string" calcext:value-type="string">
            <text:p>battery-level-60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4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40] &amp; CHAR(34) &amp; &quot;&gt;&quot; &amp; &#10;&quot;&lt;img alt=&quot; &amp; CHAR(34) &amp; [.B44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0] &amp; &quot;&lt;br&gt;&quot;" office:value-type="string" office:string-value="&lt;picture&gt;&lt;source media=&quot;(prefers-color-scheme: dark)&quot; srcset=&quot;https://github.com/StorageB/icons/blob/main/GNOME48Adwaita/light/battery-level-60-charging-symbolic.svg&quot;&gt;&lt;source media=&quot;(prefers-color-scheme: light)&quot; srcset=&quot;https://github.com/StorageB/icons/blob/main/GNOME48Adwaita/dark/battery-level-60-charging-symbolic.svg&quot;&gt;&lt;img alt=&quot;battery-level-60-charging-symbolic&quot; src=&quot;https://user-images.githubusercontent.com/25423296/163456779-a8556205-d0a5-45e2-ac17-42d089e3c3f8.png&quot;&gt;&lt;/picture&gt; &amp;nbsp; &amp;nbsp;battery-level-60-charging-symbolic&lt;br&gt;" calcext:value-type="string">
            <text:p>&lt;picture&gt;&lt;source media="(prefers-color-scheme: dark)" srcset="https://github.com/StorageB/icons/blob/main/GNOME48Adwaita/light/battery-level-60-charging-symbolic.svg"&gt;&lt;source media="(prefers-color-scheme: light)" srcset="https://github.com/StorageB/icons/blob/main/GNOME48Adwaita/dark/battery-level-60-charging-symbolic.svg"&gt;&lt;img alt="battery-level-60-charging-symbolic" src="https://user-images.githubusercontent.com/25423296/163456779-a8556205-d0a5-45e2-ac17-42d089e3c3f8.png"&gt;&lt;/picture&gt; &amp;nbsp; &amp;nbsp;battery-level-60-charg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40] &amp; CHAR(34) &amp;  &#10;&quot; width=&quot; &amp; CHAR(34) &amp; &quot;22&quot; &amp; CHAR(34) &amp; &quot; alt=&quot; &amp; CHAR(34) &amp; [.B440] &amp; CHAR(34) &amp; &quot;&gt;&lt;/a&gt;&quot; &amp; &#10;&quot;&amp;nbsp; &amp;nbsp; &quot; &amp; [.B440] &amp; &quot;&lt;br&gt;&quot;" office:value-type="string" office:string-value="&lt;a href=&quot;#&quot;&gt;&lt;img src=&quot;https://raw.githubusercontent.com/StorageB/icons/main/GNOME46Adwaita/light/battery-level-60-charging-symbolic.svg&quot; width=&quot;22&quot; alt=&quot;battery-level-60-charging-symbolic&quot;&gt;&lt;/a&gt;&amp;nbsp; &amp;nbsp; battery-level-60-charging-symbolic&lt;br&gt;" calcext:value-type="string">
            <text:p>&lt;a href="#"&gt;&lt;img src="https://raw.githubusercontent.com/StorageB/icons/main/GNOME46Adwaita/light/battery-level-60-charging-symbolic.svg" width="22" alt="battery-level-60-charging-symbolic"&gt;&lt;/a&gt;&amp;nbsp; &amp;nbsp; battery-level-60-charg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40] &amp; CHAR(34) &amp;   &#10;&quot; width=&quot; &amp; CHAR(34) &amp; &quot;22&quot; &amp; CHAR(34) &amp; &quot; alt=&quot; &amp; CHAR(34) &amp; [.B440] &amp; CHAR(34) &amp; &quot;&gt;&lt;/a&gt;&quot; &amp;  &#10;&quot;&amp;nbsp; &amp;nbsp; &quot; &amp; [.B440] &amp; &quot;&lt;br&gt;&quot;" office:value-type="string" office:string-value="&lt;a href=&quot;#&quot;&gt;&lt;img src=&quot;https://raw.githubusercontent.com/StorageB/icons/main/GNOME46Adwaita/dark/battery-level-60-charging-symbolic.svg&quot; width=&quot;22&quot; alt=&quot;battery-level-60-charging-symbolic&quot;&gt;&lt;/a&gt;&amp;nbsp; &amp;nbsp; battery-level-60-charging-symbolic&lt;br&gt;" calcext:value-type="string">
            <text:p>&lt;a href="#"&gt;&lt;img src="https://raw.githubusercontent.com/StorageB/icons/main/GNOME46Adwaita/dark/battery-level-60-charging-symbolic.svg" width="22" alt="battery-level-60-charging-symbolic"&gt;&lt;/a&gt;&amp;nbsp; &amp;nbsp; battery-level-60-charg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level-60-symbolic.svg</text:p>
          </table:table-cell>
          <table:table-cell office:value-type="string" calcext:value-type="string">
            <text:p>battery-level-6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4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41] &amp; CHAR(34) &amp; &quot;&gt;&quot; &amp; &#10;&quot;&lt;img alt=&quot; &amp; CHAR(34) &amp; [.B44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1] &amp; &quot;&lt;br&gt;&quot;" office:value-type="string" office:string-value="&lt;picture&gt;&lt;source media=&quot;(prefers-color-scheme: dark)&quot; srcset=&quot;https://github.com/StorageB/icons/blob/main/GNOME48Adwaita/light/battery-level-60-symbolic.svg&quot;&gt;&lt;source media=&quot;(prefers-color-scheme: light)&quot; srcset=&quot;https://github.com/StorageB/icons/blob/main/GNOME48Adwaita/dark/battery-level-60-symbolic.svg&quot;&gt;&lt;img alt=&quot;battery-level-60-symbolic&quot; src=&quot;https://user-images.githubusercontent.com/25423296/163456779-a8556205-d0a5-45e2-ac17-42d089e3c3f8.png&quot;&gt;&lt;/picture&gt; &amp;nbsp; &amp;nbsp;battery-level-60-symbolic&lt;br&gt;" calcext:value-type="string">
            <text:p>&lt;picture&gt;&lt;source media="(prefers-color-scheme: dark)" srcset="https://github.com/StorageB/icons/blob/main/GNOME48Adwaita/light/battery-level-60-symbolic.svg"&gt;&lt;source media="(prefers-color-scheme: light)" srcset="https://github.com/StorageB/icons/blob/main/GNOME48Adwaita/dark/battery-level-60-symbolic.svg"&gt;&lt;img alt="battery-level-60-symbolic" src="https://user-images.githubusercontent.com/25423296/163456779-a8556205-d0a5-45e2-ac17-42d089e3c3f8.png"&gt;&lt;/picture&gt; &amp;nbsp; &amp;nbsp;battery-level-60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41] &amp; CHAR(34) &amp;  &#10;&quot; width=&quot; &amp; CHAR(34) &amp; &quot;22&quot; &amp; CHAR(34) &amp; &quot; alt=&quot; &amp; CHAR(34) &amp; [.B441] &amp; CHAR(34) &amp; &quot;&gt;&lt;/a&gt;&quot; &amp; &#10;&quot;&amp;nbsp; &amp;nbsp; &quot; &amp; [.B441] &amp; &quot;&lt;br&gt;&quot;" office:value-type="string" office:string-value="&lt;a href=&quot;#&quot;&gt;&lt;img src=&quot;https://raw.githubusercontent.com/StorageB/icons/main/GNOME46Adwaita/light/battery-level-60-symbolic.svg&quot; width=&quot;22&quot; alt=&quot;battery-level-60-symbolic&quot;&gt;&lt;/a&gt;&amp;nbsp; &amp;nbsp; battery-level-60-symbolic&lt;br&gt;" calcext:value-type="string">
            <text:p>&lt;a href="#"&gt;&lt;img src="https://raw.githubusercontent.com/StorageB/icons/main/GNOME46Adwaita/light/battery-level-60-symbolic.svg" width="22" alt="battery-level-60-symbolic"&gt;&lt;/a&gt;&amp;nbsp; &amp;nbsp; battery-level-60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41] &amp; CHAR(34) &amp;   &#10;&quot; width=&quot; &amp; CHAR(34) &amp; &quot;22&quot; &amp; CHAR(34) &amp; &quot; alt=&quot; &amp; CHAR(34) &amp; [.B441] &amp; CHAR(34) &amp; &quot;&gt;&lt;/a&gt;&quot; &amp;  &#10;&quot;&amp;nbsp; &amp;nbsp; &quot; &amp; [.B441] &amp; &quot;&lt;br&gt;&quot;" office:value-type="string" office:string-value="&lt;a href=&quot;#&quot;&gt;&lt;img src=&quot;https://raw.githubusercontent.com/StorageB/icons/main/GNOME46Adwaita/dark/battery-level-60-symbolic.svg&quot; width=&quot;22&quot; alt=&quot;battery-level-60-symbolic&quot;&gt;&lt;/a&gt;&amp;nbsp; &amp;nbsp; battery-level-60-symbolic&lt;br&gt;" calcext:value-type="string">
            <text:p>&lt;a href="#"&gt;&lt;img src="https://raw.githubusercontent.com/StorageB/icons/main/GNOME46Adwaita/dark/battery-level-60-symbolic.svg" width="22" alt="battery-level-60-symbolic"&gt;&lt;/a&gt;&amp;nbsp; &amp;nbsp; battery-level-60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level-70-charging-symbolic.svg</text:p>
          </table:table-cell>
          <table:table-cell office:value-type="string" calcext:value-type="string">
            <text:p>battery-level-70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4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42] &amp; CHAR(34) &amp; &quot;&gt;&quot; &amp; &#10;&quot;&lt;img alt=&quot; &amp; CHAR(34) &amp; [.B44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2] &amp; &quot;&lt;br&gt;&quot;" office:value-type="string" office:string-value="&lt;picture&gt;&lt;source media=&quot;(prefers-color-scheme: dark)&quot; srcset=&quot;https://github.com/StorageB/icons/blob/main/GNOME48Adwaita/light/battery-level-70-charging-symbolic.svg&quot;&gt;&lt;source media=&quot;(prefers-color-scheme: light)&quot; srcset=&quot;https://github.com/StorageB/icons/blob/main/GNOME48Adwaita/dark/battery-level-70-charging-symbolic.svg&quot;&gt;&lt;img alt=&quot;battery-level-70-charging-symbolic&quot; src=&quot;https://user-images.githubusercontent.com/25423296/163456779-a8556205-d0a5-45e2-ac17-42d089e3c3f8.png&quot;&gt;&lt;/picture&gt; &amp;nbsp; &amp;nbsp;battery-level-70-charging-symbolic&lt;br&gt;" calcext:value-type="string">
            <text:p>&lt;picture&gt;&lt;source media="(prefers-color-scheme: dark)" srcset="https://github.com/StorageB/icons/blob/main/GNOME48Adwaita/light/battery-level-70-charging-symbolic.svg"&gt;&lt;source media="(prefers-color-scheme: light)" srcset="https://github.com/StorageB/icons/blob/main/GNOME48Adwaita/dark/battery-level-70-charging-symbolic.svg"&gt;&lt;img alt="battery-level-70-charging-symbolic" src="https://user-images.githubusercontent.com/25423296/163456779-a8556205-d0a5-45e2-ac17-42d089e3c3f8.png"&gt;&lt;/picture&gt; &amp;nbsp; &amp;nbsp;battery-level-70-charg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42] &amp; CHAR(34) &amp;  &#10;&quot; width=&quot; &amp; CHAR(34) &amp; &quot;22&quot; &amp; CHAR(34) &amp; &quot; alt=&quot; &amp; CHAR(34) &amp; [.B442] &amp; CHAR(34) &amp; &quot;&gt;&lt;/a&gt;&quot; &amp; &#10;&quot;&amp;nbsp; &amp;nbsp; &quot; &amp; [.B442] &amp; &quot;&lt;br&gt;&quot;" office:value-type="string" office:string-value="&lt;a href=&quot;#&quot;&gt;&lt;img src=&quot;https://raw.githubusercontent.com/StorageB/icons/main/GNOME46Adwaita/light/battery-level-70-charging-symbolic.svg&quot; width=&quot;22&quot; alt=&quot;battery-level-70-charging-symbolic&quot;&gt;&lt;/a&gt;&amp;nbsp; &amp;nbsp; battery-level-70-charging-symbolic&lt;br&gt;" calcext:value-type="string">
            <text:p>&lt;a href="#"&gt;&lt;img src="https://raw.githubusercontent.com/StorageB/icons/main/GNOME46Adwaita/light/battery-level-70-charging-symbolic.svg" width="22" alt="battery-level-70-charging-symbolic"&gt;&lt;/a&gt;&amp;nbsp; &amp;nbsp; battery-level-70-charg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42] &amp; CHAR(34) &amp;   &#10;&quot; width=&quot; &amp; CHAR(34) &amp; &quot;22&quot; &amp; CHAR(34) &amp; &quot; alt=&quot; &amp; CHAR(34) &amp; [.B442] &amp; CHAR(34) &amp; &quot;&gt;&lt;/a&gt;&quot; &amp;  &#10;&quot;&amp;nbsp; &amp;nbsp; &quot; &amp; [.B442] &amp; &quot;&lt;br&gt;&quot;" office:value-type="string" office:string-value="&lt;a href=&quot;#&quot;&gt;&lt;img src=&quot;https://raw.githubusercontent.com/StorageB/icons/main/GNOME46Adwaita/dark/battery-level-70-charging-symbolic.svg&quot; width=&quot;22&quot; alt=&quot;battery-level-70-charging-symbolic&quot;&gt;&lt;/a&gt;&amp;nbsp; &amp;nbsp; battery-level-70-charging-symbolic&lt;br&gt;" calcext:value-type="string">
            <text:p>&lt;a href="#"&gt;&lt;img src="https://raw.githubusercontent.com/StorageB/icons/main/GNOME46Adwaita/dark/battery-level-70-charging-symbolic.svg" width="22" alt="battery-level-70-charging-symbolic"&gt;&lt;/a&gt;&amp;nbsp; &amp;nbsp; battery-level-70-charg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level-70-symbolic.svg</text:p>
          </table:table-cell>
          <table:table-cell office:value-type="string" calcext:value-type="string">
            <text:p>battery-level-7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4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43] &amp; CHAR(34) &amp; &quot;&gt;&quot; &amp; &#10;&quot;&lt;img alt=&quot; &amp; CHAR(34) &amp; [.B44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3] &amp; &quot;&lt;br&gt;&quot;" office:value-type="string" office:string-value="&lt;picture&gt;&lt;source media=&quot;(prefers-color-scheme: dark)&quot; srcset=&quot;https://github.com/StorageB/icons/blob/main/GNOME48Adwaita/light/battery-level-70-symbolic.svg&quot;&gt;&lt;source media=&quot;(prefers-color-scheme: light)&quot; srcset=&quot;https://github.com/StorageB/icons/blob/main/GNOME48Adwaita/dark/battery-level-70-symbolic.svg&quot;&gt;&lt;img alt=&quot;battery-level-70-symbolic&quot; src=&quot;https://user-images.githubusercontent.com/25423296/163456779-a8556205-d0a5-45e2-ac17-42d089e3c3f8.png&quot;&gt;&lt;/picture&gt; &amp;nbsp; &amp;nbsp;battery-level-70-symbolic&lt;br&gt;" calcext:value-type="string">
            <text:p>&lt;picture&gt;&lt;source media="(prefers-color-scheme: dark)" srcset="https://github.com/StorageB/icons/blob/main/GNOME48Adwaita/light/battery-level-70-symbolic.svg"&gt;&lt;source media="(prefers-color-scheme: light)" srcset="https://github.com/StorageB/icons/blob/main/GNOME48Adwaita/dark/battery-level-70-symbolic.svg"&gt;&lt;img alt="battery-level-70-symbolic" src="https://user-images.githubusercontent.com/25423296/163456779-a8556205-d0a5-45e2-ac17-42d089e3c3f8.png"&gt;&lt;/picture&gt; &amp;nbsp; &amp;nbsp;battery-level-70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43] &amp; CHAR(34) &amp;  &#10;&quot; width=&quot; &amp; CHAR(34) &amp; &quot;22&quot; &amp; CHAR(34) &amp; &quot; alt=&quot; &amp; CHAR(34) &amp; [.B443] &amp; CHAR(34) &amp; &quot;&gt;&lt;/a&gt;&quot; &amp; &#10;&quot;&amp;nbsp; &amp;nbsp; &quot; &amp; [.B443] &amp; &quot;&lt;br&gt;&quot;" office:value-type="string" office:string-value="&lt;a href=&quot;#&quot;&gt;&lt;img src=&quot;https://raw.githubusercontent.com/StorageB/icons/main/GNOME46Adwaita/light/battery-level-70-symbolic.svg&quot; width=&quot;22&quot; alt=&quot;battery-level-70-symbolic&quot;&gt;&lt;/a&gt;&amp;nbsp; &amp;nbsp; battery-level-70-symbolic&lt;br&gt;" calcext:value-type="string">
            <text:p>&lt;a href="#"&gt;&lt;img src="https://raw.githubusercontent.com/StorageB/icons/main/GNOME46Adwaita/light/battery-level-70-symbolic.svg" width="22" alt="battery-level-70-symbolic"&gt;&lt;/a&gt;&amp;nbsp; &amp;nbsp; battery-level-70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43] &amp; CHAR(34) &amp;   &#10;&quot; width=&quot; &amp; CHAR(34) &amp; &quot;22&quot; &amp; CHAR(34) &amp; &quot; alt=&quot; &amp; CHAR(34) &amp; [.B443] &amp; CHAR(34) &amp; &quot;&gt;&lt;/a&gt;&quot; &amp;  &#10;&quot;&amp;nbsp; &amp;nbsp; &quot; &amp; [.B443] &amp; &quot;&lt;br&gt;&quot;" office:value-type="string" office:string-value="&lt;a href=&quot;#&quot;&gt;&lt;img src=&quot;https://raw.githubusercontent.com/StorageB/icons/main/GNOME46Adwaita/dark/battery-level-70-symbolic.svg&quot; width=&quot;22&quot; alt=&quot;battery-level-70-symbolic&quot;&gt;&lt;/a&gt;&amp;nbsp; &amp;nbsp; battery-level-70-symbolic&lt;br&gt;" calcext:value-type="string">
            <text:p>&lt;a href="#"&gt;&lt;img src="https://raw.githubusercontent.com/StorageB/icons/main/GNOME46Adwaita/dark/battery-level-70-symbolic.svg" width="22" alt="battery-level-70-symbolic"&gt;&lt;/a&gt;&amp;nbsp; &amp;nbsp; battery-level-70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level-80-charging-symbolic.svg</text:p>
          </table:table-cell>
          <table:table-cell office:value-type="string" calcext:value-type="string">
            <text:p>battery-level-80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4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44] &amp; CHAR(34) &amp; &quot;&gt;&quot; &amp; &#10;&quot;&lt;img alt=&quot; &amp; CHAR(34) &amp; [.B44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4] &amp; &quot;&lt;br&gt;&quot;" office:value-type="string" office:string-value="&lt;picture&gt;&lt;source media=&quot;(prefers-color-scheme: dark)&quot; srcset=&quot;https://github.com/StorageB/icons/blob/main/GNOME48Adwaita/light/battery-level-80-charging-symbolic.svg&quot;&gt;&lt;source media=&quot;(prefers-color-scheme: light)&quot; srcset=&quot;https://github.com/StorageB/icons/blob/main/GNOME48Adwaita/dark/battery-level-80-charging-symbolic.svg&quot;&gt;&lt;img alt=&quot;battery-level-80-charging-symbolic&quot; src=&quot;https://user-images.githubusercontent.com/25423296/163456779-a8556205-d0a5-45e2-ac17-42d089e3c3f8.png&quot;&gt;&lt;/picture&gt; &amp;nbsp; &amp;nbsp;battery-level-80-charging-symbolic&lt;br&gt;" calcext:value-type="string">
            <text:p>&lt;picture&gt;&lt;source media="(prefers-color-scheme: dark)" srcset="https://github.com/StorageB/icons/blob/main/GNOME48Adwaita/light/battery-level-80-charging-symbolic.svg"&gt;&lt;source media="(prefers-color-scheme: light)" srcset="https://github.com/StorageB/icons/blob/main/GNOME48Adwaita/dark/battery-level-80-charging-symbolic.svg"&gt;&lt;img alt="battery-level-80-charging-symbolic" src="https://user-images.githubusercontent.com/25423296/163456779-a8556205-d0a5-45e2-ac17-42d089e3c3f8.png"&gt;&lt;/picture&gt; &amp;nbsp; &amp;nbsp;battery-level-80-charg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44] &amp; CHAR(34) &amp;  &#10;&quot; width=&quot; &amp; CHAR(34) &amp; &quot;22&quot; &amp; CHAR(34) &amp; &quot; alt=&quot; &amp; CHAR(34) &amp; [.B444] &amp; CHAR(34) &amp; &quot;&gt;&lt;/a&gt;&quot; &amp; &#10;&quot;&amp;nbsp; &amp;nbsp; &quot; &amp; [.B444] &amp; &quot;&lt;br&gt;&quot;" office:value-type="string" office:string-value="&lt;a href=&quot;#&quot;&gt;&lt;img src=&quot;https://raw.githubusercontent.com/StorageB/icons/main/GNOME46Adwaita/light/battery-level-80-charging-symbolic.svg&quot; width=&quot;22&quot; alt=&quot;battery-level-80-charging-symbolic&quot;&gt;&lt;/a&gt;&amp;nbsp; &amp;nbsp; battery-level-80-charging-symbolic&lt;br&gt;" calcext:value-type="string">
            <text:p>&lt;a href="#"&gt;&lt;img src="https://raw.githubusercontent.com/StorageB/icons/main/GNOME46Adwaita/light/battery-level-80-charging-symbolic.svg" width="22" alt="battery-level-80-charging-symbolic"&gt;&lt;/a&gt;&amp;nbsp; &amp;nbsp; battery-level-80-charg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44] &amp; CHAR(34) &amp;   &#10;&quot; width=&quot; &amp; CHAR(34) &amp; &quot;22&quot; &amp; CHAR(34) &amp; &quot; alt=&quot; &amp; CHAR(34) &amp; [.B444] &amp; CHAR(34) &amp; &quot;&gt;&lt;/a&gt;&quot; &amp;  &#10;&quot;&amp;nbsp; &amp;nbsp; &quot; &amp; [.B444] &amp; &quot;&lt;br&gt;&quot;" office:value-type="string" office:string-value="&lt;a href=&quot;#&quot;&gt;&lt;img src=&quot;https://raw.githubusercontent.com/StorageB/icons/main/GNOME46Adwaita/dark/battery-level-80-charging-symbolic.svg&quot; width=&quot;22&quot; alt=&quot;battery-level-80-charging-symbolic&quot;&gt;&lt;/a&gt;&amp;nbsp; &amp;nbsp; battery-level-80-charging-symbolic&lt;br&gt;" calcext:value-type="string">
            <text:p>&lt;a href="#"&gt;&lt;img src="https://raw.githubusercontent.com/StorageB/icons/main/GNOME46Adwaita/dark/battery-level-80-charging-symbolic.svg" width="22" alt="battery-level-80-charging-symbolic"&gt;&lt;/a&gt;&amp;nbsp; &amp;nbsp; battery-level-80-charg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level-80-symbolic.svg</text:p>
          </table:table-cell>
          <table:table-cell office:value-type="string" calcext:value-type="string">
            <text:p>battery-level-8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4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45] &amp; CHAR(34) &amp; &quot;&gt;&quot; &amp; &#10;&quot;&lt;img alt=&quot; &amp; CHAR(34) &amp; [.B44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5] &amp; &quot;&lt;br&gt;&quot;" office:value-type="string" office:string-value="&lt;picture&gt;&lt;source media=&quot;(prefers-color-scheme: dark)&quot; srcset=&quot;https://github.com/StorageB/icons/blob/main/GNOME48Adwaita/light/battery-level-80-symbolic.svg&quot;&gt;&lt;source media=&quot;(prefers-color-scheme: light)&quot; srcset=&quot;https://github.com/StorageB/icons/blob/main/GNOME48Adwaita/dark/battery-level-80-symbolic.svg&quot;&gt;&lt;img alt=&quot;battery-level-80-symbolic&quot; src=&quot;https://user-images.githubusercontent.com/25423296/163456779-a8556205-d0a5-45e2-ac17-42d089e3c3f8.png&quot;&gt;&lt;/picture&gt; &amp;nbsp; &amp;nbsp;battery-level-80-symbolic&lt;br&gt;" calcext:value-type="string">
            <text:p>&lt;picture&gt;&lt;source media="(prefers-color-scheme: dark)" srcset="https://github.com/StorageB/icons/blob/main/GNOME48Adwaita/light/battery-level-80-symbolic.svg"&gt;&lt;source media="(prefers-color-scheme: light)" srcset="https://github.com/StorageB/icons/blob/main/GNOME48Adwaita/dark/battery-level-80-symbolic.svg"&gt;&lt;img alt="battery-level-80-symbolic" src="https://user-images.githubusercontent.com/25423296/163456779-a8556205-d0a5-45e2-ac17-42d089e3c3f8.png"&gt;&lt;/picture&gt; &amp;nbsp; &amp;nbsp;battery-level-80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45] &amp; CHAR(34) &amp;  &#10;&quot; width=&quot; &amp; CHAR(34) &amp; &quot;22&quot; &amp; CHAR(34) &amp; &quot; alt=&quot; &amp; CHAR(34) &amp; [.B445] &amp; CHAR(34) &amp; &quot;&gt;&lt;/a&gt;&quot; &amp; &#10;&quot;&amp;nbsp; &amp;nbsp; &quot; &amp; [.B445] &amp; &quot;&lt;br&gt;&quot;" office:value-type="string" office:string-value="&lt;a href=&quot;#&quot;&gt;&lt;img src=&quot;https://raw.githubusercontent.com/StorageB/icons/main/GNOME46Adwaita/light/battery-level-80-symbolic.svg&quot; width=&quot;22&quot; alt=&quot;battery-level-80-symbolic&quot;&gt;&lt;/a&gt;&amp;nbsp; &amp;nbsp; battery-level-80-symbolic&lt;br&gt;" calcext:value-type="string">
            <text:p>&lt;a href="#"&gt;&lt;img src="https://raw.githubusercontent.com/StorageB/icons/main/GNOME46Adwaita/light/battery-level-80-symbolic.svg" width="22" alt="battery-level-80-symbolic"&gt;&lt;/a&gt;&amp;nbsp; &amp;nbsp; battery-level-80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45] &amp; CHAR(34) &amp;   &#10;&quot; width=&quot; &amp; CHAR(34) &amp; &quot;22&quot; &amp; CHAR(34) &amp; &quot; alt=&quot; &amp; CHAR(34) &amp; [.B445] &amp; CHAR(34) &amp; &quot;&gt;&lt;/a&gt;&quot; &amp;  &#10;&quot;&amp;nbsp; &amp;nbsp; &quot; &amp; [.B445] &amp; &quot;&lt;br&gt;&quot;" office:value-type="string" office:string-value="&lt;a href=&quot;#&quot;&gt;&lt;img src=&quot;https://raw.githubusercontent.com/StorageB/icons/main/GNOME46Adwaita/dark/battery-level-80-symbolic.svg&quot; width=&quot;22&quot; alt=&quot;battery-level-80-symbolic&quot;&gt;&lt;/a&gt;&amp;nbsp; &amp;nbsp; battery-level-80-symbolic&lt;br&gt;" calcext:value-type="string">
            <text:p>&lt;a href="#"&gt;&lt;img src="https://raw.githubusercontent.com/StorageB/icons/main/GNOME46Adwaita/dark/battery-level-80-symbolic.svg" width="22" alt="battery-level-80-symbolic"&gt;&lt;/a&gt;&amp;nbsp; &amp;nbsp; battery-level-80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level-90-charging-symbolic.svg</text:p>
          </table:table-cell>
          <table:table-cell office:value-type="string" calcext:value-type="string">
            <text:p>battery-level-90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4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46] &amp; CHAR(34) &amp; &quot;&gt;&quot; &amp; &#10;&quot;&lt;img alt=&quot; &amp; CHAR(34) &amp; [.B44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6] &amp; &quot;&lt;br&gt;&quot;" office:value-type="string" office:string-value="&lt;picture&gt;&lt;source media=&quot;(prefers-color-scheme: dark)&quot; srcset=&quot;https://github.com/StorageB/icons/blob/main/GNOME48Adwaita/light/battery-level-90-charging-symbolic.svg&quot;&gt;&lt;source media=&quot;(prefers-color-scheme: light)&quot; srcset=&quot;https://github.com/StorageB/icons/blob/main/GNOME48Adwaita/dark/battery-level-90-charging-symbolic.svg&quot;&gt;&lt;img alt=&quot;battery-level-90-charging-symbolic&quot; src=&quot;https://user-images.githubusercontent.com/25423296/163456779-a8556205-d0a5-45e2-ac17-42d089e3c3f8.png&quot;&gt;&lt;/picture&gt; &amp;nbsp; &amp;nbsp;battery-level-90-charging-symbolic&lt;br&gt;" calcext:value-type="string">
            <text:p>&lt;picture&gt;&lt;source media="(prefers-color-scheme: dark)" srcset="https://github.com/StorageB/icons/blob/main/GNOME48Adwaita/light/battery-level-90-charging-symbolic.svg"&gt;&lt;source media="(prefers-color-scheme: light)" srcset="https://github.com/StorageB/icons/blob/main/GNOME48Adwaita/dark/battery-level-90-charging-symbolic.svg"&gt;&lt;img alt="battery-level-90-charging-symbolic" src="https://user-images.githubusercontent.com/25423296/163456779-a8556205-d0a5-45e2-ac17-42d089e3c3f8.png"&gt;&lt;/picture&gt; &amp;nbsp; &amp;nbsp;battery-level-90-charg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46] &amp; CHAR(34) &amp;  &#10;&quot; width=&quot; &amp; CHAR(34) &amp; &quot;22&quot; &amp; CHAR(34) &amp; &quot; alt=&quot; &amp; CHAR(34) &amp; [.B446] &amp; CHAR(34) &amp; &quot;&gt;&lt;/a&gt;&quot; &amp; &#10;&quot;&amp;nbsp; &amp;nbsp; &quot; &amp; [.B446] &amp; &quot;&lt;br&gt;&quot;" office:value-type="string" office:string-value="&lt;a href=&quot;#&quot;&gt;&lt;img src=&quot;https://raw.githubusercontent.com/StorageB/icons/main/GNOME46Adwaita/light/battery-level-90-charging-symbolic.svg&quot; width=&quot;22&quot; alt=&quot;battery-level-90-charging-symbolic&quot;&gt;&lt;/a&gt;&amp;nbsp; &amp;nbsp; battery-level-90-charging-symbolic&lt;br&gt;" calcext:value-type="string">
            <text:p>&lt;a href="#"&gt;&lt;img src="https://raw.githubusercontent.com/StorageB/icons/main/GNOME46Adwaita/light/battery-level-90-charging-symbolic.svg" width="22" alt="battery-level-90-charging-symbolic"&gt;&lt;/a&gt;&amp;nbsp; &amp;nbsp; battery-level-90-charg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46] &amp; CHAR(34) &amp;   &#10;&quot; width=&quot; &amp; CHAR(34) &amp; &quot;22&quot; &amp; CHAR(34) &amp; &quot; alt=&quot; &amp; CHAR(34) &amp; [.B446] &amp; CHAR(34) &amp; &quot;&gt;&lt;/a&gt;&quot; &amp;  &#10;&quot;&amp;nbsp; &amp;nbsp; &quot; &amp; [.B446] &amp; &quot;&lt;br&gt;&quot;" office:value-type="string" office:string-value="&lt;a href=&quot;#&quot;&gt;&lt;img src=&quot;https://raw.githubusercontent.com/StorageB/icons/main/GNOME46Adwaita/dark/battery-level-90-charging-symbolic.svg&quot; width=&quot;22&quot; alt=&quot;battery-level-90-charging-symbolic&quot;&gt;&lt;/a&gt;&amp;nbsp; &amp;nbsp; battery-level-90-charging-symbolic&lt;br&gt;" calcext:value-type="string">
            <text:p>&lt;a href="#"&gt;&lt;img src="https://raw.githubusercontent.com/StorageB/icons/main/GNOME46Adwaita/dark/battery-level-90-charging-symbolic.svg" width="22" alt="battery-level-90-charging-symbolic"&gt;&lt;/a&gt;&amp;nbsp; &amp;nbsp; battery-level-90-charg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level-90-symbolic.svg</text:p>
          </table:table-cell>
          <table:table-cell office:value-type="string" calcext:value-type="string">
            <text:p>battery-level-9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4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47] &amp; CHAR(34) &amp; &quot;&gt;&quot; &amp; &#10;&quot;&lt;img alt=&quot; &amp; CHAR(34) &amp; [.B44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7] &amp; &quot;&lt;br&gt;&quot;" office:value-type="string" office:string-value="&lt;picture&gt;&lt;source media=&quot;(prefers-color-scheme: dark)&quot; srcset=&quot;https://github.com/StorageB/icons/blob/main/GNOME48Adwaita/light/battery-level-90-symbolic.svg&quot;&gt;&lt;source media=&quot;(prefers-color-scheme: light)&quot; srcset=&quot;https://github.com/StorageB/icons/blob/main/GNOME48Adwaita/dark/battery-level-90-symbolic.svg&quot;&gt;&lt;img alt=&quot;battery-level-90-symbolic&quot; src=&quot;https://user-images.githubusercontent.com/25423296/163456779-a8556205-d0a5-45e2-ac17-42d089e3c3f8.png&quot;&gt;&lt;/picture&gt; &amp;nbsp; &amp;nbsp;battery-level-90-symbolic&lt;br&gt;" calcext:value-type="string">
            <text:p>&lt;picture&gt;&lt;source media="(prefers-color-scheme: dark)" srcset="https://github.com/StorageB/icons/blob/main/GNOME48Adwaita/light/battery-level-90-symbolic.svg"&gt;&lt;source media="(prefers-color-scheme: light)" srcset="https://github.com/StorageB/icons/blob/main/GNOME48Adwaita/dark/battery-level-90-symbolic.svg"&gt;&lt;img alt="battery-level-90-symbolic" src="https://user-images.githubusercontent.com/25423296/163456779-a8556205-d0a5-45e2-ac17-42d089e3c3f8.png"&gt;&lt;/picture&gt; &amp;nbsp; &amp;nbsp;battery-level-90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47] &amp; CHAR(34) &amp;  &#10;&quot; width=&quot; &amp; CHAR(34) &amp; &quot;22&quot; &amp; CHAR(34) &amp; &quot; alt=&quot; &amp; CHAR(34) &amp; [.B447] &amp; CHAR(34) &amp; &quot;&gt;&lt;/a&gt;&quot; &amp; &#10;&quot;&amp;nbsp; &amp;nbsp; &quot; &amp; [.B447] &amp; &quot;&lt;br&gt;&quot;" office:value-type="string" office:string-value="&lt;a href=&quot;#&quot;&gt;&lt;img src=&quot;https://raw.githubusercontent.com/StorageB/icons/main/GNOME46Adwaita/light/battery-level-90-symbolic.svg&quot; width=&quot;22&quot; alt=&quot;battery-level-90-symbolic&quot;&gt;&lt;/a&gt;&amp;nbsp; &amp;nbsp; battery-level-90-symbolic&lt;br&gt;" calcext:value-type="string">
            <text:p>&lt;a href="#"&gt;&lt;img src="https://raw.githubusercontent.com/StorageB/icons/main/GNOME46Adwaita/light/battery-level-90-symbolic.svg" width="22" alt="battery-level-90-symbolic"&gt;&lt;/a&gt;&amp;nbsp; &amp;nbsp; battery-level-90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47] &amp; CHAR(34) &amp;   &#10;&quot; width=&quot; &amp; CHAR(34) &amp; &quot;22&quot; &amp; CHAR(34) &amp; &quot; alt=&quot; &amp; CHAR(34) &amp; [.B447] &amp; CHAR(34) &amp; &quot;&gt;&lt;/a&gt;&quot; &amp;  &#10;&quot;&amp;nbsp; &amp;nbsp; &quot; &amp; [.B447] &amp; &quot;&lt;br&gt;&quot;" office:value-type="string" office:string-value="&lt;a href=&quot;#&quot;&gt;&lt;img src=&quot;https://raw.githubusercontent.com/StorageB/icons/main/GNOME46Adwaita/dark/battery-level-90-symbolic.svg&quot; width=&quot;22&quot; alt=&quot;battery-level-90-symbolic&quot;&gt;&lt;/a&gt;&amp;nbsp; &amp;nbsp; battery-level-90-symbolic&lt;br&gt;" calcext:value-type="string">
            <text:p>&lt;a href="#"&gt;&lt;img src="https://raw.githubusercontent.com/StorageB/icons/main/GNOME46Adwaita/dark/battery-level-90-symbolic.svg" width="22" alt="battery-level-90-symbolic"&gt;&lt;/a&gt;&amp;nbsp; &amp;nbsp; battery-level-90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low-symbolic.svg</text:p>
          </table:table-cell>
          <table:table-cell office:value-type="string" calcext:value-type="string">
            <text:p>battery-lo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4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48] &amp; CHAR(34) &amp; &quot;&gt;&quot; &amp; &#10;&quot;&lt;img alt=&quot; &amp; CHAR(34) &amp; [.B44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8] &amp; &quot;&lt;br&gt;&quot;" office:value-type="string" office:string-value="&lt;picture&gt;&lt;source media=&quot;(prefers-color-scheme: dark)&quot; srcset=&quot;https://github.com/StorageB/icons/blob/main/GNOME48Adwaita/light/battery-low-symbolic.svg&quot;&gt;&lt;source media=&quot;(prefers-color-scheme: light)&quot; srcset=&quot;https://github.com/StorageB/icons/blob/main/GNOME48Adwaita/dark/battery-low-symbolic.svg&quot;&gt;&lt;img alt=&quot;battery-low-symbolic&quot; src=&quot;https://user-images.githubusercontent.com/25423296/163456779-a8556205-d0a5-45e2-ac17-42d089e3c3f8.png&quot;&gt;&lt;/picture&gt; &amp;nbsp; &amp;nbsp;battery-low-symbolic&lt;br&gt;" calcext:value-type="string">
            <text:p>&lt;picture&gt;&lt;source media="(prefers-color-scheme: dark)" srcset="https://github.com/StorageB/icons/blob/main/GNOME48Adwaita/light/battery-low-symbolic.svg"&gt;&lt;source media="(prefers-color-scheme: light)" srcset="https://github.com/StorageB/icons/blob/main/GNOME48Adwaita/dark/battery-low-symbolic.svg"&gt;&lt;img alt="battery-low-symbolic" src="https://user-images.githubusercontent.com/25423296/163456779-a8556205-d0a5-45e2-ac17-42d089e3c3f8.png"&gt;&lt;/picture&gt; &amp;nbsp; &amp;nbsp;battery-low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48] &amp; CHAR(34) &amp;  &#10;&quot; width=&quot; &amp; CHAR(34) &amp; &quot;22&quot; &amp; CHAR(34) &amp; &quot; alt=&quot; &amp; CHAR(34) &amp; [.B448] &amp; CHAR(34) &amp; &quot;&gt;&lt;/a&gt;&quot; &amp; &#10;&quot;&amp;nbsp; &amp;nbsp; &quot; &amp; [.B448] &amp; &quot;&lt;br&gt;&quot;" office:value-type="string" office:string-value="&lt;a href=&quot;#&quot;&gt;&lt;img src=&quot;https://raw.githubusercontent.com/StorageB/icons/main/GNOME46Adwaita/light/battery-low-symbolic.svg&quot; width=&quot;22&quot; alt=&quot;battery-low-symbolic&quot;&gt;&lt;/a&gt;&amp;nbsp; &amp;nbsp; battery-low-symbolic&lt;br&gt;" calcext:value-type="string">
            <text:p>&lt;a href="#"&gt;&lt;img src="https://raw.githubusercontent.com/StorageB/icons/main/GNOME46Adwaita/light/battery-low-symbolic.svg" width="22" alt="battery-low-symbolic"&gt;&lt;/a&gt;&amp;nbsp; &amp;nbsp; battery-low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48] &amp; CHAR(34) &amp;   &#10;&quot; width=&quot; &amp; CHAR(34) &amp; &quot;22&quot; &amp; CHAR(34) &amp; &quot; alt=&quot; &amp; CHAR(34) &amp; [.B448] &amp; CHAR(34) &amp; &quot;&gt;&lt;/a&gt;&quot; &amp;  &#10;&quot;&amp;nbsp; &amp;nbsp; &quot; &amp; [.B448] &amp; &quot;&lt;br&gt;&quot;" office:value-type="string" office:string-value="&lt;a href=&quot;#&quot;&gt;&lt;img src=&quot;https://raw.githubusercontent.com/StorageB/icons/main/GNOME46Adwaita/dark/battery-low-symbolic.svg&quot; width=&quot;22&quot; alt=&quot;battery-low-symbolic&quot;&gt;&lt;/a&gt;&amp;nbsp; &amp;nbsp; battery-low-symbolic&lt;br&gt;" calcext:value-type="string">
            <text:p>&lt;a href="#"&gt;&lt;img src="https://raw.githubusercontent.com/StorageB/icons/main/GNOME46Adwaita/dark/battery-low-symbolic.svg" width="22" alt="battery-low-symbolic"&gt;&lt;/a&gt;&amp;nbsp; &amp;nbsp; battery-low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ttery-missing-symbolic.svg</text:p>
          </table:table-cell>
          <table:table-cell office:value-type="string" calcext:value-type="string">
            <text:p>battery-miss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4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49] &amp; CHAR(34) &amp; &quot;&gt;&quot; &amp; &#10;&quot;&lt;img alt=&quot; &amp; CHAR(34) &amp; [.B44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9] &amp; &quot;&lt;br&gt;&quot;" office:value-type="string" office:string-value="&lt;picture&gt;&lt;source media=&quot;(prefers-color-scheme: dark)&quot; srcset=&quot;https://github.com/StorageB/icons/blob/main/GNOME48Adwaita/light/battery-missing-symbolic.svg&quot;&gt;&lt;source media=&quot;(prefers-color-scheme: light)&quot; srcset=&quot;https://github.com/StorageB/icons/blob/main/GNOME48Adwaita/dark/battery-missing-symbolic.svg&quot;&gt;&lt;img alt=&quot;battery-missing-symbolic&quot; src=&quot;https://user-images.githubusercontent.com/25423296/163456779-a8556205-d0a5-45e2-ac17-42d089e3c3f8.png&quot;&gt;&lt;/picture&gt; &amp;nbsp; &amp;nbsp;battery-missing-symbolic&lt;br&gt;" calcext:value-type="string">
            <text:p>&lt;picture&gt;&lt;source media="(prefers-color-scheme: dark)" srcset="https://github.com/StorageB/icons/blob/main/GNOME48Adwaita/light/battery-missing-symbolic.svg"&gt;&lt;source media="(prefers-color-scheme: light)" srcset="https://github.com/StorageB/icons/blob/main/GNOME48Adwaita/dark/battery-missing-symbolic.svg"&gt;&lt;img alt="battery-missing-symbolic" src="https://user-images.githubusercontent.com/25423296/163456779-a8556205-d0a5-45e2-ac17-42d089e3c3f8.png"&gt;&lt;/picture&gt; &amp;nbsp; &amp;nbsp;battery-miss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49] &amp; CHAR(34) &amp;  &#10;&quot; width=&quot; &amp; CHAR(34) &amp; &quot;22&quot; &amp; CHAR(34) &amp; &quot; alt=&quot; &amp; CHAR(34) &amp; [.B449] &amp; CHAR(34) &amp; &quot;&gt;&lt;/a&gt;&quot; &amp; &#10;&quot;&amp;nbsp; &amp;nbsp; &quot; &amp; [.B449] &amp; &quot;&lt;br&gt;&quot;" office:value-type="string" office:string-value="&lt;a href=&quot;#&quot;&gt;&lt;img src=&quot;https://raw.githubusercontent.com/StorageB/icons/main/GNOME46Adwaita/light/battery-missing-symbolic.svg&quot; width=&quot;22&quot; alt=&quot;battery-missing-symbolic&quot;&gt;&lt;/a&gt;&amp;nbsp; &amp;nbsp; battery-missing-symbolic&lt;br&gt;" calcext:value-type="string">
            <text:p>&lt;a href="#"&gt;&lt;img src="https://raw.githubusercontent.com/StorageB/icons/main/GNOME46Adwaita/light/battery-missing-symbolic.svg" width="22" alt="battery-missing-symbolic"&gt;&lt;/a&gt;&amp;nbsp; &amp;nbsp; battery-miss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49] &amp; CHAR(34) &amp;   &#10;&quot; width=&quot; &amp; CHAR(34) &amp; &quot;22&quot; &amp; CHAR(34) &amp; &quot; alt=&quot; &amp; CHAR(34) &amp; [.B449] &amp; CHAR(34) &amp; &quot;&gt;&lt;/a&gt;&quot; &amp;  &#10;&quot;&amp;nbsp; &amp;nbsp; &quot; &amp; [.B449] &amp; &quot;&lt;br&gt;&quot;" office:value-type="string" office:string-value="&lt;a href=&quot;#&quot;&gt;&lt;img src=&quot;https://raw.githubusercontent.com/StorageB/icons/main/GNOME46Adwaita/dark/battery-missing-symbolic.svg&quot; width=&quot;22&quot; alt=&quot;battery-missing-symbolic&quot;&gt;&lt;/a&gt;&amp;nbsp; &amp;nbsp; battery-missing-symbolic&lt;br&gt;" calcext:value-type="string">
            <text:p>&lt;a href="#"&gt;&lt;img src="https://raw.githubusercontent.com/StorageB/icons/main/GNOME46Adwaita/dark/battery-missing-symbolic.svg" width="22" alt="battery-missing-symbolic"&gt;&lt;/a&gt;&amp;nbsp; &amp;nbsp; battery-miss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luetooth-acquiring-symbolic.svg</text:p>
          </table:table-cell>
          <table:table-cell office:value-type="string" calcext:value-type="string">
            <text:p>bluetooth-acquir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5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50] &amp; CHAR(34) &amp; &quot;&gt;&quot; &amp; &#10;&quot;&lt;img alt=&quot; &amp; CHAR(34) &amp; [.B45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0] &amp; &quot;&lt;br&gt;&quot;" office:value-type="string" office:string-value="&lt;picture&gt;&lt;source media=&quot;(prefers-color-scheme: dark)&quot; srcset=&quot;https://github.com/StorageB/icons/blob/main/GNOME48Adwaita/light/bluetooth-acquiring-symbolic.svg&quot;&gt;&lt;source media=&quot;(prefers-color-scheme: light)&quot; srcset=&quot;https://github.com/StorageB/icons/blob/main/GNOME48Adwaita/dark/bluetooth-acquiring-symbolic.svg&quot;&gt;&lt;img alt=&quot;bluetooth-acquiring-symbolic&quot; src=&quot;https://user-images.githubusercontent.com/25423296/163456779-a8556205-d0a5-45e2-ac17-42d089e3c3f8.png&quot;&gt;&lt;/picture&gt; &amp;nbsp; &amp;nbsp;bluetooth-acquiring-symbolic&lt;br&gt;" calcext:value-type="string">
            <text:p>&lt;picture&gt;&lt;source media="(prefers-color-scheme: dark)" srcset="https://github.com/StorageB/icons/blob/main/GNOME48Adwaita/light/bluetooth-acquiring-symbolic.svg"&gt;&lt;source media="(prefers-color-scheme: light)" srcset="https://github.com/StorageB/icons/blob/main/GNOME48Adwaita/dark/bluetooth-acquiring-symbolic.svg"&gt;&lt;img alt="bluetooth-acquiring-symbolic" src="https://user-images.githubusercontent.com/25423296/163456779-a8556205-d0a5-45e2-ac17-42d089e3c3f8.png"&gt;&lt;/picture&gt; &amp;nbsp; &amp;nbsp;bluetooth-acquir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50] &amp; CHAR(34) &amp;  &#10;&quot; width=&quot; &amp; CHAR(34) &amp; &quot;22&quot; &amp; CHAR(34) &amp; &quot; alt=&quot; &amp; CHAR(34) &amp; [.B450] &amp; CHAR(34) &amp; &quot;&gt;&lt;/a&gt;&quot; &amp; &#10;&quot;&amp;nbsp; &amp;nbsp; &quot; &amp; [.B450] &amp; &quot;&lt;br&gt;&quot;" office:value-type="string" office:string-value="&lt;a href=&quot;#&quot;&gt;&lt;img src=&quot;https://raw.githubusercontent.com/StorageB/icons/main/GNOME46Adwaita/light/bluetooth-acquiring-symbolic.svg&quot; width=&quot;22&quot; alt=&quot;bluetooth-acquiring-symbolic&quot;&gt;&lt;/a&gt;&amp;nbsp; &amp;nbsp; bluetooth-acquiring-symbolic&lt;br&gt;" calcext:value-type="string">
            <text:p>&lt;a href="#"&gt;&lt;img src="https://raw.githubusercontent.com/StorageB/icons/main/GNOME46Adwaita/light/bluetooth-acquiring-symbolic.svg" width="22" alt="bluetooth-acquiring-symbolic"&gt;&lt;/a&gt;&amp;nbsp; &amp;nbsp; bluetooth-acquir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50] &amp; CHAR(34) &amp;   &#10;&quot; width=&quot; &amp; CHAR(34) &amp; &quot;22&quot; &amp; CHAR(34) &amp; &quot; alt=&quot; &amp; CHAR(34) &amp; [.B450] &amp; CHAR(34) &amp; &quot;&gt;&lt;/a&gt;&quot; &amp;  &#10;&quot;&amp;nbsp; &amp;nbsp; &quot; &amp; [.B450] &amp; &quot;&lt;br&gt;&quot;" office:value-type="string" office:string-value="&lt;a href=&quot;#&quot;&gt;&lt;img src=&quot;https://raw.githubusercontent.com/StorageB/icons/main/GNOME46Adwaita/dark/bluetooth-acquiring-symbolic.svg&quot; width=&quot;22&quot; alt=&quot;bluetooth-acquiring-symbolic&quot;&gt;&lt;/a&gt;&amp;nbsp; &amp;nbsp; bluetooth-acquiring-symbolic&lt;br&gt;" calcext:value-type="string">
            <text:p>&lt;a href="#"&gt;&lt;img src="https://raw.githubusercontent.com/StorageB/icons/main/GNOME46Adwaita/dark/bluetooth-acquiring-symbolic.svg" width="22" alt="bluetooth-acquiring-symbolic"&gt;&lt;/a&gt;&amp;nbsp; &amp;nbsp; bluetooth-acquir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luetooth-active-symbolic.svg</text:p>
          </table:table-cell>
          <table:table-cell office:value-type="string" calcext:value-type="string">
            <text:p>bluetooth-activ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5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51] &amp; CHAR(34) &amp; &quot;&gt;&quot; &amp; &#10;&quot;&lt;img alt=&quot; &amp; CHAR(34) &amp; [.B45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1] &amp; &quot;&lt;br&gt;&quot;" office:value-type="string" office:string-value="&lt;picture&gt;&lt;source media=&quot;(prefers-color-scheme: dark)&quot; srcset=&quot;https://github.com/StorageB/icons/blob/main/GNOME48Adwaita/light/bluetooth-active-symbolic.svg&quot;&gt;&lt;source media=&quot;(prefers-color-scheme: light)&quot; srcset=&quot;https://github.com/StorageB/icons/blob/main/GNOME48Adwaita/dark/bluetooth-active-symbolic.svg&quot;&gt;&lt;img alt=&quot;bluetooth-active-symbolic&quot; src=&quot;https://user-images.githubusercontent.com/25423296/163456779-a8556205-d0a5-45e2-ac17-42d089e3c3f8.png&quot;&gt;&lt;/picture&gt; &amp;nbsp; &amp;nbsp;bluetooth-active-symbolic&lt;br&gt;" calcext:value-type="string">
            <text:p>&lt;picture&gt;&lt;source media="(prefers-color-scheme: dark)" srcset="https://github.com/StorageB/icons/blob/main/GNOME48Adwaita/light/bluetooth-active-symbolic.svg"&gt;&lt;source media="(prefers-color-scheme: light)" srcset="https://github.com/StorageB/icons/blob/main/GNOME48Adwaita/dark/bluetooth-active-symbolic.svg"&gt;&lt;img alt="bluetooth-active-symbolic" src="https://user-images.githubusercontent.com/25423296/163456779-a8556205-d0a5-45e2-ac17-42d089e3c3f8.png"&gt;&lt;/picture&gt; &amp;nbsp; &amp;nbsp;bluetooth-activ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51] &amp; CHAR(34) &amp;  &#10;&quot; width=&quot; &amp; CHAR(34) &amp; &quot;22&quot; &amp; CHAR(34) &amp; &quot; alt=&quot; &amp; CHAR(34) &amp; [.B451] &amp; CHAR(34) &amp; &quot;&gt;&lt;/a&gt;&quot; &amp; &#10;&quot;&amp;nbsp; &amp;nbsp; &quot; &amp; [.B451] &amp; &quot;&lt;br&gt;&quot;" office:value-type="string" office:string-value="&lt;a href=&quot;#&quot;&gt;&lt;img src=&quot;https://raw.githubusercontent.com/StorageB/icons/main/GNOME46Adwaita/light/bluetooth-active-symbolic.svg&quot; width=&quot;22&quot; alt=&quot;bluetooth-active-symbolic&quot;&gt;&lt;/a&gt;&amp;nbsp; &amp;nbsp; bluetooth-active-symbolic&lt;br&gt;" calcext:value-type="string">
            <text:p>&lt;a href="#"&gt;&lt;img src="https://raw.githubusercontent.com/StorageB/icons/main/GNOME46Adwaita/light/bluetooth-active-symbolic.svg" width="22" alt="bluetooth-active-symbolic"&gt;&lt;/a&gt;&amp;nbsp; &amp;nbsp; bluetooth-activ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51] &amp; CHAR(34) &amp;   &#10;&quot; width=&quot; &amp; CHAR(34) &amp; &quot;22&quot; &amp; CHAR(34) &amp; &quot; alt=&quot; &amp; CHAR(34) &amp; [.B451] &amp; CHAR(34) &amp; &quot;&gt;&lt;/a&gt;&quot; &amp;  &#10;&quot;&amp;nbsp; &amp;nbsp; &quot; &amp; [.B451] &amp; &quot;&lt;br&gt;&quot;" office:value-type="string" office:string-value="&lt;a href=&quot;#&quot;&gt;&lt;img src=&quot;https://raw.githubusercontent.com/StorageB/icons/main/GNOME46Adwaita/dark/bluetooth-active-symbolic.svg&quot; width=&quot;22&quot; alt=&quot;bluetooth-active-symbolic&quot;&gt;&lt;/a&gt;&amp;nbsp; &amp;nbsp; bluetooth-active-symbolic&lt;br&gt;" calcext:value-type="string">
            <text:p>&lt;a href="#"&gt;&lt;img src="https://raw.githubusercontent.com/StorageB/icons/main/GNOME46Adwaita/dark/bluetooth-active-symbolic.svg" width="22" alt="bluetooth-active-symbolic"&gt;&lt;/a&gt;&amp;nbsp; &amp;nbsp; bluetooth-activ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luetooth-disabled-symbolic.svg</text:p>
          </table:table-cell>
          <table:table-cell office:value-type="string" calcext:value-type="string">
            <text:p>bluetooth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5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52] &amp; CHAR(34) &amp; &quot;&gt;&quot; &amp; &#10;&quot;&lt;img alt=&quot; &amp; CHAR(34) &amp; [.B45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2] &amp; &quot;&lt;br&gt;&quot;" office:value-type="string" office:string-value="&lt;picture&gt;&lt;source media=&quot;(prefers-color-scheme: dark)&quot; srcset=&quot;https://github.com/StorageB/icons/blob/main/GNOME48Adwaita/light/bluetooth-disabled-symbolic.svg&quot;&gt;&lt;source media=&quot;(prefers-color-scheme: light)&quot; srcset=&quot;https://github.com/StorageB/icons/blob/main/GNOME48Adwaita/dark/bluetooth-disabled-symbolic.svg&quot;&gt;&lt;img alt=&quot;bluetooth-disabled-symbolic&quot; src=&quot;https://user-images.githubusercontent.com/25423296/163456779-a8556205-d0a5-45e2-ac17-42d089e3c3f8.png&quot;&gt;&lt;/picture&gt; &amp;nbsp; &amp;nbsp;bluetooth-disabled-symbolic&lt;br&gt;" calcext:value-type="string">
            <text:p>&lt;picture&gt;&lt;source media="(prefers-color-scheme: dark)" srcset="https://github.com/StorageB/icons/blob/main/GNOME48Adwaita/light/bluetooth-disabled-symbolic.svg"&gt;&lt;source media="(prefers-color-scheme: light)" srcset="https://github.com/StorageB/icons/blob/main/GNOME48Adwaita/dark/bluetooth-disabled-symbolic.svg"&gt;&lt;img alt="bluetooth-disabled-symbolic" src="https://user-images.githubusercontent.com/25423296/163456779-a8556205-d0a5-45e2-ac17-42d089e3c3f8.png"&gt;&lt;/picture&gt; &amp;nbsp; &amp;nbsp;bluetooth-disabl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52] &amp; CHAR(34) &amp;  &#10;&quot; width=&quot; &amp; CHAR(34) &amp; &quot;22&quot; &amp; CHAR(34) &amp; &quot; alt=&quot; &amp; CHAR(34) &amp; [.B452] &amp; CHAR(34) &amp; &quot;&gt;&lt;/a&gt;&quot; &amp; &#10;&quot;&amp;nbsp; &amp;nbsp; &quot; &amp; [.B452] &amp; &quot;&lt;br&gt;&quot;" office:value-type="string" office:string-value="&lt;a href=&quot;#&quot;&gt;&lt;img src=&quot;https://raw.githubusercontent.com/StorageB/icons/main/GNOME46Adwaita/light/bluetooth-disabled-symbolic.svg&quot; width=&quot;22&quot; alt=&quot;bluetooth-disabled-symbolic&quot;&gt;&lt;/a&gt;&amp;nbsp; &amp;nbsp; bluetooth-disabled-symbolic&lt;br&gt;" calcext:value-type="string">
            <text:p>&lt;a href="#"&gt;&lt;img src="https://raw.githubusercontent.com/StorageB/icons/main/GNOME46Adwaita/light/bluetooth-disabled-symbolic.svg" width="22" alt="bluetooth-disabled-symbolic"&gt;&lt;/a&gt;&amp;nbsp; &amp;nbsp; bluetooth-disabl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52] &amp; CHAR(34) &amp;   &#10;&quot; width=&quot; &amp; CHAR(34) &amp; &quot;22&quot; &amp; CHAR(34) &amp; &quot; alt=&quot; &amp; CHAR(34) &amp; [.B452] &amp; CHAR(34) &amp; &quot;&gt;&lt;/a&gt;&quot; &amp;  &#10;&quot;&amp;nbsp; &amp;nbsp; &quot; &amp; [.B452] &amp; &quot;&lt;br&gt;&quot;" office:value-type="string" office:string-value="&lt;a href=&quot;#&quot;&gt;&lt;img src=&quot;https://raw.githubusercontent.com/StorageB/icons/main/GNOME46Adwaita/dark/bluetooth-disabled-symbolic.svg&quot; width=&quot;22&quot; alt=&quot;bluetooth-disabled-symbolic&quot;&gt;&lt;/a&gt;&amp;nbsp; &amp;nbsp; bluetooth-disabled-symbolic&lt;br&gt;" calcext:value-type="string">
            <text:p>&lt;a href="#"&gt;&lt;img src="https://raw.githubusercontent.com/StorageB/icons/main/GNOME46Adwaita/dark/bluetooth-disabled-symbolic.svg" width="22" alt="bluetooth-disabled-symbolic"&gt;&lt;/a&gt;&amp;nbsp; &amp;nbsp; bluetooth-disabl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luetooth-disconnected-symbolic.svg</text:p>
          </table:table-cell>
          <table:table-cell office:value-type="string" calcext:value-type="string">
            <text:p>bluetooth-disconnect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5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53] &amp; CHAR(34) &amp; &quot;&gt;&quot; &amp; &#10;&quot;&lt;img alt=&quot; &amp; CHAR(34) &amp; [.B45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3] &amp; &quot;&lt;br&gt;&quot;" office:value-type="string" office:string-value="&lt;picture&gt;&lt;source media=&quot;(prefers-color-scheme: dark)&quot; srcset=&quot;https://github.com/StorageB/icons/blob/main/GNOME48Adwaita/light/bluetooth-disconnected-symbolic.svg&quot;&gt;&lt;source media=&quot;(prefers-color-scheme: light)&quot; srcset=&quot;https://github.com/StorageB/icons/blob/main/GNOME48Adwaita/dark/bluetooth-disconnected-symbolic.svg&quot;&gt;&lt;img alt=&quot;bluetooth-disconnected-symbolic&quot; src=&quot;https://user-images.githubusercontent.com/25423296/163456779-a8556205-d0a5-45e2-ac17-42d089e3c3f8.png&quot;&gt;&lt;/picture&gt; &amp;nbsp; &amp;nbsp;bluetooth-disconnected-symbolic&lt;br&gt;" calcext:value-type="string">
            <text:p>&lt;picture&gt;&lt;source media="(prefers-color-scheme: dark)" srcset="https://github.com/StorageB/icons/blob/main/GNOME48Adwaita/light/bluetooth-disconnected-symbolic.svg"&gt;&lt;source media="(prefers-color-scheme: light)" srcset="https://github.com/StorageB/icons/blob/main/GNOME48Adwaita/dark/bluetooth-disconnected-symbolic.svg"&gt;&lt;img alt="bluetooth-disconnected-symbolic" src="https://user-images.githubusercontent.com/25423296/163456779-a8556205-d0a5-45e2-ac17-42d089e3c3f8.png"&gt;&lt;/picture&gt; &amp;nbsp; &amp;nbsp;bluetooth-disconnect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53] &amp; CHAR(34) &amp;  &#10;&quot; width=&quot; &amp; CHAR(34) &amp; &quot;22&quot; &amp; CHAR(34) &amp; &quot; alt=&quot; &amp; CHAR(34) &amp; [.B453] &amp; CHAR(34) &amp; &quot;&gt;&lt;/a&gt;&quot; &amp; &#10;&quot;&amp;nbsp; &amp;nbsp; &quot; &amp; [.B453] &amp; &quot;&lt;br&gt;&quot;" office:value-type="string" office:string-value="&lt;a href=&quot;#&quot;&gt;&lt;img src=&quot;https://raw.githubusercontent.com/StorageB/icons/main/GNOME46Adwaita/light/bluetooth-disconnected-symbolic.svg&quot; width=&quot;22&quot; alt=&quot;bluetooth-disconnected-symbolic&quot;&gt;&lt;/a&gt;&amp;nbsp; &amp;nbsp; bluetooth-disconnected-symbolic&lt;br&gt;" calcext:value-type="string">
            <text:p>&lt;a href="#"&gt;&lt;img src="https://raw.githubusercontent.com/StorageB/icons/main/GNOME46Adwaita/light/bluetooth-disconnected-symbolic.svg" width="22" alt="bluetooth-disconnected-symbolic"&gt;&lt;/a&gt;&amp;nbsp; &amp;nbsp; bluetooth-disconnect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53] &amp; CHAR(34) &amp;   &#10;&quot; width=&quot; &amp; CHAR(34) &amp; &quot;22&quot; &amp; CHAR(34) &amp; &quot; alt=&quot; &amp; CHAR(34) &amp; [.B453] &amp; CHAR(34) &amp; &quot;&gt;&lt;/a&gt;&quot; &amp;  &#10;&quot;&amp;nbsp; &amp;nbsp; &quot; &amp; [.B453] &amp; &quot;&lt;br&gt;&quot;" office:value-type="string" office:string-value="&lt;a href=&quot;#&quot;&gt;&lt;img src=&quot;https://raw.githubusercontent.com/StorageB/icons/main/GNOME46Adwaita/dark/bluetooth-disconnected-symbolic.svg&quot; width=&quot;22&quot; alt=&quot;bluetooth-disconnected-symbolic&quot;&gt;&lt;/a&gt;&amp;nbsp; &amp;nbsp; bluetooth-disconnected-symbolic&lt;br&gt;" calcext:value-type="string">
            <text:p>&lt;a href="#"&gt;&lt;img src="https://raw.githubusercontent.com/StorageB/icons/main/GNOME46Adwaita/dark/bluetooth-disconnected-symbolic.svg" width="22" alt="bluetooth-disconnected-symbolic"&gt;&lt;/a&gt;&amp;nbsp; &amp;nbsp; bluetooth-disconnect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luetooth-hardware-disabled-symbolic.svg</text:p>
          </table:table-cell>
          <table:table-cell office:value-type="string" calcext:value-type="string">
            <text:p>bluetooth-hardware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5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54] &amp; CHAR(34) &amp; &quot;&gt;&quot; &amp; &#10;&quot;&lt;img alt=&quot; &amp; CHAR(34) &amp; [.B45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4] &amp; &quot;&lt;br&gt;&quot;" office:value-type="string" office:string-value="&lt;picture&gt;&lt;source media=&quot;(prefers-color-scheme: dark)&quot; srcset=&quot;https://github.com/StorageB/icons/blob/main/GNOME48Adwaita/light/bluetooth-hardware-disabled-symbolic.svg&quot;&gt;&lt;source media=&quot;(prefers-color-scheme: light)&quot; srcset=&quot;https://github.com/StorageB/icons/blob/main/GNOME48Adwaita/dark/bluetooth-hardware-disabled-symbolic.svg&quot;&gt;&lt;img alt=&quot;bluetooth-hardware-disabled-symbolic&quot; src=&quot;https://user-images.githubusercontent.com/25423296/163456779-a8556205-d0a5-45e2-ac17-42d089e3c3f8.png&quot;&gt;&lt;/picture&gt; &amp;nbsp; &amp;nbsp;bluetooth-hardware-disabled-symbolic&lt;br&gt;" calcext:value-type="string">
            <text:p>&lt;picture&gt;&lt;source media="(prefers-color-scheme: dark)" srcset="https://github.com/StorageB/icons/blob/main/GNOME48Adwaita/light/bluetooth-hardware-disabled-symbolic.svg"&gt;&lt;source media="(prefers-color-scheme: light)" srcset="https://github.com/StorageB/icons/blob/main/GNOME48Adwaita/dark/bluetooth-hardware-disabled-symbolic.svg"&gt;&lt;img alt="bluetooth-hardware-disabled-symbolic" src="https://user-images.githubusercontent.com/25423296/163456779-a8556205-d0a5-45e2-ac17-42d089e3c3f8.png"&gt;&lt;/picture&gt; &amp;nbsp; &amp;nbsp;bluetooth-hardware-disabl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54] &amp; CHAR(34) &amp;  &#10;&quot; width=&quot; &amp; CHAR(34) &amp; &quot;22&quot; &amp; CHAR(34) &amp; &quot; alt=&quot; &amp; CHAR(34) &amp; [.B454] &amp; CHAR(34) &amp; &quot;&gt;&lt;/a&gt;&quot; &amp; &#10;&quot;&amp;nbsp; &amp;nbsp; &quot; &amp; [.B454] &amp; &quot;&lt;br&gt;&quot;" office:value-type="string" office:string-value="&lt;a href=&quot;#&quot;&gt;&lt;img src=&quot;https://raw.githubusercontent.com/StorageB/icons/main/GNOME46Adwaita/light/bluetooth-hardware-disabled-symbolic.svg&quot; width=&quot;22&quot; alt=&quot;bluetooth-hardware-disabled-symbolic&quot;&gt;&lt;/a&gt;&amp;nbsp; &amp;nbsp; bluetooth-hardware-disabled-symbolic&lt;br&gt;" calcext:value-type="string">
            <text:p>&lt;a href="#"&gt;&lt;img src="https://raw.githubusercontent.com/StorageB/icons/main/GNOME46Adwaita/light/bluetooth-hardware-disabled-symbolic.svg" width="22" alt="bluetooth-hardware-disabled-symbolic"&gt;&lt;/a&gt;&amp;nbsp; &amp;nbsp; bluetooth-hardware-disabl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54] &amp; CHAR(34) &amp;   &#10;&quot; width=&quot; &amp; CHAR(34) &amp; &quot;22&quot; &amp; CHAR(34) &amp; &quot; alt=&quot; &amp; CHAR(34) &amp; [.B454] &amp; CHAR(34) &amp; &quot;&gt;&lt;/a&gt;&quot; &amp;  &#10;&quot;&amp;nbsp; &amp;nbsp; &quot; &amp; [.B454] &amp; &quot;&lt;br&gt;&quot;" office:value-type="string" office:string-value="&lt;a href=&quot;#&quot;&gt;&lt;img src=&quot;https://raw.githubusercontent.com/StorageB/icons/main/GNOME46Adwaita/dark/bluetooth-hardware-disabled-symbolic.svg&quot; width=&quot;22&quot; alt=&quot;bluetooth-hardware-disabled-symbolic&quot;&gt;&lt;/a&gt;&amp;nbsp; &amp;nbsp; bluetooth-hardware-disabled-symbolic&lt;br&gt;" calcext:value-type="string">
            <text:p>&lt;a href="#"&gt;&lt;img src="https://raw.githubusercontent.com/StorageB/icons/main/GNOME46Adwaita/dark/bluetooth-hardware-disabled-symbolic.svg" width="22" alt="bluetooth-hardware-disabled-symbolic"&gt;&lt;/a&gt;&amp;nbsp; &amp;nbsp; bluetooth-hardware-disabl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ll-incoming-symbolic.svg</text:p>
          </table:table-cell>
          <table:table-cell office:value-type="string" calcext:value-type="string">
            <text:p>call-incom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5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55] &amp; CHAR(34) &amp; &quot;&gt;&quot; &amp; &#10;&quot;&lt;img alt=&quot; &amp; CHAR(34) &amp; [.B45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5] &amp; &quot;&lt;br&gt;&quot;" office:value-type="string" office:string-value="&lt;picture&gt;&lt;source media=&quot;(prefers-color-scheme: dark)&quot; srcset=&quot;https://github.com/StorageB/icons/blob/main/GNOME48Adwaita/light/call-incoming-symbolic.svg&quot;&gt;&lt;source media=&quot;(prefers-color-scheme: light)&quot; srcset=&quot;https://github.com/StorageB/icons/blob/main/GNOME48Adwaita/dark/call-incoming-symbolic.svg&quot;&gt;&lt;img alt=&quot;call-incoming-symbolic&quot; src=&quot;https://user-images.githubusercontent.com/25423296/163456779-a8556205-d0a5-45e2-ac17-42d089e3c3f8.png&quot;&gt;&lt;/picture&gt; &amp;nbsp; &amp;nbsp;call-incoming-symbolic&lt;br&gt;" calcext:value-type="string">
            <text:p>&lt;picture&gt;&lt;source media="(prefers-color-scheme: dark)" srcset="https://github.com/StorageB/icons/blob/main/GNOME48Adwaita/light/call-incoming-symbolic.svg"&gt;&lt;source media="(prefers-color-scheme: light)" srcset="https://github.com/StorageB/icons/blob/main/GNOME48Adwaita/dark/call-incoming-symbolic.svg"&gt;&lt;img alt="call-incoming-symbolic" src="https://user-images.githubusercontent.com/25423296/163456779-a8556205-d0a5-45e2-ac17-42d089e3c3f8.png"&gt;&lt;/picture&gt; &amp;nbsp; &amp;nbsp;call-incom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55] &amp; CHAR(34) &amp;  &#10;&quot; width=&quot; &amp; CHAR(34) &amp; &quot;22&quot; &amp; CHAR(34) &amp; &quot; alt=&quot; &amp; CHAR(34) &amp; [.B455] &amp; CHAR(34) &amp; &quot;&gt;&lt;/a&gt;&quot; &amp; &#10;&quot;&amp;nbsp; &amp;nbsp; &quot; &amp; [.B455] &amp; &quot;&lt;br&gt;&quot;" office:value-type="string" office:string-value="&lt;a href=&quot;#&quot;&gt;&lt;img src=&quot;https://raw.githubusercontent.com/StorageB/icons/main/GNOME46Adwaita/light/call-incoming-symbolic.svg&quot; width=&quot;22&quot; alt=&quot;call-incoming-symbolic&quot;&gt;&lt;/a&gt;&amp;nbsp; &amp;nbsp; call-incoming-symbolic&lt;br&gt;" calcext:value-type="string">
            <text:p>&lt;a href="#"&gt;&lt;img src="https://raw.githubusercontent.com/StorageB/icons/main/GNOME46Adwaita/light/call-incoming-symbolic.svg" width="22" alt="call-incoming-symbolic"&gt;&lt;/a&gt;&amp;nbsp; &amp;nbsp; call-incom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55] &amp; CHAR(34) &amp;   &#10;&quot; width=&quot; &amp; CHAR(34) &amp; &quot;22&quot; &amp; CHAR(34) &amp; &quot; alt=&quot; &amp; CHAR(34) &amp; [.B455] &amp; CHAR(34) &amp; &quot;&gt;&lt;/a&gt;&quot; &amp;  &#10;&quot;&amp;nbsp; &amp;nbsp; &quot; &amp; [.B455] &amp; &quot;&lt;br&gt;&quot;" office:value-type="string" office:string-value="&lt;a href=&quot;#&quot;&gt;&lt;img src=&quot;https://raw.githubusercontent.com/StorageB/icons/main/GNOME46Adwaita/dark/call-incoming-symbolic.svg&quot; width=&quot;22&quot; alt=&quot;call-incoming-symbolic&quot;&gt;&lt;/a&gt;&amp;nbsp; &amp;nbsp; call-incoming-symbolic&lt;br&gt;" calcext:value-type="string">
            <text:p>&lt;a href="#"&gt;&lt;img src="https://raw.githubusercontent.com/StorageB/icons/main/GNOME46Adwaita/dark/call-incoming-symbolic.svg" width="22" alt="call-incoming-symbolic"&gt;&lt;/a&gt;&amp;nbsp; &amp;nbsp; call-incom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ll-missed-symbolic.svg</text:p>
          </table:table-cell>
          <table:table-cell office:value-type="string" calcext:value-type="string">
            <text:p>call-miss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5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56] &amp; CHAR(34) &amp; &quot;&gt;&quot; &amp; &#10;&quot;&lt;img alt=&quot; &amp; CHAR(34) &amp; [.B45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6] &amp; &quot;&lt;br&gt;&quot;" office:value-type="string" office:string-value="&lt;picture&gt;&lt;source media=&quot;(prefers-color-scheme: dark)&quot; srcset=&quot;https://github.com/StorageB/icons/blob/main/GNOME48Adwaita/light/call-missed-symbolic.svg&quot;&gt;&lt;source media=&quot;(prefers-color-scheme: light)&quot; srcset=&quot;https://github.com/StorageB/icons/blob/main/GNOME48Adwaita/dark/call-missed-symbolic.svg&quot;&gt;&lt;img alt=&quot;call-missed-symbolic&quot; src=&quot;https://user-images.githubusercontent.com/25423296/163456779-a8556205-d0a5-45e2-ac17-42d089e3c3f8.png&quot;&gt;&lt;/picture&gt; &amp;nbsp; &amp;nbsp;call-missed-symbolic&lt;br&gt;" calcext:value-type="string">
            <text:p>&lt;picture&gt;&lt;source media="(prefers-color-scheme: dark)" srcset="https://github.com/StorageB/icons/blob/main/GNOME48Adwaita/light/call-missed-symbolic.svg"&gt;&lt;source media="(prefers-color-scheme: light)" srcset="https://github.com/StorageB/icons/blob/main/GNOME48Adwaita/dark/call-missed-symbolic.svg"&gt;&lt;img alt="call-missed-symbolic" src="https://user-images.githubusercontent.com/25423296/163456779-a8556205-d0a5-45e2-ac17-42d089e3c3f8.png"&gt;&lt;/picture&gt; &amp;nbsp; &amp;nbsp;call-miss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56] &amp; CHAR(34) &amp;  &#10;&quot; width=&quot; &amp; CHAR(34) &amp; &quot;22&quot; &amp; CHAR(34) &amp; &quot; alt=&quot; &amp; CHAR(34) &amp; [.B456] &amp; CHAR(34) &amp; &quot;&gt;&lt;/a&gt;&quot; &amp; &#10;&quot;&amp;nbsp; &amp;nbsp; &quot; &amp; [.B456] &amp; &quot;&lt;br&gt;&quot;" office:value-type="string" office:string-value="&lt;a href=&quot;#&quot;&gt;&lt;img src=&quot;https://raw.githubusercontent.com/StorageB/icons/main/GNOME46Adwaita/light/call-missed-symbolic.svg&quot; width=&quot;22&quot; alt=&quot;call-missed-symbolic&quot;&gt;&lt;/a&gt;&amp;nbsp; &amp;nbsp; call-missed-symbolic&lt;br&gt;" calcext:value-type="string">
            <text:p>&lt;a href="#"&gt;&lt;img src="https://raw.githubusercontent.com/StorageB/icons/main/GNOME46Adwaita/light/call-missed-symbolic.svg" width="22" alt="call-missed-symbolic"&gt;&lt;/a&gt;&amp;nbsp; &amp;nbsp; call-miss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56] &amp; CHAR(34) &amp;   &#10;&quot; width=&quot; &amp; CHAR(34) &amp; &quot;22&quot; &amp; CHAR(34) &amp; &quot; alt=&quot; &amp; CHAR(34) &amp; [.B456] &amp; CHAR(34) &amp; &quot;&gt;&lt;/a&gt;&quot; &amp;  &#10;&quot;&amp;nbsp; &amp;nbsp; &quot; &amp; [.B456] &amp; &quot;&lt;br&gt;&quot;" office:value-type="string" office:string-value="&lt;a href=&quot;#&quot;&gt;&lt;img src=&quot;https://raw.githubusercontent.com/StorageB/icons/main/GNOME46Adwaita/dark/call-missed-symbolic.svg&quot; width=&quot;22&quot; alt=&quot;call-missed-symbolic&quot;&gt;&lt;/a&gt;&amp;nbsp; &amp;nbsp; call-missed-symbolic&lt;br&gt;" calcext:value-type="string">
            <text:p>&lt;a href="#"&gt;&lt;img src="https://raw.githubusercontent.com/StorageB/icons/main/GNOME46Adwaita/dark/call-missed-symbolic.svg" width="22" alt="call-missed-symbolic"&gt;&lt;/a&gt;&amp;nbsp; &amp;nbsp; call-miss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ll-outgoing-symbolic.svg</text:p>
          </table:table-cell>
          <table:table-cell office:value-type="string" calcext:value-type="string">
            <text:p>call-outgo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5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57] &amp; CHAR(34) &amp; &quot;&gt;&quot; &amp; &#10;&quot;&lt;img alt=&quot; &amp; CHAR(34) &amp; [.B45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7] &amp; &quot;&lt;br&gt;&quot;" office:value-type="string" office:string-value="&lt;picture&gt;&lt;source media=&quot;(prefers-color-scheme: dark)&quot; srcset=&quot;https://github.com/StorageB/icons/blob/main/GNOME48Adwaita/light/call-outgoing-symbolic.svg&quot;&gt;&lt;source media=&quot;(prefers-color-scheme: light)&quot; srcset=&quot;https://github.com/StorageB/icons/blob/main/GNOME48Adwaita/dark/call-outgoing-symbolic.svg&quot;&gt;&lt;img alt=&quot;call-outgoing-symbolic&quot; src=&quot;https://user-images.githubusercontent.com/25423296/163456779-a8556205-d0a5-45e2-ac17-42d089e3c3f8.png&quot;&gt;&lt;/picture&gt; &amp;nbsp; &amp;nbsp;call-outgoing-symbolic&lt;br&gt;" calcext:value-type="string">
            <text:p>&lt;picture&gt;&lt;source media="(prefers-color-scheme: dark)" srcset="https://github.com/StorageB/icons/blob/main/GNOME48Adwaita/light/call-outgoing-symbolic.svg"&gt;&lt;source media="(prefers-color-scheme: light)" srcset="https://github.com/StorageB/icons/blob/main/GNOME48Adwaita/dark/call-outgoing-symbolic.svg"&gt;&lt;img alt="call-outgoing-symbolic" src="https://user-images.githubusercontent.com/25423296/163456779-a8556205-d0a5-45e2-ac17-42d089e3c3f8.png"&gt;&lt;/picture&gt; &amp;nbsp; &amp;nbsp;call-outgo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57] &amp; CHAR(34) &amp;  &#10;&quot; width=&quot; &amp; CHAR(34) &amp; &quot;22&quot; &amp; CHAR(34) &amp; &quot; alt=&quot; &amp; CHAR(34) &amp; [.B457] &amp; CHAR(34) &amp; &quot;&gt;&lt;/a&gt;&quot; &amp; &#10;&quot;&amp;nbsp; &amp;nbsp; &quot; &amp; [.B457] &amp; &quot;&lt;br&gt;&quot;" office:value-type="string" office:string-value="&lt;a href=&quot;#&quot;&gt;&lt;img src=&quot;https://raw.githubusercontent.com/StorageB/icons/main/GNOME46Adwaita/light/call-outgoing-symbolic.svg&quot; width=&quot;22&quot; alt=&quot;call-outgoing-symbolic&quot;&gt;&lt;/a&gt;&amp;nbsp; &amp;nbsp; call-outgoing-symbolic&lt;br&gt;" calcext:value-type="string">
            <text:p>&lt;a href="#"&gt;&lt;img src="https://raw.githubusercontent.com/StorageB/icons/main/GNOME46Adwaita/light/call-outgoing-symbolic.svg" width="22" alt="call-outgoing-symbolic"&gt;&lt;/a&gt;&amp;nbsp; &amp;nbsp; call-outgo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57] &amp; CHAR(34) &amp;   &#10;&quot; width=&quot; &amp; CHAR(34) &amp; &quot;22&quot; &amp; CHAR(34) &amp; &quot; alt=&quot; &amp; CHAR(34) &amp; [.B457] &amp; CHAR(34) &amp; &quot;&gt;&lt;/a&gt;&quot; &amp;  &#10;&quot;&amp;nbsp; &amp;nbsp; &quot; &amp; [.B457] &amp; &quot;&lt;br&gt;&quot;" office:value-type="string" office:string-value="&lt;a href=&quot;#&quot;&gt;&lt;img src=&quot;https://raw.githubusercontent.com/StorageB/icons/main/GNOME46Adwaita/dark/call-outgoing-symbolic.svg&quot; width=&quot;22&quot; alt=&quot;call-outgoing-symbolic&quot;&gt;&lt;/a&gt;&amp;nbsp; &amp;nbsp; call-outgoing-symbolic&lt;br&gt;" calcext:value-type="string">
            <text:p>&lt;a href="#"&gt;&lt;img src="https://raw.githubusercontent.com/StorageB/icons/main/GNOME46Adwaita/dark/call-outgoing-symbolic.svg" width="22" alt="call-outgoing-symbolic"&gt;&lt;/a&gt;&amp;nbsp; &amp;nbsp; call-outgo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mera-disabled-symbolic.svg</text:p>
          </table:table-cell>
          <table:table-cell office:value-type="string" calcext:value-type="string">
            <text:p>camera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5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58] &amp; CHAR(34) &amp; &quot;&gt;&quot; &amp; &#10;&quot;&lt;img alt=&quot; &amp; CHAR(34) &amp; [.B45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8] &amp; &quot;&lt;br&gt;&quot;" office:value-type="string" office:string-value="&lt;picture&gt;&lt;source media=&quot;(prefers-color-scheme: dark)&quot; srcset=&quot;https://github.com/StorageB/icons/blob/main/GNOME48Adwaita/light/camera-disabled-symbolic.svg&quot;&gt;&lt;source media=&quot;(prefers-color-scheme: light)&quot; srcset=&quot;https://github.com/StorageB/icons/blob/main/GNOME48Adwaita/dark/camera-disabled-symbolic.svg&quot;&gt;&lt;img alt=&quot;camera-disabled-symbolic&quot; src=&quot;https://user-images.githubusercontent.com/25423296/163456779-a8556205-d0a5-45e2-ac17-42d089e3c3f8.png&quot;&gt;&lt;/picture&gt; &amp;nbsp; &amp;nbsp;camera-disabled-symbolic&lt;br&gt;" calcext:value-type="string">
            <text:p>&lt;picture&gt;&lt;source media="(prefers-color-scheme: dark)" srcset="https://github.com/StorageB/icons/blob/main/GNOME48Adwaita/light/camera-disabled-symbolic.svg"&gt;&lt;source media="(prefers-color-scheme: light)" srcset="https://github.com/StorageB/icons/blob/main/GNOME48Adwaita/dark/camera-disabled-symbolic.svg"&gt;&lt;img alt="camera-disabled-symbolic" src="https://user-images.githubusercontent.com/25423296/163456779-a8556205-d0a5-45e2-ac17-42d089e3c3f8.png"&gt;&lt;/picture&gt; &amp;nbsp; &amp;nbsp;camera-disabl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58] &amp; CHAR(34) &amp;  &#10;&quot; width=&quot; &amp; CHAR(34) &amp; &quot;22&quot; &amp; CHAR(34) &amp; &quot; alt=&quot; &amp; CHAR(34) &amp; [.B458] &amp; CHAR(34) &amp; &quot;&gt;&lt;/a&gt;&quot; &amp; &#10;&quot;&amp;nbsp; &amp;nbsp; &quot; &amp; [.B458] &amp; &quot;&lt;br&gt;&quot;" office:value-type="string" office:string-value="&lt;a href=&quot;#&quot;&gt;&lt;img src=&quot;https://raw.githubusercontent.com/StorageB/icons/main/GNOME46Adwaita/light/camera-disabled-symbolic.svg&quot; width=&quot;22&quot; alt=&quot;camera-disabled-symbolic&quot;&gt;&lt;/a&gt;&amp;nbsp; &amp;nbsp; camera-disabled-symbolic&lt;br&gt;" calcext:value-type="string">
            <text:p>&lt;a href="#"&gt;&lt;img src="https://raw.githubusercontent.com/StorageB/icons/main/GNOME46Adwaita/light/camera-disabled-symbolic.svg" width="22" alt="camera-disabled-symbolic"&gt;&lt;/a&gt;&amp;nbsp; &amp;nbsp; camera-disabl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58] &amp; CHAR(34) &amp;   &#10;&quot; width=&quot; &amp; CHAR(34) &amp; &quot;22&quot; &amp; CHAR(34) &amp; &quot; alt=&quot; &amp; CHAR(34) &amp; [.B458] &amp; CHAR(34) &amp; &quot;&gt;&lt;/a&gt;&quot; &amp;  &#10;&quot;&amp;nbsp; &amp;nbsp; &quot; &amp; [.B458] &amp; &quot;&lt;br&gt;&quot;" office:value-type="string" office:string-value="&lt;a href=&quot;#&quot;&gt;&lt;img src=&quot;https://raw.githubusercontent.com/StorageB/icons/main/GNOME46Adwaita/dark/camera-disabled-symbolic.svg&quot; width=&quot;22&quot; alt=&quot;camera-disabled-symbolic&quot;&gt;&lt;/a&gt;&amp;nbsp; &amp;nbsp; camera-disabled-symbolic&lt;br&gt;" calcext:value-type="string">
            <text:p>&lt;a href="#"&gt;&lt;img src="https://raw.githubusercontent.com/StorageB/icons/main/GNOME46Adwaita/dark/camera-disabled-symbolic.svg" width="22" alt="camera-disabled-symbolic"&gt;&lt;/a&gt;&amp;nbsp; &amp;nbsp; camera-disabl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mera-hardware-disabled-symbolic.svg</text:p>
          </table:table-cell>
          <table:table-cell office:value-type="string" calcext:value-type="string">
            <text:p>camera-hardware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5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59] &amp; CHAR(34) &amp; &quot;&gt;&quot; &amp; &#10;&quot;&lt;img alt=&quot; &amp; CHAR(34) &amp; [.B45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9] &amp; &quot;&lt;br&gt;&quot;" office:value-type="string" office:string-value="&lt;picture&gt;&lt;source media=&quot;(prefers-color-scheme: dark)&quot; srcset=&quot;https://github.com/StorageB/icons/blob/main/GNOME48Adwaita/light/camera-hardware-disabled-symbolic.svg&quot;&gt;&lt;source media=&quot;(prefers-color-scheme: light)&quot; srcset=&quot;https://github.com/StorageB/icons/blob/main/GNOME48Adwaita/dark/camera-hardware-disabled-symbolic.svg&quot;&gt;&lt;img alt=&quot;camera-hardware-disabled-symbolic&quot; src=&quot;https://user-images.githubusercontent.com/25423296/163456779-a8556205-d0a5-45e2-ac17-42d089e3c3f8.png&quot;&gt;&lt;/picture&gt; &amp;nbsp; &amp;nbsp;camera-hardware-disabled-symbolic&lt;br&gt;" calcext:value-type="string">
            <text:p>&lt;picture&gt;&lt;source media="(prefers-color-scheme: dark)" srcset="https://github.com/StorageB/icons/blob/main/GNOME48Adwaita/light/camera-hardware-disabled-symbolic.svg"&gt;&lt;source media="(prefers-color-scheme: light)" srcset="https://github.com/StorageB/icons/blob/main/GNOME48Adwaita/dark/camera-hardware-disabled-symbolic.svg"&gt;&lt;img alt="camera-hardware-disabled-symbolic" src="https://user-images.githubusercontent.com/25423296/163456779-a8556205-d0a5-45e2-ac17-42d089e3c3f8.png"&gt;&lt;/picture&gt; &amp;nbsp; &amp;nbsp;camera-hardware-disabl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59] &amp; CHAR(34) &amp;  &#10;&quot; width=&quot; &amp; CHAR(34) &amp; &quot;22&quot; &amp; CHAR(34) &amp; &quot; alt=&quot; &amp; CHAR(34) &amp; [.B459] &amp; CHAR(34) &amp; &quot;&gt;&lt;/a&gt;&quot; &amp; &#10;&quot;&amp;nbsp; &amp;nbsp; &quot; &amp; [.B459] &amp; &quot;&lt;br&gt;&quot;" office:value-type="string" office:string-value="&lt;a href=&quot;#&quot;&gt;&lt;img src=&quot;https://raw.githubusercontent.com/StorageB/icons/main/GNOME46Adwaita/light/camera-hardware-disabled-symbolic.svg&quot; width=&quot;22&quot; alt=&quot;camera-hardware-disabled-symbolic&quot;&gt;&lt;/a&gt;&amp;nbsp; &amp;nbsp; camera-hardware-disabled-symbolic&lt;br&gt;" calcext:value-type="string">
            <text:p>&lt;a href="#"&gt;&lt;img src="https://raw.githubusercontent.com/StorageB/icons/main/GNOME46Adwaita/light/camera-hardware-disabled-symbolic.svg" width="22" alt="camera-hardware-disabled-symbolic"&gt;&lt;/a&gt;&amp;nbsp; &amp;nbsp; camera-hardware-disabl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59] &amp; CHAR(34) &amp;   &#10;&quot; width=&quot; &amp; CHAR(34) &amp; &quot;22&quot; &amp; CHAR(34) &amp; &quot; alt=&quot; &amp; CHAR(34) &amp; [.B459] &amp; CHAR(34) &amp; &quot;&gt;&lt;/a&gt;&quot; &amp;  &#10;&quot;&amp;nbsp; &amp;nbsp; &quot; &amp; [.B459] &amp; &quot;&lt;br&gt;&quot;" office:value-type="string" office:string-value="&lt;a href=&quot;#&quot;&gt;&lt;img src=&quot;https://raw.githubusercontent.com/StorageB/icons/main/GNOME46Adwaita/dark/camera-hardware-disabled-symbolic.svg&quot; width=&quot;22&quot; alt=&quot;camera-hardware-disabled-symbolic&quot;&gt;&lt;/a&gt;&amp;nbsp; &amp;nbsp; camera-hardware-disabled-symbolic&lt;br&gt;" calcext:value-type="string">
            <text:p>&lt;a href="#"&gt;&lt;img src="https://raw.githubusercontent.com/StorageB/icons/main/GNOME46Adwaita/dark/camera-hardware-disabled-symbolic.svg" width="22" alt="camera-hardware-disabled-symbolic"&gt;&lt;/a&gt;&amp;nbsp; &amp;nbsp; camera-hardware-disabl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anges-allow-symbolic.svg</text:p>
          </table:table-cell>
          <table:table-cell office:value-type="string" calcext:value-type="string">
            <text:p>changes-allo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6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60] &amp; CHAR(34) &amp; &quot;&gt;&quot; &amp; &#10;&quot;&lt;img alt=&quot; &amp; CHAR(34) &amp; [.B46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0] &amp; &quot;&lt;br&gt;&quot;" office:value-type="string" office:string-value="&lt;picture&gt;&lt;source media=&quot;(prefers-color-scheme: dark)&quot; srcset=&quot;https://github.com/StorageB/icons/blob/main/GNOME48Adwaita/light/changes-allow-symbolic.svg&quot;&gt;&lt;source media=&quot;(prefers-color-scheme: light)&quot; srcset=&quot;https://github.com/StorageB/icons/blob/main/GNOME48Adwaita/dark/changes-allow-symbolic.svg&quot;&gt;&lt;img alt=&quot;changes-allow-symbolic&quot; src=&quot;https://user-images.githubusercontent.com/25423296/163456779-a8556205-d0a5-45e2-ac17-42d089e3c3f8.png&quot;&gt;&lt;/picture&gt; &amp;nbsp; &amp;nbsp;changes-allow-symbolic&lt;br&gt;" calcext:value-type="string">
            <text:p>&lt;picture&gt;&lt;source media="(prefers-color-scheme: dark)" srcset="https://github.com/StorageB/icons/blob/main/GNOME48Adwaita/light/changes-allow-symbolic.svg"&gt;&lt;source media="(prefers-color-scheme: light)" srcset="https://github.com/StorageB/icons/blob/main/GNOME48Adwaita/dark/changes-allow-symbolic.svg"&gt;&lt;img alt="changes-allow-symbolic" src="https://user-images.githubusercontent.com/25423296/163456779-a8556205-d0a5-45e2-ac17-42d089e3c3f8.png"&gt;&lt;/picture&gt; &amp;nbsp; &amp;nbsp;changes-allow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60] &amp; CHAR(34) &amp;  &#10;&quot; width=&quot; &amp; CHAR(34) &amp; &quot;22&quot; &amp; CHAR(34) &amp; &quot; alt=&quot; &amp; CHAR(34) &amp; [.B460] &amp; CHAR(34) &amp; &quot;&gt;&lt;/a&gt;&quot; &amp; &#10;&quot;&amp;nbsp; &amp;nbsp; &quot; &amp; [.B460] &amp; &quot;&lt;br&gt;&quot;" office:value-type="string" office:string-value="&lt;a href=&quot;#&quot;&gt;&lt;img src=&quot;https://raw.githubusercontent.com/StorageB/icons/main/GNOME46Adwaita/light/changes-allow-symbolic.svg&quot; width=&quot;22&quot; alt=&quot;changes-allow-symbolic&quot;&gt;&lt;/a&gt;&amp;nbsp; &amp;nbsp; changes-allow-symbolic&lt;br&gt;" calcext:value-type="string">
            <text:p>&lt;a href="#"&gt;&lt;img src="https://raw.githubusercontent.com/StorageB/icons/main/GNOME46Adwaita/light/changes-allow-symbolic.svg" width="22" alt="changes-allow-symbolic"&gt;&lt;/a&gt;&amp;nbsp; &amp;nbsp; changes-allow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60] &amp; CHAR(34) &amp;   &#10;&quot; width=&quot; &amp; CHAR(34) &amp; &quot;22&quot; &amp; CHAR(34) &amp; &quot; alt=&quot; &amp; CHAR(34) &amp; [.B460] &amp; CHAR(34) &amp; &quot;&gt;&lt;/a&gt;&quot; &amp;  &#10;&quot;&amp;nbsp; &amp;nbsp; &quot; &amp; [.B460] &amp; &quot;&lt;br&gt;&quot;" office:value-type="string" office:string-value="&lt;a href=&quot;#&quot;&gt;&lt;img src=&quot;https://raw.githubusercontent.com/StorageB/icons/main/GNOME46Adwaita/dark/changes-allow-symbolic.svg&quot; width=&quot;22&quot; alt=&quot;changes-allow-symbolic&quot;&gt;&lt;/a&gt;&amp;nbsp; &amp;nbsp; changes-allow-symbolic&lt;br&gt;" calcext:value-type="string">
            <text:p>&lt;a href="#"&gt;&lt;img src="https://raw.githubusercontent.com/StorageB/icons/main/GNOME46Adwaita/dark/changes-allow-symbolic.svg" width="22" alt="changes-allow-symbolic"&gt;&lt;/a&gt;&amp;nbsp; &amp;nbsp; changes-allow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anges-prevent-symbolic.svg</text:p>
          </table:table-cell>
          <table:table-cell office:value-type="string" calcext:value-type="string">
            <text:p>changes-preve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6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61] &amp; CHAR(34) &amp; &quot;&gt;&quot; &amp; &#10;&quot;&lt;img alt=&quot; &amp; CHAR(34) &amp; [.B46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1] &amp; &quot;&lt;br&gt;&quot;" office:value-type="string" office:string-value="&lt;picture&gt;&lt;source media=&quot;(prefers-color-scheme: dark)&quot; srcset=&quot;https://github.com/StorageB/icons/blob/main/GNOME48Adwaita/light/changes-prevent-symbolic.svg&quot;&gt;&lt;source media=&quot;(prefers-color-scheme: light)&quot; srcset=&quot;https://github.com/StorageB/icons/blob/main/GNOME48Adwaita/dark/changes-prevent-symbolic.svg&quot;&gt;&lt;img alt=&quot;changes-prevent-symbolic&quot; src=&quot;https://user-images.githubusercontent.com/25423296/163456779-a8556205-d0a5-45e2-ac17-42d089e3c3f8.png&quot;&gt;&lt;/picture&gt; &amp;nbsp; &amp;nbsp;changes-prevent-symbolic&lt;br&gt;" calcext:value-type="string">
            <text:p>&lt;picture&gt;&lt;source media="(prefers-color-scheme: dark)" srcset="https://github.com/StorageB/icons/blob/main/GNOME48Adwaita/light/changes-prevent-symbolic.svg"&gt;&lt;source media="(prefers-color-scheme: light)" srcset="https://github.com/StorageB/icons/blob/main/GNOME48Adwaita/dark/changes-prevent-symbolic.svg"&gt;&lt;img alt="changes-prevent-symbolic" src="https://user-images.githubusercontent.com/25423296/163456779-a8556205-d0a5-45e2-ac17-42d089e3c3f8.png"&gt;&lt;/picture&gt; &amp;nbsp; &amp;nbsp;changes-preven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61] &amp; CHAR(34) &amp;  &#10;&quot; width=&quot; &amp; CHAR(34) &amp; &quot;22&quot; &amp; CHAR(34) &amp; &quot; alt=&quot; &amp; CHAR(34) &amp; [.B461] &amp; CHAR(34) &amp; &quot;&gt;&lt;/a&gt;&quot; &amp; &#10;&quot;&amp;nbsp; &amp;nbsp; &quot; &amp; [.B461] &amp; &quot;&lt;br&gt;&quot;" office:value-type="string" office:string-value="&lt;a href=&quot;#&quot;&gt;&lt;img src=&quot;https://raw.githubusercontent.com/StorageB/icons/main/GNOME46Adwaita/light/changes-prevent-symbolic.svg&quot; width=&quot;22&quot; alt=&quot;changes-prevent-symbolic&quot;&gt;&lt;/a&gt;&amp;nbsp; &amp;nbsp; changes-prevent-symbolic&lt;br&gt;" calcext:value-type="string">
            <text:p>&lt;a href="#"&gt;&lt;img src="https://raw.githubusercontent.com/StorageB/icons/main/GNOME46Adwaita/light/changes-prevent-symbolic.svg" width="22" alt="changes-prevent-symbolic"&gt;&lt;/a&gt;&amp;nbsp; &amp;nbsp; changes-preven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61] &amp; CHAR(34) &amp;   &#10;&quot; width=&quot; &amp; CHAR(34) &amp; &quot;22&quot; &amp; CHAR(34) &amp; &quot; alt=&quot; &amp; CHAR(34) &amp; [.B461] &amp; CHAR(34) &amp; &quot;&gt;&lt;/a&gt;&quot; &amp;  &#10;&quot;&amp;nbsp; &amp;nbsp; &quot; &amp; [.B461] &amp; &quot;&lt;br&gt;&quot;" office:value-type="string" office:string-value="&lt;a href=&quot;#&quot;&gt;&lt;img src=&quot;https://raw.githubusercontent.com/StorageB/icons/main/GNOME46Adwaita/dark/changes-prevent-symbolic.svg&quot; width=&quot;22&quot; alt=&quot;changes-prevent-symbolic&quot;&gt;&lt;/a&gt;&amp;nbsp; &amp;nbsp; changes-prevent-symbolic&lt;br&gt;" calcext:value-type="string">
            <text:p>&lt;a href="#"&gt;&lt;img src="https://raw.githubusercontent.com/StorageB/icons/main/GNOME46Adwaita/dark/changes-prevent-symbolic.svg" width="22" alt="changes-prevent-symbolic"&gt;&lt;/a&gt;&amp;nbsp; &amp;nbsp; changes-preven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annel-insecure-symbolic.svg</text:p>
          </table:table-cell>
          <table:table-cell office:value-type="string" calcext:value-type="string">
            <text:p>channel-insecur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6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62] &amp; CHAR(34) &amp; &quot;&gt;&quot; &amp; &#10;&quot;&lt;img alt=&quot; &amp; CHAR(34) &amp; [.B46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2] &amp; &quot;&lt;br&gt;&quot;" office:value-type="string" office:string-value="&lt;picture&gt;&lt;source media=&quot;(prefers-color-scheme: dark)&quot; srcset=&quot;https://github.com/StorageB/icons/blob/main/GNOME48Adwaita/light/channel-insecure-symbolic.svg&quot;&gt;&lt;source media=&quot;(prefers-color-scheme: light)&quot; srcset=&quot;https://github.com/StorageB/icons/blob/main/GNOME48Adwaita/dark/channel-insecure-symbolic.svg&quot;&gt;&lt;img alt=&quot;channel-insecure-symbolic&quot; src=&quot;https://user-images.githubusercontent.com/25423296/163456779-a8556205-d0a5-45e2-ac17-42d089e3c3f8.png&quot;&gt;&lt;/picture&gt; &amp;nbsp; &amp;nbsp;channel-insecure-symbolic&lt;br&gt;" calcext:value-type="string">
            <text:p>&lt;picture&gt;&lt;source media="(prefers-color-scheme: dark)" srcset="https://github.com/StorageB/icons/blob/main/GNOME48Adwaita/light/channel-insecure-symbolic.svg"&gt;&lt;source media="(prefers-color-scheme: light)" srcset="https://github.com/StorageB/icons/blob/main/GNOME48Adwaita/dark/channel-insecure-symbolic.svg"&gt;&lt;img alt="channel-insecure-symbolic" src="https://user-images.githubusercontent.com/25423296/163456779-a8556205-d0a5-45e2-ac17-42d089e3c3f8.png"&gt;&lt;/picture&gt; &amp;nbsp; &amp;nbsp;channel-insecur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62] &amp; CHAR(34) &amp;  &#10;&quot; width=&quot; &amp; CHAR(34) &amp; &quot;22&quot; &amp; CHAR(34) &amp; &quot; alt=&quot; &amp; CHAR(34) &amp; [.B462] &amp; CHAR(34) &amp; &quot;&gt;&lt;/a&gt;&quot; &amp; &#10;&quot;&amp;nbsp; &amp;nbsp; &quot; &amp; [.B462] &amp; &quot;&lt;br&gt;&quot;" office:value-type="string" office:string-value="&lt;a href=&quot;#&quot;&gt;&lt;img src=&quot;https://raw.githubusercontent.com/StorageB/icons/main/GNOME46Adwaita/light/channel-insecure-symbolic.svg&quot; width=&quot;22&quot; alt=&quot;channel-insecure-symbolic&quot;&gt;&lt;/a&gt;&amp;nbsp; &amp;nbsp; channel-insecure-symbolic&lt;br&gt;" calcext:value-type="string">
            <text:p>&lt;a href="#"&gt;&lt;img src="https://raw.githubusercontent.com/StorageB/icons/main/GNOME46Adwaita/light/channel-insecure-symbolic.svg" width="22" alt="channel-insecure-symbolic"&gt;&lt;/a&gt;&amp;nbsp; &amp;nbsp; channel-insecur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62] &amp; CHAR(34) &amp;   &#10;&quot; width=&quot; &amp; CHAR(34) &amp; &quot;22&quot; &amp; CHAR(34) &amp; &quot; alt=&quot; &amp; CHAR(34) &amp; [.B462] &amp; CHAR(34) &amp; &quot;&gt;&lt;/a&gt;&quot; &amp;  &#10;&quot;&amp;nbsp; &amp;nbsp; &quot; &amp; [.B462] &amp; &quot;&lt;br&gt;&quot;" office:value-type="string" office:string-value="&lt;a href=&quot;#&quot;&gt;&lt;img src=&quot;https://raw.githubusercontent.com/StorageB/icons/main/GNOME46Adwaita/dark/channel-insecure-symbolic.svg&quot; width=&quot;22&quot; alt=&quot;channel-insecure-symbolic&quot;&gt;&lt;/a&gt;&amp;nbsp; &amp;nbsp; channel-insecure-symbolic&lt;br&gt;" calcext:value-type="string">
            <text:p>&lt;a href="#"&gt;&lt;img src="https://raw.githubusercontent.com/StorageB/icons/main/GNOME46Adwaita/dark/channel-insecure-symbolic.svg" width="22" alt="channel-insecure-symbolic"&gt;&lt;/a&gt;&amp;nbsp; &amp;nbsp; channel-insecur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annel-secure-symbolic.svg</text:p>
          </table:table-cell>
          <table:table-cell office:value-type="string" calcext:value-type="string">
            <text:p>channel-secur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6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63] &amp; CHAR(34) &amp; &quot;&gt;&quot; &amp; &#10;&quot;&lt;img alt=&quot; &amp; CHAR(34) &amp; [.B46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3] &amp; &quot;&lt;br&gt;&quot;" office:value-type="string" office:string-value="&lt;picture&gt;&lt;source media=&quot;(prefers-color-scheme: dark)&quot; srcset=&quot;https://github.com/StorageB/icons/blob/main/GNOME48Adwaita/light/channel-secure-symbolic.svg&quot;&gt;&lt;source media=&quot;(prefers-color-scheme: light)&quot; srcset=&quot;https://github.com/StorageB/icons/blob/main/GNOME48Adwaita/dark/channel-secure-symbolic.svg&quot;&gt;&lt;img alt=&quot;channel-secure-symbolic&quot; src=&quot;https://user-images.githubusercontent.com/25423296/163456779-a8556205-d0a5-45e2-ac17-42d089e3c3f8.png&quot;&gt;&lt;/picture&gt; &amp;nbsp; &amp;nbsp;channel-secure-symbolic&lt;br&gt;" calcext:value-type="string">
            <text:p>&lt;picture&gt;&lt;source media="(prefers-color-scheme: dark)" srcset="https://github.com/StorageB/icons/blob/main/GNOME48Adwaita/light/channel-secure-symbolic.svg"&gt;&lt;source media="(prefers-color-scheme: light)" srcset="https://github.com/StorageB/icons/blob/main/GNOME48Adwaita/dark/channel-secure-symbolic.svg"&gt;&lt;img alt="channel-secure-symbolic" src="https://user-images.githubusercontent.com/25423296/163456779-a8556205-d0a5-45e2-ac17-42d089e3c3f8.png"&gt;&lt;/picture&gt; &amp;nbsp; &amp;nbsp;channel-secur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63] &amp; CHAR(34) &amp;  &#10;&quot; width=&quot; &amp; CHAR(34) &amp; &quot;22&quot; &amp; CHAR(34) &amp; &quot; alt=&quot; &amp; CHAR(34) &amp; [.B463] &amp; CHAR(34) &amp; &quot;&gt;&lt;/a&gt;&quot; &amp; &#10;&quot;&amp;nbsp; &amp;nbsp; &quot; &amp; [.B463] &amp; &quot;&lt;br&gt;&quot;" office:value-type="string" office:string-value="&lt;a href=&quot;#&quot;&gt;&lt;img src=&quot;https://raw.githubusercontent.com/StorageB/icons/main/GNOME46Adwaita/light/channel-secure-symbolic.svg&quot; width=&quot;22&quot; alt=&quot;channel-secure-symbolic&quot;&gt;&lt;/a&gt;&amp;nbsp; &amp;nbsp; channel-secure-symbolic&lt;br&gt;" calcext:value-type="string">
            <text:p>&lt;a href="#"&gt;&lt;img src="https://raw.githubusercontent.com/StorageB/icons/main/GNOME46Adwaita/light/channel-secure-symbolic.svg" width="22" alt="channel-secure-symbolic"&gt;&lt;/a&gt;&amp;nbsp; &amp;nbsp; channel-secur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63] &amp; CHAR(34) &amp;   &#10;&quot; width=&quot; &amp; CHAR(34) &amp; &quot;22&quot; &amp; CHAR(34) &amp; &quot; alt=&quot; &amp; CHAR(34) &amp; [.B463] &amp; CHAR(34) &amp; &quot;&gt;&lt;/a&gt;&quot; &amp;  &#10;&quot;&amp;nbsp; &amp;nbsp; &quot; &amp; [.B463] &amp; &quot;&lt;br&gt;&quot;" office:value-type="string" office:string-value="&lt;a href=&quot;#&quot;&gt;&lt;img src=&quot;https://raw.githubusercontent.com/StorageB/icons/main/GNOME46Adwaita/dark/channel-secure-symbolic.svg&quot; width=&quot;22&quot; alt=&quot;channel-secure-symbolic&quot;&gt;&lt;/a&gt;&amp;nbsp; &amp;nbsp; channel-secure-symbolic&lt;br&gt;" calcext:value-type="string">
            <text:p>&lt;a href="#"&gt;&lt;img src="https://raw.githubusercontent.com/StorageB/icons/main/GNOME46Adwaita/dark/channel-secure-symbolic.svg" width="22" alt="channel-secure-symbolic"&gt;&lt;/a&gt;&amp;nbsp; &amp;nbsp; channel-secur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uter-fail-symbolic.svg</text:p>
          </table:table-cell>
          <table:table-cell office:value-type="string" calcext:value-type="string">
            <text:p>computer-fai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6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64] &amp; CHAR(34) &amp; &quot;&gt;&quot; &amp; &#10;&quot;&lt;img alt=&quot; &amp; CHAR(34) &amp; [.B46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4] &amp; &quot;&lt;br&gt;&quot;" office:value-type="string" office:string-value="&lt;picture&gt;&lt;source media=&quot;(prefers-color-scheme: dark)&quot; srcset=&quot;https://github.com/StorageB/icons/blob/main/GNOME48Adwaita/light/computer-fail-symbolic.svg&quot;&gt;&lt;source media=&quot;(prefers-color-scheme: light)&quot; srcset=&quot;https://github.com/StorageB/icons/blob/main/GNOME48Adwaita/dark/computer-fail-symbolic.svg&quot;&gt;&lt;img alt=&quot;computer-fail-symbolic&quot; src=&quot;https://user-images.githubusercontent.com/25423296/163456779-a8556205-d0a5-45e2-ac17-42d089e3c3f8.png&quot;&gt;&lt;/picture&gt; &amp;nbsp; &amp;nbsp;computer-fail-symbolic&lt;br&gt;" calcext:value-type="string">
            <text:p>&lt;picture&gt;&lt;source media="(prefers-color-scheme: dark)" srcset="https://github.com/StorageB/icons/blob/main/GNOME48Adwaita/light/computer-fail-symbolic.svg"&gt;&lt;source media="(prefers-color-scheme: light)" srcset="https://github.com/StorageB/icons/blob/main/GNOME48Adwaita/dark/computer-fail-symbolic.svg"&gt;&lt;img alt="computer-fail-symbolic" src="https://user-images.githubusercontent.com/25423296/163456779-a8556205-d0a5-45e2-ac17-42d089e3c3f8.png"&gt;&lt;/picture&gt; &amp;nbsp; &amp;nbsp;computer-fai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64] &amp; CHAR(34) &amp;  &#10;&quot; width=&quot; &amp; CHAR(34) &amp; &quot;22&quot; &amp; CHAR(34) &amp; &quot; alt=&quot; &amp; CHAR(34) &amp; [.B464] &amp; CHAR(34) &amp; &quot;&gt;&lt;/a&gt;&quot; &amp; &#10;&quot;&amp;nbsp; &amp;nbsp; &quot; &amp; [.B464] &amp; &quot;&lt;br&gt;&quot;" office:value-type="string" office:string-value="&lt;a href=&quot;#&quot;&gt;&lt;img src=&quot;https://raw.githubusercontent.com/StorageB/icons/main/GNOME46Adwaita/light/computer-fail-symbolic.svg&quot; width=&quot;22&quot; alt=&quot;computer-fail-symbolic&quot;&gt;&lt;/a&gt;&amp;nbsp; &amp;nbsp; computer-fail-symbolic&lt;br&gt;" calcext:value-type="string">
            <text:p>&lt;a href="#"&gt;&lt;img src="https://raw.githubusercontent.com/StorageB/icons/main/GNOME46Adwaita/light/computer-fail-symbolic.svg" width="22" alt="computer-fail-symbolic"&gt;&lt;/a&gt;&amp;nbsp; &amp;nbsp; computer-fai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64] &amp; CHAR(34) &amp;   &#10;&quot; width=&quot; &amp; CHAR(34) &amp; &quot;22&quot; &amp; CHAR(34) &amp; &quot; alt=&quot; &amp; CHAR(34) &amp; [.B464] &amp; CHAR(34) &amp; &quot;&gt;&lt;/a&gt;&quot; &amp;  &#10;&quot;&amp;nbsp; &amp;nbsp; &quot; &amp; [.B464] &amp; &quot;&lt;br&gt;&quot;" office:value-type="string" office:string-value="&lt;a href=&quot;#&quot;&gt;&lt;img src=&quot;https://raw.githubusercontent.com/StorageB/icons/main/GNOME46Adwaita/dark/computer-fail-symbolic.svg&quot; width=&quot;22&quot; alt=&quot;computer-fail-symbolic&quot;&gt;&lt;/a&gt;&amp;nbsp; &amp;nbsp; computer-fail-symbolic&lt;br&gt;" calcext:value-type="string">
            <text:p>&lt;a href="#"&gt;&lt;img src="https://raw.githubusercontent.com/StorageB/icons/main/GNOME46Adwaita/dark/computer-fail-symbolic.svg" width="22" alt="computer-fail-symbolic"&gt;&lt;/a&gt;&amp;nbsp; &amp;nbsp; computer-fai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tent-loading-symbolic.svg</text:p>
          </table:table-cell>
          <table:table-cell office:value-type="string" calcext:value-type="string">
            <text:p>content-load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6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65] &amp; CHAR(34) &amp; &quot;&gt;&quot; &amp; &#10;&quot;&lt;img alt=&quot; &amp; CHAR(34) &amp; [.B46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5] &amp; &quot;&lt;br&gt;&quot;" office:value-type="string" office:string-value="&lt;picture&gt;&lt;source media=&quot;(prefers-color-scheme: dark)&quot; srcset=&quot;https://github.com/StorageB/icons/blob/main/GNOME48Adwaita/light/content-loading-symbolic.svg&quot;&gt;&lt;source media=&quot;(prefers-color-scheme: light)&quot; srcset=&quot;https://github.com/StorageB/icons/blob/main/GNOME48Adwaita/dark/content-loading-symbolic.svg&quot;&gt;&lt;img alt=&quot;content-loading-symbolic&quot; src=&quot;https://user-images.githubusercontent.com/25423296/163456779-a8556205-d0a5-45e2-ac17-42d089e3c3f8.png&quot;&gt;&lt;/picture&gt; &amp;nbsp; &amp;nbsp;content-loading-symbolic&lt;br&gt;" calcext:value-type="string">
            <text:p>&lt;picture&gt;&lt;source media="(prefers-color-scheme: dark)" srcset="https://github.com/StorageB/icons/blob/main/GNOME48Adwaita/light/content-loading-symbolic.svg"&gt;&lt;source media="(prefers-color-scheme: light)" srcset="https://github.com/StorageB/icons/blob/main/GNOME48Adwaita/dark/content-loading-symbolic.svg"&gt;&lt;img alt="content-loading-symbolic" src="https://user-images.githubusercontent.com/25423296/163456779-a8556205-d0a5-45e2-ac17-42d089e3c3f8.png"&gt;&lt;/picture&gt; &amp;nbsp; &amp;nbsp;content-load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65] &amp; CHAR(34) &amp;  &#10;&quot; width=&quot; &amp; CHAR(34) &amp; &quot;22&quot; &amp; CHAR(34) &amp; &quot; alt=&quot; &amp; CHAR(34) &amp; [.B465] &amp; CHAR(34) &amp; &quot;&gt;&lt;/a&gt;&quot; &amp; &#10;&quot;&amp;nbsp; &amp;nbsp; &quot; &amp; [.B465] &amp; &quot;&lt;br&gt;&quot;" office:value-type="string" office:string-value="&lt;a href=&quot;#&quot;&gt;&lt;img src=&quot;https://raw.githubusercontent.com/StorageB/icons/main/GNOME46Adwaita/light/content-loading-symbolic.svg&quot; width=&quot;22&quot; alt=&quot;content-loading-symbolic&quot;&gt;&lt;/a&gt;&amp;nbsp; &amp;nbsp; content-loading-symbolic&lt;br&gt;" calcext:value-type="string">
            <text:p>&lt;a href="#"&gt;&lt;img src="https://raw.githubusercontent.com/StorageB/icons/main/GNOME46Adwaita/light/content-loading-symbolic.svg" width="22" alt="content-loading-symbolic"&gt;&lt;/a&gt;&amp;nbsp; &amp;nbsp; content-load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65] &amp; CHAR(34) &amp;   &#10;&quot; width=&quot; &amp; CHAR(34) &amp; &quot;22&quot; &amp; CHAR(34) &amp; &quot; alt=&quot; &amp; CHAR(34) &amp; [.B465] &amp; CHAR(34) &amp; &quot;&gt;&lt;/a&gt;&quot; &amp;  &#10;&quot;&amp;nbsp; &amp;nbsp; &quot; &amp; [.B465] &amp; &quot;&lt;br&gt;&quot;" office:value-type="string" office:string-value="&lt;a href=&quot;#&quot;&gt;&lt;img src=&quot;https://raw.githubusercontent.com/StorageB/icons/main/GNOME46Adwaita/dark/content-loading-symbolic.svg&quot; width=&quot;22&quot; alt=&quot;content-loading-symbolic&quot;&gt;&lt;/a&gt;&amp;nbsp; &amp;nbsp; content-loading-symbolic&lt;br&gt;" calcext:value-type="string">
            <text:p>&lt;a href="#"&gt;&lt;img src="https://raw.githubusercontent.com/StorageB/icons/main/GNOME46Adwaita/dark/content-loading-symbolic.svg" width="22" alt="content-loading-symbolic"&gt;&lt;/a&gt;&amp;nbsp; &amp;nbsp; content-load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aytime-sunrise-symbolic.svg</text:p>
          </table:table-cell>
          <table:table-cell office:value-type="string" calcext:value-type="string">
            <text:p>daytime-sunris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6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66] &amp; CHAR(34) &amp; &quot;&gt;&quot; &amp; &#10;&quot;&lt;img alt=&quot; &amp; CHAR(34) &amp; [.B46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6] &amp; &quot;&lt;br&gt;&quot;" office:value-type="string" office:string-value="&lt;picture&gt;&lt;source media=&quot;(prefers-color-scheme: dark)&quot; srcset=&quot;https://github.com/StorageB/icons/blob/main/GNOME48Adwaita/light/daytime-sunrise-symbolic.svg&quot;&gt;&lt;source media=&quot;(prefers-color-scheme: light)&quot; srcset=&quot;https://github.com/StorageB/icons/blob/main/GNOME48Adwaita/dark/daytime-sunrise-symbolic.svg&quot;&gt;&lt;img alt=&quot;daytime-sunrise-symbolic&quot; src=&quot;https://user-images.githubusercontent.com/25423296/163456779-a8556205-d0a5-45e2-ac17-42d089e3c3f8.png&quot;&gt;&lt;/picture&gt; &amp;nbsp; &amp;nbsp;daytime-sunrise-symbolic&lt;br&gt;" calcext:value-type="string">
            <text:p>&lt;picture&gt;&lt;source media="(prefers-color-scheme: dark)" srcset="https://github.com/StorageB/icons/blob/main/GNOME48Adwaita/light/daytime-sunrise-symbolic.svg"&gt;&lt;source media="(prefers-color-scheme: light)" srcset="https://github.com/StorageB/icons/blob/main/GNOME48Adwaita/dark/daytime-sunrise-symbolic.svg"&gt;&lt;img alt="daytime-sunrise-symbolic" src="https://user-images.githubusercontent.com/25423296/163456779-a8556205-d0a5-45e2-ac17-42d089e3c3f8.png"&gt;&lt;/picture&gt; &amp;nbsp; &amp;nbsp;daytime-sunris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66] &amp; CHAR(34) &amp;  &#10;&quot; width=&quot; &amp; CHAR(34) &amp; &quot;22&quot; &amp; CHAR(34) &amp; &quot; alt=&quot; &amp; CHAR(34) &amp; [.B466] &amp; CHAR(34) &amp; &quot;&gt;&lt;/a&gt;&quot; &amp; &#10;&quot;&amp;nbsp; &amp;nbsp; &quot; &amp; [.B466] &amp; &quot;&lt;br&gt;&quot;" office:value-type="string" office:string-value="&lt;a href=&quot;#&quot;&gt;&lt;img src=&quot;https://raw.githubusercontent.com/StorageB/icons/main/GNOME46Adwaita/light/daytime-sunrise-symbolic.svg&quot; width=&quot;22&quot; alt=&quot;daytime-sunrise-symbolic&quot;&gt;&lt;/a&gt;&amp;nbsp; &amp;nbsp; daytime-sunrise-symbolic&lt;br&gt;" calcext:value-type="string">
            <text:p>&lt;a href="#"&gt;&lt;img src="https://raw.githubusercontent.com/StorageB/icons/main/GNOME46Adwaita/light/daytime-sunrise-symbolic.svg" width="22" alt="daytime-sunrise-symbolic"&gt;&lt;/a&gt;&amp;nbsp; &amp;nbsp; daytime-sunris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66] &amp; CHAR(34) &amp;   &#10;&quot; width=&quot; &amp; CHAR(34) &amp; &quot;22&quot; &amp; CHAR(34) &amp; &quot; alt=&quot; &amp; CHAR(34) &amp; [.B466] &amp; CHAR(34) &amp; &quot;&gt;&lt;/a&gt;&quot; &amp;  &#10;&quot;&amp;nbsp; &amp;nbsp; &quot; &amp; [.B466] &amp; &quot;&lt;br&gt;&quot;" office:value-type="string" office:string-value="&lt;a href=&quot;#&quot;&gt;&lt;img src=&quot;https://raw.githubusercontent.com/StorageB/icons/main/GNOME46Adwaita/dark/daytime-sunrise-symbolic.svg&quot; width=&quot;22&quot; alt=&quot;daytime-sunrise-symbolic&quot;&gt;&lt;/a&gt;&amp;nbsp; &amp;nbsp; daytime-sunrise-symbolic&lt;br&gt;" calcext:value-type="string">
            <text:p>&lt;a href="#"&gt;&lt;img src="https://raw.githubusercontent.com/StorageB/icons/main/GNOME46Adwaita/dark/daytime-sunrise-symbolic.svg" width="22" alt="daytime-sunrise-symbolic"&gt;&lt;/a&gt;&amp;nbsp; &amp;nbsp; daytime-sunris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aytime-sunset-symbolic.svg</text:p>
          </table:table-cell>
          <table:table-cell office:value-type="string" calcext:value-type="string">
            <text:p>daytime-sunse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6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67] &amp; CHAR(34) &amp; &quot;&gt;&quot; &amp; &#10;&quot;&lt;img alt=&quot; &amp; CHAR(34) &amp; [.B46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7] &amp; &quot;&lt;br&gt;&quot;" office:value-type="string" office:string-value="&lt;picture&gt;&lt;source media=&quot;(prefers-color-scheme: dark)&quot; srcset=&quot;https://github.com/StorageB/icons/blob/main/GNOME48Adwaita/light/daytime-sunset-symbolic.svg&quot;&gt;&lt;source media=&quot;(prefers-color-scheme: light)&quot; srcset=&quot;https://github.com/StorageB/icons/blob/main/GNOME48Adwaita/dark/daytime-sunset-symbolic.svg&quot;&gt;&lt;img alt=&quot;daytime-sunset-symbolic&quot; src=&quot;https://user-images.githubusercontent.com/25423296/163456779-a8556205-d0a5-45e2-ac17-42d089e3c3f8.png&quot;&gt;&lt;/picture&gt; &amp;nbsp; &amp;nbsp;daytime-sunset-symbolic&lt;br&gt;" calcext:value-type="string">
            <text:p>&lt;picture&gt;&lt;source media="(prefers-color-scheme: dark)" srcset="https://github.com/StorageB/icons/blob/main/GNOME48Adwaita/light/daytime-sunset-symbolic.svg"&gt;&lt;source media="(prefers-color-scheme: light)" srcset="https://github.com/StorageB/icons/blob/main/GNOME48Adwaita/dark/daytime-sunset-symbolic.svg"&gt;&lt;img alt="daytime-sunset-symbolic" src="https://user-images.githubusercontent.com/25423296/163456779-a8556205-d0a5-45e2-ac17-42d089e3c3f8.png"&gt;&lt;/picture&gt; &amp;nbsp; &amp;nbsp;daytime-sunse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67] &amp; CHAR(34) &amp;  &#10;&quot; width=&quot; &amp; CHAR(34) &amp; &quot;22&quot; &amp; CHAR(34) &amp; &quot; alt=&quot; &amp; CHAR(34) &amp; [.B467] &amp; CHAR(34) &amp; &quot;&gt;&lt;/a&gt;&quot; &amp; &#10;&quot;&amp;nbsp; &amp;nbsp; &quot; &amp; [.B467] &amp; &quot;&lt;br&gt;&quot;" office:value-type="string" office:string-value="&lt;a href=&quot;#&quot;&gt;&lt;img src=&quot;https://raw.githubusercontent.com/StorageB/icons/main/GNOME46Adwaita/light/daytime-sunset-symbolic.svg&quot; width=&quot;22&quot; alt=&quot;daytime-sunset-symbolic&quot;&gt;&lt;/a&gt;&amp;nbsp; &amp;nbsp; daytime-sunset-symbolic&lt;br&gt;" calcext:value-type="string">
            <text:p>&lt;a href="#"&gt;&lt;img src="https://raw.githubusercontent.com/StorageB/icons/main/GNOME46Adwaita/light/daytime-sunset-symbolic.svg" width="22" alt="daytime-sunset-symbolic"&gt;&lt;/a&gt;&amp;nbsp; &amp;nbsp; daytime-sunse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67] &amp; CHAR(34) &amp;   &#10;&quot; width=&quot; &amp; CHAR(34) &amp; &quot;22&quot; &amp; CHAR(34) &amp; &quot; alt=&quot; &amp; CHAR(34) &amp; [.B467] &amp; CHAR(34) &amp; &quot;&gt;&lt;/a&gt;&quot; &amp;  &#10;&quot;&amp;nbsp; &amp;nbsp; &quot; &amp; [.B467] &amp; &quot;&lt;br&gt;&quot;" office:value-type="string" office:string-value="&lt;a href=&quot;#&quot;&gt;&lt;img src=&quot;https://raw.githubusercontent.com/StorageB/icons/main/GNOME46Adwaita/dark/daytime-sunset-symbolic.svg&quot; width=&quot;22&quot; alt=&quot;daytime-sunset-symbolic&quot;&gt;&lt;/a&gt;&amp;nbsp; &amp;nbsp; daytime-sunset-symbolic&lt;br&gt;" calcext:value-type="string">
            <text:p>&lt;a href="#"&gt;&lt;img src="https://raw.githubusercontent.com/StorageB/icons/main/GNOME46Adwaita/dark/daytime-sunset-symbolic.svg" width="22" alt="daytime-sunset-symbolic"&gt;&lt;/a&gt;&amp;nbsp; &amp;nbsp; daytime-sunse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alog-error-symbolic.svg</text:p>
          </table:table-cell>
          <table:table-cell office:value-type="string" calcext:value-type="string">
            <text:p>dialog-erro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6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68] &amp; CHAR(34) &amp; &quot;&gt;&quot; &amp; &#10;&quot;&lt;img alt=&quot; &amp; CHAR(34) &amp; [.B46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8] &amp; &quot;&lt;br&gt;&quot;" office:value-type="string" office:string-value="&lt;picture&gt;&lt;source media=&quot;(prefers-color-scheme: dark)&quot; srcset=&quot;https://github.com/StorageB/icons/blob/main/GNOME48Adwaita/light/dialog-error-symbolic.svg&quot;&gt;&lt;source media=&quot;(prefers-color-scheme: light)&quot; srcset=&quot;https://github.com/StorageB/icons/blob/main/GNOME48Adwaita/dark/dialog-error-symbolic.svg&quot;&gt;&lt;img alt=&quot;dialog-error-symbolic&quot; src=&quot;https://user-images.githubusercontent.com/25423296/163456779-a8556205-d0a5-45e2-ac17-42d089e3c3f8.png&quot;&gt;&lt;/picture&gt; &amp;nbsp; &amp;nbsp;dialog-error-symbolic&lt;br&gt;" calcext:value-type="string">
            <text:p>&lt;picture&gt;&lt;source media="(prefers-color-scheme: dark)" srcset="https://github.com/StorageB/icons/blob/main/GNOME48Adwaita/light/dialog-error-symbolic.svg"&gt;&lt;source media="(prefers-color-scheme: light)" srcset="https://github.com/StorageB/icons/blob/main/GNOME48Adwaita/dark/dialog-error-symbolic.svg"&gt;&lt;img alt="dialog-error-symbolic" src="https://user-images.githubusercontent.com/25423296/163456779-a8556205-d0a5-45e2-ac17-42d089e3c3f8.png"&gt;&lt;/picture&gt; &amp;nbsp; &amp;nbsp;dialog-erro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68] &amp; CHAR(34) &amp;  &#10;&quot; width=&quot; &amp; CHAR(34) &amp; &quot;22&quot; &amp; CHAR(34) &amp; &quot; alt=&quot; &amp; CHAR(34) &amp; [.B468] &amp; CHAR(34) &amp; &quot;&gt;&lt;/a&gt;&quot; &amp; &#10;&quot;&amp;nbsp; &amp;nbsp; &quot; &amp; [.B468] &amp; &quot;&lt;br&gt;&quot;" office:value-type="string" office:string-value="&lt;a href=&quot;#&quot;&gt;&lt;img src=&quot;https://raw.githubusercontent.com/StorageB/icons/main/GNOME46Adwaita/light/dialog-error-symbolic.svg&quot; width=&quot;22&quot; alt=&quot;dialog-error-symbolic&quot;&gt;&lt;/a&gt;&amp;nbsp; &amp;nbsp; dialog-error-symbolic&lt;br&gt;" calcext:value-type="string">
            <text:p>&lt;a href="#"&gt;&lt;img src="https://raw.githubusercontent.com/StorageB/icons/main/GNOME46Adwaita/light/dialog-error-symbolic.svg" width="22" alt="dialog-error-symbolic"&gt;&lt;/a&gt;&amp;nbsp; &amp;nbsp; dialog-erro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68] &amp; CHAR(34) &amp;   &#10;&quot; width=&quot; &amp; CHAR(34) &amp; &quot;22&quot; &amp; CHAR(34) &amp; &quot; alt=&quot; &amp; CHAR(34) &amp; [.B468] &amp; CHAR(34) &amp; &quot;&gt;&lt;/a&gt;&quot; &amp;  &#10;&quot;&amp;nbsp; &amp;nbsp; &quot; &amp; [.B468] &amp; &quot;&lt;br&gt;&quot;" office:value-type="string" office:string-value="&lt;a href=&quot;#&quot;&gt;&lt;img src=&quot;https://raw.githubusercontent.com/StorageB/icons/main/GNOME46Adwaita/dark/dialog-error-symbolic.svg&quot; width=&quot;22&quot; alt=&quot;dialog-error-symbolic&quot;&gt;&lt;/a&gt;&amp;nbsp; &amp;nbsp; dialog-error-symbolic&lt;br&gt;" calcext:value-type="string">
            <text:p>&lt;a href="#"&gt;&lt;img src="https://raw.githubusercontent.com/StorageB/icons/main/GNOME46Adwaita/dark/dialog-error-symbolic.svg" width="22" alt="dialog-error-symbolic"&gt;&lt;/a&gt;&amp;nbsp; &amp;nbsp; dialog-erro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alog-information-symbolic.svg</text:p>
          </table:table-cell>
          <table:table-cell office:value-type="string" calcext:value-type="string">
            <text:p>dialog-informatio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6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69] &amp; CHAR(34) &amp; &quot;&gt;&quot; &amp; &#10;&quot;&lt;img alt=&quot; &amp; CHAR(34) &amp; [.B46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9] &amp; &quot;&lt;br&gt;&quot;" office:value-type="string" office:string-value="&lt;picture&gt;&lt;source media=&quot;(prefers-color-scheme: dark)&quot; srcset=&quot;https://github.com/StorageB/icons/blob/main/GNOME48Adwaita/light/dialog-information-symbolic.svg&quot;&gt;&lt;source media=&quot;(prefers-color-scheme: light)&quot; srcset=&quot;https://github.com/StorageB/icons/blob/main/GNOME48Adwaita/dark/dialog-information-symbolic.svg&quot;&gt;&lt;img alt=&quot;dialog-information-symbolic&quot; src=&quot;https://user-images.githubusercontent.com/25423296/163456779-a8556205-d0a5-45e2-ac17-42d089e3c3f8.png&quot;&gt;&lt;/picture&gt; &amp;nbsp; &amp;nbsp;dialog-information-symbolic&lt;br&gt;" calcext:value-type="string">
            <text:p>&lt;picture&gt;&lt;source media="(prefers-color-scheme: dark)" srcset="https://github.com/StorageB/icons/blob/main/GNOME48Adwaita/light/dialog-information-symbolic.svg"&gt;&lt;source media="(prefers-color-scheme: light)" srcset="https://github.com/StorageB/icons/blob/main/GNOME48Adwaita/dark/dialog-information-symbolic.svg"&gt;&lt;img alt="dialog-information-symbolic" src="https://user-images.githubusercontent.com/25423296/163456779-a8556205-d0a5-45e2-ac17-42d089e3c3f8.png"&gt;&lt;/picture&gt; &amp;nbsp; &amp;nbsp;dialog-information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69] &amp; CHAR(34) &amp;  &#10;&quot; width=&quot; &amp; CHAR(34) &amp; &quot;22&quot; &amp; CHAR(34) &amp; &quot; alt=&quot; &amp; CHAR(34) &amp; [.B469] &amp; CHAR(34) &amp; &quot;&gt;&lt;/a&gt;&quot; &amp; &#10;&quot;&amp;nbsp; &amp;nbsp; &quot; &amp; [.B469] &amp; &quot;&lt;br&gt;&quot;" office:value-type="string" office:string-value="&lt;a href=&quot;#&quot;&gt;&lt;img src=&quot;https://raw.githubusercontent.com/StorageB/icons/main/GNOME46Adwaita/light/dialog-information-symbolic.svg&quot; width=&quot;22&quot; alt=&quot;dialog-information-symbolic&quot;&gt;&lt;/a&gt;&amp;nbsp; &amp;nbsp; dialog-information-symbolic&lt;br&gt;" calcext:value-type="string">
            <text:p>&lt;a href="#"&gt;&lt;img src="https://raw.githubusercontent.com/StorageB/icons/main/GNOME46Adwaita/light/dialog-information-symbolic.svg" width="22" alt="dialog-information-symbolic"&gt;&lt;/a&gt;&amp;nbsp; &amp;nbsp; dialog-information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69] &amp; CHAR(34) &amp;   &#10;&quot; width=&quot; &amp; CHAR(34) &amp; &quot;22&quot; &amp; CHAR(34) &amp; &quot; alt=&quot; &amp; CHAR(34) &amp; [.B469] &amp; CHAR(34) &amp; &quot;&gt;&lt;/a&gt;&quot; &amp;  &#10;&quot;&amp;nbsp; &amp;nbsp; &quot; &amp; [.B469] &amp; &quot;&lt;br&gt;&quot;" office:value-type="string" office:string-value="&lt;a href=&quot;#&quot;&gt;&lt;img src=&quot;https://raw.githubusercontent.com/StorageB/icons/main/GNOME46Adwaita/dark/dialog-information-symbolic.svg&quot; width=&quot;22&quot; alt=&quot;dialog-information-symbolic&quot;&gt;&lt;/a&gt;&amp;nbsp; &amp;nbsp; dialog-information-symbolic&lt;br&gt;" calcext:value-type="string">
            <text:p>&lt;a href="#"&gt;&lt;img src="https://raw.githubusercontent.com/StorageB/icons/main/GNOME46Adwaita/dark/dialog-information-symbolic.svg" width="22" alt="dialog-information-symbolic"&gt;&lt;/a&gt;&amp;nbsp; &amp;nbsp; dialog-information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alog-password-symbolic.svg</text:p>
          </table:table-cell>
          <table:table-cell office:value-type="string" calcext:value-type="string">
            <text:p>dialog-passwo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7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70] &amp; CHAR(34) &amp; &quot;&gt;&quot; &amp; &#10;&quot;&lt;img alt=&quot; &amp; CHAR(34) &amp; [.B47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0] &amp; &quot;&lt;br&gt;&quot;" office:value-type="string" office:string-value="&lt;picture&gt;&lt;source media=&quot;(prefers-color-scheme: dark)&quot; srcset=&quot;https://github.com/StorageB/icons/blob/main/GNOME48Adwaita/light/dialog-password-symbolic.svg&quot;&gt;&lt;source media=&quot;(prefers-color-scheme: light)&quot; srcset=&quot;https://github.com/StorageB/icons/blob/main/GNOME48Adwaita/dark/dialog-password-symbolic.svg&quot;&gt;&lt;img alt=&quot;dialog-password-symbolic&quot; src=&quot;https://user-images.githubusercontent.com/25423296/163456779-a8556205-d0a5-45e2-ac17-42d089e3c3f8.png&quot;&gt;&lt;/picture&gt; &amp;nbsp; &amp;nbsp;dialog-password-symbolic&lt;br&gt;" calcext:value-type="string">
            <text:p>&lt;picture&gt;&lt;source media="(prefers-color-scheme: dark)" srcset="https://github.com/StorageB/icons/blob/main/GNOME48Adwaita/light/dialog-password-symbolic.svg"&gt;&lt;source media="(prefers-color-scheme: light)" srcset="https://github.com/StorageB/icons/blob/main/GNOME48Adwaita/dark/dialog-password-symbolic.svg"&gt;&lt;img alt="dialog-password-symbolic" src="https://user-images.githubusercontent.com/25423296/163456779-a8556205-d0a5-45e2-ac17-42d089e3c3f8.png"&gt;&lt;/picture&gt; &amp;nbsp; &amp;nbsp;dialog-passwor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70] &amp; CHAR(34) &amp;  &#10;&quot; width=&quot; &amp; CHAR(34) &amp; &quot;22&quot; &amp; CHAR(34) &amp; &quot; alt=&quot; &amp; CHAR(34) &amp; [.B470] &amp; CHAR(34) &amp; &quot;&gt;&lt;/a&gt;&quot; &amp; &#10;&quot;&amp;nbsp; &amp;nbsp; &quot; &amp; [.B470] &amp; &quot;&lt;br&gt;&quot;" office:value-type="string" office:string-value="&lt;a href=&quot;#&quot;&gt;&lt;img src=&quot;https://raw.githubusercontent.com/StorageB/icons/main/GNOME46Adwaita/light/dialog-password-symbolic.svg&quot; width=&quot;22&quot; alt=&quot;dialog-password-symbolic&quot;&gt;&lt;/a&gt;&amp;nbsp; &amp;nbsp; dialog-password-symbolic&lt;br&gt;" calcext:value-type="string">
            <text:p>&lt;a href="#"&gt;&lt;img src="https://raw.githubusercontent.com/StorageB/icons/main/GNOME46Adwaita/light/dialog-password-symbolic.svg" width="22" alt="dialog-password-symbolic"&gt;&lt;/a&gt;&amp;nbsp; &amp;nbsp; dialog-passwor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70] &amp; CHAR(34) &amp;   &#10;&quot; width=&quot; &amp; CHAR(34) &amp; &quot;22&quot; &amp; CHAR(34) &amp; &quot; alt=&quot; &amp; CHAR(34) &amp; [.B470] &amp; CHAR(34) &amp; &quot;&gt;&lt;/a&gt;&quot; &amp;  &#10;&quot;&amp;nbsp; &amp;nbsp; &quot; &amp; [.B470] &amp; &quot;&lt;br&gt;&quot;" office:value-type="string" office:string-value="&lt;a href=&quot;#&quot;&gt;&lt;img src=&quot;https://raw.githubusercontent.com/StorageB/icons/main/GNOME46Adwaita/dark/dialog-password-symbolic.svg&quot; width=&quot;22&quot; alt=&quot;dialog-password-symbolic&quot;&gt;&lt;/a&gt;&amp;nbsp; &amp;nbsp; dialog-password-symbolic&lt;br&gt;" calcext:value-type="string">
            <text:p>&lt;a href="#"&gt;&lt;img src="https://raw.githubusercontent.com/StorageB/icons/main/GNOME46Adwaita/dark/dialog-password-symbolic.svg" width="22" alt="dialog-password-symbolic"&gt;&lt;/a&gt;&amp;nbsp; &amp;nbsp; dialog-passwor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alog-question-symbolic.svg</text:p>
          </table:table-cell>
          <table:table-cell office:value-type="string" calcext:value-type="string">
            <text:p>dialog-questio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7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71] &amp; CHAR(34) &amp; &quot;&gt;&quot; &amp; &#10;&quot;&lt;img alt=&quot; &amp; CHAR(34) &amp; [.B47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1] &amp; &quot;&lt;br&gt;&quot;" office:value-type="string" office:string-value="&lt;picture&gt;&lt;source media=&quot;(prefers-color-scheme: dark)&quot; srcset=&quot;https://github.com/StorageB/icons/blob/main/GNOME48Adwaita/light/dialog-question-symbolic.svg&quot;&gt;&lt;source media=&quot;(prefers-color-scheme: light)&quot; srcset=&quot;https://github.com/StorageB/icons/blob/main/GNOME48Adwaita/dark/dialog-question-symbolic.svg&quot;&gt;&lt;img alt=&quot;dialog-question-symbolic&quot; src=&quot;https://user-images.githubusercontent.com/25423296/163456779-a8556205-d0a5-45e2-ac17-42d089e3c3f8.png&quot;&gt;&lt;/picture&gt; &amp;nbsp; &amp;nbsp;dialog-question-symbolic&lt;br&gt;" calcext:value-type="string">
            <text:p>&lt;picture&gt;&lt;source media="(prefers-color-scheme: dark)" srcset="https://github.com/StorageB/icons/blob/main/GNOME48Adwaita/light/dialog-question-symbolic.svg"&gt;&lt;source media="(prefers-color-scheme: light)" srcset="https://github.com/StorageB/icons/blob/main/GNOME48Adwaita/dark/dialog-question-symbolic.svg"&gt;&lt;img alt="dialog-question-symbolic" src="https://user-images.githubusercontent.com/25423296/163456779-a8556205-d0a5-45e2-ac17-42d089e3c3f8.png"&gt;&lt;/picture&gt; &amp;nbsp; &amp;nbsp;dialog-question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71] &amp; CHAR(34) &amp;  &#10;&quot; width=&quot; &amp; CHAR(34) &amp; &quot;22&quot; &amp; CHAR(34) &amp; &quot; alt=&quot; &amp; CHAR(34) &amp; [.B471] &amp; CHAR(34) &amp; &quot;&gt;&lt;/a&gt;&quot; &amp; &#10;&quot;&amp;nbsp; &amp;nbsp; &quot; &amp; [.B471] &amp; &quot;&lt;br&gt;&quot;" office:value-type="string" office:string-value="&lt;a href=&quot;#&quot;&gt;&lt;img src=&quot;https://raw.githubusercontent.com/StorageB/icons/main/GNOME46Adwaita/light/dialog-question-symbolic.svg&quot; width=&quot;22&quot; alt=&quot;dialog-question-symbolic&quot;&gt;&lt;/a&gt;&amp;nbsp; &amp;nbsp; dialog-question-symbolic&lt;br&gt;" calcext:value-type="string">
            <text:p>&lt;a href="#"&gt;&lt;img src="https://raw.githubusercontent.com/StorageB/icons/main/GNOME46Adwaita/light/dialog-question-symbolic.svg" width="22" alt="dialog-question-symbolic"&gt;&lt;/a&gt;&amp;nbsp; &amp;nbsp; dialog-question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71] &amp; CHAR(34) &amp;   &#10;&quot; width=&quot; &amp; CHAR(34) &amp; &quot;22&quot; &amp; CHAR(34) &amp; &quot; alt=&quot; &amp; CHAR(34) &amp; [.B471] &amp; CHAR(34) &amp; &quot;&gt;&lt;/a&gt;&quot; &amp;  &#10;&quot;&amp;nbsp; &amp;nbsp; &quot; &amp; [.B471] &amp; &quot;&lt;br&gt;&quot;" office:value-type="string" office:string-value="&lt;a href=&quot;#&quot;&gt;&lt;img src=&quot;https://raw.githubusercontent.com/StorageB/icons/main/GNOME46Adwaita/dark/dialog-question-symbolic.svg&quot; width=&quot;22&quot; alt=&quot;dialog-question-symbolic&quot;&gt;&lt;/a&gt;&amp;nbsp; &amp;nbsp; dialog-question-symbolic&lt;br&gt;" calcext:value-type="string">
            <text:p>&lt;a href="#"&gt;&lt;img src="https://raw.githubusercontent.com/StorageB/icons/main/GNOME46Adwaita/dark/dialog-question-symbolic.svg" width="22" alt="dialog-question-symbolic"&gt;&lt;/a&gt;&amp;nbsp; &amp;nbsp; dialog-question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alog-warning-symbolic.svg</text:p>
          </table:table-cell>
          <table:table-cell office:value-type="string" calcext:value-type="string">
            <text:p>dialog-warn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7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72] &amp; CHAR(34) &amp; &quot;&gt;&quot; &amp; &#10;&quot;&lt;img alt=&quot; &amp; CHAR(34) &amp; [.B47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2] &amp; &quot;&lt;br&gt;&quot;" office:value-type="string" office:string-value="&lt;picture&gt;&lt;source media=&quot;(prefers-color-scheme: dark)&quot; srcset=&quot;https://github.com/StorageB/icons/blob/main/GNOME48Adwaita/light/dialog-warning-symbolic.svg&quot;&gt;&lt;source media=&quot;(prefers-color-scheme: light)&quot; srcset=&quot;https://github.com/StorageB/icons/blob/main/GNOME48Adwaita/dark/dialog-warning-symbolic.svg&quot;&gt;&lt;img alt=&quot;dialog-warning-symbolic&quot; src=&quot;https://user-images.githubusercontent.com/25423296/163456779-a8556205-d0a5-45e2-ac17-42d089e3c3f8.png&quot;&gt;&lt;/picture&gt; &amp;nbsp; &amp;nbsp;dialog-warning-symbolic&lt;br&gt;" calcext:value-type="string">
            <text:p>&lt;picture&gt;&lt;source media="(prefers-color-scheme: dark)" srcset="https://github.com/StorageB/icons/blob/main/GNOME48Adwaita/light/dialog-warning-symbolic.svg"&gt;&lt;source media="(prefers-color-scheme: light)" srcset="https://github.com/StorageB/icons/blob/main/GNOME48Adwaita/dark/dialog-warning-symbolic.svg"&gt;&lt;img alt="dialog-warning-symbolic" src="https://user-images.githubusercontent.com/25423296/163456779-a8556205-d0a5-45e2-ac17-42d089e3c3f8.png"&gt;&lt;/picture&gt; &amp;nbsp; &amp;nbsp;dialog-warn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72] &amp; CHAR(34) &amp;  &#10;&quot; width=&quot; &amp; CHAR(34) &amp; &quot;22&quot; &amp; CHAR(34) &amp; &quot; alt=&quot; &amp; CHAR(34) &amp; [.B472] &amp; CHAR(34) &amp; &quot;&gt;&lt;/a&gt;&quot; &amp; &#10;&quot;&amp;nbsp; &amp;nbsp; &quot; &amp; [.B472] &amp; &quot;&lt;br&gt;&quot;" office:value-type="string" office:string-value="&lt;a href=&quot;#&quot;&gt;&lt;img src=&quot;https://raw.githubusercontent.com/StorageB/icons/main/GNOME46Adwaita/light/dialog-warning-symbolic.svg&quot; width=&quot;22&quot; alt=&quot;dialog-warning-symbolic&quot;&gt;&lt;/a&gt;&amp;nbsp; &amp;nbsp; dialog-warning-symbolic&lt;br&gt;" calcext:value-type="string">
            <text:p>&lt;a href="#"&gt;&lt;img src="https://raw.githubusercontent.com/StorageB/icons/main/GNOME46Adwaita/light/dialog-warning-symbolic.svg" width="22" alt="dialog-warning-symbolic"&gt;&lt;/a&gt;&amp;nbsp; &amp;nbsp; dialog-warn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72] &amp; CHAR(34) &amp;   &#10;&quot; width=&quot; &amp; CHAR(34) &amp; &quot;22&quot; &amp; CHAR(34) &amp; &quot; alt=&quot; &amp; CHAR(34) &amp; [.B472] &amp; CHAR(34) &amp; &quot;&gt;&lt;/a&gt;&quot; &amp;  &#10;&quot;&amp;nbsp; &amp;nbsp; &quot; &amp; [.B472] &amp; &quot;&lt;br&gt;&quot;" office:value-type="string" office:string-value="&lt;a href=&quot;#&quot;&gt;&lt;img src=&quot;https://raw.githubusercontent.com/StorageB/icons/main/GNOME46Adwaita/dark/dialog-warning-symbolic.svg&quot; width=&quot;22&quot; alt=&quot;dialog-warning-symbolic&quot;&gt;&lt;/a&gt;&amp;nbsp; &amp;nbsp; dialog-warning-symbolic&lt;br&gt;" calcext:value-type="string">
            <text:p>&lt;a href="#"&gt;&lt;img src="https://raw.githubusercontent.com/StorageB/icons/main/GNOME46Adwaita/dark/dialog-warning-symbolic.svg" width="22" alt="dialog-warning-symbolic"&gt;&lt;/a&gt;&amp;nbsp; &amp;nbsp; dialog-warn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play-brightness-symbolic.svg</text:p>
          </table:table-cell>
          <table:table-cell office:value-type="string" calcext:value-type="string">
            <text:p>display-brightnes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7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73] &amp; CHAR(34) &amp; &quot;&gt;&quot; &amp; &#10;&quot;&lt;img alt=&quot; &amp; CHAR(34) &amp; [.B47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3] &amp; &quot;&lt;br&gt;&quot;" office:value-type="string" office:string-value="&lt;picture&gt;&lt;source media=&quot;(prefers-color-scheme: dark)&quot; srcset=&quot;https://github.com/StorageB/icons/blob/main/GNOME48Adwaita/light/display-brightness-symbolic.svg&quot;&gt;&lt;source media=&quot;(prefers-color-scheme: light)&quot; srcset=&quot;https://github.com/StorageB/icons/blob/main/GNOME48Adwaita/dark/display-brightness-symbolic.svg&quot;&gt;&lt;img alt=&quot;display-brightness-symbolic&quot; src=&quot;https://user-images.githubusercontent.com/25423296/163456779-a8556205-d0a5-45e2-ac17-42d089e3c3f8.png&quot;&gt;&lt;/picture&gt; &amp;nbsp; &amp;nbsp;display-brightness-symbolic&lt;br&gt;" calcext:value-type="string">
            <text:p>&lt;picture&gt;&lt;source media="(prefers-color-scheme: dark)" srcset="https://github.com/StorageB/icons/blob/main/GNOME48Adwaita/light/display-brightness-symbolic.svg"&gt;&lt;source media="(prefers-color-scheme: light)" srcset="https://github.com/StorageB/icons/blob/main/GNOME48Adwaita/dark/display-brightness-symbolic.svg"&gt;&lt;img alt="display-brightness-symbolic" src="https://user-images.githubusercontent.com/25423296/163456779-a8556205-d0a5-45e2-ac17-42d089e3c3f8.png"&gt;&lt;/picture&gt; &amp;nbsp; &amp;nbsp;display-brightnes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73] &amp; CHAR(34) &amp;  &#10;&quot; width=&quot; &amp; CHAR(34) &amp; &quot;22&quot; &amp; CHAR(34) &amp; &quot; alt=&quot; &amp; CHAR(34) &amp; [.B473] &amp; CHAR(34) &amp; &quot;&gt;&lt;/a&gt;&quot; &amp; &#10;&quot;&amp;nbsp; &amp;nbsp; &quot; &amp; [.B473] &amp; &quot;&lt;br&gt;&quot;" office:value-type="string" office:string-value="&lt;a href=&quot;#&quot;&gt;&lt;img src=&quot;https://raw.githubusercontent.com/StorageB/icons/main/GNOME46Adwaita/light/display-brightness-symbolic.svg&quot; width=&quot;22&quot; alt=&quot;display-brightness-symbolic&quot;&gt;&lt;/a&gt;&amp;nbsp; &amp;nbsp; display-brightness-symbolic&lt;br&gt;" calcext:value-type="string">
            <text:p>&lt;a href="#"&gt;&lt;img src="https://raw.githubusercontent.com/StorageB/icons/main/GNOME46Adwaita/light/display-brightness-symbolic.svg" width="22" alt="display-brightness-symbolic"&gt;&lt;/a&gt;&amp;nbsp; &amp;nbsp; display-brightnes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73] &amp; CHAR(34) &amp;   &#10;&quot; width=&quot; &amp; CHAR(34) &amp; &quot;22&quot; &amp; CHAR(34) &amp; &quot; alt=&quot; &amp; CHAR(34) &amp; [.B473] &amp; CHAR(34) &amp; &quot;&gt;&lt;/a&gt;&quot; &amp;  &#10;&quot;&amp;nbsp; &amp;nbsp; &quot; &amp; [.B473] &amp; &quot;&lt;br&gt;&quot;" office:value-type="string" office:string-value="&lt;a href=&quot;#&quot;&gt;&lt;img src=&quot;https://raw.githubusercontent.com/StorageB/icons/main/GNOME46Adwaita/dark/display-brightness-symbolic.svg&quot; width=&quot;22&quot; alt=&quot;display-brightness-symbolic&quot;&gt;&lt;/a&gt;&amp;nbsp; &amp;nbsp; display-brightness-symbolic&lt;br&gt;" calcext:value-type="string">
            <text:p>&lt;a href="#"&gt;&lt;img src="https://raw.githubusercontent.com/StorageB/icons/main/GNOME46Adwaita/dark/display-brightness-symbolic.svg" width="22" alt="display-brightness-symbolic"&gt;&lt;/a&gt;&amp;nbsp; &amp;nbsp; display-brightnes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lder-drag-accept-symbolic.svg</text:p>
          </table:table-cell>
          <table:table-cell office:value-type="string" calcext:value-type="string">
            <text:p>folder-drag-accep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7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74] &amp; CHAR(34) &amp; &quot;&gt;&quot; &amp; &#10;&quot;&lt;img alt=&quot; &amp; CHAR(34) &amp; [.B47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4] &amp; &quot;&lt;br&gt;&quot;" office:value-type="string" office:string-value="&lt;picture&gt;&lt;source media=&quot;(prefers-color-scheme: dark)&quot; srcset=&quot;https://github.com/StorageB/icons/blob/main/GNOME48Adwaita/light/folder-drag-accept-symbolic.svg&quot;&gt;&lt;source media=&quot;(prefers-color-scheme: light)&quot; srcset=&quot;https://github.com/StorageB/icons/blob/main/GNOME48Adwaita/dark/folder-drag-accept-symbolic.svg&quot;&gt;&lt;img alt=&quot;folder-drag-accept-symbolic&quot; src=&quot;https://user-images.githubusercontent.com/25423296/163456779-a8556205-d0a5-45e2-ac17-42d089e3c3f8.png&quot;&gt;&lt;/picture&gt; &amp;nbsp; &amp;nbsp;folder-drag-accept-symbolic&lt;br&gt;" calcext:value-type="string">
            <text:p>&lt;picture&gt;&lt;source media="(prefers-color-scheme: dark)" srcset="https://github.com/StorageB/icons/blob/main/GNOME48Adwaita/light/folder-drag-accept-symbolic.svg"&gt;&lt;source media="(prefers-color-scheme: light)" srcset="https://github.com/StorageB/icons/blob/main/GNOME48Adwaita/dark/folder-drag-accept-symbolic.svg"&gt;&lt;img alt="folder-drag-accept-symbolic" src="https://user-images.githubusercontent.com/25423296/163456779-a8556205-d0a5-45e2-ac17-42d089e3c3f8.png"&gt;&lt;/picture&gt; &amp;nbsp; &amp;nbsp;folder-drag-accep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74] &amp; CHAR(34) &amp;  &#10;&quot; width=&quot; &amp; CHAR(34) &amp; &quot;22&quot; &amp; CHAR(34) &amp; &quot; alt=&quot; &amp; CHAR(34) &amp; [.B474] &amp; CHAR(34) &amp; &quot;&gt;&lt;/a&gt;&quot; &amp; &#10;&quot;&amp;nbsp; &amp;nbsp; &quot; &amp; [.B474] &amp; &quot;&lt;br&gt;&quot;" office:value-type="string" office:string-value="&lt;a href=&quot;#&quot;&gt;&lt;img src=&quot;https://raw.githubusercontent.com/StorageB/icons/main/GNOME46Adwaita/light/folder-drag-accept-symbolic.svg&quot; width=&quot;22&quot; alt=&quot;folder-drag-accept-symbolic&quot;&gt;&lt;/a&gt;&amp;nbsp; &amp;nbsp; folder-drag-accept-symbolic&lt;br&gt;" calcext:value-type="string">
            <text:p>&lt;a href="#"&gt;&lt;img src="https://raw.githubusercontent.com/StorageB/icons/main/GNOME46Adwaita/light/folder-drag-accept-symbolic.svg" width="22" alt="folder-drag-accept-symbolic"&gt;&lt;/a&gt;&amp;nbsp; &amp;nbsp; folder-drag-accep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74] &amp; CHAR(34) &amp;   &#10;&quot; width=&quot; &amp; CHAR(34) &amp; &quot;22&quot; &amp; CHAR(34) &amp; &quot; alt=&quot; &amp; CHAR(34) &amp; [.B474] &amp; CHAR(34) &amp; &quot;&gt;&lt;/a&gt;&quot; &amp;  &#10;&quot;&amp;nbsp; &amp;nbsp; &quot; &amp; [.B474] &amp; &quot;&lt;br&gt;&quot;" office:value-type="string" office:string-value="&lt;a href=&quot;#&quot;&gt;&lt;img src=&quot;https://raw.githubusercontent.com/StorageB/icons/main/GNOME46Adwaita/dark/folder-drag-accept-symbolic.svg&quot; width=&quot;22&quot; alt=&quot;folder-drag-accept-symbolic&quot;&gt;&lt;/a&gt;&amp;nbsp; &amp;nbsp; folder-drag-accept-symbolic&lt;br&gt;" calcext:value-type="string">
            <text:p>&lt;a href="#"&gt;&lt;img src="https://raw.githubusercontent.com/StorageB/icons/main/GNOME46Adwaita/dark/folder-drag-accept-symbolic.svg" width="22" alt="folder-drag-accept-symbolic"&gt;&lt;/a&gt;&amp;nbsp; &amp;nbsp; folder-drag-accep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lder-open-symbolic.svg</text:p>
          </table:table-cell>
          <table:table-cell office:value-type="string" calcext:value-type="string">
            <text:p>folder-ope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7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75] &amp; CHAR(34) &amp; &quot;&gt;&quot; &amp; &#10;&quot;&lt;img alt=&quot; &amp; CHAR(34) &amp; [.B47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5] &amp; &quot;&lt;br&gt;&quot;" office:value-type="string" office:string-value="&lt;picture&gt;&lt;source media=&quot;(prefers-color-scheme: dark)&quot; srcset=&quot;https://github.com/StorageB/icons/blob/main/GNOME48Adwaita/light/folder-open-symbolic.svg&quot;&gt;&lt;source media=&quot;(prefers-color-scheme: light)&quot; srcset=&quot;https://github.com/StorageB/icons/blob/main/GNOME48Adwaita/dark/folder-open-symbolic.svg&quot;&gt;&lt;img alt=&quot;folder-open-symbolic&quot; src=&quot;https://user-images.githubusercontent.com/25423296/163456779-a8556205-d0a5-45e2-ac17-42d089e3c3f8.png&quot;&gt;&lt;/picture&gt; &amp;nbsp; &amp;nbsp;folder-open-symbolic&lt;br&gt;" calcext:value-type="string">
            <text:p>&lt;picture&gt;&lt;source media="(prefers-color-scheme: dark)" srcset="https://github.com/StorageB/icons/blob/main/GNOME48Adwaita/light/folder-open-symbolic.svg"&gt;&lt;source media="(prefers-color-scheme: light)" srcset="https://github.com/StorageB/icons/blob/main/GNOME48Adwaita/dark/folder-open-symbolic.svg"&gt;&lt;img alt="folder-open-symbolic" src="https://user-images.githubusercontent.com/25423296/163456779-a8556205-d0a5-45e2-ac17-42d089e3c3f8.png"&gt;&lt;/picture&gt; &amp;nbsp; &amp;nbsp;folder-open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75] &amp; CHAR(34) &amp;  &#10;&quot; width=&quot; &amp; CHAR(34) &amp; &quot;22&quot; &amp; CHAR(34) &amp; &quot; alt=&quot; &amp; CHAR(34) &amp; [.B475] &amp; CHAR(34) &amp; &quot;&gt;&lt;/a&gt;&quot; &amp; &#10;&quot;&amp;nbsp; &amp;nbsp; &quot; &amp; [.B475] &amp; &quot;&lt;br&gt;&quot;" office:value-type="string" office:string-value="&lt;a href=&quot;#&quot;&gt;&lt;img src=&quot;https://raw.githubusercontent.com/StorageB/icons/main/GNOME46Adwaita/light/folder-open-symbolic.svg&quot; width=&quot;22&quot; alt=&quot;folder-open-symbolic&quot;&gt;&lt;/a&gt;&amp;nbsp; &amp;nbsp; folder-open-symbolic&lt;br&gt;" calcext:value-type="string">
            <text:p>&lt;a href="#"&gt;&lt;img src="https://raw.githubusercontent.com/StorageB/icons/main/GNOME46Adwaita/light/folder-open-symbolic.svg" width="22" alt="folder-open-symbolic"&gt;&lt;/a&gt;&amp;nbsp; &amp;nbsp; folder-open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75] &amp; CHAR(34) &amp;   &#10;&quot; width=&quot; &amp; CHAR(34) &amp; &quot;22&quot; &amp; CHAR(34) &amp; &quot; alt=&quot; &amp; CHAR(34) &amp; [.B475] &amp; CHAR(34) &amp; &quot;&gt;&lt;/a&gt;&quot; &amp;  &#10;&quot;&amp;nbsp; &amp;nbsp; &quot; &amp; [.B475] &amp; &quot;&lt;br&gt;&quot;" office:value-type="string" office:string-value="&lt;a href=&quot;#&quot;&gt;&lt;img src=&quot;https://raw.githubusercontent.com/StorageB/icons/main/GNOME46Adwaita/dark/folder-open-symbolic.svg&quot; width=&quot;22&quot; alt=&quot;folder-open-symbolic&quot;&gt;&lt;/a&gt;&amp;nbsp; &amp;nbsp; folder-open-symbolic&lt;br&gt;" calcext:value-type="string">
            <text:p>&lt;a href="#"&gt;&lt;img src="https://raw.githubusercontent.com/StorageB/icons/main/GNOME46Adwaita/dark/folder-open-symbolic.svg" width="22" alt="folder-open-symbolic"&gt;&lt;/a&gt;&amp;nbsp; &amp;nbsp; folder-open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lder-visiting-symbolic.svg</text:p>
          </table:table-cell>
          <table:table-cell office:value-type="string" calcext:value-type="string">
            <text:p>folder-visit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7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76] &amp; CHAR(34) &amp; &quot;&gt;&quot; &amp; &#10;&quot;&lt;img alt=&quot; &amp; CHAR(34) &amp; [.B47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6] &amp; &quot;&lt;br&gt;&quot;" office:value-type="string" office:string-value="&lt;picture&gt;&lt;source media=&quot;(prefers-color-scheme: dark)&quot; srcset=&quot;https://github.com/StorageB/icons/blob/main/GNOME48Adwaita/light/folder-visiting-symbolic.svg&quot;&gt;&lt;source media=&quot;(prefers-color-scheme: light)&quot; srcset=&quot;https://github.com/StorageB/icons/blob/main/GNOME48Adwaita/dark/folder-visiting-symbolic.svg&quot;&gt;&lt;img alt=&quot;folder-visiting-symbolic&quot; src=&quot;https://user-images.githubusercontent.com/25423296/163456779-a8556205-d0a5-45e2-ac17-42d089e3c3f8.png&quot;&gt;&lt;/picture&gt; &amp;nbsp; &amp;nbsp;folder-visiting-symbolic&lt;br&gt;" calcext:value-type="string">
            <text:p>&lt;picture&gt;&lt;source media="(prefers-color-scheme: dark)" srcset="https://github.com/StorageB/icons/blob/main/GNOME48Adwaita/light/folder-visiting-symbolic.svg"&gt;&lt;source media="(prefers-color-scheme: light)" srcset="https://github.com/StorageB/icons/blob/main/GNOME48Adwaita/dark/folder-visiting-symbolic.svg"&gt;&lt;img alt="folder-visiting-symbolic" src="https://user-images.githubusercontent.com/25423296/163456779-a8556205-d0a5-45e2-ac17-42d089e3c3f8.png"&gt;&lt;/picture&gt; &amp;nbsp; &amp;nbsp;folder-visit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76] &amp; CHAR(34) &amp;  &#10;&quot; width=&quot; &amp; CHAR(34) &amp; &quot;22&quot; &amp; CHAR(34) &amp; &quot; alt=&quot; &amp; CHAR(34) &amp; [.B476] &amp; CHAR(34) &amp; &quot;&gt;&lt;/a&gt;&quot; &amp; &#10;&quot;&amp;nbsp; &amp;nbsp; &quot; &amp; [.B476] &amp; &quot;&lt;br&gt;&quot;" office:value-type="string" office:string-value="&lt;a href=&quot;#&quot;&gt;&lt;img src=&quot;https://raw.githubusercontent.com/StorageB/icons/main/GNOME46Adwaita/light/folder-visiting-symbolic.svg&quot; width=&quot;22&quot; alt=&quot;folder-visiting-symbolic&quot;&gt;&lt;/a&gt;&amp;nbsp; &amp;nbsp; folder-visiting-symbolic&lt;br&gt;" calcext:value-type="string">
            <text:p>&lt;a href="#"&gt;&lt;img src="https://raw.githubusercontent.com/StorageB/icons/main/GNOME46Adwaita/light/folder-visiting-symbolic.svg" width="22" alt="folder-visiting-symbolic"&gt;&lt;/a&gt;&amp;nbsp; &amp;nbsp; folder-visit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76] &amp; CHAR(34) &amp;   &#10;&quot; width=&quot; &amp; CHAR(34) &amp; &quot;22&quot; &amp; CHAR(34) &amp; &quot; alt=&quot; &amp; CHAR(34) &amp; [.B476] &amp; CHAR(34) &amp; &quot;&gt;&lt;/a&gt;&quot; &amp;  &#10;&quot;&amp;nbsp; &amp;nbsp; &quot; &amp; [.B476] &amp; &quot;&lt;br&gt;&quot;" office:value-type="string" office:string-value="&lt;a href=&quot;#&quot;&gt;&lt;img src=&quot;https://raw.githubusercontent.com/StorageB/icons/main/GNOME46Adwaita/dark/folder-visiting-symbolic.svg&quot; width=&quot;22&quot; alt=&quot;folder-visiting-symbolic&quot;&gt;&lt;/a&gt;&amp;nbsp; &amp;nbsp; folder-visiting-symbolic&lt;br&gt;" calcext:value-type="string">
            <text:p>&lt;a href="#"&gt;&lt;img src="https://raw.githubusercontent.com/StorageB/icons/main/GNOME46Adwaita/dark/folder-visiting-symbolic.svg" width="22" alt="folder-visiting-symbolic"&gt;&lt;/a&gt;&amp;nbsp; &amp;nbsp; folder-visit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age-loading-symbolic.svg</text:p>
          </table:table-cell>
          <table:table-cell office:value-type="string" calcext:value-type="string">
            <text:p>image-load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7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77] &amp; CHAR(34) &amp; &quot;&gt;&quot; &amp; &#10;&quot;&lt;img alt=&quot; &amp; CHAR(34) &amp; [.B47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7] &amp; &quot;&lt;br&gt;&quot;" office:value-type="string" office:string-value="&lt;picture&gt;&lt;source media=&quot;(prefers-color-scheme: dark)&quot; srcset=&quot;https://github.com/StorageB/icons/blob/main/GNOME48Adwaita/light/image-loading-symbolic.svg&quot;&gt;&lt;source media=&quot;(prefers-color-scheme: light)&quot; srcset=&quot;https://github.com/StorageB/icons/blob/main/GNOME48Adwaita/dark/image-loading-symbolic.svg&quot;&gt;&lt;img alt=&quot;image-loading-symbolic&quot; src=&quot;https://user-images.githubusercontent.com/25423296/163456779-a8556205-d0a5-45e2-ac17-42d089e3c3f8.png&quot;&gt;&lt;/picture&gt; &amp;nbsp; &amp;nbsp;image-loading-symbolic&lt;br&gt;" calcext:value-type="string">
            <text:p>&lt;picture&gt;&lt;source media="(prefers-color-scheme: dark)" srcset="https://github.com/StorageB/icons/blob/main/GNOME48Adwaita/light/image-loading-symbolic.svg"&gt;&lt;source media="(prefers-color-scheme: light)" srcset="https://github.com/StorageB/icons/blob/main/GNOME48Adwaita/dark/image-loading-symbolic.svg"&gt;&lt;img alt="image-loading-symbolic" src="https://user-images.githubusercontent.com/25423296/163456779-a8556205-d0a5-45e2-ac17-42d089e3c3f8.png"&gt;&lt;/picture&gt; &amp;nbsp; &amp;nbsp;image-load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77] &amp; CHAR(34) &amp;  &#10;&quot; width=&quot; &amp; CHAR(34) &amp; &quot;22&quot; &amp; CHAR(34) &amp; &quot; alt=&quot; &amp; CHAR(34) &amp; [.B477] &amp; CHAR(34) &amp; &quot;&gt;&lt;/a&gt;&quot; &amp; &#10;&quot;&amp;nbsp; &amp;nbsp; &quot; &amp; [.B477] &amp; &quot;&lt;br&gt;&quot;" office:value-type="string" office:string-value="&lt;a href=&quot;#&quot;&gt;&lt;img src=&quot;https://raw.githubusercontent.com/StorageB/icons/main/GNOME46Adwaita/light/image-loading-symbolic.svg&quot; width=&quot;22&quot; alt=&quot;image-loading-symbolic&quot;&gt;&lt;/a&gt;&amp;nbsp; &amp;nbsp; image-loading-symbolic&lt;br&gt;" calcext:value-type="string">
            <text:p>&lt;a href="#"&gt;&lt;img src="https://raw.githubusercontent.com/StorageB/icons/main/GNOME46Adwaita/light/image-loading-symbolic.svg" width="22" alt="image-loading-symbolic"&gt;&lt;/a&gt;&amp;nbsp; &amp;nbsp; image-load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77] &amp; CHAR(34) &amp;   &#10;&quot; width=&quot; &amp; CHAR(34) &amp; &quot;22&quot; &amp; CHAR(34) &amp; &quot; alt=&quot; &amp; CHAR(34) &amp; [.B477] &amp; CHAR(34) &amp; &quot;&gt;&lt;/a&gt;&quot; &amp;  &#10;&quot;&amp;nbsp; &amp;nbsp; &quot; &amp; [.B477] &amp; &quot;&lt;br&gt;&quot;" office:value-type="string" office:string-value="&lt;a href=&quot;#&quot;&gt;&lt;img src=&quot;https://raw.githubusercontent.com/StorageB/icons/main/GNOME46Adwaita/dark/image-loading-symbolic.svg&quot; width=&quot;22&quot; alt=&quot;image-loading-symbolic&quot;&gt;&lt;/a&gt;&amp;nbsp; &amp;nbsp; image-loading-symbolic&lt;br&gt;" calcext:value-type="string">
            <text:p>&lt;a href="#"&gt;&lt;img src="https://raw.githubusercontent.com/StorageB/icons/main/GNOME46Adwaita/dark/image-loading-symbolic.svg" width="22" alt="image-loading-symbolic"&gt;&lt;/a&gt;&amp;nbsp; &amp;nbsp; image-load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age-missing-symbolic.svg</text:p>
          </table:table-cell>
          <table:table-cell office:value-type="string" calcext:value-type="string">
            <text:p>image-miss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7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78] &amp; CHAR(34) &amp; &quot;&gt;&quot; &amp; &#10;&quot;&lt;img alt=&quot; &amp; CHAR(34) &amp; [.B47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8] &amp; &quot;&lt;br&gt;&quot;" office:value-type="string" office:string-value="&lt;picture&gt;&lt;source media=&quot;(prefers-color-scheme: dark)&quot; srcset=&quot;https://github.com/StorageB/icons/blob/main/GNOME48Adwaita/light/image-missing-symbolic.svg&quot;&gt;&lt;source media=&quot;(prefers-color-scheme: light)&quot; srcset=&quot;https://github.com/StorageB/icons/blob/main/GNOME48Adwaita/dark/image-missing-symbolic.svg&quot;&gt;&lt;img alt=&quot;image-missing-symbolic&quot; src=&quot;https://user-images.githubusercontent.com/25423296/163456779-a8556205-d0a5-45e2-ac17-42d089e3c3f8.png&quot;&gt;&lt;/picture&gt; &amp;nbsp; &amp;nbsp;image-missing-symbolic&lt;br&gt;" calcext:value-type="string">
            <text:p>&lt;picture&gt;&lt;source media="(prefers-color-scheme: dark)" srcset="https://github.com/StorageB/icons/blob/main/GNOME48Adwaita/light/image-missing-symbolic.svg"&gt;&lt;source media="(prefers-color-scheme: light)" srcset="https://github.com/StorageB/icons/blob/main/GNOME48Adwaita/dark/image-missing-symbolic.svg"&gt;&lt;img alt="image-missing-symbolic" src="https://user-images.githubusercontent.com/25423296/163456779-a8556205-d0a5-45e2-ac17-42d089e3c3f8.png"&gt;&lt;/picture&gt; &amp;nbsp; &amp;nbsp;image-miss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78] &amp; CHAR(34) &amp;  &#10;&quot; width=&quot; &amp; CHAR(34) &amp; &quot;22&quot; &amp; CHAR(34) &amp; &quot; alt=&quot; &amp; CHAR(34) &amp; [.B478] &amp; CHAR(34) &amp; &quot;&gt;&lt;/a&gt;&quot; &amp; &#10;&quot;&amp;nbsp; &amp;nbsp; &quot; &amp; [.B478] &amp; &quot;&lt;br&gt;&quot;" office:value-type="string" office:string-value="&lt;a href=&quot;#&quot;&gt;&lt;img src=&quot;https://raw.githubusercontent.com/StorageB/icons/main/GNOME46Adwaita/light/image-missing-symbolic.svg&quot; width=&quot;22&quot; alt=&quot;image-missing-symbolic&quot;&gt;&lt;/a&gt;&amp;nbsp; &amp;nbsp; image-missing-symbolic&lt;br&gt;" calcext:value-type="string">
            <text:p>&lt;a href="#"&gt;&lt;img src="https://raw.githubusercontent.com/StorageB/icons/main/GNOME46Adwaita/light/image-missing-symbolic.svg" width="22" alt="image-missing-symbolic"&gt;&lt;/a&gt;&amp;nbsp; &amp;nbsp; image-miss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78] &amp; CHAR(34) &amp;   &#10;&quot; width=&quot; &amp; CHAR(34) &amp; &quot;22&quot; &amp; CHAR(34) &amp; &quot; alt=&quot; &amp; CHAR(34) &amp; [.B478] &amp; CHAR(34) &amp; &quot;&gt;&lt;/a&gt;&quot; &amp;  &#10;&quot;&amp;nbsp; &amp;nbsp; &quot; &amp; [.B478] &amp; &quot;&lt;br&gt;&quot;" office:value-type="string" office:string-value="&lt;a href=&quot;#&quot;&gt;&lt;img src=&quot;https://raw.githubusercontent.com/StorageB/icons/main/GNOME46Adwaita/dark/image-missing-symbolic.svg&quot; width=&quot;22&quot; alt=&quot;image-missing-symbolic&quot;&gt;&lt;/a&gt;&amp;nbsp; &amp;nbsp; image-missing-symbolic&lt;br&gt;" calcext:value-type="string">
            <text:p>&lt;a href="#"&gt;&lt;img src="https://raw.githubusercontent.com/StorageB/icons/main/GNOME46Adwaita/dark/image-missing-symbolic.svg" width="22" alt="image-missing-symbolic"&gt;&lt;/a&gt;&amp;nbsp; &amp;nbsp; image-miss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keyboard-brightness-symbolic.svg</text:p>
          </table:table-cell>
          <table:table-cell office:value-type="string" calcext:value-type="string">
            <text:p>keyboard-brightnes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7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79] &amp; CHAR(34) &amp; &quot;&gt;&quot; &amp; &#10;&quot;&lt;img alt=&quot; &amp; CHAR(34) &amp; [.B47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9] &amp; &quot;&lt;br&gt;&quot;" office:value-type="string" office:string-value="&lt;picture&gt;&lt;source media=&quot;(prefers-color-scheme: dark)&quot; srcset=&quot;https://github.com/StorageB/icons/blob/main/GNOME48Adwaita/light/keyboard-brightness-symbolic.svg&quot;&gt;&lt;source media=&quot;(prefers-color-scheme: light)&quot; srcset=&quot;https://github.com/StorageB/icons/blob/main/GNOME48Adwaita/dark/keyboard-brightness-symbolic.svg&quot;&gt;&lt;img alt=&quot;keyboard-brightness-symbolic&quot; src=&quot;https://user-images.githubusercontent.com/25423296/163456779-a8556205-d0a5-45e2-ac17-42d089e3c3f8.png&quot;&gt;&lt;/picture&gt; &amp;nbsp; &amp;nbsp;keyboard-brightness-symbolic&lt;br&gt;" calcext:value-type="string">
            <text:p>&lt;picture&gt;&lt;source media="(prefers-color-scheme: dark)" srcset="https://github.com/StorageB/icons/blob/main/GNOME48Adwaita/light/keyboard-brightness-symbolic.svg"&gt;&lt;source media="(prefers-color-scheme: light)" srcset="https://github.com/StorageB/icons/blob/main/GNOME48Adwaita/dark/keyboard-brightness-symbolic.svg"&gt;&lt;img alt="keyboard-brightness-symbolic" src="https://user-images.githubusercontent.com/25423296/163456779-a8556205-d0a5-45e2-ac17-42d089e3c3f8.png"&gt;&lt;/picture&gt; &amp;nbsp; &amp;nbsp;keyboard-brightnes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79] &amp; CHAR(34) &amp;  &#10;&quot; width=&quot; &amp; CHAR(34) &amp; &quot;22&quot; &amp; CHAR(34) &amp; &quot; alt=&quot; &amp; CHAR(34) &amp; [.B479] &amp; CHAR(34) &amp; &quot;&gt;&lt;/a&gt;&quot; &amp; &#10;&quot;&amp;nbsp; &amp;nbsp; &quot; &amp; [.B479] &amp; &quot;&lt;br&gt;&quot;" office:value-type="string" office:string-value="&lt;a href=&quot;#&quot;&gt;&lt;img src=&quot;https://raw.githubusercontent.com/StorageB/icons/main/GNOME46Adwaita/light/keyboard-brightness-symbolic.svg&quot; width=&quot;22&quot; alt=&quot;keyboard-brightness-symbolic&quot;&gt;&lt;/a&gt;&amp;nbsp; &amp;nbsp; keyboard-brightness-symbolic&lt;br&gt;" calcext:value-type="string">
            <text:p>&lt;a href="#"&gt;&lt;img src="https://raw.githubusercontent.com/StorageB/icons/main/GNOME46Adwaita/light/keyboard-brightness-symbolic.svg" width="22" alt="keyboard-brightness-symbolic"&gt;&lt;/a&gt;&amp;nbsp; &amp;nbsp; keyboard-brightnes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79] &amp; CHAR(34) &amp;   &#10;&quot; width=&quot; &amp; CHAR(34) &amp; &quot;22&quot; &amp; CHAR(34) &amp; &quot; alt=&quot; &amp; CHAR(34) &amp; [.B479] &amp; CHAR(34) &amp; &quot;&gt;&lt;/a&gt;&quot; &amp;  &#10;&quot;&amp;nbsp; &amp;nbsp; &quot; &amp; [.B479] &amp; &quot;&lt;br&gt;&quot;" office:value-type="string" office:string-value="&lt;a href=&quot;#&quot;&gt;&lt;img src=&quot;https://raw.githubusercontent.com/StorageB/icons/main/GNOME46Adwaita/dark/keyboard-brightness-symbolic.svg&quot; width=&quot;22&quot; alt=&quot;keyboard-brightness-symbolic&quot;&gt;&lt;/a&gt;&amp;nbsp; &amp;nbsp; keyboard-brightness-symbolic&lt;br&gt;" calcext:value-type="string">
            <text:p>&lt;a href="#"&gt;&lt;img src="https://raw.githubusercontent.com/StorageB/icons/main/GNOME46Adwaita/dark/keyboard-brightness-symbolic.svg" width="22" alt="keyboard-brightness-symbolic"&gt;&lt;/a&gt;&amp;nbsp; &amp;nbsp; keyboard-brightnes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cation-services-active-symbolic.svg</text:p>
          </table:table-cell>
          <table:table-cell office:value-type="string" calcext:value-type="string">
            <text:p>location-services-activ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8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80] &amp; CHAR(34) &amp; &quot;&gt;&quot; &amp; &#10;&quot;&lt;img alt=&quot; &amp; CHAR(34) &amp; [.B48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0] &amp; &quot;&lt;br&gt;&quot;" office:value-type="string" office:string-value="&lt;picture&gt;&lt;source media=&quot;(prefers-color-scheme: dark)&quot; srcset=&quot;https://github.com/StorageB/icons/blob/main/GNOME48Adwaita/light/location-services-active-symbolic.svg&quot;&gt;&lt;source media=&quot;(prefers-color-scheme: light)&quot; srcset=&quot;https://github.com/StorageB/icons/blob/main/GNOME48Adwaita/dark/location-services-active-symbolic.svg&quot;&gt;&lt;img alt=&quot;location-services-active-symbolic&quot; src=&quot;https://user-images.githubusercontent.com/25423296/163456779-a8556205-d0a5-45e2-ac17-42d089e3c3f8.png&quot;&gt;&lt;/picture&gt; &amp;nbsp; &amp;nbsp;location-services-active-symbolic&lt;br&gt;" calcext:value-type="string">
            <text:p>&lt;picture&gt;&lt;source media="(prefers-color-scheme: dark)" srcset="https://github.com/StorageB/icons/blob/main/GNOME48Adwaita/light/location-services-active-symbolic.svg"&gt;&lt;source media="(prefers-color-scheme: light)" srcset="https://github.com/StorageB/icons/blob/main/GNOME48Adwaita/dark/location-services-active-symbolic.svg"&gt;&lt;img alt="location-services-active-symbolic" src="https://user-images.githubusercontent.com/25423296/163456779-a8556205-d0a5-45e2-ac17-42d089e3c3f8.png"&gt;&lt;/picture&gt; &amp;nbsp; &amp;nbsp;location-services-activ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80] &amp; CHAR(34) &amp;  &#10;&quot; width=&quot; &amp; CHAR(34) &amp; &quot;22&quot; &amp; CHAR(34) &amp; &quot; alt=&quot; &amp; CHAR(34) &amp; [.B480] &amp; CHAR(34) &amp; &quot;&gt;&lt;/a&gt;&quot; &amp; &#10;&quot;&amp;nbsp; &amp;nbsp; &quot; &amp; [.B480] &amp; &quot;&lt;br&gt;&quot;" office:value-type="string" office:string-value="&lt;a href=&quot;#&quot;&gt;&lt;img src=&quot;https://raw.githubusercontent.com/StorageB/icons/main/GNOME46Adwaita/light/location-services-active-symbolic.svg&quot; width=&quot;22&quot; alt=&quot;location-services-active-symbolic&quot;&gt;&lt;/a&gt;&amp;nbsp; &amp;nbsp; location-services-active-symbolic&lt;br&gt;" calcext:value-type="string">
            <text:p>&lt;a href="#"&gt;&lt;img src="https://raw.githubusercontent.com/StorageB/icons/main/GNOME46Adwaita/light/location-services-active-symbolic.svg" width="22" alt="location-services-active-symbolic"&gt;&lt;/a&gt;&amp;nbsp; &amp;nbsp; location-services-activ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80] &amp; CHAR(34) &amp;   &#10;&quot; width=&quot; &amp; CHAR(34) &amp; &quot;22&quot; &amp; CHAR(34) &amp; &quot; alt=&quot; &amp; CHAR(34) &amp; [.B480] &amp; CHAR(34) &amp; &quot;&gt;&lt;/a&gt;&quot; &amp;  &#10;&quot;&amp;nbsp; &amp;nbsp; &quot; &amp; [.B480] &amp; &quot;&lt;br&gt;&quot;" office:value-type="string" office:string-value="&lt;a href=&quot;#&quot;&gt;&lt;img src=&quot;https://raw.githubusercontent.com/StorageB/icons/main/GNOME46Adwaita/dark/location-services-active-symbolic.svg&quot; width=&quot;22&quot; alt=&quot;location-services-active-symbolic&quot;&gt;&lt;/a&gt;&amp;nbsp; &amp;nbsp; location-services-active-symbolic&lt;br&gt;" calcext:value-type="string">
            <text:p>&lt;a href="#"&gt;&lt;img src="https://raw.githubusercontent.com/StorageB/icons/main/GNOME46Adwaita/dark/location-services-active-symbolic.svg" width="22" alt="location-services-active-symbolic"&gt;&lt;/a&gt;&amp;nbsp; &amp;nbsp; location-services-activ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cation-services-disabled-symbolic.svg</text:p>
          </table:table-cell>
          <table:table-cell office:value-type="string" calcext:value-type="string">
            <text:p>location-services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8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81] &amp; CHAR(34) &amp; &quot;&gt;&quot; &amp; &#10;&quot;&lt;img alt=&quot; &amp; CHAR(34) &amp; [.B48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1] &amp; &quot;&lt;br&gt;&quot;" office:value-type="string" office:string-value="&lt;picture&gt;&lt;source media=&quot;(prefers-color-scheme: dark)&quot; srcset=&quot;https://github.com/StorageB/icons/blob/main/GNOME48Adwaita/light/location-services-disabled-symbolic.svg&quot;&gt;&lt;source media=&quot;(prefers-color-scheme: light)&quot; srcset=&quot;https://github.com/StorageB/icons/blob/main/GNOME48Adwaita/dark/location-services-disabled-symbolic.svg&quot;&gt;&lt;img alt=&quot;location-services-disabled-symbolic&quot; src=&quot;https://user-images.githubusercontent.com/25423296/163456779-a8556205-d0a5-45e2-ac17-42d089e3c3f8.png&quot;&gt;&lt;/picture&gt; &amp;nbsp; &amp;nbsp;location-services-disabled-symbolic&lt;br&gt;" calcext:value-type="string">
            <text:p>&lt;picture&gt;&lt;source media="(prefers-color-scheme: dark)" srcset="https://github.com/StorageB/icons/blob/main/GNOME48Adwaita/light/location-services-disabled-symbolic.svg"&gt;&lt;source media="(prefers-color-scheme: light)" srcset="https://github.com/StorageB/icons/blob/main/GNOME48Adwaita/dark/location-services-disabled-symbolic.svg"&gt;&lt;img alt="location-services-disabled-symbolic" src="https://user-images.githubusercontent.com/25423296/163456779-a8556205-d0a5-45e2-ac17-42d089e3c3f8.png"&gt;&lt;/picture&gt; &amp;nbsp; &amp;nbsp;location-services-disabl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81] &amp; CHAR(34) &amp;  &#10;&quot; width=&quot; &amp; CHAR(34) &amp; &quot;22&quot; &amp; CHAR(34) &amp; &quot; alt=&quot; &amp; CHAR(34) &amp; [.B481] &amp; CHAR(34) &amp; &quot;&gt;&lt;/a&gt;&quot; &amp; &#10;&quot;&amp;nbsp; &amp;nbsp; &quot; &amp; [.B481] &amp; &quot;&lt;br&gt;&quot;" office:value-type="string" office:string-value="&lt;a href=&quot;#&quot;&gt;&lt;img src=&quot;https://raw.githubusercontent.com/StorageB/icons/main/GNOME46Adwaita/light/location-services-disabled-symbolic.svg&quot; width=&quot;22&quot; alt=&quot;location-services-disabled-symbolic&quot;&gt;&lt;/a&gt;&amp;nbsp; &amp;nbsp; location-services-disabled-symbolic&lt;br&gt;" calcext:value-type="string">
            <text:p>&lt;a href="#"&gt;&lt;img src="https://raw.githubusercontent.com/StorageB/icons/main/GNOME46Adwaita/light/location-services-disabled-symbolic.svg" width="22" alt="location-services-disabled-symbolic"&gt;&lt;/a&gt;&amp;nbsp; &amp;nbsp; location-services-disabl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81] &amp; CHAR(34) &amp;   &#10;&quot; width=&quot; &amp; CHAR(34) &amp; &quot;22&quot; &amp; CHAR(34) &amp; &quot; alt=&quot; &amp; CHAR(34) &amp; [.B481] &amp; CHAR(34) &amp; &quot;&gt;&lt;/a&gt;&quot; &amp;  &#10;&quot;&amp;nbsp; &amp;nbsp; &quot; &amp; [.B481] &amp; &quot;&lt;br&gt;&quot;" office:value-type="string" office:string-value="&lt;a href=&quot;#&quot;&gt;&lt;img src=&quot;https://raw.githubusercontent.com/StorageB/icons/main/GNOME46Adwaita/dark/location-services-disabled-symbolic.svg&quot; width=&quot;22&quot; alt=&quot;location-services-disabled-symbolic&quot;&gt;&lt;/a&gt;&amp;nbsp; &amp;nbsp; location-services-disabled-symbolic&lt;br&gt;" calcext:value-type="string">
            <text:p>&lt;a href="#"&gt;&lt;img src="https://raw.githubusercontent.com/StorageB/icons/main/GNOME46Adwaita/dark/location-services-disabled-symbolic.svg" width="22" alt="location-services-disabled-symbolic"&gt;&lt;/a&gt;&amp;nbsp; &amp;nbsp; location-services-disabl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il-attachment-symbolic.svg</text:p>
          </table:table-cell>
          <table:table-cell office:value-type="string" calcext:value-type="string">
            <text:p>mail-attachme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8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82] &amp; CHAR(34) &amp; &quot;&gt;&quot; &amp; &#10;&quot;&lt;img alt=&quot; &amp; CHAR(34) &amp; [.B48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2] &amp; &quot;&lt;br&gt;&quot;" office:value-type="string" office:string-value="&lt;picture&gt;&lt;source media=&quot;(prefers-color-scheme: dark)&quot; srcset=&quot;https://github.com/StorageB/icons/blob/main/GNOME48Adwaita/light/mail-attachment-symbolic.svg&quot;&gt;&lt;source media=&quot;(prefers-color-scheme: light)&quot; srcset=&quot;https://github.com/StorageB/icons/blob/main/GNOME48Adwaita/dark/mail-attachment-symbolic.svg&quot;&gt;&lt;img alt=&quot;mail-attachment-symbolic&quot; src=&quot;https://user-images.githubusercontent.com/25423296/163456779-a8556205-d0a5-45e2-ac17-42d089e3c3f8.png&quot;&gt;&lt;/picture&gt; &amp;nbsp; &amp;nbsp;mail-attachment-symbolic&lt;br&gt;" calcext:value-type="string">
            <text:p>&lt;picture&gt;&lt;source media="(prefers-color-scheme: dark)" srcset="https://github.com/StorageB/icons/blob/main/GNOME48Adwaita/light/mail-attachment-symbolic.svg"&gt;&lt;source media="(prefers-color-scheme: light)" srcset="https://github.com/StorageB/icons/blob/main/GNOME48Adwaita/dark/mail-attachment-symbolic.svg"&gt;&lt;img alt="mail-attachment-symbolic" src="https://user-images.githubusercontent.com/25423296/163456779-a8556205-d0a5-45e2-ac17-42d089e3c3f8.png"&gt;&lt;/picture&gt; &amp;nbsp; &amp;nbsp;mail-attachmen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82] &amp; CHAR(34) &amp;  &#10;&quot; width=&quot; &amp; CHAR(34) &amp; &quot;22&quot; &amp; CHAR(34) &amp; &quot; alt=&quot; &amp; CHAR(34) &amp; [.B482] &amp; CHAR(34) &amp; &quot;&gt;&lt;/a&gt;&quot; &amp; &#10;&quot;&amp;nbsp; &amp;nbsp; &quot; &amp; [.B482] &amp; &quot;&lt;br&gt;&quot;" office:value-type="string" office:string-value="&lt;a href=&quot;#&quot;&gt;&lt;img src=&quot;https://raw.githubusercontent.com/StorageB/icons/main/GNOME46Adwaita/light/mail-attachment-symbolic.svg&quot; width=&quot;22&quot; alt=&quot;mail-attachment-symbolic&quot;&gt;&lt;/a&gt;&amp;nbsp; &amp;nbsp; mail-attachment-symbolic&lt;br&gt;" calcext:value-type="string">
            <text:p>&lt;a href="#"&gt;&lt;img src="https://raw.githubusercontent.com/StorageB/icons/main/GNOME46Adwaita/light/mail-attachment-symbolic.svg" width="22" alt="mail-attachment-symbolic"&gt;&lt;/a&gt;&amp;nbsp; &amp;nbsp; mail-attachmen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82] &amp; CHAR(34) &amp;   &#10;&quot; width=&quot; &amp; CHAR(34) &amp; &quot;22&quot; &amp; CHAR(34) &amp; &quot; alt=&quot; &amp; CHAR(34) &amp; [.B482] &amp; CHAR(34) &amp; &quot;&gt;&lt;/a&gt;&quot; &amp;  &#10;&quot;&amp;nbsp; &amp;nbsp; &quot; &amp; [.B482] &amp; &quot;&lt;br&gt;&quot;" office:value-type="string" office:string-value="&lt;a href=&quot;#&quot;&gt;&lt;img src=&quot;https://raw.githubusercontent.com/StorageB/icons/main/GNOME46Adwaita/dark/mail-attachment-symbolic.svg&quot; width=&quot;22&quot; alt=&quot;mail-attachment-symbolic&quot;&gt;&lt;/a&gt;&amp;nbsp; &amp;nbsp; mail-attachment-symbolic&lt;br&gt;" calcext:value-type="string">
            <text:p>&lt;a href="#"&gt;&lt;img src="https://raw.githubusercontent.com/StorageB/icons/main/GNOME46Adwaita/dark/mail-attachment-symbolic.svg" width="22" alt="mail-attachment-symbolic"&gt;&lt;/a&gt;&amp;nbsp; &amp;nbsp; mail-attachmen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il-read-symbolic.svg</text:p>
          </table:table-cell>
          <table:table-cell office:value-type="string" calcext:value-type="string">
            <text:p>mail-rea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8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83] &amp; CHAR(34) &amp; &quot;&gt;&quot; &amp; &#10;&quot;&lt;img alt=&quot; &amp; CHAR(34) &amp; [.B48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3] &amp; &quot;&lt;br&gt;&quot;" office:value-type="string" office:string-value="&lt;picture&gt;&lt;source media=&quot;(prefers-color-scheme: dark)&quot; srcset=&quot;https://github.com/StorageB/icons/blob/main/GNOME48Adwaita/light/mail-read-symbolic.svg&quot;&gt;&lt;source media=&quot;(prefers-color-scheme: light)&quot; srcset=&quot;https://github.com/StorageB/icons/blob/main/GNOME48Adwaita/dark/mail-read-symbolic.svg&quot;&gt;&lt;img alt=&quot;mail-read-symbolic&quot; src=&quot;https://user-images.githubusercontent.com/25423296/163456779-a8556205-d0a5-45e2-ac17-42d089e3c3f8.png&quot;&gt;&lt;/picture&gt; &amp;nbsp; &amp;nbsp;mail-read-symbolic&lt;br&gt;" calcext:value-type="string">
            <text:p>&lt;picture&gt;&lt;source media="(prefers-color-scheme: dark)" srcset="https://github.com/StorageB/icons/blob/main/GNOME48Adwaita/light/mail-read-symbolic.svg"&gt;&lt;source media="(prefers-color-scheme: light)" srcset="https://github.com/StorageB/icons/blob/main/GNOME48Adwaita/dark/mail-read-symbolic.svg"&gt;&lt;img alt="mail-read-symbolic" src="https://user-images.githubusercontent.com/25423296/163456779-a8556205-d0a5-45e2-ac17-42d089e3c3f8.png"&gt;&lt;/picture&gt; &amp;nbsp; &amp;nbsp;mail-rea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83] &amp; CHAR(34) &amp;  &#10;&quot; width=&quot; &amp; CHAR(34) &amp; &quot;22&quot; &amp; CHAR(34) &amp; &quot; alt=&quot; &amp; CHAR(34) &amp; [.B483] &amp; CHAR(34) &amp; &quot;&gt;&lt;/a&gt;&quot; &amp; &#10;&quot;&amp;nbsp; &amp;nbsp; &quot; &amp; [.B483] &amp; &quot;&lt;br&gt;&quot;" office:value-type="string" office:string-value="&lt;a href=&quot;#&quot;&gt;&lt;img src=&quot;https://raw.githubusercontent.com/StorageB/icons/main/GNOME46Adwaita/light/mail-read-symbolic.svg&quot; width=&quot;22&quot; alt=&quot;mail-read-symbolic&quot;&gt;&lt;/a&gt;&amp;nbsp; &amp;nbsp; mail-read-symbolic&lt;br&gt;" calcext:value-type="string">
            <text:p>&lt;a href="#"&gt;&lt;img src="https://raw.githubusercontent.com/StorageB/icons/main/GNOME46Adwaita/light/mail-read-symbolic.svg" width="22" alt="mail-read-symbolic"&gt;&lt;/a&gt;&amp;nbsp; &amp;nbsp; mail-rea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83] &amp; CHAR(34) &amp;   &#10;&quot; width=&quot; &amp; CHAR(34) &amp; &quot;22&quot; &amp; CHAR(34) &amp; &quot; alt=&quot; &amp; CHAR(34) &amp; [.B483] &amp; CHAR(34) &amp; &quot;&gt;&lt;/a&gt;&quot; &amp;  &#10;&quot;&amp;nbsp; &amp;nbsp; &quot; &amp; [.B483] &amp; &quot;&lt;br&gt;&quot;" office:value-type="string" office:string-value="&lt;a href=&quot;#&quot;&gt;&lt;img src=&quot;https://raw.githubusercontent.com/StorageB/icons/main/GNOME46Adwaita/dark/mail-read-symbolic.svg&quot; width=&quot;22&quot; alt=&quot;mail-read-symbolic&quot;&gt;&lt;/a&gt;&amp;nbsp; &amp;nbsp; mail-read-symbolic&lt;br&gt;" calcext:value-type="string">
            <text:p>&lt;a href="#"&gt;&lt;img src="https://raw.githubusercontent.com/StorageB/icons/main/GNOME46Adwaita/dark/mail-read-symbolic.svg" width="22" alt="mail-read-symbolic"&gt;&lt;/a&gt;&amp;nbsp; &amp;nbsp; mail-rea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il-replied-rtl-symbolic.svg</text:p>
          </table:table-cell>
          <table:table-cell office:value-type="string" calcext:value-type="string">
            <text:p>mail-replied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8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84] &amp; CHAR(34) &amp; &quot;&gt;&quot; &amp; &#10;&quot;&lt;img alt=&quot; &amp; CHAR(34) &amp; [.B48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4] &amp; &quot;&lt;br&gt;&quot;" office:value-type="string" office:string-value="&lt;picture&gt;&lt;source media=&quot;(prefers-color-scheme: dark)&quot; srcset=&quot;https://github.com/StorageB/icons/blob/main/GNOME48Adwaita/light/mail-replied-rtl-symbolic.svg&quot;&gt;&lt;source media=&quot;(prefers-color-scheme: light)&quot; srcset=&quot;https://github.com/StorageB/icons/blob/main/GNOME48Adwaita/dark/mail-replied-rtl-symbolic.svg&quot;&gt;&lt;img alt=&quot;mail-replied-rtl-symbolic&quot; src=&quot;https://user-images.githubusercontent.com/25423296/163456779-a8556205-d0a5-45e2-ac17-42d089e3c3f8.png&quot;&gt;&lt;/picture&gt; &amp;nbsp; &amp;nbsp;mail-replied-rtl-symbolic&lt;br&gt;" calcext:value-type="string">
            <text:p>&lt;picture&gt;&lt;source media="(prefers-color-scheme: dark)" srcset="https://github.com/StorageB/icons/blob/main/GNOME48Adwaita/light/mail-replied-rtl-symbolic.svg"&gt;&lt;source media="(prefers-color-scheme: light)" srcset="https://github.com/StorageB/icons/blob/main/GNOME48Adwaita/dark/mail-replied-rtl-symbolic.svg"&gt;&lt;img alt="mail-replied-rtl-symbolic" src="https://user-images.githubusercontent.com/25423296/163456779-a8556205-d0a5-45e2-ac17-42d089e3c3f8.png"&gt;&lt;/picture&gt; &amp;nbsp; &amp;nbsp;mail-replied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84] &amp; CHAR(34) &amp;  &#10;&quot; width=&quot; &amp; CHAR(34) &amp; &quot;22&quot; &amp; CHAR(34) &amp; &quot; alt=&quot; &amp; CHAR(34) &amp; [.B484] &amp; CHAR(34) &amp; &quot;&gt;&lt;/a&gt;&quot; &amp; &#10;&quot;&amp;nbsp; &amp;nbsp; &quot; &amp; [.B484] &amp; &quot;&lt;br&gt;&quot;" office:value-type="string" office:string-value="&lt;a href=&quot;#&quot;&gt;&lt;img src=&quot;https://raw.githubusercontent.com/StorageB/icons/main/GNOME46Adwaita/light/mail-replied-rtl-symbolic.svg&quot; width=&quot;22&quot; alt=&quot;mail-replied-rtl-symbolic&quot;&gt;&lt;/a&gt;&amp;nbsp; &amp;nbsp; mail-replied-rtl-symbolic&lt;br&gt;" calcext:value-type="string">
            <text:p>&lt;a href="#"&gt;&lt;img src="https://raw.githubusercontent.com/StorageB/icons/main/GNOME46Adwaita/light/mail-replied-rtl-symbolic.svg" width="22" alt="mail-replied-rtl-symbolic"&gt;&lt;/a&gt;&amp;nbsp; &amp;nbsp; mail-replied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84] &amp; CHAR(34) &amp;   &#10;&quot; width=&quot; &amp; CHAR(34) &amp; &quot;22&quot; &amp; CHAR(34) &amp; &quot; alt=&quot; &amp; CHAR(34) &amp; [.B484] &amp; CHAR(34) &amp; &quot;&gt;&lt;/a&gt;&quot; &amp;  &#10;&quot;&amp;nbsp; &amp;nbsp; &quot; &amp; [.B484] &amp; &quot;&lt;br&gt;&quot;" office:value-type="string" office:string-value="&lt;a href=&quot;#&quot;&gt;&lt;img src=&quot;https://raw.githubusercontent.com/StorageB/icons/main/GNOME46Adwaita/dark/mail-replied-rtl-symbolic.svg&quot; width=&quot;22&quot; alt=&quot;mail-replied-rtl-symbolic&quot;&gt;&lt;/a&gt;&amp;nbsp; &amp;nbsp; mail-replied-rtl-symbolic&lt;br&gt;" calcext:value-type="string">
            <text:p>&lt;a href="#"&gt;&lt;img src="https://raw.githubusercontent.com/StorageB/icons/main/GNOME46Adwaita/dark/mail-replied-rtl-symbolic.svg" width="22" alt="mail-replied-rtl-symbolic"&gt;&lt;/a&gt;&amp;nbsp; &amp;nbsp; mail-replied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il-replied-symbolic-rtl.svg</text:p>
          </table:table-cell>
          <table:table-cell office:value-type="string" calcext:value-type="string">
            <text:p>mail-replie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8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85] &amp; CHAR(34) &amp; &quot;&gt;&quot; &amp; &#10;&quot;&lt;img alt=&quot; &amp; CHAR(34) &amp; [.B48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5] &amp; &quot;&lt;br&gt;&quot;" office:value-type="string" office:string-value="&lt;picture&gt;&lt;source media=&quot;(prefers-color-scheme: dark)&quot; srcset=&quot;https://github.com/StorageB/icons/blob/main/GNOME48Adwaita/light/mail-replied-symbolic-rtl.svg&quot;&gt;&lt;source media=&quot;(prefers-color-scheme: light)&quot; srcset=&quot;https://github.com/StorageB/icons/blob/main/GNOME48Adwaita/dark/mail-replied-symbolic-rtl.svg&quot;&gt;&lt;img alt=&quot;mail-replied-symbolic-rtl&quot; src=&quot;https://user-images.githubusercontent.com/25423296/163456779-a8556205-d0a5-45e2-ac17-42d089e3c3f8.png&quot;&gt;&lt;/picture&gt; &amp;nbsp; &amp;nbsp;mail-replied-symbolic-rtl&lt;br&gt;" calcext:value-type="string">
            <text:p>&lt;picture&gt;&lt;source media="(prefers-color-scheme: dark)" srcset="https://github.com/StorageB/icons/blob/main/GNOME48Adwaita/light/mail-replied-symbolic-rtl.svg"&gt;&lt;source media="(prefers-color-scheme: light)" srcset="https://github.com/StorageB/icons/blob/main/GNOME48Adwaita/dark/mail-replied-symbolic-rtl.svg"&gt;&lt;img alt="mail-replied-symbolic-rtl" src="https://user-images.githubusercontent.com/25423296/163456779-a8556205-d0a5-45e2-ac17-42d089e3c3f8.png"&gt;&lt;/picture&gt; &amp;nbsp; &amp;nbsp;mail-replied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85] &amp; CHAR(34) &amp;  &#10;&quot; width=&quot; &amp; CHAR(34) &amp; &quot;22&quot; &amp; CHAR(34) &amp; &quot; alt=&quot; &amp; CHAR(34) &amp; [.B485] &amp; CHAR(34) &amp; &quot;&gt;&lt;/a&gt;&quot; &amp; &#10;&quot;&amp;nbsp; &amp;nbsp; &quot; &amp; [.B485] &amp; &quot;&lt;br&gt;&quot;" office:value-type="string" office:string-value="&lt;a href=&quot;#&quot;&gt;&lt;img src=&quot;https://raw.githubusercontent.com/StorageB/icons/main/GNOME46Adwaita/light/mail-replied-symbolic-rtl.svg&quot; width=&quot;22&quot; alt=&quot;mail-replied-symbolic-rtl&quot;&gt;&lt;/a&gt;&amp;nbsp; &amp;nbsp; mail-replied-symbolic-rtl&lt;br&gt;" calcext:value-type="string">
            <text:p>&lt;a href="#"&gt;&lt;img src="https://raw.githubusercontent.com/StorageB/icons/main/GNOME46Adwaita/light/mail-replied-symbolic-rtl.svg" width="22" alt="mail-replied-symbolic-rtl"&gt;&lt;/a&gt;&amp;nbsp; &amp;nbsp; mail-replied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85] &amp; CHAR(34) &amp;   &#10;&quot; width=&quot; &amp; CHAR(34) &amp; &quot;22&quot; &amp; CHAR(34) &amp; &quot; alt=&quot; &amp; CHAR(34) &amp; [.B485] &amp; CHAR(34) &amp; &quot;&gt;&lt;/a&gt;&quot; &amp;  &#10;&quot;&amp;nbsp; &amp;nbsp; &quot; &amp; [.B485] &amp; &quot;&lt;br&gt;&quot;" office:value-type="string" office:string-value="&lt;a href=&quot;#&quot;&gt;&lt;img src=&quot;https://raw.githubusercontent.com/StorageB/icons/main/GNOME46Adwaita/dark/mail-replied-symbolic-rtl.svg&quot; width=&quot;22&quot; alt=&quot;mail-replied-symbolic-rtl&quot;&gt;&lt;/a&gt;&amp;nbsp; &amp;nbsp; mail-replied-symbolic-rtl&lt;br&gt;" calcext:value-type="string">
            <text:p>&lt;a href="#"&gt;&lt;img src="https://raw.githubusercontent.com/StorageB/icons/main/GNOME46Adwaita/dark/mail-replied-symbolic-rtl.svg" width="22" alt="mail-replied-symbolic-rtl"&gt;&lt;/a&gt;&amp;nbsp; &amp;nbsp; mail-replied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il-replied-symbolic.svg</text:p>
          </table:table-cell>
          <table:table-cell office:value-type="string" calcext:value-type="string">
            <text:p>mail-repli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8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86] &amp; CHAR(34) &amp; &quot;&gt;&quot; &amp; &#10;&quot;&lt;img alt=&quot; &amp; CHAR(34) &amp; [.B48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6] &amp; &quot;&lt;br&gt;&quot;" office:value-type="string" office:string-value="&lt;picture&gt;&lt;source media=&quot;(prefers-color-scheme: dark)&quot; srcset=&quot;https://github.com/StorageB/icons/blob/main/GNOME48Adwaita/light/mail-replied-symbolic.svg&quot;&gt;&lt;source media=&quot;(prefers-color-scheme: light)&quot; srcset=&quot;https://github.com/StorageB/icons/blob/main/GNOME48Adwaita/dark/mail-replied-symbolic.svg&quot;&gt;&lt;img alt=&quot;mail-replied-symbolic&quot; src=&quot;https://user-images.githubusercontent.com/25423296/163456779-a8556205-d0a5-45e2-ac17-42d089e3c3f8.png&quot;&gt;&lt;/picture&gt; &amp;nbsp; &amp;nbsp;mail-replied-symbolic&lt;br&gt;" calcext:value-type="string">
            <text:p>&lt;picture&gt;&lt;source media="(prefers-color-scheme: dark)" srcset="https://github.com/StorageB/icons/blob/main/GNOME48Adwaita/light/mail-replied-symbolic.svg"&gt;&lt;source media="(prefers-color-scheme: light)" srcset="https://github.com/StorageB/icons/blob/main/GNOME48Adwaita/dark/mail-replied-symbolic.svg"&gt;&lt;img alt="mail-replied-symbolic" src="https://user-images.githubusercontent.com/25423296/163456779-a8556205-d0a5-45e2-ac17-42d089e3c3f8.png"&gt;&lt;/picture&gt; &amp;nbsp; &amp;nbsp;mail-repli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86] &amp; CHAR(34) &amp;  &#10;&quot; width=&quot; &amp; CHAR(34) &amp; &quot;22&quot; &amp; CHAR(34) &amp; &quot; alt=&quot; &amp; CHAR(34) &amp; [.B486] &amp; CHAR(34) &amp; &quot;&gt;&lt;/a&gt;&quot; &amp; &#10;&quot;&amp;nbsp; &amp;nbsp; &quot; &amp; [.B486] &amp; &quot;&lt;br&gt;&quot;" office:value-type="string" office:string-value="&lt;a href=&quot;#&quot;&gt;&lt;img src=&quot;https://raw.githubusercontent.com/StorageB/icons/main/GNOME46Adwaita/light/mail-replied-symbolic.svg&quot; width=&quot;22&quot; alt=&quot;mail-replied-symbolic&quot;&gt;&lt;/a&gt;&amp;nbsp; &amp;nbsp; mail-replied-symbolic&lt;br&gt;" calcext:value-type="string">
            <text:p>&lt;a href="#"&gt;&lt;img src="https://raw.githubusercontent.com/StorageB/icons/main/GNOME46Adwaita/light/mail-replied-symbolic.svg" width="22" alt="mail-replied-symbolic"&gt;&lt;/a&gt;&amp;nbsp; &amp;nbsp; mail-repli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86] &amp; CHAR(34) &amp;   &#10;&quot; width=&quot; &amp; CHAR(34) &amp; &quot;22&quot; &amp; CHAR(34) &amp; &quot; alt=&quot; &amp; CHAR(34) &amp; [.B486] &amp; CHAR(34) &amp; &quot;&gt;&lt;/a&gt;&quot; &amp;  &#10;&quot;&amp;nbsp; &amp;nbsp; &quot; &amp; [.B486] &amp; &quot;&lt;br&gt;&quot;" office:value-type="string" office:string-value="&lt;a href=&quot;#&quot;&gt;&lt;img src=&quot;https://raw.githubusercontent.com/StorageB/icons/main/GNOME46Adwaita/dark/mail-replied-symbolic.svg&quot; width=&quot;22&quot; alt=&quot;mail-replied-symbolic&quot;&gt;&lt;/a&gt;&amp;nbsp; &amp;nbsp; mail-replied-symbolic&lt;br&gt;" calcext:value-type="string">
            <text:p>&lt;a href="#"&gt;&lt;img src="https://raw.githubusercontent.com/StorageB/icons/main/GNOME46Adwaita/dark/mail-replied-symbolic.svg" width="22" alt="mail-replied-symbolic"&gt;&lt;/a&gt;&amp;nbsp; &amp;nbsp; mail-repli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il-unread-symbolic.svg</text:p>
          </table:table-cell>
          <table:table-cell office:value-type="string" calcext:value-type="string">
            <text:p>mail-unrea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8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87] &amp; CHAR(34) &amp; &quot;&gt;&quot; &amp; &#10;&quot;&lt;img alt=&quot; &amp; CHAR(34) &amp; [.B48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7] &amp; &quot;&lt;br&gt;&quot;" office:value-type="string" office:string-value="&lt;picture&gt;&lt;source media=&quot;(prefers-color-scheme: dark)&quot; srcset=&quot;https://github.com/StorageB/icons/blob/main/GNOME48Adwaita/light/mail-unread-symbolic.svg&quot;&gt;&lt;source media=&quot;(prefers-color-scheme: light)&quot; srcset=&quot;https://github.com/StorageB/icons/blob/main/GNOME48Adwaita/dark/mail-unread-symbolic.svg&quot;&gt;&lt;img alt=&quot;mail-unread-symbolic&quot; src=&quot;https://user-images.githubusercontent.com/25423296/163456779-a8556205-d0a5-45e2-ac17-42d089e3c3f8.png&quot;&gt;&lt;/picture&gt; &amp;nbsp; &amp;nbsp;mail-unread-symbolic&lt;br&gt;" calcext:value-type="string">
            <text:p>&lt;picture&gt;&lt;source media="(prefers-color-scheme: dark)" srcset="https://github.com/StorageB/icons/blob/main/GNOME48Adwaita/light/mail-unread-symbolic.svg"&gt;&lt;source media="(prefers-color-scheme: light)" srcset="https://github.com/StorageB/icons/blob/main/GNOME48Adwaita/dark/mail-unread-symbolic.svg"&gt;&lt;img alt="mail-unread-symbolic" src="https://user-images.githubusercontent.com/25423296/163456779-a8556205-d0a5-45e2-ac17-42d089e3c3f8.png"&gt;&lt;/picture&gt; &amp;nbsp; &amp;nbsp;mail-unrea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87] &amp; CHAR(34) &amp;  &#10;&quot; width=&quot; &amp; CHAR(34) &amp; &quot;22&quot; &amp; CHAR(34) &amp; &quot; alt=&quot; &amp; CHAR(34) &amp; [.B487] &amp; CHAR(34) &amp; &quot;&gt;&lt;/a&gt;&quot; &amp; &#10;&quot;&amp;nbsp; &amp;nbsp; &quot; &amp; [.B487] &amp; &quot;&lt;br&gt;&quot;" office:value-type="string" office:string-value="&lt;a href=&quot;#&quot;&gt;&lt;img src=&quot;https://raw.githubusercontent.com/StorageB/icons/main/GNOME46Adwaita/light/mail-unread-symbolic.svg&quot; width=&quot;22&quot; alt=&quot;mail-unread-symbolic&quot;&gt;&lt;/a&gt;&amp;nbsp; &amp;nbsp; mail-unread-symbolic&lt;br&gt;" calcext:value-type="string">
            <text:p>&lt;a href="#"&gt;&lt;img src="https://raw.githubusercontent.com/StorageB/icons/main/GNOME46Adwaita/light/mail-unread-symbolic.svg" width="22" alt="mail-unread-symbolic"&gt;&lt;/a&gt;&amp;nbsp; &amp;nbsp; mail-unrea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87] &amp; CHAR(34) &amp;   &#10;&quot; width=&quot; &amp; CHAR(34) &amp; &quot;22&quot; &amp; CHAR(34) &amp; &quot; alt=&quot; &amp; CHAR(34) &amp; [.B487] &amp; CHAR(34) &amp; &quot;&gt;&lt;/a&gt;&quot; &amp;  &#10;&quot;&amp;nbsp; &amp;nbsp; &quot; &amp; [.B487] &amp; &quot;&lt;br&gt;&quot;" office:value-type="string" office:string-value="&lt;a href=&quot;#&quot;&gt;&lt;img src=&quot;https://raw.githubusercontent.com/StorageB/icons/main/GNOME46Adwaita/dark/mail-unread-symbolic.svg&quot; width=&quot;22&quot; alt=&quot;mail-unread-symbolic&quot;&gt;&lt;/a&gt;&amp;nbsp; &amp;nbsp; mail-unread-symbolic&lt;br&gt;" calcext:value-type="string">
            <text:p>&lt;a href="#"&gt;&lt;img src="https://raw.githubusercontent.com/StorageB/icons/main/GNOME46Adwaita/dark/mail-unread-symbolic.svg" width="22" alt="mail-unread-symbolic"&gt;&lt;/a&gt;&amp;nbsp; &amp;nbsp; mail-unrea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a-playlist-consecutive-symbolic.svg</text:p>
          </table:table-cell>
          <table:table-cell office:value-type="string" calcext:value-type="string">
            <text:p>media-playlist-consecutiv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8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88] &amp; CHAR(34) &amp; &quot;&gt;&quot; &amp; &#10;&quot;&lt;img alt=&quot; &amp; CHAR(34) &amp; [.B48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8] &amp; &quot;&lt;br&gt;&quot;" office:value-type="string" office:string-value="&lt;picture&gt;&lt;source media=&quot;(prefers-color-scheme: dark)&quot; srcset=&quot;https://github.com/StorageB/icons/blob/main/GNOME48Adwaita/light/media-playlist-consecutive-symbolic.svg&quot;&gt;&lt;source media=&quot;(prefers-color-scheme: light)&quot; srcset=&quot;https://github.com/StorageB/icons/blob/main/GNOME48Adwaita/dark/media-playlist-consecutive-symbolic.svg&quot;&gt;&lt;img alt=&quot;media-playlist-consecutive-symbolic&quot; src=&quot;https://user-images.githubusercontent.com/25423296/163456779-a8556205-d0a5-45e2-ac17-42d089e3c3f8.png&quot;&gt;&lt;/picture&gt; &amp;nbsp; &amp;nbsp;media-playlist-consecutive-symbolic&lt;br&gt;" calcext:value-type="string">
            <text:p>&lt;picture&gt;&lt;source media="(prefers-color-scheme: dark)" srcset="https://github.com/StorageB/icons/blob/main/GNOME48Adwaita/light/media-playlist-consecutive-symbolic.svg"&gt;&lt;source media="(prefers-color-scheme: light)" srcset="https://github.com/StorageB/icons/blob/main/GNOME48Adwaita/dark/media-playlist-consecutive-symbolic.svg"&gt;&lt;img alt="media-playlist-consecutive-symbolic" src="https://user-images.githubusercontent.com/25423296/163456779-a8556205-d0a5-45e2-ac17-42d089e3c3f8.png"&gt;&lt;/picture&gt; &amp;nbsp; &amp;nbsp;media-playlist-consecutiv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88] &amp; CHAR(34) &amp;  &#10;&quot; width=&quot; &amp; CHAR(34) &amp; &quot;22&quot; &amp; CHAR(34) &amp; &quot; alt=&quot; &amp; CHAR(34) &amp; [.B488] &amp; CHAR(34) &amp; &quot;&gt;&lt;/a&gt;&quot; &amp; &#10;&quot;&amp;nbsp; &amp;nbsp; &quot; &amp; [.B488] &amp; &quot;&lt;br&gt;&quot;" office:value-type="string" office:string-value="&lt;a href=&quot;#&quot;&gt;&lt;img src=&quot;https://raw.githubusercontent.com/StorageB/icons/main/GNOME46Adwaita/light/media-playlist-consecutive-symbolic.svg&quot; width=&quot;22&quot; alt=&quot;media-playlist-consecutive-symbolic&quot;&gt;&lt;/a&gt;&amp;nbsp; &amp;nbsp; media-playlist-consecutive-symbolic&lt;br&gt;" calcext:value-type="string">
            <text:p>&lt;a href="#"&gt;&lt;img src="https://raw.githubusercontent.com/StorageB/icons/main/GNOME46Adwaita/light/media-playlist-consecutive-symbolic.svg" width="22" alt="media-playlist-consecutive-symbolic"&gt;&lt;/a&gt;&amp;nbsp; &amp;nbsp; media-playlist-consecutiv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88] &amp; CHAR(34) &amp;   &#10;&quot; width=&quot; &amp; CHAR(34) &amp; &quot;22&quot; &amp; CHAR(34) &amp; &quot; alt=&quot; &amp; CHAR(34) &amp; [.B488] &amp; CHAR(34) &amp; &quot;&gt;&lt;/a&gt;&quot; &amp;  &#10;&quot;&amp;nbsp; &amp;nbsp; &quot; &amp; [.B488] &amp; &quot;&lt;br&gt;&quot;" office:value-type="string" office:string-value="&lt;a href=&quot;#&quot;&gt;&lt;img src=&quot;https://raw.githubusercontent.com/StorageB/icons/main/GNOME46Adwaita/dark/media-playlist-consecutive-symbolic.svg&quot; width=&quot;22&quot; alt=&quot;media-playlist-consecutive-symbolic&quot;&gt;&lt;/a&gt;&amp;nbsp; &amp;nbsp; media-playlist-consecutive-symbolic&lt;br&gt;" calcext:value-type="string">
            <text:p>&lt;a href="#"&gt;&lt;img src="https://raw.githubusercontent.com/StorageB/icons/main/GNOME46Adwaita/dark/media-playlist-consecutive-symbolic.svg" width="22" alt="media-playlist-consecutive-symbolic"&gt;&lt;/a&gt;&amp;nbsp; &amp;nbsp; media-playlist-consecutiv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a-playlist-repeat-song-symbolic.svg</text:p>
          </table:table-cell>
          <table:table-cell office:value-type="string" calcext:value-type="string">
            <text:p>media-playlist-repeat-so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8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89] &amp; CHAR(34) &amp; &quot;&gt;&quot; &amp; &#10;&quot;&lt;img alt=&quot; &amp; CHAR(34) &amp; [.B48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9] &amp; &quot;&lt;br&gt;&quot;" office:value-type="string" office:string-value="&lt;picture&gt;&lt;source media=&quot;(prefers-color-scheme: dark)&quot; srcset=&quot;https://github.com/StorageB/icons/blob/main/GNOME48Adwaita/light/media-playlist-repeat-song-symbolic.svg&quot;&gt;&lt;source media=&quot;(prefers-color-scheme: light)&quot; srcset=&quot;https://github.com/StorageB/icons/blob/main/GNOME48Adwaita/dark/media-playlist-repeat-song-symbolic.svg&quot;&gt;&lt;img alt=&quot;media-playlist-repeat-song-symbolic&quot; src=&quot;https://user-images.githubusercontent.com/25423296/163456779-a8556205-d0a5-45e2-ac17-42d089e3c3f8.png&quot;&gt;&lt;/picture&gt; &amp;nbsp; &amp;nbsp;media-playlist-repeat-song-symbolic&lt;br&gt;" calcext:value-type="string">
            <text:p>&lt;picture&gt;&lt;source media="(prefers-color-scheme: dark)" srcset="https://github.com/StorageB/icons/blob/main/GNOME48Adwaita/light/media-playlist-repeat-song-symbolic.svg"&gt;&lt;source media="(prefers-color-scheme: light)" srcset="https://github.com/StorageB/icons/blob/main/GNOME48Adwaita/dark/media-playlist-repeat-song-symbolic.svg"&gt;&lt;img alt="media-playlist-repeat-song-symbolic" src="https://user-images.githubusercontent.com/25423296/163456779-a8556205-d0a5-45e2-ac17-42d089e3c3f8.png"&gt;&lt;/picture&gt; &amp;nbsp; &amp;nbsp;media-playlist-repeat-so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89] &amp; CHAR(34) &amp;  &#10;&quot; width=&quot; &amp; CHAR(34) &amp; &quot;22&quot; &amp; CHAR(34) &amp; &quot; alt=&quot; &amp; CHAR(34) &amp; [.B489] &amp; CHAR(34) &amp; &quot;&gt;&lt;/a&gt;&quot; &amp; &#10;&quot;&amp;nbsp; &amp;nbsp; &quot; &amp; [.B489] &amp; &quot;&lt;br&gt;&quot;" office:value-type="string" office:string-value="&lt;a href=&quot;#&quot;&gt;&lt;img src=&quot;https://raw.githubusercontent.com/StorageB/icons/main/GNOME46Adwaita/light/media-playlist-repeat-song-symbolic.svg&quot; width=&quot;22&quot; alt=&quot;media-playlist-repeat-song-symbolic&quot;&gt;&lt;/a&gt;&amp;nbsp; &amp;nbsp; media-playlist-repeat-song-symbolic&lt;br&gt;" calcext:value-type="string">
            <text:p>&lt;a href="#"&gt;&lt;img src="https://raw.githubusercontent.com/StorageB/icons/main/GNOME46Adwaita/light/media-playlist-repeat-song-symbolic.svg" width="22" alt="media-playlist-repeat-song-symbolic"&gt;&lt;/a&gt;&amp;nbsp; &amp;nbsp; media-playlist-repeat-so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89] &amp; CHAR(34) &amp;   &#10;&quot; width=&quot; &amp; CHAR(34) &amp; &quot;22&quot; &amp; CHAR(34) &amp; &quot; alt=&quot; &amp; CHAR(34) &amp; [.B489] &amp; CHAR(34) &amp; &quot;&gt;&lt;/a&gt;&quot; &amp;  &#10;&quot;&amp;nbsp; &amp;nbsp; &quot; &amp; [.B489] &amp; &quot;&lt;br&gt;&quot;" office:value-type="string" office:string-value="&lt;a href=&quot;#&quot;&gt;&lt;img src=&quot;https://raw.githubusercontent.com/StorageB/icons/main/GNOME46Adwaita/dark/media-playlist-repeat-song-symbolic.svg&quot; width=&quot;22&quot; alt=&quot;media-playlist-repeat-song-symbolic&quot;&gt;&lt;/a&gt;&amp;nbsp; &amp;nbsp; media-playlist-repeat-song-symbolic&lt;br&gt;" calcext:value-type="string">
            <text:p>&lt;a href="#"&gt;&lt;img src="https://raw.githubusercontent.com/StorageB/icons/main/GNOME46Adwaita/dark/media-playlist-repeat-song-symbolic.svg" width="22" alt="media-playlist-repeat-song-symbolic"&gt;&lt;/a&gt;&amp;nbsp; &amp;nbsp; media-playlist-repeat-so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a-playlist-repeat-symbolic.svg</text:p>
          </table:table-cell>
          <table:table-cell office:value-type="string" calcext:value-type="string">
            <text:p>media-playlist-repea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9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90] &amp; CHAR(34) &amp; &quot;&gt;&quot; &amp; &#10;&quot;&lt;img alt=&quot; &amp; CHAR(34) &amp; [.B49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0] &amp; &quot;&lt;br&gt;&quot;" office:value-type="string" office:string-value="&lt;picture&gt;&lt;source media=&quot;(prefers-color-scheme: dark)&quot; srcset=&quot;https://github.com/StorageB/icons/blob/main/GNOME48Adwaita/light/media-playlist-repeat-symbolic.svg&quot;&gt;&lt;source media=&quot;(prefers-color-scheme: light)&quot; srcset=&quot;https://github.com/StorageB/icons/blob/main/GNOME48Adwaita/dark/media-playlist-repeat-symbolic.svg&quot;&gt;&lt;img alt=&quot;media-playlist-repeat-symbolic&quot; src=&quot;https://user-images.githubusercontent.com/25423296/163456779-a8556205-d0a5-45e2-ac17-42d089e3c3f8.png&quot;&gt;&lt;/picture&gt; &amp;nbsp; &amp;nbsp;media-playlist-repeat-symbolic&lt;br&gt;" calcext:value-type="string">
            <text:p>&lt;picture&gt;&lt;source media="(prefers-color-scheme: dark)" srcset="https://github.com/StorageB/icons/blob/main/GNOME48Adwaita/light/media-playlist-repeat-symbolic.svg"&gt;&lt;source media="(prefers-color-scheme: light)" srcset="https://github.com/StorageB/icons/blob/main/GNOME48Adwaita/dark/media-playlist-repeat-symbolic.svg"&gt;&lt;img alt="media-playlist-repeat-symbolic" src="https://user-images.githubusercontent.com/25423296/163456779-a8556205-d0a5-45e2-ac17-42d089e3c3f8.png"&gt;&lt;/picture&gt; &amp;nbsp; &amp;nbsp;media-playlist-repea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90] &amp; CHAR(34) &amp;  &#10;&quot; width=&quot; &amp; CHAR(34) &amp; &quot;22&quot; &amp; CHAR(34) &amp; &quot; alt=&quot; &amp; CHAR(34) &amp; [.B490] &amp; CHAR(34) &amp; &quot;&gt;&lt;/a&gt;&quot; &amp; &#10;&quot;&amp;nbsp; &amp;nbsp; &quot; &amp; [.B490] &amp; &quot;&lt;br&gt;&quot;" office:value-type="string" office:string-value="&lt;a href=&quot;#&quot;&gt;&lt;img src=&quot;https://raw.githubusercontent.com/StorageB/icons/main/GNOME46Adwaita/light/media-playlist-repeat-symbolic.svg&quot; width=&quot;22&quot; alt=&quot;media-playlist-repeat-symbolic&quot;&gt;&lt;/a&gt;&amp;nbsp; &amp;nbsp; media-playlist-repeat-symbolic&lt;br&gt;" calcext:value-type="string">
            <text:p>&lt;a href="#"&gt;&lt;img src="https://raw.githubusercontent.com/StorageB/icons/main/GNOME46Adwaita/light/media-playlist-repeat-symbolic.svg" width="22" alt="media-playlist-repeat-symbolic"&gt;&lt;/a&gt;&amp;nbsp; &amp;nbsp; media-playlist-repea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90] &amp; CHAR(34) &amp;   &#10;&quot; width=&quot; &amp; CHAR(34) &amp; &quot;22&quot; &amp; CHAR(34) &amp; &quot; alt=&quot; &amp; CHAR(34) &amp; [.B490] &amp; CHAR(34) &amp; &quot;&gt;&lt;/a&gt;&quot; &amp;  &#10;&quot;&amp;nbsp; &amp;nbsp; &quot; &amp; [.B490] &amp; &quot;&lt;br&gt;&quot;" office:value-type="string" office:string-value="&lt;a href=&quot;#&quot;&gt;&lt;img src=&quot;https://raw.githubusercontent.com/StorageB/icons/main/GNOME46Adwaita/dark/media-playlist-repeat-symbolic.svg&quot; width=&quot;22&quot; alt=&quot;media-playlist-repeat-symbolic&quot;&gt;&lt;/a&gt;&amp;nbsp; &amp;nbsp; media-playlist-repeat-symbolic&lt;br&gt;" calcext:value-type="string">
            <text:p>&lt;a href="#"&gt;&lt;img src="https://raw.githubusercontent.com/StorageB/icons/main/GNOME46Adwaita/dark/media-playlist-repeat-symbolic.svg" width="22" alt="media-playlist-repeat-symbolic"&gt;&lt;/a&gt;&amp;nbsp; &amp;nbsp; media-playlist-repea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a-playlist-shuffle-symbolic.svg</text:p>
          </table:table-cell>
          <table:table-cell office:value-type="string" calcext:value-type="string">
            <text:p>media-playlist-shuff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9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91] &amp; CHAR(34) &amp; &quot;&gt;&quot; &amp; &#10;&quot;&lt;img alt=&quot; &amp; CHAR(34) &amp; [.B49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1] &amp; &quot;&lt;br&gt;&quot;" office:value-type="string" office:string-value="&lt;picture&gt;&lt;source media=&quot;(prefers-color-scheme: dark)&quot; srcset=&quot;https://github.com/StorageB/icons/blob/main/GNOME48Adwaita/light/media-playlist-shuffle-symbolic.svg&quot;&gt;&lt;source media=&quot;(prefers-color-scheme: light)&quot; srcset=&quot;https://github.com/StorageB/icons/blob/main/GNOME48Adwaita/dark/media-playlist-shuffle-symbolic.svg&quot;&gt;&lt;img alt=&quot;media-playlist-shuffle-symbolic&quot; src=&quot;https://user-images.githubusercontent.com/25423296/163456779-a8556205-d0a5-45e2-ac17-42d089e3c3f8.png&quot;&gt;&lt;/picture&gt; &amp;nbsp; &amp;nbsp;media-playlist-shuffle-symbolic&lt;br&gt;" calcext:value-type="string">
            <text:p>&lt;picture&gt;&lt;source media="(prefers-color-scheme: dark)" srcset="https://github.com/StorageB/icons/blob/main/GNOME48Adwaita/light/media-playlist-shuffle-symbolic.svg"&gt;&lt;source media="(prefers-color-scheme: light)" srcset="https://github.com/StorageB/icons/blob/main/GNOME48Adwaita/dark/media-playlist-shuffle-symbolic.svg"&gt;&lt;img alt="media-playlist-shuffle-symbolic" src="https://user-images.githubusercontent.com/25423296/163456779-a8556205-d0a5-45e2-ac17-42d089e3c3f8.png"&gt;&lt;/picture&gt; &amp;nbsp; &amp;nbsp;media-playlist-shuffl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91] &amp; CHAR(34) &amp;  &#10;&quot; width=&quot; &amp; CHAR(34) &amp; &quot;22&quot; &amp; CHAR(34) &amp; &quot; alt=&quot; &amp; CHAR(34) &amp; [.B491] &amp; CHAR(34) &amp; &quot;&gt;&lt;/a&gt;&quot; &amp; &#10;&quot;&amp;nbsp; &amp;nbsp; &quot; &amp; [.B491] &amp; &quot;&lt;br&gt;&quot;" office:value-type="string" office:string-value="&lt;a href=&quot;#&quot;&gt;&lt;img src=&quot;https://raw.githubusercontent.com/StorageB/icons/main/GNOME46Adwaita/light/media-playlist-shuffle-symbolic.svg&quot; width=&quot;22&quot; alt=&quot;media-playlist-shuffle-symbolic&quot;&gt;&lt;/a&gt;&amp;nbsp; &amp;nbsp; media-playlist-shuffle-symbolic&lt;br&gt;" calcext:value-type="string">
            <text:p>&lt;a href="#"&gt;&lt;img src="https://raw.githubusercontent.com/StorageB/icons/main/GNOME46Adwaita/light/media-playlist-shuffle-symbolic.svg" width="22" alt="media-playlist-shuffle-symbolic"&gt;&lt;/a&gt;&amp;nbsp; &amp;nbsp; media-playlist-shuffl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91] &amp; CHAR(34) &amp;   &#10;&quot; width=&quot; &amp; CHAR(34) &amp; &quot;22&quot; &amp; CHAR(34) &amp; &quot; alt=&quot; &amp; CHAR(34) &amp; [.B491] &amp; CHAR(34) &amp; &quot;&gt;&lt;/a&gt;&quot; &amp;  &#10;&quot;&amp;nbsp; &amp;nbsp; &quot; &amp; [.B491] &amp; &quot;&lt;br&gt;&quot;" office:value-type="string" office:string-value="&lt;a href=&quot;#&quot;&gt;&lt;img src=&quot;https://raw.githubusercontent.com/StorageB/icons/main/GNOME46Adwaita/dark/media-playlist-shuffle-symbolic.svg&quot; width=&quot;22&quot; alt=&quot;media-playlist-shuffle-symbolic&quot;&gt;&lt;/a&gt;&amp;nbsp; &amp;nbsp; media-playlist-shuffle-symbolic&lt;br&gt;" calcext:value-type="string">
            <text:p>&lt;a href="#"&gt;&lt;img src="https://raw.githubusercontent.com/StorageB/icons/main/GNOME46Adwaita/dark/media-playlist-shuffle-symbolic.svg" width="22" alt="media-playlist-shuffle-symbolic"&gt;&lt;/a&gt;&amp;nbsp; &amp;nbsp; media-playlist-shuffl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icrophone-disabled-symbolic.svg</text:p>
          </table:table-cell>
          <table:table-cell office:value-type="string" calcext:value-type="string">
            <text:p>microphone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9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92] &amp; CHAR(34) &amp; &quot;&gt;&quot; &amp; &#10;&quot;&lt;img alt=&quot; &amp; CHAR(34) &amp; [.B49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2] &amp; &quot;&lt;br&gt;&quot;" office:value-type="string" office:string-value="&lt;picture&gt;&lt;source media=&quot;(prefers-color-scheme: dark)&quot; srcset=&quot;https://github.com/StorageB/icons/blob/main/GNOME48Adwaita/light/microphone-disabled-symbolic.svg&quot;&gt;&lt;source media=&quot;(prefers-color-scheme: light)&quot; srcset=&quot;https://github.com/StorageB/icons/blob/main/GNOME48Adwaita/dark/microphone-disabled-symbolic.svg&quot;&gt;&lt;img alt=&quot;microphone-disabled-symbolic&quot; src=&quot;https://user-images.githubusercontent.com/25423296/163456779-a8556205-d0a5-45e2-ac17-42d089e3c3f8.png&quot;&gt;&lt;/picture&gt; &amp;nbsp; &amp;nbsp;microphone-disabled-symbolic&lt;br&gt;" calcext:value-type="string">
            <text:p>&lt;picture&gt;&lt;source media="(prefers-color-scheme: dark)" srcset="https://github.com/StorageB/icons/blob/main/GNOME48Adwaita/light/microphone-disabled-symbolic.svg"&gt;&lt;source media="(prefers-color-scheme: light)" srcset="https://github.com/StorageB/icons/blob/main/GNOME48Adwaita/dark/microphone-disabled-symbolic.svg"&gt;&lt;img alt="microphone-disabled-symbolic" src="https://user-images.githubusercontent.com/25423296/163456779-a8556205-d0a5-45e2-ac17-42d089e3c3f8.png"&gt;&lt;/picture&gt; &amp;nbsp; &amp;nbsp;microphone-disabl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92] &amp; CHAR(34) &amp;  &#10;&quot; width=&quot; &amp; CHAR(34) &amp; &quot;22&quot; &amp; CHAR(34) &amp; &quot; alt=&quot; &amp; CHAR(34) &amp; [.B492] &amp; CHAR(34) &amp; &quot;&gt;&lt;/a&gt;&quot; &amp; &#10;&quot;&amp;nbsp; &amp;nbsp; &quot; &amp; [.B492] &amp; &quot;&lt;br&gt;&quot;" office:value-type="string" office:string-value="&lt;a href=&quot;#&quot;&gt;&lt;img src=&quot;https://raw.githubusercontent.com/StorageB/icons/main/GNOME46Adwaita/light/microphone-disabled-symbolic.svg&quot; width=&quot;22&quot; alt=&quot;microphone-disabled-symbolic&quot;&gt;&lt;/a&gt;&amp;nbsp; &amp;nbsp; microphone-disabled-symbolic&lt;br&gt;" calcext:value-type="string">
            <text:p>&lt;a href="#"&gt;&lt;img src="https://raw.githubusercontent.com/StorageB/icons/main/GNOME46Adwaita/light/microphone-disabled-symbolic.svg" width="22" alt="microphone-disabled-symbolic"&gt;&lt;/a&gt;&amp;nbsp; &amp;nbsp; microphone-disabl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92] &amp; CHAR(34) &amp;   &#10;&quot; width=&quot; &amp; CHAR(34) &amp; &quot;22&quot; &amp; CHAR(34) &amp; &quot; alt=&quot; &amp; CHAR(34) &amp; [.B492] &amp; CHAR(34) &amp; &quot;&gt;&lt;/a&gt;&quot; &amp;  &#10;&quot;&amp;nbsp; &amp;nbsp; &quot; &amp; [.B492] &amp; &quot;&lt;br&gt;&quot;" office:value-type="string" office:string-value="&lt;a href=&quot;#&quot;&gt;&lt;img src=&quot;https://raw.githubusercontent.com/StorageB/icons/main/GNOME46Adwaita/dark/microphone-disabled-symbolic.svg&quot; width=&quot;22&quot; alt=&quot;microphone-disabled-symbolic&quot;&gt;&lt;/a&gt;&amp;nbsp; &amp;nbsp; microphone-disabled-symbolic&lt;br&gt;" calcext:value-type="string">
            <text:p>&lt;a href="#"&gt;&lt;img src="https://raw.githubusercontent.com/StorageB/icons/main/GNOME46Adwaita/dark/microphone-disabled-symbolic.svg" width="22" alt="microphone-disabled-symbolic"&gt;&lt;/a&gt;&amp;nbsp; &amp;nbsp; microphone-disabl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icrophone-hardware-disabled-symbolic.svg</text:p>
          </table:table-cell>
          <table:table-cell office:value-type="string" calcext:value-type="string">
            <text:p>microphone-hardware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9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93] &amp; CHAR(34) &amp; &quot;&gt;&quot; &amp; &#10;&quot;&lt;img alt=&quot; &amp; CHAR(34) &amp; [.B49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3] &amp; &quot;&lt;br&gt;&quot;" office:value-type="string" office:string-value="&lt;picture&gt;&lt;source media=&quot;(prefers-color-scheme: dark)&quot; srcset=&quot;https://github.com/StorageB/icons/blob/main/GNOME48Adwaita/light/microphone-hardware-disabled-symbolic.svg&quot;&gt;&lt;source media=&quot;(prefers-color-scheme: light)&quot; srcset=&quot;https://github.com/StorageB/icons/blob/main/GNOME48Adwaita/dark/microphone-hardware-disabled-symbolic.svg&quot;&gt;&lt;img alt=&quot;microphone-hardware-disabled-symbolic&quot; src=&quot;https://user-images.githubusercontent.com/25423296/163456779-a8556205-d0a5-45e2-ac17-42d089e3c3f8.png&quot;&gt;&lt;/picture&gt; &amp;nbsp; &amp;nbsp;microphone-hardware-disabled-symbolic&lt;br&gt;" calcext:value-type="string">
            <text:p>&lt;picture&gt;&lt;source media="(prefers-color-scheme: dark)" srcset="https://github.com/StorageB/icons/blob/main/GNOME48Adwaita/light/microphone-hardware-disabled-symbolic.svg"&gt;&lt;source media="(prefers-color-scheme: light)" srcset="https://github.com/StorageB/icons/blob/main/GNOME48Adwaita/dark/microphone-hardware-disabled-symbolic.svg"&gt;&lt;img alt="microphone-hardware-disabled-symbolic" src="https://user-images.githubusercontent.com/25423296/163456779-a8556205-d0a5-45e2-ac17-42d089e3c3f8.png"&gt;&lt;/picture&gt; &amp;nbsp; &amp;nbsp;microphone-hardware-disabl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93] &amp; CHAR(34) &amp;  &#10;&quot; width=&quot; &amp; CHAR(34) &amp; &quot;22&quot; &amp; CHAR(34) &amp; &quot; alt=&quot; &amp; CHAR(34) &amp; [.B493] &amp; CHAR(34) &amp; &quot;&gt;&lt;/a&gt;&quot; &amp; &#10;&quot;&amp;nbsp; &amp;nbsp; &quot; &amp; [.B493] &amp; &quot;&lt;br&gt;&quot;" office:value-type="string" office:string-value="&lt;a href=&quot;#&quot;&gt;&lt;img src=&quot;https://raw.githubusercontent.com/StorageB/icons/main/GNOME46Adwaita/light/microphone-hardware-disabled-symbolic.svg&quot; width=&quot;22&quot; alt=&quot;microphone-hardware-disabled-symbolic&quot;&gt;&lt;/a&gt;&amp;nbsp; &amp;nbsp; microphone-hardware-disabled-symbolic&lt;br&gt;" calcext:value-type="string">
            <text:p>&lt;a href="#"&gt;&lt;img src="https://raw.githubusercontent.com/StorageB/icons/main/GNOME46Adwaita/light/microphone-hardware-disabled-symbolic.svg" width="22" alt="microphone-hardware-disabled-symbolic"&gt;&lt;/a&gt;&amp;nbsp; &amp;nbsp; microphone-hardware-disabl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93] &amp; CHAR(34) &amp;   &#10;&quot; width=&quot; &amp; CHAR(34) &amp; &quot;22&quot; &amp; CHAR(34) &amp; &quot; alt=&quot; &amp; CHAR(34) &amp; [.B493] &amp; CHAR(34) &amp; &quot;&gt;&lt;/a&gt;&quot; &amp;  &#10;&quot;&amp;nbsp; &amp;nbsp; &quot; &amp; [.B493] &amp; &quot;&lt;br&gt;&quot;" office:value-type="string" office:string-value="&lt;a href=&quot;#&quot;&gt;&lt;img src=&quot;https://raw.githubusercontent.com/StorageB/icons/main/GNOME46Adwaita/dark/microphone-hardware-disabled-symbolic.svg&quot; width=&quot;22&quot; alt=&quot;microphone-hardware-disabled-symbolic&quot;&gt;&lt;/a&gt;&amp;nbsp; &amp;nbsp; microphone-hardware-disabled-symbolic&lt;br&gt;" calcext:value-type="string">
            <text:p>&lt;a href="#"&gt;&lt;img src="https://raw.githubusercontent.com/StorageB/icons/main/GNOME46Adwaita/dark/microphone-hardware-disabled-symbolic.svg" width="22" alt="microphone-hardware-disabled-symbolic"&gt;&lt;/a&gt;&amp;nbsp; &amp;nbsp; microphone-hardware-disabl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icrophone-sensitivity-high-symbolic.svg</text:p>
          </table:table-cell>
          <table:table-cell office:value-type="string" calcext:value-type="string">
            <text:p>microphone-sensitivity-hig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9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94] &amp; CHAR(34) &amp; &quot;&gt;&quot; &amp; &#10;&quot;&lt;img alt=&quot; &amp; CHAR(34) &amp; [.B49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4] &amp; &quot;&lt;br&gt;&quot;" office:value-type="string" office:string-value="&lt;picture&gt;&lt;source media=&quot;(prefers-color-scheme: dark)&quot; srcset=&quot;https://github.com/StorageB/icons/blob/main/GNOME48Adwaita/light/microphone-sensitivity-high-symbolic.svg&quot;&gt;&lt;source media=&quot;(prefers-color-scheme: light)&quot; srcset=&quot;https://github.com/StorageB/icons/blob/main/GNOME48Adwaita/dark/microphone-sensitivity-high-symbolic.svg&quot;&gt;&lt;img alt=&quot;microphone-sensitivity-high-symbolic&quot; src=&quot;https://user-images.githubusercontent.com/25423296/163456779-a8556205-d0a5-45e2-ac17-42d089e3c3f8.png&quot;&gt;&lt;/picture&gt; &amp;nbsp; &amp;nbsp;microphone-sensitivity-high-symbolic&lt;br&gt;" calcext:value-type="string">
            <text:p>&lt;picture&gt;&lt;source media="(prefers-color-scheme: dark)" srcset="https://github.com/StorageB/icons/blob/main/GNOME48Adwaita/light/microphone-sensitivity-high-symbolic.svg"&gt;&lt;source media="(prefers-color-scheme: light)" srcset="https://github.com/StorageB/icons/blob/main/GNOME48Adwaita/dark/microphone-sensitivity-high-symbolic.svg"&gt;&lt;img alt="microphone-sensitivity-high-symbolic" src="https://user-images.githubusercontent.com/25423296/163456779-a8556205-d0a5-45e2-ac17-42d089e3c3f8.png"&gt;&lt;/picture&gt; &amp;nbsp; &amp;nbsp;microphone-sensitivity-high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94] &amp; CHAR(34) &amp;  &#10;&quot; width=&quot; &amp; CHAR(34) &amp; &quot;22&quot; &amp; CHAR(34) &amp; &quot; alt=&quot; &amp; CHAR(34) &amp; [.B494] &amp; CHAR(34) &amp; &quot;&gt;&lt;/a&gt;&quot; &amp; &#10;&quot;&amp;nbsp; &amp;nbsp; &quot; &amp; [.B494] &amp; &quot;&lt;br&gt;&quot;" office:value-type="string" office:string-value="&lt;a href=&quot;#&quot;&gt;&lt;img src=&quot;https://raw.githubusercontent.com/StorageB/icons/main/GNOME46Adwaita/light/microphone-sensitivity-high-symbolic.svg&quot; width=&quot;22&quot; alt=&quot;microphone-sensitivity-high-symbolic&quot;&gt;&lt;/a&gt;&amp;nbsp; &amp;nbsp; microphone-sensitivity-high-symbolic&lt;br&gt;" calcext:value-type="string">
            <text:p>&lt;a href="#"&gt;&lt;img src="https://raw.githubusercontent.com/StorageB/icons/main/GNOME46Adwaita/light/microphone-sensitivity-high-symbolic.svg" width="22" alt="microphone-sensitivity-high-symbolic"&gt;&lt;/a&gt;&amp;nbsp; &amp;nbsp; microphone-sensitivity-high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94] &amp; CHAR(34) &amp;   &#10;&quot; width=&quot; &amp; CHAR(34) &amp; &quot;22&quot; &amp; CHAR(34) &amp; &quot; alt=&quot; &amp; CHAR(34) &amp; [.B494] &amp; CHAR(34) &amp; &quot;&gt;&lt;/a&gt;&quot; &amp;  &#10;&quot;&amp;nbsp; &amp;nbsp; &quot; &amp; [.B494] &amp; &quot;&lt;br&gt;&quot;" office:value-type="string" office:string-value="&lt;a href=&quot;#&quot;&gt;&lt;img src=&quot;https://raw.githubusercontent.com/StorageB/icons/main/GNOME46Adwaita/dark/microphone-sensitivity-high-symbolic.svg&quot; width=&quot;22&quot; alt=&quot;microphone-sensitivity-high-symbolic&quot;&gt;&lt;/a&gt;&amp;nbsp; &amp;nbsp; microphone-sensitivity-high-symbolic&lt;br&gt;" calcext:value-type="string">
            <text:p>&lt;a href="#"&gt;&lt;img src="https://raw.githubusercontent.com/StorageB/icons/main/GNOME46Adwaita/dark/microphone-sensitivity-high-symbolic.svg" width="22" alt="microphone-sensitivity-high-symbolic"&gt;&lt;/a&gt;&amp;nbsp; &amp;nbsp; microphone-sensitivity-high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icrophone-sensitivity-low-symbolic.svg</text:p>
          </table:table-cell>
          <table:table-cell office:value-type="string" calcext:value-type="string">
            <text:p>microphone-sensitivity-lo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9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95] &amp; CHAR(34) &amp; &quot;&gt;&quot; &amp; &#10;&quot;&lt;img alt=&quot; &amp; CHAR(34) &amp; [.B49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5] &amp; &quot;&lt;br&gt;&quot;" office:value-type="string" office:string-value="&lt;picture&gt;&lt;source media=&quot;(prefers-color-scheme: dark)&quot; srcset=&quot;https://github.com/StorageB/icons/blob/main/GNOME48Adwaita/light/microphone-sensitivity-low-symbolic.svg&quot;&gt;&lt;source media=&quot;(prefers-color-scheme: light)&quot; srcset=&quot;https://github.com/StorageB/icons/blob/main/GNOME48Adwaita/dark/microphone-sensitivity-low-symbolic.svg&quot;&gt;&lt;img alt=&quot;microphone-sensitivity-low-symbolic&quot; src=&quot;https://user-images.githubusercontent.com/25423296/163456779-a8556205-d0a5-45e2-ac17-42d089e3c3f8.png&quot;&gt;&lt;/picture&gt; &amp;nbsp; &amp;nbsp;microphone-sensitivity-low-symbolic&lt;br&gt;" calcext:value-type="string">
            <text:p>&lt;picture&gt;&lt;source media="(prefers-color-scheme: dark)" srcset="https://github.com/StorageB/icons/blob/main/GNOME48Adwaita/light/microphone-sensitivity-low-symbolic.svg"&gt;&lt;source media="(prefers-color-scheme: light)" srcset="https://github.com/StorageB/icons/blob/main/GNOME48Adwaita/dark/microphone-sensitivity-low-symbolic.svg"&gt;&lt;img alt="microphone-sensitivity-low-symbolic" src="https://user-images.githubusercontent.com/25423296/163456779-a8556205-d0a5-45e2-ac17-42d089e3c3f8.png"&gt;&lt;/picture&gt; &amp;nbsp; &amp;nbsp;microphone-sensitivity-low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95] &amp; CHAR(34) &amp;  &#10;&quot; width=&quot; &amp; CHAR(34) &amp; &quot;22&quot; &amp; CHAR(34) &amp; &quot; alt=&quot; &amp; CHAR(34) &amp; [.B495] &amp; CHAR(34) &amp; &quot;&gt;&lt;/a&gt;&quot; &amp; &#10;&quot;&amp;nbsp; &amp;nbsp; &quot; &amp; [.B495] &amp; &quot;&lt;br&gt;&quot;" office:value-type="string" office:string-value="&lt;a href=&quot;#&quot;&gt;&lt;img src=&quot;https://raw.githubusercontent.com/StorageB/icons/main/GNOME46Adwaita/light/microphone-sensitivity-low-symbolic.svg&quot; width=&quot;22&quot; alt=&quot;microphone-sensitivity-low-symbolic&quot;&gt;&lt;/a&gt;&amp;nbsp; &amp;nbsp; microphone-sensitivity-low-symbolic&lt;br&gt;" calcext:value-type="string">
            <text:p>&lt;a href="#"&gt;&lt;img src="https://raw.githubusercontent.com/StorageB/icons/main/GNOME46Adwaita/light/microphone-sensitivity-low-symbolic.svg" width="22" alt="microphone-sensitivity-low-symbolic"&gt;&lt;/a&gt;&amp;nbsp; &amp;nbsp; microphone-sensitivity-low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95] &amp; CHAR(34) &amp;   &#10;&quot; width=&quot; &amp; CHAR(34) &amp; &quot;22&quot; &amp; CHAR(34) &amp; &quot; alt=&quot; &amp; CHAR(34) &amp; [.B495] &amp; CHAR(34) &amp; &quot;&gt;&lt;/a&gt;&quot; &amp;  &#10;&quot;&amp;nbsp; &amp;nbsp; &quot; &amp; [.B495] &amp; &quot;&lt;br&gt;&quot;" office:value-type="string" office:string-value="&lt;a href=&quot;#&quot;&gt;&lt;img src=&quot;https://raw.githubusercontent.com/StorageB/icons/main/GNOME46Adwaita/dark/microphone-sensitivity-low-symbolic.svg&quot; width=&quot;22&quot; alt=&quot;microphone-sensitivity-low-symbolic&quot;&gt;&lt;/a&gt;&amp;nbsp; &amp;nbsp; microphone-sensitivity-low-symbolic&lt;br&gt;" calcext:value-type="string">
            <text:p>&lt;a href="#"&gt;&lt;img src="https://raw.githubusercontent.com/StorageB/icons/main/GNOME46Adwaita/dark/microphone-sensitivity-low-symbolic.svg" width="22" alt="microphone-sensitivity-low-symbolic"&gt;&lt;/a&gt;&amp;nbsp; &amp;nbsp; microphone-sensitivity-low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icrophone-sensitivity-medium-symbolic.svg</text:p>
          </table:table-cell>
          <table:table-cell office:value-type="string" calcext:value-type="string">
            <text:p>microphone-sensitivity-mediu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9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96] &amp; CHAR(34) &amp; &quot;&gt;&quot; &amp; &#10;&quot;&lt;img alt=&quot; &amp; CHAR(34) &amp; [.B49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6] &amp; &quot;&lt;br&gt;&quot;" office:value-type="string" office:string-value="&lt;picture&gt;&lt;source media=&quot;(prefers-color-scheme: dark)&quot; srcset=&quot;https://github.com/StorageB/icons/blob/main/GNOME48Adwaita/light/microphone-sensitivity-medium-symbolic.svg&quot;&gt;&lt;source media=&quot;(prefers-color-scheme: light)&quot; srcset=&quot;https://github.com/StorageB/icons/blob/main/GNOME48Adwaita/dark/microphone-sensitivity-medium-symbolic.svg&quot;&gt;&lt;img alt=&quot;microphone-sensitivity-medium-symbolic&quot; src=&quot;https://user-images.githubusercontent.com/25423296/163456779-a8556205-d0a5-45e2-ac17-42d089e3c3f8.png&quot;&gt;&lt;/picture&gt; &amp;nbsp; &amp;nbsp;microphone-sensitivity-medium-symbolic&lt;br&gt;" calcext:value-type="string">
            <text:p>&lt;picture&gt;&lt;source media="(prefers-color-scheme: dark)" srcset="https://github.com/StorageB/icons/blob/main/GNOME48Adwaita/light/microphone-sensitivity-medium-symbolic.svg"&gt;&lt;source media="(prefers-color-scheme: light)" srcset="https://github.com/StorageB/icons/blob/main/GNOME48Adwaita/dark/microphone-sensitivity-medium-symbolic.svg"&gt;&lt;img alt="microphone-sensitivity-medium-symbolic" src="https://user-images.githubusercontent.com/25423296/163456779-a8556205-d0a5-45e2-ac17-42d089e3c3f8.png"&gt;&lt;/picture&gt; &amp;nbsp; &amp;nbsp;microphone-sensitivity-medium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96] &amp; CHAR(34) &amp;  &#10;&quot; width=&quot; &amp; CHAR(34) &amp; &quot;22&quot; &amp; CHAR(34) &amp; &quot; alt=&quot; &amp; CHAR(34) &amp; [.B496] &amp; CHAR(34) &amp; &quot;&gt;&lt;/a&gt;&quot; &amp; &#10;&quot;&amp;nbsp; &amp;nbsp; &quot; &amp; [.B496] &amp; &quot;&lt;br&gt;&quot;" office:value-type="string" office:string-value="&lt;a href=&quot;#&quot;&gt;&lt;img src=&quot;https://raw.githubusercontent.com/StorageB/icons/main/GNOME46Adwaita/light/microphone-sensitivity-medium-symbolic.svg&quot; width=&quot;22&quot; alt=&quot;microphone-sensitivity-medium-symbolic&quot;&gt;&lt;/a&gt;&amp;nbsp; &amp;nbsp; microphone-sensitivity-medium-symbolic&lt;br&gt;" calcext:value-type="string">
            <text:p>&lt;a href="#"&gt;&lt;img src="https://raw.githubusercontent.com/StorageB/icons/main/GNOME46Adwaita/light/microphone-sensitivity-medium-symbolic.svg" width="22" alt="microphone-sensitivity-medium-symbolic"&gt;&lt;/a&gt;&amp;nbsp; &amp;nbsp; microphone-sensitivity-medium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96] &amp; CHAR(34) &amp;   &#10;&quot; width=&quot; &amp; CHAR(34) &amp; &quot;22&quot; &amp; CHAR(34) &amp; &quot; alt=&quot; &amp; CHAR(34) &amp; [.B496] &amp; CHAR(34) &amp; &quot;&gt;&lt;/a&gt;&quot; &amp;  &#10;&quot;&amp;nbsp; &amp;nbsp; &quot; &amp; [.B496] &amp; &quot;&lt;br&gt;&quot;" office:value-type="string" office:string-value="&lt;a href=&quot;#&quot;&gt;&lt;img src=&quot;https://raw.githubusercontent.com/StorageB/icons/main/GNOME46Adwaita/dark/microphone-sensitivity-medium-symbolic.svg&quot; width=&quot;22&quot; alt=&quot;microphone-sensitivity-medium-symbolic&quot;&gt;&lt;/a&gt;&amp;nbsp; &amp;nbsp; microphone-sensitivity-medium-symbolic&lt;br&gt;" calcext:value-type="string">
            <text:p>&lt;a href="#"&gt;&lt;img src="https://raw.githubusercontent.com/StorageB/icons/main/GNOME46Adwaita/dark/microphone-sensitivity-medium-symbolic.svg" width="22" alt="microphone-sensitivity-medium-symbolic"&gt;&lt;/a&gt;&amp;nbsp; &amp;nbsp; microphone-sensitivity-medium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icrophone-sensitivity-muted-symbolic.svg</text:p>
          </table:table-cell>
          <table:table-cell office:value-type="string" calcext:value-type="string">
            <text:p>microphone-sensitivity-mut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9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97] &amp; CHAR(34) &amp; &quot;&gt;&quot; &amp; &#10;&quot;&lt;img alt=&quot; &amp; CHAR(34) &amp; [.B49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7] &amp; &quot;&lt;br&gt;&quot;" office:value-type="string" office:string-value="&lt;picture&gt;&lt;source media=&quot;(prefers-color-scheme: dark)&quot; srcset=&quot;https://github.com/StorageB/icons/blob/main/GNOME48Adwaita/light/microphone-sensitivity-muted-symbolic.svg&quot;&gt;&lt;source media=&quot;(prefers-color-scheme: light)&quot; srcset=&quot;https://github.com/StorageB/icons/blob/main/GNOME48Adwaita/dark/microphone-sensitivity-muted-symbolic.svg&quot;&gt;&lt;img alt=&quot;microphone-sensitivity-muted-symbolic&quot; src=&quot;https://user-images.githubusercontent.com/25423296/163456779-a8556205-d0a5-45e2-ac17-42d089e3c3f8.png&quot;&gt;&lt;/picture&gt; &amp;nbsp; &amp;nbsp;microphone-sensitivity-muted-symbolic&lt;br&gt;" calcext:value-type="string">
            <text:p>&lt;picture&gt;&lt;source media="(prefers-color-scheme: dark)" srcset="https://github.com/StorageB/icons/blob/main/GNOME48Adwaita/light/microphone-sensitivity-muted-symbolic.svg"&gt;&lt;source media="(prefers-color-scheme: light)" srcset="https://github.com/StorageB/icons/blob/main/GNOME48Adwaita/dark/microphone-sensitivity-muted-symbolic.svg"&gt;&lt;img alt="microphone-sensitivity-muted-symbolic" src="https://user-images.githubusercontent.com/25423296/163456779-a8556205-d0a5-45e2-ac17-42d089e3c3f8.png"&gt;&lt;/picture&gt; &amp;nbsp; &amp;nbsp;microphone-sensitivity-mut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97] &amp; CHAR(34) &amp;  &#10;&quot; width=&quot; &amp; CHAR(34) &amp; &quot;22&quot; &amp; CHAR(34) &amp; &quot; alt=&quot; &amp; CHAR(34) &amp; [.B497] &amp; CHAR(34) &amp; &quot;&gt;&lt;/a&gt;&quot; &amp; &#10;&quot;&amp;nbsp; &amp;nbsp; &quot; &amp; [.B497] &amp; &quot;&lt;br&gt;&quot;" office:value-type="string" office:string-value="&lt;a href=&quot;#&quot;&gt;&lt;img src=&quot;https://raw.githubusercontent.com/StorageB/icons/main/GNOME46Adwaita/light/microphone-sensitivity-muted-symbolic.svg&quot; width=&quot;22&quot; alt=&quot;microphone-sensitivity-muted-symbolic&quot;&gt;&lt;/a&gt;&amp;nbsp; &amp;nbsp; microphone-sensitivity-muted-symbolic&lt;br&gt;" calcext:value-type="string">
            <text:p>&lt;a href="#"&gt;&lt;img src="https://raw.githubusercontent.com/StorageB/icons/main/GNOME46Adwaita/light/microphone-sensitivity-muted-symbolic.svg" width="22" alt="microphone-sensitivity-muted-symbolic"&gt;&lt;/a&gt;&amp;nbsp; &amp;nbsp; microphone-sensitivity-mut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97] &amp; CHAR(34) &amp;   &#10;&quot; width=&quot; &amp; CHAR(34) &amp; &quot;22&quot; &amp; CHAR(34) &amp; &quot; alt=&quot; &amp; CHAR(34) &amp; [.B497] &amp; CHAR(34) &amp; &quot;&gt;&lt;/a&gt;&quot; &amp;  &#10;&quot;&amp;nbsp; &amp;nbsp; &quot; &amp; [.B497] &amp; &quot;&lt;br&gt;&quot;" office:value-type="string" office:string-value="&lt;a href=&quot;#&quot;&gt;&lt;img src=&quot;https://raw.githubusercontent.com/StorageB/icons/main/GNOME46Adwaita/dark/microphone-sensitivity-muted-symbolic.svg&quot; width=&quot;22&quot; alt=&quot;microphone-sensitivity-muted-symbolic&quot;&gt;&lt;/a&gt;&amp;nbsp; &amp;nbsp; microphone-sensitivity-muted-symbolic&lt;br&gt;" calcext:value-type="string">
            <text:p>&lt;a href="#"&gt;&lt;img src="https://raw.githubusercontent.com/StorageB/icons/main/GNOME46Adwaita/dark/microphone-sensitivity-muted-symbolic.svg" width="22" alt="microphone-sensitivity-muted-symbolic"&gt;&lt;/a&gt;&amp;nbsp; &amp;nbsp; microphone-sensitivity-mut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2g-symbolic.svg</text:p>
          </table:table-cell>
          <table:table-cell office:value-type="string" calcext:value-type="string">
            <text:p>network-cellular-2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9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98] &amp; CHAR(34) &amp; &quot;&gt;&quot; &amp; &#10;&quot;&lt;img alt=&quot; &amp; CHAR(34) &amp; [.B49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8] &amp; &quot;&lt;br&gt;&quot;" office:value-type="string" office:string-value="&lt;picture&gt;&lt;source media=&quot;(prefers-color-scheme: dark)&quot; srcset=&quot;https://github.com/StorageB/icons/blob/main/GNOME48Adwaita/light/network-cellular-2g-symbolic.svg&quot;&gt;&lt;source media=&quot;(prefers-color-scheme: light)&quot; srcset=&quot;https://github.com/StorageB/icons/blob/main/GNOME48Adwaita/dark/network-cellular-2g-symbolic.svg&quot;&gt;&lt;img alt=&quot;network-cellular-2g-symbolic&quot; src=&quot;https://user-images.githubusercontent.com/25423296/163456779-a8556205-d0a5-45e2-ac17-42d089e3c3f8.png&quot;&gt;&lt;/picture&gt; &amp;nbsp; &amp;nbsp;network-cellular-2g-symbolic&lt;br&gt;" calcext:value-type="string">
            <text:p>&lt;picture&gt;&lt;source media="(prefers-color-scheme: dark)" srcset="https://github.com/StorageB/icons/blob/main/GNOME48Adwaita/light/network-cellular-2g-symbolic.svg"&gt;&lt;source media="(prefers-color-scheme: light)" srcset="https://github.com/StorageB/icons/blob/main/GNOME48Adwaita/dark/network-cellular-2g-symbolic.svg"&gt;&lt;img alt="network-cellular-2g-symbolic" src="https://user-images.githubusercontent.com/25423296/163456779-a8556205-d0a5-45e2-ac17-42d089e3c3f8.png"&gt;&lt;/picture&gt; &amp;nbsp; &amp;nbsp;network-cellular-2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98] &amp; CHAR(34) &amp;  &#10;&quot; width=&quot; &amp; CHAR(34) &amp; &quot;22&quot; &amp; CHAR(34) &amp; &quot; alt=&quot; &amp; CHAR(34) &amp; [.B498] &amp; CHAR(34) &amp; &quot;&gt;&lt;/a&gt;&quot; &amp; &#10;&quot;&amp;nbsp; &amp;nbsp; &quot; &amp; [.B498] &amp; &quot;&lt;br&gt;&quot;" office:value-type="string" office:string-value="&lt;a href=&quot;#&quot;&gt;&lt;img src=&quot;https://raw.githubusercontent.com/StorageB/icons/main/GNOME46Adwaita/light/network-cellular-2g-symbolic.svg&quot; width=&quot;22&quot; alt=&quot;network-cellular-2g-symbolic&quot;&gt;&lt;/a&gt;&amp;nbsp; &amp;nbsp; network-cellular-2g-symbolic&lt;br&gt;" calcext:value-type="string">
            <text:p>&lt;a href="#"&gt;&lt;img src="https://raw.githubusercontent.com/StorageB/icons/main/GNOME46Adwaita/light/network-cellular-2g-symbolic.svg" width="22" alt="network-cellular-2g-symbolic"&gt;&lt;/a&gt;&amp;nbsp; &amp;nbsp; network-cellular-2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98] &amp; CHAR(34) &amp;   &#10;&quot; width=&quot; &amp; CHAR(34) &amp; &quot;22&quot; &amp; CHAR(34) &amp; &quot; alt=&quot; &amp; CHAR(34) &amp; [.B498] &amp; CHAR(34) &amp; &quot;&gt;&lt;/a&gt;&quot; &amp;  &#10;&quot;&amp;nbsp; &amp;nbsp; &quot; &amp; [.B498] &amp; &quot;&lt;br&gt;&quot;" office:value-type="string" office:string-value="&lt;a href=&quot;#&quot;&gt;&lt;img src=&quot;https://raw.githubusercontent.com/StorageB/icons/main/GNOME46Adwaita/dark/network-cellular-2g-symbolic.svg&quot; width=&quot;22&quot; alt=&quot;network-cellular-2g-symbolic&quot;&gt;&lt;/a&gt;&amp;nbsp; &amp;nbsp; network-cellular-2g-symbolic&lt;br&gt;" calcext:value-type="string">
            <text:p>&lt;a href="#"&gt;&lt;img src="https://raw.githubusercontent.com/StorageB/icons/main/GNOME46Adwaita/dark/network-cellular-2g-symbolic.svg" width="22" alt="network-cellular-2g-symbolic"&gt;&lt;/a&gt;&amp;nbsp; &amp;nbsp; network-cellular-2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3g-symbolic.svg</text:p>
          </table:table-cell>
          <table:table-cell office:value-type="string" calcext:value-type="string">
            <text:p>network-cellular-3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9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99] &amp; CHAR(34) &amp; &quot;&gt;&quot; &amp; &#10;&quot;&lt;img alt=&quot; &amp; CHAR(34) &amp; [.B49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9] &amp; &quot;&lt;br&gt;&quot;" office:value-type="string" office:string-value="&lt;picture&gt;&lt;source media=&quot;(prefers-color-scheme: dark)&quot; srcset=&quot;https://github.com/StorageB/icons/blob/main/GNOME48Adwaita/light/network-cellular-3g-symbolic.svg&quot;&gt;&lt;source media=&quot;(prefers-color-scheme: light)&quot; srcset=&quot;https://github.com/StorageB/icons/blob/main/GNOME48Adwaita/dark/network-cellular-3g-symbolic.svg&quot;&gt;&lt;img alt=&quot;network-cellular-3g-symbolic&quot; src=&quot;https://user-images.githubusercontent.com/25423296/163456779-a8556205-d0a5-45e2-ac17-42d089e3c3f8.png&quot;&gt;&lt;/picture&gt; &amp;nbsp; &amp;nbsp;network-cellular-3g-symbolic&lt;br&gt;" calcext:value-type="string">
            <text:p>&lt;picture&gt;&lt;source media="(prefers-color-scheme: dark)" srcset="https://github.com/StorageB/icons/blob/main/GNOME48Adwaita/light/network-cellular-3g-symbolic.svg"&gt;&lt;source media="(prefers-color-scheme: light)" srcset="https://github.com/StorageB/icons/blob/main/GNOME48Adwaita/dark/network-cellular-3g-symbolic.svg"&gt;&lt;img alt="network-cellular-3g-symbolic" src="https://user-images.githubusercontent.com/25423296/163456779-a8556205-d0a5-45e2-ac17-42d089e3c3f8.png"&gt;&lt;/picture&gt; &amp;nbsp; &amp;nbsp;network-cellular-3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499] &amp; CHAR(34) &amp;  &#10;&quot; width=&quot; &amp; CHAR(34) &amp; &quot;22&quot; &amp; CHAR(34) &amp; &quot; alt=&quot; &amp; CHAR(34) &amp; [.B499] &amp; CHAR(34) &amp; &quot;&gt;&lt;/a&gt;&quot; &amp; &#10;&quot;&amp;nbsp; &amp;nbsp; &quot; &amp; [.B499] &amp; &quot;&lt;br&gt;&quot;" office:value-type="string" office:string-value="&lt;a href=&quot;#&quot;&gt;&lt;img src=&quot;https://raw.githubusercontent.com/StorageB/icons/main/GNOME46Adwaita/light/network-cellular-3g-symbolic.svg&quot; width=&quot;22&quot; alt=&quot;network-cellular-3g-symbolic&quot;&gt;&lt;/a&gt;&amp;nbsp; &amp;nbsp; network-cellular-3g-symbolic&lt;br&gt;" calcext:value-type="string">
            <text:p>&lt;a href="#"&gt;&lt;img src="https://raw.githubusercontent.com/StorageB/icons/main/GNOME46Adwaita/light/network-cellular-3g-symbolic.svg" width="22" alt="network-cellular-3g-symbolic"&gt;&lt;/a&gt;&amp;nbsp; &amp;nbsp; network-cellular-3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499] &amp; CHAR(34) &amp;   &#10;&quot; width=&quot; &amp; CHAR(34) &amp; &quot;22&quot; &amp; CHAR(34) &amp; &quot; alt=&quot; &amp; CHAR(34) &amp; [.B499] &amp; CHAR(34) &amp; &quot;&gt;&lt;/a&gt;&quot; &amp;  &#10;&quot;&amp;nbsp; &amp;nbsp; &quot; &amp; [.B499] &amp; &quot;&lt;br&gt;&quot;" office:value-type="string" office:string-value="&lt;a href=&quot;#&quot;&gt;&lt;img src=&quot;https://raw.githubusercontent.com/StorageB/icons/main/GNOME46Adwaita/dark/network-cellular-3g-symbolic.svg&quot; width=&quot;22&quot; alt=&quot;network-cellular-3g-symbolic&quot;&gt;&lt;/a&gt;&amp;nbsp; &amp;nbsp; network-cellular-3g-symbolic&lt;br&gt;" calcext:value-type="string">
            <text:p>&lt;a href="#"&gt;&lt;img src="https://raw.githubusercontent.com/StorageB/icons/main/GNOME46Adwaita/dark/network-cellular-3g-symbolic.svg" width="22" alt="network-cellular-3g-symbolic"&gt;&lt;/a&gt;&amp;nbsp; &amp;nbsp; network-cellular-3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4g-symbolic.svg</text:p>
          </table:table-cell>
          <table:table-cell office:value-type="string" calcext:value-type="string">
            <text:p>network-cellular-4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0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00] &amp; CHAR(34) &amp; &quot;&gt;&quot; &amp; &#10;&quot;&lt;img alt=&quot; &amp; CHAR(34) &amp; [.B50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0] &amp; &quot;&lt;br&gt;&quot;" office:value-type="string" office:string-value="&lt;picture&gt;&lt;source media=&quot;(prefers-color-scheme: dark)&quot; srcset=&quot;https://github.com/StorageB/icons/blob/main/GNOME48Adwaita/light/network-cellular-4g-symbolic.svg&quot;&gt;&lt;source media=&quot;(prefers-color-scheme: light)&quot; srcset=&quot;https://github.com/StorageB/icons/blob/main/GNOME48Adwaita/dark/network-cellular-4g-symbolic.svg&quot;&gt;&lt;img alt=&quot;network-cellular-4g-symbolic&quot; src=&quot;https://user-images.githubusercontent.com/25423296/163456779-a8556205-d0a5-45e2-ac17-42d089e3c3f8.png&quot;&gt;&lt;/picture&gt; &amp;nbsp; &amp;nbsp;network-cellular-4g-symbolic&lt;br&gt;" calcext:value-type="string">
            <text:p>&lt;picture&gt;&lt;source media="(prefers-color-scheme: dark)" srcset="https://github.com/StorageB/icons/blob/main/GNOME48Adwaita/light/network-cellular-4g-symbolic.svg"&gt;&lt;source media="(prefers-color-scheme: light)" srcset="https://github.com/StorageB/icons/blob/main/GNOME48Adwaita/dark/network-cellular-4g-symbolic.svg"&gt;&lt;img alt="network-cellular-4g-symbolic" src="https://user-images.githubusercontent.com/25423296/163456779-a8556205-d0a5-45e2-ac17-42d089e3c3f8.png"&gt;&lt;/picture&gt; &amp;nbsp; &amp;nbsp;network-cellular-4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00] &amp; CHAR(34) &amp;  &#10;&quot; width=&quot; &amp; CHAR(34) &amp; &quot;22&quot; &amp; CHAR(34) &amp; &quot; alt=&quot; &amp; CHAR(34) &amp; [.B500] &amp; CHAR(34) &amp; &quot;&gt;&lt;/a&gt;&quot; &amp; &#10;&quot;&amp;nbsp; &amp;nbsp; &quot; &amp; [.B500] &amp; &quot;&lt;br&gt;&quot;" office:value-type="string" office:string-value="&lt;a href=&quot;#&quot;&gt;&lt;img src=&quot;https://raw.githubusercontent.com/StorageB/icons/main/GNOME46Adwaita/light/network-cellular-4g-symbolic.svg&quot; width=&quot;22&quot; alt=&quot;network-cellular-4g-symbolic&quot;&gt;&lt;/a&gt;&amp;nbsp; &amp;nbsp; network-cellular-4g-symbolic&lt;br&gt;" calcext:value-type="string">
            <text:p>&lt;a href="#"&gt;&lt;img src="https://raw.githubusercontent.com/StorageB/icons/main/GNOME46Adwaita/light/network-cellular-4g-symbolic.svg" width="22" alt="network-cellular-4g-symbolic"&gt;&lt;/a&gt;&amp;nbsp; &amp;nbsp; network-cellular-4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00] &amp; CHAR(34) &amp;   &#10;&quot; width=&quot; &amp; CHAR(34) &amp; &quot;22&quot; &amp; CHAR(34) &amp; &quot; alt=&quot; &amp; CHAR(34) &amp; [.B500] &amp; CHAR(34) &amp; &quot;&gt;&lt;/a&gt;&quot; &amp;  &#10;&quot;&amp;nbsp; &amp;nbsp; &quot; &amp; [.B500] &amp; &quot;&lt;br&gt;&quot;" office:value-type="string" office:string-value="&lt;a href=&quot;#&quot;&gt;&lt;img src=&quot;https://raw.githubusercontent.com/StorageB/icons/main/GNOME46Adwaita/dark/network-cellular-4g-symbolic.svg&quot; width=&quot;22&quot; alt=&quot;network-cellular-4g-symbolic&quot;&gt;&lt;/a&gt;&amp;nbsp; &amp;nbsp; network-cellular-4g-symbolic&lt;br&gt;" calcext:value-type="string">
            <text:p>&lt;a href="#"&gt;&lt;img src="https://raw.githubusercontent.com/StorageB/icons/main/GNOME46Adwaita/dark/network-cellular-4g-symbolic.svg" width="22" alt="network-cellular-4g-symbolic"&gt;&lt;/a&gt;&amp;nbsp; &amp;nbsp; network-cellular-4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5g-symbolic.svg</text:p>
          </table:table-cell>
          <table:table-cell office:value-type="string" calcext:value-type="string">
            <text:p>network-cellular-5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0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01] &amp; CHAR(34) &amp; &quot;&gt;&quot; &amp; &#10;&quot;&lt;img alt=&quot; &amp; CHAR(34) &amp; [.B50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1] &amp; &quot;&lt;br&gt;&quot;" office:value-type="string" office:string-value="&lt;picture&gt;&lt;source media=&quot;(prefers-color-scheme: dark)&quot; srcset=&quot;https://github.com/StorageB/icons/blob/main/GNOME48Adwaita/light/network-cellular-5g-symbolic.svg&quot;&gt;&lt;source media=&quot;(prefers-color-scheme: light)&quot; srcset=&quot;https://github.com/StorageB/icons/blob/main/GNOME48Adwaita/dark/network-cellular-5g-symbolic.svg&quot;&gt;&lt;img alt=&quot;network-cellular-5g-symbolic&quot; src=&quot;https://user-images.githubusercontent.com/25423296/163456779-a8556205-d0a5-45e2-ac17-42d089e3c3f8.png&quot;&gt;&lt;/picture&gt; &amp;nbsp; &amp;nbsp;network-cellular-5g-symbolic&lt;br&gt;" calcext:value-type="string">
            <text:p>&lt;picture&gt;&lt;source media="(prefers-color-scheme: dark)" srcset="https://github.com/StorageB/icons/blob/main/GNOME48Adwaita/light/network-cellular-5g-symbolic.svg"&gt;&lt;source media="(prefers-color-scheme: light)" srcset="https://github.com/StorageB/icons/blob/main/GNOME48Adwaita/dark/network-cellular-5g-symbolic.svg"&gt;&lt;img alt="network-cellular-5g-symbolic" src="https://user-images.githubusercontent.com/25423296/163456779-a8556205-d0a5-45e2-ac17-42d089e3c3f8.png"&gt;&lt;/picture&gt; &amp;nbsp; &amp;nbsp;network-cellular-5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01] &amp; CHAR(34) &amp;  &#10;&quot; width=&quot; &amp; CHAR(34) &amp; &quot;22&quot; &amp; CHAR(34) &amp; &quot; alt=&quot; &amp; CHAR(34) &amp; [.B501] &amp; CHAR(34) &amp; &quot;&gt;&lt;/a&gt;&quot; &amp; &#10;&quot;&amp;nbsp; &amp;nbsp; &quot; &amp; [.B501] &amp; &quot;&lt;br&gt;&quot;" office:value-type="string" office:string-value="&lt;a href=&quot;#&quot;&gt;&lt;img src=&quot;https://raw.githubusercontent.com/StorageB/icons/main/GNOME46Adwaita/light/network-cellular-5g-symbolic.svg&quot; width=&quot;22&quot; alt=&quot;network-cellular-5g-symbolic&quot;&gt;&lt;/a&gt;&amp;nbsp; &amp;nbsp; network-cellular-5g-symbolic&lt;br&gt;" calcext:value-type="string">
            <text:p>&lt;a href="#"&gt;&lt;img src="https://raw.githubusercontent.com/StorageB/icons/main/GNOME46Adwaita/light/network-cellular-5g-symbolic.svg" width="22" alt="network-cellular-5g-symbolic"&gt;&lt;/a&gt;&amp;nbsp; &amp;nbsp; network-cellular-5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01] &amp; CHAR(34) &amp;   &#10;&quot; width=&quot; &amp; CHAR(34) &amp; &quot;22&quot; &amp; CHAR(34) &amp; &quot; alt=&quot; &amp; CHAR(34) &amp; [.B501] &amp; CHAR(34) &amp; &quot;&gt;&lt;/a&gt;&quot; &amp;  &#10;&quot;&amp;nbsp; &amp;nbsp; &quot; &amp; [.B501] &amp; &quot;&lt;br&gt;&quot;" office:value-type="string" office:string-value="&lt;a href=&quot;#&quot;&gt;&lt;img src=&quot;https://raw.githubusercontent.com/StorageB/icons/main/GNOME46Adwaita/dark/network-cellular-5g-symbolic.svg&quot; width=&quot;22&quot; alt=&quot;network-cellular-5g-symbolic&quot;&gt;&lt;/a&gt;&amp;nbsp; &amp;nbsp; network-cellular-5g-symbolic&lt;br&gt;" calcext:value-type="string">
            <text:p>&lt;a href="#"&gt;&lt;img src="https://raw.githubusercontent.com/StorageB/icons/main/GNOME46Adwaita/dark/network-cellular-5g-symbolic.svg" width="22" alt="network-cellular-5g-symbolic"&gt;&lt;/a&gt;&amp;nbsp; &amp;nbsp; network-cellular-5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acquiring-rtl-symbolic.svg</text:p>
          </table:table-cell>
          <table:table-cell office:value-type="string" calcext:value-type="string">
            <text:p>network-cellular-acquiring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0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02] &amp; CHAR(34) &amp; &quot;&gt;&quot; &amp; &#10;&quot;&lt;img alt=&quot; &amp; CHAR(34) &amp; [.B50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2] &amp; &quot;&lt;br&gt;&quot;" office:value-type="string" office:string-value="&lt;picture&gt;&lt;source media=&quot;(prefers-color-scheme: dark)&quot; srcset=&quot;https://github.com/StorageB/icons/blob/main/GNOME48Adwaita/light/network-cellular-acquiring-rtl-symbolic.svg&quot;&gt;&lt;source media=&quot;(prefers-color-scheme: light)&quot; srcset=&quot;https://github.com/StorageB/icons/blob/main/GNOME48Adwaita/dark/network-cellular-acquiring-rtl-symbolic.svg&quot;&gt;&lt;img alt=&quot;network-cellular-acquiring-rtl-symbolic&quot; src=&quot;https://user-images.githubusercontent.com/25423296/163456779-a8556205-d0a5-45e2-ac17-42d089e3c3f8.png&quot;&gt;&lt;/picture&gt; &amp;nbsp; &amp;nbsp;network-cellular-acquiring-rtl-symbolic&lt;br&gt;" calcext:value-type="string">
            <text:p>&lt;picture&gt;&lt;source media="(prefers-color-scheme: dark)" srcset="https://github.com/StorageB/icons/blob/main/GNOME48Adwaita/light/network-cellular-acquiring-rtl-symbolic.svg"&gt;&lt;source media="(prefers-color-scheme: light)" srcset="https://github.com/StorageB/icons/blob/main/GNOME48Adwaita/dark/network-cellular-acquiring-rtl-symbolic.svg"&gt;&lt;img alt="network-cellular-acquiring-rtl-symbolic" src="https://user-images.githubusercontent.com/25423296/163456779-a8556205-d0a5-45e2-ac17-42d089e3c3f8.png"&gt;&lt;/picture&gt; &amp;nbsp; &amp;nbsp;network-cellular-acquiring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02] &amp; CHAR(34) &amp;  &#10;&quot; width=&quot; &amp; CHAR(34) &amp; &quot;22&quot; &amp; CHAR(34) &amp; &quot; alt=&quot; &amp; CHAR(34) &amp; [.B502] &amp; CHAR(34) &amp; &quot;&gt;&lt;/a&gt;&quot; &amp; &#10;&quot;&amp;nbsp; &amp;nbsp; &quot; &amp; [.B502] &amp; &quot;&lt;br&gt;&quot;" office:value-type="string" office:string-value="&lt;a href=&quot;#&quot;&gt;&lt;img src=&quot;https://raw.githubusercontent.com/StorageB/icons/main/GNOME46Adwaita/light/network-cellular-acquiring-rtl-symbolic.svg&quot; width=&quot;22&quot; alt=&quot;network-cellular-acquiring-rtl-symbolic&quot;&gt;&lt;/a&gt;&amp;nbsp; &amp;nbsp; network-cellular-acquiring-rtl-symbolic&lt;br&gt;" calcext:value-type="string">
            <text:p>&lt;a href="#"&gt;&lt;img src="https://raw.githubusercontent.com/StorageB/icons/main/GNOME46Adwaita/light/network-cellular-acquiring-rtl-symbolic.svg" width="22" alt="network-cellular-acquiring-rtl-symbolic"&gt;&lt;/a&gt;&amp;nbsp; &amp;nbsp; network-cellular-acquiring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02] &amp; CHAR(34) &amp;   &#10;&quot; width=&quot; &amp; CHAR(34) &amp; &quot;22&quot; &amp; CHAR(34) &amp; &quot; alt=&quot; &amp; CHAR(34) &amp; [.B502] &amp; CHAR(34) &amp; &quot;&gt;&lt;/a&gt;&quot; &amp;  &#10;&quot;&amp;nbsp; &amp;nbsp; &quot; &amp; [.B502] &amp; &quot;&lt;br&gt;&quot;" office:value-type="string" office:string-value="&lt;a href=&quot;#&quot;&gt;&lt;img src=&quot;https://raw.githubusercontent.com/StorageB/icons/main/GNOME46Adwaita/dark/network-cellular-acquiring-rtl-symbolic.svg&quot; width=&quot;22&quot; alt=&quot;network-cellular-acquiring-rtl-symbolic&quot;&gt;&lt;/a&gt;&amp;nbsp; &amp;nbsp; network-cellular-acquiring-rtl-symbolic&lt;br&gt;" calcext:value-type="string">
            <text:p>&lt;a href="#"&gt;&lt;img src="https://raw.githubusercontent.com/StorageB/icons/main/GNOME46Adwaita/dark/network-cellular-acquiring-rtl-symbolic.svg" width="22" alt="network-cellular-acquiring-rtl-symbolic"&gt;&lt;/a&gt;&amp;nbsp; &amp;nbsp; network-cellular-acquiring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acquiring-symbolic-rtl.svg</text:p>
          </table:table-cell>
          <table:table-cell office:value-type="string" calcext:value-type="string">
            <text:p>network-cellular-acquiring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0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03] &amp; CHAR(34) &amp; &quot;&gt;&quot; &amp; &#10;&quot;&lt;img alt=&quot; &amp; CHAR(34) &amp; [.B50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3] &amp; &quot;&lt;br&gt;&quot;" office:value-type="string" office:string-value="&lt;picture&gt;&lt;source media=&quot;(prefers-color-scheme: dark)&quot; srcset=&quot;https://github.com/StorageB/icons/blob/main/GNOME48Adwaita/light/network-cellular-acquiring-symbolic-rtl.svg&quot;&gt;&lt;source media=&quot;(prefers-color-scheme: light)&quot; srcset=&quot;https://github.com/StorageB/icons/blob/main/GNOME48Adwaita/dark/network-cellular-acquiring-symbolic-rtl.svg&quot;&gt;&lt;img alt=&quot;network-cellular-acquiring-symbolic-rtl&quot; src=&quot;https://user-images.githubusercontent.com/25423296/163456779-a8556205-d0a5-45e2-ac17-42d089e3c3f8.png&quot;&gt;&lt;/picture&gt; &amp;nbsp; &amp;nbsp;network-cellular-acquiring-symbolic-rtl&lt;br&gt;" calcext:value-type="string">
            <text:p>&lt;picture&gt;&lt;source media="(prefers-color-scheme: dark)" srcset="https://github.com/StorageB/icons/blob/main/GNOME48Adwaita/light/network-cellular-acquiring-symbolic-rtl.svg"&gt;&lt;source media="(prefers-color-scheme: light)" srcset="https://github.com/StorageB/icons/blob/main/GNOME48Adwaita/dark/network-cellular-acquiring-symbolic-rtl.svg"&gt;&lt;img alt="network-cellular-acquiring-symbolic-rtl" src="https://user-images.githubusercontent.com/25423296/163456779-a8556205-d0a5-45e2-ac17-42d089e3c3f8.png"&gt;&lt;/picture&gt; &amp;nbsp; &amp;nbsp;network-cellular-acquiring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03] &amp; CHAR(34) &amp;  &#10;&quot; width=&quot; &amp; CHAR(34) &amp; &quot;22&quot; &amp; CHAR(34) &amp; &quot; alt=&quot; &amp; CHAR(34) &amp; [.B503] &amp; CHAR(34) &amp; &quot;&gt;&lt;/a&gt;&quot; &amp; &#10;&quot;&amp;nbsp; &amp;nbsp; &quot; &amp; [.B503] &amp; &quot;&lt;br&gt;&quot;" office:value-type="string" office:string-value="&lt;a href=&quot;#&quot;&gt;&lt;img src=&quot;https://raw.githubusercontent.com/StorageB/icons/main/GNOME46Adwaita/light/network-cellular-acquiring-symbolic-rtl.svg&quot; width=&quot;22&quot; alt=&quot;network-cellular-acquiring-symbolic-rtl&quot;&gt;&lt;/a&gt;&amp;nbsp; &amp;nbsp; network-cellular-acquiring-symbolic-rtl&lt;br&gt;" calcext:value-type="string">
            <text:p>&lt;a href="#"&gt;&lt;img src="https://raw.githubusercontent.com/StorageB/icons/main/GNOME46Adwaita/light/network-cellular-acquiring-symbolic-rtl.svg" width="22" alt="network-cellular-acquiring-symbolic-rtl"&gt;&lt;/a&gt;&amp;nbsp; &amp;nbsp; network-cellular-acquiring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03] &amp; CHAR(34) &amp;   &#10;&quot; width=&quot; &amp; CHAR(34) &amp; &quot;22&quot; &amp; CHAR(34) &amp; &quot; alt=&quot; &amp; CHAR(34) &amp; [.B503] &amp; CHAR(34) &amp; &quot;&gt;&lt;/a&gt;&quot; &amp;  &#10;&quot;&amp;nbsp; &amp;nbsp; &quot; &amp; [.B503] &amp; &quot;&lt;br&gt;&quot;" office:value-type="string" office:string-value="&lt;a href=&quot;#&quot;&gt;&lt;img src=&quot;https://raw.githubusercontent.com/StorageB/icons/main/GNOME46Adwaita/dark/network-cellular-acquiring-symbolic-rtl.svg&quot; width=&quot;22&quot; alt=&quot;network-cellular-acquiring-symbolic-rtl&quot;&gt;&lt;/a&gt;&amp;nbsp; &amp;nbsp; network-cellular-acquiring-symbolic-rtl&lt;br&gt;" calcext:value-type="string">
            <text:p>&lt;a href="#"&gt;&lt;img src="https://raw.githubusercontent.com/StorageB/icons/main/GNOME46Adwaita/dark/network-cellular-acquiring-symbolic-rtl.svg" width="22" alt="network-cellular-acquiring-symbolic-rtl"&gt;&lt;/a&gt;&amp;nbsp; &amp;nbsp; network-cellular-acquiring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acquiring-symbolic.svg</text:p>
          </table:table-cell>
          <table:table-cell office:value-type="string" calcext:value-type="string">
            <text:p>network-cellular-acquir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0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04] &amp; CHAR(34) &amp; &quot;&gt;&quot; &amp; &#10;&quot;&lt;img alt=&quot; &amp; CHAR(34) &amp; [.B50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4] &amp; &quot;&lt;br&gt;&quot;" office:value-type="string" office:string-value="&lt;picture&gt;&lt;source media=&quot;(prefers-color-scheme: dark)&quot; srcset=&quot;https://github.com/StorageB/icons/blob/main/GNOME48Adwaita/light/network-cellular-acquiring-symbolic.svg&quot;&gt;&lt;source media=&quot;(prefers-color-scheme: light)&quot; srcset=&quot;https://github.com/StorageB/icons/blob/main/GNOME48Adwaita/dark/network-cellular-acquiring-symbolic.svg&quot;&gt;&lt;img alt=&quot;network-cellular-acquiring-symbolic&quot; src=&quot;https://user-images.githubusercontent.com/25423296/163456779-a8556205-d0a5-45e2-ac17-42d089e3c3f8.png&quot;&gt;&lt;/picture&gt; &amp;nbsp; &amp;nbsp;network-cellular-acquiring-symbolic&lt;br&gt;" calcext:value-type="string">
            <text:p>&lt;picture&gt;&lt;source media="(prefers-color-scheme: dark)" srcset="https://github.com/StorageB/icons/blob/main/GNOME48Adwaita/light/network-cellular-acquiring-symbolic.svg"&gt;&lt;source media="(prefers-color-scheme: light)" srcset="https://github.com/StorageB/icons/blob/main/GNOME48Adwaita/dark/network-cellular-acquiring-symbolic.svg"&gt;&lt;img alt="network-cellular-acquiring-symbolic" src="https://user-images.githubusercontent.com/25423296/163456779-a8556205-d0a5-45e2-ac17-42d089e3c3f8.png"&gt;&lt;/picture&gt; &amp;nbsp; &amp;nbsp;network-cellular-acquir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04] &amp; CHAR(34) &amp;  &#10;&quot; width=&quot; &amp; CHAR(34) &amp; &quot;22&quot; &amp; CHAR(34) &amp; &quot; alt=&quot; &amp; CHAR(34) &amp; [.B504] &amp; CHAR(34) &amp; &quot;&gt;&lt;/a&gt;&quot; &amp; &#10;&quot;&amp;nbsp; &amp;nbsp; &quot; &amp; [.B504] &amp; &quot;&lt;br&gt;&quot;" office:value-type="string" office:string-value="&lt;a href=&quot;#&quot;&gt;&lt;img src=&quot;https://raw.githubusercontent.com/StorageB/icons/main/GNOME46Adwaita/light/network-cellular-acquiring-symbolic.svg&quot; width=&quot;22&quot; alt=&quot;network-cellular-acquiring-symbolic&quot;&gt;&lt;/a&gt;&amp;nbsp; &amp;nbsp; network-cellular-acquiring-symbolic&lt;br&gt;" calcext:value-type="string">
            <text:p>&lt;a href="#"&gt;&lt;img src="https://raw.githubusercontent.com/StorageB/icons/main/GNOME46Adwaita/light/network-cellular-acquiring-symbolic.svg" width="22" alt="network-cellular-acquiring-symbolic"&gt;&lt;/a&gt;&amp;nbsp; &amp;nbsp; network-cellular-acquir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04] &amp; CHAR(34) &amp;   &#10;&quot; width=&quot; &amp; CHAR(34) &amp; &quot;22&quot; &amp; CHAR(34) &amp; &quot; alt=&quot; &amp; CHAR(34) &amp; [.B504] &amp; CHAR(34) &amp; &quot;&gt;&lt;/a&gt;&quot; &amp;  &#10;&quot;&amp;nbsp; &amp;nbsp; &quot; &amp; [.B504] &amp; &quot;&lt;br&gt;&quot;" office:value-type="string" office:string-value="&lt;a href=&quot;#&quot;&gt;&lt;img src=&quot;https://raw.githubusercontent.com/StorageB/icons/main/GNOME46Adwaita/dark/network-cellular-acquiring-symbolic.svg&quot; width=&quot;22&quot; alt=&quot;network-cellular-acquiring-symbolic&quot;&gt;&lt;/a&gt;&amp;nbsp; &amp;nbsp; network-cellular-acquiring-symbolic&lt;br&gt;" calcext:value-type="string">
            <text:p>&lt;a href="#"&gt;&lt;img src="https://raw.githubusercontent.com/StorageB/icons/main/GNOME46Adwaita/dark/network-cellular-acquiring-symbolic.svg" width="22" alt="network-cellular-acquiring-symbolic"&gt;&lt;/a&gt;&amp;nbsp; &amp;nbsp; network-cellular-acquir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connected-symbolic.svg</text:p>
          </table:table-cell>
          <table:table-cell office:value-type="string" calcext:value-type="string">
            <text:p>network-cellular-connect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0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05] &amp; CHAR(34) &amp; &quot;&gt;&quot; &amp; &#10;&quot;&lt;img alt=&quot; &amp; CHAR(34) &amp; [.B50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5] &amp; &quot;&lt;br&gt;&quot;" office:value-type="string" office:string-value="&lt;picture&gt;&lt;source media=&quot;(prefers-color-scheme: dark)&quot; srcset=&quot;https://github.com/StorageB/icons/blob/main/GNOME48Adwaita/light/network-cellular-connected-symbolic.svg&quot;&gt;&lt;source media=&quot;(prefers-color-scheme: light)&quot; srcset=&quot;https://github.com/StorageB/icons/blob/main/GNOME48Adwaita/dark/network-cellular-connected-symbolic.svg&quot;&gt;&lt;img alt=&quot;network-cellular-connected-symbolic&quot; src=&quot;https://user-images.githubusercontent.com/25423296/163456779-a8556205-d0a5-45e2-ac17-42d089e3c3f8.png&quot;&gt;&lt;/picture&gt; &amp;nbsp; &amp;nbsp;network-cellular-connected-symbolic&lt;br&gt;" calcext:value-type="string">
            <text:p>&lt;picture&gt;&lt;source media="(prefers-color-scheme: dark)" srcset="https://github.com/StorageB/icons/blob/main/GNOME48Adwaita/light/network-cellular-connected-symbolic.svg"&gt;&lt;source media="(prefers-color-scheme: light)" srcset="https://github.com/StorageB/icons/blob/main/GNOME48Adwaita/dark/network-cellular-connected-symbolic.svg"&gt;&lt;img alt="network-cellular-connected-symbolic" src="https://user-images.githubusercontent.com/25423296/163456779-a8556205-d0a5-45e2-ac17-42d089e3c3f8.png"&gt;&lt;/picture&gt; &amp;nbsp; &amp;nbsp;network-cellular-connect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05] &amp; CHAR(34) &amp;  &#10;&quot; width=&quot; &amp; CHAR(34) &amp; &quot;22&quot; &amp; CHAR(34) &amp; &quot; alt=&quot; &amp; CHAR(34) &amp; [.B505] &amp; CHAR(34) &amp; &quot;&gt;&lt;/a&gt;&quot; &amp; &#10;&quot;&amp;nbsp; &amp;nbsp; &quot; &amp; [.B505] &amp; &quot;&lt;br&gt;&quot;" office:value-type="string" office:string-value="&lt;a href=&quot;#&quot;&gt;&lt;img src=&quot;https://raw.githubusercontent.com/StorageB/icons/main/GNOME46Adwaita/light/network-cellular-connected-symbolic.svg&quot; width=&quot;22&quot; alt=&quot;network-cellular-connected-symbolic&quot;&gt;&lt;/a&gt;&amp;nbsp; &amp;nbsp; network-cellular-connected-symbolic&lt;br&gt;" calcext:value-type="string">
            <text:p>&lt;a href="#"&gt;&lt;img src="https://raw.githubusercontent.com/StorageB/icons/main/GNOME46Adwaita/light/network-cellular-connected-symbolic.svg" width="22" alt="network-cellular-connected-symbolic"&gt;&lt;/a&gt;&amp;nbsp; &amp;nbsp; network-cellular-connect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05] &amp; CHAR(34) &amp;   &#10;&quot; width=&quot; &amp; CHAR(34) &amp; &quot;22&quot; &amp; CHAR(34) &amp; &quot; alt=&quot; &amp; CHAR(34) &amp; [.B505] &amp; CHAR(34) &amp; &quot;&gt;&lt;/a&gt;&quot; &amp;  &#10;&quot;&amp;nbsp; &amp;nbsp; &quot; &amp; [.B505] &amp; &quot;&lt;br&gt;&quot;" office:value-type="string" office:string-value="&lt;a href=&quot;#&quot;&gt;&lt;img src=&quot;https://raw.githubusercontent.com/StorageB/icons/main/GNOME46Adwaita/dark/network-cellular-connected-symbolic.svg&quot; width=&quot;22&quot; alt=&quot;network-cellular-connected-symbolic&quot;&gt;&lt;/a&gt;&amp;nbsp; &amp;nbsp; network-cellular-connected-symbolic&lt;br&gt;" calcext:value-type="string">
            <text:p>&lt;a href="#"&gt;&lt;img src="https://raw.githubusercontent.com/StorageB/icons/main/GNOME46Adwaita/dark/network-cellular-connected-symbolic.svg" width="22" alt="network-cellular-connected-symbolic"&gt;&lt;/a&gt;&amp;nbsp; &amp;nbsp; network-cellular-connect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disabled-rtl-symbolic.svg</text:p>
          </table:table-cell>
          <table:table-cell office:value-type="string" calcext:value-type="string">
            <text:p>network-cellular-disabled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0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06] &amp; CHAR(34) &amp; &quot;&gt;&quot; &amp; &#10;&quot;&lt;img alt=&quot; &amp; CHAR(34) &amp; [.B50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6] &amp; &quot;&lt;br&gt;&quot;" office:value-type="string" office:string-value="&lt;picture&gt;&lt;source media=&quot;(prefers-color-scheme: dark)&quot; srcset=&quot;https://github.com/StorageB/icons/blob/main/GNOME48Adwaita/light/network-cellular-disabled-rtl-symbolic.svg&quot;&gt;&lt;source media=&quot;(prefers-color-scheme: light)&quot; srcset=&quot;https://github.com/StorageB/icons/blob/main/GNOME48Adwaita/dark/network-cellular-disabled-rtl-symbolic.svg&quot;&gt;&lt;img alt=&quot;network-cellular-disabled-rtl-symbolic&quot; src=&quot;https://user-images.githubusercontent.com/25423296/163456779-a8556205-d0a5-45e2-ac17-42d089e3c3f8.png&quot;&gt;&lt;/picture&gt; &amp;nbsp; &amp;nbsp;network-cellular-disabled-rtl-symbolic&lt;br&gt;" calcext:value-type="string">
            <text:p>&lt;picture&gt;&lt;source media="(prefers-color-scheme: dark)" srcset="https://github.com/StorageB/icons/blob/main/GNOME48Adwaita/light/network-cellular-disabled-rtl-symbolic.svg"&gt;&lt;source media="(prefers-color-scheme: light)" srcset="https://github.com/StorageB/icons/blob/main/GNOME48Adwaita/dark/network-cellular-disabled-rtl-symbolic.svg"&gt;&lt;img alt="network-cellular-disabled-rtl-symbolic" src="https://user-images.githubusercontent.com/25423296/163456779-a8556205-d0a5-45e2-ac17-42d089e3c3f8.png"&gt;&lt;/picture&gt; &amp;nbsp; &amp;nbsp;network-cellular-disabled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06] &amp; CHAR(34) &amp;  &#10;&quot; width=&quot; &amp; CHAR(34) &amp; &quot;22&quot; &amp; CHAR(34) &amp; &quot; alt=&quot; &amp; CHAR(34) &amp; [.B506] &amp; CHAR(34) &amp; &quot;&gt;&lt;/a&gt;&quot; &amp; &#10;&quot;&amp;nbsp; &amp;nbsp; &quot; &amp; [.B506] &amp; &quot;&lt;br&gt;&quot;" office:value-type="string" office:string-value="&lt;a href=&quot;#&quot;&gt;&lt;img src=&quot;https://raw.githubusercontent.com/StorageB/icons/main/GNOME46Adwaita/light/network-cellular-disabled-rtl-symbolic.svg&quot; width=&quot;22&quot; alt=&quot;network-cellular-disabled-rtl-symbolic&quot;&gt;&lt;/a&gt;&amp;nbsp; &amp;nbsp; network-cellular-disabled-rtl-symbolic&lt;br&gt;" calcext:value-type="string">
            <text:p>&lt;a href="#"&gt;&lt;img src="https://raw.githubusercontent.com/StorageB/icons/main/GNOME46Adwaita/light/network-cellular-disabled-rtl-symbolic.svg" width="22" alt="network-cellular-disabled-rtl-symbolic"&gt;&lt;/a&gt;&amp;nbsp; &amp;nbsp; network-cellular-disabled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06] &amp; CHAR(34) &amp;   &#10;&quot; width=&quot; &amp; CHAR(34) &amp; &quot;22&quot; &amp; CHAR(34) &amp; &quot; alt=&quot; &amp; CHAR(34) &amp; [.B506] &amp; CHAR(34) &amp; &quot;&gt;&lt;/a&gt;&quot; &amp;  &#10;&quot;&amp;nbsp; &amp;nbsp; &quot; &amp; [.B506] &amp; &quot;&lt;br&gt;&quot;" office:value-type="string" office:string-value="&lt;a href=&quot;#&quot;&gt;&lt;img src=&quot;https://raw.githubusercontent.com/StorageB/icons/main/GNOME46Adwaita/dark/network-cellular-disabled-rtl-symbolic.svg&quot; width=&quot;22&quot; alt=&quot;network-cellular-disabled-rtl-symbolic&quot;&gt;&lt;/a&gt;&amp;nbsp; &amp;nbsp; network-cellular-disabled-rtl-symbolic&lt;br&gt;" calcext:value-type="string">
            <text:p>&lt;a href="#"&gt;&lt;img src="https://raw.githubusercontent.com/StorageB/icons/main/GNOME46Adwaita/dark/network-cellular-disabled-rtl-symbolic.svg" width="22" alt="network-cellular-disabled-rtl-symbolic"&gt;&lt;/a&gt;&amp;nbsp; &amp;nbsp; network-cellular-disabled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disabled-symbolic-rtl.svg</text:p>
          </table:table-cell>
          <table:table-cell office:value-type="string" calcext:value-type="string">
            <text:p>network-cellular-disable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0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07] &amp; CHAR(34) &amp; &quot;&gt;&quot; &amp; &#10;&quot;&lt;img alt=&quot; &amp; CHAR(34) &amp; [.B50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7] &amp; &quot;&lt;br&gt;&quot;" office:value-type="string" office:string-value="&lt;picture&gt;&lt;source media=&quot;(prefers-color-scheme: dark)&quot; srcset=&quot;https://github.com/StorageB/icons/blob/main/GNOME48Adwaita/light/network-cellular-disabled-symbolic-rtl.svg&quot;&gt;&lt;source media=&quot;(prefers-color-scheme: light)&quot; srcset=&quot;https://github.com/StorageB/icons/blob/main/GNOME48Adwaita/dark/network-cellular-disabled-symbolic-rtl.svg&quot;&gt;&lt;img alt=&quot;network-cellular-disabled-symbolic-rtl&quot; src=&quot;https://user-images.githubusercontent.com/25423296/163456779-a8556205-d0a5-45e2-ac17-42d089e3c3f8.png&quot;&gt;&lt;/picture&gt; &amp;nbsp; &amp;nbsp;network-cellular-disabled-symbolic-rtl&lt;br&gt;" calcext:value-type="string">
            <text:p>&lt;picture&gt;&lt;source media="(prefers-color-scheme: dark)" srcset="https://github.com/StorageB/icons/blob/main/GNOME48Adwaita/light/network-cellular-disabled-symbolic-rtl.svg"&gt;&lt;source media="(prefers-color-scheme: light)" srcset="https://github.com/StorageB/icons/blob/main/GNOME48Adwaita/dark/network-cellular-disabled-symbolic-rtl.svg"&gt;&lt;img alt="network-cellular-disabled-symbolic-rtl" src="https://user-images.githubusercontent.com/25423296/163456779-a8556205-d0a5-45e2-ac17-42d089e3c3f8.png"&gt;&lt;/picture&gt; &amp;nbsp; &amp;nbsp;network-cellular-disabled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07] &amp; CHAR(34) &amp;  &#10;&quot; width=&quot; &amp; CHAR(34) &amp; &quot;22&quot; &amp; CHAR(34) &amp; &quot; alt=&quot; &amp; CHAR(34) &amp; [.B507] &amp; CHAR(34) &amp; &quot;&gt;&lt;/a&gt;&quot; &amp; &#10;&quot;&amp;nbsp; &amp;nbsp; &quot; &amp; [.B507] &amp; &quot;&lt;br&gt;&quot;" office:value-type="string" office:string-value="&lt;a href=&quot;#&quot;&gt;&lt;img src=&quot;https://raw.githubusercontent.com/StorageB/icons/main/GNOME46Adwaita/light/network-cellular-disabled-symbolic-rtl.svg&quot; width=&quot;22&quot; alt=&quot;network-cellular-disabled-symbolic-rtl&quot;&gt;&lt;/a&gt;&amp;nbsp; &amp;nbsp; network-cellular-disabled-symbolic-rtl&lt;br&gt;" calcext:value-type="string">
            <text:p>&lt;a href="#"&gt;&lt;img src="https://raw.githubusercontent.com/StorageB/icons/main/GNOME46Adwaita/light/network-cellular-disabled-symbolic-rtl.svg" width="22" alt="network-cellular-disabled-symbolic-rtl"&gt;&lt;/a&gt;&amp;nbsp; &amp;nbsp; network-cellular-disabled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07] &amp; CHAR(34) &amp;   &#10;&quot; width=&quot; &amp; CHAR(34) &amp; &quot;22&quot; &amp; CHAR(34) &amp; &quot; alt=&quot; &amp; CHAR(34) &amp; [.B507] &amp; CHAR(34) &amp; &quot;&gt;&lt;/a&gt;&quot; &amp;  &#10;&quot;&amp;nbsp; &amp;nbsp; &quot; &amp; [.B507] &amp; &quot;&lt;br&gt;&quot;" office:value-type="string" office:string-value="&lt;a href=&quot;#&quot;&gt;&lt;img src=&quot;https://raw.githubusercontent.com/StorageB/icons/main/GNOME46Adwaita/dark/network-cellular-disabled-symbolic-rtl.svg&quot; width=&quot;22&quot; alt=&quot;network-cellular-disabled-symbolic-rtl&quot;&gt;&lt;/a&gt;&amp;nbsp; &amp;nbsp; network-cellular-disabled-symbolic-rtl&lt;br&gt;" calcext:value-type="string">
            <text:p>&lt;a href="#"&gt;&lt;img src="https://raw.githubusercontent.com/StorageB/icons/main/GNOME46Adwaita/dark/network-cellular-disabled-symbolic-rtl.svg" width="22" alt="network-cellular-disabled-symbolic-rtl"&gt;&lt;/a&gt;&amp;nbsp; &amp;nbsp; network-cellular-disabled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disabled-symbolic.svg</text:p>
          </table:table-cell>
          <table:table-cell office:value-type="string" calcext:value-type="string">
            <text:p>network-cellular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0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08] &amp; CHAR(34) &amp; &quot;&gt;&quot; &amp; &#10;&quot;&lt;img alt=&quot; &amp; CHAR(34) &amp; [.B50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8] &amp; &quot;&lt;br&gt;&quot;" office:value-type="string" office:string-value="&lt;picture&gt;&lt;source media=&quot;(prefers-color-scheme: dark)&quot; srcset=&quot;https://github.com/StorageB/icons/blob/main/GNOME48Adwaita/light/network-cellular-disabled-symbolic.svg&quot;&gt;&lt;source media=&quot;(prefers-color-scheme: light)&quot; srcset=&quot;https://github.com/StorageB/icons/blob/main/GNOME48Adwaita/dark/network-cellular-disabled-symbolic.svg&quot;&gt;&lt;img alt=&quot;network-cellular-disabled-symbolic&quot; src=&quot;https://user-images.githubusercontent.com/25423296/163456779-a8556205-d0a5-45e2-ac17-42d089e3c3f8.png&quot;&gt;&lt;/picture&gt; &amp;nbsp; &amp;nbsp;network-cellular-disabled-symbolic&lt;br&gt;" calcext:value-type="string">
            <text:p>&lt;picture&gt;&lt;source media="(prefers-color-scheme: dark)" srcset="https://github.com/StorageB/icons/blob/main/GNOME48Adwaita/light/network-cellular-disabled-symbolic.svg"&gt;&lt;source media="(prefers-color-scheme: light)" srcset="https://github.com/StorageB/icons/blob/main/GNOME48Adwaita/dark/network-cellular-disabled-symbolic.svg"&gt;&lt;img alt="network-cellular-disabled-symbolic" src="https://user-images.githubusercontent.com/25423296/163456779-a8556205-d0a5-45e2-ac17-42d089e3c3f8.png"&gt;&lt;/picture&gt; &amp;nbsp; &amp;nbsp;network-cellular-disabl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08] &amp; CHAR(34) &amp;  &#10;&quot; width=&quot; &amp; CHAR(34) &amp; &quot;22&quot; &amp; CHAR(34) &amp; &quot; alt=&quot; &amp; CHAR(34) &amp; [.B508] &amp; CHAR(34) &amp; &quot;&gt;&lt;/a&gt;&quot; &amp; &#10;&quot;&amp;nbsp; &amp;nbsp; &quot; &amp; [.B508] &amp; &quot;&lt;br&gt;&quot;" office:value-type="string" office:string-value="&lt;a href=&quot;#&quot;&gt;&lt;img src=&quot;https://raw.githubusercontent.com/StorageB/icons/main/GNOME46Adwaita/light/network-cellular-disabled-symbolic.svg&quot; width=&quot;22&quot; alt=&quot;network-cellular-disabled-symbolic&quot;&gt;&lt;/a&gt;&amp;nbsp; &amp;nbsp; network-cellular-disabled-symbolic&lt;br&gt;" calcext:value-type="string">
            <text:p>&lt;a href="#"&gt;&lt;img src="https://raw.githubusercontent.com/StorageB/icons/main/GNOME46Adwaita/light/network-cellular-disabled-symbolic.svg" width="22" alt="network-cellular-disabled-symbolic"&gt;&lt;/a&gt;&amp;nbsp; &amp;nbsp; network-cellular-disabl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08] &amp; CHAR(34) &amp;   &#10;&quot; width=&quot; &amp; CHAR(34) &amp; &quot;22&quot; &amp; CHAR(34) &amp; &quot; alt=&quot; &amp; CHAR(34) &amp; [.B508] &amp; CHAR(34) &amp; &quot;&gt;&lt;/a&gt;&quot; &amp;  &#10;&quot;&amp;nbsp; &amp;nbsp; &quot; &amp; [.B508] &amp; &quot;&lt;br&gt;&quot;" office:value-type="string" office:string-value="&lt;a href=&quot;#&quot;&gt;&lt;img src=&quot;https://raw.githubusercontent.com/StorageB/icons/main/GNOME46Adwaita/dark/network-cellular-disabled-symbolic.svg&quot; width=&quot;22&quot; alt=&quot;network-cellular-disabled-symbolic&quot;&gt;&lt;/a&gt;&amp;nbsp; &amp;nbsp; network-cellular-disabled-symbolic&lt;br&gt;" calcext:value-type="string">
            <text:p>&lt;a href="#"&gt;&lt;img src="https://raw.githubusercontent.com/StorageB/icons/main/GNOME46Adwaita/dark/network-cellular-disabled-symbolic.svg" width="22" alt="network-cellular-disabled-symbolic"&gt;&lt;/a&gt;&amp;nbsp; &amp;nbsp; network-cellular-disabl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edge-symbolic.svg</text:p>
          </table:table-cell>
          <table:table-cell office:value-type="string" calcext:value-type="string">
            <text:p>network-cellular-edg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0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09] &amp; CHAR(34) &amp; &quot;&gt;&quot; &amp; &#10;&quot;&lt;img alt=&quot; &amp; CHAR(34) &amp; [.B50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9] &amp; &quot;&lt;br&gt;&quot;" office:value-type="string" office:string-value="&lt;picture&gt;&lt;source media=&quot;(prefers-color-scheme: dark)&quot; srcset=&quot;https://github.com/StorageB/icons/blob/main/GNOME48Adwaita/light/network-cellular-edge-symbolic.svg&quot;&gt;&lt;source media=&quot;(prefers-color-scheme: light)&quot; srcset=&quot;https://github.com/StorageB/icons/blob/main/GNOME48Adwaita/dark/network-cellular-edge-symbolic.svg&quot;&gt;&lt;img alt=&quot;network-cellular-edge-symbolic&quot; src=&quot;https://user-images.githubusercontent.com/25423296/163456779-a8556205-d0a5-45e2-ac17-42d089e3c3f8.png&quot;&gt;&lt;/picture&gt; &amp;nbsp; &amp;nbsp;network-cellular-edge-symbolic&lt;br&gt;" calcext:value-type="string">
            <text:p>&lt;picture&gt;&lt;source media="(prefers-color-scheme: dark)" srcset="https://github.com/StorageB/icons/blob/main/GNOME48Adwaita/light/network-cellular-edge-symbolic.svg"&gt;&lt;source media="(prefers-color-scheme: light)" srcset="https://github.com/StorageB/icons/blob/main/GNOME48Adwaita/dark/network-cellular-edge-symbolic.svg"&gt;&lt;img alt="network-cellular-edge-symbolic" src="https://user-images.githubusercontent.com/25423296/163456779-a8556205-d0a5-45e2-ac17-42d089e3c3f8.png"&gt;&lt;/picture&gt; &amp;nbsp; &amp;nbsp;network-cellular-edg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09] &amp; CHAR(34) &amp;  &#10;&quot; width=&quot; &amp; CHAR(34) &amp; &quot;22&quot; &amp; CHAR(34) &amp; &quot; alt=&quot; &amp; CHAR(34) &amp; [.B509] &amp; CHAR(34) &amp; &quot;&gt;&lt;/a&gt;&quot; &amp; &#10;&quot;&amp;nbsp; &amp;nbsp; &quot; &amp; [.B509] &amp; &quot;&lt;br&gt;&quot;" office:value-type="string" office:string-value="&lt;a href=&quot;#&quot;&gt;&lt;img src=&quot;https://raw.githubusercontent.com/StorageB/icons/main/GNOME46Adwaita/light/network-cellular-edge-symbolic.svg&quot; width=&quot;22&quot; alt=&quot;network-cellular-edge-symbolic&quot;&gt;&lt;/a&gt;&amp;nbsp; &amp;nbsp; network-cellular-edge-symbolic&lt;br&gt;" calcext:value-type="string">
            <text:p>&lt;a href="#"&gt;&lt;img src="https://raw.githubusercontent.com/StorageB/icons/main/GNOME46Adwaita/light/network-cellular-edge-symbolic.svg" width="22" alt="network-cellular-edge-symbolic"&gt;&lt;/a&gt;&amp;nbsp; &amp;nbsp; network-cellular-edg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09] &amp; CHAR(34) &amp;   &#10;&quot; width=&quot; &amp; CHAR(34) &amp; &quot;22&quot; &amp; CHAR(34) &amp; &quot; alt=&quot; &amp; CHAR(34) &amp; [.B509] &amp; CHAR(34) &amp; &quot;&gt;&lt;/a&gt;&quot; &amp;  &#10;&quot;&amp;nbsp; &amp;nbsp; &quot; &amp; [.B509] &amp; &quot;&lt;br&gt;&quot;" office:value-type="string" office:string-value="&lt;a href=&quot;#&quot;&gt;&lt;img src=&quot;https://raw.githubusercontent.com/StorageB/icons/main/GNOME46Adwaita/dark/network-cellular-edge-symbolic.svg&quot; width=&quot;22&quot; alt=&quot;network-cellular-edge-symbolic&quot;&gt;&lt;/a&gt;&amp;nbsp; &amp;nbsp; network-cellular-edge-symbolic&lt;br&gt;" calcext:value-type="string">
            <text:p>&lt;a href="#"&gt;&lt;img src="https://raw.githubusercontent.com/StorageB/icons/main/GNOME46Adwaita/dark/network-cellular-edge-symbolic.svg" width="22" alt="network-cellular-edge-symbolic"&gt;&lt;/a&gt;&amp;nbsp; &amp;nbsp; network-cellular-edg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gprs-symbolic.svg</text:p>
          </table:table-cell>
          <table:table-cell office:value-type="string" calcext:value-type="string">
            <text:p>network-cellular-gpr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1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10] &amp; CHAR(34) &amp; &quot;&gt;&quot; &amp; &#10;&quot;&lt;img alt=&quot; &amp; CHAR(34) &amp; [.B51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0] &amp; &quot;&lt;br&gt;&quot;" office:value-type="string" office:string-value="&lt;picture&gt;&lt;source media=&quot;(prefers-color-scheme: dark)&quot; srcset=&quot;https://github.com/StorageB/icons/blob/main/GNOME48Adwaita/light/network-cellular-gprs-symbolic.svg&quot;&gt;&lt;source media=&quot;(prefers-color-scheme: light)&quot; srcset=&quot;https://github.com/StorageB/icons/blob/main/GNOME48Adwaita/dark/network-cellular-gprs-symbolic.svg&quot;&gt;&lt;img alt=&quot;network-cellular-gprs-symbolic&quot; src=&quot;https://user-images.githubusercontent.com/25423296/163456779-a8556205-d0a5-45e2-ac17-42d089e3c3f8.png&quot;&gt;&lt;/picture&gt; &amp;nbsp; &amp;nbsp;network-cellular-gprs-symbolic&lt;br&gt;" calcext:value-type="string">
            <text:p>&lt;picture&gt;&lt;source media="(prefers-color-scheme: dark)" srcset="https://github.com/StorageB/icons/blob/main/GNOME48Adwaita/light/network-cellular-gprs-symbolic.svg"&gt;&lt;source media="(prefers-color-scheme: light)" srcset="https://github.com/StorageB/icons/blob/main/GNOME48Adwaita/dark/network-cellular-gprs-symbolic.svg"&gt;&lt;img alt="network-cellular-gprs-symbolic" src="https://user-images.githubusercontent.com/25423296/163456779-a8556205-d0a5-45e2-ac17-42d089e3c3f8.png"&gt;&lt;/picture&gt; &amp;nbsp; &amp;nbsp;network-cellular-gpr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10] &amp; CHAR(34) &amp;  &#10;&quot; width=&quot; &amp; CHAR(34) &amp; &quot;22&quot; &amp; CHAR(34) &amp; &quot; alt=&quot; &amp; CHAR(34) &amp; [.B510] &amp; CHAR(34) &amp; &quot;&gt;&lt;/a&gt;&quot; &amp; &#10;&quot;&amp;nbsp; &amp;nbsp; &quot; &amp; [.B510] &amp; &quot;&lt;br&gt;&quot;" office:value-type="string" office:string-value="&lt;a href=&quot;#&quot;&gt;&lt;img src=&quot;https://raw.githubusercontent.com/StorageB/icons/main/GNOME46Adwaita/light/network-cellular-gprs-symbolic.svg&quot; width=&quot;22&quot; alt=&quot;network-cellular-gprs-symbolic&quot;&gt;&lt;/a&gt;&amp;nbsp; &amp;nbsp; network-cellular-gprs-symbolic&lt;br&gt;" calcext:value-type="string">
            <text:p>&lt;a href="#"&gt;&lt;img src="https://raw.githubusercontent.com/StorageB/icons/main/GNOME46Adwaita/light/network-cellular-gprs-symbolic.svg" width="22" alt="network-cellular-gprs-symbolic"&gt;&lt;/a&gt;&amp;nbsp; &amp;nbsp; network-cellular-gpr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10] &amp; CHAR(34) &amp;   &#10;&quot; width=&quot; &amp; CHAR(34) &amp; &quot;22&quot; &amp; CHAR(34) &amp; &quot; alt=&quot; &amp; CHAR(34) &amp; [.B510] &amp; CHAR(34) &amp; &quot;&gt;&lt;/a&gt;&quot; &amp;  &#10;&quot;&amp;nbsp; &amp;nbsp; &quot; &amp; [.B510] &amp; &quot;&lt;br&gt;&quot;" office:value-type="string" office:string-value="&lt;a href=&quot;#&quot;&gt;&lt;img src=&quot;https://raw.githubusercontent.com/StorageB/icons/main/GNOME46Adwaita/dark/network-cellular-gprs-symbolic.svg&quot; width=&quot;22&quot; alt=&quot;network-cellular-gprs-symbolic&quot;&gt;&lt;/a&gt;&amp;nbsp; &amp;nbsp; network-cellular-gprs-symbolic&lt;br&gt;" calcext:value-type="string">
            <text:p>&lt;a href="#"&gt;&lt;img src="https://raw.githubusercontent.com/StorageB/icons/main/GNOME46Adwaita/dark/network-cellular-gprs-symbolic.svg" width="22" alt="network-cellular-gprs-symbolic"&gt;&lt;/a&gt;&amp;nbsp; &amp;nbsp; network-cellular-gpr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hardware-disabled-rtl-symbolic.svg</text:p>
          </table:table-cell>
          <table:table-cell office:value-type="string" calcext:value-type="string">
            <text:p>network-cellular-hardware-disabled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1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11] &amp; CHAR(34) &amp; &quot;&gt;&quot; &amp; &#10;&quot;&lt;img alt=&quot; &amp; CHAR(34) &amp; [.B51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1] &amp; &quot;&lt;br&gt;&quot;" office:value-type="string" office:string-value="&lt;picture&gt;&lt;source media=&quot;(prefers-color-scheme: dark)&quot; srcset=&quot;https://github.com/StorageB/icons/blob/main/GNOME48Adwaita/light/network-cellular-hardware-disabled-rtl-symbolic.svg&quot;&gt;&lt;source media=&quot;(prefers-color-scheme: light)&quot; srcset=&quot;https://github.com/StorageB/icons/blob/main/GNOME48Adwaita/dark/network-cellular-hardware-disabled-rtl-symbolic.svg&quot;&gt;&lt;img alt=&quot;network-cellular-hardware-disabled-rtl-symbolic&quot; src=&quot;https://user-images.githubusercontent.com/25423296/163456779-a8556205-d0a5-45e2-ac17-42d089e3c3f8.png&quot;&gt;&lt;/picture&gt; &amp;nbsp; &amp;nbsp;network-cellular-hardware-disabled-rtl-symbolic&lt;br&gt;" calcext:value-type="string">
            <text:p>&lt;picture&gt;&lt;source media="(prefers-color-scheme: dark)" srcset="https://github.com/StorageB/icons/blob/main/GNOME48Adwaita/light/network-cellular-hardware-disabled-rtl-symbolic.svg"&gt;&lt;source media="(prefers-color-scheme: light)" srcset="https://github.com/StorageB/icons/blob/main/GNOME48Adwaita/dark/network-cellular-hardware-disabled-rtl-symbolic.svg"&gt;&lt;img alt="network-cellular-hardware-disabled-rtl-symbolic" src="https://user-images.githubusercontent.com/25423296/163456779-a8556205-d0a5-45e2-ac17-42d089e3c3f8.png"&gt;&lt;/picture&gt; &amp;nbsp; &amp;nbsp;network-cellular-hardware-disabled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11] &amp; CHAR(34) &amp;  &#10;&quot; width=&quot; &amp; CHAR(34) &amp; &quot;22&quot; &amp; CHAR(34) &amp; &quot; alt=&quot; &amp; CHAR(34) &amp; [.B511] &amp; CHAR(34) &amp; &quot;&gt;&lt;/a&gt;&quot; &amp; &#10;&quot;&amp;nbsp; &amp;nbsp; &quot; &amp; [.B511] &amp; &quot;&lt;br&gt;&quot;" office:value-type="string" office:string-value="&lt;a href=&quot;#&quot;&gt;&lt;img src=&quot;https://raw.githubusercontent.com/StorageB/icons/main/GNOME46Adwaita/light/network-cellular-hardware-disabled-rtl-symbolic.svg&quot; width=&quot;22&quot; alt=&quot;network-cellular-hardware-disabled-rtl-symbolic&quot;&gt;&lt;/a&gt;&amp;nbsp; &amp;nbsp; network-cellular-hardware-disabled-rtl-symbolic&lt;br&gt;" calcext:value-type="string">
            <text:p>&lt;a href="#"&gt;&lt;img src="https://raw.githubusercontent.com/StorageB/icons/main/GNOME46Adwaita/light/network-cellular-hardware-disabled-rtl-symbolic.svg" width="22" alt="network-cellular-hardware-disabled-rtl-symbolic"&gt;&lt;/a&gt;&amp;nbsp; &amp;nbsp; network-cellular-hardware-disabled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11] &amp; CHAR(34) &amp;   &#10;&quot; width=&quot; &amp; CHAR(34) &amp; &quot;22&quot; &amp; CHAR(34) &amp; &quot; alt=&quot; &amp; CHAR(34) &amp; [.B511] &amp; CHAR(34) &amp; &quot;&gt;&lt;/a&gt;&quot; &amp;  &#10;&quot;&amp;nbsp; &amp;nbsp; &quot; &amp; [.B511] &amp; &quot;&lt;br&gt;&quot;" office:value-type="string" office:string-value="&lt;a href=&quot;#&quot;&gt;&lt;img src=&quot;https://raw.githubusercontent.com/StorageB/icons/main/GNOME46Adwaita/dark/network-cellular-hardware-disabled-rtl-symbolic.svg&quot; width=&quot;22&quot; alt=&quot;network-cellular-hardware-disabled-rtl-symbolic&quot;&gt;&lt;/a&gt;&amp;nbsp; &amp;nbsp; network-cellular-hardware-disabled-rtl-symbolic&lt;br&gt;" calcext:value-type="string">
            <text:p>&lt;a href="#"&gt;&lt;img src="https://raw.githubusercontent.com/StorageB/icons/main/GNOME46Adwaita/dark/network-cellular-hardware-disabled-rtl-symbolic.svg" width="22" alt="network-cellular-hardware-disabled-rtl-symbolic"&gt;&lt;/a&gt;&amp;nbsp; &amp;nbsp; network-cellular-hardware-disabled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hardware-disabled-symbolic-rtl.svg</text:p>
          </table:table-cell>
          <table:table-cell office:value-type="string" calcext:value-type="string">
            <text:p>network-cellular-hardware-disable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1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12] &amp; CHAR(34) &amp; &quot;&gt;&quot; &amp; &#10;&quot;&lt;img alt=&quot; &amp; CHAR(34) &amp; [.B51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2] &amp; &quot;&lt;br&gt;&quot;" office:value-type="string" office:string-value="&lt;picture&gt;&lt;source media=&quot;(prefers-color-scheme: dark)&quot; srcset=&quot;https://github.com/StorageB/icons/blob/main/GNOME48Adwaita/light/network-cellular-hardware-disabled-symbolic-rtl.svg&quot;&gt;&lt;source media=&quot;(prefers-color-scheme: light)&quot; srcset=&quot;https://github.com/StorageB/icons/blob/main/GNOME48Adwaita/dark/network-cellular-hardware-disabled-symbolic-rtl.svg&quot;&gt;&lt;img alt=&quot;network-cellular-hardware-disabled-symbolic-rtl&quot; src=&quot;https://user-images.githubusercontent.com/25423296/163456779-a8556205-d0a5-45e2-ac17-42d089e3c3f8.png&quot;&gt;&lt;/picture&gt; &amp;nbsp; &amp;nbsp;network-cellular-hardware-disabled-symbolic-rtl&lt;br&gt;" calcext:value-type="string">
            <text:p>&lt;picture&gt;&lt;source media="(prefers-color-scheme: dark)" srcset="https://github.com/StorageB/icons/blob/main/GNOME48Adwaita/light/network-cellular-hardware-disabled-symbolic-rtl.svg"&gt;&lt;source media="(prefers-color-scheme: light)" srcset="https://github.com/StorageB/icons/blob/main/GNOME48Adwaita/dark/network-cellular-hardware-disabled-symbolic-rtl.svg"&gt;&lt;img alt="network-cellular-hardware-disabled-symbolic-rtl" src="https://user-images.githubusercontent.com/25423296/163456779-a8556205-d0a5-45e2-ac17-42d089e3c3f8.png"&gt;&lt;/picture&gt; &amp;nbsp; &amp;nbsp;network-cellular-hardware-disabled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12] &amp; CHAR(34) &amp;  &#10;&quot; width=&quot; &amp; CHAR(34) &amp; &quot;22&quot; &amp; CHAR(34) &amp; &quot; alt=&quot; &amp; CHAR(34) &amp; [.B512] &amp; CHAR(34) &amp; &quot;&gt;&lt;/a&gt;&quot; &amp; &#10;&quot;&amp;nbsp; &amp;nbsp; &quot; &amp; [.B512] &amp; &quot;&lt;br&gt;&quot;" office:value-type="string" office:string-value="&lt;a href=&quot;#&quot;&gt;&lt;img src=&quot;https://raw.githubusercontent.com/StorageB/icons/main/GNOME46Adwaita/light/network-cellular-hardware-disabled-symbolic-rtl.svg&quot; width=&quot;22&quot; alt=&quot;network-cellular-hardware-disabled-symbolic-rtl&quot;&gt;&lt;/a&gt;&amp;nbsp; &amp;nbsp; network-cellular-hardware-disabled-symbolic-rtl&lt;br&gt;" calcext:value-type="string">
            <text:p>&lt;a href="#"&gt;&lt;img src="https://raw.githubusercontent.com/StorageB/icons/main/GNOME46Adwaita/light/network-cellular-hardware-disabled-symbolic-rtl.svg" width="22" alt="network-cellular-hardware-disabled-symbolic-rtl"&gt;&lt;/a&gt;&amp;nbsp; &amp;nbsp; network-cellular-hardware-disabled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12] &amp; CHAR(34) &amp;   &#10;&quot; width=&quot; &amp; CHAR(34) &amp; &quot;22&quot; &amp; CHAR(34) &amp; &quot; alt=&quot; &amp; CHAR(34) &amp; [.B512] &amp; CHAR(34) &amp; &quot;&gt;&lt;/a&gt;&quot; &amp;  &#10;&quot;&amp;nbsp; &amp;nbsp; &quot; &amp; [.B512] &amp; &quot;&lt;br&gt;&quot;" office:value-type="string" office:string-value="&lt;a href=&quot;#&quot;&gt;&lt;img src=&quot;https://raw.githubusercontent.com/StorageB/icons/main/GNOME46Adwaita/dark/network-cellular-hardware-disabled-symbolic-rtl.svg&quot; width=&quot;22&quot; alt=&quot;network-cellular-hardware-disabled-symbolic-rtl&quot;&gt;&lt;/a&gt;&amp;nbsp; &amp;nbsp; network-cellular-hardware-disabled-symbolic-rtl&lt;br&gt;" calcext:value-type="string">
            <text:p>&lt;a href="#"&gt;&lt;img src="https://raw.githubusercontent.com/StorageB/icons/main/GNOME46Adwaita/dark/network-cellular-hardware-disabled-symbolic-rtl.svg" width="22" alt="network-cellular-hardware-disabled-symbolic-rtl"&gt;&lt;/a&gt;&amp;nbsp; &amp;nbsp; network-cellular-hardware-disabled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hardware-disabled-symbolic.svg</text:p>
          </table:table-cell>
          <table:table-cell office:value-type="string" calcext:value-type="string">
            <text:p>network-cellular-hardware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1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13] &amp; CHAR(34) &amp; &quot;&gt;&quot; &amp; &#10;&quot;&lt;img alt=&quot; &amp; CHAR(34) &amp; [.B51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3] &amp; &quot;&lt;br&gt;&quot;" office:value-type="string" office:string-value="&lt;picture&gt;&lt;source media=&quot;(prefers-color-scheme: dark)&quot; srcset=&quot;https://github.com/StorageB/icons/blob/main/GNOME48Adwaita/light/network-cellular-hardware-disabled-symbolic.svg&quot;&gt;&lt;source media=&quot;(prefers-color-scheme: light)&quot; srcset=&quot;https://github.com/StorageB/icons/blob/main/GNOME48Adwaita/dark/network-cellular-hardware-disabled-symbolic.svg&quot;&gt;&lt;img alt=&quot;network-cellular-hardware-disabled-symbolic&quot; src=&quot;https://user-images.githubusercontent.com/25423296/163456779-a8556205-d0a5-45e2-ac17-42d089e3c3f8.png&quot;&gt;&lt;/picture&gt; &amp;nbsp; &amp;nbsp;network-cellular-hardware-disabled-symbolic&lt;br&gt;" calcext:value-type="string">
            <text:p>&lt;picture&gt;&lt;source media="(prefers-color-scheme: dark)" srcset="https://github.com/StorageB/icons/blob/main/GNOME48Adwaita/light/network-cellular-hardware-disabled-symbolic.svg"&gt;&lt;source media="(prefers-color-scheme: light)" srcset="https://github.com/StorageB/icons/blob/main/GNOME48Adwaita/dark/network-cellular-hardware-disabled-symbolic.svg"&gt;&lt;img alt="network-cellular-hardware-disabled-symbolic" src="https://user-images.githubusercontent.com/25423296/163456779-a8556205-d0a5-45e2-ac17-42d089e3c3f8.png"&gt;&lt;/picture&gt; &amp;nbsp; &amp;nbsp;network-cellular-hardware-disabl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13] &amp; CHAR(34) &amp;  &#10;&quot; width=&quot; &amp; CHAR(34) &amp; &quot;22&quot; &amp; CHAR(34) &amp; &quot; alt=&quot; &amp; CHAR(34) &amp; [.B513] &amp; CHAR(34) &amp; &quot;&gt;&lt;/a&gt;&quot; &amp; &#10;&quot;&amp;nbsp; &amp;nbsp; &quot; &amp; [.B513] &amp; &quot;&lt;br&gt;&quot;" office:value-type="string" office:string-value="&lt;a href=&quot;#&quot;&gt;&lt;img src=&quot;https://raw.githubusercontent.com/StorageB/icons/main/GNOME46Adwaita/light/network-cellular-hardware-disabled-symbolic.svg&quot; width=&quot;22&quot; alt=&quot;network-cellular-hardware-disabled-symbolic&quot;&gt;&lt;/a&gt;&amp;nbsp; &amp;nbsp; network-cellular-hardware-disabled-symbolic&lt;br&gt;" calcext:value-type="string">
            <text:p>&lt;a href="#"&gt;&lt;img src="https://raw.githubusercontent.com/StorageB/icons/main/GNOME46Adwaita/light/network-cellular-hardware-disabled-symbolic.svg" width="22" alt="network-cellular-hardware-disabled-symbolic"&gt;&lt;/a&gt;&amp;nbsp; &amp;nbsp; network-cellular-hardware-disabl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13] &amp; CHAR(34) &amp;   &#10;&quot; width=&quot; &amp; CHAR(34) &amp; &quot;22&quot; &amp; CHAR(34) &amp; &quot; alt=&quot; &amp; CHAR(34) &amp; [.B513] &amp; CHAR(34) &amp; &quot;&gt;&lt;/a&gt;&quot; &amp;  &#10;&quot;&amp;nbsp; &amp;nbsp; &quot; &amp; [.B513] &amp; &quot;&lt;br&gt;&quot;" office:value-type="string" office:string-value="&lt;a href=&quot;#&quot;&gt;&lt;img src=&quot;https://raw.githubusercontent.com/StorageB/icons/main/GNOME46Adwaita/dark/network-cellular-hardware-disabled-symbolic.svg&quot; width=&quot;22&quot; alt=&quot;network-cellular-hardware-disabled-symbolic&quot;&gt;&lt;/a&gt;&amp;nbsp; &amp;nbsp; network-cellular-hardware-disabled-symbolic&lt;br&gt;" calcext:value-type="string">
            <text:p>&lt;a href="#"&gt;&lt;img src="https://raw.githubusercontent.com/StorageB/icons/main/GNOME46Adwaita/dark/network-cellular-hardware-disabled-symbolic.svg" width="22" alt="network-cellular-hardware-disabled-symbolic"&gt;&lt;/a&gt;&amp;nbsp; &amp;nbsp; network-cellular-hardware-disabl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hspa-symbolic.svg</text:p>
          </table:table-cell>
          <table:table-cell office:value-type="string" calcext:value-type="string">
            <text:p>network-cellular-hspa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1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14] &amp; CHAR(34) &amp; &quot;&gt;&quot; &amp; &#10;&quot;&lt;img alt=&quot; &amp; CHAR(34) &amp; [.B51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4] &amp; &quot;&lt;br&gt;&quot;" office:value-type="string" office:string-value="&lt;picture&gt;&lt;source media=&quot;(prefers-color-scheme: dark)&quot; srcset=&quot;https://github.com/StorageB/icons/blob/main/GNOME48Adwaita/light/network-cellular-hspa-symbolic.svg&quot;&gt;&lt;source media=&quot;(prefers-color-scheme: light)&quot; srcset=&quot;https://github.com/StorageB/icons/blob/main/GNOME48Adwaita/dark/network-cellular-hspa-symbolic.svg&quot;&gt;&lt;img alt=&quot;network-cellular-hspa-symbolic&quot; src=&quot;https://user-images.githubusercontent.com/25423296/163456779-a8556205-d0a5-45e2-ac17-42d089e3c3f8.png&quot;&gt;&lt;/picture&gt; &amp;nbsp; &amp;nbsp;network-cellular-hspa-symbolic&lt;br&gt;" calcext:value-type="string">
            <text:p>&lt;picture&gt;&lt;source media="(prefers-color-scheme: dark)" srcset="https://github.com/StorageB/icons/blob/main/GNOME48Adwaita/light/network-cellular-hspa-symbolic.svg"&gt;&lt;source media="(prefers-color-scheme: light)" srcset="https://github.com/StorageB/icons/blob/main/GNOME48Adwaita/dark/network-cellular-hspa-symbolic.svg"&gt;&lt;img alt="network-cellular-hspa-symbolic" src="https://user-images.githubusercontent.com/25423296/163456779-a8556205-d0a5-45e2-ac17-42d089e3c3f8.png"&gt;&lt;/picture&gt; &amp;nbsp; &amp;nbsp;network-cellular-hspa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14] &amp; CHAR(34) &amp;  &#10;&quot; width=&quot; &amp; CHAR(34) &amp; &quot;22&quot; &amp; CHAR(34) &amp; &quot; alt=&quot; &amp; CHAR(34) &amp; [.B514] &amp; CHAR(34) &amp; &quot;&gt;&lt;/a&gt;&quot; &amp; &#10;&quot;&amp;nbsp; &amp;nbsp; &quot; &amp; [.B514] &amp; &quot;&lt;br&gt;&quot;" office:value-type="string" office:string-value="&lt;a href=&quot;#&quot;&gt;&lt;img src=&quot;https://raw.githubusercontent.com/StorageB/icons/main/GNOME46Adwaita/light/network-cellular-hspa-symbolic.svg&quot; width=&quot;22&quot; alt=&quot;network-cellular-hspa-symbolic&quot;&gt;&lt;/a&gt;&amp;nbsp; &amp;nbsp; network-cellular-hspa-symbolic&lt;br&gt;" calcext:value-type="string">
            <text:p>&lt;a href="#"&gt;&lt;img src="https://raw.githubusercontent.com/StorageB/icons/main/GNOME46Adwaita/light/network-cellular-hspa-symbolic.svg" width="22" alt="network-cellular-hspa-symbolic"&gt;&lt;/a&gt;&amp;nbsp; &amp;nbsp; network-cellular-hspa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14] &amp; CHAR(34) &amp;   &#10;&quot; width=&quot; &amp; CHAR(34) &amp; &quot;22&quot; &amp; CHAR(34) &amp; &quot; alt=&quot; &amp; CHAR(34) &amp; [.B514] &amp; CHAR(34) &amp; &quot;&gt;&lt;/a&gt;&quot; &amp;  &#10;&quot;&amp;nbsp; &amp;nbsp; &quot; &amp; [.B514] &amp; &quot;&lt;br&gt;&quot;" office:value-type="string" office:string-value="&lt;a href=&quot;#&quot;&gt;&lt;img src=&quot;https://raw.githubusercontent.com/StorageB/icons/main/GNOME46Adwaita/dark/network-cellular-hspa-symbolic.svg&quot; width=&quot;22&quot; alt=&quot;network-cellular-hspa-symbolic&quot;&gt;&lt;/a&gt;&amp;nbsp; &amp;nbsp; network-cellular-hspa-symbolic&lt;br&gt;" calcext:value-type="string">
            <text:p>&lt;a href="#"&gt;&lt;img src="https://raw.githubusercontent.com/StorageB/icons/main/GNOME46Adwaita/dark/network-cellular-hspa-symbolic.svg" width="22" alt="network-cellular-hspa-symbolic"&gt;&lt;/a&gt;&amp;nbsp; &amp;nbsp; network-cellular-hspa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no-route-rtl-symbolic.svg</text:p>
          </table:table-cell>
          <table:table-cell office:value-type="string" calcext:value-type="string">
            <text:p>network-cellular-no-route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1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15] &amp; CHAR(34) &amp; &quot;&gt;&quot; &amp; &#10;&quot;&lt;img alt=&quot; &amp; CHAR(34) &amp; [.B51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5] &amp; &quot;&lt;br&gt;&quot;" office:value-type="string" office:string-value="&lt;picture&gt;&lt;source media=&quot;(prefers-color-scheme: dark)&quot; srcset=&quot;https://github.com/StorageB/icons/blob/main/GNOME48Adwaita/light/network-cellular-no-route-rtl-symbolic.svg&quot;&gt;&lt;source media=&quot;(prefers-color-scheme: light)&quot; srcset=&quot;https://github.com/StorageB/icons/blob/main/GNOME48Adwaita/dark/network-cellular-no-route-rtl-symbolic.svg&quot;&gt;&lt;img alt=&quot;network-cellular-no-route-rtl-symbolic&quot; src=&quot;https://user-images.githubusercontent.com/25423296/163456779-a8556205-d0a5-45e2-ac17-42d089e3c3f8.png&quot;&gt;&lt;/picture&gt; &amp;nbsp; &amp;nbsp;network-cellular-no-route-rtl-symbolic&lt;br&gt;" calcext:value-type="string">
            <text:p>&lt;picture&gt;&lt;source media="(prefers-color-scheme: dark)" srcset="https://github.com/StorageB/icons/blob/main/GNOME48Adwaita/light/network-cellular-no-route-rtl-symbolic.svg"&gt;&lt;source media="(prefers-color-scheme: light)" srcset="https://github.com/StorageB/icons/blob/main/GNOME48Adwaita/dark/network-cellular-no-route-rtl-symbolic.svg"&gt;&lt;img alt="network-cellular-no-route-rtl-symbolic" src="https://user-images.githubusercontent.com/25423296/163456779-a8556205-d0a5-45e2-ac17-42d089e3c3f8.png"&gt;&lt;/picture&gt; &amp;nbsp; &amp;nbsp;network-cellular-no-route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15] &amp; CHAR(34) &amp;  &#10;&quot; width=&quot; &amp; CHAR(34) &amp; &quot;22&quot; &amp; CHAR(34) &amp; &quot; alt=&quot; &amp; CHAR(34) &amp; [.B515] &amp; CHAR(34) &amp; &quot;&gt;&lt;/a&gt;&quot; &amp; &#10;&quot;&amp;nbsp; &amp;nbsp; &quot; &amp; [.B515] &amp; &quot;&lt;br&gt;&quot;" office:value-type="string" office:string-value="&lt;a href=&quot;#&quot;&gt;&lt;img src=&quot;https://raw.githubusercontent.com/StorageB/icons/main/GNOME46Adwaita/light/network-cellular-no-route-rtl-symbolic.svg&quot; width=&quot;22&quot; alt=&quot;network-cellular-no-route-rtl-symbolic&quot;&gt;&lt;/a&gt;&amp;nbsp; &amp;nbsp; network-cellular-no-route-rtl-symbolic&lt;br&gt;" calcext:value-type="string">
            <text:p>&lt;a href="#"&gt;&lt;img src="https://raw.githubusercontent.com/StorageB/icons/main/GNOME46Adwaita/light/network-cellular-no-route-rtl-symbolic.svg" width="22" alt="network-cellular-no-route-rtl-symbolic"&gt;&lt;/a&gt;&amp;nbsp; &amp;nbsp; network-cellular-no-route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15] &amp; CHAR(34) &amp;   &#10;&quot; width=&quot; &amp; CHAR(34) &amp; &quot;22&quot; &amp; CHAR(34) &amp; &quot; alt=&quot; &amp; CHAR(34) &amp; [.B515] &amp; CHAR(34) &amp; &quot;&gt;&lt;/a&gt;&quot; &amp;  &#10;&quot;&amp;nbsp; &amp;nbsp; &quot; &amp; [.B515] &amp; &quot;&lt;br&gt;&quot;" office:value-type="string" office:string-value="&lt;a href=&quot;#&quot;&gt;&lt;img src=&quot;https://raw.githubusercontent.com/StorageB/icons/main/GNOME46Adwaita/dark/network-cellular-no-route-rtl-symbolic.svg&quot; width=&quot;22&quot; alt=&quot;network-cellular-no-route-rtl-symbolic&quot;&gt;&lt;/a&gt;&amp;nbsp; &amp;nbsp; network-cellular-no-route-rtl-symbolic&lt;br&gt;" calcext:value-type="string">
            <text:p>&lt;a href="#"&gt;&lt;img src="https://raw.githubusercontent.com/StorageB/icons/main/GNOME46Adwaita/dark/network-cellular-no-route-rtl-symbolic.svg" width="22" alt="network-cellular-no-route-rtl-symbolic"&gt;&lt;/a&gt;&amp;nbsp; &amp;nbsp; network-cellular-no-route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no-route-symbolic-rtl.svg</text:p>
          </table:table-cell>
          <table:table-cell office:value-type="string" calcext:value-type="string">
            <text:p>network-cellular-no-route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1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16] &amp; CHAR(34) &amp; &quot;&gt;&quot; &amp; &#10;&quot;&lt;img alt=&quot; &amp; CHAR(34) &amp; [.B51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6] &amp; &quot;&lt;br&gt;&quot;" office:value-type="string" office:string-value="&lt;picture&gt;&lt;source media=&quot;(prefers-color-scheme: dark)&quot; srcset=&quot;https://github.com/StorageB/icons/blob/main/GNOME48Adwaita/light/network-cellular-no-route-symbolic-rtl.svg&quot;&gt;&lt;source media=&quot;(prefers-color-scheme: light)&quot; srcset=&quot;https://github.com/StorageB/icons/blob/main/GNOME48Adwaita/dark/network-cellular-no-route-symbolic-rtl.svg&quot;&gt;&lt;img alt=&quot;network-cellular-no-route-symbolic-rtl&quot; src=&quot;https://user-images.githubusercontent.com/25423296/163456779-a8556205-d0a5-45e2-ac17-42d089e3c3f8.png&quot;&gt;&lt;/picture&gt; &amp;nbsp; &amp;nbsp;network-cellular-no-route-symbolic-rtl&lt;br&gt;" calcext:value-type="string">
            <text:p>&lt;picture&gt;&lt;source media="(prefers-color-scheme: dark)" srcset="https://github.com/StorageB/icons/blob/main/GNOME48Adwaita/light/network-cellular-no-route-symbolic-rtl.svg"&gt;&lt;source media="(prefers-color-scheme: light)" srcset="https://github.com/StorageB/icons/blob/main/GNOME48Adwaita/dark/network-cellular-no-route-symbolic-rtl.svg"&gt;&lt;img alt="network-cellular-no-route-symbolic-rtl" src="https://user-images.githubusercontent.com/25423296/163456779-a8556205-d0a5-45e2-ac17-42d089e3c3f8.png"&gt;&lt;/picture&gt; &amp;nbsp; &amp;nbsp;network-cellular-no-route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16] &amp; CHAR(34) &amp;  &#10;&quot; width=&quot; &amp; CHAR(34) &amp; &quot;22&quot; &amp; CHAR(34) &amp; &quot; alt=&quot; &amp; CHAR(34) &amp; [.B516] &amp; CHAR(34) &amp; &quot;&gt;&lt;/a&gt;&quot; &amp; &#10;&quot;&amp;nbsp; &amp;nbsp; &quot; &amp; [.B516] &amp; &quot;&lt;br&gt;&quot;" office:value-type="string" office:string-value="&lt;a href=&quot;#&quot;&gt;&lt;img src=&quot;https://raw.githubusercontent.com/StorageB/icons/main/GNOME46Adwaita/light/network-cellular-no-route-symbolic-rtl.svg&quot; width=&quot;22&quot; alt=&quot;network-cellular-no-route-symbolic-rtl&quot;&gt;&lt;/a&gt;&amp;nbsp; &amp;nbsp; network-cellular-no-route-symbolic-rtl&lt;br&gt;" calcext:value-type="string">
            <text:p>&lt;a href="#"&gt;&lt;img src="https://raw.githubusercontent.com/StorageB/icons/main/GNOME46Adwaita/light/network-cellular-no-route-symbolic-rtl.svg" width="22" alt="network-cellular-no-route-symbolic-rtl"&gt;&lt;/a&gt;&amp;nbsp; &amp;nbsp; network-cellular-no-route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16] &amp; CHAR(34) &amp;   &#10;&quot; width=&quot; &amp; CHAR(34) &amp; &quot;22&quot; &amp; CHAR(34) &amp; &quot; alt=&quot; &amp; CHAR(34) &amp; [.B516] &amp; CHAR(34) &amp; &quot;&gt;&lt;/a&gt;&quot; &amp;  &#10;&quot;&amp;nbsp; &amp;nbsp; &quot; &amp; [.B516] &amp; &quot;&lt;br&gt;&quot;" office:value-type="string" office:string-value="&lt;a href=&quot;#&quot;&gt;&lt;img src=&quot;https://raw.githubusercontent.com/StorageB/icons/main/GNOME46Adwaita/dark/network-cellular-no-route-symbolic-rtl.svg&quot; width=&quot;22&quot; alt=&quot;network-cellular-no-route-symbolic-rtl&quot;&gt;&lt;/a&gt;&amp;nbsp; &amp;nbsp; network-cellular-no-route-symbolic-rtl&lt;br&gt;" calcext:value-type="string">
            <text:p>&lt;a href="#"&gt;&lt;img src="https://raw.githubusercontent.com/StorageB/icons/main/GNOME46Adwaita/dark/network-cellular-no-route-symbolic-rtl.svg" width="22" alt="network-cellular-no-route-symbolic-rtl"&gt;&lt;/a&gt;&amp;nbsp; &amp;nbsp; network-cellular-no-route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no-route-symbolic.svg</text:p>
          </table:table-cell>
          <table:table-cell office:value-type="string" calcext:value-type="string">
            <text:p>network-cellular-no-rout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1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17] &amp; CHAR(34) &amp; &quot;&gt;&quot; &amp; &#10;&quot;&lt;img alt=&quot; &amp; CHAR(34) &amp; [.B51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7] &amp; &quot;&lt;br&gt;&quot;" office:value-type="string" office:string-value="&lt;picture&gt;&lt;source media=&quot;(prefers-color-scheme: dark)&quot; srcset=&quot;https://github.com/StorageB/icons/blob/main/GNOME48Adwaita/light/network-cellular-no-route-symbolic.svg&quot;&gt;&lt;source media=&quot;(prefers-color-scheme: light)&quot; srcset=&quot;https://github.com/StorageB/icons/blob/main/GNOME48Adwaita/dark/network-cellular-no-route-symbolic.svg&quot;&gt;&lt;img alt=&quot;network-cellular-no-route-symbolic&quot; src=&quot;https://user-images.githubusercontent.com/25423296/163456779-a8556205-d0a5-45e2-ac17-42d089e3c3f8.png&quot;&gt;&lt;/picture&gt; &amp;nbsp; &amp;nbsp;network-cellular-no-route-symbolic&lt;br&gt;" calcext:value-type="string">
            <text:p>&lt;picture&gt;&lt;source media="(prefers-color-scheme: dark)" srcset="https://github.com/StorageB/icons/blob/main/GNOME48Adwaita/light/network-cellular-no-route-symbolic.svg"&gt;&lt;source media="(prefers-color-scheme: light)" srcset="https://github.com/StorageB/icons/blob/main/GNOME48Adwaita/dark/network-cellular-no-route-symbolic.svg"&gt;&lt;img alt="network-cellular-no-route-symbolic" src="https://user-images.githubusercontent.com/25423296/163456779-a8556205-d0a5-45e2-ac17-42d089e3c3f8.png"&gt;&lt;/picture&gt; &amp;nbsp; &amp;nbsp;network-cellular-no-rout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17] &amp; CHAR(34) &amp;  &#10;&quot; width=&quot; &amp; CHAR(34) &amp; &quot;22&quot; &amp; CHAR(34) &amp; &quot; alt=&quot; &amp; CHAR(34) &amp; [.B517] &amp; CHAR(34) &amp; &quot;&gt;&lt;/a&gt;&quot; &amp; &#10;&quot;&amp;nbsp; &amp;nbsp; &quot; &amp; [.B517] &amp; &quot;&lt;br&gt;&quot;" office:value-type="string" office:string-value="&lt;a href=&quot;#&quot;&gt;&lt;img src=&quot;https://raw.githubusercontent.com/StorageB/icons/main/GNOME46Adwaita/light/network-cellular-no-route-symbolic.svg&quot; width=&quot;22&quot; alt=&quot;network-cellular-no-route-symbolic&quot;&gt;&lt;/a&gt;&amp;nbsp; &amp;nbsp; network-cellular-no-route-symbolic&lt;br&gt;" calcext:value-type="string">
            <text:p>&lt;a href="#"&gt;&lt;img src="https://raw.githubusercontent.com/StorageB/icons/main/GNOME46Adwaita/light/network-cellular-no-route-symbolic.svg" width="22" alt="network-cellular-no-route-symbolic"&gt;&lt;/a&gt;&amp;nbsp; &amp;nbsp; network-cellular-no-rout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17] &amp; CHAR(34) &amp;   &#10;&quot; width=&quot; &amp; CHAR(34) &amp; &quot;22&quot; &amp; CHAR(34) &amp; &quot; alt=&quot; &amp; CHAR(34) &amp; [.B517] &amp; CHAR(34) &amp; &quot;&gt;&lt;/a&gt;&quot; &amp;  &#10;&quot;&amp;nbsp; &amp;nbsp; &quot; &amp; [.B517] &amp; &quot;&lt;br&gt;&quot;" office:value-type="string" office:string-value="&lt;a href=&quot;#&quot;&gt;&lt;img src=&quot;https://raw.githubusercontent.com/StorageB/icons/main/GNOME46Adwaita/dark/network-cellular-no-route-symbolic.svg&quot; width=&quot;22&quot; alt=&quot;network-cellular-no-route-symbolic&quot;&gt;&lt;/a&gt;&amp;nbsp; &amp;nbsp; network-cellular-no-route-symbolic&lt;br&gt;" calcext:value-type="string">
            <text:p>&lt;a href="#"&gt;&lt;img src="https://raw.githubusercontent.com/StorageB/icons/main/GNOME46Adwaita/dark/network-cellular-no-route-symbolic.svg" width="22" alt="network-cellular-no-route-symbolic"&gt;&lt;/a&gt;&amp;nbsp; &amp;nbsp; network-cellular-no-rout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offline-rtl-symbolic.svg</text:p>
          </table:table-cell>
          <table:table-cell office:value-type="string" calcext:value-type="string">
            <text:p>network-cellular-offline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1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18] &amp; CHAR(34) &amp; &quot;&gt;&quot; &amp; &#10;&quot;&lt;img alt=&quot; &amp; CHAR(34) &amp; [.B51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8] &amp; &quot;&lt;br&gt;&quot;" office:value-type="string" office:string-value="&lt;picture&gt;&lt;source media=&quot;(prefers-color-scheme: dark)&quot; srcset=&quot;https://github.com/StorageB/icons/blob/main/GNOME48Adwaita/light/network-cellular-offline-rtl-symbolic.svg&quot;&gt;&lt;source media=&quot;(prefers-color-scheme: light)&quot; srcset=&quot;https://github.com/StorageB/icons/blob/main/GNOME48Adwaita/dark/network-cellular-offline-rtl-symbolic.svg&quot;&gt;&lt;img alt=&quot;network-cellular-offline-rtl-symbolic&quot; src=&quot;https://user-images.githubusercontent.com/25423296/163456779-a8556205-d0a5-45e2-ac17-42d089e3c3f8.png&quot;&gt;&lt;/picture&gt; &amp;nbsp; &amp;nbsp;network-cellular-offline-rtl-symbolic&lt;br&gt;" calcext:value-type="string">
            <text:p>&lt;picture&gt;&lt;source media="(prefers-color-scheme: dark)" srcset="https://github.com/StorageB/icons/blob/main/GNOME48Adwaita/light/network-cellular-offline-rtl-symbolic.svg"&gt;&lt;source media="(prefers-color-scheme: light)" srcset="https://github.com/StorageB/icons/blob/main/GNOME48Adwaita/dark/network-cellular-offline-rtl-symbolic.svg"&gt;&lt;img alt="network-cellular-offline-rtl-symbolic" src="https://user-images.githubusercontent.com/25423296/163456779-a8556205-d0a5-45e2-ac17-42d089e3c3f8.png"&gt;&lt;/picture&gt; &amp;nbsp; &amp;nbsp;network-cellular-offline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18] &amp; CHAR(34) &amp;  &#10;&quot; width=&quot; &amp; CHAR(34) &amp; &quot;22&quot; &amp; CHAR(34) &amp; &quot; alt=&quot; &amp; CHAR(34) &amp; [.B518] &amp; CHAR(34) &amp; &quot;&gt;&lt;/a&gt;&quot; &amp; &#10;&quot;&amp;nbsp; &amp;nbsp; &quot; &amp; [.B518] &amp; &quot;&lt;br&gt;&quot;" office:value-type="string" office:string-value="&lt;a href=&quot;#&quot;&gt;&lt;img src=&quot;https://raw.githubusercontent.com/StorageB/icons/main/GNOME46Adwaita/light/network-cellular-offline-rtl-symbolic.svg&quot; width=&quot;22&quot; alt=&quot;network-cellular-offline-rtl-symbolic&quot;&gt;&lt;/a&gt;&amp;nbsp; &amp;nbsp; network-cellular-offline-rtl-symbolic&lt;br&gt;" calcext:value-type="string">
            <text:p>&lt;a href="#"&gt;&lt;img src="https://raw.githubusercontent.com/StorageB/icons/main/GNOME46Adwaita/light/network-cellular-offline-rtl-symbolic.svg" width="22" alt="network-cellular-offline-rtl-symbolic"&gt;&lt;/a&gt;&amp;nbsp; &amp;nbsp; network-cellular-offline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18] &amp; CHAR(34) &amp;   &#10;&quot; width=&quot; &amp; CHAR(34) &amp; &quot;22&quot; &amp; CHAR(34) &amp; &quot; alt=&quot; &amp; CHAR(34) &amp; [.B518] &amp; CHAR(34) &amp; &quot;&gt;&lt;/a&gt;&quot; &amp;  &#10;&quot;&amp;nbsp; &amp;nbsp; &quot; &amp; [.B518] &amp; &quot;&lt;br&gt;&quot;" office:value-type="string" office:string-value="&lt;a href=&quot;#&quot;&gt;&lt;img src=&quot;https://raw.githubusercontent.com/StorageB/icons/main/GNOME46Adwaita/dark/network-cellular-offline-rtl-symbolic.svg&quot; width=&quot;22&quot; alt=&quot;network-cellular-offline-rtl-symbolic&quot;&gt;&lt;/a&gt;&amp;nbsp; &amp;nbsp; network-cellular-offline-rtl-symbolic&lt;br&gt;" calcext:value-type="string">
            <text:p>&lt;a href="#"&gt;&lt;img src="https://raw.githubusercontent.com/StorageB/icons/main/GNOME46Adwaita/dark/network-cellular-offline-rtl-symbolic.svg" width="22" alt="network-cellular-offline-rtl-symbolic"&gt;&lt;/a&gt;&amp;nbsp; &amp;nbsp; network-cellular-offline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offline-symbolic-rtl.svg</text:p>
          </table:table-cell>
          <table:table-cell office:value-type="string" calcext:value-type="string">
            <text:p>network-cellular-offline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1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19] &amp; CHAR(34) &amp; &quot;&gt;&quot; &amp; &#10;&quot;&lt;img alt=&quot; &amp; CHAR(34) &amp; [.B51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9] &amp; &quot;&lt;br&gt;&quot;" office:value-type="string" office:string-value="&lt;picture&gt;&lt;source media=&quot;(prefers-color-scheme: dark)&quot; srcset=&quot;https://github.com/StorageB/icons/blob/main/GNOME48Adwaita/light/network-cellular-offline-symbolic-rtl.svg&quot;&gt;&lt;source media=&quot;(prefers-color-scheme: light)&quot; srcset=&quot;https://github.com/StorageB/icons/blob/main/GNOME48Adwaita/dark/network-cellular-offline-symbolic-rtl.svg&quot;&gt;&lt;img alt=&quot;network-cellular-offline-symbolic-rtl&quot; src=&quot;https://user-images.githubusercontent.com/25423296/163456779-a8556205-d0a5-45e2-ac17-42d089e3c3f8.png&quot;&gt;&lt;/picture&gt; &amp;nbsp; &amp;nbsp;network-cellular-offline-symbolic-rtl&lt;br&gt;" calcext:value-type="string">
            <text:p>&lt;picture&gt;&lt;source media="(prefers-color-scheme: dark)" srcset="https://github.com/StorageB/icons/blob/main/GNOME48Adwaita/light/network-cellular-offline-symbolic-rtl.svg"&gt;&lt;source media="(prefers-color-scheme: light)" srcset="https://github.com/StorageB/icons/blob/main/GNOME48Adwaita/dark/network-cellular-offline-symbolic-rtl.svg"&gt;&lt;img alt="network-cellular-offline-symbolic-rtl" src="https://user-images.githubusercontent.com/25423296/163456779-a8556205-d0a5-45e2-ac17-42d089e3c3f8.png"&gt;&lt;/picture&gt; &amp;nbsp; &amp;nbsp;network-cellular-offline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19] &amp; CHAR(34) &amp;  &#10;&quot; width=&quot; &amp; CHAR(34) &amp; &quot;22&quot; &amp; CHAR(34) &amp; &quot; alt=&quot; &amp; CHAR(34) &amp; [.B519] &amp; CHAR(34) &amp; &quot;&gt;&lt;/a&gt;&quot; &amp; &#10;&quot;&amp;nbsp; &amp;nbsp; &quot; &amp; [.B519] &amp; &quot;&lt;br&gt;&quot;" office:value-type="string" office:string-value="&lt;a href=&quot;#&quot;&gt;&lt;img src=&quot;https://raw.githubusercontent.com/StorageB/icons/main/GNOME46Adwaita/light/network-cellular-offline-symbolic-rtl.svg&quot; width=&quot;22&quot; alt=&quot;network-cellular-offline-symbolic-rtl&quot;&gt;&lt;/a&gt;&amp;nbsp; &amp;nbsp; network-cellular-offline-symbolic-rtl&lt;br&gt;" calcext:value-type="string">
            <text:p>&lt;a href="#"&gt;&lt;img src="https://raw.githubusercontent.com/StorageB/icons/main/GNOME46Adwaita/light/network-cellular-offline-symbolic-rtl.svg" width="22" alt="network-cellular-offline-symbolic-rtl"&gt;&lt;/a&gt;&amp;nbsp; &amp;nbsp; network-cellular-offline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19] &amp; CHAR(34) &amp;   &#10;&quot; width=&quot; &amp; CHAR(34) &amp; &quot;22&quot; &amp; CHAR(34) &amp; &quot; alt=&quot; &amp; CHAR(34) &amp; [.B519] &amp; CHAR(34) &amp; &quot;&gt;&lt;/a&gt;&quot; &amp;  &#10;&quot;&amp;nbsp; &amp;nbsp; &quot; &amp; [.B519] &amp; &quot;&lt;br&gt;&quot;" office:value-type="string" office:string-value="&lt;a href=&quot;#&quot;&gt;&lt;img src=&quot;https://raw.githubusercontent.com/StorageB/icons/main/GNOME46Adwaita/dark/network-cellular-offline-symbolic-rtl.svg&quot; width=&quot;22&quot; alt=&quot;network-cellular-offline-symbolic-rtl&quot;&gt;&lt;/a&gt;&amp;nbsp; &amp;nbsp; network-cellular-offline-symbolic-rtl&lt;br&gt;" calcext:value-type="string">
            <text:p>&lt;a href="#"&gt;&lt;img src="https://raw.githubusercontent.com/StorageB/icons/main/GNOME46Adwaita/dark/network-cellular-offline-symbolic-rtl.svg" width="22" alt="network-cellular-offline-symbolic-rtl"&gt;&lt;/a&gt;&amp;nbsp; &amp;nbsp; network-cellular-offline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offline-symbolic.svg</text:p>
          </table:table-cell>
          <table:table-cell office:value-type="string" calcext:value-type="string">
            <text:p>network-cellular-offlin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2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20] &amp; CHAR(34) &amp; &quot;&gt;&quot; &amp; &#10;&quot;&lt;img alt=&quot; &amp; CHAR(34) &amp; [.B52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0] &amp; &quot;&lt;br&gt;&quot;" office:value-type="string" office:string-value="&lt;picture&gt;&lt;source media=&quot;(prefers-color-scheme: dark)&quot; srcset=&quot;https://github.com/StorageB/icons/blob/main/GNOME48Adwaita/light/network-cellular-offline-symbolic.svg&quot;&gt;&lt;source media=&quot;(prefers-color-scheme: light)&quot; srcset=&quot;https://github.com/StorageB/icons/blob/main/GNOME48Adwaita/dark/network-cellular-offline-symbolic.svg&quot;&gt;&lt;img alt=&quot;network-cellular-offline-symbolic&quot; src=&quot;https://user-images.githubusercontent.com/25423296/163456779-a8556205-d0a5-45e2-ac17-42d089e3c3f8.png&quot;&gt;&lt;/picture&gt; &amp;nbsp; &amp;nbsp;network-cellular-offline-symbolic&lt;br&gt;" calcext:value-type="string">
            <text:p>&lt;picture&gt;&lt;source media="(prefers-color-scheme: dark)" srcset="https://github.com/StorageB/icons/blob/main/GNOME48Adwaita/light/network-cellular-offline-symbolic.svg"&gt;&lt;source media="(prefers-color-scheme: light)" srcset="https://github.com/StorageB/icons/blob/main/GNOME48Adwaita/dark/network-cellular-offline-symbolic.svg"&gt;&lt;img alt="network-cellular-offline-symbolic" src="https://user-images.githubusercontent.com/25423296/163456779-a8556205-d0a5-45e2-ac17-42d089e3c3f8.png"&gt;&lt;/picture&gt; &amp;nbsp; &amp;nbsp;network-cellular-offlin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20] &amp; CHAR(34) &amp;  &#10;&quot; width=&quot; &amp; CHAR(34) &amp; &quot;22&quot; &amp; CHAR(34) &amp; &quot; alt=&quot; &amp; CHAR(34) &amp; [.B520] &amp; CHAR(34) &amp; &quot;&gt;&lt;/a&gt;&quot; &amp; &#10;&quot;&amp;nbsp; &amp;nbsp; &quot; &amp; [.B520] &amp; &quot;&lt;br&gt;&quot;" office:value-type="string" office:string-value="&lt;a href=&quot;#&quot;&gt;&lt;img src=&quot;https://raw.githubusercontent.com/StorageB/icons/main/GNOME46Adwaita/light/network-cellular-offline-symbolic.svg&quot; width=&quot;22&quot; alt=&quot;network-cellular-offline-symbolic&quot;&gt;&lt;/a&gt;&amp;nbsp; &amp;nbsp; network-cellular-offline-symbolic&lt;br&gt;" calcext:value-type="string">
            <text:p>&lt;a href="#"&gt;&lt;img src="https://raw.githubusercontent.com/StorageB/icons/main/GNOME46Adwaita/light/network-cellular-offline-symbolic.svg" width="22" alt="network-cellular-offline-symbolic"&gt;&lt;/a&gt;&amp;nbsp; &amp;nbsp; network-cellular-offlin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20] &amp; CHAR(34) &amp;   &#10;&quot; width=&quot; &amp; CHAR(34) &amp; &quot;22&quot; &amp; CHAR(34) &amp; &quot; alt=&quot; &amp; CHAR(34) &amp; [.B520] &amp; CHAR(34) &amp; &quot;&gt;&lt;/a&gt;&quot; &amp;  &#10;&quot;&amp;nbsp; &amp;nbsp; &quot; &amp; [.B520] &amp; &quot;&lt;br&gt;&quot;" office:value-type="string" office:string-value="&lt;a href=&quot;#&quot;&gt;&lt;img src=&quot;https://raw.githubusercontent.com/StorageB/icons/main/GNOME46Adwaita/dark/network-cellular-offline-symbolic.svg&quot; width=&quot;22&quot; alt=&quot;network-cellular-offline-symbolic&quot;&gt;&lt;/a&gt;&amp;nbsp; &amp;nbsp; network-cellular-offline-symbolic&lt;br&gt;" calcext:value-type="string">
            <text:p>&lt;a href="#"&gt;&lt;img src="https://raw.githubusercontent.com/StorageB/icons/main/GNOME46Adwaita/dark/network-cellular-offline-symbolic.svg" width="22" alt="network-cellular-offline-symbolic"&gt;&lt;/a&gt;&amp;nbsp; &amp;nbsp; network-cellular-offlin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signal-excellent-rtl-symbolic.svg</text:p>
          </table:table-cell>
          <table:table-cell office:value-type="string" calcext:value-type="string">
            <text:p>network-cellular-signal-excellent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2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21] &amp; CHAR(34) &amp; &quot;&gt;&quot; &amp; &#10;&quot;&lt;img alt=&quot; &amp; CHAR(34) &amp; [.B52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1] &amp; &quot;&lt;br&gt;&quot;" office:value-type="string" office:string-value="&lt;picture&gt;&lt;source media=&quot;(prefers-color-scheme: dark)&quot; srcset=&quot;https://github.com/StorageB/icons/blob/main/GNOME48Adwaita/light/network-cellular-signal-excellent-rtl-symbolic.svg&quot;&gt;&lt;source media=&quot;(prefers-color-scheme: light)&quot; srcset=&quot;https://github.com/StorageB/icons/blob/main/GNOME48Adwaita/dark/network-cellular-signal-excellent-rtl-symbolic.svg&quot;&gt;&lt;img alt=&quot;network-cellular-signal-excellent-rtl-symbolic&quot; src=&quot;https://user-images.githubusercontent.com/25423296/163456779-a8556205-d0a5-45e2-ac17-42d089e3c3f8.png&quot;&gt;&lt;/picture&gt; &amp;nbsp; &amp;nbsp;network-cellular-signal-excellent-rtl-symbolic&lt;br&gt;" calcext:value-type="string">
            <text:p>&lt;picture&gt;&lt;source media="(prefers-color-scheme: dark)" srcset="https://github.com/StorageB/icons/blob/main/GNOME48Adwaita/light/network-cellular-signal-excellent-rtl-symbolic.svg"&gt;&lt;source media="(prefers-color-scheme: light)" srcset="https://github.com/StorageB/icons/blob/main/GNOME48Adwaita/dark/network-cellular-signal-excellent-rtl-symbolic.svg"&gt;&lt;img alt="network-cellular-signal-excellent-rtl-symbolic" src="https://user-images.githubusercontent.com/25423296/163456779-a8556205-d0a5-45e2-ac17-42d089e3c3f8.png"&gt;&lt;/picture&gt; &amp;nbsp; &amp;nbsp;network-cellular-signal-excellent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21] &amp; CHAR(34) &amp;  &#10;&quot; width=&quot; &amp; CHAR(34) &amp; &quot;22&quot; &amp; CHAR(34) &amp; &quot; alt=&quot; &amp; CHAR(34) &amp; [.B521] &amp; CHAR(34) &amp; &quot;&gt;&lt;/a&gt;&quot; &amp; &#10;&quot;&amp;nbsp; &amp;nbsp; &quot; &amp; [.B521] &amp; &quot;&lt;br&gt;&quot;" office:value-type="string" office:string-value="&lt;a href=&quot;#&quot;&gt;&lt;img src=&quot;https://raw.githubusercontent.com/StorageB/icons/main/GNOME46Adwaita/light/network-cellular-signal-excellent-rtl-symbolic.svg&quot; width=&quot;22&quot; alt=&quot;network-cellular-signal-excellent-rtl-symbolic&quot;&gt;&lt;/a&gt;&amp;nbsp; &amp;nbsp; network-cellular-signal-excellent-rtl-symbolic&lt;br&gt;" calcext:value-type="string">
            <text:p>&lt;a href="#"&gt;&lt;img src="https://raw.githubusercontent.com/StorageB/icons/main/GNOME46Adwaita/light/network-cellular-signal-excellent-rtl-symbolic.svg" width="22" alt="network-cellular-signal-excellent-rtl-symbolic"&gt;&lt;/a&gt;&amp;nbsp; &amp;nbsp; network-cellular-signal-excellent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21] &amp; CHAR(34) &amp;   &#10;&quot; width=&quot; &amp; CHAR(34) &amp; &quot;22&quot; &amp; CHAR(34) &amp; &quot; alt=&quot; &amp; CHAR(34) &amp; [.B521] &amp; CHAR(34) &amp; &quot;&gt;&lt;/a&gt;&quot; &amp;  &#10;&quot;&amp;nbsp; &amp;nbsp; &quot; &amp; [.B521] &amp; &quot;&lt;br&gt;&quot;" office:value-type="string" office:string-value="&lt;a href=&quot;#&quot;&gt;&lt;img src=&quot;https://raw.githubusercontent.com/StorageB/icons/main/GNOME46Adwaita/dark/network-cellular-signal-excellent-rtl-symbolic.svg&quot; width=&quot;22&quot; alt=&quot;network-cellular-signal-excellent-rtl-symbolic&quot;&gt;&lt;/a&gt;&amp;nbsp; &amp;nbsp; network-cellular-signal-excellent-rtl-symbolic&lt;br&gt;" calcext:value-type="string">
            <text:p>&lt;a href="#"&gt;&lt;img src="https://raw.githubusercontent.com/StorageB/icons/main/GNOME46Adwaita/dark/network-cellular-signal-excellent-rtl-symbolic.svg" width="22" alt="network-cellular-signal-excellent-rtl-symbolic"&gt;&lt;/a&gt;&amp;nbsp; &amp;nbsp; network-cellular-signal-excellent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signal-excellent-symbolic-rtl.svg</text:p>
          </table:table-cell>
          <table:table-cell office:value-type="string" calcext:value-type="string">
            <text:p>network-cellular-signal-excellen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2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22] &amp; CHAR(34) &amp; &quot;&gt;&quot; &amp; &#10;&quot;&lt;img alt=&quot; &amp; CHAR(34) &amp; [.B52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2] &amp; &quot;&lt;br&gt;&quot;" office:value-type="string" office:string-value="&lt;picture&gt;&lt;source media=&quot;(prefers-color-scheme: dark)&quot; srcset=&quot;https://github.com/StorageB/icons/blob/main/GNOME48Adwaita/light/network-cellular-signal-excellent-symbolic-rtl.svg&quot;&gt;&lt;source media=&quot;(prefers-color-scheme: light)&quot; srcset=&quot;https://github.com/StorageB/icons/blob/main/GNOME48Adwaita/dark/network-cellular-signal-excellent-symbolic-rtl.svg&quot;&gt;&lt;img alt=&quot;network-cellular-signal-excellent-symbolic-rtl&quot; src=&quot;https://user-images.githubusercontent.com/25423296/163456779-a8556205-d0a5-45e2-ac17-42d089e3c3f8.png&quot;&gt;&lt;/picture&gt; &amp;nbsp; &amp;nbsp;network-cellular-signal-excellent-symbolic-rtl&lt;br&gt;" calcext:value-type="string">
            <text:p>&lt;picture&gt;&lt;source media="(prefers-color-scheme: dark)" srcset="https://github.com/StorageB/icons/blob/main/GNOME48Adwaita/light/network-cellular-signal-excellent-symbolic-rtl.svg"&gt;&lt;source media="(prefers-color-scheme: light)" srcset="https://github.com/StorageB/icons/blob/main/GNOME48Adwaita/dark/network-cellular-signal-excellent-symbolic-rtl.svg"&gt;&lt;img alt="network-cellular-signal-excellent-symbolic-rtl" src="https://user-images.githubusercontent.com/25423296/163456779-a8556205-d0a5-45e2-ac17-42d089e3c3f8.png"&gt;&lt;/picture&gt; &amp;nbsp; &amp;nbsp;network-cellular-signal-excellent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22] &amp; CHAR(34) &amp;  &#10;&quot; width=&quot; &amp; CHAR(34) &amp; &quot;22&quot; &amp; CHAR(34) &amp; &quot; alt=&quot; &amp; CHAR(34) &amp; [.B522] &amp; CHAR(34) &amp; &quot;&gt;&lt;/a&gt;&quot; &amp; &#10;&quot;&amp;nbsp; &amp;nbsp; &quot; &amp; [.B522] &amp; &quot;&lt;br&gt;&quot;" office:value-type="string" office:string-value="&lt;a href=&quot;#&quot;&gt;&lt;img src=&quot;https://raw.githubusercontent.com/StorageB/icons/main/GNOME46Adwaita/light/network-cellular-signal-excellent-symbolic-rtl.svg&quot; width=&quot;22&quot; alt=&quot;network-cellular-signal-excellent-symbolic-rtl&quot;&gt;&lt;/a&gt;&amp;nbsp; &amp;nbsp; network-cellular-signal-excellent-symbolic-rtl&lt;br&gt;" calcext:value-type="string">
            <text:p>&lt;a href="#"&gt;&lt;img src="https://raw.githubusercontent.com/StorageB/icons/main/GNOME46Adwaita/light/network-cellular-signal-excellent-symbolic-rtl.svg" width="22" alt="network-cellular-signal-excellent-symbolic-rtl"&gt;&lt;/a&gt;&amp;nbsp; &amp;nbsp; network-cellular-signal-excellent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22] &amp; CHAR(34) &amp;   &#10;&quot; width=&quot; &amp; CHAR(34) &amp; &quot;22&quot; &amp; CHAR(34) &amp; &quot; alt=&quot; &amp; CHAR(34) &amp; [.B522] &amp; CHAR(34) &amp; &quot;&gt;&lt;/a&gt;&quot; &amp;  &#10;&quot;&amp;nbsp; &amp;nbsp; &quot; &amp; [.B522] &amp; &quot;&lt;br&gt;&quot;" office:value-type="string" office:string-value="&lt;a href=&quot;#&quot;&gt;&lt;img src=&quot;https://raw.githubusercontent.com/StorageB/icons/main/GNOME46Adwaita/dark/network-cellular-signal-excellent-symbolic-rtl.svg&quot; width=&quot;22&quot; alt=&quot;network-cellular-signal-excellent-symbolic-rtl&quot;&gt;&lt;/a&gt;&amp;nbsp; &amp;nbsp; network-cellular-signal-excellent-symbolic-rtl&lt;br&gt;" calcext:value-type="string">
            <text:p>&lt;a href="#"&gt;&lt;img src="https://raw.githubusercontent.com/StorageB/icons/main/GNOME46Adwaita/dark/network-cellular-signal-excellent-symbolic-rtl.svg" width="22" alt="network-cellular-signal-excellent-symbolic-rtl"&gt;&lt;/a&gt;&amp;nbsp; &amp;nbsp; network-cellular-signal-excellent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signal-excellent-symbolic.svg</text:p>
          </table:table-cell>
          <table:table-cell office:value-type="string" calcext:value-type="string">
            <text:p>network-cellular-signal-excelle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2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23] &amp; CHAR(34) &amp; &quot;&gt;&quot; &amp; &#10;&quot;&lt;img alt=&quot; &amp; CHAR(34) &amp; [.B52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3] &amp; &quot;&lt;br&gt;&quot;" office:value-type="string" office:string-value="&lt;picture&gt;&lt;source media=&quot;(prefers-color-scheme: dark)&quot; srcset=&quot;https://github.com/StorageB/icons/blob/main/GNOME48Adwaita/light/network-cellular-signal-excellent-symbolic.svg&quot;&gt;&lt;source media=&quot;(prefers-color-scheme: light)&quot; srcset=&quot;https://github.com/StorageB/icons/blob/main/GNOME48Adwaita/dark/network-cellular-signal-excellent-symbolic.svg&quot;&gt;&lt;img alt=&quot;network-cellular-signal-excellent-symbolic&quot; src=&quot;https://user-images.githubusercontent.com/25423296/163456779-a8556205-d0a5-45e2-ac17-42d089e3c3f8.png&quot;&gt;&lt;/picture&gt; &amp;nbsp; &amp;nbsp;network-cellular-signal-excellent-symbolic&lt;br&gt;" calcext:value-type="string">
            <text:p>&lt;picture&gt;&lt;source media="(prefers-color-scheme: dark)" srcset="https://github.com/StorageB/icons/blob/main/GNOME48Adwaita/light/network-cellular-signal-excellent-symbolic.svg"&gt;&lt;source media="(prefers-color-scheme: light)" srcset="https://github.com/StorageB/icons/blob/main/GNOME48Adwaita/dark/network-cellular-signal-excellent-symbolic.svg"&gt;&lt;img alt="network-cellular-signal-excellent-symbolic" src="https://user-images.githubusercontent.com/25423296/163456779-a8556205-d0a5-45e2-ac17-42d089e3c3f8.png"&gt;&lt;/picture&gt; &amp;nbsp; &amp;nbsp;network-cellular-signal-excellen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23] &amp; CHAR(34) &amp;  &#10;&quot; width=&quot; &amp; CHAR(34) &amp; &quot;22&quot; &amp; CHAR(34) &amp; &quot; alt=&quot; &amp; CHAR(34) &amp; [.B523] &amp; CHAR(34) &amp; &quot;&gt;&lt;/a&gt;&quot; &amp; &#10;&quot;&amp;nbsp; &amp;nbsp; &quot; &amp; [.B523] &amp; &quot;&lt;br&gt;&quot;" office:value-type="string" office:string-value="&lt;a href=&quot;#&quot;&gt;&lt;img src=&quot;https://raw.githubusercontent.com/StorageB/icons/main/GNOME46Adwaita/light/network-cellular-signal-excellent-symbolic.svg&quot; width=&quot;22&quot; alt=&quot;network-cellular-signal-excellent-symbolic&quot;&gt;&lt;/a&gt;&amp;nbsp; &amp;nbsp; network-cellular-signal-excellent-symbolic&lt;br&gt;" calcext:value-type="string">
            <text:p>&lt;a href="#"&gt;&lt;img src="https://raw.githubusercontent.com/StorageB/icons/main/GNOME46Adwaita/light/network-cellular-signal-excellent-symbolic.svg" width="22" alt="network-cellular-signal-excellent-symbolic"&gt;&lt;/a&gt;&amp;nbsp; &amp;nbsp; network-cellular-signal-excellen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23] &amp; CHAR(34) &amp;   &#10;&quot; width=&quot; &amp; CHAR(34) &amp; &quot;22&quot; &amp; CHAR(34) &amp; &quot; alt=&quot; &amp; CHAR(34) &amp; [.B523] &amp; CHAR(34) &amp; &quot;&gt;&lt;/a&gt;&quot; &amp;  &#10;&quot;&amp;nbsp; &amp;nbsp; &quot; &amp; [.B523] &amp; &quot;&lt;br&gt;&quot;" office:value-type="string" office:string-value="&lt;a href=&quot;#&quot;&gt;&lt;img src=&quot;https://raw.githubusercontent.com/StorageB/icons/main/GNOME46Adwaita/dark/network-cellular-signal-excellent-symbolic.svg&quot; width=&quot;22&quot; alt=&quot;network-cellular-signal-excellent-symbolic&quot;&gt;&lt;/a&gt;&amp;nbsp; &amp;nbsp; network-cellular-signal-excellent-symbolic&lt;br&gt;" calcext:value-type="string">
            <text:p>&lt;a href="#"&gt;&lt;img src="https://raw.githubusercontent.com/StorageB/icons/main/GNOME46Adwaita/dark/network-cellular-signal-excellent-symbolic.svg" width="22" alt="network-cellular-signal-excellent-symbolic"&gt;&lt;/a&gt;&amp;nbsp; &amp;nbsp; network-cellular-signal-excellen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signal-good-rtl-symbolic.svg</text:p>
          </table:table-cell>
          <table:table-cell office:value-type="string" calcext:value-type="string">
            <text:p>network-cellular-signal-good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2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24] &amp; CHAR(34) &amp; &quot;&gt;&quot; &amp; &#10;&quot;&lt;img alt=&quot; &amp; CHAR(34) &amp; [.B52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4] &amp; &quot;&lt;br&gt;&quot;" office:value-type="string" office:string-value="&lt;picture&gt;&lt;source media=&quot;(prefers-color-scheme: dark)&quot; srcset=&quot;https://github.com/StorageB/icons/blob/main/GNOME48Adwaita/light/network-cellular-signal-good-rtl-symbolic.svg&quot;&gt;&lt;source media=&quot;(prefers-color-scheme: light)&quot; srcset=&quot;https://github.com/StorageB/icons/blob/main/GNOME48Adwaita/dark/network-cellular-signal-good-rtl-symbolic.svg&quot;&gt;&lt;img alt=&quot;network-cellular-signal-good-rtl-symbolic&quot; src=&quot;https://user-images.githubusercontent.com/25423296/163456779-a8556205-d0a5-45e2-ac17-42d089e3c3f8.png&quot;&gt;&lt;/picture&gt; &amp;nbsp; &amp;nbsp;network-cellular-signal-good-rtl-symbolic&lt;br&gt;" calcext:value-type="string">
            <text:p>&lt;picture&gt;&lt;source media="(prefers-color-scheme: dark)" srcset="https://github.com/StorageB/icons/blob/main/GNOME48Adwaita/light/network-cellular-signal-good-rtl-symbolic.svg"&gt;&lt;source media="(prefers-color-scheme: light)" srcset="https://github.com/StorageB/icons/blob/main/GNOME48Adwaita/dark/network-cellular-signal-good-rtl-symbolic.svg"&gt;&lt;img alt="network-cellular-signal-good-rtl-symbolic" src="https://user-images.githubusercontent.com/25423296/163456779-a8556205-d0a5-45e2-ac17-42d089e3c3f8.png"&gt;&lt;/picture&gt; &amp;nbsp; &amp;nbsp;network-cellular-signal-good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24] &amp; CHAR(34) &amp;  &#10;&quot; width=&quot; &amp; CHAR(34) &amp; &quot;22&quot; &amp; CHAR(34) &amp; &quot; alt=&quot; &amp; CHAR(34) &amp; [.B524] &amp; CHAR(34) &amp; &quot;&gt;&lt;/a&gt;&quot; &amp; &#10;&quot;&amp;nbsp; &amp;nbsp; &quot; &amp; [.B524] &amp; &quot;&lt;br&gt;&quot;" office:value-type="string" office:string-value="&lt;a href=&quot;#&quot;&gt;&lt;img src=&quot;https://raw.githubusercontent.com/StorageB/icons/main/GNOME46Adwaita/light/network-cellular-signal-good-rtl-symbolic.svg&quot; width=&quot;22&quot; alt=&quot;network-cellular-signal-good-rtl-symbolic&quot;&gt;&lt;/a&gt;&amp;nbsp; &amp;nbsp; network-cellular-signal-good-rtl-symbolic&lt;br&gt;" calcext:value-type="string">
            <text:p>&lt;a href="#"&gt;&lt;img src="https://raw.githubusercontent.com/StorageB/icons/main/GNOME46Adwaita/light/network-cellular-signal-good-rtl-symbolic.svg" width="22" alt="network-cellular-signal-good-rtl-symbolic"&gt;&lt;/a&gt;&amp;nbsp; &amp;nbsp; network-cellular-signal-good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24] &amp; CHAR(34) &amp;   &#10;&quot; width=&quot; &amp; CHAR(34) &amp; &quot;22&quot; &amp; CHAR(34) &amp; &quot; alt=&quot; &amp; CHAR(34) &amp; [.B524] &amp; CHAR(34) &amp; &quot;&gt;&lt;/a&gt;&quot; &amp;  &#10;&quot;&amp;nbsp; &amp;nbsp; &quot; &amp; [.B524] &amp; &quot;&lt;br&gt;&quot;" office:value-type="string" office:string-value="&lt;a href=&quot;#&quot;&gt;&lt;img src=&quot;https://raw.githubusercontent.com/StorageB/icons/main/GNOME46Adwaita/dark/network-cellular-signal-good-rtl-symbolic.svg&quot; width=&quot;22&quot; alt=&quot;network-cellular-signal-good-rtl-symbolic&quot;&gt;&lt;/a&gt;&amp;nbsp; &amp;nbsp; network-cellular-signal-good-rtl-symbolic&lt;br&gt;" calcext:value-type="string">
            <text:p>&lt;a href="#"&gt;&lt;img src="https://raw.githubusercontent.com/StorageB/icons/main/GNOME46Adwaita/dark/network-cellular-signal-good-rtl-symbolic.svg" width="22" alt="network-cellular-signal-good-rtl-symbolic"&gt;&lt;/a&gt;&amp;nbsp; &amp;nbsp; network-cellular-signal-good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signal-good-symbolic-rtl.svg</text:p>
          </table:table-cell>
          <table:table-cell office:value-type="string" calcext:value-type="string">
            <text:p>network-cellular-signal-goo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2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25] &amp; CHAR(34) &amp; &quot;&gt;&quot; &amp; &#10;&quot;&lt;img alt=&quot; &amp; CHAR(34) &amp; [.B52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5] &amp; &quot;&lt;br&gt;&quot;" office:value-type="string" office:string-value="&lt;picture&gt;&lt;source media=&quot;(prefers-color-scheme: dark)&quot; srcset=&quot;https://github.com/StorageB/icons/blob/main/GNOME48Adwaita/light/network-cellular-signal-good-symbolic-rtl.svg&quot;&gt;&lt;source media=&quot;(prefers-color-scheme: light)&quot; srcset=&quot;https://github.com/StorageB/icons/blob/main/GNOME48Adwaita/dark/network-cellular-signal-good-symbolic-rtl.svg&quot;&gt;&lt;img alt=&quot;network-cellular-signal-good-symbolic-rtl&quot; src=&quot;https://user-images.githubusercontent.com/25423296/163456779-a8556205-d0a5-45e2-ac17-42d089e3c3f8.png&quot;&gt;&lt;/picture&gt; &amp;nbsp; &amp;nbsp;network-cellular-signal-good-symbolic-rtl&lt;br&gt;" calcext:value-type="string">
            <text:p>&lt;picture&gt;&lt;source media="(prefers-color-scheme: dark)" srcset="https://github.com/StorageB/icons/blob/main/GNOME48Adwaita/light/network-cellular-signal-good-symbolic-rtl.svg"&gt;&lt;source media="(prefers-color-scheme: light)" srcset="https://github.com/StorageB/icons/blob/main/GNOME48Adwaita/dark/network-cellular-signal-good-symbolic-rtl.svg"&gt;&lt;img alt="network-cellular-signal-good-symbolic-rtl" src="https://user-images.githubusercontent.com/25423296/163456779-a8556205-d0a5-45e2-ac17-42d089e3c3f8.png"&gt;&lt;/picture&gt; &amp;nbsp; &amp;nbsp;network-cellular-signal-good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25] &amp; CHAR(34) &amp;  &#10;&quot; width=&quot; &amp; CHAR(34) &amp; &quot;22&quot; &amp; CHAR(34) &amp; &quot; alt=&quot; &amp; CHAR(34) &amp; [.B525] &amp; CHAR(34) &amp; &quot;&gt;&lt;/a&gt;&quot; &amp; &#10;&quot;&amp;nbsp; &amp;nbsp; &quot; &amp; [.B525] &amp; &quot;&lt;br&gt;&quot;" office:value-type="string" office:string-value="&lt;a href=&quot;#&quot;&gt;&lt;img src=&quot;https://raw.githubusercontent.com/StorageB/icons/main/GNOME46Adwaita/light/network-cellular-signal-good-symbolic-rtl.svg&quot; width=&quot;22&quot; alt=&quot;network-cellular-signal-good-symbolic-rtl&quot;&gt;&lt;/a&gt;&amp;nbsp; &amp;nbsp; network-cellular-signal-good-symbolic-rtl&lt;br&gt;" calcext:value-type="string">
            <text:p>&lt;a href="#"&gt;&lt;img src="https://raw.githubusercontent.com/StorageB/icons/main/GNOME46Adwaita/light/network-cellular-signal-good-symbolic-rtl.svg" width="22" alt="network-cellular-signal-good-symbolic-rtl"&gt;&lt;/a&gt;&amp;nbsp; &amp;nbsp; network-cellular-signal-good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25] &amp; CHAR(34) &amp;   &#10;&quot; width=&quot; &amp; CHAR(34) &amp; &quot;22&quot; &amp; CHAR(34) &amp; &quot; alt=&quot; &amp; CHAR(34) &amp; [.B525] &amp; CHAR(34) &amp; &quot;&gt;&lt;/a&gt;&quot; &amp;  &#10;&quot;&amp;nbsp; &amp;nbsp; &quot; &amp; [.B525] &amp; &quot;&lt;br&gt;&quot;" office:value-type="string" office:string-value="&lt;a href=&quot;#&quot;&gt;&lt;img src=&quot;https://raw.githubusercontent.com/StorageB/icons/main/GNOME46Adwaita/dark/network-cellular-signal-good-symbolic-rtl.svg&quot; width=&quot;22&quot; alt=&quot;network-cellular-signal-good-symbolic-rtl&quot;&gt;&lt;/a&gt;&amp;nbsp; &amp;nbsp; network-cellular-signal-good-symbolic-rtl&lt;br&gt;" calcext:value-type="string">
            <text:p>&lt;a href="#"&gt;&lt;img src="https://raw.githubusercontent.com/StorageB/icons/main/GNOME46Adwaita/dark/network-cellular-signal-good-symbolic-rtl.svg" width="22" alt="network-cellular-signal-good-symbolic-rtl"&gt;&lt;/a&gt;&amp;nbsp; &amp;nbsp; network-cellular-signal-good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signal-good-symbolic.svg</text:p>
          </table:table-cell>
          <table:table-cell office:value-type="string" calcext:value-type="string">
            <text:p>network-cellular-signal-goo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2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26] &amp; CHAR(34) &amp; &quot;&gt;&quot; &amp; &#10;&quot;&lt;img alt=&quot; &amp; CHAR(34) &amp; [.B52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6] &amp; &quot;&lt;br&gt;&quot;" office:value-type="string" office:string-value="&lt;picture&gt;&lt;source media=&quot;(prefers-color-scheme: dark)&quot; srcset=&quot;https://github.com/StorageB/icons/blob/main/GNOME48Adwaita/light/network-cellular-signal-good-symbolic.svg&quot;&gt;&lt;source media=&quot;(prefers-color-scheme: light)&quot; srcset=&quot;https://github.com/StorageB/icons/blob/main/GNOME48Adwaita/dark/network-cellular-signal-good-symbolic.svg&quot;&gt;&lt;img alt=&quot;network-cellular-signal-good-symbolic&quot; src=&quot;https://user-images.githubusercontent.com/25423296/163456779-a8556205-d0a5-45e2-ac17-42d089e3c3f8.png&quot;&gt;&lt;/picture&gt; &amp;nbsp; &amp;nbsp;network-cellular-signal-good-symbolic&lt;br&gt;" calcext:value-type="string">
            <text:p>&lt;picture&gt;&lt;source media="(prefers-color-scheme: dark)" srcset="https://github.com/StorageB/icons/blob/main/GNOME48Adwaita/light/network-cellular-signal-good-symbolic.svg"&gt;&lt;source media="(prefers-color-scheme: light)" srcset="https://github.com/StorageB/icons/blob/main/GNOME48Adwaita/dark/network-cellular-signal-good-symbolic.svg"&gt;&lt;img alt="network-cellular-signal-good-symbolic" src="https://user-images.githubusercontent.com/25423296/163456779-a8556205-d0a5-45e2-ac17-42d089e3c3f8.png"&gt;&lt;/picture&gt; &amp;nbsp; &amp;nbsp;network-cellular-signal-goo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26] &amp; CHAR(34) &amp;  &#10;&quot; width=&quot; &amp; CHAR(34) &amp; &quot;22&quot; &amp; CHAR(34) &amp; &quot; alt=&quot; &amp; CHAR(34) &amp; [.B526] &amp; CHAR(34) &amp; &quot;&gt;&lt;/a&gt;&quot; &amp; &#10;&quot;&amp;nbsp; &amp;nbsp; &quot; &amp; [.B526] &amp; &quot;&lt;br&gt;&quot;" office:value-type="string" office:string-value="&lt;a href=&quot;#&quot;&gt;&lt;img src=&quot;https://raw.githubusercontent.com/StorageB/icons/main/GNOME46Adwaita/light/network-cellular-signal-good-symbolic.svg&quot; width=&quot;22&quot; alt=&quot;network-cellular-signal-good-symbolic&quot;&gt;&lt;/a&gt;&amp;nbsp; &amp;nbsp; network-cellular-signal-good-symbolic&lt;br&gt;" calcext:value-type="string">
            <text:p>&lt;a href="#"&gt;&lt;img src="https://raw.githubusercontent.com/StorageB/icons/main/GNOME46Adwaita/light/network-cellular-signal-good-symbolic.svg" width="22" alt="network-cellular-signal-good-symbolic"&gt;&lt;/a&gt;&amp;nbsp; &amp;nbsp; network-cellular-signal-goo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26] &amp; CHAR(34) &amp;   &#10;&quot; width=&quot; &amp; CHAR(34) &amp; &quot;22&quot; &amp; CHAR(34) &amp; &quot; alt=&quot; &amp; CHAR(34) &amp; [.B526] &amp; CHAR(34) &amp; &quot;&gt;&lt;/a&gt;&quot; &amp;  &#10;&quot;&amp;nbsp; &amp;nbsp; &quot; &amp; [.B526] &amp; &quot;&lt;br&gt;&quot;" office:value-type="string" office:string-value="&lt;a href=&quot;#&quot;&gt;&lt;img src=&quot;https://raw.githubusercontent.com/StorageB/icons/main/GNOME46Adwaita/dark/network-cellular-signal-good-symbolic.svg&quot; width=&quot;22&quot; alt=&quot;network-cellular-signal-good-symbolic&quot;&gt;&lt;/a&gt;&amp;nbsp; &amp;nbsp; network-cellular-signal-good-symbolic&lt;br&gt;" calcext:value-type="string">
            <text:p>&lt;a href="#"&gt;&lt;img src="https://raw.githubusercontent.com/StorageB/icons/main/GNOME46Adwaita/dark/network-cellular-signal-good-symbolic.svg" width="22" alt="network-cellular-signal-good-symbolic"&gt;&lt;/a&gt;&amp;nbsp; &amp;nbsp; network-cellular-signal-goo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signal-none-rtl-symbolic.svg</text:p>
          </table:table-cell>
          <table:table-cell office:value-type="string" calcext:value-type="string">
            <text:p>network-cellular-signal-none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2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27] &amp; CHAR(34) &amp; &quot;&gt;&quot; &amp; &#10;&quot;&lt;img alt=&quot; &amp; CHAR(34) &amp; [.B52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7] &amp; &quot;&lt;br&gt;&quot;" office:value-type="string" office:string-value="&lt;picture&gt;&lt;source media=&quot;(prefers-color-scheme: dark)&quot; srcset=&quot;https://github.com/StorageB/icons/blob/main/GNOME48Adwaita/light/network-cellular-signal-none-rtl-symbolic.svg&quot;&gt;&lt;source media=&quot;(prefers-color-scheme: light)&quot; srcset=&quot;https://github.com/StorageB/icons/blob/main/GNOME48Adwaita/dark/network-cellular-signal-none-rtl-symbolic.svg&quot;&gt;&lt;img alt=&quot;network-cellular-signal-none-rtl-symbolic&quot; src=&quot;https://user-images.githubusercontent.com/25423296/163456779-a8556205-d0a5-45e2-ac17-42d089e3c3f8.png&quot;&gt;&lt;/picture&gt; &amp;nbsp; &amp;nbsp;network-cellular-signal-none-rtl-symbolic&lt;br&gt;" calcext:value-type="string">
            <text:p>&lt;picture&gt;&lt;source media="(prefers-color-scheme: dark)" srcset="https://github.com/StorageB/icons/blob/main/GNOME48Adwaita/light/network-cellular-signal-none-rtl-symbolic.svg"&gt;&lt;source media="(prefers-color-scheme: light)" srcset="https://github.com/StorageB/icons/blob/main/GNOME48Adwaita/dark/network-cellular-signal-none-rtl-symbolic.svg"&gt;&lt;img alt="network-cellular-signal-none-rtl-symbolic" src="https://user-images.githubusercontent.com/25423296/163456779-a8556205-d0a5-45e2-ac17-42d089e3c3f8.png"&gt;&lt;/picture&gt; &amp;nbsp; &amp;nbsp;network-cellular-signal-none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27] &amp; CHAR(34) &amp;  &#10;&quot; width=&quot; &amp; CHAR(34) &amp; &quot;22&quot; &amp; CHAR(34) &amp; &quot; alt=&quot; &amp; CHAR(34) &amp; [.B527] &amp; CHAR(34) &amp; &quot;&gt;&lt;/a&gt;&quot; &amp; &#10;&quot;&amp;nbsp; &amp;nbsp; &quot; &amp; [.B527] &amp; &quot;&lt;br&gt;&quot;" office:value-type="string" office:string-value="&lt;a href=&quot;#&quot;&gt;&lt;img src=&quot;https://raw.githubusercontent.com/StorageB/icons/main/GNOME46Adwaita/light/network-cellular-signal-none-rtl-symbolic.svg&quot; width=&quot;22&quot; alt=&quot;network-cellular-signal-none-rtl-symbolic&quot;&gt;&lt;/a&gt;&amp;nbsp; &amp;nbsp; network-cellular-signal-none-rtl-symbolic&lt;br&gt;" calcext:value-type="string">
            <text:p>&lt;a href="#"&gt;&lt;img src="https://raw.githubusercontent.com/StorageB/icons/main/GNOME46Adwaita/light/network-cellular-signal-none-rtl-symbolic.svg" width="22" alt="network-cellular-signal-none-rtl-symbolic"&gt;&lt;/a&gt;&amp;nbsp; &amp;nbsp; network-cellular-signal-none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27] &amp; CHAR(34) &amp;   &#10;&quot; width=&quot; &amp; CHAR(34) &amp; &quot;22&quot; &amp; CHAR(34) &amp; &quot; alt=&quot; &amp; CHAR(34) &amp; [.B527] &amp; CHAR(34) &amp; &quot;&gt;&lt;/a&gt;&quot; &amp;  &#10;&quot;&amp;nbsp; &amp;nbsp; &quot; &amp; [.B527] &amp; &quot;&lt;br&gt;&quot;" office:value-type="string" office:string-value="&lt;a href=&quot;#&quot;&gt;&lt;img src=&quot;https://raw.githubusercontent.com/StorageB/icons/main/GNOME46Adwaita/dark/network-cellular-signal-none-rtl-symbolic.svg&quot; width=&quot;22&quot; alt=&quot;network-cellular-signal-none-rtl-symbolic&quot;&gt;&lt;/a&gt;&amp;nbsp; &amp;nbsp; network-cellular-signal-none-rtl-symbolic&lt;br&gt;" calcext:value-type="string">
            <text:p>&lt;a href="#"&gt;&lt;img src="https://raw.githubusercontent.com/StorageB/icons/main/GNOME46Adwaita/dark/network-cellular-signal-none-rtl-symbolic.svg" width="22" alt="network-cellular-signal-none-rtl-symbolic"&gt;&lt;/a&gt;&amp;nbsp; &amp;nbsp; network-cellular-signal-none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signal-none-symbolic-rtl.svg</text:p>
          </table:table-cell>
          <table:table-cell office:value-type="string" calcext:value-type="string">
            <text:p>network-cellular-signal-none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2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28] &amp; CHAR(34) &amp; &quot;&gt;&quot; &amp; &#10;&quot;&lt;img alt=&quot; &amp; CHAR(34) &amp; [.B52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8] &amp; &quot;&lt;br&gt;&quot;" office:value-type="string" office:string-value="&lt;picture&gt;&lt;source media=&quot;(prefers-color-scheme: dark)&quot; srcset=&quot;https://github.com/StorageB/icons/blob/main/GNOME48Adwaita/light/network-cellular-signal-none-symbolic-rtl.svg&quot;&gt;&lt;source media=&quot;(prefers-color-scheme: light)&quot; srcset=&quot;https://github.com/StorageB/icons/blob/main/GNOME48Adwaita/dark/network-cellular-signal-none-symbolic-rtl.svg&quot;&gt;&lt;img alt=&quot;network-cellular-signal-none-symbolic-rtl&quot; src=&quot;https://user-images.githubusercontent.com/25423296/163456779-a8556205-d0a5-45e2-ac17-42d089e3c3f8.png&quot;&gt;&lt;/picture&gt; &amp;nbsp; &amp;nbsp;network-cellular-signal-none-symbolic-rtl&lt;br&gt;" calcext:value-type="string">
            <text:p>&lt;picture&gt;&lt;source media="(prefers-color-scheme: dark)" srcset="https://github.com/StorageB/icons/blob/main/GNOME48Adwaita/light/network-cellular-signal-none-symbolic-rtl.svg"&gt;&lt;source media="(prefers-color-scheme: light)" srcset="https://github.com/StorageB/icons/blob/main/GNOME48Adwaita/dark/network-cellular-signal-none-symbolic-rtl.svg"&gt;&lt;img alt="network-cellular-signal-none-symbolic-rtl" src="https://user-images.githubusercontent.com/25423296/163456779-a8556205-d0a5-45e2-ac17-42d089e3c3f8.png"&gt;&lt;/picture&gt; &amp;nbsp; &amp;nbsp;network-cellular-signal-none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28] &amp; CHAR(34) &amp;  &#10;&quot; width=&quot; &amp; CHAR(34) &amp; &quot;22&quot; &amp; CHAR(34) &amp; &quot; alt=&quot; &amp; CHAR(34) &amp; [.B528] &amp; CHAR(34) &amp; &quot;&gt;&lt;/a&gt;&quot; &amp; &#10;&quot;&amp;nbsp; &amp;nbsp; &quot; &amp; [.B528] &amp; &quot;&lt;br&gt;&quot;" office:value-type="string" office:string-value="&lt;a href=&quot;#&quot;&gt;&lt;img src=&quot;https://raw.githubusercontent.com/StorageB/icons/main/GNOME46Adwaita/light/network-cellular-signal-none-symbolic-rtl.svg&quot; width=&quot;22&quot; alt=&quot;network-cellular-signal-none-symbolic-rtl&quot;&gt;&lt;/a&gt;&amp;nbsp; &amp;nbsp; network-cellular-signal-none-symbolic-rtl&lt;br&gt;" calcext:value-type="string">
            <text:p>&lt;a href="#"&gt;&lt;img src="https://raw.githubusercontent.com/StorageB/icons/main/GNOME46Adwaita/light/network-cellular-signal-none-symbolic-rtl.svg" width="22" alt="network-cellular-signal-none-symbolic-rtl"&gt;&lt;/a&gt;&amp;nbsp; &amp;nbsp; network-cellular-signal-none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28] &amp; CHAR(34) &amp;   &#10;&quot; width=&quot; &amp; CHAR(34) &amp; &quot;22&quot; &amp; CHAR(34) &amp; &quot; alt=&quot; &amp; CHAR(34) &amp; [.B528] &amp; CHAR(34) &amp; &quot;&gt;&lt;/a&gt;&quot; &amp;  &#10;&quot;&amp;nbsp; &amp;nbsp; &quot; &amp; [.B528] &amp; &quot;&lt;br&gt;&quot;" office:value-type="string" office:string-value="&lt;a href=&quot;#&quot;&gt;&lt;img src=&quot;https://raw.githubusercontent.com/StorageB/icons/main/GNOME46Adwaita/dark/network-cellular-signal-none-symbolic-rtl.svg&quot; width=&quot;22&quot; alt=&quot;network-cellular-signal-none-symbolic-rtl&quot;&gt;&lt;/a&gt;&amp;nbsp; &amp;nbsp; network-cellular-signal-none-symbolic-rtl&lt;br&gt;" calcext:value-type="string">
            <text:p>&lt;a href="#"&gt;&lt;img src="https://raw.githubusercontent.com/StorageB/icons/main/GNOME46Adwaita/dark/network-cellular-signal-none-symbolic-rtl.svg" width="22" alt="network-cellular-signal-none-symbolic-rtl"&gt;&lt;/a&gt;&amp;nbsp; &amp;nbsp; network-cellular-signal-none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signal-none-symbolic.svg</text:p>
          </table:table-cell>
          <table:table-cell office:value-type="string" calcext:value-type="string">
            <text:p>network-cellular-signal-non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2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29] &amp; CHAR(34) &amp; &quot;&gt;&quot; &amp; &#10;&quot;&lt;img alt=&quot; &amp; CHAR(34) &amp; [.B52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9] &amp; &quot;&lt;br&gt;&quot;" office:value-type="string" office:string-value="&lt;picture&gt;&lt;source media=&quot;(prefers-color-scheme: dark)&quot; srcset=&quot;https://github.com/StorageB/icons/blob/main/GNOME48Adwaita/light/network-cellular-signal-none-symbolic.svg&quot;&gt;&lt;source media=&quot;(prefers-color-scheme: light)&quot; srcset=&quot;https://github.com/StorageB/icons/blob/main/GNOME48Adwaita/dark/network-cellular-signal-none-symbolic.svg&quot;&gt;&lt;img alt=&quot;network-cellular-signal-none-symbolic&quot; src=&quot;https://user-images.githubusercontent.com/25423296/163456779-a8556205-d0a5-45e2-ac17-42d089e3c3f8.png&quot;&gt;&lt;/picture&gt; &amp;nbsp; &amp;nbsp;network-cellular-signal-none-symbolic&lt;br&gt;" calcext:value-type="string">
            <text:p>&lt;picture&gt;&lt;source media="(prefers-color-scheme: dark)" srcset="https://github.com/StorageB/icons/blob/main/GNOME48Adwaita/light/network-cellular-signal-none-symbolic.svg"&gt;&lt;source media="(prefers-color-scheme: light)" srcset="https://github.com/StorageB/icons/blob/main/GNOME48Adwaita/dark/network-cellular-signal-none-symbolic.svg"&gt;&lt;img alt="network-cellular-signal-none-symbolic" src="https://user-images.githubusercontent.com/25423296/163456779-a8556205-d0a5-45e2-ac17-42d089e3c3f8.png"&gt;&lt;/picture&gt; &amp;nbsp; &amp;nbsp;network-cellular-signal-non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29] &amp; CHAR(34) &amp;  &#10;&quot; width=&quot; &amp; CHAR(34) &amp; &quot;22&quot; &amp; CHAR(34) &amp; &quot; alt=&quot; &amp; CHAR(34) &amp; [.B529] &amp; CHAR(34) &amp; &quot;&gt;&lt;/a&gt;&quot; &amp; &#10;&quot;&amp;nbsp; &amp;nbsp; &quot; &amp; [.B529] &amp; &quot;&lt;br&gt;&quot;" office:value-type="string" office:string-value="&lt;a href=&quot;#&quot;&gt;&lt;img src=&quot;https://raw.githubusercontent.com/StorageB/icons/main/GNOME46Adwaita/light/network-cellular-signal-none-symbolic.svg&quot; width=&quot;22&quot; alt=&quot;network-cellular-signal-none-symbolic&quot;&gt;&lt;/a&gt;&amp;nbsp; &amp;nbsp; network-cellular-signal-none-symbolic&lt;br&gt;" calcext:value-type="string">
            <text:p>&lt;a href="#"&gt;&lt;img src="https://raw.githubusercontent.com/StorageB/icons/main/GNOME46Adwaita/light/network-cellular-signal-none-symbolic.svg" width="22" alt="network-cellular-signal-none-symbolic"&gt;&lt;/a&gt;&amp;nbsp; &amp;nbsp; network-cellular-signal-non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29] &amp; CHAR(34) &amp;   &#10;&quot; width=&quot; &amp; CHAR(34) &amp; &quot;22&quot; &amp; CHAR(34) &amp; &quot; alt=&quot; &amp; CHAR(34) &amp; [.B529] &amp; CHAR(34) &amp; &quot;&gt;&lt;/a&gt;&quot; &amp;  &#10;&quot;&amp;nbsp; &amp;nbsp; &quot; &amp; [.B529] &amp; &quot;&lt;br&gt;&quot;" office:value-type="string" office:string-value="&lt;a href=&quot;#&quot;&gt;&lt;img src=&quot;https://raw.githubusercontent.com/StorageB/icons/main/GNOME46Adwaita/dark/network-cellular-signal-none-symbolic.svg&quot; width=&quot;22&quot; alt=&quot;network-cellular-signal-none-symbolic&quot;&gt;&lt;/a&gt;&amp;nbsp; &amp;nbsp; network-cellular-signal-none-symbolic&lt;br&gt;" calcext:value-type="string">
            <text:p>&lt;a href="#"&gt;&lt;img src="https://raw.githubusercontent.com/StorageB/icons/main/GNOME46Adwaita/dark/network-cellular-signal-none-symbolic.svg" width="22" alt="network-cellular-signal-none-symbolic"&gt;&lt;/a&gt;&amp;nbsp; &amp;nbsp; network-cellular-signal-non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signal-ok-rtl-symbolic.svg</text:p>
          </table:table-cell>
          <table:table-cell office:value-type="string" calcext:value-type="string">
            <text:p>network-cellular-signal-ok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3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30] &amp; CHAR(34) &amp; &quot;&gt;&quot; &amp; &#10;&quot;&lt;img alt=&quot; &amp; CHAR(34) &amp; [.B53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0] &amp; &quot;&lt;br&gt;&quot;" office:value-type="string" office:string-value="&lt;picture&gt;&lt;source media=&quot;(prefers-color-scheme: dark)&quot; srcset=&quot;https://github.com/StorageB/icons/blob/main/GNOME48Adwaita/light/network-cellular-signal-ok-rtl-symbolic.svg&quot;&gt;&lt;source media=&quot;(prefers-color-scheme: light)&quot; srcset=&quot;https://github.com/StorageB/icons/blob/main/GNOME48Adwaita/dark/network-cellular-signal-ok-rtl-symbolic.svg&quot;&gt;&lt;img alt=&quot;network-cellular-signal-ok-rtl-symbolic&quot; src=&quot;https://user-images.githubusercontent.com/25423296/163456779-a8556205-d0a5-45e2-ac17-42d089e3c3f8.png&quot;&gt;&lt;/picture&gt; &amp;nbsp; &amp;nbsp;network-cellular-signal-ok-rtl-symbolic&lt;br&gt;" calcext:value-type="string">
            <text:p>&lt;picture&gt;&lt;source media="(prefers-color-scheme: dark)" srcset="https://github.com/StorageB/icons/blob/main/GNOME48Adwaita/light/network-cellular-signal-ok-rtl-symbolic.svg"&gt;&lt;source media="(prefers-color-scheme: light)" srcset="https://github.com/StorageB/icons/blob/main/GNOME48Adwaita/dark/network-cellular-signal-ok-rtl-symbolic.svg"&gt;&lt;img alt="network-cellular-signal-ok-rtl-symbolic" src="https://user-images.githubusercontent.com/25423296/163456779-a8556205-d0a5-45e2-ac17-42d089e3c3f8.png"&gt;&lt;/picture&gt; &amp;nbsp; &amp;nbsp;network-cellular-signal-ok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30] &amp; CHAR(34) &amp;  &#10;&quot; width=&quot; &amp; CHAR(34) &amp; &quot;22&quot; &amp; CHAR(34) &amp; &quot; alt=&quot; &amp; CHAR(34) &amp; [.B530] &amp; CHAR(34) &amp; &quot;&gt;&lt;/a&gt;&quot; &amp; &#10;&quot;&amp;nbsp; &amp;nbsp; &quot; &amp; [.B530] &amp; &quot;&lt;br&gt;&quot;" office:value-type="string" office:string-value="&lt;a href=&quot;#&quot;&gt;&lt;img src=&quot;https://raw.githubusercontent.com/StorageB/icons/main/GNOME46Adwaita/light/network-cellular-signal-ok-rtl-symbolic.svg&quot; width=&quot;22&quot; alt=&quot;network-cellular-signal-ok-rtl-symbolic&quot;&gt;&lt;/a&gt;&amp;nbsp; &amp;nbsp; network-cellular-signal-ok-rtl-symbolic&lt;br&gt;" calcext:value-type="string">
            <text:p>&lt;a href="#"&gt;&lt;img src="https://raw.githubusercontent.com/StorageB/icons/main/GNOME46Adwaita/light/network-cellular-signal-ok-rtl-symbolic.svg" width="22" alt="network-cellular-signal-ok-rtl-symbolic"&gt;&lt;/a&gt;&amp;nbsp; &amp;nbsp; network-cellular-signal-ok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30] &amp; CHAR(34) &amp;   &#10;&quot; width=&quot; &amp; CHAR(34) &amp; &quot;22&quot; &amp; CHAR(34) &amp; &quot; alt=&quot; &amp; CHAR(34) &amp; [.B530] &amp; CHAR(34) &amp; &quot;&gt;&lt;/a&gt;&quot; &amp;  &#10;&quot;&amp;nbsp; &amp;nbsp; &quot; &amp; [.B530] &amp; &quot;&lt;br&gt;&quot;" office:value-type="string" office:string-value="&lt;a href=&quot;#&quot;&gt;&lt;img src=&quot;https://raw.githubusercontent.com/StorageB/icons/main/GNOME46Adwaita/dark/network-cellular-signal-ok-rtl-symbolic.svg&quot; width=&quot;22&quot; alt=&quot;network-cellular-signal-ok-rtl-symbolic&quot;&gt;&lt;/a&gt;&amp;nbsp; &amp;nbsp; network-cellular-signal-ok-rtl-symbolic&lt;br&gt;" calcext:value-type="string">
            <text:p>&lt;a href="#"&gt;&lt;img src="https://raw.githubusercontent.com/StorageB/icons/main/GNOME46Adwaita/dark/network-cellular-signal-ok-rtl-symbolic.svg" width="22" alt="network-cellular-signal-ok-rtl-symbolic"&gt;&lt;/a&gt;&amp;nbsp; &amp;nbsp; network-cellular-signal-ok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signal-ok-symbolic-rtl.svg</text:p>
          </table:table-cell>
          <table:table-cell office:value-type="string" calcext:value-type="string">
            <text:p>network-cellular-signal-ok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3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31] &amp; CHAR(34) &amp; &quot;&gt;&quot; &amp; &#10;&quot;&lt;img alt=&quot; &amp; CHAR(34) &amp; [.B53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1] &amp; &quot;&lt;br&gt;&quot;" office:value-type="string" office:string-value="&lt;picture&gt;&lt;source media=&quot;(prefers-color-scheme: dark)&quot; srcset=&quot;https://github.com/StorageB/icons/blob/main/GNOME48Adwaita/light/network-cellular-signal-ok-symbolic-rtl.svg&quot;&gt;&lt;source media=&quot;(prefers-color-scheme: light)&quot; srcset=&quot;https://github.com/StorageB/icons/blob/main/GNOME48Adwaita/dark/network-cellular-signal-ok-symbolic-rtl.svg&quot;&gt;&lt;img alt=&quot;network-cellular-signal-ok-symbolic-rtl&quot; src=&quot;https://user-images.githubusercontent.com/25423296/163456779-a8556205-d0a5-45e2-ac17-42d089e3c3f8.png&quot;&gt;&lt;/picture&gt; &amp;nbsp; &amp;nbsp;network-cellular-signal-ok-symbolic-rtl&lt;br&gt;" calcext:value-type="string">
            <text:p>&lt;picture&gt;&lt;source media="(prefers-color-scheme: dark)" srcset="https://github.com/StorageB/icons/blob/main/GNOME48Adwaita/light/network-cellular-signal-ok-symbolic-rtl.svg"&gt;&lt;source media="(prefers-color-scheme: light)" srcset="https://github.com/StorageB/icons/blob/main/GNOME48Adwaita/dark/network-cellular-signal-ok-symbolic-rtl.svg"&gt;&lt;img alt="network-cellular-signal-ok-symbolic-rtl" src="https://user-images.githubusercontent.com/25423296/163456779-a8556205-d0a5-45e2-ac17-42d089e3c3f8.png"&gt;&lt;/picture&gt; &amp;nbsp; &amp;nbsp;network-cellular-signal-ok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31] &amp; CHAR(34) &amp;  &#10;&quot; width=&quot; &amp; CHAR(34) &amp; &quot;22&quot; &amp; CHAR(34) &amp; &quot; alt=&quot; &amp; CHAR(34) &amp; [.B531] &amp; CHAR(34) &amp; &quot;&gt;&lt;/a&gt;&quot; &amp; &#10;&quot;&amp;nbsp; &amp;nbsp; &quot; &amp; [.B531] &amp; &quot;&lt;br&gt;&quot;" office:value-type="string" office:string-value="&lt;a href=&quot;#&quot;&gt;&lt;img src=&quot;https://raw.githubusercontent.com/StorageB/icons/main/GNOME46Adwaita/light/network-cellular-signal-ok-symbolic-rtl.svg&quot; width=&quot;22&quot; alt=&quot;network-cellular-signal-ok-symbolic-rtl&quot;&gt;&lt;/a&gt;&amp;nbsp; &amp;nbsp; network-cellular-signal-ok-symbolic-rtl&lt;br&gt;" calcext:value-type="string">
            <text:p>&lt;a href="#"&gt;&lt;img src="https://raw.githubusercontent.com/StorageB/icons/main/GNOME46Adwaita/light/network-cellular-signal-ok-symbolic-rtl.svg" width="22" alt="network-cellular-signal-ok-symbolic-rtl"&gt;&lt;/a&gt;&amp;nbsp; &amp;nbsp; network-cellular-signal-ok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31] &amp; CHAR(34) &amp;   &#10;&quot; width=&quot; &amp; CHAR(34) &amp; &quot;22&quot; &amp; CHAR(34) &amp; &quot; alt=&quot; &amp; CHAR(34) &amp; [.B531] &amp; CHAR(34) &amp; &quot;&gt;&lt;/a&gt;&quot; &amp;  &#10;&quot;&amp;nbsp; &amp;nbsp; &quot; &amp; [.B531] &amp; &quot;&lt;br&gt;&quot;" office:value-type="string" office:string-value="&lt;a href=&quot;#&quot;&gt;&lt;img src=&quot;https://raw.githubusercontent.com/StorageB/icons/main/GNOME46Adwaita/dark/network-cellular-signal-ok-symbolic-rtl.svg&quot; width=&quot;22&quot; alt=&quot;network-cellular-signal-ok-symbolic-rtl&quot;&gt;&lt;/a&gt;&amp;nbsp; &amp;nbsp; network-cellular-signal-ok-symbolic-rtl&lt;br&gt;" calcext:value-type="string">
            <text:p>&lt;a href="#"&gt;&lt;img src="https://raw.githubusercontent.com/StorageB/icons/main/GNOME46Adwaita/dark/network-cellular-signal-ok-symbolic-rtl.svg" width="22" alt="network-cellular-signal-ok-symbolic-rtl"&gt;&lt;/a&gt;&amp;nbsp; &amp;nbsp; network-cellular-signal-ok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signal-ok-symbolic.svg</text:p>
          </table:table-cell>
          <table:table-cell office:value-type="string" calcext:value-type="string">
            <text:p>network-cellular-signal-o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3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32] &amp; CHAR(34) &amp; &quot;&gt;&quot; &amp; &#10;&quot;&lt;img alt=&quot; &amp; CHAR(34) &amp; [.B53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2] &amp; &quot;&lt;br&gt;&quot;" office:value-type="string" office:string-value="&lt;picture&gt;&lt;source media=&quot;(prefers-color-scheme: dark)&quot; srcset=&quot;https://github.com/StorageB/icons/blob/main/GNOME48Adwaita/light/network-cellular-signal-ok-symbolic.svg&quot;&gt;&lt;source media=&quot;(prefers-color-scheme: light)&quot; srcset=&quot;https://github.com/StorageB/icons/blob/main/GNOME48Adwaita/dark/network-cellular-signal-ok-symbolic.svg&quot;&gt;&lt;img alt=&quot;network-cellular-signal-ok-symbolic&quot; src=&quot;https://user-images.githubusercontent.com/25423296/163456779-a8556205-d0a5-45e2-ac17-42d089e3c3f8.png&quot;&gt;&lt;/picture&gt; &amp;nbsp; &amp;nbsp;network-cellular-signal-ok-symbolic&lt;br&gt;" calcext:value-type="string">
            <text:p>&lt;picture&gt;&lt;source media="(prefers-color-scheme: dark)" srcset="https://github.com/StorageB/icons/blob/main/GNOME48Adwaita/light/network-cellular-signal-ok-symbolic.svg"&gt;&lt;source media="(prefers-color-scheme: light)" srcset="https://github.com/StorageB/icons/blob/main/GNOME48Adwaita/dark/network-cellular-signal-ok-symbolic.svg"&gt;&lt;img alt="network-cellular-signal-ok-symbolic" src="https://user-images.githubusercontent.com/25423296/163456779-a8556205-d0a5-45e2-ac17-42d089e3c3f8.png"&gt;&lt;/picture&gt; &amp;nbsp; &amp;nbsp;network-cellular-signal-ok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32] &amp; CHAR(34) &amp;  &#10;&quot; width=&quot; &amp; CHAR(34) &amp; &quot;22&quot; &amp; CHAR(34) &amp; &quot; alt=&quot; &amp; CHAR(34) &amp; [.B532] &amp; CHAR(34) &amp; &quot;&gt;&lt;/a&gt;&quot; &amp; &#10;&quot;&amp;nbsp; &amp;nbsp; &quot; &amp; [.B532] &amp; &quot;&lt;br&gt;&quot;" office:value-type="string" office:string-value="&lt;a href=&quot;#&quot;&gt;&lt;img src=&quot;https://raw.githubusercontent.com/StorageB/icons/main/GNOME46Adwaita/light/network-cellular-signal-ok-symbolic.svg&quot; width=&quot;22&quot; alt=&quot;network-cellular-signal-ok-symbolic&quot;&gt;&lt;/a&gt;&amp;nbsp; &amp;nbsp; network-cellular-signal-ok-symbolic&lt;br&gt;" calcext:value-type="string">
            <text:p>&lt;a href="#"&gt;&lt;img src="https://raw.githubusercontent.com/StorageB/icons/main/GNOME46Adwaita/light/network-cellular-signal-ok-symbolic.svg" width="22" alt="network-cellular-signal-ok-symbolic"&gt;&lt;/a&gt;&amp;nbsp; &amp;nbsp; network-cellular-signal-ok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32] &amp; CHAR(34) &amp;   &#10;&quot; width=&quot; &amp; CHAR(34) &amp; &quot;22&quot; &amp; CHAR(34) &amp; &quot; alt=&quot; &amp; CHAR(34) &amp; [.B532] &amp; CHAR(34) &amp; &quot;&gt;&lt;/a&gt;&quot; &amp;  &#10;&quot;&amp;nbsp; &amp;nbsp; &quot; &amp; [.B532] &amp; &quot;&lt;br&gt;&quot;" office:value-type="string" office:string-value="&lt;a href=&quot;#&quot;&gt;&lt;img src=&quot;https://raw.githubusercontent.com/StorageB/icons/main/GNOME46Adwaita/dark/network-cellular-signal-ok-symbolic.svg&quot; width=&quot;22&quot; alt=&quot;network-cellular-signal-ok-symbolic&quot;&gt;&lt;/a&gt;&amp;nbsp; &amp;nbsp; network-cellular-signal-ok-symbolic&lt;br&gt;" calcext:value-type="string">
            <text:p>&lt;a href="#"&gt;&lt;img src="https://raw.githubusercontent.com/StorageB/icons/main/GNOME46Adwaita/dark/network-cellular-signal-ok-symbolic.svg" width="22" alt="network-cellular-signal-ok-symbolic"&gt;&lt;/a&gt;&amp;nbsp; &amp;nbsp; network-cellular-signal-ok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signal-weak-rtl-symbolic.svg</text:p>
          </table:table-cell>
          <table:table-cell office:value-type="string" calcext:value-type="string">
            <text:p>network-cellular-signal-weak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3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33] &amp; CHAR(34) &amp; &quot;&gt;&quot; &amp; &#10;&quot;&lt;img alt=&quot; &amp; CHAR(34) &amp; [.B53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3] &amp; &quot;&lt;br&gt;&quot;" office:value-type="string" office:string-value="&lt;picture&gt;&lt;source media=&quot;(prefers-color-scheme: dark)&quot; srcset=&quot;https://github.com/StorageB/icons/blob/main/GNOME48Adwaita/light/network-cellular-signal-weak-rtl-symbolic.svg&quot;&gt;&lt;source media=&quot;(prefers-color-scheme: light)&quot; srcset=&quot;https://github.com/StorageB/icons/blob/main/GNOME48Adwaita/dark/network-cellular-signal-weak-rtl-symbolic.svg&quot;&gt;&lt;img alt=&quot;network-cellular-signal-weak-rtl-symbolic&quot; src=&quot;https://user-images.githubusercontent.com/25423296/163456779-a8556205-d0a5-45e2-ac17-42d089e3c3f8.png&quot;&gt;&lt;/picture&gt; &amp;nbsp; &amp;nbsp;network-cellular-signal-weak-rtl-symbolic&lt;br&gt;" calcext:value-type="string">
            <text:p>&lt;picture&gt;&lt;source media="(prefers-color-scheme: dark)" srcset="https://github.com/StorageB/icons/blob/main/GNOME48Adwaita/light/network-cellular-signal-weak-rtl-symbolic.svg"&gt;&lt;source media="(prefers-color-scheme: light)" srcset="https://github.com/StorageB/icons/blob/main/GNOME48Adwaita/dark/network-cellular-signal-weak-rtl-symbolic.svg"&gt;&lt;img alt="network-cellular-signal-weak-rtl-symbolic" src="https://user-images.githubusercontent.com/25423296/163456779-a8556205-d0a5-45e2-ac17-42d089e3c3f8.png"&gt;&lt;/picture&gt; &amp;nbsp; &amp;nbsp;network-cellular-signal-weak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33] &amp; CHAR(34) &amp;  &#10;&quot; width=&quot; &amp; CHAR(34) &amp; &quot;22&quot; &amp; CHAR(34) &amp; &quot; alt=&quot; &amp; CHAR(34) &amp; [.B533] &amp; CHAR(34) &amp; &quot;&gt;&lt;/a&gt;&quot; &amp; &#10;&quot;&amp;nbsp; &amp;nbsp; &quot; &amp; [.B533] &amp; &quot;&lt;br&gt;&quot;" office:value-type="string" office:string-value="&lt;a href=&quot;#&quot;&gt;&lt;img src=&quot;https://raw.githubusercontent.com/StorageB/icons/main/GNOME46Adwaita/light/network-cellular-signal-weak-rtl-symbolic.svg&quot; width=&quot;22&quot; alt=&quot;network-cellular-signal-weak-rtl-symbolic&quot;&gt;&lt;/a&gt;&amp;nbsp; &amp;nbsp; network-cellular-signal-weak-rtl-symbolic&lt;br&gt;" calcext:value-type="string">
            <text:p>&lt;a href="#"&gt;&lt;img src="https://raw.githubusercontent.com/StorageB/icons/main/GNOME46Adwaita/light/network-cellular-signal-weak-rtl-symbolic.svg" width="22" alt="network-cellular-signal-weak-rtl-symbolic"&gt;&lt;/a&gt;&amp;nbsp; &amp;nbsp; network-cellular-signal-weak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33] &amp; CHAR(34) &amp;   &#10;&quot; width=&quot; &amp; CHAR(34) &amp; &quot;22&quot; &amp; CHAR(34) &amp; &quot; alt=&quot; &amp; CHAR(34) &amp; [.B533] &amp; CHAR(34) &amp; &quot;&gt;&lt;/a&gt;&quot; &amp;  &#10;&quot;&amp;nbsp; &amp;nbsp; &quot; &amp; [.B533] &amp; &quot;&lt;br&gt;&quot;" office:value-type="string" office:string-value="&lt;a href=&quot;#&quot;&gt;&lt;img src=&quot;https://raw.githubusercontent.com/StorageB/icons/main/GNOME46Adwaita/dark/network-cellular-signal-weak-rtl-symbolic.svg&quot; width=&quot;22&quot; alt=&quot;network-cellular-signal-weak-rtl-symbolic&quot;&gt;&lt;/a&gt;&amp;nbsp; &amp;nbsp; network-cellular-signal-weak-rtl-symbolic&lt;br&gt;" calcext:value-type="string">
            <text:p>&lt;a href="#"&gt;&lt;img src="https://raw.githubusercontent.com/StorageB/icons/main/GNOME46Adwaita/dark/network-cellular-signal-weak-rtl-symbolic.svg" width="22" alt="network-cellular-signal-weak-rtl-symbolic"&gt;&lt;/a&gt;&amp;nbsp; &amp;nbsp; network-cellular-signal-weak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signal-weak-symbolic-rtl.svg</text:p>
          </table:table-cell>
          <table:table-cell office:value-type="string" calcext:value-type="string">
            <text:p>network-cellular-signal-weak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3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34] &amp; CHAR(34) &amp; &quot;&gt;&quot; &amp; &#10;&quot;&lt;img alt=&quot; &amp; CHAR(34) &amp; [.B53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4] &amp; &quot;&lt;br&gt;&quot;" office:value-type="string" office:string-value="&lt;picture&gt;&lt;source media=&quot;(prefers-color-scheme: dark)&quot; srcset=&quot;https://github.com/StorageB/icons/blob/main/GNOME48Adwaita/light/network-cellular-signal-weak-symbolic-rtl.svg&quot;&gt;&lt;source media=&quot;(prefers-color-scheme: light)&quot; srcset=&quot;https://github.com/StorageB/icons/blob/main/GNOME48Adwaita/dark/network-cellular-signal-weak-symbolic-rtl.svg&quot;&gt;&lt;img alt=&quot;network-cellular-signal-weak-symbolic-rtl&quot; src=&quot;https://user-images.githubusercontent.com/25423296/163456779-a8556205-d0a5-45e2-ac17-42d089e3c3f8.png&quot;&gt;&lt;/picture&gt; &amp;nbsp; &amp;nbsp;network-cellular-signal-weak-symbolic-rtl&lt;br&gt;" calcext:value-type="string">
            <text:p>&lt;picture&gt;&lt;source media="(prefers-color-scheme: dark)" srcset="https://github.com/StorageB/icons/blob/main/GNOME48Adwaita/light/network-cellular-signal-weak-symbolic-rtl.svg"&gt;&lt;source media="(prefers-color-scheme: light)" srcset="https://github.com/StorageB/icons/blob/main/GNOME48Adwaita/dark/network-cellular-signal-weak-symbolic-rtl.svg"&gt;&lt;img alt="network-cellular-signal-weak-symbolic-rtl" src="https://user-images.githubusercontent.com/25423296/163456779-a8556205-d0a5-45e2-ac17-42d089e3c3f8.png"&gt;&lt;/picture&gt; &amp;nbsp; &amp;nbsp;network-cellular-signal-weak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34] &amp; CHAR(34) &amp;  &#10;&quot; width=&quot; &amp; CHAR(34) &amp; &quot;22&quot; &amp; CHAR(34) &amp; &quot; alt=&quot; &amp; CHAR(34) &amp; [.B534] &amp; CHAR(34) &amp; &quot;&gt;&lt;/a&gt;&quot; &amp; &#10;&quot;&amp;nbsp; &amp;nbsp; &quot; &amp; [.B534] &amp; &quot;&lt;br&gt;&quot;" office:value-type="string" office:string-value="&lt;a href=&quot;#&quot;&gt;&lt;img src=&quot;https://raw.githubusercontent.com/StorageB/icons/main/GNOME46Adwaita/light/network-cellular-signal-weak-symbolic-rtl.svg&quot; width=&quot;22&quot; alt=&quot;network-cellular-signal-weak-symbolic-rtl&quot;&gt;&lt;/a&gt;&amp;nbsp; &amp;nbsp; network-cellular-signal-weak-symbolic-rtl&lt;br&gt;" calcext:value-type="string">
            <text:p>&lt;a href="#"&gt;&lt;img src="https://raw.githubusercontent.com/StorageB/icons/main/GNOME46Adwaita/light/network-cellular-signal-weak-symbolic-rtl.svg" width="22" alt="network-cellular-signal-weak-symbolic-rtl"&gt;&lt;/a&gt;&amp;nbsp; &amp;nbsp; network-cellular-signal-weak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34] &amp; CHAR(34) &amp;   &#10;&quot; width=&quot; &amp; CHAR(34) &amp; &quot;22&quot; &amp; CHAR(34) &amp; &quot; alt=&quot; &amp; CHAR(34) &amp; [.B534] &amp; CHAR(34) &amp; &quot;&gt;&lt;/a&gt;&quot; &amp;  &#10;&quot;&amp;nbsp; &amp;nbsp; &quot; &amp; [.B534] &amp; &quot;&lt;br&gt;&quot;" office:value-type="string" office:string-value="&lt;a href=&quot;#&quot;&gt;&lt;img src=&quot;https://raw.githubusercontent.com/StorageB/icons/main/GNOME46Adwaita/dark/network-cellular-signal-weak-symbolic-rtl.svg&quot; width=&quot;22&quot; alt=&quot;network-cellular-signal-weak-symbolic-rtl&quot;&gt;&lt;/a&gt;&amp;nbsp; &amp;nbsp; network-cellular-signal-weak-symbolic-rtl&lt;br&gt;" calcext:value-type="string">
            <text:p>&lt;a href="#"&gt;&lt;img src="https://raw.githubusercontent.com/StorageB/icons/main/GNOME46Adwaita/dark/network-cellular-signal-weak-symbolic-rtl.svg" width="22" alt="network-cellular-signal-weak-symbolic-rtl"&gt;&lt;/a&gt;&amp;nbsp; &amp;nbsp; network-cellular-signal-weak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cellular-signal-weak-symbolic.svg</text:p>
          </table:table-cell>
          <table:table-cell office:value-type="string" calcext:value-type="string">
            <text:p>network-cellular-signal-wea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3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35] &amp; CHAR(34) &amp; &quot;&gt;&quot; &amp; &#10;&quot;&lt;img alt=&quot; &amp; CHAR(34) &amp; [.B53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5] &amp; &quot;&lt;br&gt;&quot;" office:value-type="string" office:string-value="&lt;picture&gt;&lt;source media=&quot;(prefers-color-scheme: dark)&quot; srcset=&quot;https://github.com/StorageB/icons/blob/main/GNOME48Adwaita/light/network-cellular-signal-weak-symbolic.svg&quot;&gt;&lt;source media=&quot;(prefers-color-scheme: light)&quot; srcset=&quot;https://github.com/StorageB/icons/blob/main/GNOME48Adwaita/dark/network-cellular-signal-weak-symbolic.svg&quot;&gt;&lt;img alt=&quot;network-cellular-signal-weak-symbolic&quot; src=&quot;https://user-images.githubusercontent.com/25423296/163456779-a8556205-d0a5-45e2-ac17-42d089e3c3f8.png&quot;&gt;&lt;/picture&gt; &amp;nbsp; &amp;nbsp;network-cellular-signal-weak-symbolic&lt;br&gt;" calcext:value-type="string">
            <text:p>&lt;picture&gt;&lt;source media="(prefers-color-scheme: dark)" srcset="https://github.com/StorageB/icons/blob/main/GNOME48Adwaita/light/network-cellular-signal-weak-symbolic.svg"&gt;&lt;source media="(prefers-color-scheme: light)" srcset="https://github.com/StorageB/icons/blob/main/GNOME48Adwaita/dark/network-cellular-signal-weak-symbolic.svg"&gt;&lt;img alt="network-cellular-signal-weak-symbolic" src="https://user-images.githubusercontent.com/25423296/163456779-a8556205-d0a5-45e2-ac17-42d089e3c3f8.png"&gt;&lt;/picture&gt; &amp;nbsp; &amp;nbsp;network-cellular-signal-weak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35] &amp; CHAR(34) &amp;  &#10;&quot; width=&quot; &amp; CHAR(34) &amp; &quot;22&quot; &amp; CHAR(34) &amp; &quot; alt=&quot; &amp; CHAR(34) &amp; [.B535] &amp; CHAR(34) &amp; &quot;&gt;&lt;/a&gt;&quot; &amp; &#10;&quot;&amp;nbsp; &amp;nbsp; &quot; &amp; [.B535] &amp; &quot;&lt;br&gt;&quot;" office:value-type="string" office:string-value="&lt;a href=&quot;#&quot;&gt;&lt;img src=&quot;https://raw.githubusercontent.com/StorageB/icons/main/GNOME46Adwaita/light/network-cellular-signal-weak-symbolic.svg&quot; width=&quot;22&quot; alt=&quot;network-cellular-signal-weak-symbolic&quot;&gt;&lt;/a&gt;&amp;nbsp; &amp;nbsp; network-cellular-signal-weak-symbolic&lt;br&gt;" calcext:value-type="string">
            <text:p>&lt;a href="#"&gt;&lt;img src="https://raw.githubusercontent.com/StorageB/icons/main/GNOME46Adwaita/light/network-cellular-signal-weak-symbolic.svg" width="22" alt="network-cellular-signal-weak-symbolic"&gt;&lt;/a&gt;&amp;nbsp; &amp;nbsp; network-cellular-signal-weak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35] &amp; CHAR(34) &amp;   &#10;&quot; width=&quot; &amp; CHAR(34) &amp; &quot;22&quot; &amp; CHAR(34) &amp; &quot; alt=&quot; &amp; CHAR(34) &amp; [.B535] &amp; CHAR(34) &amp; &quot;&gt;&lt;/a&gt;&quot; &amp;  &#10;&quot;&amp;nbsp; &amp;nbsp; &quot; &amp; [.B535] &amp; &quot;&lt;br&gt;&quot;" office:value-type="string" office:string-value="&lt;a href=&quot;#&quot;&gt;&lt;img src=&quot;https://raw.githubusercontent.com/StorageB/icons/main/GNOME46Adwaita/dark/network-cellular-signal-weak-symbolic.svg&quot; width=&quot;22&quot; alt=&quot;network-cellular-signal-weak-symbolic&quot;&gt;&lt;/a&gt;&amp;nbsp; &amp;nbsp; network-cellular-signal-weak-symbolic&lt;br&gt;" calcext:value-type="string">
            <text:p>&lt;a href="#"&gt;&lt;img src="https://raw.githubusercontent.com/StorageB/icons/main/GNOME46Adwaita/dark/network-cellular-signal-weak-symbolic.svg" width="22" alt="network-cellular-signal-weak-symbolic"&gt;&lt;/a&gt;&amp;nbsp; &amp;nbsp; network-cellular-signal-weak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error-symbolic.svg</text:p>
          </table:table-cell>
          <table:table-cell office:value-type="string" calcext:value-type="string">
            <text:p>network-erro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3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36] &amp; CHAR(34) &amp; &quot;&gt;&quot; &amp; &#10;&quot;&lt;img alt=&quot; &amp; CHAR(34) &amp; [.B53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6] &amp; &quot;&lt;br&gt;&quot;" office:value-type="string" office:string-value="&lt;picture&gt;&lt;source media=&quot;(prefers-color-scheme: dark)&quot; srcset=&quot;https://github.com/StorageB/icons/blob/main/GNOME48Adwaita/light/network-error-symbolic.svg&quot;&gt;&lt;source media=&quot;(prefers-color-scheme: light)&quot; srcset=&quot;https://github.com/StorageB/icons/blob/main/GNOME48Adwaita/dark/network-error-symbolic.svg&quot;&gt;&lt;img alt=&quot;network-error-symbolic&quot; src=&quot;https://user-images.githubusercontent.com/25423296/163456779-a8556205-d0a5-45e2-ac17-42d089e3c3f8.png&quot;&gt;&lt;/picture&gt; &amp;nbsp; &amp;nbsp;network-error-symbolic&lt;br&gt;" calcext:value-type="string">
            <text:p>&lt;picture&gt;&lt;source media="(prefers-color-scheme: dark)" srcset="https://github.com/StorageB/icons/blob/main/GNOME48Adwaita/light/network-error-symbolic.svg"&gt;&lt;source media="(prefers-color-scheme: light)" srcset="https://github.com/StorageB/icons/blob/main/GNOME48Adwaita/dark/network-error-symbolic.svg"&gt;&lt;img alt="network-error-symbolic" src="https://user-images.githubusercontent.com/25423296/163456779-a8556205-d0a5-45e2-ac17-42d089e3c3f8.png"&gt;&lt;/picture&gt; &amp;nbsp; &amp;nbsp;network-erro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36] &amp; CHAR(34) &amp;  &#10;&quot; width=&quot; &amp; CHAR(34) &amp; &quot;22&quot; &amp; CHAR(34) &amp; &quot; alt=&quot; &amp; CHAR(34) &amp; [.B536] &amp; CHAR(34) &amp; &quot;&gt;&lt;/a&gt;&quot; &amp; &#10;&quot;&amp;nbsp; &amp;nbsp; &quot; &amp; [.B536] &amp; &quot;&lt;br&gt;&quot;" office:value-type="string" office:string-value="&lt;a href=&quot;#&quot;&gt;&lt;img src=&quot;https://raw.githubusercontent.com/StorageB/icons/main/GNOME46Adwaita/light/network-error-symbolic.svg&quot; width=&quot;22&quot; alt=&quot;network-error-symbolic&quot;&gt;&lt;/a&gt;&amp;nbsp; &amp;nbsp; network-error-symbolic&lt;br&gt;" calcext:value-type="string">
            <text:p>&lt;a href="#"&gt;&lt;img src="https://raw.githubusercontent.com/StorageB/icons/main/GNOME46Adwaita/light/network-error-symbolic.svg" width="22" alt="network-error-symbolic"&gt;&lt;/a&gt;&amp;nbsp; &amp;nbsp; network-erro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36] &amp; CHAR(34) &amp;   &#10;&quot; width=&quot; &amp; CHAR(34) &amp; &quot;22&quot; &amp; CHAR(34) &amp; &quot; alt=&quot; &amp; CHAR(34) &amp; [.B536] &amp; CHAR(34) &amp; &quot;&gt;&lt;/a&gt;&quot; &amp;  &#10;&quot;&amp;nbsp; &amp;nbsp; &quot; &amp; [.B536] &amp; &quot;&lt;br&gt;&quot;" office:value-type="string" office:string-value="&lt;a href=&quot;#&quot;&gt;&lt;img src=&quot;https://raw.githubusercontent.com/StorageB/icons/main/GNOME46Adwaita/dark/network-error-symbolic.svg&quot; width=&quot;22&quot; alt=&quot;network-error-symbolic&quot;&gt;&lt;/a&gt;&amp;nbsp; &amp;nbsp; network-error-symbolic&lt;br&gt;" calcext:value-type="string">
            <text:p>&lt;a href="#"&gt;&lt;img src="https://raw.githubusercontent.com/StorageB/icons/main/GNOME46Adwaita/dark/network-error-symbolic.svg" width="22" alt="network-error-symbolic"&gt;&lt;/a&gt;&amp;nbsp; &amp;nbsp; network-erro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idle-symbolic.svg</text:p>
          </table:table-cell>
          <table:table-cell office:value-type="string" calcext:value-type="string">
            <text:p>network-id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3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37] &amp; CHAR(34) &amp; &quot;&gt;&quot; &amp; &#10;&quot;&lt;img alt=&quot; &amp; CHAR(34) &amp; [.B53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7] &amp; &quot;&lt;br&gt;&quot;" office:value-type="string" office:string-value="&lt;picture&gt;&lt;source media=&quot;(prefers-color-scheme: dark)&quot; srcset=&quot;https://github.com/StorageB/icons/blob/main/GNOME48Adwaita/light/network-idle-symbolic.svg&quot;&gt;&lt;source media=&quot;(prefers-color-scheme: light)&quot; srcset=&quot;https://github.com/StorageB/icons/blob/main/GNOME48Adwaita/dark/network-idle-symbolic.svg&quot;&gt;&lt;img alt=&quot;network-idle-symbolic&quot; src=&quot;https://user-images.githubusercontent.com/25423296/163456779-a8556205-d0a5-45e2-ac17-42d089e3c3f8.png&quot;&gt;&lt;/picture&gt; &amp;nbsp; &amp;nbsp;network-idle-symbolic&lt;br&gt;" calcext:value-type="string">
            <text:p>&lt;picture&gt;&lt;source media="(prefers-color-scheme: dark)" srcset="https://github.com/StorageB/icons/blob/main/GNOME48Adwaita/light/network-idle-symbolic.svg"&gt;&lt;source media="(prefers-color-scheme: light)" srcset="https://github.com/StorageB/icons/blob/main/GNOME48Adwaita/dark/network-idle-symbolic.svg"&gt;&lt;img alt="network-idle-symbolic" src="https://user-images.githubusercontent.com/25423296/163456779-a8556205-d0a5-45e2-ac17-42d089e3c3f8.png"&gt;&lt;/picture&gt; &amp;nbsp; &amp;nbsp;network-idl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37] &amp; CHAR(34) &amp;  &#10;&quot; width=&quot; &amp; CHAR(34) &amp; &quot;22&quot; &amp; CHAR(34) &amp; &quot; alt=&quot; &amp; CHAR(34) &amp; [.B537] &amp; CHAR(34) &amp; &quot;&gt;&lt;/a&gt;&quot; &amp; &#10;&quot;&amp;nbsp; &amp;nbsp; &quot; &amp; [.B537] &amp; &quot;&lt;br&gt;&quot;" office:value-type="string" office:string-value="&lt;a href=&quot;#&quot;&gt;&lt;img src=&quot;https://raw.githubusercontent.com/StorageB/icons/main/GNOME46Adwaita/light/network-idle-symbolic.svg&quot; width=&quot;22&quot; alt=&quot;network-idle-symbolic&quot;&gt;&lt;/a&gt;&amp;nbsp; &amp;nbsp; network-idle-symbolic&lt;br&gt;" calcext:value-type="string">
            <text:p>&lt;a href="#"&gt;&lt;img src="https://raw.githubusercontent.com/StorageB/icons/main/GNOME46Adwaita/light/network-idle-symbolic.svg" width="22" alt="network-idle-symbolic"&gt;&lt;/a&gt;&amp;nbsp; &amp;nbsp; network-idl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37] &amp; CHAR(34) &amp;   &#10;&quot; width=&quot; &amp; CHAR(34) &amp; &quot;22&quot; &amp; CHAR(34) &amp; &quot; alt=&quot; &amp; CHAR(34) &amp; [.B537] &amp; CHAR(34) &amp; &quot;&gt;&lt;/a&gt;&quot; &amp;  &#10;&quot;&amp;nbsp; &amp;nbsp; &quot; &amp; [.B537] &amp; &quot;&lt;br&gt;&quot;" office:value-type="string" office:string-value="&lt;a href=&quot;#&quot;&gt;&lt;img src=&quot;https://raw.githubusercontent.com/StorageB/icons/main/GNOME46Adwaita/dark/network-idle-symbolic.svg&quot; width=&quot;22&quot; alt=&quot;network-idle-symbolic&quot;&gt;&lt;/a&gt;&amp;nbsp; &amp;nbsp; network-idle-symbolic&lt;br&gt;" calcext:value-type="string">
            <text:p>&lt;a href="#"&gt;&lt;img src="https://raw.githubusercontent.com/StorageB/icons/main/GNOME46Adwaita/dark/network-idle-symbolic.svg" width="22" alt="network-idle-symbolic"&gt;&lt;/a&gt;&amp;nbsp; &amp;nbsp; network-idl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no-route-symbolic.svg</text:p>
          </table:table-cell>
          <table:table-cell office:value-type="string" calcext:value-type="string">
            <text:p>network-no-rout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3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38] &amp; CHAR(34) &amp; &quot;&gt;&quot; &amp; &#10;&quot;&lt;img alt=&quot; &amp; CHAR(34) &amp; [.B53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8] &amp; &quot;&lt;br&gt;&quot;" office:value-type="string" office:string-value="&lt;picture&gt;&lt;source media=&quot;(prefers-color-scheme: dark)&quot; srcset=&quot;https://github.com/StorageB/icons/blob/main/GNOME48Adwaita/light/network-no-route-symbolic.svg&quot;&gt;&lt;source media=&quot;(prefers-color-scheme: light)&quot; srcset=&quot;https://github.com/StorageB/icons/blob/main/GNOME48Adwaita/dark/network-no-route-symbolic.svg&quot;&gt;&lt;img alt=&quot;network-no-route-symbolic&quot; src=&quot;https://user-images.githubusercontent.com/25423296/163456779-a8556205-d0a5-45e2-ac17-42d089e3c3f8.png&quot;&gt;&lt;/picture&gt; &amp;nbsp; &amp;nbsp;network-no-route-symbolic&lt;br&gt;" calcext:value-type="string">
            <text:p>&lt;picture&gt;&lt;source media="(prefers-color-scheme: dark)" srcset="https://github.com/StorageB/icons/blob/main/GNOME48Adwaita/light/network-no-route-symbolic.svg"&gt;&lt;source media="(prefers-color-scheme: light)" srcset="https://github.com/StorageB/icons/blob/main/GNOME48Adwaita/dark/network-no-route-symbolic.svg"&gt;&lt;img alt="network-no-route-symbolic" src="https://user-images.githubusercontent.com/25423296/163456779-a8556205-d0a5-45e2-ac17-42d089e3c3f8.png"&gt;&lt;/picture&gt; &amp;nbsp; &amp;nbsp;network-no-rout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38] &amp; CHAR(34) &amp;  &#10;&quot; width=&quot; &amp; CHAR(34) &amp; &quot;22&quot; &amp; CHAR(34) &amp; &quot; alt=&quot; &amp; CHAR(34) &amp; [.B538] &amp; CHAR(34) &amp; &quot;&gt;&lt;/a&gt;&quot; &amp; &#10;&quot;&amp;nbsp; &amp;nbsp; &quot; &amp; [.B538] &amp; &quot;&lt;br&gt;&quot;" office:value-type="string" office:string-value="&lt;a href=&quot;#&quot;&gt;&lt;img src=&quot;https://raw.githubusercontent.com/StorageB/icons/main/GNOME46Adwaita/light/network-no-route-symbolic.svg&quot; width=&quot;22&quot; alt=&quot;network-no-route-symbolic&quot;&gt;&lt;/a&gt;&amp;nbsp; &amp;nbsp; network-no-route-symbolic&lt;br&gt;" calcext:value-type="string">
            <text:p>&lt;a href="#"&gt;&lt;img src="https://raw.githubusercontent.com/StorageB/icons/main/GNOME46Adwaita/light/network-no-route-symbolic.svg" width="22" alt="network-no-route-symbolic"&gt;&lt;/a&gt;&amp;nbsp; &amp;nbsp; network-no-rout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38] &amp; CHAR(34) &amp;   &#10;&quot; width=&quot; &amp; CHAR(34) &amp; &quot;22&quot; &amp; CHAR(34) &amp; &quot; alt=&quot; &amp; CHAR(34) &amp; [.B538] &amp; CHAR(34) &amp; &quot;&gt;&lt;/a&gt;&quot; &amp;  &#10;&quot;&amp;nbsp; &amp;nbsp; &quot; &amp; [.B538] &amp; &quot;&lt;br&gt;&quot;" office:value-type="string" office:string-value="&lt;a href=&quot;#&quot;&gt;&lt;img src=&quot;https://raw.githubusercontent.com/StorageB/icons/main/GNOME46Adwaita/dark/network-no-route-symbolic.svg&quot; width=&quot;22&quot; alt=&quot;network-no-route-symbolic&quot;&gt;&lt;/a&gt;&amp;nbsp; &amp;nbsp; network-no-route-symbolic&lt;br&gt;" calcext:value-type="string">
            <text:p>&lt;a href="#"&gt;&lt;img src="https://raw.githubusercontent.com/StorageB/icons/main/GNOME46Adwaita/dark/network-no-route-symbolic.svg" width="22" alt="network-no-route-symbolic"&gt;&lt;/a&gt;&amp;nbsp; &amp;nbsp; network-no-rout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offline-symbolic.svg</text:p>
          </table:table-cell>
          <table:table-cell office:value-type="string" calcext:value-type="string">
            <text:p>network-offlin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3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39] &amp; CHAR(34) &amp; &quot;&gt;&quot; &amp; &#10;&quot;&lt;img alt=&quot; &amp; CHAR(34) &amp; [.B53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9] &amp; &quot;&lt;br&gt;&quot;" office:value-type="string" office:string-value="&lt;picture&gt;&lt;source media=&quot;(prefers-color-scheme: dark)&quot; srcset=&quot;https://github.com/StorageB/icons/blob/main/GNOME48Adwaita/light/network-offline-symbolic.svg&quot;&gt;&lt;source media=&quot;(prefers-color-scheme: light)&quot; srcset=&quot;https://github.com/StorageB/icons/blob/main/GNOME48Adwaita/dark/network-offline-symbolic.svg&quot;&gt;&lt;img alt=&quot;network-offline-symbolic&quot; src=&quot;https://user-images.githubusercontent.com/25423296/163456779-a8556205-d0a5-45e2-ac17-42d089e3c3f8.png&quot;&gt;&lt;/picture&gt; &amp;nbsp; &amp;nbsp;network-offline-symbolic&lt;br&gt;" calcext:value-type="string">
            <text:p>&lt;picture&gt;&lt;source media="(prefers-color-scheme: dark)" srcset="https://github.com/StorageB/icons/blob/main/GNOME48Adwaita/light/network-offline-symbolic.svg"&gt;&lt;source media="(prefers-color-scheme: light)" srcset="https://github.com/StorageB/icons/blob/main/GNOME48Adwaita/dark/network-offline-symbolic.svg"&gt;&lt;img alt="network-offline-symbolic" src="https://user-images.githubusercontent.com/25423296/163456779-a8556205-d0a5-45e2-ac17-42d089e3c3f8.png"&gt;&lt;/picture&gt; &amp;nbsp; &amp;nbsp;network-offlin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39] &amp; CHAR(34) &amp;  &#10;&quot; width=&quot; &amp; CHAR(34) &amp; &quot;22&quot; &amp; CHAR(34) &amp; &quot; alt=&quot; &amp; CHAR(34) &amp; [.B539] &amp; CHAR(34) &amp; &quot;&gt;&lt;/a&gt;&quot; &amp; &#10;&quot;&amp;nbsp; &amp;nbsp; &quot; &amp; [.B539] &amp; &quot;&lt;br&gt;&quot;" office:value-type="string" office:string-value="&lt;a href=&quot;#&quot;&gt;&lt;img src=&quot;https://raw.githubusercontent.com/StorageB/icons/main/GNOME46Adwaita/light/network-offline-symbolic.svg&quot; width=&quot;22&quot; alt=&quot;network-offline-symbolic&quot;&gt;&lt;/a&gt;&amp;nbsp; &amp;nbsp; network-offline-symbolic&lt;br&gt;" calcext:value-type="string">
            <text:p>&lt;a href="#"&gt;&lt;img src="https://raw.githubusercontent.com/StorageB/icons/main/GNOME46Adwaita/light/network-offline-symbolic.svg" width="22" alt="network-offline-symbolic"&gt;&lt;/a&gt;&amp;nbsp; &amp;nbsp; network-offlin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39] &amp; CHAR(34) &amp;   &#10;&quot; width=&quot; &amp; CHAR(34) &amp; &quot;22&quot; &amp; CHAR(34) &amp; &quot; alt=&quot; &amp; CHAR(34) &amp; [.B539] &amp; CHAR(34) &amp; &quot;&gt;&lt;/a&gt;&quot; &amp;  &#10;&quot;&amp;nbsp; &amp;nbsp; &quot; &amp; [.B539] &amp; &quot;&lt;br&gt;&quot;" office:value-type="string" office:string-value="&lt;a href=&quot;#&quot;&gt;&lt;img src=&quot;https://raw.githubusercontent.com/StorageB/icons/main/GNOME46Adwaita/dark/network-offline-symbolic.svg&quot; width=&quot;22&quot; alt=&quot;network-offline-symbolic&quot;&gt;&lt;/a&gt;&amp;nbsp; &amp;nbsp; network-offline-symbolic&lt;br&gt;" calcext:value-type="string">
            <text:p>&lt;a href="#"&gt;&lt;img src="https://raw.githubusercontent.com/StorageB/icons/main/GNOME46Adwaita/dark/network-offline-symbolic.svg" width="22" alt="network-offline-symbolic"&gt;&lt;/a&gt;&amp;nbsp; &amp;nbsp; network-offlin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receive-symbolic-rtl.svg</text:p>
          </table:table-cell>
          <table:table-cell office:value-type="string" calcext:value-type="string">
            <text:p>network-receive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4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40] &amp; CHAR(34) &amp; &quot;&gt;&quot; &amp; &#10;&quot;&lt;img alt=&quot; &amp; CHAR(34) &amp; [.B54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0] &amp; &quot;&lt;br&gt;&quot;" office:value-type="string" office:string-value="&lt;picture&gt;&lt;source media=&quot;(prefers-color-scheme: dark)&quot; srcset=&quot;https://github.com/StorageB/icons/blob/main/GNOME48Adwaita/light/network-receive-symbolic-rtl.svg&quot;&gt;&lt;source media=&quot;(prefers-color-scheme: light)&quot; srcset=&quot;https://github.com/StorageB/icons/blob/main/GNOME48Adwaita/dark/network-receive-symbolic-rtl.svg&quot;&gt;&lt;img alt=&quot;network-receive-symbolic-rtl&quot; src=&quot;https://user-images.githubusercontent.com/25423296/163456779-a8556205-d0a5-45e2-ac17-42d089e3c3f8.png&quot;&gt;&lt;/picture&gt; &amp;nbsp; &amp;nbsp;network-receive-symbolic-rtl&lt;br&gt;" calcext:value-type="string">
            <text:p>&lt;picture&gt;&lt;source media="(prefers-color-scheme: dark)" srcset="https://github.com/StorageB/icons/blob/main/GNOME48Adwaita/light/network-receive-symbolic-rtl.svg"&gt;&lt;source media="(prefers-color-scheme: light)" srcset="https://github.com/StorageB/icons/blob/main/GNOME48Adwaita/dark/network-receive-symbolic-rtl.svg"&gt;&lt;img alt="network-receive-symbolic-rtl" src="https://user-images.githubusercontent.com/25423296/163456779-a8556205-d0a5-45e2-ac17-42d089e3c3f8.png"&gt;&lt;/picture&gt; &amp;nbsp; &amp;nbsp;network-receive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40] &amp; CHAR(34) &amp;  &#10;&quot; width=&quot; &amp; CHAR(34) &amp; &quot;22&quot; &amp; CHAR(34) &amp; &quot; alt=&quot; &amp; CHAR(34) &amp; [.B540] &amp; CHAR(34) &amp; &quot;&gt;&lt;/a&gt;&quot; &amp; &#10;&quot;&amp;nbsp; &amp;nbsp; &quot; &amp; [.B540] &amp; &quot;&lt;br&gt;&quot;" office:value-type="string" office:string-value="&lt;a href=&quot;#&quot;&gt;&lt;img src=&quot;https://raw.githubusercontent.com/StorageB/icons/main/GNOME46Adwaita/light/network-receive-symbolic-rtl.svg&quot; width=&quot;22&quot; alt=&quot;network-receive-symbolic-rtl&quot;&gt;&lt;/a&gt;&amp;nbsp; &amp;nbsp; network-receive-symbolic-rtl&lt;br&gt;" calcext:value-type="string">
            <text:p>&lt;a href="#"&gt;&lt;img src="https://raw.githubusercontent.com/StorageB/icons/main/GNOME46Adwaita/light/network-receive-symbolic-rtl.svg" width="22" alt="network-receive-symbolic-rtl"&gt;&lt;/a&gt;&amp;nbsp; &amp;nbsp; network-receive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40] &amp; CHAR(34) &amp;   &#10;&quot; width=&quot; &amp; CHAR(34) &amp; &quot;22&quot; &amp; CHAR(34) &amp; &quot; alt=&quot; &amp; CHAR(34) &amp; [.B540] &amp; CHAR(34) &amp; &quot;&gt;&lt;/a&gt;&quot; &amp;  &#10;&quot;&amp;nbsp; &amp;nbsp; &quot; &amp; [.B540] &amp; &quot;&lt;br&gt;&quot;" office:value-type="string" office:string-value="&lt;a href=&quot;#&quot;&gt;&lt;img src=&quot;https://raw.githubusercontent.com/StorageB/icons/main/GNOME46Adwaita/dark/network-receive-symbolic-rtl.svg&quot; width=&quot;22&quot; alt=&quot;network-receive-symbolic-rtl&quot;&gt;&lt;/a&gt;&amp;nbsp; &amp;nbsp; network-receive-symbolic-rtl&lt;br&gt;" calcext:value-type="string">
            <text:p>&lt;a href="#"&gt;&lt;img src="https://raw.githubusercontent.com/StorageB/icons/main/GNOME46Adwaita/dark/network-receive-symbolic-rtl.svg" width="22" alt="network-receive-symbolic-rtl"&gt;&lt;/a&gt;&amp;nbsp; &amp;nbsp; network-receive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receive-symbolic.svg</text:p>
          </table:table-cell>
          <table:table-cell office:value-type="string" calcext:value-type="string">
            <text:p>network-receiv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4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41] &amp; CHAR(34) &amp; &quot;&gt;&quot; &amp; &#10;&quot;&lt;img alt=&quot; &amp; CHAR(34) &amp; [.B54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1] &amp; &quot;&lt;br&gt;&quot;" office:value-type="string" office:string-value="&lt;picture&gt;&lt;source media=&quot;(prefers-color-scheme: dark)&quot; srcset=&quot;https://github.com/StorageB/icons/blob/main/GNOME48Adwaita/light/network-receive-symbolic.svg&quot;&gt;&lt;source media=&quot;(prefers-color-scheme: light)&quot; srcset=&quot;https://github.com/StorageB/icons/blob/main/GNOME48Adwaita/dark/network-receive-symbolic.svg&quot;&gt;&lt;img alt=&quot;network-receive-symbolic&quot; src=&quot;https://user-images.githubusercontent.com/25423296/163456779-a8556205-d0a5-45e2-ac17-42d089e3c3f8.png&quot;&gt;&lt;/picture&gt; &amp;nbsp; &amp;nbsp;network-receive-symbolic&lt;br&gt;" calcext:value-type="string">
            <text:p>&lt;picture&gt;&lt;source media="(prefers-color-scheme: dark)" srcset="https://github.com/StorageB/icons/blob/main/GNOME48Adwaita/light/network-receive-symbolic.svg"&gt;&lt;source media="(prefers-color-scheme: light)" srcset="https://github.com/StorageB/icons/blob/main/GNOME48Adwaita/dark/network-receive-symbolic.svg"&gt;&lt;img alt="network-receive-symbolic" src="https://user-images.githubusercontent.com/25423296/163456779-a8556205-d0a5-45e2-ac17-42d089e3c3f8.png"&gt;&lt;/picture&gt; &amp;nbsp; &amp;nbsp;network-receiv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41] &amp; CHAR(34) &amp;  &#10;&quot; width=&quot; &amp; CHAR(34) &amp; &quot;22&quot; &amp; CHAR(34) &amp; &quot; alt=&quot; &amp; CHAR(34) &amp; [.B541] &amp; CHAR(34) &amp; &quot;&gt;&lt;/a&gt;&quot; &amp; &#10;&quot;&amp;nbsp; &amp;nbsp; &quot; &amp; [.B541] &amp; &quot;&lt;br&gt;&quot;" office:value-type="string" office:string-value="&lt;a href=&quot;#&quot;&gt;&lt;img src=&quot;https://raw.githubusercontent.com/StorageB/icons/main/GNOME46Adwaita/light/network-receive-symbolic.svg&quot; width=&quot;22&quot; alt=&quot;network-receive-symbolic&quot;&gt;&lt;/a&gt;&amp;nbsp; &amp;nbsp; network-receive-symbolic&lt;br&gt;" calcext:value-type="string">
            <text:p>&lt;a href="#"&gt;&lt;img src="https://raw.githubusercontent.com/StorageB/icons/main/GNOME46Adwaita/light/network-receive-symbolic.svg" width="22" alt="network-receive-symbolic"&gt;&lt;/a&gt;&amp;nbsp; &amp;nbsp; network-receiv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41] &amp; CHAR(34) &amp;   &#10;&quot; width=&quot; &amp; CHAR(34) &amp; &quot;22&quot; &amp; CHAR(34) &amp; &quot; alt=&quot; &amp; CHAR(34) &amp; [.B541] &amp; CHAR(34) &amp; &quot;&gt;&lt;/a&gt;&quot; &amp;  &#10;&quot;&amp;nbsp; &amp;nbsp; &quot; &amp; [.B541] &amp; &quot;&lt;br&gt;&quot;" office:value-type="string" office:string-value="&lt;a href=&quot;#&quot;&gt;&lt;img src=&quot;https://raw.githubusercontent.com/StorageB/icons/main/GNOME46Adwaita/dark/network-receive-symbolic.svg&quot; width=&quot;22&quot; alt=&quot;network-receive-symbolic&quot;&gt;&lt;/a&gt;&amp;nbsp; &amp;nbsp; network-receive-symbolic&lt;br&gt;" calcext:value-type="string">
            <text:p>&lt;a href="#"&gt;&lt;img src="https://raw.githubusercontent.com/StorageB/icons/main/GNOME46Adwaita/dark/network-receive-symbolic.svg" width="22" alt="network-receive-symbolic"&gt;&lt;/a&gt;&amp;nbsp; &amp;nbsp; network-receiv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transmit-receive-symbolic.svg</text:p>
          </table:table-cell>
          <table:table-cell office:value-type="string" calcext:value-type="string">
            <text:p>network-transmit-receiv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4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42] &amp; CHAR(34) &amp; &quot;&gt;&quot; &amp; &#10;&quot;&lt;img alt=&quot; &amp; CHAR(34) &amp; [.B54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2] &amp; &quot;&lt;br&gt;&quot;" office:value-type="string" office:string-value="&lt;picture&gt;&lt;source media=&quot;(prefers-color-scheme: dark)&quot; srcset=&quot;https://github.com/StorageB/icons/blob/main/GNOME48Adwaita/light/network-transmit-receive-symbolic.svg&quot;&gt;&lt;source media=&quot;(prefers-color-scheme: light)&quot; srcset=&quot;https://github.com/StorageB/icons/blob/main/GNOME48Adwaita/dark/network-transmit-receive-symbolic.svg&quot;&gt;&lt;img alt=&quot;network-transmit-receive-symbolic&quot; src=&quot;https://user-images.githubusercontent.com/25423296/163456779-a8556205-d0a5-45e2-ac17-42d089e3c3f8.png&quot;&gt;&lt;/picture&gt; &amp;nbsp; &amp;nbsp;network-transmit-receive-symbolic&lt;br&gt;" calcext:value-type="string">
            <text:p>&lt;picture&gt;&lt;source media="(prefers-color-scheme: dark)" srcset="https://github.com/StorageB/icons/blob/main/GNOME48Adwaita/light/network-transmit-receive-symbolic.svg"&gt;&lt;source media="(prefers-color-scheme: light)" srcset="https://github.com/StorageB/icons/blob/main/GNOME48Adwaita/dark/network-transmit-receive-symbolic.svg"&gt;&lt;img alt="network-transmit-receive-symbolic" src="https://user-images.githubusercontent.com/25423296/163456779-a8556205-d0a5-45e2-ac17-42d089e3c3f8.png"&gt;&lt;/picture&gt; &amp;nbsp; &amp;nbsp;network-transmit-receiv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42] &amp; CHAR(34) &amp;  &#10;&quot; width=&quot; &amp; CHAR(34) &amp; &quot;22&quot; &amp; CHAR(34) &amp; &quot; alt=&quot; &amp; CHAR(34) &amp; [.B542] &amp; CHAR(34) &amp; &quot;&gt;&lt;/a&gt;&quot; &amp; &#10;&quot;&amp;nbsp; &amp;nbsp; &quot; &amp; [.B542] &amp; &quot;&lt;br&gt;&quot;" office:value-type="string" office:string-value="&lt;a href=&quot;#&quot;&gt;&lt;img src=&quot;https://raw.githubusercontent.com/StorageB/icons/main/GNOME46Adwaita/light/network-transmit-receive-symbolic.svg&quot; width=&quot;22&quot; alt=&quot;network-transmit-receive-symbolic&quot;&gt;&lt;/a&gt;&amp;nbsp; &amp;nbsp; network-transmit-receive-symbolic&lt;br&gt;" calcext:value-type="string">
            <text:p>&lt;a href="#"&gt;&lt;img src="https://raw.githubusercontent.com/StorageB/icons/main/GNOME46Adwaita/light/network-transmit-receive-symbolic.svg" width="22" alt="network-transmit-receive-symbolic"&gt;&lt;/a&gt;&amp;nbsp; &amp;nbsp; network-transmit-receiv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42] &amp; CHAR(34) &amp;   &#10;&quot; width=&quot; &amp; CHAR(34) &amp; &quot;22&quot; &amp; CHAR(34) &amp; &quot; alt=&quot; &amp; CHAR(34) &amp; [.B542] &amp; CHAR(34) &amp; &quot;&gt;&lt;/a&gt;&quot; &amp;  &#10;&quot;&amp;nbsp; &amp;nbsp; &quot; &amp; [.B542] &amp; &quot;&lt;br&gt;&quot;" office:value-type="string" office:string-value="&lt;a href=&quot;#&quot;&gt;&lt;img src=&quot;https://raw.githubusercontent.com/StorageB/icons/main/GNOME46Adwaita/dark/network-transmit-receive-symbolic.svg&quot; width=&quot;22&quot; alt=&quot;network-transmit-receive-symbolic&quot;&gt;&lt;/a&gt;&amp;nbsp; &amp;nbsp; network-transmit-receive-symbolic&lt;br&gt;" calcext:value-type="string">
            <text:p>&lt;a href="#"&gt;&lt;img src="https://raw.githubusercontent.com/StorageB/icons/main/GNOME46Adwaita/dark/network-transmit-receive-symbolic.svg" width="22" alt="network-transmit-receive-symbolic"&gt;&lt;/a&gt;&amp;nbsp; &amp;nbsp; network-transmit-receiv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transmit-symbolic-rtl.svg</text:p>
          </table:table-cell>
          <table:table-cell office:value-type="string" calcext:value-type="string">
            <text:p>network-transmi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4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43] &amp; CHAR(34) &amp; &quot;&gt;&quot; &amp; &#10;&quot;&lt;img alt=&quot; &amp; CHAR(34) &amp; [.B54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3] &amp; &quot;&lt;br&gt;&quot;" office:value-type="string" office:string-value="&lt;picture&gt;&lt;source media=&quot;(prefers-color-scheme: dark)&quot; srcset=&quot;https://github.com/StorageB/icons/blob/main/GNOME48Adwaita/light/network-transmit-symbolic-rtl.svg&quot;&gt;&lt;source media=&quot;(prefers-color-scheme: light)&quot; srcset=&quot;https://github.com/StorageB/icons/blob/main/GNOME48Adwaita/dark/network-transmit-symbolic-rtl.svg&quot;&gt;&lt;img alt=&quot;network-transmit-symbolic-rtl&quot; src=&quot;https://user-images.githubusercontent.com/25423296/163456779-a8556205-d0a5-45e2-ac17-42d089e3c3f8.png&quot;&gt;&lt;/picture&gt; &amp;nbsp; &amp;nbsp;network-transmit-symbolic-rtl&lt;br&gt;" calcext:value-type="string">
            <text:p>&lt;picture&gt;&lt;source media="(prefers-color-scheme: dark)" srcset="https://github.com/StorageB/icons/blob/main/GNOME48Adwaita/light/network-transmit-symbolic-rtl.svg"&gt;&lt;source media="(prefers-color-scheme: light)" srcset="https://github.com/StorageB/icons/blob/main/GNOME48Adwaita/dark/network-transmit-symbolic-rtl.svg"&gt;&lt;img alt="network-transmit-symbolic-rtl" src="https://user-images.githubusercontent.com/25423296/163456779-a8556205-d0a5-45e2-ac17-42d089e3c3f8.png"&gt;&lt;/picture&gt; &amp;nbsp; &amp;nbsp;network-transmit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43] &amp; CHAR(34) &amp;  &#10;&quot; width=&quot; &amp; CHAR(34) &amp; &quot;22&quot; &amp; CHAR(34) &amp; &quot; alt=&quot; &amp; CHAR(34) &amp; [.B543] &amp; CHAR(34) &amp; &quot;&gt;&lt;/a&gt;&quot; &amp; &#10;&quot;&amp;nbsp; &amp;nbsp; &quot; &amp; [.B543] &amp; &quot;&lt;br&gt;&quot;" office:value-type="string" office:string-value="&lt;a href=&quot;#&quot;&gt;&lt;img src=&quot;https://raw.githubusercontent.com/StorageB/icons/main/GNOME46Adwaita/light/network-transmit-symbolic-rtl.svg&quot; width=&quot;22&quot; alt=&quot;network-transmit-symbolic-rtl&quot;&gt;&lt;/a&gt;&amp;nbsp; &amp;nbsp; network-transmit-symbolic-rtl&lt;br&gt;" calcext:value-type="string">
            <text:p>&lt;a href="#"&gt;&lt;img src="https://raw.githubusercontent.com/StorageB/icons/main/GNOME46Adwaita/light/network-transmit-symbolic-rtl.svg" width="22" alt="network-transmit-symbolic-rtl"&gt;&lt;/a&gt;&amp;nbsp; &amp;nbsp; network-transmit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43] &amp; CHAR(34) &amp;   &#10;&quot; width=&quot; &amp; CHAR(34) &amp; &quot;22&quot; &amp; CHAR(34) &amp; &quot; alt=&quot; &amp; CHAR(34) &amp; [.B543] &amp; CHAR(34) &amp; &quot;&gt;&lt;/a&gt;&quot; &amp;  &#10;&quot;&amp;nbsp; &amp;nbsp; &quot; &amp; [.B543] &amp; &quot;&lt;br&gt;&quot;" office:value-type="string" office:string-value="&lt;a href=&quot;#&quot;&gt;&lt;img src=&quot;https://raw.githubusercontent.com/StorageB/icons/main/GNOME46Adwaita/dark/network-transmit-symbolic-rtl.svg&quot; width=&quot;22&quot; alt=&quot;network-transmit-symbolic-rtl&quot;&gt;&lt;/a&gt;&amp;nbsp; &amp;nbsp; network-transmit-symbolic-rtl&lt;br&gt;" calcext:value-type="string">
            <text:p>&lt;a href="#"&gt;&lt;img src="https://raw.githubusercontent.com/StorageB/icons/main/GNOME46Adwaita/dark/network-transmit-symbolic-rtl.svg" width="22" alt="network-transmit-symbolic-rtl"&gt;&lt;/a&gt;&amp;nbsp; &amp;nbsp; network-transmit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transmit-symbolic.svg</text:p>
          </table:table-cell>
          <table:table-cell office:value-type="string" calcext:value-type="string">
            <text:p>network-transmi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4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44] &amp; CHAR(34) &amp; &quot;&gt;&quot; &amp; &#10;&quot;&lt;img alt=&quot; &amp; CHAR(34) &amp; [.B54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4] &amp; &quot;&lt;br&gt;&quot;" office:value-type="string" office:string-value="&lt;picture&gt;&lt;source media=&quot;(prefers-color-scheme: dark)&quot; srcset=&quot;https://github.com/StorageB/icons/blob/main/GNOME48Adwaita/light/network-transmit-symbolic.svg&quot;&gt;&lt;source media=&quot;(prefers-color-scheme: light)&quot; srcset=&quot;https://github.com/StorageB/icons/blob/main/GNOME48Adwaita/dark/network-transmit-symbolic.svg&quot;&gt;&lt;img alt=&quot;network-transmit-symbolic&quot; src=&quot;https://user-images.githubusercontent.com/25423296/163456779-a8556205-d0a5-45e2-ac17-42d089e3c3f8.png&quot;&gt;&lt;/picture&gt; &amp;nbsp; &amp;nbsp;network-transmit-symbolic&lt;br&gt;" calcext:value-type="string">
            <text:p>&lt;picture&gt;&lt;source media="(prefers-color-scheme: dark)" srcset="https://github.com/StorageB/icons/blob/main/GNOME48Adwaita/light/network-transmit-symbolic.svg"&gt;&lt;source media="(prefers-color-scheme: light)" srcset="https://github.com/StorageB/icons/blob/main/GNOME48Adwaita/dark/network-transmit-symbolic.svg"&gt;&lt;img alt="network-transmit-symbolic" src="https://user-images.githubusercontent.com/25423296/163456779-a8556205-d0a5-45e2-ac17-42d089e3c3f8.png"&gt;&lt;/picture&gt; &amp;nbsp; &amp;nbsp;network-transmi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44] &amp; CHAR(34) &amp;  &#10;&quot; width=&quot; &amp; CHAR(34) &amp; &quot;22&quot; &amp; CHAR(34) &amp; &quot; alt=&quot; &amp; CHAR(34) &amp; [.B544] &amp; CHAR(34) &amp; &quot;&gt;&lt;/a&gt;&quot; &amp; &#10;&quot;&amp;nbsp; &amp;nbsp; &quot; &amp; [.B544] &amp; &quot;&lt;br&gt;&quot;" office:value-type="string" office:string-value="&lt;a href=&quot;#&quot;&gt;&lt;img src=&quot;https://raw.githubusercontent.com/StorageB/icons/main/GNOME46Adwaita/light/network-transmit-symbolic.svg&quot; width=&quot;22&quot; alt=&quot;network-transmit-symbolic&quot;&gt;&lt;/a&gt;&amp;nbsp; &amp;nbsp; network-transmit-symbolic&lt;br&gt;" calcext:value-type="string">
            <text:p>&lt;a href="#"&gt;&lt;img src="https://raw.githubusercontent.com/StorageB/icons/main/GNOME46Adwaita/light/network-transmit-symbolic.svg" width="22" alt="network-transmit-symbolic"&gt;&lt;/a&gt;&amp;nbsp; &amp;nbsp; network-transmi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44] &amp; CHAR(34) &amp;   &#10;&quot; width=&quot; &amp; CHAR(34) &amp; &quot;22&quot; &amp; CHAR(34) &amp; &quot; alt=&quot; &amp; CHAR(34) &amp; [.B544] &amp; CHAR(34) &amp; &quot;&gt;&lt;/a&gt;&quot; &amp;  &#10;&quot;&amp;nbsp; &amp;nbsp; &quot; &amp; [.B544] &amp; &quot;&lt;br&gt;&quot;" office:value-type="string" office:string-value="&lt;a href=&quot;#&quot;&gt;&lt;img src=&quot;https://raw.githubusercontent.com/StorageB/icons/main/GNOME46Adwaita/dark/network-transmit-symbolic.svg&quot; width=&quot;22&quot; alt=&quot;network-transmit-symbolic&quot;&gt;&lt;/a&gt;&amp;nbsp; &amp;nbsp; network-transmit-symbolic&lt;br&gt;" calcext:value-type="string">
            <text:p>&lt;a href="#"&gt;&lt;img src="https://raw.githubusercontent.com/StorageB/icons/main/GNOME46Adwaita/dark/network-transmit-symbolic.svg" width="22" alt="network-transmit-symbolic"&gt;&lt;/a&gt;&amp;nbsp; &amp;nbsp; network-transmi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vpn-acquiring-symbolic.svg</text:p>
          </table:table-cell>
          <table:table-cell office:value-type="string" calcext:value-type="string">
            <text:p>network-vpn-acquir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4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45] &amp; CHAR(34) &amp; &quot;&gt;&quot; &amp; &#10;&quot;&lt;img alt=&quot; &amp; CHAR(34) &amp; [.B54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5] &amp; &quot;&lt;br&gt;&quot;" office:value-type="string" office:string-value="&lt;picture&gt;&lt;source media=&quot;(prefers-color-scheme: dark)&quot; srcset=&quot;https://github.com/StorageB/icons/blob/main/GNOME48Adwaita/light/network-vpn-acquiring-symbolic.svg&quot;&gt;&lt;source media=&quot;(prefers-color-scheme: light)&quot; srcset=&quot;https://github.com/StorageB/icons/blob/main/GNOME48Adwaita/dark/network-vpn-acquiring-symbolic.svg&quot;&gt;&lt;img alt=&quot;network-vpn-acquiring-symbolic&quot; src=&quot;https://user-images.githubusercontent.com/25423296/163456779-a8556205-d0a5-45e2-ac17-42d089e3c3f8.png&quot;&gt;&lt;/picture&gt; &amp;nbsp; &amp;nbsp;network-vpn-acquiring-symbolic&lt;br&gt;" calcext:value-type="string">
            <text:p>&lt;picture&gt;&lt;source media="(prefers-color-scheme: dark)" srcset="https://github.com/StorageB/icons/blob/main/GNOME48Adwaita/light/network-vpn-acquiring-symbolic.svg"&gt;&lt;source media="(prefers-color-scheme: light)" srcset="https://github.com/StorageB/icons/blob/main/GNOME48Adwaita/dark/network-vpn-acquiring-symbolic.svg"&gt;&lt;img alt="network-vpn-acquiring-symbolic" src="https://user-images.githubusercontent.com/25423296/163456779-a8556205-d0a5-45e2-ac17-42d089e3c3f8.png"&gt;&lt;/picture&gt; &amp;nbsp; &amp;nbsp;network-vpn-acquir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45] &amp; CHAR(34) &amp;  &#10;&quot; width=&quot; &amp; CHAR(34) &amp; &quot;22&quot; &amp; CHAR(34) &amp; &quot; alt=&quot; &amp; CHAR(34) &amp; [.B545] &amp; CHAR(34) &amp; &quot;&gt;&lt;/a&gt;&quot; &amp; &#10;&quot;&amp;nbsp; &amp;nbsp; &quot; &amp; [.B545] &amp; &quot;&lt;br&gt;&quot;" office:value-type="string" office:string-value="&lt;a href=&quot;#&quot;&gt;&lt;img src=&quot;https://raw.githubusercontent.com/StorageB/icons/main/GNOME46Adwaita/light/network-vpn-acquiring-symbolic.svg&quot; width=&quot;22&quot; alt=&quot;network-vpn-acquiring-symbolic&quot;&gt;&lt;/a&gt;&amp;nbsp; &amp;nbsp; network-vpn-acquiring-symbolic&lt;br&gt;" calcext:value-type="string">
            <text:p>&lt;a href="#"&gt;&lt;img src="https://raw.githubusercontent.com/StorageB/icons/main/GNOME46Adwaita/light/network-vpn-acquiring-symbolic.svg" width="22" alt="network-vpn-acquiring-symbolic"&gt;&lt;/a&gt;&amp;nbsp; &amp;nbsp; network-vpn-acquir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45] &amp; CHAR(34) &amp;   &#10;&quot; width=&quot; &amp; CHAR(34) &amp; &quot;22&quot; &amp; CHAR(34) &amp; &quot; alt=&quot; &amp; CHAR(34) &amp; [.B545] &amp; CHAR(34) &amp; &quot;&gt;&lt;/a&gt;&quot; &amp;  &#10;&quot;&amp;nbsp; &amp;nbsp; &quot; &amp; [.B545] &amp; &quot;&lt;br&gt;&quot;" office:value-type="string" office:string-value="&lt;a href=&quot;#&quot;&gt;&lt;img src=&quot;https://raw.githubusercontent.com/StorageB/icons/main/GNOME46Adwaita/dark/network-vpn-acquiring-symbolic.svg&quot; width=&quot;22&quot; alt=&quot;network-vpn-acquiring-symbolic&quot;&gt;&lt;/a&gt;&amp;nbsp; &amp;nbsp; network-vpn-acquiring-symbolic&lt;br&gt;" calcext:value-type="string">
            <text:p>&lt;a href="#"&gt;&lt;img src="https://raw.githubusercontent.com/StorageB/icons/main/GNOME46Adwaita/dark/network-vpn-acquiring-symbolic.svg" width="22" alt="network-vpn-acquiring-symbolic"&gt;&lt;/a&gt;&amp;nbsp; &amp;nbsp; network-vpn-acquir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vpn-disabled-symbolic.svg</text:p>
          </table:table-cell>
          <table:table-cell office:value-type="string" calcext:value-type="string">
            <text:p>network-vpn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4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46] &amp; CHAR(34) &amp; &quot;&gt;&quot; &amp; &#10;&quot;&lt;img alt=&quot; &amp; CHAR(34) &amp; [.B54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6] &amp; &quot;&lt;br&gt;&quot;" office:value-type="string" office:string-value="&lt;picture&gt;&lt;source media=&quot;(prefers-color-scheme: dark)&quot; srcset=&quot;https://github.com/StorageB/icons/blob/main/GNOME48Adwaita/light/network-vpn-disabled-symbolic.svg&quot;&gt;&lt;source media=&quot;(prefers-color-scheme: light)&quot; srcset=&quot;https://github.com/StorageB/icons/blob/main/GNOME48Adwaita/dark/network-vpn-disabled-symbolic.svg&quot;&gt;&lt;img alt=&quot;network-vpn-disabled-symbolic&quot; src=&quot;https://user-images.githubusercontent.com/25423296/163456779-a8556205-d0a5-45e2-ac17-42d089e3c3f8.png&quot;&gt;&lt;/picture&gt; &amp;nbsp; &amp;nbsp;network-vpn-disabled-symbolic&lt;br&gt;" calcext:value-type="string">
            <text:p>&lt;picture&gt;&lt;source media="(prefers-color-scheme: dark)" srcset="https://github.com/StorageB/icons/blob/main/GNOME48Adwaita/light/network-vpn-disabled-symbolic.svg"&gt;&lt;source media="(prefers-color-scheme: light)" srcset="https://github.com/StorageB/icons/blob/main/GNOME48Adwaita/dark/network-vpn-disabled-symbolic.svg"&gt;&lt;img alt="network-vpn-disabled-symbolic" src="https://user-images.githubusercontent.com/25423296/163456779-a8556205-d0a5-45e2-ac17-42d089e3c3f8.png"&gt;&lt;/picture&gt; &amp;nbsp; &amp;nbsp;network-vpn-disabl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46] &amp; CHAR(34) &amp;  &#10;&quot; width=&quot; &amp; CHAR(34) &amp; &quot;22&quot; &amp; CHAR(34) &amp; &quot; alt=&quot; &amp; CHAR(34) &amp; [.B546] &amp; CHAR(34) &amp; &quot;&gt;&lt;/a&gt;&quot; &amp; &#10;&quot;&amp;nbsp; &amp;nbsp; &quot; &amp; [.B546] &amp; &quot;&lt;br&gt;&quot;" office:value-type="string" office:string-value="&lt;a href=&quot;#&quot;&gt;&lt;img src=&quot;https://raw.githubusercontent.com/StorageB/icons/main/GNOME46Adwaita/light/network-vpn-disabled-symbolic.svg&quot; width=&quot;22&quot; alt=&quot;network-vpn-disabled-symbolic&quot;&gt;&lt;/a&gt;&amp;nbsp; &amp;nbsp; network-vpn-disabled-symbolic&lt;br&gt;" calcext:value-type="string">
            <text:p>&lt;a href="#"&gt;&lt;img src="https://raw.githubusercontent.com/StorageB/icons/main/GNOME46Adwaita/light/network-vpn-disabled-symbolic.svg" width="22" alt="network-vpn-disabled-symbolic"&gt;&lt;/a&gt;&amp;nbsp; &amp;nbsp; network-vpn-disabl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46] &amp; CHAR(34) &amp;   &#10;&quot; width=&quot; &amp; CHAR(34) &amp; &quot;22&quot; &amp; CHAR(34) &amp; &quot; alt=&quot; &amp; CHAR(34) &amp; [.B546] &amp; CHAR(34) &amp; &quot;&gt;&lt;/a&gt;&quot; &amp;  &#10;&quot;&amp;nbsp; &amp;nbsp; &quot; &amp; [.B546] &amp; &quot;&lt;br&gt;&quot;" office:value-type="string" office:string-value="&lt;a href=&quot;#&quot;&gt;&lt;img src=&quot;https://raw.githubusercontent.com/StorageB/icons/main/GNOME46Adwaita/dark/network-vpn-disabled-symbolic.svg&quot; width=&quot;22&quot; alt=&quot;network-vpn-disabled-symbolic&quot;&gt;&lt;/a&gt;&amp;nbsp; &amp;nbsp; network-vpn-disabled-symbolic&lt;br&gt;" calcext:value-type="string">
            <text:p>&lt;a href="#"&gt;&lt;img src="https://raw.githubusercontent.com/StorageB/icons/main/GNOME46Adwaita/dark/network-vpn-disabled-symbolic.svg" width="22" alt="network-vpn-disabled-symbolic"&gt;&lt;/a&gt;&amp;nbsp; &amp;nbsp; network-vpn-disabl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vpn-disconnected-symbolic.svg</text:p>
          </table:table-cell>
          <table:table-cell office:value-type="string" calcext:value-type="string">
            <text:p>network-vpn-disconnect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4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47] &amp; CHAR(34) &amp; &quot;&gt;&quot; &amp; &#10;&quot;&lt;img alt=&quot; &amp; CHAR(34) &amp; [.B54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7] &amp; &quot;&lt;br&gt;&quot;" office:value-type="string" office:string-value="&lt;picture&gt;&lt;source media=&quot;(prefers-color-scheme: dark)&quot; srcset=&quot;https://github.com/StorageB/icons/blob/main/GNOME48Adwaita/light/network-vpn-disconnected-symbolic.svg&quot;&gt;&lt;source media=&quot;(prefers-color-scheme: light)&quot; srcset=&quot;https://github.com/StorageB/icons/blob/main/GNOME48Adwaita/dark/network-vpn-disconnected-symbolic.svg&quot;&gt;&lt;img alt=&quot;network-vpn-disconnected-symbolic&quot; src=&quot;https://user-images.githubusercontent.com/25423296/163456779-a8556205-d0a5-45e2-ac17-42d089e3c3f8.png&quot;&gt;&lt;/picture&gt; &amp;nbsp; &amp;nbsp;network-vpn-disconnected-symbolic&lt;br&gt;" calcext:value-type="string">
            <text:p>&lt;picture&gt;&lt;source media="(prefers-color-scheme: dark)" srcset="https://github.com/StorageB/icons/blob/main/GNOME48Adwaita/light/network-vpn-disconnected-symbolic.svg"&gt;&lt;source media="(prefers-color-scheme: light)" srcset="https://github.com/StorageB/icons/blob/main/GNOME48Adwaita/dark/network-vpn-disconnected-symbolic.svg"&gt;&lt;img alt="network-vpn-disconnected-symbolic" src="https://user-images.githubusercontent.com/25423296/163456779-a8556205-d0a5-45e2-ac17-42d089e3c3f8.png"&gt;&lt;/picture&gt; &amp;nbsp; &amp;nbsp;network-vpn-disconnect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47] &amp; CHAR(34) &amp;  &#10;&quot; width=&quot; &amp; CHAR(34) &amp; &quot;22&quot; &amp; CHAR(34) &amp; &quot; alt=&quot; &amp; CHAR(34) &amp; [.B547] &amp; CHAR(34) &amp; &quot;&gt;&lt;/a&gt;&quot; &amp; &#10;&quot;&amp;nbsp; &amp;nbsp; &quot; &amp; [.B547] &amp; &quot;&lt;br&gt;&quot;" office:value-type="string" office:string-value="&lt;a href=&quot;#&quot;&gt;&lt;img src=&quot;https://raw.githubusercontent.com/StorageB/icons/main/GNOME46Adwaita/light/network-vpn-disconnected-symbolic.svg&quot; width=&quot;22&quot; alt=&quot;network-vpn-disconnected-symbolic&quot;&gt;&lt;/a&gt;&amp;nbsp; &amp;nbsp; network-vpn-disconnected-symbolic&lt;br&gt;" calcext:value-type="string">
            <text:p>&lt;a href="#"&gt;&lt;img src="https://raw.githubusercontent.com/StorageB/icons/main/GNOME46Adwaita/light/network-vpn-disconnected-symbolic.svg" width="22" alt="network-vpn-disconnected-symbolic"&gt;&lt;/a&gt;&amp;nbsp; &amp;nbsp; network-vpn-disconnect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47] &amp; CHAR(34) &amp;   &#10;&quot; width=&quot; &amp; CHAR(34) &amp; &quot;22&quot; &amp; CHAR(34) &amp; &quot; alt=&quot; &amp; CHAR(34) &amp; [.B547] &amp; CHAR(34) &amp; &quot;&gt;&lt;/a&gt;&quot; &amp;  &#10;&quot;&amp;nbsp; &amp;nbsp; &quot; &amp; [.B547] &amp; &quot;&lt;br&gt;&quot;" office:value-type="string" office:string-value="&lt;a href=&quot;#&quot;&gt;&lt;img src=&quot;https://raw.githubusercontent.com/StorageB/icons/main/GNOME46Adwaita/dark/network-vpn-disconnected-symbolic.svg&quot; width=&quot;22&quot; alt=&quot;network-vpn-disconnected-symbolic&quot;&gt;&lt;/a&gt;&amp;nbsp; &amp;nbsp; network-vpn-disconnected-symbolic&lt;br&gt;" calcext:value-type="string">
            <text:p>&lt;a href="#"&gt;&lt;img src="https://raw.githubusercontent.com/StorageB/icons/main/GNOME46Adwaita/dark/network-vpn-disconnected-symbolic.svg" width="22" alt="network-vpn-disconnected-symbolic"&gt;&lt;/a&gt;&amp;nbsp; &amp;nbsp; network-vpn-disconnect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vpn-no-route-symbolic.svg</text:p>
          </table:table-cell>
          <table:table-cell office:value-type="string" calcext:value-type="string">
            <text:p>network-vpn-no-rout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4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48] &amp; CHAR(34) &amp; &quot;&gt;&quot; &amp; &#10;&quot;&lt;img alt=&quot; &amp; CHAR(34) &amp; [.B54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8] &amp; &quot;&lt;br&gt;&quot;" office:value-type="string" office:string-value="&lt;picture&gt;&lt;source media=&quot;(prefers-color-scheme: dark)&quot; srcset=&quot;https://github.com/StorageB/icons/blob/main/GNOME48Adwaita/light/network-vpn-no-route-symbolic.svg&quot;&gt;&lt;source media=&quot;(prefers-color-scheme: light)&quot; srcset=&quot;https://github.com/StorageB/icons/blob/main/GNOME48Adwaita/dark/network-vpn-no-route-symbolic.svg&quot;&gt;&lt;img alt=&quot;network-vpn-no-route-symbolic&quot; src=&quot;https://user-images.githubusercontent.com/25423296/163456779-a8556205-d0a5-45e2-ac17-42d089e3c3f8.png&quot;&gt;&lt;/picture&gt; &amp;nbsp; &amp;nbsp;network-vpn-no-route-symbolic&lt;br&gt;" calcext:value-type="string">
            <text:p>&lt;picture&gt;&lt;source media="(prefers-color-scheme: dark)" srcset="https://github.com/StorageB/icons/blob/main/GNOME48Adwaita/light/network-vpn-no-route-symbolic.svg"&gt;&lt;source media="(prefers-color-scheme: light)" srcset="https://github.com/StorageB/icons/blob/main/GNOME48Adwaita/dark/network-vpn-no-route-symbolic.svg"&gt;&lt;img alt="network-vpn-no-route-symbolic" src="https://user-images.githubusercontent.com/25423296/163456779-a8556205-d0a5-45e2-ac17-42d089e3c3f8.png"&gt;&lt;/picture&gt; &amp;nbsp; &amp;nbsp;network-vpn-no-rout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48] &amp; CHAR(34) &amp;  &#10;&quot; width=&quot; &amp; CHAR(34) &amp; &quot;22&quot; &amp; CHAR(34) &amp; &quot; alt=&quot; &amp; CHAR(34) &amp; [.B548] &amp; CHAR(34) &amp; &quot;&gt;&lt;/a&gt;&quot; &amp; &#10;&quot;&amp;nbsp; &amp;nbsp; &quot; &amp; [.B548] &amp; &quot;&lt;br&gt;&quot;" office:value-type="string" office:string-value="&lt;a href=&quot;#&quot;&gt;&lt;img src=&quot;https://raw.githubusercontent.com/StorageB/icons/main/GNOME46Adwaita/light/network-vpn-no-route-symbolic.svg&quot; width=&quot;22&quot; alt=&quot;network-vpn-no-route-symbolic&quot;&gt;&lt;/a&gt;&amp;nbsp; &amp;nbsp; network-vpn-no-route-symbolic&lt;br&gt;" calcext:value-type="string">
            <text:p>&lt;a href="#"&gt;&lt;img src="https://raw.githubusercontent.com/StorageB/icons/main/GNOME46Adwaita/light/network-vpn-no-route-symbolic.svg" width="22" alt="network-vpn-no-route-symbolic"&gt;&lt;/a&gt;&amp;nbsp; &amp;nbsp; network-vpn-no-rout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48] &amp; CHAR(34) &amp;   &#10;&quot; width=&quot; &amp; CHAR(34) &amp; &quot;22&quot; &amp; CHAR(34) &amp; &quot; alt=&quot; &amp; CHAR(34) &amp; [.B548] &amp; CHAR(34) &amp; &quot;&gt;&lt;/a&gt;&quot; &amp;  &#10;&quot;&amp;nbsp; &amp;nbsp; &quot; &amp; [.B548] &amp; &quot;&lt;br&gt;&quot;" office:value-type="string" office:string-value="&lt;a href=&quot;#&quot;&gt;&lt;img src=&quot;https://raw.githubusercontent.com/StorageB/icons/main/GNOME46Adwaita/dark/network-vpn-no-route-symbolic.svg&quot; width=&quot;22&quot; alt=&quot;network-vpn-no-route-symbolic&quot;&gt;&lt;/a&gt;&amp;nbsp; &amp;nbsp; network-vpn-no-route-symbolic&lt;br&gt;" calcext:value-type="string">
            <text:p>&lt;a href="#"&gt;&lt;img src="https://raw.githubusercontent.com/StorageB/icons/main/GNOME46Adwaita/dark/network-vpn-no-route-symbolic.svg" width="22" alt="network-vpn-no-route-symbolic"&gt;&lt;/a&gt;&amp;nbsp; &amp;nbsp; network-vpn-no-rout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vpn-symbolic.svg</text:p>
          </table:table-cell>
          <table:table-cell office:value-type="string" calcext:value-type="string">
            <text:p>network-vp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4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49] &amp; CHAR(34) &amp; &quot;&gt;&quot; &amp; &#10;&quot;&lt;img alt=&quot; &amp; CHAR(34) &amp; [.B54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9] &amp; &quot;&lt;br&gt;&quot;" office:value-type="string" office:string-value="&lt;picture&gt;&lt;source media=&quot;(prefers-color-scheme: dark)&quot; srcset=&quot;https://github.com/StorageB/icons/blob/main/GNOME48Adwaita/light/network-vpn-symbolic.svg&quot;&gt;&lt;source media=&quot;(prefers-color-scheme: light)&quot; srcset=&quot;https://github.com/StorageB/icons/blob/main/GNOME48Adwaita/dark/network-vpn-symbolic.svg&quot;&gt;&lt;img alt=&quot;network-vpn-symbolic&quot; src=&quot;https://user-images.githubusercontent.com/25423296/163456779-a8556205-d0a5-45e2-ac17-42d089e3c3f8.png&quot;&gt;&lt;/picture&gt; &amp;nbsp; &amp;nbsp;network-vpn-symbolic&lt;br&gt;" calcext:value-type="string">
            <text:p>&lt;picture&gt;&lt;source media="(prefers-color-scheme: dark)" srcset="https://github.com/StorageB/icons/blob/main/GNOME48Adwaita/light/network-vpn-symbolic.svg"&gt;&lt;source media="(prefers-color-scheme: light)" srcset="https://github.com/StorageB/icons/blob/main/GNOME48Adwaita/dark/network-vpn-symbolic.svg"&gt;&lt;img alt="network-vpn-symbolic" src="https://user-images.githubusercontent.com/25423296/163456779-a8556205-d0a5-45e2-ac17-42d089e3c3f8.png"&gt;&lt;/picture&gt; &amp;nbsp; &amp;nbsp;network-vpn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49] &amp; CHAR(34) &amp;  &#10;&quot; width=&quot; &amp; CHAR(34) &amp; &quot;22&quot; &amp; CHAR(34) &amp; &quot; alt=&quot; &amp; CHAR(34) &amp; [.B549] &amp; CHAR(34) &amp; &quot;&gt;&lt;/a&gt;&quot; &amp; &#10;&quot;&amp;nbsp; &amp;nbsp; &quot; &amp; [.B549] &amp; &quot;&lt;br&gt;&quot;" office:value-type="string" office:string-value="&lt;a href=&quot;#&quot;&gt;&lt;img src=&quot;https://raw.githubusercontent.com/StorageB/icons/main/GNOME46Adwaita/light/network-vpn-symbolic.svg&quot; width=&quot;22&quot; alt=&quot;network-vpn-symbolic&quot;&gt;&lt;/a&gt;&amp;nbsp; &amp;nbsp; network-vpn-symbolic&lt;br&gt;" calcext:value-type="string">
            <text:p>&lt;a href="#"&gt;&lt;img src="https://raw.githubusercontent.com/StorageB/icons/main/GNOME46Adwaita/light/network-vpn-symbolic.svg" width="22" alt="network-vpn-symbolic"&gt;&lt;/a&gt;&amp;nbsp; &amp;nbsp; network-vpn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49] &amp; CHAR(34) &amp;   &#10;&quot; width=&quot; &amp; CHAR(34) &amp; &quot;22&quot; &amp; CHAR(34) &amp; &quot; alt=&quot; &amp; CHAR(34) &amp; [.B549] &amp; CHAR(34) &amp; &quot;&gt;&lt;/a&gt;&quot; &amp;  &#10;&quot;&amp;nbsp; &amp;nbsp; &quot; &amp; [.B549] &amp; &quot;&lt;br&gt;&quot;" office:value-type="string" office:string-value="&lt;a href=&quot;#&quot;&gt;&lt;img src=&quot;https://raw.githubusercontent.com/StorageB/icons/main/GNOME46Adwaita/dark/network-vpn-symbolic.svg&quot; width=&quot;22&quot; alt=&quot;network-vpn-symbolic&quot;&gt;&lt;/a&gt;&amp;nbsp; &amp;nbsp; network-vpn-symbolic&lt;br&gt;" calcext:value-type="string">
            <text:p>&lt;a href="#"&gt;&lt;img src="https://raw.githubusercontent.com/StorageB/icons/main/GNOME46Adwaita/dark/network-vpn-symbolic.svg" width="22" alt="network-vpn-symbolic"&gt;&lt;/a&gt;&amp;nbsp; &amp;nbsp; network-vpn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wired-acquiring-symbolic.svg</text:p>
          </table:table-cell>
          <table:table-cell office:value-type="string" calcext:value-type="string">
            <text:p>network-wired-acquir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5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50] &amp; CHAR(34) &amp; &quot;&gt;&quot; &amp; &#10;&quot;&lt;img alt=&quot; &amp; CHAR(34) &amp; [.B55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0] &amp; &quot;&lt;br&gt;&quot;" office:value-type="string" office:string-value="&lt;picture&gt;&lt;source media=&quot;(prefers-color-scheme: dark)&quot; srcset=&quot;https://github.com/StorageB/icons/blob/main/GNOME48Adwaita/light/network-wired-acquiring-symbolic.svg&quot;&gt;&lt;source media=&quot;(prefers-color-scheme: light)&quot; srcset=&quot;https://github.com/StorageB/icons/blob/main/GNOME48Adwaita/dark/network-wired-acquiring-symbolic.svg&quot;&gt;&lt;img alt=&quot;network-wired-acquiring-symbolic&quot; src=&quot;https://user-images.githubusercontent.com/25423296/163456779-a8556205-d0a5-45e2-ac17-42d089e3c3f8.png&quot;&gt;&lt;/picture&gt; &amp;nbsp; &amp;nbsp;network-wired-acquiring-symbolic&lt;br&gt;" calcext:value-type="string">
            <text:p>&lt;picture&gt;&lt;source media="(prefers-color-scheme: dark)" srcset="https://github.com/StorageB/icons/blob/main/GNOME48Adwaita/light/network-wired-acquiring-symbolic.svg"&gt;&lt;source media="(prefers-color-scheme: light)" srcset="https://github.com/StorageB/icons/blob/main/GNOME48Adwaita/dark/network-wired-acquiring-symbolic.svg"&gt;&lt;img alt="network-wired-acquiring-symbolic" src="https://user-images.githubusercontent.com/25423296/163456779-a8556205-d0a5-45e2-ac17-42d089e3c3f8.png"&gt;&lt;/picture&gt; &amp;nbsp; &amp;nbsp;network-wired-acquir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50] &amp; CHAR(34) &amp;  &#10;&quot; width=&quot; &amp; CHAR(34) &amp; &quot;22&quot; &amp; CHAR(34) &amp; &quot; alt=&quot; &amp; CHAR(34) &amp; [.B550] &amp; CHAR(34) &amp; &quot;&gt;&lt;/a&gt;&quot; &amp; &#10;&quot;&amp;nbsp; &amp;nbsp; &quot; &amp; [.B550] &amp; &quot;&lt;br&gt;&quot;" office:value-type="string" office:string-value="&lt;a href=&quot;#&quot;&gt;&lt;img src=&quot;https://raw.githubusercontent.com/StorageB/icons/main/GNOME46Adwaita/light/network-wired-acquiring-symbolic.svg&quot; width=&quot;22&quot; alt=&quot;network-wired-acquiring-symbolic&quot;&gt;&lt;/a&gt;&amp;nbsp; &amp;nbsp; network-wired-acquiring-symbolic&lt;br&gt;" calcext:value-type="string">
            <text:p>&lt;a href="#"&gt;&lt;img src="https://raw.githubusercontent.com/StorageB/icons/main/GNOME46Adwaita/light/network-wired-acquiring-symbolic.svg" width="22" alt="network-wired-acquiring-symbolic"&gt;&lt;/a&gt;&amp;nbsp; &amp;nbsp; network-wired-acquir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50] &amp; CHAR(34) &amp;   &#10;&quot; width=&quot; &amp; CHAR(34) &amp; &quot;22&quot; &amp; CHAR(34) &amp; &quot; alt=&quot; &amp; CHAR(34) &amp; [.B550] &amp; CHAR(34) &amp; &quot;&gt;&lt;/a&gt;&quot; &amp;  &#10;&quot;&amp;nbsp; &amp;nbsp; &quot; &amp; [.B550] &amp; &quot;&lt;br&gt;&quot;" office:value-type="string" office:string-value="&lt;a href=&quot;#&quot;&gt;&lt;img src=&quot;https://raw.githubusercontent.com/StorageB/icons/main/GNOME46Adwaita/dark/network-wired-acquiring-symbolic.svg&quot; width=&quot;22&quot; alt=&quot;network-wired-acquiring-symbolic&quot;&gt;&lt;/a&gt;&amp;nbsp; &amp;nbsp; network-wired-acquiring-symbolic&lt;br&gt;" calcext:value-type="string">
            <text:p>&lt;a href="#"&gt;&lt;img src="https://raw.githubusercontent.com/StorageB/icons/main/GNOME46Adwaita/dark/network-wired-acquiring-symbolic.svg" width="22" alt="network-wired-acquiring-symbolic"&gt;&lt;/a&gt;&amp;nbsp; &amp;nbsp; network-wired-acquir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wired-disconnected-symbolic.svg</text:p>
          </table:table-cell>
          <table:table-cell office:value-type="string" calcext:value-type="string">
            <text:p>network-wired-disconnect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5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51] &amp; CHAR(34) &amp; &quot;&gt;&quot; &amp; &#10;&quot;&lt;img alt=&quot; &amp; CHAR(34) &amp; [.B55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1] &amp; &quot;&lt;br&gt;&quot;" office:value-type="string" office:string-value="&lt;picture&gt;&lt;source media=&quot;(prefers-color-scheme: dark)&quot; srcset=&quot;https://github.com/StorageB/icons/blob/main/GNOME48Adwaita/light/network-wired-disconnected-symbolic.svg&quot;&gt;&lt;source media=&quot;(prefers-color-scheme: light)&quot; srcset=&quot;https://github.com/StorageB/icons/blob/main/GNOME48Adwaita/dark/network-wired-disconnected-symbolic.svg&quot;&gt;&lt;img alt=&quot;network-wired-disconnected-symbolic&quot; src=&quot;https://user-images.githubusercontent.com/25423296/163456779-a8556205-d0a5-45e2-ac17-42d089e3c3f8.png&quot;&gt;&lt;/picture&gt; &amp;nbsp; &amp;nbsp;network-wired-disconnected-symbolic&lt;br&gt;" calcext:value-type="string">
            <text:p>&lt;picture&gt;&lt;source media="(prefers-color-scheme: dark)" srcset="https://github.com/StorageB/icons/blob/main/GNOME48Adwaita/light/network-wired-disconnected-symbolic.svg"&gt;&lt;source media="(prefers-color-scheme: light)" srcset="https://github.com/StorageB/icons/blob/main/GNOME48Adwaita/dark/network-wired-disconnected-symbolic.svg"&gt;&lt;img alt="network-wired-disconnected-symbolic" src="https://user-images.githubusercontent.com/25423296/163456779-a8556205-d0a5-45e2-ac17-42d089e3c3f8.png"&gt;&lt;/picture&gt; &amp;nbsp; &amp;nbsp;network-wired-disconnect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51] &amp; CHAR(34) &amp;  &#10;&quot; width=&quot; &amp; CHAR(34) &amp; &quot;22&quot; &amp; CHAR(34) &amp; &quot; alt=&quot; &amp; CHAR(34) &amp; [.B551] &amp; CHAR(34) &amp; &quot;&gt;&lt;/a&gt;&quot; &amp; &#10;&quot;&amp;nbsp; &amp;nbsp; &quot; &amp; [.B551] &amp; &quot;&lt;br&gt;&quot;" office:value-type="string" office:string-value="&lt;a href=&quot;#&quot;&gt;&lt;img src=&quot;https://raw.githubusercontent.com/StorageB/icons/main/GNOME46Adwaita/light/network-wired-disconnected-symbolic.svg&quot; width=&quot;22&quot; alt=&quot;network-wired-disconnected-symbolic&quot;&gt;&lt;/a&gt;&amp;nbsp; &amp;nbsp; network-wired-disconnected-symbolic&lt;br&gt;" calcext:value-type="string">
            <text:p>&lt;a href="#"&gt;&lt;img src="https://raw.githubusercontent.com/StorageB/icons/main/GNOME46Adwaita/light/network-wired-disconnected-symbolic.svg" width="22" alt="network-wired-disconnected-symbolic"&gt;&lt;/a&gt;&amp;nbsp; &amp;nbsp; network-wired-disconnect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51] &amp; CHAR(34) &amp;   &#10;&quot; width=&quot; &amp; CHAR(34) &amp; &quot;22&quot; &amp; CHAR(34) &amp; &quot; alt=&quot; &amp; CHAR(34) &amp; [.B551] &amp; CHAR(34) &amp; &quot;&gt;&lt;/a&gt;&quot; &amp;  &#10;&quot;&amp;nbsp; &amp;nbsp; &quot; &amp; [.B551] &amp; &quot;&lt;br&gt;&quot;" office:value-type="string" office:string-value="&lt;a href=&quot;#&quot;&gt;&lt;img src=&quot;https://raw.githubusercontent.com/StorageB/icons/main/GNOME46Adwaita/dark/network-wired-disconnected-symbolic.svg&quot; width=&quot;22&quot; alt=&quot;network-wired-disconnected-symbolic&quot;&gt;&lt;/a&gt;&amp;nbsp; &amp;nbsp; network-wired-disconnected-symbolic&lt;br&gt;" calcext:value-type="string">
            <text:p>&lt;a href="#"&gt;&lt;img src="https://raw.githubusercontent.com/StorageB/icons/main/GNOME46Adwaita/dark/network-wired-disconnected-symbolic.svg" width="22" alt="network-wired-disconnected-symbolic"&gt;&lt;/a&gt;&amp;nbsp; &amp;nbsp; network-wired-disconnect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wired-no-route-symbolic.svg</text:p>
          </table:table-cell>
          <table:table-cell office:value-type="string" calcext:value-type="string">
            <text:p>network-wired-no-rout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5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52] &amp; CHAR(34) &amp; &quot;&gt;&quot; &amp; &#10;&quot;&lt;img alt=&quot; &amp; CHAR(34) &amp; [.B55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2] &amp; &quot;&lt;br&gt;&quot;" office:value-type="string" office:string-value="&lt;picture&gt;&lt;source media=&quot;(prefers-color-scheme: dark)&quot; srcset=&quot;https://github.com/StorageB/icons/blob/main/GNOME48Adwaita/light/network-wired-no-route-symbolic.svg&quot;&gt;&lt;source media=&quot;(prefers-color-scheme: light)&quot; srcset=&quot;https://github.com/StorageB/icons/blob/main/GNOME48Adwaita/dark/network-wired-no-route-symbolic.svg&quot;&gt;&lt;img alt=&quot;network-wired-no-route-symbolic&quot; src=&quot;https://user-images.githubusercontent.com/25423296/163456779-a8556205-d0a5-45e2-ac17-42d089e3c3f8.png&quot;&gt;&lt;/picture&gt; &amp;nbsp; &amp;nbsp;network-wired-no-route-symbolic&lt;br&gt;" calcext:value-type="string">
            <text:p>&lt;picture&gt;&lt;source media="(prefers-color-scheme: dark)" srcset="https://github.com/StorageB/icons/blob/main/GNOME48Adwaita/light/network-wired-no-route-symbolic.svg"&gt;&lt;source media="(prefers-color-scheme: light)" srcset="https://github.com/StorageB/icons/blob/main/GNOME48Adwaita/dark/network-wired-no-route-symbolic.svg"&gt;&lt;img alt="network-wired-no-route-symbolic" src="https://user-images.githubusercontent.com/25423296/163456779-a8556205-d0a5-45e2-ac17-42d089e3c3f8.png"&gt;&lt;/picture&gt; &amp;nbsp; &amp;nbsp;network-wired-no-rout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52] &amp; CHAR(34) &amp;  &#10;&quot; width=&quot; &amp; CHAR(34) &amp; &quot;22&quot; &amp; CHAR(34) &amp; &quot; alt=&quot; &amp; CHAR(34) &amp; [.B552] &amp; CHAR(34) &amp; &quot;&gt;&lt;/a&gt;&quot; &amp; &#10;&quot;&amp;nbsp; &amp;nbsp; &quot; &amp; [.B552] &amp; &quot;&lt;br&gt;&quot;" office:value-type="string" office:string-value="&lt;a href=&quot;#&quot;&gt;&lt;img src=&quot;https://raw.githubusercontent.com/StorageB/icons/main/GNOME46Adwaita/light/network-wired-no-route-symbolic.svg&quot; width=&quot;22&quot; alt=&quot;network-wired-no-route-symbolic&quot;&gt;&lt;/a&gt;&amp;nbsp; &amp;nbsp; network-wired-no-route-symbolic&lt;br&gt;" calcext:value-type="string">
            <text:p>&lt;a href="#"&gt;&lt;img src="https://raw.githubusercontent.com/StorageB/icons/main/GNOME46Adwaita/light/network-wired-no-route-symbolic.svg" width="22" alt="network-wired-no-route-symbolic"&gt;&lt;/a&gt;&amp;nbsp; &amp;nbsp; network-wired-no-rout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52] &amp; CHAR(34) &amp;   &#10;&quot; width=&quot; &amp; CHAR(34) &amp; &quot;22&quot; &amp; CHAR(34) &amp; &quot; alt=&quot; &amp; CHAR(34) &amp; [.B552] &amp; CHAR(34) &amp; &quot;&gt;&lt;/a&gt;&quot; &amp;  &#10;&quot;&amp;nbsp; &amp;nbsp; &quot; &amp; [.B552] &amp; &quot;&lt;br&gt;&quot;" office:value-type="string" office:string-value="&lt;a href=&quot;#&quot;&gt;&lt;img src=&quot;https://raw.githubusercontent.com/StorageB/icons/main/GNOME46Adwaita/dark/network-wired-no-route-symbolic.svg&quot; width=&quot;22&quot; alt=&quot;network-wired-no-route-symbolic&quot;&gt;&lt;/a&gt;&amp;nbsp; &amp;nbsp; network-wired-no-route-symbolic&lt;br&gt;" calcext:value-type="string">
            <text:p>&lt;a href="#"&gt;&lt;img src="https://raw.githubusercontent.com/StorageB/icons/main/GNOME46Adwaita/dark/network-wired-no-route-symbolic.svg" width="22" alt="network-wired-no-route-symbolic"&gt;&lt;/a&gt;&amp;nbsp; &amp;nbsp; network-wired-no-rout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wireless-acquiring-symbolic.svg</text:p>
          </table:table-cell>
          <table:table-cell office:value-type="string" calcext:value-type="string">
            <text:p>network-wireless-acquir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5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53] &amp; CHAR(34) &amp; &quot;&gt;&quot; &amp; &#10;&quot;&lt;img alt=&quot; &amp; CHAR(34) &amp; [.B55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3] &amp; &quot;&lt;br&gt;&quot;" office:value-type="string" office:string-value="&lt;picture&gt;&lt;source media=&quot;(prefers-color-scheme: dark)&quot; srcset=&quot;https://github.com/StorageB/icons/blob/main/GNOME48Adwaita/light/network-wireless-acquiring-symbolic.svg&quot;&gt;&lt;source media=&quot;(prefers-color-scheme: light)&quot; srcset=&quot;https://github.com/StorageB/icons/blob/main/GNOME48Adwaita/dark/network-wireless-acquiring-symbolic.svg&quot;&gt;&lt;img alt=&quot;network-wireless-acquiring-symbolic&quot; src=&quot;https://user-images.githubusercontent.com/25423296/163456779-a8556205-d0a5-45e2-ac17-42d089e3c3f8.png&quot;&gt;&lt;/picture&gt; &amp;nbsp; &amp;nbsp;network-wireless-acquiring-symbolic&lt;br&gt;" calcext:value-type="string">
            <text:p>&lt;picture&gt;&lt;source media="(prefers-color-scheme: dark)" srcset="https://github.com/StorageB/icons/blob/main/GNOME48Adwaita/light/network-wireless-acquiring-symbolic.svg"&gt;&lt;source media="(prefers-color-scheme: light)" srcset="https://github.com/StorageB/icons/blob/main/GNOME48Adwaita/dark/network-wireless-acquiring-symbolic.svg"&gt;&lt;img alt="network-wireless-acquiring-symbolic" src="https://user-images.githubusercontent.com/25423296/163456779-a8556205-d0a5-45e2-ac17-42d089e3c3f8.png"&gt;&lt;/picture&gt; &amp;nbsp; &amp;nbsp;network-wireless-acquir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53] &amp; CHAR(34) &amp;  &#10;&quot; width=&quot; &amp; CHAR(34) &amp; &quot;22&quot; &amp; CHAR(34) &amp; &quot; alt=&quot; &amp; CHAR(34) &amp; [.B553] &amp; CHAR(34) &amp; &quot;&gt;&lt;/a&gt;&quot; &amp; &#10;&quot;&amp;nbsp; &amp;nbsp; &quot; &amp; [.B553] &amp; &quot;&lt;br&gt;&quot;" office:value-type="string" office:string-value="&lt;a href=&quot;#&quot;&gt;&lt;img src=&quot;https://raw.githubusercontent.com/StorageB/icons/main/GNOME46Adwaita/light/network-wireless-acquiring-symbolic.svg&quot; width=&quot;22&quot; alt=&quot;network-wireless-acquiring-symbolic&quot;&gt;&lt;/a&gt;&amp;nbsp; &amp;nbsp; network-wireless-acquiring-symbolic&lt;br&gt;" calcext:value-type="string">
            <text:p>&lt;a href="#"&gt;&lt;img src="https://raw.githubusercontent.com/StorageB/icons/main/GNOME46Adwaita/light/network-wireless-acquiring-symbolic.svg" width="22" alt="network-wireless-acquiring-symbolic"&gt;&lt;/a&gt;&amp;nbsp; &amp;nbsp; network-wireless-acquir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53] &amp; CHAR(34) &amp;   &#10;&quot; width=&quot; &amp; CHAR(34) &amp; &quot;22&quot; &amp; CHAR(34) &amp; &quot; alt=&quot; &amp; CHAR(34) &amp; [.B553] &amp; CHAR(34) &amp; &quot;&gt;&lt;/a&gt;&quot; &amp;  &#10;&quot;&amp;nbsp; &amp;nbsp; &quot; &amp; [.B553] &amp; &quot;&lt;br&gt;&quot;" office:value-type="string" office:string-value="&lt;a href=&quot;#&quot;&gt;&lt;img src=&quot;https://raw.githubusercontent.com/StorageB/icons/main/GNOME46Adwaita/dark/network-wireless-acquiring-symbolic.svg&quot; width=&quot;22&quot; alt=&quot;network-wireless-acquiring-symbolic&quot;&gt;&lt;/a&gt;&amp;nbsp; &amp;nbsp; network-wireless-acquiring-symbolic&lt;br&gt;" calcext:value-type="string">
            <text:p>&lt;a href="#"&gt;&lt;img src="https://raw.githubusercontent.com/StorageB/icons/main/GNOME46Adwaita/dark/network-wireless-acquiring-symbolic.svg" width="22" alt="network-wireless-acquiring-symbolic"&gt;&lt;/a&gt;&amp;nbsp; &amp;nbsp; network-wireless-acquir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wireless-connected-symbolic.svg</text:p>
          </table:table-cell>
          <table:table-cell office:value-type="string" calcext:value-type="string">
            <text:p>network-wireless-connect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5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54] &amp; CHAR(34) &amp; &quot;&gt;&quot; &amp; &#10;&quot;&lt;img alt=&quot; &amp; CHAR(34) &amp; [.B55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4] &amp; &quot;&lt;br&gt;&quot;" office:value-type="string" office:string-value="&lt;picture&gt;&lt;source media=&quot;(prefers-color-scheme: dark)&quot; srcset=&quot;https://github.com/StorageB/icons/blob/main/GNOME48Adwaita/light/network-wireless-connected-symbolic.svg&quot;&gt;&lt;source media=&quot;(prefers-color-scheme: light)&quot; srcset=&quot;https://github.com/StorageB/icons/blob/main/GNOME48Adwaita/dark/network-wireless-connected-symbolic.svg&quot;&gt;&lt;img alt=&quot;network-wireless-connected-symbolic&quot; src=&quot;https://user-images.githubusercontent.com/25423296/163456779-a8556205-d0a5-45e2-ac17-42d089e3c3f8.png&quot;&gt;&lt;/picture&gt; &amp;nbsp; &amp;nbsp;network-wireless-connected-symbolic&lt;br&gt;" calcext:value-type="string">
            <text:p>&lt;picture&gt;&lt;source media="(prefers-color-scheme: dark)" srcset="https://github.com/StorageB/icons/blob/main/GNOME48Adwaita/light/network-wireless-connected-symbolic.svg"&gt;&lt;source media="(prefers-color-scheme: light)" srcset="https://github.com/StorageB/icons/blob/main/GNOME48Adwaita/dark/network-wireless-connected-symbolic.svg"&gt;&lt;img alt="network-wireless-connected-symbolic" src="https://user-images.githubusercontent.com/25423296/163456779-a8556205-d0a5-45e2-ac17-42d089e3c3f8.png"&gt;&lt;/picture&gt; &amp;nbsp; &amp;nbsp;network-wireless-connect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54] &amp; CHAR(34) &amp;  &#10;&quot; width=&quot; &amp; CHAR(34) &amp; &quot;22&quot; &amp; CHAR(34) &amp; &quot; alt=&quot; &amp; CHAR(34) &amp; [.B554] &amp; CHAR(34) &amp; &quot;&gt;&lt;/a&gt;&quot; &amp; &#10;&quot;&amp;nbsp; &amp;nbsp; &quot; &amp; [.B554] &amp; &quot;&lt;br&gt;&quot;" office:value-type="string" office:string-value="&lt;a href=&quot;#&quot;&gt;&lt;img src=&quot;https://raw.githubusercontent.com/StorageB/icons/main/GNOME46Adwaita/light/network-wireless-connected-symbolic.svg&quot; width=&quot;22&quot; alt=&quot;network-wireless-connected-symbolic&quot;&gt;&lt;/a&gt;&amp;nbsp; &amp;nbsp; network-wireless-connected-symbolic&lt;br&gt;" calcext:value-type="string">
            <text:p>&lt;a href="#"&gt;&lt;img src="https://raw.githubusercontent.com/StorageB/icons/main/GNOME46Adwaita/light/network-wireless-connected-symbolic.svg" width="22" alt="network-wireless-connected-symbolic"&gt;&lt;/a&gt;&amp;nbsp; &amp;nbsp; network-wireless-connect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54] &amp; CHAR(34) &amp;   &#10;&quot; width=&quot; &amp; CHAR(34) &amp; &quot;22&quot; &amp; CHAR(34) &amp; &quot; alt=&quot; &amp; CHAR(34) &amp; [.B554] &amp; CHAR(34) &amp; &quot;&gt;&lt;/a&gt;&quot; &amp;  &#10;&quot;&amp;nbsp; &amp;nbsp; &quot; &amp; [.B554] &amp; &quot;&lt;br&gt;&quot;" office:value-type="string" office:string-value="&lt;a href=&quot;#&quot;&gt;&lt;img src=&quot;https://raw.githubusercontent.com/StorageB/icons/main/GNOME46Adwaita/dark/network-wireless-connected-symbolic.svg&quot; width=&quot;22&quot; alt=&quot;network-wireless-connected-symbolic&quot;&gt;&lt;/a&gt;&amp;nbsp; &amp;nbsp; network-wireless-connected-symbolic&lt;br&gt;" calcext:value-type="string">
            <text:p>&lt;a href="#"&gt;&lt;img src="https://raw.githubusercontent.com/StorageB/icons/main/GNOME46Adwaita/dark/network-wireless-connected-symbolic.svg" width="22" alt="network-wireless-connected-symbolic"&gt;&lt;/a&gt;&amp;nbsp; &amp;nbsp; network-wireless-connect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wireless-disabled-symbolic.svg</text:p>
          </table:table-cell>
          <table:table-cell office:value-type="string" calcext:value-type="string">
            <text:p>network-wireless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5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55] &amp; CHAR(34) &amp; &quot;&gt;&quot; &amp; &#10;&quot;&lt;img alt=&quot; &amp; CHAR(34) &amp; [.B55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5] &amp; &quot;&lt;br&gt;&quot;" office:value-type="string" office:string-value="&lt;picture&gt;&lt;source media=&quot;(prefers-color-scheme: dark)&quot; srcset=&quot;https://github.com/StorageB/icons/blob/main/GNOME48Adwaita/light/network-wireless-disabled-symbolic.svg&quot;&gt;&lt;source media=&quot;(prefers-color-scheme: light)&quot; srcset=&quot;https://github.com/StorageB/icons/blob/main/GNOME48Adwaita/dark/network-wireless-disabled-symbolic.svg&quot;&gt;&lt;img alt=&quot;network-wireless-disabled-symbolic&quot; src=&quot;https://user-images.githubusercontent.com/25423296/163456779-a8556205-d0a5-45e2-ac17-42d089e3c3f8.png&quot;&gt;&lt;/picture&gt; &amp;nbsp; &amp;nbsp;network-wireless-disabled-symbolic&lt;br&gt;" calcext:value-type="string">
            <text:p>&lt;picture&gt;&lt;source media="(prefers-color-scheme: dark)" srcset="https://github.com/StorageB/icons/blob/main/GNOME48Adwaita/light/network-wireless-disabled-symbolic.svg"&gt;&lt;source media="(prefers-color-scheme: light)" srcset="https://github.com/StorageB/icons/blob/main/GNOME48Adwaita/dark/network-wireless-disabled-symbolic.svg"&gt;&lt;img alt="network-wireless-disabled-symbolic" src="https://user-images.githubusercontent.com/25423296/163456779-a8556205-d0a5-45e2-ac17-42d089e3c3f8.png"&gt;&lt;/picture&gt; &amp;nbsp; &amp;nbsp;network-wireless-disabl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55] &amp; CHAR(34) &amp;  &#10;&quot; width=&quot; &amp; CHAR(34) &amp; &quot;22&quot; &amp; CHAR(34) &amp; &quot; alt=&quot; &amp; CHAR(34) &amp; [.B555] &amp; CHAR(34) &amp; &quot;&gt;&lt;/a&gt;&quot; &amp; &#10;&quot;&amp;nbsp; &amp;nbsp; &quot; &amp; [.B555] &amp; &quot;&lt;br&gt;&quot;" office:value-type="string" office:string-value="&lt;a href=&quot;#&quot;&gt;&lt;img src=&quot;https://raw.githubusercontent.com/StorageB/icons/main/GNOME46Adwaita/light/network-wireless-disabled-symbolic.svg&quot; width=&quot;22&quot; alt=&quot;network-wireless-disabled-symbolic&quot;&gt;&lt;/a&gt;&amp;nbsp; &amp;nbsp; network-wireless-disabled-symbolic&lt;br&gt;" calcext:value-type="string">
            <text:p>&lt;a href="#"&gt;&lt;img src="https://raw.githubusercontent.com/StorageB/icons/main/GNOME46Adwaita/light/network-wireless-disabled-symbolic.svg" width="22" alt="network-wireless-disabled-symbolic"&gt;&lt;/a&gt;&amp;nbsp; &amp;nbsp; network-wireless-disabl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55] &amp; CHAR(34) &amp;   &#10;&quot; width=&quot; &amp; CHAR(34) &amp; &quot;22&quot; &amp; CHAR(34) &amp; &quot; alt=&quot; &amp; CHAR(34) &amp; [.B555] &amp; CHAR(34) &amp; &quot;&gt;&lt;/a&gt;&quot; &amp;  &#10;&quot;&amp;nbsp; &amp;nbsp; &quot; &amp; [.B555] &amp; &quot;&lt;br&gt;&quot;" office:value-type="string" office:string-value="&lt;a href=&quot;#&quot;&gt;&lt;img src=&quot;https://raw.githubusercontent.com/StorageB/icons/main/GNOME46Adwaita/dark/network-wireless-disabled-symbolic.svg&quot; width=&quot;22&quot; alt=&quot;network-wireless-disabled-symbolic&quot;&gt;&lt;/a&gt;&amp;nbsp; &amp;nbsp; network-wireless-disabled-symbolic&lt;br&gt;" calcext:value-type="string">
            <text:p>&lt;a href="#"&gt;&lt;img src="https://raw.githubusercontent.com/StorageB/icons/main/GNOME46Adwaita/dark/network-wireless-disabled-symbolic.svg" width="22" alt="network-wireless-disabled-symbolic"&gt;&lt;/a&gt;&amp;nbsp; &amp;nbsp; network-wireless-disabl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wireless-encrypted-symbolic.svg</text:p>
          </table:table-cell>
          <table:table-cell office:value-type="string" calcext:value-type="string">
            <text:p>network-wireless-encrypt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5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56] &amp; CHAR(34) &amp; &quot;&gt;&quot; &amp; &#10;&quot;&lt;img alt=&quot; &amp; CHAR(34) &amp; [.B55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6] &amp; &quot;&lt;br&gt;&quot;" office:value-type="string" office:string-value="&lt;picture&gt;&lt;source media=&quot;(prefers-color-scheme: dark)&quot; srcset=&quot;https://github.com/StorageB/icons/blob/main/GNOME48Adwaita/light/network-wireless-encrypted-symbolic.svg&quot;&gt;&lt;source media=&quot;(prefers-color-scheme: light)&quot; srcset=&quot;https://github.com/StorageB/icons/blob/main/GNOME48Adwaita/dark/network-wireless-encrypted-symbolic.svg&quot;&gt;&lt;img alt=&quot;network-wireless-encrypted-symbolic&quot; src=&quot;https://user-images.githubusercontent.com/25423296/163456779-a8556205-d0a5-45e2-ac17-42d089e3c3f8.png&quot;&gt;&lt;/picture&gt; &amp;nbsp; &amp;nbsp;network-wireless-encrypted-symbolic&lt;br&gt;" calcext:value-type="string">
            <text:p>&lt;picture&gt;&lt;source media="(prefers-color-scheme: dark)" srcset="https://github.com/StorageB/icons/blob/main/GNOME48Adwaita/light/network-wireless-encrypted-symbolic.svg"&gt;&lt;source media="(prefers-color-scheme: light)" srcset="https://github.com/StorageB/icons/blob/main/GNOME48Adwaita/dark/network-wireless-encrypted-symbolic.svg"&gt;&lt;img alt="network-wireless-encrypted-symbolic" src="https://user-images.githubusercontent.com/25423296/163456779-a8556205-d0a5-45e2-ac17-42d089e3c3f8.png"&gt;&lt;/picture&gt; &amp;nbsp; &amp;nbsp;network-wireless-encrypt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56] &amp; CHAR(34) &amp;  &#10;&quot; width=&quot; &amp; CHAR(34) &amp; &quot;22&quot; &amp; CHAR(34) &amp; &quot; alt=&quot; &amp; CHAR(34) &amp; [.B556] &amp; CHAR(34) &amp; &quot;&gt;&lt;/a&gt;&quot; &amp; &#10;&quot;&amp;nbsp; &amp;nbsp; &quot; &amp; [.B556] &amp; &quot;&lt;br&gt;&quot;" office:value-type="string" office:string-value="&lt;a href=&quot;#&quot;&gt;&lt;img src=&quot;https://raw.githubusercontent.com/StorageB/icons/main/GNOME46Adwaita/light/network-wireless-encrypted-symbolic.svg&quot; width=&quot;22&quot; alt=&quot;network-wireless-encrypted-symbolic&quot;&gt;&lt;/a&gt;&amp;nbsp; &amp;nbsp; network-wireless-encrypted-symbolic&lt;br&gt;" calcext:value-type="string">
            <text:p>&lt;a href="#"&gt;&lt;img src="https://raw.githubusercontent.com/StorageB/icons/main/GNOME46Adwaita/light/network-wireless-encrypted-symbolic.svg" width="22" alt="network-wireless-encrypted-symbolic"&gt;&lt;/a&gt;&amp;nbsp; &amp;nbsp; network-wireless-encrypt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56] &amp; CHAR(34) &amp;   &#10;&quot; width=&quot; &amp; CHAR(34) &amp; &quot;22&quot; &amp; CHAR(34) &amp; &quot; alt=&quot; &amp; CHAR(34) &amp; [.B556] &amp; CHAR(34) &amp; &quot;&gt;&lt;/a&gt;&quot; &amp;  &#10;&quot;&amp;nbsp; &amp;nbsp; &quot; &amp; [.B556] &amp; &quot;&lt;br&gt;&quot;" office:value-type="string" office:string-value="&lt;a href=&quot;#&quot;&gt;&lt;img src=&quot;https://raw.githubusercontent.com/StorageB/icons/main/GNOME46Adwaita/dark/network-wireless-encrypted-symbolic.svg&quot; width=&quot;22&quot; alt=&quot;network-wireless-encrypted-symbolic&quot;&gt;&lt;/a&gt;&amp;nbsp; &amp;nbsp; network-wireless-encrypted-symbolic&lt;br&gt;" calcext:value-type="string">
            <text:p>&lt;a href="#"&gt;&lt;img src="https://raw.githubusercontent.com/StorageB/icons/main/GNOME46Adwaita/dark/network-wireless-encrypted-symbolic.svg" width="22" alt="network-wireless-encrypted-symbolic"&gt;&lt;/a&gt;&amp;nbsp; &amp;nbsp; network-wireless-encrypt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wireless-hardware-disabled-symbolic.svg</text:p>
          </table:table-cell>
          <table:table-cell office:value-type="string" calcext:value-type="string">
            <text:p>network-wireless-hardware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5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57] &amp; CHAR(34) &amp; &quot;&gt;&quot; &amp; &#10;&quot;&lt;img alt=&quot; &amp; CHAR(34) &amp; [.B55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7] &amp; &quot;&lt;br&gt;&quot;" office:value-type="string" office:string-value="&lt;picture&gt;&lt;source media=&quot;(prefers-color-scheme: dark)&quot; srcset=&quot;https://github.com/StorageB/icons/blob/main/GNOME48Adwaita/light/network-wireless-hardware-disabled-symbolic.svg&quot;&gt;&lt;source media=&quot;(prefers-color-scheme: light)&quot; srcset=&quot;https://github.com/StorageB/icons/blob/main/GNOME48Adwaita/dark/network-wireless-hardware-disabled-symbolic.svg&quot;&gt;&lt;img alt=&quot;network-wireless-hardware-disabled-symbolic&quot; src=&quot;https://user-images.githubusercontent.com/25423296/163456779-a8556205-d0a5-45e2-ac17-42d089e3c3f8.png&quot;&gt;&lt;/picture&gt; &amp;nbsp; &amp;nbsp;network-wireless-hardware-disabled-symbolic&lt;br&gt;" calcext:value-type="string">
            <text:p>&lt;picture&gt;&lt;source media="(prefers-color-scheme: dark)" srcset="https://github.com/StorageB/icons/blob/main/GNOME48Adwaita/light/network-wireless-hardware-disabled-symbolic.svg"&gt;&lt;source media="(prefers-color-scheme: light)" srcset="https://github.com/StorageB/icons/blob/main/GNOME48Adwaita/dark/network-wireless-hardware-disabled-symbolic.svg"&gt;&lt;img alt="network-wireless-hardware-disabled-symbolic" src="https://user-images.githubusercontent.com/25423296/163456779-a8556205-d0a5-45e2-ac17-42d089e3c3f8.png"&gt;&lt;/picture&gt; &amp;nbsp; &amp;nbsp;network-wireless-hardware-disabl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57] &amp; CHAR(34) &amp;  &#10;&quot; width=&quot; &amp; CHAR(34) &amp; &quot;22&quot; &amp; CHAR(34) &amp; &quot; alt=&quot; &amp; CHAR(34) &amp; [.B557] &amp; CHAR(34) &amp; &quot;&gt;&lt;/a&gt;&quot; &amp; &#10;&quot;&amp;nbsp; &amp;nbsp; &quot; &amp; [.B557] &amp; &quot;&lt;br&gt;&quot;" office:value-type="string" office:string-value="&lt;a href=&quot;#&quot;&gt;&lt;img src=&quot;https://raw.githubusercontent.com/StorageB/icons/main/GNOME46Adwaita/light/network-wireless-hardware-disabled-symbolic.svg&quot; width=&quot;22&quot; alt=&quot;network-wireless-hardware-disabled-symbolic&quot;&gt;&lt;/a&gt;&amp;nbsp; &amp;nbsp; network-wireless-hardware-disabled-symbolic&lt;br&gt;" calcext:value-type="string">
            <text:p>&lt;a href="#"&gt;&lt;img src="https://raw.githubusercontent.com/StorageB/icons/main/GNOME46Adwaita/light/network-wireless-hardware-disabled-symbolic.svg" width="22" alt="network-wireless-hardware-disabled-symbolic"&gt;&lt;/a&gt;&amp;nbsp; &amp;nbsp; network-wireless-hardware-disabl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57] &amp; CHAR(34) &amp;   &#10;&quot; width=&quot; &amp; CHAR(34) &amp; &quot;22&quot; &amp; CHAR(34) &amp; &quot; alt=&quot; &amp; CHAR(34) &amp; [.B557] &amp; CHAR(34) &amp; &quot;&gt;&lt;/a&gt;&quot; &amp;  &#10;&quot;&amp;nbsp; &amp;nbsp; &quot; &amp; [.B557] &amp; &quot;&lt;br&gt;&quot;" office:value-type="string" office:string-value="&lt;a href=&quot;#&quot;&gt;&lt;img src=&quot;https://raw.githubusercontent.com/StorageB/icons/main/GNOME46Adwaita/dark/network-wireless-hardware-disabled-symbolic.svg&quot; width=&quot;22&quot; alt=&quot;network-wireless-hardware-disabled-symbolic&quot;&gt;&lt;/a&gt;&amp;nbsp; &amp;nbsp; network-wireless-hardware-disabled-symbolic&lt;br&gt;" calcext:value-type="string">
            <text:p>&lt;a href="#"&gt;&lt;img src="https://raw.githubusercontent.com/StorageB/icons/main/GNOME46Adwaita/dark/network-wireless-hardware-disabled-symbolic.svg" width="22" alt="network-wireless-hardware-disabled-symbolic"&gt;&lt;/a&gt;&amp;nbsp; &amp;nbsp; network-wireless-hardware-disabl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wireless-hotspot-symbolic.svg</text:p>
          </table:table-cell>
          <table:table-cell office:value-type="string" calcext:value-type="string">
            <text:p>network-wireless-hotspo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5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58] &amp; CHAR(34) &amp; &quot;&gt;&quot; &amp; &#10;&quot;&lt;img alt=&quot; &amp; CHAR(34) &amp; [.B55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8] &amp; &quot;&lt;br&gt;&quot;" office:value-type="string" office:string-value="&lt;picture&gt;&lt;source media=&quot;(prefers-color-scheme: dark)&quot; srcset=&quot;https://github.com/StorageB/icons/blob/main/GNOME48Adwaita/light/network-wireless-hotspot-symbolic.svg&quot;&gt;&lt;source media=&quot;(prefers-color-scheme: light)&quot; srcset=&quot;https://github.com/StorageB/icons/blob/main/GNOME48Adwaita/dark/network-wireless-hotspot-symbolic.svg&quot;&gt;&lt;img alt=&quot;network-wireless-hotspot-symbolic&quot; src=&quot;https://user-images.githubusercontent.com/25423296/163456779-a8556205-d0a5-45e2-ac17-42d089e3c3f8.png&quot;&gt;&lt;/picture&gt; &amp;nbsp; &amp;nbsp;network-wireless-hotspot-symbolic&lt;br&gt;" calcext:value-type="string">
            <text:p>&lt;picture&gt;&lt;source media="(prefers-color-scheme: dark)" srcset="https://github.com/StorageB/icons/blob/main/GNOME48Adwaita/light/network-wireless-hotspot-symbolic.svg"&gt;&lt;source media="(prefers-color-scheme: light)" srcset="https://github.com/StorageB/icons/blob/main/GNOME48Adwaita/dark/network-wireless-hotspot-symbolic.svg"&gt;&lt;img alt="network-wireless-hotspot-symbolic" src="https://user-images.githubusercontent.com/25423296/163456779-a8556205-d0a5-45e2-ac17-42d089e3c3f8.png"&gt;&lt;/picture&gt; &amp;nbsp; &amp;nbsp;network-wireless-hotspo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58] &amp; CHAR(34) &amp;  &#10;&quot; width=&quot; &amp; CHAR(34) &amp; &quot;22&quot; &amp; CHAR(34) &amp; &quot; alt=&quot; &amp; CHAR(34) &amp; [.B558] &amp; CHAR(34) &amp; &quot;&gt;&lt;/a&gt;&quot; &amp; &#10;&quot;&amp;nbsp; &amp;nbsp; &quot; &amp; [.B558] &amp; &quot;&lt;br&gt;&quot;" office:value-type="string" office:string-value="&lt;a href=&quot;#&quot;&gt;&lt;img src=&quot;https://raw.githubusercontent.com/StorageB/icons/main/GNOME46Adwaita/light/network-wireless-hotspot-symbolic.svg&quot; width=&quot;22&quot; alt=&quot;network-wireless-hotspot-symbolic&quot;&gt;&lt;/a&gt;&amp;nbsp; &amp;nbsp; network-wireless-hotspot-symbolic&lt;br&gt;" calcext:value-type="string">
            <text:p>&lt;a href="#"&gt;&lt;img src="https://raw.githubusercontent.com/StorageB/icons/main/GNOME46Adwaita/light/network-wireless-hotspot-symbolic.svg" width="22" alt="network-wireless-hotspot-symbolic"&gt;&lt;/a&gt;&amp;nbsp; &amp;nbsp; network-wireless-hotspo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58] &amp; CHAR(34) &amp;   &#10;&quot; width=&quot; &amp; CHAR(34) &amp; &quot;22&quot; &amp; CHAR(34) &amp; &quot; alt=&quot; &amp; CHAR(34) &amp; [.B558] &amp; CHAR(34) &amp; &quot;&gt;&lt;/a&gt;&quot; &amp;  &#10;&quot;&amp;nbsp; &amp;nbsp; &quot; &amp; [.B558] &amp; &quot;&lt;br&gt;&quot;" office:value-type="string" office:string-value="&lt;a href=&quot;#&quot;&gt;&lt;img src=&quot;https://raw.githubusercontent.com/StorageB/icons/main/GNOME46Adwaita/dark/network-wireless-hotspot-symbolic.svg&quot; width=&quot;22&quot; alt=&quot;network-wireless-hotspot-symbolic&quot;&gt;&lt;/a&gt;&amp;nbsp; &amp;nbsp; network-wireless-hotspot-symbolic&lt;br&gt;" calcext:value-type="string">
            <text:p>&lt;a href="#"&gt;&lt;img src="https://raw.githubusercontent.com/StorageB/icons/main/GNOME46Adwaita/dark/network-wireless-hotspot-symbolic.svg" width="22" alt="network-wireless-hotspot-symbolic"&gt;&lt;/a&gt;&amp;nbsp; &amp;nbsp; network-wireless-hotspo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wireless-no-route-symbolic.svg</text:p>
          </table:table-cell>
          <table:table-cell office:value-type="string" calcext:value-type="string">
            <text:p>network-wireless-no-rout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5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59] &amp; CHAR(34) &amp; &quot;&gt;&quot; &amp; &#10;&quot;&lt;img alt=&quot; &amp; CHAR(34) &amp; [.B55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9] &amp; &quot;&lt;br&gt;&quot;" office:value-type="string" office:string-value="&lt;picture&gt;&lt;source media=&quot;(prefers-color-scheme: dark)&quot; srcset=&quot;https://github.com/StorageB/icons/blob/main/GNOME48Adwaita/light/network-wireless-no-route-symbolic.svg&quot;&gt;&lt;source media=&quot;(prefers-color-scheme: light)&quot; srcset=&quot;https://github.com/StorageB/icons/blob/main/GNOME48Adwaita/dark/network-wireless-no-route-symbolic.svg&quot;&gt;&lt;img alt=&quot;network-wireless-no-route-symbolic&quot; src=&quot;https://user-images.githubusercontent.com/25423296/163456779-a8556205-d0a5-45e2-ac17-42d089e3c3f8.png&quot;&gt;&lt;/picture&gt; &amp;nbsp; &amp;nbsp;network-wireless-no-route-symbolic&lt;br&gt;" calcext:value-type="string">
            <text:p>&lt;picture&gt;&lt;source media="(prefers-color-scheme: dark)" srcset="https://github.com/StorageB/icons/blob/main/GNOME48Adwaita/light/network-wireless-no-route-symbolic.svg"&gt;&lt;source media="(prefers-color-scheme: light)" srcset="https://github.com/StorageB/icons/blob/main/GNOME48Adwaita/dark/network-wireless-no-route-symbolic.svg"&gt;&lt;img alt="network-wireless-no-route-symbolic" src="https://user-images.githubusercontent.com/25423296/163456779-a8556205-d0a5-45e2-ac17-42d089e3c3f8.png"&gt;&lt;/picture&gt; &amp;nbsp; &amp;nbsp;network-wireless-no-rout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59] &amp; CHAR(34) &amp;  &#10;&quot; width=&quot; &amp; CHAR(34) &amp; &quot;22&quot; &amp; CHAR(34) &amp; &quot; alt=&quot; &amp; CHAR(34) &amp; [.B559] &amp; CHAR(34) &amp; &quot;&gt;&lt;/a&gt;&quot; &amp; &#10;&quot;&amp;nbsp; &amp;nbsp; &quot; &amp; [.B559] &amp; &quot;&lt;br&gt;&quot;" office:value-type="string" office:string-value="&lt;a href=&quot;#&quot;&gt;&lt;img src=&quot;https://raw.githubusercontent.com/StorageB/icons/main/GNOME46Adwaita/light/network-wireless-no-route-symbolic.svg&quot; width=&quot;22&quot; alt=&quot;network-wireless-no-route-symbolic&quot;&gt;&lt;/a&gt;&amp;nbsp; &amp;nbsp; network-wireless-no-route-symbolic&lt;br&gt;" calcext:value-type="string">
            <text:p>&lt;a href="#"&gt;&lt;img src="https://raw.githubusercontent.com/StorageB/icons/main/GNOME46Adwaita/light/network-wireless-no-route-symbolic.svg" width="22" alt="network-wireless-no-route-symbolic"&gt;&lt;/a&gt;&amp;nbsp; &amp;nbsp; network-wireless-no-rout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59] &amp; CHAR(34) &amp;   &#10;&quot; width=&quot; &amp; CHAR(34) &amp; &quot;22&quot; &amp; CHAR(34) &amp; &quot; alt=&quot; &amp; CHAR(34) &amp; [.B559] &amp; CHAR(34) &amp; &quot;&gt;&lt;/a&gt;&quot; &amp;  &#10;&quot;&amp;nbsp; &amp;nbsp; &quot; &amp; [.B559] &amp; &quot;&lt;br&gt;&quot;" office:value-type="string" office:string-value="&lt;a href=&quot;#&quot;&gt;&lt;img src=&quot;https://raw.githubusercontent.com/StorageB/icons/main/GNOME46Adwaita/dark/network-wireless-no-route-symbolic.svg&quot; width=&quot;22&quot; alt=&quot;network-wireless-no-route-symbolic&quot;&gt;&lt;/a&gt;&amp;nbsp; &amp;nbsp; network-wireless-no-route-symbolic&lt;br&gt;" calcext:value-type="string">
            <text:p>&lt;a href="#"&gt;&lt;img src="https://raw.githubusercontent.com/StorageB/icons/main/GNOME46Adwaita/dark/network-wireless-no-route-symbolic.svg" width="22" alt="network-wireless-no-route-symbolic"&gt;&lt;/a&gt;&amp;nbsp; &amp;nbsp; network-wireless-no-rout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wireless-offline-symbolic.svg</text:p>
          </table:table-cell>
          <table:table-cell office:value-type="string" calcext:value-type="string">
            <text:p>network-wireless-offlin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6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60] &amp; CHAR(34) &amp; &quot;&gt;&quot; &amp; &#10;&quot;&lt;img alt=&quot; &amp; CHAR(34) &amp; [.B56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0] &amp; &quot;&lt;br&gt;&quot;" office:value-type="string" office:string-value="&lt;picture&gt;&lt;source media=&quot;(prefers-color-scheme: dark)&quot; srcset=&quot;https://github.com/StorageB/icons/blob/main/GNOME48Adwaita/light/network-wireless-offline-symbolic.svg&quot;&gt;&lt;source media=&quot;(prefers-color-scheme: light)&quot; srcset=&quot;https://github.com/StorageB/icons/blob/main/GNOME48Adwaita/dark/network-wireless-offline-symbolic.svg&quot;&gt;&lt;img alt=&quot;network-wireless-offline-symbolic&quot; src=&quot;https://user-images.githubusercontent.com/25423296/163456779-a8556205-d0a5-45e2-ac17-42d089e3c3f8.png&quot;&gt;&lt;/picture&gt; &amp;nbsp; &amp;nbsp;network-wireless-offline-symbolic&lt;br&gt;" calcext:value-type="string">
            <text:p>&lt;picture&gt;&lt;source media="(prefers-color-scheme: dark)" srcset="https://github.com/StorageB/icons/blob/main/GNOME48Adwaita/light/network-wireless-offline-symbolic.svg"&gt;&lt;source media="(prefers-color-scheme: light)" srcset="https://github.com/StorageB/icons/blob/main/GNOME48Adwaita/dark/network-wireless-offline-symbolic.svg"&gt;&lt;img alt="network-wireless-offline-symbolic" src="https://user-images.githubusercontent.com/25423296/163456779-a8556205-d0a5-45e2-ac17-42d089e3c3f8.png"&gt;&lt;/picture&gt; &amp;nbsp; &amp;nbsp;network-wireless-offlin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60] &amp; CHAR(34) &amp;  &#10;&quot; width=&quot; &amp; CHAR(34) &amp; &quot;22&quot; &amp; CHAR(34) &amp; &quot; alt=&quot; &amp; CHAR(34) &amp; [.B560] &amp; CHAR(34) &amp; &quot;&gt;&lt;/a&gt;&quot; &amp; &#10;&quot;&amp;nbsp; &amp;nbsp; &quot; &amp; [.B560] &amp; &quot;&lt;br&gt;&quot;" office:value-type="string" office:string-value="&lt;a href=&quot;#&quot;&gt;&lt;img src=&quot;https://raw.githubusercontent.com/StorageB/icons/main/GNOME46Adwaita/light/network-wireless-offline-symbolic.svg&quot; width=&quot;22&quot; alt=&quot;network-wireless-offline-symbolic&quot;&gt;&lt;/a&gt;&amp;nbsp; &amp;nbsp; network-wireless-offline-symbolic&lt;br&gt;" calcext:value-type="string">
            <text:p>&lt;a href="#"&gt;&lt;img src="https://raw.githubusercontent.com/StorageB/icons/main/GNOME46Adwaita/light/network-wireless-offline-symbolic.svg" width="22" alt="network-wireless-offline-symbolic"&gt;&lt;/a&gt;&amp;nbsp; &amp;nbsp; network-wireless-offlin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60] &amp; CHAR(34) &amp;   &#10;&quot; width=&quot; &amp; CHAR(34) &amp; &quot;22&quot; &amp; CHAR(34) &amp; &quot; alt=&quot; &amp; CHAR(34) &amp; [.B560] &amp; CHAR(34) &amp; &quot;&gt;&lt;/a&gt;&quot; &amp;  &#10;&quot;&amp;nbsp; &amp;nbsp; &quot; &amp; [.B560] &amp; &quot;&lt;br&gt;&quot;" office:value-type="string" office:string-value="&lt;a href=&quot;#&quot;&gt;&lt;img src=&quot;https://raw.githubusercontent.com/StorageB/icons/main/GNOME46Adwaita/dark/network-wireless-offline-symbolic.svg&quot; width=&quot;22&quot; alt=&quot;network-wireless-offline-symbolic&quot;&gt;&lt;/a&gt;&amp;nbsp; &amp;nbsp; network-wireless-offline-symbolic&lt;br&gt;" calcext:value-type="string">
            <text:p>&lt;a href="#"&gt;&lt;img src="https://raw.githubusercontent.com/StorageB/icons/main/GNOME46Adwaita/dark/network-wireless-offline-symbolic.svg" width="22" alt="network-wireless-offline-symbolic"&gt;&lt;/a&gt;&amp;nbsp; &amp;nbsp; network-wireless-offlin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wireless-signal-excellent-symbolic.svg</text:p>
          </table:table-cell>
          <table:table-cell office:value-type="string" calcext:value-type="string">
            <text:p>network-wireless-signal-excelle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6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61] &amp; CHAR(34) &amp; &quot;&gt;&quot; &amp; &#10;&quot;&lt;img alt=&quot; &amp; CHAR(34) &amp; [.B56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1] &amp; &quot;&lt;br&gt;&quot;" office:value-type="string" office:string-value="&lt;picture&gt;&lt;source media=&quot;(prefers-color-scheme: dark)&quot; srcset=&quot;https://github.com/StorageB/icons/blob/main/GNOME48Adwaita/light/network-wireless-signal-excellent-symbolic.svg&quot;&gt;&lt;source media=&quot;(prefers-color-scheme: light)&quot; srcset=&quot;https://github.com/StorageB/icons/blob/main/GNOME48Adwaita/dark/network-wireless-signal-excellent-symbolic.svg&quot;&gt;&lt;img alt=&quot;network-wireless-signal-excellent-symbolic&quot; src=&quot;https://user-images.githubusercontent.com/25423296/163456779-a8556205-d0a5-45e2-ac17-42d089e3c3f8.png&quot;&gt;&lt;/picture&gt; &amp;nbsp; &amp;nbsp;network-wireless-signal-excellent-symbolic&lt;br&gt;" calcext:value-type="string">
            <text:p>&lt;picture&gt;&lt;source media="(prefers-color-scheme: dark)" srcset="https://github.com/StorageB/icons/blob/main/GNOME48Adwaita/light/network-wireless-signal-excellent-symbolic.svg"&gt;&lt;source media="(prefers-color-scheme: light)" srcset="https://github.com/StorageB/icons/blob/main/GNOME48Adwaita/dark/network-wireless-signal-excellent-symbolic.svg"&gt;&lt;img alt="network-wireless-signal-excellent-symbolic" src="https://user-images.githubusercontent.com/25423296/163456779-a8556205-d0a5-45e2-ac17-42d089e3c3f8.png"&gt;&lt;/picture&gt; &amp;nbsp; &amp;nbsp;network-wireless-signal-excellen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61] &amp; CHAR(34) &amp;  &#10;&quot; width=&quot; &amp; CHAR(34) &amp; &quot;22&quot; &amp; CHAR(34) &amp; &quot; alt=&quot; &amp; CHAR(34) &amp; [.B561] &amp; CHAR(34) &amp; &quot;&gt;&lt;/a&gt;&quot; &amp; &#10;&quot;&amp;nbsp; &amp;nbsp; &quot; &amp; [.B561] &amp; &quot;&lt;br&gt;&quot;" office:value-type="string" office:string-value="&lt;a href=&quot;#&quot;&gt;&lt;img src=&quot;https://raw.githubusercontent.com/StorageB/icons/main/GNOME46Adwaita/light/network-wireless-signal-excellent-symbolic.svg&quot; width=&quot;22&quot; alt=&quot;network-wireless-signal-excellent-symbolic&quot;&gt;&lt;/a&gt;&amp;nbsp; &amp;nbsp; network-wireless-signal-excellent-symbolic&lt;br&gt;" calcext:value-type="string">
            <text:p>&lt;a href="#"&gt;&lt;img src="https://raw.githubusercontent.com/StorageB/icons/main/GNOME46Adwaita/light/network-wireless-signal-excellent-symbolic.svg" width="22" alt="network-wireless-signal-excellent-symbolic"&gt;&lt;/a&gt;&amp;nbsp; &amp;nbsp; network-wireless-signal-excellen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61] &amp; CHAR(34) &amp;   &#10;&quot; width=&quot; &amp; CHAR(34) &amp; &quot;22&quot; &amp; CHAR(34) &amp; &quot; alt=&quot; &amp; CHAR(34) &amp; [.B561] &amp; CHAR(34) &amp; &quot;&gt;&lt;/a&gt;&quot; &amp;  &#10;&quot;&amp;nbsp; &amp;nbsp; &quot; &amp; [.B561] &amp; &quot;&lt;br&gt;&quot;" office:value-type="string" office:string-value="&lt;a href=&quot;#&quot;&gt;&lt;img src=&quot;https://raw.githubusercontent.com/StorageB/icons/main/GNOME46Adwaita/dark/network-wireless-signal-excellent-symbolic.svg&quot; width=&quot;22&quot; alt=&quot;network-wireless-signal-excellent-symbolic&quot;&gt;&lt;/a&gt;&amp;nbsp; &amp;nbsp; network-wireless-signal-excellent-symbolic&lt;br&gt;" calcext:value-type="string">
            <text:p>&lt;a href="#"&gt;&lt;img src="https://raw.githubusercontent.com/StorageB/icons/main/GNOME46Adwaita/dark/network-wireless-signal-excellent-symbolic.svg" width="22" alt="network-wireless-signal-excellent-symbolic"&gt;&lt;/a&gt;&amp;nbsp; &amp;nbsp; network-wireless-signal-excellen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wireless-signal-good-symbolic.svg</text:p>
          </table:table-cell>
          <table:table-cell office:value-type="string" calcext:value-type="string">
            <text:p>network-wireless-signal-goo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6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62] &amp; CHAR(34) &amp; &quot;&gt;&quot; &amp; &#10;&quot;&lt;img alt=&quot; &amp; CHAR(34) &amp; [.B56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2] &amp; &quot;&lt;br&gt;&quot;" office:value-type="string" office:string-value="&lt;picture&gt;&lt;source media=&quot;(prefers-color-scheme: dark)&quot; srcset=&quot;https://github.com/StorageB/icons/blob/main/GNOME48Adwaita/light/network-wireless-signal-good-symbolic.svg&quot;&gt;&lt;source media=&quot;(prefers-color-scheme: light)&quot; srcset=&quot;https://github.com/StorageB/icons/blob/main/GNOME48Adwaita/dark/network-wireless-signal-good-symbolic.svg&quot;&gt;&lt;img alt=&quot;network-wireless-signal-good-symbolic&quot; src=&quot;https://user-images.githubusercontent.com/25423296/163456779-a8556205-d0a5-45e2-ac17-42d089e3c3f8.png&quot;&gt;&lt;/picture&gt; &amp;nbsp; &amp;nbsp;network-wireless-signal-good-symbolic&lt;br&gt;" calcext:value-type="string">
            <text:p>&lt;picture&gt;&lt;source media="(prefers-color-scheme: dark)" srcset="https://github.com/StorageB/icons/blob/main/GNOME48Adwaita/light/network-wireless-signal-good-symbolic.svg"&gt;&lt;source media="(prefers-color-scheme: light)" srcset="https://github.com/StorageB/icons/blob/main/GNOME48Adwaita/dark/network-wireless-signal-good-symbolic.svg"&gt;&lt;img alt="network-wireless-signal-good-symbolic" src="https://user-images.githubusercontent.com/25423296/163456779-a8556205-d0a5-45e2-ac17-42d089e3c3f8.png"&gt;&lt;/picture&gt; &amp;nbsp; &amp;nbsp;network-wireless-signal-goo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62] &amp; CHAR(34) &amp;  &#10;&quot; width=&quot; &amp; CHAR(34) &amp; &quot;22&quot; &amp; CHAR(34) &amp; &quot; alt=&quot; &amp; CHAR(34) &amp; [.B562] &amp; CHAR(34) &amp; &quot;&gt;&lt;/a&gt;&quot; &amp; &#10;&quot;&amp;nbsp; &amp;nbsp; &quot; &amp; [.B562] &amp; &quot;&lt;br&gt;&quot;" office:value-type="string" office:string-value="&lt;a href=&quot;#&quot;&gt;&lt;img src=&quot;https://raw.githubusercontent.com/StorageB/icons/main/GNOME46Adwaita/light/network-wireless-signal-good-symbolic.svg&quot; width=&quot;22&quot; alt=&quot;network-wireless-signal-good-symbolic&quot;&gt;&lt;/a&gt;&amp;nbsp; &amp;nbsp; network-wireless-signal-good-symbolic&lt;br&gt;" calcext:value-type="string">
            <text:p>&lt;a href="#"&gt;&lt;img src="https://raw.githubusercontent.com/StorageB/icons/main/GNOME46Adwaita/light/network-wireless-signal-good-symbolic.svg" width="22" alt="network-wireless-signal-good-symbolic"&gt;&lt;/a&gt;&amp;nbsp; &amp;nbsp; network-wireless-signal-goo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62] &amp; CHAR(34) &amp;   &#10;&quot; width=&quot; &amp; CHAR(34) &amp; &quot;22&quot; &amp; CHAR(34) &amp; &quot; alt=&quot; &amp; CHAR(34) &amp; [.B562] &amp; CHAR(34) &amp; &quot;&gt;&lt;/a&gt;&quot; &amp;  &#10;&quot;&amp;nbsp; &amp;nbsp; &quot; &amp; [.B562] &amp; &quot;&lt;br&gt;&quot;" office:value-type="string" office:string-value="&lt;a href=&quot;#&quot;&gt;&lt;img src=&quot;https://raw.githubusercontent.com/StorageB/icons/main/GNOME46Adwaita/dark/network-wireless-signal-good-symbolic.svg&quot; width=&quot;22&quot; alt=&quot;network-wireless-signal-good-symbolic&quot;&gt;&lt;/a&gt;&amp;nbsp; &amp;nbsp; network-wireless-signal-good-symbolic&lt;br&gt;" calcext:value-type="string">
            <text:p>&lt;a href="#"&gt;&lt;img src="https://raw.githubusercontent.com/StorageB/icons/main/GNOME46Adwaita/dark/network-wireless-signal-good-symbolic.svg" width="22" alt="network-wireless-signal-good-symbolic"&gt;&lt;/a&gt;&amp;nbsp; &amp;nbsp; network-wireless-signal-goo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wireless-signal-none-symbolic.svg</text:p>
          </table:table-cell>
          <table:table-cell office:value-type="string" calcext:value-type="string">
            <text:p>network-wireless-signal-non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6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63] &amp; CHAR(34) &amp; &quot;&gt;&quot; &amp; &#10;&quot;&lt;img alt=&quot; &amp; CHAR(34) &amp; [.B56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3] &amp; &quot;&lt;br&gt;&quot;" office:value-type="string" office:string-value="&lt;picture&gt;&lt;source media=&quot;(prefers-color-scheme: dark)&quot; srcset=&quot;https://github.com/StorageB/icons/blob/main/GNOME48Adwaita/light/network-wireless-signal-none-symbolic.svg&quot;&gt;&lt;source media=&quot;(prefers-color-scheme: light)&quot; srcset=&quot;https://github.com/StorageB/icons/blob/main/GNOME48Adwaita/dark/network-wireless-signal-none-symbolic.svg&quot;&gt;&lt;img alt=&quot;network-wireless-signal-none-symbolic&quot; src=&quot;https://user-images.githubusercontent.com/25423296/163456779-a8556205-d0a5-45e2-ac17-42d089e3c3f8.png&quot;&gt;&lt;/picture&gt; &amp;nbsp; &amp;nbsp;network-wireless-signal-none-symbolic&lt;br&gt;" calcext:value-type="string">
            <text:p>&lt;picture&gt;&lt;source media="(prefers-color-scheme: dark)" srcset="https://github.com/StorageB/icons/blob/main/GNOME48Adwaita/light/network-wireless-signal-none-symbolic.svg"&gt;&lt;source media="(prefers-color-scheme: light)" srcset="https://github.com/StorageB/icons/blob/main/GNOME48Adwaita/dark/network-wireless-signal-none-symbolic.svg"&gt;&lt;img alt="network-wireless-signal-none-symbolic" src="https://user-images.githubusercontent.com/25423296/163456779-a8556205-d0a5-45e2-ac17-42d089e3c3f8.png"&gt;&lt;/picture&gt; &amp;nbsp; &amp;nbsp;network-wireless-signal-non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63] &amp; CHAR(34) &amp;  &#10;&quot; width=&quot; &amp; CHAR(34) &amp; &quot;22&quot; &amp; CHAR(34) &amp; &quot; alt=&quot; &amp; CHAR(34) &amp; [.B563] &amp; CHAR(34) &amp; &quot;&gt;&lt;/a&gt;&quot; &amp; &#10;&quot;&amp;nbsp; &amp;nbsp; &quot; &amp; [.B563] &amp; &quot;&lt;br&gt;&quot;" office:value-type="string" office:string-value="&lt;a href=&quot;#&quot;&gt;&lt;img src=&quot;https://raw.githubusercontent.com/StorageB/icons/main/GNOME46Adwaita/light/network-wireless-signal-none-symbolic.svg&quot; width=&quot;22&quot; alt=&quot;network-wireless-signal-none-symbolic&quot;&gt;&lt;/a&gt;&amp;nbsp; &amp;nbsp; network-wireless-signal-none-symbolic&lt;br&gt;" calcext:value-type="string">
            <text:p>&lt;a href="#"&gt;&lt;img src="https://raw.githubusercontent.com/StorageB/icons/main/GNOME46Adwaita/light/network-wireless-signal-none-symbolic.svg" width="22" alt="network-wireless-signal-none-symbolic"&gt;&lt;/a&gt;&amp;nbsp; &amp;nbsp; network-wireless-signal-non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63] &amp; CHAR(34) &amp;   &#10;&quot; width=&quot; &amp; CHAR(34) &amp; &quot;22&quot; &amp; CHAR(34) &amp; &quot; alt=&quot; &amp; CHAR(34) &amp; [.B563] &amp; CHAR(34) &amp; &quot;&gt;&lt;/a&gt;&quot; &amp;  &#10;&quot;&amp;nbsp; &amp;nbsp; &quot; &amp; [.B563] &amp; &quot;&lt;br&gt;&quot;" office:value-type="string" office:string-value="&lt;a href=&quot;#&quot;&gt;&lt;img src=&quot;https://raw.githubusercontent.com/StorageB/icons/main/GNOME46Adwaita/dark/network-wireless-signal-none-symbolic.svg&quot; width=&quot;22&quot; alt=&quot;network-wireless-signal-none-symbolic&quot;&gt;&lt;/a&gt;&amp;nbsp; &amp;nbsp; network-wireless-signal-none-symbolic&lt;br&gt;" calcext:value-type="string">
            <text:p>&lt;a href="#"&gt;&lt;img src="https://raw.githubusercontent.com/StorageB/icons/main/GNOME46Adwaita/dark/network-wireless-signal-none-symbolic.svg" width="22" alt="network-wireless-signal-none-symbolic"&gt;&lt;/a&gt;&amp;nbsp; &amp;nbsp; network-wireless-signal-non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wireless-signal-ok-symbolic.svg</text:p>
          </table:table-cell>
          <table:table-cell office:value-type="string" calcext:value-type="string">
            <text:p>network-wireless-signal-o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6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64] &amp; CHAR(34) &amp; &quot;&gt;&quot; &amp; &#10;&quot;&lt;img alt=&quot; &amp; CHAR(34) &amp; [.B56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4] &amp; &quot;&lt;br&gt;&quot;" office:value-type="string" office:string-value="&lt;picture&gt;&lt;source media=&quot;(prefers-color-scheme: dark)&quot; srcset=&quot;https://github.com/StorageB/icons/blob/main/GNOME48Adwaita/light/network-wireless-signal-ok-symbolic.svg&quot;&gt;&lt;source media=&quot;(prefers-color-scheme: light)&quot; srcset=&quot;https://github.com/StorageB/icons/blob/main/GNOME48Adwaita/dark/network-wireless-signal-ok-symbolic.svg&quot;&gt;&lt;img alt=&quot;network-wireless-signal-ok-symbolic&quot; src=&quot;https://user-images.githubusercontent.com/25423296/163456779-a8556205-d0a5-45e2-ac17-42d089e3c3f8.png&quot;&gt;&lt;/picture&gt; &amp;nbsp; &amp;nbsp;network-wireless-signal-ok-symbolic&lt;br&gt;" calcext:value-type="string">
            <text:p>&lt;picture&gt;&lt;source media="(prefers-color-scheme: dark)" srcset="https://github.com/StorageB/icons/blob/main/GNOME48Adwaita/light/network-wireless-signal-ok-symbolic.svg"&gt;&lt;source media="(prefers-color-scheme: light)" srcset="https://github.com/StorageB/icons/blob/main/GNOME48Adwaita/dark/network-wireless-signal-ok-symbolic.svg"&gt;&lt;img alt="network-wireless-signal-ok-symbolic" src="https://user-images.githubusercontent.com/25423296/163456779-a8556205-d0a5-45e2-ac17-42d089e3c3f8.png"&gt;&lt;/picture&gt; &amp;nbsp; &amp;nbsp;network-wireless-signal-ok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64] &amp; CHAR(34) &amp;  &#10;&quot; width=&quot; &amp; CHAR(34) &amp; &quot;22&quot; &amp; CHAR(34) &amp; &quot; alt=&quot; &amp; CHAR(34) &amp; [.B564] &amp; CHAR(34) &amp; &quot;&gt;&lt;/a&gt;&quot; &amp; &#10;&quot;&amp;nbsp; &amp;nbsp; &quot; &amp; [.B564] &amp; &quot;&lt;br&gt;&quot;" office:value-type="string" office:string-value="&lt;a href=&quot;#&quot;&gt;&lt;img src=&quot;https://raw.githubusercontent.com/StorageB/icons/main/GNOME46Adwaita/light/network-wireless-signal-ok-symbolic.svg&quot; width=&quot;22&quot; alt=&quot;network-wireless-signal-ok-symbolic&quot;&gt;&lt;/a&gt;&amp;nbsp; &amp;nbsp; network-wireless-signal-ok-symbolic&lt;br&gt;" calcext:value-type="string">
            <text:p>&lt;a href="#"&gt;&lt;img src="https://raw.githubusercontent.com/StorageB/icons/main/GNOME46Adwaita/light/network-wireless-signal-ok-symbolic.svg" width="22" alt="network-wireless-signal-ok-symbolic"&gt;&lt;/a&gt;&amp;nbsp; &amp;nbsp; network-wireless-signal-ok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64] &amp; CHAR(34) &amp;   &#10;&quot; width=&quot; &amp; CHAR(34) &amp; &quot;22&quot; &amp; CHAR(34) &amp; &quot; alt=&quot; &amp; CHAR(34) &amp; [.B564] &amp; CHAR(34) &amp; &quot;&gt;&lt;/a&gt;&quot; &amp;  &#10;&quot;&amp;nbsp; &amp;nbsp; &quot; &amp; [.B564] &amp; &quot;&lt;br&gt;&quot;" office:value-type="string" office:string-value="&lt;a href=&quot;#&quot;&gt;&lt;img src=&quot;https://raw.githubusercontent.com/StorageB/icons/main/GNOME46Adwaita/dark/network-wireless-signal-ok-symbolic.svg&quot; width=&quot;22&quot; alt=&quot;network-wireless-signal-ok-symbolic&quot;&gt;&lt;/a&gt;&amp;nbsp; &amp;nbsp; network-wireless-signal-ok-symbolic&lt;br&gt;" calcext:value-type="string">
            <text:p>&lt;a href="#"&gt;&lt;img src="https://raw.githubusercontent.com/StorageB/icons/main/GNOME46Adwaita/dark/network-wireless-signal-ok-symbolic.svg" width="22" alt="network-wireless-signal-ok-symbolic"&gt;&lt;/a&gt;&amp;nbsp; &amp;nbsp; network-wireless-signal-ok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twork-wireless-signal-weak-symbolic.svg</text:p>
          </table:table-cell>
          <table:table-cell office:value-type="string" calcext:value-type="string">
            <text:p>network-wireless-signal-wea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6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65] &amp; CHAR(34) &amp; &quot;&gt;&quot; &amp; &#10;&quot;&lt;img alt=&quot; &amp; CHAR(34) &amp; [.B56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5] &amp; &quot;&lt;br&gt;&quot;" office:value-type="string" office:string-value="&lt;picture&gt;&lt;source media=&quot;(prefers-color-scheme: dark)&quot; srcset=&quot;https://github.com/StorageB/icons/blob/main/GNOME48Adwaita/light/network-wireless-signal-weak-symbolic.svg&quot;&gt;&lt;source media=&quot;(prefers-color-scheme: light)&quot; srcset=&quot;https://github.com/StorageB/icons/blob/main/GNOME48Adwaita/dark/network-wireless-signal-weak-symbolic.svg&quot;&gt;&lt;img alt=&quot;network-wireless-signal-weak-symbolic&quot; src=&quot;https://user-images.githubusercontent.com/25423296/163456779-a8556205-d0a5-45e2-ac17-42d089e3c3f8.png&quot;&gt;&lt;/picture&gt; &amp;nbsp; &amp;nbsp;network-wireless-signal-weak-symbolic&lt;br&gt;" calcext:value-type="string">
            <text:p>&lt;picture&gt;&lt;source media="(prefers-color-scheme: dark)" srcset="https://github.com/StorageB/icons/blob/main/GNOME48Adwaita/light/network-wireless-signal-weak-symbolic.svg"&gt;&lt;source media="(prefers-color-scheme: light)" srcset="https://github.com/StorageB/icons/blob/main/GNOME48Adwaita/dark/network-wireless-signal-weak-symbolic.svg"&gt;&lt;img alt="network-wireless-signal-weak-symbolic" src="https://user-images.githubusercontent.com/25423296/163456779-a8556205-d0a5-45e2-ac17-42d089e3c3f8.png"&gt;&lt;/picture&gt; &amp;nbsp; &amp;nbsp;network-wireless-signal-weak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65] &amp; CHAR(34) &amp;  &#10;&quot; width=&quot; &amp; CHAR(34) &amp; &quot;22&quot; &amp; CHAR(34) &amp; &quot; alt=&quot; &amp; CHAR(34) &amp; [.B565] &amp; CHAR(34) &amp; &quot;&gt;&lt;/a&gt;&quot; &amp; &#10;&quot;&amp;nbsp; &amp;nbsp; &quot; &amp; [.B565] &amp; &quot;&lt;br&gt;&quot;" office:value-type="string" office:string-value="&lt;a href=&quot;#&quot;&gt;&lt;img src=&quot;https://raw.githubusercontent.com/StorageB/icons/main/GNOME46Adwaita/light/network-wireless-signal-weak-symbolic.svg&quot; width=&quot;22&quot; alt=&quot;network-wireless-signal-weak-symbolic&quot;&gt;&lt;/a&gt;&amp;nbsp; &amp;nbsp; network-wireless-signal-weak-symbolic&lt;br&gt;" calcext:value-type="string">
            <text:p>&lt;a href="#"&gt;&lt;img src="https://raw.githubusercontent.com/StorageB/icons/main/GNOME46Adwaita/light/network-wireless-signal-weak-symbolic.svg" width="22" alt="network-wireless-signal-weak-symbolic"&gt;&lt;/a&gt;&amp;nbsp; &amp;nbsp; network-wireless-signal-weak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65] &amp; CHAR(34) &amp;   &#10;&quot; width=&quot; &amp; CHAR(34) &amp; &quot;22&quot; &amp; CHAR(34) &amp; &quot; alt=&quot; &amp; CHAR(34) &amp; [.B565] &amp; CHAR(34) &amp; &quot;&gt;&lt;/a&gt;&quot; &amp;  &#10;&quot;&amp;nbsp; &amp;nbsp; &quot; &amp; [.B565] &amp; &quot;&lt;br&gt;&quot;" office:value-type="string" office:string-value="&lt;a href=&quot;#&quot;&gt;&lt;img src=&quot;https://raw.githubusercontent.com/StorageB/icons/main/GNOME46Adwaita/dark/network-wireless-signal-weak-symbolic.svg&quot; width=&quot;22&quot; alt=&quot;network-wireless-signal-weak-symbolic&quot;&gt;&lt;/a&gt;&amp;nbsp; &amp;nbsp; network-wireless-signal-weak-symbolic&lt;br&gt;" calcext:value-type="string">
            <text:p>&lt;a href="#"&gt;&lt;img src="https://raw.githubusercontent.com/StorageB/icons/main/GNOME46Adwaita/dark/network-wireless-signal-weak-symbolic.svg" width="22" alt="network-wireless-signal-weak-symbolic"&gt;&lt;/a&gt;&amp;nbsp; &amp;nbsp; network-wireless-signal-weak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ight-light-disabled-symbolic.svg</text:p>
          </table:table-cell>
          <table:table-cell office:value-type="string" calcext:value-type="string">
            <text:p>night-light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6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66] &amp; CHAR(34) &amp; &quot;&gt;&quot; &amp; &#10;&quot;&lt;img alt=&quot; &amp; CHAR(34) &amp; [.B56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6] &amp; &quot;&lt;br&gt;&quot;" office:value-type="string" office:string-value="&lt;picture&gt;&lt;source media=&quot;(prefers-color-scheme: dark)&quot; srcset=&quot;https://github.com/StorageB/icons/blob/main/GNOME48Adwaita/light/night-light-disabled-symbolic.svg&quot;&gt;&lt;source media=&quot;(prefers-color-scheme: light)&quot; srcset=&quot;https://github.com/StorageB/icons/blob/main/GNOME48Adwaita/dark/night-light-disabled-symbolic.svg&quot;&gt;&lt;img alt=&quot;night-light-disabled-symbolic&quot; src=&quot;https://user-images.githubusercontent.com/25423296/163456779-a8556205-d0a5-45e2-ac17-42d089e3c3f8.png&quot;&gt;&lt;/picture&gt; &amp;nbsp; &amp;nbsp;night-light-disabled-symbolic&lt;br&gt;" calcext:value-type="string">
            <text:p>&lt;picture&gt;&lt;source media="(prefers-color-scheme: dark)" srcset="https://github.com/StorageB/icons/blob/main/GNOME48Adwaita/light/night-light-disabled-symbolic.svg"&gt;&lt;source media="(prefers-color-scheme: light)" srcset="https://github.com/StorageB/icons/blob/main/GNOME48Adwaita/dark/night-light-disabled-symbolic.svg"&gt;&lt;img alt="night-light-disabled-symbolic" src="https://user-images.githubusercontent.com/25423296/163456779-a8556205-d0a5-45e2-ac17-42d089e3c3f8.png"&gt;&lt;/picture&gt; &amp;nbsp; &amp;nbsp;night-light-disabl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66] &amp; CHAR(34) &amp;  &#10;&quot; width=&quot; &amp; CHAR(34) &amp; &quot;22&quot; &amp; CHAR(34) &amp; &quot; alt=&quot; &amp; CHAR(34) &amp; [.B566] &amp; CHAR(34) &amp; &quot;&gt;&lt;/a&gt;&quot; &amp; &#10;&quot;&amp;nbsp; &amp;nbsp; &quot; &amp; [.B566] &amp; &quot;&lt;br&gt;&quot;" office:value-type="string" office:string-value="&lt;a href=&quot;#&quot;&gt;&lt;img src=&quot;https://raw.githubusercontent.com/StorageB/icons/main/GNOME46Adwaita/light/night-light-disabled-symbolic.svg&quot; width=&quot;22&quot; alt=&quot;night-light-disabled-symbolic&quot;&gt;&lt;/a&gt;&amp;nbsp; &amp;nbsp; night-light-disabled-symbolic&lt;br&gt;" calcext:value-type="string">
            <text:p>&lt;a href="#"&gt;&lt;img src="https://raw.githubusercontent.com/StorageB/icons/main/GNOME46Adwaita/light/night-light-disabled-symbolic.svg" width="22" alt="night-light-disabled-symbolic"&gt;&lt;/a&gt;&amp;nbsp; &amp;nbsp; night-light-disabl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66] &amp; CHAR(34) &amp;   &#10;&quot; width=&quot; &amp; CHAR(34) &amp; &quot;22&quot; &amp; CHAR(34) &amp; &quot; alt=&quot; &amp; CHAR(34) &amp; [.B566] &amp; CHAR(34) &amp; &quot;&gt;&lt;/a&gt;&quot; &amp;  &#10;&quot;&amp;nbsp; &amp;nbsp; &quot; &amp; [.B566] &amp; &quot;&lt;br&gt;&quot;" office:value-type="string" office:string-value="&lt;a href=&quot;#&quot;&gt;&lt;img src=&quot;https://raw.githubusercontent.com/StorageB/icons/main/GNOME46Adwaita/dark/night-light-disabled-symbolic.svg&quot; width=&quot;22&quot; alt=&quot;night-light-disabled-symbolic&quot;&gt;&lt;/a&gt;&amp;nbsp; &amp;nbsp; night-light-disabled-symbolic&lt;br&gt;" calcext:value-type="string">
            <text:p>&lt;a href="#"&gt;&lt;img src="https://raw.githubusercontent.com/StorageB/icons/main/GNOME46Adwaita/dark/night-light-disabled-symbolic.svg" width="22" alt="night-light-disabled-symbolic"&gt;&lt;/a&gt;&amp;nbsp; &amp;nbsp; night-light-disabl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ight-light-symbolic.svg</text:p>
          </table:table-cell>
          <table:table-cell office:value-type="string" calcext:value-type="string">
            <text:p>night-ligh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6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67] &amp; CHAR(34) &amp; &quot;&gt;&quot; &amp; &#10;&quot;&lt;img alt=&quot; &amp; CHAR(34) &amp; [.B56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7] &amp; &quot;&lt;br&gt;&quot;" office:value-type="string" office:string-value="&lt;picture&gt;&lt;source media=&quot;(prefers-color-scheme: dark)&quot; srcset=&quot;https://github.com/StorageB/icons/blob/main/GNOME48Adwaita/light/night-light-symbolic.svg&quot;&gt;&lt;source media=&quot;(prefers-color-scheme: light)&quot; srcset=&quot;https://github.com/StorageB/icons/blob/main/GNOME48Adwaita/dark/night-light-symbolic.svg&quot;&gt;&lt;img alt=&quot;night-light-symbolic&quot; src=&quot;https://user-images.githubusercontent.com/25423296/163456779-a8556205-d0a5-45e2-ac17-42d089e3c3f8.png&quot;&gt;&lt;/picture&gt; &amp;nbsp; &amp;nbsp;night-light-symbolic&lt;br&gt;" calcext:value-type="string">
            <text:p>&lt;picture&gt;&lt;source media="(prefers-color-scheme: dark)" srcset="https://github.com/StorageB/icons/blob/main/GNOME48Adwaita/light/night-light-symbolic.svg"&gt;&lt;source media="(prefers-color-scheme: light)" srcset="https://github.com/StorageB/icons/blob/main/GNOME48Adwaita/dark/night-light-symbolic.svg"&gt;&lt;img alt="night-light-symbolic" src="https://user-images.githubusercontent.com/25423296/163456779-a8556205-d0a5-45e2-ac17-42d089e3c3f8.png"&gt;&lt;/picture&gt; &amp;nbsp; &amp;nbsp;night-ligh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67] &amp; CHAR(34) &amp;  &#10;&quot; width=&quot; &amp; CHAR(34) &amp; &quot;22&quot; &amp; CHAR(34) &amp; &quot; alt=&quot; &amp; CHAR(34) &amp; [.B567] &amp; CHAR(34) &amp; &quot;&gt;&lt;/a&gt;&quot; &amp; &#10;&quot;&amp;nbsp; &amp;nbsp; &quot; &amp; [.B567] &amp; &quot;&lt;br&gt;&quot;" office:value-type="string" office:string-value="&lt;a href=&quot;#&quot;&gt;&lt;img src=&quot;https://raw.githubusercontent.com/StorageB/icons/main/GNOME46Adwaita/light/night-light-symbolic.svg&quot; width=&quot;22&quot; alt=&quot;night-light-symbolic&quot;&gt;&lt;/a&gt;&amp;nbsp; &amp;nbsp; night-light-symbolic&lt;br&gt;" calcext:value-type="string">
            <text:p>&lt;a href="#"&gt;&lt;img src="https://raw.githubusercontent.com/StorageB/icons/main/GNOME46Adwaita/light/night-light-symbolic.svg" width="22" alt="night-light-symbolic"&gt;&lt;/a&gt;&amp;nbsp; &amp;nbsp; night-ligh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67] &amp; CHAR(34) &amp;   &#10;&quot; width=&quot; &amp; CHAR(34) &amp; &quot;22&quot; &amp; CHAR(34) &amp; &quot; alt=&quot; &amp; CHAR(34) &amp; [.B567] &amp; CHAR(34) &amp; &quot;&gt;&lt;/a&gt;&quot; &amp;  &#10;&quot;&amp;nbsp; &amp;nbsp; &quot; &amp; [.B567] &amp; &quot;&lt;br&gt;&quot;" office:value-type="string" office:string-value="&lt;a href=&quot;#&quot;&gt;&lt;img src=&quot;https://raw.githubusercontent.com/StorageB/icons/main/GNOME46Adwaita/dark/night-light-symbolic.svg&quot; width=&quot;22&quot; alt=&quot;night-light-symbolic&quot;&gt;&lt;/a&gt;&amp;nbsp; &amp;nbsp; night-light-symbolic&lt;br&gt;" calcext:value-type="string">
            <text:p>&lt;a href="#"&gt;&lt;img src="https://raw.githubusercontent.com/StorageB/icons/main/GNOME46Adwaita/dark/night-light-symbolic.svg" width="22" alt="night-light-symbolic"&gt;&lt;/a&gt;&amp;nbsp; &amp;nbsp; night-ligh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on-starred-symbolic.svg</text:p>
          </table:table-cell>
          <table:table-cell office:value-type="string" calcext:value-type="string">
            <text:p>non-starr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6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68] &amp; CHAR(34) &amp; &quot;&gt;&quot; &amp; &#10;&quot;&lt;img alt=&quot; &amp; CHAR(34) &amp; [.B56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8] &amp; &quot;&lt;br&gt;&quot;" office:value-type="string" office:string-value="&lt;picture&gt;&lt;source media=&quot;(prefers-color-scheme: dark)&quot; srcset=&quot;https://github.com/StorageB/icons/blob/main/GNOME48Adwaita/light/non-starred-symbolic.svg&quot;&gt;&lt;source media=&quot;(prefers-color-scheme: light)&quot; srcset=&quot;https://github.com/StorageB/icons/blob/main/GNOME48Adwaita/dark/non-starred-symbolic.svg&quot;&gt;&lt;img alt=&quot;non-starred-symbolic&quot; src=&quot;https://user-images.githubusercontent.com/25423296/163456779-a8556205-d0a5-45e2-ac17-42d089e3c3f8.png&quot;&gt;&lt;/picture&gt; &amp;nbsp; &amp;nbsp;non-starred-symbolic&lt;br&gt;" calcext:value-type="string">
            <text:p>&lt;picture&gt;&lt;source media="(prefers-color-scheme: dark)" srcset="https://github.com/StorageB/icons/blob/main/GNOME48Adwaita/light/non-starred-symbolic.svg"&gt;&lt;source media="(prefers-color-scheme: light)" srcset="https://github.com/StorageB/icons/blob/main/GNOME48Adwaita/dark/non-starred-symbolic.svg"&gt;&lt;img alt="non-starred-symbolic" src="https://user-images.githubusercontent.com/25423296/163456779-a8556205-d0a5-45e2-ac17-42d089e3c3f8.png"&gt;&lt;/picture&gt; &amp;nbsp; &amp;nbsp;non-starr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68] &amp; CHAR(34) &amp;  &#10;&quot; width=&quot; &amp; CHAR(34) &amp; &quot;22&quot; &amp; CHAR(34) &amp; &quot; alt=&quot; &amp; CHAR(34) &amp; [.B568] &amp; CHAR(34) &amp; &quot;&gt;&lt;/a&gt;&quot; &amp; &#10;&quot;&amp;nbsp; &amp;nbsp; &quot; &amp; [.B568] &amp; &quot;&lt;br&gt;&quot;" office:value-type="string" office:string-value="&lt;a href=&quot;#&quot;&gt;&lt;img src=&quot;https://raw.githubusercontent.com/StorageB/icons/main/GNOME46Adwaita/light/non-starred-symbolic.svg&quot; width=&quot;22&quot; alt=&quot;non-starred-symbolic&quot;&gt;&lt;/a&gt;&amp;nbsp; &amp;nbsp; non-starred-symbolic&lt;br&gt;" calcext:value-type="string">
            <text:p>&lt;a href="#"&gt;&lt;img src="https://raw.githubusercontent.com/StorageB/icons/main/GNOME46Adwaita/light/non-starred-symbolic.svg" width="22" alt="non-starred-symbolic"&gt;&lt;/a&gt;&amp;nbsp; &amp;nbsp; non-starr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68] &amp; CHAR(34) &amp;   &#10;&quot; width=&quot; &amp; CHAR(34) &amp; &quot;22&quot; &amp; CHAR(34) &amp; &quot; alt=&quot; &amp; CHAR(34) &amp; [.B568] &amp; CHAR(34) &amp; &quot;&gt;&lt;/a&gt;&quot; &amp;  &#10;&quot;&amp;nbsp; &amp;nbsp; &quot; &amp; [.B568] &amp; &quot;&lt;br&gt;&quot;" office:value-type="string" office:string-value="&lt;a href=&quot;#&quot;&gt;&lt;img src=&quot;https://raw.githubusercontent.com/StorageB/icons/main/GNOME46Adwaita/dark/non-starred-symbolic.svg&quot; width=&quot;22&quot; alt=&quot;non-starred-symbolic&quot;&gt;&lt;/a&gt;&amp;nbsp; &amp;nbsp; non-starred-symbolic&lt;br&gt;" calcext:value-type="string">
            <text:p>&lt;a href="#"&gt;&lt;img src="https://raw.githubusercontent.com/StorageB/icons/main/GNOME46Adwaita/dark/non-starred-symbolic.svg" width="22" alt="non-starred-symbolic"&gt;&lt;/a&gt;&amp;nbsp; &amp;nbsp; non-starr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otifications-disabled-symbolic.svg</text:p>
          </table:table-cell>
          <table:table-cell office:value-type="string" calcext:value-type="string">
            <text:p>notifications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6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69] &amp; CHAR(34) &amp; &quot;&gt;&quot; &amp; &#10;&quot;&lt;img alt=&quot; &amp; CHAR(34) &amp; [.B56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9] &amp; &quot;&lt;br&gt;&quot;" office:value-type="string" office:string-value="&lt;picture&gt;&lt;source media=&quot;(prefers-color-scheme: dark)&quot; srcset=&quot;https://github.com/StorageB/icons/blob/main/GNOME48Adwaita/light/notifications-disabled-symbolic.svg&quot;&gt;&lt;source media=&quot;(prefers-color-scheme: light)&quot; srcset=&quot;https://github.com/StorageB/icons/blob/main/GNOME48Adwaita/dark/notifications-disabled-symbolic.svg&quot;&gt;&lt;img alt=&quot;notifications-disabled-symbolic&quot; src=&quot;https://user-images.githubusercontent.com/25423296/163456779-a8556205-d0a5-45e2-ac17-42d089e3c3f8.png&quot;&gt;&lt;/picture&gt; &amp;nbsp; &amp;nbsp;notifications-disabled-symbolic&lt;br&gt;" calcext:value-type="string">
            <text:p>&lt;picture&gt;&lt;source media="(prefers-color-scheme: dark)" srcset="https://github.com/StorageB/icons/blob/main/GNOME48Adwaita/light/notifications-disabled-symbolic.svg"&gt;&lt;source media="(prefers-color-scheme: light)" srcset="https://github.com/StorageB/icons/blob/main/GNOME48Adwaita/dark/notifications-disabled-symbolic.svg"&gt;&lt;img alt="notifications-disabled-symbolic" src="https://user-images.githubusercontent.com/25423296/163456779-a8556205-d0a5-45e2-ac17-42d089e3c3f8.png"&gt;&lt;/picture&gt; &amp;nbsp; &amp;nbsp;notifications-disabl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69] &amp; CHAR(34) &amp;  &#10;&quot; width=&quot; &amp; CHAR(34) &amp; &quot;22&quot; &amp; CHAR(34) &amp; &quot; alt=&quot; &amp; CHAR(34) &amp; [.B569] &amp; CHAR(34) &amp; &quot;&gt;&lt;/a&gt;&quot; &amp; &#10;&quot;&amp;nbsp; &amp;nbsp; &quot; &amp; [.B569] &amp; &quot;&lt;br&gt;&quot;" office:value-type="string" office:string-value="&lt;a href=&quot;#&quot;&gt;&lt;img src=&quot;https://raw.githubusercontent.com/StorageB/icons/main/GNOME46Adwaita/light/notifications-disabled-symbolic.svg&quot; width=&quot;22&quot; alt=&quot;notifications-disabled-symbolic&quot;&gt;&lt;/a&gt;&amp;nbsp; &amp;nbsp; notifications-disabled-symbolic&lt;br&gt;" calcext:value-type="string">
            <text:p>&lt;a href="#"&gt;&lt;img src="https://raw.githubusercontent.com/StorageB/icons/main/GNOME46Adwaita/light/notifications-disabled-symbolic.svg" width="22" alt="notifications-disabled-symbolic"&gt;&lt;/a&gt;&amp;nbsp; &amp;nbsp; notifications-disabl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69] &amp; CHAR(34) &amp;   &#10;&quot; width=&quot; &amp; CHAR(34) &amp; &quot;22&quot; &amp; CHAR(34) &amp; &quot; alt=&quot; &amp; CHAR(34) &amp; [.B569] &amp; CHAR(34) &amp; &quot;&gt;&lt;/a&gt;&quot; &amp;  &#10;&quot;&amp;nbsp; &amp;nbsp; &quot; &amp; [.B569] &amp; &quot;&lt;br&gt;&quot;" office:value-type="string" office:string-value="&lt;a href=&quot;#&quot;&gt;&lt;img src=&quot;https://raw.githubusercontent.com/StorageB/icons/main/GNOME46Adwaita/dark/notifications-disabled-symbolic.svg&quot; width=&quot;22&quot; alt=&quot;notifications-disabled-symbolic&quot;&gt;&lt;/a&gt;&amp;nbsp; &amp;nbsp; notifications-disabled-symbolic&lt;br&gt;" calcext:value-type="string">
            <text:p>&lt;a href="#"&gt;&lt;img src="https://raw.githubusercontent.com/StorageB/icons/main/GNOME46Adwaita/dark/notifications-disabled-symbolic.svg" width="22" alt="notifications-disabled-symbolic"&gt;&lt;/a&gt;&amp;nbsp; &amp;nbsp; notifications-disabl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rientation-landscape-inverse-symbolic.svg</text:p>
          </table:table-cell>
          <table:table-cell office:value-type="string" calcext:value-type="string">
            <text:p>orientation-landscape-invers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7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70] &amp; CHAR(34) &amp; &quot;&gt;&quot; &amp; &#10;&quot;&lt;img alt=&quot; &amp; CHAR(34) &amp; [.B57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0] &amp; &quot;&lt;br&gt;&quot;" office:value-type="string" office:string-value="&lt;picture&gt;&lt;source media=&quot;(prefers-color-scheme: dark)&quot; srcset=&quot;https://github.com/StorageB/icons/blob/main/GNOME48Adwaita/light/orientation-landscape-inverse-symbolic.svg&quot;&gt;&lt;source media=&quot;(prefers-color-scheme: light)&quot; srcset=&quot;https://github.com/StorageB/icons/blob/main/GNOME48Adwaita/dark/orientation-landscape-inverse-symbolic.svg&quot;&gt;&lt;img alt=&quot;orientation-landscape-inverse-symbolic&quot; src=&quot;https://user-images.githubusercontent.com/25423296/163456779-a8556205-d0a5-45e2-ac17-42d089e3c3f8.png&quot;&gt;&lt;/picture&gt; &amp;nbsp; &amp;nbsp;orientation-landscape-inverse-symbolic&lt;br&gt;" calcext:value-type="string">
            <text:p>&lt;picture&gt;&lt;source media="(prefers-color-scheme: dark)" srcset="https://github.com/StorageB/icons/blob/main/GNOME48Adwaita/light/orientation-landscape-inverse-symbolic.svg"&gt;&lt;source media="(prefers-color-scheme: light)" srcset="https://github.com/StorageB/icons/blob/main/GNOME48Adwaita/dark/orientation-landscape-inverse-symbolic.svg"&gt;&lt;img alt="orientation-landscape-inverse-symbolic" src="https://user-images.githubusercontent.com/25423296/163456779-a8556205-d0a5-45e2-ac17-42d089e3c3f8.png"&gt;&lt;/picture&gt; &amp;nbsp; &amp;nbsp;orientation-landscape-invers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70] &amp; CHAR(34) &amp;  &#10;&quot; width=&quot; &amp; CHAR(34) &amp; &quot;22&quot; &amp; CHAR(34) &amp; &quot; alt=&quot; &amp; CHAR(34) &amp; [.B570] &amp; CHAR(34) &amp; &quot;&gt;&lt;/a&gt;&quot; &amp; &#10;&quot;&amp;nbsp; &amp;nbsp; &quot; &amp; [.B570] &amp; &quot;&lt;br&gt;&quot;" office:value-type="string" office:string-value="&lt;a href=&quot;#&quot;&gt;&lt;img src=&quot;https://raw.githubusercontent.com/StorageB/icons/main/GNOME46Adwaita/light/orientation-landscape-inverse-symbolic.svg&quot; width=&quot;22&quot; alt=&quot;orientation-landscape-inverse-symbolic&quot;&gt;&lt;/a&gt;&amp;nbsp; &amp;nbsp; orientation-landscape-inverse-symbolic&lt;br&gt;" calcext:value-type="string">
            <text:p>&lt;a href="#"&gt;&lt;img src="https://raw.githubusercontent.com/StorageB/icons/main/GNOME46Adwaita/light/orientation-landscape-inverse-symbolic.svg" width="22" alt="orientation-landscape-inverse-symbolic"&gt;&lt;/a&gt;&amp;nbsp; &amp;nbsp; orientation-landscape-invers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70] &amp; CHAR(34) &amp;   &#10;&quot; width=&quot; &amp; CHAR(34) &amp; &quot;22&quot; &amp; CHAR(34) &amp; &quot; alt=&quot; &amp; CHAR(34) &amp; [.B570] &amp; CHAR(34) &amp; &quot;&gt;&lt;/a&gt;&quot; &amp;  &#10;&quot;&amp;nbsp; &amp;nbsp; &quot; &amp; [.B570] &amp; &quot;&lt;br&gt;&quot;" office:value-type="string" office:string-value="&lt;a href=&quot;#&quot;&gt;&lt;img src=&quot;https://raw.githubusercontent.com/StorageB/icons/main/GNOME46Adwaita/dark/orientation-landscape-inverse-symbolic.svg&quot; width=&quot;22&quot; alt=&quot;orientation-landscape-inverse-symbolic&quot;&gt;&lt;/a&gt;&amp;nbsp; &amp;nbsp; orientation-landscape-inverse-symbolic&lt;br&gt;" calcext:value-type="string">
            <text:p>&lt;a href="#"&gt;&lt;img src="https://raw.githubusercontent.com/StorageB/icons/main/GNOME46Adwaita/dark/orientation-landscape-inverse-symbolic.svg" width="22" alt="orientation-landscape-inverse-symbolic"&gt;&lt;/a&gt;&amp;nbsp; &amp;nbsp; orientation-landscape-invers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rientation-landscape-symbolic.svg</text:p>
          </table:table-cell>
          <table:table-cell office:value-type="string" calcext:value-type="string">
            <text:p>orientation-landscap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7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71] &amp; CHAR(34) &amp; &quot;&gt;&quot; &amp; &#10;&quot;&lt;img alt=&quot; &amp; CHAR(34) &amp; [.B57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1] &amp; &quot;&lt;br&gt;&quot;" office:value-type="string" office:string-value="&lt;picture&gt;&lt;source media=&quot;(prefers-color-scheme: dark)&quot; srcset=&quot;https://github.com/StorageB/icons/blob/main/GNOME48Adwaita/light/orientation-landscape-symbolic.svg&quot;&gt;&lt;source media=&quot;(prefers-color-scheme: light)&quot; srcset=&quot;https://github.com/StorageB/icons/blob/main/GNOME48Adwaita/dark/orientation-landscape-symbolic.svg&quot;&gt;&lt;img alt=&quot;orientation-landscape-symbolic&quot; src=&quot;https://user-images.githubusercontent.com/25423296/163456779-a8556205-d0a5-45e2-ac17-42d089e3c3f8.png&quot;&gt;&lt;/picture&gt; &amp;nbsp; &amp;nbsp;orientation-landscape-symbolic&lt;br&gt;" calcext:value-type="string">
            <text:p>&lt;picture&gt;&lt;source media="(prefers-color-scheme: dark)" srcset="https://github.com/StorageB/icons/blob/main/GNOME48Adwaita/light/orientation-landscape-symbolic.svg"&gt;&lt;source media="(prefers-color-scheme: light)" srcset="https://github.com/StorageB/icons/blob/main/GNOME48Adwaita/dark/orientation-landscape-symbolic.svg"&gt;&lt;img alt="orientation-landscape-symbolic" src="https://user-images.githubusercontent.com/25423296/163456779-a8556205-d0a5-45e2-ac17-42d089e3c3f8.png"&gt;&lt;/picture&gt; &amp;nbsp; &amp;nbsp;orientation-landscap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71] &amp; CHAR(34) &amp;  &#10;&quot; width=&quot; &amp; CHAR(34) &amp; &quot;22&quot; &amp; CHAR(34) &amp; &quot; alt=&quot; &amp; CHAR(34) &amp; [.B571] &amp; CHAR(34) &amp; &quot;&gt;&lt;/a&gt;&quot; &amp; &#10;&quot;&amp;nbsp; &amp;nbsp; &quot; &amp; [.B571] &amp; &quot;&lt;br&gt;&quot;" office:value-type="string" office:string-value="&lt;a href=&quot;#&quot;&gt;&lt;img src=&quot;https://raw.githubusercontent.com/StorageB/icons/main/GNOME46Adwaita/light/orientation-landscape-symbolic.svg&quot; width=&quot;22&quot; alt=&quot;orientation-landscape-symbolic&quot;&gt;&lt;/a&gt;&amp;nbsp; &amp;nbsp; orientation-landscape-symbolic&lt;br&gt;" calcext:value-type="string">
            <text:p>&lt;a href="#"&gt;&lt;img src="https://raw.githubusercontent.com/StorageB/icons/main/GNOME46Adwaita/light/orientation-landscape-symbolic.svg" width="22" alt="orientation-landscape-symbolic"&gt;&lt;/a&gt;&amp;nbsp; &amp;nbsp; orientation-landscap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71] &amp; CHAR(34) &amp;   &#10;&quot; width=&quot; &amp; CHAR(34) &amp; &quot;22&quot; &amp; CHAR(34) &amp; &quot; alt=&quot; &amp; CHAR(34) &amp; [.B571] &amp; CHAR(34) &amp; &quot;&gt;&lt;/a&gt;&quot; &amp;  &#10;&quot;&amp;nbsp; &amp;nbsp; &quot; &amp; [.B571] &amp; &quot;&lt;br&gt;&quot;" office:value-type="string" office:string-value="&lt;a href=&quot;#&quot;&gt;&lt;img src=&quot;https://raw.githubusercontent.com/StorageB/icons/main/GNOME46Adwaita/dark/orientation-landscape-symbolic.svg&quot; width=&quot;22&quot; alt=&quot;orientation-landscape-symbolic&quot;&gt;&lt;/a&gt;&amp;nbsp; &amp;nbsp; orientation-landscape-symbolic&lt;br&gt;" calcext:value-type="string">
            <text:p>&lt;a href="#"&gt;&lt;img src="https://raw.githubusercontent.com/StorageB/icons/main/GNOME46Adwaita/dark/orientation-landscape-symbolic.svg" width="22" alt="orientation-landscape-symbolic"&gt;&lt;/a&gt;&amp;nbsp; &amp;nbsp; orientation-landscap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rientation-portrait-left-symbolic-rtl.svg</text:p>
          </table:table-cell>
          <table:table-cell office:value-type="string" calcext:value-type="string">
            <text:p>orientation-portrait-lef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7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72] &amp; CHAR(34) &amp; &quot;&gt;&quot; &amp; &#10;&quot;&lt;img alt=&quot; &amp; CHAR(34) &amp; [.B57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2] &amp; &quot;&lt;br&gt;&quot;" office:value-type="string" office:string-value="&lt;picture&gt;&lt;source media=&quot;(prefers-color-scheme: dark)&quot; srcset=&quot;https://github.com/StorageB/icons/blob/main/GNOME48Adwaita/light/orientation-portrait-left-symbolic-rtl.svg&quot;&gt;&lt;source media=&quot;(prefers-color-scheme: light)&quot; srcset=&quot;https://github.com/StorageB/icons/blob/main/GNOME48Adwaita/dark/orientation-portrait-left-symbolic-rtl.svg&quot;&gt;&lt;img alt=&quot;orientation-portrait-left-symbolic-rtl&quot; src=&quot;https://user-images.githubusercontent.com/25423296/163456779-a8556205-d0a5-45e2-ac17-42d089e3c3f8.png&quot;&gt;&lt;/picture&gt; &amp;nbsp; &amp;nbsp;orientation-portrait-left-symbolic-rtl&lt;br&gt;" calcext:value-type="string">
            <text:p>&lt;picture&gt;&lt;source media="(prefers-color-scheme: dark)" srcset="https://github.com/StorageB/icons/blob/main/GNOME48Adwaita/light/orientation-portrait-left-symbolic-rtl.svg"&gt;&lt;source media="(prefers-color-scheme: light)" srcset="https://github.com/StorageB/icons/blob/main/GNOME48Adwaita/dark/orientation-portrait-left-symbolic-rtl.svg"&gt;&lt;img alt="orientation-portrait-left-symbolic-rtl" src="https://user-images.githubusercontent.com/25423296/163456779-a8556205-d0a5-45e2-ac17-42d089e3c3f8.png"&gt;&lt;/picture&gt; &amp;nbsp; &amp;nbsp;orientation-portrait-left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72] &amp; CHAR(34) &amp;  &#10;&quot; width=&quot; &amp; CHAR(34) &amp; &quot;22&quot; &amp; CHAR(34) &amp; &quot; alt=&quot; &amp; CHAR(34) &amp; [.B572] &amp; CHAR(34) &amp; &quot;&gt;&lt;/a&gt;&quot; &amp; &#10;&quot;&amp;nbsp; &amp;nbsp; &quot; &amp; [.B572] &amp; &quot;&lt;br&gt;&quot;" office:value-type="string" office:string-value="&lt;a href=&quot;#&quot;&gt;&lt;img src=&quot;https://raw.githubusercontent.com/StorageB/icons/main/GNOME46Adwaita/light/orientation-portrait-left-symbolic-rtl.svg&quot; width=&quot;22&quot; alt=&quot;orientation-portrait-left-symbolic-rtl&quot;&gt;&lt;/a&gt;&amp;nbsp; &amp;nbsp; orientation-portrait-left-symbolic-rtl&lt;br&gt;" calcext:value-type="string">
            <text:p>&lt;a href="#"&gt;&lt;img src="https://raw.githubusercontent.com/StorageB/icons/main/GNOME46Adwaita/light/orientation-portrait-left-symbolic-rtl.svg" width="22" alt="orientation-portrait-left-symbolic-rtl"&gt;&lt;/a&gt;&amp;nbsp; &amp;nbsp; orientation-portrait-left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72] &amp; CHAR(34) &amp;   &#10;&quot; width=&quot; &amp; CHAR(34) &amp; &quot;22&quot; &amp; CHAR(34) &amp; &quot; alt=&quot; &amp; CHAR(34) &amp; [.B572] &amp; CHAR(34) &amp; &quot;&gt;&lt;/a&gt;&quot; &amp;  &#10;&quot;&amp;nbsp; &amp;nbsp; &quot; &amp; [.B572] &amp; &quot;&lt;br&gt;&quot;" office:value-type="string" office:string-value="&lt;a href=&quot;#&quot;&gt;&lt;img src=&quot;https://raw.githubusercontent.com/StorageB/icons/main/GNOME46Adwaita/dark/orientation-portrait-left-symbolic-rtl.svg&quot; width=&quot;22&quot; alt=&quot;orientation-portrait-left-symbolic-rtl&quot;&gt;&lt;/a&gt;&amp;nbsp; &amp;nbsp; orientation-portrait-left-symbolic-rtl&lt;br&gt;" calcext:value-type="string">
            <text:p>&lt;a href="#"&gt;&lt;img src="https://raw.githubusercontent.com/StorageB/icons/main/GNOME46Adwaita/dark/orientation-portrait-left-symbolic-rtl.svg" width="22" alt="orientation-portrait-left-symbolic-rtl"&gt;&lt;/a&gt;&amp;nbsp; &amp;nbsp; orientation-portrait-left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rientation-portrait-left-symbolic.svg</text:p>
          </table:table-cell>
          <table:table-cell office:value-type="string" calcext:value-type="string">
            <text:p>orientation-portrait-lef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7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73] &amp; CHAR(34) &amp; &quot;&gt;&quot; &amp; &#10;&quot;&lt;img alt=&quot; &amp; CHAR(34) &amp; [.B57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3] &amp; &quot;&lt;br&gt;&quot;" office:value-type="string" office:string-value="&lt;picture&gt;&lt;source media=&quot;(prefers-color-scheme: dark)&quot; srcset=&quot;https://github.com/StorageB/icons/blob/main/GNOME48Adwaita/light/orientation-portrait-left-symbolic.svg&quot;&gt;&lt;source media=&quot;(prefers-color-scheme: light)&quot; srcset=&quot;https://github.com/StorageB/icons/blob/main/GNOME48Adwaita/dark/orientation-portrait-left-symbolic.svg&quot;&gt;&lt;img alt=&quot;orientation-portrait-left-symbolic&quot; src=&quot;https://user-images.githubusercontent.com/25423296/163456779-a8556205-d0a5-45e2-ac17-42d089e3c3f8.png&quot;&gt;&lt;/picture&gt; &amp;nbsp; &amp;nbsp;orientation-portrait-left-symbolic&lt;br&gt;" calcext:value-type="string">
            <text:p>&lt;picture&gt;&lt;source media="(prefers-color-scheme: dark)" srcset="https://github.com/StorageB/icons/blob/main/GNOME48Adwaita/light/orientation-portrait-left-symbolic.svg"&gt;&lt;source media="(prefers-color-scheme: light)" srcset="https://github.com/StorageB/icons/blob/main/GNOME48Adwaita/dark/orientation-portrait-left-symbolic.svg"&gt;&lt;img alt="orientation-portrait-left-symbolic" src="https://user-images.githubusercontent.com/25423296/163456779-a8556205-d0a5-45e2-ac17-42d089e3c3f8.png"&gt;&lt;/picture&gt; &amp;nbsp; &amp;nbsp;orientation-portrait-lef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73] &amp; CHAR(34) &amp;  &#10;&quot; width=&quot; &amp; CHAR(34) &amp; &quot;22&quot; &amp; CHAR(34) &amp; &quot; alt=&quot; &amp; CHAR(34) &amp; [.B573] &amp; CHAR(34) &amp; &quot;&gt;&lt;/a&gt;&quot; &amp; &#10;&quot;&amp;nbsp; &amp;nbsp; &quot; &amp; [.B573] &amp; &quot;&lt;br&gt;&quot;" office:value-type="string" office:string-value="&lt;a href=&quot;#&quot;&gt;&lt;img src=&quot;https://raw.githubusercontent.com/StorageB/icons/main/GNOME46Adwaita/light/orientation-portrait-left-symbolic.svg&quot; width=&quot;22&quot; alt=&quot;orientation-portrait-left-symbolic&quot;&gt;&lt;/a&gt;&amp;nbsp; &amp;nbsp; orientation-portrait-left-symbolic&lt;br&gt;" calcext:value-type="string">
            <text:p>&lt;a href="#"&gt;&lt;img src="https://raw.githubusercontent.com/StorageB/icons/main/GNOME46Adwaita/light/orientation-portrait-left-symbolic.svg" width="22" alt="orientation-portrait-left-symbolic"&gt;&lt;/a&gt;&amp;nbsp; &amp;nbsp; orientation-portrait-lef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73] &amp; CHAR(34) &amp;   &#10;&quot; width=&quot; &amp; CHAR(34) &amp; &quot;22&quot; &amp; CHAR(34) &amp; &quot; alt=&quot; &amp; CHAR(34) &amp; [.B573] &amp; CHAR(34) &amp; &quot;&gt;&lt;/a&gt;&quot; &amp;  &#10;&quot;&amp;nbsp; &amp;nbsp; &quot; &amp; [.B573] &amp; &quot;&lt;br&gt;&quot;" office:value-type="string" office:string-value="&lt;a href=&quot;#&quot;&gt;&lt;img src=&quot;https://raw.githubusercontent.com/StorageB/icons/main/GNOME46Adwaita/dark/orientation-portrait-left-symbolic.svg&quot; width=&quot;22&quot; alt=&quot;orientation-portrait-left-symbolic&quot;&gt;&lt;/a&gt;&amp;nbsp; &amp;nbsp; orientation-portrait-left-symbolic&lt;br&gt;" calcext:value-type="string">
            <text:p>&lt;a href="#"&gt;&lt;img src="https://raw.githubusercontent.com/StorageB/icons/main/GNOME46Adwaita/dark/orientation-portrait-left-symbolic.svg" width="22" alt="orientation-portrait-left-symbolic"&gt;&lt;/a&gt;&amp;nbsp; &amp;nbsp; orientation-portrait-lef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rientation-portrait-right-symbolic-rtl.svg</text:p>
          </table:table-cell>
          <table:table-cell office:value-type="string" calcext:value-type="string">
            <text:p>orientation-portrait-righ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7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74] &amp; CHAR(34) &amp; &quot;&gt;&quot; &amp; &#10;&quot;&lt;img alt=&quot; &amp; CHAR(34) &amp; [.B57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4] &amp; &quot;&lt;br&gt;&quot;" office:value-type="string" office:string-value="&lt;picture&gt;&lt;source media=&quot;(prefers-color-scheme: dark)&quot; srcset=&quot;https://github.com/StorageB/icons/blob/main/GNOME48Adwaita/light/orientation-portrait-right-symbolic-rtl.svg&quot;&gt;&lt;source media=&quot;(prefers-color-scheme: light)&quot; srcset=&quot;https://github.com/StorageB/icons/blob/main/GNOME48Adwaita/dark/orientation-portrait-right-symbolic-rtl.svg&quot;&gt;&lt;img alt=&quot;orientation-portrait-right-symbolic-rtl&quot; src=&quot;https://user-images.githubusercontent.com/25423296/163456779-a8556205-d0a5-45e2-ac17-42d089e3c3f8.png&quot;&gt;&lt;/picture&gt; &amp;nbsp; &amp;nbsp;orientation-portrait-right-symbolic-rtl&lt;br&gt;" calcext:value-type="string">
            <text:p>&lt;picture&gt;&lt;source media="(prefers-color-scheme: dark)" srcset="https://github.com/StorageB/icons/blob/main/GNOME48Adwaita/light/orientation-portrait-right-symbolic-rtl.svg"&gt;&lt;source media="(prefers-color-scheme: light)" srcset="https://github.com/StorageB/icons/blob/main/GNOME48Adwaita/dark/orientation-portrait-right-symbolic-rtl.svg"&gt;&lt;img alt="orientation-portrait-right-symbolic-rtl" src="https://user-images.githubusercontent.com/25423296/163456779-a8556205-d0a5-45e2-ac17-42d089e3c3f8.png"&gt;&lt;/picture&gt; &amp;nbsp; &amp;nbsp;orientation-portrait-right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74] &amp; CHAR(34) &amp;  &#10;&quot; width=&quot; &amp; CHAR(34) &amp; &quot;22&quot; &amp; CHAR(34) &amp; &quot; alt=&quot; &amp; CHAR(34) &amp; [.B574] &amp; CHAR(34) &amp; &quot;&gt;&lt;/a&gt;&quot; &amp; &#10;&quot;&amp;nbsp; &amp;nbsp; &quot; &amp; [.B574] &amp; &quot;&lt;br&gt;&quot;" office:value-type="string" office:string-value="&lt;a href=&quot;#&quot;&gt;&lt;img src=&quot;https://raw.githubusercontent.com/StorageB/icons/main/GNOME46Adwaita/light/orientation-portrait-right-symbolic-rtl.svg&quot; width=&quot;22&quot; alt=&quot;orientation-portrait-right-symbolic-rtl&quot;&gt;&lt;/a&gt;&amp;nbsp; &amp;nbsp; orientation-portrait-right-symbolic-rtl&lt;br&gt;" calcext:value-type="string">
            <text:p>&lt;a href="#"&gt;&lt;img src="https://raw.githubusercontent.com/StorageB/icons/main/GNOME46Adwaita/light/orientation-portrait-right-symbolic-rtl.svg" width="22" alt="orientation-portrait-right-symbolic-rtl"&gt;&lt;/a&gt;&amp;nbsp; &amp;nbsp; orientation-portrait-right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74] &amp; CHAR(34) &amp;   &#10;&quot; width=&quot; &amp; CHAR(34) &amp; &quot;22&quot; &amp; CHAR(34) &amp; &quot; alt=&quot; &amp; CHAR(34) &amp; [.B574] &amp; CHAR(34) &amp; &quot;&gt;&lt;/a&gt;&quot; &amp;  &#10;&quot;&amp;nbsp; &amp;nbsp; &quot; &amp; [.B574] &amp; &quot;&lt;br&gt;&quot;" office:value-type="string" office:string-value="&lt;a href=&quot;#&quot;&gt;&lt;img src=&quot;https://raw.githubusercontent.com/StorageB/icons/main/GNOME46Adwaita/dark/orientation-portrait-right-symbolic-rtl.svg&quot; width=&quot;22&quot; alt=&quot;orientation-portrait-right-symbolic-rtl&quot;&gt;&lt;/a&gt;&amp;nbsp; &amp;nbsp; orientation-portrait-right-symbolic-rtl&lt;br&gt;" calcext:value-type="string">
            <text:p>&lt;a href="#"&gt;&lt;img src="https://raw.githubusercontent.com/StorageB/icons/main/GNOME46Adwaita/dark/orientation-portrait-right-symbolic-rtl.svg" width="22" alt="orientation-portrait-right-symbolic-rtl"&gt;&lt;/a&gt;&amp;nbsp; &amp;nbsp; orientation-portrait-right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rientation-portrait-right-symbolic.svg</text:p>
          </table:table-cell>
          <table:table-cell office:value-type="string" calcext:value-type="string">
            <text:p>orientation-portrait-righ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7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75] &amp; CHAR(34) &amp; &quot;&gt;&quot; &amp; &#10;&quot;&lt;img alt=&quot; &amp; CHAR(34) &amp; [.B57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5] &amp; &quot;&lt;br&gt;&quot;" office:value-type="string" office:string-value="&lt;picture&gt;&lt;source media=&quot;(prefers-color-scheme: dark)&quot; srcset=&quot;https://github.com/StorageB/icons/blob/main/GNOME48Adwaita/light/orientation-portrait-right-symbolic.svg&quot;&gt;&lt;source media=&quot;(prefers-color-scheme: light)&quot; srcset=&quot;https://github.com/StorageB/icons/blob/main/GNOME48Adwaita/dark/orientation-portrait-right-symbolic.svg&quot;&gt;&lt;img alt=&quot;orientation-portrait-right-symbolic&quot; src=&quot;https://user-images.githubusercontent.com/25423296/163456779-a8556205-d0a5-45e2-ac17-42d089e3c3f8.png&quot;&gt;&lt;/picture&gt; &amp;nbsp; &amp;nbsp;orientation-portrait-right-symbolic&lt;br&gt;" calcext:value-type="string">
            <text:p>&lt;picture&gt;&lt;source media="(prefers-color-scheme: dark)" srcset="https://github.com/StorageB/icons/blob/main/GNOME48Adwaita/light/orientation-portrait-right-symbolic.svg"&gt;&lt;source media="(prefers-color-scheme: light)" srcset="https://github.com/StorageB/icons/blob/main/GNOME48Adwaita/dark/orientation-portrait-right-symbolic.svg"&gt;&lt;img alt="orientation-portrait-right-symbolic" src="https://user-images.githubusercontent.com/25423296/163456779-a8556205-d0a5-45e2-ac17-42d089e3c3f8.png"&gt;&lt;/picture&gt; &amp;nbsp; &amp;nbsp;orientation-portrait-righ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75] &amp; CHAR(34) &amp;  &#10;&quot; width=&quot; &amp; CHAR(34) &amp; &quot;22&quot; &amp; CHAR(34) &amp; &quot; alt=&quot; &amp; CHAR(34) &amp; [.B575] &amp; CHAR(34) &amp; &quot;&gt;&lt;/a&gt;&quot; &amp; &#10;&quot;&amp;nbsp; &amp;nbsp; &quot; &amp; [.B575] &amp; &quot;&lt;br&gt;&quot;" office:value-type="string" office:string-value="&lt;a href=&quot;#&quot;&gt;&lt;img src=&quot;https://raw.githubusercontent.com/StorageB/icons/main/GNOME46Adwaita/light/orientation-portrait-right-symbolic.svg&quot; width=&quot;22&quot; alt=&quot;orientation-portrait-right-symbolic&quot;&gt;&lt;/a&gt;&amp;nbsp; &amp;nbsp; orientation-portrait-right-symbolic&lt;br&gt;" calcext:value-type="string">
            <text:p>&lt;a href="#"&gt;&lt;img src="https://raw.githubusercontent.com/StorageB/icons/main/GNOME46Adwaita/light/orientation-portrait-right-symbolic.svg" width="22" alt="orientation-portrait-right-symbolic"&gt;&lt;/a&gt;&amp;nbsp; &amp;nbsp; orientation-portrait-righ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75] &amp; CHAR(34) &amp;   &#10;&quot; width=&quot; &amp; CHAR(34) &amp; &quot;22&quot; &amp; CHAR(34) &amp; &quot; alt=&quot; &amp; CHAR(34) &amp; [.B575] &amp; CHAR(34) &amp; &quot;&gt;&lt;/a&gt;&quot; &amp;  &#10;&quot;&amp;nbsp; &amp;nbsp; &quot; &amp; [.B575] &amp; &quot;&lt;br&gt;&quot;" office:value-type="string" office:string-value="&lt;a href=&quot;#&quot;&gt;&lt;img src=&quot;https://raw.githubusercontent.com/StorageB/icons/main/GNOME46Adwaita/dark/orientation-portrait-right-symbolic.svg&quot; width=&quot;22&quot; alt=&quot;orientation-portrait-right-symbolic&quot;&gt;&lt;/a&gt;&amp;nbsp; &amp;nbsp; orientation-portrait-right-symbolic&lt;br&gt;" calcext:value-type="string">
            <text:p>&lt;a href="#"&gt;&lt;img src="https://raw.githubusercontent.com/StorageB/icons/main/GNOME46Adwaita/dark/orientation-portrait-right-symbolic.svg" width="22" alt="orientation-portrait-right-symbolic"&gt;&lt;/a&gt;&amp;nbsp; &amp;nbsp; orientation-portrait-righ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ower-profile-balanced-symbolic.svg</text:p>
          </table:table-cell>
          <table:table-cell office:value-type="string" calcext:value-type="string">
            <text:p>power-profile-balanc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7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76] &amp; CHAR(34) &amp; &quot;&gt;&quot; &amp; &#10;&quot;&lt;img alt=&quot; &amp; CHAR(34) &amp; [.B57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6] &amp; &quot;&lt;br&gt;&quot;" office:value-type="string" office:string-value="&lt;picture&gt;&lt;source media=&quot;(prefers-color-scheme: dark)&quot; srcset=&quot;https://github.com/StorageB/icons/blob/main/GNOME48Adwaita/light/power-profile-balanced-symbolic.svg&quot;&gt;&lt;source media=&quot;(prefers-color-scheme: light)&quot; srcset=&quot;https://github.com/StorageB/icons/blob/main/GNOME48Adwaita/dark/power-profile-balanced-symbolic.svg&quot;&gt;&lt;img alt=&quot;power-profile-balanced-symbolic&quot; src=&quot;https://user-images.githubusercontent.com/25423296/163456779-a8556205-d0a5-45e2-ac17-42d089e3c3f8.png&quot;&gt;&lt;/picture&gt; &amp;nbsp; &amp;nbsp;power-profile-balanced-symbolic&lt;br&gt;" calcext:value-type="string">
            <text:p>&lt;picture&gt;&lt;source media="(prefers-color-scheme: dark)" srcset="https://github.com/StorageB/icons/blob/main/GNOME48Adwaita/light/power-profile-balanced-symbolic.svg"&gt;&lt;source media="(prefers-color-scheme: light)" srcset="https://github.com/StorageB/icons/blob/main/GNOME48Adwaita/dark/power-profile-balanced-symbolic.svg"&gt;&lt;img alt="power-profile-balanced-symbolic" src="https://user-images.githubusercontent.com/25423296/163456779-a8556205-d0a5-45e2-ac17-42d089e3c3f8.png"&gt;&lt;/picture&gt; &amp;nbsp; &amp;nbsp;power-profile-balanc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76] &amp; CHAR(34) &amp;  &#10;&quot; width=&quot; &amp; CHAR(34) &amp; &quot;22&quot; &amp; CHAR(34) &amp; &quot; alt=&quot; &amp; CHAR(34) &amp; [.B576] &amp; CHAR(34) &amp; &quot;&gt;&lt;/a&gt;&quot; &amp; &#10;&quot;&amp;nbsp; &amp;nbsp; &quot; &amp; [.B576] &amp; &quot;&lt;br&gt;&quot;" office:value-type="string" office:string-value="&lt;a href=&quot;#&quot;&gt;&lt;img src=&quot;https://raw.githubusercontent.com/StorageB/icons/main/GNOME46Adwaita/light/power-profile-balanced-symbolic.svg&quot; width=&quot;22&quot; alt=&quot;power-profile-balanced-symbolic&quot;&gt;&lt;/a&gt;&amp;nbsp; &amp;nbsp; power-profile-balanced-symbolic&lt;br&gt;" calcext:value-type="string">
            <text:p>&lt;a href="#"&gt;&lt;img src="https://raw.githubusercontent.com/StorageB/icons/main/GNOME46Adwaita/light/power-profile-balanced-symbolic.svg" width="22" alt="power-profile-balanced-symbolic"&gt;&lt;/a&gt;&amp;nbsp; &amp;nbsp; power-profile-balanc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76] &amp; CHAR(34) &amp;   &#10;&quot; width=&quot; &amp; CHAR(34) &amp; &quot;22&quot; &amp; CHAR(34) &amp; &quot; alt=&quot; &amp; CHAR(34) &amp; [.B576] &amp; CHAR(34) &amp; &quot;&gt;&lt;/a&gt;&quot; &amp;  &#10;&quot;&amp;nbsp; &amp;nbsp; &quot; &amp; [.B576] &amp; &quot;&lt;br&gt;&quot;" office:value-type="string" office:string-value="&lt;a href=&quot;#&quot;&gt;&lt;img src=&quot;https://raw.githubusercontent.com/StorageB/icons/main/GNOME46Adwaita/dark/power-profile-balanced-symbolic.svg&quot; width=&quot;22&quot; alt=&quot;power-profile-balanced-symbolic&quot;&gt;&lt;/a&gt;&amp;nbsp; &amp;nbsp; power-profile-balanced-symbolic&lt;br&gt;" calcext:value-type="string">
            <text:p>&lt;a href="#"&gt;&lt;img src="https://raw.githubusercontent.com/StorageB/icons/main/GNOME46Adwaita/dark/power-profile-balanced-symbolic.svg" width="22" alt="power-profile-balanced-symbolic"&gt;&lt;/a&gt;&amp;nbsp; &amp;nbsp; power-profile-balanc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ower-profile-performance-symbolic.svg</text:p>
          </table:table-cell>
          <table:table-cell office:value-type="string" calcext:value-type="string">
            <text:p>power-profile-performanc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7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77] &amp; CHAR(34) &amp; &quot;&gt;&quot; &amp; &#10;&quot;&lt;img alt=&quot; &amp; CHAR(34) &amp; [.B57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7] &amp; &quot;&lt;br&gt;&quot;" office:value-type="string" office:string-value="&lt;picture&gt;&lt;source media=&quot;(prefers-color-scheme: dark)&quot; srcset=&quot;https://github.com/StorageB/icons/blob/main/GNOME48Adwaita/light/power-profile-performance-symbolic.svg&quot;&gt;&lt;source media=&quot;(prefers-color-scheme: light)&quot; srcset=&quot;https://github.com/StorageB/icons/blob/main/GNOME48Adwaita/dark/power-profile-performance-symbolic.svg&quot;&gt;&lt;img alt=&quot;power-profile-performance-symbolic&quot; src=&quot;https://user-images.githubusercontent.com/25423296/163456779-a8556205-d0a5-45e2-ac17-42d089e3c3f8.png&quot;&gt;&lt;/picture&gt; &amp;nbsp; &amp;nbsp;power-profile-performance-symbolic&lt;br&gt;" calcext:value-type="string">
            <text:p>&lt;picture&gt;&lt;source media="(prefers-color-scheme: dark)" srcset="https://github.com/StorageB/icons/blob/main/GNOME48Adwaita/light/power-profile-performance-symbolic.svg"&gt;&lt;source media="(prefers-color-scheme: light)" srcset="https://github.com/StorageB/icons/blob/main/GNOME48Adwaita/dark/power-profile-performance-symbolic.svg"&gt;&lt;img alt="power-profile-performance-symbolic" src="https://user-images.githubusercontent.com/25423296/163456779-a8556205-d0a5-45e2-ac17-42d089e3c3f8.png"&gt;&lt;/picture&gt; &amp;nbsp; &amp;nbsp;power-profile-performanc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77] &amp; CHAR(34) &amp;  &#10;&quot; width=&quot; &amp; CHAR(34) &amp; &quot;22&quot; &amp; CHAR(34) &amp; &quot; alt=&quot; &amp; CHAR(34) &amp; [.B577] &amp; CHAR(34) &amp; &quot;&gt;&lt;/a&gt;&quot; &amp; &#10;&quot;&amp;nbsp; &amp;nbsp; &quot; &amp; [.B577] &amp; &quot;&lt;br&gt;&quot;" office:value-type="string" office:string-value="&lt;a href=&quot;#&quot;&gt;&lt;img src=&quot;https://raw.githubusercontent.com/StorageB/icons/main/GNOME46Adwaita/light/power-profile-performance-symbolic.svg&quot; width=&quot;22&quot; alt=&quot;power-profile-performance-symbolic&quot;&gt;&lt;/a&gt;&amp;nbsp; &amp;nbsp; power-profile-performance-symbolic&lt;br&gt;" calcext:value-type="string">
            <text:p>&lt;a href="#"&gt;&lt;img src="https://raw.githubusercontent.com/StorageB/icons/main/GNOME46Adwaita/light/power-profile-performance-symbolic.svg" width="22" alt="power-profile-performance-symbolic"&gt;&lt;/a&gt;&amp;nbsp; &amp;nbsp; power-profile-performanc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77] &amp; CHAR(34) &amp;   &#10;&quot; width=&quot; &amp; CHAR(34) &amp; &quot;22&quot; &amp; CHAR(34) &amp; &quot; alt=&quot; &amp; CHAR(34) &amp; [.B577] &amp; CHAR(34) &amp; &quot;&gt;&lt;/a&gt;&quot; &amp;  &#10;&quot;&amp;nbsp; &amp;nbsp; &quot; &amp; [.B577] &amp; &quot;&lt;br&gt;&quot;" office:value-type="string" office:string-value="&lt;a href=&quot;#&quot;&gt;&lt;img src=&quot;https://raw.githubusercontent.com/StorageB/icons/main/GNOME46Adwaita/dark/power-profile-performance-symbolic.svg&quot; width=&quot;22&quot; alt=&quot;power-profile-performance-symbolic&quot;&gt;&lt;/a&gt;&amp;nbsp; &amp;nbsp; power-profile-performance-symbolic&lt;br&gt;" calcext:value-type="string">
            <text:p>&lt;a href="#"&gt;&lt;img src="https://raw.githubusercontent.com/StorageB/icons/main/GNOME46Adwaita/dark/power-profile-performance-symbolic.svg" width="22" alt="power-profile-performance-symbolic"&gt;&lt;/a&gt;&amp;nbsp; &amp;nbsp; power-profile-performanc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ower-profile-power-saver-symbolic.svg</text:p>
          </table:table-cell>
          <table:table-cell office:value-type="string" calcext:value-type="string">
            <text:p>power-profile-power-sav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7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78] &amp; CHAR(34) &amp; &quot;&gt;&quot; &amp; &#10;&quot;&lt;img alt=&quot; &amp; CHAR(34) &amp; [.B57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8] &amp; &quot;&lt;br&gt;&quot;" office:value-type="string" office:string-value="&lt;picture&gt;&lt;source media=&quot;(prefers-color-scheme: dark)&quot; srcset=&quot;https://github.com/StorageB/icons/blob/main/GNOME48Adwaita/light/power-profile-power-saver-symbolic.svg&quot;&gt;&lt;source media=&quot;(prefers-color-scheme: light)&quot; srcset=&quot;https://github.com/StorageB/icons/blob/main/GNOME48Adwaita/dark/power-profile-power-saver-symbolic.svg&quot;&gt;&lt;img alt=&quot;power-profile-power-saver-symbolic&quot; src=&quot;https://user-images.githubusercontent.com/25423296/163456779-a8556205-d0a5-45e2-ac17-42d089e3c3f8.png&quot;&gt;&lt;/picture&gt; &amp;nbsp; &amp;nbsp;power-profile-power-saver-symbolic&lt;br&gt;" calcext:value-type="string">
            <text:p>&lt;picture&gt;&lt;source media="(prefers-color-scheme: dark)" srcset="https://github.com/StorageB/icons/blob/main/GNOME48Adwaita/light/power-profile-power-saver-symbolic.svg"&gt;&lt;source media="(prefers-color-scheme: light)" srcset="https://github.com/StorageB/icons/blob/main/GNOME48Adwaita/dark/power-profile-power-saver-symbolic.svg"&gt;&lt;img alt="power-profile-power-saver-symbolic" src="https://user-images.githubusercontent.com/25423296/163456779-a8556205-d0a5-45e2-ac17-42d089e3c3f8.png"&gt;&lt;/picture&gt; &amp;nbsp; &amp;nbsp;power-profile-power-save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78] &amp; CHAR(34) &amp;  &#10;&quot; width=&quot; &amp; CHAR(34) &amp; &quot;22&quot; &amp; CHAR(34) &amp; &quot; alt=&quot; &amp; CHAR(34) &amp; [.B578] &amp; CHAR(34) &amp; &quot;&gt;&lt;/a&gt;&quot; &amp; &#10;&quot;&amp;nbsp; &amp;nbsp; &quot; &amp; [.B578] &amp; &quot;&lt;br&gt;&quot;" office:value-type="string" office:string-value="&lt;a href=&quot;#&quot;&gt;&lt;img src=&quot;https://raw.githubusercontent.com/StorageB/icons/main/GNOME46Adwaita/light/power-profile-power-saver-symbolic.svg&quot; width=&quot;22&quot; alt=&quot;power-profile-power-saver-symbolic&quot;&gt;&lt;/a&gt;&amp;nbsp; &amp;nbsp; power-profile-power-saver-symbolic&lt;br&gt;" calcext:value-type="string">
            <text:p>&lt;a href="#"&gt;&lt;img src="https://raw.githubusercontent.com/StorageB/icons/main/GNOME46Adwaita/light/power-profile-power-saver-symbolic.svg" width="22" alt="power-profile-power-saver-symbolic"&gt;&lt;/a&gt;&amp;nbsp; &amp;nbsp; power-profile-power-save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78] &amp; CHAR(34) &amp;   &#10;&quot; width=&quot; &amp; CHAR(34) &amp; &quot;22&quot; &amp; CHAR(34) &amp; &quot; alt=&quot; &amp; CHAR(34) &amp; [.B578] &amp; CHAR(34) &amp; &quot;&gt;&lt;/a&gt;&quot; &amp;  &#10;&quot;&amp;nbsp; &amp;nbsp; &quot; &amp; [.B578] &amp; &quot;&lt;br&gt;&quot;" office:value-type="string" office:string-value="&lt;a href=&quot;#&quot;&gt;&lt;img src=&quot;https://raw.githubusercontent.com/StorageB/icons/main/GNOME46Adwaita/dark/power-profile-power-saver-symbolic.svg&quot; width=&quot;22&quot; alt=&quot;power-profile-power-saver-symbolic&quot;&gt;&lt;/a&gt;&amp;nbsp; &amp;nbsp; power-profile-power-saver-symbolic&lt;br&gt;" calcext:value-type="string">
            <text:p>&lt;a href="#"&gt;&lt;img src="https://raw.githubusercontent.com/StorageB/icons/main/GNOME46Adwaita/dark/power-profile-power-saver-symbolic.svg" width="22" alt="power-profile-power-saver-symbolic"&gt;&lt;/a&gt;&amp;nbsp; &amp;nbsp; power-profile-power-save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inter-error-symbolic.svg</text:p>
          </table:table-cell>
          <table:table-cell office:value-type="string" calcext:value-type="string">
            <text:p>printer-erro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7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79] &amp; CHAR(34) &amp; &quot;&gt;&quot; &amp; &#10;&quot;&lt;img alt=&quot; &amp; CHAR(34) &amp; [.B57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9] &amp; &quot;&lt;br&gt;&quot;" office:value-type="string" office:string-value="&lt;picture&gt;&lt;source media=&quot;(prefers-color-scheme: dark)&quot; srcset=&quot;https://github.com/StorageB/icons/blob/main/GNOME48Adwaita/light/printer-error-symbolic.svg&quot;&gt;&lt;source media=&quot;(prefers-color-scheme: light)&quot; srcset=&quot;https://github.com/StorageB/icons/blob/main/GNOME48Adwaita/dark/printer-error-symbolic.svg&quot;&gt;&lt;img alt=&quot;printer-error-symbolic&quot; src=&quot;https://user-images.githubusercontent.com/25423296/163456779-a8556205-d0a5-45e2-ac17-42d089e3c3f8.png&quot;&gt;&lt;/picture&gt; &amp;nbsp; &amp;nbsp;printer-error-symbolic&lt;br&gt;" calcext:value-type="string">
            <text:p>&lt;picture&gt;&lt;source media="(prefers-color-scheme: dark)" srcset="https://github.com/StorageB/icons/blob/main/GNOME48Adwaita/light/printer-error-symbolic.svg"&gt;&lt;source media="(prefers-color-scheme: light)" srcset="https://github.com/StorageB/icons/blob/main/GNOME48Adwaita/dark/printer-error-symbolic.svg"&gt;&lt;img alt="printer-error-symbolic" src="https://user-images.githubusercontent.com/25423296/163456779-a8556205-d0a5-45e2-ac17-42d089e3c3f8.png"&gt;&lt;/picture&gt; &amp;nbsp; &amp;nbsp;printer-erro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79] &amp; CHAR(34) &amp;  &#10;&quot; width=&quot; &amp; CHAR(34) &amp; &quot;22&quot; &amp; CHAR(34) &amp; &quot; alt=&quot; &amp; CHAR(34) &amp; [.B579] &amp; CHAR(34) &amp; &quot;&gt;&lt;/a&gt;&quot; &amp; &#10;&quot;&amp;nbsp; &amp;nbsp; &quot; &amp; [.B579] &amp; &quot;&lt;br&gt;&quot;" office:value-type="string" office:string-value="&lt;a href=&quot;#&quot;&gt;&lt;img src=&quot;https://raw.githubusercontent.com/StorageB/icons/main/GNOME46Adwaita/light/printer-error-symbolic.svg&quot; width=&quot;22&quot; alt=&quot;printer-error-symbolic&quot;&gt;&lt;/a&gt;&amp;nbsp; &amp;nbsp; printer-error-symbolic&lt;br&gt;" calcext:value-type="string">
            <text:p>&lt;a href="#"&gt;&lt;img src="https://raw.githubusercontent.com/StorageB/icons/main/GNOME46Adwaita/light/printer-error-symbolic.svg" width="22" alt="printer-error-symbolic"&gt;&lt;/a&gt;&amp;nbsp; &amp;nbsp; printer-erro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79] &amp; CHAR(34) &amp;   &#10;&quot; width=&quot; &amp; CHAR(34) &amp; &quot;22&quot; &amp; CHAR(34) &amp; &quot; alt=&quot; &amp; CHAR(34) &amp; [.B579] &amp; CHAR(34) &amp; &quot;&gt;&lt;/a&gt;&quot; &amp;  &#10;&quot;&amp;nbsp; &amp;nbsp; &quot; &amp; [.B579] &amp; &quot;&lt;br&gt;&quot;" office:value-type="string" office:string-value="&lt;a href=&quot;#&quot;&gt;&lt;img src=&quot;https://raw.githubusercontent.com/StorageB/icons/main/GNOME46Adwaita/dark/printer-error-symbolic.svg&quot; width=&quot;22&quot; alt=&quot;printer-error-symbolic&quot;&gt;&lt;/a&gt;&amp;nbsp; &amp;nbsp; printer-error-symbolic&lt;br&gt;" calcext:value-type="string">
            <text:p>&lt;a href="#"&gt;&lt;img src="https://raw.githubusercontent.com/StorageB/icons/main/GNOME46Adwaita/dark/printer-error-symbolic.svg" width="22" alt="printer-error-symbolic"&gt;&lt;/a&gt;&amp;nbsp; &amp;nbsp; printer-erro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inter-printing-symbolic.svg</text:p>
          </table:table-cell>
          <table:table-cell office:value-type="string" calcext:value-type="string">
            <text:p>printer-print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8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80] &amp; CHAR(34) &amp; &quot;&gt;&quot; &amp; &#10;&quot;&lt;img alt=&quot; &amp; CHAR(34) &amp; [.B58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0] &amp; &quot;&lt;br&gt;&quot;" office:value-type="string" office:string-value="&lt;picture&gt;&lt;source media=&quot;(prefers-color-scheme: dark)&quot; srcset=&quot;https://github.com/StorageB/icons/blob/main/GNOME48Adwaita/light/printer-printing-symbolic.svg&quot;&gt;&lt;source media=&quot;(prefers-color-scheme: light)&quot; srcset=&quot;https://github.com/StorageB/icons/blob/main/GNOME48Adwaita/dark/printer-printing-symbolic.svg&quot;&gt;&lt;img alt=&quot;printer-printing-symbolic&quot; src=&quot;https://user-images.githubusercontent.com/25423296/163456779-a8556205-d0a5-45e2-ac17-42d089e3c3f8.png&quot;&gt;&lt;/picture&gt; &amp;nbsp; &amp;nbsp;printer-printing-symbolic&lt;br&gt;" calcext:value-type="string">
            <text:p>&lt;picture&gt;&lt;source media="(prefers-color-scheme: dark)" srcset="https://github.com/StorageB/icons/blob/main/GNOME48Adwaita/light/printer-printing-symbolic.svg"&gt;&lt;source media="(prefers-color-scheme: light)" srcset="https://github.com/StorageB/icons/blob/main/GNOME48Adwaita/dark/printer-printing-symbolic.svg"&gt;&lt;img alt="printer-printing-symbolic" src="https://user-images.githubusercontent.com/25423296/163456779-a8556205-d0a5-45e2-ac17-42d089e3c3f8.png"&gt;&lt;/picture&gt; &amp;nbsp; &amp;nbsp;printer-print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80] &amp; CHAR(34) &amp;  &#10;&quot; width=&quot; &amp; CHAR(34) &amp; &quot;22&quot; &amp; CHAR(34) &amp; &quot; alt=&quot; &amp; CHAR(34) &amp; [.B580] &amp; CHAR(34) &amp; &quot;&gt;&lt;/a&gt;&quot; &amp; &#10;&quot;&amp;nbsp; &amp;nbsp; &quot; &amp; [.B580] &amp; &quot;&lt;br&gt;&quot;" office:value-type="string" office:string-value="&lt;a href=&quot;#&quot;&gt;&lt;img src=&quot;https://raw.githubusercontent.com/StorageB/icons/main/GNOME46Adwaita/light/printer-printing-symbolic.svg&quot; width=&quot;22&quot; alt=&quot;printer-printing-symbolic&quot;&gt;&lt;/a&gt;&amp;nbsp; &amp;nbsp; printer-printing-symbolic&lt;br&gt;" calcext:value-type="string">
            <text:p>&lt;a href="#"&gt;&lt;img src="https://raw.githubusercontent.com/StorageB/icons/main/GNOME46Adwaita/light/printer-printing-symbolic.svg" width="22" alt="printer-printing-symbolic"&gt;&lt;/a&gt;&amp;nbsp; &amp;nbsp; printer-print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80] &amp; CHAR(34) &amp;   &#10;&quot; width=&quot; &amp; CHAR(34) &amp; &quot;22&quot; &amp; CHAR(34) &amp; &quot; alt=&quot; &amp; CHAR(34) &amp; [.B580] &amp; CHAR(34) &amp; &quot;&gt;&lt;/a&gt;&quot; &amp;  &#10;&quot;&amp;nbsp; &amp;nbsp; &quot; &amp; [.B580] &amp; &quot;&lt;br&gt;&quot;" office:value-type="string" office:string-value="&lt;a href=&quot;#&quot;&gt;&lt;img src=&quot;https://raw.githubusercontent.com/StorageB/icons/main/GNOME46Adwaita/dark/printer-printing-symbolic.svg&quot; width=&quot;22&quot; alt=&quot;printer-printing-symbolic&quot;&gt;&lt;/a&gt;&amp;nbsp; &amp;nbsp; printer-printing-symbolic&lt;br&gt;" calcext:value-type="string">
            <text:p>&lt;a href="#"&gt;&lt;img src="https://raw.githubusercontent.com/StorageB/icons/main/GNOME46Adwaita/dark/printer-printing-symbolic.svg" width="22" alt="printer-printing-symbolic"&gt;&lt;/a&gt;&amp;nbsp; &amp;nbsp; printer-print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inter-warning-symbolic.svg</text:p>
          </table:table-cell>
          <table:table-cell office:value-type="string" calcext:value-type="string">
            <text:p>printer-warn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8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81] &amp; CHAR(34) &amp; &quot;&gt;&quot; &amp; &#10;&quot;&lt;img alt=&quot; &amp; CHAR(34) &amp; [.B58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1] &amp; &quot;&lt;br&gt;&quot;" office:value-type="string" office:string-value="&lt;picture&gt;&lt;source media=&quot;(prefers-color-scheme: dark)&quot; srcset=&quot;https://github.com/StorageB/icons/blob/main/GNOME48Adwaita/light/printer-warning-symbolic.svg&quot;&gt;&lt;source media=&quot;(prefers-color-scheme: light)&quot; srcset=&quot;https://github.com/StorageB/icons/blob/main/GNOME48Adwaita/dark/printer-warning-symbolic.svg&quot;&gt;&lt;img alt=&quot;printer-warning-symbolic&quot; src=&quot;https://user-images.githubusercontent.com/25423296/163456779-a8556205-d0a5-45e2-ac17-42d089e3c3f8.png&quot;&gt;&lt;/picture&gt; &amp;nbsp; &amp;nbsp;printer-warning-symbolic&lt;br&gt;" calcext:value-type="string">
            <text:p>&lt;picture&gt;&lt;source media="(prefers-color-scheme: dark)" srcset="https://github.com/StorageB/icons/blob/main/GNOME48Adwaita/light/printer-warning-symbolic.svg"&gt;&lt;source media="(prefers-color-scheme: light)" srcset="https://github.com/StorageB/icons/blob/main/GNOME48Adwaita/dark/printer-warning-symbolic.svg"&gt;&lt;img alt="printer-warning-symbolic" src="https://user-images.githubusercontent.com/25423296/163456779-a8556205-d0a5-45e2-ac17-42d089e3c3f8.png"&gt;&lt;/picture&gt; &amp;nbsp; &amp;nbsp;printer-warn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81] &amp; CHAR(34) &amp;  &#10;&quot; width=&quot; &amp; CHAR(34) &amp; &quot;22&quot; &amp; CHAR(34) &amp; &quot; alt=&quot; &amp; CHAR(34) &amp; [.B581] &amp; CHAR(34) &amp; &quot;&gt;&lt;/a&gt;&quot; &amp; &#10;&quot;&amp;nbsp; &amp;nbsp; &quot; &amp; [.B581] &amp; &quot;&lt;br&gt;&quot;" office:value-type="string" office:string-value="&lt;a href=&quot;#&quot;&gt;&lt;img src=&quot;https://raw.githubusercontent.com/StorageB/icons/main/GNOME46Adwaita/light/printer-warning-symbolic.svg&quot; width=&quot;22&quot; alt=&quot;printer-warning-symbolic&quot;&gt;&lt;/a&gt;&amp;nbsp; &amp;nbsp; printer-warning-symbolic&lt;br&gt;" calcext:value-type="string">
            <text:p>&lt;a href="#"&gt;&lt;img src="https://raw.githubusercontent.com/StorageB/icons/main/GNOME46Adwaita/light/printer-warning-symbolic.svg" width="22" alt="printer-warning-symbolic"&gt;&lt;/a&gt;&amp;nbsp; &amp;nbsp; printer-warn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81] &amp; CHAR(34) &amp;   &#10;&quot; width=&quot; &amp; CHAR(34) &amp; &quot;22&quot; &amp; CHAR(34) &amp; &quot; alt=&quot; &amp; CHAR(34) &amp; [.B581] &amp; CHAR(34) &amp; &quot;&gt;&lt;/a&gt;&quot; &amp;  &#10;&quot;&amp;nbsp; &amp;nbsp; &quot; &amp; [.B581] &amp; &quot;&lt;br&gt;&quot;" office:value-type="string" office:string-value="&lt;a href=&quot;#&quot;&gt;&lt;img src=&quot;https://raw.githubusercontent.com/StorageB/icons/main/GNOME46Adwaita/dark/printer-warning-symbolic.svg&quot; width=&quot;22&quot; alt=&quot;printer-warning-symbolic&quot;&gt;&lt;/a&gt;&amp;nbsp; &amp;nbsp; printer-warning-symbolic&lt;br&gt;" calcext:value-type="string">
            <text:p>&lt;a href="#"&gt;&lt;img src="https://raw.githubusercontent.com/StorageB/icons/main/GNOME46Adwaita/dark/printer-warning-symbolic.svg" width="22" alt="printer-warning-symbolic"&gt;&lt;/a&gt;&amp;nbsp; &amp;nbsp; printer-warn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otation-allowed-symbolic.svg</text:p>
          </table:table-cell>
          <table:table-cell office:value-type="string" calcext:value-type="string">
            <text:p>rotation-allow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8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82] &amp; CHAR(34) &amp; &quot;&gt;&quot; &amp; &#10;&quot;&lt;img alt=&quot; &amp; CHAR(34) &amp; [.B58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2] &amp; &quot;&lt;br&gt;&quot;" office:value-type="string" office:string-value="&lt;picture&gt;&lt;source media=&quot;(prefers-color-scheme: dark)&quot; srcset=&quot;https://github.com/StorageB/icons/blob/main/GNOME48Adwaita/light/rotation-allowed-symbolic.svg&quot;&gt;&lt;source media=&quot;(prefers-color-scheme: light)&quot; srcset=&quot;https://github.com/StorageB/icons/blob/main/GNOME48Adwaita/dark/rotation-allowed-symbolic.svg&quot;&gt;&lt;img alt=&quot;rotation-allowed-symbolic&quot; src=&quot;https://user-images.githubusercontent.com/25423296/163456779-a8556205-d0a5-45e2-ac17-42d089e3c3f8.png&quot;&gt;&lt;/picture&gt; &amp;nbsp; &amp;nbsp;rotation-allowed-symbolic&lt;br&gt;" calcext:value-type="string">
            <text:p>&lt;picture&gt;&lt;source media="(prefers-color-scheme: dark)" srcset="https://github.com/StorageB/icons/blob/main/GNOME48Adwaita/light/rotation-allowed-symbolic.svg"&gt;&lt;source media="(prefers-color-scheme: light)" srcset="https://github.com/StorageB/icons/blob/main/GNOME48Adwaita/dark/rotation-allowed-symbolic.svg"&gt;&lt;img alt="rotation-allowed-symbolic" src="https://user-images.githubusercontent.com/25423296/163456779-a8556205-d0a5-45e2-ac17-42d089e3c3f8.png"&gt;&lt;/picture&gt; &amp;nbsp; &amp;nbsp;rotation-allow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82] &amp; CHAR(34) &amp;  &#10;&quot; width=&quot; &amp; CHAR(34) &amp; &quot;22&quot; &amp; CHAR(34) &amp; &quot; alt=&quot; &amp; CHAR(34) &amp; [.B582] &amp; CHAR(34) &amp; &quot;&gt;&lt;/a&gt;&quot; &amp; &#10;&quot;&amp;nbsp; &amp;nbsp; &quot; &amp; [.B582] &amp; &quot;&lt;br&gt;&quot;" office:value-type="string" office:string-value="&lt;a href=&quot;#&quot;&gt;&lt;img src=&quot;https://raw.githubusercontent.com/StorageB/icons/main/GNOME46Adwaita/light/rotation-allowed-symbolic.svg&quot; width=&quot;22&quot; alt=&quot;rotation-allowed-symbolic&quot;&gt;&lt;/a&gt;&amp;nbsp; &amp;nbsp; rotation-allowed-symbolic&lt;br&gt;" calcext:value-type="string">
            <text:p>&lt;a href="#"&gt;&lt;img src="https://raw.githubusercontent.com/StorageB/icons/main/GNOME46Adwaita/light/rotation-allowed-symbolic.svg" width="22" alt="rotation-allowed-symbolic"&gt;&lt;/a&gt;&amp;nbsp; &amp;nbsp; rotation-allow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82] &amp; CHAR(34) &amp;   &#10;&quot; width=&quot; &amp; CHAR(34) &amp; &quot;22&quot; &amp; CHAR(34) &amp; &quot; alt=&quot; &amp; CHAR(34) &amp; [.B582] &amp; CHAR(34) &amp; &quot;&gt;&lt;/a&gt;&quot; &amp;  &#10;&quot;&amp;nbsp; &amp;nbsp; &quot; &amp; [.B582] &amp; &quot;&lt;br&gt;&quot;" office:value-type="string" office:string-value="&lt;a href=&quot;#&quot;&gt;&lt;img src=&quot;https://raw.githubusercontent.com/StorageB/icons/main/GNOME46Adwaita/dark/rotation-allowed-symbolic.svg&quot; width=&quot;22&quot; alt=&quot;rotation-allowed-symbolic&quot;&gt;&lt;/a&gt;&amp;nbsp; &amp;nbsp; rotation-allowed-symbolic&lt;br&gt;" calcext:value-type="string">
            <text:p>&lt;a href="#"&gt;&lt;img src="https://raw.githubusercontent.com/StorageB/icons/main/GNOME46Adwaita/dark/rotation-allowed-symbolic.svg" width="22" alt="rotation-allowed-symbolic"&gt;&lt;/a&gt;&amp;nbsp; &amp;nbsp; rotation-allow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otation-locked-symbolic.svg</text:p>
          </table:table-cell>
          <table:table-cell office:value-type="string" calcext:value-type="string">
            <text:p>rotation-lock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8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83] &amp; CHAR(34) &amp; &quot;&gt;&quot; &amp; &#10;&quot;&lt;img alt=&quot; &amp; CHAR(34) &amp; [.B58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3] &amp; &quot;&lt;br&gt;&quot;" office:value-type="string" office:string-value="&lt;picture&gt;&lt;source media=&quot;(prefers-color-scheme: dark)&quot; srcset=&quot;https://github.com/StorageB/icons/blob/main/GNOME48Adwaita/light/rotation-locked-symbolic.svg&quot;&gt;&lt;source media=&quot;(prefers-color-scheme: light)&quot; srcset=&quot;https://github.com/StorageB/icons/blob/main/GNOME48Adwaita/dark/rotation-locked-symbolic.svg&quot;&gt;&lt;img alt=&quot;rotation-locked-symbolic&quot; src=&quot;https://user-images.githubusercontent.com/25423296/163456779-a8556205-d0a5-45e2-ac17-42d089e3c3f8.png&quot;&gt;&lt;/picture&gt; &amp;nbsp; &amp;nbsp;rotation-locked-symbolic&lt;br&gt;" calcext:value-type="string">
            <text:p>&lt;picture&gt;&lt;source media="(prefers-color-scheme: dark)" srcset="https://github.com/StorageB/icons/blob/main/GNOME48Adwaita/light/rotation-locked-symbolic.svg"&gt;&lt;source media="(prefers-color-scheme: light)" srcset="https://github.com/StorageB/icons/blob/main/GNOME48Adwaita/dark/rotation-locked-symbolic.svg"&gt;&lt;img alt="rotation-locked-symbolic" src="https://user-images.githubusercontent.com/25423296/163456779-a8556205-d0a5-45e2-ac17-42d089e3c3f8.png"&gt;&lt;/picture&gt; &amp;nbsp; &amp;nbsp;rotation-lock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83] &amp; CHAR(34) &amp;  &#10;&quot; width=&quot; &amp; CHAR(34) &amp; &quot;22&quot; &amp; CHAR(34) &amp; &quot; alt=&quot; &amp; CHAR(34) &amp; [.B583] &amp; CHAR(34) &amp; &quot;&gt;&lt;/a&gt;&quot; &amp; &#10;&quot;&amp;nbsp; &amp;nbsp; &quot; &amp; [.B583] &amp; &quot;&lt;br&gt;&quot;" office:value-type="string" office:string-value="&lt;a href=&quot;#&quot;&gt;&lt;img src=&quot;https://raw.githubusercontent.com/StorageB/icons/main/GNOME46Adwaita/light/rotation-locked-symbolic.svg&quot; width=&quot;22&quot; alt=&quot;rotation-locked-symbolic&quot;&gt;&lt;/a&gt;&amp;nbsp; &amp;nbsp; rotation-locked-symbolic&lt;br&gt;" calcext:value-type="string">
            <text:p>&lt;a href="#"&gt;&lt;img src="https://raw.githubusercontent.com/StorageB/icons/main/GNOME46Adwaita/light/rotation-locked-symbolic.svg" width="22" alt="rotation-locked-symbolic"&gt;&lt;/a&gt;&amp;nbsp; &amp;nbsp; rotation-lock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83] &amp; CHAR(34) &amp;   &#10;&quot; width=&quot; &amp; CHAR(34) &amp; &quot;22&quot; &amp; CHAR(34) &amp; &quot; alt=&quot; &amp; CHAR(34) &amp; [.B583] &amp; CHAR(34) &amp; &quot;&gt;&lt;/a&gt;&quot; &amp;  &#10;&quot;&amp;nbsp; &amp;nbsp; &quot; &amp; [.B583] &amp; &quot;&lt;br&gt;&quot;" office:value-type="string" office:string-value="&lt;a href=&quot;#&quot;&gt;&lt;img src=&quot;https://raw.githubusercontent.com/StorageB/icons/main/GNOME46Adwaita/dark/rotation-locked-symbolic.svg&quot; width=&quot;22&quot; alt=&quot;rotation-locked-symbolic&quot;&gt;&lt;/a&gt;&amp;nbsp; &amp;nbsp; rotation-locked-symbolic&lt;br&gt;" calcext:value-type="string">
            <text:p>&lt;a href="#"&gt;&lt;img src="https://raw.githubusercontent.com/StorageB/icons/main/GNOME46Adwaita/dark/rotation-locked-symbolic.svg" width="22" alt="rotation-locked-symbolic"&gt;&lt;/a&gt;&amp;nbsp; &amp;nbsp; rotation-lock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reen-shared-symbolic.svg</text:p>
          </table:table-cell>
          <table:table-cell office:value-type="string" calcext:value-type="string">
            <text:p>screen-shar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8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84] &amp; CHAR(34) &amp; &quot;&gt;&quot; &amp; &#10;&quot;&lt;img alt=&quot; &amp; CHAR(34) &amp; [.B58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4] &amp; &quot;&lt;br&gt;&quot;" office:value-type="string" office:string-value="&lt;picture&gt;&lt;source media=&quot;(prefers-color-scheme: dark)&quot; srcset=&quot;https://github.com/StorageB/icons/blob/main/GNOME48Adwaita/light/screen-shared-symbolic.svg&quot;&gt;&lt;source media=&quot;(prefers-color-scheme: light)&quot; srcset=&quot;https://github.com/StorageB/icons/blob/main/GNOME48Adwaita/dark/screen-shared-symbolic.svg&quot;&gt;&lt;img alt=&quot;screen-shared-symbolic&quot; src=&quot;https://user-images.githubusercontent.com/25423296/163456779-a8556205-d0a5-45e2-ac17-42d089e3c3f8.png&quot;&gt;&lt;/picture&gt; &amp;nbsp; &amp;nbsp;screen-shared-symbolic&lt;br&gt;" calcext:value-type="string">
            <text:p>&lt;picture&gt;&lt;source media="(prefers-color-scheme: dark)" srcset="https://github.com/StorageB/icons/blob/main/GNOME48Adwaita/light/screen-shared-symbolic.svg"&gt;&lt;source media="(prefers-color-scheme: light)" srcset="https://github.com/StorageB/icons/blob/main/GNOME48Adwaita/dark/screen-shared-symbolic.svg"&gt;&lt;img alt="screen-shared-symbolic" src="https://user-images.githubusercontent.com/25423296/163456779-a8556205-d0a5-45e2-ac17-42d089e3c3f8.png"&gt;&lt;/picture&gt; &amp;nbsp; &amp;nbsp;screen-shar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84] &amp; CHAR(34) &amp;  &#10;&quot; width=&quot; &amp; CHAR(34) &amp; &quot;22&quot; &amp; CHAR(34) &amp; &quot; alt=&quot; &amp; CHAR(34) &amp; [.B584] &amp; CHAR(34) &amp; &quot;&gt;&lt;/a&gt;&quot; &amp; &#10;&quot;&amp;nbsp; &amp;nbsp; &quot; &amp; [.B584] &amp; &quot;&lt;br&gt;&quot;" office:value-type="string" office:string-value="&lt;a href=&quot;#&quot;&gt;&lt;img src=&quot;https://raw.githubusercontent.com/StorageB/icons/main/GNOME46Adwaita/light/screen-shared-symbolic.svg&quot; width=&quot;22&quot; alt=&quot;screen-shared-symbolic&quot;&gt;&lt;/a&gt;&amp;nbsp; &amp;nbsp; screen-shared-symbolic&lt;br&gt;" calcext:value-type="string">
            <text:p>&lt;a href="#"&gt;&lt;img src="https://raw.githubusercontent.com/StorageB/icons/main/GNOME46Adwaita/light/screen-shared-symbolic.svg" width="22" alt="screen-shared-symbolic"&gt;&lt;/a&gt;&amp;nbsp; &amp;nbsp; screen-shar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84] &amp; CHAR(34) &amp;   &#10;&quot; width=&quot; &amp; CHAR(34) &amp; &quot;22&quot; &amp; CHAR(34) &amp; &quot; alt=&quot; &amp; CHAR(34) &amp; [.B584] &amp; CHAR(34) &amp; &quot;&gt;&lt;/a&gt;&quot; &amp;  &#10;&quot;&amp;nbsp; &amp;nbsp; &quot; &amp; [.B584] &amp; &quot;&lt;br&gt;&quot;" office:value-type="string" office:string-value="&lt;a href=&quot;#&quot;&gt;&lt;img src=&quot;https://raw.githubusercontent.com/StorageB/icons/main/GNOME46Adwaita/dark/screen-shared-symbolic.svg&quot; width=&quot;22&quot; alt=&quot;screen-shared-symbolic&quot;&gt;&lt;/a&gt;&amp;nbsp; &amp;nbsp; screen-shared-symbolic&lt;br&gt;" calcext:value-type="string">
            <text:p>&lt;a href="#"&gt;&lt;img src="https://raw.githubusercontent.com/StorageB/icons/main/GNOME46Adwaita/dark/screen-shared-symbolic.svg" width="22" alt="screen-shared-symbolic"&gt;&lt;/a&gt;&amp;nbsp; &amp;nbsp; screen-shar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curity-high-symbolic.svg</text:p>
          </table:table-cell>
          <table:table-cell office:value-type="string" calcext:value-type="string">
            <text:p>security-hig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8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85] &amp; CHAR(34) &amp; &quot;&gt;&quot; &amp; &#10;&quot;&lt;img alt=&quot; &amp; CHAR(34) &amp; [.B58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5] &amp; &quot;&lt;br&gt;&quot;" office:value-type="string" office:string-value="&lt;picture&gt;&lt;source media=&quot;(prefers-color-scheme: dark)&quot; srcset=&quot;https://github.com/StorageB/icons/blob/main/GNOME48Adwaita/light/security-high-symbolic.svg&quot;&gt;&lt;source media=&quot;(prefers-color-scheme: light)&quot; srcset=&quot;https://github.com/StorageB/icons/blob/main/GNOME48Adwaita/dark/security-high-symbolic.svg&quot;&gt;&lt;img alt=&quot;security-high-symbolic&quot; src=&quot;https://user-images.githubusercontent.com/25423296/163456779-a8556205-d0a5-45e2-ac17-42d089e3c3f8.png&quot;&gt;&lt;/picture&gt; &amp;nbsp; &amp;nbsp;security-high-symbolic&lt;br&gt;" calcext:value-type="string">
            <text:p>&lt;picture&gt;&lt;source media="(prefers-color-scheme: dark)" srcset="https://github.com/StorageB/icons/blob/main/GNOME48Adwaita/light/security-high-symbolic.svg"&gt;&lt;source media="(prefers-color-scheme: light)" srcset="https://github.com/StorageB/icons/blob/main/GNOME48Adwaita/dark/security-high-symbolic.svg"&gt;&lt;img alt="security-high-symbolic" src="https://user-images.githubusercontent.com/25423296/163456779-a8556205-d0a5-45e2-ac17-42d089e3c3f8.png"&gt;&lt;/picture&gt; &amp;nbsp; &amp;nbsp;security-high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85] &amp; CHAR(34) &amp;  &#10;&quot; width=&quot; &amp; CHAR(34) &amp; &quot;22&quot; &amp; CHAR(34) &amp; &quot; alt=&quot; &amp; CHAR(34) &amp; [.B585] &amp; CHAR(34) &amp; &quot;&gt;&lt;/a&gt;&quot; &amp; &#10;&quot;&amp;nbsp; &amp;nbsp; &quot; &amp; [.B585] &amp; &quot;&lt;br&gt;&quot;" office:value-type="string" office:string-value="&lt;a href=&quot;#&quot;&gt;&lt;img src=&quot;https://raw.githubusercontent.com/StorageB/icons/main/GNOME46Adwaita/light/security-high-symbolic.svg&quot; width=&quot;22&quot; alt=&quot;security-high-symbolic&quot;&gt;&lt;/a&gt;&amp;nbsp; &amp;nbsp; security-high-symbolic&lt;br&gt;" calcext:value-type="string">
            <text:p>&lt;a href="#"&gt;&lt;img src="https://raw.githubusercontent.com/StorageB/icons/main/GNOME46Adwaita/light/security-high-symbolic.svg" width="22" alt="security-high-symbolic"&gt;&lt;/a&gt;&amp;nbsp; &amp;nbsp; security-high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85] &amp; CHAR(34) &amp;   &#10;&quot; width=&quot; &amp; CHAR(34) &amp; &quot;22&quot; &amp; CHAR(34) &amp; &quot; alt=&quot; &amp; CHAR(34) &amp; [.B585] &amp; CHAR(34) &amp; &quot;&gt;&lt;/a&gt;&quot; &amp;  &#10;&quot;&amp;nbsp; &amp;nbsp; &quot; &amp; [.B585] &amp; &quot;&lt;br&gt;&quot;" office:value-type="string" office:string-value="&lt;a href=&quot;#&quot;&gt;&lt;img src=&quot;https://raw.githubusercontent.com/StorageB/icons/main/GNOME46Adwaita/dark/security-high-symbolic.svg&quot; width=&quot;22&quot; alt=&quot;security-high-symbolic&quot;&gt;&lt;/a&gt;&amp;nbsp; &amp;nbsp; security-high-symbolic&lt;br&gt;" calcext:value-type="string">
            <text:p>&lt;a href="#"&gt;&lt;img src="https://raw.githubusercontent.com/StorageB/icons/main/GNOME46Adwaita/dark/security-high-symbolic.svg" width="22" alt="security-high-symbolic"&gt;&lt;/a&gt;&amp;nbsp; &amp;nbsp; security-high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curity-low-symbolic.svg</text:p>
          </table:table-cell>
          <table:table-cell office:value-type="string" calcext:value-type="string">
            <text:p>security-lo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8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86] &amp; CHAR(34) &amp; &quot;&gt;&quot; &amp; &#10;&quot;&lt;img alt=&quot; &amp; CHAR(34) &amp; [.B58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6] &amp; &quot;&lt;br&gt;&quot;" office:value-type="string" office:string-value="&lt;picture&gt;&lt;source media=&quot;(prefers-color-scheme: dark)&quot; srcset=&quot;https://github.com/StorageB/icons/blob/main/GNOME48Adwaita/light/security-low-symbolic.svg&quot;&gt;&lt;source media=&quot;(prefers-color-scheme: light)&quot; srcset=&quot;https://github.com/StorageB/icons/blob/main/GNOME48Adwaita/dark/security-low-symbolic.svg&quot;&gt;&lt;img alt=&quot;security-low-symbolic&quot; src=&quot;https://user-images.githubusercontent.com/25423296/163456779-a8556205-d0a5-45e2-ac17-42d089e3c3f8.png&quot;&gt;&lt;/picture&gt; &amp;nbsp; &amp;nbsp;security-low-symbolic&lt;br&gt;" calcext:value-type="string">
            <text:p>&lt;picture&gt;&lt;source media="(prefers-color-scheme: dark)" srcset="https://github.com/StorageB/icons/blob/main/GNOME48Adwaita/light/security-low-symbolic.svg"&gt;&lt;source media="(prefers-color-scheme: light)" srcset="https://github.com/StorageB/icons/blob/main/GNOME48Adwaita/dark/security-low-symbolic.svg"&gt;&lt;img alt="security-low-symbolic" src="https://user-images.githubusercontent.com/25423296/163456779-a8556205-d0a5-45e2-ac17-42d089e3c3f8.png"&gt;&lt;/picture&gt; &amp;nbsp; &amp;nbsp;security-low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86] &amp; CHAR(34) &amp;  &#10;&quot; width=&quot; &amp; CHAR(34) &amp; &quot;22&quot; &amp; CHAR(34) &amp; &quot; alt=&quot; &amp; CHAR(34) &amp; [.B586] &amp; CHAR(34) &amp; &quot;&gt;&lt;/a&gt;&quot; &amp; &#10;&quot;&amp;nbsp; &amp;nbsp; &quot; &amp; [.B586] &amp; &quot;&lt;br&gt;&quot;" office:value-type="string" office:string-value="&lt;a href=&quot;#&quot;&gt;&lt;img src=&quot;https://raw.githubusercontent.com/StorageB/icons/main/GNOME46Adwaita/light/security-low-symbolic.svg&quot; width=&quot;22&quot; alt=&quot;security-low-symbolic&quot;&gt;&lt;/a&gt;&amp;nbsp; &amp;nbsp; security-low-symbolic&lt;br&gt;" calcext:value-type="string">
            <text:p>&lt;a href="#"&gt;&lt;img src="https://raw.githubusercontent.com/StorageB/icons/main/GNOME46Adwaita/light/security-low-symbolic.svg" width="22" alt="security-low-symbolic"&gt;&lt;/a&gt;&amp;nbsp; &amp;nbsp; security-low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86] &amp; CHAR(34) &amp;   &#10;&quot; width=&quot; &amp; CHAR(34) &amp; &quot;22&quot; &amp; CHAR(34) &amp; &quot; alt=&quot; &amp; CHAR(34) &amp; [.B586] &amp; CHAR(34) &amp; &quot;&gt;&lt;/a&gt;&quot; &amp;  &#10;&quot;&amp;nbsp; &amp;nbsp; &quot; &amp; [.B586] &amp; &quot;&lt;br&gt;&quot;" office:value-type="string" office:string-value="&lt;a href=&quot;#&quot;&gt;&lt;img src=&quot;https://raw.githubusercontent.com/StorageB/icons/main/GNOME46Adwaita/dark/security-low-symbolic.svg&quot; width=&quot;22&quot; alt=&quot;security-low-symbolic&quot;&gt;&lt;/a&gt;&amp;nbsp; &amp;nbsp; security-low-symbolic&lt;br&gt;" calcext:value-type="string">
            <text:p>&lt;a href="#"&gt;&lt;img src="https://raw.githubusercontent.com/StorageB/icons/main/GNOME46Adwaita/dark/security-low-symbolic.svg" width="22" alt="security-low-symbolic"&gt;&lt;/a&gt;&amp;nbsp; &amp;nbsp; security-low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curity-medium-rtl-symbolic.svg</text:p>
          </table:table-cell>
          <table:table-cell office:value-type="string" calcext:value-type="string">
            <text:p>security-medium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8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87] &amp; CHAR(34) &amp; &quot;&gt;&quot; &amp; &#10;&quot;&lt;img alt=&quot; &amp; CHAR(34) &amp; [.B58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7] &amp; &quot;&lt;br&gt;&quot;" office:value-type="string" office:string-value="&lt;picture&gt;&lt;source media=&quot;(prefers-color-scheme: dark)&quot; srcset=&quot;https://github.com/StorageB/icons/blob/main/GNOME48Adwaita/light/security-medium-rtl-symbolic.svg&quot;&gt;&lt;source media=&quot;(prefers-color-scheme: light)&quot; srcset=&quot;https://github.com/StorageB/icons/blob/main/GNOME48Adwaita/dark/security-medium-rtl-symbolic.svg&quot;&gt;&lt;img alt=&quot;security-medium-rtl-symbolic&quot; src=&quot;https://user-images.githubusercontent.com/25423296/163456779-a8556205-d0a5-45e2-ac17-42d089e3c3f8.png&quot;&gt;&lt;/picture&gt; &amp;nbsp; &amp;nbsp;security-medium-rtl-symbolic&lt;br&gt;" calcext:value-type="string">
            <text:p>&lt;picture&gt;&lt;source media="(prefers-color-scheme: dark)" srcset="https://github.com/StorageB/icons/blob/main/GNOME48Adwaita/light/security-medium-rtl-symbolic.svg"&gt;&lt;source media="(prefers-color-scheme: light)" srcset="https://github.com/StorageB/icons/blob/main/GNOME48Adwaita/dark/security-medium-rtl-symbolic.svg"&gt;&lt;img alt="security-medium-rtl-symbolic" src="https://user-images.githubusercontent.com/25423296/163456779-a8556205-d0a5-45e2-ac17-42d089e3c3f8.png"&gt;&lt;/picture&gt; &amp;nbsp; &amp;nbsp;security-medium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87] &amp; CHAR(34) &amp;  &#10;&quot; width=&quot; &amp; CHAR(34) &amp; &quot;22&quot; &amp; CHAR(34) &amp; &quot; alt=&quot; &amp; CHAR(34) &amp; [.B587] &amp; CHAR(34) &amp; &quot;&gt;&lt;/a&gt;&quot; &amp; &#10;&quot;&amp;nbsp; &amp;nbsp; &quot; &amp; [.B587] &amp; &quot;&lt;br&gt;&quot;" office:value-type="string" office:string-value="&lt;a href=&quot;#&quot;&gt;&lt;img src=&quot;https://raw.githubusercontent.com/StorageB/icons/main/GNOME46Adwaita/light/security-medium-rtl-symbolic.svg&quot; width=&quot;22&quot; alt=&quot;security-medium-rtl-symbolic&quot;&gt;&lt;/a&gt;&amp;nbsp; &amp;nbsp; security-medium-rtl-symbolic&lt;br&gt;" calcext:value-type="string">
            <text:p>&lt;a href="#"&gt;&lt;img src="https://raw.githubusercontent.com/StorageB/icons/main/GNOME46Adwaita/light/security-medium-rtl-symbolic.svg" width="22" alt="security-medium-rtl-symbolic"&gt;&lt;/a&gt;&amp;nbsp; &amp;nbsp; security-medium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87] &amp; CHAR(34) &amp;   &#10;&quot; width=&quot; &amp; CHAR(34) &amp; &quot;22&quot; &amp; CHAR(34) &amp; &quot; alt=&quot; &amp; CHAR(34) &amp; [.B587] &amp; CHAR(34) &amp; &quot;&gt;&lt;/a&gt;&quot; &amp;  &#10;&quot;&amp;nbsp; &amp;nbsp; &quot; &amp; [.B587] &amp; &quot;&lt;br&gt;&quot;" office:value-type="string" office:string-value="&lt;a href=&quot;#&quot;&gt;&lt;img src=&quot;https://raw.githubusercontent.com/StorageB/icons/main/GNOME46Adwaita/dark/security-medium-rtl-symbolic.svg&quot; width=&quot;22&quot; alt=&quot;security-medium-rtl-symbolic&quot;&gt;&lt;/a&gt;&amp;nbsp; &amp;nbsp; security-medium-rtl-symbolic&lt;br&gt;" calcext:value-type="string">
            <text:p>&lt;a href="#"&gt;&lt;img src="https://raw.githubusercontent.com/StorageB/icons/main/GNOME46Adwaita/dark/security-medium-rtl-symbolic.svg" width="22" alt="security-medium-rtl-symbolic"&gt;&lt;/a&gt;&amp;nbsp; &amp;nbsp; security-medium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curity-medium-symbolic-rtl.svg</text:p>
          </table:table-cell>
          <table:table-cell office:value-type="string" calcext:value-type="string">
            <text:p>security-medium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8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88] &amp; CHAR(34) &amp; &quot;&gt;&quot; &amp; &#10;&quot;&lt;img alt=&quot; &amp; CHAR(34) &amp; [.B58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8] &amp; &quot;&lt;br&gt;&quot;" office:value-type="string" office:string-value="&lt;picture&gt;&lt;source media=&quot;(prefers-color-scheme: dark)&quot; srcset=&quot;https://github.com/StorageB/icons/blob/main/GNOME48Adwaita/light/security-medium-symbolic-rtl.svg&quot;&gt;&lt;source media=&quot;(prefers-color-scheme: light)&quot; srcset=&quot;https://github.com/StorageB/icons/blob/main/GNOME48Adwaita/dark/security-medium-symbolic-rtl.svg&quot;&gt;&lt;img alt=&quot;security-medium-symbolic-rtl&quot; src=&quot;https://user-images.githubusercontent.com/25423296/163456779-a8556205-d0a5-45e2-ac17-42d089e3c3f8.png&quot;&gt;&lt;/picture&gt; &amp;nbsp; &amp;nbsp;security-medium-symbolic-rtl&lt;br&gt;" calcext:value-type="string">
            <text:p>&lt;picture&gt;&lt;source media="(prefers-color-scheme: dark)" srcset="https://github.com/StorageB/icons/blob/main/GNOME48Adwaita/light/security-medium-symbolic-rtl.svg"&gt;&lt;source media="(prefers-color-scheme: light)" srcset="https://github.com/StorageB/icons/blob/main/GNOME48Adwaita/dark/security-medium-symbolic-rtl.svg"&gt;&lt;img alt="security-medium-symbolic-rtl" src="https://user-images.githubusercontent.com/25423296/163456779-a8556205-d0a5-45e2-ac17-42d089e3c3f8.png"&gt;&lt;/picture&gt; &amp;nbsp; &amp;nbsp;security-medium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88] &amp; CHAR(34) &amp;  &#10;&quot; width=&quot; &amp; CHAR(34) &amp; &quot;22&quot; &amp; CHAR(34) &amp; &quot; alt=&quot; &amp; CHAR(34) &amp; [.B588] &amp; CHAR(34) &amp; &quot;&gt;&lt;/a&gt;&quot; &amp; &#10;&quot;&amp;nbsp; &amp;nbsp; &quot; &amp; [.B588] &amp; &quot;&lt;br&gt;&quot;" office:value-type="string" office:string-value="&lt;a href=&quot;#&quot;&gt;&lt;img src=&quot;https://raw.githubusercontent.com/StorageB/icons/main/GNOME46Adwaita/light/security-medium-symbolic-rtl.svg&quot; width=&quot;22&quot; alt=&quot;security-medium-symbolic-rtl&quot;&gt;&lt;/a&gt;&amp;nbsp; &amp;nbsp; security-medium-symbolic-rtl&lt;br&gt;" calcext:value-type="string">
            <text:p>&lt;a href="#"&gt;&lt;img src="https://raw.githubusercontent.com/StorageB/icons/main/GNOME46Adwaita/light/security-medium-symbolic-rtl.svg" width="22" alt="security-medium-symbolic-rtl"&gt;&lt;/a&gt;&amp;nbsp; &amp;nbsp; security-medium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88] &amp; CHAR(34) &amp;   &#10;&quot; width=&quot; &amp; CHAR(34) &amp; &quot;22&quot; &amp; CHAR(34) &amp; &quot; alt=&quot; &amp; CHAR(34) &amp; [.B588] &amp; CHAR(34) &amp; &quot;&gt;&lt;/a&gt;&quot; &amp;  &#10;&quot;&amp;nbsp; &amp;nbsp; &quot; &amp; [.B588] &amp; &quot;&lt;br&gt;&quot;" office:value-type="string" office:string-value="&lt;a href=&quot;#&quot;&gt;&lt;img src=&quot;https://raw.githubusercontent.com/StorageB/icons/main/GNOME46Adwaita/dark/security-medium-symbolic-rtl.svg&quot; width=&quot;22&quot; alt=&quot;security-medium-symbolic-rtl&quot;&gt;&lt;/a&gt;&amp;nbsp; &amp;nbsp; security-medium-symbolic-rtl&lt;br&gt;" calcext:value-type="string">
            <text:p>&lt;a href="#"&gt;&lt;img src="https://raw.githubusercontent.com/StorageB/icons/main/GNOME46Adwaita/dark/security-medium-symbolic-rtl.svg" width="22" alt="security-medium-symbolic-rtl"&gt;&lt;/a&gt;&amp;nbsp; &amp;nbsp; security-medium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curity-medium-symbolic.svg</text:p>
          </table:table-cell>
          <table:table-cell office:value-type="string" calcext:value-type="string">
            <text:p>security-mediu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8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89] &amp; CHAR(34) &amp; &quot;&gt;&quot; &amp; &#10;&quot;&lt;img alt=&quot; &amp; CHAR(34) &amp; [.B58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9] &amp; &quot;&lt;br&gt;&quot;" office:value-type="string" office:string-value="&lt;picture&gt;&lt;source media=&quot;(prefers-color-scheme: dark)&quot; srcset=&quot;https://github.com/StorageB/icons/blob/main/GNOME48Adwaita/light/security-medium-symbolic.svg&quot;&gt;&lt;source media=&quot;(prefers-color-scheme: light)&quot; srcset=&quot;https://github.com/StorageB/icons/blob/main/GNOME48Adwaita/dark/security-medium-symbolic.svg&quot;&gt;&lt;img alt=&quot;security-medium-symbolic&quot; src=&quot;https://user-images.githubusercontent.com/25423296/163456779-a8556205-d0a5-45e2-ac17-42d089e3c3f8.png&quot;&gt;&lt;/picture&gt; &amp;nbsp; &amp;nbsp;security-medium-symbolic&lt;br&gt;" calcext:value-type="string">
            <text:p>&lt;picture&gt;&lt;source media="(prefers-color-scheme: dark)" srcset="https://github.com/StorageB/icons/blob/main/GNOME48Adwaita/light/security-medium-symbolic.svg"&gt;&lt;source media="(prefers-color-scheme: light)" srcset="https://github.com/StorageB/icons/blob/main/GNOME48Adwaita/dark/security-medium-symbolic.svg"&gt;&lt;img alt="security-medium-symbolic" src="https://user-images.githubusercontent.com/25423296/163456779-a8556205-d0a5-45e2-ac17-42d089e3c3f8.png"&gt;&lt;/picture&gt; &amp;nbsp; &amp;nbsp;security-medium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89] &amp; CHAR(34) &amp;  &#10;&quot; width=&quot; &amp; CHAR(34) &amp; &quot;22&quot; &amp; CHAR(34) &amp; &quot; alt=&quot; &amp; CHAR(34) &amp; [.B589] &amp; CHAR(34) &amp; &quot;&gt;&lt;/a&gt;&quot; &amp; &#10;&quot;&amp;nbsp; &amp;nbsp; &quot; &amp; [.B589] &amp; &quot;&lt;br&gt;&quot;" office:value-type="string" office:string-value="&lt;a href=&quot;#&quot;&gt;&lt;img src=&quot;https://raw.githubusercontent.com/StorageB/icons/main/GNOME46Adwaita/light/security-medium-symbolic.svg&quot; width=&quot;22&quot; alt=&quot;security-medium-symbolic&quot;&gt;&lt;/a&gt;&amp;nbsp; &amp;nbsp; security-medium-symbolic&lt;br&gt;" calcext:value-type="string">
            <text:p>&lt;a href="#"&gt;&lt;img src="https://raw.githubusercontent.com/StorageB/icons/main/GNOME46Adwaita/light/security-medium-symbolic.svg" width="22" alt="security-medium-symbolic"&gt;&lt;/a&gt;&amp;nbsp; &amp;nbsp; security-medium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89] &amp; CHAR(34) &amp;   &#10;&quot; width=&quot; &amp; CHAR(34) &amp; &quot;22&quot; &amp; CHAR(34) &amp; &quot; alt=&quot; &amp; CHAR(34) &amp; [.B589] &amp; CHAR(34) &amp; &quot;&gt;&lt;/a&gt;&quot; &amp;  &#10;&quot;&amp;nbsp; &amp;nbsp; &quot; &amp; [.B589] &amp; &quot;&lt;br&gt;&quot;" office:value-type="string" office:string-value="&lt;a href=&quot;#&quot;&gt;&lt;img src=&quot;https://raw.githubusercontent.com/StorageB/icons/main/GNOME46Adwaita/dark/security-medium-symbolic.svg&quot; width=&quot;22&quot; alt=&quot;security-medium-symbolic&quot;&gt;&lt;/a&gt;&amp;nbsp; &amp;nbsp; security-medium-symbolic&lt;br&gt;" calcext:value-type="string">
            <text:p>&lt;a href="#"&gt;&lt;img src="https://raw.githubusercontent.com/StorageB/icons/main/GNOME46Adwaita/dark/security-medium-symbolic.svg" width="22" alt="security-medium-symbolic"&gt;&lt;/a&gt;&amp;nbsp; &amp;nbsp; security-medium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mi-starred-rtl-symbolic.svg</text:p>
          </table:table-cell>
          <table:table-cell office:value-type="string" calcext:value-type="string">
            <text:p>semi-starred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9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90] &amp; CHAR(34) &amp; &quot;&gt;&quot; &amp; &#10;&quot;&lt;img alt=&quot; &amp; CHAR(34) &amp; [.B59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0] &amp; &quot;&lt;br&gt;&quot;" office:value-type="string" office:string-value="&lt;picture&gt;&lt;source media=&quot;(prefers-color-scheme: dark)&quot; srcset=&quot;https://github.com/StorageB/icons/blob/main/GNOME48Adwaita/light/semi-starred-rtl-symbolic.svg&quot;&gt;&lt;source media=&quot;(prefers-color-scheme: light)&quot; srcset=&quot;https://github.com/StorageB/icons/blob/main/GNOME48Adwaita/dark/semi-starred-rtl-symbolic.svg&quot;&gt;&lt;img alt=&quot;semi-starred-rtl-symbolic&quot; src=&quot;https://user-images.githubusercontent.com/25423296/163456779-a8556205-d0a5-45e2-ac17-42d089e3c3f8.png&quot;&gt;&lt;/picture&gt; &amp;nbsp; &amp;nbsp;semi-starred-rtl-symbolic&lt;br&gt;" calcext:value-type="string">
            <text:p>&lt;picture&gt;&lt;source media="(prefers-color-scheme: dark)" srcset="https://github.com/StorageB/icons/blob/main/GNOME48Adwaita/light/semi-starred-rtl-symbolic.svg"&gt;&lt;source media="(prefers-color-scheme: light)" srcset="https://github.com/StorageB/icons/blob/main/GNOME48Adwaita/dark/semi-starred-rtl-symbolic.svg"&gt;&lt;img alt="semi-starred-rtl-symbolic" src="https://user-images.githubusercontent.com/25423296/163456779-a8556205-d0a5-45e2-ac17-42d089e3c3f8.png"&gt;&lt;/picture&gt; &amp;nbsp; &amp;nbsp;semi-starred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90] &amp; CHAR(34) &amp;  &#10;&quot; width=&quot; &amp; CHAR(34) &amp; &quot;22&quot; &amp; CHAR(34) &amp; &quot; alt=&quot; &amp; CHAR(34) &amp; [.B590] &amp; CHAR(34) &amp; &quot;&gt;&lt;/a&gt;&quot; &amp; &#10;&quot;&amp;nbsp; &amp;nbsp; &quot; &amp; [.B590] &amp; &quot;&lt;br&gt;&quot;" office:value-type="string" office:string-value="&lt;a href=&quot;#&quot;&gt;&lt;img src=&quot;https://raw.githubusercontent.com/StorageB/icons/main/GNOME46Adwaita/light/semi-starred-rtl-symbolic.svg&quot; width=&quot;22&quot; alt=&quot;semi-starred-rtl-symbolic&quot;&gt;&lt;/a&gt;&amp;nbsp; &amp;nbsp; semi-starred-rtl-symbolic&lt;br&gt;" calcext:value-type="string">
            <text:p>&lt;a href="#"&gt;&lt;img src="https://raw.githubusercontent.com/StorageB/icons/main/GNOME46Adwaita/light/semi-starred-rtl-symbolic.svg" width="22" alt="semi-starred-rtl-symbolic"&gt;&lt;/a&gt;&amp;nbsp; &amp;nbsp; semi-starred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90] &amp; CHAR(34) &amp;   &#10;&quot; width=&quot; &amp; CHAR(34) &amp; &quot;22&quot; &amp; CHAR(34) &amp; &quot; alt=&quot; &amp; CHAR(34) &amp; [.B590] &amp; CHAR(34) &amp; &quot;&gt;&lt;/a&gt;&quot; &amp;  &#10;&quot;&amp;nbsp; &amp;nbsp; &quot; &amp; [.B590] &amp; &quot;&lt;br&gt;&quot;" office:value-type="string" office:string-value="&lt;a href=&quot;#&quot;&gt;&lt;img src=&quot;https://raw.githubusercontent.com/StorageB/icons/main/GNOME46Adwaita/dark/semi-starred-rtl-symbolic.svg&quot; width=&quot;22&quot; alt=&quot;semi-starred-rtl-symbolic&quot;&gt;&lt;/a&gt;&amp;nbsp; &amp;nbsp; semi-starred-rtl-symbolic&lt;br&gt;" calcext:value-type="string">
            <text:p>&lt;a href="#"&gt;&lt;img src="https://raw.githubusercontent.com/StorageB/icons/main/GNOME46Adwaita/dark/semi-starred-rtl-symbolic.svg" width="22" alt="semi-starred-rtl-symbolic"&gt;&lt;/a&gt;&amp;nbsp; &amp;nbsp; semi-starred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mi-starred-symbolic-rtl.svg</text:p>
          </table:table-cell>
          <table:table-cell office:value-type="string" calcext:value-type="string">
            <text:p>semi-starre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9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91] &amp; CHAR(34) &amp; &quot;&gt;&quot; &amp; &#10;&quot;&lt;img alt=&quot; &amp; CHAR(34) &amp; [.B59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1] &amp; &quot;&lt;br&gt;&quot;" office:value-type="string" office:string-value="&lt;picture&gt;&lt;source media=&quot;(prefers-color-scheme: dark)&quot; srcset=&quot;https://github.com/StorageB/icons/blob/main/GNOME48Adwaita/light/semi-starred-symbolic-rtl.svg&quot;&gt;&lt;source media=&quot;(prefers-color-scheme: light)&quot; srcset=&quot;https://github.com/StorageB/icons/blob/main/GNOME48Adwaita/dark/semi-starred-symbolic-rtl.svg&quot;&gt;&lt;img alt=&quot;semi-starred-symbolic-rtl&quot; src=&quot;https://user-images.githubusercontent.com/25423296/163456779-a8556205-d0a5-45e2-ac17-42d089e3c3f8.png&quot;&gt;&lt;/picture&gt; &amp;nbsp; &amp;nbsp;semi-starred-symbolic-rtl&lt;br&gt;" calcext:value-type="string">
            <text:p>&lt;picture&gt;&lt;source media="(prefers-color-scheme: dark)" srcset="https://github.com/StorageB/icons/blob/main/GNOME48Adwaita/light/semi-starred-symbolic-rtl.svg"&gt;&lt;source media="(prefers-color-scheme: light)" srcset="https://github.com/StorageB/icons/blob/main/GNOME48Adwaita/dark/semi-starred-symbolic-rtl.svg"&gt;&lt;img alt="semi-starred-symbolic-rtl" src="https://user-images.githubusercontent.com/25423296/163456779-a8556205-d0a5-45e2-ac17-42d089e3c3f8.png"&gt;&lt;/picture&gt; &amp;nbsp; &amp;nbsp;semi-starred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91] &amp; CHAR(34) &amp;  &#10;&quot; width=&quot; &amp; CHAR(34) &amp; &quot;22&quot; &amp; CHAR(34) &amp; &quot; alt=&quot; &amp; CHAR(34) &amp; [.B591] &amp; CHAR(34) &amp; &quot;&gt;&lt;/a&gt;&quot; &amp; &#10;&quot;&amp;nbsp; &amp;nbsp; &quot; &amp; [.B591] &amp; &quot;&lt;br&gt;&quot;" office:value-type="string" office:string-value="&lt;a href=&quot;#&quot;&gt;&lt;img src=&quot;https://raw.githubusercontent.com/StorageB/icons/main/GNOME46Adwaita/light/semi-starred-symbolic-rtl.svg&quot; width=&quot;22&quot; alt=&quot;semi-starred-symbolic-rtl&quot;&gt;&lt;/a&gt;&amp;nbsp; &amp;nbsp; semi-starred-symbolic-rtl&lt;br&gt;" calcext:value-type="string">
            <text:p>&lt;a href="#"&gt;&lt;img src="https://raw.githubusercontent.com/StorageB/icons/main/GNOME46Adwaita/light/semi-starred-symbolic-rtl.svg" width="22" alt="semi-starred-symbolic-rtl"&gt;&lt;/a&gt;&amp;nbsp; &amp;nbsp; semi-starred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91] &amp; CHAR(34) &amp;   &#10;&quot; width=&quot; &amp; CHAR(34) &amp; &quot;22&quot; &amp; CHAR(34) &amp; &quot; alt=&quot; &amp; CHAR(34) &amp; [.B591] &amp; CHAR(34) &amp; &quot;&gt;&lt;/a&gt;&quot; &amp;  &#10;&quot;&amp;nbsp; &amp;nbsp; &quot; &amp; [.B591] &amp; &quot;&lt;br&gt;&quot;" office:value-type="string" office:string-value="&lt;a href=&quot;#&quot;&gt;&lt;img src=&quot;https://raw.githubusercontent.com/StorageB/icons/main/GNOME46Adwaita/dark/semi-starred-symbolic-rtl.svg&quot; width=&quot;22&quot; alt=&quot;semi-starred-symbolic-rtl&quot;&gt;&lt;/a&gt;&amp;nbsp; &amp;nbsp; semi-starred-symbolic-rtl&lt;br&gt;" calcext:value-type="string">
            <text:p>&lt;a href="#"&gt;&lt;img src="https://raw.githubusercontent.com/StorageB/icons/main/GNOME46Adwaita/dark/semi-starred-symbolic-rtl.svg" width="22" alt="semi-starred-symbolic-rtl"&gt;&lt;/a&gt;&amp;nbsp; &amp;nbsp; semi-starred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mi-starred-symbolic.svg</text:p>
          </table:table-cell>
          <table:table-cell office:value-type="string" calcext:value-type="string">
            <text:p>semi-starr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9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92] &amp; CHAR(34) &amp; &quot;&gt;&quot; &amp; &#10;&quot;&lt;img alt=&quot; &amp; CHAR(34) &amp; [.B59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2] &amp; &quot;&lt;br&gt;&quot;" office:value-type="string" office:string-value="&lt;picture&gt;&lt;source media=&quot;(prefers-color-scheme: dark)&quot; srcset=&quot;https://github.com/StorageB/icons/blob/main/GNOME48Adwaita/light/semi-starred-symbolic.svg&quot;&gt;&lt;source media=&quot;(prefers-color-scheme: light)&quot; srcset=&quot;https://github.com/StorageB/icons/blob/main/GNOME48Adwaita/dark/semi-starred-symbolic.svg&quot;&gt;&lt;img alt=&quot;semi-starred-symbolic&quot; src=&quot;https://user-images.githubusercontent.com/25423296/163456779-a8556205-d0a5-45e2-ac17-42d089e3c3f8.png&quot;&gt;&lt;/picture&gt; &amp;nbsp; &amp;nbsp;semi-starred-symbolic&lt;br&gt;" calcext:value-type="string">
            <text:p>&lt;picture&gt;&lt;source media="(prefers-color-scheme: dark)" srcset="https://github.com/StorageB/icons/blob/main/GNOME48Adwaita/light/semi-starred-symbolic.svg"&gt;&lt;source media="(prefers-color-scheme: light)" srcset="https://github.com/StorageB/icons/blob/main/GNOME48Adwaita/dark/semi-starred-symbolic.svg"&gt;&lt;img alt="semi-starred-symbolic" src="https://user-images.githubusercontent.com/25423296/163456779-a8556205-d0a5-45e2-ac17-42d089e3c3f8.png"&gt;&lt;/picture&gt; &amp;nbsp; &amp;nbsp;semi-starr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92] &amp; CHAR(34) &amp;  &#10;&quot; width=&quot; &amp; CHAR(34) &amp; &quot;22&quot; &amp; CHAR(34) &amp; &quot; alt=&quot; &amp; CHAR(34) &amp; [.B592] &amp; CHAR(34) &amp; &quot;&gt;&lt;/a&gt;&quot; &amp; &#10;&quot;&amp;nbsp; &amp;nbsp; &quot; &amp; [.B592] &amp; &quot;&lt;br&gt;&quot;" office:value-type="string" office:string-value="&lt;a href=&quot;#&quot;&gt;&lt;img src=&quot;https://raw.githubusercontent.com/StorageB/icons/main/GNOME46Adwaita/light/semi-starred-symbolic.svg&quot; width=&quot;22&quot; alt=&quot;semi-starred-symbolic&quot;&gt;&lt;/a&gt;&amp;nbsp; &amp;nbsp; semi-starred-symbolic&lt;br&gt;" calcext:value-type="string">
            <text:p>&lt;a href="#"&gt;&lt;img src="https://raw.githubusercontent.com/StorageB/icons/main/GNOME46Adwaita/light/semi-starred-symbolic.svg" width="22" alt="semi-starred-symbolic"&gt;&lt;/a&gt;&amp;nbsp; &amp;nbsp; semi-starr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92] &amp; CHAR(34) &amp;   &#10;&quot; width=&quot; &amp; CHAR(34) &amp; &quot;22&quot; &amp; CHAR(34) &amp; &quot; alt=&quot; &amp; CHAR(34) &amp; [.B592] &amp; CHAR(34) &amp; &quot;&gt;&lt;/a&gt;&quot; &amp;  &#10;&quot;&amp;nbsp; &amp;nbsp; &quot; &amp; [.B592] &amp; &quot;&lt;br&gt;&quot;" office:value-type="string" office:string-value="&lt;a href=&quot;#&quot;&gt;&lt;img src=&quot;https://raw.githubusercontent.com/StorageB/icons/main/GNOME46Adwaita/dark/semi-starred-symbolic.svg&quot; width=&quot;22&quot; alt=&quot;semi-starred-symbolic&quot;&gt;&lt;/a&gt;&amp;nbsp; &amp;nbsp; semi-starred-symbolic&lt;br&gt;" calcext:value-type="string">
            <text:p>&lt;a href="#"&gt;&lt;img src="https://raw.githubusercontent.com/StorageB/icons/main/GNOME46Adwaita/dark/semi-starred-symbolic.svg" width="22" alt="semi-starred-symbolic"&gt;&lt;/a&gt;&amp;nbsp; &amp;nbsp; semi-starr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oftware-update-available-symbolic.svg</text:p>
          </table:table-cell>
          <table:table-cell office:value-type="string" calcext:value-type="string">
            <text:p>software-update-availab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9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93] &amp; CHAR(34) &amp; &quot;&gt;&quot; &amp; &#10;&quot;&lt;img alt=&quot; &amp; CHAR(34) &amp; [.B59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3] &amp; &quot;&lt;br&gt;&quot;" office:value-type="string" office:string-value="&lt;picture&gt;&lt;source media=&quot;(prefers-color-scheme: dark)&quot; srcset=&quot;https://github.com/StorageB/icons/blob/main/GNOME48Adwaita/light/software-update-available-symbolic.svg&quot;&gt;&lt;source media=&quot;(prefers-color-scheme: light)&quot; srcset=&quot;https://github.com/StorageB/icons/blob/main/GNOME48Adwaita/dark/software-update-available-symbolic.svg&quot;&gt;&lt;img alt=&quot;software-update-available-symbolic&quot; src=&quot;https://user-images.githubusercontent.com/25423296/163456779-a8556205-d0a5-45e2-ac17-42d089e3c3f8.png&quot;&gt;&lt;/picture&gt; &amp;nbsp; &amp;nbsp;software-update-available-symbolic&lt;br&gt;" calcext:value-type="string">
            <text:p>&lt;picture&gt;&lt;source media="(prefers-color-scheme: dark)" srcset="https://github.com/StorageB/icons/blob/main/GNOME48Adwaita/light/software-update-available-symbolic.svg"&gt;&lt;source media="(prefers-color-scheme: light)" srcset="https://github.com/StorageB/icons/blob/main/GNOME48Adwaita/dark/software-update-available-symbolic.svg"&gt;&lt;img alt="software-update-available-symbolic" src="https://user-images.githubusercontent.com/25423296/163456779-a8556205-d0a5-45e2-ac17-42d089e3c3f8.png"&gt;&lt;/picture&gt; &amp;nbsp; &amp;nbsp;software-update-availabl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93] &amp; CHAR(34) &amp;  &#10;&quot; width=&quot; &amp; CHAR(34) &amp; &quot;22&quot; &amp; CHAR(34) &amp; &quot; alt=&quot; &amp; CHAR(34) &amp; [.B593] &amp; CHAR(34) &amp; &quot;&gt;&lt;/a&gt;&quot; &amp; &#10;&quot;&amp;nbsp; &amp;nbsp; &quot; &amp; [.B593] &amp; &quot;&lt;br&gt;&quot;" office:value-type="string" office:string-value="&lt;a href=&quot;#&quot;&gt;&lt;img src=&quot;https://raw.githubusercontent.com/StorageB/icons/main/GNOME46Adwaita/light/software-update-available-symbolic.svg&quot; width=&quot;22&quot; alt=&quot;software-update-available-symbolic&quot;&gt;&lt;/a&gt;&amp;nbsp; &amp;nbsp; software-update-available-symbolic&lt;br&gt;" calcext:value-type="string">
            <text:p>&lt;a href="#"&gt;&lt;img src="https://raw.githubusercontent.com/StorageB/icons/main/GNOME46Adwaita/light/software-update-available-symbolic.svg" width="22" alt="software-update-available-symbolic"&gt;&lt;/a&gt;&amp;nbsp; &amp;nbsp; software-update-availabl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93] &amp; CHAR(34) &amp;   &#10;&quot; width=&quot; &amp; CHAR(34) &amp; &quot;22&quot; &amp; CHAR(34) &amp; &quot; alt=&quot; &amp; CHAR(34) &amp; [.B593] &amp; CHAR(34) &amp; &quot;&gt;&lt;/a&gt;&quot; &amp;  &#10;&quot;&amp;nbsp; &amp;nbsp; &quot; &amp; [.B593] &amp; &quot;&lt;br&gt;&quot;" office:value-type="string" office:string-value="&lt;a href=&quot;#&quot;&gt;&lt;img src=&quot;https://raw.githubusercontent.com/StorageB/icons/main/GNOME46Adwaita/dark/software-update-available-symbolic.svg&quot; width=&quot;22&quot; alt=&quot;software-update-available-symbolic&quot;&gt;&lt;/a&gt;&amp;nbsp; &amp;nbsp; software-update-available-symbolic&lt;br&gt;" calcext:value-type="string">
            <text:p>&lt;a href="#"&gt;&lt;img src="https://raw.githubusercontent.com/StorageB/icons/main/GNOME46Adwaita/dark/software-update-available-symbolic.svg" width="22" alt="software-update-available-symbolic"&gt;&lt;/a&gt;&amp;nbsp; &amp;nbsp; software-update-availabl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oftware-update-urgent-symbolic.svg</text:p>
          </table:table-cell>
          <table:table-cell office:value-type="string" calcext:value-type="string">
            <text:p>software-update-urge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9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94] &amp; CHAR(34) &amp; &quot;&gt;&quot; &amp; &#10;&quot;&lt;img alt=&quot; &amp; CHAR(34) &amp; [.B59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4] &amp; &quot;&lt;br&gt;&quot;" office:value-type="string" office:string-value="&lt;picture&gt;&lt;source media=&quot;(prefers-color-scheme: dark)&quot; srcset=&quot;https://github.com/StorageB/icons/blob/main/GNOME48Adwaita/light/software-update-urgent-symbolic.svg&quot;&gt;&lt;source media=&quot;(prefers-color-scheme: light)&quot; srcset=&quot;https://github.com/StorageB/icons/blob/main/GNOME48Adwaita/dark/software-update-urgent-symbolic.svg&quot;&gt;&lt;img alt=&quot;software-update-urgent-symbolic&quot; src=&quot;https://user-images.githubusercontent.com/25423296/163456779-a8556205-d0a5-45e2-ac17-42d089e3c3f8.png&quot;&gt;&lt;/picture&gt; &amp;nbsp; &amp;nbsp;software-update-urgent-symbolic&lt;br&gt;" calcext:value-type="string">
            <text:p>&lt;picture&gt;&lt;source media="(prefers-color-scheme: dark)" srcset="https://github.com/StorageB/icons/blob/main/GNOME48Adwaita/light/software-update-urgent-symbolic.svg"&gt;&lt;source media="(prefers-color-scheme: light)" srcset="https://github.com/StorageB/icons/blob/main/GNOME48Adwaita/dark/software-update-urgent-symbolic.svg"&gt;&lt;img alt="software-update-urgent-symbolic" src="https://user-images.githubusercontent.com/25423296/163456779-a8556205-d0a5-45e2-ac17-42d089e3c3f8.png"&gt;&lt;/picture&gt; &amp;nbsp; &amp;nbsp;software-update-urgen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94] &amp; CHAR(34) &amp;  &#10;&quot; width=&quot; &amp; CHAR(34) &amp; &quot;22&quot; &amp; CHAR(34) &amp; &quot; alt=&quot; &amp; CHAR(34) &amp; [.B594] &amp; CHAR(34) &amp; &quot;&gt;&lt;/a&gt;&quot; &amp; &#10;&quot;&amp;nbsp; &amp;nbsp; &quot; &amp; [.B594] &amp; &quot;&lt;br&gt;&quot;" office:value-type="string" office:string-value="&lt;a href=&quot;#&quot;&gt;&lt;img src=&quot;https://raw.githubusercontent.com/StorageB/icons/main/GNOME46Adwaita/light/software-update-urgent-symbolic.svg&quot; width=&quot;22&quot; alt=&quot;software-update-urgent-symbolic&quot;&gt;&lt;/a&gt;&amp;nbsp; &amp;nbsp; software-update-urgent-symbolic&lt;br&gt;" calcext:value-type="string">
            <text:p>&lt;a href="#"&gt;&lt;img src="https://raw.githubusercontent.com/StorageB/icons/main/GNOME46Adwaita/light/software-update-urgent-symbolic.svg" width="22" alt="software-update-urgent-symbolic"&gt;&lt;/a&gt;&amp;nbsp; &amp;nbsp; software-update-urgen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94] &amp; CHAR(34) &amp;   &#10;&quot; width=&quot; &amp; CHAR(34) &amp; &quot;22&quot; &amp; CHAR(34) &amp; &quot; alt=&quot; &amp; CHAR(34) &amp; [.B594] &amp; CHAR(34) &amp; &quot;&gt;&lt;/a&gt;&quot; &amp;  &#10;&quot;&amp;nbsp; &amp;nbsp; &quot; &amp; [.B594] &amp; &quot;&lt;br&gt;&quot;" office:value-type="string" office:string-value="&lt;a href=&quot;#&quot;&gt;&lt;img src=&quot;https://raw.githubusercontent.com/StorageB/icons/main/GNOME46Adwaita/dark/software-update-urgent-symbolic.svg&quot; width=&quot;22&quot; alt=&quot;software-update-urgent-symbolic&quot;&gt;&lt;/a&gt;&amp;nbsp; &amp;nbsp; software-update-urgent-symbolic&lt;br&gt;" calcext:value-type="string">
            <text:p>&lt;a href="#"&gt;&lt;img src="https://raw.githubusercontent.com/StorageB/icons/main/GNOME46Adwaita/dark/software-update-urgent-symbolic.svg" width="22" alt="software-update-urgent-symbolic"&gt;&lt;/a&gt;&amp;nbsp; &amp;nbsp; software-update-urgen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arred-symbolic.svg</text:p>
          </table:table-cell>
          <table:table-cell office:value-type="string" calcext:value-type="string">
            <text:p>starr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9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95] &amp; CHAR(34) &amp; &quot;&gt;&quot; &amp; &#10;&quot;&lt;img alt=&quot; &amp; CHAR(34) &amp; [.B59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5] &amp; &quot;&lt;br&gt;&quot;" office:value-type="string" office:string-value="&lt;picture&gt;&lt;source media=&quot;(prefers-color-scheme: dark)&quot; srcset=&quot;https://github.com/StorageB/icons/blob/main/GNOME48Adwaita/light/starred-symbolic.svg&quot;&gt;&lt;source media=&quot;(prefers-color-scheme: light)&quot; srcset=&quot;https://github.com/StorageB/icons/blob/main/GNOME48Adwaita/dark/starred-symbolic.svg&quot;&gt;&lt;img alt=&quot;starred-symbolic&quot; src=&quot;https://user-images.githubusercontent.com/25423296/163456779-a8556205-d0a5-45e2-ac17-42d089e3c3f8.png&quot;&gt;&lt;/picture&gt; &amp;nbsp; &amp;nbsp;starred-symbolic&lt;br&gt;" calcext:value-type="string">
            <text:p>&lt;picture&gt;&lt;source media="(prefers-color-scheme: dark)" srcset="https://github.com/StorageB/icons/blob/main/GNOME48Adwaita/light/starred-symbolic.svg"&gt;&lt;source media="(prefers-color-scheme: light)" srcset="https://github.com/StorageB/icons/blob/main/GNOME48Adwaita/dark/starred-symbolic.svg"&gt;&lt;img alt="starred-symbolic" src="https://user-images.githubusercontent.com/25423296/163456779-a8556205-d0a5-45e2-ac17-42d089e3c3f8.png"&gt;&lt;/picture&gt; &amp;nbsp; &amp;nbsp;starr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95] &amp; CHAR(34) &amp;  &#10;&quot; width=&quot; &amp; CHAR(34) &amp; &quot;22&quot; &amp; CHAR(34) &amp; &quot; alt=&quot; &amp; CHAR(34) &amp; [.B595] &amp; CHAR(34) &amp; &quot;&gt;&lt;/a&gt;&quot; &amp; &#10;&quot;&amp;nbsp; &amp;nbsp; &quot; &amp; [.B595] &amp; &quot;&lt;br&gt;&quot;" office:value-type="string" office:string-value="&lt;a href=&quot;#&quot;&gt;&lt;img src=&quot;https://raw.githubusercontent.com/StorageB/icons/main/GNOME46Adwaita/light/starred-symbolic.svg&quot; width=&quot;22&quot; alt=&quot;starred-symbolic&quot;&gt;&lt;/a&gt;&amp;nbsp; &amp;nbsp; starred-symbolic&lt;br&gt;" calcext:value-type="string">
            <text:p>&lt;a href="#"&gt;&lt;img src="https://raw.githubusercontent.com/StorageB/icons/main/GNOME46Adwaita/light/starred-symbolic.svg" width="22" alt="starred-symbolic"&gt;&lt;/a&gt;&amp;nbsp; &amp;nbsp; starr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95] &amp; CHAR(34) &amp;   &#10;&quot; width=&quot; &amp; CHAR(34) &amp; &quot;22&quot; &amp; CHAR(34) &amp; &quot; alt=&quot; &amp; CHAR(34) &amp; [.B595] &amp; CHAR(34) &amp; &quot;&gt;&lt;/a&gt;&quot; &amp;  &#10;&quot;&amp;nbsp; &amp;nbsp; &quot; &amp; [.B595] &amp; &quot;&lt;br&gt;&quot;" office:value-type="string" office:string-value="&lt;a href=&quot;#&quot;&gt;&lt;img src=&quot;https://raw.githubusercontent.com/StorageB/icons/main/GNOME46Adwaita/dark/starred-symbolic.svg&quot; width=&quot;22&quot; alt=&quot;starred-symbolic&quot;&gt;&lt;/a&gt;&amp;nbsp; &amp;nbsp; starred-symbolic&lt;br&gt;" calcext:value-type="string">
            <text:p>&lt;a href="#"&gt;&lt;img src="https://raw.githubusercontent.com/StorageB/icons/main/GNOME46Adwaita/dark/starred-symbolic.svg" width="22" alt="starred-symbolic"&gt;&lt;/a&gt;&amp;nbsp; &amp;nbsp; starr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ystem-lock-screen-symbolic.svg</text:p>
          </table:table-cell>
          <table:table-cell office:value-type="string" calcext:value-type="string">
            <text:p>system-lock-scree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9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96] &amp; CHAR(34) &amp; &quot;&gt;&quot; &amp; &#10;&quot;&lt;img alt=&quot; &amp; CHAR(34) &amp; [.B59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6] &amp; &quot;&lt;br&gt;&quot;" office:value-type="string" office:string-value="&lt;picture&gt;&lt;source media=&quot;(prefers-color-scheme: dark)&quot; srcset=&quot;https://github.com/StorageB/icons/blob/main/GNOME48Adwaita/light/system-lock-screen-symbolic.svg&quot;&gt;&lt;source media=&quot;(prefers-color-scheme: light)&quot; srcset=&quot;https://github.com/StorageB/icons/blob/main/GNOME48Adwaita/dark/system-lock-screen-symbolic.svg&quot;&gt;&lt;img alt=&quot;system-lock-screen-symbolic&quot; src=&quot;https://user-images.githubusercontent.com/25423296/163456779-a8556205-d0a5-45e2-ac17-42d089e3c3f8.png&quot;&gt;&lt;/picture&gt; &amp;nbsp; &amp;nbsp;system-lock-screen-symbolic&lt;br&gt;" calcext:value-type="string">
            <text:p>&lt;picture&gt;&lt;source media="(prefers-color-scheme: dark)" srcset="https://github.com/StorageB/icons/blob/main/GNOME48Adwaita/light/system-lock-screen-symbolic.svg"&gt;&lt;source media="(prefers-color-scheme: light)" srcset="https://github.com/StorageB/icons/blob/main/GNOME48Adwaita/dark/system-lock-screen-symbolic.svg"&gt;&lt;img alt="system-lock-screen-symbolic" src="https://user-images.githubusercontent.com/25423296/163456779-a8556205-d0a5-45e2-ac17-42d089e3c3f8.png"&gt;&lt;/picture&gt; &amp;nbsp; &amp;nbsp;system-lock-screen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96] &amp; CHAR(34) &amp;  &#10;&quot; width=&quot; &amp; CHAR(34) &amp; &quot;22&quot; &amp; CHAR(34) &amp; &quot; alt=&quot; &amp; CHAR(34) &amp; [.B596] &amp; CHAR(34) &amp; &quot;&gt;&lt;/a&gt;&quot; &amp; &#10;&quot;&amp;nbsp; &amp;nbsp; &quot; &amp; [.B596] &amp; &quot;&lt;br&gt;&quot;" office:value-type="string" office:string-value="&lt;a href=&quot;#&quot;&gt;&lt;img src=&quot;https://raw.githubusercontent.com/StorageB/icons/main/GNOME46Adwaita/light/system-lock-screen-symbolic.svg&quot; width=&quot;22&quot; alt=&quot;system-lock-screen-symbolic&quot;&gt;&lt;/a&gt;&amp;nbsp; &amp;nbsp; system-lock-screen-symbolic&lt;br&gt;" calcext:value-type="string">
            <text:p>&lt;a href="#"&gt;&lt;img src="https://raw.githubusercontent.com/StorageB/icons/main/GNOME46Adwaita/light/system-lock-screen-symbolic.svg" width="22" alt="system-lock-screen-symbolic"&gt;&lt;/a&gt;&amp;nbsp; &amp;nbsp; system-lock-screen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96] &amp; CHAR(34) &amp;   &#10;&quot; width=&quot; &amp; CHAR(34) &amp; &quot;22&quot; &amp; CHAR(34) &amp; &quot; alt=&quot; &amp; CHAR(34) &amp; [.B596] &amp; CHAR(34) &amp; &quot;&gt;&lt;/a&gt;&quot; &amp;  &#10;&quot;&amp;nbsp; &amp;nbsp; &quot; &amp; [.B596] &amp; &quot;&lt;br&gt;&quot;" office:value-type="string" office:string-value="&lt;a href=&quot;#&quot;&gt;&lt;img src=&quot;https://raw.githubusercontent.com/StorageB/icons/main/GNOME46Adwaita/dark/system-lock-screen-symbolic.svg&quot; width=&quot;22&quot; alt=&quot;system-lock-screen-symbolic&quot;&gt;&lt;/a&gt;&amp;nbsp; &amp;nbsp; system-lock-screen-symbolic&lt;br&gt;" calcext:value-type="string">
            <text:p>&lt;a href="#"&gt;&lt;img src="https://raw.githubusercontent.com/StorageB/icons/main/GNOME46Adwaita/dark/system-lock-screen-symbolic.svg" width="22" alt="system-lock-screen-symbolic"&gt;&lt;/a&gt;&amp;nbsp; &amp;nbsp; system-lock-screen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ask-due-symbolic.svg</text:p>
          </table:table-cell>
          <table:table-cell office:value-type="string" calcext:value-type="string">
            <text:p>task-du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9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97] &amp; CHAR(34) &amp; &quot;&gt;&quot; &amp; &#10;&quot;&lt;img alt=&quot; &amp; CHAR(34) &amp; [.B59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7] &amp; &quot;&lt;br&gt;&quot;" office:value-type="string" office:string-value="&lt;picture&gt;&lt;source media=&quot;(prefers-color-scheme: dark)&quot; srcset=&quot;https://github.com/StorageB/icons/blob/main/GNOME48Adwaita/light/task-due-symbolic.svg&quot;&gt;&lt;source media=&quot;(prefers-color-scheme: light)&quot; srcset=&quot;https://github.com/StorageB/icons/blob/main/GNOME48Adwaita/dark/task-due-symbolic.svg&quot;&gt;&lt;img alt=&quot;task-due-symbolic&quot; src=&quot;https://user-images.githubusercontent.com/25423296/163456779-a8556205-d0a5-45e2-ac17-42d089e3c3f8.png&quot;&gt;&lt;/picture&gt; &amp;nbsp; &amp;nbsp;task-due-symbolic&lt;br&gt;" calcext:value-type="string">
            <text:p>&lt;picture&gt;&lt;source media="(prefers-color-scheme: dark)" srcset="https://github.com/StorageB/icons/blob/main/GNOME48Adwaita/light/task-due-symbolic.svg"&gt;&lt;source media="(prefers-color-scheme: light)" srcset="https://github.com/StorageB/icons/blob/main/GNOME48Adwaita/dark/task-due-symbolic.svg"&gt;&lt;img alt="task-due-symbolic" src="https://user-images.githubusercontent.com/25423296/163456779-a8556205-d0a5-45e2-ac17-42d089e3c3f8.png"&gt;&lt;/picture&gt; &amp;nbsp; &amp;nbsp;task-du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97] &amp; CHAR(34) &amp;  &#10;&quot; width=&quot; &amp; CHAR(34) &amp; &quot;22&quot; &amp; CHAR(34) &amp; &quot; alt=&quot; &amp; CHAR(34) &amp; [.B597] &amp; CHAR(34) &amp; &quot;&gt;&lt;/a&gt;&quot; &amp; &#10;&quot;&amp;nbsp; &amp;nbsp; &quot; &amp; [.B597] &amp; &quot;&lt;br&gt;&quot;" office:value-type="string" office:string-value="&lt;a href=&quot;#&quot;&gt;&lt;img src=&quot;https://raw.githubusercontent.com/StorageB/icons/main/GNOME46Adwaita/light/task-due-symbolic.svg&quot; width=&quot;22&quot; alt=&quot;task-due-symbolic&quot;&gt;&lt;/a&gt;&amp;nbsp; &amp;nbsp; task-due-symbolic&lt;br&gt;" calcext:value-type="string">
            <text:p>&lt;a href="#"&gt;&lt;img src="https://raw.githubusercontent.com/StorageB/icons/main/GNOME46Adwaita/light/task-due-symbolic.svg" width="22" alt="task-due-symbolic"&gt;&lt;/a&gt;&amp;nbsp; &amp;nbsp; task-du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97] &amp; CHAR(34) &amp;   &#10;&quot; width=&quot; &amp; CHAR(34) &amp; &quot;22&quot; &amp; CHAR(34) &amp; &quot; alt=&quot; &amp; CHAR(34) &amp; [.B597] &amp; CHAR(34) &amp; &quot;&gt;&lt;/a&gt;&quot; &amp;  &#10;&quot;&amp;nbsp; &amp;nbsp; &quot; &amp; [.B597] &amp; &quot;&lt;br&gt;&quot;" office:value-type="string" office:string-value="&lt;a href=&quot;#&quot;&gt;&lt;img src=&quot;https://raw.githubusercontent.com/StorageB/icons/main/GNOME46Adwaita/dark/task-due-symbolic.svg&quot; width=&quot;22&quot; alt=&quot;task-due-symbolic&quot;&gt;&lt;/a&gt;&amp;nbsp; &amp;nbsp; task-due-symbolic&lt;br&gt;" calcext:value-type="string">
            <text:p>&lt;a href="#"&gt;&lt;img src="https://raw.githubusercontent.com/StorageB/icons/main/GNOME46Adwaita/dark/task-due-symbolic.svg" width="22" alt="task-due-symbolic"&gt;&lt;/a&gt;&amp;nbsp; &amp;nbsp; task-du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ask-past-due-symbolic.svg</text:p>
          </table:table-cell>
          <table:table-cell office:value-type="string" calcext:value-type="string">
            <text:p>task-past-du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9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98] &amp; CHAR(34) &amp; &quot;&gt;&quot; &amp; &#10;&quot;&lt;img alt=&quot; &amp; CHAR(34) &amp; [.B59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8] &amp; &quot;&lt;br&gt;&quot;" office:value-type="string" office:string-value="&lt;picture&gt;&lt;source media=&quot;(prefers-color-scheme: dark)&quot; srcset=&quot;https://github.com/StorageB/icons/blob/main/GNOME48Adwaita/light/task-past-due-symbolic.svg&quot;&gt;&lt;source media=&quot;(prefers-color-scheme: light)&quot; srcset=&quot;https://github.com/StorageB/icons/blob/main/GNOME48Adwaita/dark/task-past-due-symbolic.svg&quot;&gt;&lt;img alt=&quot;task-past-due-symbolic&quot; src=&quot;https://user-images.githubusercontent.com/25423296/163456779-a8556205-d0a5-45e2-ac17-42d089e3c3f8.png&quot;&gt;&lt;/picture&gt; &amp;nbsp; &amp;nbsp;task-past-due-symbolic&lt;br&gt;" calcext:value-type="string">
            <text:p>&lt;picture&gt;&lt;source media="(prefers-color-scheme: dark)" srcset="https://github.com/StorageB/icons/blob/main/GNOME48Adwaita/light/task-past-due-symbolic.svg"&gt;&lt;source media="(prefers-color-scheme: light)" srcset="https://github.com/StorageB/icons/blob/main/GNOME48Adwaita/dark/task-past-due-symbolic.svg"&gt;&lt;img alt="task-past-due-symbolic" src="https://user-images.githubusercontent.com/25423296/163456779-a8556205-d0a5-45e2-ac17-42d089e3c3f8.png"&gt;&lt;/picture&gt; &amp;nbsp; &amp;nbsp;task-past-du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98] &amp; CHAR(34) &amp;  &#10;&quot; width=&quot; &amp; CHAR(34) &amp; &quot;22&quot; &amp; CHAR(34) &amp; &quot; alt=&quot; &amp; CHAR(34) &amp; [.B598] &amp; CHAR(34) &amp; &quot;&gt;&lt;/a&gt;&quot; &amp; &#10;&quot;&amp;nbsp; &amp;nbsp; &quot; &amp; [.B598] &amp; &quot;&lt;br&gt;&quot;" office:value-type="string" office:string-value="&lt;a href=&quot;#&quot;&gt;&lt;img src=&quot;https://raw.githubusercontent.com/StorageB/icons/main/GNOME46Adwaita/light/task-past-due-symbolic.svg&quot; width=&quot;22&quot; alt=&quot;task-past-due-symbolic&quot;&gt;&lt;/a&gt;&amp;nbsp; &amp;nbsp; task-past-due-symbolic&lt;br&gt;" calcext:value-type="string">
            <text:p>&lt;a href="#"&gt;&lt;img src="https://raw.githubusercontent.com/StorageB/icons/main/GNOME46Adwaita/light/task-past-due-symbolic.svg" width="22" alt="task-past-due-symbolic"&gt;&lt;/a&gt;&amp;nbsp; &amp;nbsp; task-past-du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98] &amp; CHAR(34) &amp;   &#10;&quot; width=&quot; &amp; CHAR(34) &amp; &quot;22&quot; &amp; CHAR(34) &amp; &quot; alt=&quot; &amp; CHAR(34) &amp; [.B598] &amp; CHAR(34) &amp; &quot;&gt;&lt;/a&gt;&quot; &amp;  &#10;&quot;&amp;nbsp; &amp;nbsp; &quot; &amp; [.B598] &amp; &quot;&lt;br&gt;&quot;" office:value-type="string" office:string-value="&lt;a href=&quot;#&quot;&gt;&lt;img src=&quot;https://raw.githubusercontent.com/StorageB/icons/main/GNOME46Adwaita/dark/task-past-due-symbolic.svg&quot; width=&quot;22&quot; alt=&quot;task-past-due-symbolic&quot;&gt;&lt;/a&gt;&amp;nbsp; &amp;nbsp; task-past-due-symbolic&lt;br&gt;" calcext:value-type="string">
            <text:p>&lt;a href="#"&gt;&lt;img src="https://raw.githubusercontent.com/StorageB/icons/main/GNOME46Adwaita/dark/task-past-due-symbolic.svg" width="22" alt="task-past-due-symbolic"&gt;&lt;/a&gt;&amp;nbsp; &amp;nbsp; task-past-du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hunderbolt-acquiring-symbolic.svg</text:p>
          </table:table-cell>
          <table:table-cell office:value-type="string" calcext:value-type="string">
            <text:p>thunderbolt-acquir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9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99] &amp; CHAR(34) &amp; &quot;&gt;&quot; &amp; &#10;&quot;&lt;img alt=&quot; &amp; CHAR(34) &amp; [.B59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9] &amp; &quot;&lt;br&gt;&quot;" office:value-type="string" office:string-value="&lt;picture&gt;&lt;source media=&quot;(prefers-color-scheme: dark)&quot; srcset=&quot;https://github.com/StorageB/icons/blob/main/GNOME48Adwaita/light/thunderbolt-acquiring-symbolic.svg&quot;&gt;&lt;source media=&quot;(prefers-color-scheme: light)&quot; srcset=&quot;https://github.com/StorageB/icons/blob/main/GNOME48Adwaita/dark/thunderbolt-acquiring-symbolic.svg&quot;&gt;&lt;img alt=&quot;thunderbolt-acquiring-symbolic&quot; src=&quot;https://user-images.githubusercontent.com/25423296/163456779-a8556205-d0a5-45e2-ac17-42d089e3c3f8.png&quot;&gt;&lt;/picture&gt; &amp;nbsp; &amp;nbsp;thunderbolt-acquiring-symbolic&lt;br&gt;" calcext:value-type="string">
            <text:p>&lt;picture&gt;&lt;source media="(prefers-color-scheme: dark)" srcset="https://github.com/StorageB/icons/blob/main/GNOME48Adwaita/light/thunderbolt-acquiring-symbolic.svg"&gt;&lt;source media="(prefers-color-scheme: light)" srcset="https://github.com/StorageB/icons/blob/main/GNOME48Adwaita/dark/thunderbolt-acquiring-symbolic.svg"&gt;&lt;img alt="thunderbolt-acquiring-symbolic" src="https://user-images.githubusercontent.com/25423296/163456779-a8556205-d0a5-45e2-ac17-42d089e3c3f8.png"&gt;&lt;/picture&gt; &amp;nbsp; &amp;nbsp;thunderbolt-acquir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599] &amp; CHAR(34) &amp;  &#10;&quot; width=&quot; &amp; CHAR(34) &amp; &quot;22&quot; &amp; CHAR(34) &amp; &quot; alt=&quot; &amp; CHAR(34) &amp; [.B599] &amp; CHAR(34) &amp; &quot;&gt;&lt;/a&gt;&quot; &amp; &#10;&quot;&amp;nbsp; &amp;nbsp; &quot; &amp; [.B599] &amp; &quot;&lt;br&gt;&quot;" office:value-type="string" office:string-value="&lt;a href=&quot;#&quot;&gt;&lt;img src=&quot;https://raw.githubusercontent.com/StorageB/icons/main/GNOME46Adwaita/light/thunderbolt-acquiring-symbolic.svg&quot; width=&quot;22&quot; alt=&quot;thunderbolt-acquiring-symbolic&quot;&gt;&lt;/a&gt;&amp;nbsp; &amp;nbsp; thunderbolt-acquiring-symbolic&lt;br&gt;" calcext:value-type="string">
            <text:p>&lt;a href="#"&gt;&lt;img src="https://raw.githubusercontent.com/StorageB/icons/main/GNOME46Adwaita/light/thunderbolt-acquiring-symbolic.svg" width="22" alt="thunderbolt-acquiring-symbolic"&gt;&lt;/a&gt;&amp;nbsp; &amp;nbsp; thunderbolt-acquir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599] &amp; CHAR(34) &amp;   &#10;&quot; width=&quot; &amp; CHAR(34) &amp; &quot;22&quot; &amp; CHAR(34) &amp; &quot; alt=&quot; &amp; CHAR(34) &amp; [.B599] &amp; CHAR(34) &amp; &quot;&gt;&lt;/a&gt;&quot; &amp;  &#10;&quot;&amp;nbsp; &amp;nbsp; &quot; &amp; [.B599] &amp; &quot;&lt;br&gt;&quot;" office:value-type="string" office:string-value="&lt;a href=&quot;#&quot;&gt;&lt;img src=&quot;https://raw.githubusercontent.com/StorageB/icons/main/GNOME46Adwaita/dark/thunderbolt-acquiring-symbolic.svg&quot; width=&quot;22&quot; alt=&quot;thunderbolt-acquiring-symbolic&quot;&gt;&lt;/a&gt;&amp;nbsp; &amp;nbsp; thunderbolt-acquiring-symbolic&lt;br&gt;" calcext:value-type="string">
            <text:p>&lt;a href="#"&gt;&lt;img src="https://raw.githubusercontent.com/StorageB/icons/main/GNOME46Adwaita/dark/thunderbolt-acquiring-symbolic.svg" width="22" alt="thunderbolt-acquiring-symbolic"&gt;&lt;/a&gt;&amp;nbsp; &amp;nbsp; thunderbolt-acquir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ouch-disabled-symbolic.svg</text:p>
          </table:table-cell>
          <table:table-cell office:value-type="string" calcext:value-type="string">
            <text:p>touch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0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00] &amp; CHAR(34) &amp; &quot;&gt;&quot; &amp; &#10;&quot;&lt;img alt=&quot; &amp; CHAR(34) &amp; [.B60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0] &amp; &quot;&lt;br&gt;&quot;" office:value-type="string" office:string-value="&lt;picture&gt;&lt;source media=&quot;(prefers-color-scheme: dark)&quot; srcset=&quot;https://github.com/StorageB/icons/blob/main/GNOME48Adwaita/light/touch-disabled-symbolic.svg&quot;&gt;&lt;source media=&quot;(prefers-color-scheme: light)&quot; srcset=&quot;https://github.com/StorageB/icons/blob/main/GNOME48Adwaita/dark/touch-disabled-symbolic.svg&quot;&gt;&lt;img alt=&quot;touch-disabled-symbolic&quot; src=&quot;https://user-images.githubusercontent.com/25423296/163456779-a8556205-d0a5-45e2-ac17-42d089e3c3f8.png&quot;&gt;&lt;/picture&gt; &amp;nbsp; &amp;nbsp;touch-disabled-symbolic&lt;br&gt;" calcext:value-type="string">
            <text:p>&lt;picture&gt;&lt;source media="(prefers-color-scheme: dark)" srcset="https://github.com/StorageB/icons/blob/main/GNOME48Adwaita/light/touch-disabled-symbolic.svg"&gt;&lt;source media="(prefers-color-scheme: light)" srcset="https://github.com/StorageB/icons/blob/main/GNOME48Adwaita/dark/touch-disabled-symbolic.svg"&gt;&lt;img alt="touch-disabled-symbolic" src="https://user-images.githubusercontent.com/25423296/163456779-a8556205-d0a5-45e2-ac17-42d089e3c3f8.png"&gt;&lt;/picture&gt; &amp;nbsp; &amp;nbsp;touch-disabl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00] &amp; CHAR(34) &amp;  &#10;&quot; width=&quot; &amp; CHAR(34) &amp; &quot;22&quot; &amp; CHAR(34) &amp; &quot; alt=&quot; &amp; CHAR(34) &amp; [.B600] &amp; CHAR(34) &amp; &quot;&gt;&lt;/a&gt;&quot; &amp; &#10;&quot;&amp;nbsp; &amp;nbsp; &quot; &amp; [.B600] &amp; &quot;&lt;br&gt;&quot;" office:value-type="string" office:string-value="&lt;a href=&quot;#&quot;&gt;&lt;img src=&quot;https://raw.githubusercontent.com/StorageB/icons/main/GNOME46Adwaita/light/touch-disabled-symbolic.svg&quot; width=&quot;22&quot; alt=&quot;touch-disabled-symbolic&quot;&gt;&lt;/a&gt;&amp;nbsp; &amp;nbsp; touch-disabled-symbolic&lt;br&gt;" calcext:value-type="string">
            <text:p>&lt;a href="#"&gt;&lt;img src="https://raw.githubusercontent.com/StorageB/icons/main/GNOME46Adwaita/light/touch-disabled-symbolic.svg" width="22" alt="touch-disabled-symbolic"&gt;&lt;/a&gt;&amp;nbsp; &amp;nbsp; touch-disabl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00] &amp; CHAR(34) &amp;   &#10;&quot; width=&quot; &amp; CHAR(34) &amp; &quot;22&quot; &amp; CHAR(34) &amp; &quot; alt=&quot; &amp; CHAR(34) &amp; [.B600] &amp; CHAR(34) &amp; &quot;&gt;&lt;/a&gt;&quot; &amp;  &#10;&quot;&amp;nbsp; &amp;nbsp; &quot; &amp; [.B600] &amp; &quot;&lt;br&gt;&quot;" office:value-type="string" office:string-value="&lt;a href=&quot;#&quot;&gt;&lt;img src=&quot;https://raw.githubusercontent.com/StorageB/icons/main/GNOME46Adwaita/dark/touch-disabled-symbolic.svg&quot; width=&quot;22&quot; alt=&quot;touch-disabled-symbolic&quot;&gt;&lt;/a&gt;&amp;nbsp; &amp;nbsp; touch-disabled-symbolic&lt;br&gt;" calcext:value-type="string">
            <text:p>&lt;a href="#"&gt;&lt;img src="https://raw.githubusercontent.com/StorageB/icons/main/GNOME46Adwaita/dark/touch-disabled-symbolic.svg" width="22" alt="touch-disabled-symbolic"&gt;&lt;/a&gt;&amp;nbsp; &amp;nbsp; touch-disabl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ouchpad-disabled-symbolic.svg</text:p>
          </table:table-cell>
          <table:table-cell office:value-type="string" calcext:value-type="string">
            <text:p>touchpad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0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01] &amp; CHAR(34) &amp; &quot;&gt;&quot; &amp; &#10;&quot;&lt;img alt=&quot; &amp; CHAR(34) &amp; [.B60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1] &amp; &quot;&lt;br&gt;&quot;" office:value-type="string" office:string-value="&lt;picture&gt;&lt;source media=&quot;(prefers-color-scheme: dark)&quot; srcset=&quot;https://github.com/StorageB/icons/blob/main/GNOME48Adwaita/light/touchpad-disabled-symbolic.svg&quot;&gt;&lt;source media=&quot;(prefers-color-scheme: light)&quot; srcset=&quot;https://github.com/StorageB/icons/blob/main/GNOME48Adwaita/dark/touchpad-disabled-symbolic.svg&quot;&gt;&lt;img alt=&quot;touchpad-disabled-symbolic&quot; src=&quot;https://user-images.githubusercontent.com/25423296/163456779-a8556205-d0a5-45e2-ac17-42d089e3c3f8.png&quot;&gt;&lt;/picture&gt; &amp;nbsp; &amp;nbsp;touchpad-disabled-symbolic&lt;br&gt;" calcext:value-type="string">
            <text:p>&lt;picture&gt;&lt;source media="(prefers-color-scheme: dark)" srcset="https://github.com/StorageB/icons/blob/main/GNOME48Adwaita/light/touchpad-disabled-symbolic.svg"&gt;&lt;source media="(prefers-color-scheme: light)" srcset="https://github.com/StorageB/icons/blob/main/GNOME48Adwaita/dark/touchpad-disabled-symbolic.svg"&gt;&lt;img alt="touchpad-disabled-symbolic" src="https://user-images.githubusercontent.com/25423296/163456779-a8556205-d0a5-45e2-ac17-42d089e3c3f8.png"&gt;&lt;/picture&gt; &amp;nbsp; &amp;nbsp;touchpad-disabl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01] &amp; CHAR(34) &amp;  &#10;&quot; width=&quot; &amp; CHAR(34) &amp; &quot;22&quot; &amp; CHAR(34) &amp; &quot; alt=&quot; &amp; CHAR(34) &amp; [.B601] &amp; CHAR(34) &amp; &quot;&gt;&lt;/a&gt;&quot; &amp; &#10;&quot;&amp;nbsp; &amp;nbsp; &quot; &amp; [.B601] &amp; &quot;&lt;br&gt;&quot;" office:value-type="string" office:string-value="&lt;a href=&quot;#&quot;&gt;&lt;img src=&quot;https://raw.githubusercontent.com/StorageB/icons/main/GNOME46Adwaita/light/touchpad-disabled-symbolic.svg&quot; width=&quot;22&quot; alt=&quot;touchpad-disabled-symbolic&quot;&gt;&lt;/a&gt;&amp;nbsp; &amp;nbsp; touchpad-disabled-symbolic&lt;br&gt;" calcext:value-type="string">
            <text:p>&lt;a href="#"&gt;&lt;img src="https://raw.githubusercontent.com/StorageB/icons/main/GNOME46Adwaita/light/touchpad-disabled-symbolic.svg" width="22" alt="touchpad-disabled-symbolic"&gt;&lt;/a&gt;&amp;nbsp; &amp;nbsp; touchpad-disabl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01] &amp; CHAR(34) &amp;   &#10;&quot; width=&quot; &amp; CHAR(34) &amp; &quot;22&quot; &amp; CHAR(34) &amp; &quot; alt=&quot; &amp; CHAR(34) &amp; [.B601] &amp; CHAR(34) &amp; &quot;&gt;&lt;/a&gt;&quot; &amp;  &#10;&quot;&amp;nbsp; &amp;nbsp; &quot; &amp; [.B601] &amp; &quot;&lt;br&gt;&quot;" office:value-type="string" office:string-value="&lt;a href=&quot;#&quot;&gt;&lt;img src=&quot;https://raw.githubusercontent.com/StorageB/icons/main/GNOME46Adwaita/dark/touchpad-disabled-symbolic.svg&quot; width=&quot;22&quot; alt=&quot;touchpad-disabled-symbolic&quot;&gt;&lt;/a&gt;&amp;nbsp; &amp;nbsp; touchpad-disabled-symbolic&lt;br&gt;" calcext:value-type="string">
            <text:p>&lt;a href="#"&gt;&lt;img src="https://raw.githubusercontent.com/StorageB/icons/main/GNOME46Adwaita/dark/touchpad-disabled-symbolic.svg" width="22" alt="touchpad-disabled-symbolic"&gt;&lt;/a&gt;&amp;nbsp; &amp;nbsp; touchpad-disabl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ser-available-symbolic.svg</text:p>
          </table:table-cell>
          <table:table-cell office:value-type="string" calcext:value-type="string">
            <text:p>user-availab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0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02] &amp; CHAR(34) &amp; &quot;&gt;&quot; &amp; &#10;&quot;&lt;img alt=&quot; &amp; CHAR(34) &amp; [.B60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2] &amp; &quot;&lt;br&gt;&quot;" office:value-type="string" office:string-value="&lt;picture&gt;&lt;source media=&quot;(prefers-color-scheme: dark)&quot; srcset=&quot;https://github.com/StorageB/icons/blob/main/GNOME48Adwaita/light/user-available-symbolic.svg&quot;&gt;&lt;source media=&quot;(prefers-color-scheme: light)&quot; srcset=&quot;https://github.com/StorageB/icons/blob/main/GNOME48Adwaita/dark/user-available-symbolic.svg&quot;&gt;&lt;img alt=&quot;user-available-symbolic&quot; src=&quot;https://user-images.githubusercontent.com/25423296/163456779-a8556205-d0a5-45e2-ac17-42d089e3c3f8.png&quot;&gt;&lt;/picture&gt; &amp;nbsp; &amp;nbsp;user-available-symbolic&lt;br&gt;" calcext:value-type="string">
            <text:p>&lt;picture&gt;&lt;source media="(prefers-color-scheme: dark)" srcset="https://github.com/StorageB/icons/blob/main/GNOME48Adwaita/light/user-available-symbolic.svg"&gt;&lt;source media="(prefers-color-scheme: light)" srcset="https://github.com/StorageB/icons/blob/main/GNOME48Adwaita/dark/user-available-symbolic.svg"&gt;&lt;img alt="user-available-symbolic" src="https://user-images.githubusercontent.com/25423296/163456779-a8556205-d0a5-45e2-ac17-42d089e3c3f8.png"&gt;&lt;/picture&gt; &amp;nbsp; &amp;nbsp;user-availabl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02] &amp; CHAR(34) &amp;  &#10;&quot; width=&quot; &amp; CHAR(34) &amp; &quot;22&quot; &amp; CHAR(34) &amp; &quot; alt=&quot; &amp; CHAR(34) &amp; [.B602] &amp; CHAR(34) &amp; &quot;&gt;&lt;/a&gt;&quot; &amp; &#10;&quot;&amp;nbsp; &amp;nbsp; &quot; &amp; [.B602] &amp; &quot;&lt;br&gt;&quot;" office:value-type="string" office:string-value="&lt;a href=&quot;#&quot;&gt;&lt;img src=&quot;https://raw.githubusercontent.com/StorageB/icons/main/GNOME46Adwaita/light/user-available-symbolic.svg&quot; width=&quot;22&quot; alt=&quot;user-available-symbolic&quot;&gt;&lt;/a&gt;&amp;nbsp; &amp;nbsp; user-available-symbolic&lt;br&gt;" calcext:value-type="string">
            <text:p>&lt;a href="#"&gt;&lt;img src="https://raw.githubusercontent.com/StorageB/icons/main/GNOME46Adwaita/light/user-available-symbolic.svg" width="22" alt="user-available-symbolic"&gt;&lt;/a&gt;&amp;nbsp; &amp;nbsp; user-availabl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02] &amp; CHAR(34) &amp;   &#10;&quot; width=&quot; &amp; CHAR(34) &amp; &quot;22&quot; &amp; CHAR(34) &amp; &quot; alt=&quot; &amp; CHAR(34) &amp; [.B602] &amp; CHAR(34) &amp; &quot;&gt;&lt;/a&gt;&quot; &amp;  &#10;&quot;&amp;nbsp; &amp;nbsp; &quot; &amp; [.B602] &amp; &quot;&lt;br&gt;&quot;" office:value-type="string" office:string-value="&lt;a href=&quot;#&quot;&gt;&lt;img src=&quot;https://raw.githubusercontent.com/StorageB/icons/main/GNOME46Adwaita/dark/user-available-symbolic.svg&quot; width=&quot;22&quot; alt=&quot;user-available-symbolic&quot;&gt;&lt;/a&gt;&amp;nbsp; &amp;nbsp; user-available-symbolic&lt;br&gt;" calcext:value-type="string">
            <text:p>&lt;a href="#"&gt;&lt;img src="https://raw.githubusercontent.com/StorageB/icons/main/GNOME46Adwaita/dark/user-available-symbolic.svg" width="22" alt="user-available-symbolic"&gt;&lt;/a&gt;&amp;nbsp; &amp;nbsp; user-availabl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ser-away-symbolic.svg</text:p>
          </table:table-cell>
          <table:table-cell office:value-type="string" calcext:value-type="string">
            <text:p>user-awa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0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03] &amp; CHAR(34) &amp; &quot;&gt;&quot; &amp; &#10;&quot;&lt;img alt=&quot; &amp; CHAR(34) &amp; [.B60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3] &amp; &quot;&lt;br&gt;&quot;" office:value-type="string" office:string-value="&lt;picture&gt;&lt;source media=&quot;(prefers-color-scheme: dark)&quot; srcset=&quot;https://github.com/StorageB/icons/blob/main/GNOME48Adwaita/light/user-away-symbolic.svg&quot;&gt;&lt;source media=&quot;(prefers-color-scheme: light)&quot; srcset=&quot;https://github.com/StorageB/icons/blob/main/GNOME48Adwaita/dark/user-away-symbolic.svg&quot;&gt;&lt;img alt=&quot;user-away-symbolic&quot; src=&quot;https://user-images.githubusercontent.com/25423296/163456779-a8556205-d0a5-45e2-ac17-42d089e3c3f8.png&quot;&gt;&lt;/picture&gt; &amp;nbsp; &amp;nbsp;user-away-symbolic&lt;br&gt;" calcext:value-type="string">
            <text:p>&lt;picture&gt;&lt;source media="(prefers-color-scheme: dark)" srcset="https://github.com/StorageB/icons/blob/main/GNOME48Adwaita/light/user-away-symbolic.svg"&gt;&lt;source media="(prefers-color-scheme: light)" srcset="https://github.com/StorageB/icons/blob/main/GNOME48Adwaita/dark/user-away-symbolic.svg"&gt;&lt;img alt="user-away-symbolic" src="https://user-images.githubusercontent.com/25423296/163456779-a8556205-d0a5-45e2-ac17-42d089e3c3f8.png"&gt;&lt;/picture&gt; &amp;nbsp; &amp;nbsp;user-away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03] &amp; CHAR(34) &amp;  &#10;&quot; width=&quot; &amp; CHAR(34) &amp; &quot;22&quot; &amp; CHAR(34) &amp; &quot; alt=&quot; &amp; CHAR(34) &amp; [.B603] &amp; CHAR(34) &amp; &quot;&gt;&lt;/a&gt;&quot; &amp; &#10;&quot;&amp;nbsp; &amp;nbsp; &quot; &amp; [.B603] &amp; &quot;&lt;br&gt;&quot;" office:value-type="string" office:string-value="&lt;a href=&quot;#&quot;&gt;&lt;img src=&quot;https://raw.githubusercontent.com/StorageB/icons/main/GNOME46Adwaita/light/user-away-symbolic.svg&quot; width=&quot;22&quot; alt=&quot;user-away-symbolic&quot;&gt;&lt;/a&gt;&amp;nbsp; &amp;nbsp; user-away-symbolic&lt;br&gt;" calcext:value-type="string">
            <text:p>&lt;a href="#"&gt;&lt;img src="https://raw.githubusercontent.com/StorageB/icons/main/GNOME46Adwaita/light/user-away-symbolic.svg" width="22" alt="user-away-symbolic"&gt;&lt;/a&gt;&amp;nbsp; &amp;nbsp; user-away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03] &amp; CHAR(34) &amp;   &#10;&quot; width=&quot; &amp; CHAR(34) &amp; &quot;22&quot; &amp; CHAR(34) &amp; &quot; alt=&quot; &amp; CHAR(34) &amp; [.B603] &amp; CHAR(34) &amp; &quot;&gt;&lt;/a&gt;&quot; &amp;  &#10;&quot;&amp;nbsp; &amp;nbsp; &quot; &amp; [.B603] &amp; &quot;&lt;br&gt;&quot;" office:value-type="string" office:string-value="&lt;a href=&quot;#&quot;&gt;&lt;img src=&quot;https://raw.githubusercontent.com/StorageB/icons/main/GNOME46Adwaita/dark/user-away-symbolic.svg&quot; width=&quot;22&quot; alt=&quot;user-away-symbolic&quot;&gt;&lt;/a&gt;&amp;nbsp; &amp;nbsp; user-away-symbolic&lt;br&gt;" calcext:value-type="string">
            <text:p>&lt;a href="#"&gt;&lt;img src="https://raw.githubusercontent.com/StorageB/icons/main/GNOME46Adwaita/dark/user-away-symbolic.svg" width="22" alt="user-away-symbolic"&gt;&lt;/a&gt;&amp;nbsp; &amp;nbsp; user-away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ser-busy-symbolic.svg</text:p>
          </table:table-cell>
          <table:table-cell office:value-type="string" calcext:value-type="string">
            <text:p>user-bus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0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04] &amp; CHAR(34) &amp; &quot;&gt;&quot; &amp; &#10;&quot;&lt;img alt=&quot; &amp; CHAR(34) &amp; [.B60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4] &amp; &quot;&lt;br&gt;&quot;" office:value-type="string" office:string-value="&lt;picture&gt;&lt;source media=&quot;(prefers-color-scheme: dark)&quot; srcset=&quot;https://github.com/StorageB/icons/blob/main/GNOME48Adwaita/light/user-busy-symbolic.svg&quot;&gt;&lt;source media=&quot;(prefers-color-scheme: light)&quot; srcset=&quot;https://github.com/StorageB/icons/blob/main/GNOME48Adwaita/dark/user-busy-symbolic.svg&quot;&gt;&lt;img alt=&quot;user-busy-symbolic&quot; src=&quot;https://user-images.githubusercontent.com/25423296/163456779-a8556205-d0a5-45e2-ac17-42d089e3c3f8.png&quot;&gt;&lt;/picture&gt; &amp;nbsp; &amp;nbsp;user-busy-symbolic&lt;br&gt;" calcext:value-type="string">
            <text:p>&lt;picture&gt;&lt;source media="(prefers-color-scheme: dark)" srcset="https://github.com/StorageB/icons/blob/main/GNOME48Adwaita/light/user-busy-symbolic.svg"&gt;&lt;source media="(prefers-color-scheme: light)" srcset="https://github.com/StorageB/icons/blob/main/GNOME48Adwaita/dark/user-busy-symbolic.svg"&gt;&lt;img alt="user-busy-symbolic" src="https://user-images.githubusercontent.com/25423296/163456779-a8556205-d0a5-45e2-ac17-42d089e3c3f8.png"&gt;&lt;/picture&gt; &amp;nbsp; &amp;nbsp;user-busy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04] &amp; CHAR(34) &amp;  &#10;&quot; width=&quot; &amp; CHAR(34) &amp; &quot;22&quot; &amp; CHAR(34) &amp; &quot; alt=&quot; &amp; CHAR(34) &amp; [.B604] &amp; CHAR(34) &amp; &quot;&gt;&lt;/a&gt;&quot; &amp; &#10;&quot;&amp;nbsp; &amp;nbsp; &quot; &amp; [.B604] &amp; &quot;&lt;br&gt;&quot;" office:value-type="string" office:string-value="&lt;a href=&quot;#&quot;&gt;&lt;img src=&quot;https://raw.githubusercontent.com/StorageB/icons/main/GNOME46Adwaita/light/user-busy-symbolic.svg&quot; width=&quot;22&quot; alt=&quot;user-busy-symbolic&quot;&gt;&lt;/a&gt;&amp;nbsp; &amp;nbsp; user-busy-symbolic&lt;br&gt;" calcext:value-type="string">
            <text:p>&lt;a href="#"&gt;&lt;img src="https://raw.githubusercontent.com/StorageB/icons/main/GNOME46Adwaita/light/user-busy-symbolic.svg" width="22" alt="user-busy-symbolic"&gt;&lt;/a&gt;&amp;nbsp; &amp;nbsp; user-busy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04] &amp; CHAR(34) &amp;   &#10;&quot; width=&quot; &amp; CHAR(34) &amp; &quot;22&quot; &amp; CHAR(34) &amp; &quot; alt=&quot; &amp; CHAR(34) &amp; [.B604] &amp; CHAR(34) &amp; &quot;&gt;&lt;/a&gt;&quot; &amp;  &#10;&quot;&amp;nbsp; &amp;nbsp; &quot; &amp; [.B604] &amp; &quot;&lt;br&gt;&quot;" office:value-type="string" office:string-value="&lt;a href=&quot;#&quot;&gt;&lt;img src=&quot;https://raw.githubusercontent.com/StorageB/icons/main/GNOME46Adwaita/dark/user-busy-symbolic.svg&quot; width=&quot;22&quot; alt=&quot;user-busy-symbolic&quot;&gt;&lt;/a&gt;&amp;nbsp; &amp;nbsp; user-busy-symbolic&lt;br&gt;" calcext:value-type="string">
            <text:p>&lt;a href="#"&gt;&lt;img src="https://raw.githubusercontent.com/StorageB/icons/main/GNOME46Adwaita/dark/user-busy-symbolic.svg" width="22" alt="user-busy-symbolic"&gt;&lt;/a&gt;&amp;nbsp; &amp;nbsp; user-busy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ser-idle-symbolic.svg</text:p>
          </table:table-cell>
          <table:table-cell office:value-type="string" calcext:value-type="string">
            <text:p>user-id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0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05] &amp; CHAR(34) &amp; &quot;&gt;&quot; &amp; &#10;&quot;&lt;img alt=&quot; &amp; CHAR(34) &amp; [.B60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5] &amp; &quot;&lt;br&gt;&quot;" office:value-type="string" office:string-value="&lt;picture&gt;&lt;source media=&quot;(prefers-color-scheme: dark)&quot; srcset=&quot;https://github.com/StorageB/icons/blob/main/GNOME48Adwaita/light/user-idle-symbolic.svg&quot;&gt;&lt;source media=&quot;(prefers-color-scheme: light)&quot; srcset=&quot;https://github.com/StorageB/icons/blob/main/GNOME48Adwaita/dark/user-idle-symbolic.svg&quot;&gt;&lt;img alt=&quot;user-idle-symbolic&quot; src=&quot;https://user-images.githubusercontent.com/25423296/163456779-a8556205-d0a5-45e2-ac17-42d089e3c3f8.png&quot;&gt;&lt;/picture&gt; &amp;nbsp; &amp;nbsp;user-idle-symbolic&lt;br&gt;" calcext:value-type="string">
            <text:p>&lt;picture&gt;&lt;source media="(prefers-color-scheme: dark)" srcset="https://github.com/StorageB/icons/blob/main/GNOME48Adwaita/light/user-idle-symbolic.svg"&gt;&lt;source media="(prefers-color-scheme: light)" srcset="https://github.com/StorageB/icons/blob/main/GNOME48Adwaita/dark/user-idle-symbolic.svg"&gt;&lt;img alt="user-idle-symbolic" src="https://user-images.githubusercontent.com/25423296/163456779-a8556205-d0a5-45e2-ac17-42d089e3c3f8.png"&gt;&lt;/picture&gt; &amp;nbsp; &amp;nbsp;user-idl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05] &amp; CHAR(34) &amp;  &#10;&quot; width=&quot; &amp; CHAR(34) &amp; &quot;22&quot; &amp; CHAR(34) &amp; &quot; alt=&quot; &amp; CHAR(34) &amp; [.B605] &amp; CHAR(34) &amp; &quot;&gt;&lt;/a&gt;&quot; &amp; &#10;&quot;&amp;nbsp; &amp;nbsp; &quot; &amp; [.B605] &amp; &quot;&lt;br&gt;&quot;" office:value-type="string" office:string-value="&lt;a href=&quot;#&quot;&gt;&lt;img src=&quot;https://raw.githubusercontent.com/StorageB/icons/main/GNOME46Adwaita/light/user-idle-symbolic.svg&quot; width=&quot;22&quot; alt=&quot;user-idle-symbolic&quot;&gt;&lt;/a&gt;&amp;nbsp; &amp;nbsp; user-idle-symbolic&lt;br&gt;" calcext:value-type="string">
            <text:p>&lt;a href="#"&gt;&lt;img src="https://raw.githubusercontent.com/StorageB/icons/main/GNOME46Adwaita/light/user-idle-symbolic.svg" width="22" alt="user-idle-symbolic"&gt;&lt;/a&gt;&amp;nbsp; &amp;nbsp; user-idl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05] &amp; CHAR(34) &amp;   &#10;&quot; width=&quot; &amp; CHAR(34) &amp; &quot;22&quot; &amp; CHAR(34) &amp; &quot; alt=&quot; &amp; CHAR(34) &amp; [.B605] &amp; CHAR(34) &amp; &quot;&gt;&lt;/a&gt;&quot; &amp;  &#10;&quot;&amp;nbsp; &amp;nbsp; &quot; &amp; [.B605] &amp; &quot;&lt;br&gt;&quot;" office:value-type="string" office:string-value="&lt;a href=&quot;#&quot;&gt;&lt;img src=&quot;https://raw.githubusercontent.com/StorageB/icons/main/GNOME46Adwaita/dark/user-idle-symbolic.svg&quot; width=&quot;22&quot; alt=&quot;user-idle-symbolic&quot;&gt;&lt;/a&gt;&amp;nbsp; &amp;nbsp; user-idle-symbolic&lt;br&gt;" calcext:value-type="string">
            <text:p>&lt;a href="#"&gt;&lt;img src="https://raw.githubusercontent.com/StorageB/icons/main/GNOME46Adwaita/dark/user-idle-symbolic.svg" width="22" alt="user-idle-symbolic"&gt;&lt;/a&gt;&amp;nbsp; &amp;nbsp; user-idl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ser-invisible-symbolic.svg</text:p>
          </table:table-cell>
          <table:table-cell office:value-type="string" calcext:value-type="string">
            <text:p>user-invisib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0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06] &amp; CHAR(34) &amp; &quot;&gt;&quot; &amp; &#10;&quot;&lt;img alt=&quot; &amp; CHAR(34) &amp; [.B60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6] &amp; &quot;&lt;br&gt;&quot;" office:value-type="string" office:string-value="&lt;picture&gt;&lt;source media=&quot;(prefers-color-scheme: dark)&quot; srcset=&quot;https://github.com/StorageB/icons/blob/main/GNOME48Adwaita/light/user-invisible-symbolic.svg&quot;&gt;&lt;source media=&quot;(prefers-color-scheme: light)&quot; srcset=&quot;https://github.com/StorageB/icons/blob/main/GNOME48Adwaita/dark/user-invisible-symbolic.svg&quot;&gt;&lt;img alt=&quot;user-invisible-symbolic&quot; src=&quot;https://user-images.githubusercontent.com/25423296/163456779-a8556205-d0a5-45e2-ac17-42d089e3c3f8.png&quot;&gt;&lt;/picture&gt; &amp;nbsp; &amp;nbsp;user-invisible-symbolic&lt;br&gt;" calcext:value-type="string">
            <text:p>&lt;picture&gt;&lt;source media="(prefers-color-scheme: dark)" srcset="https://github.com/StorageB/icons/blob/main/GNOME48Adwaita/light/user-invisible-symbolic.svg"&gt;&lt;source media="(prefers-color-scheme: light)" srcset="https://github.com/StorageB/icons/blob/main/GNOME48Adwaita/dark/user-invisible-symbolic.svg"&gt;&lt;img alt="user-invisible-symbolic" src="https://user-images.githubusercontent.com/25423296/163456779-a8556205-d0a5-45e2-ac17-42d089e3c3f8.png"&gt;&lt;/picture&gt; &amp;nbsp; &amp;nbsp;user-invisibl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06] &amp; CHAR(34) &amp;  &#10;&quot; width=&quot; &amp; CHAR(34) &amp; &quot;22&quot; &amp; CHAR(34) &amp; &quot; alt=&quot; &amp; CHAR(34) &amp; [.B606] &amp; CHAR(34) &amp; &quot;&gt;&lt;/a&gt;&quot; &amp; &#10;&quot;&amp;nbsp; &amp;nbsp; &quot; &amp; [.B606] &amp; &quot;&lt;br&gt;&quot;" office:value-type="string" office:string-value="&lt;a href=&quot;#&quot;&gt;&lt;img src=&quot;https://raw.githubusercontent.com/StorageB/icons/main/GNOME46Adwaita/light/user-invisible-symbolic.svg&quot; width=&quot;22&quot; alt=&quot;user-invisible-symbolic&quot;&gt;&lt;/a&gt;&amp;nbsp; &amp;nbsp; user-invisible-symbolic&lt;br&gt;" calcext:value-type="string">
            <text:p>&lt;a href="#"&gt;&lt;img src="https://raw.githubusercontent.com/StorageB/icons/main/GNOME46Adwaita/light/user-invisible-symbolic.svg" width="22" alt="user-invisible-symbolic"&gt;&lt;/a&gt;&amp;nbsp; &amp;nbsp; user-invisibl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06] &amp; CHAR(34) &amp;   &#10;&quot; width=&quot; &amp; CHAR(34) &amp; &quot;22&quot; &amp; CHAR(34) &amp; &quot; alt=&quot; &amp; CHAR(34) &amp; [.B606] &amp; CHAR(34) &amp; &quot;&gt;&lt;/a&gt;&quot; &amp;  &#10;&quot;&amp;nbsp; &amp;nbsp; &quot; &amp; [.B606] &amp; &quot;&lt;br&gt;&quot;" office:value-type="string" office:string-value="&lt;a href=&quot;#&quot;&gt;&lt;img src=&quot;https://raw.githubusercontent.com/StorageB/icons/main/GNOME46Adwaita/dark/user-invisible-symbolic.svg&quot; width=&quot;22&quot; alt=&quot;user-invisible-symbolic&quot;&gt;&lt;/a&gt;&amp;nbsp; &amp;nbsp; user-invisible-symbolic&lt;br&gt;" calcext:value-type="string">
            <text:p>&lt;a href="#"&gt;&lt;img src="https://raw.githubusercontent.com/StorageB/icons/main/GNOME46Adwaita/dark/user-invisible-symbolic.svg" width="22" alt="user-invisible-symbolic"&gt;&lt;/a&gt;&amp;nbsp; &amp;nbsp; user-invisibl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ser-not-tracked-symbolic.svg</text:p>
          </table:table-cell>
          <table:table-cell office:value-type="string" calcext:value-type="string">
            <text:p>user-not-track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0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07] &amp; CHAR(34) &amp; &quot;&gt;&quot; &amp; &#10;&quot;&lt;img alt=&quot; &amp; CHAR(34) &amp; [.B60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7] &amp; &quot;&lt;br&gt;&quot;" office:value-type="string" office:string-value="&lt;picture&gt;&lt;source media=&quot;(prefers-color-scheme: dark)&quot; srcset=&quot;https://github.com/StorageB/icons/blob/main/GNOME48Adwaita/light/user-not-tracked-symbolic.svg&quot;&gt;&lt;source media=&quot;(prefers-color-scheme: light)&quot; srcset=&quot;https://github.com/StorageB/icons/blob/main/GNOME48Adwaita/dark/user-not-tracked-symbolic.svg&quot;&gt;&lt;img alt=&quot;user-not-tracked-symbolic&quot; src=&quot;https://user-images.githubusercontent.com/25423296/163456779-a8556205-d0a5-45e2-ac17-42d089e3c3f8.png&quot;&gt;&lt;/picture&gt; &amp;nbsp; &amp;nbsp;user-not-tracked-symbolic&lt;br&gt;" calcext:value-type="string">
            <text:p>&lt;picture&gt;&lt;source media="(prefers-color-scheme: dark)" srcset="https://github.com/StorageB/icons/blob/main/GNOME48Adwaita/light/user-not-tracked-symbolic.svg"&gt;&lt;source media="(prefers-color-scheme: light)" srcset="https://github.com/StorageB/icons/blob/main/GNOME48Adwaita/dark/user-not-tracked-symbolic.svg"&gt;&lt;img alt="user-not-tracked-symbolic" src="https://user-images.githubusercontent.com/25423296/163456779-a8556205-d0a5-45e2-ac17-42d089e3c3f8.png"&gt;&lt;/picture&gt; &amp;nbsp; &amp;nbsp;user-not-track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07] &amp; CHAR(34) &amp;  &#10;&quot; width=&quot; &amp; CHAR(34) &amp; &quot;22&quot; &amp; CHAR(34) &amp; &quot; alt=&quot; &amp; CHAR(34) &amp; [.B607] &amp; CHAR(34) &amp; &quot;&gt;&lt;/a&gt;&quot; &amp; &#10;&quot;&amp;nbsp; &amp;nbsp; &quot; &amp; [.B607] &amp; &quot;&lt;br&gt;&quot;" office:value-type="string" office:string-value="&lt;a href=&quot;#&quot;&gt;&lt;img src=&quot;https://raw.githubusercontent.com/StorageB/icons/main/GNOME46Adwaita/light/user-not-tracked-symbolic.svg&quot; width=&quot;22&quot; alt=&quot;user-not-tracked-symbolic&quot;&gt;&lt;/a&gt;&amp;nbsp; &amp;nbsp; user-not-tracked-symbolic&lt;br&gt;" calcext:value-type="string">
            <text:p>&lt;a href="#"&gt;&lt;img src="https://raw.githubusercontent.com/StorageB/icons/main/GNOME46Adwaita/light/user-not-tracked-symbolic.svg" width="22" alt="user-not-tracked-symbolic"&gt;&lt;/a&gt;&amp;nbsp; &amp;nbsp; user-not-track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07] &amp; CHAR(34) &amp;   &#10;&quot; width=&quot; &amp; CHAR(34) &amp; &quot;22&quot; &amp; CHAR(34) &amp; &quot; alt=&quot; &amp; CHAR(34) &amp; [.B607] &amp; CHAR(34) &amp; &quot;&gt;&lt;/a&gt;&quot; &amp;  &#10;&quot;&amp;nbsp; &amp;nbsp; &quot; &amp; [.B607] &amp; &quot;&lt;br&gt;&quot;" office:value-type="string" office:string-value="&lt;a href=&quot;#&quot;&gt;&lt;img src=&quot;https://raw.githubusercontent.com/StorageB/icons/main/GNOME46Adwaita/dark/user-not-tracked-symbolic.svg&quot; width=&quot;22&quot; alt=&quot;user-not-tracked-symbolic&quot;&gt;&lt;/a&gt;&amp;nbsp; &amp;nbsp; user-not-tracked-symbolic&lt;br&gt;" calcext:value-type="string">
            <text:p>&lt;a href="#"&gt;&lt;img src="https://raw.githubusercontent.com/StorageB/icons/main/GNOME46Adwaita/dark/user-not-tracked-symbolic.svg" width="22" alt="user-not-tracked-symbolic"&gt;&lt;/a&gt;&amp;nbsp; &amp;nbsp; user-not-track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ser-offline-symbolic.svg</text:p>
          </table:table-cell>
          <table:table-cell office:value-type="string" calcext:value-type="string">
            <text:p>user-offlin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0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08] &amp; CHAR(34) &amp; &quot;&gt;&quot; &amp; &#10;&quot;&lt;img alt=&quot; &amp; CHAR(34) &amp; [.B60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8] &amp; &quot;&lt;br&gt;&quot;" office:value-type="string" office:string-value="&lt;picture&gt;&lt;source media=&quot;(prefers-color-scheme: dark)&quot; srcset=&quot;https://github.com/StorageB/icons/blob/main/GNOME48Adwaita/light/user-offline-symbolic.svg&quot;&gt;&lt;source media=&quot;(prefers-color-scheme: light)&quot; srcset=&quot;https://github.com/StorageB/icons/blob/main/GNOME48Adwaita/dark/user-offline-symbolic.svg&quot;&gt;&lt;img alt=&quot;user-offline-symbolic&quot; src=&quot;https://user-images.githubusercontent.com/25423296/163456779-a8556205-d0a5-45e2-ac17-42d089e3c3f8.png&quot;&gt;&lt;/picture&gt; &amp;nbsp; &amp;nbsp;user-offline-symbolic&lt;br&gt;" calcext:value-type="string">
            <text:p>&lt;picture&gt;&lt;source media="(prefers-color-scheme: dark)" srcset="https://github.com/StorageB/icons/blob/main/GNOME48Adwaita/light/user-offline-symbolic.svg"&gt;&lt;source media="(prefers-color-scheme: light)" srcset="https://github.com/StorageB/icons/blob/main/GNOME48Adwaita/dark/user-offline-symbolic.svg"&gt;&lt;img alt="user-offline-symbolic" src="https://user-images.githubusercontent.com/25423296/163456779-a8556205-d0a5-45e2-ac17-42d089e3c3f8.png"&gt;&lt;/picture&gt; &amp;nbsp; &amp;nbsp;user-offlin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08] &amp; CHAR(34) &amp;  &#10;&quot; width=&quot; &amp; CHAR(34) &amp; &quot;22&quot; &amp; CHAR(34) &amp; &quot; alt=&quot; &amp; CHAR(34) &amp; [.B608] &amp; CHAR(34) &amp; &quot;&gt;&lt;/a&gt;&quot; &amp; &#10;&quot;&amp;nbsp; &amp;nbsp; &quot; &amp; [.B608] &amp; &quot;&lt;br&gt;&quot;" office:value-type="string" office:string-value="&lt;a href=&quot;#&quot;&gt;&lt;img src=&quot;https://raw.githubusercontent.com/StorageB/icons/main/GNOME46Adwaita/light/user-offline-symbolic.svg&quot; width=&quot;22&quot; alt=&quot;user-offline-symbolic&quot;&gt;&lt;/a&gt;&amp;nbsp; &amp;nbsp; user-offline-symbolic&lt;br&gt;" calcext:value-type="string">
            <text:p>&lt;a href="#"&gt;&lt;img src="https://raw.githubusercontent.com/StorageB/icons/main/GNOME46Adwaita/light/user-offline-symbolic.svg" width="22" alt="user-offline-symbolic"&gt;&lt;/a&gt;&amp;nbsp; &amp;nbsp; user-offlin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08] &amp; CHAR(34) &amp;   &#10;&quot; width=&quot; &amp; CHAR(34) &amp; &quot;22&quot; &amp; CHAR(34) &amp; &quot; alt=&quot; &amp; CHAR(34) &amp; [.B608] &amp; CHAR(34) &amp; &quot;&gt;&lt;/a&gt;&quot; &amp;  &#10;&quot;&amp;nbsp; &amp;nbsp; &quot; &amp; [.B608] &amp; &quot;&lt;br&gt;&quot;" office:value-type="string" office:string-value="&lt;a href=&quot;#&quot;&gt;&lt;img src=&quot;https://raw.githubusercontent.com/StorageB/icons/main/GNOME46Adwaita/dark/user-offline-symbolic.svg&quot; width=&quot;22&quot; alt=&quot;user-offline-symbolic&quot;&gt;&lt;/a&gt;&amp;nbsp; &amp;nbsp; user-offline-symbolic&lt;br&gt;" calcext:value-type="string">
            <text:p>&lt;a href="#"&gt;&lt;img src="https://raw.githubusercontent.com/StorageB/icons/main/GNOME46Adwaita/dark/user-offline-symbolic.svg" width="22" alt="user-offline-symbolic"&gt;&lt;/a&gt;&amp;nbsp; &amp;nbsp; user-offlin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ser-status-pending-symbolic.svg</text:p>
          </table:table-cell>
          <table:table-cell office:value-type="string" calcext:value-type="string">
            <text:p>user-status-pend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0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09] &amp; CHAR(34) &amp; &quot;&gt;&quot; &amp; &#10;&quot;&lt;img alt=&quot; &amp; CHAR(34) &amp; [.B60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9] &amp; &quot;&lt;br&gt;&quot;" office:value-type="string" office:string-value="&lt;picture&gt;&lt;source media=&quot;(prefers-color-scheme: dark)&quot; srcset=&quot;https://github.com/StorageB/icons/blob/main/GNOME48Adwaita/light/user-status-pending-symbolic.svg&quot;&gt;&lt;source media=&quot;(prefers-color-scheme: light)&quot; srcset=&quot;https://github.com/StorageB/icons/blob/main/GNOME48Adwaita/dark/user-status-pending-symbolic.svg&quot;&gt;&lt;img alt=&quot;user-status-pending-symbolic&quot; src=&quot;https://user-images.githubusercontent.com/25423296/163456779-a8556205-d0a5-45e2-ac17-42d089e3c3f8.png&quot;&gt;&lt;/picture&gt; &amp;nbsp; &amp;nbsp;user-status-pending-symbolic&lt;br&gt;" calcext:value-type="string">
            <text:p>&lt;picture&gt;&lt;source media="(prefers-color-scheme: dark)" srcset="https://github.com/StorageB/icons/blob/main/GNOME48Adwaita/light/user-status-pending-symbolic.svg"&gt;&lt;source media="(prefers-color-scheme: light)" srcset="https://github.com/StorageB/icons/blob/main/GNOME48Adwaita/dark/user-status-pending-symbolic.svg"&gt;&lt;img alt="user-status-pending-symbolic" src="https://user-images.githubusercontent.com/25423296/163456779-a8556205-d0a5-45e2-ac17-42d089e3c3f8.png"&gt;&lt;/picture&gt; &amp;nbsp; &amp;nbsp;user-status-pendin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09] &amp; CHAR(34) &amp;  &#10;&quot; width=&quot; &amp; CHAR(34) &amp; &quot;22&quot; &amp; CHAR(34) &amp; &quot; alt=&quot; &amp; CHAR(34) &amp; [.B609] &amp; CHAR(34) &amp; &quot;&gt;&lt;/a&gt;&quot; &amp; &#10;&quot;&amp;nbsp; &amp;nbsp; &quot; &amp; [.B609] &amp; &quot;&lt;br&gt;&quot;" office:value-type="string" office:string-value="&lt;a href=&quot;#&quot;&gt;&lt;img src=&quot;https://raw.githubusercontent.com/StorageB/icons/main/GNOME46Adwaita/light/user-status-pending-symbolic.svg&quot; width=&quot;22&quot; alt=&quot;user-status-pending-symbolic&quot;&gt;&lt;/a&gt;&amp;nbsp; &amp;nbsp; user-status-pending-symbolic&lt;br&gt;" calcext:value-type="string">
            <text:p>&lt;a href="#"&gt;&lt;img src="https://raw.githubusercontent.com/StorageB/icons/main/GNOME46Adwaita/light/user-status-pending-symbolic.svg" width="22" alt="user-status-pending-symbolic"&gt;&lt;/a&gt;&amp;nbsp; &amp;nbsp; user-status-pendin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09] &amp; CHAR(34) &amp;   &#10;&quot; width=&quot; &amp; CHAR(34) &amp; &quot;22&quot; &amp; CHAR(34) &amp; &quot; alt=&quot; &amp; CHAR(34) &amp; [.B609] &amp; CHAR(34) &amp; &quot;&gt;&lt;/a&gt;&quot; &amp;  &#10;&quot;&amp;nbsp; &amp;nbsp; &quot; &amp; [.B609] &amp; &quot;&lt;br&gt;&quot;" office:value-type="string" office:string-value="&lt;a href=&quot;#&quot;&gt;&lt;img src=&quot;https://raw.githubusercontent.com/StorageB/icons/main/GNOME46Adwaita/dark/user-status-pending-symbolic.svg&quot; width=&quot;22&quot; alt=&quot;user-status-pending-symbolic&quot;&gt;&lt;/a&gt;&amp;nbsp; &amp;nbsp; user-status-pending-symbolic&lt;br&gt;" calcext:value-type="string">
            <text:p>&lt;a href="#"&gt;&lt;img src="https://raw.githubusercontent.com/StorageB/icons/main/GNOME46Adwaita/dark/user-status-pending-symbolic.svg" width="22" alt="user-status-pending-symbolic"&gt;&lt;/a&gt;&amp;nbsp; &amp;nbsp; user-status-pendin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ser-trash-full-symbolic.svg</text:p>
          </table:table-cell>
          <table:table-cell office:value-type="string" calcext:value-type="string">
            <text:p>user-trash-ful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1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10] &amp; CHAR(34) &amp; &quot;&gt;&quot; &amp; &#10;&quot;&lt;img alt=&quot; &amp; CHAR(34) &amp; [.B61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0] &amp; &quot;&lt;br&gt;&quot;" office:value-type="string" office:string-value="&lt;picture&gt;&lt;source media=&quot;(prefers-color-scheme: dark)&quot; srcset=&quot;https://github.com/StorageB/icons/blob/main/GNOME48Adwaita/light/user-trash-full-symbolic.svg&quot;&gt;&lt;source media=&quot;(prefers-color-scheme: light)&quot; srcset=&quot;https://github.com/StorageB/icons/blob/main/GNOME48Adwaita/dark/user-trash-full-symbolic.svg&quot;&gt;&lt;img alt=&quot;user-trash-full-symbolic&quot; src=&quot;https://user-images.githubusercontent.com/25423296/163456779-a8556205-d0a5-45e2-ac17-42d089e3c3f8.png&quot;&gt;&lt;/picture&gt; &amp;nbsp; &amp;nbsp;user-trash-full-symbolic&lt;br&gt;" calcext:value-type="string">
            <text:p>&lt;picture&gt;&lt;source media="(prefers-color-scheme: dark)" srcset="https://github.com/StorageB/icons/blob/main/GNOME48Adwaita/light/user-trash-full-symbolic.svg"&gt;&lt;source media="(prefers-color-scheme: light)" srcset="https://github.com/StorageB/icons/blob/main/GNOME48Adwaita/dark/user-trash-full-symbolic.svg"&gt;&lt;img alt="user-trash-full-symbolic" src="https://user-images.githubusercontent.com/25423296/163456779-a8556205-d0a5-45e2-ac17-42d089e3c3f8.png"&gt;&lt;/picture&gt; &amp;nbsp; &amp;nbsp;user-trash-ful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10] &amp; CHAR(34) &amp;  &#10;&quot; width=&quot; &amp; CHAR(34) &amp; &quot;22&quot; &amp; CHAR(34) &amp; &quot; alt=&quot; &amp; CHAR(34) &amp; [.B610] &amp; CHAR(34) &amp; &quot;&gt;&lt;/a&gt;&quot; &amp; &#10;&quot;&amp;nbsp; &amp;nbsp; &quot; &amp; [.B610] &amp; &quot;&lt;br&gt;&quot;" office:value-type="string" office:string-value="&lt;a href=&quot;#&quot;&gt;&lt;img src=&quot;https://raw.githubusercontent.com/StorageB/icons/main/GNOME46Adwaita/light/user-trash-full-symbolic.svg&quot; width=&quot;22&quot; alt=&quot;user-trash-full-symbolic&quot;&gt;&lt;/a&gt;&amp;nbsp; &amp;nbsp; user-trash-full-symbolic&lt;br&gt;" calcext:value-type="string">
            <text:p>&lt;a href="#"&gt;&lt;img src="https://raw.githubusercontent.com/StorageB/icons/main/GNOME46Adwaita/light/user-trash-full-symbolic.svg" width="22" alt="user-trash-full-symbolic"&gt;&lt;/a&gt;&amp;nbsp; &amp;nbsp; user-trash-ful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10] &amp; CHAR(34) &amp;   &#10;&quot; width=&quot; &amp; CHAR(34) &amp; &quot;22&quot; &amp; CHAR(34) &amp; &quot; alt=&quot; &amp; CHAR(34) &amp; [.B610] &amp; CHAR(34) &amp; &quot;&gt;&lt;/a&gt;&quot; &amp;  &#10;&quot;&amp;nbsp; &amp;nbsp; &quot; &amp; [.B610] &amp; &quot;&lt;br&gt;&quot;" office:value-type="string" office:string-value="&lt;a href=&quot;#&quot;&gt;&lt;img src=&quot;https://raw.githubusercontent.com/StorageB/icons/main/GNOME46Adwaita/dark/user-trash-full-symbolic.svg&quot; width=&quot;22&quot; alt=&quot;user-trash-full-symbolic&quot;&gt;&lt;/a&gt;&amp;nbsp; &amp;nbsp; user-trash-full-symbolic&lt;br&gt;" calcext:value-type="string">
            <text:p>&lt;a href="#"&gt;&lt;img src="https://raw.githubusercontent.com/StorageB/icons/main/GNOME46Adwaita/dark/user-trash-full-symbolic.svg" width="22" alt="user-trash-full-symbolic"&gt;&lt;/a&gt;&amp;nbsp; &amp;nbsp; user-trash-ful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wrapped-rtl-symbolic.svg</text:p>
          </table:table-cell>
          <table:table-cell office:value-type="string" calcext:value-type="string">
            <text:p>view-wrapped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1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11] &amp; CHAR(34) &amp; &quot;&gt;&quot; &amp; &#10;&quot;&lt;img alt=&quot; &amp; CHAR(34) &amp; [.B61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1] &amp; &quot;&lt;br&gt;&quot;" office:value-type="string" office:string-value="&lt;picture&gt;&lt;source media=&quot;(prefers-color-scheme: dark)&quot; srcset=&quot;https://github.com/StorageB/icons/blob/main/GNOME48Adwaita/light/view-wrapped-rtl-symbolic.svg&quot;&gt;&lt;source media=&quot;(prefers-color-scheme: light)&quot; srcset=&quot;https://github.com/StorageB/icons/blob/main/GNOME48Adwaita/dark/view-wrapped-rtl-symbolic.svg&quot;&gt;&lt;img alt=&quot;view-wrapped-rtl-symbolic&quot; src=&quot;https://user-images.githubusercontent.com/25423296/163456779-a8556205-d0a5-45e2-ac17-42d089e3c3f8.png&quot;&gt;&lt;/picture&gt; &amp;nbsp; &amp;nbsp;view-wrapped-rtl-symbolic&lt;br&gt;" calcext:value-type="string">
            <text:p>&lt;picture&gt;&lt;source media="(prefers-color-scheme: dark)" srcset="https://github.com/StorageB/icons/blob/main/GNOME48Adwaita/light/view-wrapped-rtl-symbolic.svg"&gt;&lt;source media="(prefers-color-scheme: light)" srcset="https://github.com/StorageB/icons/blob/main/GNOME48Adwaita/dark/view-wrapped-rtl-symbolic.svg"&gt;&lt;img alt="view-wrapped-rtl-symbolic" src="https://user-images.githubusercontent.com/25423296/163456779-a8556205-d0a5-45e2-ac17-42d089e3c3f8.png"&gt;&lt;/picture&gt; &amp;nbsp; &amp;nbsp;view-wrapped-rtl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11] &amp; CHAR(34) &amp;  &#10;&quot; width=&quot; &amp; CHAR(34) &amp; &quot;22&quot; &amp; CHAR(34) &amp; &quot; alt=&quot; &amp; CHAR(34) &amp; [.B611] &amp; CHAR(34) &amp; &quot;&gt;&lt;/a&gt;&quot; &amp; &#10;&quot;&amp;nbsp; &amp;nbsp; &quot; &amp; [.B611] &amp; &quot;&lt;br&gt;&quot;" office:value-type="string" office:string-value="&lt;a href=&quot;#&quot;&gt;&lt;img src=&quot;https://raw.githubusercontent.com/StorageB/icons/main/GNOME46Adwaita/light/view-wrapped-rtl-symbolic.svg&quot; width=&quot;22&quot; alt=&quot;view-wrapped-rtl-symbolic&quot;&gt;&lt;/a&gt;&amp;nbsp; &amp;nbsp; view-wrapped-rtl-symbolic&lt;br&gt;" calcext:value-type="string">
            <text:p>&lt;a href="#"&gt;&lt;img src="https://raw.githubusercontent.com/StorageB/icons/main/GNOME46Adwaita/light/view-wrapped-rtl-symbolic.svg" width="22" alt="view-wrapped-rtl-symbolic"&gt;&lt;/a&gt;&amp;nbsp; &amp;nbsp; view-wrapped-rtl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11] &amp; CHAR(34) &amp;   &#10;&quot; width=&quot; &amp; CHAR(34) &amp; &quot;22&quot; &amp; CHAR(34) &amp; &quot; alt=&quot; &amp; CHAR(34) &amp; [.B611] &amp; CHAR(34) &amp; &quot;&gt;&lt;/a&gt;&quot; &amp;  &#10;&quot;&amp;nbsp; &amp;nbsp; &quot; &amp; [.B611] &amp; &quot;&lt;br&gt;&quot;" office:value-type="string" office:string-value="&lt;a href=&quot;#&quot;&gt;&lt;img src=&quot;https://raw.githubusercontent.com/StorageB/icons/main/GNOME46Adwaita/dark/view-wrapped-rtl-symbolic.svg&quot; width=&quot;22&quot; alt=&quot;view-wrapped-rtl-symbolic&quot;&gt;&lt;/a&gt;&amp;nbsp; &amp;nbsp; view-wrapped-rtl-symbolic&lt;br&gt;" calcext:value-type="string">
            <text:p>&lt;a href="#"&gt;&lt;img src="https://raw.githubusercontent.com/StorageB/icons/main/GNOME46Adwaita/dark/view-wrapped-rtl-symbolic.svg" width="22" alt="view-wrapped-rtl-symbolic"&gt;&lt;/a&gt;&amp;nbsp; &amp;nbsp; view-wrapped-rtl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wrapped-symbolic-rtl.svg</text:p>
          </table:table-cell>
          <table:table-cell office:value-type="string" calcext:value-type="string">
            <text:p>view-wrappe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1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12] &amp; CHAR(34) &amp; &quot;&gt;&quot; &amp; &#10;&quot;&lt;img alt=&quot; &amp; CHAR(34) &amp; [.B61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2] &amp; &quot;&lt;br&gt;&quot;" office:value-type="string" office:string-value="&lt;picture&gt;&lt;source media=&quot;(prefers-color-scheme: dark)&quot; srcset=&quot;https://github.com/StorageB/icons/blob/main/GNOME48Adwaita/light/view-wrapped-symbolic-rtl.svg&quot;&gt;&lt;source media=&quot;(prefers-color-scheme: light)&quot; srcset=&quot;https://github.com/StorageB/icons/blob/main/GNOME48Adwaita/dark/view-wrapped-symbolic-rtl.svg&quot;&gt;&lt;img alt=&quot;view-wrapped-symbolic-rtl&quot; src=&quot;https://user-images.githubusercontent.com/25423296/163456779-a8556205-d0a5-45e2-ac17-42d089e3c3f8.png&quot;&gt;&lt;/picture&gt; &amp;nbsp; &amp;nbsp;view-wrapped-symbolic-rtl&lt;br&gt;" calcext:value-type="string">
            <text:p>&lt;picture&gt;&lt;source media="(prefers-color-scheme: dark)" srcset="https://github.com/StorageB/icons/blob/main/GNOME48Adwaita/light/view-wrapped-symbolic-rtl.svg"&gt;&lt;source media="(prefers-color-scheme: light)" srcset="https://github.com/StorageB/icons/blob/main/GNOME48Adwaita/dark/view-wrapped-symbolic-rtl.svg"&gt;&lt;img alt="view-wrapped-symbolic-rtl" src="https://user-images.githubusercontent.com/25423296/163456779-a8556205-d0a5-45e2-ac17-42d089e3c3f8.png"&gt;&lt;/picture&gt; &amp;nbsp; &amp;nbsp;view-wrapped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12] &amp; CHAR(34) &amp;  &#10;&quot; width=&quot; &amp; CHAR(34) &amp; &quot;22&quot; &amp; CHAR(34) &amp; &quot; alt=&quot; &amp; CHAR(34) &amp; [.B612] &amp; CHAR(34) &amp; &quot;&gt;&lt;/a&gt;&quot; &amp; &#10;&quot;&amp;nbsp; &amp;nbsp; &quot; &amp; [.B612] &amp; &quot;&lt;br&gt;&quot;" office:value-type="string" office:string-value="&lt;a href=&quot;#&quot;&gt;&lt;img src=&quot;https://raw.githubusercontent.com/StorageB/icons/main/GNOME46Adwaita/light/view-wrapped-symbolic-rtl.svg&quot; width=&quot;22&quot; alt=&quot;view-wrapped-symbolic-rtl&quot;&gt;&lt;/a&gt;&amp;nbsp; &amp;nbsp; view-wrapped-symbolic-rtl&lt;br&gt;" calcext:value-type="string">
            <text:p>&lt;a href="#"&gt;&lt;img src="https://raw.githubusercontent.com/StorageB/icons/main/GNOME46Adwaita/light/view-wrapped-symbolic-rtl.svg" width="22" alt="view-wrapped-symbolic-rtl"&gt;&lt;/a&gt;&amp;nbsp; &amp;nbsp; view-wrapped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12] &amp; CHAR(34) &amp;   &#10;&quot; width=&quot; &amp; CHAR(34) &amp; &quot;22&quot; &amp; CHAR(34) &amp; &quot; alt=&quot; &amp; CHAR(34) &amp; [.B612] &amp; CHAR(34) &amp; &quot;&gt;&lt;/a&gt;&quot; &amp;  &#10;&quot;&amp;nbsp; &amp;nbsp; &quot; &amp; [.B612] &amp; &quot;&lt;br&gt;&quot;" office:value-type="string" office:string-value="&lt;a href=&quot;#&quot;&gt;&lt;img src=&quot;https://raw.githubusercontent.com/StorageB/icons/main/GNOME46Adwaita/dark/view-wrapped-symbolic-rtl.svg&quot; width=&quot;22&quot; alt=&quot;view-wrapped-symbolic-rtl&quot;&gt;&lt;/a&gt;&amp;nbsp; &amp;nbsp; view-wrapped-symbolic-rtl&lt;br&gt;" calcext:value-type="string">
            <text:p>&lt;a href="#"&gt;&lt;img src="https://raw.githubusercontent.com/StorageB/icons/main/GNOME46Adwaita/dark/view-wrapped-symbolic-rtl.svg" width="22" alt="view-wrapped-symbolic-rtl"&gt;&lt;/a&gt;&amp;nbsp; &amp;nbsp; view-wrapped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ew-wrapped-symbolic.svg</text:p>
          </table:table-cell>
          <table:table-cell office:value-type="string" calcext:value-type="string">
            <text:p>view-wrapp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1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13] &amp; CHAR(34) &amp; &quot;&gt;&quot; &amp; &#10;&quot;&lt;img alt=&quot; &amp; CHAR(34) &amp; [.B61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3] &amp; &quot;&lt;br&gt;&quot;" office:value-type="string" office:string-value="&lt;picture&gt;&lt;source media=&quot;(prefers-color-scheme: dark)&quot; srcset=&quot;https://github.com/StorageB/icons/blob/main/GNOME48Adwaita/light/view-wrapped-symbolic.svg&quot;&gt;&lt;source media=&quot;(prefers-color-scheme: light)&quot; srcset=&quot;https://github.com/StorageB/icons/blob/main/GNOME48Adwaita/dark/view-wrapped-symbolic.svg&quot;&gt;&lt;img alt=&quot;view-wrapped-symbolic&quot; src=&quot;https://user-images.githubusercontent.com/25423296/163456779-a8556205-d0a5-45e2-ac17-42d089e3c3f8.png&quot;&gt;&lt;/picture&gt; &amp;nbsp; &amp;nbsp;view-wrapped-symbolic&lt;br&gt;" calcext:value-type="string">
            <text:p>&lt;picture&gt;&lt;source media="(prefers-color-scheme: dark)" srcset="https://github.com/StorageB/icons/blob/main/GNOME48Adwaita/light/view-wrapped-symbolic.svg"&gt;&lt;source media="(prefers-color-scheme: light)" srcset="https://github.com/StorageB/icons/blob/main/GNOME48Adwaita/dark/view-wrapped-symbolic.svg"&gt;&lt;img alt="view-wrapped-symbolic" src="https://user-images.githubusercontent.com/25423296/163456779-a8556205-d0a5-45e2-ac17-42d089e3c3f8.png"&gt;&lt;/picture&gt; &amp;nbsp; &amp;nbsp;view-wrapp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13] &amp; CHAR(34) &amp;  &#10;&quot; width=&quot; &amp; CHAR(34) &amp; &quot;22&quot; &amp; CHAR(34) &amp; &quot; alt=&quot; &amp; CHAR(34) &amp; [.B613] &amp; CHAR(34) &amp; &quot;&gt;&lt;/a&gt;&quot; &amp; &#10;&quot;&amp;nbsp; &amp;nbsp; &quot; &amp; [.B613] &amp; &quot;&lt;br&gt;&quot;" office:value-type="string" office:string-value="&lt;a href=&quot;#&quot;&gt;&lt;img src=&quot;https://raw.githubusercontent.com/StorageB/icons/main/GNOME46Adwaita/light/view-wrapped-symbolic.svg&quot; width=&quot;22&quot; alt=&quot;view-wrapped-symbolic&quot;&gt;&lt;/a&gt;&amp;nbsp; &amp;nbsp; view-wrapped-symbolic&lt;br&gt;" calcext:value-type="string">
            <text:p>&lt;a href="#"&gt;&lt;img src="https://raw.githubusercontent.com/StorageB/icons/main/GNOME46Adwaita/light/view-wrapped-symbolic.svg" width="22" alt="view-wrapped-symbolic"&gt;&lt;/a&gt;&amp;nbsp; &amp;nbsp; view-wrapp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13] &amp; CHAR(34) &amp;   &#10;&quot; width=&quot; &amp; CHAR(34) &amp; &quot;22&quot; &amp; CHAR(34) &amp; &quot; alt=&quot; &amp; CHAR(34) &amp; [.B613] &amp; CHAR(34) &amp; &quot;&gt;&lt;/a&gt;&quot; &amp;  &#10;&quot;&amp;nbsp; &amp;nbsp; &quot; &amp; [.B613] &amp; &quot;&lt;br&gt;&quot;" office:value-type="string" office:string-value="&lt;a href=&quot;#&quot;&gt;&lt;img src=&quot;https://raw.githubusercontent.com/StorageB/icons/main/GNOME46Adwaita/dark/view-wrapped-symbolic.svg&quot; width=&quot;22&quot; alt=&quot;view-wrapped-symbolic&quot;&gt;&lt;/a&gt;&amp;nbsp; &amp;nbsp; view-wrapped-symbolic&lt;br&gt;" calcext:value-type="string">
            <text:p>&lt;a href="#"&gt;&lt;img src="https://raw.githubusercontent.com/StorageB/icons/main/GNOME46Adwaita/dark/view-wrapped-symbolic.svg" width="22" alt="view-wrapped-symbolic"&gt;&lt;/a&gt;&amp;nbsp; &amp;nbsp; view-wrapp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eather-clear-night-symbolic.svg</text:p>
          </table:table-cell>
          <table:table-cell office:value-type="string" calcext:value-type="string">
            <text:p>weather-clear-nigh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1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14] &amp; CHAR(34) &amp; &quot;&gt;&quot; &amp; &#10;&quot;&lt;img alt=&quot; &amp; CHAR(34) &amp; [.B61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4] &amp; &quot;&lt;br&gt;&quot;" office:value-type="string" office:string-value="&lt;picture&gt;&lt;source media=&quot;(prefers-color-scheme: dark)&quot; srcset=&quot;https://github.com/StorageB/icons/blob/main/GNOME48Adwaita/light/weather-clear-night-symbolic.svg&quot;&gt;&lt;source media=&quot;(prefers-color-scheme: light)&quot; srcset=&quot;https://github.com/StorageB/icons/blob/main/GNOME48Adwaita/dark/weather-clear-night-symbolic.svg&quot;&gt;&lt;img alt=&quot;weather-clear-night-symbolic&quot; src=&quot;https://user-images.githubusercontent.com/25423296/163456779-a8556205-d0a5-45e2-ac17-42d089e3c3f8.png&quot;&gt;&lt;/picture&gt; &amp;nbsp; &amp;nbsp;weather-clear-night-symbolic&lt;br&gt;" calcext:value-type="string">
            <text:p>&lt;picture&gt;&lt;source media="(prefers-color-scheme: dark)" srcset="https://github.com/StorageB/icons/blob/main/GNOME48Adwaita/light/weather-clear-night-symbolic.svg"&gt;&lt;source media="(prefers-color-scheme: light)" srcset="https://github.com/StorageB/icons/blob/main/GNOME48Adwaita/dark/weather-clear-night-symbolic.svg"&gt;&lt;img alt="weather-clear-night-symbolic" src="https://user-images.githubusercontent.com/25423296/163456779-a8556205-d0a5-45e2-ac17-42d089e3c3f8.png"&gt;&lt;/picture&gt; &amp;nbsp; &amp;nbsp;weather-clear-nigh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14] &amp; CHAR(34) &amp;  &#10;&quot; width=&quot; &amp; CHAR(34) &amp; &quot;22&quot; &amp; CHAR(34) &amp; &quot; alt=&quot; &amp; CHAR(34) &amp; [.B614] &amp; CHAR(34) &amp; &quot;&gt;&lt;/a&gt;&quot; &amp; &#10;&quot;&amp;nbsp; &amp;nbsp; &quot; &amp; [.B614] &amp; &quot;&lt;br&gt;&quot;" office:value-type="string" office:string-value="&lt;a href=&quot;#&quot;&gt;&lt;img src=&quot;https://raw.githubusercontent.com/StorageB/icons/main/GNOME46Adwaita/light/weather-clear-night-symbolic.svg&quot; width=&quot;22&quot; alt=&quot;weather-clear-night-symbolic&quot;&gt;&lt;/a&gt;&amp;nbsp; &amp;nbsp; weather-clear-night-symbolic&lt;br&gt;" calcext:value-type="string">
            <text:p>&lt;a href="#"&gt;&lt;img src="https://raw.githubusercontent.com/StorageB/icons/main/GNOME46Adwaita/light/weather-clear-night-symbolic.svg" width="22" alt="weather-clear-night-symbolic"&gt;&lt;/a&gt;&amp;nbsp; &amp;nbsp; weather-clear-nigh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14] &amp; CHAR(34) &amp;   &#10;&quot; width=&quot; &amp; CHAR(34) &amp; &quot;22&quot; &amp; CHAR(34) &amp; &quot; alt=&quot; &amp; CHAR(34) &amp; [.B614] &amp; CHAR(34) &amp; &quot;&gt;&lt;/a&gt;&quot; &amp;  &#10;&quot;&amp;nbsp; &amp;nbsp; &quot; &amp; [.B614] &amp; &quot;&lt;br&gt;&quot;" office:value-type="string" office:string-value="&lt;a href=&quot;#&quot;&gt;&lt;img src=&quot;https://raw.githubusercontent.com/StorageB/icons/main/GNOME46Adwaita/dark/weather-clear-night-symbolic.svg&quot; width=&quot;22&quot; alt=&quot;weather-clear-night-symbolic&quot;&gt;&lt;/a&gt;&amp;nbsp; &amp;nbsp; weather-clear-night-symbolic&lt;br&gt;" calcext:value-type="string">
            <text:p>&lt;a href="#"&gt;&lt;img src="https://raw.githubusercontent.com/StorageB/icons/main/GNOME46Adwaita/dark/weather-clear-night-symbolic.svg" width="22" alt="weather-clear-night-symbolic"&gt;&lt;/a&gt;&amp;nbsp; &amp;nbsp; weather-clear-nigh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eather-clear-symbolic.svg</text:p>
          </table:table-cell>
          <table:table-cell office:value-type="string" calcext:value-type="string">
            <text:p>weather-clea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1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15] &amp; CHAR(34) &amp; &quot;&gt;&quot; &amp; &#10;&quot;&lt;img alt=&quot; &amp; CHAR(34) &amp; [.B61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5] &amp; &quot;&lt;br&gt;&quot;" office:value-type="string" office:string-value="&lt;picture&gt;&lt;source media=&quot;(prefers-color-scheme: dark)&quot; srcset=&quot;https://github.com/StorageB/icons/blob/main/GNOME48Adwaita/light/weather-clear-symbolic.svg&quot;&gt;&lt;source media=&quot;(prefers-color-scheme: light)&quot; srcset=&quot;https://github.com/StorageB/icons/blob/main/GNOME48Adwaita/dark/weather-clear-symbolic.svg&quot;&gt;&lt;img alt=&quot;weather-clear-symbolic&quot; src=&quot;https://user-images.githubusercontent.com/25423296/163456779-a8556205-d0a5-45e2-ac17-42d089e3c3f8.png&quot;&gt;&lt;/picture&gt; &amp;nbsp; &amp;nbsp;weather-clear-symbolic&lt;br&gt;" calcext:value-type="string">
            <text:p>&lt;picture&gt;&lt;source media="(prefers-color-scheme: dark)" srcset="https://github.com/StorageB/icons/blob/main/GNOME48Adwaita/light/weather-clear-symbolic.svg"&gt;&lt;source media="(prefers-color-scheme: light)" srcset="https://github.com/StorageB/icons/blob/main/GNOME48Adwaita/dark/weather-clear-symbolic.svg"&gt;&lt;img alt="weather-clear-symbolic" src="https://user-images.githubusercontent.com/25423296/163456779-a8556205-d0a5-45e2-ac17-42d089e3c3f8.png"&gt;&lt;/picture&gt; &amp;nbsp; &amp;nbsp;weather-clea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15] &amp; CHAR(34) &amp;  &#10;&quot; width=&quot; &amp; CHAR(34) &amp; &quot;22&quot; &amp; CHAR(34) &amp; &quot; alt=&quot; &amp; CHAR(34) &amp; [.B615] &amp; CHAR(34) &amp; &quot;&gt;&lt;/a&gt;&quot; &amp; &#10;&quot;&amp;nbsp; &amp;nbsp; &quot; &amp; [.B615] &amp; &quot;&lt;br&gt;&quot;" office:value-type="string" office:string-value="&lt;a href=&quot;#&quot;&gt;&lt;img src=&quot;https://raw.githubusercontent.com/StorageB/icons/main/GNOME46Adwaita/light/weather-clear-symbolic.svg&quot; width=&quot;22&quot; alt=&quot;weather-clear-symbolic&quot;&gt;&lt;/a&gt;&amp;nbsp; &amp;nbsp; weather-clear-symbolic&lt;br&gt;" calcext:value-type="string">
            <text:p>&lt;a href="#"&gt;&lt;img src="https://raw.githubusercontent.com/StorageB/icons/main/GNOME46Adwaita/light/weather-clear-symbolic.svg" width="22" alt="weather-clear-symbolic"&gt;&lt;/a&gt;&amp;nbsp; &amp;nbsp; weather-clea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15] &amp; CHAR(34) &amp;   &#10;&quot; width=&quot; &amp; CHAR(34) &amp; &quot;22&quot; &amp; CHAR(34) &amp; &quot; alt=&quot; &amp; CHAR(34) &amp; [.B615] &amp; CHAR(34) &amp; &quot;&gt;&lt;/a&gt;&quot; &amp;  &#10;&quot;&amp;nbsp; &amp;nbsp; &quot; &amp; [.B615] &amp; &quot;&lt;br&gt;&quot;" office:value-type="string" office:string-value="&lt;a href=&quot;#&quot;&gt;&lt;img src=&quot;https://raw.githubusercontent.com/StorageB/icons/main/GNOME46Adwaita/dark/weather-clear-symbolic.svg&quot; width=&quot;22&quot; alt=&quot;weather-clear-symbolic&quot;&gt;&lt;/a&gt;&amp;nbsp; &amp;nbsp; weather-clear-symbolic&lt;br&gt;" calcext:value-type="string">
            <text:p>&lt;a href="#"&gt;&lt;img src="https://raw.githubusercontent.com/StorageB/icons/main/GNOME46Adwaita/dark/weather-clear-symbolic.svg" width="22" alt="weather-clear-symbolic"&gt;&lt;/a&gt;&amp;nbsp; &amp;nbsp; weather-clea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eather-few-clouds-night-symbolic.svg</text:p>
          </table:table-cell>
          <table:table-cell office:value-type="string" calcext:value-type="string">
            <text:p>weather-few-clouds-nigh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1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16] &amp; CHAR(34) &amp; &quot;&gt;&quot; &amp; &#10;&quot;&lt;img alt=&quot; &amp; CHAR(34) &amp; [.B61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6] &amp; &quot;&lt;br&gt;&quot;" office:value-type="string" office:string-value="&lt;picture&gt;&lt;source media=&quot;(prefers-color-scheme: dark)&quot; srcset=&quot;https://github.com/StorageB/icons/blob/main/GNOME48Adwaita/light/weather-few-clouds-night-symbolic.svg&quot;&gt;&lt;source media=&quot;(prefers-color-scheme: light)&quot; srcset=&quot;https://github.com/StorageB/icons/blob/main/GNOME48Adwaita/dark/weather-few-clouds-night-symbolic.svg&quot;&gt;&lt;img alt=&quot;weather-few-clouds-night-symbolic&quot; src=&quot;https://user-images.githubusercontent.com/25423296/163456779-a8556205-d0a5-45e2-ac17-42d089e3c3f8.png&quot;&gt;&lt;/picture&gt; &amp;nbsp; &amp;nbsp;weather-few-clouds-night-symbolic&lt;br&gt;" calcext:value-type="string">
            <text:p>&lt;picture&gt;&lt;source media="(prefers-color-scheme: dark)" srcset="https://github.com/StorageB/icons/blob/main/GNOME48Adwaita/light/weather-few-clouds-night-symbolic.svg"&gt;&lt;source media="(prefers-color-scheme: light)" srcset="https://github.com/StorageB/icons/blob/main/GNOME48Adwaita/dark/weather-few-clouds-night-symbolic.svg"&gt;&lt;img alt="weather-few-clouds-night-symbolic" src="https://user-images.githubusercontent.com/25423296/163456779-a8556205-d0a5-45e2-ac17-42d089e3c3f8.png"&gt;&lt;/picture&gt; &amp;nbsp; &amp;nbsp;weather-few-clouds-nigh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16] &amp; CHAR(34) &amp;  &#10;&quot; width=&quot; &amp; CHAR(34) &amp; &quot;22&quot; &amp; CHAR(34) &amp; &quot; alt=&quot; &amp; CHAR(34) &amp; [.B616] &amp; CHAR(34) &amp; &quot;&gt;&lt;/a&gt;&quot; &amp; &#10;&quot;&amp;nbsp; &amp;nbsp; &quot; &amp; [.B616] &amp; &quot;&lt;br&gt;&quot;" office:value-type="string" office:string-value="&lt;a href=&quot;#&quot;&gt;&lt;img src=&quot;https://raw.githubusercontent.com/StorageB/icons/main/GNOME46Adwaita/light/weather-few-clouds-night-symbolic.svg&quot; width=&quot;22&quot; alt=&quot;weather-few-clouds-night-symbolic&quot;&gt;&lt;/a&gt;&amp;nbsp; &amp;nbsp; weather-few-clouds-night-symbolic&lt;br&gt;" calcext:value-type="string">
            <text:p>&lt;a href="#"&gt;&lt;img src="https://raw.githubusercontent.com/StorageB/icons/main/GNOME46Adwaita/light/weather-few-clouds-night-symbolic.svg" width="22" alt="weather-few-clouds-night-symbolic"&gt;&lt;/a&gt;&amp;nbsp; &amp;nbsp; weather-few-clouds-nigh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16] &amp; CHAR(34) &amp;   &#10;&quot; width=&quot; &amp; CHAR(34) &amp; &quot;22&quot; &amp; CHAR(34) &amp; &quot; alt=&quot; &amp; CHAR(34) &amp; [.B616] &amp; CHAR(34) &amp; &quot;&gt;&lt;/a&gt;&quot; &amp;  &#10;&quot;&amp;nbsp; &amp;nbsp; &quot; &amp; [.B616] &amp; &quot;&lt;br&gt;&quot;" office:value-type="string" office:string-value="&lt;a href=&quot;#&quot;&gt;&lt;img src=&quot;https://raw.githubusercontent.com/StorageB/icons/main/GNOME46Adwaita/dark/weather-few-clouds-night-symbolic.svg&quot; width=&quot;22&quot; alt=&quot;weather-few-clouds-night-symbolic&quot;&gt;&lt;/a&gt;&amp;nbsp; &amp;nbsp; weather-few-clouds-night-symbolic&lt;br&gt;" calcext:value-type="string">
            <text:p>&lt;a href="#"&gt;&lt;img src="https://raw.githubusercontent.com/StorageB/icons/main/GNOME46Adwaita/dark/weather-few-clouds-night-symbolic.svg" width="22" alt="weather-few-clouds-night-symbolic"&gt;&lt;/a&gt;&amp;nbsp; &amp;nbsp; weather-few-clouds-nigh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eather-few-clouds-symbolic.svg</text:p>
          </table:table-cell>
          <table:table-cell office:value-type="string" calcext:value-type="string">
            <text:p>weather-few-cloud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1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17] &amp; CHAR(34) &amp; &quot;&gt;&quot; &amp; &#10;&quot;&lt;img alt=&quot; &amp; CHAR(34) &amp; [.B61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7] &amp; &quot;&lt;br&gt;&quot;" office:value-type="string" office:string-value="&lt;picture&gt;&lt;source media=&quot;(prefers-color-scheme: dark)&quot; srcset=&quot;https://github.com/StorageB/icons/blob/main/GNOME48Adwaita/light/weather-few-clouds-symbolic.svg&quot;&gt;&lt;source media=&quot;(prefers-color-scheme: light)&quot; srcset=&quot;https://github.com/StorageB/icons/blob/main/GNOME48Adwaita/dark/weather-few-clouds-symbolic.svg&quot;&gt;&lt;img alt=&quot;weather-few-clouds-symbolic&quot; src=&quot;https://user-images.githubusercontent.com/25423296/163456779-a8556205-d0a5-45e2-ac17-42d089e3c3f8.png&quot;&gt;&lt;/picture&gt; &amp;nbsp; &amp;nbsp;weather-few-clouds-symbolic&lt;br&gt;" calcext:value-type="string">
            <text:p>&lt;picture&gt;&lt;source media="(prefers-color-scheme: dark)" srcset="https://github.com/StorageB/icons/blob/main/GNOME48Adwaita/light/weather-few-clouds-symbolic.svg"&gt;&lt;source media="(prefers-color-scheme: light)" srcset="https://github.com/StorageB/icons/blob/main/GNOME48Adwaita/dark/weather-few-clouds-symbolic.svg"&gt;&lt;img alt="weather-few-clouds-symbolic" src="https://user-images.githubusercontent.com/25423296/163456779-a8556205-d0a5-45e2-ac17-42d089e3c3f8.png"&gt;&lt;/picture&gt; &amp;nbsp; &amp;nbsp;weather-few-cloud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17] &amp; CHAR(34) &amp;  &#10;&quot; width=&quot; &amp; CHAR(34) &amp; &quot;22&quot; &amp; CHAR(34) &amp; &quot; alt=&quot; &amp; CHAR(34) &amp; [.B617] &amp; CHAR(34) &amp; &quot;&gt;&lt;/a&gt;&quot; &amp; &#10;&quot;&amp;nbsp; &amp;nbsp; &quot; &amp; [.B617] &amp; &quot;&lt;br&gt;&quot;" office:value-type="string" office:string-value="&lt;a href=&quot;#&quot;&gt;&lt;img src=&quot;https://raw.githubusercontent.com/StorageB/icons/main/GNOME46Adwaita/light/weather-few-clouds-symbolic.svg&quot; width=&quot;22&quot; alt=&quot;weather-few-clouds-symbolic&quot;&gt;&lt;/a&gt;&amp;nbsp; &amp;nbsp; weather-few-clouds-symbolic&lt;br&gt;" calcext:value-type="string">
            <text:p>&lt;a href="#"&gt;&lt;img src="https://raw.githubusercontent.com/StorageB/icons/main/GNOME46Adwaita/light/weather-few-clouds-symbolic.svg" width="22" alt="weather-few-clouds-symbolic"&gt;&lt;/a&gt;&amp;nbsp; &amp;nbsp; weather-few-cloud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17] &amp; CHAR(34) &amp;   &#10;&quot; width=&quot; &amp; CHAR(34) &amp; &quot;22&quot; &amp; CHAR(34) &amp; &quot; alt=&quot; &amp; CHAR(34) &amp; [.B617] &amp; CHAR(34) &amp; &quot;&gt;&lt;/a&gt;&quot; &amp;  &#10;&quot;&amp;nbsp; &amp;nbsp; &quot; &amp; [.B617] &amp; &quot;&lt;br&gt;&quot;" office:value-type="string" office:string-value="&lt;a href=&quot;#&quot;&gt;&lt;img src=&quot;https://raw.githubusercontent.com/StorageB/icons/main/GNOME46Adwaita/dark/weather-few-clouds-symbolic.svg&quot; width=&quot;22&quot; alt=&quot;weather-few-clouds-symbolic&quot;&gt;&lt;/a&gt;&amp;nbsp; &amp;nbsp; weather-few-clouds-symbolic&lt;br&gt;" calcext:value-type="string">
            <text:p>&lt;a href="#"&gt;&lt;img src="https://raw.githubusercontent.com/StorageB/icons/main/GNOME46Adwaita/dark/weather-few-clouds-symbolic.svg" width="22" alt="weather-few-clouds-symbolic"&gt;&lt;/a&gt;&amp;nbsp; &amp;nbsp; weather-few-cloud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eather-fog-symbolic.svg</text:p>
          </table:table-cell>
          <table:table-cell office:value-type="string" calcext:value-type="string">
            <text:p>weather-fo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1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18] &amp; CHAR(34) &amp; &quot;&gt;&quot; &amp; &#10;&quot;&lt;img alt=&quot; &amp; CHAR(34) &amp; [.B61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8] &amp; &quot;&lt;br&gt;&quot;" office:value-type="string" office:string-value="&lt;picture&gt;&lt;source media=&quot;(prefers-color-scheme: dark)&quot; srcset=&quot;https://github.com/StorageB/icons/blob/main/GNOME48Adwaita/light/weather-fog-symbolic.svg&quot;&gt;&lt;source media=&quot;(prefers-color-scheme: light)&quot; srcset=&quot;https://github.com/StorageB/icons/blob/main/GNOME48Adwaita/dark/weather-fog-symbolic.svg&quot;&gt;&lt;img alt=&quot;weather-fog-symbolic&quot; src=&quot;https://user-images.githubusercontent.com/25423296/163456779-a8556205-d0a5-45e2-ac17-42d089e3c3f8.png&quot;&gt;&lt;/picture&gt; &amp;nbsp; &amp;nbsp;weather-fog-symbolic&lt;br&gt;" calcext:value-type="string">
            <text:p>&lt;picture&gt;&lt;source media="(prefers-color-scheme: dark)" srcset="https://github.com/StorageB/icons/blob/main/GNOME48Adwaita/light/weather-fog-symbolic.svg"&gt;&lt;source media="(prefers-color-scheme: light)" srcset="https://github.com/StorageB/icons/blob/main/GNOME48Adwaita/dark/weather-fog-symbolic.svg"&gt;&lt;img alt="weather-fog-symbolic" src="https://user-images.githubusercontent.com/25423296/163456779-a8556205-d0a5-45e2-ac17-42d089e3c3f8.png"&gt;&lt;/picture&gt; &amp;nbsp; &amp;nbsp;weather-fog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18] &amp; CHAR(34) &amp;  &#10;&quot; width=&quot; &amp; CHAR(34) &amp; &quot;22&quot; &amp; CHAR(34) &amp; &quot; alt=&quot; &amp; CHAR(34) &amp; [.B618] &amp; CHAR(34) &amp; &quot;&gt;&lt;/a&gt;&quot; &amp; &#10;&quot;&amp;nbsp; &amp;nbsp; &quot; &amp; [.B618] &amp; &quot;&lt;br&gt;&quot;" office:value-type="string" office:string-value="&lt;a href=&quot;#&quot;&gt;&lt;img src=&quot;https://raw.githubusercontent.com/StorageB/icons/main/GNOME46Adwaita/light/weather-fog-symbolic.svg&quot; width=&quot;22&quot; alt=&quot;weather-fog-symbolic&quot;&gt;&lt;/a&gt;&amp;nbsp; &amp;nbsp; weather-fog-symbolic&lt;br&gt;" calcext:value-type="string">
            <text:p>&lt;a href="#"&gt;&lt;img src="https://raw.githubusercontent.com/StorageB/icons/main/GNOME46Adwaita/light/weather-fog-symbolic.svg" width="22" alt="weather-fog-symbolic"&gt;&lt;/a&gt;&amp;nbsp; &amp;nbsp; weather-fog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18] &amp; CHAR(34) &amp;   &#10;&quot; width=&quot; &amp; CHAR(34) &amp; &quot;22&quot; &amp; CHAR(34) &amp; &quot; alt=&quot; &amp; CHAR(34) &amp; [.B618] &amp; CHAR(34) &amp; &quot;&gt;&lt;/a&gt;&quot; &amp;  &#10;&quot;&amp;nbsp; &amp;nbsp; &quot; &amp; [.B618] &amp; &quot;&lt;br&gt;&quot;" office:value-type="string" office:string-value="&lt;a href=&quot;#&quot;&gt;&lt;img src=&quot;https://raw.githubusercontent.com/StorageB/icons/main/GNOME46Adwaita/dark/weather-fog-symbolic.svg&quot; width=&quot;22&quot; alt=&quot;weather-fog-symbolic&quot;&gt;&lt;/a&gt;&amp;nbsp; &amp;nbsp; weather-fog-symbolic&lt;br&gt;" calcext:value-type="string">
            <text:p>&lt;a href="#"&gt;&lt;img src="https://raw.githubusercontent.com/StorageB/icons/main/GNOME46Adwaita/dark/weather-fog-symbolic.svg" width="22" alt="weather-fog-symbolic"&gt;&lt;/a&gt;&amp;nbsp; &amp;nbsp; weather-fog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eather-overcast-symbolic.svg</text:p>
          </table:table-cell>
          <table:table-cell office:value-type="string" calcext:value-type="string">
            <text:p>weather-overcas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1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19] &amp; CHAR(34) &amp; &quot;&gt;&quot; &amp; &#10;&quot;&lt;img alt=&quot; &amp; CHAR(34) &amp; [.B61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9] &amp; &quot;&lt;br&gt;&quot;" office:value-type="string" office:string-value="&lt;picture&gt;&lt;source media=&quot;(prefers-color-scheme: dark)&quot; srcset=&quot;https://github.com/StorageB/icons/blob/main/GNOME48Adwaita/light/weather-overcast-symbolic.svg&quot;&gt;&lt;source media=&quot;(prefers-color-scheme: light)&quot; srcset=&quot;https://github.com/StorageB/icons/blob/main/GNOME48Adwaita/dark/weather-overcast-symbolic.svg&quot;&gt;&lt;img alt=&quot;weather-overcast-symbolic&quot; src=&quot;https://user-images.githubusercontent.com/25423296/163456779-a8556205-d0a5-45e2-ac17-42d089e3c3f8.png&quot;&gt;&lt;/picture&gt; &amp;nbsp; &amp;nbsp;weather-overcast-symbolic&lt;br&gt;" calcext:value-type="string">
            <text:p>&lt;picture&gt;&lt;source media="(prefers-color-scheme: dark)" srcset="https://github.com/StorageB/icons/blob/main/GNOME48Adwaita/light/weather-overcast-symbolic.svg"&gt;&lt;source media="(prefers-color-scheme: light)" srcset="https://github.com/StorageB/icons/blob/main/GNOME48Adwaita/dark/weather-overcast-symbolic.svg"&gt;&lt;img alt="weather-overcast-symbolic" src="https://user-images.githubusercontent.com/25423296/163456779-a8556205-d0a5-45e2-ac17-42d089e3c3f8.png"&gt;&lt;/picture&gt; &amp;nbsp; &amp;nbsp;weather-overcas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19] &amp; CHAR(34) &amp;  &#10;&quot; width=&quot; &amp; CHAR(34) &amp; &quot;22&quot; &amp; CHAR(34) &amp; &quot; alt=&quot; &amp; CHAR(34) &amp; [.B619] &amp; CHAR(34) &amp; &quot;&gt;&lt;/a&gt;&quot; &amp; &#10;&quot;&amp;nbsp; &amp;nbsp; &quot; &amp; [.B619] &amp; &quot;&lt;br&gt;&quot;" office:value-type="string" office:string-value="&lt;a href=&quot;#&quot;&gt;&lt;img src=&quot;https://raw.githubusercontent.com/StorageB/icons/main/GNOME46Adwaita/light/weather-overcast-symbolic.svg&quot; width=&quot;22&quot; alt=&quot;weather-overcast-symbolic&quot;&gt;&lt;/a&gt;&amp;nbsp; &amp;nbsp; weather-overcast-symbolic&lt;br&gt;" calcext:value-type="string">
            <text:p>&lt;a href="#"&gt;&lt;img src="https://raw.githubusercontent.com/StorageB/icons/main/GNOME46Adwaita/light/weather-overcast-symbolic.svg" width="22" alt="weather-overcast-symbolic"&gt;&lt;/a&gt;&amp;nbsp; &amp;nbsp; weather-overcas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19] &amp; CHAR(34) &amp;   &#10;&quot; width=&quot; &amp; CHAR(34) &amp; &quot;22&quot; &amp; CHAR(34) &amp; &quot; alt=&quot; &amp; CHAR(34) &amp; [.B619] &amp; CHAR(34) &amp; &quot;&gt;&lt;/a&gt;&quot; &amp;  &#10;&quot;&amp;nbsp; &amp;nbsp; &quot; &amp; [.B619] &amp; &quot;&lt;br&gt;&quot;" office:value-type="string" office:string-value="&lt;a href=&quot;#&quot;&gt;&lt;img src=&quot;https://raw.githubusercontent.com/StorageB/icons/main/GNOME46Adwaita/dark/weather-overcast-symbolic.svg&quot; width=&quot;22&quot; alt=&quot;weather-overcast-symbolic&quot;&gt;&lt;/a&gt;&amp;nbsp; &amp;nbsp; weather-overcast-symbolic&lt;br&gt;" calcext:value-type="string">
            <text:p>&lt;a href="#"&gt;&lt;img src="https://raw.githubusercontent.com/StorageB/icons/main/GNOME46Adwaita/dark/weather-overcast-symbolic.svg" width="22" alt="weather-overcast-symbolic"&gt;&lt;/a&gt;&amp;nbsp; &amp;nbsp; weather-overcas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eather-severe-alert-symbolic.svg</text:p>
          </table:table-cell>
          <table:table-cell office:value-type="string" calcext:value-type="string">
            <text:p>weather-severe-aler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2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20] &amp; CHAR(34) &amp; &quot;&gt;&quot; &amp; &#10;&quot;&lt;img alt=&quot; &amp; CHAR(34) &amp; [.B62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20] &amp; &quot;&lt;br&gt;&quot;" office:value-type="string" office:string-value="&lt;picture&gt;&lt;source media=&quot;(prefers-color-scheme: dark)&quot; srcset=&quot;https://github.com/StorageB/icons/blob/main/GNOME48Adwaita/light/weather-severe-alert-symbolic.svg&quot;&gt;&lt;source media=&quot;(prefers-color-scheme: light)&quot; srcset=&quot;https://github.com/StorageB/icons/blob/main/GNOME48Adwaita/dark/weather-severe-alert-symbolic.svg&quot;&gt;&lt;img alt=&quot;weather-severe-alert-symbolic&quot; src=&quot;https://user-images.githubusercontent.com/25423296/163456779-a8556205-d0a5-45e2-ac17-42d089e3c3f8.png&quot;&gt;&lt;/picture&gt; &amp;nbsp; &amp;nbsp;weather-severe-alert-symbolic&lt;br&gt;" calcext:value-type="string">
            <text:p>&lt;picture&gt;&lt;source media="(prefers-color-scheme: dark)" srcset="https://github.com/StorageB/icons/blob/main/GNOME48Adwaita/light/weather-severe-alert-symbolic.svg"&gt;&lt;source media="(prefers-color-scheme: light)" srcset="https://github.com/StorageB/icons/blob/main/GNOME48Adwaita/dark/weather-severe-alert-symbolic.svg"&gt;&lt;img alt="weather-severe-alert-symbolic" src="https://user-images.githubusercontent.com/25423296/163456779-a8556205-d0a5-45e2-ac17-42d089e3c3f8.png"&gt;&lt;/picture&gt; &amp;nbsp; &amp;nbsp;weather-severe-aler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20] &amp; CHAR(34) &amp;  &#10;&quot; width=&quot; &amp; CHAR(34) &amp; &quot;22&quot; &amp; CHAR(34) &amp; &quot; alt=&quot; &amp; CHAR(34) &amp; [.B620] &amp; CHAR(34) &amp; &quot;&gt;&lt;/a&gt;&quot; &amp; &#10;&quot;&amp;nbsp; &amp;nbsp; &quot; &amp; [.B620] &amp; &quot;&lt;br&gt;&quot;" office:value-type="string" office:string-value="&lt;a href=&quot;#&quot;&gt;&lt;img src=&quot;https://raw.githubusercontent.com/StorageB/icons/main/GNOME46Adwaita/light/weather-severe-alert-symbolic.svg&quot; width=&quot;22&quot; alt=&quot;weather-severe-alert-symbolic&quot;&gt;&lt;/a&gt;&amp;nbsp; &amp;nbsp; weather-severe-alert-symbolic&lt;br&gt;" calcext:value-type="string">
            <text:p>&lt;a href="#"&gt;&lt;img src="https://raw.githubusercontent.com/StorageB/icons/main/GNOME46Adwaita/light/weather-severe-alert-symbolic.svg" width="22" alt="weather-severe-alert-symbolic"&gt;&lt;/a&gt;&amp;nbsp; &amp;nbsp; weather-severe-aler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20] &amp; CHAR(34) &amp;   &#10;&quot; width=&quot; &amp; CHAR(34) &amp; &quot;22&quot; &amp; CHAR(34) &amp; &quot; alt=&quot; &amp; CHAR(34) &amp; [.B620] &amp; CHAR(34) &amp; &quot;&gt;&lt;/a&gt;&quot; &amp;  &#10;&quot;&amp;nbsp; &amp;nbsp; &quot; &amp; [.B620] &amp; &quot;&lt;br&gt;&quot;" office:value-type="string" office:string-value="&lt;a href=&quot;#&quot;&gt;&lt;img src=&quot;https://raw.githubusercontent.com/StorageB/icons/main/GNOME46Adwaita/dark/weather-severe-alert-symbolic.svg&quot; width=&quot;22&quot; alt=&quot;weather-severe-alert-symbolic&quot;&gt;&lt;/a&gt;&amp;nbsp; &amp;nbsp; weather-severe-alert-symbolic&lt;br&gt;" calcext:value-type="string">
            <text:p>&lt;a href="#"&gt;&lt;img src="https://raw.githubusercontent.com/StorageB/icons/main/GNOME46Adwaita/dark/weather-severe-alert-symbolic.svg" width="22" alt="weather-severe-alert-symbolic"&gt;&lt;/a&gt;&amp;nbsp; &amp;nbsp; weather-severe-aler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eather-showers-scattered-symbolic.svg</text:p>
          </table:table-cell>
          <table:table-cell office:value-type="string" calcext:value-type="string">
            <text:p>weather-showers-scatter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2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21] &amp; CHAR(34) &amp; &quot;&gt;&quot; &amp; &#10;&quot;&lt;img alt=&quot; &amp; CHAR(34) &amp; [.B62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21] &amp; &quot;&lt;br&gt;&quot;" office:value-type="string" office:string-value="&lt;picture&gt;&lt;source media=&quot;(prefers-color-scheme: dark)&quot; srcset=&quot;https://github.com/StorageB/icons/blob/main/GNOME48Adwaita/light/weather-showers-scattered-symbolic.svg&quot;&gt;&lt;source media=&quot;(prefers-color-scheme: light)&quot; srcset=&quot;https://github.com/StorageB/icons/blob/main/GNOME48Adwaita/dark/weather-showers-scattered-symbolic.svg&quot;&gt;&lt;img alt=&quot;weather-showers-scattered-symbolic&quot; src=&quot;https://user-images.githubusercontent.com/25423296/163456779-a8556205-d0a5-45e2-ac17-42d089e3c3f8.png&quot;&gt;&lt;/picture&gt; &amp;nbsp; &amp;nbsp;weather-showers-scattered-symbolic&lt;br&gt;" calcext:value-type="string">
            <text:p>&lt;picture&gt;&lt;source media="(prefers-color-scheme: dark)" srcset="https://github.com/StorageB/icons/blob/main/GNOME48Adwaita/light/weather-showers-scattered-symbolic.svg"&gt;&lt;source media="(prefers-color-scheme: light)" srcset="https://github.com/StorageB/icons/blob/main/GNOME48Adwaita/dark/weather-showers-scattered-symbolic.svg"&gt;&lt;img alt="weather-showers-scattered-symbolic" src="https://user-images.githubusercontent.com/25423296/163456779-a8556205-d0a5-45e2-ac17-42d089e3c3f8.png"&gt;&lt;/picture&gt; &amp;nbsp; &amp;nbsp;weather-showers-scatter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21] &amp; CHAR(34) &amp;  &#10;&quot; width=&quot; &amp; CHAR(34) &amp; &quot;22&quot; &amp; CHAR(34) &amp; &quot; alt=&quot; &amp; CHAR(34) &amp; [.B621] &amp; CHAR(34) &amp; &quot;&gt;&lt;/a&gt;&quot; &amp; &#10;&quot;&amp;nbsp; &amp;nbsp; &quot; &amp; [.B621] &amp; &quot;&lt;br&gt;&quot;" office:value-type="string" office:string-value="&lt;a href=&quot;#&quot;&gt;&lt;img src=&quot;https://raw.githubusercontent.com/StorageB/icons/main/GNOME46Adwaita/light/weather-showers-scattered-symbolic.svg&quot; width=&quot;22&quot; alt=&quot;weather-showers-scattered-symbolic&quot;&gt;&lt;/a&gt;&amp;nbsp; &amp;nbsp; weather-showers-scattered-symbolic&lt;br&gt;" calcext:value-type="string">
            <text:p>&lt;a href="#"&gt;&lt;img src="https://raw.githubusercontent.com/StorageB/icons/main/GNOME46Adwaita/light/weather-showers-scattered-symbolic.svg" width="22" alt="weather-showers-scattered-symbolic"&gt;&lt;/a&gt;&amp;nbsp; &amp;nbsp; weather-showers-scatter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21] &amp; CHAR(34) &amp;   &#10;&quot; width=&quot; &amp; CHAR(34) &amp; &quot;22&quot; &amp; CHAR(34) &amp; &quot; alt=&quot; &amp; CHAR(34) &amp; [.B621] &amp; CHAR(34) &amp; &quot;&gt;&lt;/a&gt;&quot; &amp;  &#10;&quot;&amp;nbsp; &amp;nbsp; &quot; &amp; [.B621] &amp; &quot;&lt;br&gt;&quot;" office:value-type="string" office:string-value="&lt;a href=&quot;#&quot;&gt;&lt;img src=&quot;https://raw.githubusercontent.com/StorageB/icons/main/GNOME46Adwaita/dark/weather-showers-scattered-symbolic.svg&quot; width=&quot;22&quot; alt=&quot;weather-showers-scattered-symbolic&quot;&gt;&lt;/a&gt;&amp;nbsp; &amp;nbsp; weather-showers-scattered-symbolic&lt;br&gt;" calcext:value-type="string">
            <text:p>&lt;a href="#"&gt;&lt;img src="https://raw.githubusercontent.com/StorageB/icons/main/GNOME46Adwaita/dark/weather-showers-scattered-symbolic.svg" width="22" alt="weather-showers-scattered-symbolic"&gt;&lt;/a&gt;&amp;nbsp; &amp;nbsp; weather-showers-scatter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eather-showers-symbolic.svg</text:p>
          </table:table-cell>
          <table:table-cell office:value-type="string" calcext:value-type="string">
            <text:p>weather-shower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2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22] &amp; CHAR(34) &amp; &quot;&gt;&quot; &amp; &#10;&quot;&lt;img alt=&quot; &amp; CHAR(34) &amp; [.B62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22] &amp; &quot;&lt;br&gt;&quot;" office:value-type="string" office:string-value="&lt;picture&gt;&lt;source media=&quot;(prefers-color-scheme: dark)&quot; srcset=&quot;https://github.com/StorageB/icons/blob/main/GNOME48Adwaita/light/weather-showers-symbolic.svg&quot;&gt;&lt;source media=&quot;(prefers-color-scheme: light)&quot; srcset=&quot;https://github.com/StorageB/icons/blob/main/GNOME48Adwaita/dark/weather-showers-symbolic.svg&quot;&gt;&lt;img alt=&quot;weather-showers-symbolic&quot; src=&quot;https://user-images.githubusercontent.com/25423296/163456779-a8556205-d0a5-45e2-ac17-42d089e3c3f8.png&quot;&gt;&lt;/picture&gt; &amp;nbsp; &amp;nbsp;weather-showers-symbolic&lt;br&gt;" calcext:value-type="string">
            <text:p>&lt;picture&gt;&lt;source media="(prefers-color-scheme: dark)" srcset="https://github.com/StorageB/icons/blob/main/GNOME48Adwaita/light/weather-showers-symbolic.svg"&gt;&lt;source media="(prefers-color-scheme: light)" srcset="https://github.com/StorageB/icons/blob/main/GNOME48Adwaita/dark/weather-showers-symbolic.svg"&gt;&lt;img alt="weather-showers-symbolic" src="https://user-images.githubusercontent.com/25423296/163456779-a8556205-d0a5-45e2-ac17-42d089e3c3f8.png"&gt;&lt;/picture&gt; &amp;nbsp; &amp;nbsp;weather-shower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22] &amp; CHAR(34) &amp;  &#10;&quot; width=&quot; &amp; CHAR(34) &amp; &quot;22&quot; &amp; CHAR(34) &amp; &quot; alt=&quot; &amp; CHAR(34) &amp; [.B622] &amp; CHAR(34) &amp; &quot;&gt;&lt;/a&gt;&quot; &amp; &#10;&quot;&amp;nbsp; &amp;nbsp; &quot; &amp; [.B622] &amp; &quot;&lt;br&gt;&quot;" office:value-type="string" office:string-value="&lt;a href=&quot;#&quot;&gt;&lt;img src=&quot;https://raw.githubusercontent.com/StorageB/icons/main/GNOME46Adwaita/light/weather-showers-symbolic.svg&quot; width=&quot;22&quot; alt=&quot;weather-showers-symbolic&quot;&gt;&lt;/a&gt;&amp;nbsp; &amp;nbsp; weather-showers-symbolic&lt;br&gt;" calcext:value-type="string">
            <text:p>&lt;a href="#"&gt;&lt;img src="https://raw.githubusercontent.com/StorageB/icons/main/GNOME46Adwaita/light/weather-showers-symbolic.svg" width="22" alt="weather-showers-symbolic"&gt;&lt;/a&gt;&amp;nbsp; &amp;nbsp; weather-shower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22] &amp; CHAR(34) &amp;   &#10;&quot; width=&quot; &amp; CHAR(34) &amp; &quot;22&quot; &amp; CHAR(34) &amp; &quot; alt=&quot; &amp; CHAR(34) &amp; [.B622] &amp; CHAR(34) &amp; &quot;&gt;&lt;/a&gt;&quot; &amp;  &#10;&quot;&amp;nbsp; &amp;nbsp; &quot; &amp; [.B622] &amp; &quot;&lt;br&gt;&quot;" office:value-type="string" office:string-value="&lt;a href=&quot;#&quot;&gt;&lt;img src=&quot;https://raw.githubusercontent.com/StorageB/icons/main/GNOME46Adwaita/dark/weather-showers-symbolic.svg&quot; width=&quot;22&quot; alt=&quot;weather-showers-symbolic&quot;&gt;&lt;/a&gt;&amp;nbsp; &amp;nbsp; weather-showers-symbolic&lt;br&gt;" calcext:value-type="string">
            <text:p>&lt;a href="#"&gt;&lt;img src="https://raw.githubusercontent.com/StorageB/icons/main/GNOME46Adwaita/dark/weather-showers-symbolic.svg" width="22" alt="weather-showers-symbolic"&gt;&lt;/a&gt;&amp;nbsp; &amp;nbsp; weather-shower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eather-snow-symbolic.svg</text:p>
          </table:table-cell>
          <table:table-cell office:value-type="string" calcext:value-type="string">
            <text:p>weather-sno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2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23] &amp; CHAR(34) &amp; &quot;&gt;&quot; &amp; &#10;&quot;&lt;img alt=&quot; &amp; CHAR(34) &amp; [.B62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23] &amp; &quot;&lt;br&gt;&quot;" office:value-type="string" office:string-value="&lt;picture&gt;&lt;source media=&quot;(prefers-color-scheme: dark)&quot; srcset=&quot;https://github.com/StorageB/icons/blob/main/GNOME48Adwaita/light/weather-snow-symbolic.svg&quot;&gt;&lt;source media=&quot;(prefers-color-scheme: light)&quot; srcset=&quot;https://github.com/StorageB/icons/blob/main/GNOME48Adwaita/dark/weather-snow-symbolic.svg&quot;&gt;&lt;img alt=&quot;weather-snow-symbolic&quot; src=&quot;https://user-images.githubusercontent.com/25423296/163456779-a8556205-d0a5-45e2-ac17-42d089e3c3f8.png&quot;&gt;&lt;/picture&gt; &amp;nbsp; &amp;nbsp;weather-snow-symbolic&lt;br&gt;" calcext:value-type="string">
            <text:p>&lt;picture&gt;&lt;source media="(prefers-color-scheme: dark)" srcset="https://github.com/StorageB/icons/blob/main/GNOME48Adwaita/light/weather-snow-symbolic.svg"&gt;&lt;source media="(prefers-color-scheme: light)" srcset="https://github.com/StorageB/icons/blob/main/GNOME48Adwaita/dark/weather-snow-symbolic.svg"&gt;&lt;img alt="weather-snow-symbolic" src="https://user-images.githubusercontent.com/25423296/163456779-a8556205-d0a5-45e2-ac17-42d089e3c3f8.png"&gt;&lt;/picture&gt; &amp;nbsp; &amp;nbsp;weather-snow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23] &amp; CHAR(34) &amp;  &#10;&quot; width=&quot; &amp; CHAR(34) &amp; &quot;22&quot; &amp; CHAR(34) &amp; &quot; alt=&quot; &amp; CHAR(34) &amp; [.B623] &amp; CHAR(34) &amp; &quot;&gt;&lt;/a&gt;&quot; &amp; &#10;&quot;&amp;nbsp; &amp;nbsp; &quot; &amp; [.B623] &amp; &quot;&lt;br&gt;&quot;" office:value-type="string" office:string-value="&lt;a href=&quot;#&quot;&gt;&lt;img src=&quot;https://raw.githubusercontent.com/StorageB/icons/main/GNOME46Adwaita/light/weather-snow-symbolic.svg&quot; width=&quot;22&quot; alt=&quot;weather-snow-symbolic&quot;&gt;&lt;/a&gt;&amp;nbsp; &amp;nbsp; weather-snow-symbolic&lt;br&gt;" calcext:value-type="string">
            <text:p>&lt;a href="#"&gt;&lt;img src="https://raw.githubusercontent.com/StorageB/icons/main/GNOME46Adwaita/light/weather-snow-symbolic.svg" width="22" alt="weather-snow-symbolic"&gt;&lt;/a&gt;&amp;nbsp; &amp;nbsp; weather-snow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23] &amp; CHAR(34) &amp;   &#10;&quot; width=&quot; &amp; CHAR(34) &amp; &quot;22&quot; &amp; CHAR(34) &amp; &quot; alt=&quot; &amp; CHAR(34) &amp; [.B623] &amp; CHAR(34) &amp; &quot;&gt;&lt;/a&gt;&quot; &amp;  &#10;&quot;&amp;nbsp; &amp;nbsp; &quot; &amp; [.B623] &amp; &quot;&lt;br&gt;&quot;" office:value-type="string" office:string-value="&lt;a href=&quot;#&quot;&gt;&lt;img src=&quot;https://raw.githubusercontent.com/StorageB/icons/main/GNOME46Adwaita/dark/weather-snow-symbolic.svg&quot; width=&quot;22&quot; alt=&quot;weather-snow-symbolic&quot;&gt;&lt;/a&gt;&amp;nbsp; &amp;nbsp; weather-snow-symbolic&lt;br&gt;" calcext:value-type="string">
            <text:p>&lt;a href="#"&gt;&lt;img src="https://raw.githubusercontent.com/StorageB/icons/main/GNOME46Adwaita/dark/weather-snow-symbolic.svg" width="22" alt="weather-snow-symbolic"&gt;&lt;/a&gt;&amp;nbsp; &amp;nbsp; weather-snow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eather-storm-symbolic.svg</text:p>
          </table:table-cell>
          <table:table-cell office:value-type="string" calcext:value-type="string">
            <text:p>weather-stor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2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24] &amp; CHAR(34) &amp; &quot;&gt;&quot; &amp; &#10;&quot;&lt;img alt=&quot; &amp; CHAR(34) &amp; [.B62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24] &amp; &quot;&lt;br&gt;&quot;" office:value-type="string" office:string-value="&lt;picture&gt;&lt;source media=&quot;(prefers-color-scheme: dark)&quot; srcset=&quot;https://github.com/StorageB/icons/blob/main/GNOME48Adwaita/light/weather-storm-symbolic.svg&quot;&gt;&lt;source media=&quot;(prefers-color-scheme: light)&quot; srcset=&quot;https://github.com/StorageB/icons/blob/main/GNOME48Adwaita/dark/weather-storm-symbolic.svg&quot;&gt;&lt;img alt=&quot;weather-storm-symbolic&quot; src=&quot;https://user-images.githubusercontent.com/25423296/163456779-a8556205-d0a5-45e2-ac17-42d089e3c3f8.png&quot;&gt;&lt;/picture&gt; &amp;nbsp; &amp;nbsp;weather-storm-symbolic&lt;br&gt;" calcext:value-type="string">
            <text:p>&lt;picture&gt;&lt;source media="(prefers-color-scheme: dark)" srcset="https://github.com/StorageB/icons/blob/main/GNOME48Adwaita/light/weather-storm-symbolic.svg"&gt;&lt;source media="(prefers-color-scheme: light)" srcset="https://github.com/StorageB/icons/blob/main/GNOME48Adwaita/dark/weather-storm-symbolic.svg"&gt;&lt;img alt="weather-storm-symbolic" src="https://user-images.githubusercontent.com/25423296/163456779-a8556205-d0a5-45e2-ac17-42d089e3c3f8.png"&gt;&lt;/picture&gt; &amp;nbsp; &amp;nbsp;weather-storm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24] &amp; CHAR(34) &amp;  &#10;&quot; width=&quot; &amp; CHAR(34) &amp; &quot;22&quot; &amp; CHAR(34) &amp; &quot; alt=&quot; &amp; CHAR(34) &amp; [.B624] &amp; CHAR(34) &amp; &quot;&gt;&lt;/a&gt;&quot; &amp; &#10;&quot;&amp;nbsp; &amp;nbsp; &quot; &amp; [.B624] &amp; &quot;&lt;br&gt;&quot;" office:value-type="string" office:string-value="&lt;a href=&quot;#&quot;&gt;&lt;img src=&quot;https://raw.githubusercontent.com/StorageB/icons/main/GNOME46Adwaita/light/weather-storm-symbolic.svg&quot; width=&quot;22&quot; alt=&quot;weather-storm-symbolic&quot;&gt;&lt;/a&gt;&amp;nbsp; &amp;nbsp; weather-storm-symbolic&lt;br&gt;" calcext:value-type="string">
            <text:p>&lt;a href="#"&gt;&lt;img src="https://raw.githubusercontent.com/StorageB/icons/main/GNOME46Adwaita/light/weather-storm-symbolic.svg" width="22" alt="weather-storm-symbolic"&gt;&lt;/a&gt;&amp;nbsp; &amp;nbsp; weather-storm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24] &amp; CHAR(34) &amp;   &#10;&quot; width=&quot; &amp; CHAR(34) &amp; &quot;22&quot; &amp; CHAR(34) &amp; &quot; alt=&quot; &amp; CHAR(34) &amp; [.B624] &amp; CHAR(34) &amp; &quot;&gt;&lt;/a&gt;&quot; &amp;  &#10;&quot;&amp;nbsp; &amp;nbsp; &quot; &amp; [.B624] &amp; &quot;&lt;br&gt;&quot;" office:value-type="string" office:string-value="&lt;a href=&quot;#&quot;&gt;&lt;img src=&quot;https://raw.githubusercontent.com/StorageB/icons/main/GNOME46Adwaita/dark/weather-storm-symbolic.svg&quot; width=&quot;22&quot; alt=&quot;weather-storm-symbolic&quot;&gt;&lt;/a&gt;&amp;nbsp; &amp;nbsp; weather-storm-symbolic&lt;br&gt;" calcext:value-type="string">
            <text:p>&lt;a href="#"&gt;&lt;img src="https://raw.githubusercontent.com/StorageB/icons/main/GNOME46Adwaita/dark/weather-storm-symbolic.svg" width="22" alt="weather-storm-symbolic"&gt;&lt;/a&gt;&amp;nbsp; &amp;nbsp; weather-storm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eather-tornado-symbolic.svg</text:p>
          </table:table-cell>
          <table:table-cell office:value-type="string" calcext:value-type="string">
            <text:p>weather-tornado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2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25] &amp; CHAR(34) &amp; &quot;&gt;&quot; &amp; &#10;&quot;&lt;img alt=&quot; &amp; CHAR(34) &amp; [.B62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25] &amp; &quot;&lt;br&gt;&quot;" office:value-type="string" office:string-value="&lt;picture&gt;&lt;source media=&quot;(prefers-color-scheme: dark)&quot; srcset=&quot;https://github.com/StorageB/icons/blob/main/GNOME48Adwaita/light/weather-tornado-symbolic.svg&quot;&gt;&lt;source media=&quot;(prefers-color-scheme: light)&quot; srcset=&quot;https://github.com/StorageB/icons/blob/main/GNOME48Adwaita/dark/weather-tornado-symbolic.svg&quot;&gt;&lt;img alt=&quot;weather-tornado-symbolic&quot; src=&quot;https://user-images.githubusercontent.com/25423296/163456779-a8556205-d0a5-45e2-ac17-42d089e3c3f8.png&quot;&gt;&lt;/picture&gt; &amp;nbsp; &amp;nbsp;weather-tornado-symbolic&lt;br&gt;" calcext:value-type="string">
            <text:p>&lt;picture&gt;&lt;source media="(prefers-color-scheme: dark)" srcset="https://github.com/StorageB/icons/blob/main/GNOME48Adwaita/light/weather-tornado-symbolic.svg"&gt;&lt;source media="(prefers-color-scheme: light)" srcset="https://github.com/StorageB/icons/blob/main/GNOME48Adwaita/dark/weather-tornado-symbolic.svg"&gt;&lt;img alt="weather-tornado-symbolic" src="https://user-images.githubusercontent.com/25423296/163456779-a8556205-d0a5-45e2-ac17-42d089e3c3f8.png"&gt;&lt;/picture&gt; &amp;nbsp; &amp;nbsp;weather-tornado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25] &amp; CHAR(34) &amp;  &#10;&quot; width=&quot; &amp; CHAR(34) &amp; &quot;22&quot; &amp; CHAR(34) &amp; &quot; alt=&quot; &amp; CHAR(34) &amp; [.B625] &amp; CHAR(34) &amp; &quot;&gt;&lt;/a&gt;&quot; &amp; &#10;&quot;&amp;nbsp; &amp;nbsp; &quot; &amp; [.B625] &amp; &quot;&lt;br&gt;&quot;" office:value-type="string" office:string-value="&lt;a href=&quot;#&quot;&gt;&lt;img src=&quot;https://raw.githubusercontent.com/StorageB/icons/main/GNOME46Adwaita/light/weather-tornado-symbolic.svg&quot; width=&quot;22&quot; alt=&quot;weather-tornado-symbolic&quot;&gt;&lt;/a&gt;&amp;nbsp; &amp;nbsp; weather-tornado-symbolic&lt;br&gt;" calcext:value-type="string">
            <text:p>&lt;a href="#"&gt;&lt;img src="https://raw.githubusercontent.com/StorageB/icons/main/GNOME46Adwaita/light/weather-tornado-symbolic.svg" width="22" alt="weather-tornado-symbolic"&gt;&lt;/a&gt;&amp;nbsp; &amp;nbsp; weather-tornado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25] &amp; CHAR(34) &amp;   &#10;&quot; width=&quot; &amp; CHAR(34) &amp; &quot;22&quot; &amp; CHAR(34) &amp; &quot; alt=&quot; &amp; CHAR(34) &amp; [.B625] &amp; CHAR(34) &amp; &quot;&gt;&lt;/a&gt;&quot; &amp;  &#10;&quot;&amp;nbsp; &amp;nbsp; &quot; &amp; [.B625] &amp; &quot;&lt;br&gt;&quot;" office:value-type="string" office:string-value="&lt;a href=&quot;#&quot;&gt;&lt;img src=&quot;https://raw.githubusercontent.com/StorageB/icons/main/GNOME46Adwaita/dark/weather-tornado-symbolic.svg&quot; width=&quot;22&quot; alt=&quot;weather-tornado-symbolic&quot;&gt;&lt;/a&gt;&amp;nbsp; &amp;nbsp; weather-tornado-symbolic&lt;br&gt;" calcext:value-type="string">
            <text:p>&lt;a href="#"&gt;&lt;img src="https://raw.githubusercontent.com/StorageB/icons/main/GNOME46Adwaita/dark/weather-tornado-symbolic.svg" width="22" alt="weather-tornado-symbolic"&gt;&lt;/a&gt;&amp;nbsp; &amp;nbsp; weather-tornado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eather-windy-symbolic.svg</text:p>
          </table:table-cell>
          <table:table-cell office:value-type="string" calcext:value-type="string">
            <text:p>weather-wind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2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26] &amp; CHAR(34) &amp; &quot;&gt;&quot; &amp; &#10;&quot;&lt;img alt=&quot; &amp; CHAR(34) &amp; [.B62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26] &amp; &quot;&lt;br&gt;&quot;" office:value-type="string" office:string-value="&lt;picture&gt;&lt;source media=&quot;(prefers-color-scheme: dark)&quot; srcset=&quot;https://github.com/StorageB/icons/blob/main/GNOME48Adwaita/light/weather-windy-symbolic.svg&quot;&gt;&lt;source media=&quot;(prefers-color-scheme: light)&quot; srcset=&quot;https://github.com/StorageB/icons/blob/main/GNOME48Adwaita/dark/weather-windy-symbolic.svg&quot;&gt;&lt;img alt=&quot;weather-windy-symbolic&quot; src=&quot;https://user-images.githubusercontent.com/25423296/163456779-a8556205-d0a5-45e2-ac17-42d089e3c3f8.png&quot;&gt;&lt;/picture&gt; &amp;nbsp; &amp;nbsp;weather-windy-symbolic&lt;br&gt;" calcext:value-type="string">
            <text:p>&lt;picture&gt;&lt;source media="(prefers-color-scheme: dark)" srcset="https://github.com/StorageB/icons/blob/main/GNOME48Adwaita/light/weather-windy-symbolic.svg"&gt;&lt;source media="(prefers-color-scheme: light)" srcset="https://github.com/StorageB/icons/blob/main/GNOME48Adwaita/dark/weather-windy-symbolic.svg"&gt;&lt;img alt="weather-windy-symbolic" src="https://user-images.githubusercontent.com/25423296/163456779-a8556205-d0a5-45e2-ac17-42d089e3c3f8.png"&gt;&lt;/picture&gt; &amp;nbsp; &amp;nbsp;weather-windy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26] &amp; CHAR(34) &amp;  &#10;&quot; width=&quot; &amp; CHAR(34) &amp; &quot;22&quot; &amp; CHAR(34) &amp; &quot; alt=&quot; &amp; CHAR(34) &amp; [.B626] &amp; CHAR(34) &amp; &quot;&gt;&lt;/a&gt;&quot; &amp; &#10;&quot;&amp;nbsp; &amp;nbsp; &quot; &amp; [.B626] &amp; &quot;&lt;br&gt;&quot;" office:value-type="string" office:string-value="&lt;a href=&quot;#&quot;&gt;&lt;img src=&quot;https://raw.githubusercontent.com/StorageB/icons/main/GNOME46Adwaita/light/weather-windy-symbolic.svg&quot; width=&quot;22&quot; alt=&quot;weather-windy-symbolic&quot;&gt;&lt;/a&gt;&amp;nbsp; &amp;nbsp; weather-windy-symbolic&lt;br&gt;" calcext:value-type="string">
            <text:p>&lt;a href="#"&gt;&lt;img src="https://raw.githubusercontent.com/StorageB/icons/main/GNOME46Adwaita/light/weather-windy-symbolic.svg" width="22" alt="weather-windy-symbolic"&gt;&lt;/a&gt;&amp;nbsp; &amp;nbsp; weather-windy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26] &amp; CHAR(34) &amp;   &#10;&quot; width=&quot; &amp; CHAR(34) &amp; &quot;22&quot; &amp; CHAR(34) &amp; &quot; alt=&quot; &amp; CHAR(34) &amp; [.B626] &amp; CHAR(34) &amp; &quot;&gt;&lt;/a&gt;&quot; &amp;  &#10;&quot;&amp;nbsp; &amp;nbsp; &quot; &amp; [.B626] &amp; &quot;&lt;br&gt;&quot;" office:value-type="string" office:string-value="&lt;a href=&quot;#&quot;&gt;&lt;img src=&quot;https://raw.githubusercontent.com/StorageB/icons/main/GNOME46Adwaita/dark/weather-windy-symbolic.svg&quot; width=&quot;22&quot; alt=&quot;weather-windy-symbolic&quot;&gt;&lt;/a&gt;&amp;nbsp; &amp;nbsp; weather-windy-symbolic&lt;br&gt;" calcext:value-type="string">
            <text:p>&lt;a href="#"&gt;&lt;img src="https://raw.githubusercontent.com/StorageB/icons/main/GNOME46Adwaita/dark/weather-windy-symbolic.svg" width="22" alt="weather-windy-symbolic"&gt;&lt;/a&gt;&amp;nbsp; &amp;nbsp; weather-windy-symbolic&lt;br&gt;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 office:value-type="string" calcext:value-type="string">
            <text:p>./ui:</text:p>
          </table:table-cell>
          <table:table-cell table:formula="of:=&quot;## &quot; &amp; MID([.$B628];3;FIND(&quot;:&quot;;[.$B628];1)-3) &amp; &quot; &lt;br&gt;&quot;" office:value-type="string" office:string-value="## ui &lt;br&gt;" calcext:value-type="string">
            <text:p>## ui &lt;br&gt;</text:p>
          </table:table-cell>
          <table:table-cell table:style-name="Default" table:formula="of:=&quot;## &quot; &amp; MID([.$B628];3;FIND(&quot;:&quot;;[.$B628];1)-3) &amp; &quot; &lt;br&gt;&quot;" office:value-type="string" office:string-value="## ui &lt;br&gt;" calcext:value-type="string">
            <text:p>## ui &lt;br&gt;</text:p>
          </table:table-cell>
          <table:table-cell table:style-name="Default" table:formula="of:=&quot;## &quot; &amp; MID([.$B628];3;FIND(&quot;:&quot;;[.$B628];1)-3) &amp; &quot; &lt;br&gt;&quot;" office:value-type="string" office:string-value="## ui &lt;br&gt;" calcext:value-type="string">
            <text:p>## ui 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eckbox-checked-symbolic.svg</text:p>
          </table:table-cell>
          <table:table-cell office:value-type="string" calcext:value-type="string">
            <text:p>checkbox-check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2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29] &amp; CHAR(34) &amp; &quot;&gt;&quot; &amp; &#10;&quot;&lt;img alt=&quot; &amp; CHAR(34) &amp; [.B62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29] &amp; &quot;&lt;br&gt;&quot;" office:value-type="string" office:string-value="&lt;picture&gt;&lt;source media=&quot;(prefers-color-scheme: dark)&quot; srcset=&quot;https://github.com/StorageB/icons/blob/main/GNOME48Adwaita/light/checkbox-checked-symbolic.svg&quot;&gt;&lt;source media=&quot;(prefers-color-scheme: light)&quot; srcset=&quot;https://github.com/StorageB/icons/blob/main/GNOME48Adwaita/dark/checkbox-checked-symbolic.svg&quot;&gt;&lt;img alt=&quot;checkbox-checked-symbolic&quot; src=&quot;https://user-images.githubusercontent.com/25423296/163456779-a8556205-d0a5-45e2-ac17-42d089e3c3f8.png&quot;&gt;&lt;/picture&gt; &amp;nbsp; &amp;nbsp;checkbox-checked-symbolic&lt;br&gt;" calcext:value-type="string">
            <text:p>&lt;picture&gt;&lt;source media="(prefers-color-scheme: dark)" srcset="https://github.com/StorageB/icons/blob/main/GNOME48Adwaita/light/checkbox-checked-symbolic.svg"&gt;&lt;source media="(prefers-color-scheme: light)" srcset="https://github.com/StorageB/icons/blob/main/GNOME48Adwaita/dark/checkbox-checked-symbolic.svg"&gt;&lt;img alt="checkbox-checked-symbolic" src="https://user-images.githubusercontent.com/25423296/163456779-a8556205-d0a5-45e2-ac17-42d089e3c3f8.png"&gt;&lt;/picture&gt; &amp;nbsp; &amp;nbsp;checkbox-check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29] &amp; CHAR(34) &amp;  &#10;&quot; width=&quot; &amp; CHAR(34) &amp; &quot;22&quot; &amp; CHAR(34) &amp; &quot; alt=&quot; &amp; CHAR(34) &amp; [.B629] &amp; CHAR(34) &amp; &quot;&gt;&lt;/a&gt;&quot; &amp; &#10;&quot;&amp;nbsp; &amp;nbsp; &quot; &amp; [.B629] &amp; &quot;&lt;br&gt;&quot;" office:value-type="string" office:string-value="&lt;a href=&quot;#&quot;&gt;&lt;img src=&quot;https://raw.githubusercontent.com/StorageB/icons/main/GNOME46Adwaita/light/checkbox-checked-symbolic.svg&quot; width=&quot;22&quot; alt=&quot;checkbox-checked-symbolic&quot;&gt;&lt;/a&gt;&amp;nbsp; &amp;nbsp; checkbox-checked-symbolic&lt;br&gt;" calcext:value-type="string">
            <text:p>&lt;a href="#"&gt;&lt;img src="https://raw.githubusercontent.com/StorageB/icons/main/GNOME46Adwaita/light/checkbox-checked-symbolic.svg" width="22" alt="checkbox-checked-symbolic"&gt;&lt;/a&gt;&amp;nbsp; &amp;nbsp; checkbox-check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29] &amp; CHAR(34) &amp;   &#10;&quot; width=&quot; &amp; CHAR(34) &amp; &quot;22&quot; &amp; CHAR(34) &amp; &quot; alt=&quot; &amp; CHAR(34) &amp; [.B629] &amp; CHAR(34) &amp; &quot;&gt;&lt;/a&gt;&quot; &amp;  &#10;&quot;&amp;nbsp; &amp;nbsp; &quot; &amp; [.B629] &amp; &quot;&lt;br&gt;&quot;" office:value-type="string" office:string-value="&lt;a href=&quot;#&quot;&gt;&lt;img src=&quot;https://raw.githubusercontent.com/StorageB/icons/main/GNOME46Adwaita/dark/checkbox-checked-symbolic.svg&quot; width=&quot;22&quot; alt=&quot;checkbox-checked-symbolic&quot;&gt;&lt;/a&gt;&amp;nbsp; &amp;nbsp; checkbox-checked-symbolic&lt;br&gt;" calcext:value-type="string">
            <text:p>&lt;a href="#"&gt;&lt;img src="https://raw.githubusercontent.com/StorageB/icons/main/GNOME46Adwaita/dark/checkbox-checked-symbolic.svg" width="22" alt="checkbox-checked-symbolic"&gt;&lt;/a&gt;&amp;nbsp; &amp;nbsp; checkbox-check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eckbox-mixed-symbolic.svg</text:p>
          </table:table-cell>
          <table:table-cell office:value-type="string" calcext:value-type="string">
            <text:p>checkbox-mix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3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30] &amp; CHAR(34) &amp; &quot;&gt;&quot; &amp; &#10;&quot;&lt;img alt=&quot; &amp; CHAR(34) &amp; [.B63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0] &amp; &quot;&lt;br&gt;&quot;" office:value-type="string" office:string-value="&lt;picture&gt;&lt;source media=&quot;(prefers-color-scheme: dark)&quot; srcset=&quot;https://github.com/StorageB/icons/blob/main/GNOME48Adwaita/light/checkbox-mixed-symbolic.svg&quot;&gt;&lt;source media=&quot;(prefers-color-scheme: light)&quot; srcset=&quot;https://github.com/StorageB/icons/blob/main/GNOME48Adwaita/dark/checkbox-mixed-symbolic.svg&quot;&gt;&lt;img alt=&quot;checkbox-mixed-symbolic&quot; src=&quot;https://user-images.githubusercontent.com/25423296/163456779-a8556205-d0a5-45e2-ac17-42d089e3c3f8.png&quot;&gt;&lt;/picture&gt; &amp;nbsp; &amp;nbsp;checkbox-mixed-symbolic&lt;br&gt;" calcext:value-type="string">
            <text:p>&lt;picture&gt;&lt;source media="(prefers-color-scheme: dark)" srcset="https://github.com/StorageB/icons/blob/main/GNOME48Adwaita/light/checkbox-mixed-symbolic.svg"&gt;&lt;source media="(prefers-color-scheme: light)" srcset="https://github.com/StorageB/icons/blob/main/GNOME48Adwaita/dark/checkbox-mixed-symbolic.svg"&gt;&lt;img alt="checkbox-mixed-symbolic" src="https://user-images.githubusercontent.com/25423296/163456779-a8556205-d0a5-45e2-ac17-42d089e3c3f8.png"&gt;&lt;/picture&gt; &amp;nbsp; &amp;nbsp;checkbox-mix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30] &amp; CHAR(34) &amp;  &#10;&quot; width=&quot; &amp; CHAR(34) &amp; &quot;22&quot; &amp; CHAR(34) &amp; &quot; alt=&quot; &amp; CHAR(34) &amp; [.B630] &amp; CHAR(34) &amp; &quot;&gt;&lt;/a&gt;&quot; &amp; &#10;&quot;&amp;nbsp; &amp;nbsp; &quot; &amp; [.B630] &amp; &quot;&lt;br&gt;&quot;" office:value-type="string" office:string-value="&lt;a href=&quot;#&quot;&gt;&lt;img src=&quot;https://raw.githubusercontent.com/StorageB/icons/main/GNOME46Adwaita/light/checkbox-mixed-symbolic.svg&quot; width=&quot;22&quot; alt=&quot;checkbox-mixed-symbolic&quot;&gt;&lt;/a&gt;&amp;nbsp; &amp;nbsp; checkbox-mixed-symbolic&lt;br&gt;" calcext:value-type="string">
            <text:p>&lt;a href="#"&gt;&lt;img src="https://raw.githubusercontent.com/StorageB/icons/main/GNOME46Adwaita/light/checkbox-mixed-symbolic.svg" width="22" alt="checkbox-mixed-symbolic"&gt;&lt;/a&gt;&amp;nbsp; &amp;nbsp; checkbox-mix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30] &amp; CHAR(34) &amp;   &#10;&quot; width=&quot; &amp; CHAR(34) &amp; &quot;22&quot; &amp; CHAR(34) &amp; &quot; alt=&quot; &amp; CHAR(34) &amp; [.B630] &amp; CHAR(34) &amp; &quot;&gt;&lt;/a&gt;&quot; &amp;  &#10;&quot;&amp;nbsp; &amp;nbsp; &quot; &amp; [.B630] &amp; &quot;&lt;br&gt;&quot;" office:value-type="string" office:string-value="&lt;a href=&quot;#&quot;&gt;&lt;img src=&quot;https://raw.githubusercontent.com/StorageB/icons/main/GNOME46Adwaita/dark/checkbox-mixed-symbolic.svg&quot; width=&quot;22&quot; alt=&quot;checkbox-mixed-symbolic&quot;&gt;&lt;/a&gt;&amp;nbsp; &amp;nbsp; checkbox-mixed-symbolic&lt;br&gt;" calcext:value-type="string">
            <text:p>&lt;a href="#"&gt;&lt;img src="https://raw.githubusercontent.com/StorageB/icons/main/GNOME46Adwaita/dark/checkbox-mixed-symbolic.svg" width="22" alt="checkbox-mixed-symbolic"&gt;&lt;/a&gt;&amp;nbsp; &amp;nbsp; checkbox-mix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eckbox-symbolic.svg</text:p>
          </table:table-cell>
          <table:table-cell office:value-type="string" calcext:value-type="string">
            <text:p>checkbox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3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31] &amp; CHAR(34) &amp; &quot;&gt;&quot; &amp; &#10;&quot;&lt;img alt=&quot; &amp; CHAR(34) &amp; [.B63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1] &amp; &quot;&lt;br&gt;&quot;" office:value-type="string" office:string-value="&lt;picture&gt;&lt;source media=&quot;(prefers-color-scheme: dark)&quot; srcset=&quot;https://github.com/StorageB/icons/blob/main/GNOME48Adwaita/light/checkbox-symbolic.svg&quot;&gt;&lt;source media=&quot;(prefers-color-scheme: light)&quot; srcset=&quot;https://github.com/StorageB/icons/blob/main/GNOME48Adwaita/dark/checkbox-symbolic.svg&quot;&gt;&lt;img alt=&quot;checkbox-symbolic&quot; src=&quot;https://user-images.githubusercontent.com/25423296/163456779-a8556205-d0a5-45e2-ac17-42d089e3c3f8.png&quot;&gt;&lt;/picture&gt; &amp;nbsp; &amp;nbsp;checkbox-symbolic&lt;br&gt;" calcext:value-type="string">
            <text:p>&lt;picture&gt;&lt;source media="(prefers-color-scheme: dark)" srcset="https://github.com/StorageB/icons/blob/main/GNOME48Adwaita/light/checkbox-symbolic.svg"&gt;&lt;source media="(prefers-color-scheme: light)" srcset="https://github.com/StorageB/icons/blob/main/GNOME48Adwaita/dark/checkbox-symbolic.svg"&gt;&lt;img alt="checkbox-symbolic" src="https://user-images.githubusercontent.com/25423296/163456779-a8556205-d0a5-45e2-ac17-42d089e3c3f8.png"&gt;&lt;/picture&gt; &amp;nbsp; &amp;nbsp;checkbox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31] &amp; CHAR(34) &amp;  &#10;&quot; width=&quot; &amp; CHAR(34) &amp; &quot;22&quot; &amp; CHAR(34) &amp; &quot; alt=&quot; &amp; CHAR(34) &amp; [.B631] &amp; CHAR(34) &amp; &quot;&gt;&lt;/a&gt;&quot; &amp; &#10;&quot;&amp;nbsp; &amp;nbsp; &quot; &amp; [.B631] &amp; &quot;&lt;br&gt;&quot;" office:value-type="string" office:string-value="&lt;a href=&quot;#&quot;&gt;&lt;img src=&quot;https://raw.githubusercontent.com/StorageB/icons/main/GNOME46Adwaita/light/checkbox-symbolic.svg&quot; width=&quot;22&quot; alt=&quot;checkbox-symbolic&quot;&gt;&lt;/a&gt;&amp;nbsp; &amp;nbsp; checkbox-symbolic&lt;br&gt;" calcext:value-type="string">
            <text:p>&lt;a href="#"&gt;&lt;img src="https://raw.githubusercontent.com/StorageB/icons/main/GNOME46Adwaita/light/checkbox-symbolic.svg" width="22" alt="checkbox-symbolic"&gt;&lt;/a&gt;&amp;nbsp; &amp;nbsp; checkbox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31] &amp; CHAR(34) &amp;   &#10;&quot; width=&quot; &amp; CHAR(34) &amp; &quot;22&quot; &amp; CHAR(34) &amp; &quot; alt=&quot; &amp; CHAR(34) &amp; [.B631] &amp; CHAR(34) &amp; &quot;&gt;&lt;/a&gt;&quot; &amp;  &#10;&quot;&amp;nbsp; &amp;nbsp; &quot; &amp; [.B631] &amp; &quot;&lt;br&gt;&quot;" office:value-type="string" office:string-value="&lt;a href=&quot;#&quot;&gt;&lt;img src=&quot;https://raw.githubusercontent.com/StorageB/icons/main/GNOME46Adwaita/dark/checkbox-symbolic.svg&quot; width=&quot;22&quot; alt=&quot;checkbox-symbolic&quot;&gt;&lt;/a&gt;&amp;nbsp; &amp;nbsp; checkbox-symbolic&lt;br&gt;" calcext:value-type="string">
            <text:p>&lt;a href="#"&gt;&lt;img src="https://raw.githubusercontent.com/StorageB/icons/main/GNOME46Adwaita/dark/checkbox-symbolic.svg" width="22" alt="checkbox-symbolic"&gt;&lt;/a&gt;&amp;nbsp; &amp;nbsp; checkbox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cus-legacy-systray-symbolic.svg</text:p>
          </table:table-cell>
          <table:table-cell office:value-type="string" calcext:value-type="string">
            <text:p>focus-legacy-systra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3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32] &amp; CHAR(34) &amp; &quot;&gt;&quot; &amp; &#10;&quot;&lt;img alt=&quot; &amp; CHAR(34) &amp; [.B63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2] &amp; &quot;&lt;br&gt;&quot;" office:value-type="string" office:string-value="&lt;picture&gt;&lt;source media=&quot;(prefers-color-scheme: dark)&quot; srcset=&quot;https://github.com/StorageB/icons/blob/main/GNOME48Adwaita/light/focus-legacy-systray-symbolic.svg&quot;&gt;&lt;source media=&quot;(prefers-color-scheme: light)&quot; srcset=&quot;https://github.com/StorageB/icons/blob/main/GNOME48Adwaita/dark/focus-legacy-systray-symbolic.svg&quot;&gt;&lt;img alt=&quot;focus-legacy-systray-symbolic&quot; src=&quot;https://user-images.githubusercontent.com/25423296/163456779-a8556205-d0a5-45e2-ac17-42d089e3c3f8.png&quot;&gt;&lt;/picture&gt; &amp;nbsp; &amp;nbsp;focus-legacy-systray-symbolic&lt;br&gt;" calcext:value-type="string">
            <text:p>&lt;picture&gt;&lt;source media="(prefers-color-scheme: dark)" srcset="https://github.com/StorageB/icons/blob/main/GNOME48Adwaita/light/focus-legacy-systray-symbolic.svg"&gt;&lt;source media="(prefers-color-scheme: light)" srcset="https://github.com/StorageB/icons/blob/main/GNOME48Adwaita/dark/focus-legacy-systray-symbolic.svg"&gt;&lt;img alt="focus-legacy-systray-symbolic" src="https://user-images.githubusercontent.com/25423296/163456779-a8556205-d0a5-45e2-ac17-42d089e3c3f8.png"&gt;&lt;/picture&gt; &amp;nbsp; &amp;nbsp;focus-legacy-systray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32] &amp; CHAR(34) &amp;  &#10;&quot; width=&quot; &amp; CHAR(34) &amp; &quot;22&quot; &amp; CHAR(34) &amp; &quot; alt=&quot; &amp; CHAR(34) &amp; [.B632] &amp; CHAR(34) &amp; &quot;&gt;&lt;/a&gt;&quot; &amp; &#10;&quot;&amp;nbsp; &amp;nbsp; &quot; &amp; [.B632] &amp; &quot;&lt;br&gt;&quot;" office:value-type="string" office:string-value="&lt;a href=&quot;#&quot;&gt;&lt;img src=&quot;https://raw.githubusercontent.com/StorageB/icons/main/GNOME46Adwaita/light/focus-legacy-systray-symbolic.svg&quot; width=&quot;22&quot; alt=&quot;focus-legacy-systray-symbolic&quot;&gt;&lt;/a&gt;&amp;nbsp; &amp;nbsp; focus-legacy-systray-symbolic&lt;br&gt;" calcext:value-type="string">
            <text:p>&lt;a href="#"&gt;&lt;img src="https://raw.githubusercontent.com/StorageB/icons/main/GNOME46Adwaita/light/focus-legacy-systray-symbolic.svg" width="22" alt="focus-legacy-systray-symbolic"&gt;&lt;/a&gt;&amp;nbsp; &amp;nbsp; focus-legacy-systray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32] &amp; CHAR(34) &amp;   &#10;&quot; width=&quot; &amp; CHAR(34) &amp; &quot;22&quot; &amp; CHAR(34) &amp; &quot; alt=&quot; &amp; CHAR(34) &amp; [.B632] &amp; CHAR(34) &amp; &quot;&gt;&lt;/a&gt;&quot; &amp;  &#10;&quot;&amp;nbsp; &amp;nbsp; &quot; &amp; [.B632] &amp; &quot;&lt;br&gt;&quot;" office:value-type="string" office:string-value="&lt;a href=&quot;#&quot;&gt;&lt;img src=&quot;https://raw.githubusercontent.com/StorageB/icons/main/GNOME46Adwaita/dark/focus-legacy-systray-symbolic.svg&quot; width=&quot;22&quot; alt=&quot;focus-legacy-systray-symbolic&quot;&gt;&lt;/a&gt;&amp;nbsp; &amp;nbsp; focus-legacy-systray-symbolic&lt;br&gt;" calcext:value-type="string">
            <text:p>&lt;a href="#"&gt;&lt;img src="https://raw.githubusercontent.com/StorageB/icons/main/GNOME46Adwaita/dark/focus-legacy-systray-symbolic.svg" width="22" alt="focus-legacy-systray-symbolic"&gt;&lt;/a&gt;&amp;nbsp; &amp;nbsp; focus-legacy-systray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cus-top-bar-symbolic.svg</text:p>
          </table:table-cell>
          <table:table-cell office:value-type="string" calcext:value-type="string">
            <text:p>focus-top-ba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3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33] &amp; CHAR(34) &amp; &quot;&gt;&quot; &amp; &#10;&quot;&lt;img alt=&quot; &amp; CHAR(34) &amp; [.B63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3] &amp; &quot;&lt;br&gt;&quot;" office:value-type="string" office:string-value="&lt;picture&gt;&lt;source media=&quot;(prefers-color-scheme: dark)&quot; srcset=&quot;https://github.com/StorageB/icons/blob/main/GNOME48Adwaita/light/focus-top-bar-symbolic.svg&quot;&gt;&lt;source media=&quot;(prefers-color-scheme: light)&quot; srcset=&quot;https://github.com/StorageB/icons/blob/main/GNOME48Adwaita/dark/focus-top-bar-symbolic.svg&quot;&gt;&lt;img alt=&quot;focus-top-bar-symbolic&quot; src=&quot;https://user-images.githubusercontent.com/25423296/163456779-a8556205-d0a5-45e2-ac17-42d089e3c3f8.png&quot;&gt;&lt;/picture&gt; &amp;nbsp; &amp;nbsp;focus-top-bar-symbolic&lt;br&gt;" calcext:value-type="string">
            <text:p>&lt;picture&gt;&lt;source media="(prefers-color-scheme: dark)" srcset="https://github.com/StorageB/icons/blob/main/GNOME48Adwaita/light/focus-top-bar-symbolic.svg"&gt;&lt;source media="(prefers-color-scheme: light)" srcset="https://github.com/StorageB/icons/blob/main/GNOME48Adwaita/dark/focus-top-bar-symbolic.svg"&gt;&lt;img alt="focus-top-bar-symbolic" src="https://user-images.githubusercontent.com/25423296/163456779-a8556205-d0a5-45e2-ac17-42d089e3c3f8.png"&gt;&lt;/picture&gt; &amp;nbsp; &amp;nbsp;focus-top-bar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33] &amp; CHAR(34) &amp;  &#10;&quot; width=&quot; &amp; CHAR(34) &amp; &quot;22&quot; &amp; CHAR(34) &amp; &quot; alt=&quot; &amp; CHAR(34) &amp; [.B633] &amp; CHAR(34) &amp; &quot;&gt;&lt;/a&gt;&quot; &amp; &#10;&quot;&amp;nbsp; &amp;nbsp; &quot; &amp; [.B633] &amp; &quot;&lt;br&gt;&quot;" office:value-type="string" office:string-value="&lt;a href=&quot;#&quot;&gt;&lt;img src=&quot;https://raw.githubusercontent.com/StorageB/icons/main/GNOME46Adwaita/light/focus-top-bar-symbolic.svg&quot; width=&quot;22&quot; alt=&quot;focus-top-bar-symbolic&quot;&gt;&lt;/a&gt;&amp;nbsp; &amp;nbsp; focus-top-bar-symbolic&lt;br&gt;" calcext:value-type="string">
            <text:p>&lt;a href="#"&gt;&lt;img src="https://raw.githubusercontent.com/StorageB/icons/main/GNOME46Adwaita/light/focus-top-bar-symbolic.svg" width="22" alt="focus-top-bar-symbolic"&gt;&lt;/a&gt;&amp;nbsp; &amp;nbsp; focus-top-bar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33] &amp; CHAR(34) &amp;   &#10;&quot; width=&quot; &amp; CHAR(34) &amp; &quot;22&quot; &amp; CHAR(34) &amp; &quot; alt=&quot; &amp; CHAR(34) &amp; [.B633] &amp; CHAR(34) &amp; &quot;&gt;&lt;/a&gt;&quot; &amp;  &#10;&quot;&amp;nbsp; &amp;nbsp; &quot; &amp; [.B633] &amp; &quot;&lt;br&gt;&quot;" office:value-type="string" office:string-value="&lt;a href=&quot;#&quot;&gt;&lt;img src=&quot;https://raw.githubusercontent.com/StorageB/icons/main/GNOME46Adwaita/dark/focus-top-bar-symbolic.svg&quot; width=&quot;22&quot; alt=&quot;focus-top-bar-symbolic&quot;&gt;&lt;/a&gt;&amp;nbsp; &amp;nbsp; focus-top-bar-symbolic&lt;br&gt;" calcext:value-type="string">
            <text:p>&lt;a href="#"&gt;&lt;img src="https://raw.githubusercontent.com/StorageB/icons/main/GNOME46Adwaita/dark/focus-top-bar-symbolic.svg" width="22" alt="focus-top-bar-symbolic"&gt;&lt;/a&gt;&amp;nbsp; &amp;nbsp; focus-top-bar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cus-windows-symbolic.svg</text:p>
          </table:table-cell>
          <table:table-cell office:value-type="string" calcext:value-type="string">
            <text:p>focus-window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3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34] &amp; CHAR(34) &amp; &quot;&gt;&quot; &amp; &#10;&quot;&lt;img alt=&quot; &amp; CHAR(34) &amp; [.B63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4] &amp; &quot;&lt;br&gt;&quot;" office:value-type="string" office:string-value="&lt;picture&gt;&lt;source media=&quot;(prefers-color-scheme: dark)&quot; srcset=&quot;https://github.com/StorageB/icons/blob/main/GNOME48Adwaita/light/focus-windows-symbolic.svg&quot;&gt;&lt;source media=&quot;(prefers-color-scheme: light)&quot; srcset=&quot;https://github.com/StorageB/icons/blob/main/GNOME48Adwaita/dark/focus-windows-symbolic.svg&quot;&gt;&lt;img alt=&quot;focus-windows-symbolic&quot; src=&quot;https://user-images.githubusercontent.com/25423296/163456779-a8556205-d0a5-45e2-ac17-42d089e3c3f8.png&quot;&gt;&lt;/picture&gt; &amp;nbsp; &amp;nbsp;focus-windows-symbolic&lt;br&gt;" calcext:value-type="string">
            <text:p>&lt;picture&gt;&lt;source media="(prefers-color-scheme: dark)" srcset="https://github.com/StorageB/icons/blob/main/GNOME48Adwaita/light/focus-windows-symbolic.svg"&gt;&lt;source media="(prefers-color-scheme: light)" srcset="https://github.com/StorageB/icons/blob/main/GNOME48Adwaita/dark/focus-windows-symbolic.svg"&gt;&lt;img alt="focus-windows-symbolic" src="https://user-images.githubusercontent.com/25423296/163456779-a8556205-d0a5-45e2-ac17-42d089e3c3f8.png"&gt;&lt;/picture&gt; &amp;nbsp; &amp;nbsp;focus-windows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34] &amp; CHAR(34) &amp;  &#10;&quot; width=&quot; &amp; CHAR(34) &amp; &quot;22&quot; &amp; CHAR(34) &amp; &quot; alt=&quot; &amp; CHAR(34) &amp; [.B634] &amp; CHAR(34) &amp; &quot;&gt;&lt;/a&gt;&quot; &amp; &#10;&quot;&amp;nbsp; &amp;nbsp; &quot; &amp; [.B634] &amp; &quot;&lt;br&gt;&quot;" office:value-type="string" office:string-value="&lt;a href=&quot;#&quot;&gt;&lt;img src=&quot;https://raw.githubusercontent.com/StorageB/icons/main/GNOME46Adwaita/light/focus-windows-symbolic.svg&quot; width=&quot;22&quot; alt=&quot;focus-windows-symbolic&quot;&gt;&lt;/a&gt;&amp;nbsp; &amp;nbsp; focus-windows-symbolic&lt;br&gt;" calcext:value-type="string">
            <text:p>&lt;a href="#"&gt;&lt;img src="https://raw.githubusercontent.com/StorageB/icons/main/GNOME46Adwaita/light/focus-windows-symbolic.svg" width="22" alt="focus-windows-symbolic"&gt;&lt;/a&gt;&amp;nbsp; &amp;nbsp; focus-windows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34] &amp; CHAR(34) &amp;   &#10;&quot; width=&quot; &amp; CHAR(34) &amp; &quot;22&quot; &amp; CHAR(34) &amp; &quot; alt=&quot; &amp; CHAR(34) &amp; [.B634] &amp; CHAR(34) &amp; &quot;&gt;&lt;/a&gt;&quot; &amp;  &#10;&quot;&amp;nbsp; &amp;nbsp; &quot; &amp; [.B634] &amp; &quot;&lt;br&gt;&quot;" office:value-type="string" office:string-value="&lt;a href=&quot;#&quot;&gt;&lt;img src=&quot;https://raw.githubusercontent.com/StorageB/icons/main/GNOME46Adwaita/dark/focus-windows-symbolic.svg&quot; width=&quot;22&quot; alt=&quot;focus-windows-symbolic&quot;&gt;&lt;/a&gt;&amp;nbsp; &amp;nbsp; focus-windows-symbolic&lt;br&gt;" calcext:value-type="string">
            <text:p>&lt;a href="#"&gt;&lt;img src="https://raw.githubusercontent.com/StorageB/icons/main/GNOME46Adwaita/dark/focus-windows-symbolic.svg" width="22" alt="focus-windows-symbolic"&gt;&lt;/a&gt;&amp;nbsp; &amp;nbsp; focus-windows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ist-drag-handle-symbolic.svg</text:p>
          </table:table-cell>
          <table:table-cell office:value-type="string" calcext:value-type="string">
            <text:p>list-drag-hand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3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35] &amp; CHAR(34) &amp; &quot;&gt;&quot; &amp; &#10;&quot;&lt;img alt=&quot; &amp; CHAR(34) &amp; [.B63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5] &amp; &quot;&lt;br&gt;&quot;" office:value-type="string" office:string-value="&lt;picture&gt;&lt;source media=&quot;(prefers-color-scheme: dark)&quot; srcset=&quot;https://github.com/StorageB/icons/blob/main/GNOME48Adwaita/light/list-drag-handle-symbolic.svg&quot;&gt;&lt;source media=&quot;(prefers-color-scheme: light)&quot; srcset=&quot;https://github.com/StorageB/icons/blob/main/GNOME48Adwaita/dark/list-drag-handle-symbolic.svg&quot;&gt;&lt;img alt=&quot;list-drag-handle-symbolic&quot; src=&quot;https://user-images.githubusercontent.com/25423296/163456779-a8556205-d0a5-45e2-ac17-42d089e3c3f8.png&quot;&gt;&lt;/picture&gt; &amp;nbsp; &amp;nbsp;list-drag-handle-symbolic&lt;br&gt;" calcext:value-type="string">
            <text:p>&lt;picture&gt;&lt;source media="(prefers-color-scheme: dark)" srcset="https://github.com/StorageB/icons/blob/main/GNOME48Adwaita/light/list-drag-handle-symbolic.svg"&gt;&lt;source media="(prefers-color-scheme: light)" srcset="https://github.com/StorageB/icons/blob/main/GNOME48Adwaita/dark/list-drag-handle-symbolic.svg"&gt;&lt;img alt="list-drag-handle-symbolic" src="https://user-images.githubusercontent.com/25423296/163456779-a8556205-d0a5-45e2-ac17-42d089e3c3f8.png"&gt;&lt;/picture&gt; &amp;nbsp; &amp;nbsp;list-drag-handl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35] &amp; CHAR(34) &amp;  &#10;&quot; width=&quot; &amp; CHAR(34) &amp; &quot;22&quot; &amp; CHAR(34) &amp; &quot; alt=&quot; &amp; CHAR(34) &amp; [.B635] &amp; CHAR(34) &amp; &quot;&gt;&lt;/a&gt;&quot; &amp; &#10;&quot;&amp;nbsp; &amp;nbsp; &quot; &amp; [.B635] &amp; &quot;&lt;br&gt;&quot;" office:value-type="string" office:string-value="&lt;a href=&quot;#&quot;&gt;&lt;img src=&quot;https://raw.githubusercontent.com/StorageB/icons/main/GNOME46Adwaita/light/list-drag-handle-symbolic.svg&quot; width=&quot;22&quot; alt=&quot;list-drag-handle-symbolic&quot;&gt;&lt;/a&gt;&amp;nbsp; &amp;nbsp; list-drag-handle-symbolic&lt;br&gt;" calcext:value-type="string">
            <text:p>&lt;a href="#"&gt;&lt;img src="https://raw.githubusercontent.com/StorageB/icons/main/GNOME46Adwaita/light/list-drag-handle-symbolic.svg" width="22" alt="list-drag-handle-symbolic"&gt;&lt;/a&gt;&amp;nbsp; &amp;nbsp; list-drag-handl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35] &amp; CHAR(34) &amp;   &#10;&quot; width=&quot; &amp; CHAR(34) &amp; &quot;22&quot; &amp; CHAR(34) &amp; &quot; alt=&quot; &amp; CHAR(34) &amp; [.B635] &amp; CHAR(34) &amp; &quot;&gt;&lt;/a&gt;&quot; &amp;  &#10;&quot;&amp;nbsp; &amp;nbsp; &quot; &amp; [.B635] &amp; &quot;&lt;br&gt;&quot;" office:value-type="string" office:string-value="&lt;a href=&quot;#&quot;&gt;&lt;img src=&quot;https://raw.githubusercontent.com/StorageB/icons/main/GNOME46Adwaita/dark/list-drag-handle-symbolic.svg&quot; width=&quot;22&quot; alt=&quot;list-drag-handle-symbolic&quot;&gt;&lt;/a&gt;&amp;nbsp; &amp;nbsp; list-drag-handle-symbolic&lt;br&gt;" calcext:value-type="string">
            <text:p>&lt;a href="#"&gt;&lt;img src="https://raw.githubusercontent.com/StorageB/icons/main/GNOME46Adwaita/dark/list-drag-handle-symbolic.svg" width="22" alt="list-drag-handle-symbolic"&gt;&lt;/a&gt;&amp;nbsp; &amp;nbsp; list-drag-handl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an-down-symbolic.svg</text:p>
          </table:table-cell>
          <table:table-cell office:value-type="string" calcext:value-type="string">
            <text:p>pan-dow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3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36] &amp; CHAR(34) &amp; &quot;&gt;&quot; &amp; &#10;&quot;&lt;img alt=&quot; &amp; CHAR(34) &amp; [.B63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6] &amp; &quot;&lt;br&gt;&quot;" office:value-type="string" office:string-value="&lt;picture&gt;&lt;source media=&quot;(prefers-color-scheme: dark)&quot; srcset=&quot;https://github.com/StorageB/icons/blob/main/GNOME48Adwaita/light/pan-down-symbolic.svg&quot;&gt;&lt;source media=&quot;(prefers-color-scheme: light)&quot; srcset=&quot;https://github.com/StorageB/icons/blob/main/GNOME48Adwaita/dark/pan-down-symbolic.svg&quot;&gt;&lt;img alt=&quot;pan-down-symbolic&quot; src=&quot;https://user-images.githubusercontent.com/25423296/163456779-a8556205-d0a5-45e2-ac17-42d089e3c3f8.png&quot;&gt;&lt;/picture&gt; &amp;nbsp; &amp;nbsp;pan-down-symbolic&lt;br&gt;" calcext:value-type="string">
            <text:p>&lt;picture&gt;&lt;source media="(prefers-color-scheme: dark)" srcset="https://github.com/StorageB/icons/blob/main/GNOME48Adwaita/light/pan-down-symbolic.svg"&gt;&lt;source media="(prefers-color-scheme: light)" srcset="https://github.com/StorageB/icons/blob/main/GNOME48Adwaita/dark/pan-down-symbolic.svg"&gt;&lt;img alt="pan-down-symbolic" src="https://user-images.githubusercontent.com/25423296/163456779-a8556205-d0a5-45e2-ac17-42d089e3c3f8.png"&gt;&lt;/picture&gt; &amp;nbsp; &amp;nbsp;pan-down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36] &amp; CHAR(34) &amp;  &#10;&quot; width=&quot; &amp; CHAR(34) &amp; &quot;22&quot; &amp; CHAR(34) &amp; &quot; alt=&quot; &amp; CHAR(34) &amp; [.B636] &amp; CHAR(34) &amp; &quot;&gt;&lt;/a&gt;&quot; &amp; &#10;&quot;&amp;nbsp; &amp;nbsp; &quot; &amp; [.B636] &amp; &quot;&lt;br&gt;&quot;" office:value-type="string" office:string-value="&lt;a href=&quot;#&quot;&gt;&lt;img src=&quot;https://raw.githubusercontent.com/StorageB/icons/main/GNOME46Adwaita/light/pan-down-symbolic.svg&quot; width=&quot;22&quot; alt=&quot;pan-down-symbolic&quot;&gt;&lt;/a&gt;&amp;nbsp; &amp;nbsp; pan-down-symbolic&lt;br&gt;" calcext:value-type="string">
            <text:p>&lt;a href="#"&gt;&lt;img src="https://raw.githubusercontent.com/StorageB/icons/main/GNOME46Adwaita/light/pan-down-symbolic.svg" width="22" alt="pan-down-symbolic"&gt;&lt;/a&gt;&amp;nbsp; &amp;nbsp; pan-down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36] &amp; CHAR(34) &amp;   &#10;&quot; width=&quot; &amp; CHAR(34) &amp; &quot;22&quot; &amp; CHAR(34) &amp; &quot; alt=&quot; &amp; CHAR(34) &amp; [.B636] &amp; CHAR(34) &amp; &quot;&gt;&lt;/a&gt;&quot; &amp;  &#10;&quot;&amp;nbsp; &amp;nbsp; &quot; &amp; [.B636] &amp; &quot;&lt;br&gt;&quot;" office:value-type="string" office:string-value="&lt;a href=&quot;#&quot;&gt;&lt;img src=&quot;https://raw.githubusercontent.com/StorageB/icons/main/GNOME46Adwaita/dark/pan-down-symbolic.svg&quot; width=&quot;22&quot; alt=&quot;pan-down-symbolic&quot;&gt;&lt;/a&gt;&amp;nbsp; &amp;nbsp; pan-down-symbolic&lt;br&gt;" calcext:value-type="string">
            <text:p>&lt;a href="#"&gt;&lt;img src="https://raw.githubusercontent.com/StorageB/icons/main/GNOME46Adwaita/dark/pan-down-symbolic.svg" width="22" alt="pan-down-symbolic"&gt;&lt;/a&gt;&amp;nbsp; &amp;nbsp; pan-down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an-end-symbolic-rtl.svg</text:p>
          </table:table-cell>
          <table:table-cell office:value-type="string" calcext:value-type="string">
            <text:p>pan-en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3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37] &amp; CHAR(34) &amp; &quot;&gt;&quot; &amp; &#10;&quot;&lt;img alt=&quot; &amp; CHAR(34) &amp; [.B63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7] &amp; &quot;&lt;br&gt;&quot;" office:value-type="string" office:string-value="&lt;picture&gt;&lt;source media=&quot;(prefers-color-scheme: dark)&quot; srcset=&quot;https://github.com/StorageB/icons/blob/main/GNOME48Adwaita/light/pan-end-symbolic-rtl.svg&quot;&gt;&lt;source media=&quot;(prefers-color-scheme: light)&quot; srcset=&quot;https://github.com/StorageB/icons/blob/main/GNOME48Adwaita/dark/pan-end-symbolic-rtl.svg&quot;&gt;&lt;img alt=&quot;pan-end-symbolic-rtl&quot; src=&quot;https://user-images.githubusercontent.com/25423296/163456779-a8556205-d0a5-45e2-ac17-42d089e3c3f8.png&quot;&gt;&lt;/picture&gt; &amp;nbsp; &amp;nbsp;pan-end-symbolic-rtl&lt;br&gt;" calcext:value-type="string">
            <text:p>&lt;picture&gt;&lt;source media="(prefers-color-scheme: dark)" srcset="https://github.com/StorageB/icons/blob/main/GNOME48Adwaita/light/pan-end-symbolic-rtl.svg"&gt;&lt;source media="(prefers-color-scheme: light)" srcset="https://github.com/StorageB/icons/blob/main/GNOME48Adwaita/dark/pan-end-symbolic-rtl.svg"&gt;&lt;img alt="pan-end-symbolic-rtl" src="https://user-images.githubusercontent.com/25423296/163456779-a8556205-d0a5-45e2-ac17-42d089e3c3f8.png"&gt;&lt;/picture&gt; &amp;nbsp; &amp;nbsp;pan-end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37] &amp; CHAR(34) &amp;  &#10;&quot; width=&quot; &amp; CHAR(34) &amp; &quot;22&quot; &amp; CHAR(34) &amp; &quot; alt=&quot; &amp; CHAR(34) &amp; [.B637] &amp; CHAR(34) &amp; &quot;&gt;&lt;/a&gt;&quot; &amp; &#10;&quot;&amp;nbsp; &amp;nbsp; &quot; &amp; [.B637] &amp; &quot;&lt;br&gt;&quot;" office:value-type="string" office:string-value="&lt;a href=&quot;#&quot;&gt;&lt;img src=&quot;https://raw.githubusercontent.com/StorageB/icons/main/GNOME46Adwaita/light/pan-end-symbolic-rtl.svg&quot; width=&quot;22&quot; alt=&quot;pan-end-symbolic-rtl&quot;&gt;&lt;/a&gt;&amp;nbsp; &amp;nbsp; pan-end-symbolic-rtl&lt;br&gt;" calcext:value-type="string">
            <text:p>&lt;a href="#"&gt;&lt;img src="https://raw.githubusercontent.com/StorageB/icons/main/GNOME46Adwaita/light/pan-end-symbolic-rtl.svg" width="22" alt="pan-end-symbolic-rtl"&gt;&lt;/a&gt;&amp;nbsp; &amp;nbsp; pan-end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37] &amp; CHAR(34) &amp;   &#10;&quot; width=&quot; &amp; CHAR(34) &amp; &quot;22&quot; &amp; CHAR(34) &amp; &quot; alt=&quot; &amp; CHAR(34) &amp; [.B637] &amp; CHAR(34) &amp; &quot;&gt;&lt;/a&gt;&quot; &amp;  &#10;&quot;&amp;nbsp; &amp;nbsp; &quot; &amp; [.B637] &amp; &quot;&lt;br&gt;&quot;" office:value-type="string" office:string-value="&lt;a href=&quot;#&quot;&gt;&lt;img src=&quot;https://raw.githubusercontent.com/StorageB/icons/main/GNOME46Adwaita/dark/pan-end-symbolic-rtl.svg&quot; width=&quot;22&quot; alt=&quot;pan-end-symbolic-rtl&quot;&gt;&lt;/a&gt;&amp;nbsp; &amp;nbsp; pan-end-symbolic-rtl&lt;br&gt;" calcext:value-type="string">
            <text:p>&lt;a href="#"&gt;&lt;img src="https://raw.githubusercontent.com/StorageB/icons/main/GNOME46Adwaita/dark/pan-end-symbolic-rtl.svg" width="22" alt="pan-end-symbolic-rtl"&gt;&lt;/a&gt;&amp;nbsp; &amp;nbsp; pan-end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an-end-symbolic.svg</text:p>
          </table:table-cell>
          <table:table-cell office:value-type="string" calcext:value-type="string">
            <text:p>pan-en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3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38] &amp; CHAR(34) &amp; &quot;&gt;&quot; &amp; &#10;&quot;&lt;img alt=&quot; &amp; CHAR(34) &amp; [.B63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8] &amp; &quot;&lt;br&gt;&quot;" office:value-type="string" office:string-value="&lt;picture&gt;&lt;source media=&quot;(prefers-color-scheme: dark)&quot; srcset=&quot;https://github.com/StorageB/icons/blob/main/GNOME48Adwaita/light/pan-end-symbolic.svg&quot;&gt;&lt;source media=&quot;(prefers-color-scheme: light)&quot; srcset=&quot;https://github.com/StorageB/icons/blob/main/GNOME48Adwaita/dark/pan-end-symbolic.svg&quot;&gt;&lt;img alt=&quot;pan-end-symbolic&quot; src=&quot;https://user-images.githubusercontent.com/25423296/163456779-a8556205-d0a5-45e2-ac17-42d089e3c3f8.png&quot;&gt;&lt;/picture&gt; &amp;nbsp; &amp;nbsp;pan-end-symbolic&lt;br&gt;" calcext:value-type="string">
            <text:p>&lt;picture&gt;&lt;source media="(prefers-color-scheme: dark)" srcset="https://github.com/StorageB/icons/blob/main/GNOME48Adwaita/light/pan-end-symbolic.svg"&gt;&lt;source media="(prefers-color-scheme: light)" srcset="https://github.com/StorageB/icons/blob/main/GNOME48Adwaita/dark/pan-end-symbolic.svg"&gt;&lt;img alt="pan-end-symbolic" src="https://user-images.githubusercontent.com/25423296/163456779-a8556205-d0a5-45e2-ac17-42d089e3c3f8.png"&gt;&lt;/picture&gt; &amp;nbsp; &amp;nbsp;pan-en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38] &amp; CHAR(34) &amp;  &#10;&quot; width=&quot; &amp; CHAR(34) &amp; &quot;22&quot; &amp; CHAR(34) &amp; &quot; alt=&quot; &amp; CHAR(34) &amp; [.B638] &amp; CHAR(34) &amp; &quot;&gt;&lt;/a&gt;&quot; &amp; &#10;&quot;&amp;nbsp; &amp;nbsp; &quot; &amp; [.B638] &amp; &quot;&lt;br&gt;&quot;" office:value-type="string" office:string-value="&lt;a href=&quot;#&quot;&gt;&lt;img src=&quot;https://raw.githubusercontent.com/StorageB/icons/main/GNOME46Adwaita/light/pan-end-symbolic.svg&quot; width=&quot;22&quot; alt=&quot;pan-end-symbolic&quot;&gt;&lt;/a&gt;&amp;nbsp; &amp;nbsp; pan-end-symbolic&lt;br&gt;" calcext:value-type="string">
            <text:p>&lt;a href="#"&gt;&lt;img src="https://raw.githubusercontent.com/StorageB/icons/main/GNOME46Adwaita/light/pan-end-symbolic.svg" width="22" alt="pan-end-symbolic"&gt;&lt;/a&gt;&amp;nbsp; &amp;nbsp; pan-en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38] &amp; CHAR(34) &amp;   &#10;&quot; width=&quot; &amp; CHAR(34) &amp; &quot;22&quot; &amp; CHAR(34) &amp; &quot; alt=&quot; &amp; CHAR(34) &amp; [.B638] &amp; CHAR(34) &amp; &quot;&gt;&lt;/a&gt;&quot; &amp;  &#10;&quot;&amp;nbsp; &amp;nbsp; &quot; &amp; [.B638] &amp; &quot;&lt;br&gt;&quot;" office:value-type="string" office:string-value="&lt;a href=&quot;#&quot;&gt;&lt;img src=&quot;https://raw.githubusercontent.com/StorageB/icons/main/GNOME46Adwaita/dark/pan-end-symbolic.svg&quot; width=&quot;22&quot; alt=&quot;pan-end-symbolic&quot;&gt;&lt;/a&gt;&amp;nbsp; &amp;nbsp; pan-end-symbolic&lt;br&gt;" calcext:value-type="string">
            <text:p>&lt;a href="#"&gt;&lt;img src="https://raw.githubusercontent.com/StorageB/icons/main/GNOME46Adwaita/dark/pan-end-symbolic.svg" width="22" alt="pan-end-symbolic"&gt;&lt;/a&gt;&amp;nbsp; &amp;nbsp; pan-en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an-start-symbolic-rtl.svg</text:p>
          </table:table-cell>
          <table:table-cell office:value-type="string" calcext:value-type="string">
            <text:p>pan-star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3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39] &amp; CHAR(34) &amp; &quot;&gt;&quot; &amp; &#10;&quot;&lt;img alt=&quot; &amp; CHAR(34) &amp; [.B63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9] &amp; &quot;&lt;br&gt;&quot;" office:value-type="string" office:string-value="&lt;picture&gt;&lt;source media=&quot;(prefers-color-scheme: dark)&quot; srcset=&quot;https://github.com/StorageB/icons/blob/main/GNOME48Adwaita/light/pan-start-symbolic-rtl.svg&quot;&gt;&lt;source media=&quot;(prefers-color-scheme: light)&quot; srcset=&quot;https://github.com/StorageB/icons/blob/main/GNOME48Adwaita/dark/pan-start-symbolic-rtl.svg&quot;&gt;&lt;img alt=&quot;pan-start-symbolic-rtl&quot; src=&quot;https://user-images.githubusercontent.com/25423296/163456779-a8556205-d0a5-45e2-ac17-42d089e3c3f8.png&quot;&gt;&lt;/picture&gt; &amp;nbsp; &amp;nbsp;pan-start-symbolic-rtl&lt;br&gt;" calcext:value-type="string">
            <text:p>&lt;picture&gt;&lt;source media="(prefers-color-scheme: dark)" srcset="https://github.com/StorageB/icons/blob/main/GNOME48Adwaita/light/pan-start-symbolic-rtl.svg"&gt;&lt;source media="(prefers-color-scheme: light)" srcset="https://github.com/StorageB/icons/blob/main/GNOME48Adwaita/dark/pan-start-symbolic-rtl.svg"&gt;&lt;img alt="pan-start-symbolic-rtl" src="https://user-images.githubusercontent.com/25423296/163456779-a8556205-d0a5-45e2-ac17-42d089e3c3f8.png"&gt;&lt;/picture&gt; &amp;nbsp; &amp;nbsp;pan-start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39] &amp; CHAR(34) &amp;  &#10;&quot; width=&quot; &amp; CHAR(34) &amp; &quot;22&quot; &amp; CHAR(34) &amp; &quot; alt=&quot; &amp; CHAR(34) &amp; [.B639] &amp; CHAR(34) &amp; &quot;&gt;&lt;/a&gt;&quot; &amp; &#10;&quot;&amp;nbsp; &amp;nbsp; &quot; &amp; [.B639] &amp; &quot;&lt;br&gt;&quot;" office:value-type="string" office:string-value="&lt;a href=&quot;#&quot;&gt;&lt;img src=&quot;https://raw.githubusercontent.com/StorageB/icons/main/GNOME46Adwaita/light/pan-start-symbolic-rtl.svg&quot; width=&quot;22&quot; alt=&quot;pan-start-symbolic-rtl&quot;&gt;&lt;/a&gt;&amp;nbsp; &amp;nbsp; pan-start-symbolic-rtl&lt;br&gt;" calcext:value-type="string">
            <text:p>&lt;a href="#"&gt;&lt;img src="https://raw.githubusercontent.com/StorageB/icons/main/GNOME46Adwaita/light/pan-start-symbolic-rtl.svg" width="22" alt="pan-start-symbolic-rtl"&gt;&lt;/a&gt;&amp;nbsp; &amp;nbsp; pan-start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39] &amp; CHAR(34) &amp;   &#10;&quot; width=&quot; &amp; CHAR(34) &amp; &quot;22&quot; &amp; CHAR(34) &amp; &quot; alt=&quot; &amp; CHAR(34) &amp; [.B639] &amp; CHAR(34) &amp; &quot;&gt;&lt;/a&gt;&quot; &amp;  &#10;&quot;&amp;nbsp; &amp;nbsp; &quot; &amp; [.B639] &amp; &quot;&lt;br&gt;&quot;" office:value-type="string" office:string-value="&lt;a href=&quot;#&quot;&gt;&lt;img src=&quot;https://raw.githubusercontent.com/StorageB/icons/main/GNOME46Adwaita/dark/pan-start-symbolic-rtl.svg&quot; width=&quot;22&quot; alt=&quot;pan-start-symbolic-rtl&quot;&gt;&lt;/a&gt;&amp;nbsp; &amp;nbsp; pan-start-symbolic-rtl&lt;br&gt;" calcext:value-type="string">
            <text:p>&lt;a href="#"&gt;&lt;img src="https://raw.githubusercontent.com/StorageB/icons/main/GNOME46Adwaita/dark/pan-start-symbolic-rtl.svg" width="22" alt="pan-start-symbolic-rtl"&gt;&lt;/a&gt;&amp;nbsp; &amp;nbsp; pan-start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an-start-symbolic.svg</text:p>
          </table:table-cell>
          <table:table-cell office:value-type="string" calcext:value-type="string">
            <text:p>pan-star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4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40] &amp; CHAR(34) &amp; &quot;&gt;&quot; &amp; &#10;&quot;&lt;img alt=&quot; &amp; CHAR(34) &amp; [.B64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40] &amp; &quot;&lt;br&gt;&quot;" office:value-type="string" office:string-value="&lt;picture&gt;&lt;source media=&quot;(prefers-color-scheme: dark)&quot; srcset=&quot;https://github.com/StorageB/icons/blob/main/GNOME48Adwaita/light/pan-start-symbolic.svg&quot;&gt;&lt;source media=&quot;(prefers-color-scheme: light)&quot; srcset=&quot;https://github.com/StorageB/icons/blob/main/GNOME48Adwaita/dark/pan-start-symbolic.svg&quot;&gt;&lt;img alt=&quot;pan-start-symbolic&quot; src=&quot;https://user-images.githubusercontent.com/25423296/163456779-a8556205-d0a5-45e2-ac17-42d089e3c3f8.png&quot;&gt;&lt;/picture&gt; &amp;nbsp; &amp;nbsp;pan-start-symbolic&lt;br&gt;" calcext:value-type="string">
            <text:p>&lt;picture&gt;&lt;source media="(prefers-color-scheme: dark)" srcset="https://github.com/StorageB/icons/blob/main/GNOME48Adwaita/light/pan-start-symbolic.svg"&gt;&lt;source media="(prefers-color-scheme: light)" srcset="https://github.com/StorageB/icons/blob/main/GNOME48Adwaita/dark/pan-start-symbolic.svg"&gt;&lt;img alt="pan-start-symbolic" src="https://user-images.githubusercontent.com/25423296/163456779-a8556205-d0a5-45e2-ac17-42d089e3c3f8.png"&gt;&lt;/picture&gt; &amp;nbsp; &amp;nbsp;pan-star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40] &amp; CHAR(34) &amp;  &#10;&quot; width=&quot; &amp; CHAR(34) &amp; &quot;22&quot; &amp; CHAR(34) &amp; &quot; alt=&quot; &amp; CHAR(34) &amp; [.B640] &amp; CHAR(34) &amp; &quot;&gt;&lt;/a&gt;&quot; &amp; &#10;&quot;&amp;nbsp; &amp;nbsp; &quot; &amp; [.B640] &amp; &quot;&lt;br&gt;&quot;" office:value-type="string" office:string-value="&lt;a href=&quot;#&quot;&gt;&lt;img src=&quot;https://raw.githubusercontent.com/StorageB/icons/main/GNOME46Adwaita/light/pan-start-symbolic.svg&quot; width=&quot;22&quot; alt=&quot;pan-start-symbolic&quot;&gt;&lt;/a&gt;&amp;nbsp; &amp;nbsp; pan-start-symbolic&lt;br&gt;" calcext:value-type="string">
            <text:p>&lt;a href="#"&gt;&lt;img src="https://raw.githubusercontent.com/StorageB/icons/main/GNOME46Adwaita/light/pan-start-symbolic.svg" width="22" alt="pan-start-symbolic"&gt;&lt;/a&gt;&amp;nbsp; &amp;nbsp; pan-star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40] &amp; CHAR(34) &amp;   &#10;&quot; width=&quot; &amp; CHAR(34) &amp; &quot;22&quot; &amp; CHAR(34) &amp; &quot; alt=&quot; &amp; CHAR(34) &amp; [.B640] &amp; CHAR(34) &amp; &quot;&gt;&lt;/a&gt;&quot; &amp;  &#10;&quot;&amp;nbsp; &amp;nbsp; &quot; &amp; [.B640] &amp; &quot;&lt;br&gt;&quot;" office:value-type="string" office:string-value="&lt;a href=&quot;#&quot;&gt;&lt;img src=&quot;https://raw.githubusercontent.com/StorageB/icons/main/GNOME46Adwaita/dark/pan-start-symbolic.svg&quot; width=&quot;22&quot; alt=&quot;pan-start-symbolic&quot;&gt;&lt;/a&gt;&amp;nbsp; &amp;nbsp; pan-start-symbolic&lt;br&gt;" calcext:value-type="string">
            <text:p>&lt;a href="#"&gt;&lt;img src="https://raw.githubusercontent.com/StorageB/icons/main/GNOME46Adwaita/dark/pan-start-symbolic.svg" width="22" alt="pan-start-symbolic"&gt;&lt;/a&gt;&amp;nbsp; &amp;nbsp; pan-star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an-up-symbolic.svg</text:p>
          </table:table-cell>
          <table:table-cell office:value-type="string" calcext:value-type="string">
            <text:p>pan-u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4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41] &amp; CHAR(34) &amp; &quot;&gt;&quot; &amp; &#10;&quot;&lt;img alt=&quot; &amp; CHAR(34) &amp; [.B64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41] &amp; &quot;&lt;br&gt;&quot;" office:value-type="string" office:string-value="&lt;picture&gt;&lt;source media=&quot;(prefers-color-scheme: dark)&quot; srcset=&quot;https://github.com/StorageB/icons/blob/main/GNOME48Adwaita/light/pan-up-symbolic.svg&quot;&gt;&lt;source media=&quot;(prefers-color-scheme: light)&quot; srcset=&quot;https://github.com/StorageB/icons/blob/main/GNOME48Adwaita/dark/pan-up-symbolic.svg&quot;&gt;&lt;img alt=&quot;pan-up-symbolic&quot; src=&quot;https://user-images.githubusercontent.com/25423296/163456779-a8556205-d0a5-45e2-ac17-42d089e3c3f8.png&quot;&gt;&lt;/picture&gt; &amp;nbsp; &amp;nbsp;pan-up-symbolic&lt;br&gt;" calcext:value-type="string">
            <text:p>&lt;picture&gt;&lt;source media="(prefers-color-scheme: dark)" srcset="https://github.com/StorageB/icons/blob/main/GNOME48Adwaita/light/pan-up-symbolic.svg"&gt;&lt;source media="(prefers-color-scheme: light)" srcset="https://github.com/StorageB/icons/blob/main/GNOME48Adwaita/dark/pan-up-symbolic.svg"&gt;&lt;img alt="pan-up-symbolic" src="https://user-images.githubusercontent.com/25423296/163456779-a8556205-d0a5-45e2-ac17-42d089e3c3f8.png"&gt;&lt;/picture&gt; &amp;nbsp; &amp;nbsp;pan-up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41] &amp; CHAR(34) &amp;  &#10;&quot; width=&quot; &amp; CHAR(34) &amp; &quot;22&quot; &amp; CHAR(34) &amp; &quot; alt=&quot; &amp; CHAR(34) &amp; [.B641] &amp; CHAR(34) &amp; &quot;&gt;&lt;/a&gt;&quot; &amp; &#10;&quot;&amp;nbsp; &amp;nbsp; &quot; &amp; [.B641] &amp; &quot;&lt;br&gt;&quot;" office:value-type="string" office:string-value="&lt;a href=&quot;#&quot;&gt;&lt;img src=&quot;https://raw.githubusercontent.com/StorageB/icons/main/GNOME46Adwaita/light/pan-up-symbolic.svg&quot; width=&quot;22&quot; alt=&quot;pan-up-symbolic&quot;&gt;&lt;/a&gt;&amp;nbsp; &amp;nbsp; pan-up-symbolic&lt;br&gt;" calcext:value-type="string">
            <text:p>&lt;a href="#"&gt;&lt;img src="https://raw.githubusercontent.com/StorageB/icons/main/GNOME46Adwaita/light/pan-up-symbolic.svg" width="22" alt="pan-up-symbolic"&gt;&lt;/a&gt;&amp;nbsp; &amp;nbsp; pan-up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41] &amp; CHAR(34) &amp;   &#10;&quot; width=&quot; &amp; CHAR(34) &amp; &quot;22&quot; &amp; CHAR(34) &amp; &quot; alt=&quot; &amp; CHAR(34) &amp; [.B641] &amp; CHAR(34) &amp; &quot;&gt;&lt;/a&gt;&quot; &amp;  &#10;&quot;&amp;nbsp; &amp;nbsp; &quot; &amp; [.B641] &amp; &quot;&lt;br&gt;&quot;" office:value-type="string" office:string-value="&lt;a href=&quot;#&quot;&gt;&lt;img src=&quot;https://raw.githubusercontent.com/StorageB/icons/main/GNOME46Adwaita/dark/pan-up-symbolic.svg&quot; width=&quot;22&quot; alt=&quot;pan-up-symbolic&quot;&gt;&lt;/a&gt;&amp;nbsp; &amp;nbsp; pan-up-symbolic&lt;br&gt;" calcext:value-type="string">
            <text:p>&lt;a href="#"&gt;&lt;img src="https://raw.githubusercontent.com/StorageB/icons/main/GNOME46Adwaita/dark/pan-up-symbolic.svg" width="22" alt="pan-up-symbolic"&gt;&lt;/a&gt;&amp;nbsp; &amp;nbsp; pan-up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adio-checked-symbolic.svg</text:p>
          </table:table-cell>
          <table:table-cell office:value-type="string" calcext:value-type="string">
            <text:p>radio-check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4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42] &amp; CHAR(34) &amp; &quot;&gt;&quot; &amp; &#10;&quot;&lt;img alt=&quot; &amp; CHAR(34) &amp; [.B64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42] &amp; &quot;&lt;br&gt;&quot;" office:value-type="string" office:string-value="&lt;picture&gt;&lt;source media=&quot;(prefers-color-scheme: dark)&quot; srcset=&quot;https://github.com/StorageB/icons/blob/main/GNOME48Adwaita/light/radio-checked-symbolic.svg&quot;&gt;&lt;source media=&quot;(prefers-color-scheme: light)&quot; srcset=&quot;https://github.com/StorageB/icons/blob/main/GNOME48Adwaita/dark/radio-checked-symbolic.svg&quot;&gt;&lt;img alt=&quot;radio-checked-symbolic&quot; src=&quot;https://user-images.githubusercontent.com/25423296/163456779-a8556205-d0a5-45e2-ac17-42d089e3c3f8.png&quot;&gt;&lt;/picture&gt; &amp;nbsp; &amp;nbsp;radio-checked-symbolic&lt;br&gt;" calcext:value-type="string">
            <text:p>&lt;picture&gt;&lt;source media="(prefers-color-scheme: dark)" srcset="https://github.com/StorageB/icons/blob/main/GNOME48Adwaita/light/radio-checked-symbolic.svg"&gt;&lt;source media="(prefers-color-scheme: light)" srcset="https://github.com/StorageB/icons/blob/main/GNOME48Adwaita/dark/radio-checked-symbolic.svg"&gt;&lt;img alt="radio-checked-symbolic" src="https://user-images.githubusercontent.com/25423296/163456779-a8556205-d0a5-45e2-ac17-42d089e3c3f8.png"&gt;&lt;/picture&gt; &amp;nbsp; &amp;nbsp;radio-check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42] &amp; CHAR(34) &amp;  &#10;&quot; width=&quot; &amp; CHAR(34) &amp; &quot;22&quot; &amp; CHAR(34) &amp; &quot; alt=&quot; &amp; CHAR(34) &amp; [.B642] &amp; CHAR(34) &amp; &quot;&gt;&lt;/a&gt;&quot; &amp; &#10;&quot;&amp;nbsp; &amp;nbsp; &quot; &amp; [.B642] &amp; &quot;&lt;br&gt;&quot;" office:value-type="string" office:string-value="&lt;a href=&quot;#&quot;&gt;&lt;img src=&quot;https://raw.githubusercontent.com/StorageB/icons/main/GNOME46Adwaita/light/radio-checked-symbolic.svg&quot; width=&quot;22&quot; alt=&quot;radio-checked-symbolic&quot;&gt;&lt;/a&gt;&amp;nbsp; &amp;nbsp; radio-checked-symbolic&lt;br&gt;" calcext:value-type="string">
            <text:p>&lt;a href="#"&gt;&lt;img src="https://raw.githubusercontent.com/StorageB/icons/main/GNOME46Adwaita/light/radio-checked-symbolic.svg" width="22" alt="radio-checked-symbolic"&gt;&lt;/a&gt;&amp;nbsp; &amp;nbsp; radio-check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42] &amp; CHAR(34) &amp;   &#10;&quot; width=&quot; &amp; CHAR(34) &amp; &quot;22&quot; &amp; CHAR(34) &amp; &quot; alt=&quot; &amp; CHAR(34) &amp; [.B642] &amp; CHAR(34) &amp; &quot;&gt;&lt;/a&gt;&quot; &amp;  &#10;&quot;&amp;nbsp; &amp;nbsp; &quot; &amp; [.B642] &amp; &quot;&lt;br&gt;&quot;" office:value-type="string" office:string-value="&lt;a href=&quot;#&quot;&gt;&lt;img src=&quot;https://raw.githubusercontent.com/StorageB/icons/main/GNOME46Adwaita/dark/radio-checked-symbolic.svg&quot; width=&quot;22&quot; alt=&quot;radio-checked-symbolic&quot;&gt;&lt;/a&gt;&amp;nbsp; &amp;nbsp; radio-checked-symbolic&lt;br&gt;" calcext:value-type="string">
            <text:p>&lt;a href="#"&gt;&lt;img src="https://raw.githubusercontent.com/StorageB/icons/main/GNOME46Adwaita/dark/radio-checked-symbolic.svg" width="22" alt="radio-checked-symbolic"&gt;&lt;/a&gt;&amp;nbsp; &amp;nbsp; radio-check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adio-mixed-symbolic.svg</text:p>
          </table:table-cell>
          <table:table-cell office:value-type="string" calcext:value-type="string">
            <text:p>radio-mix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4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43] &amp; CHAR(34) &amp; &quot;&gt;&quot; &amp; &#10;&quot;&lt;img alt=&quot; &amp; CHAR(34) &amp; [.B64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43] &amp; &quot;&lt;br&gt;&quot;" office:value-type="string" office:string-value="&lt;picture&gt;&lt;source media=&quot;(prefers-color-scheme: dark)&quot; srcset=&quot;https://github.com/StorageB/icons/blob/main/GNOME48Adwaita/light/radio-mixed-symbolic.svg&quot;&gt;&lt;source media=&quot;(prefers-color-scheme: light)&quot; srcset=&quot;https://github.com/StorageB/icons/blob/main/GNOME48Adwaita/dark/radio-mixed-symbolic.svg&quot;&gt;&lt;img alt=&quot;radio-mixed-symbolic&quot; src=&quot;https://user-images.githubusercontent.com/25423296/163456779-a8556205-d0a5-45e2-ac17-42d089e3c3f8.png&quot;&gt;&lt;/picture&gt; &amp;nbsp; &amp;nbsp;radio-mixed-symbolic&lt;br&gt;" calcext:value-type="string">
            <text:p>&lt;picture&gt;&lt;source media="(prefers-color-scheme: dark)" srcset="https://github.com/StorageB/icons/blob/main/GNOME48Adwaita/light/radio-mixed-symbolic.svg"&gt;&lt;source media="(prefers-color-scheme: light)" srcset="https://github.com/StorageB/icons/blob/main/GNOME48Adwaita/dark/radio-mixed-symbolic.svg"&gt;&lt;img alt="radio-mixed-symbolic" src="https://user-images.githubusercontent.com/25423296/163456779-a8556205-d0a5-45e2-ac17-42d089e3c3f8.png"&gt;&lt;/picture&gt; &amp;nbsp; &amp;nbsp;radio-mixe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43] &amp; CHAR(34) &amp;  &#10;&quot; width=&quot; &amp; CHAR(34) &amp; &quot;22&quot; &amp; CHAR(34) &amp; &quot; alt=&quot; &amp; CHAR(34) &amp; [.B643] &amp; CHAR(34) &amp; &quot;&gt;&lt;/a&gt;&quot; &amp; &#10;&quot;&amp;nbsp; &amp;nbsp; &quot; &amp; [.B643] &amp; &quot;&lt;br&gt;&quot;" office:value-type="string" office:string-value="&lt;a href=&quot;#&quot;&gt;&lt;img src=&quot;https://raw.githubusercontent.com/StorageB/icons/main/GNOME46Adwaita/light/radio-mixed-symbolic.svg&quot; width=&quot;22&quot; alt=&quot;radio-mixed-symbolic&quot;&gt;&lt;/a&gt;&amp;nbsp; &amp;nbsp; radio-mixed-symbolic&lt;br&gt;" calcext:value-type="string">
            <text:p>&lt;a href="#"&gt;&lt;img src="https://raw.githubusercontent.com/StorageB/icons/main/GNOME46Adwaita/light/radio-mixed-symbolic.svg" width="22" alt="radio-mixed-symbolic"&gt;&lt;/a&gt;&amp;nbsp; &amp;nbsp; radio-mixe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43] &amp; CHAR(34) &amp;   &#10;&quot; width=&quot; &amp; CHAR(34) &amp; &quot;22&quot; &amp; CHAR(34) &amp; &quot; alt=&quot; &amp; CHAR(34) &amp; [.B643] &amp; CHAR(34) &amp; &quot;&gt;&lt;/a&gt;&quot; &amp;  &#10;&quot;&amp;nbsp; &amp;nbsp; &quot; &amp; [.B643] &amp; &quot;&lt;br&gt;&quot;" office:value-type="string" office:string-value="&lt;a href=&quot;#&quot;&gt;&lt;img src=&quot;https://raw.githubusercontent.com/StorageB/icons/main/GNOME46Adwaita/dark/radio-mixed-symbolic.svg&quot; width=&quot;22&quot; alt=&quot;radio-mixed-symbolic&quot;&gt;&lt;/a&gt;&amp;nbsp; &amp;nbsp; radio-mixed-symbolic&lt;br&gt;" calcext:value-type="string">
            <text:p>&lt;a href="#"&gt;&lt;img src="https://raw.githubusercontent.com/StorageB/icons/main/GNOME46Adwaita/dark/radio-mixed-symbolic.svg" width="22" alt="radio-mixed-symbolic"&gt;&lt;/a&gt;&amp;nbsp; &amp;nbsp; radio-mixe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adio-symbolic.svg</text:p>
          </table:table-cell>
          <table:table-cell office:value-type="string" calcext:value-type="string">
            <text:p>radio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4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44] &amp; CHAR(34) &amp; &quot;&gt;&quot; &amp; &#10;&quot;&lt;img alt=&quot; &amp; CHAR(34) &amp; [.B64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44] &amp; &quot;&lt;br&gt;&quot;" office:value-type="string" office:string-value="&lt;picture&gt;&lt;source media=&quot;(prefers-color-scheme: dark)&quot; srcset=&quot;https://github.com/StorageB/icons/blob/main/GNOME48Adwaita/light/radio-symbolic.svg&quot;&gt;&lt;source media=&quot;(prefers-color-scheme: light)&quot; srcset=&quot;https://github.com/StorageB/icons/blob/main/GNOME48Adwaita/dark/radio-symbolic.svg&quot;&gt;&lt;img alt=&quot;radio-symbolic&quot; src=&quot;https://user-images.githubusercontent.com/25423296/163456779-a8556205-d0a5-45e2-ac17-42d089e3c3f8.png&quot;&gt;&lt;/picture&gt; &amp;nbsp; &amp;nbsp;radio-symbolic&lt;br&gt;" calcext:value-type="string">
            <text:p>&lt;picture&gt;&lt;source media="(prefers-color-scheme: dark)" srcset="https://github.com/StorageB/icons/blob/main/GNOME48Adwaita/light/radio-symbolic.svg"&gt;&lt;source media="(prefers-color-scheme: light)" srcset="https://github.com/StorageB/icons/blob/main/GNOME48Adwaita/dark/radio-symbolic.svg"&gt;&lt;img alt="radio-symbolic" src="https://user-images.githubusercontent.com/25423296/163456779-a8556205-d0a5-45e2-ac17-42d089e3c3f8.png"&gt;&lt;/picture&gt; &amp;nbsp; &amp;nbsp;radio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44] &amp; CHAR(34) &amp;  &#10;&quot; width=&quot; &amp; CHAR(34) &amp; &quot;22&quot; &amp; CHAR(34) &amp; &quot; alt=&quot; &amp; CHAR(34) &amp; [.B644] &amp; CHAR(34) &amp; &quot;&gt;&lt;/a&gt;&quot; &amp; &#10;&quot;&amp;nbsp; &amp;nbsp; &quot; &amp; [.B644] &amp; &quot;&lt;br&gt;&quot;" office:value-type="string" office:string-value="&lt;a href=&quot;#&quot;&gt;&lt;img src=&quot;https://raw.githubusercontent.com/StorageB/icons/main/GNOME46Adwaita/light/radio-symbolic.svg&quot; width=&quot;22&quot; alt=&quot;radio-symbolic&quot;&gt;&lt;/a&gt;&amp;nbsp; &amp;nbsp; radio-symbolic&lt;br&gt;" calcext:value-type="string">
            <text:p>&lt;a href="#"&gt;&lt;img src="https://raw.githubusercontent.com/StorageB/icons/main/GNOME46Adwaita/light/radio-symbolic.svg" width="22" alt="radio-symbolic"&gt;&lt;/a&gt;&amp;nbsp; &amp;nbsp; radio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44] &amp; CHAR(34) &amp;   &#10;&quot; width=&quot; &amp; CHAR(34) &amp; &quot;22&quot; &amp; CHAR(34) &amp; &quot; alt=&quot; &amp; CHAR(34) &amp; [.B644] &amp; CHAR(34) &amp; &quot;&gt;&lt;/a&gt;&quot; &amp;  &#10;&quot;&amp;nbsp; &amp;nbsp; &quot; &amp; [.B644] &amp; &quot;&lt;br&gt;&quot;" office:value-type="string" office:string-value="&lt;a href=&quot;#&quot;&gt;&lt;img src=&quot;https://raw.githubusercontent.com/StorageB/icons/main/GNOME46Adwaita/dark/radio-symbolic.svg&quot; width=&quot;22&quot; alt=&quot;radio-symbolic&quot;&gt;&lt;/a&gt;&amp;nbsp; &amp;nbsp; radio-symbolic&lt;br&gt;" calcext:value-type="string">
            <text:p>&lt;a href="#"&gt;&lt;img src="https://raw.githubusercontent.com/StorageB/icons/main/GNOME46Adwaita/dark/radio-symbolic.svg" width="22" alt="radio-symbolic"&gt;&lt;/a&gt;&amp;nbsp; &amp;nbsp; radio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lection-end-symbolic-rtl.svg</text:p>
          </table:table-cell>
          <table:table-cell office:value-type="string" calcext:value-type="string">
            <text:p>selection-en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4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45] &amp; CHAR(34) &amp; &quot;&gt;&quot; &amp; &#10;&quot;&lt;img alt=&quot; &amp; CHAR(34) &amp; [.B64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45] &amp; &quot;&lt;br&gt;&quot;" office:value-type="string" office:string-value="&lt;picture&gt;&lt;source media=&quot;(prefers-color-scheme: dark)&quot; srcset=&quot;https://github.com/StorageB/icons/blob/main/GNOME48Adwaita/light/selection-end-symbolic-rtl.svg&quot;&gt;&lt;source media=&quot;(prefers-color-scheme: light)&quot; srcset=&quot;https://github.com/StorageB/icons/blob/main/GNOME48Adwaita/dark/selection-end-symbolic-rtl.svg&quot;&gt;&lt;img alt=&quot;selection-end-symbolic-rtl&quot; src=&quot;https://user-images.githubusercontent.com/25423296/163456779-a8556205-d0a5-45e2-ac17-42d089e3c3f8.png&quot;&gt;&lt;/picture&gt; &amp;nbsp; &amp;nbsp;selection-end-symbolic-rtl&lt;br&gt;" calcext:value-type="string">
            <text:p>&lt;picture&gt;&lt;source media="(prefers-color-scheme: dark)" srcset="https://github.com/StorageB/icons/blob/main/GNOME48Adwaita/light/selection-end-symbolic-rtl.svg"&gt;&lt;source media="(prefers-color-scheme: light)" srcset="https://github.com/StorageB/icons/blob/main/GNOME48Adwaita/dark/selection-end-symbolic-rtl.svg"&gt;&lt;img alt="selection-end-symbolic-rtl" src="https://user-images.githubusercontent.com/25423296/163456779-a8556205-d0a5-45e2-ac17-42d089e3c3f8.png"&gt;&lt;/picture&gt; &amp;nbsp; &amp;nbsp;selection-end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45] &amp; CHAR(34) &amp;  &#10;&quot; width=&quot; &amp; CHAR(34) &amp; &quot;22&quot; &amp; CHAR(34) &amp; &quot; alt=&quot; &amp; CHAR(34) &amp; [.B645] &amp; CHAR(34) &amp; &quot;&gt;&lt;/a&gt;&quot; &amp; &#10;&quot;&amp;nbsp; &amp;nbsp; &quot; &amp; [.B645] &amp; &quot;&lt;br&gt;&quot;" office:value-type="string" office:string-value="&lt;a href=&quot;#&quot;&gt;&lt;img src=&quot;https://raw.githubusercontent.com/StorageB/icons/main/GNOME46Adwaita/light/selection-end-symbolic-rtl.svg&quot; width=&quot;22&quot; alt=&quot;selection-end-symbolic-rtl&quot;&gt;&lt;/a&gt;&amp;nbsp; &amp;nbsp; selection-end-symbolic-rtl&lt;br&gt;" calcext:value-type="string">
            <text:p>&lt;a href="#"&gt;&lt;img src="https://raw.githubusercontent.com/StorageB/icons/main/GNOME46Adwaita/light/selection-end-symbolic-rtl.svg" width="22" alt="selection-end-symbolic-rtl"&gt;&lt;/a&gt;&amp;nbsp; &amp;nbsp; selection-end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45] &amp; CHAR(34) &amp;   &#10;&quot; width=&quot; &amp; CHAR(34) &amp; &quot;22&quot; &amp; CHAR(34) &amp; &quot; alt=&quot; &amp; CHAR(34) &amp; [.B645] &amp; CHAR(34) &amp; &quot;&gt;&lt;/a&gt;&quot; &amp;  &#10;&quot;&amp;nbsp; &amp;nbsp; &quot; &amp; [.B645] &amp; &quot;&lt;br&gt;&quot;" office:value-type="string" office:string-value="&lt;a href=&quot;#&quot;&gt;&lt;img src=&quot;https://raw.githubusercontent.com/StorageB/icons/main/GNOME46Adwaita/dark/selection-end-symbolic-rtl.svg&quot; width=&quot;22&quot; alt=&quot;selection-end-symbolic-rtl&quot;&gt;&lt;/a&gt;&amp;nbsp; &amp;nbsp; selection-end-symbolic-rtl&lt;br&gt;" calcext:value-type="string">
            <text:p>&lt;a href="#"&gt;&lt;img src="https://raw.githubusercontent.com/StorageB/icons/main/GNOME46Adwaita/dark/selection-end-symbolic-rtl.svg" width="22" alt="selection-end-symbolic-rtl"&gt;&lt;/a&gt;&amp;nbsp; &amp;nbsp; selection-end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lection-end-symbolic.svg</text:p>
          </table:table-cell>
          <table:table-cell office:value-type="string" calcext:value-type="string">
            <text:p>selection-en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4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46] &amp; CHAR(34) &amp; &quot;&gt;&quot; &amp; &#10;&quot;&lt;img alt=&quot; &amp; CHAR(34) &amp; [.B64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46] &amp; &quot;&lt;br&gt;&quot;" office:value-type="string" office:string-value="&lt;picture&gt;&lt;source media=&quot;(prefers-color-scheme: dark)&quot; srcset=&quot;https://github.com/StorageB/icons/blob/main/GNOME48Adwaita/light/selection-end-symbolic.svg&quot;&gt;&lt;source media=&quot;(prefers-color-scheme: light)&quot; srcset=&quot;https://github.com/StorageB/icons/blob/main/GNOME48Adwaita/dark/selection-end-symbolic.svg&quot;&gt;&lt;img alt=&quot;selection-end-symbolic&quot; src=&quot;https://user-images.githubusercontent.com/25423296/163456779-a8556205-d0a5-45e2-ac17-42d089e3c3f8.png&quot;&gt;&lt;/picture&gt; &amp;nbsp; &amp;nbsp;selection-end-symbolic&lt;br&gt;" calcext:value-type="string">
            <text:p>&lt;picture&gt;&lt;source media="(prefers-color-scheme: dark)" srcset="https://github.com/StorageB/icons/blob/main/GNOME48Adwaita/light/selection-end-symbolic.svg"&gt;&lt;source media="(prefers-color-scheme: light)" srcset="https://github.com/StorageB/icons/blob/main/GNOME48Adwaita/dark/selection-end-symbolic.svg"&gt;&lt;img alt="selection-end-symbolic" src="https://user-images.githubusercontent.com/25423296/163456779-a8556205-d0a5-45e2-ac17-42d089e3c3f8.png"&gt;&lt;/picture&gt; &amp;nbsp; &amp;nbsp;selection-end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46] &amp; CHAR(34) &amp;  &#10;&quot; width=&quot; &amp; CHAR(34) &amp; &quot;22&quot; &amp; CHAR(34) &amp; &quot; alt=&quot; &amp; CHAR(34) &amp; [.B646] &amp; CHAR(34) &amp; &quot;&gt;&lt;/a&gt;&quot; &amp; &#10;&quot;&amp;nbsp; &amp;nbsp; &quot; &amp; [.B646] &amp; &quot;&lt;br&gt;&quot;" office:value-type="string" office:string-value="&lt;a href=&quot;#&quot;&gt;&lt;img src=&quot;https://raw.githubusercontent.com/StorageB/icons/main/GNOME46Adwaita/light/selection-end-symbolic.svg&quot; width=&quot;22&quot; alt=&quot;selection-end-symbolic&quot;&gt;&lt;/a&gt;&amp;nbsp; &amp;nbsp; selection-end-symbolic&lt;br&gt;" calcext:value-type="string">
            <text:p>&lt;a href="#"&gt;&lt;img src="https://raw.githubusercontent.com/StorageB/icons/main/GNOME46Adwaita/light/selection-end-symbolic.svg" width="22" alt="selection-end-symbolic"&gt;&lt;/a&gt;&amp;nbsp; &amp;nbsp; selection-end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46] &amp; CHAR(34) &amp;   &#10;&quot; width=&quot; &amp; CHAR(34) &amp; &quot;22&quot; &amp; CHAR(34) &amp; &quot; alt=&quot; &amp; CHAR(34) &amp; [.B646] &amp; CHAR(34) &amp; &quot;&gt;&lt;/a&gt;&quot; &amp;  &#10;&quot;&amp;nbsp; &amp;nbsp; &quot; &amp; [.B646] &amp; &quot;&lt;br&gt;&quot;" office:value-type="string" office:string-value="&lt;a href=&quot;#&quot;&gt;&lt;img src=&quot;https://raw.githubusercontent.com/StorageB/icons/main/GNOME46Adwaita/dark/selection-end-symbolic.svg&quot; width=&quot;22&quot; alt=&quot;selection-end-symbolic&quot;&gt;&lt;/a&gt;&amp;nbsp; &amp;nbsp; selection-end-symbolic&lt;br&gt;" calcext:value-type="string">
            <text:p>&lt;a href="#"&gt;&lt;img src="https://raw.githubusercontent.com/StorageB/icons/main/GNOME46Adwaita/dark/selection-end-symbolic.svg" width="22" alt="selection-end-symbolic"&gt;&lt;/a&gt;&amp;nbsp; &amp;nbsp; selection-end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lection-start-symbolic-rtl.svg</text:p>
          </table:table-cell>
          <table:table-cell office:value-type="string" calcext:value-type="string">
            <text:p>selection-star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4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47] &amp; CHAR(34) &amp; &quot;&gt;&quot; &amp; &#10;&quot;&lt;img alt=&quot; &amp; CHAR(34) &amp; [.B64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47] &amp; &quot;&lt;br&gt;&quot;" office:value-type="string" office:string-value="&lt;picture&gt;&lt;source media=&quot;(prefers-color-scheme: dark)&quot; srcset=&quot;https://github.com/StorageB/icons/blob/main/GNOME48Adwaita/light/selection-start-symbolic-rtl.svg&quot;&gt;&lt;source media=&quot;(prefers-color-scheme: light)&quot; srcset=&quot;https://github.com/StorageB/icons/blob/main/GNOME48Adwaita/dark/selection-start-symbolic-rtl.svg&quot;&gt;&lt;img alt=&quot;selection-start-symbolic-rtl&quot; src=&quot;https://user-images.githubusercontent.com/25423296/163456779-a8556205-d0a5-45e2-ac17-42d089e3c3f8.png&quot;&gt;&lt;/picture&gt; &amp;nbsp; &amp;nbsp;selection-start-symbolic-rtl&lt;br&gt;" calcext:value-type="string">
            <text:p>&lt;picture&gt;&lt;source media="(prefers-color-scheme: dark)" srcset="https://github.com/StorageB/icons/blob/main/GNOME48Adwaita/light/selection-start-symbolic-rtl.svg"&gt;&lt;source media="(prefers-color-scheme: light)" srcset="https://github.com/StorageB/icons/blob/main/GNOME48Adwaita/dark/selection-start-symbolic-rtl.svg"&gt;&lt;img alt="selection-start-symbolic-rtl" src="https://user-images.githubusercontent.com/25423296/163456779-a8556205-d0a5-45e2-ac17-42d089e3c3f8.png"&gt;&lt;/picture&gt; &amp;nbsp; &amp;nbsp;selection-start-symbolic-rtl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47] &amp; CHAR(34) &amp;  &#10;&quot; width=&quot; &amp; CHAR(34) &amp; &quot;22&quot; &amp; CHAR(34) &amp; &quot; alt=&quot; &amp; CHAR(34) &amp; [.B647] &amp; CHAR(34) &amp; &quot;&gt;&lt;/a&gt;&quot; &amp; &#10;&quot;&amp;nbsp; &amp;nbsp; &quot; &amp; [.B647] &amp; &quot;&lt;br&gt;&quot;" office:value-type="string" office:string-value="&lt;a href=&quot;#&quot;&gt;&lt;img src=&quot;https://raw.githubusercontent.com/StorageB/icons/main/GNOME46Adwaita/light/selection-start-symbolic-rtl.svg&quot; width=&quot;22&quot; alt=&quot;selection-start-symbolic-rtl&quot;&gt;&lt;/a&gt;&amp;nbsp; &amp;nbsp; selection-start-symbolic-rtl&lt;br&gt;" calcext:value-type="string">
            <text:p>&lt;a href="#"&gt;&lt;img src="https://raw.githubusercontent.com/StorageB/icons/main/GNOME46Adwaita/light/selection-start-symbolic-rtl.svg" width="22" alt="selection-start-symbolic-rtl"&gt;&lt;/a&gt;&amp;nbsp; &amp;nbsp; selection-start-symbolic-rtl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47] &amp; CHAR(34) &amp;   &#10;&quot; width=&quot; &amp; CHAR(34) &amp; &quot;22&quot; &amp; CHAR(34) &amp; &quot; alt=&quot; &amp; CHAR(34) &amp; [.B647] &amp; CHAR(34) &amp; &quot;&gt;&lt;/a&gt;&quot; &amp;  &#10;&quot;&amp;nbsp; &amp;nbsp; &quot; &amp; [.B647] &amp; &quot;&lt;br&gt;&quot;" office:value-type="string" office:string-value="&lt;a href=&quot;#&quot;&gt;&lt;img src=&quot;https://raw.githubusercontent.com/StorageB/icons/main/GNOME46Adwaita/dark/selection-start-symbolic-rtl.svg&quot; width=&quot;22&quot; alt=&quot;selection-start-symbolic-rtl&quot;&gt;&lt;/a&gt;&amp;nbsp; &amp;nbsp; selection-start-symbolic-rtl&lt;br&gt;" calcext:value-type="string">
            <text:p>&lt;a href="#"&gt;&lt;img src="https://raw.githubusercontent.com/StorageB/icons/main/GNOME46Adwaita/dark/selection-start-symbolic-rtl.svg" width="22" alt="selection-start-symbolic-rtl"&gt;&lt;/a&gt;&amp;nbsp; &amp;nbsp; selection-start-symbolic-rtl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lection-start-symbolic.svg</text:p>
          </table:table-cell>
          <table:table-cell office:value-type="string" calcext:value-type="string">
            <text:p>selection-star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4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48] &amp; CHAR(34) &amp; &quot;&gt;&quot; &amp; &#10;&quot;&lt;img alt=&quot; &amp; CHAR(34) &amp; [.B64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48] &amp; &quot;&lt;br&gt;&quot;" office:value-type="string" office:string-value="&lt;picture&gt;&lt;source media=&quot;(prefers-color-scheme: dark)&quot; srcset=&quot;https://github.com/StorageB/icons/blob/main/GNOME48Adwaita/light/selection-start-symbolic.svg&quot;&gt;&lt;source media=&quot;(prefers-color-scheme: light)&quot; srcset=&quot;https://github.com/StorageB/icons/blob/main/GNOME48Adwaita/dark/selection-start-symbolic.svg&quot;&gt;&lt;img alt=&quot;selection-start-symbolic&quot; src=&quot;https://user-images.githubusercontent.com/25423296/163456779-a8556205-d0a5-45e2-ac17-42d089e3c3f8.png&quot;&gt;&lt;/picture&gt; &amp;nbsp; &amp;nbsp;selection-start-symbolic&lt;br&gt;" calcext:value-type="string">
            <text:p>&lt;picture&gt;&lt;source media="(prefers-color-scheme: dark)" srcset="https://github.com/StorageB/icons/blob/main/GNOME48Adwaita/light/selection-start-symbolic.svg"&gt;&lt;source media="(prefers-color-scheme: light)" srcset="https://github.com/StorageB/icons/blob/main/GNOME48Adwaita/dark/selection-start-symbolic.svg"&gt;&lt;img alt="selection-start-symbolic" src="https://user-images.githubusercontent.com/25423296/163456779-a8556205-d0a5-45e2-ac17-42d089e3c3f8.png"&gt;&lt;/picture&gt; &amp;nbsp; &amp;nbsp;selection-start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48] &amp; CHAR(34) &amp;  &#10;&quot; width=&quot; &amp; CHAR(34) &amp; &quot;22&quot; &amp; CHAR(34) &amp; &quot; alt=&quot; &amp; CHAR(34) &amp; [.B648] &amp; CHAR(34) &amp; &quot;&gt;&lt;/a&gt;&quot; &amp; &#10;&quot;&amp;nbsp; &amp;nbsp; &quot; &amp; [.B648] &amp; &quot;&lt;br&gt;&quot;" office:value-type="string" office:string-value="&lt;a href=&quot;#&quot;&gt;&lt;img src=&quot;https://raw.githubusercontent.com/StorageB/icons/main/GNOME46Adwaita/light/selection-start-symbolic.svg&quot; width=&quot;22&quot; alt=&quot;selection-start-symbolic&quot;&gt;&lt;/a&gt;&amp;nbsp; &amp;nbsp; selection-start-symbolic&lt;br&gt;" calcext:value-type="string">
            <text:p>&lt;a href="#"&gt;&lt;img src="https://raw.githubusercontent.com/StorageB/icons/main/GNOME46Adwaita/light/selection-start-symbolic.svg" width="22" alt="selection-start-symbolic"&gt;&lt;/a&gt;&amp;nbsp; &amp;nbsp; selection-start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48] &amp; CHAR(34) &amp;   &#10;&quot; width=&quot; &amp; CHAR(34) &amp; &quot;22&quot; &amp; CHAR(34) &amp; &quot; alt=&quot; &amp; CHAR(34) &amp; [.B648] &amp; CHAR(34) &amp; &quot;&gt;&lt;/a&gt;&quot; &amp;  &#10;&quot;&amp;nbsp; &amp;nbsp; &quot; &amp; [.B648] &amp; &quot;&lt;br&gt;&quot;" office:value-type="string" office:string-value="&lt;a href=&quot;#&quot;&gt;&lt;img src=&quot;https://raw.githubusercontent.com/StorageB/icons/main/GNOME46Adwaita/dark/selection-start-symbolic.svg&quot; width=&quot;22&quot; alt=&quot;selection-start-symbolic&quot;&gt;&lt;/a&gt;&amp;nbsp; &amp;nbsp; selection-start-symbolic&lt;br&gt;" calcext:value-type="string">
            <text:p>&lt;a href="#"&gt;&lt;img src="https://raw.githubusercontent.com/StorageB/icons/main/GNOME46Adwaita/dark/selection-start-symbolic.svg" width="22" alt="selection-start-symbolic"&gt;&lt;/a&gt;&amp;nbsp; &amp;nbsp; selection-start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indow-close-symbolic.svg</text:p>
          </table:table-cell>
          <table:table-cell office:value-type="string" calcext:value-type="string">
            <text:p>window-clos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4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49] &amp; CHAR(34) &amp; &quot;&gt;&quot; &amp; &#10;&quot;&lt;img alt=&quot; &amp; CHAR(34) &amp; [.B64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49] &amp; &quot;&lt;br&gt;&quot;" office:value-type="string" office:string-value="&lt;picture&gt;&lt;source media=&quot;(prefers-color-scheme: dark)&quot; srcset=&quot;https://github.com/StorageB/icons/blob/main/GNOME48Adwaita/light/window-close-symbolic.svg&quot;&gt;&lt;source media=&quot;(prefers-color-scheme: light)&quot; srcset=&quot;https://github.com/StorageB/icons/blob/main/GNOME48Adwaita/dark/window-close-symbolic.svg&quot;&gt;&lt;img alt=&quot;window-close-symbolic&quot; src=&quot;https://user-images.githubusercontent.com/25423296/163456779-a8556205-d0a5-45e2-ac17-42d089e3c3f8.png&quot;&gt;&lt;/picture&gt; &amp;nbsp; &amp;nbsp;window-close-symbolic&lt;br&gt;" calcext:value-type="string">
            <text:p>&lt;picture&gt;&lt;source media="(prefers-color-scheme: dark)" srcset="https://github.com/StorageB/icons/blob/main/GNOME48Adwaita/light/window-close-symbolic.svg"&gt;&lt;source media="(prefers-color-scheme: light)" srcset="https://github.com/StorageB/icons/blob/main/GNOME48Adwaita/dark/window-close-symbolic.svg"&gt;&lt;img alt="window-close-symbolic" src="https://user-images.githubusercontent.com/25423296/163456779-a8556205-d0a5-45e2-ac17-42d089e3c3f8.png"&gt;&lt;/picture&gt; &amp;nbsp; &amp;nbsp;window-clos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49] &amp; CHAR(34) &amp;  &#10;&quot; width=&quot; &amp; CHAR(34) &amp; &quot;22&quot; &amp; CHAR(34) &amp; &quot; alt=&quot; &amp; CHAR(34) &amp; [.B649] &amp; CHAR(34) &amp; &quot;&gt;&lt;/a&gt;&quot; &amp; &#10;&quot;&amp;nbsp; &amp;nbsp; &quot; &amp; [.B649] &amp; &quot;&lt;br&gt;&quot;" office:value-type="string" office:string-value="&lt;a href=&quot;#&quot;&gt;&lt;img src=&quot;https://raw.githubusercontent.com/StorageB/icons/main/GNOME46Adwaita/light/window-close-symbolic.svg&quot; width=&quot;22&quot; alt=&quot;window-close-symbolic&quot;&gt;&lt;/a&gt;&amp;nbsp; &amp;nbsp; window-close-symbolic&lt;br&gt;" calcext:value-type="string">
            <text:p>&lt;a href="#"&gt;&lt;img src="https://raw.githubusercontent.com/StorageB/icons/main/GNOME46Adwaita/light/window-close-symbolic.svg" width="22" alt="window-close-symbolic"&gt;&lt;/a&gt;&amp;nbsp; &amp;nbsp; window-clos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49] &amp; CHAR(34) &amp;   &#10;&quot; width=&quot; &amp; CHAR(34) &amp; &quot;22&quot; &amp; CHAR(34) &amp; &quot; alt=&quot; &amp; CHAR(34) &amp; [.B649] &amp; CHAR(34) &amp; &quot;&gt;&lt;/a&gt;&quot; &amp;  &#10;&quot;&amp;nbsp; &amp;nbsp; &quot; &amp; [.B649] &amp; &quot;&lt;br&gt;&quot;" office:value-type="string" office:string-value="&lt;a href=&quot;#&quot;&gt;&lt;img src=&quot;https://raw.githubusercontent.com/StorageB/icons/main/GNOME46Adwaita/dark/window-close-symbolic.svg&quot; width=&quot;22&quot; alt=&quot;window-close-symbolic&quot;&gt;&lt;/a&gt;&amp;nbsp; &amp;nbsp; window-close-symbolic&lt;br&gt;" calcext:value-type="string">
            <text:p>&lt;a href="#"&gt;&lt;img src="https://raw.githubusercontent.com/StorageB/icons/main/GNOME46Adwaita/dark/window-close-symbolic.svg" width="22" alt="window-close-symbolic"&gt;&lt;/a&gt;&amp;nbsp; &amp;nbsp; window-clos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indow-maximize-symbolic.svg</text:p>
          </table:table-cell>
          <table:table-cell office:value-type="string" calcext:value-type="string">
            <text:p>window-maximiz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5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50] &amp; CHAR(34) &amp; &quot;&gt;&quot; &amp; &#10;&quot;&lt;img alt=&quot; &amp; CHAR(34) &amp; [.B65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50] &amp; &quot;&lt;br&gt;&quot;" office:value-type="string" office:string-value="&lt;picture&gt;&lt;source media=&quot;(prefers-color-scheme: dark)&quot; srcset=&quot;https://github.com/StorageB/icons/blob/main/GNOME48Adwaita/light/window-maximize-symbolic.svg&quot;&gt;&lt;source media=&quot;(prefers-color-scheme: light)&quot; srcset=&quot;https://github.com/StorageB/icons/blob/main/GNOME48Adwaita/dark/window-maximize-symbolic.svg&quot;&gt;&lt;img alt=&quot;window-maximize-symbolic&quot; src=&quot;https://user-images.githubusercontent.com/25423296/163456779-a8556205-d0a5-45e2-ac17-42d089e3c3f8.png&quot;&gt;&lt;/picture&gt; &amp;nbsp; &amp;nbsp;window-maximize-symbolic&lt;br&gt;" calcext:value-type="string">
            <text:p>&lt;picture&gt;&lt;source media="(prefers-color-scheme: dark)" srcset="https://github.com/StorageB/icons/blob/main/GNOME48Adwaita/light/window-maximize-symbolic.svg"&gt;&lt;source media="(prefers-color-scheme: light)" srcset="https://github.com/StorageB/icons/blob/main/GNOME48Adwaita/dark/window-maximize-symbolic.svg"&gt;&lt;img alt="window-maximize-symbolic" src="https://user-images.githubusercontent.com/25423296/163456779-a8556205-d0a5-45e2-ac17-42d089e3c3f8.png"&gt;&lt;/picture&gt; &amp;nbsp; &amp;nbsp;window-maximiz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50] &amp; CHAR(34) &amp;  &#10;&quot; width=&quot; &amp; CHAR(34) &amp; &quot;22&quot; &amp; CHAR(34) &amp; &quot; alt=&quot; &amp; CHAR(34) &amp; [.B650] &amp; CHAR(34) &amp; &quot;&gt;&lt;/a&gt;&quot; &amp; &#10;&quot;&amp;nbsp; &amp;nbsp; &quot; &amp; [.B650] &amp; &quot;&lt;br&gt;&quot;" office:value-type="string" office:string-value="&lt;a href=&quot;#&quot;&gt;&lt;img src=&quot;https://raw.githubusercontent.com/StorageB/icons/main/GNOME46Adwaita/light/window-maximize-symbolic.svg&quot; width=&quot;22&quot; alt=&quot;window-maximize-symbolic&quot;&gt;&lt;/a&gt;&amp;nbsp; &amp;nbsp; window-maximize-symbolic&lt;br&gt;" calcext:value-type="string">
            <text:p>&lt;a href="#"&gt;&lt;img src="https://raw.githubusercontent.com/StorageB/icons/main/GNOME46Adwaita/light/window-maximize-symbolic.svg" width="22" alt="window-maximize-symbolic"&gt;&lt;/a&gt;&amp;nbsp; &amp;nbsp; window-maximiz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50] &amp; CHAR(34) &amp;   &#10;&quot; width=&quot; &amp; CHAR(34) &amp; &quot;22&quot; &amp; CHAR(34) &amp; &quot; alt=&quot; &amp; CHAR(34) &amp; [.B650] &amp; CHAR(34) &amp; &quot;&gt;&lt;/a&gt;&quot; &amp;  &#10;&quot;&amp;nbsp; &amp;nbsp; &quot; &amp; [.B650] &amp; &quot;&lt;br&gt;&quot;" office:value-type="string" office:string-value="&lt;a href=&quot;#&quot;&gt;&lt;img src=&quot;https://raw.githubusercontent.com/StorageB/icons/main/GNOME46Adwaita/dark/window-maximize-symbolic.svg&quot; width=&quot;22&quot; alt=&quot;window-maximize-symbolic&quot;&gt;&lt;/a&gt;&amp;nbsp; &amp;nbsp; window-maximize-symbolic&lt;br&gt;" calcext:value-type="string">
            <text:p>&lt;a href="#"&gt;&lt;img src="https://raw.githubusercontent.com/StorageB/icons/main/GNOME46Adwaita/dark/window-maximize-symbolic.svg" width="22" alt="window-maximize-symbolic"&gt;&lt;/a&gt;&amp;nbsp; &amp;nbsp; window-maximiz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indow-minimize-symbolic.svg</text:p>
          </table:table-cell>
          <table:table-cell office:value-type="string" calcext:value-type="string">
            <text:p>window-minimiz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5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51] &amp; CHAR(34) &amp; &quot;&gt;&quot; &amp; &#10;&quot;&lt;img alt=&quot; &amp; CHAR(34) &amp; [.B65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51] &amp; &quot;&lt;br&gt;&quot;" office:value-type="string" office:string-value="&lt;picture&gt;&lt;source media=&quot;(prefers-color-scheme: dark)&quot; srcset=&quot;https://github.com/StorageB/icons/blob/main/GNOME48Adwaita/light/window-minimize-symbolic.svg&quot;&gt;&lt;source media=&quot;(prefers-color-scheme: light)&quot; srcset=&quot;https://github.com/StorageB/icons/blob/main/GNOME48Adwaita/dark/window-minimize-symbolic.svg&quot;&gt;&lt;img alt=&quot;window-minimize-symbolic&quot; src=&quot;https://user-images.githubusercontent.com/25423296/163456779-a8556205-d0a5-45e2-ac17-42d089e3c3f8.png&quot;&gt;&lt;/picture&gt; &amp;nbsp; &amp;nbsp;window-minimize-symbolic&lt;br&gt;" calcext:value-type="string">
            <text:p>&lt;picture&gt;&lt;source media="(prefers-color-scheme: dark)" srcset="https://github.com/StorageB/icons/blob/main/GNOME48Adwaita/light/window-minimize-symbolic.svg"&gt;&lt;source media="(prefers-color-scheme: light)" srcset="https://github.com/StorageB/icons/blob/main/GNOME48Adwaita/dark/window-minimize-symbolic.svg"&gt;&lt;img alt="window-minimize-symbolic" src="https://user-images.githubusercontent.com/25423296/163456779-a8556205-d0a5-45e2-ac17-42d089e3c3f8.png"&gt;&lt;/picture&gt; &amp;nbsp; &amp;nbsp;window-minimiz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51] &amp; CHAR(34) &amp;  &#10;&quot; width=&quot; &amp; CHAR(34) &amp; &quot;22&quot; &amp; CHAR(34) &amp; &quot; alt=&quot; &amp; CHAR(34) &amp; [.B651] &amp; CHAR(34) &amp; &quot;&gt;&lt;/a&gt;&quot; &amp; &#10;&quot;&amp;nbsp; &amp;nbsp; &quot; &amp; [.B651] &amp; &quot;&lt;br&gt;&quot;" office:value-type="string" office:string-value="&lt;a href=&quot;#&quot;&gt;&lt;img src=&quot;https://raw.githubusercontent.com/StorageB/icons/main/GNOME46Adwaita/light/window-minimize-symbolic.svg&quot; width=&quot;22&quot; alt=&quot;window-minimize-symbolic&quot;&gt;&lt;/a&gt;&amp;nbsp; &amp;nbsp; window-minimize-symbolic&lt;br&gt;" calcext:value-type="string">
            <text:p>&lt;a href="#"&gt;&lt;img src="https://raw.githubusercontent.com/StorageB/icons/main/GNOME46Adwaita/light/window-minimize-symbolic.svg" width="22" alt="window-minimize-symbolic"&gt;&lt;/a&gt;&amp;nbsp; &amp;nbsp; window-minimiz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51] &amp; CHAR(34) &amp;   &#10;&quot; width=&quot; &amp; CHAR(34) &amp; &quot;22&quot; &amp; CHAR(34) &amp; &quot; alt=&quot; &amp; CHAR(34) &amp; [.B651] &amp; CHAR(34) &amp; &quot;&gt;&lt;/a&gt;&quot; &amp;  &#10;&quot;&amp;nbsp; &amp;nbsp; &quot; &amp; [.B651] &amp; &quot;&lt;br&gt;&quot;" office:value-type="string" office:string-value="&lt;a href=&quot;#&quot;&gt;&lt;img src=&quot;https://raw.githubusercontent.com/StorageB/icons/main/GNOME46Adwaita/dark/window-minimize-symbolic.svg&quot; width=&quot;22&quot; alt=&quot;window-minimize-symbolic&quot;&gt;&lt;/a&gt;&amp;nbsp; &amp;nbsp; window-minimize-symbolic&lt;br&gt;" calcext:value-type="string">
            <text:p>&lt;a href="#"&gt;&lt;img src="https://raw.githubusercontent.com/StorageB/icons/main/GNOME46Adwaita/dark/window-minimize-symbolic.svg" width="22" alt="window-minimize-symbolic"&gt;&lt;/a&gt;&amp;nbsp; &amp;nbsp; window-minimize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indow-new-symbolic.svg</text:p>
          </table:table-cell>
          <table:table-cell office:value-type="string" calcext:value-type="string">
            <text:p>window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5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52] &amp; CHAR(34) &amp; &quot;&gt;&quot; &amp; &#10;&quot;&lt;img alt=&quot; &amp; CHAR(34) &amp; [.B65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52] &amp; &quot;&lt;br&gt;&quot;" office:value-type="string" office:string-value="&lt;picture&gt;&lt;source media=&quot;(prefers-color-scheme: dark)&quot; srcset=&quot;https://github.com/StorageB/icons/blob/main/GNOME48Adwaita/light/window-new-symbolic.svg&quot;&gt;&lt;source media=&quot;(prefers-color-scheme: light)&quot; srcset=&quot;https://github.com/StorageB/icons/blob/main/GNOME48Adwaita/dark/window-new-symbolic.svg&quot;&gt;&lt;img alt=&quot;window-new-symbolic&quot; src=&quot;https://user-images.githubusercontent.com/25423296/163456779-a8556205-d0a5-45e2-ac17-42d089e3c3f8.png&quot;&gt;&lt;/picture&gt; &amp;nbsp; &amp;nbsp;window-new-symbolic&lt;br&gt;" calcext:value-type="string">
            <text:p>&lt;picture&gt;&lt;source media="(prefers-color-scheme: dark)" srcset="https://github.com/StorageB/icons/blob/main/GNOME48Adwaita/light/window-new-symbolic.svg"&gt;&lt;source media="(prefers-color-scheme: light)" srcset="https://github.com/StorageB/icons/blob/main/GNOME48Adwaita/dark/window-new-symbolic.svg"&gt;&lt;img alt="window-new-symbolic" src="https://user-images.githubusercontent.com/25423296/163456779-a8556205-d0a5-45e2-ac17-42d089e3c3f8.png"&gt;&lt;/picture&gt; &amp;nbsp; &amp;nbsp;window-new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52] &amp; CHAR(34) &amp;  &#10;&quot; width=&quot; &amp; CHAR(34) &amp; &quot;22&quot; &amp; CHAR(34) &amp; &quot; alt=&quot; &amp; CHAR(34) &amp; [.B652] &amp; CHAR(34) &amp; &quot;&gt;&lt;/a&gt;&quot; &amp; &#10;&quot;&amp;nbsp; &amp;nbsp; &quot; &amp; [.B652] &amp; &quot;&lt;br&gt;&quot;" office:value-type="string" office:string-value="&lt;a href=&quot;#&quot;&gt;&lt;img src=&quot;https://raw.githubusercontent.com/StorageB/icons/main/GNOME46Adwaita/light/window-new-symbolic.svg&quot; width=&quot;22&quot; alt=&quot;window-new-symbolic&quot;&gt;&lt;/a&gt;&amp;nbsp; &amp;nbsp; window-new-symbolic&lt;br&gt;" calcext:value-type="string">
            <text:p>&lt;a href="#"&gt;&lt;img src="https://raw.githubusercontent.com/StorageB/icons/main/GNOME46Adwaita/light/window-new-symbolic.svg" width="22" alt="window-new-symbolic"&gt;&lt;/a&gt;&amp;nbsp; &amp;nbsp; window-new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52] &amp; CHAR(34) &amp;   &#10;&quot; width=&quot; &amp; CHAR(34) &amp; &quot;22&quot; &amp; CHAR(34) &amp; &quot; alt=&quot; &amp; CHAR(34) &amp; [.B652] &amp; CHAR(34) &amp; &quot;&gt;&lt;/a&gt;&quot; &amp;  &#10;&quot;&amp;nbsp; &amp;nbsp; &quot; &amp; [.B652] &amp; &quot;&lt;br&gt;&quot;" office:value-type="string" office:string-value="&lt;a href=&quot;#&quot;&gt;&lt;img src=&quot;https://raw.githubusercontent.com/StorageB/icons/main/GNOME46Adwaita/dark/window-new-symbolic.svg&quot; width=&quot;22&quot; alt=&quot;window-new-symbolic&quot;&gt;&lt;/a&gt;&amp;nbsp; &amp;nbsp; window-new-symbolic&lt;br&gt;" calcext:value-type="string">
            <text:p>&lt;a href="#"&gt;&lt;img src="https://raw.githubusercontent.com/StorageB/icons/main/GNOME46Adwaita/dark/window-new-symbolic.svg" width="22" alt="window-new-symbolic"&gt;&lt;/a&gt;&amp;nbsp; &amp;nbsp; window-new-symbolic&lt;br&gt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indow-restore-symbolic.svg</text:p>
          </table:table-cell>
          <table:table-cell office:value-type="string" calcext:value-type="string">
            <text:p>window-restor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5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53] &amp; CHAR(34) &amp; &quot;&gt;&quot; &amp; &#10;&quot;&lt;img alt=&quot; &amp; CHAR(34) &amp; [.B65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53] &amp; &quot;&lt;br&gt;&quot;" office:value-type="string" office:string-value="&lt;picture&gt;&lt;source media=&quot;(prefers-color-scheme: dark)&quot; srcset=&quot;https://github.com/StorageB/icons/blob/main/GNOME48Adwaita/light/window-restore-symbolic.svg&quot;&gt;&lt;source media=&quot;(prefers-color-scheme: light)&quot; srcset=&quot;https://github.com/StorageB/icons/blob/main/GNOME48Adwaita/dark/window-restore-symbolic.svg&quot;&gt;&lt;img alt=&quot;window-restore-symbolic&quot; src=&quot;https://user-images.githubusercontent.com/25423296/163456779-a8556205-d0a5-45e2-ac17-42d089e3c3f8.png&quot;&gt;&lt;/picture&gt; &amp;nbsp; &amp;nbsp;window-restore-symbolic&lt;br&gt;" calcext:value-type="string">
            <text:p>&lt;picture&gt;&lt;source media="(prefers-color-scheme: dark)" srcset="https://github.com/StorageB/icons/blob/main/GNOME48Adwaita/light/window-restore-symbolic.svg"&gt;&lt;source media="(prefers-color-scheme: light)" srcset="https://github.com/StorageB/icons/blob/main/GNOME48Adwaita/dark/window-restore-symbolic.svg"&gt;&lt;img alt="window-restore-symbolic" src="https://user-images.githubusercontent.com/25423296/163456779-a8556205-d0a5-45e2-ac17-42d089e3c3f8.png"&gt;&lt;/picture&gt; &amp;nbsp; &amp;nbsp;window-restore-symbolic&lt;br&gt;</text:p>
          </table:table-cell>
          <table:table-cell table:formula="of:=&#10;&quot;&lt;a href=&quot; &amp; CHAR(34) &amp; &#10;&quot;#&quot; &amp; CHAR(34) &amp; &quot;&gt;&quot; &amp; &quot;&lt;img src=&quot; &amp; CHAR(34) &amp; &quot;https://raw.githubusercontent.com/StorageB/icons/main/GNOME46Adwaita/light/&quot; &amp; [.A653] &amp; CHAR(34) &amp;  &#10;&quot; width=&quot; &amp; CHAR(34) &amp; &quot;22&quot; &amp; CHAR(34) &amp; &quot; alt=&quot; &amp; CHAR(34) &amp; [.B653] &amp; CHAR(34) &amp; &quot;&gt;&lt;/a&gt;&quot; &amp; &#10;&quot;&amp;nbsp; &amp;nbsp; &quot; &amp; [.B653] &amp; &quot;&lt;br&gt;&quot;" office:value-type="string" office:string-value="&lt;a href=&quot;#&quot;&gt;&lt;img src=&quot;https://raw.githubusercontent.com/StorageB/icons/main/GNOME46Adwaita/light/window-restore-symbolic.svg&quot; width=&quot;22&quot; alt=&quot;window-restore-symbolic&quot;&gt;&lt;/a&gt;&amp;nbsp; &amp;nbsp; window-restore-symbolic&lt;br&gt;" calcext:value-type="string">
            <text:p>&lt;a href="#"&gt;&lt;img src="https://raw.githubusercontent.com/StorageB/icons/main/GNOME46Adwaita/light/window-restore-symbolic.svg" width="22" alt="window-restore-symbolic"&gt;&lt;/a&gt;&amp;nbsp; &amp;nbsp; window-restore-symbolic&lt;br&gt;</text:p>
          </table:table-cell>
          <table:table-cell table:formula="of:= &#10;&quot;&lt;a href=&quot; &amp; CHAR(34) &amp;  &#10;&quot;#&quot; &amp; CHAR(34) &amp; &quot;&gt;&quot; &amp; &quot;&lt;img src=&quot; &amp; CHAR(34) &amp; &quot;https://raw.githubusercontent.com/StorageB/icons/main/GNOME46Adwaita/dark/&quot; &amp; [.A653] &amp; CHAR(34) &amp;   &#10;&quot; width=&quot; &amp; CHAR(34) &amp; &quot;22&quot; &amp; CHAR(34) &amp; &quot; alt=&quot; &amp; CHAR(34) &amp; [.B653] &amp; CHAR(34) &amp; &quot;&gt;&lt;/a&gt;&quot; &amp;  &#10;&quot;&amp;nbsp; &amp;nbsp; &quot; &amp; [.B653] &amp; &quot;&lt;br&gt;&quot;" office:value-type="string" office:string-value="&lt;a href=&quot;#&quot;&gt;&lt;img src=&quot;https://raw.githubusercontent.com/StorageB/icons/main/GNOME46Adwaita/dark/window-restore-symbolic.svg&quot; width=&quot;22&quot; alt=&quot;window-restore-symbolic&quot;&gt;&lt;/a&gt;&amp;nbsp; &amp;nbsp; window-restore-symbolic&lt;br&gt;" calcext:value-type="string">
            <text:p>&lt;a href="#"&gt;&lt;img src="https://raw.githubusercontent.com/StorageB/icons/main/GNOME46Adwaita/dark/window-restore-symbolic.svg" width="22" alt="window-restore-symbolic"&gt;&lt;/a&gt;&amp;nbsp; &amp;nbsp; window-restore-symbolic&lt;br&gt;</text:p>
          </table:table-cell>
          <table:table-cell table:number-columns-repeated="16379"/>
        </table:table-row>
      </table:table>
      <table:table table:name="Changes" table:style-name="ta1">
        <table:table-column table:style-name="co5" table:default-cell-style-name="Default"/>
        <table:table-column table:style-name="co4" table:default-cell-style-name="Default"/>
        <table:table-row table:style-name="ro2">
          <table:table-cell table:style-name="ce13" office:value-type="string" calcext:value-type="string">
            <text:p>Changes from GNOME 46 to GNOME 48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Removed all emblem icons: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blem-default-symbolic.svg</text:p>
          </table:table-cell>
        </table:table-row>
        <table:table-row table:style-name="ro2">
          <table:table-cell/>
          <table:table-cell office:value-type="string" calcext:value-type="string">
            <text:p>emblem-documents-symbolic.svg</text:p>
          </table:table-cell>
        </table:table-row>
        <table:table-row table:style-name="ro2">
          <table:table-cell/>
          <table:table-cell office:value-type="string" calcext:value-type="string">
            <text:p>emblem-favorite-symbolic.svg</text:p>
          </table:table-cell>
        </table:table-row>
        <table:table-row table:style-name="ro2">
          <table:table-cell/>
          <table:table-cell office:value-type="string" calcext:value-type="string">
            <text:p>emblem-important-symbolic.svg</text:p>
          </table:table-cell>
        </table:table-row>
        <table:table-row table:style-name="ro2">
          <table:table-cell/>
          <table:table-cell office:value-type="string" calcext:value-type="string">
            <text:p>emblem-music-symbolic.svg</text:p>
          </table:table-cell>
        </table:table-row>
        <table:table-row table:style-name="ro2">
          <table:table-cell/>
          <table:table-cell office:value-type="string" calcext:value-type="string">
            <text:p>emblem-ok-symbolic.svg</text:p>
          </table:table-cell>
        </table:table-row>
        <table:table-row table:style-name="ro2">
          <table:table-cell/>
          <table:table-cell office:value-type="string" calcext:value-type="string">
            <text:p>emblem-photos-symbolic.svg</text:p>
          </table:table-cell>
        </table:table-row>
        <table:table-row table:style-name="ro2">
          <table:table-cell/>
          <table:table-cell office:value-type="string" calcext:value-type="string">
            <text:p>emblem-shared-symbolic.svg</text:p>
          </table:table-cell>
        </table:table-row>
        <table:table-row table:style-name="ro2">
          <table:table-cell/>
          <table:table-cell office:value-type="string" calcext:value-type="string">
            <text:p>emblem-synchronizing-symbolic.svg</text:p>
          </table:table-cell>
        </table:table-row>
        <table:table-row table:style-name="ro2">
          <table:table-cell/>
          <table:table-cell office:value-type="string" calcext:value-type="string">
            <text:p>emblem-system-symbolic.svg</text:p>
          </table:table-cell>
        </table:table-row>
        <table:table-row table:style-name="ro2">
          <table:table-cell/>
          <table:table-cell office:value-type="string" calcext:value-type="string">
            <text:p>emblem-videos-symbolic.svg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dded status icon: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irplane-mode-disabled-symbolic.svg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Removed status icons: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wer-profile-performance-rtl-symbolic.svg</text:p>
          </table:table-cell>
        </table:table-row>
        <table:table-row table:style-name="ro2">
          <table:table-cell/>
          <table:table-cell office:value-type="string" calcext:value-type="string">
            <text:p>power-profile-performance-symbolic-rtl.svg</text:p>
          </table:table-cell>
        </table:table-row>
        <table:table-row table:style-name="ro2">
          <table:table-cell/>
          <table:table-cell office:value-type="string" calcext:value-type="string">
            <text:p>power-profile-power-saver-rtl-symbolic.svg</text:p>
          </table:table-cell>
        </table:table-row>
        <table:table-row table:style-name="ro2">
          <table:table-cell/>
          <table:table-cell office:value-type="string" calcext:value-type="string">
            <text:p>power-profile-power-saver-symbolic-rtl.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2">00/00/0000</text:date>, <text:time style:data-style-name="N2" text:time-value="21:48:06.0788093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11:11:02.228031988</meta:creation-date>
    <dc:date>2025-11-22T21:49:22.970290906</dc:date>
    <meta:editing-duration>PT2H14M7S</meta:editing-duration>
    <meta:editing-cycles>23</meta:editing-cycles>
    <meta:generator>LibreOffice/24.2.3.2$Linux_X86_64 LibreOffice_project/433d9c2ded56988e8a90e6b2e771ee4e6a5ab2ba</meta:generator>
    <meta:document-statistic meta:table-count="2" meta:cell-count="3238" meta:object-count="0"/>
  </office:meta>
</office:document-meta>
</file>